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4.58mm"/>
    </style:style>
    <style:style style:name="co2" style:family="table-column">
      <style:table-column-properties fo:break-before="auto" style:column-width="23.41mm"/>
    </style:style>
    <style:style style:name="co3" style:family="table-column">
      <style:table-column-properties fo:break-before="auto" style:column-width="22.58mm"/>
    </style:style>
    <style:style style:name="co4" style:family="table-column">
      <style:table-column-properties fo:break-before="auto" style:column-width="401.4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font-name="FreeMono"/>
    </style:style>
    <style:style style:name="ce2" style:family="table-cell" style:parent-style-name="Default">
      <style:text-properties style:font-name="FreeMono"/>
    </style:style>
    <style:style style:name="ce3" style:family="table-cell" style:parent-style-name="Default">
      <style:table-cell-properties fo:wrap-option="no-wrap"/>
      <style:text-properties style:use-window-font-color="true" style:text-outline="false" style:text-line-through-style="none" style:text-line-through-type="none" style:font-name="FreeMono"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style:text-outline="false" style:text-line-through-style="none" style:text-line-through-type="none" style:font-name="FreeMono" fo:font-size="10pt" fo:language="de" fo:country="DE"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no-wrap"/>
      <style:text-properties style:font-name="FreeMono"/>
    </style:style>
    <style:style style:name="ce10" style:family="table-cell" style:parent-style-name="Default">
      <style:table-cell-properties fo:wrap-option="no-wrap"/>
      <style:text-properties style:font-name="FreeMono"/>
    </style:style>
    <style:style style:name="ce11" style:family="table-cell" style:parent-style-name="Default">
      <style:text-properties style:font-name="FreeMono"/>
    </style:style>
    <style:style style:name="ce12" style:family="table-cell" style:parent-style-name="Default">
      <style:table-cell-properties fo:wrap-option="no-wrap"/>
      <style:text-properties style:use-window-font-color="true" style:text-outline="false" style:text-line-through-style="none" style:text-line-through-type="none" style:font-name="FreeMono"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no-wrap"/>
      <style:text-properties style:text-outline="false" style:text-line-through-style="none" style:text-line-through-type="none" style:font-name="FreeMono" fo:font-size="10pt" fo:language="de" fo:country="DE"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dmin ALL" table:style-name="ta1">
        <office:forms form:automatic-focus="false" form:apply-design-mode="false"/>
        <table:table-column table:style-name="co1" table:default-cell-style-name="ce10"/>
        <table:table-column table:style-name="co2" table:number-columns-repeated="10" table:default-cell-style-name="ce10"/>
        <table:table-column table:style-name="co3" table:number-columns-repeated="1002" table:default-cell-style-name="ce10"/>
        <table:table-column table:style-name="co3" table:number-columns-repeated="4" table:default-cell-style-name="ce11"/>
        <table:table-row table:style-name="ro1">
          <table:table-cell/>
          <table:table-cell office:value-type="string" calcext:value-type="string">
            <text:p>daDK</text:p>
          </table:table-cell>
          <table:table-cell office:value-type="string" calcext:value-type="string">
            <text:p>deDE</text:p>
          </table:table-cell>
          <table:table-cell office:value-type="string" calcext:value-type="string">
            <text:p>enEN</text:p>
          </table:table-cell>
          <table:table-cell office:value-type="string" calcext:value-type="string">
            <text:p>esES</text:p>
          </table:table-cell>
          <table:table-cell office:value-type="string" calcext:value-type="string">
            <text:p>frFR</text:p>
          </table:table-cell>
          <table:table-cell office:value-type="string" calcext:value-type="string">
            <text:p>hrHR</text:p>
          </table:table-cell>
          <table:table-cell office:value-type="string" calcext:value-type="string">
            <text:p>itIT</text:p>
          </table:table-cell>
          <table:table-cell office:value-type="string" calcext:value-type="string">
            <text:p>nlNL</text:p>
          </table:table-cell>
          <table:table-cell office:value-type="string" calcext:value-type="string">
            <text:p>plPL</text:p>
          </table:table-cell>
          <table:table-cell office:value-type="string" calcext:value-type="string">
            <text:p>ptBR</text:p>
          </table:table-cell>
          <table:table-cell table:number-columns-repeated="1006"/>
        </table:table-row>
        <table:table-row table:style-name="ro1">
          <table:table-cell table:style-name="ce11" office:value-type="string" calcext:value-type="string">
            <text:p>_dateformat <text:s text:c="25"/>= </text:p>
          </table:table-cell>
          <table:table-cell office:value-type="string" calcext:value-type="string">
            <text:p>%d-%m-%Y, %H:%M:%S</text:p>
          </table:table-cell>
          <table:table-cell table:style-name="ce12" office:value-type="string" calcext:value-type="string">
            <text:p>%d.%m.%Y, %H:%M:%S</text:p>
          </table:table-cell>
          <table:table-cell office:value-type="string" calcext:value-type="string">
            <text:p>%Y-%d-%m, %H:%M:%S</text:p>
          </table:table-cell>
          <table:table-cell table:number-columns-repeated="2" office:value-type="string" calcext:value-type="string">
            <text:p>%d.%m.%Y, %H:%M:%S</text:p>
          </table:table-cell>
          <table:table-cell office:value-type="string" calcext:value-type="string">
            <text:p>%Y-%d-%m, %H:%M:%S</text:p>
          </table:table-cell>
          <table:table-cell office:value-type="string" calcext:value-type="string">
            <text:p>%d.%m.%Y, %H:%M:%S</text:p>
          </table:table-cell>
          <table:table-cell office:value-type="string" calcext:value-type="string">
            <text:p>%H:%M:%S %d-%m-%Y</text:p>
          </table:table-cell>
          <table:table-cell table:number-columns-repeated="2" office:value-type="string" calcext:value-type="string">
            <text:p>%d.%m.%Y, %H:%M:%S</text:p>
          </table:table-cell>
          <table:table-cell table:number-columns-repeated="1006"/>
        </table:table-row>
        <table:table-row table:style-name="ro1">
          <table:table-cell table:style-name="ce11" office:value-type="string" calcext:value-type="string">
            <text:p>_translator <text:s text:c="25"/>= </text:p>
          </table:table-cell>
          <table:table-cell office:value-type="string" calcext:value-type="string">
            <text:p>Ole Carlsen</text:p>
          </table:table-cell>
          <table:table-cell table:style-name="ce12" office:value-type="string" calcext:value-type="string">
            <text:p>mozilo</text:p>
          </table:table-cell>
          <table:table-cell office:value-type="string" calcext:value-type="string">
            <text:p>termoyer</text:p>
          </table:table-cell>
          <table:table-cell table:number-columns-repeated="2"/>
          <table:table-cell office:value-type="string" calcext:value-type="string">
            <text:p>Mighty</text:p>
          </table:table-cell>
          <table:table-cell/>
          <table:table-cell office:value-type="string" calcext:value-type="string">
            <text:p>T. Verhoef</text:p>
          </table:table-cell>
          <table:table-cell table:number-columns-repeated="1008"/>
        </table:table-row>
        <table:table-row table:style-name="ro1">
          <table:table-cell table:style-name="ce11"/>
          <table:table-cell/>
          <table:table-cell table:number-columns-repeated="2" table:style-name="ce11" office:value-type="string" calcext:value-type="string">
            <text:p># der Wert ist für date_default_timezone_set()</text:p>
          </table:table-cell>
          <table:table-cell table:number-columns-repeated="2"/>
          <table:table-cell office:value-type="string" calcext:value-type="string">
            <text:p># der Wert ist für date_default_timezone_set()</text:p>
          </table:table-cell>
          <table:table-cell table:number-columns-repeated="1010"/>
        </table:table-row>
        <table:table-row table:style-name="ro1">
          <table:table-cell table:style-name="ce11" office:value-type="string" calcext:value-type="string">
            <text:p>_timezone <text:s text:c="27"/>= </text:p>
          </table:table-cell>
          <table:table-cell/>
          <table:table-cell office:value-type="string" calcext:value-type="string">
            <text:p>Europe/Berlin</text:p>
          </table:table-cell>
          <table:table-cell office:value-type="string" calcext:value-type="string">
            <text:p>Europe/London</text:p>
          </table:table-cell>
          <table:table-cell table:number-columns-repeated="2"/>
          <table:table-cell office:value-type="string" calcext:value-type="string">
            <text:p>Europe/Zagreb</text:p>
          </table:table-cell>
          <table:table-cell table:number-columns-repeated="1010"/>
        </table:table-row>
        <table:table-row table:style-name="ro1">
          <table:table-cell table:style-name="ce11" office:value-type="string" calcext:value-type="string">
            <text:p>language_name <text:s text:c="23"/>= </text:p>
          </table:table-cell>
          <table:table-cell office:value-type="string" calcext:value-type="string">
            <text:p>Dansk</text:p>
          </table:table-cell>
          <table:table-cell office:value-type="string" calcext:value-type="string">
            <text:p>Deutsch</text:p>
          </table:table-cell>
          <table:table-cell office:value-type="string" calcext:value-type="string">
            <text:p>English</text:p>
          </table:table-cell>
          <table:table-cell office:value-type="string" calcext:value-type="string">
            <text:p>Español</text:p>
          </table:table-cell>
          <table:table-cell office:value-type="string" calcext:value-type="string">
            <text:p>Français</text:p>
          </table:table-cell>
          <table:table-cell office:value-type="string" calcext:value-type="string">
            <text:p>Hrvatski</text:p>
          </table:table-cell>
          <table:table-cell office:value-type="string" calcext:value-type="string">
            <text:p>Italiano</text:p>
          </table:table-cell>
          <table:table-cell office:value-type="string" calcext:value-type="string">
            <text:p>Nederlands</text:p>
          </table:table-cell>
          <table:table-cell office:value-type="string" calcext:value-type="string">
            <text:p>Polski</text:p>
          </table:table-cell>
          <table:table-cell office:value-type="string" calcext:value-type="string">
            <text:p>Português</text:p>
          </table:table-cell>
          <table:table-cell table:number-columns-repeated="1006"/>
        </table:table-row>
        <table:table-row table:style-name="ro1">
          <table:table-cell table:style-name="ce11" office:value-type="string" calcext:value-type="string">
            <text:p>cms_admin_titel <text:s text:c="21"/>= </text:p>
          </table:table-cell>
          <table:table-cell/>
          <table:table-cell table:style-name="ce12" office:value-type="string" calcext:value-type="string">
            <text:p>moziloCMS Admin</text:p>
          </table:table-cell>
          <table:table-cell office:value-type="string" calcext:value-type="string">
            <text:p>moziloCMS Admin </text:p>
          </table:table-cell>
          <table:table-cell table:number-columns-repeated="2"/>
          <table:table-cell office:value-type="string" calcext:value-type="string">
            <text:p>moziloCMS Admin</text:p>
          </table:table-cell>
          <table:table-cell table:number-columns-repeated="1010"/>
        </table:table-row>
        <table:table-row table:style-name="ro1">
          <table:table-cell office:value-type="string" calcext:value-type="string">
            <text:p>file <text:s text:c="32"/>= </text:p>
          </table:table-cell>
          <table:table-cell office:value-type="string" calcext:value-type="string">
            <text:p>Fil</text:p>
          </table:table-cell>
          <table:table-cell table:style-name="ce13" office:value-type="string" calcext:value-type="string">
            <text:p>Datei</text:p>
          </table:table-cell>
          <table:table-cell table:style-name="ce13" office:value-type="string" calcext:value-type="string">
            <text:p>File</text:p>
          </table:table-cell>
          <table:table-cell table:style-name="ce13" table:number-columns-repeated="2"/>
          <table:table-cell table:style-name="ce13" office:value-type="string" calcext:value-type="string">
            <text:p>Datoteka</text:p>
          </table:table-cell>
          <table:table-cell table:style-name="ce13"/>
          <table:table-cell table:style-name="ce13" office:value-type="string" calcext:value-type="string">
            <text:p>Bestand</text:p>
          </table:table-cell>
          <table:table-cell table:style-name="ce13" table:number-columns-repeated="2"/>
          <table:table-cell table:number-columns-repeated="1006"/>
        </table:table-row>
        <table:table-row table:style-name="ro1">
          <table:table-cell office:value-type="string" calcext:value-type="string">
            <text:p>files <text:s text:c="31"/>= </text:p>
          </table:table-cell>
          <table:table-cell table:style-name="ce13" office:value-type="string" calcext:value-type="string">
            <text:p>Filer</text:p>
          </table:table-cell>
          <table:table-cell table:style-name="ce13" office:value-type="string" calcext:value-type="string">
            <text:p>Dateien</text:p>
          </table:table-cell>
          <table:table-cell table:style-name="ce13" office:value-type="string" calcext:value-type="string">
            <text:p>Files</text:p>
          </table:table-cell>
          <table:table-cell table:style-name="ce13" table:number-columns-repeated="2"/>
          <table:table-cell table:style-name="ce13" office:value-type="string" calcext:value-type="string">
            <text:p>Datoteke</text:p>
          </table:table-cell>
          <table:table-cell table:style-name="ce13"/>
          <table:table-cell table:style-name="ce13" office:value-type="string" calcext:value-type="string">
            <text:p>Bestanden</text:p>
          </table:table-cell>
          <table:table-cell table:style-name="ce13" table:number-columns-repeated="2"/>
          <table:table-cell table:number-columns-repeated="1006"/>
        </table:table-row>
        <table:table-row table:style-name="ro1">
          <table:table-cell table:style-name="ce11" office:value-type="string" calcext:value-type="string">
            <text:p>page <text:s text:c="32"/>= </text:p>
          </table:table-cell>
          <table:table-cell table:style-name="ce11" office:value-type="string" calcext:value-type="string">
            <text:p>Indholdsside</text:p>
          </table:table-cell>
          <table:table-cell table:style-name="ce12" office:value-type="string" calcext:value-type="string">
            <text:p>Inhaltsseite</text:p>
          </table:table-cell>
          <table:table-cell office:value-type="string" calcext:value-type="string">
            <text:p>Content page</text:p>
          </table:table-cell>
          <table:table-cell table:number-columns-repeated="2"/>
          <table:table-cell office:value-type="string" calcext:value-type="string">
            <text:p>Stranica sa sadržajem</text:p>
          </table:table-cell>
          <table:table-cell/>
          <table:table-cell office:value-type="string" calcext:value-type="string">
            <text:p>Website pagina</text:p>
          </table:table-cell>
          <table:table-cell table:number-columns-repeated="1008"/>
        </table:table-row>
        <table:table-row table:style-name="ro1">
          <table:table-cell table:style-name="ce12" office:value-type="string" calcext:value-type="string">
            <text:p>pages <text:s text:c="31"/>= </text:p>
          </table:table-cell>
          <table:table-cell table:style-name="ce11" office:value-type="string" calcext:value-type="string">
            <text:p>Indholdssider</text:p>
          </table:table-cell>
          <table:table-cell table:style-name="ce13" office:value-type="string" calcext:value-type="string">
            <text:p>Inhaltsseiten</text:p>
          </table:table-cell>
          <table:table-cell office:value-type="string" calcext:value-type="string">
            <text:p>Content pages</text:p>
          </table:table-cell>
          <table:table-cell table:number-columns-repeated="2"/>
          <table:table-cell office:value-type="string" calcext:value-type="string">
            <text:p>Sadržajne stranice</text:p>
          </table:table-cell>
          <table:table-cell/>
          <table:table-cell office:value-type="string" calcext:value-type="string">
            <text:p>Website pagina's</text:p>
          </table:table-cell>
          <table:table-cell table:number-columns-repeated="1008"/>
        </table:table-row>
        <table:table-row table:style-name="ro1">
          <table:table-cell table:style-name="ce11" office:value-type="string" calcext:value-type="string">
            <text:p>url <text:s text:c="33"/>= </text:p>
          </table:table-cell>
          <table:table-cell table:style-name="ce11" office:value-type="string" calcext:value-type="string">
            <text:p>Link</text:p>
          </table:table-cell>
          <table:table-cell table:style-name="ce12" office:value-type="string" calcext:value-type="string">
            <text:p>Link</text:p>
          </table:table-cell>
          <table:table-cell office:value-type="string" calcext:value-type="string">
            <text:p>Link</text:p>
          </table:table-cell>
          <table:table-cell table:number-columns-repeated="2"/>
          <table:table-cell office:value-type="string" calcext:value-type="string">
            <text:p>Veza</text:p>
          </table:table-cell>
          <table:table-cell/>
          <table:table-cell office:value-type="string" calcext:value-type="string">
            <text:p>Koppeling</text:p>
          </table:table-cell>
          <table:table-cell table:number-columns-repeated="1008"/>
        </table:table-row>
        <table:table-row table:style-name="ro1">
          <table:table-cell table:style-name="ce11" office:value-type="string" calcext:value-type="string">
            <text:p>name <text:s text:c="32"/>= </text:p>
          </table:table-cell>
          <table:table-cell table:style-name="ce11" office:value-type="string" calcext:value-type="string">
            <text:p>Navn</text:p>
          </table:table-cell>
          <table:table-cell table:style-name="ce12" office:value-type="string" calcext:value-type="string">
            <text:p>Name</text:p>
          </table:table-cell>
          <table:table-cell office:value-type="string" calcext:value-type="string">
            <text:p>Name</text:p>
          </table:table-cell>
          <table:table-cell table:number-columns-repeated="2"/>
          <table:table-cell office:value-type="string" calcext:value-type="string">
            <text:p>Ime</text:p>
          </table:table-cell>
          <table:table-cell/>
          <table:table-cell office:value-type="string" calcext:value-type="string">
            <text:p>Naam</text:p>
          </table:table-cell>
          <table:table-cell table:number-columns-repeated="1008"/>
        </table:table-row>
        <table:table-row table:style-name="ro1">
          <table:table-cell table:style-name="ce12" office:value-type="string" calcext:value-type="string">
            <text:p>url_adress <text:s text:c="26"/>= </text:p>
          </table:table-cell>
          <table:table-cell table:style-name="ce11" office:value-type="string" calcext:value-type="string">
            <text:p>Link adresse</text:p>
          </table:table-cell>
          <table:table-cell office:value-type="string" calcext:value-type="string">
            <text:p>Link-Adresse</text:p>
          </table:table-cell>
          <table:table-cell office:value-type="string" calcext:value-type="string">
            <text:p>Link target</text:p>
          </table:table-cell>
          <table:table-cell table:number-columns-repeated="2"/>
          <table:table-cell office:value-type="string" calcext:value-type="string">
            <text:p>Cilj veze</text:p>
          </table:table-cell>
          <table:table-cell/>
          <table:table-cell office:value-type="string" calcext:value-type="string">
            <text:p>Koppeling naar</text:p>
          </table:table-cell>
          <table:table-cell table:number-columns-repeated="1008"/>
        </table:table-row>
        <table:table-row table:style-name="ro1">
          <table:table-cell table:style-name="ce12" office:value-type="string" calcext:value-type="string">
            <text:p>contents <text:s text:c="28"/>= </text:p>
          </table:table-cell>
          <table:table-cell table:style-name="ce11" office:value-type="string" calcext:value-type="string">
            <text:p>Indhold</text:p>
          </table:table-cell>
          <table:table-cell office:value-type="string" calcext:value-type="string">
            <text:p>Inhalt</text:p>
          </table:table-cell>
          <table:table-cell office:value-type="string" calcext:value-type="string">
            <text:p>Contents</text:p>
          </table:table-cell>
          <table:table-cell table:number-columns-repeated="2"/>
          <table:table-cell office:value-type="string" calcext:value-type="string">
            <text:p>Sadržaj</text:p>
          </table:table-cell>
          <table:table-cell/>
          <table:table-cell office:value-type="string" calcext:value-type="string">
            <text:p>Inhoud</text:p>
          </table:table-cell>
          <table:table-cell table:number-columns-repeated="1008"/>
        </table:table-row>
        <table:table-row table:style-name="ro1">
          <table:table-cell table:style-name="ce11" office:value-type="string" calcext:value-type="string">
            <text:p>category <text:s text:c="28"/>= </text:p>
          </table:table-cell>
          <table:table-cell table:style-name="ce11" office:value-type="string" calcext:value-type="string">
            <text:p>Kategori</text:p>
          </table:table-cell>
          <table:table-cell office:value-type="string" calcext:value-type="string">
            <text:p>Kategorie</text:p>
          </table:table-cell>
          <table:table-cell office:value-type="string" calcext:value-type="string">
            <text:p>Category</text:p>
          </table:table-cell>
          <table:table-cell table:number-columns-repeated="2"/>
          <table:table-cell office:value-type="string" calcext:value-type="string">
            <text:p>Kategorija</text:p>
          </table:table-cell>
          <table:table-cell/>
          <table:table-cell office:value-type="string" calcext:value-type="string">
            <text:p>Categorie</text:p>
          </table:table-cell>
          <table:table-cell table:number-columns-repeated="1008"/>
        </table:table-row>
        <table:table-row table:style-name="ro1">
          <table:table-cell office:value-type="string" calcext:value-type="string">
            <text:p>day <text:s text:c="33"/>= </text:p>
          </table:table-cell>
          <table:table-cell table:style-name="ce13"/>
          <table:table-cell table:style-name="ce13" office:value-type="string" calcext:value-type="string">
            <text:p>Tag</text:p>
          </table:table-cell>
          <table:table-cell table:style-name="ce13" office:value-type="string" calcext:value-type="string">
            <text:p>Day</text:p>
          </table:table-cell>
          <table:table-cell table:style-name="ce13" table:number-columns-repeated="2"/>
          <table:table-cell table:style-name="ce13" office:value-type="string" calcext:value-type="string">
            <text:p>Dan</text:p>
          </table:table-cell>
          <table:table-cell table:style-name="ce13" table:number-columns-repeated="4"/>
          <table:table-cell table:number-columns-repeated="1006"/>
        </table:table-row>
        <table:table-row table:style-name="ro1">
          <table:table-cell office:value-type="string" calcext:value-type="string">
            <text:p>days <text:s text:c="32"/>= </text:p>
          </table:table-cell>
          <table:table-cell table:style-name="ce13"/>
          <table:table-cell table:style-name="ce13" office:value-type="string" calcext:value-type="string">
            <text:p>Tage</text:p>
          </table:table-cell>
          <table:table-cell table:style-name="ce13" office:value-type="string" calcext:value-type="string">
            <text:p>Days</text:p>
          </table:table-cell>
          <table:table-cell table:style-name="ce13" table:number-columns-repeated="2"/>
          <table:table-cell table:style-name="ce13" office:value-type="string" calcext:value-type="string">
            <text:p>Dane</text:p>
          </table:table-cell>
          <table:table-cell table:style-name="ce13" table:number-columns-repeated="4"/>
          <table:table-cell table:number-columns-repeated="1006"/>
        </table:table-row>
        <table:table-row table:style-name="ro1">
          <table:table-cell office:value-type="string" calcext:value-type="string">
            <text:p>hour <text:s text:c="32"/>= </text:p>
          </table:table-cell>
          <table:table-cell/>
          <table:table-cell table:style-name="ce13" office:value-type="string" calcext:value-type="string">
            <text:p>Stunde</text:p>
          </table:table-cell>
          <table:table-cell table:style-name="ce13" office:value-type="string" calcext:value-type="string">
            <text:p>Hour</text:p>
          </table:table-cell>
          <table:table-cell/>
          <table:table-cell table:style-name="ce13"/>
          <table:table-cell table:style-name="ce13" office:value-type="string" calcext:value-type="string">
            <text:p>Sat</text:p>
          </table:table-cell>
          <table:table-cell table:style-name="ce13" table:number-columns-repeated="4"/>
          <table:table-cell table:number-columns-repeated="1006"/>
        </table:table-row>
        <table:table-row table:style-name="ro1">
          <table:table-cell office:value-type="string" calcext:value-type="string">
            <text:p>hours <text:s text:c="31"/>= </text:p>
          </table:table-cell>
          <table:table-cell table:style-name="ce13"/>
          <table:table-cell table:style-name="ce13" office:value-type="string" calcext:value-type="string">
            <text:p>Stunden</text:p>
          </table:table-cell>
          <table:table-cell table:style-name="ce13" office:value-type="string" calcext:value-type="string">
            <text:p>Hours</text:p>
          </table:table-cell>
          <table:table-cell table:style-name="ce13" table:number-columns-repeated="2"/>
          <table:table-cell table:style-name="ce13" office:value-type="string" calcext:value-type="string">
            <text:p>Sati</text:p>
          </table:table-cell>
          <table:table-cell table:style-name="ce13" table:number-columns-repeated="4"/>
          <table:table-cell table:number-columns-repeated="1006"/>
        </table:table-row>
        <table:table-row table:style-name="ro1">
          <table:table-cell office:value-type="string" calcext:value-type="string">
            <text:p>minute <text:s text:c="30"/>= </text:p>
          </table:table-cell>
          <table:table-cell table:style-name="ce13"/>
          <table:table-cell table:number-columns-repeated="2" table:style-name="ce13" office:value-type="string" calcext:value-type="string">
            <text:p>Minute</text:p>
          </table:table-cell>
          <table:table-cell table:style-name="ce13" table:number-columns-repeated="2"/>
          <table:table-cell table:style-name="ce13" office:value-type="string" calcext:value-type="string">
            <text:p>Minuta</text:p>
          </table:table-cell>
          <table:table-cell table:style-name="ce13" table:number-columns-repeated="4"/>
          <table:table-cell table:number-columns-repeated="1006"/>
        </table:table-row>
        <table:table-row table:style-name="ro1">
          <table:table-cell office:value-type="string" calcext:value-type="string">
            <text:p>minutes <text:s text:c="29"/>= </text:p>
          </table:table-cell>
          <table:table-cell table:style-name="ce13"/>
          <table:table-cell table:style-name="ce13" office:value-type="string" calcext:value-type="string">
            <text:p>Minuten</text:p>
          </table:table-cell>
          <table:table-cell table:style-name="ce13" office:value-type="string" calcext:value-type="string">
            <text:p>Minutes</text:p>
          </table:table-cell>
          <table:table-cell table:style-name="ce13" table:number-columns-repeated="2"/>
          <table:table-cell table:style-name="ce13" office:value-type="string" calcext:value-type="string">
            <text:p>Minute</text:p>
          </table:table-cell>
          <table:table-cell table:style-name="ce13" table:number-columns-repeated="4"/>
          <table:table-cell table:number-columns-repeated="1006"/>
        </table:table-row>
        <table:table-row table:style-name="ro1">
          <table:table-cell office:value-type="string" calcext:value-type="string">
            <text:p>second <text:s text:c="30"/>= </text:p>
          </table:table-cell>
          <table:table-cell table:style-name="ce13"/>
          <table:table-cell table:style-name="ce13" office:value-type="string" calcext:value-type="string">
            <text:p>Sekunde</text:p>
          </table:table-cell>
          <table:table-cell table:style-name="ce13" office:value-type="string" calcext:value-type="string">
            <text:p>Second</text:p>
          </table:table-cell>
          <table:table-cell table:style-name="ce13" table:number-columns-repeated="2"/>
          <table:table-cell table:style-name="ce13" office:value-type="string" calcext:value-type="string">
            <text:p>sekunda</text:p>
          </table:table-cell>
          <table:table-cell table:style-name="ce13" table:number-columns-repeated="4"/>
          <table:table-cell table:number-columns-repeated="1006"/>
        </table:table-row>
        <table:table-row table:style-name="ro1">
          <table:table-cell office:value-type="string" calcext:value-type="string">
            <text:p>seconds <text:s text:c="29"/>= </text:p>
          </table:table-cell>
          <table:table-cell table:style-name="ce13"/>
          <table:table-cell table:style-name="ce13" office:value-type="string" calcext:value-type="string">
            <text:p>Sekunden</text:p>
          </table:table-cell>
          <table:table-cell table:style-name="ce13" office:value-type="string" calcext:value-type="string">
            <text:p>Seconds</text:p>
          </table:table-cell>
          <table:table-cell table:style-name="ce13" table:number-columns-repeated="2"/>
          <table:table-cell table:style-name="ce13" office:value-type="string" calcext:value-type="string">
            <text:p>sekunde</text:p>
          </table:table-cell>
          <table:table-cell table:style-name="ce13" table:number-columns-repeated="4"/>
          <table:table-cell table:number-columns-repeated="1006"/>
        </table:table-row>
        <table:table-row table:style-name="ro1">
          <table:table-cell office:value-type="string" calcext:value-type="string">
            <text:p>error_chmod <text:s text:c="25"/>= </text:p>
          </table:table-cell>
          <table:table-cell table:style-name="ce13"/>
          <table:table-cell table:style-name="ce13" office:value-type="string" calcext:value-type="string">
            <text:p>Die Dateirechte konnten nicht geändert werden!</text:p>
          </table:table-cell>
          <table:table-cell table:style-name="ce13" office:value-type="string" calcext:value-type="string">
            <text:p>Could not change rights of the file.</text:p>
          </table:table-cell>
          <table:table-cell table:style-name="ce13" table:number-columns-repeated="2"/>
          <table:table-cell table:style-name="ce13" office:value-type="string" calcext:value-type="string">
            <text:p>Nije moguće promijeniti prava na datoteku.</text:p>
          </table:table-cell>
          <table:table-cell table:style-name="ce13" table:number-columns-repeated="4"/>
          <table:table-cell table:number-columns-repeated="1006"/>
        </table:table-row>
        <table:table-row table:style-name="ro1">
          <table:table-cell office:value-type="string" calcext:value-type="string">
            <text:p>error_mkdir <text:s text:c="25"/>= </text:p>
          </table:table-cell>
          <table:table-cell table:style-name="ce13"/>
          <table:table-cell table:style-name="ce13" office:value-type="string" calcext:value-type="string">
            <text:p>Der Ordner konnte nicht erstellt werden!</text:p>
          </table:table-cell>
          <table:table-cell table:style-name="ce13" office:value-type="string" calcext:value-type="string">
            <text:p>Could not create the Folder.</text:p>
          </table:table-cell>
          <table:table-cell table:style-name="ce13" table:number-columns-repeated="2"/>
          <table:table-cell table:style-name="ce13" office:value-type="string" calcext:value-type="string">
            <text:p>Nije moguće stvoriti mapu.</text:p>
          </table:table-cell>
          <table:table-cell table:style-name="ce13" table:number-columns-repeated="4"/>
          <table:table-cell table:number-columns-repeated="1006"/>
        </table:table-row>
        <table:table-row table:style-name="ro1">
          <table:table-cell office:value-type="string" calcext:value-type="string">
            <text:p>error_no_file_dir <text:s text:c="19"/>= </text:p>
          </table:table-cell>
          <table:table-cell/>
          <table:table-cell table:style-name="ce13" office:value-type="string" calcext:value-type="string">
            <text:p>Der Ordner oder die Datei existiert nicht!</text:p>
          </table:table-cell>
          <table:table-cell table:style-name="ce13" office:value-type="string" calcext:value-type="string">
            <text:p>Folder or file does not exist.</text:p>
          </table:table-cell>
          <table:table-cell/>
          <table:table-cell table:style-name="ce13"/>
          <table:table-cell table:style-name="ce13" office:value-type="string" calcext:value-type="string">
            <text:p>Mapa ili datoteka ne postoje.</text:p>
          </table:table-cell>
          <table:table-cell table:style-name="ce13" table:number-columns-repeated="4"/>
          <table:table-cell table:number-columns-repeated="1006"/>
        </table:table-row>
        <table:table-row table:style-name="ro1">
          <table:table-cell office:value-type="string" calcext:value-type="string">
            <text:p>error_del_file <text:s text:c="22"/>= </text:p>
          </table:table-cell>
          <table:table-cell/>
          <table:table-cell table:style-name="ce13" office:value-type="string" calcext:value-type="string">
            <text:p>Die Datei kann nicht gelöscht werden!</text:p>
          </table:table-cell>
          <table:table-cell table:style-name="ce13" office:value-type="string" calcext:value-type="string">
            <text:p>Cannot delete file.</text:p>
          </table:table-cell>
          <table:table-cell/>
          <table:table-cell table:style-name="ce13"/>
          <table:table-cell table:style-name="ce13" office:value-type="string" calcext:value-type="string">
            <text:p>Nije moguće izbrisati datoteku.</text:p>
          </table:table-cell>
          <table:table-cell table:style-name="ce13"/>
          <table:table-cell/>
          <table:table-cell table:style-name="ce13" table:number-columns-repeated="2"/>
          <table:table-cell table:number-columns-repeated="1006"/>
        </table:table-row>
        <table:table-row table:style-name="ro1">
          <table:table-cell office:value-type="string" calcext:value-type="string">
            <text:p>error_del_dir <text:s text:c="23"/>= </text:p>
          </table:table-cell>
          <table:table-cell table:style-name="ce13"/>
          <table:table-cell table:style-name="ce13" office:value-type="string" calcext:value-type="string">
            <text:p>Der Ordner kann nicht gelöscht werden!</text:p>
          </table:table-cell>
          <table:table-cell table:style-name="ce13" office:value-type="string" calcext:value-type="string">
            <text:p>Cannot delete folder.</text:p>
          </table:table-cell>
          <table:table-cell table:style-name="ce13" table:number-columns-repeated="2"/>
          <table:table-cell table:style-name="ce13" office:value-type="string" calcext:value-type="string">
            <text:p>Nije moguće izbrisati mapu.</text:p>
          </table:table-cell>
          <table:table-cell table:style-name="ce13" table:number-columns-repeated="4"/>
          <table:table-cell table:number-columns-repeated="1006"/>
        </table:table-row>
        <table:table-row table:style-name="ro1">
          <table:table-cell office:value-type="string" calcext:value-type="string">
            <text:p>error_exists_file_dir <text:s text:c="15"/>= </text:p>
          </table:table-cell>
          <table:table-cell table:style-name="ce13"/>
          <table:table-cell table:style-name="ce13" office:value-type="string" calcext:value-type="string">
            <text:p>Der Ordner oder die Datei existiert bereits!</text:p>
          </table:table-cell>
          <table:table-cell table:style-name="ce13" office:value-type="string" calcext:value-type="string">
            <text:p>The Folder or file does already exist.</text:p>
          </table:table-cell>
          <table:table-cell table:style-name="ce13" table:number-columns-repeated="2"/>
          <table:table-cell table:style-name="ce13" office:value-type="string" calcext:value-type="string">
            <text:p>Mapa ili datoteka već postoje.</text:p>
          </table:table-cell>
          <table:table-cell table:style-name="ce13" table:number-columns-repeated="4"/>
          <table:table-cell table:number-columns-repeated="1006"/>
        </table:table-row>
        <table:table-row table:style-name="ro1">
          <table:table-cell office:value-type="string" calcext:value-type="string">
            <text:p>error_copy_file <text:s text:c="21"/>= </text:p>
          </table:table-cell>
          <table:table-cell/>
          <table:table-cell table:style-name="ce13" office:value-type="string" calcext:value-type="string">
            <text:p>Die Datei konnte nicht kopiert werden!</text:p>
          </table:table-cell>
          <table:table-cell table:style-name="ce13" office:value-type="string" calcext:value-type="string">
            <text:p>Could not copy file.</text:p>
          </table:table-cell>
          <table:table-cell/>
          <table:table-cell table:style-name="ce13"/>
          <table:table-cell table:style-name="ce13" office:value-type="string" calcext:value-type="string">
            <text:p>Nije moguće kopirati datoteku.</text:p>
          </table:table-cell>
          <table:table-cell table:style-name="ce13" table:number-columns-repeated="4"/>
          <table:table-cell table:number-columns-repeated="1006"/>
        </table:table-row>
        <table:table-row table:style-name="ro1">
          <table:table-cell office:value-type="string" calcext:value-type="string">
            <text:p>error_move_file_dir <text:s text:c="17"/>= </text:p>
          </table:table-cell>
          <table:table-cell table:style-name="ce13"/>
          <table:table-cell table:style-name="ce13" office:value-type="string" calcext:value-type="string">
            <text:p>Der Ordner oder die Datei konnte nicht umbenannt oder verschoben werden!</text:p>
          </table:table-cell>
          <table:table-cell table:style-name="ce13" office:value-type="string" calcext:value-type="string">
            <text:p>Folder or file cannot be renamed or moved.</text:p>
          </table:table-cell>
          <table:table-cell table:style-name="ce13" table:number-columns-repeated="2"/>
          <table:table-cell table:style-name="ce13" office:value-type="string" calcext:value-type="string">
            <text:p>Mapa ili datoteka nije se mogla preimenovati ili premjestiti.</text:p>
          </table:table-cell>
          <table:table-cell table:style-name="ce13" table:number-columns-repeated="4"/>
          <table:table-cell table:number-columns-repeated="1006"/>
        </table:table-row>
        <table:table-row table:style-name="ro1">
          <table:table-cell office:value-type="string" calcext:value-type="string">
            <text:p>error_datei_file_name <text:s text:c="15"/>= </text:p>
          </table:table-cell>
          <table:table-cell table:style-name="ce13"/>
          <table:table-cell table:style-name="ce13" office:value-type="string" calcext:value-type="string">
            <text:p>Der Dateiname enthält ungültige Werte oder Zeichen!</text:p>
          </table:table-cell>
          <table:table-cell table:style-name="ce13" office:value-type="string" calcext:value-type="string">
            <text:p>The filename includes invalid values or characters.</text:p>
          </table:table-cell>
          <table:table-cell table:style-name="ce13" table:number-columns-repeated="2"/>
          <table:table-cell table:style-name="ce13" office:value-type="string" calcext:value-type="string">
            <text:p>Naziv datoteke uključuje nevaljane vrijednosti ili znakove.</text:p>
          </table:table-cell>
          <table:table-cell table:style-name="ce13" table:number-columns-repeated="4"/>
          <table:table-cell table:number-columns-repeated="1006"/>
        </table:table-row>
        <table:table-row table:style-name="ro1">
          <table:table-cell office:value-type="string" calcext:value-type="string">
            <text:p>error_dir_file_name <text:s text:c="17"/>= </text:p>
          </table:table-cell>
          <table:table-cell table:style-name="ce13"/>
          <table:table-cell table:style-name="ce13" office:value-type="string" calcext:value-type="string">
            <text:p>Der Ordner oder die Datei enthält ungültige Werte oder Zeichen!</text:p>
          </table:table-cell>
          <table:table-cell table:style-name="ce13" office:value-type="string" calcext:value-type="string">
            <text:p>The folder or file includes invalid values or characters.</text:p>
          </table:table-cell>
          <table:table-cell table:style-name="ce13" table:number-columns-repeated="2"/>
          <table:table-cell table:style-name="ce13" office:value-type="string" calcext:value-type="string">
            <text:p>Mapa ili datoteka sadrži nevaljane vrijednosti ili znakove.</text:p>
          </table:table-cell>
          <table:table-cell table:style-name="ce13" table:number-columns-repeated="4"/>
          <table:table-cell table:number-columns-repeated="1006"/>
        </table:table-row>
        <table:table-row table:style-name="ro1">
          <table:table-cell office:value-type="string" calcext:value-type="string">
            <text:p>error_post_parameter <text:s text:c="16"/>= </text:p>
          </table:table-cell>
          <table:table-cell table:style-name="ce13"/>
          <table:table-cell table:style-name="ce13" office:value-type="string" calcext:value-type="string">
            <text:p>Die vom Browser erhaltenen Parameter sind ungültig!</text:p>
          </table:table-cell>
          <table:table-cell table:style-name="ce13" office:value-type="string" calcext:value-type="string">
            <text:p>Got invalid parameters.</text:p>
          </table:table-cell>
          <table:table-cell table:style-name="ce13" table:number-columns-repeated="2"/>
          <table:table-cell table:style-name="ce13" office:value-type="string" calcext:value-type="string">
            <text:p>Dobili su nevaljane parametre.</text:p>
          </table:table-cell>
          <table:table-cell table:style-name="ce13" table:number-columns-repeated="4"/>
          <table:table-cell table:number-columns-repeated="1006"/>
        </table:table-row>
        <table:table-row table:style-name="ro1">
          <table:table-cell office:value-type="string" calcext:value-type="string">
            <text:p>error_write_sort_list <text:s text:c="15"/>= </text:p>
          </table:table-cell>
          <table:table-cell table:style-name="ce13"/>
          <table:table-cell table:style-name="ce13" office:value-type="string" calcext:value-type="string">
            <text:p>Fehler beim Schreiben der Kategorien- / Inhaltsseiten-Sortierung!</text:p>
          </table:table-cell>
          <table:table-cell table:style-name="ce13" office:value-type="string" calcext:value-type="string">
            <text:p>Could not sort the categories or contentpages.</text:p>
          </table:table-cell>
          <table:table-cell table:style-name="ce13" table:number-columns-repeated="2"/>
          <table:table-cell table:style-name="ce13" office:value-type="string" calcext:value-type="string">
            <text:p>Nije moguće sortirati kategorije ili stranice sadržaja.</text:p>
          </table:table-cell>
          <table:table-cell table:style-name="ce13" table:number-columns-repeated="4"/>
          <table:table-cell table:number-columns-repeated="1006"/>
        </table:table-row>
        <table:table-row table:style-name="ro1">
          <table:table-cell office:value-type="string" calcext:value-type="string">
            <text:p>error_write_sitemap <text:s text:c="17"/>= </text:p>
          </table:table-cell>
          <table:table-cell table:style-name="ce13"/>
          <table:table-cell table:style-name="ce13" office:value-type="string" calcext:value-type="string">
            <text:p>Fehler beim Schreiben der Datei sitemap.xml!</text:p>
          </table:table-cell>
          <table:table-cell table:style-name="ce13" office:value-type="string" calcext:value-type="string">
            <text:p>Could not write sitemap.xml</text:p>
          </table:table-cell>
          <table:table-cell table:style-name="ce13" table:number-columns-repeated="2"/>
          <table:table-cell table:style-name="ce13" office:value-type="string" calcext:value-type="string">
            <text:p>Nije moguće napisati sitemap.xml</text:p>
          </table:table-cell>
          <table:table-cell table:style-name="ce13" table:number-columns-repeated="4"/>
          <table:table-cell table:number-columns-repeated="1006"/>
        </table:table-row>
        <table:table-row table:style-name="ro1">
          <table:table-cell office:value-type="string" calcext:value-type="string">
            <text:p>error_write_robots <text:s text:c="18"/>= </text:p>
          </table:table-cell>
          <table:table-cell table:style-name="ce13"/>
          <table:table-cell table:style-name="ce13" office:value-type="string" calcext:value-type="string">
            <text:p>Fehler beim Schreiben der Datei robots.txt!</text:p>
          </table:table-cell>
          <table:table-cell table:style-name="ce13" office:value-type="string" calcext:value-type="string">
            <text:p>Could not write robots.txt</text:p>
          </table:table-cell>
          <table:table-cell table:style-name="ce13" table:number-columns-repeated="2"/>
          <table:table-cell table:style-name="ce13" office:value-type="string" calcext:value-type="string">
            <text:p>Nije moguće wirte robots.txt</text:p>
          </table:table-cell>
          <table:table-cell table:style-name="ce13" table:number-columns-repeated="4"/>
          <table:table-cell table:number-columns-repeated="1006"/>
        </table:table-row>
        <table:table-row table:style-name="ro1">
          <table:table-cell table:style-name="ce12" office:value-type="string" calcext:value-type="string">
            <text:p>error_read_robots <text:s text:c="19"/>= </text:p>
          </table:table-cell>
          <table:table-cell table:style-name="ce11"/>
          <table:table-cell table:style-name="ce13" office:value-type="string" calcext:value-type="string">
            <text:p>Fehler beim Lesen der Datei robots.txt!</text:p>
          </table:table-cell>
          <table:table-cell office:value-type="string" calcext:value-type="string">
            <text:p>Could not read robots.txt</text:p>
          </table:table-cell>
          <table:table-cell table:number-columns-repeated="2"/>
          <table:table-cell table:style-name="ce13" office:value-type="string" calcext:value-type="string">
            <text:p>Nije moguće pročitati datoteku robots.txt</text:p>
          </table:table-cell>
          <table:table-cell table:number-columns-repeated="1010"/>
        </table:table-row>
        <table:table-row table:style-name="ro1">
          <table:table-cell table:style-name="ce12" office:value-type="string" calcext:value-type="string">
            <text:p>error_no_root <text:s text:c="23"/>= </text:p>
          </table:table-cell>
          <table:table-cell table:style-name="ce11"/>
          <table:table-cell table:style-name="ce13" office:value-type="string" calcext:value-type="string">
            <text:p>Du hast für diese Aktion nicht die nötigen Rechte!</text:p>
          </table:table-cell>
          <table:table-cell office:value-type="string" calcext:value-type="string">
            <text:p>You are not allowed to do this.</text:p>
          </table:table-cell>
          <table:table-cell table:number-columns-repeated="2"/>
          <table:table-cell table:style-name="ce13" office:value-type="string" calcext:value-type="string">
            <text:p>To ne smijete učiniti.</text:p>
          </table:table-cell>
          <table:table-cell table:number-columns-repeated="1010"/>
        </table:table-row>
        <table:table-row table:style-name="ro1">
          <table:table-cell office:value-type="string" calcext:value-type="string">
            <text:p>error_no_javascript <text:s text:c="17"/>= </text:p>
          </table:table-cell>
          <table:table-cell table:style-name="ce13"/>
          <table:table-cell table:style-name="ce13" office:value-type="string" calcext:value-type="string">
            <text:p>Dein Browser unterstützt kein JavaScript oder es ist ausgeschaltet.&lt;br /&gt;Diese moziloCMS-Version benötigt für den Adminbereich JavaScript!</text:p>
          </table:table-cell>
          <table:table-cell table:style-name="ce13" office:value-type="string" calcext:value-type="string">
            <text:p>Your Browser doesn't support Javascript or it's disabled. &lt;br /&gt; The Admin-area of this Version of moziloCMS needs Javascript.</text:p>
          </table:table-cell>
          <table:table-cell table:style-name="ce13" table:number-columns-repeated="2"/>
          <table:table-cell table:style-name="ce13" office:value-type="string" calcext:value-type="string">
            <text:p>Vaš preglednik ne podržava Javascript ili je onemogućen. &lt;br /&gt; Administratorsko područje ove verzije moziloCMS-a treba Javascript.</text:p>
          </table:table-cell>
          <table:table-cell table:style-name="ce13" table:number-columns-repeated="4"/>
          <table:table-cell table:number-columns-repeated="1006"/>
        </table:table-row>
        <table:table-row table:style-name="ro1">
          <table:table-cell office:value-type="string" calcext:value-type="string">
            <text:p>error_no_freename <text:s text:c="19"/>= </text:p>
          </table:table-cell>
          <table:table-cell table:style-name="ce13"/>
          <table:table-cell table:style-name="ce13" office:value-type="string" calcext:value-type="string">
            <text:p>Es konnte kein freier Dateiname ermittelt werden!</text:p>
          </table:table-cell>
          <table:table-cell table:style-name="ce13" office:value-type="string" calcext:value-type="string">
            <text:p>Could not find a free filename.</text:p>
          </table:table-cell>
          <table:table-cell table:style-name="ce13" table:number-columns-repeated="2"/>
          <table:table-cell table:style-name="ce13" office:value-type="string" calcext:value-type="string">
            <text:p>Nije moguće pronaći slobodno ime datoteke.</text:p>
          </table:table-cell>
          <table:table-cell table:style-name="ce13" table:number-columns-repeated="4"/>
          <table:table-cell table:number-columns-repeated="1006"/>
        </table:table-row>
        <table:table-row table:style-name="ro1">
          <table:table-cell office:value-type="string" calcext:value-type="string">
            <text:p>error_input_empty <text:s text:c="19"/>= </text:p>
          </table:table-cell>
          <table:table-cell/>
          <table:table-cell table:style-name="ce13" office:value-type="string" calcext:value-type="string">
            <text:p>Das Inputfeld darf nicht leer sein!</text:p>
          </table:table-cell>
          <table:table-cell table:style-name="ce13" office:value-type="string" calcext:value-type="string">
            <text:p>You must fill the Inputfield.</text:p>
          </table:table-cell>
          <table:table-cell/>
          <table:table-cell table:style-name="ce13"/>
          <table:table-cell table:style-name="ce13" office:value-type="string" calcext:value-type="string">
            <text:p>Morate popuniti polje Unos.</text:p>
          </table:table-cell>
          <table:table-cell table:style-name="ce13" table:number-columns-repeated="4"/>
          <table:table-cell table:number-columns-repeated="1006"/>
        </table:table-row>
        <table:table-row table:style-name="ro1">
          <table:table-cell office:value-type="string" calcext:value-type="string">
            <text:p>error_multi_user_tab <text:s text:c="16"/>= </text:p>
          </table:table-cell>
          <table:table-cell/>
          <table:table-cell table:style-name="ce13" office:value-type="string" calcext:value-type="string">
            <text:p>Sorry, ein anderer Benutzer arbeitet bereits in &lt;b&gt;{PARAM1}&lt;/b&gt;. Versuche es nach &lt;b&gt;{PARAM2}&lt;/b&gt; Sekunden erneut!</text:p>
          </table:table-cell>
          <table:table-cell table:style-name="ce13" office:value-type="string" calcext:value-type="string">
            <text:p>Sorry, another user is already working in &lt;b&gt;{PARAM1}&lt;/b&gt;. Please try it again in &lt;b&gt;{PARAM2}&lt;/b&gt; seconds.</text:p>
          </table:table-cell>
          <table:table-cell/>
          <table:table-cell table:style-name="ce13"/>
          <table:table-cell table:style-name="ce13" office:value-type="string" calcext:value-type="string">
            <text:p>Žao nam je, drugi korisnik već radi u &lt;b&gt; {PARAM1} &lt;/b&gt;. Pokušajte ponovo za &lt;b&gt; {PARAM2} &lt;/b&gt; sekunde.</text:p>
          </table:table-cell>
          <table:table-cell table:style-name="ce13" table:number-columns-repeated="4"/>
          <table:table-cell table:number-columns-repeated="1006"/>
        </table:table-row>
        <table:table-row table:style-name="ro1">
          <table:table-cell office:value-type="string" calcext:value-type="string">
            <text:p>error_save_beforeclose <text:s text:c="14"/>= </text:p>
          </table:table-cell>
          <table:table-cell/>
          <table:table-cell table:style-name="ce13" office:value-type="string" calcext:value-type="string">
            <text:p>Soll der Inhalt jetzt gespeichert werden</text:p>
          </table:table-cell>
          <table:table-cell table:style-name="ce13" office:value-type="string" calcext:value-type="string">
            <text:p>Should the content be saved now?</text:p>
          </table:table-cell>
          <table:table-cell/>
          <table:table-cell table:style-name="ce13"/>
          <table:table-cell table:style-name="ce13" office:value-type="string" calcext:value-type="string">
            <text:p>Treba li sad spremiti sadržaj?</text:p>
          </table:table-cell>
          <table:table-cell table:style-name="ce13" table:number-columns-repeated="4"/>
          <table:table-cell table:number-columns-repeated="1006"/>
        </table:table-row>
        <table:table-row table:style-name="ro1">
          <table:table-cell office:value-type="string" calcext:value-type="string">
            <text:p>error_zip_structure <text:s text:c="17"/>= </text:p>
          </table:table-cell>
          <table:table-cell/>
          <table:table-cell table:style-name="ce13" office:value-type="string" calcext:value-type="string">
            <text:p>Die ZIP-Datei besitzt keine gültige Struktur!</text:p>
          </table:table-cell>
          <table:table-cell table:style-name="ce13" office:value-type="string" calcext:value-type="string">
            <text:p>This ZIP has an invalid structure.</text:p>
          </table:table-cell>
          <table:table-cell/>
          <table:table-cell table:style-name="ce13"/>
          <table:table-cell table:style-name="ce13" office:value-type="string" calcext:value-type="string">
            <text:p>ZIP datoteka ima nevaljanu strukturu.</text:p>
          </table:table-cell>
          <table:table-cell table:style-name="ce13" table:number-columns-repeated="4"/>
          <table:table-cell table:number-columns-repeated="1006"/>
        </table:table-row>
        <table:table-row table:style-name="ro1">
          <table:table-cell office:value-type="string" calcext:value-type="string">
            <text:p>error_file_upload <text:s text:c="19"/>= </text:p>
          </table:table-cell>
          <table:table-cell/>
          <table:table-cell table:style-name="ce13" office:value-type="string" calcext:value-type="string">
            <text:p>Die Datei konnte nicht hochgeladen werden!</text:p>
          </table:table-cell>
          <table:table-cell table:style-name="ce13" office:value-type="string" calcext:value-type="string">
            <text:p>Failed to upload file.</text:p>
          </table:table-cell>
          <table:table-cell/>
          <table:table-cell table:style-name="ce13"/>
          <table:table-cell table:style-name="ce13" office:value-type="string" calcext:value-type="string">
            <text:p>Prijenos datoteke nije uspio</text:p>
          </table:table-cell>
          <table:table-cell table:style-name="ce13" table:number-columns-repeated="4"/>
          <table:table-cell table:number-columns-repeated="1006"/>
        </table:table-row>
        <table:table-row table:style-name="ro1">
          <table:table-cell office:value-type="string" calcext:value-type="string">
            <text:p>error_zip_nozip <text:s text:c="21"/>= </text:p>
          </table:table-cell>
          <table:table-cell/>
          <table:table-cell table:style-name="ce13" office:value-type="string" calcext:value-type="string">
            <text:p>Das ist keine ZIP-Datei!</text:p>
          </table:table-cell>
          <table:table-cell table:style-name="ce13" office:value-type="string" calcext:value-type="string">
            <text:p>File is not a ZIP.</text:p>
          </table:table-cell>
          <table:table-cell/>
          <table:table-cell table:style-name="ce13"/>
          <table:table-cell table:style-name="ce13" office:value-type="string" calcext:value-type="string">
            <text:p>Datoteka nije ZIP.</text:p>
          </table:table-cell>
          <table:table-cell table:style-name="ce13" table:number-columns-repeated="4"/>
          <table:table-cell table:number-columns-repeated="1006"/>
        </table:table-row>
        <table:table-row table:style-name="ro1">
          <table:table-cell office:value-type="string" calcext:value-type="string">
            <text:p>error_read_htaccess <text:s text:c="17"/>= </text:p>
          </table:table-cell>
          <table:table-cell/>
          <table:table-cell table:style-name="ce13" office:value-type="string" calcext:value-type="string">
            <text:p>Fehler beim Lesen der .htaccess-Datei!</text:p>
          </table:table-cell>
          <table:table-cell table:style-name="ce13"/>
          <table:table-cell/>
          <table:table-cell table:style-name="ce13"/>
          <table:table-cell table:style-name="ce13" office:value-type="string" calcext:value-type="string">
            <text:p>Pogreška prilikom čitanja .htaccess datoteke.</text:p>
          </table:table-cell>
          <table:table-cell table:style-name="ce13" table:number-columns-repeated="4"/>
          <table:table-cell table:number-columns-repeated="1006"/>
        </table:table-row>
        <table:table-row table:style-name="ro1">
          <table:table-cell table:style-name="ce12" office:value-type="string" calcext:value-type="string">
            <text:p>error_write_htaccess <text:s text:c="16"/>= </text:p>
          </table:table-cell>
          <table:table-cell table:style-name="ce11"/>
          <table:table-cell table:style-name="ce13" office:value-type="string" calcext:value-type="string">
            <text:p>Fehler beim Schreiben der .htaccess-Datei!</text:p>
          </table:table-cell>
          <table:table-cell table:number-columns-repeated="3"/>
          <table:table-cell table:style-name="ce13" office:value-type="string" calcext:value-type="string">
            <text:p>Pogreška pri pisanju .htaccess datoteke.</text:p>
          </table:table-cell>
          <table:table-cell table:number-columns-repeated="1010"/>
        </table:table-row>
        <table:table-row table:style-name="ro1">
          <table:table-cell/>
          <table:table-cell table:style-name="ce13" table:number-columns-repeated="3"/>
          <table:table-cell/>
          <table:table-cell table:style-name="ce13" table:number-columns-repeated="6"/>
          <table:table-cell table:number-columns-repeated="1006"/>
        </table:table-row>
        <table:table-row table:style-name="ro1">
          <table:table-cell office:value-type="string" calcext:value-type="string">
            <text:p>dialog_title_error <text:s text:c="18"/>= </text:p>
          </table:table-cell>
          <table:table-cell/>
          <table:table-cell table:style-name="ce13" office:value-type="string" calcext:value-type="string">
            <text:p>Fehlermeldungen</text:p>
          </table:table-cell>
          <table:table-cell table:style-name="ce13" office:value-type="string" calcext:value-type="string">
            <text:p>Errormessages</text:p>
          </table:table-cell>
          <table:table-cell/>
          <table:table-cell table:style-name="ce13"/>
          <table:table-cell table:style-name="ce13" office:value-type="string" calcext:value-type="string">
            <text:p>Poruke pogreške</text:p>
          </table:table-cell>
          <table:table-cell table:style-name="ce13" table:number-columns-repeated="4"/>
          <table:table-cell table:number-columns-repeated="1006"/>
        </table:table-row>
        <table:table-row table:style-name="ro1">
          <table:table-cell office:value-type="string" calcext:value-type="string">
            <text:p>dialog_title_messages <text:s text:c="15"/>= </text:p>
          </table:table-cell>
          <table:table-cell/>
          <table:table-cell table:style-name="ce13" office:value-type="string" calcext:value-type="string">
            <text:p>Meldungen</text:p>
          </table:table-cell>
          <table:table-cell table:style-name="ce13" office:value-type="string" calcext:value-type="string">
            <text:p>Messages</text:p>
          </table:table-cell>
          <table:table-cell/>
          <table:table-cell table:style-name="ce13"/>
          <table:table-cell table:style-name="ce13" office:value-type="string" calcext:value-type="string">
            <text:p>Poruke</text:p>
          </table:table-cell>
          <table:table-cell table:style-name="ce13" table:number-columns-repeated="4"/>
          <table:table-cell table:number-columns-repeated="1006"/>
        </table:table-row>
        <table:table-row table:style-name="ro1">
          <table:table-cell office:value-type="string" calcext:value-type="string">
            <text:p>dialog_title_send <text:s text:c="19"/>= </text:p>
          </table:table-cell>
          <table:table-cell/>
          <table:table-cell table:style-name="ce13" office:value-type="string" calcext:value-type="string">
            <text:p>Daten werden aktualisiert!</text:p>
          </table:table-cell>
          <table:table-cell table:style-name="ce13" office:value-type="string" calcext:value-type="string">
            <text:p>Updating Data</text:p>
          </table:table-cell>
          <table:table-cell/>
          <table:table-cell table:style-name="ce13"/>
          <table:table-cell table:style-name="ce13" office:value-type="string" calcext:value-type="string">
            <text:p>Ažuriranje podataka</text:p>
          </table:table-cell>
          <table:table-cell table:style-name="ce13" table:number-columns-repeated="4"/>
          <table:table-cell table:number-columns-repeated="1006"/>
        </table:table-row>
        <table:table-row table:style-name="ro1">
          <table:table-cell office:value-type="string" calcext:value-type="string">
            <text:p>dialog_title_save_beforeclose <text:s text:c="7"/>= </text:p>
          </table:table-cell>
          <table:table-cell table:style-name="ce13"/>
          <table:table-cell table:style-name="ce13" office:value-type="string" calcext:value-type="string">
            <text:p>Die Inhaltsseite wurde geändert!</text:p>
          </table:table-cell>
          <table:table-cell table:style-name="ce13" office:value-type="string" calcext:value-type="string">
            <text:p>The Contentsite is changed.</text:p>
          </table:table-cell>
          <table:table-cell table:style-name="ce13" table:number-columns-repeated="2"/>
          <table:table-cell table:style-name="ce13" office:value-type="string" calcext:value-type="string">
            <text:p>Web lokacija sa sadržajem je promijenjena.</text:p>
          </table:table-cell>
          <table:table-cell table:style-name="ce13" table:number-columns-repeated="4"/>
          <table:table-cell table:number-columns-repeated="1006"/>
        </table:table-row>
        <table:table-row table:style-name="ro1">
          <table:table-cell office:value-type="string" calcext:value-type="string">
            <text:p>dialog_title_delete <text:s text:c="17"/>= </text:p>
          </table:table-cell>
          <table:table-cell table:style-name="ce13"/>
          <table:table-cell table:style-name="ce13" office:value-type="string" calcext:value-type="string">
            <text:p>Wirklich löschen</text:p>
          </table:table-cell>
          <table:table-cell table:style-name="ce13" office:value-type="string" calcext:value-type="string">
            <text:p>Really delete?</text:p>
          </table:table-cell>
          <table:table-cell table:style-name="ce13" table:number-columns-repeated="2"/>
          <table:table-cell table:style-name="ce13" office:value-type="string" calcext:value-type="string">
            <text:p>Stvarno izbrisati?</text:p>
          </table:table-cell>
          <table:table-cell table:style-name="ce13" table:number-columns-repeated="4"/>
          <table:table-cell table:number-columns-repeated="1006"/>
        </table:table-row>
        <table:table-row table:style-name="ro1">
          <table:table-cell office:value-type="string" calcext:value-type="string">
            <text:p>dialog_title_lastbackup <text:s text:c="13"/>= </text:p>
          </table:table-cell>
          <table:table-cell table:style-name="ce13"/>
          <table:table-cell table:style-name="ce13" office:value-type="string" calcext:value-type="string">
            <text:p>Backup-Erinnerung</text:p>
          </table:table-cell>
          <table:table-cell table:style-name="ce13" office:value-type="string" calcext:value-type="string">
            <text:p>Backup-Reminder</text:p>
          </table:table-cell>
          <table:table-cell table:style-name="ce13" table:number-columns-repeated="2"/>
          <table:table-cell table:style-name="ce13" office:value-type="string" calcext:value-type="string">
            <text:p>Podsjetnik za sigurnosnu kopiju</text:p>
          </table:table-cell>
          <table:table-cell table:style-name="ce13" table:number-columns-repeated="4"/>
          <table:table-cell table:number-columns-repeated="1006"/>
        </table:table-row>
        <table:table-row table:style-name="ro1">
          <table:table-cell office:value-type="string" calcext:value-type="string">
            <text:p>dialog_title_docu <text:s text:c="19"/>= </text:p>
          </table:table-cell>
          <table:table-cell table:style-name="ce13"/>
          <table:table-cell table:style-name="ce13" office:value-type="string" calcext:value-type="string">
            <text:p>Dokumentation</text:p>
          </table:table-cell>
          <table:table-cell table:style-name="ce13" office:value-type="string" calcext:value-type="string">
            <text:p>Documentation</text:p>
          </table:table-cell>
          <table:table-cell table:style-name="ce13" table:number-columns-repeated="2"/>
          <table:table-cell table:style-name="ce13" office:value-type="string" calcext:value-type="string">
            <text:p>Dokumentacija</text:p>
          </table:table-cell>
          <table:table-cell table:style-name="ce13" table:number-columns-repeated="4"/>
          <table:table-cell table:number-columns-repeated="1006"/>
        </table:table-row>
        <table:table-row table:style-name="ro1">
          <table:table-cell office:value-type="string" calcext:value-type="string">
            <text:p>dialog_title_coloredit <text:s text:c="14"/>= </text:p>
          </table:table-cell>
          <table:table-cell table:style-name="ce13"/>
          <table:table-cell table:style-name="ce13" office:value-type="string" calcext:value-type="string">
            <text:p>Farbe bearbeiten</text:p>
          </table:table-cell>
          <table:table-cell table:style-name="ce13" office:value-type="string" calcext:value-type="string">
            <text:p>Edit Color</text:p>
          </table:table-cell>
          <table:table-cell table:style-name="ce13" table:number-columns-repeated="2"/>
          <table:table-cell table:style-name="ce13" office:value-type="string" calcext:value-type="string">
            <text:p>Uredi boju</text:p>
          </table:table-cell>
          <table:table-cell table:style-name="ce13" table:number-columns-repeated="4"/>
          <table:table-cell table:number-columns-repeated="1006"/>
        </table:table-row>
        <table:table-row table:style-name="ro1">
          <table:table-cell office:value-type="string" calcext:value-type="string">
            <text:p>yes <text:s text:c="33"/>= </text:p>
          </table:table-cell>
          <table:table-cell table:number-columns-repeated="2" table:style-name="ce13" office:value-type="string" calcext:value-type="string">
            <text:p>Ja</text:p>
          </table:table-cell>
          <table:table-cell table:style-name="ce13" office:value-type="string" calcext:value-type="string">
            <text:p>Yes</text:p>
          </table:table-cell>
          <table:table-cell table:style-name="ce13" table:number-columns-repeated="2"/>
          <table:table-cell table:style-name="ce13" office:value-type="string" calcext:value-type="string">
            <text:p>Da</text:p>
          </table:table-cell>
          <table:table-cell table:style-name="ce13"/>
          <table:table-cell table:style-name="ce13" office:value-type="string" calcext:value-type="string">
            <text:p>Ja</text:p>
          </table:table-cell>
          <table:table-cell table:style-name="ce13" table:number-columns-repeated="2"/>
          <table:table-cell table:number-columns-repeated="1006"/>
        </table:table-row>
        <table:table-row table:style-name="ro1">
          <table:table-cell table:style-name="ce12" office:value-type="string" calcext:value-type="string">
            <text:p>no <text:s text:c="34"/>= </text:p>
          </table:table-cell>
          <table:table-cell table:style-name="ce13" office:value-type="string" calcext:value-type="string">
            <text:p>Nej</text:p>
          </table:table-cell>
          <table:table-cell table:style-name="ce13" office:value-type="string" calcext:value-type="string">
            <text:p>Nein</text:p>
          </table:table-cell>
          <table:table-cell table:style-name="ce13" office:value-type="string" calcext:value-type="string">
            <text:p>No</text:p>
          </table:table-cell>
          <table:table-cell table:style-name="ce13" table:number-columns-repeated="2"/>
          <table:table-cell table:style-name="ce13" office:value-type="string" calcext:value-type="string">
            <text:p>Ne</text:p>
          </table:table-cell>
          <table:table-cell table:style-name="ce13"/>
          <table:table-cell table:style-name="ce13" office:value-type="string" calcext:value-type="string">
            <text:p>Nee</text:p>
          </table:table-cell>
          <table:table-cell table:style-name="ce13" table:number-columns-repeated="2"/>
          <table:table-cell table:number-columns-repeated="1006"/>
        </table:table-row>
        <table:table-row table:style-name="ro1">
          <table:table-cell office:value-type="string" calcext:value-type="string">
            <text:p>pixels <text:s text:c="30"/>= </text:p>
          </table:table-cell>
          <table:table-cell table:style-name="ce13" office:value-type="string" calcext:value-type="string">
            <text:p>Billedpunkter</text:p>
          </table:table-cell>
          <table:table-cell table:style-name="ce13" office:value-type="string" calcext:value-type="string">
            <text:p>Pixel</text:p>
          </table:table-cell>
          <table:table-cell table:style-name="ce13" office:value-type="string" calcext:value-type="string">
            <text:p>pixels</text:p>
          </table:table-cell>
          <table:table-cell table:style-name="ce13" table:number-columns-repeated="2"/>
          <table:table-cell table:style-name="ce13" office:value-type="string" calcext:value-type="string">
            <text:p>Piksela</text:p>
          </table:table-cell>
          <table:table-cell table:style-name="ce13"/>
          <table:table-cell table:style-name="ce13" office:value-type="string" calcext:value-type="string">
            <text:p>pixels</text:p>
          </table:table-cell>
          <table:table-cell table:style-name="ce13" table:number-columns-repeated="2"/>
          <table:table-cell table:number-columns-repeated="1006"/>
        </table:table-row>
        <table:table-row table:style-name="ro1">
          <table:table-cell office:value-type="string" calcext:value-type="string">
            <text:p>logout_button <text:s text:c="23"/>= </text:p>
          </table:table-cell>
          <table:table-cell table:style-name="ce13" office:value-type="string" calcext:value-type="string">
            <text:p>Log ud</text:p>
          </table:table-cell>
          <table:table-cell table:number-columns-repeated="2" table:style-name="ce13" office:value-type="string" calcext:value-type="string">
            <text:p>Logout</text:p>
          </table:table-cell>
          <table:table-cell table:style-name="ce13" table:number-columns-repeated="2"/>
          <table:table-cell table:style-name="ce13" office:value-type="string" calcext:value-type="string">
            <text:p>Odjavite se</text:p>
          </table:table-cell>
          <table:table-cell table:style-name="ce13"/>
          <table:table-cell table:style-name="ce13" office:value-type="string" calcext:value-type="string">
            <text:p>Logout</text:p>
          </table:table-cell>
          <table:table-cell table:style-name="ce13" table:number-columns-repeated="2"/>
          <table:table-cell table:number-columns-repeated="1006"/>
        </table:table-row>
        <table:table-row table:style-name="ro1">
          <table:table-cell office:value-type="string" calcext:value-type="string">
            <text:p>website_button <text:s text:c="22"/>= </text:p>
          </table:table-cell>
          <table:table-cell table:style-name="ce13" office:value-type="string" calcext:value-type="string">
            <text:p>Webside</text:p>
          </table:table-cell>
          <table:table-cell table:style-name="ce13" office:value-type="string" calcext:value-type="string">
            <text:p>Webseite</text:p>
          </table:table-cell>
          <table:table-cell table:style-name="ce13" office:value-type="string" calcext:value-type="string">
            <text:p>Website</text:p>
          </table:table-cell>
          <table:table-cell table:style-name="ce13" table:number-columns-repeated="2"/>
          <table:table-cell table:style-name="ce13" office:value-type="string" calcext:value-type="string">
            <text:p>Web stranica</text:p>
          </table:table-cell>
          <table:table-cell table:style-name="ce13"/>
          <table:table-cell table:style-name="ce13" office:value-type="string" calcext:value-type="string">
            <text:p>Website</text:p>
          </table:table-cell>
          <table:table-cell table:style-name="ce13" table:number-columns-repeated="2"/>
          <table:table-cell table:number-columns-repeated="1006"/>
        </table:table-row>
        <table:table-row table:style-name="ro1">
          <table:table-cell table:style-name="ce12" office:value-type="string" calcext:value-type="string">
            <text:p>help_website_button <text:s text:c="17"/>= </text:p>
          </table:table-cell>
          <table:table-cell table:style-name="ce11" office:value-type="string" calcext:value-type="string">
            <text:p>Klik her for at se dine ændringer på websiden.</text:p>
          </table:table-cell>
          <table:table-cell table:style-name="ce13" office:value-type="string" calcext:value-type="string">
            <text:p>Hier gelangst du zu deiner Webseite, um den geänderten Inhalt zu betrachten.</text:p>
          </table:table-cell>
          <table:table-cell office:value-type="string" calcext:value-type="string">
            <text:p>Click here to preview your website with the latest changes.</text:p>
          </table:table-cell>
          <table:table-cell table:number-columns-repeated="2"/>
          <table:table-cell table:style-name="ce13" office:value-type="string" calcext:value-type="string">
            <text:p>Kliknite ovdje za pregled vašeg web mjesta s najnovijim promjenama.</text:p>
          </table:table-cell>
          <table:table-cell/>
          <table:table-cell office:value-type="string" calcext:value-type="string">
            <text:p>Klik hier om de aangepaste website te bekijken.</text:p>
          </table:table-cell>
          <table:table-cell table:number-columns-repeated="1008"/>
        </table:table-row>
        <table:table-row table:style-name="ro1">
          <table:table-cell office:value-type="string" calcext:value-type="string">
            <text:p>target <text:s text:c="30"/>= </text:p>
          </table:table-cell>
          <table:table-cell table:style-name="ce13" office:value-type="string" calcext:value-type="string">
            <text:p>Mål:</text:p>
          </table:table-cell>
          <table:table-cell table:number-columns-repeated="4" table:style-name="ce13" office:value-type="string" calcext:value-type="string">
            <text:p>Target:</text:p>
          </table:table-cell>
          <table:table-cell table:style-name="ce13" office:value-type="string" calcext:value-type="string">
            <text:p>Cilj:</text:p>
          </table:table-cell>
          <table:table-cell table:style-name="ce13" office:value-type="string" calcext:value-type="string">
            <text:p>Target:</text:p>
          </table:table-cell>
          <table:table-cell table:style-name="ce13" office:value-type="string" calcext:value-type="string">
            <text:p>Koppeling:</text:p>
          </table:table-cell>
          <table:table-cell table:number-columns-repeated="2" table:style-name="ce13" office:value-type="string" calcext:value-type="string">
            <text:p>Target:</text:p>
          </table:table-cell>
          <table:table-cell table:number-columns-repeated="1006"/>
        </table:table-row>
        <table:table-row table:style-name="ro1">
          <table:table-cell office:value-type="string" calcext:value-type="string">
            <text:p>self <text:s text:c="32"/>= </text:p>
          </table:table-cell>
          <table:table-cell table:style-name="ce13" office:value-type="string" calcext:value-type="string">
            <text:p>egen</text:p>
          </table:table-cell>
          <table:table-cell table:number-columns-repeated="6" table:style-name="ce13" office:value-type="string" calcext:value-type="string">
            <text:p>self</text:p>
          </table:table-cell>
          <table:table-cell table:style-name="ce13" office:value-type="string" calcext:value-type="string">
            <text:p>pagina</text:p>
          </table:table-cell>
          <table:table-cell table:number-columns-repeated="2" table:style-name="ce13" office:value-type="string" calcext:value-type="string">
            <text:p>self</text:p>
          </table:table-cell>
          <table:table-cell table:number-columns-repeated="1006"/>
        </table:table-row>
        <table:table-row table:style-name="ro1">
          <table:table-cell office:value-type="string" calcext:value-type="string">
            <text:p>blank <text:s text:c="31"/>= </text:p>
          </table:table-cell>
          <table:table-cell table:number-columns-repeated="7" table:style-name="ce13" office:value-type="string" calcext:value-type="string">
            <text:p>blank</text:p>
          </table:table-cell>
          <table:table-cell table:style-name="ce13" office:value-type="string" calcext:value-type="string">
            <text:p>blanco</text:p>
          </table:table-cell>
          <table:table-cell table:number-columns-repeated="2" table:style-name="ce13" office:value-type="string" calcext:value-type="string">
            <text:p>blank</text:p>
          </table:table-cell>
          <table:table-cell table:number-columns-repeated="1006"/>
        </table:table-row>
        <table:table-row table:style-name="ro1">
          <table:table-cell office:value-type="string" calcext:value-type="string">
            <text:p>password <text:s text:c="28"/>= </text:p>
          </table:table-cell>
          <table:table-cell table:style-name="ce13" office:value-type="string" calcext:value-type="string">
            <text:p>Adgangskode</text:p>
          </table:table-cell>
          <table:table-cell table:style-name="ce13" office:value-type="string" calcext:value-type="string">
            <text:p>Passwort</text:p>
          </table:table-cell>
          <table:table-cell table:style-name="ce13" office:value-type="string" calcext:value-type="string">
            <text:p>Password</text:p>
          </table:table-cell>
          <table:table-cell table:style-name="ce13" table:number-columns-repeated="2"/>
          <table:table-cell table:style-name="ce13" office:value-type="string" calcext:value-type="string">
            <text:p>Lozinka</text:p>
          </table:table-cell>
          <table:table-cell table:style-name="ce13"/>
          <table:table-cell table:style-name="ce13" office:value-type="string" calcext:value-type="string">
            <text:p>Wachtwoord</text:p>
          </table:table-cell>
          <table:table-cell table:style-name="ce13" table:number-columns-repeated="2"/>
          <table:table-cell table:number-columns-repeated="1006"/>
        </table:table-row>
        <table:table-row table:style-name="ro1">
          <table:table-cell office:value-type="string" calcext:value-type="string">
            <text:p>username <text:s text:c="28"/>= </text:p>
          </table:table-cell>
          <table:table-cell table:style-name="ce13" office:value-type="string" calcext:value-type="string">
            <text:p>Brugernavn</text:p>
          </table:table-cell>
          <table:table-cell table:style-name="ce13" office:value-type="string" calcext:value-type="string">
            <text:p>Username</text:p>
          </table:table-cell>
          <table:table-cell table:style-name="ce13" office:value-type="string" calcext:value-type="string">
            <text:p>User name</text:p>
          </table:table-cell>
          <table:table-cell table:style-name="ce13" table:number-columns-repeated="2"/>
          <table:table-cell table:style-name="ce13" office:value-type="string" calcext:value-type="string">
            <text:p>Korisničko ime</text:p>
          </table:table-cell>
          <table:table-cell table:style-name="ce13"/>
          <table:table-cell table:style-name="ce13" office:value-type="string" calcext:value-type="string">
            <text:p>Gebruikersnaam</text:p>
          </table:table-cell>
          <table:table-cell table:style-name="ce13" table:number-columns-repeated="2"/>
          <table:table-cell table:number-columns-repeated="1006"/>
        </table:table-row>
        <table:table-row table:style-name="ro1">
          <table:table-cell office:value-type="string" calcext:value-type="string">
            <text:p>incorrect_login <text:s text:c="21"/>= </text:p>
          </table:table-cell>
          <table:table-cell table:style-name="ce13" office:value-type="string" calcext:value-type="string">
            <text:p>Du loggede ikke ind korrekt. Prøv venligst igen.</text:p>
          </table:table-cell>
          <table:table-cell table:style-name="ce13" office:value-type="string" calcext:value-type="string">
            <text:p>Du hast dich nicht korrekt angemeldet. Bitte versuche es noch einmal!</text:p>
          </table:table-cell>
          <table:table-cell table:style-name="ce13" office:value-type="string" calcext:value-type="string">
            <text:p>You didn't login correctly. Please try again.</text:p>
          </table:table-cell>
          <table:table-cell table:style-name="ce13" table:number-columns-repeated="2"/>
          <table:table-cell table:style-name="ce13" office:value-type="string" calcext:value-type="string">
            <text:p>Niste se pravilno prijavili. Molim te pokušaj ponovno.</text:p>
          </table:table-cell>
          <table:table-cell table:style-name="ce13"/>
          <table:table-cell table:style-name="ce13" office:value-type="string" calcext:value-type="string">
            <text:p>Ongeldige login. Probeer opnieuw.</text:p>
          </table:table-cell>
          <table:table-cell table:style-name="ce13" table:number-columns-repeated="2"/>
          <table:table-cell table:number-columns-repeated="1006"/>
        </table:table-row>
        <table:table-row table:style-name="ro1">
          <table:table-cell office:value-type="string" calcext:value-type="string">
            <text:p>install_login <text:s text:c="23"/>= </text:p>
          </table:table-cell>
          <table:table-cell table:style-name="ce13"/>
          <table:table-cell table:style-name="ce13" office:value-type="string" calcext:value-type="string">
            <text:p>Du musst erst den Installer ausführen.&lt;br /&gt;In der Anleitung erfährst du mehr dazu!</text:p>
          </table:table-cell>
          <table:table-cell table:style-name="ce13" office:value-type="string" calcext:value-type="string">
            <text:p>You have to run the Installer first.&lt;br /&gt;See the introduction for further informations.</text:p>
          </table:table-cell>
          <table:table-cell table:style-name="ce13" table:number-columns-repeated="2"/>
          <table:table-cell table:style-name="ce13" office:value-type="string" calcext:value-type="string">
            <text:p>Prvo morate pokrenuti instalacijski program. &lt;br /&gt; Pogledajte uvod za daljnje informacije.</text:p>
          </table:table-cell>
          <table:table-cell table:style-name="ce13" table:number-columns-repeated="4"/>
          <table:table-cell table:number-columns-repeated="1006"/>
        </table:table-row>
        <table:table-row table:style-name="ro1">
          <table:table-cell office:value-type="string" calcext:value-type="string">
            <text:p>images <text:s text:c="30"/>= </text:p>
          </table:table-cell>
          <table:table-cell table:style-name="ce13"/>
          <table:table-cell table:style-name="ce13" office:value-type="string" calcext:value-type="string">
            <text:p>Bilder</text:p>
          </table:table-cell>
          <table:table-cell table:style-name="ce13" office:value-type="string" calcext:value-type="string">
            <text:p>images</text:p>
          </table:table-cell>
          <table:table-cell table:style-name="ce13" table:number-columns-repeated="2"/>
          <table:table-cell table:style-name="ce13" office:value-type="string" calcext:value-type="string">
            <text:p>slike</text:p>
          </table:table-cell>
          <table:table-cell table:style-name="ce13" table:number-columns-repeated="4"/>
          <table:table-cell table:number-columns-repeated="1006"/>
        </table:table-row>
        <table:table-row table:style-name="ro1">
          <table:table-cell office:value-type="string" calcext:value-type="string">
            <text:p>function_exists_error <text:s text:c="15"/>= </text:p>
          </table:table-cell>
          <table:table-cell table:style-name="ce13"/>
          <table:table-cell table:style-name="ce13" office:value-type="string" calcext:value-type="string">
            <text:p>Funktion existiert nicht!</text:p>
          </table:table-cell>
          <table:table-cell table:style-name="ce13" office:value-type="string" calcext:value-type="string">
            <text:p>This function doesn't exist!</text:p>
          </table:table-cell>
          <table:table-cell table:style-name="ce13" table:number-columns-repeated="2"/>
          <table:table-cell table:style-name="ce13" office:value-type="string" calcext:value-type="string">
            <text:p>Ova funkcija ne postoji!</text:p>
          </table:table-cell>
          <table:table-cell table:style-name="ce13" table:number-columns-repeated="4"/>
          <table:table-cell table:number-columns-repeated="1006"/>
        </table:table-row>
        <table:table-row table:style-name="ro1">
          <table:table-cell office:value-type="string" calcext:value-type="string">
            <text:p>button_cancel <text:s text:c="23"/>= </text:p>
          </table:table-cell>
          <table:table-cell table:style-name="ce13" office:value-type="string" calcext:value-type="string">
            <text:p>Annullere</text:p>
          </table:table-cell>
          <table:table-cell table:style-name="ce13" office:value-type="string" calcext:value-type="string">
            <text:p>Abbrechen</text:p>
          </table:table-cell>
          <table:table-cell table:style-name="ce13" office:value-type="string" calcext:value-type="string">
            <text:p>Cancel</text:p>
          </table:table-cell>
          <table:table-cell table:style-name="ce13" table:number-columns-repeated="2"/>
          <table:table-cell table:style-name="ce13" office:value-type="string" calcext:value-type="string">
            <text:p>Otkazati</text:p>
          </table:table-cell>
          <table:table-cell table:style-name="ce13"/>
          <table:table-cell table:style-name="ce13" office:value-type="string" calcext:value-type="string">
            <text:p>Annuleren</text:p>
          </table:table-cell>
          <table:table-cell table:style-name="ce13" table:number-columns-repeated="2"/>
          <table:table-cell table:number-columns-repeated="1006"/>
        </table:table-row>
        <table:table-row table:style-name="ro1">
          <table:table-cell office:value-type="string" calcext:value-type="string">
            <text:p>button_save <text:s text:c="25"/>= </text:p>
          </table:table-cell>
          <table:table-cell table:style-name="ce13" office:value-type="string" calcext:value-type="string">
            <text:p>Gem</text:p>
          </table:table-cell>
          <table:table-cell table:style-name="ce13" office:value-type="string" calcext:value-type="string">
            <text:p>Speichern</text:p>
          </table:table-cell>
          <table:table-cell table:style-name="ce13" office:value-type="string" calcext:value-type="string">
            <text:p>Save</text:p>
          </table:table-cell>
          <table:table-cell table:style-name="ce13" table:number-columns-repeated="2"/>
          <table:table-cell table:style-name="ce13" office:value-type="string" calcext:value-type="string">
            <text:p>uštedjeti</text:p>
          </table:table-cell>
          <table:table-cell table:style-name="ce13"/>
          <table:table-cell table:style-name="ce13" office:value-type="string" calcext:value-type="string">
            <text:p>Opslaan</text:p>
          </table:table-cell>
          <table:table-cell table:style-name="ce13" table:number-columns-repeated="2"/>
          <table:table-cell table:number-columns-repeated="1006"/>
        </table:table-row>
        <table:table-row table:style-name="ro1">
          <table:table-cell office:value-type="string" calcext:value-type="string">
            <text:p>button_preview <text:s text:c="22"/>= </text:p>
          </table:table-cell>
          <table:table-cell table:style-name="ce13"/>
          <table:table-cell table:style-name="ce13" office:value-type="string" calcext:value-type="string">
            <text:p>Vorschau</text:p>
          </table:table-cell>
          <table:table-cell table:style-name="ce13" table:number-columns-repeated="3"/>
          <table:table-cell table:style-name="ce13" office:value-type="string" calcext:value-type="string">
            <text:p>Pregled</text:p>
          </table:table-cell>
          <table:table-cell table:style-name="ce13" table:number-columns-repeated="4"/>
          <table:table-cell table:number-columns-repeated="1006"/>
        </table:table-row>
        <table:table-row table:style-name="ro1">
          <table:table-cell office:value-type="string" calcext:value-type="string">
            <text:p>files_button <text:s text:c="24"/>= </text:p>
          </table:table-cell>
          <table:table-cell table:style-name="ce13" office:value-type="string" calcext:value-type="string">
            <text:p>Filer</text:p>
          </table:table-cell>
          <table:table-cell table:style-name="ce13" office:value-type="string" calcext:value-type="string">
            <text:p>Dateien</text:p>
          </table:table-cell>
          <table:table-cell table:style-name="ce13" office:value-type="string" calcext:value-type="string">
            <text:p>Files</text:p>
          </table:table-cell>
          <table:table-cell table:style-name="ce13" table:number-columns-repeated="2"/>
          <table:table-cell table:style-name="ce13" office:value-type="string" calcext:value-type="string">
            <text:p>Datoteke</text:p>
          </table:table-cell>
          <table:table-cell table:style-name="ce13"/>
          <table:table-cell table:style-name="ce13" office:value-type="string" calcext:value-type="string">
            <text:p>Bestanden</text:p>
          </table:table-cell>
          <table:table-cell table:style-name="ce13" table:number-columns-repeated="2"/>
          <table:table-cell table:number-columns-repeated="1006"/>
        </table:table-row>
        <table:table-row table:style-name="ro1">
          <table:table-cell office:value-type="string" calcext:value-type="string">
            <text:p>get_memory <text:s text:c="26"/>= </text:p>
          </table:table-cell>
          <table:table-cell table:style-name="ce13"/>
          <table:table-cell table:style-name="ce13" office:value-type="string" calcext:value-type="string">
            <text:p>Memory verwendet</text:p>
          </table:table-cell>
          <table:table-cell table:style-name="ce13" office:value-type="string" calcext:value-type="string">
            <text:p>memory used</text:p>
          </table:table-cell>
          <table:table-cell table:style-name="ce13" table:number-columns-repeated="2"/>
          <table:table-cell table:style-name="ce13" office:value-type="string" calcext:value-type="string">
            <text:p>korištena memorija</text:p>
          </table:table-cell>
          <table:table-cell table:style-name="ce13" table:number-columns-repeated="4"/>
          <table:table-cell table:number-columns-repeated="1006"/>
        </table:table-row>
        <table:table-row table:style-name="ro1">
          <table:table-cell office:value-type="string" calcext:value-type="string">
            <text:p>get_execut_time <text:s text:c="21"/>= </text:p>
          </table:table-cell>
          <table:table-cell/>
          <table:table-cell office:value-type="string" calcext:value-type="string">
            <text:p>Seite in {PARAM1} Sek. erstellt</text:p>
          </table:table-cell>
          <table:table-cell office:value-type="string" calcext:value-type="string">
            <text:p>Site created in {PARAM1} Sec.</text:p>
          </table:table-cell>
          <table:table-cell table:number-columns-repeated="2"/>
          <table:table-cell office:value-type="string" calcext:value-type="string">
            <text:p>Web mjesto izrađeno u {PARAM1} s.</text:p>
          </table:table-cell>
          <table:table-cell table:number-columns-repeated="1010"/>
        </table:table-row>
        <table:table-row table:style-name="ro1">
          <table:table-cell table:number-columns-repeated="1017"/>
        </table:table-row>
        <table:table-row table:style-name="ro1">
          <table:table-cell office:value-type="string" calcext:value-type="string">
            <text:p>properties_error_save <text:s text:c="15"/>= </text:p>
          </table:table-cell>
          <table:table-cell/>
          <table:table-cell office:value-type="string" calcext:value-type="string">
            <text:p>Fehler beim Speichern der Einstellung (bitte Dateirechte prüfen)!</text:p>
          </table:table-cell>
          <table:table-cell office:value-type="string" calcext:value-type="string">
            <text:p>Error while saving properties. Check file attributes.</text:p>
          </table:table-cell>
          <table:table-cell table:number-columns-repeated="2"/>
          <table:table-cell office:value-type="string" calcext:value-type="string">
            <text:p>Pogreška prilikom spremanja svojstava. Provjerite atribute datoteke.</text:p>
          </table:table-cell>
          <table:table-cell table:number-columns-repeated="1010"/>
        </table:table-row>
        <table:table-row table:style-name="ro1">
          <table:table-cell office:value-type="string" calcext:value-type="string">
            <text:p>properties <text:s text:c="26"/>= </text:p>
          </table:table-cell>
          <table:table-cell office:value-type="string" calcext:value-type="string">
            <text:p>Fejlmeddelelse fra Properties.php:</text:p>
          </table:table-cell>
          <table:table-cell office:value-type="string" calcext:value-type="string">
            <text:p>Meldung von Properties.php:</text:p>
          </table:table-cell>
          <table:table-cell office:value-type="string" calcext:value-type="string">
            <text:p>Error message from Properties.php:</text:p>
          </table:table-cell>
          <table:table-cell table:number-columns-repeated="2"/>
          <table:table-cell office:value-type="string" calcext:value-type="string">
            <text:p>Poruka o pogrešci iz Properties.php:</text:p>
          </table:table-cell>
          <table:table-cell/>
          <table:table-cell office:value-type="string" calcext:value-type="string">
            <text:p>Foutmelding van Properties.php:</text:p>
          </table:table-cell>
          <table:table-cell table:number-columns-repeated="1008"/>
        </table:table-row>
        <table:table-row table:style-name="ro1">
          <table:table-cell table:number-columns-repeated="1017"/>
        </table:table-row>
        <table:table-row table:style-name="ro1">
          <table:table-cell office:value-type="string" calcext:value-type="string">
            <text:p>editor_content_error_open <text:s text:c="11"/>= </text:p>
          </table:table-cell>
          <table:table-cell/>
          <table:table-cell office:value-type="string" calcext:value-type="string">
            <text:p>Fehler beim Lesen des Inhalts (bitte Dateirechte prüfen)!</text:p>
          </table:table-cell>
          <table:table-cell office:value-type="string" calcext:value-type="string">
            <text:p>Error while reading content. Check file attributes.</text:p>
          </table:table-cell>
          <table:table-cell table:number-columns-repeated="2"/>
          <table:table-cell office:value-type="string" calcext:value-type="string">
            <text:p>Pogreška tijekom čitanja sadržaja. Provjerite atribute datoteke.</text:p>
          </table:table-cell>
          <table:table-cell table:number-columns-repeated="1010"/>
        </table:table-row>
        <table:table-row table:style-name="ro1">
          <table:table-cell office:value-type="string" calcext:value-type="string">
            <text:p>editor_content_error_save <text:s text:c="11"/>= </text:p>
          </table:table-cell>
          <table:table-cell/>
          <table:table-cell office:value-type="string" calcext:value-type="string">
            <text:p>Fehler beim Speichern des Inhalts (bitte Dateirechte prüfen)!</text:p>
          </table:table-cell>
          <table:table-cell office:value-type="string" calcext:value-type="string">
            <text:p>Error while saving content. Check file attributes.</text:p>
          </table:table-cell>
          <table:table-cell table:number-columns-repeated="2"/>
          <table:table-cell office:value-type="string" calcext:value-type="string">
            <text:p>Pogreška prilikom spremanja sadržaja. Provjerite atribute datoteke.</text:p>
          </table:table-cell>
          <table:table-cell table:number-columns-repeated="1010"/>
        </table:table-row>
        <table:table-row table:style-name="ro1">
          <table:table-cell office:value-type="string" calcext:value-type="string">
            <text:p>toolbar_usersyntax <text:s text:c="18"/>= </text:p>
          </table:table-cell>
          <table:table-cell office:value-type="string" calcext:value-type="string">
            <text:p>Bruger-defineret syntaks elementer:</text:p>
          </table:table-cell>
          <table:table-cell office:value-type="string" calcext:value-type="string">
            <text:p>Benutzerdefinierte Syntaxelemente:</text:p>
          </table:table-cell>
          <table:table-cell office:value-type="string" calcext:value-type="string">
            <text:p>User-defined syntax elements:</text:p>
          </table:table-cell>
          <table:table-cell table:number-columns-repeated="2"/>
          <table:table-cell office:value-type="string" calcext:value-type="string">
            <text:p>Korisnički definirani elementi sintakse:</text:p>
          </table:table-cell>
          <table:table-cell/>
          <table:table-cell office:value-type="string" calcext:value-type="string">
            <text:p>Eigen gemaakte opmaak elementen:</text:p>
          </table:table-cell>
          <table:table-cell table:number-columns-repeated="1008"/>
        </table:table-row>
        <table:table-row table:style-name="ro1">
          <table:table-cell office:value-type="string" calcext:value-type="string">
            <text:p>toolbar_contents <text:s text:c="20"/>= </text:p>
          </table:table-cell>
          <table:table-cell office:value-type="string" calcext:value-type="string">
            <text:p>Indhold:</text:p>
          </table:table-cell>
          <table:table-cell office:value-type="string" calcext:value-type="string">
            <text:p>Inhalte:</text:p>
          </table:table-cell>
          <table:table-cell office:value-type="string" calcext:value-type="string">
            <text:p>Contents:</text:p>
          </table:table-cell>
          <table:table-cell table:number-columns-repeated="2"/>
          <table:table-cell office:value-type="string" calcext:value-type="string">
            <text:p>Sadržaj:</text:p>
          </table:table-cell>
          <table:table-cell/>
          <table:table-cell office:value-type="string" calcext:value-type="string">
            <text:p>Inhoud:</text:p>
          </table:table-cell>
          <table:table-cell table:number-columns-repeated="1008"/>
        </table:table-row>
        <table:table-row table:style-name="ro1">
          <table:table-cell office:value-type="string" calcext:value-type="string">
            <text:p>toolbar_plugins <text:s text:c="21"/>= </text:p>
          </table:table-cell>
          <table:table-cell office:value-type="string" calcext:value-type="string">
            <text:p>Tilføjelser:</text:p>
          </table:table-cell>
          <table:table-cell table:number-columns-repeated="2" office:value-type="string" calcext:value-type="string">
            <text:p>Plugins:</text:p>
          </table:table-cell>
          <table:table-cell table:number-columns-repeated="2"/>
          <table:table-cell office:value-type="string" calcext:value-type="string">
            <text:p>Dodaci:</text:p>
          </table:table-cell>
          <table:table-cell/>
          <table:table-cell office:value-type="string" calcext:value-type="string">
            <text:p>Plugins:</text:p>
          </table:table-cell>
          <table:table-cell table:number-columns-repeated="1008"/>
        </table:table-row>
        <table:table-row table:style-name="ro1">
          <table:table-cell office:value-type="string" calcext:value-type="string">
            <text:p>toolbar_platzhalter <text:s text:c="17"/>= </text:p>
          </table:table-cell>
          <table:table-cell office:value-type="string" calcext:value-type="string">
            <text:p>CMS variabler:</text:p>
          </table:table-cell>
          <table:table-cell office:value-type="string" calcext:value-type="string">
            <text:p>CMS-Variablen:</text:p>
          </table:table-cell>
          <table:table-cell office:value-type="string" calcext:value-type="string">
            <text:p>CMS variables:</text:p>
          </table:table-cell>
          <table:table-cell table:number-columns-repeated="2"/>
          <table:table-cell office:value-type="string" calcext:value-type="string">
            <text:p>CMS varijable:</text:p>
          </table:table-cell>
          <table:table-cell/>
          <table:table-cell office:value-type="string" calcext:value-type="string">
            <text:p>CMS variabelen:</text:p>
          </table:table-cell>
          <table:table-cell table:number-columns-repeated="1008"/>
        </table:table-row>
        <table:table-row table:style-name="ro1">
          <table:table-cell office:value-type="string" calcext:value-type="string">
            <text:p>toolbar_template <text:s text:c="20"/>= </text:p>
          </table:table-cell>
          <table:table-cell/>
          <table:table-cell office:value-type="string" calcext:value-type="string">
            <text:p>Template CSS und Bilder</text:p>
          </table:table-cell>
          <table:table-cell office:value-type="string" calcext:value-type="string">
            <text:p>Template CSS and Images</text:p>
          </table:table-cell>
          <table:table-cell table:number-columns-repeated="2"/>
          <table:table-cell office:value-type="string" calcext:value-type="string">
            <text:p>Predložak CSS i slike</text:p>
          </table:table-cell>
          <table:table-cell table:number-columns-repeated="1010"/>
        </table:table-row>
        <table:table-row table:style-name="ro1">
          <table:table-cell office:value-type="string" calcext:value-type="string">
            <text:p>toolbar_template_css <text:s text:c="16"/>= </text:p>
          </table:table-cell>
          <table:table-cell/>
          <table:table-cell table:number-columns-repeated="2" office:value-type="string" calcext:value-type="string">
            <text:p>CSS</text:p>
          </table:table-cell>
          <table:table-cell table:number-columns-repeated="2"/>
          <table:table-cell office:value-type="string" calcext:value-type="string">
            <text:p>CSS</text:p>
          </table:table-cell>
          <table:table-cell table:number-columns-repeated="1010"/>
        </table:table-row>
        <table:table-row table:style-name="ro1">
          <table:table-cell office:value-type="string" calcext:value-type="string">
            <text:p>toolbar_template_image <text:s text:c="14"/>= </text:p>
          </table:table-cell>
          <table:table-cell/>
          <table:table-cell office:value-type="string" calcext:value-type="string">
            <text:p>Bilder</text:p>
          </table:table-cell>
          <table:table-cell office:value-type="string" calcext:value-type="string">
            <text:p>Images</text:p>
          </table:table-cell>
          <table:table-cell table:number-columns-repeated="2"/>
          <table:table-cell office:value-type="string" calcext:value-type="string">
            <text:p>Slike</text:p>
          </table:table-cell>
          <table:table-cell table:number-columns-repeated="1010"/>
        </table:table-row>
        <table:table-row table:style-name="ro1">
          <table:table-cell office:value-type="string" calcext:value-type="string">
            <text:p>toolbar_platzhalter_CATEGORY <text:s text:c="8"/>= </text:p>
          </table:table-cell>
          <table:table-cell office:value-type="string" calcext:value-type="string">
            <text:p>Nuværende kategori: Mappe navn</text:p>
          </table:table-cell>
          <table:table-cell office:value-type="string" calcext:value-type="string">
            <text:p>Aktuelle Kategorie: Verzeichnisname</text:p>
          </table:table-cell>
          <table:table-cell office:value-type="string" calcext:value-type="string">
            <text:p>Current category: Directory name</text:p>
          </table:table-cell>
          <table:table-cell table:number-columns-repeated="2"/>
          <table:table-cell office:value-type="string" calcext:value-type="string">
            <text:p>Trenutna kategorija: Naziv direktorija</text:p>
          </table:table-cell>
          <table:table-cell/>
          <table:table-cell office:value-type="string" calcext:value-type="string">
            <text:p>Huidige categorie: Map naam</text:p>
          </table:table-cell>
          <table:table-cell table:number-columns-repeated="1008"/>
        </table:table-row>
        <table:table-row table:style-name="ro1">
          <table:table-cell office:value-type="string" calcext:value-type="string">
            <text:p>toolbar_platzhalter_CATEGORY_NAME <text:s text:c="3"/>= </text:p>
          </table:table-cell>
          <table:table-cell office:value-type="string" calcext:value-type="string">
            <text:p>Nuværende kategori: Navn</text:p>
          </table:table-cell>
          <table:table-cell office:value-type="string" calcext:value-type="string">
            <text:p>Aktuelle Kategorie: Name</text:p>
          </table:table-cell>
          <table:table-cell office:value-type="string" calcext:value-type="string">
            <text:p>Current category: Name</text:p>
          </table:table-cell>
          <table:table-cell table:number-columns-repeated="2"/>
          <table:table-cell office:value-type="string" calcext:value-type="string">
            <text:p>Trenutna kategorija: Ime</text:p>
          </table:table-cell>
          <table:table-cell/>
          <table:table-cell office:value-type="string" calcext:value-type="string">
            <text:p>Huidige categorie: Naam</text:p>
          </table:table-cell>
          <table:table-cell table:number-columns-repeated="1008"/>
        </table:table-row>
        <table:table-row table:style-name="ro1">
          <table:table-cell office:value-type="string" calcext:value-type="string">
            <text:p>toolbar_platzhalter_PAGE <text:s text:c="12"/>= </text:p>
          </table:table-cell>
          <table:table-cell office:value-type="string" calcext:value-type="string">
            <text:p>Nuværende indholdsside: Filnavn uden endelse</text:p>
          </table:table-cell>
          <table:table-cell office:value-type="string" calcext:value-type="string">
            <text:p>Aktuelle Inhaltsseite: Dateiname ohne Erweiterung</text:p>
          </table:table-cell>
          <table:table-cell office:value-type="string" calcext:value-type="string">
            <text:p>Current content page: File name without extension</text:p>
          </table:table-cell>
          <table:table-cell table:number-columns-repeated="2"/>
          <table:table-cell office:value-type="string" calcext:value-type="string">
            <text:p>Stranica s trenutnim sadržajem: Naziv datoteke bez nastavka</text:p>
          </table:table-cell>
          <table:table-cell/>
          <table:table-cell office:value-type="string" calcext:value-type="string">
            <text:p>Huidige webpagina: Bestand naam zonder extensie</text:p>
          </table:table-cell>
          <table:table-cell table:number-columns-repeated="1008"/>
        </table:table-row>
        <table:table-row table:style-name="ro1">
          <table:table-cell office:value-type="string" calcext:value-type="string">
            <text:p>toolbar_platzhalter_PAGE_NAME <text:s text:c="7"/>= </text:p>
          </table:table-cell>
          <table:table-cell office:value-type="string" calcext:value-type="string">
            <text:p>Nuværende indholdsside: Navn</text:p>
          </table:table-cell>
          <table:table-cell office:value-type="string" calcext:value-type="string">
            <text:p>Aktuelle Inhaltsseite: Name</text:p>
          </table:table-cell>
          <table:table-cell office:value-type="string" calcext:value-type="string">
            <text:p>Current content page: Name</text:p>
          </table:table-cell>
          <table:table-cell table:number-columns-repeated="2"/>
          <table:table-cell office:value-type="string" calcext:value-type="string">
            <text:p>Stranica trenutnog sadržaja: Ime</text:p>
          </table:table-cell>
          <table:table-cell/>
          <table:table-cell office:value-type="string" calcext:value-type="string">
            <text:p>Huidige webpagina: Naam</text:p>
          </table:table-cell>
          <table:table-cell table:number-columns-repeated="1008"/>
        </table:table-row>
        <table:table-row table:style-name="ro1">
          <table:table-cell office:value-type="string" calcext:value-type="string">
            <text:p>toolbar_platzhalter_PAGE_FILE <text:s text:c="7"/>= </text:p>
          </table:table-cell>
          <table:table-cell office:value-type="string" calcext:value-type="string">
            <text:p>Nuværende indholdsside: Filnavn</text:p>
          </table:table-cell>
          <table:table-cell office:value-type="string" calcext:value-type="string">
            <text:p>Aktuelle Inhaltsseite: Dateiname</text:p>
          </table:table-cell>
          <table:table-cell office:value-type="string" calcext:value-type="string">
            <text:p>Current content page: File name</text:p>
          </table:table-cell>
          <table:table-cell table:number-columns-repeated="2"/>
          <table:table-cell office:value-type="string" calcext:value-type="string">
            <text:p>Stranica s trenutnim sadržajem: Naziv datoteke</text:p>
          </table:table-cell>
          <table:table-cell/>
          <table:table-cell office:value-type="string" calcext:value-type="string">
            <text:p>Huidige webpagina: Bestand naam</text:p>
          </table:table-cell>
          <table:table-cell table:number-columns-repeated="1008"/>
        </table:table-row>
        <table:table-row table:style-name="ro1">
          <table:table-cell office:value-type="string" calcext:value-type="string">
            <text:p>toolbar_platzhalter_SEARCH <text:s text:c="10"/>= </text:p>
          </table:table-cell>
          <table:table-cell office:value-type="string" calcext:value-type="string">
            <text:p>Søg form</text:p>
          </table:table-cell>
          <table:table-cell office:value-type="string" calcext:value-type="string">
            <text:p>Suchformular</text:p>
          </table:table-cell>
          <table:table-cell office:value-type="string" calcext:value-type="string">
            <text:p>Search form</text:p>
          </table:table-cell>
          <table:table-cell table:number-columns-repeated="2"/>
          <table:table-cell office:value-type="string" calcext:value-type="string">
            <text:p>Obrazac za pretraživanje</text:p>
          </table:table-cell>
          <table:table-cell/>
          <table:table-cell office:value-type="string" calcext:value-type="string">
            <text:p>Zoek opdracht</text:p>
          </table:table-cell>
          <table:table-cell table:number-columns-repeated="1008"/>
        </table:table-row>
        <table:table-row table:style-name="ro1">
          <table:table-cell office:value-type="string" calcext:value-type="string">
            <text:p>toolbar_platzhalter_SITEMAPLINK <text:s text:c="5"/>= </text:p>
          </table:table-cell>
          <table:table-cell office:value-type="string" calcext:value-type="string">
            <text:p>Sitemap link</text:p>
          </table:table-cell>
          <table:table-cell office:value-type="string" calcext:value-type="string">
            <text:p>Link zur Sitemap</text:p>
          </table:table-cell>
          <table:table-cell office:value-type="string" calcext:value-type="string">
            <text:p>Sitemap link</text:p>
          </table:table-cell>
          <table:table-cell table:number-columns-repeated="2"/>
          <table:table-cell office:value-type="string" calcext:value-type="string">
            <text:p>Poveznica karte web mjesta</text:p>
          </table:table-cell>
          <table:table-cell/>
          <table:table-cell office:value-type="string" calcext:value-type="string">
            <text:p>Koppeling website overzicht</text:p>
          </table:table-cell>
          <table:table-cell table:number-columns-repeated="1008"/>
        </table:table-row>
        <table:table-row table:style-name="ro1">
          <table:table-cell office:value-type="string" calcext:value-type="string">
            <text:p>toolbar_platzhalter_CMSINFO <text:s text:c="9"/>= </text:p>
          </table:table-cell>
          <table:table-cell office:value-type="string" calcext:value-type="string">
            <text:p>CMS oplysninger</text:p>
          </table:table-cell>
          <table:table-cell office:value-type="string" calcext:value-type="string">
            <text:p>CMS-Informationen</text:p>
          </table:table-cell>
          <table:table-cell office:value-type="string" calcext:value-type="string">
            <text:p>CMS information</text:p>
          </table:table-cell>
          <table:table-cell table:number-columns-repeated="2"/>
          <table:table-cell office:value-type="string" calcext:value-type="string">
            <text:p>CMS informacije</text:p>
          </table:table-cell>
          <table:table-cell/>
          <table:table-cell office:value-type="string" calcext:value-type="string">
            <text:p>CMS informatie</text:p>
          </table:table-cell>
          <table:table-cell table:number-columns-repeated="1008"/>
        </table:table-row>
        <table:table-row table:style-name="ro1">
          <table:table-cell office:value-type="string" calcext:value-type="string">
            <text:p>toolbar_platzhalter_TABLEOFCONTENTS <text:s/>= </text:p>
          </table:table-cell>
          <table:table-cell office:value-type="string" calcext:value-type="string">
            <text:p>Nuværende indholdssides indholdsfortegnelse</text:p>
          </table:table-cell>
          <table:table-cell office:value-type="string" calcext:value-type="string">
            <text:p>Inhaltsverzeichnis der aktuellen Inhaltsseite</text:p>
          </table:table-cell>
          <table:table-cell office:value-type="string" calcext:value-type="string">
            <text:p>Current content page's table of contents</text:p>
          </table:table-cell>
          <table:table-cell table:number-columns-repeated="2"/>
          <table:table-cell office:value-type="string" calcext:value-type="string">
            <text:p>Sadržaj stranice s trenutnim sadržajem</text:p>
          </table:table-cell>
          <table:table-cell/>
          <table:table-cell office:value-type="string" calcext:value-type="string">
            <text:p>Inhoudsopgave van de huidige webpagina</text:p>
          </table:table-cell>
          <table:table-cell table:number-columns-repeated="1008"/>
        </table:table-row>
        <table:table-row table:style-name="ro1">
          <table:table-cell office:value-type="string" calcext:value-type="string">
            <text:p>toolbar_platzhalter_BASE_URL <text:s text:c="8"/>= </text:p>
          </table:table-cell>
          <table:table-cell/>
          <table:table-cell office:value-type="string" calcext:value-type="string">
            <text:p>URL-kodierte Basis-URL ohne Domain, Kategorie und Inhaltsseite</text:p>
          </table:table-cell>
          <table:table-cell office:value-type="string" calcext:value-type="string">
            <text:p>URL-encoded Base-URL without Domain, category and contentpage</text:p>
          </table:table-cell>
          <table:table-cell table:number-columns-repeated="2"/>
          <table:table-cell office:value-type="string" calcext:value-type="string">
            <text:p>Osnovni URL kodiran URL-om bez domene, kategorije i stranice sa sadržajem</text:p>
          </table:table-cell>
          <table:table-cell table:number-columns-repeated="1010"/>
        </table:table-row>
        <table:table-row table:style-name="ro1">
          <table:table-cell office:value-type="string" calcext:value-type="string">
            <text:p>toolbar_platzhalter_CATEGORY_URL <text:s text:c="4"/>= </text:p>
          </table:table-cell>
          <table:table-cell/>
          <table:table-cell office:value-type="string" calcext:value-type="string">
            <text:p>Aktuelle Kategorie: URL-kodiert</text:p>
          </table:table-cell>
          <table:table-cell office:value-type="string" calcext:value-type="string">
            <text:p>Current category: URL-encoded</text:p>
          </table:table-cell>
          <table:table-cell table:number-columns-repeated="2"/>
          <table:table-cell office:value-type="string" calcext:value-type="string">
            <text:p>Trenutačna kategorija: kodirano URL-om</text:p>
          </table:table-cell>
          <table:table-cell table:number-columns-repeated="1010"/>
        </table:table-row>
        <table:table-row table:style-name="ro1">
          <table:table-cell office:value-type="string" calcext:value-type="string">
            <text:p>toolbar_platzhalter_PAGE_URL <text:s text:c="8"/>= </text:p>
          </table:table-cell>
          <table:table-cell/>
          <table:table-cell office:value-type="string" calcext:value-type="string">
            <text:p>Aktuelle Inhaltsseite: URL-kodiert</text:p>
          </table:table-cell>
          <table:table-cell office:value-type="string" calcext:value-type="string">
            <text:p>Current Contentpage: URL-encoded</text:p>
          </table:table-cell>
          <table:table-cell table:number-columns-repeated="2"/>
          <table:table-cell office:value-type="string" calcext:value-type="string">
            <text:p>Stranica trenutnog sadržaja: kodirano URL-om</text:p>
          </table:table-cell>
          <table:table-cell table:number-columns-repeated="1010"/>
        </table:table-row>
        <table:table-row table:style-name="ro1">
          <table:table-cell office:value-type="string" calcext:value-type="string">
            <text:p>toolbar_platzhalter_CHARSET <text:s text:c="9"/>= </text:p>
          </table:table-cell>
          <table:table-cell/>
          <table:table-cell office:value-type="string" calcext:value-type="string">
            <text:p>Aktueller Zeichensatz</text:p>
          </table:table-cell>
          <table:table-cell table:number-columns-repeated="3"/>
          <table:table-cell office:value-type="string" calcext:value-type="string">
            <text:p>Trenutni skup znakova</text:p>
          </table:table-cell>
          <table:table-cell table:number-columns-repeated="1010"/>
        </table:table-row>
        <table:table-row table:style-name="ro1">
          <table:table-cell office:value-type="string" calcext:value-type="string">
            <text:p>toolbar_platzhalter_LAYOUT_DIR <text:s text:c="6"/>= </text:p>
          </table:table-cell>
          <table:table-cell/>
          <table:table-cell office:value-type="string" calcext:value-type="string">
            <text:p>Der Pfad zum aktuellen Template-Verzeichnis</text:p>
          </table:table-cell>
          <table:table-cell table:number-columns-repeated="3"/>
          <table:table-cell office:value-type="string" calcext:value-type="string">
            <text:p>Put do trenutnog direktorija predloška.</text:p>
          </table:table-cell>
          <table:table-cell table:number-columns-repeated="1010"/>
        </table:table-row>
        <table:table-row table:style-name="ro1">
          <table:table-cell office:value-type="string" calcext:value-type="string">
            <text:p>toolbar_platzhalter_WEBSITE_TITLE <text:s text:c="3"/>= </text:p>
          </table:table-cell>
          <table:table-cell/>
          <table:table-cell office:value-type="string" calcext:value-type="string">
            <text:p>Webseiten-Titel</text:p>
          </table:table-cell>
          <table:table-cell table:number-columns-repeated="3"/>
          <table:table-cell office:value-type="string" calcext:value-type="string">
            <text:p>Naslov web stranice</text:p>
          </table:table-cell>
          <table:table-cell table:number-columns-repeated="1010"/>
        </table:table-row>
        <table:table-row table:style-name="ro1">
          <table:table-cell office:value-type="string" calcext:value-type="string">
            <text:p>toolbar_platzhalter_WEBSITE_KEYWORDS = </text:p>
          </table:table-cell>
          <table:table-cell/>
          <table:table-cell office:value-type="string" calcext:value-type="string">
            <text:p>Webseiten Suchworte</text:p>
          </table:table-cell>
          <table:table-cell table:number-columns-repeated="3"/>
          <table:table-cell office:value-type="string" calcext:value-type="string">
            <text:p>Ključne riječi web stranice</text:p>
          </table:table-cell>
          <table:table-cell table:number-columns-repeated="1010"/>
        </table:table-row>
        <table:table-row table:style-name="ro1">
          <table:table-cell office:value-type="string" calcext:value-type="string">
            <text:p>toolbar_platzhalter_WEBSITE_DESCRIPTION = </text:p>
          </table:table-cell>
          <table:table-cell/>
          <table:table-cell office:value-type="string" calcext:value-type="string">
            <text:p>Webseiten-Beschreibung</text:p>
          </table:table-cell>
          <table:table-cell table:number-columns-repeated="3"/>
          <table:table-cell office:value-type="string" calcext:value-type="string">
            <text:p>Opis web stranice</text:p>
          </table:table-cell>
          <table:table-cell table:number-columns-repeated="1010"/>
        </table:table-row>
        <table:table-row table:style-name="ro1">
          <table:table-cell office:value-type="string" calcext:value-type="string">
            <text:p>toolbar_platzhalter_WEBSITE_NAME <text:s text:c="4"/>= </text:p>
          </table:table-cell>
          <table:table-cell/>
          <table:table-cell office:value-type="string" calcext:value-type="string">
            <text:p>Webseiten-Name</text:p>
          </table:table-cell>
          <table:table-cell table:number-columns-repeated="3"/>
          <table:table-cell office:value-type="string" calcext:value-type="string">
            <text:p>Naziv web stranice</text:p>
          </table:table-cell>
          <table:table-cell table:number-columns-repeated="1010"/>
        </table:table-row>
        <table:table-row table:style-name="ro1">
          <table:table-cell office:value-type="string" calcext:value-type="string">
            <text:p>toolbar_platzhalter_MAINMENU <text:s text:c="8"/>= </text:p>
          </table:table-cell>
          <table:table-cell/>
          <table:table-cell office:value-type="string" calcext:value-type="string">
            <text:p>Das Mainmenu</text:p>
          </table:table-cell>
          <table:table-cell table:number-columns-repeated="3"/>
          <table:table-cell office:value-type="string" calcext:value-type="string">
            <text:p>Glavni izbornik</text:p>
          </table:table-cell>
          <table:table-cell table:number-columns-repeated="1010"/>
        </table:table-row>
        <table:table-row table:style-name="ro1">
          <table:table-cell office:value-type="string" calcext:value-type="string">
            <text:p>toolbar_platzhalter_DETAILMENU <text:s text:c="6"/>= </text:p>
          </table:table-cell>
          <table:table-cell/>
          <table:table-cell office:value-type="string" calcext:value-type="string">
            <text:p>Das Detailmenu</text:p>
          </table:table-cell>
          <table:table-cell table:number-columns-repeated="3"/>
          <table:table-cell office:value-type="string" calcext:value-type="string">
            <text:p>Izbornik detalja</text:p>
          </table:table-cell>
          <table:table-cell table:number-columns-repeated="1010"/>
        </table:table-row>
        <table:table-row table:style-name="ro1">
          <table:table-cell office:value-type="string" calcext:value-type="string">
            <text:p>toolbar_platzhalter_MEMORYUSAGE <text:s text:c="5"/>= </text:p>
          </table:table-cell>
          <table:table-cell/>
          <table:table-cell office:value-type="string" calcext:value-type="string">
            <text:p>Von moziloCMS verbrauchter Speicher</text:p>
          </table:table-cell>
          <table:table-cell table:number-columns-repeated="3"/>
          <table:table-cell office:value-type="string" calcext:value-type="string">
            <text:p>Od moziloCMS-a potrošene memorije</text:p>
          </table:table-cell>
          <table:table-cell table:number-columns-repeated="1010"/>
        </table:table-row>
        <table:table-row table:style-name="ro1">
          <table:table-cell office:value-type="string" calcext:value-type="string">
            <text:p>toolbar_platzhalter_EXECUTETIME <text:s text:c="5"/>= </text:p>
          </table:table-cell>
          <table:table-cell/>
          <table:table-cell office:value-type="string" calcext:value-type="string">
            <text:p>Solange hat moziloCMS gebraucht</text:p>
          </table:table-cell>
          <table:table-cell table:number-columns-repeated="3"/>
          <table:table-cell office:value-type="string" calcext:value-type="string">
            <text:p>Toliko je vremena potrebno moziloCMS-u za učitavanje stranice.</text:p>
          </table:table-cell>
          <table:table-cell table:number-columns-repeated="1010"/>
        </table:table-row>
        <table:table-row table:style-name="ro1">
          <table:table-cell office:value-type="string" calcext:value-type="string">
            <text:p>toolbar_platzhalter_VALUE <text:s text:c="11"/>= </text:p>
          </table:table-cell>
          <table:table-cell/>
          <table:table-cell office:value-type="string" calcext:value-type="string">
            <text:p>Value</text:p>
          </table:table-cell>
          <table:table-cell table:number-columns-repeated="3"/>
          <table:table-cell office:value-type="string" calcext:value-type="string">
            <text:p>vrijednost</text:p>
          </table:table-cell>
          <table:table-cell table:number-columns-repeated="1010"/>
        </table:table-row>
        <table:table-row table:style-name="ro1">
          <table:table-cell office:value-type="string" calcext:value-type="string">
            <text:p>toolbar_platzhalter_DESCRIPTION <text:s text:c="5"/>= </text:p>
          </table:table-cell>
          <table:table-cell/>
          <table:table-cell office:value-type="string" calcext:value-type="string">
            <text:p>Description</text:p>
          </table:table-cell>
          <table:table-cell table:number-columns-repeated="3"/>
          <table:table-cell office:value-type="string" calcext:value-type="string">
            <text:p>Opis</text:p>
          </table:table-cell>
          <table:table-cell table:number-columns-repeated="1010"/>
        </table:table-row>
        <table:table-row table:style-name="ro1">
          <table:table-cell office:value-type="string" calcext:value-type="string">
            <text:p>toolbar_editor_linenumber <text:s text:c="11"/>= </text:p>
          </table:table-cell>
          <table:table-cell/>
          <table:table-cell office:value-type="string" calcext:value-type="string">
            <text:p>Zeilennummern anzeigen / ausblenden</text:p>
          </table:table-cell>
          <table:table-cell table:number-columns-repeated="3"/>
          <table:table-cell office:value-type="string" calcext:value-type="string">
            <text:p>Prikaži / sakrij brojeve linija</text:p>
          </table:table-cell>
          <table:table-cell table:number-columns-repeated="1010"/>
        </table:table-row>
        <table:table-row table:style-name="ro1">
          <table:table-cell office:value-type="string" calcext:value-type="string">
            <text:p>toolbar_editor_controlcharacter <text:s text:c="5"/>= </text:p>
          </table:table-cell>
          <table:table-cell/>
          <table:table-cell office:value-type="string" calcext:value-type="string">
            <text:p>Steuerzeichen anzeigen / ausblenden</text:p>
          </table:table-cell>
          <table:table-cell table:number-columns-repeated="3"/>
          <table:table-cell office:value-type="string" calcext:value-type="string">
            <text:p>Prikaži / sakrij kontrolne znakove</text:p>
          </table:table-cell>
          <table:table-cell table:number-columns-repeated="1010"/>
        </table:table-row>
        <table:table-row table:style-name="ro1">
          <table:table-cell office:value-type="string" calcext:value-type="string">
            <text:p>toolbar_editor_highlighter <text:s text:c="10"/>= </text:p>
          </table:table-cell>
          <table:table-cell/>
          <table:table-cell office:value-type="string" calcext:value-type="string">
            <text:p>Syntax-Hervorheben-Modus</text:p>
          </table:table-cell>
          <table:table-cell table:number-columns-repeated="3"/>
          <table:table-cell office:value-type="string" calcext:value-type="string">
            <text:p>Način isticanja sintakse</text:p>
          </table:table-cell>
          <table:table-cell table:number-columns-repeated="1010"/>
        </table:table-row>
        <table:table-row table:style-name="ro1">
          <table:table-cell office:value-type="string" calcext:value-type="string">
            <text:p>toolbar_editor_fontsize <text:s text:c="13"/>= </text:p>
          </table:table-cell>
          <table:table-cell/>
          <table:table-cell office:value-type="string" calcext:value-type="string">
            <text:p>Schriftgröße</text:p>
          </table:table-cell>
          <table:table-cell table:number-columns-repeated="3"/>
          <table:table-cell office:value-type="string" calcext:value-type="string">
            <text:p>veličina fonta</text:p>
          </table:table-cell>
          <table:table-cell table:number-columns-repeated="1010"/>
        </table:table-row>
        <table:table-row table:style-name="ro1">
          <table:table-cell office:value-type="string" calcext:value-type="string">
            <text:p>toolbar_editor_undo <text:s text:c="17"/>= </text:p>
          </table:table-cell>
          <table:table-cell/>
          <table:table-cell office:value-type="string" calcext:value-type="string">
            <text:p>Letzte Änderung rückgängig machen</text:p>
          </table:table-cell>
          <table:table-cell table:number-columns-repeated="3"/>
          <table:table-cell office:value-type="string" calcext:value-type="string">
            <text:p>poništi </text:p>
          </table:table-cell>
          <table:table-cell table:number-columns-repeated="1010"/>
        </table:table-row>
        <table:table-row table:style-name="ro1">
          <table:table-cell office:value-type="string" calcext:value-type="string">
            <text:p>toolbar_editor_redo <text:s text:c="17"/>= </text:p>
          </table:table-cell>
          <table:table-cell/>
          <table:table-cell office:value-type="string" calcext:value-type="string">
            <text:p>Letzte Änderung wiederherstellen</text:p>
          </table:table-cell>
          <table:table-cell table:number-columns-repeated="3"/>
          <table:table-cell office:value-type="string" calcext:value-type="string">
            <text:p>ponoviti </text:p>
          </table:table-cell>
          <table:table-cell table:number-columns-repeated="1010"/>
        </table:table-row>
        <table:table-row table:style-name="ro1">
          <table:table-cell office:value-type="string" calcext:value-type="string">
            <text:p>toolbar_editor_togglefold <text:s text:c="11"/>= </text:p>
          </table:table-cell>
          <table:table-cell/>
          <table:table-cell office:value-type="string" calcext:value-type="string">
            <text:p>Alle Syntaxelemente, die über mehrere Zeilen, gehen ein- / ausklappen</text:p>
          </table:table-cell>
          <table:table-cell table:number-columns-repeated="3"/>
          <table:table-cell office:value-type="string" calcext:value-type="string">
            <text:p>Presavijte / rasklopite sve elemente sintakse koji prelaze nekoliko redaka</text:p>
          </table:table-cell>
          <table:table-cell table:number-columns-repeated="1010"/>
        </table:table-row>
        <table:table-row table:style-name="ro1">
          <table:table-cell office:value-type="string" calcext:value-type="string">
            <text:p>toolbar_editor_search <text:s text:c="15"/>= </text:p>
          </table:table-cell>
          <table:table-cell/>
          <table:table-cell office:value-type="string" calcext:value-type="string">
            <text:p>Einen Begriff suchen</text:p>
          </table:table-cell>
          <table:table-cell table:number-columns-repeated="3"/>
          <table:table-cell office:value-type="string" calcext:value-type="string">
            <text:p>Potražite pojam</text:p>
          </table:table-cell>
          <table:table-cell table:number-columns-repeated="1010"/>
        </table:table-row>
        <table:table-row table:style-name="ro1">
          <table:table-cell office:value-type="string" calcext:value-type="string">
            <text:p>toolbar_editor_searchall <text:s text:c="12"/>= </text:p>
          </table:table-cell>
          <table:table-cell/>
          <table:table-cell office:value-type="string" calcext:value-type="string">
            <text:p>Alle gefunden Begriffe finden</text:p>
          </table:table-cell>
          <table:table-cell table:number-columns-repeated="3"/>
          <table:table-cell office:value-type="string" calcext:value-type="string">
            <text:p>Pronađi sve pretraživane pojmove</text:p>
          </table:table-cell>
          <table:table-cell table:number-columns-repeated="1010"/>
        </table:table-row>
        <table:table-row table:style-name="ro1">
          <table:table-cell office:value-type="string" calcext:value-type="string">
            <text:p>toolbar_editor_replace <text:s text:c="14"/>= </text:p>
          </table:table-cell>
          <table:table-cell/>
          <table:table-cell office:value-type="string" calcext:value-type="string">
            <text:p>gefundene Begriffe ersetzen</text:p>
          </table:table-cell>
          <table:table-cell table:number-columns-repeated="3"/>
          <table:table-cell office:value-type="string" calcext:value-type="string">
            <text:p>zamijeniti pronađene pojmove</text:p>
          </table:table-cell>
          <table:table-cell table:number-columns-repeated="1010"/>
        </table:table-row>
        <table:table-row table:style-name="ro1">
          <table:table-cell office:value-type="string" calcext:value-type="string">
            <text:p>toolbar_editor_textall <text:s text:c="14"/>= </text:p>
          </table:table-cell>
          <table:table-cell/>
          <table:table-cell office:value-type="string" calcext:value-type="string">
            <text:p>Alle</text:p>
          </table:table-cell>
          <table:table-cell table:number-columns-repeated="3"/>
          <table:table-cell office:value-type="string" calcext:value-type="string">
            <text:p>sve</text:p>
          </table:table-cell>
          <table:table-cell table:number-columns-repeated="1010"/>
        </table:table-row>
        <table:table-row table:style-name="ro1">
          <table:table-cell table:number-columns-repeated="1017"/>
        </table:table-row>
        <table:table-row table:style-name="ro1">
          <table:table-cell office:value-type="string" calcext:value-type="string">
            <text:p>filter_button_all_hide <text:s text:c="14"/>= </text:p>
          </table:table-cell>
          <table:table-cell/>
          <table:table-cell office:value-type="string" calcext:value-type="string">
            <text:p>Alle Inhaltsseiten ausblenden</text:p>
          </table:table-cell>
          <table:table-cell table:number-columns-repeated="3"/>
          <table:table-cell office:value-type="string" calcext:value-type="string">
            <text:p>Sakrij sve stranice sa sadržajem</text:p>
          </table:table-cell>
          <table:table-cell table:number-columns-repeated="1010"/>
        </table:table-row>
        <table:table-row table:style-name="ro1">
          <table:table-cell office:value-type="string" calcext:value-type="string">
            <text:p>filter_button_all_show <text:s text:c="14"/>= </text:p>
          </table:table-cell>
          <table:table-cell/>
          <table:table-cell office:value-type="string" calcext:value-type="string">
            <text:p>Alle Inhaltsseiten einblenden</text:p>
          </table:table-cell>
          <table:table-cell table:number-columns-repeated="3"/>
          <table:table-cell office:value-type="string" calcext:value-type="string">
            <text:p>Prikaži sve stranice sa sadržajem</text:p>
          </table:table-cell>
          <table:table-cell table:number-columns-repeated="1010"/>
        </table:table-row>
        <table:table-row table:style-name="ro1">
          <table:table-cell office:value-type="string" calcext:value-type="string">
            <text:p>filter_text <text:s text:c="25"/>= </text:p>
          </table:table-cell>
          <table:table-cell/>
          <table:table-cell office:value-type="string" calcext:value-type="string">
            <text:p>Filter</text:p>
          </table:table-cell>
          <table:table-cell table:number-columns-repeated="3"/>
          <table:table-cell office:value-type="string" calcext:value-type="string">
            <text:p>filtar</text:p>
          </table:table-cell>
          <table:table-cell table:number-columns-repeated="1010"/>
        </table:table-row>
        <table:table-row table:style-name="ro1">
          <table:table-cell office:value-type="string" calcext:value-type="string">
            <text:p>filter_text_gallery <text:s text:c="17"/>= </text:p>
          </table:table-cell>
          <table:table-cell/>
          <table:table-cell office:value-type="string" calcext:value-type="string">
            <text:p>Galerien</text:p>
          </table:table-cell>
          <table:table-cell table:number-columns-repeated="3"/>
          <table:table-cell office:value-type="string" calcext:value-type="string">
            <text:p>Galerije</text:p>
          </table:table-cell>
          <table:table-cell table:number-columns-repeated="1010"/>
        </table:table-row>
        <table:table-row table:style-name="ro1">
          <table:table-cell office:value-type="string" calcext:value-type="string">
            <text:p>filter_text_plugins <text:s text:c="17"/>= </text:p>
          </table:table-cell>
          <table:table-cell/>
          <table:table-cell office:value-type="string" calcext:value-type="string">
            <text:p>Plugins</text:p>
          </table:table-cell>
          <table:table-cell table:number-columns-repeated="3"/>
          <table:table-cell office:value-type="string" calcext:value-type="string">
            <text:p>Dodaci</text:p>
          </table:table-cell>
          <table:table-cell table:number-columns-repeated="1010"/>
        </table:table-row>
        <table:table-row table:style-name="ro1">
          <table:table-cell office:value-type="string" calcext:value-type="string">
            <text:p>filter_text_files <text:s text:c="19"/>= </text:p>
          </table:table-cell>
          <table:table-cell/>
          <table:table-cell office:value-type="string" calcext:value-type="string">
            <text:p>Kategorien</text:p>
          </table:table-cell>
          <table:table-cell table:number-columns-repeated="3"/>
          <table:table-cell office:value-type="string" calcext:value-type="string">
            <text:p>Datoteke</text:p>
          </table:table-cell>
          <table:table-cell table:number-columns-repeated="1010"/>
        </table:table-row>
        <table:table-row table:style-name="ro1">
          <table:table-cell office:value-type="string" calcext:value-type="string">
            <text:p>filter_text_catpage <text:s text:c="17"/>= </text:p>
          </table:table-cell>
          <table:table-cell/>
          <table:table-cell office:value-type="string" calcext:value-type="string">
            <text:p>Kategorien</text:p>
          </table:table-cell>
          <table:table-cell table:number-columns-repeated="3"/>
          <table:table-cell office:value-type="string" calcext:value-type="string">
            <text:p>Kategorije</text:p>
          </table:table-cell>
          <table:table-cell table:number-columns-repeated="1010"/>
        </table:table-row>
        <table:table-row table:style-name="ro1">
          <table:table-cell table:number-columns-repeated="1017"/>
        </table:table-row>
        <table:table-row table:style-name="ro1">
          <table:table-cell office:value-type="string" calcext:value-type="string">
            <text:p>home_button <text:s text:c="25"/>= </text:p>
          </table:table-cell>
          <table:table-cell office:value-type="string" calcext:value-type="string">
            <text:p>Hjem</text:p>
          </table:table-cell>
          <table:table-cell office:value-type="string" calcext:value-type="string">
            <text:p>Info</text:p>
          </table:table-cell>
          <table:table-cell office:value-type="string" calcext:value-type="string">
            <text:p>Home</text:p>
          </table:table-cell>
          <table:table-cell table:number-columns-repeated="2"/>
          <table:table-cell office:value-type="string" calcext:value-type="string">
            <text:p>Dom</text:p>
          </table:table-cell>
          <table:table-cell/>
          <table:table-cell office:value-type="string" calcext:value-type="string">
            <text:p>Home</text:p>
          </table:table-cell>
          <table:table-cell table:number-columns-repeated="1008"/>
        </table:table-row>
        <table:table-row table:style-name="ro1">
          <table:table-cell office:value-type="string" calcext:value-type="string">
            <text:p>home_multiuser <text:s text:c="22"/>= </text:p>
          </table:table-cell>
          <table:table-cell/>
          <table:table-cell office:value-type="string" calcext:value-type="string">
            <text:p>Multiuser Reset</text:p>
          </table:table-cell>
          <table:table-cell table:number-columns-repeated="3"/>
          <table:table-cell office:value-type="string" calcext:value-type="string">
            <text:p>Ponovno postavljanje višekorisničkog</text:p>
          </table:table-cell>
          <table:table-cell table:number-columns-repeated="1010"/>
        </table:table-row>
        <table:table-row table:style-name="ro1">
          <table:table-cell office:value-type="string" calcext:value-type="string">
            <text:p>home_multiuser_text <text:s text:c="17"/>= </text:p>
          </table:table-cell>
          <table:table-cell/>
          <table:table-cell office:value-type="string" calcext:value-type="string">
            <text:p>Schließt alle anderen noch aktiven Admin-Logins. &lt;br /&gt;Damit werden durch nicht erfolgte Logouts ggf. gesperrte Bereiche wieder frei.</text:p>
          </table:table-cell>
          <table:table-cell table:number-columns-repeated="3"/>
          <table:table-cell office:value-type="string" calcext:value-type="string">
            <text:p>Zatvara sve ostale administratorske prijave koje su još uvijek aktivne. &lt;br /&gt; Ovo će otključati i blokirana područja.</text:p>
          </table:table-cell>
          <table:table-cell table:number-columns-repeated="1010"/>
        </table:table-row>
        <table:table-row table:style-name="ro1">
          <table:table-cell office:value-type="string" calcext:value-type="string">
            <text:p>home_multiuser_button <text:s text:c="15"/>= </text:p>
          </table:table-cell>
          <table:table-cell/>
          <table:table-cell office:value-type="string" calcext:value-type="string">
            <text:p>Andere User abmelden</text:p>
          </table:table-cell>
          <table:table-cell table:number-columns-repeated="3"/>
          <table:table-cell office:value-type="string" calcext:value-type="string">
            <text:p>Odjavite ostale korisnike</text:p>
          </table:table-cell>
          <table:table-cell table:number-columns-repeated="1010"/>
        </table:table-row>
        <table:table-row table:style-name="ro1">
          <table:table-cell office:value-type="string" calcext:value-type="string">
            <text:p>home_multiuser_mode_text <text:s text:c="12"/>= </text:p>
          </table:table-cell>
          <table:table-cell/>
          <table:table-cell office:value-type="string" calcext:value-type="string">
            <text:p>Multiuser-Mode verfügbar</text:p>
          </table:table-cell>
          <table:table-cell table:number-columns-repeated="3"/>
          <table:table-cell office:value-type="string" calcext:value-type="string">
            <text:p>Dostupan višekorisnički način</text:p>
          </table:table-cell>
          <table:table-cell table:number-columns-repeated="1010"/>
        </table:table-row>
        <table:table-row table:style-name="ro1">
          <table:table-cell office:value-type="string" calcext:value-type="string">
            <text:p>home_text <text:s text:c="27"/>= </text:p>
          </table:table-cell>
          <table:table-cell office:value-type="string" calcext:value-type="string">
            <text:p>System information</text:p>
          </table:table-cell>
          <table:table-cell office:value-type="string" calcext:value-type="string">
            <text:p>System-Informationen</text:p>
          </table:table-cell>
          <table:table-cell office:value-type="string" calcext:value-type="string">
            <text:p>System information</text:p>
          </table:table-cell>
          <table:table-cell table:number-columns-repeated="2"/>
          <table:table-cell office:value-type="string" calcext:value-type="string">
            <text:p>Informacije o sustavu</text:p>
          </table:table-cell>
          <table:table-cell/>
          <table:table-cell office:value-type="string" calcext:value-type="string">
            <text:p>Systeem informatie</text:p>
          </table:table-cell>
          <table:table-cell table:number-columns-repeated="1008"/>
        </table:table-row>
        <table:table-row table:style-name="ro1">
          <table:table-cell office:value-type="string" calcext:value-type="string">
            <text:p>home_cmssize_text <text:s text:c="19"/>= </text:p>
          </table:table-cell>
          <table:table-cell/>
          <table:table-cell office:value-type="string" calcext:value-type="string">
            <text:p>Von moziloCMS benutzter Speicherplatz auf dem Server</text:p>
          </table:table-cell>
          <table:table-cell office:value-type="string" calcext:value-type="string">
            <text:p>Total size of CMS on server</text:p>
          </table:table-cell>
          <table:table-cell table:number-columns-repeated="2"/>
          <table:table-cell office:value-type="string" calcext:value-type="string">
            <text:p>Ukupna veličina CMS-a na poslužitelju</text:p>
          </table:table-cell>
          <table:table-cell table:number-columns-repeated="1010"/>
        </table:table-row>
        <table:table-row table:style-name="ro1">
          <table:table-cell office:value-type="string" calcext:value-type="string">
            <text:p>home_cmsversion_text <text:s text:c="16"/>= </text:p>
          </table:table-cell>
          <table:table-cell/>
          <table:table-cell office:value-type="string" calcext:value-type="string">
            <text:p>Installierte moziloCMS-Version</text:p>
          </table:table-cell>
          <table:table-cell office:value-type="string" calcext:value-type="string">
            <text:p>Installed version of moziloCMS</text:p>
          </table:table-cell>
          <table:table-cell table:number-columns-repeated="2"/>
          <table:table-cell office:value-type="string" calcext:value-type="string">
            <text:p>Instalirana verzija moziloCMS-a</text:p>
          </table:table-cell>
          <table:table-cell table:number-columns-repeated="1010"/>
        </table:table-row>
        <table:table-row table:style-name="ro1">
          <table:table-cell office:value-type="string" calcext:value-type="string">
            <text:p>home_cmsrevision_text <text:s text:c="15"/>= </text:p>
          </table:table-cell>
          <table:table-cell/>
          <table:table-cell office:value-type="string" calcext:value-type="string">
            <text:p>Revision</text:p>
          </table:table-cell>
          <table:table-cell office:value-type="string" calcext:value-type="string">
            <text:p>revision</text:p>
          </table:table-cell>
          <table:table-cell table:number-columns-repeated="2"/>
          <table:table-cell office:value-type="string" calcext:value-type="string">
            <text:p>revizija</text:p>
          </table:table-cell>
          <table:table-cell table:number-columns-repeated="1010"/>
        </table:table-row>
        <table:table-row table:style-name="ro1">
          <table:table-cell office:value-type="string" calcext:value-type="string">
            <text:p>home_phpversion_text <text:s text:c="16"/>= </text:p>
          </table:table-cell>
          <table:table-cell/>
          <table:table-cell office:value-type="string" calcext:value-type="string">
            <text:p>Installierte PHP-Version</text:p>
          </table:table-cell>
          <table:table-cell office:value-type="string" calcext:value-type="string">
            <text:p>Installed PHP version</text:p>
          </table:table-cell>
          <table:table-cell table:number-columns-repeated="2"/>
          <table:table-cell office:value-type="string" calcext:value-type="string">
            <text:p>Instalirana PHP verzija</text:p>
          </table:table-cell>
          <table:table-cell table:number-columns-repeated="1010"/>
        </table:table-row>
        <table:table-row table:style-name="ro1">
          <table:table-cell office:value-type="string" calcext:value-type="string">
            <text:p>home_error_phpversion_text <text:s text:c="10"/>= </text:p>
          </table:table-cell>
          <table:table-cell/>
          <table:table-cell office:value-type="string" calcext:value-type="string">
            <text:p>Die PHP-Version ist zu alt für moziloCMS, es wird min. 5.x benötigt.</text:p>
          </table:table-cell>
          <table:table-cell office:value-type="string" calcext:value-type="string">
            <text:p>Your PHP version is outdated. To use moziloCMS, you'll need at least 5.</text:p>
          </table:table-cell>
          <table:table-cell table:number-columns-repeated="2"/>
          <table:table-cell office:value-type="string" calcext:value-type="string">
            <text:p>Vaša je PHP verzija zastarjela. Da biste koristili moziloCMS, trebat će vam najmanje 5.x</text:p>
          </table:table-cell>
          <table:table-cell table:number-columns-repeated="1010"/>
        </table:table-row>
        <table:table-row table:style-name="ro1">
          <table:table-cell office:value-type="string" calcext:value-type="string">
            <text:p>home_installpath_text <text:s text:c="15"/>= </text:p>
          </table:table-cell>
          <table:table-cell/>
          <table:table-cell office:value-type="string" calcext:value-type="string">
            <text:p>Pfad des CMS auf dem Server</text:p>
          </table:table-cell>
          <table:table-cell office:value-type="string" calcext:value-type="string">
            <text:p>Serverlocation, moziloCMS is installed</text:p>
          </table:table-cell>
          <table:table-cell table:number-columns-repeated="2"/>
          <table:table-cell office:value-type="string" calcext:value-type="string">
            <text:p>Položaj poslužitelja, instaliran je moziloCMS</text:p>
          </table:table-cell>
          <table:table-cell table:number-columns-repeated="1010"/>
        </table:table-row>
        <table:table-row table:style-name="ro1">
          <table:table-cell office:value-type="string" calcext:value-type="string">
            <text:p>home_help <text:s text:c="27"/>= </text:p>
          </table:table-cell>
          <table:table-cell/>
          <table:table-cell office:value-type="string" calcext:value-type="string">
            <text:p>Hilfe und Dokumentation</text:p>
          </table:table-cell>
          <table:table-cell office:value-type="string" calcext:value-type="string">
            <text:p>Help</text:p>
          </table:table-cell>
          <table:table-cell table:number-columns-repeated="2"/>
          <table:table-cell office:value-type="string" calcext:value-type="string">
            <text:p>Pomoć</text:p>
          </table:table-cell>
          <table:table-cell table:number-columns-repeated="1010"/>
        </table:table-row>
        <table:table-row table:style-name="ro1">
          <table:table-cell office:value-type="string" calcext:value-type="string">
            <text:p>home_help_text_docu <text:s text:c="17"/>= </text:p>
          </table:table-cell>
          <table:table-cell/>
          <table:table-cell office:value-type="string" calcext:value-type="string">
            <text:p>Ausführliche Dokumentation in einem neuen Fenster / Tab</text:p>
          </table:table-cell>
          <table:table-cell table:number-columns-repeated="3"/>
          <table:table-cell office:value-type="string" calcext:value-type="string">
            <text:p>Detaljna dokumentacija u novom prozoru</text:p>
          </table:table-cell>
          <table:table-cell table:number-columns-repeated="1010"/>
        </table:table-row>
        <table:table-row table:style-name="ro1">
          <table:table-cell office:value-type="string" calcext:value-type="string">
            <text:p>home_help_text_info <text:s text:c="17"/>= </text:p>
          </table:table-cell>
          <table:table-cell/>
          <table:table-cell office:value-type="string" calcext:value-type="string">
            <text:p>Kurzeinführung in die Bedienung von moziloCMS</text:p>
          </table:table-cell>
          <table:table-cell table:number-columns-repeated="3"/>
          <table:table-cell office:value-type="string" calcext:value-type="string">
            <text:p>Kratki uvod u moziloCMS</text:p>
          </table:table-cell>
          <table:table-cell table:number-columns-repeated="1010"/>
        </table:table-row>
        <table:table-row table:style-name="ro1">
          <table:table-cell office:value-type="string" calcext:value-type="string">
            <text:p>home_no_help <text:s text:c="24"/>= </text:p>
          </table:table-cell>
          <table:table-cell/>
          <table:table-cell office:value-type="string" calcext:value-type="string">
            <text:p>Die Dokumentation ist nicht verfügbar!</text:p>
          </table:table-cell>
          <table:table-cell office:value-type="string" calcext:value-type="string">
            <text:p>Help is not available.</text:p>
          </table:table-cell>
          <table:table-cell table:number-columns-repeated="2"/>
          <table:table-cell office:value-type="string" calcext:value-type="string">
            <text:p>Pomoć nije dostupna.</text:p>
          </table:table-cell>
          <table:table-cell table:number-columns-repeated="1010"/>
        </table:table-row>
        <table:table-row table:style-name="ro1">
          <table:table-cell office:value-type="string" calcext:value-type="string">
            <text:p>home_mod_rewrite <text:s text:c="20"/>= </text:p>
          </table:table-cell>
          <table:table-cell/>
          <table:table-cell office:value-type="string" calcext:value-type="string">
            <text:p>mod_rewrite verfügbar</text:p>
          </table:table-cell>
          <table:table-cell office:value-type="string" calcext:value-type="string">
            <text:p>mod_rewrite is available.</text:p>
          </table:table-cell>
          <table:table-cell table:number-columns-repeated="2"/>
          <table:table-cell office:value-type="string" calcext:value-type="string">
            <text:p>mod_rewrite je dostupan.</text:p>
          </table:table-cell>
          <table:table-cell table:number-columns-repeated="1010"/>
        </table:table-row>
        <table:table-row table:style-name="ro1">
          <table:table-cell office:value-type="string" calcext:value-type="string">
            <text:p>home_error_mod_rewrite <text:s text:c="14"/>= </text:p>
          </table:table-cell>
          <table:table-cell office:value-type="string" calcext:value-type="string">
            <text:p>mod_rewrite er ikke tilgængelig.</text:p>
          </table:table-cell>
          <table:table-cell office:value-type="string" calcext:value-type="string">
            <text:p>Siehe Dokumentation für mehr Informationen LINK!</text:p>
          </table:table-cell>
          <table:table-cell office:value-type="string" calcext:value-type="string">
            <text:p>mod_rewrite is not available.</text:p>
          </table:table-cell>
          <table:table-cell table:number-columns-repeated="2"/>
          <table:table-cell office:value-type="string" calcext:value-type="string">
            <text:p>mod_rewrite nije dostupan.</text:p>
          </table:table-cell>
          <table:table-cell/>
          <table:table-cell office:value-type="string" calcext:value-type="string">
            <text:p>mod_rewrite is niet beschikbaar.</text:p>
          </table:table-cell>
          <table:table-cell table:number-columns-repeated="1008"/>
        </table:table-row>
        <table:table-row table:style-name="ro1">
          <table:table-cell office:value-type="string" calcext:value-type="string">
            <text:p>home_mod_rewrite_deact <text:s text:c="14"/>= </text:p>
          </table:table-cell>
          <table:table-cell/>
          <table:table-cell office:value-type="string" calcext:value-type="string">
            <text:p>nicht aktiviert</text:p>
          </table:table-cell>
          <table:table-cell table:number-columns-repeated="3"/>
          <table:table-cell office:value-type="string" calcext:value-type="string">
            <text:p>nije aktivirano</text:p>
          </table:table-cell>
          <table:table-cell table:number-columns-repeated="1010"/>
        </table:table-row>
        <table:table-row table:style-name="ro1">
          <table:table-cell office:value-type="string" calcext:value-type="string">
            <text:p>home_error_safe_mode <text:s text:c="16"/>= </text:p>
          </table:table-cell>
          <table:table-cell office:value-type="string" calcext:value-type="string">
            <text:p>Safe_mode er aktiv! &lt;br /&gt;moziloCMS vil ikke virke korrekt.</text:p>
          </table:table-cell>
          <table:table-cell office:value-type="string" calcext:value-type="string">
            <text:p>moziloCMS funktioniert unter Umständen nicht richtig mit aktivem Safe-Mode!</text:p>
          </table:table-cell>
          <table:table-cell office:value-type="string" calcext:value-type="string">
            <text:p>Safe mode is active!&lt;br /&gt;moziloCMS may not work properly.</text:p>
          </table:table-cell>
          <table:table-cell table:number-columns-repeated="2"/>
          <table:table-cell office:value-type="string" calcext:value-type="string">
            <text:p>Aktivan je siguran način! &lt;br&gt; moziloCMS možda neće raditi ispravno.</text:p>
          </table:table-cell>
          <table:table-cell/>
          <table:table-cell office:value-type="string" calcext:value-type="string">
            <text:p>Veilige modus is actief!&lt;br /&gt;moziloCMS werkt mogelijk niet naar behoren.</text:p>
          </table:table-cell>
          <table:table-cell table:number-columns-repeated="1008"/>
        </table:table-row>
        <table:table-row table:style-name="ro1">
          <table:table-cell office:value-type="string" calcext:value-type="string">
            <text:p>home_text_safemode <text:s text:c="18"/>= </text:p>
          </table:table-cell>
          <table:table-cell office:value-type="string" calcext:value-type="string">
            <text:p>Safe_mode aktiv</text:p>
          </table:table-cell>
          <table:table-cell office:value-type="string" calcext:value-type="string">
            <text:p>Safe-Mode aktiv</text:p>
          </table:table-cell>
          <table:table-cell office:value-type="string" calcext:value-type="string">
            <text:p>Safe mode active</text:p>
          </table:table-cell>
          <table:table-cell table:number-columns-repeated="2"/>
          <table:table-cell office:value-type="string" calcext:value-type="string">
            <text:p>Aktivan siguran način.</text:p>
          </table:table-cell>
          <table:table-cell/>
          <table:table-cell office:value-type="string" calcext:value-type="string">
            <text:p>Veilige modus actief</text:p>
          </table:table-cell>
          <table:table-cell table:number-columns-repeated="1008"/>
        </table:table-row>
        <table:table-row table:style-name="ro1">
          <table:table-cell office:value-type="string" calcext:value-type="string">
            <text:p>home_text_gd <text:s text:c="24"/>= </text:p>
          </table:table-cell>
          <table:table-cell office:value-type="string" calcext:value-type="string">
            <text:p>GDlib er tilgængelig</text:p>
          </table:table-cell>
          <table:table-cell office:value-type="string" calcext:value-type="string">
            <text:p>Grafikbibliothek GDlib verfügbar</text:p>
          </table:table-cell>
          <table:table-cell office:value-type="string" calcext:value-type="string">
            <text:p>GDlib is available</text:p>
          </table:table-cell>
          <table:table-cell table:number-columns-repeated="2"/>
          <table:table-cell office:value-type="string" calcext:value-type="string">
            <text:p>GDlib je dostupan.</text:p>
          </table:table-cell>
          <table:table-cell/>
          <table:table-cell office:value-type="string" calcext:value-type="string">
            <text:p>GDlib is beschikbaar</text:p>
          </table:table-cell>
          <table:table-cell table:number-columns-repeated="1008"/>
        </table:table-row>
        <table:table-row table:style-name="ro1">
          <table:table-cell office:value-type="string" calcext:value-type="string">
            <text:p>home_error_gd <text:s text:c="23"/>= </text:p>
          </table:table-cell>
          <table:table-cell office:value-type="string" calcext:value-type="string">
            <text:p>GDlib er ikke tilgængelig. &lt;br /&gt;Nogle funktioner vil ikke fungere, f.eks skalering af billeder under overførsel.</text:p>
          </table:table-cell>
          <table:table-cell office:value-type="string" calcext:value-type="string">
            <text:p>Die Grafikbibliothek GDlib ist nicht verfügbar.&lt;br /&gt;moziloCMS kann bestimmte Funktionen (z.B. das Skalieren von Bildern beim Hochladen) nicht ausführen!</text:p>
          </table:table-cell>
          <table:table-cell office:value-type="string" calcext:value-type="string">
            <text:p>GDlib is not available.&lt;br /&gt;Some functions will not work, e.g. scaling images on upload.</text:p>
          </table:table-cell>
          <table:table-cell table:number-columns-repeated="2"/>
          <table:table-cell office:value-type="string" calcext:value-type="string">
            <text:p>GDlib nije dostupan. &lt;br&gt; Neke funkcije neće raditi, npr. skaliranje slika pri prijenosu.</text:p>
          </table:table-cell>
          <table:table-cell/>
          <table:table-cell office:value-type="string" calcext:value-type="string">
            <text:p>GDlib is niet beschikbaar.&lt;br /&gt;Enkele functionaliteiten zullen niet werken, bv. afmetingen van plaatjes aanpassen na uploaden.</text:p>
          </table:table-cell>
          <table:table-cell table:number-columns-repeated="1008"/>
        </table:table-row>
        <table:table-row table:style-name="ro1">
          <table:table-cell office:value-type="string" calcext:value-type="string">
            <text:p>home_mailtest_mailsubject <text:s text:c="11"/>= </text:p>
          </table:table-cell>
          <table:table-cell/>
          <table:table-cell office:value-type="string" calcext:value-type="string">
            <text:p>moziloCMS-Testmail</text:p>
          </table:table-cell>
          <table:table-cell office:value-type="string" calcext:value-type="string">
            <text:p>moziloCMS test e-mail</text:p>
          </table:table-cell>
          <table:table-cell table:number-columns-repeated="2"/>
          <table:table-cell office:value-type="string" calcext:value-type="string">
            <text:p>moziloCMS testni e-mail</text:p>
          </table:table-cell>
          <table:table-cell table:number-columns-repeated="1010"/>
        </table:table-row>
        <table:table-row table:style-name="ro1">
          <table:table-cell office:value-type="string" calcext:value-type="string">
            <text:p>home_mailtest_mailcontent <text:s text:c="11"/>= </text:p>
          </table:table-cell>
          <table:table-cell/>
          <table:table-cell office:value-type="string" calcext:value-type="string">
            <text:p>E-MAIL TEST ERFOLGREICH! moziloCMS ist in der Lage, Mails zu versenden!</text:p>
          </table:table-cell>
          <table:table-cell office:value-type="string" calcext:value-type="string">
            <text:p>Congratulation! moziloCMS is able to send e-mails.</text:p>
          </table:table-cell>
          <table:table-cell table:number-columns-repeated="2"/>
          <table:table-cell office:value-type="string" calcext:value-type="string">
            <text:p>Svaka čast! moziloCMS je u mogućnosti slati e-poštu.</text:p>
          </table:table-cell>
          <table:table-cell table:number-columns-repeated="1010"/>
        </table:table-row>
        <table:table-row table:style-name="ro1">
          <table:table-cell office:value-type="string" calcext:value-type="string">
            <text:p>home_text_test_mail <text:s text:c="17"/>= </text:p>
          </table:table-cell>
          <table:table-cell office:value-type="string" calcext:value-type="string">
            <text:p>Indtast en gyldig e-mail adresse for at sende en test e-mail.</text:p>
          </table:table-cell>
          <table:table-cell office:value-type="string" calcext:value-type="string">
            <text:p>Nach Eingabe einer E-Mail-Adresse und drücken der ENTER-Taste wird eine Testmail abgeschickt.&lt;br /&gt;Dies dient der Feststellung, ob moziloCMS E-Mails über den Server versenden kann.</text:p>
          </table:table-cell>
          <table:table-cell office:value-type="string" calcext:value-type="string">
            <text:p>Enter a valid e-mail adress to send a test e-mail to.</text:p>
          </table:table-cell>
          <table:table-cell table:number-columns-repeated="2"/>
          <table:table-cell office:value-type="string" calcext:value-type="string">
            <text:p>Unesite valjanu adresu e-pošte na koju ćete poslati probnu e-poštu.</text:p>
          </table:table-cell>
          <table:table-cell/>
          <table:table-cell office:value-type="string" calcext:value-type="string">
            <text:p>Geef een bestaand e-mail adres op waar de test e-mail naar toe moet worden gezonden.</text:p>
          </table:table-cell>
          <table:table-cell table:number-columns-repeated="1008"/>
        </table:table-row>
        <table:table-row table:style-name="ro1">
          <table:table-cell office:value-type="string" calcext:value-type="string">
            <text:p>home_messages_test_mail <text:s text:c="13"/>= </text:p>
          </table:table-cell>
          <table:table-cell office:value-type="string" calcext:value-type="string">
            <text:p>En test e-mail blev sendt til den angivne adresse. Hvis den kom frem er serveren i stand til at sende e-mail!</text:p>
          </table:table-cell>
          <table:table-cell office:value-type="string" calcext:value-type="string">
            <text:p>Eine Test-E-Mail wurde an die angegebene Adresse geschickt. Wenn die E-Mail ankommt, kann der Server Mails versenden!</text:p>
          </table:table-cell>
          <table:table-cell office:value-type="string" calcext:value-type="string">
            <text:p>A test e-mail was sent to the specified adress. If it arrived, your server is able to send e-mails!</text:p>
          </table:table-cell>
          <table:table-cell table:number-columns-repeated="2"/>
          <table:table-cell office:value-type="string" calcext:value-type="string">
            <text:p>Na navedenu adresu poslan je testni e-mail. Ako je stigao, vaš poslužitelj može slati e-poštu!</text:p>
          </table:table-cell>
          <table:table-cell/>
          <table:table-cell office:value-type="string" calcext:value-type="string">
            <text:p>Een test e-mail is verzonden naar het opgegeven adres. Als die is ontvangen kan je server dus e-mail versturen.</text:p>
          </table:table-cell>
          <table:table-cell table:number-columns-repeated="1008"/>
        </table:table-row>
        <table:table-row table:style-name="ro1">
          <table:table-cell office:value-type="string" calcext:value-type="string">
            <text:p>home_messages_no_mail <text:s text:c="15"/>= </text:p>
          </table:table-cell>
          <table:table-cell office:value-type="string" calcext:value-type="string">
            <text:p>Din server er ikke i stand til at sende e-mail.</text:p>
          </table:table-cell>
          <table:table-cell office:value-type="string" calcext:value-type="string">
            <text:p>Der Server unterstützt leider kein Versenden von E-Mails!</text:p>
          </table:table-cell>
          <table:table-cell office:value-type="string" calcext:value-type="string">
            <text:p>Your server isn't able to send e-mails.</text:p>
          </table:table-cell>
          <table:table-cell table:number-columns-repeated="2"/>
          <table:table-cell office:value-type="string" calcext:value-type="string">
            <text:p>Vaš poslužitelj nije u mogućnosti slati e-poštu.</text:p>
          </table:table-cell>
          <table:table-cell/>
          <table:table-cell office:value-type="string" calcext:value-type="string">
            <text:p>Je server kan geen mail versturen.</text:p>
          </table:table-cell>
          <table:table-cell table:number-columns-repeated="1008"/>
        </table:table-row>
        <table:table-row table:style-name="ro1">
          <table:table-cell office:value-type="string" calcext:value-type="string">
            <text:p>home_error_test_mail <text:s text:c="16"/>= </text:p>
          </table:table-cell>
          <table:table-cell office:value-type="string" calcext:value-type="string">
            <text:p>Indtast en gyldig e-mail adresse.</text:p>
          </table:table-cell>
          <table:table-cell office:value-type="string" calcext:value-type="string">
            <text:p>Bitte eine gültige E-Mail-Adresse eingeben!</text:p>
          </table:table-cell>
          <table:table-cell office:value-type="string" calcext:value-type="string">
            <text:p>Please enter a valid e-mail adress.</text:p>
          </table:table-cell>
          <table:table-cell table:number-columns-repeated="2"/>
          <table:table-cell office:value-type="string" calcext:value-type="string">
            <text:p>Unesite valjanu adresu e-pošte.</text:p>
          </table:table-cell>
          <table:table-cell/>
          <table:table-cell office:value-type="string" calcext:value-type="string">
            <text:p>Geef een geldig e-mail adres op.</text:p>
          </table:table-cell>
          <table:table-cell table:number-columns-repeated="1008"/>
        </table:table-row>
        <table:table-row table:style-name="ro1">
          <table:table-cell office:value-type="string" calcext:value-type="string">
            <text:p>home_cmsinfo <text:s text:c="24"/>= </text:p>
          </table:table-cell>
          <table:table-cell/>
          <table:table-cell office:value-type="string" calcext:value-type="string">
            <text:p>CMS-Informationen</text:p>
          </table:table-cell>
          <table:table-cell office:value-type="string" calcext:value-type="string">
            <text:p>CMS informations</text:p>
          </table:table-cell>
          <table:table-cell table:number-columns-repeated="2"/>
          <table:table-cell office:value-type="string" calcext:value-type="string">
            <text:p>CMS informacije</text:p>
          </table:table-cell>
          <table:table-cell table:number-columns-repeated="1010"/>
        </table:table-row>
        <table:table-row table:style-name="ro1">
          <table:table-cell office:value-type="string" calcext:value-type="string">
            <text:p>home_serverinfo <text:s text:c="21"/>= </text:p>
          </table:table-cell>
          <table:table-cell/>
          <table:table-cell office:value-type="string" calcext:value-type="string">
            <text:p>Server-Informationen / Voraussetzungen</text:p>
          </table:table-cell>
          <table:table-cell office:value-type="string" calcext:value-type="string">
            <text:p>Server Informations/conditions</text:p>
          </table:table-cell>
          <table:table-cell table:number-columns-repeated="2"/>
          <table:table-cell office:value-type="string" calcext:value-type="string">
            <text:p>Informacije o poslužitelju</text:p>
          </table:table-cell>
          <table:table-cell table:number-columns-repeated="1010"/>
        </table:table-row>
        <table:table-row table:style-name="ro1">
          <table:table-cell office:value-type="string" calcext:value-type="string">
            <text:p>home_titel_test_mail <text:s text:c="16"/>= </text:p>
          </table:table-cell>
          <table:table-cell office:value-type="string" calcext:value-type="string">
            <text:p>E-mail test</text:p>
          </table:table-cell>
          <table:table-cell office:value-type="string" calcext:value-type="string">
            <text:p>Mailversand-Test</text:p>
          </table:table-cell>
          <table:table-cell office:value-type="string" calcext:value-type="string">
            <text:p>E-mail test</text:p>
          </table:table-cell>
          <table:table-cell table:number-columns-repeated="2"/>
          <table:table-cell office:value-type="string" calcext:value-type="string">
            <text:p>Test e-pošte</text:p>
          </table:table-cell>
          <table:table-cell/>
          <table:table-cell office:value-type="string" calcext:value-type="string">
            <text:p>E-mail test</text:p>
          </table:table-cell>
          <table:table-cell table:number-columns-repeated="1008"/>
        </table:table-row>
        <table:table-row table:style-name="ro1">
          <table:table-cell office:value-type="string" calcext:value-type="string">
            <text:p>home_text_backupsystem <text:s text:c="14"/>= </text:p>
          </table:table-cell>
          <table:table-cell/>
          <table:table-cell office:value-type="string" calcext:value-type="string">
            <text:p>Backup- und Install-System verfügbar</text:p>
          </table:table-cell>
          <table:table-cell office:value-type="string" calcext:value-type="string">
            <text:p>Backup and Install system is available</text:p>
          </table:table-cell>
          <table:table-cell table:number-columns-repeated="2"/>
          <table:table-cell office:value-type="string" calcext:value-type="string">
            <text:p>Dostupan je sustav sigurnosne kopije i instalacije.</text:p>
          </table:table-cell>
          <table:table-cell table:number-columns-repeated="1010"/>
        </table:table-row>
        <table:table-row table:style-name="ro1">
          <table:table-cell office:value-type="string" calcext:value-type="string">
            <text:p>home_error_backupsystem <text:s text:c="13"/>= </text:p>
          </table:table-cell>
          <table:table-cell/>
          <table:table-cell office:value-type="string" calcext:value-type="string">
            <text:p>Backup- und Install-System nicht verfügbar</text:p>
          </table:table-cell>
          <table:table-cell office:value-type="string" calcext:value-type="string">
            <text:p>Backup und Install system is not available</text:p>
          </table:table-cell>
          <table:table-cell table:number-columns-repeated="2"/>
          <table:table-cell office:value-type="string" calcext:value-type="string">
            <text:p>Sustav za izradu sigurnosnih kopija i instalaciju nije dostupan.</text:p>
          </table:table-cell>
          <table:table-cell table:number-columns-repeated="1010"/>
        </table:table-row>
        <table:table-row table:style-name="ro1">
          <table:table-cell office:value-type="string" calcext:value-type="string">
            <text:p>home_date_text <text:s text:c="22"/>= </text:p>
          </table:table-cell>
          <table:table-cell/>
          <table:table-cell office:value-type="string" calcext:value-type="string">
            <text:p>Aktuelles Jahr-Monat-Tag Stunde:Minute:Sekunde Zeitzone</text:p>
          </table:table-cell>
          <table:table-cell table:number-columns-repeated="3"/>
          <table:table-cell office:value-type="string" calcext:value-type="string">
            <text:p>Trenutna godina-mjesec-dan sat: minuta: druga vremenska zona</text:p>
          </table:table-cell>
          <table:table-cell table:number-columns-repeated="1010"/>
        </table:table-row>
        <table:table-row table:style-name="ro1">
          <table:table-cell office:value-type="string" calcext:value-type="string">
            <text:p>home_text_locale <text:s text:c="20"/>= </text:p>
          </table:table-cell>
          <table:table-cell/>
          <table:table-cell office:value-type="string" calcext:value-type="string">
            <text:p>Spracheinstellung der Serverumgebung - (PHP setlocale)</text:p>
          </table:table-cell>
          <table:table-cell table:number-columns-repeated="3"/>
          <table:table-cell office:value-type="string" calcext:value-type="string">
            <text:p>Postavke jezika poslužiteljskog okruženja - (PHP setlocale)</text:p>
          </table:table-cell>
          <table:table-cell table:number-columns-repeated="1010"/>
        </table:table-row>
        <table:table-row table:style-name="ro1">
          <table:table-cell office:value-type="string" calcext:value-type="string">
            <text:p>home_text_nolocale <text:s text:c="18"/>= </text:p>
          </table:table-cell>
          <table:table-cell/>
          <table:table-cell office:value-type="string" calcext:value-type="string">
            <text:p>Webservers</text:p>
          </table:table-cell>
          <table:table-cell table:number-columns-repeated="3"/>
          <table:table-cell office:value-type="string" calcext:value-type="string">
            <text:p>Web poslužitelji</text:p>
          </table:table-cell>
          <table:table-cell table:number-columns-repeated="1010"/>
        </table:table-row>
        <table:table-row table:style-name="ro1">
          <table:table-cell table:number-columns-repeated="1017"/>
        </table:table-row>
        <table:table-row table:style-name="ro1">
          <table:table-cell office:value-type="string" calcext:value-type="string">
            <text:p>catpage_button <text:s text:c="22"/>= </text:p>
          </table:table-cell>
          <table:table-cell/>
          <table:table-cell office:value-type="string" calcext:value-type="string">
            <text:p>Inhalt</text:p>
          </table:table-cell>
          <table:table-cell office:value-type="string" calcext:value-type="string">
            <text:p>Content</text:p>
          </table:table-cell>
          <table:table-cell table:number-columns-repeated="2"/>
          <table:table-cell office:value-type="string" calcext:value-type="string">
            <text:p>Sadržaj</text:p>
          </table:table-cell>
          <table:table-cell table:number-columns-repeated="1010"/>
        </table:table-row>
        <table:table-row table:style-name="ro1">
          <table:table-cell office:value-type="string" calcext:value-type="string">
            <text:p>category_button <text:s text:c="21"/>= </text:p>
          </table:table-cell>
          <table:table-cell office:value-type="string" calcext:value-type="string">
            <text:p>Kategorier</text:p>
          </table:table-cell>
          <table:table-cell office:value-type="string" calcext:value-type="string">
            <text:p>Kategorien</text:p>
          </table:table-cell>
          <table:table-cell office:value-type="string" calcext:value-type="string">
            <text:p>Categories</text:p>
          </table:table-cell>
          <table:table-cell table:number-columns-repeated="2"/>
          <table:table-cell office:value-type="string" calcext:value-type="string">
            <text:p>Kategorije</text:p>
          </table:table-cell>
          <table:table-cell/>
          <table:table-cell office:value-type="string" calcext:value-type="string">
            <text:p>Categorieën</text:p>
          </table:table-cell>
          <table:table-cell table:number-columns-repeated="1008"/>
        </table:table-row>
        <table:table-row table:style-name="ro1">
          <table:table-cell office:value-type="string" calcext:value-type="string">
            <text:p>page_button <text:s text:c="25"/>= </text:p>
          </table:table-cell>
          <table:table-cell office:value-type="string" calcext:value-type="string">
            <text:p>Indholdssider</text:p>
          </table:table-cell>
          <table:table-cell office:value-type="string" calcext:value-type="string">
            <text:p>Inhaltsseiten</text:p>
          </table:table-cell>
          <table:table-cell office:value-type="string" calcext:value-type="string">
            <text:p>Content pages</text:p>
          </table:table-cell>
          <table:table-cell table:number-columns-repeated="2"/>
          <table:table-cell office:value-type="string" calcext:value-type="string">
            <text:p>Sadržajne stranice</text:p>
          </table:table-cell>
          <table:table-cell/>
          <table:table-cell office:value-type="string" calcext:value-type="string">
            <text:p>Web pagina's</text:p>
          </table:table-cell>
          <table:table-cell table:number-columns-repeated="1008"/>
        </table:table-row>
        <table:table-row table:style-name="ro1">
          <table:table-cell office:value-type="string" calcext:value-type="string">
            <text:p>page_status <text:s text:c="25"/>= </text:p>
          </table:table-cell>
          <table:table-cell office:value-type="string" calcext:value-type="string">
            <text:p>Tilstand</text:p>
          </table:table-cell>
          <table:table-cell office:value-type="string" calcext:value-type="string">
            <text:p>Status</text:p>
          </table:table-cell>
          <table:table-cell office:value-type="string" calcext:value-type="string">
            <text:p>State</text:p>
          </table:table-cell>
          <table:table-cell table:number-columns-repeated="2"/>
          <table:table-cell office:value-type="string" calcext:value-type="string">
            <text:p>status stranice</text:p>
          </table:table-cell>
          <table:table-cell/>
          <table:table-cell office:value-type="string" calcext:value-type="string">
            <text:p>Status</text:p>
          </table:table-cell>
          <table:table-cell table:number-columns-repeated="1008"/>
        </table:table-row>
        <table:table-row table:style-name="ro1">
          <table:table-cell office:value-type="string" calcext:value-type="string">
            <text:p>page_edit <text:s text:c="27"/>= </text:p>
          </table:table-cell>
          <table:table-cell office:value-type="string" calcext:value-type="string">
            <text:p>Rediger indholdsside</text:p>
          </table:table-cell>
          <table:table-cell office:value-type="string" calcext:value-type="string">
            <text:p>Inhaltsseite bearbeiten</text:p>
          </table:table-cell>
          <table:table-cell office:value-type="string" calcext:value-type="string">
            <text:p>Edit content page</text:p>
          </table:table-cell>
          <table:table-cell table:number-columns-repeated="2"/>
          <table:table-cell office:value-type="string" calcext:value-type="string">
            <text:p>Uredi stranicu sadržaja</text:p>
          </table:table-cell>
          <table:table-cell/>
          <table:table-cell office:value-type="string" calcext:value-type="string">
            <text:p>Webpagina bewerken</text:p>
          </table:table-cell>
          <table:table-cell table:number-columns-repeated="1008"/>
        </table:table-row>
        <table:table-row table:style-name="ro1">
          <table:table-cell office:value-type="string" calcext:value-type="string">
            <text:p>page_saveasdraft <text:s text:c="20"/>= </text:p>
          </table:table-cell>
          <table:table-cell office:value-type="string" calcext:value-type="string">
            <text:p>kladde</text:p>
          </table:table-cell>
          <table:table-cell office:value-type="string" calcext:value-type="string">
            <text:p>Entwurf</text:p>
          </table:table-cell>
          <table:table-cell office:value-type="string" calcext:value-type="string">
            <text:p>draft</text:p>
          </table:table-cell>
          <table:table-cell table:number-columns-repeated="2"/>
          <table:table-cell office:value-type="string" calcext:value-type="string">
            <text:p>Nacrt</text:p>
          </table:table-cell>
          <table:table-cell/>
          <table:table-cell office:value-type="string" calcext:value-type="string">
            <text:p>concept</text:p>
          </table:table-cell>
          <table:table-cell table:number-columns-repeated="1008"/>
        </table:table-row>
        <table:table-row table:style-name="ro1">
          <table:table-cell office:value-type="string" calcext:value-type="string">
            <text:p>page_saveashidden <text:s text:c="19"/>= </text:p>
          </table:table-cell>
          <table:table-cell office:value-type="string" calcext:value-type="string">
            <text:p>skjult</text:p>
          </table:table-cell>
          <table:table-cell office:value-type="string" calcext:value-type="string">
            <text:p>versteckt</text:p>
          </table:table-cell>
          <table:table-cell office:value-type="string" calcext:value-type="string">
            <text:p>hidden</text:p>
          </table:table-cell>
          <table:table-cell table:number-columns-repeated="2"/>
          <table:table-cell office:value-type="string" calcext:value-type="string">
            <text:p>skriven</text:p>
          </table:table-cell>
          <table:table-cell/>
          <table:table-cell office:value-type="string" calcext:value-type="string">
            <text:p>verborgen</text:p>
          </table:table-cell>
          <table:table-cell table:number-columns-repeated="1008"/>
        </table:table-row>
        <table:table-row table:style-name="ro1">
          <table:table-cell office:value-type="string" calcext:value-type="string">
            <text:p>page_saveasnormal <text:s text:c="19"/>= </text:p>
          </table:table-cell>
          <table:table-cell table:number-columns-repeated="3" office:value-type="string" calcext:value-type="string">
            <text:p>normal</text:p>
          </table:table-cell>
          <table:table-cell table:number-columns-repeated="2"/>
          <table:table-cell office:value-type="string" calcext:value-type="string">
            <text:p>normalan</text:p>
          </table:table-cell>
          <table:table-cell/>
          <table:table-cell office:value-type="string" calcext:value-type="string">
            <text:p>normaal</text:p>
          </table:table-cell>
          <table:table-cell table:number-columns-repeated="1008"/>
        </table:table-row>
        <table:table-row table:style-name="ro1">
          <table:table-cell office:value-type="string" calcext:value-type="string">
            <text:p>page_error_save <text:s text:c="21"/>= </text:p>
          </table:table-cell>
          <table:table-cell office:value-type="string" calcext:value-type="string">
            <text:p>Fejl under lagring af indholdsside. Tjek fil egenskaber!</text:p>
          </table:table-cell>
          <table:table-cell office:value-type="string" calcext:value-type="string">
            <text:p>Fehler beim Speichern der Inhaltsseite (bitte Dateirechte prüfen)!</text:p>
          </table:table-cell>
          <table:table-cell office:value-type="string" calcext:value-type="string">
            <text:p>Error while saving content page. Check the file attributes!</text:p>
          </table:table-cell>
          <table:table-cell table:number-columns-repeated="2"/>
          <table:table-cell office:value-type="string" calcext:value-type="string">
            <text:p>Pogreška prilikom spremanja stranice sa sadržajem. Provjerite atribute datoteke!</text:p>
          </table:table-cell>
          <table:table-cell/>
          <table:table-cell office:value-type="string" calcext:value-type="string">
            <text:p>Fout bij het opslaan van de web pagina. Controleer de rechten op de mappen en bestanden.</text:p>
          </table:table-cell>
          <table:table-cell table:number-columns-repeated="1008"/>
        </table:table-row>
        <table:table-row table:style-name="ro1">
          <table:table-cell office:value-type="string" calcext:value-type="string">
            <text:p>page_edit_discard <text:s text:c="19"/>= </text:p>
          </table:table-cell>
          <table:table-cell/>
          <table:table-cell office:value-type="string" calcext:value-type="string">
            <text:p>Änderungen verwerfen</text:p>
          </table:table-cell>
          <table:table-cell office:value-type="string" calcext:value-type="string">
            <text:p>Discard changes</text:p>
          </table:table-cell>
          <table:table-cell table:number-columns-repeated="2"/>
          <table:table-cell office:value-type="string" calcext:value-type="string">
            <text:p>Odbaciti promjene</text:p>
          </table:table-cell>
          <table:table-cell table:number-columns-repeated="1010"/>
        </table:table-row>
        <table:table-row table:style-name="ro1">
          <table:table-cell office:value-type="string" calcext:value-type="string">
            <text:p>close <text:s text:c="31"/>= </text:p>
          </table:table-cell>
          <table:table-cell/>
          <table:table-cell office:value-type="string" calcext:value-type="string">
            <text:p>Schließen</text:p>
          </table:table-cell>
          <table:table-cell office:value-type="string" calcext:value-type="string">
            <text:p>Close</text:p>
          </table:table-cell>
          <table:table-cell table:number-columns-repeated="2"/>
          <table:table-cell office:value-type="string" calcext:value-type="string">
            <text:p>Zatvoriti</text:p>
          </table:table-cell>
          <table:table-cell table:number-columns-repeated="1010"/>
        </table:table-row>
        <table:table-row table:style-name="ro1">
          <table:table-cell office:value-type="string" calcext:value-type="string">
            <text:p>page_reload <text:s text:c="25"/>= </text:p>
          </table:table-cell>
          <table:table-cell/>
          <table:table-cell office:value-type="string" calcext:value-type="string">
            <text:p>Seite neu laden</text:p>
          </table:table-cell>
          <table:table-cell office:value-type="string" calcext:value-type="string">
            <text:p>Reload</text:p>
          </table:table-cell>
          <table:table-cell table:number-columns-repeated="2"/>
          <table:table-cell office:value-type="string" calcext:value-type="string">
            <text:p>Ponovno učitati</text:p>
          </table:table-cell>
          <table:table-cell table:number-columns-repeated="1010"/>
        </table:table-row>
        <table:table-row table:style-name="ro1">
          <table:table-cell office:value-type="string" calcext:value-type="string">
            <text:p>page_cancel_reload <text:s text:c="18"/>= </text:p>
          </table:table-cell>
          <table:table-cell/>
          <table:table-cell office:value-type="string" calcext:value-type="string">
            <text:p>Abbrechen und Seite neu laden</text:p>
          </table:table-cell>
          <table:table-cell office:value-type="string" calcext:value-type="string">
            <text:p>Cancel and Reload</text:p>
          </table:table-cell>
          <table:table-cell table:number-columns-repeated="2"/>
          <table:table-cell office:value-type="string" calcext:value-type="string">
            <text:p>otkaži i ponovo učitaj</text:p>
          </table:table-cell>
          <table:table-cell table:number-columns-repeated="1010"/>
        </table:table-row>
        <table:table-row table:style-name="ro1">
          <table:table-cell office:value-type="string" calcext:value-type="string">
            <text:p>page_error_no_page <text:s text:c="18"/>= </text:p>
          </table:table-cell>
          <table:table-cell/>
          <table:table-cell office:value-type="string" calcext:value-type="string">
            <text:p>Die Inhaltsseite gibt es nicht!</text:p>
          </table:table-cell>
          <table:table-cell office:value-type="string" calcext:value-type="string">
            <text:p>The content Page does not exist.</text:p>
          </table:table-cell>
          <table:table-cell table:number-columns-repeated="2"/>
          <table:table-cell office:value-type="string" calcext:value-type="string">
            <text:p>Stranica sa sadržajem ne postoji.</text:p>
          </table:table-cell>
          <table:table-cell table:number-columns-repeated="1010"/>
        </table:table-row>
        <table:table-row table:style-name="ro1">
          <table:table-cell table:number-columns-repeated="1017"/>
        </table:table-row>
        <table:table-row table:style-name="ro1">
          <table:table-cell office:value-type="string" calcext:value-type="string">
            <text:p>gallery_button <text:s text:c="22"/>= </text:p>
          </table:table-cell>
          <table:table-cell office:value-type="string" calcext:value-type="string">
            <text:p>Gallerier</text:p>
          </table:table-cell>
          <table:table-cell office:value-type="string" calcext:value-type="string">
            <text:p>Galerien</text:p>
          </table:table-cell>
          <table:table-cell office:value-type="string" calcext:value-type="string">
            <text:p>Galleries</text:p>
          </table:table-cell>
          <table:table-cell table:number-columns-repeated="2"/>
          <table:table-cell office:value-type="string" calcext:value-type="string">
            <text:p>Galerije</text:p>
          </table:table-cell>
          <table:table-cell/>
          <table:table-cell office:value-type="string" calcext:value-type="string">
            <text:p>Foto album</text:p>
          </table:table-cell>
          <table:table-cell table:number-columns-repeated="1008"/>
        </table:table-row>
        <table:table-row table:style-name="ro1">
          <table:table-cell office:value-type="string" calcext:value-type="string">
            <text:p>gallery_scale <text:s text:c="23"/>= </text:p>
          </table:table-cell>
          <table:table-cell office:value-type="string" calcext:value-type="string">
            <text:p>Skalere overførte galleri billeder</text:p>
          </table:table-cell>
          <table:table-cell office:value-type="string" calcext:value-type="string">
            <text:p>Galeriebilder beim Hochladen auf maximale Größe skalieren</text:p>
          </table:table-cell>
          <table:table-cell office:value-type="string" calcext:value-type="string">
            <text:p>Scale uploaded gallery images</text:p>
          </table:table-cell>
          <table:table-cell table:number-columns-repeated="2"/>
          <table:table-cell office:value-type="string" calcext:value-type="string">
            <text:p>Povećajte ili smanjite učitane slike galerije.</text:p>
          </table:table-cell>
          <table:table-cell/>
          <table:table-cell office:value-type="string" calcext:value-type="string">
            <text:p>Pas de afmetingen van geuploade afbeeldingen aan</text:p>
          </table:table-cell>
          <table:table-cell table:number-columns-repeated="1008"/>
        </table:table-row>
        <table:table-row table:style-name="ro1">
          <table:table-cell office:value-type="string" calcext:value-type="string">
            <text:p>gallery_scale_thumbs <text:s text:c="16"/>= </text:p>
          </table:table-cell>
          <table:table-cell office:value-type="string" calcext:value-type="string">
            <text:p>Opret miniature med denne størrelse</text:p>
          </table:table-cell>
          <table:table-cell office:value-type="string" calcext:value-type="string">
            <text:p>Vorschaubilder auf diese Größe skalieren</text:p>
          </table:table-cell>
          <table:table-cell office:value-type="string" calcext:value-type="string">
            <text:p>Create thumbnails with this size</text:p>
          </table:table-cell>
          <table:table-cell table:number-columns-repeated="2"/>
          <table:table-cell office:value-type="string" calcext:value-type="string">
            <text:p>Stvorite sličice ove veličine.</text:p>
          </table:table-cell>
          <table:table-cell/>
          <table:table-cell office:value-type="string" calcext:value-type="string">
            <text:p>Maak kleine voorbeeld afbeeldingen met deze afmetingen</text:p>
          </table:table-cell>
          <table:table-cell table:number-columns-repeated="1008"/>
        </table:table-row>
        <table:table-row table:style-name="ro1">
          <table:table-cell office:value-type="string" calcext:value-type="string">
            <text:p>gallery_error_new <text:s text:c="19"/>= </text:p>
          </table:table-cell>
          <table:table-cell office:value-type="string" calcext:value-type="string">
            <text:p>Fejl ved oprettelse af galleriet. Tjek fil egenskaber!</text:p>
          </table:table-cell>
          <table:table-cell office:value-type="string" calcext:value-type="string">
            <text:p>Fehler beim Erstellen der Galerie (bitte Dateirechte prüfen)!</text:p>
          </table:table-cell>
          <table:table-cell office:value-type="string" calcext:value-type="string">
            <text:p>Error while creating gallery. Check the file attributes!</text:p>
          </table:table-cell>
          <table:table-cell table:number-columns-repeated="2"/>
          <table:table-cell office:value-type="string" calcext:value-type="string">
            <text:p>Pogreška pri stvaranju galerije. Provjerite atribute datoteke!</text:p>
          </table:table-cell>
          <table:table-cell/>
          <table:table-cell office:value-type="string" calcext:value-type="string">
            <text:p>Fout bij het maken van het foto album. Controleer de rechten op de mappen en bestanden.</text:p>
          </table:table-cell>
          <table:table-cell table:number-columns-repeated="1008"/>
        </table:table-row>
        <table:table-row table:style-name="ro1">
          <table:table-cell office:value-type="string" calcext:value-type="string">
            <text:p>gallery_error_exists <text:s text:c="16"/>= </text:p>
          </table:table-cell>
          <table:table-cell office:value-type="string" calcext:value-type="string">
            <text:p>Et galleri med dette navn findes allerede.</text:p>
          </table:table-cell>
          <table:table-cell office:value-type="string" calcext:value-type="string">
            <text:p>Es existiert bereits eine Galerie mit diesem Namen!</text:p>
          </table:table-cell>
          <table:table-cell office:value-type="string" calcext:value-type="string">
            <text:p>A gallery with this name already exists.</text:p>
          </table:table-cell>
          <table:table-cell table:number-columns-repeated="2"/>
          <table:table-cell office:value-type="string" calcext:value-type="string">
            <text:p>Galerija s tim imenom već postoji.</text:p>
          </table:table-cell>
          <table:table-cell/>
          <table:table-cell office:value-type="string" calcext:value-type="string">
            <text:p>Er bestaat al een foto album met deze naam.</text:p>
          </table:table-cell>
          <table:table-cell table:number-columns-repeated="1008"/>
        </table:table-row>
        <table:table-row table:style-name="ro1">
          <table:table-cell office:value-type="string" calcext:value-type="string">
            <text:p>gallery_error_datei_conf <text:s text:c="12"/>= </text:p>
          </table:table-cell>
          <table:table-cell office:value-type="string" calcext:value-type="string">
            <text:p>Fejl ved oprettelse af konfigurationsfilen. Tjek fil egenskaber!</text:p>
          </table:table-cell>
          <table:table-cell office:value-type="string" calcext:value-type="string">
            <text:p>Die Konfigurationsdatei konnte nicht angelegt werden (bitte Dateirechte prüfen)!</text:p>
          </table:table-cell>
          <table:table-cell office:value-type="string" calcext:value-type="string">
            <text:p>Error while creating configuration file. Check the file attributes!</text:p>
          </table:table-cell>
          <table:table-cell table:number-columns-repeated="2"/>
          <table:table-cell office:value-type="string" calcext:value-type="string">
            <text:p>Pogreška prilikom stvaranja konfiguracijske datoteke. Provjerite atribute datoteke!</text:p>
          </table:table-cell>
          <table:table-cell/>
          <table:table-cell office:value-type="string" calcext:value-type="string">
            <text:p>Fout bij het maken van het bestand met de instellingen. Controleer de rechten op de mappen en bestanden.</text:p>
          </table:table-cell>
          <table:table-cell table:number-columns-repeated="1008"/>
        </table:table-row>
        <table:table-row table:style-name="ro1">
          <table:table-cell office:value-type="string" calcext:value-type="string">
            <text:p>gallery_error_subtitle_conf <text:s text:c="9"/>= </text:p>
          </table:table-cell>
          <table:table-cell/>
          <table:table-cell office:value-type="string" calcext:value-type="string">
            <text:p>Die Untertitel-Datei konte nicht angelegt werden!</text:p>
          </table:table-cell>
          <table:table-cell office:value-type="string" calcext:value-type="string">
            <text:p>Subtitle file could not be created.</text:p>
          </table:table-cell>
          <table:table-cell table:number-columns-repeated="2"/>
          <table:table-cell office:value-type="string" calcext:value-type="string">
            <text:p>Datoteka titla nije se mogla stvoriti.</text:p>
          </table:table-cell>
          <table:table-cell table:number-columns-repeated="1010"/>
        </table:table-row>
        <table:table-row table:style-name="ro1">
          <table:table-cell office:value-type="string" calcext:value-type="string">
            <text:p>gallery_messages_from_ftp <text:s text:c="11"/>= </text:p>
          </table:table-cell>
          <table:table-cell/>
          <table:table-cell office:value-type="string" calcext:value-type="string">
            <text:p>Folgende Galerien wurden CMS-konform gewandelt</text:p>
          </table:table-cell>
          <table:table-cell office:value-type="string" calcext:value-type="string">
            <text:p>The following galleries are converted CMS compliant</text:p>
          </table:table-cell>
          <table:table-cell table:number-columns-repeated="2"/>
          <table:table-cell office:value-type="string" calcext:value-type="string">
            <text:p>Sljedeće su galerije pretvorene u CMS.</text:p>
          </table:table-cell>
          <table:table-cell table:number-columns-repeated="1010"/>
        </table:table-row>
        <table:table-row table:style-name="ro1">
          <table:table-cell office:value-type="string" calcext:value-type="string">
            <text:p>gallery_messages_from_ftp_no <text:s text:c="8"/>= </text:p>
          </table:table-cell>
          <table:table-cell/>
          <table:table-cell office:value-type="string" calcext:value-type="string">
            <text:p>Alle Galerien sind CMS-konform</text:p>
          </table:table-cell>
          <table:table-cell office:value-type="string" calcext:value-type="string">
            <text:p>All galleries are CMS comliant</text:p>
          </table:table-cell>
          <table:table-cell table:number-columns-repeated="2"/>
          <table:table-cell office:value-type="string" calcext:value-type="string">
            <text:p>Sve galerije su u skladu s CMS-om.</text:p>
          </table:table-cell>
          <table:table-cell table:number-columns-repeated="1010"/>
        </table:table-row>
        <table:table-row table:style-name="ro1">
          <table:table-cell office:value-type="string" calcext:value-type="string">
            <text:p>gallery_text_from_ftp <text:s text:c="15"/>= </text:p>
          </table:table-cell>
          <table:table-cell/>
          <table:table-cell office:value-type="string" calcext:value-type="string">
            <text:p>Macht alle Galerien und Bilder, die per FTP hochgeladen wurden,</text:p>
          </table:table-cell>
          <table:table-cell office:value-type="string" calcext:value-type="string">
            <text:p>Converts all FTP-uploaded galleries and pictures CMS compiant.</text:p>
          </table:table-cell>
          <table:table-cell table:number-columns-repeated="2"/>
          <table:table-cell office:value-type="string" calcext:value-type="string">
            <text:p>Pretvara sve FTP-učitane galerije i slike usklađene sa CMS-om.</text:p>
          </table:table-cell>
          <table:table-cell table:number-columns-repeated="1010"/>
        </table:table-row>
        <table:table-row table:style-name="ro1">
          <table:table-cell office:value-type="string" calcext:value-type="string">
            <text:p>gallery_text_from_ftp_button <text:s text:c="8"/>= </text:p>
          </table:table-cell>
          <table:table-cell/>
          <table:table-cell office:value-type="string" calcext:value-type="string">
            <text:p>CMS-konform</text:p>
          </table:table-cell>
          <table:table-cell office:value-type="string" calcext:value-type="string">
            <text:p>CMS compiant</text:p>
          </table:table-cell>
          <table:table-cell table:number-columns-repeated="2"/>
          <table:table-cell office:value-type="string" calcext:value-type="string">
            <text:p>U skladu s CMS-om</text:p>
          </table:table-cell>
          <table:table-cell table:number-columns-repeated="1010"/>
        </table:table-row>
        <table:table-row table:style-name="ro1">
          <table:table-cell office:value-type="string" calcext:value-type="string">
            <text:p>gallery_name_new <text:s text:c="20"/>= </text:p>
          </table:table-cell>
          <table:table-cell/>
          <table:table-cell office:value-type="string" calcext:value-type="string">
            <text:p>Neue Galerie</text:p>
          </table:table-cell>
          <table:table-cell office:value-type="string" calcext:value-type="string">
            <text:p>New gallerie</text:p>
          </table:table-cell>
          <table:table-cell table:number-columns-repeated="2"/>
          <table:table-cell office:value-type="string" calcext:value-type="string">
            <text:p>Nova galerija</text:p>
          </table:table-cell>
          <table:table-cell table:number-columns-repeated="1010"/>
        </table:table-row>
        <table:table-row table:style-name="ro1">
          <table:table-cell office:value-type="string" calcext:value-type="string">
            <text:p>gallery_error_deleted <text:s text:c="15"/>= </text:p>
          </table:table-cell>
          <table:table-cell office:value-type="string" calcext:value-type="string">
            <text:p>Fejl under sletning af galleriet. Tjek fil egenskaber!</text:p>
          </table:table-cell>
          <table:table-cell office:value-type="string" calcext:value-type="string">
            <text:p>Die Galerie konnte nicht gelöscht werden (bitte Dateirechte prüfen)!</text:p>
          </table:table-cell>
          <table:table-cell office:value-type="string" calcext:value-type="string">
            <text:p>Error while deleting gallery. Check the file attributes!</text:p>
          </table:table-cell>
          <table:table-cell table:number-columns-repeated="2"/>
          <table:table-cell office:value-type="string" calcext:value-type="string">
            <text:p>Pogreška prilikom brisanja galerije. Provjerite atribute datoteke!</text:p>
          </table:table-cell>
          <table:table-cell/>
          <table:table-cell office:value-type="string" calcext:value-type="string">
            <text:p>Fout bij het verwijderen van het foto album. Controleer de rechten op de mappen en bestanden.</text:p>
          </table:table-cell>
          <table:table-cell table:number-columns-repeated="1008"/>
        </table:table-row>
        <table:table-row table:style-name="ro1">
          <table:table-cell office:value-type="string" calcext:value-type="string">
            <text:p>gallery_error_newname <text:s text:c="15"/>= </text:p>
          </table:table-cell>
          <table:table-cell office:value-type="string" calcext:value-type="string">
            <text:p>Fejl under omdøbning galleri. Tjek fil egenskaber!</text:p>
          </table:table-cell>
          <table:table-cell office:value-type="string" calcext:value-type="string">
            <text:p>Die Galerie konnte nicht umbenannt werden (bitte Dateirechte prüfen)!</text:p>
          </table:table-cell>
          <table:table-cell office:value-type="string" calcext:value-type="string">
            <text:p>Error while renaming gallery. Check the file attributes!</text:p>
          </table:table-cell>
          <table:table-cell table:number-columns-repeated="2"/>
          <table:table-cell office:value-type="string" calcext:value-type="string">
            <text:p>Pogreška prilikom preimenovanja galerije. Provjerite atribute datoteke!</text:p>
          </table:table-cell>
          <table:table-cell/>
          <table:table-cell office:value-type="string" calcext:value-type="string">
            <text:p>Fout bij het hernoemen van het foto album. Controleer de rechten op de mappen en bestanden.</text:p>
          </table:table-cell>
          <table:table-cell table:number-columns-repeated="1008"/>
        </table:table-row>
        <table:table-row table:style-name="ro1">
          <table:table-cell office:value-type="string" calcext:value-type="string">
            <text:p>gallery_help_conf <text:s text:c="19"/>= </text:p>
          </table:table-cell>
          <table:table-cell office:value-type="string" calcext:value-type="string">
            <text:p>Her kan du redigere galleri indstillinger.</text:p>
          </table:table-cell>
          <table:table-cell office:value-type="string" calcext:value-type="string">
            <text:p>Skalierungseinstellungen vorbelegen</text:p>
          </table:table-cell>
          <table:table-cell office:value-type="string" calcext:value-type="string">
            <text:p>Here, you can edit the gallery's settings.</text:p>
          </table:table-cell>
          <table:table-cell table:number-columns-repeated="2"/>
          <table:table-cell office:value-type="string" calcext:value-type="string">
            <text:p>Ovdje možete urediti postavke galerije.</text:p>
          </table:table-cell>
          <table:table-cell/>
          <table:table-cell office:value-type="string" calcext:value-type="string">
            <text:p>Hier kan je de algemene foto album instellingen aanpassen.</text:p>
          </table:table-cell>
          <table:table-cell table:number-columns-repeated="1008"/>
        </table:table-row>
        <table:table-row table:style-name="ro1">
          <table:table-cell office:value-type="string" calcext:value-type="string">
            <text:p>gallery_error_noexists <text:s text:c="14"/>= </text:p>
          </table:table-cell>
          <table:table-cell/>
          <table:table-cell office:value-type="string" calcext:value-type="string">
            <text:p>Es existiert keine Galerie mit diesem Namen!</text:p>
          </table:table-cell>
          <table:table-cell office:value-type="string" calcext:value-type="string">
            <text:p>There is no gallery named like this.</text:p>
          </table:table-cell>
          <table:table-cell table:number-columns-repeated="2"/>
          <table:table-cell office:value-type="string" calcext:value-type="string">
            <text:p>Ne postoji galerija s ovakvim imenom.</text:p>
          </table:table-cell>
          <table:table-cell table:number-columns-repeated="1010"/>
        </table:table-row>
        <table:table-row table:style-name="ro1">
          <table:table-cell office:value-type="string" calcext:value-type="string">
            <text:p>gallery_delete_confirm <text:s text:c="14"/>= </text:p>
          </table:table-cell>
          <table:table-cell/>
          <table:table-cell office:value-type="string" calcext:value-type="string">
            <text:p>Diese Galerie mit allen Bildern und Untertiteln wirklich löschen</text:p>
          </table:table-cell>
          <table:table-cell table:number-columns-repeated="3"/>
          <table:table-cell office:value-type="string" calcext:value-type="string">
            <text:p>Želite li izbrisati ovu galeriju sa svim slikama i titlovima?</text:p>
          </table:table-cell>
          <table:table-cell table:number-columns-repeated="1010"/>
        </table:table-row>
        <table:table-row table:style-name="ro1">
          <table:table-cell office:value-type="string" calcext:value-type="string">
            <text:p>gallery_image_size <text:s text:c="18"/>= </text:p>
          </table:table-cell>
          <table:table-cell/>
          <table:table-cell office:value-type="string" calcext:value-type="string">
            <text:p>Bildgröße</text:p>
          </table:table-cell>
          <table:table-cell table:number-columns-repeated="3"/>
          <table:table-cell office:value-type="string" calcext:value-type="string">
            <text:p>veličina slike</text:p>
          </table:table-cell>
          <table:table-cell table:number-columns-repeated="1010"/>
        </table:table-row>
        <table:table-row table:style-name="ro1">
          <table:table-cell office:value-type="string" calcext:value-type="string">
            <text:p>gallery_preview_size <text:s text:c="16"/>= </text:p>
          </table:table-cell>
          <table:table-cell/>
          <table:table-cell office:value-type="string" calcext:value-type="string">
            <text:p>Vorschaugröße</text:p>
          </table:table-cell>
          <table:table-cell table:number-columns-repeated="3"/>
          <table:table-cell office:value-type="string" calcext:value-type="string">
            <text:p>Veličina pregleda</text:p>
          </table:table-cell>
          <table:table-cell table:number-columns-repeated="1010"/>
        </table:table-row>
        <table:table-row table:style-name="ro1">
          <table:table-cell office:value-type="string" calcext:value-type="string">
            <text:p>gallery_text_subtitle <text:s text:c="15"/>= </text:p>
          </table:table-cell>
          <table:table-cell/>
          <table:table-cell office:value-type="string" calcext:value-type="string">
            <text:p>Untertitel</text:p>
          </table:table-cell>
          <table:table-cell table:number-columns-repeated="3"/>
          <table:table-cell office:value-type="string" calcext:value-type="string">
            <text:p>subtitle</text:p>
          </table:table-cell>
          <table:table-cell table:number-columns-repeated="1010"/>
        </table:table-row>
        <table:table-row table:style-name="ro1">
          <table:table-cell table:number-columns-repeated="1017"/>
        </table:table-row>
        <table:table-row table:style-name="ro1">
          <table:table-cell office:value-type="string" calcext:value-type="string">
            <text:p>config_button <text:s text:c="23"/>= </text:p>
          </table:table-cell>
          <table:table-cell office:value-type="string" calcext:value-type="string">
            <text:p>Indstillinger</text:p>
          </table:table-cell>
          <table:table-cell office:value-type="string" calcext:value-type="string">
            <text:p>Einstellungen</text:p>
          </table:table-cell>
          <table:table-cell office:value-type="string" calcext:value-type="string">
            <text:p>Settings</text:p>
          </table:table-cell>
          <table:table-cell table:number-columns-repeated="2"/>
          <table:table-cell office:value-type="string" calcext:value-type="string">
            <text:p>Postavke</text:p>
          </table:table-cell>
          <table:table-cell/>
          <table:table-cell office:value-type="string" calcext:value-type="string">
            <text:p>Instellingen</text:p>
          </table:table-cell>
          <table:table-cell table:number-columns-repeated="1008"/>
        </table:table-row>
        <table:table-row table:style-name="ro1">
          <table:table-cell office:value-type="string" calcext:value-type="string">
            <text:p>config_text <text:s text:c="25"/>= </text:p>
          </table:table-cell>
          <table:table-cell office:value-type="string" calcext:value-type="string">
            <text:p>Her kan du ændre indstillingerne for moziloCMS' opførsel.</text:p>
          </table:table-cell>
          <table:table-cell office:value-type="string" calcext:value-type="string">
            <text:p>In diesem Bereich können verschiedene Grundeinstellungen und Vorgaben für die Website ausgewählt werden.</text:p>
          </table:table-cell>
          <table:table-cell office:value-type="string" calcext:value-type="string">
            <text:p>Here, you can change the settings effecting moziloCMS' behaviour.</text:p>
          </table:table-cell>
          <table:table-cell table:number-columns-repeated="2"/>
          <table:table-cell office:value-type="string" calcext:value-type="string">
            <text:p>Ovdje možete promijeniti postavke koje utječu na ponašanje moziloCMS-a.</text:p>
          </table:table-cell>
          <table:table-cell/>
          <table:table-cell office:value-type="string" calcext:value-type="string">
            <text:p>Hier maak je de instellingen die invloed hebben op hoe moziloCMS werkt.</text:p>
          </table:table-cell>
          <table:table-cell table:number-columns-repeated="1008"/>
        </table:table-row>
        <table:table-row table:style-name="ro1">
          <table:table-cell office:value-type="string" calcext:value-type="string">
            <text:p>config_text_usesitemap <text:s text:c="14"/>= </text:p>
          </table:table-cell>
          <table:table-cell/>
          <table:table-cell office:value-type="string" calcext:value-type="string">
            <text:p>Eine Sitemap für Suchmaschinen erstellen.</text:p>
          </table:table-cell>
          <table:table-cell table:number-columns-repeated="3"/>
          <table:table-cell office:value-type="string" calcext:value-type="string">
            <text:p>Stvorite kartu web mjesta za tražilice.</text:p>
          </table:table-cell>
          <table:table-cell table:number-columns-repeated="1010"/>
        </table:table-row>
        <table:table-row table:style-name="ro1">
          <table:table-cell office:value-type="string" calcext:value-type="string">
            <text:p>config_input_usesitemap <text:s text:c="13"/>= </text:p>
          </table:table-cell>
          <table:table-cell/>
          <table:table-cell office:value-type="string" calcext:value-type="string">
            <text:p>Sitemap erzeugen / löschen</text:p>
          </table:table-cell>
          <table:table-cell table:number-columns-repeated="3"/>
          <table:table-cell office:value-type="string" calcext:value-type="string">
            <text:p>Stvaranje / brisanje karte web mjesta</text:p>
          </table:table-cell>
          <table:table-cell table:number-columns-repeated="1010"/>
        </table:table-row>
        <table:table-row table:style-name="ro1">
          <table:table-cell office:value-type="string" calcext:value-type="string">
            <text:p>config_error_language_empty <text:s text:c="9"/>= </text:p>
          </table:table-cell>
          <table:table-cell office:value-type="string" calcext:value-type="string">
            <text:p>Sprog filer kunne ikke indlæses.</text:p>
          </table:table-cell>
          <table:table-cell office:value-type="string" calcext:value-type="string">
            <text:p>Sprachdateien können nicht geladen werden!</text:p>
          </table:table-cell>
          <table:table-cell office:value-type="string" calcext:value-type="string">
            <text:p>Language files could not be loaded.</text:p>
          </table:table-cell>
          <table:table-cell table:number-columns-repeated="2"/>
          <table:table-cell office:value-type="string" calcext:value-type="string">
            <text:p>Nije moguće učitati jezične datoteke.</text:p>
          </table:table-cell>
          <table:table-cell/>
          <table:table-cell office:value-type="string" calcext:value-type="string">
            <text:p>De taal bestanden konden niet worden geladen.</text:p>
          </table:table-cell>
          <table:table-cell table:number-columns-repeated="1008"/>
        </table:table-row>
        <table:table-row table:style-name="ro1">
          <table:table-cell office:value-type="string" calcext:value-type="string">
            <text:p>config_error_languagefile_error <text:s text:c="5"/>= </text:p>
          </table:table-cell>
          <table:table-cell office:value-type="string" calcext:value-type="string">
            <text:p>Dette sprogs fil eksisterer ikke.</text:p>
          </table:table-cell>
          <table:table-cell office:value-type="string" calcext:value-type="string">
            <text:p>Diese Sprachdatei existiert nicht!</text:p>
          </table:table-cell>
          <table:table-cell office:value-type="string" calcext:value-type="string">
            <text:p>This language file doesn't exist.</text:p>
          </table:table-cell>
          <table:table-cell table:number-columns-repeated="2"/>
          <table:table-cell office:value-type="string" calcext:value-type="string">
            <text:p>Ova jezična datoteka ne postoji.</text:p>
          </table:table-cell>
          <table:table-cell/>
          <table:table-cell office:value-type="string" calcext:value-type="string">
            <text:p>Deze taal bestaat niet.</text:p>
          </table:table-cell>
          <table:table-cell table:number-columns-repeated="1008"/>
        </table:table-row>
        <table:table-row table:style-name="ro1">
          <table:table-cell office:value-type="string" calcext:value-type="string">
            <text:p>config_error_defaultcat_emty <text:s text:c="8"/>= </text:p>
          </table:table-cell>
          <table:table-cell office:value-type="string" calcext:value-type="string">
            <text:p>I øjeblikket er der ingen kategorier tilgængelig.</text:p>
          </table:table-cell>
          <table:table-cell office:value-type="string" calcext:value-type="string">
            <text:p>Aktuell stehen keine Kategorien zur Verfügung!</text:p>
          </table:table-cell>
          <table:table-cell office:value-type="string" calcext:value-type="string">
            <text:p>Currently, there are no categories available.</text:p>
          </table:table-cell>
          <table:table-cell table:number-columns-repeated="2"/>
          <table:table-cell office:value-type="string" calcext:value-type="string">
            <text:p>Trenutno nema dostupnih kategorija.</text:p>
          </table:table-cell>
          <table:table-cell/>
          <table:table-cell office:value-type="string" calcext:value-type="string">
            <text:p>Er zijn op dit moment geen categorieën beschikbaar.</text:p>
          </table:table-cell>
          <table:table-cell table:number-columns-repeated="1008"/>
        </table:table-row>
        <table:table-row table:style-name="ro1">
          <table:table-cell office:value-type="string" calcext:value-type="string">
            <text:p>config_error_defaultcat_existed <text:s text:c="5"/>= </text:p>
          </table:table-cell>
          <table:table-cell office:value-type="string" calcext:value-type="string">
            <text:p>Denne kategori eksisterer ikke.</text:p>
          </table:table-cell>
          <table:table-cell office:value-type="string" calcext:value-type="string">
            <text:p>Diese Kategorie existiert nicht!</text:p>
          </table:table-cell>
          <table:table-cell office:value-type="string" calcext:value-type="string">
            <text:p>This category doesn't exist.</text:p>
          </table:table-cell>
          <table:table-cell table:number-columns-repeated="2"/>
          <table:table-cell office:value-type="string" calcext:value-type="string">
            <text:p>Ova kategorija ne postoji.</text:p>
          </table:table-cell>
          <table:table-cell/>
          <table:table-cell office:value-type="string" calcext:value-type="string">
            <text:p>Deze categorie bestaat niet.</text:p>
          </table:table-cell>
          <table:table-cell table:number-columns-repeated="1008"/>
        </table:table-row>
        <table:table-row table:style-name="ro1">
          <table:table-cell office:value-type="string" calcext:value-type="string">
            <text:p>config_error_layouts_emty <text:s text:c="11"/>= </text:p>
          </table:table-cell>
          <table:table-cell office:value-type="string" calcext:value-type="string">
            <text:p>Der er i øjeblikket ingen layouts tilgængelig.</text:p>
          </table:table-cell>
          <table:table-cell office:value-type="string" calcext:value-type="string">
            <text:p>Aktuell stehen keine Layouts zur Verfügung!</text:p>
          </table:table-cell>
          <table:table-cell office:value-type="string" calcext:value-type="string">
            <text:p>Currently, there are no layouts available.</text:p>
          </table:table-cell>
          <table:table-cell table:number-columns-repeated="2"/>
          <table:table-cell office:value-type="string" calcext:value-type="string">
            <text:p>Trenutno nema raspoloživih izgleda.</text:p>
          </table:table-cell>
          <table:table-cell/>
          <table:table-cell office:value-type="string" calcext:value-type="string">
            <text:p>Er is momenteel geen opmaak beschikbaar.</text:p>
          </table:table-cell>
          <table:table-cell table:number-columns-repeated="1008"/>
        </table:table-row>
        <table:table-row table:style-name="ro1">
          <table:table-cell office:value-type="string" calcext:value-type="string">
            <text:p>config_error_layouts_existed <text:s text:c="8"/>= </text:p>
          </table:table-cell>
          <table:table-cell office:value-type="string" calcext:value-type="string">
            <text:p>Dette layout findes ikke.</text:p>
          </table:table-cell>
          <table:table-cell office:value-type="string" calcext:value-type="string">
            <text:p>Dieses Layout existiert nicht!</text:p>
          </table:table-cell>
          <table:table-cell office:value-type="string" calcext:value-type="string">
            <text:p>This layout doesn't exist.</text:p>
          </table:table-cell>
          <table:table-cell table:number-columns-repeated="2"/>
          <table:table-cell office:value-type="string" calcext:value-type="string">
            <text:p>Ovaj izgled ne postoji.</text:p>
          </table:table-cell>
          <table:table-cell/>
          <table:table-cell office:value-type="string" calcext:value-type="string">
            <text:p>Deze opmaak bestaat niet.</text:p>
          </table:table-cell>
          <table:table-cell table:number-columns-repeated="1008"/>
        </table:table-row>
        <table:table-row table:style-name="ro1">
          <table:table-cell office:value-type="string" calcext:value-type="string">
            <text:p>config_error_modrewrite <text:s text:c="13"/>= </text:p>
          </table:table-cell>
          <table:table-cell office:value-type="string" calcext:value-type="string">
            <text:p>mod_rewrite er ikke tilgængelig.</text:p>
          </table:table-cell>
          <table:table-cell office:value-type="string" calcext:value-type="string">
            <text:p>mod_rewrite ist nicht verfügbar!</text:p>
          </table:table-cell>
          <table:table-cell office:value-type="string" calcext:value-type="string">
            <text:p>mod_rewrite is not available.</text:p>
          </table:table-cell>
          <table:table-cell table:number-columns-repeated="2"/>
          <table:table-cell office:value-type="string" calcext:value-type="string">
            <text:p>mod_rewrite nije dostupan.</text:p>
          </table:table-cell>
          <table:table-cell/>
          <table:table-cell office:value-type="string" calcext:value-type="string">
            <text:p>mod_rewrite is niet beschikbaar.</text:p>
          </table:table-cell>
          <table:table-cell table:number-columns-repeated="1008"/>
        </table:table-row>
        <table:table-row table:style-name="ro1">
          <table:table-cell office:value-type="string" calcext:value-type="string">
            <text:p>config_text_websitetitle <text:s text:c="12"/>= </text:p>
          </table:table-cell>
          <table:table-cell office:value-type="string" calcext:value-type="string">
            <text:p>Hvad skal titlen på hele dit websted være?</text:p>
          </table:table-cell>
          <table:table-cell office:value-type="string" calcext:value-type="string">
            <text:p>Name der Website:</text:p>
          </table:table-cell>
          <table:table-cell office:value-type="string" calcext:value-type="string">
            <text:p>What should be the title of your entire website?</text:p>
          </table:table-cell>
          <table:table-cell table:number-columns-repeated="2"/>
          <table:table-cell office:value-type="string" calcext:value-type="string">
            <text:p>Koji bi trebao biti naslov cijele vaše web stranice?</text:p>
          </table:table-cell>
          <table:table-cell/>
          <table:table-cell office:value-type="string" calcext:value-type="string">
            <text:p>Wat moet de titel van je website worden?</text:p>
          </table:table-cell>
          <table:table-cell table:number-columns-repeated="1008"/>
        </table:table-row>
        <table:table-row table:style-name="ro1">
          <table:table-cell office:value-type="string" calcext:value-type="string">
            <text:p>config_text_websitetitlebar <text:s text:c="9"/>= </text:p>
          </table:table-cell>
          <table:table-cell office:value-type="string" calcext:value-type="string">
            <text:p>Vælg din browser titellinjen format fra de prædefinerede.</text:p>
          </table:table-cell>
          <table:table-cell office:value-type="string" calcext:value-type="string">
            <text:p>Zusammenstellung, was in der Titelleiste des Browsers angezeigt werden soll.&lt;br /&gt;Erlaubt sind Titel=&lt;b&gt;{WEBSITE}&lt;/b&gt;, Trennzeichen=&lt;b&gt;{SEP}&lt;/b&gt;, Kategorie=&lt;b&gt;{CATEGORY}&lt;/b&gt;, Inhaltsseite=&lt;b&gt;{PAGE}&lt;/b&gt; und &lt;b&gt;Text&lt;/b&gt;.</text:p>
          </table:table-cell>
          <table:table-cell office:value-type="string" calcext:value-type="string">
            <text:p>Select the browser title bar's format from the given ones.</text:p>
          </table:table-cell>
          <table:table-cell table:number-columns-repeated="2"/>
          <table:table-cell office:value-type="string" calcext:value-type="string">
            <text:p>Odaberite format naslovne trake preglednika iz zadanih.</text:p>
          </table:table-cell>
          <table:table-cell/>
          <table:table-cell office:value-type="string" calcext:value-type="string">
            <text:p>Kies uit de volgende mogelijkheden voor wat er wordt weergegeven in titelbalk van je browser.</text:p>
          </table:table-cell>
          <table:table-cell table:number-columns-repeated="1008"/>
        </table:table-row>
        <table:table-row table:style-name="ro1">
          <table:table-cell office:value-type="string" calcext:value-type="string">
            <text:p>config_text_websitetitleseparator <text:s text:c="3"/>= </text:p>
          </table:table-cell>
          <table:table-cell office:value-type="string" calcext:value-type="string">
            <text:p>Hvad bør være separator mellem titlen barens elementer?</text:p>
          </table:table-cell>
          <table:table-cell office:value-type="string" calcext:value-type="string">
            <text:p>Gewünschtes Trennzeichen zwischen den einzelnen Elementen in der Browser-Titelleiste:</text:p>
          </table:table-cell>
          <table:table-cell office:value-type="string" calcext:value-type="string">
            <text:p>What should be the the separator between the title bar's elements?</text:p>
          </table:table-cell>
          <table:table-cell table:number-columns-repeated="2"/>
          <table:table-cell office:value-type="string" calcext:value-type="string">
            <text:p>Koji bi trebao biti separator između elemenata naslovne trake?</text:p>
          </table:table-cell>
          <table:table-cell/>
          <table:table-cell office:value-type="string" calcext:value-type="string">
            <text:p>Welk scheidingsteken wil je tussen de elementen van de titelbalk ?</text:p>
          </table:table-cell>
          <table:table-cell table:number-columns-repeated="1008"/>
        </table:table-row>
        <table:table-row table:style-name="ro1">
          <table:table-cell office:value-type="string" calcext:value-type="string">
            <text:p>config_text_websitedescription <text:s text:c="6"/>= </text:p>
          </table:table-cell>
          <table:table-cell office:value-type="string" calcext:value-type="string">
            <text:p>Beskriv dit website i et par ord. Disse vil blive vist som ekstra info i søgemaskiner.</text:p>
          </table:table-cell>
          <table:table-cell office:value-type="string" calcext:value-type="string">
            <text:p>Kurze und aussagekräftige Beschreibung der Website für Suchmaschinen:</text:p>
          </table:table-cell>
          <table:table-cell office:value-type="string" calcext:value-type="string">
            <text:p>Describe your website in a few words. These will be shown as additional info in search engines.</text:p>
          </table:table-cell>
          <table:table-cell table:number-columns-repeated="2"/>
          <table:table-cell office:value-type="string" calcext:value-type="string">
            <text:p>Opišite svoju web stranicu u nekoliko riječi. Oni će se prikazati kao dodatne informacije u tražilicama.</text:p>
          </table:table-cell>
          <table:table-cell/>
          <table:table-cell office:value-type="string" calcext:value-type="string">
            <text:p>Beschrijf je website in een paar woorden. Deze worden getoond als extra informatie bij de resultaten van de zoekmachines.</text:p>
          </table:table-cell>
          <table:table-cell table:number-columns-repeated="1008"/>
        </table:table-row>
        <table:table-row table:style-name="ro1">
          <table:table-cell office:value-type="string" calcext:value-type="string">
            <text:p>config_text_websitekeywords <text:s text:c="9"/>= </text:p>
          </table:table-cell>
          <table:table-cell office:value-type="string" calcext:value-type="string">
            <text:p>Sæt søgeord, som passer til dit website. De vil blive evalueret af søgemaskiner - men bemærk, at mange søgemaskiner straffer nøgleordet spam med nedgradering eller endda sletning fra indeks.</text:p>
          </table:table-cell>
          <table:table-cell office:value-type="string" calcext:value-type="string">
            <text:p>Für die Website relevante Suchwörter (mit Komma und Leerzeichen voneinander trennen):</text:p>
          </table:table-cell>
          <table:table-cell office:value-type="string" calcext:value-type="string">
            <text:p>Set keywords matching to your website. They will be evaluated by search engines - but notice that many search engines punish keyword spam with downrating or even deleting from index.</text:p>
          </table:table-cell>
          <table:table-cell table:number-columns-repeated="2"/>
          <table:table-cell office:value-type="string" calcext:value-type="string">
            <text:p>Postavite ključne riječi koje se podudaraju s vašom web lokacijom. Njih će pretraživači procijeniti - ali imajte na umu da mnoge tražilice kažnjavaju neželjenu riječ smanjenjem ili čak brisanjem iz indeksa.</text:p>
          </table:table-cell>
          <table:table-cell/>
          <table:table-cell office:value-type="string" calcext:value-type="string">
            <text:p>Bepaal de sleutelwoorden voor je website. Deze triggeren de zoekmachines. Let op: Veel zoekmachines 'bestraffen' sleutelwoord misbruik met een lagere score of zelfs verwijdering uit hun index.</text:p>
          </table:table-cell>
          <table:table-cell table:number-columns-repeated="1008"/>
        </table:table-row>
        <table:table-row table:style-name="ro1">
          <table:table-cell office:value-type="string" calcext:value-type="string">
            <text:p>config_text_cmslanguage <text:s text:c="13"/>= </text:p>
          </table:table-cell>
          <table:table-cell office:value-type="string" calcext:value-type="string">
            <text:p>Vælg sproget standardtekster (f.eks værktøjstips) på dit website skal vises i.</text:p>
          </table:table-cell>
          <table:table-cell office:value-type="string" calcext:value-type="string">
            <text:p>Sprache der Website für Meldungen, Hinweistexte, Tooltips etc.:</text:p>
          </table:table-cell>
          <table:table-cell office:value-type="string" calcext:value-type="string">
            <text:p>Choose the language standard texts (e.g. tool tips) on your website should be displayed in.</text:p>
          </table:table-cell>
          <table:table-cell table:number-columns-repeated="2"/>
          <table:table-cell office:value-type="string" calcext:value-type="string">
            <text:p>Odaberite jezik na kojem bi se trebali prikazivati ​​standardni tekstovi na jeziku (npr. Savjeti za alate) na vašoj web stranici.</text:p>
          </table:table-cell>
          <table:table-cell/>
          <table:table-cell office:value-type="string" calcext:value-type="string">
            <text:p>Kies de standaatd taal voor je website (oa. de tips)</text:p>
          </table:table-cell>
          <table:table-cell table:number-columns-repeated="1008"/>
        </table:table-row>
        <table:table-row table:style-name="ro1">
          <table:table-cell office:value-type="string" calcext:value-type="string">
            <text:p>config_input_translator <text:s text:c="13"/>= </text:p>
          </table:table-cell>
          <table:table-cell office:value-type="string" calcext:value-type="string">
            <text:p>Oversætter:</text:p>
          </table:table-cell>
          <table:table-cell office:value-type="string" calcext:value-type="string">
            <text:p>Übersetzer:</text:p>
          </table:table-cell>
          <table:table-cell office:value-type="string" calcext:value-type="string">
            <text:p>Translator:</text:p>
          </table:table-cell>
          <table:table-cell table:number-columns-repeated="2"/>
          <table:table-cell office:value-type="string" calcext:value-type="string">
            <text:p>Prevoditelj:</text:p>
          </table:table-cell>
          <table:table-cell/>
          <table:table-cell office:value-type="string" calcext:value-type="string">
            <text:p>Vertaler:</text:p>
          </table:table-cell>
          <table:table-cell table:number-columns-repeated="1008"/>
        </table:table-row>
        <table:table-row table:style-name="ro1">
          <table:table-cell office:value-type="string" calcext:value-type="string">
            <text:p>config_text_cmslayout <text:s text:c="15"/>= </text:p>
          </table:table-cell>
          <table:table-cell office:value-type="string" calcext:value-type="string">
            <text:p>Vælg layout til din moziloCMS. Du kan få flere layouts fra &lt;a href</text:p>
          </table:table-cell>
          <table:table-cell office:value-type="string" calcext:value-type="string">
            <text:p>Das Layout-Template der Website auswählen.</text:p>
          </table:table-cell>
          <table:table-cell office:value-type="string" calcext:value-type="string">
            <text:p>Select the layout for your moziloCMS. You can get more layouts from the &lt;a href</text:p>
          </table:table-cell>
          <table:table-cell table:number-columns-repeated="2"/>
          <table:table-cell office:value-type="string" calcext:value-type="string">
            <text:p>Odaberite izgled za svoj moziloCMS. Više rasporeda možete dobiti na &lt;a href-u</text:p>
          </table:table-cell>
          <table:table-cell/>
          <table:table-cell office:value-type="string" calcext:value-type="string">
            <text:p>Kies de opmaak voor jou moziloCMS. Je vind meer opmaak keuzes op &lt;a href</text:p>
          </table:table-cell>
          <table:table-cell table:number-columns-repeated="1008"/>
        </table:table-row>
        <table:table-row table:style-name="ro1">
          <table:table-cell office:value-type="string" calcext:value-type="string">
            <text:p>config_text_defaultcat <text:s text:c="14"/>= </text:p>
          </table:table-cell>
          <table:table-cell office:value-type="string" calcext:value-type="string">
            <text:p>Vælg standard start kategori for dit websted her.</text:p>
          </table:table-cell>
          <table:table-cell office:value-type="string" calcext:value-type="string">
            <text:p>Startkategorie (wird beim Erstaufruf der Website angezeigt, oder wenn eine Seite nicht existiert):</text:p>
          </table:table-cell>
          <table:table-cell office:value-type="string" calcext:value-type="string">
            <text:p>Select the default start category of your website here.</text:p>
          </table:table-cell>
          <table:table-cell table:number-columns-repeated="2"/>
          <table:table-cell office:value-type="string" calcext:value-type="string">
            <text:p>Ovdje odaberite zadanu kategoriju početka vašeg web mjesta.</text:p>
          </table:table-cell>
          <table:table-cell/>
          <table:table-cell office:value-type="string" calcext:value-type="string">
            <text:p>Kies hier met welke categorie je website begint.</text:p>
          </table:table-cell>
          <table:table-cell table:number-columns-repeated="1008"/>
        </table:table-row>
        <table:table-row table:style-name="ro1">
          <table:table-cell office:value-type="string" calcext:value-type="string">
            <text:p>config_text_usesyntax <text:s text:c="15"/>= </text:p>
          </table:table-cell>
          <table:table-cell office:value-type="string" calcext:value-type="string">
            <text:p>Hvis du ikke har brug for CMS syntaks og vil skrive indholdet i HTML, fjern denne markering. Denne mulighed gælder for alle indholdssider. At arbejde uden CMS syntaks anbefales kun til brugere med avanceret HTML færdigheder.</text:p>
          </table:table-cell>
          <table:table-cell office:value-type="string" calcext:value-type="string">
            <text:p>moziloCMS Syntax-Elemente benutzen</text:p>
          </table:table-cell>
          <table:table-cell office:value-type="string" calcext:value-type="string">
            <text:p>If you don't need the comfort of the CMS syntax and want to write your contents in HTML, uncheck this option. This option applies to all content pages. To work without the CMS syntax is recommended to users with advanced HTML skills only.</text:p>
          </table:table-cell>
          <table:table-cell table:number-columns-repeated="2"/>
          <table:table-cell office:value-type="string" calcext:value-type="string">
            <text:p>Ako vam nije potrebna udobnost CMS sintakse i želite sadržaj pisati u HTML-u, poništite ovu opciju. Ova se opcija odnosi na sve stranice sa sadržajem. Rad bez CMS sintakse preporučuje se samo korisnicima s naprednim HTML vještinama.</text:p>
          </table:table-cell>
          <table:table-cell/>
          <table:table-cell office:value-type="string" calcext:value-type="string">
            <text:p>Als je niet het gemak van CMS zinsbouw wilt, en je webpagina's in HTML wilt schrijven, haal dan het vinkje weg. Deze optie is van toepassing op alle webpagina's. Het werken zonder CMS zinsbouw wordt afgeraden als je geen grondige HTML kennis en ervaring hebt.</text:p>
          </table:table-cell>
          <table:table-cell table:number-columns-repeated="1008"/>
        </table:table-row>
        <table:table-row table:style-name="ro1">
          <table:table-cell office:value-type="string" calcext:value-type="string">
            <text:p>config_input_usesyntax <text:s text:c="14"/>= </text:p>
          </table:table-cell>
          <table:table-cell office:value-type="string" calcext:value-type="string">
            <text:p>Brug CMS syntaks</text:p>
          </table:table-cell>
          <table:table-cell office:value-type="string" calcext:value-type="string">
            <text:p>CMS-Syntax nutzen</text:p>
          </table:table-cell>
          <table:table-cell office:value-type="string" calcext:value-type="string">
            <text:p>Use CMS syntax</text:p>
          </table:table-cell>
          <table:table-cell table:number-columns-repeated="2"/>
          <table:table-cell office:value-type="string" calcext:value-type="string">
            <text:p>Koristite CMS sintaksu</text:p>
          </table:table-cell>
          <table:table-cell/>
          <table:table-cell office:value-type="string" calcext:value-type="string">
            <text:p>Gebruik CMS zinsbouw</text:p>
          </table:table-cell>
          <table:table-cell table:number-columns-repeated="1008"/>
        </table:table-row>
        <table:table-row table:style-name="ro1">
          <table:table-cell office:value-type="string" calcext:value-type="string">
            <text:p>config_text_replaceemoticons <text:s text:c="8"/>= </text:p>
          </table:table-cell>
          <table:table-cell office:value-type="string" calcext:value-type="string">
            <text:p>moziloCMS kan erstatte humørikoner i indholdssider (fx ":)" eller ": P") med grafiske smileys. Vælg denne mulighed, hvis du ønsker at bruge grafiske smileys.</text:p>
          </table:table-cell>
          <table:table-cell office:value-type="string" calcext:value-type="string">
            <text:p>Emoticons benutzen</text:p>
          </table:table-cell>
          <table:table-cell office:value-type="string" calcext:value-type="string">
            <text:p>moziloCMS can replace emoticons in content pages (e.g. ":)" or ":P") by graphical smileys. Select this option, if you want to use these graphical smileys.</text:p>
          </table:table-cell>
          <table:table-cell table:number-columns-repeated="2"/>
          <table:table-cell office:value-type="string" calcext:value-type="string">
            <text:p>"moziloCMS može zamijeniti emotikone na stranicama sa sadržajem (npr." ":)" "ili": P "") grafičkim smajlijima. Odaberite ovu opciju ako želite koristiti ove grafičke smajlije. "</text:p>
          </table:table-cell>
          <table:table-cell/>
          <table:table-cell office:value-type="string" calcext:value-type="string">
            <text:p>moziloCMS kan smileys in de webpagina's (bv. ":)" of ":P" ) vervangen door plaatjes. Vink dit aan als je wilt dat moziloCMS de text smileys vervangt door plaatjes.</text:p>
          </table:table-cell>
          <table:table-cell table:number-columns-repeated="1008"/>
        </table:table-row>
        <table:table-row table:style-name="ro1">
          <table:table-cell office:value-type="string" calcext:value-type="string">
            <text:p>config_text_usersyntax <text:s text:c="14"/>= </text:p>
          </table:table-cell>
          <table:table-cell office:value-type="string" calcext:value-type="string">
            <text:p>Du kan tilføje dine egne elementer til moziloCMS' syntaks. &lt;br /&gt; &lt;i&gt;For yderligere informationer se &lt;a href </text:p>
          </table:table-cell>
          <table:table-cell office:value-type="string" calcext:value-type="string">
            <text:p>Eigene Syntax-Elemente anlegen</text:p>
          </table:table-cell>
          <table:table-cell office:value-type="string" calcext:value-type="string">
            <text:p>You can add your own elements to moziloCMS' syntax.&lt;br /&gt;&lt;i&gt;For more details, see &lt;a href</text:p>
          </table:table-cell>
          <table:table-cell table:number-columns-repeated="2"/>
          <table:table-cell office:value-type="string" calcext:value-type="string">
            <text:p>U sintaksu moziloCMS-a možete dodati vlastite elemente. &lt;br /&gt; &lt;i&gt; Za više detalja pogledajte &lt;a href</text:p>
          </table:table-cell>
          <table:table-cell/>
          <table:table-cell office:value-type="string" calcext:value-type="string">
            <text:p>Je kan je eigen elementen toevoegen aan de moziloCMS zinsbouw.&lt;br /&gt;&lt;i&gt;ga voor meer informatie naar de &lt;a href</text:p>
          </table:table-cell>
          <table:table-cell table:number-columns-repeated="1008"/>
        </table:table-row>
        <table:table-row table:style-name="ro1">
          <table:table-cell office:value-type="string" calcext:value-type="string">
            <text:p>config_input_replaceemoticons <text:s text:c="7"/>= </text:p>
          </table:table-cell>
          <table:table-cell office:value-type="string" calcext:value-type="string">
            <text:p>Erstat emoticons</text:p>
          </table:table-cell>
          <table:table-cell office:value-type="string" calcext:value-type="string">
            <text:p>Emoticons aktivieren / deaktivieren</text:p>
          </table:table-cell>
          <table:table-cell office:value-type="string" calcext:value-type="string">
            <text:p>Replace emoticons</text:p>
          </table:table-cell>
          <table:table-cell table:number-columns-repeated="2"/>
          <table:table-cell office:value-type="string" calcext:value-type="string">
            <text:p>Zamijenite emotikone</text:p>
          </table:table-cell>
          <table:table-cell/>
          <table:table-cell office:value-type="string" calcext:value-type="string">
            <text:p>Vervang de emoticons door plaatjes</text:p>
          </table:table-cell>
          <table:table-cell table:number-columns-repeated="1008"/>
        </table:table-row>
        <table:table-row table:style-name="ro1">
          <table:table-cell office:value-type="string" calcext:value-type="string">
            <text:p>config_text_defaultcolors <text:s text:c="11"/>= </text:p>
          </table:table-cell>
          <table:table-cell/>
          <table:table-cell office:value-type="string" calcext:value-type="string">
            <text:p>Farbwähler zum Erstellen und Speichern vordefinierter Farben</text:p>
          </table:table-cell>
          <table:table-cell table:number-columns-repeated="3"/>
          <table:table-cell office:value-type="string" calcext:value-type="string">
            <text:p>Birač boja za stvaranje i spremanje unaprijed definiranih boja.</text:p>
          </table:table-cell>
          <table:table-cell table:number-columns-repeated="1010"/>
        </table:table-row>
        <table:table-row table:style-name="ro1">
          <table:table-cell office:value-type="string" calcext:value-type="string">
            <text:p>config_text_showhiddenpages <text:s text:c="9"/>= </text:p>
          </table:table-cell>
          <table:table-cell office:value-type="string" calcext:value-type="string">
            <text:p>Normalt vil skjulte indholdssider aldrig dukke op på dit websted. Her kan du definere undtagelser: Hvor bør skjulte indholdssider dukke op?</text:p>
          </table:table-cell>
          <table:table-cell office:value-type="string" calcext:value-type="string">
            <text:p>Standardmäßig werden versteckte Inhaltsseiten nirgendwo auf der Website angezeigt. &lt;br /&gt; Hier können Ausnahmen definiert werden. Wo sollen versteckte Seiten angezeigt werden</text:p>
          </table:table-cell>
          <table:table-cell office:value-type="string" calcext:value-type="string">
            <text:p>Normally, hidden content pages never show up on your website. Here, you may define exceptions: Where should invisible content pages show up?</text:p>
          </table:table-cell>
          <table:table-cell table:number-columns-repeated="2"/>
          <table:table-cell office:value-type="string" calcext:value-type="string">
            <text:p>Stranice sa skrivenim sadržajem obično se ne prikazuju na vašem web mjestu. Ovdje možete definirati iznimke: Gdje bi se trebale prikazivati ​​stranice s nevidljivim sadržajem?</text:p>
          </table:table-cell>
          <table:table-cell/>
          <table:table-cell office:value-type="string" calcext:value-type="string">
            <text:p>Normaal verschijnen de verborgen pagina's niet op je website. Hier kan je uitzonderingen aangeven. Waar moeten verborgen webpagina's verschijnen?</text:p>
          </table:table-cell>
          <table:table-cell table:number-columns-repeated="1008"/>
        </table:table-row>
        <table:table-row table:style-name="ro1">
          <table:table-cell office:value-type="string" calcext:value-type="string">
            <text:p>config_input_search <text:s text:c="17"/>= </text:p>
          </table:table-cell>
          <table:table-cell office:value-type="string" calcext:value-type="string">
            <text:p>Inden for søgeresultaterne</text:p>
          </table:table-cell>
          <table:table-cell office:value-type="string" calcext:value-type="string">
            <text:p>In den Suchergebnissen</text:p>
          </table:table-cell>
          <table:table-cell office:value-type="string" calcext:value-type="string">
            <text:p>Within the search results</text:p>
          </table:table-cell>
          <table:table-cell table:number-columns-repeated="2"/>
          <table:table-cell office:value-type="string" calcext:value-type="string">
            <text:p>Unutar rezultata pretraživanja</text:p>
          </table:table-cell>
          <table:table-cell/>
          <table:table-cell office:value-type="string" calcext:value-type="string">
            <text:p>Binnen de zoek resultaten</text:p>
          </table:table-cell>
          <table:table-cell table:number-columns-repeated="1008"/>
        </table:table-row>
        <table:table-row table:style-name="ro1">
          <table:table-cell office:value-type="string" calcext:value-type="string">
            <text:p>config_input_sitemap <text:s text:c="16"/>= </text:p>
          </table:table-cell>
          <table:table-cell office:value-type="string" calcext:value-type="string">
            <text:p>I side indhold</text:p>
          </table:table-cell>
          <table:table-cell office:value-type="string" calcext:value-type="string">
            <text:p>In der Sitemap</text:p>
          </table:table-cell>
          <table:table-cell office:value-type="string" calcext:value-type="string">
            <text:p>Within the site map</text:p>
          </table:table-cell>
          <table:table-cell table:number-columns-repeated="2"/>
          <table:table-cell office:value-type="string" calcext:value-type="string">
            <text:p>Unutar karte web mjesta</text:p>
          </table:table-cell>
          <table:table-cell/>
          <table:table-cell office:value-type="string" calcext:value-type="string">
            <text:p>In het website overzicht</text:p>
          </table:table-cell>
          <table:table-cell table:number-columns-repeated="1008"/>
        </table:table-row>
        <table:table-row table:style-name="ro1">
          <table:table-cell office:value-type="string" calcext:value-type="string">
            <text:p>config_input_pagesincmsvariables <text:s text:c="4"/>= </text:p>
          </table:table-cell>
          <table:table-cell office:value-type="string" calcext:value-type="string">
            <text:p>Inden for "næste/forrige side" variabler</text:p>
          </table:table-cell>
          <table:table-cell office:value-type="string" calcext:value-type="string">
            <text:p>In den Platzhaltern für die vorherige / nächste Inhaltsseite</text:p>
          </table:table-cell>
          <table:table-cell office:value-type="string" calcext:value-type="string">
            <text:p>Within the "next/previous page" variables</text:p>
          </table:table-cell>
          <table:table-cell table:number-columns-repeated="2"/>
          <table:table-cell office:value-type="string" calcext:value-type="string">
            <text:p>"Unutar" "sljedeće / prethodne stranice" "varijable"</text:p>
          </table:table-cell>
          <table:table-cell/>
          <table:table-cell office:value-type="string" calcext:value-type="string">
            <text:p>In de "Volgende/Vorige pagina" functie</text:p>
          </table:table-cell>
          <table:table-cell table:number-columns-repeated="1008"/>
        </table:table-row>
        <table:table-row table:style-name="ro1">
          <table:table-cell office:value-type="string" calcext:value-type="string">
            <text:p>config_input_pagesasdefaultpage <text:s text:c="5"/>= </text:p>
          </table:table-cell>
          <table:table-cell office:value-type="string" calcext:value-type="string">
            <text:p>Som standard indholdsside for kategori, hvis det er den første indholdsside</text:p>
          </table:table-cell>
          <table:table-cell office:value-type="string" calcext:value-type="string">
            <text:p>Als Standardseite für Kategorien, wenn es deren erste Inhaltsseite ist</text:p>
          </table:table-cell>
          <table:table-cell office:value-type="string" calcext:value-type="string">
            <text:p>As default content page for categories, if it's the first content page</text:p>
          </table:table-cell>
          <table:table-cell table:number-columns-repeated="2"/>
          <table:table-cell office:value-type="string" calcext:value-type="string">
            <text:p>Kao zadana stranica sadržaja za kategorije, ako je to prva stranica sadržaja</text:p>
          </table:table-cell>
          <table:table-cell/>
          <table:table-cell office:value-type="string" calcext:value-type="string">
            <text:p>Als begin pagina van de categorie (alleen als het de 1e pagina binnen die categorie is)</text:p>
          </table:table-cell>
          <table:table-cell table:number-columns-repeated="1008"/>
        </table:table-row>
        <table:table-row table:style-name="ro1">
          <table:table-cell office:value-type="string" calcext:value-type="string">
            <text:p>config_text_target <text:s text:c="18"/>= </text:p>
          </table:table-cell>
          <table:table-cell office:value-type="string" calcext:value-type="string">
            <text:p>Hvilke links skal åbne i et nyt browser vindue/faneblad (target </text:p>
          </table:table-cell>
          <table:table-cell office:value-type="string" calcext:value-type="string">
            <text:p>Links, die in einem neuen Browserfenster aufgehen sollen:</text:p>
          </table:table-cell>
          <table:table-cell office:value-type="string" calcext:value-type="string">
            <text:p>Which links should open in a new browser window/tab (target</text:p>
          </table:table-cell>
          <table:table-cell table:number-columns-repeated="2"/>
          <table:table-cell office:value-type="string" calcext:value-type="string">
            <text:p>Koje bi se veze trebale otvoriti u novom prozoru / kartici preglednika (target</text:p>
          </table:table-cell>
          <table:table-cell/>
          <table:table-cell office:value-type="string" calcext:value-type="string">
            <text:p>Welke koppelingen moeten worden geopend in een nieuw venster of tabblad (target</text:p>
          </table:table-cell>
          <table:table-cell table:number-columns-repeated="1008"/>
        </table:table-row>
        <table:table-row table:style-name="ro1">
          <table:table-cell office:value-type="string" calcext:value-type="string">
            <text:p>config_input_download <text:s text:c="15"/>= </text:p>
          </table:table-cell>
          <table:table-cell office:value-type="string" calcext:value-type="string">
            <text:p>Fil hentning</text:p>
          </table:table-cell>
          <table:table-cell office:value-type="string" calcext:value-type="string">
            <text:p>Datei-Downloads</text:p>
          </table:table-cell>
          <table:table-cell office:value-type="string" calcext:value-type="string">
            <text:p>File downloads</text:p>
          </table:table-cell>
          <table:table-cell table:number-columns-repeated="2"/>
          <table:table-cell office:value-type="string" calcext:value-type="string">
            <text:p>Preuzimanje datoteka</text:p>
          </table:table-cell>
          <table:table-cell/>
          <table:table-cell office:value-type="string" calcext:value-type="string">
            <text:p>Bestand downloads</text:p>
          </table:table-cell>
          <table:table-cell table:number-columns-repeated="1008"/>
        </table:table-row>
        <table:table-row table:style-name="ro1">
          <table:table-cell office:value-type="string" calcext:value-type="string">
            <text:p>config_input_link <text:s text:c="19"/>= </text:p>
          </table:table-cell>
          <table:table-cell office:value-type="string" calcext:value-type="string">
            <text:p>Eksterne links</text:p>
          </table:table-cell>
          <table:table-cell office:value-type="string" calcext:value-type="string">
            <text:p>Externe Links</text:p>
          </table:table-cell>
          <table:table-cell office:value-type="string" calcext:value-type="string">
            <text:p>External links</text:p>
          </table:table-cell>
          <table:table-cell table:number-columns-repeated="2"/>
          <table:table-cell office:value-type="string" calcext:value-type="string">
            <text:p>vanjske poveznice</text:p>
          </table:table-cell>
          <table:table-cell/>
          <table:table-cell office:value-type="string" calcext:value-type="string">
            <text:p>Externe koppelingen</text:p>
          </table:table-cell>
          <table:table-cell table:number-columns-repeated="1008"/>
        </table:table-row>
        <table:table-row table:style-name="ro1">
          <table:table-cell office:value-type="string" calcext:value-type="string">
            <text:p>config_text_catnamedpages <text:s text:c="11"/>= </text:p>
          </table:table-cell>
          <table:table-cell office:value-type="string" calcext:value-type="string">
            <text:p>Skal indholdssider være skjult fra detalje/sub menu, hvis de har samme navn som de forskellige kategorier?</text:p>
          </table:table-cell>
          <table:table-cell office:value-type="string" calcext:value-type="string">
            <text:p>Sollen Inhaltsseiten, die genau wie die Kategorie heißen, im Detailmenü versteckt werden</text:p>
          </table:table-cell>
          <table:table-cell office:value-type="string" calcext:value-type="string">
            <text:p>Should content pages be hidden from the detail/sub menu if they have the same name as their categories?</text:p>
          </table:table-cell>
          <table:table-cell table:number-columns-repeated="2"/>
          <table:table-cell office:value-type="string" calcext:value-type="string">
            <text:p>Trebaju li stranice s sadržajem biti skrivene od detalja / podizbornika ako imaju isto ime kao i njihove kategorije?</text:p>
          </table:table-cell>
          <table:table-cell/>
          <table:table-cell office:value-type="string" calcext:value-type="string">
            <text:p>Geef geen webpagina's in het menu weer, als de webpagina dezelfde naam heeft als de categorie waar ze in zitten</text:p>
          </table:table-cell>
          <table:table-cell table:number-columns-repeated="1008"/>
        </table:table-row>
        <table:table-row table:style-name="ro1">
          <table:table-cell office:value-type="string" calcext:value-type="string">
            <text:p>config_input_catnamedpages <text:s text:c="10"/>= </text:p>
          </table:table-cell>
          <table:table-cell office:value-type="string" calcext:value-type="string">
            <text:p>Skjul</text:p>
          </table:table-cell>
          <table:table-cell office:value-type="string" calcext:value-type="string">
            <text:p>Verstecken</text:p>
          </table:table-cell>
          <table:table-cell office:value-type="string" calcext:value-type="string">
            <text:p>Hide</text:p>
          </table:table-cell>
          <table:table-cell table:number-columns-repeated="2"/>
          <table:table-cell office:value-type="string" calcext:value-type="string">
            <text:p>Sakriti</text:p>
          </table:table-cell>
          <table:table-cell/>
          <table:table-cell office:value-type="string" calcext:value-type="string">
            <text:p>Niet weergeven</text:p>
          </table:table-cell>
          <table:table-cell table:number-columns-repeated="1008"/>
        </table:table-row>
        <table:table-row table:style-name="ro1">
          <table:table-cell office:value-type="string" calcext:value-type="string">
            <text:p>config_text_modrewrite <text:s text:c="14"/>= </text:p>
          </table:table-cell>
          <table:table-cell office:value-type="string" calcext:value-type="string">
            <text:p>Skal mod_rewrite bruges?</text:p>
          </table:table-cell>
          <table:table-cell office:value-type="string" calcext:value-type="string">
            <text:p>Soll "mod_rewrite" aktiviert werden? Das sorgt für besser lesbare Links.</text:p>
          </table:table-cell>
          <table:table-cell office:value-type="string" calcext:value-type="string">
            <text:p>Should mod_rewrite be used?</text:p>
          </table:table-cell>
          <table:table-cell table:number-columns-repeated="2"/>
          <table:table-cell office:value-type="string" calcext:value-type="string">
            <text:p>Treba li koristiti mod_rewrite?</text:p>
          </table:table-cell>
          <table:table-cell/>
          <table:table-cell office:value-type="string" calcext:value-type="string">
            <text:p>Gebruik maken van mod_rewrite ?</text:p>
          </table:table-cell>
          <table:table-cell table:number-columns-repeated="1008"/>
        </table:table-row>
        <table:table-row table:style-name="ro1">
          <table:table-cell office:value-type="string" calcext:value-type="string">
            <text:p>config_input_modrewrite <text:s text:c="13"/>= </text:p>
          </table:table-cell>
          <table:table-cell office:value-type="string" calcext:value-type="string">
            <text:p>Brug mod_rewrite</text:p>
          </table:table-cell>
          <table:table-cell office:value-type="string" calcext:value-type="string">
            <text:p>mod_rewrite aktivieren</text:p>
          </table:table-cell>
          <table:table-cell office:value-type="string" calcext:value-type="string">
            <text:p>Use mod_rewrite</text:p>
          </table:table-cell>
          <table:table-cell table:number-columns-repeated="2"/>
          <table:table-cell office:value-type="string" calcext:value-type="string">
            <text:p>Koristite mod_rewrite</text:p>
          </table:table-cell>
          <table:table-cell/>
          <table:table-cell office:value-type="string" calcext:value-type="string">
            <text:p>Gebruik mod_rewrite</text:p>
          </table:table-cell>
          <table:table-cell table:number-columns-repeated="1008"/>
        </table:table-row>
        <table:table-row table:style-name="ro1">
          <table:table-cell office:value-type="string" calcext:value-type="string">
            <text:p>config_text_showsyntaxtooltips <text:s text:c="6"/>= </text:p>
          </table:table-cell>
          <table:table-cell office:value-type="string" calcext:value-type="string">
            <text:p>Skal dine besøgende se værktøjsinfo ved mus-over links?</text:p>
          </table:table-cell>
          <table:table-cell office:value-type="string" calcext:value-type="string">
            <text:p>Sollen auf der Website Tooltips für Links angezeigt werden</text:p>
          </table:table-cell>
          <table:table-cell office:value-type="string" calcext:value-type="string">
            <text:p>Should your visitors see tool tips when hovering links?</text:p>
          </table:table-cell>
          <table:table-cell table:number-columns-repeated="2"/>
          <table:table-cell office:value-type="string" calcext:value-type="string">
            <text:p>Bi li vaši posjetitelji trebali vidjeti savjete o alatima prilikom lebdenja linkova?</text:p>
          </table:table-cell>
          <table:table-cell/>
          <table:table-cell office:value-type="string" calcext:value-type="string">
            <text:p>Mogen bezoekers de tips zien als ze met de muis over een koppeling gaan ?</text:p>
          </table:table-cell>
          <table:table-cell table:number-columns-repeated="1008"/>
        </table:table-row>
        <table:table-row table:style-name="ro1">
          <table:table-cell office:value-type="string" calcext:value-type="string">
            <text:p>config_input_showsyntaxtooltips <text:s text:c="5"/>= </text:p>
          </table:table-cell>
          <table:table-cell office:value-type="string" calcext:value-type="string">
            <text:p>Vis værktøjsinfo på websted</text:p>
          </table:table-cell>
          <table:table-cell office:value-type="string" calcext:value-type="string">
            <text:p>Tooltips anzeigen</text:p>
          </table:table-cell>
          <table:table-cell office:value-type="string" calcext:value-type="string">
            <text:p>Show tool tips on website</text:p>
          </table:table-cell>
          <table:table-cell table:number-columns-repeated="2"/>
          <table:table-cell office:value-type="string" calcext:value-type="string">
            <text:p>Pokažite savjete o alatima na web mjestu</text:p>
          </table:table-cell>
          <table:table-cell/>
          <table:table-cell office:value-type="string" calcext:value-type="string">
            <text:p>Laat de bezoekers de tips zien</text:p>
          </table:table-cell>
          <table:table-cell table:number-columns-repeated="1008"/>
        </table:table-row>
        <table:table-row table:style-name="ro1">
          <table:table-cell office:value-type="string" calcext:value-type="string">
            <text:p>config_titel_cmsglobal <text:s text:c="14"/>= </text:p>
          </table:table-cell>
          <table:table-cell office:value-type="string" calcext:value-type="string">
            <text:p>Generelle indstillinger</text:p>
          </table:table-cell>
          <table:table-cell office:value-type="string" calcext:value-type="string">
            <text:p>Allgemeine Einstellungen</text:p>
          </table:table-cell>
          <table:table-cell office:value-type="string" calcext:value-type="string">
            <text:p>General settings</text:p>
          </table:table-cell>
          <table:table-cell table:number-columns-repeated="2"/>
          <table:table-cell office:value-type="string" calcext:value-type="string">
            <text:p>Opće postavke</text:p>
          </table:table-cell>
          <table:table-cell/>
          <table:table-cell office:value-type="string" calcext:value-type="string">
            <text:p>Algemene instellingen</text:p>
          </table:table-cell>
          <table:table-cell table:number-columns-repeated="1008"/>
        </table:table-row>
        <table:table-row table:style-name="ro1">
          <table:table-cell office:value-type="string" calcext:value-type="string">
            <text:p>config_titel_cmssyntax <text:s text:c="14"/>= </text:p>
          </table:table-cell>
          <table:table-cell office:value-type="string" calcext:value-type="string">
            <text:p>Syntaks indstillinger</text:p>
          </table:table-cell>
          <table:table-cell office:value-type="string" calcext:value-type="string">
            <text:p>Syntax-Einstellungen</text:p>
          </table:table-cell>
          <table:table-cell office:value-type="string" calcext:value-type="string">
            <text:p>Syntax settings</text:p>
          </table:table-cell>
          <table:table-cell table:number-columns-repeated="2"/>
          <table:table-cell office:value-type="string" calcext:value-type="string">
            <text:p>Postavke sintakse</text:p>
          </table:table-cell>
          <table:table-cell/>
          <table:table-cell office:value-type="string" calcext:value-type="string">
            <text:p>Zinsbouw instellingen</text:p>
          </table:table-cell>
          <table:table-cell table:number-columns-repeated="1008"/>
        </table:table-row>
        <table:table-row table:style-name="ro1">
          <table:table-cell office:value-type="string" calcext:value-type="string">
            <text:p>config_titel_expert <text:s text:c="17"/>= </text:p>
          </table:table-cell>
          <table:table-cell office:value-type="string" calcext:value-type="string">
            <text:p>Avancerede Indstillinger</text:p>
          </table:table-cell>
          <table:table-cell office:value-type="string" calcext:value-type="string">
            <text:p>Erweiterte Einstellungen</text:p>
          </table:table-cell>
          <table:table-cell office:value-type="string" calcext:value-type="string">
            <text:p>Advanced Settings</text:p>
          </table:table-cell>
          <table:table-cell table:number-columns-repeated="2"/>
          <table:table-cell office:value-type="string" calcext:value-type="string">
            <text:p>Napredne postavke</text:p>
          </table:table-cell>
          <table:table-cell/>
          <table:table-cell office:value-type="string" calcext:value-type="string">
            <text:p>Geavanceerde instellingen</text:p>
          </table:table-cell>
          <table:table-cell table:number-columns-repeated="1008"/>
        </table:table-row>
        <table:table-row table:style-name="ro1">
          <table:table-cell office:value-type="string" calcext:value-type="string">
            <text:p>config_titel_usersyntax_test <text:s text:c="8"/>= </text:p>
          </table:table-cell>
          <table:table-cell/>
          <table:table-cell office:value-type="string" calcext:value-type="string">
            <text:p>Syntax-Überprüfung</text:p>
          </table:table-cell>
          <table:table-cell table:number-columns-repeated="3"/>
          <table:table-cell office:value-type="string" calcext:value-type="string">
            <text:p>Provjera sintakse</text:p>
          </table:table-cell>
          <table:table-cell table:number-columns-repeated="1010"/>
        </table:table-row>
        <table:table-row table:style-name="ro1">
          <table:table-cell office:value-type="string" calcext:value-type="string">
            <text:p>config_input_draftmode <text:s text:c="14"/>= </text:p>
          </table:table-cell>
          <table:table-cell/>
          <table:table-cell office:value-type="string" calcext:value-type="string">
            <text:p>Baustellen-Modus</text:p>
          </table:table-cell>
          <table:table-cell table:number-columns-repeated="3"/>
          <table:table-cell office:value-type="string" calcext:value-type="string">
            <text:p>Izvanmrežni način</text:p>
          </table:table-cell>
          <table:table-cell table:number-columns-repeated="1010"/>
        </table:table-row>
        <table:table-row table:style-name="ro1">
          <table:table-cell office:value-type="string" calcext:value-type="string">
            <text:p>config_text_draftmode <text:s text:c="15"/>= </text:p>
          </table:table-cell>
          <table:table-cell/>
          <table:table-cell office:value-type="string" calcext:value-type="string">
            <text:p>Website in den Baustellenmodus schalten: &lt;br /&gt;In diesem Modus wird nur die Startkategorie angezeigt und ein spezielles Baustellen-Template.&lt;br /&gt;Menü zur Auswahl eines Baustellen-Templates:</text:p>
          </table:table-cell>
          <table:table-cell table:number-columns-repeated="3"/>
          <table:table-cell office:value-type="string" calcext:value-type="string">
            <text:p>Prebacite web mjesto u izvanmrežni način: &lt;br /&gt; Prikazat će se samo kategorija Početna i poseban predložak web mjesta. &lt;br /&gt; Izbornik za odabir predloška gradilišta</text:p>
          </table:table-cell>
          <table:table-cell table:number-columns-repeated="1010"/>
        </table:table-row>
        <table:table-row table:style-name="ro1">
          <table:table-cell office:value-type="string" calcext:value-type="string">
            <text:p>config_input_draftlayout <text:s text:c="12"/>= </text:p>
          </table:table-cell>
          <table:table-cell/>
          <table:table-cell office:value-type="string" calcext:value-type="string">
            <text:p>kein Baustellen Template</text:p>
          </table:table-cell>
          <table:table-cell table:number-columns-repeated="3"/>
          <table:table-cell office:value-type="string" calcext:value-type="string">
            <text:p>nema izvanmrežnog predloška</text:p>
          </table:table-cell>
          <table:table-cell table:number-columns-repeated="1010"/>
        </table:table-row>
        <table:table-row table:style-name="ro1">
          <table:table-cell table:number-columns-repeated="1017"/>
        </table:table-row>
        <table:table-row table:style-name="ro1">
          <table:table-cell office:value-type="string" calcext:value-type="string">
            <text:p>admin_button <text:s text:c="24"/>= </text:p>
          </table:table-cell>
          <table:table-cell office:value-type="string" calcext:value-type="string">
            <text:p>moziloAdmin</text:p>
          </table:table-cell>
          <table:table-cell office:value-type="string" calcext:value-type="string">
            <text:p>Admin</text:p>
          </table:table-cell>
          <table:table-cell table:number-columns-repeated="8" office:value-type="string" calcext:value-type="string">
            <text:p>moziloAdmin</text:p>
          </table:table-cell>
          <table:table-cell table:number-columns-repeated="1006"/>
        </table:table-row>
        <table:table-row table:style-name="ro1">
          <table:table-cell office:value-type="string" calcext:value-type="string">
            <text:p>admin_text <text:s text:c="26"/>= </text:p>
          </table:table-cell>
          <table:table-cell office:value-type="string" calcext:value-type="string">
            <text:p>Her kan du ændre indstillingerne for moziloAdmin opførsel.</text:p>
          </table:table-cell>
          <table:table-cell office:value-type="string" calcext:value-type="string">
            <text:p>Einstellungen für den Admin-Bereich von moziloCMS</text:p>
          </table:table-cell>
          <table:table-cell office:value-type="string" calcext:value-type="string">
            <text:p>Here, you can change the settings effecting moziloAdmin's behaviour.</text:p>
          </table:table-cell>
          <table:table-cell table:number-columns-repeated="2"/>
          <table:table-cell office:value-type="string" calcext:value-type="string">
            <text:p>Ovdje možete promijeniti postavke koje utječu na ponašanje moziloAdmina.</text:p>
          </table:table-cell>
          <table:table-cell/>
          <table:table-cell office:value-type="string" calcext:value-type="string">
            <text:p>Hier kan je instellingen maken die invloed hebben op het gebruik van moziloAdmin.</text:p>
          </table:table-cell>
          <table:table-cell table:number-columns-repeated="1008"/>
        </table:table-row>
        <table:table-row table:style-name="ro1">
          <table:table-cell office:value-type="string" calcext:value-type="string">
            <text:p>admin_error_nodigit_tolong <text:s text:c="10"/>= </text:p>
          </table:table-cell>
          <table:table-cell office:value-type="string" calcext:value-type="string">
            <text:p>Værdien skal være et tal med max. 4 cifre.</text:p>
          </table:table-cell>
          <table:table-cell office:value-type="string" calcext:value-type="string">
            <text:p>Erlaubt sind maximal vierstellige Zahlen!</text:p>
          </table:table-cell>
          <table:table-cell office:value-type="string" calcext:value-type="string">
            <text:p>The value must be a number with max. 4 digits.</text:p>
          </table:table-cell>
          <table:table-cell table:number-columns-repeated="2"/>
          <table:table-cell office:value-type="string" calcext:value-type="string">
            <text:p>Vrijednost mora biti broj s maks. 4 znamenke.</text:p>
          </table:table-cell>
          <table:table-cell/>
          <table:table-cell office:value-type="string" calcext:value-type="string">
            <text:p>De waarde kan maximaal 4 cijfers zijn.</text:p>
          </table:table-cell>
          <table:table-cell table:number-columns-repeated="1008"/>
        </table:table-row>
        <table:table-row table:style-name="ro1">
          <table:table-cell office:value-type="string" calcext:value-type="string">
            <text:p>admin_error_adminmail <text:s text:c="15"/>= </text:p>
          </table:table-cell>
          <table:table-cell office:value-type="string" calcext:value-type="string">
            <text:p>Indtast en gyldig e-mail adresse.</text:p>
          </table:table-cell>
          <table:table-cell office:value-type="string" calcext:value-type="string">
            <text:p>Das ist keine gültige E-Mail-Adresse!</text:p>
          </table:table-cell>
          <table:table-cell office:value-type="string" calcext:value-type="string">
            <text:p>Please enter a valid e-mail adress.</text:p>
          </table:table-cell>
          <table:table-cell table:number-columns-repeated="2"/>
          <table:table-cell office:value-type="string" calcext:value-type="string">
            <text:p>Unesite valjanu e-mail adresu.</text:p>
          </table:table-cell>
          <table:table-cell/>
          <table:table-cell office:value-type="string" calcext:value-type="string">
            <text:p>Geef een geldig e-mail adres op.</text:p>
          </table:table-cell>
          <table:table-cell table:number-columns-repeated="1008"/>
        </table:table-row>
        <table:table-row table:style-name="ro1">
          <table:table-cell office:value-type="string" calcext:value-type="string">
            <text:p>admin_error_chmodnewfilesatts <text:s text:c="7"/>= </text:p>
          </table:table-cell>
          <table:table-cell office:value-type="string" calcext:value-type="string">
            <text:p>Fil egenskaber skal være sammensat af tre cifre mellem 0 og 7.</text:p>
          </table:table-cell>
          <table:table-cell office:value-type="string" calcext:value-type="string">
            <text:p>Die Dateirechte müssen aus drei Ziffern bestehen, die jeweils zwischen 0 und 7 liegen!</text:p>
          </table:table-cell>
          <table:table-cell office:value-type="string" calcext:value-type="string">
            <text:p>The file attributes must be composed of three digits between 0 and 7.</text:p>
          </table:table-cell>
          <table:table-cell table:number-columns-repeated="2"/>
          <table:table-cell office:value-type="string" calcext:value-type="string">
            <text:p>Atributi datoteke moraju se sastojati od tri znamenke između 0 i 7.</text:p>
          </table:table-cell>
          <table:table-cell/>
          <table:table-cell office:value-type="string" calcext:value-type="string">
            <text:p>De bestand kenmerken moet uit drie cijfers bestaan en mag alleen 0 t/m 7 bevatten</text:p>
          </table:table-cell>
          <table:table-cell table:number-columns-repeated="1008"/>
        </table:table-row>
        <table:table-row table:style-name="ro1">
          <table:table-cell office:value-type="string" calcext:value-type="string">
            <text:p>admin_error_backupmsgintervall <text:s text:c="6"/>= </text:p>
          </table:table-cell>
          <table:table-cell office:value-type="string" calcext:value-type="string">
            <text:p>Værdien skal være et tal med max. 4 cifre.</text:p>
          </table:table-cell>
          <table:table-cell office:value-type="string" calcext:value-type="string">
            <text:p>Eine Zahl zwischen 0 und 9999 eingeben!</text:p>
          </table:table-cell>
          <table:table-cell office:value-type="string" calcext:value-type="string">
            <text:p>The value must be a number with max. 4 digits.</text:p>
          </table:table-cell>
          <table:table-cell table:number-columns-repeated="2"/>
          <table:table-cell office:value-type="string" calcext:value-type="string">
            <text:p>Vrijednost mora biti broj s maks. 4 znamenke.</text:p>
          </table:table-cell>
          <table:table-cell/>
          <table:table-cell office:value-type="string" calcext:value-type="string">
            <text:p>De waarde moet een getal van maximaal 4 cijfers zijn.</text:p>
          </table:table-cell>
          <table:table-cell table:number-columns-repeated="1008"/>
        </table:table-row>
        <table:table-row table:style-name="ro1">
          <table:table-cell office:value-type="string" calcext:value-type="string">
            <text:p>admin_text_adminmail <text:s text:c="16"/>= </text:p>
          </table:table-cell>
          <table:table-cell/>
          <table:table-cell office:value-type="string" calcext:value-type="string">
            <text:p>E-Mail-Adresse, an die Meldungen über wichtige Ereignisse geschickt werden sollen.</text:p>
          </table:table-cell>
          <table:table-cell office:value-type="string" calcext:value-type="string">
            <text:p>This e-mail adress will be the recipient of messages sent from moziloAdmin.&lt;br /&gt;It's not the target adress for the contact form messages - please specify this separatley at the "Kontakt-Formular" plugin.&lt;br /&gt;&lt;i&gt;On the moziloAdmin home page you may check if your server is able to send e-mails.&lt;/i&gt;</text:p>
          </table:table-cell>
          <table:table-cell table:number-columns-repeated="2"/>
          <table:table-cell office:value-type="string" calcext:value-type="string">
            <text:p>"Ova e-mail adresa bit će primatelj poruka poslanih s moziloAdmin. &lt;br /&gt; To nije ciljana adresa za poruke obrasca za kontakt - navedite na dodatku" "Kontakt-Formular". &lt;br /&gt; &lt;i&gt; Na početnoj stranici moziloAdmin možete provjeriti je li vaš poslužitelj u mogućnosti slati e-mail. &lt;/i&gt; "</text:p>
          </table:table-cell>
          <table:table-cell table:number-columns-repeated="1010"/>
        </table:table-row>
        <table:table-row table:style-name="ro1">
          <table:table-cell office:value-type="string" calcext:value-type="string">
            <text:p>admin_text_backup <text:s text:c="19"/>= </text:p>
          </table:table-cell>
          <table:table-cell office:value-type="string" calcext:value-type="string">
            <text:p>Backup kan være en sikring af dine data. Derfor minder moziloAdmin dig om det - Indtast antallet af dage mellem påmindelse beskeder. Indtastning 0 slukker denne funktion - men dette kan ikke anbefales.</text:p>
          </table:table-cell>
          <table:table-cell office:value-type="string" calcext:value-type="string">
            <text:p>Nach wievielen Tagen soll moziloCMS an ein Backup der Website erinnern? (0 = nie)</text:p>
          </table:table-cell>
          <table:table-cell office:value-type="string" calcext:value-type="string">
            <text:p>Backup may be a insurance for your data. Thus, moziloAdmin reminds you of it - enter the number of days between the reminder messages. Entering 0 will switch off that function - but this is explicitly not recommended.</text:p>
          </table:table-cell>
          <table:table-cell table:number-columns-repeated="2"/>
          <table:table-cell office:value-type="string" calcext:value-type="string">
            <text:p>Sigurnosna kopija može biti osiguranje vaših podataka. Stoga vas moziloAdmin podsjeća na to - unesite broj dana između poruka podsjetnika. Unosom 0 isključit ćete tu funkciju, ali to se izričito ne preporučuje.</text:p>
          </table:table-cell>
          <table:table-cell/>
          <table:table-cell office:value-type="string" calcext:value-type="string">
            <text:p>Het maken van backup's kan het behoud zijn van je data. Daarom kan moziloAdmin je af en toe helpen herinneren aan het maken van de backup. Geef op om de hoeveel dagen je een herinnering wilt zien. Als je 0 op geeft krijg je geen herinnering te zien. Dit raden wij met klem af!!</text:p>
          </table:table-cell>
          <table:table-cell table:number-columns-repeated="1008"/>
        </table:table-row>
        <table:table-row table:style-name="ro1">
          <table:table-cell office:value-type="string" calcext:value-type="string">
            <text:p>admin_text_get_backup <text:s text:c="15"/>= </text:p>
          </table:table-cell>
          <table:table-cell/>
          <table:table-cell office:value-type="string" calcext:value-type="string">
            <text:p>Ein Backup der Website erzeugen und als ZIP-Datei downloaden.&lt;br /&gt;Durch Aktivierung der einzelnen Checkboxen kann der Umfang des Backups bestimmt werden.</text:p>
          </table:table-cell>
          <table:table-cell office:value-type="string" calcext:value-type="string">
            <text:p>Create and download Backup.&lt;br /&gt;Please choose all you want to be included in the Backup. Depending on the size it will take some time.</text:p>
          </table:table-cell>
          <table:table-cell table:number-columns-repeated="2"/>
          <table:table-cell office:value-type="string" calcext:value-type="string">
            <text:p>Stvorite i preuzmite sigurnosnu kopiju. &lt;br /&gt; Odaberite sve što želite biti uključeni u sigurnosnu kopiju. Ovisno o veličini trebat će neko vrijeme.</text:p>
          </table:table-cell>
          <table:table-cell table:number-columns-repeated="1010"/>
        </table:table-row>
        <table:table-row table:style-name="ro1">
          <table:table-cell office:value-type="string" calcext:value-type="string">
            <text:p>admin_button_get_backup <text:s text:c="13"/>= </text:p>
          </table:table-cell>
          <table:table-cell/>
          <table:table-cell office:value-type="string" calcext:value-type="string">
            <text:p>Backup downloaden</text:p>
          </table:table-cell>
          <table:table-cell office:value-type="string" calcext:value-type="string">
            <text:p>Download backup</text:p>
          </table:table-cell>
          <table:table-cell table:number-columns-repeated="2"/>
          <table:table-cell office:value-type="string" calcext:value-type="string">
            <text:p>Preuzmi sigurnosnu kopiju</text:p>
          </table:table-cell>
          <table:table-cell table:number-columns-repeated="1010"/>
        </table:table-row>
        <table:table-row table:style-name="ro1">
          <table:table-cell office:value-type="string" calcext:value-type="string">
            <text:p>admin_button_include_cms <text:s text:c="12"/>= </text:p>
          </table:table-cell>
          <table:table-cell/>
          <table:table-cell office:value-type="string" calcext:value-type="string">
            <text:p>mit moziloCMS</text:p>
          </table:table-cell>
          <table:table-cell office:value-type="string" calcext:value-type="string">
            <text:p>include moziloCMS</text:p>
          </table:table-cell>
          <table:table-cell table:number-columns-repeated="2"/>
          <table:table-cell office:value-type="string" calcext:value-type="string">
            <text:p>uključuju moziloCMS</text:p>
          </table:table-cell>
          <table:table-cell table:number-columns-repeated="1010"/>
        </table:table-row>
        <table:table-row table:style-name="ro1">
          <table:table-cell office:value-type="string" calcext:value-type="string">
            <text:p>admin_button_include_catpage <text:s text:c="8"/>= </text:p>
          </table:table-cell>
          <table:table-cell/>
          <table:table-cell office:value-type="string" calcext:value-type="string">
            <text:p>mit Kategorien</text:p>
          </table:table-cell>
          <table:table-cell office:value-type="string" calcext:value-type="string">
            <text:p>include categories</text:p>
          </table:table-cell>
          <table:table-cell table:number-columns-repeated="2"/>
          <table:table-cell office:value-type="string" calcext:value-type="string">
            <text:p>uključuju kategorije</text:p>
          </table:table-cell>
          <table:table-cell table:number-columns-repeated="1010"/>
        </table:table-row>
        <table:table-row table:style-name="ro1">
          <table:table-cell office:value-type="string" calcext:value-type="string">
            <text:p>admin_button_include_gallery <text:s text:c="8"/>= </text:p>
          </table:table-cell>
          <table:table-cell/>
          <table:table-cell office:value-type="string" calcext:value-type="string">
            <text:p>mit Galerien</text:p>
          </table:table-cell>
          <table:table-cell office:value-type="string" calcext:value-type="string">
            <text:p>include galleries</text:p>
          </table:table-cell>
          <table:table-cell table:number-columns-repeated="2"/>
          <table:table-cell office:value-type="string" calcext:value-type="string">
            <text:p>uključuju Galerije</text:p>
          </table:table-cell>
          <table:table-cell table:number-columns-repeated="1010"/>
        </table:table-row>
        <table:table-row table:style-name="ro1">
          <table:table-cell office:value-type="string" calcext:value-type="string">
            <text:p>admin_button_include_layouts <text:s text:c="8"/>= </text:p>
          </table:table-cell>
          <table:table-cell/>
          <table:table-cell office:value-type="string" calcext:value-type="string">
            <text:p>mit Layouts</text:p>
          </table:table-cell>
          <table:table-cell office:value-type="string" calcext:value-type="string">
            <text:p>include Layouts</text:p>
          </table:table-cell>
          <table:table-cell table:number-columns-repeated="2"/>
          <table:table-cell office:value-type="string" calcext:value-type="string">
            <text:p>uključuju Izgledi</text:p>
          </table:table-cell>
          <table:table-cell table:number-columns-repeated="1010"/>
        </table:table-row>
        <table:table-row table:style-name="ro1">
          <table:table-cell office:value-type="string" calcext:value-type="string">
            <text:p>admin_button_include_plugins <text:s text:c="8"/>= </text:p>
          </table:table-cell>
          <table:table-cell/>
          <table:table-cell office:value-type="string" calcext:value-type="string">
            <text:p>mit Plugins</text:p>
          </table:table-cell>
          <table:table-cell office:value-type="string" calcext:value-type="string">
            <text:p>include Plugins</text:p>
          </table:table-cell>
          <table:table-cell table:number-columns-repeated="2"/>
          <table:table-cell office:value-type="string" calcext:value-type="string">
            <text:p>uključuju Dodaci</text:p>
          </table:table-cell>
          <table:table-cell table:number-columns-repeated="1010"/>
        </table:table-row>
        <table:table-row table:style-name="ro1">
          <table:table-cell office:value-type="string" calcext:value-type="string">
            <text:p>admin_button_include_docu <text:s text:c="11"/>= </text:p>
          </table:table-cell>
          <table:table-cell/>
          <table:table-cell office:value-type="string" calcext:value-type="string">
            <text:p>mit Dokumentation</text:p>
          </table:table-cell>
          <table:table-cell office:value-type="string" calcext:value-type="string">
            <text:p>include Dokumentation</text:p>
          </table:table-cell>
          <table:table-cell table:number-columns-repeated="2"/>
          <table:table-cell office:value-type="string" calcext:value-type="string">
            <text:p>uključuju dokumentaciju</text:p>
          </table:table-cell>
          <table:table-cell table:number-columns-repeated="1010"/>
        </table:table-row>
        <table:table-row table:style-name="ro1">
          <table:table-cell office:value-type="string" calcext:value-type="string">
            <text:p>admin_error_no_backups_select <text:s text:c="7"/>= </text:p>
          </table:table-cell>
          <table:table-cell/>
          <table:table-cell office:value-type="string" calcext:value-type="string">
            <text:p>Es wurden keine Dateien ausgewählt!</text:p>
          </table:table-cell>
          <table:table-cell office:value-type="string" calcext:value-type="string">
            <text:p>No files has been choosen.</text:p>
          </table:table-cell>
          <table:table-cell table:number-columns-repeated="2"/>
          <table:table-cell office:value-type="string" calcext:value-type="string">
            <text:p>Nije odabrana nijedna datoteka.</text:p>
          </table:table-cell>
          <table:table-cell table:number-columns-repeated="1010"/>
        </table:table-row>
        <table:table-row table:style-name="ro1">
          <table:table-cell office:value-type="string" calcext:value-type="string">
            <text:p>admin_text_chmodnewfiles <text:s text:c="12"/>= </text:p>
          </table:table-cell>
          <table:table-cell office:value-type="string" calcext:value-type="string">
            <text:p>Serveren kører moziloCMS kan give for lavt filegenskaber at uploades og oprettede filer. moziloCMS kan indstille egne egenskaber - indtast dem som "766" i tekstfeltet. Eller lad det være tomt hvis du ikke har brug for denne funktion. &lt;br /&gt;Aktivér afkrydsningsfeltet igen tildele den givne fil egenskaber til alle filer.</text:p>
          </table:table-cell>
          <table:table-cell office:value-type="string" calcext:value-type="string">
            <text:p>Dateirechte setzen, die moziloCMS generell auf dem Server haben soll.</text:p>
          </table:table-cell>
          <table:table-cell office:value-type="string" calcext:value-type="string">
            <text:p>Used file attributes.</text:p>
          </table:table-cell>
          <table:table-cell table:number-columns-repeated="2"/>
          <table:table-cell office:value-type="string" calcext:value-type="string">
            <text:p>Upotrijebljeni atributi datoteke. </text:p>
          </table:table-cell>
          <table:table-cell/>
          <table:table-cell office:value-type="string" calcext:value-type="string">
            <text:p>De server waarop moziloCMS draait kan te weinig rechten op bestand geven na het maken of uploaden van bestanden. moziloCMS kan zelf bestand kenmerken toekennen - Geef in aan welke dat moet zijn (in UNIX vorm bv. "766") of laat het veld leeg als dat probleem niet op treed.&lt;br /&gt;Plaats het vinkje om de bestand kenmerken door te voeren op de reeds bestaande bestanden.</text:p>
          </table:table-cell>
          <table:table-cell table:number-columns-repeated="1008"/>
        </table:table-row>
        <table:table-row table:style-name="ro1">
          <table:table-cell office:value-type="string" calcext:value-type="string">
            <text:p>admin_text_uploadfilter <text:s text:c="13"/>= </text:p>
          </table:table-cell>
          <table:table-cell office:value-type="string" calcext:value-type="string">
            <text:p>Tilføj udvidelser for hvilke filer der ikke tilladt at blive overført adskilt af komma og uden mellemrum. Da dette er et sikkerhedsproblem for med php-filer, skal du ikke slette standardværdierne.</text:p>
          </table:table-cell>
          <table:table-cell office:value-type="string" calcext:value-type="string">
            <text:p>Dateien mit folgenden Erweiterungen dürfen nicht hochgeladen werden:</text:p>
          </table:table-cell>
          <table:table-cell office:value-type="string" calcext:value-type="string">
            <text:p>Filetypes which are not allowed to be uploaded.</text:p>
          </table:table-cell>
          <table:table-cell table:number-columns-repeated="2"/>
          <table:table-cell office:value-type="string" calcext:value-type="string">
            <text:p>Vrste datoteka koje nije dopušteno prenijeti.</text:p>
          </table:table-cell>
          <table:table-cell/>
          <table:table-cell office:value-type="string" calcext:value-type="string">
            <text:p>Geef aan welke bestand types niet mogen worden geupload. Zet tussen de verschillende types een komma en gebruik &lt;b&gt;geen&lt;/b&gt; spaties. Ivm de beveiliging rondom php bestanden, raden wij met klem aan de reeds opgegeven types niet weg te halen.</text:p>
          </table:table-cell>
          <table:table-cell table:number-columns-repeated="1008"/>
        </table:table-row>
        <table:table-row table:style-name="ro1">
          <table:table-cell office:value-type="string" calcext:value-type="string">
            <text:p>admin_input_translator <text:s text:c="14"/>= </text:p>
          </table:table-cell>
          <table:table-cell office:value-type="string" calcext:value-type="string">
            <text:p>Oversætter:</text:p>
          </table:table-cell>
          <table:table-cell office:value-type="string" calcext:value-type="string">
            <text:p>Übersetzer:</text:p>
          </table:table-cell>
          <table:table-cell office:value-type="string" calcext:value-type="string">
            <text:p>Translator:</text:p>
          </table:table-cell>
          <table:table-cell table:number-columns-repeated="2"/>
          <table:table-cell office:value-type="string" calcext:value-type="string">
            <text:p>Prevoditelj:</text:p>
          </table:table-cell>
          <table:table-cell/>
          <table:table-cell office:value-type="string" calcext:value-type="string">
            <text:p>Vertaler:</text:p>
          </table:table-cell>
          <table:table-cell table:number-columns-repeated="1008"/>
        </table:table-row>
        <table:table-row table:style-name="ro1">
          <table:table-cell office:value-type="string" calcext:value-type="string">
            <text:p>admin_input_language <text:s text:c="16"/>= </text:p>
          </table:table-cell>
          <table:table-cell office:value-type="string" calcext:value-type="string">
            <text:p>Vælg sprog moziloAdmin vises i:</text:p>
          </table:table-cell>
          <table:table-cell office:value-type="string" calcext:value-type="string">
            <text:p>Sprachauswahl für den Admin-Bereich.</text:p>
          </table:table-cell>
          <table:table-cell office:value-type="string" calcext:value-type="string">
            <text:p>Choose the language moziloAdmin is displayed in:</text:p>
          </table:table-cell>
          <table:table-cell table:number-columns-repeated="2"/>
          <table:table-cell office:value-type="string" calcext:value-type="string">
            <text:p>Odaberite na kojem će jeziku moziloCMS Admin biti prikazan:</text:p>
          </table:table-cell>
          <table:table-cell/>
          <table:table-cell office:value-type="string" calcext:value-type="string">
            <text:p>Kies de taal voor moziloAdmin:</text:p>
          </table:table-cell>
          <table:table-cell table:number-columns-repeated="1008"/>
        </table:table-row>
        <table:table-row table:style-name="ro1">
          <table:table-cell office:value-type="string" calcext:value-type="string">
            <text:p>admin_input_chmodupdate <text:s text:c="13"/>= </text:p>
          </table:table-cell>
          <table:table-cell office:value-type="string" calcext:value-type="string">
            <text:p>Sæt fil egenskaber for alle filer</text:p>
          </table:table-cell>
          <table:table-cell office:value-type="string" calcext:value-type="string">
            <text:p>Dateirechte für alles setzen</text:p>
          </table:table-cell>
          <table:table-cell office:value-type="string" calcext:value-type="string">
            <text:p>Set file attributes to all files</text:p>
          </table:table-cell>
          <table:table-cell table:number-columns-repeated="2"/>
          <table:table-cell office:value-type="string" calcext:value-type="string">
            <text:p>Postavite atribute datoteka za sve datoteke</text:p>
          </table:table-cell>
          <table:table-cell/>
          <table:table-cell office:value-type="string" calcext:value-type="string">
            <text:p>Zet dit bestand kenmerk op alle bestaande bestanden</text:p>
          </table:table-cell>
          <table:table-cell table:number-columns-repeated="1008"/>
        </table:table-row>
        <table:table-row table:style-name="ro1">
          <table:table-cell office:value-type="string" calcext:value-type="string">
            <text:p>admin_messages_backup <text:s text:c="15"/>= </text:p>
          </table:table-cell>
          <table:table-cell office:value-type="string" calcext:value-type="string">
            <text:p>Igen er der gået et stykke tid - overvej en backup af dine data!</text:p>
          </table:table-cell>
          <table:table-cell office:value-type="string" calcext:value-type="string">
            <text:p>Es ist schon wieder eine Weile her - bitte an ein Backup der Website denken!</text:p>
          </table:table-cell>
          <table:table-cell office:value-type="string" calcext:value-type="string">
            <text:p>Again, it's been a while - consider a backup of your data!</text:p>
          </table:table-cell>
          <table:table-cell table:number-columns-repeated="2"/>
          <table:table-cell office:value-type="string" calcext:value-type="string">
            <text:p>Opet, prošlo je neko vrijeme - razmislite o sigurnosnoj kopiji svojih podataka!</text:p>
          </table:table-cell>
          <table:table-cell/>
          <table:table-cell office:value-type="string" calcext:value-type="string">
            <text:p>Het is al een tijdje geleden ...... overweeg een backup te maken van je data !!</text:p>
          </table:table-cell>
          <table:table-cell table:number-columns-repeated="1008"/>
        </table:table-row>
        <table:table-row table:style-name="ro1">
          <table:table-cell office:value-type="string" calcext:value-type="string">
            <text:p>admin_messages_change_language <text:s text:c="6"/>= </text:p>
          </table:table-cell>
          <table:table-cell/>
          <table:table-cell office:value-type="string" calcext:value-type="string">
            <text:p>Zur neuen Sprache wechseln</text:p>
          </table:table-cell>
          <table:table-cell office:value-type="string" calcext:value-type="string">
            <text:p>switch to new language</text:p>
          </table:table-cell>
          <table:table-cell table:number-columns-repeated="2"/>
          <table:table-cell office:value-type="string" calcext:value-type="string">
            <text:p>prebaciti na novi jezik</text:p>
          </table:table-cell>
          <table:table-cell table:number-columns-repeated="1010"/>
        </table:table-row>
        <table:table-row table:style-name="ro1">
          <table:table-cell office:value-type="string" calcext:value-type="string">
            <text:p>admin_messages_change_password <text:s text:c="6"/>= </text:p>
          </table:table-cell>
          <table:table-cell/>
          <table:table-cell office:value-type="string" calcext:value-type="string">
            <text:p>Der Benutzername und das Passwort wurden geändert!</text:p>
          </table:table-cell>
          <table:table-cell office:value-type="string" calcext:value-type="string">
            <text:p>Username and Password has been changed.</text:p>
          </table:table-cell>
          <table:table-cell table:number-columns-repeated="2"/>
          <table:table-cell office:value-type="string" calcext:value-type="string">
            <text:p>Korisničko ime i lozinka su promijenjeni.</text:p>
          </table:table-cell>
          <table:table-cell table:number-columns-repeated="1010"/>
        </table:table-row>
        <table:table-row table:style-name="ro1">
          <table:table-cell office:value-type="string" calcext:value-type="string">
            <text:p>admin_messages_del_user <text:s text:c="13"/>= </text:p>
          </table:table-cell>
          <table:table-cell/>
          <table:table-cell office:value-type="string" calcext:value-type="string">
            <text:p>Der User wurde gelöscht!</text:p>
          </table:table-cell>
          <table:table-cell office:value-type="string" calcext:value-type="string">
            <text:p>User has been deleted</text:p>
          </table:table-cell>
          <table:table-cell table:number-columns-repeated="2"/>
          <table:table-cell office:value-type="string" calcext:value-type="string">
            <text:p>Korisnik je izbrisan.</text:p>
          </table:table-cell>
          <table:table-cell table:number-columns-repeated="1010"/>
        </table:table-row>
        <table:table-row table:style-name="ro1">
          <table:table-cell office:value-type="string" calcext:value-type="string">
            <text:p>admin_error_language_empty <text:s text:c="10"/>= </text:p>
          </table:table-cell>
          <table:table-cell/>
          <table:table-cell office:value-type="string" calcext:value-type="string">
            <text:p>Sprachdateien können nicht geladen werden!</text:p>
          </table:table-cell>
          <table:table-cell office:value-type="string" calcext:value-type="string">
            <text:p>Unable to load languagefiles.</text:p>
          </table:table-cell>
          <table:table-cell table:number-columns-repeated="2"/>
          <table:table-cell office:value-type="string" calcext:value-type="string">
            <text:p>Nije moguće učitati jezične datoteke.</text:p>
          </table:table-cell>
          <table:table-cell table:number-columns-repeated="1010"/>
        </table:table-row>
        <table:table-row table:style-name="ro1">
          <table:table-cell office:value-type="string" calcext:value-type="string">
            <text:p>admin_error_languagefile_error <text:s text:c="6"/>= </text:p>
          </table:table-cell>
          <table:table-cell/>
          <table:table-cell office:value-type="string" calcext:value-type="string">
            <text:p>Diese Sprachdatei existiert nicht!</text:p>
          </table:table-cell>
          <table:table-cell office:value-type="string" calcext:value-type="string">
            <text:p>This languagefile does not exist.</text:p>
          </table:table-cell>
          <table:table-cell table:number-columns-repeated="2"/>
          <table:table-cell office:value-type="string" calcext:value-type="string">
            <text:p>Ova jezična datoteka ne postoji.</text:p>
          </table:table-cell>
          <table:table-cell table:number-columns-repeated="1010"/>
        </table:table-row>
        <table:table-row table:style-name="ro1">
          <table:table-cell office:value-type="string" calcext:value-type="string">
            <text:p>admin_button_del_user <text:s text:c="15"/>= </text:p>
          </table:table-cell>
          <table:table-cell/>
          <table:table-cell office:value-type="string" calcext:value-type="string">
            <text:p>User löschen</text:p>
          </table:table-cell>
          <table:table-cell office:value-type="string" calcext:value-type="string">
            <text:p>Delete user</text:p>
          </table:table-cell>
          <table:table-cell table:number-columns-repeated="2"/>
          <table:table-cell office:value-type="string" calcext:value-type="string">
            <text:p>Izbriši korisnika</text:p>
          </table:table-cell>
          <table:table-cell table:number-columns-repeated="1010"/>
        </table:table-row>
        <table:table-row table:style-name="ro1">
          <table:table-cell office:value-type="string" calcext:value-type="string">
            <text:p>admin_noroot_admin <text:s text:c="18"/>= </text:p>
          </table:table-cell>
          <table:table-cell/>
          <table:table-cell table:number-columns-repeated="2" office:value-type="string" calcext:value-type="string">
            <text:p>Admin</text:p>
          </table:table-cell>
          <table:table-cell table:number-columns-repeated="2"/>
          <table:table-cell office:value-type="string" calcext:value-type="string">
            <text:p>Administrator</text:p>
          </table:table-cell>
          <table:table-cell table:number-columns-repeated="1010"/>
        </table:table-row>
        <table:table-row table:style-name="ro1">
          <table:table-cell office:value-type="string" calcext:value-type="string">
            <text:p>admin_noroot_config <text:s text:c="17"/>= </text:p>
          </table:table-cell>
          <table:table-cell/>
          <table:table-cell office:value-type="string" calcext:value-type="string">
            <text:p>Einstellungen</text:p>
          </table:table-cell>
          <table:table-cell office:value-type="string" calcext:value-type="string">
            <text:p>Settings</text:p>
          </table:table-cell>
          <table:table-cell table:number-columns-repeated="2"/>
          <table:table-cell office:value-type="string" calcext:value-type="string">
            <text:p>Postavke</text:p>
          </table:table-cell>
          <table:table-cell table:number-columns-repeated="1010"/>
        </table:table-row>
        <table:table-row table:style-name="ro1">
          <table:table-cell office:value-type="string" calcext:value-type="string">
            <text:p>admin_noroot_tabs <text:s text:c="19"/>= </text:p>
          </table:table-cell>
          <table:table-cell/>
          <table:table-cell office:value-type="string" calcext:value-type="string">
            <text:p>Admin-Tabs</text:p>
          </table:table-cell>
          <table:table-cell office:value-type="string" calcext:value-type="string">
            <text:p>admin Tabs</text:p>
          </table:table-cell>
          <table:table-cell table:number-columns-repeated="2"/>
          <table:table-cell office:value-type="string" calcext:value-type="string">
            <text:p>Kartice administratora</text:p>
          </table:table-cell>
          <table:table-cell table:number-columns-repeated="1010"/>
        </table:table-row>
        <table:table-row table:style-name="ro1">
          <table:table-cell office:value-type="string" calcext:value-type="string">
            <text:p>admin_noroot_plugins <text:s text:c="16"/>= </text:p>
          </table:table-cell>
          <table:table-cell/>
          <table:table-cell table:number-columns-repeated="2" office:value-type="string" calcext:value-type="string">
            <text:p>Plugins</text:p>
          </table:table-cell>
          <table:table-cell table:number-columns-repeated="2"/>
          <table:table-cell office:value-type="string" calcext:value-type="string">
            <text:p>Dodaci</text:p>
          </table:table-cell>
          <table:table-cell table:number-columns-repeated="1010"/>
        </table:table-row>
        <table:table-row table:style-name="ro1">
          <table:table-cell office:value-type="string" calcext:value-type="string">
            <text:p>admin_noroot_template <text:s text:c="15"/>= </text:p>
          </table:table-cell>
          <table:table-cell/>
          <table:table-cell office:value-type="string" calcext:value-type="string">
            <text:p>Template</text:p>
          </table:table-cell>
          <table:table-cell office:value-type="string" calcext:value-type="string">
            <text:p>Templates</text:p>
          </table:table-cell>
          <table:table-cell table:number-columns-repeated="2"/>
          <table:table-cell office:value-type="string" calcext:value-type="string">
            <text:p>Predlošci</text:p>
          </table:table-cell>
          <table:table-cell table:number-columns-repeated="1010"/>
        </table:table-row>
        <table:table-row table:style-name="ro1">
          <table:table-cell office:value-type="string" calcext:value-type="string">
            <text:p>admin_noroot_text <text:s text:c="19"/>= </text:p>
          </table:table-cell>
          <table:table-cell/>
          <table:table-cell office:value-type="string" calcext:value-type="string">
            <text:p>Die Bereiche freigeben, welche mit dem User-Zugang bearbeitet werden dürfen:</text:p>
          </table:table-cell>
          <table:table-cell office:value-type="string" calcext:value-type="string">
            <text:p>Choose the things you want the User-Login to be able to change.</text:p>
          </table:table-cell>
          <table:table-cell table:number-columns-repeated="2"/>
          <table:table-cell office:value-type="string" calcext:value-type="string">
            <text:p>Odaberite stvari koje želite da korisnička prijava može promijeniti.</text:p>
          </table:table-cell>
          <table:table-cell table:number-columns-repeated="1010"/>
        </table:table-row>
        <table:table-row table:style-name="ro1">
          <table:table-cell office:value-type="string" calcext:value-type="string">
            <text:p>admin_messages_chmod <text:s text:c="16"/>= </text:p>
          </table:table-cell>
          <table:table-cell/>
          <table:table-cell office:value-type="string" calcext:value-type="string">
            <text:p>Die Dateirechte wurden erfolgreich geändert!</text:p>
          </table:table-cell>
          <table:table-cell office:value-type="string" calcext:value-type="string">
            <text:p>Attributes changed successful</text:p>
          </table:table-cell>
          <table:table-cell table:number-columns-repeated="2"/>
          <table:table-cell office:value-type="string" calcext:value-type="string">
            <text:p>Atributi su se uspješno promijenili</text:p>
          </table:table-cell>
          <table:table-cell table:number-columns-repeated="1010"/>
        </table:table-row>
        <table:table-row table:style-name="ro1">
          <table:table-cell table:number-columns-repeated="1017"/>
        </table:table-row>
        <table:table-row table:style-name="ro1">
          <table:table-cell office:value-type="string" calcext:value-type="string">
            <text:p>admin_user_select_websitetitle <text:s text:c="6"/>= </text:p>
          </table:table-cell>
          <table:table-cell/>
          <table:table-cell office:value-type="string" calcext:value-type="string">
            <text:p>Browsers Titelleiste</text:p>
          </table:table-cell>
          <table:table-cell table:number-columns-repeated="3"/>
          <table:table-cell office:value-type="string" calcext:value-type="string">
            <text:p>Traka naslova preglednika</text:p>
          </table:table-cell>
          <table:table-cell table:number-columns-repeated="1010"/>
        </table:table-row>
        <table:table-row table:style-name="ro1">
          <table:table-cell office:value-type="string" calcext:value-type="string">
            <text:p>admin_user_select_websitedescription = </text:p>
          </table:table-cell>
          <table:table-cell/>
          <table:table-cell office:value-type="string" calcext:value-type="string">
            <text:p>Webseiten-Beschreibung / Suchwörter</text:p>
          </table:table-cell>
          <table:table-cell table:number-columns-repeated="3"/>
          <table:table-cell office:value-type="string" calcext:value-type="string">
            <text:p>Opis web stranice / ključne riječi</text:p>
          </table:table-cell>
          <table:table-cell table:number-columns-repeated="1010"/>
        </table:table-row>
        <table:table-row table:style-name="ro1">
          <table:table-cell office:value-type="string" calcext:value-type="string">
            <text:p>admin_user_select_cmslanguage <text:s text:c="7"/>= </text:p>
          </table:table-cell>
          <table:table-cell/>
          <table:table-cell office:value-type="string" calcext:value-type="string">
            <text:p>Webseiten-Sprache</text:p>
          </table:table-cell>
          <table:table-cell table:number-columns-repeated="3"/>
          <table:table-cell office:value-type="string" calcext:value-type="string">
            <text:p>Jezik web stranice</text:p>
          </table:table-cell>
          <table:table-cell table:number-columns-repeated="1010"/>
        </table:table-row>
        <table:table-row table:style-name="ro1">
          <table:table-cell office:value-type="string" calcext:value-type="string">
            <text:p>admin_user_select_defaultcat <text:s text:c="8"/>= </text:p>
          </table:table-cell>
          <table:table-cell/>
          <table:table-cell office:value-type="string" calcext:value-type="string">
            <text:p>Startkategorie</text:p>
          </table:table-cell>
          <table:table-cell table:number-columns-repeated="3"/>
          <table:table-cell office:value-type="string" calcext:value-type="string">
            <text:p>Kategorija Početne stranice</text:p>
          </table:table-cell>
          <table:table-cell table:number-columns-repeated="1010"/>
        </table:table-row>
        <table:table-row table:style-name="ro1">
          <table:table-cell office:value-type="string" calcext:value-type="string">
            <text:p>admin_user_select_draftmode <text:s text:c="9"/>= </text:p>
          </table:table-cell>
          <table:table-cell/>
          <table:table-cell office:value-type="string" calcext:value-type="string">
            <text:p>Baustellenmodus</text:p>
          </table:table-cell>
          <table:table-cell table:number-columns-repeated="3"/>
          <table:table-cell office:value-type="string" calcext:value-type="string">
            <text:p>Izvanmrežni način</text:p>
          </table:table-cell>
          <table:table-cell table:number-columns-repeated="1010"/>
        </table:table-row>
        <table:table-row table:style-name="ro1">
          <table:table-cell office:value-type="string" calcext:value-type="string">
            <text:p>admin_user_select_usesitemap <text:s text:c="8"/>= </text:p>
          </table:table-cell>
          <table:table-cell/>
          <table:table-cell office:value-type="string" calcext:value-type="string">
            <text:p>Sitemap für Suchmaschinen</text:p>
          </table:table-cell>
          <table:table-cell table:number-columns-repeated="3"/>
          <table:table-cell office:value-type="string" calcext:value-type="string">
            <text:p>Mapa web mjesta za tražilice</text:p>
          </table:table-cell>
          <table:table-cell table:number-columns-repeated="1010"/>
        </table:table-row>
        <table:table-row table:style-name="ro1">
          <table:table-cell office:value-type="string" calcext:value-type="string">
            <text:p>admin_user_select_usecmssyntax <text:s text:c="6"/>= </text:p>
          </table:table-cell>
          <table:table-cell/>
          <table:table-cell office:value-type="string" calcext:value-type="string">
            <text:p>Syntax-Elemente benutzen</text:p>
          </table:table-cell>
          <table:table-cell table:number-columns-repeated="3"/>
          <table:table-cell office:value-type="string" calcext:value-type="string">
            <text:p>Koristite elemente sintakse</text:p>
          </table:table-cell>
          <table:table-cell table:number-columns-repeated="1010"/>
        </table:table-row>
        <table:table-row table:style-name="ro1">
          <table:table-cell office:value-type="string" calcext:value-type="string">
            <text:p>admin_user_select_editusersyntax <text:s text:c="4"/>= </text:p>
          </table:table-cell>
          <table:table-cell/>
          <table:table-cell office:value-type="string" calcext:value-type="string">
            <text:p>Eigene Syntax-Elemente</text:p>
          </table:table-cell>
          <table:table-cell table:number-columns-repeated="3"/>
          <table:table-cell office:value-type="string" calcext:value-type="string">
            <text:p>Korisnički elementi sintakse</text:p>
          </table:table-cell>
          <table:table-cell table:number-columns-repeated="1010"/>
        </table:table-row>
        <table:table-row table:style-name="ro1">
          <table:table-cell office:value-type="string" calcext:value-type="string">
            <text:p>admin_user_select_replaceemoticons <text:s text:c="2"/>= </text:p>
          </table:table-cell>
          <table:table-cell/>
          <table:table-cell office:value-type="string" calcext:value-type="string">
            <text:p>Emoticons benutzen</text:p>
          </table:table-cell>
          <table:table-cell table:number-columns-repeated="3"/>
          <table:table-cell office:value-type="string" calcext:value-type="string">
            <text:p>Koristite emotikone</text:p>
          </table:table-cell>
          <table:table-cell table:number-columns-repeated="1010"/>
        </table:table-row>
        <table:table-row table:style-name="ro1">
          <table:table-cell office:value-type="string" calcext:value-type="string">
            <text:p>admin_user_select_defaultcolors <text:s text:c="5"/>= </text:p>
          </table:table-cell>
          <table:table-cell/>
          <table:table-cell office:value-type="string" calcext:value-type="string">
            <text:p>vordefinierter Farben</text:p>
          </table:table-cell>
          <table:table-cell table:number-columns-repeated="3"/>
          <table:table-cell office:value-type="string" calcext:value-type="string">
            <text:p>predefinirane boje</text:p>
          </table:table-cell>
          <table:table-cell table:number-columns-repeated="1010"/>
        </table:table-row>
        <table:table-row table:style-name="ro1">
          <table:table-cell office:value-type="string" calcext:value-type="string">
            <text:p>admin_user_select_hiddenpages <text:s text:c="7"/>= </text:p>
          </table:table-cell>
          <table:table-cell/>
          <table:table-cell office:value-type="string" calcext:value-type="string">
            <text:p>versteckte Inhaltsseiten</text:p>
          </table:table-cell>
          <table:table-cell table:number-columns-repeated="3"/>
          <table:table-cell office:value-type="string" calcext:value-type="string">
            <text:p>skrivene stranice</text:p>
          </table:table-cell>
          <table:table-cell table:number-columns-repeated="1010"/>
        </table:table-row>
        <table:table-row table:style-name="ro1">
          <table:table-cell office:value-type="string" calcext:value-type="string">
            <text:p>admin_user_select_targetblank <text:s text:c="7"/>= </text:p>
          </table:table-cell>
          <table:table-cell/>
          <table:table-cell office:value-type="string" calcext:value-type="string">
            <text:p>Links</text:p>
          </table:table-cell>
          <table:table-cell table:number-columns-repeated="3"/>
          <table:table-cell office:value-type="string" calcext:value-type="string">
            <text:p>Veze</text:p>
          </table:table-cell>
          <table:table-cell table:number-columns-repeated="1010"/>
        </table:table-row>
        <table:table-row table:style-name="ro1">
          <table:table-cell office:value-type="string" calcext:value-type="string">
            <text:p>admin_user_select_hidecatnamedpages <text:s/>= </text:p>
          </table:table-cell>
          <table:table-cell/>
          <table:table-cell office:value-type="string" calcext:value-type="string">
            <text:p>Inhaltsseiten verstecken</text:p>
          </table:table-cell>
          <table:table-cell table:number-columns-repeated="3"/>
          <table:table-cell office:value-type="string" calcext:value-type="string">
            <text:p>Sakrij stranice</text:p>
          </table:table-cell>
          <table:table-cell table:number-columns-repeated="1010"/>
        </table:table-row>
        <table:table-row table:style-name="ro1">
          <table:table-cell office:value-type="string" calcext:value-type="string">
            <text:p>admin_user_select_modrewrite <text:s text:c="8"/>= </text:p>
          </table:table-cell>
          <table:table-cell/>
          <table:table-cell office:value-type="string" calcext:value-type="string">
            <text:p>Mod Rewrite</text:p>
          </table:table-cell>
          <table:table-cell table:number-columns-repeated="3"/>
          <table:table-cell office:value-type="string" calcext:value-type="string">
            <text:p>Mod Rewrite</text:p>
          </table:table-cell>
          <table:table-cell table:number-columns-repeated="1010"/>
        </table:table-row>
        <table:table-row table:style-name="ro1">
          <table:table-cell office:value-type="string" calcext:value-type="string">
            <text:p>admin_user_select_showsyntaxtooltips = </text:p>
          </table:table-cell>
          <table:table-cell/>
          <table:table-cell office:value-type="string" calcext:value-type="string">
            <text:p>Tooltips</text:p>
          </table:table-cell>
          <table:table-cell table:number-columns-repeated="3"/>
          <table:table-cell office:value-type="string" calcext:value-type="string">
            <text:p>Savjeti</text:p>
          </table:table-cell>
          <table:table-cell table:number-columns-repeated="1010"/>
        </table:table-row>
        <table:table-row table:style-name="ro1">
          <table:table-cell table:number-columns-repeated="1017"/>
        </table:table-row>
        <table:table-row table:style-name="ro1">
          <table:table-cell office:value-type="string" calcext:value-type="string">
            <text:p>admin_user_select_language <text:s text:c="10"/>= </text:p>
          </table:table-cell>
          <table:table-cell/>
          <table:table-cell office:value-type="string" calcext:value-type="string">
            <text:p>Admin-Sprache</text:p>
          </table:table-cell>
          <table:table-cell table:number-columns-repeated="3"/>
          <table:table-cell office:value-type="string" calcext:value-type="string">
            <text:p>Administratorski jezik</text:p>
          </table:table-cell>
          <table:table-cell table:number-columns-repeated="1010"/>
        </table:table-row>
        <table:table-row table:style-name="ro1">
          <table:table-cell office:value-type="string" calcext:value-type="string">
            <text:p>admin_user_select_adminmail <text:s text:c="9"/>= </text:p>
          </table:table-cell>
          <table:table-cell/>
          <table:table-cell office:value-type="string" calcext:value-type="string">
            <text:p>E-Mail-Adresse</text:p>
          </table:table-cell>
          <table:table-cell table:number-columns-repeated="3"/>
          <table:table-cell office:value-type="string" calcext:value-type="string">
            <text:p>Email adresa</text:p>
          </table:table-cell>
          <table:table-cell table:number-columns-repeated="1010"/>
        </table:table-row>
        <table:table-row table:style-name="ro1">
          <table:table-cell office:value-type="string" calcext:value-type="string">
            <text:p>admin_user_select_backupmsgintervall = </text:p>
          </table:table-cell>
          <table:table-cell/>
          <table:table-cell office:value-type="string" calcext:value-type="string">
            <text:p>Backup-Erinnerung</text:p>
          </table:table-cell>
          <table:table-cell table:number-columns-repeated="3"/>
          <table:table-cell office:value-type="string" calcext:value-type="string">
            <text:p>Podsjetnik za sigurnosnu kopiju</text:p>
          </table:table-cell>
          <table:table-cell table:number-columns-repeated="1010"/>
        </table:table-row>
        <table:table-row table:style-name="ro1">
          <table:table-cell office:value-type="string" calcext:value-type="string">
            <text:p>admin_user_select_getbackup <text:s text:c="9"/>= </text:p>
          </table:table-cell>
          <table:table-cell/>
          <table:table-cell office:value-type="string" calcext:value-type="string">
            <text:p>Backup der Website</text:p>
          </table:table-cell>
          <table:table-cell table:number-columns-repeated="3"/>
          <table:table-cell office:value-type="string" calcext:value-type="string">
            <text:p>Napravite sigurnosnu kopiju web stranice</text:p>
          </table:table-cell>
          <table:table-cell table:number-columns-repeated="1010"/>
        </table:table-row>
        <table:table-row table:style-name="ro1">
          <table:table-cell office:value-type="string" calcext:value-type="string">
            <text:p>admin_user_select_chmodnewfilesatts <text:s/>= </text:p>
          </table:table-cell>
          <table:table-cell/>
          <table:table-cell office:value-type="string" calcext:value-type="string">
            <text:p>Dateirechte</text:p>
          </table:table-cell>
          <table:table-cell table:number-columns-repeated="3"/>
          <table:table-cell office:value-type="string" calcext:value-type="string">
            <text:p>Dopuštenja</text:p>
          </table:table-cell>
          <table:table-cell table:number-columns-repeated="1010"/>
        </table:table-row>
        <table:table-row table:style-name="ro1">
          <table:table-cell office:value-type="string" calcext:value-type="string">
            <text:p>admin_user_select_noupload <text:s text:c="10"/>= </text:p>
          </table:table-cell>
          <table:table-cell/>
          <table:table-cell office:value-type="string" calcext:value-type="string">
            <text:p>nicht erlaubte Dateien</text:p>
          </table:table-cell>
          <table:table-cell table:number-columns-repeated="3"/>
          <table:table-cell office:value-type="string" calcext:value-type="string">
            <text:p>ne dopuštene vrste datoteka</text:p>
          </table:table-cell>
          <table:table-cell table:number-columns-repeated="1010"/>
        </table:table-row>
        <table:table-row table:style-name="ro1">
          <table:table-cell office:value-type="string" calcext:value-type="string">
            <text:p>admin_user_select_userpassword <text:s text:c="6"/>= </text:p>
          </table:table-cell>
          <table:table-cell/>
          <table:table-cell office:value-type="string" calcext:value-type="string">
            <text:p>User-Zugang</text:p>
          </table:table-cell>
          <table:table-cell table:number-columns-repeated="3"/>
          <table:table-cell office:value-type="string" calcext:value-type="string">
            <text:p>Pristup korisnika</text:p>
          </table:table-cell>
          <table:table-cell table:number-columns-repeated="1010"/>
        </table:table-row>
        <table:table-row table:style-name="ro1">
          <table:table-cell table:number-columns-repeated="1017"/>
        </table:table-row>
        <table:table-row table:style-name="ro1">
          <table:table-cell office:value-type="string" calcext:value-type="string">
            <text:p>pw_help <text:s text:c="29"/>= </text:p>
          </table:table-cell>
          <table:table-cell office:value-type="string" calcext:value-type="string">
            <text:p>Tip: Brugernavn på mindst 5 tegn og adgangskode på mindst 6 tegn. Sørg for at adgangskoden indeholder tal, små og store bogstaver.</text:p>
          </table:table-cell>
          <table:table-cell office:value-type="string" calcext:value-type="string">
            <text:p>&lt;i&gt;Hinweis: Der Benutzername muss mindestens fünf, das Passwort mindestens sechs Zeichen lang sein. &lt;br /&gt;Das Passwort muss kleine und große Buchstaben sowie Ziffern enthalten.&lt;/i&gt;</text:p>
          </table:table-cell>
          <table:table-cell office:value-type="string" calcext:value-type="string">
            <text:p>Hint: The user name has consist of at least five, the password at least six characters. Make sure the password contains numbers, small an capital letters.</text:p>
          </table:table-cell>
          <table:table-cell table:number-columns-repeated="2"/>
          <table:table-cell office:value-type="string" calcext:value-type="string">
            <text:p>Savjet: Korisničko ime sastoji se od najmanje pet, a lozinka od najmanje šest znakova. Pazite da lozinka sadrži brojeve, mala velika slova.</text:p>
          </table:table-cell>
          <table:table-cell/>
          <table:table-cell office:value-type="string" calcext:value-type="string">
            <text:p>Let op: De gebruiker naam moet minimaal 5 karakters lang zijn. Het wachtwoord minimaal 6 karakters en moet een combinatie zijn van hoofd- en kleine letters en cijfers.</text:p>
          </table:table-cell>
          <table:table-cell table:number-columns-repeated="1008"/>
        </table:table-row>
        <table:table-row table:style-name="ro1">
          <table:table-cell office:value-type="string" calcext:value-type="string">
            <text:p>pw_text_login <text:s text:c="23"/>= </text:p>
          </table:table-cell>
          <table:table-cell office:value-type="string" calcext:value-type="string">
            <text:p>Her kan du redigere dine moziloAdmin log ind data. Indtast dit nuværende brugernavn og adgangskode, derefter det nye brugernavn og adgangskode. Bekræft den nye adgangskode ved at indtaste den igen. &lt;br /&gt; &lt;i&gt;Tip: Brugernavn på mindst 5 tegn og adgangskode på mindst 6 tegn. Sørg for at adgangskoden indeholder tal, små og store bogstaver.&lt;/ I&gt;</text:p>
          </table:table-cell>
          <table:table-cell office:value-type="string" calcext:value-type="string">
            <text:p>Benutzername und Passwort für den &lt;b&gt;Super-User&lt;/b&gt;</text:p>
          </table:table-cell>
          <table:table-cell office:value-type="string" calcext:value-type="string">
            <text:p>Here, you can edit your moziloAdmin login data. Enter your current user name and password, then the new user name and password. Confirm the new password by entering it again.&lt;br /&gt;&lt;i&gt;Hint: The user name has consist of at least five, the password at least six characters. Make sure the password contains numbers, small an capital letters.&lt;/i&gt;</text:p>
          </table:table-cell>
          <table:table-cell table:number-columns-repeated="2"/>
          <table:table-cell office:value-type="string" calcext:value-type="string">
            <text:p>Ovdje možete urediti svoje podatke za prijavu na moziloAdmin. Unesite svoje trenutno korisničko ime i lozinku, a zatim novo korisničko ime i lozinku. Potvrdite novu lozinku ponovnim unosom. &lt;br /&gt; &lt;i&gt; Savjet: Korisničko ime sastoji se od najmanje pet, a lozinka najmanje šest znakova. Pazite da lozinka sadrži brojeve, mala velika slova. &lt;/i&gt;</text:p>
          </table:table-cell>
          <table:table-cell/>
          <table:table-cell office:value-type="string" calcext:value-type="string">
            <text:p>Hier kan je de moziloAdmin login gegevens veranderen. Geef de huidige naam en wachtwoord op en kies dan een nieuwe gebruiker naam en wachtwoord. Bevestig het nieuwe wachtoord door het nogmaals in te geveven.&lt;br /&gt;&lt;i&gt;Let op: De gebruiker naam moet minimaal 5 karakters lang zijn. Het wachtwoord minimaal 6 karakters en moet een combinatie zijn van hoofd- en kleine letters en cijfers.&lt;/i&gt;</text:p>
          </table:table-cell>
          <table:table-cell table:number-columns-repeated="1008"/>
        </table:table-row>
        <table:table-row table:style-name="ro1">
          <table:table-cell office:value-type="string" calcext:value-type="string">
            <text:p>userpw_text_login <text:s text:c="19"/>= </text:p>
          </table:table-cell>
          <table:table-cell/>
          <table:table-cell office:value-type="string" calcext:value-type="string">
            <text:p>Benutzername und Passwort für weiteren &lt;b&gt;User&lt;/b&gt;</text:p>
          </table:table-cell>
          <table:table-cell table:number-columns-repeated="3"/>
          <table:table-cell office:value-type="string" calcext:value-type="string">
            <text:p>Korisničko ime i lozinka za ostale &lt;b&gt; korisnike &lt;/ b&gt;</text:p>
          </table:table-cell>
          <table:table-cell table:number-columns-repeated="1010"/>
        </table:table-row>
        <table:table-row table:style-name="ro1">
          <table:table-cell office:value-type="string" calcext:value-type="string">
            <text:p>pw_error_missingvalues <text:s text:c="14"/>= </text:p>
          </table:table-cell>
          <table:table-cell office:value-type="string" calcext:value-type="string">
            <text:p>Ikke alle værdier blev udfyldt.</text:p>
          </table:table-cell>
          <table:table-cell office:value-type="string" calcext:value-type="string">
            <text:p>Es wurden nicht alle Felder ausgefüllt!</text:p>
          </table:table-cell>
          <table:table-cell office:value-type="string" calcext:value-type="string">
            <text:p>Not all values were filled in.</text:p>
          </table:table-cell>
          <table:table-cell table:number-columns-repeated="2"/>
          <table:table-cell office:value-type="string" calcext:value-type="string">
            <text:p>Nisu popunjene sve vrijednosti.</text:p>
          </table:table-cell>
          <table:table-cell/>
          <table:table-cell office:value-type="string" calcext:value-type="string">
            <text:p>Niet alle waarden zijn ingevuld.</text:p>
          </table:table-cell>
          <table:table-cell table:number-columns-repeated="1008"/>
        </table:table-row>
        <table:table-row table:style-name="ro1">
          <table:table-cell office:value-type="string" calcext:value-type="string">
            <text:p>pw_error_newpwerror <text:s text:c="17"/>= </text:p>
          </table:table-cell>
          <table:table-cell office:value-type="string" calcext:value-type="string">
            <text:p>Den nye adgangskode matcher ikke de regler (mindst 6 tegn, små og store bogstaver, tal).</text:p>
          </table:table-cell>
          <table:table-cell office:value-type="string" calcext:value-type="string">
            <text:p>Das neue Passwort entspricht nicht den Regeln (mindestens sechs Zeichen, kleine und große Buchstaben sowie Ziffern)!</text:p>
          </table:table-cell>
          <table:table-cell office:value-type="string" calcext:value-type="string">
            <text:p>The new password doesn't match the rules (at least six characters; small and capital letters; numbers).</text:p>
          </table:table-cell>
          <table:table-cell table:number-columns-repeated="2"/>
          <table:table-cell office:value-type="string" calcext:value-type="string">
            <text:p>"Nova lozinka ne odgovara pravilima (najmanje šest znakova; mala i velika slova; brojevi)."</text:p>
          </table:table-cell>
          <table:table-cell/>
          <table:table-cell office:value-type="string" calcext:value-type="string">
            <text:p>Het nieuwe wachtwoord voldoet niet aan de beveiligingseisen (min. 6 karakters, en een mix van hoofd- en kleine letters en cijfers).</text:p>
          </table:table-cell>
          <table:table-cell table:number-columns-repeated="1008"/>
        </table:table-row>
        <table:table-row table:style-name="ro1">
          <table:table-cell office:value-type="string" calcext:value-type="string">
            <text:p>pw_error_newpwmismatch <text:s text:c="14"/>= </text:p>
          </table:table-cell>
          <table:table-cell/>
          <table:table-cell office:value-type="string" calcext:value-type="string">
            <text:p>Das neue Passwort wurde nicht exakt wiederholt!</text:p>
          </table:table-cell>
          <table:table-cell office:value-type="string" calcext:value-type="string">
            <text:p>The new password confirmation was not correct.</text:p>
          </table:table-cell>
          <table:table-cell table:number-columns-repeated="2"/>
          <table:table-cell office:value-type="string" calcext:value-type="string">
            <text:p>Potvrda nove lozinke nije točna.</text:p>
          </table:table-cell>
          <table:table-cell table:number-columns-repeated="1010"/>
        </table:table-row>
        <table:table-row table:style-name="ro1">
          <table:table-cell office:value-type="string" calcext:value-type="string">
            <text:p>pw_error_tooshortname <text:s text:c="15"/>= </text:p>
          </table:table-cell>
          <table:table-cell/>
          <table:table-cell office:value-type="string" calcext:value-type="string">
            <text:p>Der neue Benutzername muss mindestens fünf Zeichen lang sein!</text:p>
          </table:table-cell>
          <table:table-cell office:value-type="string" calcext:value-type="string">
            <text:p>The new username has to be at least five characters long.</text:p>
          </table:table-cell>
          <table:table-cell table:number-columns-repeated="2"/>
          <table:table-cell office:value-type="string" calcext:value-type="string">
            <text:p>Novo korisničko ime mora imati najmanje pet znakova.</text:p>
          </table:table-cell>
          <table:table-cell table:number-columns-repeated="1010"/>
        </table:table-row>
        <table:table-row table:style-name="ro1">
          <table:table-cell office:value-type="string" calcext:value-type="string">
            <text:p>pw_titel_newname <text:s text:c="20"/>= </text:p>
          </table:table-cell>
          <table:table-cell office:value-type="string" calcext:value-type="string">
            <text:p>Nyt brugernavn</text:p>
          </table:table-cell>
          <table:table-cell office:value-type="string" calcext:value-type="string">
            <text:p>&lt;b&gt;Super-User&lt;/b&gt; Benutzername</text:p>
          </table:table-cell>
          <table:table-cell office:value-type="string" calcext:value-type="string">
            <text:p>&lt;b&gt;Superuser&lt;/b&gt; Username</text:p>
          </table:table-cell>
          <table:table-cell table:number-columns-repeated="2"/>
          <table:table-cell office:value-type="string" calcext:value-type="string">
            <text:p>Novo korisničko ime</text:p>
          </table:table-cell>
          <table:table-cell/>
          <table:table-cell office:value-type="string" calcext:value-type="string">
            <text:p>Nieuwe gebruiker naam</text:p>
          </table:table-cell>
          <table:table-cell table:number-columns-repeated="1008"/>
        </table:table-row>
        <table:table-row table:style-name="ro1">
          <table:table-cell office:value-type="string" calcext:value-type="string">
            <text:p>pw_titel_newpw <text:s text:c="22"/>= </text:p>
          </table:table-cell>
          <table:table-cell office:value-type="string" calcext:value-type="string">
            <text:p>Ny adgangskode</text:p>
          </table:table-cell>
          <table:table-cell office:value-type="string" calcext:value-type="string">
            <text:p>Passwort</text:p>
          </table:table-cell>
          <table:table-cell office:value-type="string" calcext:value-type="string">
            <text:p>New password</text:p>
          </table:table-cell>
          <table:table-cell table:number-columns-repeated="2"/>
          <table:table-cell office:value-type="string" calcext:value-type="string">
            <text:p>Nova lozinka</text:p>
          </table:table-cell>
          <table:table-cell/>
          <table:table-cell office:value-type="string" calcext:value-type="string">
            <text:p>Nieuwe wachtwoord</text:p>
          </table:table-cell>
          <table:table-cell table:number-columns-repeated="1008"/>
        </table:table-row>
        <table:table-row table:style-name="ro1">
          <table:table-cell office:value-type="string" calcext:value-type="string">
            <text:p>pw_titel_newpwrepeat <text:s text:c="16"/>= </text:p>
          </table:table-cell>
          <table:table-cell office:value-type="string" calcext:value-type="string">
            <text:p>Ny adgangskode (bekræftelse)</text:p>
          </table:table-cell>
          <table:table-cell office:value-type="string" calcext:value-type="string">
            <text:p>Passwort (zur Bestätigung)</text:p>
          </table:table-cell>
          <table:table-cell office:value-type="string" calcext:value-type="string">
            <text:p>New password (confirmation)</text:p>
          </table:table-cell>
          <table:table-cell table:number-columns-repeated="2"/>
          <table:table-cell office:value-type="string" calcext:value-type="string">
            <text:p>Nova lozinka (potvrda)</text:p>
          </table:table-cell>
          <table:table-cell/>
          <table:table-cell office:value-type="string" calcext:value-type="string">
            <text:p>Nieuwe wachtwoord (ter controle)</text:p>
          </table:table-cell>
          <table:table-cell table:number-columns-repeated="1008"/>
        </table:table-row>
        <table:table-row table:style-name="ro1">
          <table:table-cell office:value-type="string" calcext:value-type="string">
            <text:p>userpw_titel_newname <text:s text:c="16"/>= </text:p>
          </table:table-cell>
          <table:table-cell/>
          <table:table-cell office:value-type="string" calcext:value-type="string">
            <text:p>&lt;b&gt;User&lt;/b&gt; Benutzername</text:p>
          </table:table-cell>
          <table:table-cell office:value-type="string" calcext:value-type="string">
            <text:p>&lt;b&gt;User&lt;/b&gt; Username</text:p>
          </table:table-cell>
          <table:table-cell table:number-columns-repeated="2"/>
          <table:table-cell office:value-type="string" calcext:value-type="string">
            <text:p>&lt;b&gt; Korisničko &lt;/b&gt; korisničko ime</text:p>
          </table:table-cell>
          <table:table-cell table:number-columns-repeated="1010"/>
        </table:table-row>
        <table:table-row table:style-name="ro1">
          <table:table-cell office:value-type="string" calcext:value-type="string">
            <text:p>userpw_titel_newpw <text:s text:c="18"/>= </text:p>
          </table:table-cell>
          <table:table-cell/>
          <table:table-cell office:value-type="string" calcext:value-type="string">
            <text:p>Passwort</text:p>
          </table:table-cell>
          <table:table-cell office:value-type="string" calcext:value-type="string">
            <text:p>Password</text:p>
          </table:table-cell>
          <table:table-cell table:number-columns-repeated="2"/>
          <table:table-cell office:value-type="string" calcext:value-type="string">
            <text:p>Lozinka</text:p>
          </table:table-cell>
          <table:table-cell table:number-columns-repeated="1010"/>
        </table:table-row>
        <table:table-row table:style-name="ro1">
          <table:table-cell office:value-type="string" calcext:value-type="string">
            <text:p>userpw_titel_newpwrepeat <text:s text:c="12"/>= </text:p>
          </table:table-cell>
          <table:table-cell/>
          <table:table-cell office:value-type="string" calcext:value-type="string">
            <text:p>Passwort (zur Bestätigung)</text:p>
          </table:table-cell>
          <table:table-cell office:value-type="string" calcext:value-type="string">
            <text:p>Password (confirmation)</text:p>
          </table:table-cell>
          <table:table-cell table:number-columns-repeated="2"/>
          <table:table-cell office:value-type="string" calcext:value-type="string">
            <text:p>Lozinka (potvrda)</text:p>
          </table:table-cell>
          <table:table-cell table:number-columns-repeated="1010"/>
        </table:table-row>
        <table:table-row table:style-name="ro1">
          <table:table-cell office:value-type="string" calcext:value-type="string">
            <text:p>warning_false_logins <text:s text:c="16"/>= </text:p>
          </table:table-cell>
          <table:table-cell office:value-type="string" calcext:value-type="string">
            <text:p>Fejlagtige log ind forsøg siden sidste log ind:</text:p>
          </table:table-cell>
          <table:table-cell office:value-type="string" calcext:value-type="string">
            <text:p>Der Zugang zu mozilo-Admin ist vorübergehend gesperrt, da zu oft falsche Zugangsdaten eingegeben wurden.</text:p>
          </table:table-cell>
          <table:table-cell office:value-type="string" calcext:value-type="string">
            <text:p>Erroneous login attempts since last login:</text:p>
          </table:table-cell>
          <table:table-cell table:number-columns-repeated="2"/>
          <table:table-cell office:value-type="string" calcext:value-type="string">
            <text:p>Pogrešni pokušaji prijave od zadnje prijave:</text:p>
          </table:table-cell>
          <table:table-cell/>
          <table:table-cell office:value-type="string" calcext:value-type="string">
            <text:p>Aantal ongeldige inlog pogingen sinds de laatste login:</text:p>
          </table:table-cell>
          <table:table-cell table:number-columns-repeated="1008"/>
        </table:table-row>
        <table:table-row table:style-name="ro1">
          <table:table-cell office:value-type="string" calcext:value-type="string">
            <text:p>loginlocked_mailcontent <text:s text:c="13"/>= </text:p>
          </table:table-cell>
          <table:table-cell office:value-type="string" calcext:value-type="string">
            <text:p>moziloAdmin's log ind er midlertidigt låst: Forkert login data blev indtastet for mange gange. Se detaljerne i sidste log ind forsøg:</text:p>
          </table:table-cell>
          <table:table-cell office:value-type="string" calcext:value-type="string">
            <text:p>Der Zugang zu mozilo-Admin ist vorübergehend gesperrt, da zu oft falsche Zugangsdaten eingegeben wurden. Details zum letzten Login-Versuch:</text:p>
          </table:table-cell>
          <table:table-cell office:value-type="string" calcext:value-type="string">
            <text:p>moziloAdmin's login is temporarily locked: Wrong login data was entered too often. See the details of last login attempt:</text:p>
          </table:table-cell>
          <table:table-cell table:number-columns-repeated="2"/>
          <table:table-cell office:value-type="string" calcext:value-type="string">
            <text:p>Prijava za moziloAdmin je privremeno zaključana: Pogrešni podaci za prijavu unosili su se prečesto. Pogledajte detalje zadnjeg pokušaja prijave:</text:p>
          </table:table-cell>
          <table:table-cell/>
          <table:table-cell office:value-type="string" calcext:value-type="string">
            <text:p>moziloAdmin's account is tijdelijk geblokkeerd: Er is te vaak een verkeerde naam/wachtwoord combinatie ingevoerd. Bekijk de logs voor meer informatie:</text:p>
          </table:table-cell>
          <table:table-cell table:number-columns-repeated="1008"/>
        </table:table-row>
        <table:table-row table:style-name="ro1">
          <table:table-cell office:value-type="string" calcext:value-type="string">
            <text:p>loginlocked_mailsubject <text:s text:c="13"/>= </text:p>
          </table:table-cell>
          <table:table-cell office:value-type="string" calcext:value-type="string">
            <text:p>moziloAdmin: Log ind låst</text:p>
          </table:table-cell>
          <table:table-cell office:value-type="string" calcext:value-type="string">
            <text:p>Zugang zu mozilo-Admin gesperrt</text:p>
          </table:table-cell>
          <table:table-cell office:value-type="string" calcext:value-type="string">
            <text:p>moziloAdmin: Login locked</text:p>
          </table:table-cell>
          <table:table-cell table:number-columns-repeated="2"/>
          <table:table-cell office:value-type="string" calcext:value-type="string">
            <text:p>moziloAdmin: Prijava zaključana</text:p>
          </table:table-cell>
          <table:table-cell/>
          <table:table-cell office:value-type="string" calcext:value-type="string">
            <text:p>moziloAdmin: Account geblokkeerd</text:p>
          </table:table-cell>
          <table:table-cell table:number-columns-repeated="1008"/>
        </table:table-row>
        <table:table-row table:style-name="ro1">
          <table:table-cell office:value-type="string" calcext:value-type="string">
            <text:p>messages_false_logins <text:s text:c="15"/>= </text:p>
          </table:table-cell>
          <table:table-cell/>
          <table:table-cell office:value-type="string" calcext:value-type="string">
            <text:p>Fehlgeschlagene Loginversuche seit dem letzten Login:</text:p>
          </table:table-cell>
          <table:table-cell office:value-type="string" calcext:value-type="string">
            <text:p>Failed Login attempts since last login:</text:p>
          </table:table-cell>
          <table:table-cell table:number-columns-repeated="2"/>
          <table:table-cell office:value-type="string" calcext:value-type="string">
            <text:p>Neuspjeli pokušaji prijave od zadnje prijave:</text:p>
          </table:table-cell>
          <table:table-cell table:number-columns-repeated="1010"/>
        </table:table-row>
        <table:table-row table:style-name="ro1">
          <table:table-cell office:value-type="string" calcext:value-type="string">
            <text:p>login_button <text:s text:c="24"/>= </text:p>
          </table:table-cell>
          <table:table-cell/>
          <table:table-cell office:value-type="string" calcext:value-type="string">
            <text:p>Anmeldung</text:p>
          </table:table-cell>
          <table:table-cell table:number-columns-repeated="3"/>
          <table:table-cell office:value-type="string" calcext:value-type="string">
            <text:p>Prijaviti se</text:p>
          </table:table-cell>
          <table:table-cell table:number-columns-repeated="1010"/>
        </table:table-row>
        <table:table-row table:style-name="ro1">
          <table:table-cell office:value-type="string" calcext:value-type="string">
            <text:p>login_ajax_success <text:s text:c="18"/>= </text:p>
          </table:table-cell>
          <table:table-cell/>
          <table:table-cell office:value-type="string" calcext:value-type="string">
            <text:p>Anmeldung erfolgreich. &lt;b&gt;Achtung&lt;/b&gt; die letzte Aktion wurde nicht ausgeführt. Bitte wiederholen. Tipp: Checkbox zweimal anklicken.</text:p>
          </table:table-cell>
          <table:table-cell table:number-columns-repeated="3"/>
          <table:table-cell office:value-type="string" calcext:value-type="string">
            <text:p>Prijava uspješna. &lt;b&gt; Pažnja &lt;/ b&gt; zadnja radnja nije izvršena. Molim te pokušaj ponovno. Savjet: Dvaput kliknite potvrdni okvir.</text:p>
          </table:table-cell>
          <table:table-cell table:number-columns-repeated="1010"/>
        </table:table-row>
        <table:table-row table:style-name="ro1">
          <table:table-cell office:value-type="string" calcext:value-type="string">
            <text:p>login_titel_dialog <text:s text:c="18"/>= </text:p>
          </table:table-cell>
          <table:table-cell/>
          <table:table-cell office:value-type="string" calcext:value-type="string">
            <text:p>Anmeldung</text:p>
          </table:table-cell>
          <table:table-cell table:number-columns-repeated="3"/>
          <table:table-cell office:value-type="string" calcext:value-type="string">
            <text:p>Prijaviti se</text:p>
          </table:table-cell>
          <table:table-cell table:number-columns-repeated="1010"/>
        </table:table-row>
        <table:table-row table:style-name="ro1">
          <table:table-cell table:number-columns-repeated="1017"/>
        </table:table-row>
        <table:table-row table:style-name="ro1">
          <table:table-cell office:value-type="string" calcext:value-type="string">
            <text:p>plugins_button <text:s text:c="22"/>= </text:p>
          </table:table-cell>
          <table:table-cell office:value-type="string" calcext:value-type="string">
            <text:p>Tilføjelser</text:p>
          </table:table-cell>
          <table:table-cell table:number-columns-repeated="2" office:value-type="string" calcext:value-type="string">
            <text:p>Plugins</text:p>
          </table:table-cell>
          <table:table-cell table:number-columns-repeated="2"/>
          <table:table-cell office:value-type="string" calcext:value-type="string">
            <text:p>Dodaci</text:p>
          </table:table-cell>
          <table:table-cell/>
          <table:table-cell office:value-type="string" calcext:value-type="string">
            <text:p>Plugins</text:p>
          </table:table-cell>
          <table:table-cell table:number-columns-repeated="1008"/>
        </table:table-row>
        <table:table-row table:style-name="ro1">
          <table:table-cell office:value-type="string" calcext:value-type="string">
            <text:p>plugins_titel <text:s text:c="23"/>= </text:p>
          </table:table-cell>
          <table:table-cell office:value-type="string" calcext:value-type="string">
            <text:p>Tilføjelser</text:p>
          </table:table-cell>
          <table:table-cell table:number-columns-repeated="2" office:value-type="string" calcext:value-type="string">
            <text:p>Plugins</text:p>
          </table:table-cell>
          <table:table-cell table:number-columns-repeated="2"/>
          <table:table-cell office:value-type="string" calcext:value-type="string">
            <text:p>Dodaci</text:p>
          </table:table-cell>
          <table:table-cell/>
          <table:table-cell office:value-type="string" calcext:value-type="string">
            <text:p>Plugins</text:p>
          </table:table-cell>
          <table:table-cell table:number-columns-repeated="1008"/>
        </table:table-row>
        <table:table-row table:style-name="ro1">
          <table:table-cell office:value-type="string" calcext:value-type="string">
            <text:p>plugins_error <text:s text:c="23"/>= </text:p>
          </table:table-cell>
          <table:table-cell office:value-type="string" calcext:value-type="string">
            <text:p>Fejl i tilføjelse! Kontakt venligst tilføjelses forfatteren:</text:p>
          </table:table-cell>
          <table:table-cell office:value-type="string" calcext:value-type="string">
            <text:p>Schwerer Fehler im Plugin, bitte den Plugin-Autor informieren:</text:p>
          </table:table-cell>
          <table:table-cell office:value-type="string" calcext:value-type="string">
            <text:p>Error within the plugin! Please contact the plugin's author:</text:p>
          </table:table-cell>
          <table:table-cell table:number-columns-repeated="2"/>
          <table:table-cell office:value-type="string" calcext:value-type="string">
            <text:p>Pogreška u dodatku! Molimo kontaktirajte autora dodatka:</text:p>
          </table:table-cell>
          <table:table-cell/>
          <table:table-cell office:value-type="string" calcext:value-type="string">
            <text:p>Error within the plugin! Please contact the plugin's author:</text:p>
          </table:table-cell>
          <table:table-cell table:number-columns-repeated="1008"/>
        </table:table-row>
        <table:table-row table:style-name="ro1">
          <table:table-cell office:value-type="string" calcext:value-type="string">
            <text:p>plugins_titel_version <text:s text:c="15"/>= </text:p>
          </table:table-cell>
          <table:table-cell office:value-type="string" calcext:value-type="string">
            <text:p>Krævet moziloCMS version</text:p>
          </table:table-cell>
          <table:table-cell office:value-type="string" calcext:value-type="string">
            <text:p>Benötigte moziloCMS-Version</text:p>
          </table:table-cell>
          <table:table-cell office:value-type="string" calcext:value-type="string">
            <text:p>Required moziloCMS version</text:p>
          </table:table-cell>
          <table:table-cell table:number-columns-repeated="2"/>
          <table:table-cell office:value-type="string" calcext:value-type="string">
            <text:p>Potrebna verzija moziloCMS</text:p>
          </table:table-cell>
          <table:table-cell/>
          <table:table-cell office:value-type="string" calcext:value-type="string">
            <text:p>Required moziloCMS version</text:p>
          </table:table-cell>
          <table:table-cell table:number-columns-repeated="1008"/>
        </table:table-row>
        <table:table-row table:style-name="ro1">
          <table:table-cell office:value-type="string" calcext:value-type="string">
            <text:p>plugins_titel_author <text:s text:c="16"/>= </text:p>
          </table:table-cell>
          <table:table-cell office:value-type="string" calcext:value-type="string">
            <text:p>Forfatter</text:p>
          </table:table-cell>
          <table:table-cell office:value-type="string" calcext:value-type="string">
            <text:p>Autor</text:p>
          </table:table-cell>
          <table:table-cell office:value-type="string" calcext:value-type="string">
            <text:p>Author</text:p>
          </table:table-cell>
          <table:table-cell table:number-columns-repeated="2"/>
          <table:table-cell office:value-type="string" calcext:value-type="string">
            <text:p>Autor</text:p>
          </table:table-cell>
          <table:table-cell/>
          <table:table-cell office:value-type="string" calcext:value-type="string">
            <text:p>Author</text:p>
          </table:table-cell>
          <table:table-cell table:number-columns-repeated="1008"/>
        </table:table-row>
        <table:table-row table:style-name="ro1">
          <table:table-cell office:value-type="string" calcext:value-type="string">
            <text:p>plugins_titel_web <text:s text:c="19"/>= </text:p>
          </table:table-cell>
          <table:table-cell office:value-type="string" calcext:value-type="string">
            <text:p>Websted</text:p>
          </table:table-cell>
          <table:table-cell office:value-type="string" calcext:value-type="string">
            <text:p>Webseite</text:p>
          </table:table-cell>
          <table:table-cell office:value-type="string" calcext:value-type="string">
            <text:p>Website</text:p>
          </table:table-cell>
          <table:table-cell table:number-columns-repeated="2"/>
          <table:table-cell office:value-type="string" calcext:value-type="string">
            <text:p>Web stranica</text:p>
          </table:table-cell>
          <table:table-cell/>
          <table:table-cell office:value-type="string" calcext:value-type="string">
            <text:p>Website</text:p>
          </table:table-cell>
          <table:table-cell table:number-columns-repeated="1008"/>
        </table:table-row>
        <table:table-row table:style-name="ro1">
          <table:table-cell office:value-type="string" calcext:value-type="string">
            <text:p>plugins_input_active <text:s text:c="16"/>= </text:p>
          </table:table-cell>
          <table:table-cell office:value-type="string" calcext:value-type="string">
            <text:p>Aktiver</text:p>
          </table:table-cell>
          <table:table-cell office:value-type="string" calcext:value-type="string">
            <text:p>Aktivieren</text:p>
          </table:table-cell>
          <table:table-cell office:value-type="string" calcext:value-type="string">
            <text:p>Activate</text:p>
          </table:table-cell>
          <table:table-cell table:number-columns-repeated="2"/>
          <table:table-cell office:value-type="string" calcext:value-type="string">
            <text:p>Aktivirati</text:p>
          </table:table-cell>
          <table:table-cell/>
          <table:table-cell office:value-type="string" calcext:value-type="string">
            <text:p>Activeer</text:p>
          </table:table-cell>
          <table:table-cell table:number-columns-repeated="1008"/>
        </table:table-row>
        <table:table-row table:style-name="ro1">
          <table:table-cell office:value-type="string" calcext:value-type="string">
            <text:p>plugins_error_regex_error <text:s text:c="11"/>= </text:p>
          </table:table-cell>
          <table:table-cell/>
          <table:table-cell office:value-type="string" calcext:value-type="string">
            <text:p>Fehler regex_error existiert nicht</text:p>
          </table:table-cell>
          <table:table-cell table:number-columns-repeated="3"/>
          <table:table-cell office:value-type="string" calcext:value-type="string">
            <text:p>Pogreška: regex_error ne postoji</text:p>
          </table:table-cell>
          <table:table-cell table:number-columns-repeated="1010"/>
        </table:table-row>
        <table:table-row table:style-name="ro1">
          <table:table-cell office:value-type="string" calcext:value-type="string">
            <text:p>plugins_info <text:s text:c="24"/>= </text:p>
          </table:table-cell>
          <table:table-cell/>
          <table:table-cell table:number-columns-repeated="2" office:value-type="string" calcext:value-type="string">
            <text:p>Information</text:p>
          </table:table-cell>
          <table:table-cell table:number-columns-repeated="2"/>
          <table:table-cell office:value-type="string" calcext:value-type="string">
            <text:p>Informacija</text:p>
          </table:table-cell>
          <table:table-cell table:number-columns-repeated="1010"/>
        </table:table-row>
        <table:table-row table:style-name="ro1">
          <table:table-cell office:value-type="string" calcext:value-type="string">
            <text:p>plugins_title_manage <text:s text:c="16"/>= </text:p>
          </table:table-cell>
          <table:table-cell/>
          <table:table-cell office:value-type="string" calcext:value-type="string">
            <text:p>Plugins verwalten</text:p>
          </table:table-cell>
          <table:table-cell office:value-type="string" calcext:value-type="string">
            <text:p>Manage Plugins</text:p>
          </table:table-cell>
          <table:table-cell table:number-columns-repeated="2"/>
          <table:table-cell office:value-type="string" calcext:value-type="string">
            <text:p>Upravljanje dodacima</text:p>
          </table:table-cell>
          <table:table-cell table:number-columns-repeated="1010"/>
        </table:table-row>
        <table:table-row table:style-name="ro1">
          <table:table-cell office:value-type="string" calcext:value-type="string">
            <text:p>plugins_text_filebutton <text:s text:c="13"/>= </text:p>
          </table:table-cell>
          <table:table-cell/>
          <table:table-cell office:value-type="string" calcext:value-type="string">
            <text:p>Installieren oder überschreiben</text:p>
          </table:table-cell>
          <table:table-cell office:value-type="string" calcext:value-type="string">
            <text:p>Install oder overwrite</text:p>
          </table:table-cell>
          <table:table-cell table:number-columns-repeated="2"/>
          <table:table-cell office:value-type="string" calcext:value-type="string">
            <text:p>Instalirajte ili prepišite</text:p>
          </table:table-cell>
          <table:table-cell table:number-columns-repeated="1010"/>
        </table:table-row>
        <table:table-row table:style-name="ro1">
          <table:table-cell office:value-type="string" calcext:value-type="string">
            <text:p>plugins_text_fileinfo <text:s text:c="15"/>= </text:p>
          </table:table-cell>
          <table:table-cell/>
          <table:table-cell office:value-type="string" calcext:value-type="string">
            <text:p>Vorhandene Konfigurationseinstellungen bleiben auch beim Überschreiben erhalten</text:p>
          </table:table-cell>
          <table:table-cell office:value-type="string" calcext:value-type="string">
            <text:p>Only "plugin.conf.php" will not be overwritten.</text:p>
          </table:table-cell>
          <table:table-cell table:number-columns-repeated="2"/>
          <table:table-cell office:value-type="string" calcext:value-type="string">
            <text:p>"Samo" "plugin.conf.php" "neće se prebrisati."</text:p>
          </table:table-cell>
          <table:table-cell table:number-columns-repeated="1010"/>
        </table:table-row>
        <table:table-row table:style-name="ro1">
          <table:table-cell office:value-type="string" calcext:value-type="string">
            <text:p>plugins_button_install <text:s text:c="14"/>= </text:p>
          </table:table-cell>
          <table:table-cell/>
          <table:table-cell table:number-columns-repeated="2" office:value-type="string" calcext:value-type="string">
            <text:p>Install</text:p>
          </table:table-cell>
          <table:table-cell table:number-columns-repeated="2"/>
          <table:table-cell office:value-type="string" calcext:value-type="string">
            <text:p>Instalirati</text:p>
          </table:table-cell>
          <table:table-cell table:number-columns-repeated="1010"/>
        </table:table-row>
        <table:table-row table:style-name="ro1">
          <table:table-cell office:value-type="string" calcext:value-type="string">
            <text:p>plugins_button_delete <text:s text:c="15"/>= </text:p>
          </table:table-cell>
          <table:table-cell/>
          <table:table-cell office:value-type="string" calcext:value-type="string">
            <text:p>Alle ausgewählten Plugins löschen</text:p>
          </table:table-cell>
          <table:table-cell office:value-type="string" calcext:value-type="string">
            <text:p>Delete all selected Plugins</text:p>
          </table:table-cell>
          <table:table-cell table:number-columns-repeated="2"/>
          <table:table-cell office:value-type="string" calcext:value-type="string">
            <text:p>Izbrišite sve odabrane dodatke</text:p>
          </table:table-cell>
          <table:table-cell table:number-columns-repeated="1010"/>
        </table:table-row>
        <table:table-row table:style-name="ro1">
          <table:table-cell office:value-type="string" calcext:value-type="string">
            <text:p>plugins_select <text:s text:c="22"/>= </text:p>
          </table:table-cell>
          <table:table-cell/>
          <table:table-cell office:value-type="string" calcext:value-type="string">
            <text:p>oder aus dem Ordner "plugins"</text:p>
          </table:table-cell>
          <table:table-cell table:number-columns-repeated="3"/>
          <table:table-cell office:value-type="string" calcext:value-type="string">
            <text:p>ili iz mape "dodaci"</text:p>
          </table:table-cell>
          <table:table-cell table:number-columns-repeated="1010"/>
        </table:table-row>
        <table:table-row table:style-name="ro1">
          <table:table-cell table:number-columns-repeated="1017"/>
        </table:table-row>
        <table:table-row table:style-name="ro1">
          <table:table-cell office:value-type="string" calcext:value-type="string">
            <text:p>template_button <text:s text:c="21"/>= </text:p>
          </table:table-cell>
          <table:table-cell/>
          <table:table-cell office:value-type="string" calcext:value-type="string">
            <text:p>Template</text:p>
          </table:table-cell>
          <table:table-cell office:value-type="string" calcext:value-type="string">
            <text:p>Templates</text:p>
          </table:table-cell>
          <table:table-cell table:number-columns-repeated="2"/>
          <table:table-cell office:value-type="string" calcext:value-type="string">
            <text:p>Predlošci</text:p>
          </table:table-cell>
          <table:table-cell table:number-columns-repeated="1010"/>
        </table:table-row>
        <table:table-row table:style-name="ro1">
          <table:table-cell office:value-type="string" calcext:value-type="string">
            <text:p>template_title_grafiken <text:s text:c="13"/>= </text:p>
          </table:table-cell>
          <table:table-cell/>
          <table:table-cell office:value-type="string" calcext:value-type="string">
            <text:p>Grafiken</text:p>
          </table:table-cell>
          <table:table-cell office:value-type="string" calcext:value-type="string">
            <text:p>Graphics</text:p>
          </table:table-cell>
          <table:table-cell table:number-columns-repeated="2"/>
          <table:table-cell office:value-type="string" calcext:value-type="string">
            <text:p>Grafike</text:p>
          </table:table-cell>
          <table:table-cell table:number-columns-repeated="1010"/>
        </table:table-row>
        <table:table-row table:style-name="ro1">
          <table:table-cell office:value-type="string" calcext:value-type="string">
            <text:p>template_title_html_css <text:s text:c="13"/>= </text:p>
          </table:table-cell>
          <table:table-cell/>
          <table:table-cell office:value-type="string" calcext:value-type="string">
            <text:p>HTML- und CSS-Dateien</text:p>
          </table:table-cell>
          <table:table-cell office:value-type="string" calcext:value-type="string">
            <text:p>HTML and CSS files</text:p>
          </table:table-cell>
          <table:table-cell table:number-columns-repeated="2"/>
          <table:table-cell office:value-type="string" calcext:value-type="string">
            <text:p>HTML i CSS datoteke</text:p>
          </table:table-cell>
          <table:table-cell table:number-columns-repeated="1010"/>
        </table:table-row>
        <table:table-row table:style-name="ro1">
          <table:table-cell office:value-type="string" calcext:value-type="string">
            <text:p>template_title_plugins <text:s text:c="14"/>= </text:p>
          </table:table-cell>
          <table:table-cell/>
          <table:table-cell office:value-type="string" calcext:value-type="string">
            <text:p>Plugins-CSS-Dateien</text:p>
          </table:table-cell>
          <table:table-cell office:value-type="string" calcext:value-type="string">
            <text:p>Plugins CSS files</text:p>
          </table:table-cell>
          <table:table-cell table:number-columns-repeated="2"/>
          <table:table-cell office:value-type="string" calcext:value-type="string">
            <text:p>Dodaci CSS datoteke</text:p>
          </table:table-cell>
          <table:table-cell table:number-columns-repeated="1010"/>
        </table:table-row>
        <table:table-row table:style-name="ro1">
          <table:table-cell office:value-type="string" calcext:value-type="string">
            <text:p>template_title_template <text:s text:c="13"/>= </text:p>
          </table:table-cell>
          <table:table-cell/>
          <table:table-cell office:value-type="string" calcext:value-type="string">
            <text:p>Folgendes Template bearbeiten: {TemplateName}</text:p>
          </table:table-cell>
          <table:table-cell office:value-type="string" calcext:value-type="string">
            <text:p>Edit Template → {TemplateName}</text:p>
          </table:table-cell>
          <table:table-cell table:number-columns-repeated="2"/>
          <table:table-cell office:value-type="string" calcext:value-type="string">
            <text:p>Uredi predložak → {TemplateName} (Naziv predloška)</text:p>
          </table:table-cell>
          <table:table-cell table:number-columns-repeated="1010"/>
        </table:table-row>
        <table:table-row table:style-name="ro1">
          <table:table-cell office:value-type="string" calcext:value-type="string">
            <text:p>template_title_manage <text:s text:c="15"/>= </text:p>
          </table:table-cell>
          <table:table-cell/>
          <table:table-cell office:value-type="string" calcext:value-type="string">
            <text:p>Templates verwalten</text:p>
          </table:table-cell>
          <table:table-cell office:value-type="string" calcext:value-type="string">
            <text:p>Manage Templates</text:p>
          </table:table-cell>
          <table:table-cell table:number-columns-repeated="2"/>
          <table:table-cell office:value-type="string" calcext:value-type="string">
            <text:p>Upravljanje predlošcima</text:p>
          </table:table-cell>
          <table:table-cell table:number-columns-repeated="1010"/>
        </table:table-row>
        <table:table-row table:style-name="ro1">
          <table:table-cell office:value-type="string" calcext:value-type="string">
            <text:p>template_title_editor <text:s text:c="15"/>= </text:p>
          </table:table-cell>
          <table:table-cell/>
          <table:table-cell office:value-type="string" calcext:value-type="string">
            <text:p>Bearbeiten der</text:p>
          </table:table-cell>
          <table:table-cell table:number-columns-repeated="3"/>
          <table:table-cell office:value-type="string" calcext:value-type="string">
            <text:p>Uredite</text:p>
          </table:table-cell>
          <table:table-cell table:number-columns-repeated="1010"/>
        </table:table-row>
        <table:table-row table:style-name="ro1">
          <table:table-cell office:value-type="string" calcext:value-type="string">
            <text:p>template_text_filebutton <text:s text:c="12"/>= </text:p>
          </table:table-cell>
          <table:table-cell/>
          <table:table-cell office:value-type="string" calcext:value-type="string">
            <text:p>Installieren oder überschreiben</text:p>
          </table:table-cell>
          <table:table-cell office:value-type="string" calcext:value-type="string">
            <text:p>Install oder overwrite</text:p>
          </table:table-cell>
          <table:table-cell table:number-columns-repeated="2"/>
          <table:table-cell office:value-type="string" calcext:value-type="string">
            <text:p>Instalirajte ili prepišite</text:p>
          </table:table-cell>
          <table:table-cell table:number-columns-repeated="1010"/>
        </table:table-row>
        <table:table-row table:style-name="ro1">
          <table:table-cell office:value-type="string" calcext:value-type="string">
            <text:p>template_text_fileinfo <text:s text:c="14"/>= </text:p>
          </table:table-cell>
          <table:table-cell/>
          <table:table-cell office:value-type="string" calcext:value-type="string">
            <text:p>Alle Dateien werden überschrieben</text:p>
          </table:table-cell>
          <table:table-cell office:value-type="string" calcext:value-type="string">
            <text:p>All files will be overwritten</text:p>
          </table:table-cell>
          <table:table-cell table:number-columns-repeated="2"/>
          <table:table-cell office:value-type="string" calcext:value-type="string">
            <text:p>Sve će datoteke biti prebrisane</text:p>
          </table:table-cell>
          <table:table-cell table:number-columns-repeated="1010"/>
        </table:table-row>
        <table:table-row table:style-name="ro1">
          <table:table-cell office:value-type="string" calcext:value-type="string">
            <text:p>template_button_install <text:s text:c="13"/>= </text:p>
          </table:table-cell>
          <table:table-cell/>
          <table:table-cell table:number-columns-repeated="2" office:value-type="string" calcext:value-type="string">
            <text:p>Install</text:p>
          </table:table-cell>
          <table:table-cell table:number-columns-repeated="2"/>
          <table:table-cell office:value-type="string" calcext:value-type="string">
            <text:p>Instalirati</text:p>
          </table:table-cell>
          <table:table-cell table:number-columns-repeated="1010"/>
        </table:table-row>
        <table:table-row table:style-name="ro1">
          <table:table-cell office:value-type="string" calcext:value-type="string">
            <text:p>template_button_delete <text:s text:c="14"/>= </text:p>
          </table:table-cell>
          <table:table-cell/>
          <table:table-cell office:value-type="string" calcext:value-type="string">
            <text:p>Alle ausgewählten Templates löschen</text:p>
          </table:table-cell>
          <table:table-cell office:value-type="string" calcext:value-type="string">
            <text:p>Delete all selected Templates</text:p>
          </table:table-cell>
          <table:table-cell table:number-columns-repeated="2"/>
          <table:table-cell office:value-type="string" calcext:value-type="string">
            <text:p>Izbriši sve odabrane predloške</text:p>
          </table:table-cell>
          <table:table-cell table:number-columns-repeated="1010"/>
        </table:table-row>
        <table:table-row table:style-name="ro1">
          <table:table-cell office:value-type="string" calcext:value-type="string">
            <text:p>template_input_set_active <text:s text:c="11"/>= </text:p>
          </table:table-cell>
          <table:table-cell/>
          <table:table-cell office:value-type="string" calcext:value-type="string">
            <text:p>Aktivieren</text:p>
          </table:table-cell>
          <table:table-cell office:value-type="string" calcext:value-type="string">
            <text:p>Activate</text:p>
          </table:table-cell>
          <table:table-cell table:number-columns-repeated="2"/>
          <table:table-cell office:value-type="string" calcext:value-type="string">
            <text:p>Aktivirati</text:p>
          </table:table-cell>
          <table:table-cell table:number-columns-repeated="1010"/>
        </table:table-row>
        <table:table-row table:style-name="ro1">
          <table:table-cell office:value-type="string" calcext:value-type="string">
            <text:p>template_select <text:s text:c="21"/>= </text:p>
          </table:table-cell>
          <table:table-cell/>
          <table:table-cell office:value-type="string" calcext:value-type="string">
            <text:p>oder aus dem Ordner "template"</text:p>
          </table:table-cell>
          <table:table-cell table:number-columns-repeated="3"/>
          <table:table-cell office:value-type="string" calcext:value-type="string">
            <text:p>ili iz mape "predložak"</text:p>
          </table:table-cell>
          <table:table-cell table:number-columns-repeated="1010"/>
        </table:table-row>
        <table:table-row table:style-name="ro1" table:number-rows-repeated="2">
          <table:table-cell table:number-columns-repeated="1017"/>
        </table:table-row>
        <table:table-row table:style-name="ro1">
          <table:table-cell office:value-type="string" calcext:value-type="string">
            <text:p>install_tab_help <text:s text:c="20"/>= </text:p>
          </table:table-cell>
          <table:table-cell/>
          <table:table-cell office:value-type="string" calcext:value-type="string">
            <text:p>Hilfe</text:p>
          </table:table-cell>
          <table:table-cell office:value-type="string" calcext:value-type="string">
            <text:p>Help</text:p>
          </table:table-cell>
          <table:table-cell table:number-columns-repeated="2"/>
          <table:table-cell office:value-type="string" calcext:value-type="string">
            <text:p>pomoć</text:p>
          </table:table-cell>
          <table:table-cell table:number-columns-repeated="1010"/>
        </table:table-row>
        <table:table-row table:style-name="ro1">
          <table:table-cell office:value-type="string" calcext:value-type="string">
            <text:p>install_tab_language <text:s text:c="16"/>= </text:p>
          </table:table-cell>
          <table:table-cell/>
          <table:table-cell office:value-type="string" calcext:value-type="string">
            <text:p>Sprache</text:p>
          </table:table-cell>
          <table:table-cell office:value-type="string" calcext:value-type="string">
            <text:p>Language</text:p>
          </table:table-cell>
          <table:table-cell table:number-columns-repeated="2"/>
          <table:table-cell office:value-type="string" calcext:value-type="string">
            <text:p>Jezik</text:p>
          </table:table-cell>
          <table:table-cell table:number-columns-repeated="1010"/>
        </table:table-row>
        <table:table-row table:style-name="ro1">
          <table:table-cell office:value-type="string" calcext:value-type="string">
            <text:p>install_tab_chmod_test <text:s text:c="14"/>= </text:p>
          </table:table-cell>
          <table:table-cell/>
          <table:table-cell office:value-type="string" calcext:value-type="string">
            <text:p>Dateirechte</text:p>
          </table:table-cell>
          <table:table-cell office:value-type="string" calcext:value-type="string">
            <text:p>Permissions</text:p>
          </table:table-cell>
          <table:table-cell table:number-columns-repeated="2"/>
          <table:table-cell office:value-type="string" calcext:value-type="string">
            <text:p>Dopuštenja</text:p>
          </table:table-cell>
          <table:table-cell table:number-columns-repeated="1010"/>
        </table:table-row>
        <table:table-row table:style-name="ro1">
          <table:table-cell office:value-type="string" calcext:value-type="string">
            <text:p>install_tab_environment <text:s text:c="13"/>= </text:p>
          </table:table-cell>
          <table:table-cell/>
          <table:table-cell office:value-type="string" calcext:value-type="string">
            <text:p>Serverumgebung</text:p>
          </table:table-cell>
          <table:table-cell office:value-type="string" calcext:value-type="string">
            <text:p>Server Environment</text:p>
          </table:table-cell>
          <table:table-cell table:number-columns-repeated="2"/>
          <table:table-cell office:value-type="string" calcext:value-type="string">
            <text:p>Poslužiteljsko okruženje</text:p>
          </table:table-cell>
          <table:table-cell table:number-columns-repeated="1010"/>
        </table:table-row>
        <table:table-row table:style-name="ro1">
          <table:table-cell office:value-type="string" calcext:value-type="string">
            <text:p>install_tab_rewrite <text:s text:c="17"/>= </text:p>
          </table:table-cell>
          <table:table-cell/>
          <table:table-cell office:value-type="string" calcext:value-type="string">
            <text:p>Schöne URLs</text:p>
          </table:table-cell>
          <table:table-cell office:value-type="string" calcext:value-type="string">
            <text:p>Rewrite URLs</text:p>
          </table:table-cell>
          <table:table-cell table:number-columns-repeated="2"/>
          <table:table-cell office:value-type="string" calcext:value-type="string">
            <text:p>Prepišite URL-ove</text:p>
          </table:table-cell>
          <table:table-cell table:number-columns-repeated="1010"/>
        </table:table-row>
        <table:table-row table:style-name="ro1">
          <table:table-cell office:value-type="string" calcext:value-type="string">
            <text:p>install_tab_password <text:s text:c="16"/>= </text:p>
          </table:table-cell>
          <table:table-cell/>
          <table:table-cell office:value-type="string" calcext:value-type="string">
            <text:p>Passwort</text:p>
          </table:table-cell>
          <table:table-cell office:value-type="string" calcext:value-type="string">
            <text:p>Password</text:p>
          </table:table-cell>
          <table:table-cell table:number-columns-repeated="2"/>
          <table:table-cell office:value-type="string" calcext:value-type="string">
            <text:p>Lozinka</text:p>
          </table:table-cell>
          <table:table-cell table:number-columns-repeated="1010"/>
        </table:table-row>
        <table:table-row table:style-name="ro1">
          <table:table-cell office:value-type="string" calcext:value-type="string">
            <text:p>install_tab_update <text:s text:c="18"/>= </text:p>
          </table:table-cell>
          <table:table-cell/>
          <table:table-cell office:value-type="string" calcext:value-type="string">
            <text:p>Daten konvertieren</text:p>
          </table:table-cell>
          <table:table-cell office:value-type="string" calcext:value-type="string">
            <text:p>Update</text:p>
          </table:table-cell>
          <table:table-cell table:number-columns-repeated="2"/>
          <table:table-cell office:value-type="string" calcext:value-type="string">
            <text:p>Ažuriraj</text:p>
          </table:table-cell>
          <table:table-cell table:number-columns-repeated="1010"/>
        </table:table-row>
        <table:table-row table:style-name="ro1">
          <table:table-cell office:value-type="string" calcext:value-type="string">
            <text:p>install_tab_finish <text:s text:c="18"/>= </text:p>
          </table:table-cell>
          <table:table-cell/>
          <table:table-cell office:value-type="string" calcext:value-type="string">
            <text:p>Abschließen</text:p>
          </table:table-cell>
          <table:table-cell office:value-type="string" calcext:value-type="string">
            <text:p>Finish</text:p>
          </table:table-cell>
          <table:table-cell table:number-columns-repeated="2"/>
          <table:table-cell office:value-type="string" calcext:value-type="string">
            <text:p>Završi</text:p>
          </table:table-cell>
          <table:table-cell table:number-columns-repeated="1010"/>
        </table:table-row>
        <table:table-row table:style-name="ro1">
          <table:table-cell office:value-type="string" calcext:value-type="string">
            <text:p>install_toggle_open <text:s text:c="17"/>= </text:p>
          </table:table-cell>
          <table:table-cell/>
          <table:table-cell office:value-type="string" calcext:value-type="string">
            <text:p>... Weiter Lesen</text:p>
          </table:table-cell>
          <table:table-cell table:number-columns-repeated="3"/>
          <table:table-cell office:value-type="string" calcext:value-type="string">
            <text:p>... Čitaj više</text:p>
          </table:table-cell>
          <table:table-cell table:number-columns-repeated="1010"/>
        </table:table-row>
        <table:table-row table:style-name="ro1">
          <table:table-cell office:value-type="string" calcext:value-type="string">
            <text:p>install_toggle_close <text:s text:c="16"/>= </text:p>
          </table:table-cell>
          <table:table-cell/>
          <table:table-cell office:value-type="string" calcext:value-type="string">
            <text:p>Weniger ...</text:p>
          </table:table-cell>
          <table:table-cell table:number-columns-repeated="3"/>
          <table:table-cell office:value-type="string" calcext:value-type="string">
            <text:p>Manje ...</text:p>
          </table:table-cell>
          <table:table-cell table:number-columns-repeated="1010"/>
        </table:table-row>
        <table:table-row table:style-name="ro1" table:number-rows-repeated="2">
          <table:table-cell table:number-columns-repeated="1017"/>
        </table:table-row>
        <table:table-row table:style-name="ro1">
          <table:table-cell office:value-type="string" calcext:value-type="string">
            <text:p>install_help <text:s text:c="24"/>= </text:p>
          </table:table-cell>
          <table:table-cell/>
          <table:table-cell office:value-type="string" calcext:value-type="string">
            <text:p>&lt;b&gt;Willkommen im moziloCMS Installationsdialog!&lt;/b&gt;&lt;br /&gt;&lt;br /&gt;In den nächsten Schritten wird getestet, ob der Webserver bzw. das Webhosting-Paket die für moziloCMS nötigen Voraussetzungen erfüllt.&lt;br /&gt;Zudem werden grundlegende Voreinstellungen getroffen. All diese Einstellungen können später im Admin-Bereich jederzeit wieder geändert werden.&lt;br /&gt;&lt;br /&gt;Bei Problemen mit "Dateirechte" oder "Schöne URLs" gibt es &lt;a href="https://www.mozilo.de/forum/index.php/topic,18.0.html" target="_blank"&gt;in diesem Beitrag im Forum&lt;/a&gt; wahrscheinlich schon die nötige Hilfe. Ansonsten bitte einfach im Forum fragen.&lt;br /&gt;&lt;br /&gt;&lt;b&gt;Der Installer ist auch nötig, wenn:&lt;/b&gt;&lt;ul&gt;&lt;li&gt;das Passwort vergessen wurde, oder&lt;/li&gt;&lt;li&gt;das moziloCMS vom Rechner auf den Webserver kopiert wurde, oder&lt;/li&gt;&lt;li&gt;es aus einer alten moziloCMS-Version noch Daten aktualisiert (Update) werden sollen.&lt;/li&gt;&lt;/ul&gt;&lt;br /&gt;&lt;b&gt;ACHTUNG!&lt;/b&gt; &lt;br /&gt;Die Datei "&lt;b&gt;install.php&lt;/b&gt;" und - wenn vorhanden - die Datei "&lt;b&gt;update.php&lt;/b&gt;" sowie der Ordner "&lt;b&gt;update&lt;/b&gt;" müssen nach dem Installationsvorgang gelöscht werden, da sie ein großes Sicherheitsrisiko darstellen. Hier also bitte unbedingt prüfen, ob dies der Fall ist.</text:p>
          </table:table-cell>
          <table:table-cell office:value-type="string" calcext:value-type="string">
            <text:p>&lt;b&gt;Welcome to the moziloCMS Installer&lt;/b&gt;&lt;br /&gt;&lt;br /&gt;The next steps will test your Webserver for the needed conditions to install moziloCMS.&lt;br /&gt;Moreover the basic settings will be set. All of them can be changed in the Admin-Area at any time.&lt;br /&gt;&lt;br/&gt;&lt;b&gt;Attention!&lt;/b&gt; The following files need to be deleted after installation for security purposes: "install.php" if available "update.php" and the "update" folder.</text:p>
          </table:table-cell>
          <table:table-cell table:number-columns-repeated="2"/>
          <table:table-cell office:value-type="string" calcext:value-type="string">
            <text:p>"&lt;b&gt; Dobro došli u instalacijski program moziloCMS &lt;/b&gt; &lt;br /&gt; &lt;br /&gt; Sljedeći koraci testirat će vaš web poslužitelj na potrebne uvjete za instalaciju moziloCMS-a. &lt;br /&gt; Osim toga, postavit će se osnovne postavke. Sve mogu se u bilo kojem trenutku promijeniti u području administracije. &lt;br /&gt; &lt;br/&gt; &lt;b&gt; Pažnja! &lt;/b&gt; Sljedeće datoteke nakon instalacije moraju se izbrisati iz sigurnosnih razloga: "" install.php "" ako je dostupno "" update.php "" i mapa "" update "".</text:p>
          </table:table-cell>
          <table:table-cell table:number-columns-repeated="1010"/>
        </table:table-row>
        <table:table-row table:style-name="ro1">
          <table:table-cell table:number-columns-repeated="1017"/>
        </table:table-row>
        <table:table-row table:style-name="ro1">
          <table:table-cell office:value-type="string" calcext:value-type="string">
            <text:p>install_help_update_title <text:s text:c="11"/>= </text:p>
          </table:table-cell>
          <table:table-cell/>
          <table:table-cell office:value-type="string" calcext:value-type="string">
            <text:p>&lt;b&gt;Update Anleitung&lt;/b&gt; von &lt;b&gt;moziloCMS 1.12&lt;/b&gt; auf moziloCMS 2.0</text:p>
          </table:table-cell>
          <table:table-cell table:number-columns-repeated="3"/>
          <table:table-cell office:value-type="string" calcext:value-type="string">
            <text:p>&lt;b&gt; Dobro došli u dijaloški okvir za instalaciju moziloCMS-a &lt;/ b&gt; &lt;br /&gt; &lt;br /&gt; Sljedeći koraci su testiranje ispunjava li web-poslužitelj ili web hosting paket zahtjeve za moziloCMS. &lt;br /&gt; Također su napravljene osnovne postavke. Sve ove postavke mogu se promijeniti u bilo kojem trenutku kasnije u odjeljku admin. &lt;br /&gt; &lt;br /&gt; Za probleme s "dozvolama za datoteke" ili "lijepim URL-ovima" u ovom je &lt;a href http://www.mozilo.de/forum/index .php / topic, 18.0.html target_blank&gt; objavite na forumu &lt;/a&gt; Vjerojatno pomoć koja vam treba. U suprotnom jednostavno pitajte &lt;br /&gt; &lt;br /&gt; &lt;b&gt; Instalacijski program je također potreban ako: &lt;/ b&gt; &lt;ul&gt; &lt;li&gt; je lozinka zaboravljena &lt;/ li&gt; &lt;li&gt; ili je moziloCMS s računala na web-poslužitelj Kopiran je &lt;/ li&gt; &lt;li&gt; ili ga treba ažurirati sa stare verzije moziloCMS-a. &lt;/ Li&gt; &lt;/ ul&gt; &lt;br /&gt; &lt;b&gt; Pozor! &lt;/ B&gt; &lt;br /&gt; Mape "&lt;b&gt; install.php &lt;/ b&gt;" i "&lt;b&gt; update.php &lt;/ b&gt;" te mapa "&lt;b&gt; update &lt;/ b&gt;" moraju biti izbrisani nakon instalacijskog postupka jer su veliki. Svakako provjerite je li to slučaj.</text:p>
          </table:table-cell>
          <table:table-cell table:number-columns-repeated="1010"/>
        </table:table-row>
        <table:table-row table:style-name="ro1">
          <table:table-cell office:value-type="string" calcext:value-type="string">
            <text:p>install_help_update_text <text:s text:c="12"/>= </text:p>
          </table:table-cell>
          <table:table-cell/>
          <table:table-cell office:value-type="string" calcext:value-type="string">
            <text:p>Alle hier genannten Punkte können auch später noch nacheinander oder auf einmal durchgeführt werden:&lt;ul&gt;&lt;li&gt;alle Kategorien mit deren Inhalt in den 2.0-Ordner &lt;b&gt;kategorien&lt;/b&gt; kopieren&lt;/li&gt;&lt;li&gt;die Galerien in den 2.0er Ordner &lt;b&gt;galerien&lt;/b&gt; kopieren&lt;/li&gt;&lt;li&gt;die Layouts in den 2.0er Ordner &lt;b&gt;layouts&lt;/b&gt; kopieren.&lt;/li&gt;&lt;li&gt;nun im Wurzelverzeichnis (beispielsweise: moziloCMS/) den Ordner &lt;b&gt;update&lt;/b&gt; erstellen&lt;/li&gt;&lt;li&gt;in diesen Ordner &lt;b&gt;update&lt;/b&gt; alle &lt;b&gt;.conf&lt;/b&gt; Dateien aus &lt;b&gt;.../admin/conf&lt;/b&gt; und &lt;b&gt;.../cms/conf&lt;/b&gt; und - wenn vorhanden - &lt;b&gt;.../formular/formular.conf&lt;/b&gt; kopieren&lt;/li&gt;&lt;/ul&gt;moziloCMS 1.12 Plugin-Konfigurationsdateien (&lt;b&gt;plugin.conf&lt;/b&gt;) auf moziloCMS 2.0 updaten&lt;br /&gt;&lt;br /&gt;Voraussetzung:&lt;ol&gt;&lt;li&gt;es gibt das Plugin auch für moziloCMS 2.0&lt;/li&gt;&lt;li&gt;die Einstellungen sind so Komplex, dass eine Anpassung von Hand zu viel wäre&lt;/li&gt;&lt;li&gt;es gibt die gleichen Einstellungen wie in der alten CMS-Version&lt;/li&gt;&lt;/ol&gt;Anleitung:&lt;ol&gt;&lt;li&gt;wenn vorhanden, bitte die Datei &lt;b&gt;plugin.conf.php&lt;/b&gt; löschen.&lt;/li&gt;&lt;li&gt;aus dem alten Plugin die Datei &lt;b&gt;plugin.conf&lt;/b&gt; in das neue kopieren.&lt;/li&gt;&lt;/ol&gt;</text:p>
          </table:table-cell>
          <table:table-cell table:number-columns-repeated="3"/>
          <table:table-cell office:value-type="string" calcext:value-type="string">
            <text:p>Sve ovdje spomenute točke mogu se provoditi jedna za drugom ili kasnije. &lt;Ul&gt; &lt;li&gt; Kopirajte sve kategorije s njihovim sadržajem u mapu 2.0 kategorije &lt;b&gt; kategorije &lt;/ b&gt;. &lt;/ Li&gt; &lt;li&gt; Kopiraj galerije u mapu 2.0 &lt;b&gt; galerije &lt;/ b&gt; &lt;/ li&gt; &lt;li&gt; kopirajte izglede u mapu 2.0 &lt;b&gt; rasporedi &lt;/ b&gt;. &lt;/ Li&gt; &lt;li&gt; sada u korijenskom direktoriju (na primjer: moziloCMS /) stvorite mapu &lt;b&gt; update &lt;/ b&gt; &lt;/ li&gt; &lt;li&gt; u ovoj mapi &lt;b&gt; update &lt;/ b&gt;, sve &lt;b&gt; .conf &lt;/ b&gt; datoteke isključene iz &lt;b&gt; ... / admin / conf &lt;/ b&gt; i &lt;b&gt; ... / cms / conf &lt;/ b&gt; i ako su dostupne &lt;b&gt; ... / form / formular.conf &lt;/ b&gt; copy &lt;/ li&gt; &lt;/ ul&gt; moziloCMS 1.12 Datoteke za konfiguraciju dodatka (&lt;b&gt; plugin.conf &lt;/ b&gt;) na moziloCMS 2.0 update &lt;br /&gt; &lt;br /&gt; Preduvjet: &lt; ol&gt; &lt;li&gt; Dodatak je također dostupan za moziloCMS 2.0 &lt;/ li&gt; &lt;li&gt; Postavke su toliko složene da se previše prilagođava ručno &lt;/ li&gt; &lt;li&gt; Postoje iste postavke kao u starom &lt;/ li &gt; &lt;/ ol&gt; upute: &lt;ol&gt; &lt;li&gt; Ako postoji, &lt;b&gt; dodatak.conf.php &lt;/ b&gt; Izbriši. &lt;/ li&gt; &lt;li&gt; Iz starog dodatka zalijepite &lt;b&gt; plugin.conf &lt;/ b&gt; u novu kopiju. &lt;/ li&gt; &lt;/ ol&gt;</text:p>
          </table:table-cell>
          <table:table-cell table:number-columns-repeated="1010"/>
        </table:table-row>
        <table:table-row table:style-name="ro1" table:number-rows-repeated="2">
          <table:table-cell table:number-columns-repeated="1017"/>
        </table:table-row>
        <table:table-row table:style-name="ro1">
          <table:table-cell office:value-type="string" calcext:value-type="string">
            <text:p>install_help_password <text:s text:c="15"/>= </text:p>
          </table:table-cell>
          <table:table-cell/>
          <table:table-cell office:value-type="string" calcext:value-type="string">
            <text:p>Ich habe nur mein Passwort vergessen und möchte ein neues vergeben</text:p>
          </table:table-cell>
          <table:table-cell table:number-columns-repeated="3"/>
          <table:table-cell office:value-type="string" calcext:value-type="string">
            <text:p>Zaboravio sam samo lozinku i želio bih stvoriti novu</text:p>
          </table:table-cell>
          <table:table-cell table:number-columns-repeated="1010"/>
        </table:table-row>
        <table:table-row table:style-name="ro1">
          <table:table-cell office:value-type="string" calcext:value-type="string">
            <text:p>install_help_password_button <text:s text:c="8"/>= </text:p>
          </table:table-cell>
          <table:table-cell/>
          <table:table-cell office:value-type="string" calcext:value-type="string">
            <text:p>nur das Passwort ändern</text:p>
          </table:table-cell>
          <table:table-cell table:number-columns-repeated="3"/>
          <table:table-cell office:value-type="string" calcext:value-type="string">
            <text:p>samo promijenite lozinku</text:p>
          </table:table-cell>
          <table:table-cell table:number-columns-repeated="1010"/>
        </table:table-row>
        <table:table-row table:style-name="ro1">
          <table:table-cell office:value-type="string" calcext:value-type="string">
            <text:p>install_help_update <text:s text:c="17"/>= </text:p>
          </table:table-cell>
          <table:table-cell/>
          <table:table-cell office:value-type="string" calcext:value-type="string">
            <text:p>Ich habe moziloCMS bereits instaliert, habe aber noch aus einer alten Version Daten, die ich konvertieren möchte</text:p>
          </table:table-cell>
          <table:table-cell table:number-columns-repeated="3"/>
          <table:table-cell office:value-type="string" calcext:value-type="string">
            <text:p>Već imam instaliran moziloCMS, ali još uvijek imam podatke iz stare verzije koje želim pretvoriti.</text:p>
          </table:table-cell>
          <table:table-cell table:number-columns-repeated="1010"/>
        </table:table-row>
        <table:table-row table:style-name="ro1">
          <table:table-cell office:value-type="string" calcext:value-type="string">
            <text:p>install_help_update_button <text:s text:c="10"/>= </text:p>
          </table:table-cell>
          <table:table-cell/>
          <table:table-cell office:value-type="string" calcext:value-type="string">
            <text:p>nur eine alte moziloCMS Version updaten</text:p>
          </table:table-cell>
          <table:table-cell table:number-columns-repeated="3"/>
          <table:table-cell office:value-type="string" calcext:value-type="string">
            <text:p>ažurirajte samo staru verziju moziloCMS-a</text:p>
          </table:table-cell>
          <table:table-cell table:number-columns-repeated="1010"/>
        </table:table-row>
        <table:table-row table:style-name="ro1">
          <table:table-cell office:value-type="string" calcext:value-type="string">
            <text:p>install_help_no_button <text:s text:c="14"/>= </text:p>
          </table:table-cell>
          <table:table-cell/>
          <table:table-cell office:value-type="string" calcext:value-type="string">
            <text:p>Diese Funktion ist nur bei einer bereits installierten Version verfügbar!</text:p>
          </table:table-cell>
          <table:table-cell table:number-columns-repeated="3"/>
          <table:table-cell office:value-type="string" calcext:value-type="string">
            <text:p>Ova je opcija dostupna samo za već instaliranu verziju!</text:p>
          </table:table-cell>
          <table:table-cell table:number-columns-repeated="1010"/>
        </table:table-row>
        <table:table-row table:style-name="ro1">
          <table:table-cell office:value-type="string" calcext:value-type="string">
            <text:p>install_help_php_error <text:s text:c="14"/>= </text:p>
          </table:table-cell>
          <table:table-cell/>
          <table:table-cell office:value-type="string" calcext:value-type="string">
            <text:p>&lt;b&gt;ACHTUNG&lt;/b&gt; Die PHP Version ist "&lt;b&gt;{PARAM1}&lt;/b&gt;" muss aber Mindestens "&lt;b&gt;{PARAM2}&lt;/b&gt;" sein.&lt;br /&gt;Dies kann nur beim Provider / Webhoster geändert werden.</text:p>
          </table:table-cell>
          <table:table-cell table:number-columns-repeated="3"/>
          <table:table-cell office:value-type="string" calcext:value-type="string">
            <text:p>&lt;b&gt; PAŽNJA &lt;/ b&gt; PHP verzija je "&lt;b&gt; {PARAM1} &lt;/ b&gt;", ali mora biti najmanje "&lt;b&gt; {PARAM2} &lt;/ b&gt;". &lt;br /&gt; Ovo može promijeniti samo davatelj usluge.</text:p>
          </table:table-cell>
          <table:table-cell table:number-columns-repeated="1010"/>
        </table:table-row>
        <table:table-row table:style-name="ro1">
          <table:table-cell table:number-columns-repeated="1017"/>
        </table:table-row>
        <table:table-row table:style-name="ro1">
          <table:table-cell office:value-type="string" calcext:value-type="string">
            <text:p>install_lang_select <text:s text:c="17"/>= </text:p>
          </table:table-cell>
          <table:table-cell/>
          <table:table-cell office:value-type="string" calcext:value-type="string">
            <text:p>Sprachauswahl:</text:p>
          </table:table-cell>
          <table:table-cell office:value-type="string" calcext:value-type="string">
            <text:p>Choose your language:</text:p>
          </table:table-cell>
          <table:table-cell table:number-columns-repeated="2"/>
          <table:table-cell office:value-type="string" calcext:value-type="string">
            <text:p>Odaberite svoj jezik:</text:p>
          </table:table-cell>
          <table:table-cell table:number-columns-repeated="1010"/>
        </table:table-row>
        <table:table-row table:style-name="ro1">
          <table:table-cell office:value-type="string" calcext:value-type="string">
            <text:p>install_lang_help <text:s text:c="19"/>= </text:p>
          </table:table-cell>
          <table:table-cell/>
          <table:table-cell office:value-type="string" calcext:value-type="string">
            <text:p>&lt;b&gt;Sprache&lt;/b&gt;&lt;br /&gt;Die gewählte Sprache wird zunächst für die Webseite und den Admin-Bereich übernommen.&lt;br /&gt;Nach der Installation kann im Admin-Bereich, im Tab "Einstellungen", die Sprache der Webseite und im Tab "Admin" die der Administrationsoberfläche geändert werden.</text:p>
          </table:table-cell>
          <table:table-cell office:value-type="string" calcext:value-type="string">
            <text:p>&lt;b&gt;Language&lt;/b&gt;&lt;br /&gt;The Language will be set for your Website and the Admin-Area.&lt;br /&gt;You can change it there at any time after installation. Change the Website's Language in "Settings" and the Admin-Area's in "Admin".</text:p>
          </table:table-cell>
          <table:table-cell table:number-columns-repeated="2"/>
          <table:table-cell office:value-type="string" calcext:value-type="string">
            <text:p>"&lt;b&gt; Jezik &lt;/b&gt; &lt;br /&gt; Jezik će biti postavljen za vašu web stranicu i administracijsko područje. &lt;br /&gt; Tamo ga možete promijeniti u bilo kojem trenutku nakon instalacije. Promijenite jezik web mjesta u postavkama" " "" i Administratorsko područje u "" Administrator "". "</text:p>
          </table:table-cell>
          <table:table-cell table:number-columns-repeated="1010"/>
        </table:table-row>
        <table:table-row table:style-name="ro1">
          <table:table-cell office:value-type="string" calcext:value-type="string">
            <text:p>install_next <text:s text:c="24"/>= </text:p>
          </table:table-cell>
          <table:table-cell/>
          <table:table-cell office:value-type="string" calcext:value-type="string">
            <text:p>Weiter</text:p>
          </table:table-cell>
          <table:table-cell office:value-type="string" calcext:value-type="string">
            <text:p>Next</text:p>
          </table:table-cell>
          <table:table-cell table:number-columns-repeated="2"/>
          <table:table-cell office:value-type="string" calcext:value-type="string">
            <text:p>Sljedeći</text:p>
          </table:table-cell>
          <table:table-cell table:number-columns-repeated="1010"/>
        </table:table-row>
        <table:table-row table:style-name="ro1">
          <table:table-cell table:number-columns-repeated="1017"/>
        </table:table-row>
        <table:table-row table:style-name="ro1">
          <table:table-cell office:value-type="string" calcext:value-type="string">
            <text:p>install_chmod_help <text:s text:c="18"/>= </text:p>
          </table:table-cell>
          <table:table-cell/>
          <table:table-cell office:value-type="string" calcext:value-type="string">
            <text:p>&lt;b&gt;Datei- und Zugriffsrechte&lt;/b&gt;&lt;br /&gt;Es wird versucht, die Server-Dateirechte zu ermitteln und zu setzen, die für die einwandfreie Funktion von moziloCMS nötig sind. &lt;br /&gt;Sollte dies nicht vollständig gelingen, können sie im Admin-Bereich, im Tab "Admin", nachträglich gesetzt werden.&lt;br /&gt;&lt;br /&gt;Falls der Server moziloCMS daran hindert Dateien anzulegen, müssen die dafür nötigen Dateirechte zuerst per FTP, mit dem chmod-Befehl gesetzt werden, bevor die Installation fortgesetzt werden kann.</text:p>
          </table:table-cell>
          <table:table-cell office:value-type="string" calcext:value-type="string">
            <text:p>&lt;b&gt;Attributes for files and access rights&lt;/b&gt;&lt;br /&gt;Installer will try to detect and set the File Attributes which are needed for changing Files by moziloCMS and FTP. &lt;br /&gt;The File attributes may not be detected correct. If this is the case you need to set them in the section "Admin" of the Admin-Area.&lt;br /&gt;If moziloCMS is not able to create files you have to set the File attributes via FTP to go on here.</text:p>
          </table:table-cell>
          <table:table-cell table:number-columns-repeated="2"/>
          <table:table-cell office:value-type="string" calcext:value-type="string">
            <text:p>"&lt;b&gt; Atributi za datoteke i prava pristupa &lt;/b&gt; &lt;br /&gt; Instalacijski program će pokušati otkriti i postaviti atribute datoteka potrebnih za promjenu datoteka moziloCMS-om i FTP-om. &lt;br /&gt; Atributi datoteke možda neće biti otkriveni točno. Ako je to slučaj, trebate ih postaviti u odjeljku "" Administrator "" područja administratora. &lt;br /&gt; Ako moziloCMS ne može stvoriti datoteke, morate postaviti atribute datoteke putem FTP-a da nastave ovdje."</text:p>
          </table:table-cell>
          <table:table-cell table:number-columns-repeated="1010"/>
        </table:table-row>
        <table:table-row table:style-name="ro1">
          <table:table-cell office:value-type="string" calcext:value-type="string">
            <text:p>install_chmod_no_chmod <text:s text:c="14"/>= </text:p>
          </table:table-cell>
          <table:table-cell/>
          <table:table-cell office:value-type="string" calcext:value-type="string">
            <text:p>Kein chmod nötig.</text:p>
          </table:table-cell>
          <table:table-cell office:value-type="string" calcext:value-type="string">
            <text:p>No chmod needed.</text:p>
          </table:table-cell>
          <table:table-cell table:number-columns-repeated="2"/>
          <table:table-cell office:value-type="string" calcext:value-type="string">
            <text:p>Nije potreban chmod.</text:p>
          </table:table-cell>
          <table:table-cell table:number-columns-repeated="1010"/>
        </table:table-row>
        <table:table-row table:style-name="ro1">
          <table:table-cell table:number-columns-repeated="1017"/>
        </table:table-row>
        <table:table-row table:style-name="ro1">
          <table:table-cell office:value-type="string" calcext:value-type="string">
            <text:p>install_chmod_testfile_rw <text:s text:c="11"/>= </text:p>
          </table:table-cell>
          <table:table-cell/>
          <table:table-cell office:value-type="string" calcext:value-type="string">
            <text:p>Lässt sich die Datei "&lt;b&gt;{PARAM1}&lt;/b&gt;" per FTP &lt;b&gt;löschen?&lt;/b&gt; Aktueller Wert {PARAM2}</text:p>
          </table:table-cell>
          <table:table-cell office:value-type="string" calcext:value-type="string">
            <text:p>Are you able to delete "&lt;b&gt;{PARAM1}&lt;/b&gt; via FTP?&lt;/b&gt; Current {PARAM2}</text:p>
          </table:table-cell>
          <table:table-cell table:number-columns-repeated="2"/>
          <table:table-cell office:value-type="string" calcext:value-type="string">
            <text:p>"Možete li izbrisati" "&lt;b&gt; {PARAM1} &lt;/b&gt; putem FTP-a? &lt;/b&gt; Trenutni {PARAM2}"</text:p>
          </table:table-cell>
          <table:table-cell table:number-columns-repeated="1010"/>
        </table:table-row>
        <table:table-row table:style-name="ro1">
          <table:table-cell office:value-type="string" calcext:value-type="string">
            <text:p>install_chmod_testfile_next_button <text:s text:c="2"/>= </text:p>
          </table:table-cell>
          <table:table-cell/>
          <table:table-cell office:value-type="string" calcext:value-type="string">
            <text:p>Dateirechte erweitern</text:p>
          </table:table-cell>
          <table:table-cell office:value-type="string" calcext:value-type="string">
            <text:p>Enlarge File attributes</text:p>
          </table:table-cell>
          <table:table-cell table:number-columns-repeated="2"/>
          <table:table-cell office:value-type="string" calcext:value-type="string">
            <text:p>Povećaj atribute datoteke</text:p>
          </table:table-cell>
          <table:table-cell table:number-columns-repeated="1010"/>
        </table:table-row>
        <table:table-row table:style-name="ro1">
          <table:table-cell table:number-columns-repeated="1017"/>
        </table:table-row>
        <table:table-row table:style-name="ro1">
          <table:table-cell office:value-type="string" calcext:value-type="string">
            <text:p>install_chmod_use <text:s text:c="19"/>= </text:p>
          </table:table-cell>
          <table:table-cell/>
          <table:table-cell office:value-type="string" calcext:value-type="string">
            <text:p>Diese Dateirechte werden benutzt: "&lt;b&gt;{PARAM1}&lt;/b&gt;"</text:p>
          </table:table-cell>
          <table:table-cell office:value-type="string" calcext:value-type="string">
            <text:p>The Following File attributes were used: "&lt;b&gt;{PARAM1}&lt;/b&gt;"</text:p>
          </table:table-cell>
          <table:table-cell table:number-columns-repeated="2"/>
          <table:table-cell office:value-type="string" calcext:value-type="string">
            <text:p>"Korišteni su sljedeći atributi datoteke:" "&lt;b&gt; {PARAM1} &lt;/b&gt;" ""</text:p>
          </table:table-cell>
          <table:table-cell table:number-columns-repeated="1010"/>
        </table:table-row>
        <table:table-row table:style-name="ro1">
          <table:table-cell table:number-columns-repeated="1017"/>
        </table:table-row>
        <table:table-row table:style-name="ro1">
          <table:table-cell office:value-type="string" calcext:value-type="string">
            <text:p>install_chmod_change_ftp <text:s text:c="12"/>= </text:p>
          </table:table-cell>
          <table:table-cell/>
          <table:table-cell office:value-type="string" calcext:value-type="string">
            <text:p>Wenn Du wie empfohlen einen eigenen Ordner für das moziloCMS angelegt hast, kannst Du rekursiv die Dateirechte auf diesen anwenden. Ansonsten muss dies für alle Ordner, die zu moziloCMS gehören, gemacht werden.&lt;br /&gt;Es wird empfohlen, dies schrittweise zu tun, und zwar so lange, bis die Meldung nicht mehr erscheint.&lt;br /&gt;Dein FTP-Programm unterstützt sehr wahrscheinlich die Funktion "nur auf Dateien -" und "nur auf Ordner anwenden", das solltest Du auch machen.&lt;br /&gt;Ordner brauchen das x-Bit, Dateien nicht und sollten es auch nicht haben.&lt;br /&gt;Achtung: Der hier ermittelte Wert muss jedes mal, wenn du mit FTP Dateien hochlädst, angewendet werden.</text:p>
          </table:table-cell>
          <table:table-cell office:value-type="string" calcext:value-type="string">
            <text:p>If moziloCMS was put in a separate Folder as recommended you are able to set the File attributes recursive to it. If not you have to set them for each folder included in moziloCMS.&lt;br /&gt;It's recommended to change each folder separate until this Message disappears.&lt;br /&gt;Your FTP-Client may use the function "apply only on files" and "apply only on folders". That's recommended to use.&lt;br /&gt;Folders need x-Bit, Files doesn't and they shouldn't.&lt;br /&gt;Attention: The value displayed here have to used every time you upload files via FTP.</text:p>
          </table:table-cell>
          <table:table-cell table:number-columns-repeated="2"/>
          <table:table-cell office:value-type="string" calcext:value-type="string">
            <text:p>"Ako je moziloCMS stavljen u zasebnu mapu, kao što je preporučeno, moći ćete mu postaviti rekurzivne atribute datoteke. Ako ne, morate ih postaviti za svaku mapu koja je uključena u moziloCMS. &lt;br /&gt; Preporučuje se da svaku mapu promijenite zasebno do Poruka nestaje. &lt;br /&gt; Vaš FTP-klijent može koristiti funkciju "" primjenjuje se samo na datoteke "" i "" primjenjuje se samo na mape "". To se preporučuje. &lt;br /&gt; Mape trebaju x-bit, datoteke doseljene ne bi trebali. &lt;br /&gt; Pažnja: ovdje prikazana vrijednost mora se koristiti svaki put kada prenesete datoteke putem FTP-a. "</text:p>
          </table:table-cell>
          <table:table-cell table:number-columns-repeated="1010"/>
        </table:table-row>
        <table:table-row table:style-name="ro1">
          <table:table-cell office:value-type="string" calcext:value-type="string">
            <text:p>install_chmod_change_ftp_button <text:s text:c="5"/>= </text:p>
          </table:table-cell>
          <table:table-cell/>
          <table:table-cell office:value-type="string" calcext:value-type="string">
            <text:p>Habe ich gemacht.</text:p>
          </table:table-cell>
          <table:table-cell office:value-type="string" calcext:value-type="string">
            <text:p>I've done.</text:p>
          </table:table-cell>
          <table:table-cell table:number-columns-repeated="2"/>
          <table:table-cell office:value-type="string" calcext:value-type="string">
            <text:p>Gotovo.</text:p>
          </table:table-cell>
          <table:table-cell table:number-columns-repeated="1010"/>
        </table:table-row>
        <table:table-row table:style-name="ro1">
          <table:table-cell table:number-columns-repeated="1017"/>
        </table:table-row>
        <table:table-row table:style-name="ro1">
          <table:table-cell office:value-type="string" calcext:value-type="string">
            <text:p>install_environment_help <text:s text:c="12"/>= </text:p>
          </table:table-cell>
          <table:table-cell/>
          <table:table-cell office:value-type="string" calcext:value-type="string">
            <text:p>&lt;b&gt;Serverumgebung&lt;/b&gt;&lt;br /&gt; Der Webserver wurde auf die für moziloCMS notwendigen Grundvoraussetzungen hin geprüft.&lt;br /&gt;&lt;br /&gt;Nicht hervorgehobene Funktionen sind optional, d.h. moziloCMS funktioniert grundlegend, Du musst aber unter Umständen auf die entsprechende Funktion verzichten.</text:p>
          </table:table-cell>
          <table:table-cell office:value-type="string" calcext:value-type="string">
            <text:p>&lt;b&gt;Serverenvironment&lt;/b&gt;&lt;br /&gt; Your Webserver has been checked for the needed conditions of moziloCMS.&lt;br /&gt;&lt;br /&gt;Functions which are not highlighted are optional which means moziloCMS will work but you may have to abdicate the respective function.</text:p>
          </table:table-cell>
          <table:table-cell table:number-columns-repeated="2"/>
          <table:table-cell office:value-type="string" calcext:value-type="string">
            <text:p>&lt;b&gt; Poslužiteljsko okruženje &lt;/b&gt; &lt;br /&gt; Vaš web poslužitelj provjeren je u pogledu potrebnih uvjeta moziloCMS-a. &lt;br /&gt; &lt;br /&gt; Funkcije koje nisu istaknute nisu obavezne, što znači da će moziloCMS raditi, ali možda ćete morati abdicirati odgovarajuću funkciju.</text:p>
          </table:table-cell>
          <table:table-cell table:number-columns-repeated="1010"/>
        </table:table-row>
        <table:table-row table:style-name="ro1">
          <table:table-cell office:value-type="string" calcext:value-type="string">
            <text:p>install_environment_session <text:s text:c="9"/>= </text:p>
          </table:table-cell>
          <table:table-cell/>
          <table:table-cell office:value-type="string" calcext:value-type="string">
            <text:p>"Session" verfügbar</text:p>
          </table:table-cell>
          <table:table-cell office:value-type="string" calcext:value-type="string">
            <text:p>"Session" available?</text:p>
          </table:table-cell>
          <table:table-cell table:number-columns-repeated="2"/>
          <table:table-cell office:value-type="string" calcext:value-type="string">
            <text:p>"" "Sesija" "dostupna?"</text:p>
          </table:table-cell>
          <table:table-cell table:number-columns-repeated="1010"/>
        </table:table-row>
        <table:table-row table:style-name="ro1">
          <table:table-cell office:value-type="string" calcext:value-type="string">
            <text:p>install_environment_conf <text:s text:c="12"/>= </text:p>
          </table:table-cell>
          <table:table-cell/>
          <table:table-cell office:value-type="string" calcext:value-type="string">
            <text:p>Konfigurationsdateien des moziloCMS wurden angelegt bzw. waren vorhanden:</text:p>
          </table:table-cell>
          <table:table-cell office:value-type="string" calcext:value-type="string">
            <text:p>Configuration files of moziloCMS have been created or have already been present:</text:p>
          </table:table-cell>
          <table:table-cell table:number-columns-repeated="2"/>
          <table:table-cell office:value-type="string" calcext:value-type="string">
            <text:p>Datoteke za konfiguraciju moziloCMS-a su stvorene ili su već bile prisutne:</text:p>
          </table:table-cell>
          <table:table-cell table:number-columns-repeated="1010"/>
        </table:table-row>
        <table:table-row table:style-name="ro1">
          <table:table-cell table:number-columns-repeated="1017"/>
        </table:table-row>
        <table:table-row table:style-name="ro1">
          <table:table-cell office:value-type="string" calcext:value-type="string">
            <text:p>install_rewrite_help <text:s text:c="16"/>= </text:p>
          </table:table-cell>
          <table:table-cell/>
          <table:table-cell office:value-type="string" calcext:value-type="string">
            <text:p>&lt;b&gt;"mod_rewrite" aktivieren&lt;/b&gt;&lt;br /&gt; moziloCMS versucht jetzt, auf dem Server das mod_rewrite-Modul zu aktivieren. &lt;br /&gt;Dadurch werden besser lesbare und suchmaschinenfreundlichere URLs erzeugt.&lt;br /&gt;Ist mod_rewrite verfügbar, kann es später im Admin-Bereich, im Tab "Einstellungen", nach Wunsch deaktiviert oder aktiviert werden.</text:p>
          </table:table-cell>
          <table:table-cell office:value-type="string" calcext:value-type="string">
            <text:p>&lt;b&gt;mod_rewrite / Searchengine friendly URLs&lt;/b&gt;&lt;br /&gt; If available, moziloCMS will try to activate the mod_rewrite module and create a .htacces-file. Through this static URLs will be possible.&lt;br /&gt;If available you can activate and de-activate mod_rewrite in the "Settings" section of the Admin-Area. </text:p>
          </table:table-cell>
          <table:table-cell table:number-columns-repeated="2"/>
          <table:table-cell office:value-type="string" calcext:value-type="string">
            <text:p>"&lt;b&gt; Mod_rewrite / URL-ovi pogodni za tražilice &lt;/b&gt; &lt;br /&gt; Ako su dostupni, moziloCMS će pokušati aktivirati mod_rewrite modul i stvoriti .htacces-datoteku. Kroz ovu statične URL adrese bit će moguće. &lt;br /&gt; Ako dostupno možete aktivirati i deaktivirati mod_rewrite u odjeljku "" Postavke "" Administratorskog područja. "</text:p>
          </table:table-cell>
          <table:table-cell table:number-columns-repeated="1010"/>
        </table:table-row>
        <table:table-row table:style-name="ro1">
          <table:table-cell office:value-type="string" calcext:value-type="string">
            <text:p>install_rewrite_yes <text:s text:c="17"/>= </text:p>
          </table:table-cell>
          <table:table-cell/>
          <table:table-cell office:value-type="string" calcext:value-type="string">
            <text:p>mod_rewrite ist verfügbar und wurde durch Anlegen einer .htaccess-Datei aktiviert.</text:p>
          </table:table-cell>
          <table:table-cell office:value-type="string" calcext:value-type="string">
            <text:p>mod_rewrite is available and .htaccess files have been created.</text:p>
          </table:table-cell>
          <table:table-cell table:number-columns-repeated="2"/>
          <table:table-cell office:value-type="string" calcext:value-type="string">
            <text:p>mod_rewrite je dostupan i stvorene su datoteke .htaccess.</text:p>
          </table:table-cell>
          <table:table-cell table:number-columns-repeated="1010"/>
        </table:table-row>
        <table:table-row table:style-name="ro1">
          <table:table-cell office:value-type="string" calcext:value-type="string">
            <text:p>install_rewrite_no <text:s text:c="18"/>= </text:p>
          </table:table-cell>
          <table:table-cell/>
          <table:table-cell office:value-type="string" calcext:value-type="string">
            <text:p>mod_rewrite ist nicht verfügbar.</text:p>
          </table:table-cell>
          <table:table-cell office:value-type="string" calcext:value-type="string">
            <text:p>mod_rewrite is not available and the .htaccess files have been deleted.</text:p>
          </table:table-cell>
          <table:table-cell table:number-columns-repeated="2"/>
          <table:table-cell office:value-type="string" calcext:value-type="string">
            <text:p>mod_rewrite nije dostupan, a datoteka .htaccess je izbrisana.</text:p>
          </table:table-cell>
          <table:table-cell table:number-columns-repeated="1010"/>
        </table:table-row>
        <table:table-row table:style-name="ro1">
          <table:table-cell office:value-type="string" calcext:value-type="string">
            <text:p>install_rewrite_no_htaccess <text:s text:c="9"/>= </text:p>
          </table:table-cell>
          <table:table-cell/>
          <table:table-cell office:value-type="string" calcext:value-type="string">
            <text:p>&lt;b&gt;ACHTUNG&lt;/b&gt; Es gibt bereits eine &lt;b&gt;.htaccess&lt;/b&gt;-Datei. Wenn diese nicht vom Provider / Webhoster ist, kann sie gelöscht werden.</text:p>
          </table:table-cell>
          <table:table-cell table:number-columns-repeated="3"/>
          <table:table-cell office:value-type="string" calcext:value-type="string">
            <text:p>&lt;b&gt; Pažnja &lt;/ b&gt; Već postoji datoteka &lt;b&gt; .htaccess &lt;/ b&gt;. Ako nije od davatelja usluge, može se izbrisati.</text:p>
          </table:table-cell>
          <table:table-cell table:number-columns-repeated="1010"/>
        </table:table-row>
        <table:table-row table:style-name="ro1">
          <table:table-cell office:value-type="string" calcext:value-type="string">
            <text:p>install_rewrite_test_text <text:s text:c="11"/>= </text:p>
          </table:table-cell>
          <table:table-cell/>
          <table:table-cell office:value-type="string" calcext:value-type="string">
            <text:p>Teste Einstellung {PARAM1} von {PARAM2}</text:p>
          </table:table-cell>
          <table:table-cell table:number-columns-repeated="3"/>
          <table:table-cell office:value-type="string" calcext:value-type="string">
            <text:p>Postavke testa {PARAM1} od {PARAM2}</text:p>
          </table:table-cell>
          <table:table-cell table:number-columns-repeated="1010"/>
        </table:table-row>
        <table:table-row table:style-name="ro1">
          <table:table-cell table:number-columns-repeated="1017"/>
        </table:table-row>
        <table:table-row table:style-name="ro1">
          <table:table-cell office:value-type="string" calcext:value-type="string">
            <text:p>install_password_help <text:s text:c="15"/>= </text:p>
          </table:table-cell>
          <table:table-cell/>
          <table:table-cell office:value-type="string" calcext:value-type="string">
            <text:p>&lt;b&gt;Passwort&lt;/b&gt;&lt;br /&gt;Hier werden die Zugangsdaten festgelegt, mit denen sich der "&lt;b&gt;Super-User&lt;/b&gt;" nach der Installation im Admin-Bereich anmelden kann. &lt;br /&gt;Dem Super-User steht der Administrationsbereich in vollem Umfang zur Verfügung.</text:p>
          </table:table-cell>
          <table:table-cell office:value-type="string" calcext:value-type="string">
            <text:p>&lt;b&gt;Password&lt;/b&gt;&lt;br /&gt;Use the access data to login as a Superuser in the Admin-Area after installation.&lt;br /&gt; You can use the whole Admin-Area as Superuser.</text:p>
          </table:table-cell>
          <table:table-cell table:number-columns-repeated="2"/>
          <table:table-cell office:value-type="string" calcext:value-type="string">
            <text:p>&lt;b&gt; Lozinka &lt;/b&gt; &lt;br /&gt; Upotrijebite pristupne podatke za prijavu kao superkorisnik u administracijsko područje nakon instalacije. &lt;br /&gt; Možete koristiti cijelo administrativno područje kao superkorisnik.</text:p>
          </table:table-cell>
          <table:table-cell table:number-columns-repeated="1010"/>
        </table:table-row>
        <table:table-row table:style-name="ro1">
          <table:table-cell table:number-columns-repeated="1017"/>
        </table:table-row>
        <table:table-row table:style-name="ro1">
          <table:table-cell office:value-type="string" calcext:value-type="string">
            <text:p>install_finish_help <text:s text:c="17"/>= </text:p>
          </table:table-cell>
          <table:table-cell/>
          <table:table-cell office:value-type="string" calcext:value-type="string">
            <text:p>&lt;b&gt;Abschließen&lt;/b&gt;&lt;br /&gt;Es ist geschafft! &lt;br /&gt;Die Installation war erfolgreich.&lt;br /&gt;&lt;br /&gt;&lt;i&gt;Viel Freude beim Erstellen der Website!&lt;/i&gt;&lt;br /&gt;Das moziloCMS-Team&lt;br /&gt;&lt;br /&gt;&lt;b&gt;Wichtig! &lt;/b&gt;Da die Dateien "install.php", "update.php“ und der Ordner "update" ein Sicherheitsrisiko für die Website darstellen, bitte unbedingt per FTP kontrollieren, ob der Löschbefehl korrekt ausgeführt und die entsprechenden Dateien gelöscht wurden.&lt;br /&gt;</text:p>
          </table:table-cell>
          <table:table-cell office:value-type="string" calcext:value-type="string">
            <text:p>&lt;b&gt;Finish&lt;/b&gt;&lt;br /&gt;You've nearly finished installing moziloCMS.&lt;br /&gt;For a clean finish &lt;b&gt;click the "finish" Button below&lt;/b&gt;.&lt;br /&gt;That's important for deleting the file "install.php" and if available "update.php" and the "update"-folder. &lt;br /&gt;After it you will redirected to the Admin-Area of you new-installed moziloCMS.&lt;br /&gt;&lt;br /&gt;&lt;i&gt;Have a lot of fun creating your Website!&lt;/i&gt;&lt;br /&gt;Your moziloCMS-Team&lt;br /&gt;&lt;br /&gt;&lt;b&gt;Attention!&lt;/b&gt;For security purposes check if the Delete-command was performed correct: Make sure the fllowing files were deleted: "install.php", "update.php" and the "update"-folder.&lt;br /&gt;</text:p>
          </table:table-cell>
          <table:table-cell table:number-columns-repeated="2"/>
          <table:table-cell office:value-type="string" calcext:value-type="string">
            <text:p>"&lt;b&gt; Završi &lt;/b&gt; &lt;br /&gt; Skoro ste završili s instaliranjem moziloCMS-a. &lt;br /&gt; Za čisti završetak &lt;b&gt; kliknite gumb" "završi" "ispod &lt;/b&gt;. &lt;br /&gt; To je važno za brisanje datoteke "" install.php "" i ako je dostupna "" update.php "" i "" update "" - mapa. &lt;br /&gt; Nakon nje ćete se preusmjeriti na Administratorsko područje vašeg novog -instaliran moziloCMS. &lt;br /&gt; &lt;br /&gt; &lt;i&gt; Zabavite se izrađujući svoju web stranicu! &lt;/i&gt; &lt;br /&gt; Vaš moziloCMS-tim &lt;br /&gt; &lt;br /&gt; &lt;b&gt; Pozor! &lt; / b&gt; Iz sigurnosnih razloga provjerite je li naredba izbrisanja pravilno izvedena: Provjerite jesu li datoteke za izvršavanje izbrisane: "" install.php "", "" update.php "" i "" update "" - mapa. &lt;br /&gt; "</text:p>
          </table:table-cell>
          <table:table-cell table:number-columns-repeated="1010"/>
        </table:table-row>
        <table:table-row table:style-name="ro1">
          <table:table-cell table:number-columns-repeated="1017"/>
        </table:table-row>
        <table:table-row table:style-name="ro1">
          <table:table-cell office:value-type="string" calcext:value-type="string">
            <text:p>install_finish_delerror <text:s text:c="13"/>= </text:p>
          </table:table-cell>
          <table:table-cell/>
          <table:table-cell office:value-type="string" calcext:value-type="string">
            <text:p>&lt;b&gt;ACHTUNG&lt;/b&gt; Es konnten nicht alle Dateien gelöscht werden.&lt;br /&gt;Es muss mit einem FTP-Programm von Hand die &lt;br /&gt;&lt;br /&gt;&lt;b&gt;{PARAM1}&lt;/b&gt;&lt;br /&gt;gelöscht werden!</text:p>
          </table:table-cell>
          <table:table-cell table:number-columns-repeated="3"/>
          <table:table-cell office:value-type="string" calcext:value-type="string">
            <text:p>&lt;b&gt; UPOZORENJE &lt;/ b&gt; Ne mogu se izbrisati sve datoteke. &lt;br /&gt; Molimo koristite FTP program za ručno brisanje &lt;br /&gt; &lt;br /&gt; &lt;b&gt; {PARAM1} &lt;/ b&gt; &lt;br /&gt;</text:p>
          </table:table-cell>
          <table:table-cell table:number-columns-repeated="1010"/>
        </table:table-row>
        <table:table-row table:style-name="ro1">
          <table:table-cell office:value-type="string" calcext:value-type="string">
            <text:p>install_finish_del <text:s text:c="18"/>= </text:p>
          </table:table-cell>
          <table:table-cell/>
          <table:table-cell office:value-type="string" calcext:value-type="string">
            <text:p>Es wurden alle relevanten Dateien erfolgreich gelöscht!</text:p>
          </table:table-cell>
          <table:table-cell table:number-columns-repeated="3"/>
          <table:table-cell office:value-type="string" calcext:value-type="string">
            <text:p>Sve su relevantne datoteke uspješno izbrisane.</text:p>
          </table:table-cell>
          <table:table-cell table:number-columns-repeated="1010"/>
        </table:table-row>
        <table:table-row table:style-name="ro1">
          <table:table-cell office:value-type="string" calcext:value-type="string">
            <text:p>install_finish_local <text:s text:c="16"/>= </text:p>
          </table:table-cell>
          <table:table-cell/>
          <table:table-cell office:value-type="string" calcext:value-type="string">
            <text:p>&lt;b&gt;ACHTUNG:&lt;/b&gt; Es handelt sich um eine lokale Installation.&lt;br /&gt;Deshalb brauchen die sicherheitsrelevanten Dateien nicht gelöscht zu werden.</text:p>
          </table:table-cell>
          <table:table-cell table:number-columns-repeated="3"/>
          <table:table-cell office:value-type="string" calcext:value-type="string">
            <text:p>&lt;b&gt; UPOZORENJE: &lt;/ b&gt; Ovo je lokalna instalacija. &lt;br /&gt; Stoga datoteke povezane sa sigurnošću ne treba brisati.</text:p>
          </table:table-cell>
          <table:table-cell table:number-columns-repeated="1010"/>
        </table:table-row>
        <table:table-row table:style-name="ro1">
          <table:table-cell office:value-type="string" calcext:value-type="string">
            <text:p>install_finish_submit <text:s text:c="15"/>= </text:p>
          </table:table-cell>
          <table:table-cell/>
          <table:table-cell office:value-type="string" calcext:value-type="string">
            <text:p>Hier geht es zum moziloCMS Login</text:p>
          </table:table-cell>
          <table:table-cell office:value-type="string" calcext:value-type="string">
            <text:p>finish</text:p>
          </table:table-cell>
          <table:table-cell table:number-columns-repeated="2"/>
          <table:table-cell office:value-type="string" calcext:value-type="string">
            <text:p>Kliknite ovdje za prijavu na moziloCMS</text:p>
          </table:table-cell>
          <table:table-cell table:number-columns-repeated="1010"/>
        </table:table-row>
        <table:table-row table:style-name="ro1">
          <table:table-cell office:value-type="string" calcext:value-type="string">
            <text:p>install_finish_clean_button <text:s text:c="9"/>= </text:p>
          </table:table-cell>
          <table:table-cell/>
          <table:table-cell office:value-type="string" calcext:value-type="string">
            <text:p>Sicherheitsrelevante Daten löschen</text:p>
          </table:table-cell>
          <table:table-cell table:number-columns-repeated="3"/>
          <table:table-cell office:value-type="string" calcext:value-type="string">
            <text:p>Izbrišite podatke koji se odnose na sigurnost</text:p>
          </table:table-cell>
          <table:table-cell table:number-columns-repeated="1010"/>
        </table:table-row>
        <table:table-row table:style-name="ro1">
          <table:table-cell office:value-type="string" calcext:value-type="string">
            <text:p>install_finish_clean <text:s text:c="16"/>= </text:p>
          </table:table-cell>
          <table:table-cell/>
          <table:table-cell office:value-type="string" calcext:value-type="string">
            <text:p>&lt;b&gt;ACHTUNG&lt;/b&gt; aus Sicherheitsgründen müssen die Dateien &lt;b&gt;"install.php"&lt;/b&gt; und &lt;b&gt;"update.php"&lt;/b&gt; gelöscht werden, sowie der Ordner &lt;b&gt;"update"&lt;/b&gt;, falls er vorhanden ist.&lt;br /&gt;</text:p>
          </table:table-cell>
          <table:table-cell table:number-columns-repeated="3"/>
          <table:table-cell office:value-type="string" calcext:value-type="string">
            <text:p>&lt;b&gt; UPOZORENJE &lt;/ b&gt; Iz sigurnosnih razloga moraju se izbrisati &lt;b&gt; "install.php" &lt;/ b&gt; i &lt;b&gt; "update.php" &lt;/ b&gt;, kao i &lt;b&gt; " ažuriraj "mapu &lt;/ b&gt;, ako postoje. &lt;br /&gt;</text:p>
          </table:table-cell>
          <table:table-cell table:number-columns-repeated="1010"/>
        </table:table-row>
        <table:table-row table:style-name="ro1">
          <table:table-cell table:number-columns-repeated="1017"/>
        </table:table-row>
        <table:table-row table:style-name="ro1">
          <table:table-cell office:value-type="string" calcext:value-type="string">
            <text:p>install_update_help <text:s text:c="17"/>= </text:p>
          </table:table-cell>
          <table:table-cell/>
          <table:table-cell office:value-type="string" calcext:value-type="string">
            <text:p>&lt;b&gt;Achtung, das Update sollte nur auf eine Kopie der Dateien angewendet werden.&lt;/b&gt;&lt;br /&gt;Bei den Kategorien und Inhaltsseiten wird die Position entfernt. Bei allen Dateien und Bildern werden die Leerzeichen zu "_" und die Umlaute zu z.B ae. Alle anderen Sonderzeichen werden entfernt. Wenn dadurch in einem Ordner dopelte Dateinamen entstehen, wird eine fortlaufende "Zahl_" vorangestellt.</text:p>
          </table:table-cell>
          <table:table-cell office:value-type="string" calcext:value-type="string">
            <text:p>&lt;b&gt;Attention! The Update should only be applied to a copy of the files&lt;/b&gt;&lt;br /&gt;In categories and content pages the position will be deleted. In all files and pictures the spaces will be converted to "_" and the mutation for example to ae, all other types of special characters will be deleted. If this causes double filenames in a folder it will prefixed "Zahl_".</text:p>
          </table:table-cell>
          <table:table-cell table:number-columns-repeated="2"/>
          <table:table-cell office:value-type="string" calcext:value-type="string">
            <text:p>"&lt;b&gt; Pažnja! Ažuriranje treba primijeniti samo na kopiju datoteka &lt;/b&gt; &lt;br /&gt; U kategorijama i na stranicama sa sadržajem položaj će se izbrisati. U svim datotekama i slikama razmaci će se pretvoriti u" " _ "" i mutacija na primjer na ae, sve ostale vrste posebnih znakova bit će izbrisane. Ako to uzrokuje dvostruka imena datoteka u mapi, dat će im se prefiks "" Zahl_ "". "</text:p>
          </table:table-cell>
          <table:table-cell table:number-columns-repeated="1010"/>
        </table:table-row>
        <table:table-row table:style-name="ro1">
          <table:table-cell office:value-type="string" calcext:value-type="string">
            <text:p>install_update_no_help <text:s text:c="14"/>= </text:p>
          </table:table-cell>
          <table:table-cell/>
          <table:table-cell office:value-type="string" calcext:value-type="string">
            <text:p>&lt;b&gt;Es ist kein Update nötig, alle Daten sind auf dem neuesten Stand.&lt;/b&gt;</text:p>
          </table:table-cell>
          <table:table-cell office:value-type="string" calcext:value-type="string">
            <text:p>&lt;b&gt;There is no update available.&lt;/b&gt;</text:p>
          </table:table-cell>
          <table:table-cell table:number-columns-repeated="2"/>
          <table:table-cell office:value-type="string" calcext:value-type="string">
            <text:p>&lt;b&gt; Nije dostupno ažuriranje. &lt;/b&gt;</text:p>
          </table:table-cell>
          <table:table-cell table:number-columns-repeated="1010"/>
        </table:table-row>
        <table:table-row table:style-name="ro1">
          <table:table-cell office:value-type="string" calcext:value-type="string">
            <text:p>install_update_buttom <text:s text:c="15"/>= </text:p>
          </table:table-cell>
          <table:table-cell/>
          <table:table-cell office:value-type="string" calcext:value-type="string">
            <text:p>Update starten</text:p>
          </table:table-cell>
          <table:table-cell office:value-type="string" calcext:value-type="string">
            <text:p>Start update</text:p>
          </table:table-cell>
          <table:table-cell table:number-columns-repeated="2"/>
          <table:table-cell office:value-type="string" calcext:value-type="string">
            <text:p>Započni ažuriranje</text:p>
          </table:table-cell>
          <table:table-cell table:number-columns-repeated="1010"/>
        </table:table-row>
        <table:table-row table:style-name="ro1">
          <table:table-cell office:value-type="string" calcext:value-type="string">
            <text:p>install_update_files_in_pages <text:s text:c="7"/>= </text:p>
          </table:table-cell>
          <table:table-cell/>
          <table:table-cell office:value-type="string" calcext:value-type="string">
            <text:p>In allen Inhaltsseiten die neuen Dateinamen ersetzen.&lt;br /&gt;&lt;b&gt;Achtung, das ist nur eine einfache Ersetzung des alten Dateinamens durch den neuen Dateinamen.&lt;/b&gt;.</text:p>
          </table:table-cell>
          <table:table-cell office:value-type="string" calcext:value-type="string">
            <text:p>Replace new filenames in all contentpages.&lt;br /&gt;&lt;b&gt;Attention! It's only a simple substitution: Old by new filename.&lt;/b&gt;</text:p>
          </table:table-cell>
          <table:table-cell table:number-columns-repeated="2"/>
          <table:table-cell office:value-type="string" calcext:value-type="string">
            <text:p>Zamijenite nova imena datoteka na svim stranicama sadržaja. &lt;br /&gt; &lt;b&gt; Pozor! To je samo jednostavna zamjena: staro novim imenom datoteke. &lt;/b&gt;</text:p>
          </table:table-cell>
          <table:table-cell table:number-columns-repeated="1010"/>
        </table:table-row>
        <table:table-row table:style-name="ro1">
          <table:table-cell office:value-type="string" calcext:value-type="string">
            <text:p>install_update_conf_help <text:s text:c="12"/>= </text:p>
          </table:table-cell>
          <table:table-cell/>
          <table:table-cell office:value-type="string" calcext:value-type="string">
            <text:p>Der Inhalt der Konfigurationsdateien aus dem "update"-Ordner wird in die neuen Dateien übertragen.</text:p>
          </table:table-cell>
          <table:table-cell office:value-type="string" calcext:value-type="string">
            <text:p>Content of configuration files of the "update" folder will be transferred to the new files</text:p>
          </table:table-cell>
          <table:table-cell table:number-columns-repeated="2"/>
          <table:table-cell office:value-type="string" calcext:value-type="string">
            <text:p>"Sadržaj konfiguracijskih datoteka mape" "update" "prenijet će se u nove datoteke"</text:p>
          </table:table-cell>
          <table:table-cell table:number-columns-repeated="1010"/>
        </table:table-row>
        <table:table-row table:style-name="ro1">
          <table:table-cell office:value-type="string" calcext:value-type="string">
            <text:p>install_update_kategorien_help <text:s text:c="6"/>= </text:p>
          </table:table-cell>
          <table:table-cell/>
          <table:table-cell office:value-type="string" calcext:value-type="string">
            <text:p>Die Kategorien, die Inhaltsseiten und die Dateien in den Kategorien werden umbenannt.</text:p>
          </table:table-cell>
          <table:table-cell office:value-type="string" calcext:value-type="string">
            <text:p>The categories, content pages and files in categories will be renamed.</text:p>
          </table:table-cell>
          <table:table-cell table:number-columns-repeated="2"/>
          <table:table-cell office:value-type="string" calcext:value-type="string">
            <text:p>Kategorije, stranice sa sadržajem i datoteke u kategorijama bit će preimenovane.</text:p>
          </table:table-cell>
          <table:table-cell table:number-columns-repeated="1010"/>
        </table:table-row>
        <table:table-row table:style-name="ro1">
          <table:table-cell office:value-type="string" calcext:value-type="string">
            <text:p>install_update_galerien_help <text:s text:c="8"/>= </text:p>
          </table:table-cell>
          <table:table-cell/>
          <table:table-cell office:value-type="string" calcext:value-type="string">
            <text:p>Die Galeriebilder werden umbenannt.</text:p>
          </table:table-cell>
          <table:table-cell office:value-type="string" calcext:value-type="string">
            <text:p>The pictures of galleries will be renamed.</text:p>
          </table:table-cell>
          <table:table-cell table:number-columns-repeated="2"/>
          <table:table-cell office:value-type="string" calcext:value-type="string">
            <text:p>Slike galerija bit će preimenovane.</text:p>
          </table:table-cell>
          <table:table-cell table:number-columns-repeated="1010"/>
        </table:table-row>
        <table:table-row table:style-name="ro1">
          <table:table-cell office:value-type="string" calcext:value-type="string">
            <text:p>install_update_plugins_help <text:s text:c="9"/>= </text:p>
          </table:table-cell>
          <table:table-cell/>
          <table:table-cell office:value-type="string" calcext:value-type="string">
            <text:p>Die "plugin.conf"-Dateien in den jeweiligen Plugins werden in das neue Format überführt. &lt;b&gt;Achtung:&lt;/b&gt; Die alten Plugins werden nicht mehr funktionieren. Bitte die entsprechenden neuen Plugins herunterladen, installieren und die neu erstellte "plugin.conf.php"-Datei benutzen.</text:p>
          </table:table-cell>
          <table:table-cell office:value-type="string" calcext:value-type="string">
            <text:p>The "plugin.conf" files will be transferred into the new format. &lt;b&gt;Attention&lt;/b&gt; The old Versions of your plugins may not work anymore. Get the new Plugins and use the new "plugin.conf.php" file.</text:p>
          </table:table-cell>
          <table:table-cell table:number-columns-repeated="2"/>
          <table:table-cell office:value-type="string" calcext:value-type="string">
            <text:p>Datoteke "" plugin.conf "" prenijet će se u novi format. &lt;b&gt; Pažnja &lt;/b&gt; Stare verzije vaših dodataka možda više neće raditi. Nabavite nove dodatke i upotrijebite novi plugin.conf .php "" datoteku. "</text:p>
          </table:table-cell>
          <table:table-cell table:number-columns-repeated="1010"/>
        </table:table-row>
        <table:table-row table:style-name="ro1">
          <table:table-cell office:value-type="string" calcext:value-type="string">
            <text:p>install_update_layouts_help <text:s text:c="9"/>= </text:p>
          </table:table-cell>
          <table:table-cell/>
          <table:table-cell office:value-type="string" calcext:value-type="string">
            <text:p>In den Layouts wird die Datei "layoutsettings.conf" nicht mehr benötigt. Diese wird gelöscht und der "usesubmenu" Eintrag in die erste Zeile der "template.html" übertragen.</text:p>
          </table:table-cell>
          <table:table-cell office:value-type="string" calcext:value-type="string">
            <text:p>The file "layoutsettings.conf" is not needed anymore. It will be deleted and the "usesubmenu" entry will be added to the first line of "template.html".</text:p>
          </table:table-cell>
          <table:table-cell table:number-columns-repeated="2"/>
          <table:table-cell office:value-type="string" calcext:value-type="string">
            <text:p>"Datoteka" "layoutsettings.conf" "više nije potrebna. Bit će izbrisana, a unos" "usesubmenu" "bit će dodan u prvi redak" "template.html" "."</text:p>
          </table:table-cell>
          <table:table-cell table:number-columns-repeated="1010"/>
        </table:table-row>
        <table:table-row table:style-name="ro1">
          <table:table-cell table:number-columns-repeated="1017"/>
        </table:table-row>
        <table:table-row table:style-name="ro1">
          <table:table-cell office:value-type="string" calcext:value-type="string">
            <text:p>install_update_error <text:s text:c="16"/>= </text:p>
          </table:table-cell>
          <table:table-cell/>
          <table:table-cell office:value-type="string" calcext:value-type="string">
            <text:p>&lt;b&gt;Achtung: Es gibt Probleme mit den Dateirechten in der entsprechenden Kategorie. Sie müssen vorher mit einem FTP-Programm gelöst werden.&lt;/b&gt;.&lt;br /&gt;Die Seite muss nicht geschlossen werden, wenn der FTP-Vorgang fertig ist. Bitte einfach erneut auf den Update-Tab drücken.</text:p>
          </table:table-cell>
          <table:table-cell office:value-type="string" calcext:value-type="string">
            <text:p>&lt;b&gt;Attention! There are some problems due to the file attributes in the category. You have to manage them via your FTP-client.&lt;/b&gt;&lt;br /&gt;After solving you don't need to use this site. Simply click on the Update-Tab again.</text:p>
          </table:table-cell>
          <table:table-cell table:number-columns-repeated="2"/>
          <table:table-cell office:value-type="string" calcext:value-type="string">
            <text:p>&lt;b&gt; Pozor! Postoje problemi zbog atributa datoteke u kategoriji. Morate njima upravljati putem FTP klijenta. &lt;/b&gt; &lt;br /&gt; Nakon rješavanja ne morate koristiti ovu stranicu. Jednostavno ponovo kliknite karticu Ažuriranje.</text:p>
          </table:table-cell>
          <table:table-cell table:number-columns-repeated="1010"/>
        </table:table-row>
        <table:table-row table:style-name="ro1">
          <table:table-cell office:value-type="string" calcext:value-type="string">
            <text:p>install_update_successful <text:s text:c="11"/>= </text:p>
          </table:table-cell>
          <table:table-cell/>
          <table:table-cell office:value-type="string" calcext:value-type="string">
            <text:p>Das Update war erfolgreich. &lt;b&gt;Sicherheitshalber sollte die Webseite gründlich überprüft werden!&lt;/b&gt;.</text:p>
          </table:table-cell>
          <table:table-cell office:value-type="string" calcext:value-type="string">
            <text:p>Update successful! &lt;b&gt;You need to check your Website&lt;/b&gt;.</text:p>
          </table:table-cell>
          <table:table-cell table:number-columns-repeated="2"/>
          <table:table-cell office:value-type="string" calcext:value-type="string">
            <text:p>Uspješno ažurirano! &lt;b&gt; Molimo provjerite svoju web stranicu &lt;/b&gt;.</text:p>
          </table:table-cell>
          <table:table-cell table:number-columns-repeated="1010"/>
        </table:table-row>
        <table:table-row table:style-name="ro1" table:number-rows-repeated="1048130">
          <table:table-cell table:number-columns-repeated="1017"/>
        </table:table-row>
        <table:table-row table:style-name="ro1">
          <table:table-cell table:number-columns-repeated="1017"/>
        </table:table-row>
      </table:table>
      <table:table table:name="master" table:style-name="ta1">
        <office:forms form:automatic-focus="false" form:apply-design-mode="false"/>
        <table:table-column table:style-name="co4" table:default-cell-style-name="ce11"/>
        <table:table-column table:style-name="co3" table:number-columns-repeated="1023" table:default-cell-style-name="ce11"/>
        <table:table-row table:style-name="ro1">
          <table:table-cell table:formula="of:=IF([$'Admin ALL'.A2]&lt;&gt;&quot;&quot;;[$'Admin ALL'.A2];&quot;&quot;)" office:value-type="string" office:string-value="_dateformat                          = " calcext:value-type="string">
            <text:p>_dateformat <text:s text:c="25"/>= </text:p>
          </table:table-cell>
          <table:table-cell table:number-columns-repeated="1023"/>
        </table:table-row>
        <table:table-row table:style-name="ro1">
          <table:table-cell table:formula="of:=IF([$'Admin ALL'.A3]&lt;&gt;&quot;&quot;;[$'Admin ALL'.A3];&quot;&quot;)" office:value-type="string" office:string-value="_translator                          = " calcext:value-type="string">
            <text:p>_translator <text:s text:c="25"/>= </text:p>
          </table:table-cell>
          <table:table-cell table:number-columns-repeated="1023"/>
        </table:table-row>
        <table:table-row table:style-name="ro1">
          <table:table-cell table:formula="of:=IF([$'Admin ALL'.A4]&lt;&gt;&quot;&quot;;[$'Admin ALL'.A4];&quot;&quot;)">
            <text:p/>
          </table:table-cell>
          <table:table-cell table:number-columns-repeated="1023"/>
        </table:table-row>
        <table:table-row table:style-name="ro1">
          <table:table-cell table:formula="of:=IF([$'Admin ALL'.A5]&lt;&gt;&quot;&quot;;[$'Admin ALL'.A5];&quot;&quot;)" office:value-type="string" office:string-value="_timezone                            = " calcext:value-type="string">
            <text:p>_timezone <text:s text:c="27"/>= </text:p>
          </table:table-cell>
          <table:table-cell table:number-columns-repeated="1023"/>
        </table:table-row>
        <table:table-row table:style-name="ro1">
          <table:table-cell table:formula="of:=IF([$'Admin ALL'.A6]&lt;&gt;&quot;&quot;;[$'Admin ALL'.A6];&quot;&quot;)" office:value-type="string" office:string-value="language_name                        = " calcext:value-type="string">
            <text:p>language_name <text:s text:c="23"/>= </text:p>
          </table:table-cell>
          <table:table-cell table:number-columns-repeated="1023"/>
        </table:table-row>
        <table:table-row table:style-name="ro1">
          <table:table-cell table:formula="of:=IF([$'Admin ALL'.A7]&lt;&gt;&quot;&quot;;[$'Admin ALL'.A7];&quot;&quot;)" office:value-type="string" office:string-value="cms_admin_titel                      = " calcext:value-type="string">
            <text:p>cms_admin_titel <text:s text:c="21"/>= </text:p>
          </table:table-cell>
          <table:table-cell table:number-columns-repeated="1023"/>
        </table:table-row>
        <table:table-row table:style-name="ro1">
          <table:table-cell table:formula="of:=IF([$'Admin ALL'.A8]&lt;&gt;&quot;&quot;;[$'Admin ALL'.A8];&quot;&quot;)" office:value-type="string" office:string-value="file                                 = " calcext:value-type="string">
            <text:p>file <text:s text:c="32"/>= </text:p>
          </table:table-cell>
          <table:table-cell table:number-columns-repeated="1023"/>
        </table:table-row>
        <table:table-row table:style-name="ro1">
          <table:table-cell table:formula="of:=IF([$'Admin ALL'.A9]&lt;&gt;&quot;&quot;;[$'Admin ALL'.A9];&quot;&quot;)" office:value-type="string" office:string-value="files                                = " calcext:value-type="string">
            <text:p>files <text:s text:c="31"/>= </text:p>
          </table:table-cell>
          <table:table-cell table:number-columns-repeated="1023"/>
        </table:table-row>
        <table:table-row table:style-name="ro1">
          <table:table-cell table:formula="of:=IF([$'Admin ALL'.A10]&lt;&gt;&quot;&quot;;[$'Admin ALL'.A10];&quot;&quot;)" office:value-type="string" office:string-value="page                                 = " calcext:value-type="string">
            <text:p>page <text:s text:c="32"/>= </text:p>
          </table:table-cell>
          <table:table-cell table:number-columns-repeated="1023"/>
        </table:table-row>
        <table:table-row table:style-name="ro1">
          <table:table-cell table:formula="of:=IF([$'Admin ALL'.A11]&lt;&gt;&quot;&quot;;[$'Admin ALL'.A11];&quot;&quot;)" office:value-type="string" office:string-value="pages                                = " calcext:value-type="string">
            <text:p>pages <text:s text:c="31"/>= </text:p>
          </table:table-cell>
          <table:table-cell table:number-columns-repeated="1023"/>
        </table:table-row>
        <table:table-row table:style-name="ro1">
          <table:table-cell table:formula="of:=IF([$'Admin ALL'.A12]&lt;&gt;&quot;&quot;;[$'Admin ALL'.A12];&quot;&quot;)" office:value-type="string" office:string-value="url                                  = " calcext:value-type="string">
            <text:p>url <text:s text:c="33"/>= </text:p>
          </table:table-cell>
          <table:table-cell table:number-columns-repeated="1023"/>
        </table:table-row>
        <table:table-row table:style-name="ro1">
          <table:table-cell table:formula="of:=IF([$'Admin ALL'.A13]&lt;&gt;&quot;&quot;;[$'Admin ALL'.A13];&quot;&quot;)" office:value-type="string" office:string-value="name                                 = " calcext:value-type="string">
            <text:p>name <text:s text:c="32"/>= </text:p>
          </table:table-cell>
          <table:table-cell table:number-columns-repeated="1023"/>
        </table:table-row>
        <table:table-row table:style-name="ro1">
          <table:table-cell table:formula="of:=IF([$'Admin ALL'.A14]&lt;&gt;&quot;&quot;;[$'Admin ALL'.A14];&quot;&quot;)" office:value-type="string" office:string-value="url_adress                           = " calcext:value-type="string">
            <text:p>url_adress <text:s text:c="26"/>= </text:p>
          </table:table-cell>
          <table:table-cell table:number-columns-repeated="1023"/>
        </table:table-row>
        <table:table-row table:style-name="ro1">
          <table:table-cell table:formula="of:=IF([$'Admin ALL'.A15]&lt;&gt;&quot;&quot;;[$'Admin ALL'.A15];&quot;&quot;)" office:value-type="string" office:string-value="contents                             = " calcext:value-type="string">
            <text:p>contents <text:s text:c="28"/>= </text:p>
          </table:table-cell>
          <table:table-cell table:number-columns-repeated="1023"/>
        </table:table-row>
        <table:table-row table:style-name="ro1">
          <table:table-cell table:formula="of:=IF([$'Admin ALL'.A16]&lt;&gt;&quot;&quot;;[$'Admin ALL'.A16];&quot;&quot;)" office:value-type="string" office:string-value="category                             = " calcext:value-type="string">
            <text:p>category <text:s text:c="28"/>= </text:p>
          </table:table-cell>
          <table:table-cell table:number-columns-repeated="1023"/>
        </table:table-row>
        <table:table-row table:style-name="ro1">
          <table:table-cell table:formula="of:=IF([$'Admin ALL'.A17]&lt;&gt;&quot;&quot;;[$'Admin ALL'.A17];&quot;&quot;)" office:value-type="string" office:string-value="day                                  = " calcext:value-type="string">
            <text:p>day <text:s text:c="33"/>= </text:p>
          </table:table-cell>
          <table:table-cell table:number-columns-repeated="1023"/>
        </table:table-row>
        <table:table-row table:style-name="ro1">
          <table:table-cell table:formula="of:=IF([$'Admin ALL'.A18]&lt;&gt;&quot;&quot;;[$'Admin ALL'.A18];&quot;&quot;)" office:value-type="string" office:string-value="days                                 = " calcext:value-type="string">
            <text:p>days <text:s text:c="32"/>= </text:p>
          </table:table-cell>
          <table:table-cell table:number-columns-repeated="1023"/>
        </table:table-row>
        <table:table-row table:style-name="ro1">
          <table:table-cell table:formula="of:=IF([$'Admin ALL'.A19]&lt;&gt;&quot;&quot;;[$'Admin ALL'.A19];&quot;&quot;)" office:value-type="string" office:string-value="hour                                 = " calcext:value-type="string">
            <text:p>hour <text:s text:c="32"/>= </text:p>
          </table:table-cell>
          <table:table-cell table:number-columns-repeated="1023"/>
        </table:table-row>
        <table:table-row table:style-name="ro1">
          <table:table-cell table:formula="of:=IF([$'Admin ALL'.A20]&lt;&gt;&quot;&quot;;[$'Admin ALL'.A20];&quot;&quot;)" office:value-type="string" office:string-value="hours                                = " calcext:value-type="string">
            <text:p>hours <text:s text:c="31"/>= </text:p>
          </table:table-cell>
          <table:table-cell table:number-columns-repeated="1023"/>
        </table:table-row>
        <table:table-row table:style-name="ro1">
          <table:table-cell table:formula="of:=IF([$'Admin ALL'.A21]&lt;&gt;&quot;&quot;;[$'Admin ALL'.A21];&quot;&quot;)" office:value-type="string" office:string-value="minute                               = " calcext:value-type="string">
            <text:p>minute <text:s text:c="30"/>= </text:p>
          </table:table-cell>
          <table:table-cell table:number-columns-repeated="1023"/>
        </table:table-row>
        <table:table-row table:style-name="ro1">
          <table:table-cell table:formula="of:=IF([$'Admin ALL'.A22]&lt;&gt;&quot;&quot;;[$'Admin ALL'.A22];&quot;&quot;)" office:value-type="string" office:string-value="minutes                              = " calcext:value-type="string">
            <text:p>minutes <text:s text:c="29"/>= </text:p>
          </table:table-cell>
          <table:table-cell table:number-columns-repeated="1023"/>
        </table:table-row>
        <table:table-row table:style-name="ro1">
          <table:table-cell table:formula="of:=IF([$'Admin ALL'.A23]&lt;&gt;&quot;&quot;;[$'Admin ALL'.A23];&quot;&quot;)" office:value-type="string" office:string-value="second                               = " calcext:value-type="string">
            <text:p>second <text:s text:c="30"/>= </text:p>
          </table:table-cell>
          <table:table-cell table:number-columns-repeated="1023"/>
        </table:table-row>
        <table:table-row table:style-name="ro1">
          <table:table-cell table:formula="of:=IF([$'Admin ALL'.A24]&lt;&gt;&quot;&quot;;[$'Admin ALL'.A24];&quot;&quot;)" office:value-type="string" office:string-value="seconds                              = " calcext:value-type="string">
            <text:p>seconds <text:s text:c="29"/>= </text:p>
          </table:table-cell>
          <table:table-cell table:number-columns-repeated="1023"/>
        </table:table-row>
        <table:table-row table:style-name="ro1">
          <table:table-cell table:formula="of:=IF([$'Admin ALL'.A25]&lt;&gt;&quot;&quot;;[$'Admin ALL'.A25];&quot;&quot;)" office:value-type="string" office:string-value="error_chmod                          = " calcext:value-type="string">
            <text:p>error_chmod <text:s text:c="25"/>= </text:p>
          </table:table-cell>
          <table:table-cell table:number-columns-repeated="1023"/>
        </table:table-row>
        <table:table-row table:style-name="ro1">
          <table:table-cell table:formula="of:=IF([$'Admin ALL'.A26]&lt;&gt;&quot;&quot;;[$'Admin ALL'.A26];&quot;&quot;)" office:value-type="string" office:string-value="error_mkdir                          = " calcext:value-type="string">
            <text:p>error_mkdir <text:s text:c="25"/>= </text:p>
          </table:table-cell>
          <table:table-cell table:number-columns-repeated="1023"/>
        </table:table-row>
        <table:table-row table:style-name="ro1">
          <table:table-cell table:formula="of:=IF([$'Admin ALL'.A27]&lt;&gt;&quot;&quot;;[$'Admin ALL'.A27];&quot;&quot;)" office:value-type="string" office:string-value="error_no_file_dir                    = " calcext:value-type="string">
            <text:p>error_no_file_dir <text:s text:c="19"/>= </text:p>
          </table:table-cell>
          <table:table-cell table:number-columns-repeated="1023"/>
        </table:table-row>
        <table:table-row table:style-name="ro1">
          <table:table-cell table:formula="of:=IF([$'Admin ALL'.A28]&lt;&gt;&quot;&quot;;[$'Admin ALL'.A28];&quot;&quot;)" office:value-type="string" office:string-value="error_del_file                       = " calcext:value-type="string">
            <text:p>error_del_file <text:s text:c="22"/>= </text:p>
          </table:table-cell>
          <table:table-cell table:number-columns-repeated="1023"/>
        </table:table-row>
        <table:table-row table:style-name="ro1">
          <table:table-cell table:formula="of:=IF([$'Admin ALL'.A29]&lt;&gt;&quot;&quot;;[$'Admin ALL'.A29];&quot;&quot;)" office:value-type="string" office:string-value="error_del_dir                        = " calcext:value-type="string">
            <text:p>error_del_dir <text:s text:c="23"/>= </text:p>
          </table:table-cell>
          <table:table-cell table:number-columns-repeated="1023"/>
        </table:table-row>
        <table:table-row table:style-name="ro1">
          <table:table-cell table:formula="of:=IF([$'Admin ALL'.A30]&lt;&gt;&quot;&quot;;[$'Admin ALL'.A30];&quot;&quot;)" office:value-type="string" office:string-value="error_exists_file_dir                = " calcext:value-type="string">
            <text:p>error_exists_file_dir <text:s text:c="15"/>= </text:p>
          </table:table-cell>
          <table:table-cell table:number-columns-repeated="1023"/>
        </table:table-row>
        <table:table-row table:style-name="ro1">
          <table:table-cell table:formula="of:=IF([$'Admin ALL'.A31]&lt;&gt;&quot;&quot;;[$'Admin ALL'.A31];&quot;&quot;)" office:value-type="string" office:string-value="error_copy_file                      = " calcext:value-type="string">
            <text:p>error_copy_file <text:s text:c="21"/>= </text:p>
          </table:table-cell>
          <table:table-cell table:number-columns-repeated="1023"/>
        </table:table-row>
        <table:table-row table:style-name="ro1">
          <table:table-cell table:formula="of:=IF([$'Admin ALL'.A32]&lt;&gt;&quot;&quot;;[$'Admin ALL'.A32];&quot;&quot;)" office:value-type="string" office:string-value="error_move_file_dir                  = " calcext:value-type="string">
            <text:p>error_move_file_dir <text:s text:c="17"/>= </text:p>
          </table:table-cell>
          <table:table-cell table:number-columns-repeated="1023"/>
        </table:table-row>
        <table:table-row table:style-name="ro1">
          <table:table-cell table:formula="of:=IF([$'Admin ALL'.A33]&lt;&gt;&quot;&quot;;[$'Admin ALL'.A33];&quot;&quot;)" office:value-type="string" office:string-value="error_datei_file_name                = " calcext:value-type="string">
            <text:p>error_datei_file_name <text:s text:c="15"/>= </text:p>
          </table:table-cell>
          <table:table-cell table:number-columns-repeated="1023"/>
        </table:table-row>
        <table:table-row table:style-name="ro1">
          <table:table-cell table:formula="of:=IF([$'Admin ALL'.A34]&lt;&gt;&quot;&quot;;[$'Admin ALL'.A34];&quot;&quot;)" office:value-type="string" office:string-value="error_dir_file_name                  = " calcext:value-type="string">
            <text:p>error_dir_file_name <text:s text:c="17"/>= </text:p>
          </table:table-cell>
          <table:table-cell table:number-columns-repeated="1023"/>
        </table:table-row>
        <table:table-row table:style-name="ro1">
          <table:table-cell table:formula="of:=IF([$'Admin ALL'.A35]&lt;&gt;&quot;&quot;;[$'Admin ALL'.A35];&quot;&quot;)" office:value-type="string" office:string-value="error_post_parameter                 = " calcext:value-type="string">
            <text:p>error_post_parameter <text:s text:c="16"/>= </text:p>
          </table:table-cell>
          <table:table-cell table:number-columns-repeated="1023"/>
        </table:table-row>
        <table:table-row table:style-name="ro1">
          <table:table-cell table:formula="of:=IF([$'Admin ALL'.A36]&lt;&gt;&quot;&quot;;[$'Admin ALL'.A36];&quot;&quot;)" office:value-type="string" office:string-value="error_write_sort_list                = " calcext:value-type="string">
            <text:p>error_write_sort_list <text:s text:c="15"/>= </text:p>
          </table:table-cell>
          <table:table-cell table:number-columns-repeated="1023"/>
        </table:table-row>
        <table:table-row table:style-name="ro1">
          <table:table-cell table:formula="of:=IF([$'Admin ALL'.A37]&lt;&gt;&quot;&quot;;[$'Admin ALL'.A37];&quot;&quot;)" office:value-type="string" office:string-value="error_write_sitemap                  = " calcext:value-type="string">
            <text:p>error_write_sitemap <text:s text:c="17"/>= </text:p>
          </table:table-cell>
          <table:table-cell table:number-columns-repeated="1023"/>
        </table:table-row>
        <table:table-row table:style-name="ro1">
          <table:table-cell table:formula="of:=IF([$'Admin ALL'.A38]&lt;&gt;&quot;&quot;;[$'Admin ALL'.A38];&quot;&quot;)" office:value-type="string" office:string-value="error_write_robots                   = " calcext:value-type="string">
            <text:p>error_write_robots <text:s text:c="18"/>= </text:p>
          </table:table-cell>
          <table:table-cell table:number-columns-repeated="1023"/>
        </table:table-row>
        <table:table-row table:style-name="ro1">
          <table:table-cell table:formula="of:=IF([$'Admin ALL'.A39]&lt;&gt;&quot;&quot;;[$'Admin ALL'.A39];&quot;&quot;)" office:value-type="string" office:string-value="error_read_robots                    = " calcext:value-type="string">
            <text:p>error_read_robots <text:s text:c="19"/>= </text:p>
          </table:table-cell>
          <table:table-cell table:number-columns-repeated="1023"/>
        </table:table-row>
        <table:table-row table:style-name="ro1">
          <table:table-cell table:formula="of:=IF([$'Admin ALL'.A40]&lt;&gt;&quot;&quot;;[$'Admin ALL'.A40];&quot;&quot;)" office:value-type="string" office:string-value="error_no_root                        = " calcext:value-type="string">
            <text:p>error_no_root <text:s text:c="23"/>= </text:p>
          </table:table-cell>
          <table:table-cell table:number-columns-repeated="1023"/>
        </table:table-row>
        <table:table-row table:style-name="ro1">
          <table:table-cell table:formula="of:=IF([$'Admin ALL'.A41]&lt;&gt;&quot;&quot;;[$'Admin ALL'.A41];&quot;&quot;)" office:value-type="string" office:string-value="error_no_javascript                  = " calcext:value-type="string">
            <text:p>error_no_javascript <text:s text:c="17"/>= </text:p>
          </table:table-cell>
          <table:table-cell table:number-columns-repeated="1023"/>
        </table:table-row>
        <table:table-row table:style-name="ro1">
          <table:table-cell table:formula="of:=IF([$'Admin ALL'.A42]&lt;&gt;&quot;&quot;;[$'Admin ALL'.A42];&quot;&quot;)" office:value-type="string" office:string-value="error_no_freename                    = " calcext:value-type="string">
            <text:p>error_no_freename <text:s text:c="19"/>= </text:p>
          </table:table-cell>
          <table:table-cell table:number-columns-repeated="1023"/>
        </table:table-row>
        <table:table-row table:style-name="ro1">
          <table:table-cell table:formula="of:=IF([$'Admin ALL'.A43]&lt;&gt;&quot;&quot;;[$'Admin ALL'.A43];&quot;&quot;)" office:value-type="string" office:string-value="error_input_empty                    = " calcext:value-type="string">
            <text:p>error_input_empty <text:s text:c="19"/>= </text:p>
          </table:table-cell>
          <table:table-cell table:number-columns-repeated="1023"/>
        </table:table-row>
        <table:table-row table:style-name="ro1">
          <table:table-cell table:formula="of:=IF([$'Admin ALL'.A44]&lt;&gt;&quot;&quot;;[$'Admin ALL'.A44];&quot;&quot;)" office:value-type="string" office:string-value="error_multi_user_tab                 = " calcext:value-type="string">
            <text:p>error_multi_user_tab <text:s text:c="16"/>= </text:p>
          </table:table-cell>
          <table:table-cell table:number-columns-repeated="1023"/>
        </table:table-row>
        <table:table-row table:style-name="ro1">
          <table:table-cell table:formula="of:=IF([$'Admin ALL'.A45]&lt;&gt;&quot;&quot;;[$'Admin ALL'.A45];&quot;&quot;)" office:value-type="string" office:string-value="error_save_beforeclose               = " calcext:value-type="string">
            <text:p>error_save_beforeclose <text:s text:c="14"/>= </text:p>
          </table:table-cell>
          <table:table-cell table:number-columns-repeated="1023"/>
        </table:table-row>
        <table:table-row table:style-name="ro1">
          <table:table-cell table:formula="of:=IF([$'Admin ALL'.A46]&lt;&gt;&quot;&quot;;[$'Admin ALL'.A46];&quot;&quot;)" office:value-type="string" office:string-value="error_zip_structure                  = " calcext:value-type="string">
            <text:p>error_zip_structure <text:s text:c="17"/>= </text:p>
          </table:table-cell>
          <table:table-cell table:number-columns-repeated="1023"/>
        </table:table-row>
        <table:table-row table:style-name="ro1">
          <table:table-cell table:formula="of:=IF([$'Admin ALL'.A47]&lt;&gt;&quot;&quot;;[$'Admin ALL'.A47];&quot;&quot;)" office:value-type="string" office:string-value="error_file_upload                    = " calcext:value-type="string">
            <text:p>error_file_upload <text:s text:c="19"/>= </text:p>
          </table:table-cell>
          <table:table-cell table:number-columns-repeated="1023"/>
        </table:table-row>
        <table:table-row table:style-name="ro1">
          <table:table-cell table:formula="of:=IF([$'Admin ALL'.A48]&lt;&gt;&quot;&quot;;[$'Admin ALL'.A48];&quot;&quot;)" office:value-type="string" office:string-value="error_zip_nozip                      = " calcext:value-type="string">
            <text:p>error_zip_nozip <text:s text:c="21"/>= </text:p>
          </table:table-cell>
          <table:table-cell table:number-columns-repeated="1023"/>
        </table:table-row>
        <table:table-row table:style-name="ro1">
          <table:table-cell table:formula="of:=IF([$'Admin ALL'.A49]&lt;&gt;&quot;&quot;;[$'Admin ALL'.A49];&quot;&quot;)" office:value-type="string" office:string-value="error_read_htaccess                  = " calcext:value-type="string">
            <text:p>error_read_htaccess <text:s text:c="17"/>= </text:p>
          </table:table-cell>
          <table:table-cell table:number-columns-repeated="1023"/>
        </table:table-row>
        <table:table-row table:style-name="ro1">
          <table:table-cell table:formula="of:=IF([$'Admin ALL'.A50]&lt;&gt;&quot;&quot;;[$'Admin ALL'.A50];&quot;&quot;)" office:value-type="string" office:string-value="error_write_htaccess                 = " calcext:value-type="string">
            <text:p>error_write_htaccess <text:s text:c="16"/>= </text:p>
          </table:table-cell>
          <table:table-cell table:number-columns-repeated="1023"/>
        </table:table-row>
        <table:table-row table:style-name="ro1">
          <table:table-cell table:formula="of:=IF([$'Admin ALL'.A51]&lt;&gt;&quot;&quot;;[$'Admin ALL'.A51];&quot;&quot;)">
            <text:p/>
          </table:table-cell>
          <table:table-cell table:number-columns-repeated="1023"/>
        </table:table-row>
        <table:table-row table:style-name="ro1">
          <table:table-cell table:formula="of:=IF([$'Admin ALL'.A52]&lt;&gt;&quot;&quot;;[$'Admin ALL'.A52];&quot;&quot;)" office:value-type="string" office:string-value="dialog_title_error                   = " calcext:value-type="string">
            <text:p>dialog_title_error <text:s text:c="18"/>= </text:p>
          </table:table-cell>
          <table:table-cell table:number-columns-repeated="1023"/>
        </table:table-row>
        <table:table-row table:style-name="ro1">
          <table:table-cell table:formula="of:=IF([$'Admin ALL'.A53]&lt;&gt;&quot;&quot;;[$'Admin ALL'.A53];&quot;&quot;)" office:value-type="string" office:string-value="dialog_title_messages                = " calcext:value-type="string">
            <text:p>dialog_title_messages <text:s text:c="15"/>= </text:p>
          </table:table-cell>
          <table:table-cell table:number-columns-repeated="1023"/>
        </table:table-row>
        <table:table-row table:style-name="ro1">
          <table:table-cell table:formula="of:=IF([$'Admin ALL'.A54]&lt;&gt;&quot;&quot;;[$'Admin ALL'.A54];&quot;&quot;)" office:value-type="string" office:string-value="dialog_title_send                    = " calcext:value-type="string">
            <text:p>dialog_title_send <text:s text:c="19"/>= </text:p>
          </table:table-cell>
          <table:table-cell table:number-columns-repeated="1023"/>
        </table:table-row>
        <table:table-row table:style-name="ro1">
          <table:table-cell table:formula="of:=IF([$'Admin ALL'.A55]&lt;&gt;&quot;&quot;;[$'Admin ALL'.A55];&quot;&quot;)" office:value-type="string" office:string-value="dialog_title_save_beforeclose        = " calcext:value-type="string">
            <text:p>dialog_title_save_beforeclose <text:s text:c="7"/>= </text:p>
          </table:table-cell>
          <table:table-cell table:number-columns-repeated="1023"/>
        </table:table-row>
        <table:table-row table:style-name="ro1">
          <table:table-cell table:formula="of:=IF([$'Admin ALL'.A56]&lt;&gt;&quot;&quot;;[$'Admin ALL'.A56];&quot;&quot;)" office:value-type="string" office:string-value="dialog_title_delete                  = " calcext:value-type="string">
            <text:p>dialog_title_delete <text:s text:c="17"/>= </text:p>
          </table:table-cell>
          <table:table-cell table:number-columns-repeated="1023"/>
        </table:table-row>
        <table:table-row table:style-name="ro1">
          <table:table-cell table:formula="of:=IF([$'Admin ALL'.A57]&lt;&gt;&quot;&quot;;[$'Admin ALL'.A57];&quot;&quot;)" office:value-type="string" office:string-value="dialog_title_lastbackup              = " calcext:value-type="string">
            <text:p>dialog_title_lastbackup <text:s text:c="13"/>= </text:p>
          </table:table-cell>
          <table:table-cell table:number-columns-repeated="1023"/>
        </table:table-row>
        <table:table-row table:style-name="ro1">
          <table:table-cell table:formula="of:=IF([$'Admin ALL'.A58]&lt;&gt;&quot;&quot;;[$'Admin ALL'.A58];&quot;&quot;)" office:value-type="string" office:string-value="dialog_title_docu                    = " calcext:value-type="string">
            <text:p>dialog_title_docu <text:s text:c="19"/>= </text:p>
          </table:table-cell>
          <table:table-cell table:number-columns-repeated="1023"/>
        </table:table-row>
        <table:table-row table:style-name="ro1">
          <table:table-cell table:formula="of:=IF([$'Admin ALL'.A59]&lt;&gt;&quot;&quot;;[$'Admin ALL'.A59];&quot;&quot;)" office:value-type="string" office:string-value="dialog_title_coloredit               = " calcext:value-type="string">
            <text:p>dialog_title_coloredit <text:s text:c="14"/>= </text:p>
          </table:table-cell>
          <table:table-cell table:number-columns-repeated="1023"/>
        </table:table-row>
        <table:table-row table:style-name="ro1">
          <table:table-cell table:formula="of:=IF([$'Admin ALL'.A60]&lt;&gt;&quot;&quot;;[$'Admin ALL'.A60];&quot;&quot;)" office:value-type="string" office:string-value="yes                                  = " calcext:value-type="string">
            <text:p>yes <text:s text:c="33"/>= </text:p>
          </table:table-cell>
          <table:table-cell table:number-columns-repeated="1023"/>
        </table:table-row>
        <table:table-row table:style-name="ro1">
          <table:table-cell table:formula="of:=IF([$'Admin ALL'.A61]&lt;&gt;&quot;&quot;;[$'Admin ALL'.A61];&quot;&quot;)" office:value-type="string" office:string-value="no                                   = " calcext:value-type="string">
            <text:p>no <text:s text:c="34"/>= </text:p>
          </table:table-cell>
          <table:table-cell table:number-columns-repeated="1023"/>
        </table:table-row>
        <table:table-row table:style-name="ro1">
          <table:table-cell table:formula="of:=IF([$'Admin ALL'.A62]&lt;&gt;&quot;&quot;;[$'Admin ALL'.A62];&quot;&quot;)" office:value-type="string" office:string-value="pixels                               = " calcext:value-type="string">
            <text:p>pixels <text:s text:c="30"/>= </text:p>
          </table:table-cell>
          <table:table-cell table:number-columns-repeated="1023"/>
        </table:table-row>
        <table:table-row table:style-name="ro1">
          <table:table-cell table:formula="of:=IF([$'Admin ALL'.A63]&lt;&gt;&quot;&quot;;[$'Admin ALL'.A63];&quot;&quot;)" office:value-type="string" office:string-value="logout_button                        = " calcext:value-type="string">
            <text:p>logout_button <text:s text:c="23"/>= </text:p>
          </table:table-cell>
          <table:table-cell table:number-columns-repeated="1023"/>
        </table:table-row>
        <table:table-row table:style-name="ro1">
          <table:table-cell table:formula="of:=IF([$'Admin ALL'.A64]&lt;&gt;&quot;&quot;;[$'Admin ALL'.A64];&quot;&quot;)" office:value-type="string" office:string-value="website_button                       = " calcext:value-type="string">
            <text:p>website_button <text:s text:c="22"/>= </text:p>
          </table:table-cell>
          <table:table-cell table:number-columns-repeated="1023"/>
        </table:table-row>
        <table:table-row table:style-name="ro1">
          <table:table-cell table:formula="of:=IF([$'Admin ALL'.A65]&lt;&gt;&quot;&quot;;[$'Admin ALL'.A65];&quot;&quot;)" office:value-type="string" office:string-value="help_website_button                  = " calcext:value-type="string">
            <text:p>help_website_button <text:s text:c="17"/>= </text:p>
          </table:table-cell>
          <table:table-cell table:number-columns-repeated="1023"/>
        </table:table-row>
        <table:table-row table:style-name="ro1">
          <table:table-cell table:formula="of:=IF([$'Admin ALL'.A66]&lt;&gt;&quot;&quot;;[$'Admin ALL'.A66];&quot;&quot;)" office:value-type="string" office:string-value="target                               = " calcext:value-type="string">
            <text:p>target <text:s text:c="30"/>= </text:p>
          </table:table-cell>
          <table:table-cell table:number-columns-repeated="1023"/>
        </table:table-row>
        <table:table-row table:style-name="ro1">
          <table:table-cell table:formula="of:=IF([$'Admin ALL'.A67]&lt;&gt;&quot;&quot;;[$'Admin ALL'.A67];&quot;&quot;)" office:value-type="string" office:string-value="self                                 = " calcext:value-type="string">
            <text:p>self <text:s text:c="32"/>= </text:p>
          </table:table-cell>
          <table:table-cell table:number-columns-repeated="1023"/>
        </table:table-row>
        <table:table-row table:style-name="ro1">
          <table:table-cell table:formula="of:=IF([$'Admin ALL'.A68]&lt;&gt;&quot;&quot;;[$'Admin ALL'.A68];&quot;&quot;)" office:value-type="string" office:string-value="blank                                = " calcext:value-type="string">
            <text:p>blank <text:s text:c="31"/>= </text:p>
          </table:table-cell>
          <table:table-cell table:number-columns-repeated="1023"/>
        </table:table-row>
        <table:table-row table:style-name="ro1">
          <table:table-cell table:formula="of:=IF([$'Admin ALL'.A69]&lt;&gt;&quot;&quot;;[$'Admin ALL'.A69];&quot;&quot;)" office:value-type="string" office:string-value="password                             = " calcext:value-type="string">
            <text:p>password <text:s text:c="28"/>= </text:p>
          </table:table-cell>
          <table:table-cell table:number-columns-repeated="1023"/>
        </table:table-row>
        <table:table-row table:style-name="ro1">
          <table:table-cell table:formula="of:=IF([$'Admin ALL'.A70]&lt;&gt;&quot;&quot;;[$'Admin ALL'.A70];&quot;&quot;)" office:value-type="string" office:string-value="username                             = " calcext:value-type="string">
            <text:p>username <text:s text:c="28"/>= </text:p>
          </table:table-cell>
          <table:table-cell table:number-columns-repeated="1023"/>
        </table:table-row>
        <table:table-row table:style-name="ro1">
          <table:table-cell table:formula="of:=IF([$'Admin ALL'.A71]&lt;&gt;&quot;&quot;;[$'Admin ALL'.A71];&quot;&quot;)" office:value-type="string" office:string-value="incorrect_login                      = " calcext:value-type="string">
            <text:p>incorrect_login <text:s text:c="21"/>= </text:p>
          </table:table-cell>
          <table:table-cell table:number-columns-repeated="1023"/>
        </table:table-row>
        <table:table-row table:style-name="ro1">
          <table:table-cell table:formula="of:=IF([$'Admin ALL'.A72]&lt;&gt;&quot;&quot;;[$'Admin ALL'.A72];&quot;&quot;)" office:value-type="string" office:string-value="install_login                        = " calcext:value-type="string">
            <text:p>install_login <text:s text:c="23"/>= </text:p>
          </table:table-cell>
          <table:table-cell table:number-columns-repeated="1023"/>
        </table:table-row>
        <table:table-row table:style-name="ro1">
          <table:table-cell table:formula="of:=IF([$'Admin ALL'.A73]&lt;&gt;&quot;&quot;;[$'Admin ALL'.A73];&quot;&quot;)" office:value-type="string" office:string-value="images                               = " calcext:value-type="string">
            <text:p>images <text:s text:c="30"/>= </text:p>
          </table:table-cell>
          <table:table-cell table:number-columns-repeated="1023"/>
        </table:table-row>
        <table:table-row table:style-name="ro1">
          <table:table-cell table:formula="of:=IF([$'Admin ALL'.A74]&lt;&gt;&quot;&quot;;[$'Admin ALL'.A74];&quot;&quot;)" office:value-type="string" office:string-value="function_exists_error                = " calcext:value-type="string">
            <text:p>function_exists_error <text:s text:c="15"/>= </text:p>
          </table:table-cell>
          <table:table-cell table:number-columns-repeated="1023"/>
        </table:table-row>
        <table:table-row table:style-name="ro1">
          <table:table-cell table:formula="of:=IF([$'Admin ALL'.A75]&lt;&gt;&quot;&quot;;[$'Admin ALL'.A75];&quot;&quot;)" office:value-type="string" office:string-value="button_cancel                        = " calcext:value-type="string">
            <text:p>button_cancel <text:s text:c="23"/>= </text:p>
          </table:table-cell>
          <table:table-cell table:number-columns-repeated="1023"/>
        </table:table-row>
        <table:table-row table:style-name="ro1">
          <table:table-cell table:formula="of:=IF([$'Admin ALL'.A76]&lt;&gt;&quot;&quot;;[$'Admin ALL'.A76];&quot;&quot;)" office:value-type="string" office:string-value="button_save                          = " calcext:value-type="string">
            <text:p>button_save <text:s text:c="25"/>= </text:p>
          </table:table-cell>
          <table:table-cell table:number-columns-repeated="1023"/>
        </table:table-row>
        <table:table-row table:style-name="ro1">
          <table:table-cell table:formula="of:=IF([$'Admin ALL'.A77]&lt;&gt;&quot;&quot;;[$'Admin ALL'.A77];&quot;&quot;)" office:value-type="string" office:string-value="button_preview                       = " calcext:value-type="string">
            <text:p>button_preview <text:s text:c="22"/>= </text:p>
          </table:table-cell>
          <table:table-cell table:number-columns-repeated="1023"/>
        </table:table-row>
        <table:table-row table:style-name="ro1">
          <table:table-cell table:formula="of:=IF([$'Admin ALL'.A78]&lt;&gt;&quot;&quot;;[$'Admin ALL'.A78];&quot;&quot;)" office:value-type="string" office:string-value="files_button                         = " calcext:value-type="string">
            <text:p>files_button <text:s text:c="24"/>= </text:p>
          </table:table-cell>
          <table:table-cell table:number-columns-repeated="1023"/>
        </table:table-row>
        <table:table-row table:style-name="ro1">
          <table:table-cell table:formula="of:=IF([$'Admin ALL'.A79]&lt;&gt;&quot;&quot;;[$'Admin ALL'.A79];&quot;&quot;)" office:value-type="string" office:string-value="get_memory                           = " calcext:value-type="string">
            <text:p>get_memory <text:s text:c="26"/>= </text:p>
          </table:table-cell>
          <table:table-cell table:number-columns-repeated="1023"/>
        </table:table-row>
        <table:table-row table:style-name="ro1">
          <table:table-cell table:formula="of:=IF([$'Admin ALL'.A80]&lt;&gt;&quot;&quot;;[$'Admin ALL'.A80];&quot;&quot;)" office:value-type="string" office:string-value="get_execut_time                      = " calcext:value-type="string">
            <text:p>get_execut_time <text:s text:c="21"/>= </text:p>
          </table:table-cell>
          <table:table-cell table:number-columns-repeated="1023"/>
        </table:table-row>
        <table:table-row table:style-name="ro1">
          <table:table-cell table:formula="of:=IF([$'Admin ALL'.A81]&lt;&gt;&quot;&quot;;[$'Admin ALL'.A81];&quot;&quot;)">
            <text:p/>
          </table:table-cell>
          <table:table-cell table:number-columns-repeated="1023"/>
        </table:table-row>
        <table:table-row table:style-name="ro1">
          <table:table-cell table:formula="of:=IF([$'Admin ALL'.A82]&lt;&gt;&quot;&quot;;[$'Admin ALL'.A82];&quot;&quot;)" office:value-type="string" office:string-value="properties_error_save                = " calcext:value-type="string">
            <text:p>properties_error_save <text:s text:c="15"/>= </text:p>
          </table:table-cell>
          <table:table-cell table:number-columns-repeated="1023"/>
        </table:table-row>
        <table:table-row table:style-name="ro1">
          <table:table-cell table:formula="of:=IF([$'Admin ALL'.A83]&lt;&gt;&quot;&quot;;[$'Admin ALL'.A83];&quot;&quot;)" office:value-type="string" office:string-value="properties                           = " calcext:value-type="string">
            <text:p>properties <text:s text:c="26"/>= </text:p>
          </table:table-cell>
          <table:table-cell table:number-columns-repeated="1023"/>
        </table:table-row>
        <table:table-row table:style-name="ro1">
          <table:table-cell table:formula="of:=IF([$'Admin ALL'.A84]&lt;&gt;&quot;&quot;;[$'Admin ALL'.A84];&quot;&quot;)">
            <text:p/>
          </table:table-cell>
          <table:table-cell table:number-columns-repeated="1023"/>
        </table:table-row>
        <table:table-row table:style-name="ro1">
          <table:table-cell table:formula="of:=IF([$'Admin ALL'.A85]&lt;&gt;&quot;&quot;;[$'Admin ALL'.A85];&quot;&quot;)" office:value-type="string" office:string-value="editor_content_error_open            = " calcext:value-type="string">
            <text:p>editor_content_error_open <text:s text:c="11"/>= </text:p>
          </table:table-cell>
          <table:table-cell table:number-columns-repeated="1023"/>
        </table:table-row>
        <table:table-row table:style-name="ro1">
          <table:table-cell table:formula="of:=IF([$'Admin ALL'.A86]&lt;&gt;&quot;&quot;;[$'Admin ALL'.A86];&quot;&quot;)" office:value-type="string" office:string-value="editor_content_error_save            = " calcext:value-type="string">
            <text:p>editor_content_error_save <text:s text:c="11"/>= </text:p>
          </table:table-cell>
          <table:table-cell table:number-columns-repeated="1023"/>
        </table:table-row>
        <table:table-row table:style-name="ro1">
          <table:table-cell table:formula="of:=IF([$'Admin ALL'.A87]&lt;&gt;&quot;&quot;;[$'Admin ALL'.A87];&quot;&quot;)" office:value-type="string" office:string-value="toolbar_usersyntax                   = " calcext:value-type="string">
            <text:p>toolbar_usersyntax <text:s text:c="18"/>= </text:p>
          </table:table-cell>
          <table:table-cell table:number-columns-repeated="1023"/>
        </table:table-row>
        <table:table-row table:style-name="ro1">
          <table:table-cell table:formula="of:=IF([$'Admin ALL'.A88]&lt;&gt;&quot;&quot;;[$'Admin ALL'.A88];&quot;&quot;)" office:value-type="string" office:string-value="toolbar_contents                     = " calcext:value-type="string">
            <text:p>toolbar_contents <text:s text:c="20"/>= </text:p>
          </table:table-cell>
          <table:table-cell table:number-columns-repeated="1023"/>
        </table:table-row>
        <table:table-row table:style-name="ro1">
          <table:table-cell table:formula="of:=IF([$'Admin ALL'.A89]&lt;&gt;&quot;&quot;;[$'Admin ALL'.A89];&quot;&quot;)" office:value-type="string" office:string-value="toolbar_plugins                      = " calcext:value-type="string">
            <text:p>toolbar_plugins <text:s text:c="21"/>= </text:p>
          </table:table-cell>
          <table:table-cell table:number-columns-repeated="1023"/>
        </table:table-row>
        <table:table-row table:style-name="ro1">
          <table:table-cell table:formula="of:=IF([$'Admin ALL'.A90]&lt;&gt;&quot;&quot;;[$'Admin ALL'.A90];&quot;&quot;)" office:value-type="string" office:string-value="toolbar_platzhalter                  = " calcext:value-type="string">
            <text:p>toolbar_platzhalter <text:s text:c="17"/>= </text:p>
          </table:table-cell>
          <table:table-cell table:number-columns-repeated="1023"/>
        </table:table-row>
        <table:table-row table:style-name="ro1">
          <table:table-cell table:formula="of:=IF([$'Admin ALL'.A91]&lt;&gt;&quot;&quot;;[$'Admin ALL'.A91];&quot;&quot;)" office:value-type="string" office:string-value="toolbar_template                     = " calcext:value-type="string">
            <text:p>toolbar_template <text:s text:c="20"/>= </text:p>
          </table:table-cell>
          <table:table-cell table:number-columns-repeated="1023"/>
        </table:table-row>
        <table:table-row table:style-name="ro1">
          <table:table-cell table:formula="of:=IF([$'Admin ALL'.A92]&lt;&gt;&quot;&quot;;[$'Admin ALL'.A92];&quot;&quot;)" office:value-type="string" office:string-value="toolbar_template_css                 = " calcext:value-type="string">
            <text:p>toolbar_template_css <text:s text:c="16"/>= </text:p>
          </table:table-cell>
          <table:table-cell table:number-columns-repeated="1023"/>
        </table:table-row>
        <table:table-row table:style-name="ro1">
          <table:table-cell table:formula="of:=IF([$'Admin ALL'.A93]&lt;&gt;&quot;&quot;;[$'Admin ALL'.A93];&quot;&quot;)" office:value-type="string" office:string-value="toolbar_template_image               = " calcext:value-type="string">
            <text:p>toolbar_template_image <text:s text:c="14"/>= </text:p>
          </table:table-cell>
          <table:table-cell table:number-columns-repeated="1023"/>
        </table:table-row>
        <table:table-row table:style-name="ro1">
          <table:table-cell table:formula="of:=IF([$'Admin ALL'.A94]&lt;&gt;&quot;&quot;;[$'Admin ALL'.A94];&quot;&quot;)" office:value-type="string" office:string-value="toolbar_platzhalter_CATEGORY         = " calcext:value-type="string">
            <text:p>toolbar_platzhalter_CATEGORY <text:s text:c="8"/>= </text:p>
          </table:table-cell>
          <table:table-cell table:number-columns-repeated="1023"/>
        </table:table-row>
        <table:table-row table:style-name="ro1">
          <table:table-cell table:formula="of:=IF([$'Admin ALL'.A95]&lt;&gt;&quot;&quot;;[$'Admin ALL'.A95];&quot;&quot;)" office:value-type="string" office:string-value="toolbar_platzhalter_CATEGORY_NAME    = " calcext:value-type="string">
            <text:p>toolbar_platzhalter_CATEGORY_NAME <text:s text:c="3"/>= </text:p>
          </table:table-cell>
          <table:table-cell table:number-columns-repeated="1023"/>
        </table:table-row>
        <table:table-row table:style-name="ro1">
          <table:table-cell table:formula="of:=IF([$'Admin ALL'.A96]&lt;&gt;&quot;&quot;;[$'Admin ALL'.A96];&quot;&quot;)" office:value-type="string" office:string-value="toolbar_platzhalter_PAGE             = " calcext:value-type="string">
            <text:p>toolbar_platzhalter_PAGE <text:s text:c="12"/>= </text:p>
          </table:table-cell>
          <table:table-cell table:number-columns-repeated="1023"/>
        </table:table-row>
        <table:table-row table:style-name="ro1">
          <table:table-cell table:formula="of:=IF([$'Admin ALL'.A97]&lt;&gt;&quot;&quot;;[$'Admin ALL'.A97];&quot;&quot;)" office:value-type="string" office:string-value="toolbar_platzhalter_PAGE_NAME        = " calcext:value-type="string">
            <text:p>toolbar_platzhalter_PAGE_NAME <text:s text:c="7"/>= </text:p>
          </table:table-cell>
          <table:table-cell table:number-columns-repeated="1023"/>
        </table:table-row>
        <table:table-row table:style-name="ro1">
          <table:table-cell table:formula="of:=IF([$'Admin ALL'.A98]&lt;&gt;&quot;&quot;;[$'Admin ALL'.A98];&quot;&quot;)" office:value-type="string" office:string-value="toolbar_platzhalter_PAGE_FILE        = " calcext:value-type="string">
            <text:p>toolbar_platzhalter_PAGE_FILE <text:s text:c="7"/>= </text:p>
          </table:table-cell>
          <table:table-cell table:number-columns-repeated="1023"/>
        </table:table-row>
        <table:table-row table:style-name="ro1">
          <table:table-cell table:formula="of:=IF([$'Admin ALL'.A99]&lt;&gt;&quot;&quot;;[$'Admin ALL'.A99];&quot;&quot;)" office:value-type="string" office:string-value="toolbar_platzhalter_SEARCH           = " calcext:value-type="string">
            <text:p>toolbar_platzhalter_SEARCH <text:s text:c="10"/>= </text:p>
          </table:table-cell>
          <table:table-cell table:number-columns-repeated="1023"/>
        </table:table-row>
        <table:table-row table:style-name="ro1">
          <table:table-cell table:formula="of:=IF([$'Admin ALL'.A100]&lt;&gt;&quot;&quot;;[$'Admin ALL'.A100];&quot;&quot;)" office:value-type="string" office:string-value="toolbar_platzhalter_SITEMAPLINK      = " calcext:value-type="string">
            <text:p>toolbar_platzhalter_SITEMAPLINK <text:s text:c="5"/>= </text:p>
          </table:table-cell>
          <table:table-cell table:number-columns-repeated="1023"/>
        </table:table-row>
        <table:table-row table:style-name="ro1">
          <table:table-cell table:formula="of:=IF([$'Admin ALL'.A101]&lt;&gt;&quot;&quot;;[$'Admin ALL'.A101];&quot;&quot;)" office:value-type="string" office:string-value="toolbar_platzhalter_CMSINFO          = " calcext:value-type="string">
            <text:p>toolbar_platzhalter_CMSINFO <text:s text:c="9"/>= </text:p>
          </table:table-cell>
          <table:table-cell table:number-columns-repeated="1023"/>
        </table:table-row>
        <table:table-row table:style-name="ro1">
          <table:table-cell table:formula="of:=IF([$'Admin ALL'.A102]&lt;&gt;&quot;&quot;;[$'Admin ALL'.A102];&quot;&quot;)" office:value-type="string" office:string-value="toolbar_platzhalter_TABLEOFCONTENTS  = " calcext:value-type="string">
            <text:p>toolbar_platzhalter_TABLEOFCONTENTS <text:s/>= </text:p>
          </table:table-cell>
          <table:table-cell table:number-columns-repeated="1023"/>
        </table:table-row>
        <table:table-row table:style-name="ro1">
          <table:table-cell table:formula="of:=IF([$'Admin ALL'.A103]&lt;&gt;&quot;&quot;;[$'Admin ALL'.A103];&quot;&quot;)" office:value-type="string" office:string-value="toolbar_platzhalter_BASE_URL         = " calcext:value-type="string">
            <text:p>toolbar_platzhalter_BASE_URL <text:s text:c="8"/>= </text:p>
          </table:table-cell>
          <table:table-cell table:number-columns-repeated="1023"/>
        </table:table-row>
        <table:table-row table:style-name="ro1">
          <table:table-cell table:formula="of:=IF([$'Admin ALL'.A104]&lt;&gt;&quot;&quot;;[$'Admin ALL'.A104];&quot;&quot;)" office:value-type="string" office:string-value="toolbar_platzhalter_CATEGORY_URL     = " calcext:value-type="string">
            <text:p>toolbar_platzhalter_CATEGORY_URL <text:s text:c="4"/>= </text:p>
          </table:table-cell>
          <table:table-cell table:number-columns-repeated="1023"/>
        </table:table-row>
        <table:table-row table:style-name="ro1">
          <table:table-cell table:formula="of:=IF([$'Admin ALL'.A105]&lt;&gt;&quot;&quot;;[$'Admin ALL'.A105];&quot;&quot;)" office:value-type="string" office:string-value="toolbar_platzhalter_PAGE_URL         = " calcext:value-type="string">
            <text:p>toolbar_platzhalter_PAGE_URL <text:s text:c="8"/>= </text:p>
          </table:table-cell>
          <table:table-cell table:number-columns-repeated="1023"/>
        </table:table-row>
        <table:table-row table:style-name="ro1">
          <table:table-cell table:formula="of:=IF([$'Admin ALL'.A106]&lt;&gt;&quot;&quot;;[$'Admin ALL'.A106];&quot;&quot;)" office:value-type="string" office:string-value="toolbar_platzhalter_CHARSET          = " calcext:value-type="string">
            <text:p>toolbar_platzhalter_CHARSET <text:s text:c="9"/>= </text:p>
          </table:table-cell>
          <table:table-cell table:number-columns-repeated="1023"/>
        </table:table-row>
        <table:table-row table:style-name="ro1">
          <table:table-cell table:formula="of:=IF([$'Admin ALL'.A107]&lt;&gt;&quot;&quot;;[$'Admin ALL'.A107];&quot;&quot;)" office:value-type="string" office:string-value="toolbar_platzhalter_LAYOUT_DIR       = " calcext:value-type="string">
            <text:p>toolbar_platzhalter_LAYOUT_DIR <text:s text:c="6"/>= </text:p>
          </table:table-cell>
          <table:table-cell table:number-columns-repeated="1023"/>
        </table:table-row>
        <table:table-row table:style-name="ro1">
          <table:table-cell table:formula="of:=IF([$'Admin ALL'.A108]&lt;&gt;&quot;&quot;;[$'Admin ALL'.A108];&quot;&quot;)" office:value-type="string" office:string-value="toolbar_platzhalter_WEBSITE_TITLE    = " calcext:value-type="string">
            <text:p>toolbar_platzhalter_WEBSITE_TITLE <text:s text:c="3"/>= </text:p>
          </table:table-cell>
          <table:table-cell table:number-columns-repeated="1023"/>
        </table:table-row>
        <table:table-row table:style-name="ro1">
          <table:table-cell table:formula="of:=IF([$'Admin ALL'.A109]&lt;&gt;&quot;&quot;;[$'Admin ALL'.A109];&quot;&quot;)" office:value-type="string" office:string-value="toolbar_platzhalter_WEBSITE_KEYWORDS = " calcext:value-type="string">
            <text:p>toolbar_platzhalter_WEBSITE_KEYWORDS = </text:p>
          </table:table-cell>
          <table:table-cell table:number-columns-repeated="1023"/>
        </table:table-row>
        <table:table-row table:style-name="ro1">
          <table:table-cell table:formula="of:=IF([$'Admin ALL'.A110]&lt;&gt;&quot;&quot;;[$'Admin ALL'.A110];&quot;&quot;)" office:value-type="string" office:string-value="toolbar_platzhalter_WEBSITE_DESCRIPTION = " calcext:value-type="string">
            <text:p>toolbar_platzhalter_WEBSITE_DESCRIPTION = </text:p>
          </table:table-cell>
          <table:table-cell table:number-columns-repeated="1023"/>
        </table:table-row>
        <table:table-row table:style-name="ro1">
          <table:table-cell table:formula="of:=IF([$'Admin ALL'.A111]&lt;&gt;&quot;&quot;;[$'Admin ALL'.A111];&quot;&quot;)" office:value-type="string" office:string-value="toolbar_platzhalter_WEBSITE_NAME     = " calcext:value-type="string">
            <text:p>toolbar_platzhalter_WEBSITE_NAME <text:s text:c="4"/>= </text:p>
          </table:table-cell>
          <table:table-cell table:number-columns-repeated="1023"/>
        </table:table-row>
        <table:table-row table:style-name="ro1">
          <table:table-cell table:formula="of:=IF([$'Admin ALL'.A112]&lt;&gt;&quot;&quot;;[$'Admin ALL'.A112];&quot;&quot;)" office:value-type="string" office:string-value="toolbar_platzhalter_MAINMENU         = " calcext:value-type="string">
            <text:p>toolbar_platzhalter_MAINMENU <text:s text:c="8"/>= </text:p>
          </table:table-cell>
          <table:table-cell table:number-columns-repeated="1023"/>
        </table:table-row>
        <table:table-row table:style-name="ro1">
          <table:table-cell table:formula="of:=IF([$'Admin ALL'.A113]&lt;&gt;&quot;&quot;;[$'Admin ALL'.A113];&quot;&quot;)" office:value-type="string" office:string-value="toolbar_platzhalter_DETAILMENU       = " calcext:value-type="string">
            <text:p>toolbar_platzhalter_DETAILMENU <text:s text:c="6"/>= </text:p>
          </table:table-cell>
          <table:table-cell table:number-columns-repeated="1023"/>
        </table:table-row>
        <table:table-row table:style-name="ro1">
          <table:table-cell table:formula="of:=IF([$'Admin ALL'.A114]&lt;&gt;&quot;&quot;;[$'Admin ALL'.A114];&quot;&quot;)" office:value-type="string" office:string-value="toolbar_platzhalter_MEMORYUSAGE      = " calcext:value-type="string">
            <text:p>toolbar_platzhalter_MEMORYUSAGE <text:s text:c="5"/>= </text:p>
          </table:table-cell>
          <table:table-cell table:number-columns-repeated="1023"/>
        </table:table-row>
        <table:table-row table:style-name="ro1">
          <table:table-cell table:formula="of:=IF([$'Admin ALL'.A115]&lt;&gt;&quot;&quot;;[$'Admin ALL'.A115];&quot;&quot;)" office:value-type="string" office:string-value="toolbar_platzhalter_EXECUTETIME      = " calcext:value-type="string">
            <text:p>toolbar_platzhalter_EXECUTETIME <text:s text:c="5"/>= </text:p>
          </table:table-cell>
          <table:table-cell table:number-columns-repeated="1023"/>
        </table:table-row>
        <table:table-row table:style-name="ro1">
          <table:table-cell table:formula="of:=IF([$'Admin ALL'.A116]&lt;&gt;&quot;&quot;;[$'Admin ALL'.A116];&quot;&quot;)" office:value-type="string" office:string-value="toolbar_platzhalter_VALUE            = " calcext:value-type="string">
            <text:p>toolbar_platzhalter_VALUE <text:s text:c="11"/>= </text:p>
          </table:table-cell>
          <table:table-cell table:number-columns-repeated="1023"/>
        </table:table-row>
        <table:table-row table:style-name="ro1">
          <table:table-cell table:formula="of:=IF([$'Admin ALL'.A117]&lt;&gt;&quot;&quot;;[$'Admin ALL'.A117];&quot;&quot;)" office:value-type="string" office:string-value="toolbar_platzhalter_DESCRIPTION      = " calcext:value-type="string">
            <text:p>toolbar_platzhalter_DESCRIPTION <text:s text:c="5"/>= </text:p>
          </table:table-cell>
          <table:table-cell table:number-columns-repeated="1023"/>
        </table:table-row>
        <table:table-row table:style-name="ro1">
          <table:table-cell table:formula="of:=IF([$'Admin ALL'.A118]&lt;&gt;&quot;&quot;;[$'Admin ALL'.A118];&quot;&quot;)" office:value-type="string" office:string-value="toolbar_editor_linenumber            = " calcext:value-type="string">
            <text:p>toolbar_editor_linenumber <text:s text:c="11"/>= </text:p>
          </table:table-cell>
          <table:table-cell table:number-columns-repeated="1023"/>
        </table:table-row>
        <table:table-row table:style-name="ro1">
          <table:table-cell table:formula="of:=IF([$'Admin ALL'.A119]&lt;&gt;&quot;&quot;;[$'Admin ALL'.A119];&quot;&quot;)" office:value-type="string" office:string-value="toolbar_editor_controlcharacter      = " calcext:value-type="string">
            <text:p>toolbar_editor_controlcharacter <text:s text:c="5"/>= </text:p>
          </table:table-cell>
          <table:table-cell table:number-columns-repeated="1023"/>
        </table:table-row>
        <table:table-row table:style-name="ro1">
          <table:table-cell table:formula="of:=IF([$'Admin ALL'.A120]&lt;&gt;&quot;&quot;;[$'Admin ALL'.A120];&quot;&quot;)" office:value-type="string" office:string-value="toolbar_editor_highlighter           = " calcext:value-type="string">
            <text:p>toolbar_editor_highlighter <text:s text:c="10"/>= </text:p>
          </table:table-cell>
          <table:table-cell table:number-columns-repeated="1023"/>
        </table:table-row>
        <table:table-row table:style-name="ro1">
          <table:table-cell table:formula="of:=IF([$'Admin ALL'.A121]&lt;&gt;&quot;&quot;;[$'Admin ALL'.A121];&quot;&quot;)" office:value-type="string" office:string-value="toolbar_editor_fontsize              = " calcext:value-type="string">
            <text:p>toolbar_editor_fontsize <text:s text:c="13"/>= </text:p>
          </table:table-cell>
          <table:table-cell table:number-columns-repeated="1023"/>
        </table:table-row>
        <table:table-row table:style-name="ro1">
          <table:table-cell table:formula="of:=IF([$'Admin ALL'.A122]&lt;&gt;&quot;&quot;;[$'Admin ALL'.A122];&quot;&quot;)" office:value-type="string" office:string-value="toolbar_editor_undo                  = " calcext:value-type="string">
            <text:p>toolbar_editor_undo <text:s text:c="17"/>= </text:p>
          </table:table-cell>
          <table:table-cell table:number-columns-repeated="1023"/>
        </table:table-row>
        <table:table-row table:style-name="ro1">
          <table:table-cell table:formula="of:=IF([$'Admin ALL'.A123]&lt;&gt;&quot;&quot;;[$'Admin ALL'.A123];&quot;&quot;)" office:value-type="string" office:string-value="toolbar_editor_redo                  = " calcext:value-type="string">
            <text:p>toolbar_editor_redo <text:s text:c="17"/>= </text:p>
          </table:table-cell>
          <table:table-cell table:number-columns-repeated="1023"/>
        </table:table-row>
        <table:table-row table:style-name="ro1">
          <table:table-cell table:formula="of:=IF([$'Admin ALL'.A124]&lt;&gt;&quot;&quot;;[$'Admin ALL'.A124];&quot;&quot;)" office:value-type="string" office:string-value="toolbar_editor_togglefold            = " calcext:value-type="string">
            <text:p>toolbar_editor_togglefold <text:s text:c="11"/>= </text:p>
          </table:table-cell>
          <table:table-cell table:number-columns-repeated="1023"/>
        </table:table-row>
        <table:table-row table:style-name="ro1">
          <table:table-cell table:formula="of:=IF([$'Admin ALL'.A125]&lt;&gt;&quot;&quot;;[$'Admin ALL'.A125];&quot;&quot;)" office:value-type="string" office:string-value="toolbar_editor_search                = " calcext:value-type="string">
            <text:p>toolbar_editor_search <text:s text:c="15"/>= </text:p>
          </table:table-cell>
          <table:table-cell table:number-columns-repeated="1023"/>
        </table:table-row>
        <table:table-row table:style-name="ro1">
          <table:table-cell table:formula="of:=IF([$'Admin ALL'.A126]&lt;&gt;&quot;&quot;;[$'Admin ALL'.A126];&quot;&quot;)" office:value-type="string" office:string-value="toolbar_editor_searchall             = " calcext:value-type="string">
            <text:p>toolbar_editor_searchall <text:s text:c="12"/>= </text:p>
          </table:table-cell>
          <table:table-cell table:number-columns-repeated="1023"/>
        </table:table-row>
        <table:table-row table:style-name="ro1">
          <table:table-cell table:formula="of:=IF([$'Admin ALL'.A127]&lt;&gt;&quot;&quot;;[$'Admin ALL'.A127];&quot;&quot;)" office:value-type="string" office:string-value="toolbar_editor_replace               = " calcext:value-type="string">
            <text:p>toolbar_editor_replace <text:s text:c="14"/>= </text:p>
          </table:table-cell>
          <table:table-cell table:number-columns-repeated="1023"/>
        </table:table-row>
        <table:table-row table:style-name="ro1">
          <table:table-cell table:formula="of:=IF([$'Admin ALL'.A128]&lt;&gt;&quot;&quot;;[$'Admin ALL'.A128];&quot;&quot;)" office:value-type="string" office:string-value="toolbar_editor_textall               = " calcext:value-type="string">
            <text:p>toolbar_editor_textall <text:s text:c="14"/>= </text:p>
          </table:table-cell>
          <table:table-cell table:number-columns-repeated="1023"/>
        </table:table-row>
        <table:table-row table:style-name="ro1">
          <table:table-cell table:formula="of:=IF([$'Admin ALL'.A129]&lt;&gt;&quot;&quot;;[$'Admin ALL'.A129];&quot;&quot;)">
            <text:p/>
          </table:table-cell>
          <table:table-cell table:number-columns-repeated="1023"/>
        </table:table-row>
        <table:table-row table:style-name="ro1">
          <table:table-cell table:formula="of:=IF([$'Admin ALL'.A130]&lt;&gt;&quot;&quot;;[$'Admin ALL'.A130];&quot;&quot;)" office:value-type="string" office:string-value="filter_button_all_hide               = " calcext:value-type="string">
            <text:p>filter_button_all_hide <text:s text:c="14"/>= </text:p>
          </table:table-cell>
          <table:table-cell table:number-columns-repeated="1023"/>
        </table:table-row>
        <table:table-row table:style-name="ro1">
          <table:table-cell table:formula="of:=IF([$'Admin ALL'.A131]&lt;&gt;&quot;&quot;;[$'Admin ALL'.A131];&quot;&quot;)" office:value-type="string" office:string-value="filter_button_all_show               = " calcext:value-type="string">
            <text:p>filter_button_all_show <text:s text:c="14"/>= </text:p>
          </table:table-cell>
          <table:table-cell table:number-columns-repeated="1023"/>
        </table:table-row>
        <table:table-row table:style-name="ro1">
          <table:table-cell table:formula="of:=IF([$'Admin ALL'.A132]&lt;&gt;&quot;&quot;;[$'Admin ALL'.A132];&quot;&quot;)" office:value-type="string" office:string-value="filter_text                          = " calcext:value-type="string">
            <text:p>filter_text <text:s text:c="25"/>= </text:p>
          </table:table-cell>
          <table:table-cell table:number-columns-repeated="1023"/>
        </table:table-row>
        <table:table-row table:style-name="ro1">
          <table:table-cell table:formula="of:=IF([$'Admin ALL'.A133]&lt;&gt;&quot;&quot;;[$'Admin ALL'.A133];&quot;&quot;)" office:value-type="string" office:string-value="filter_text_gallery                  = " calcext:value-type="string">
            <text:p>filter_text_gallery <text:s text:c="17"/>= </text:p>
          </table:table-cell>
          <table:table-cell table:number-columns-repeated="1023"/>
        </table:table-row>
        <table:table-row table:style-name="ro1">
          <table:table-cell table:formula="of:=IF([$'Admin ALL'.A134]&lt;&gt;&quot;&quot;;[$'Admin ALL'.A134];&quot;&quot;)" office:value-type="string" office:string-value="filter_text_plugins                  = " calcext:value-type="string">
            <text:p>filter_text_plugins <text:s text:c="17"/>= </text:p>
          </table:table-cell>
          <table:table-cell table:number-columns-repeated="1023"/>
        </table:table-row>
        <table:table-row table:style-name="ro1">
          <table:table-cell table:formula="of:=IF([$'Admin ALL'.A135]&lt;&gt;&quot;&quot;;[$'Admin ALL'.A135];&quot;&quot;)" office:value-type="string" office:string-value="filter_text_files                    = " calcext:value-type="string">
            <text:p>filter_text_files <text:s text:c="19"/>= </text:p>
          </table:table-cell>
          <table:table-cell table:number-columns-repeated="1023"/>
        </table:table-row>
        <table:table-row table:style-name="ro1">
          <table:table-cell table:formula="of:=IF([$'Admin ALL'.A136]&lt;&gt;&quot;&quot;;[$'Admin ALL'.A136];&quot;&quot;)" office:value-type="string" office:string-value="filter_text_catpage                  = " calcext:value-type="string">
            <text:p>filter_text_catpage <text:s text:c="17"/>= </text:p>
          </table:table-cell>
          <table:table-cell table:number-columns-repeated="1023"/>
        </table:table-row>
        <table:table-row table:style-name="ro1">
          <table:table-cell table:formula="of:=IF([$'Admin ALL'.A137]&lt;&gt;&quot;&quot;;[$'Admin ALL'.A137];&quot;&quot;)">
            <text:p/>
          </table:table-cell>
          <table:table-cell table:number-columns-repeated="1023"/>
        </table:table-row>
        <table:table-row table:style-name="ro1">
          <table:table-cell table:formula="of:=IF([$'Admin ALL'.A138]&lt;&gt;&quot;&quot;;[$'Admin ALL'.A138];&quot;&quot;)" office:value-type="string" office:string-value="home_button                          = " calcext:value-type="string">
            <text:p>home_button <text:s text:c="25"/>= </text:p>
          </table:table-cell>
          <table:table-cell table:number-columns-repeated="1023"/>
        </table:table-row>
        <table:table-row table:style-name="ro1">
          <table:table-cell table:formula="of:=IF([$'Admin ALL'.A139]&lt;&gt;&quot;&quot;;[$'Admin ALL'.A139];&quot;&quot;)" office:value-type="string" office:string-value="home_multiuser                       = " calcext:value-type="string">
            <text:p>home_multiuser <text:s text:c="22"/>= </text:p>
          </table:table-cell>
          <table:table-cell table:number-columns-repeated="1023"/>
        </table:table-row>
        <table:table-row table:style-name="ro1">
          <table:table-cell table:formula="of:=IF([$'Admin ALL'.A140]&lt;&gt;&quot;&quot;;[$'Admin ALL'.A140];&quot;&quot;)" office:value-type="string" office:string-value="home_multiuser_text                  = " calcext:value-type="string">
            <text:p>home_multiuser_text <text:s text:c="17"/>= </text:p>
          </table:table-cell>
          <table:table-cell table:number-columns-repeated="1023"/>
        </table:table-row>
        <table:table-row table:style-name="ro1">
          <table:table-cell table:formula="of:=IF([$'Admin ALL'.A141]&lt;&gt;&quot;&quot;;[$'Admin ALL'.A141];&quot;&quot;)" office:value-type="string" office:string-value="home_multiuser_button                = " calcext:value-type="string">
            <text:p>home_multiuser_button <text:s text:c="15"/>= </text:p>
          </table:table-cell>
          <table:table-cell table:number-columns-repeated="1023"/>
        </table:table-row>
        <table:table-row table:style-name="ro1">
          <table:table-cell table:formula="of:=IF([$'Admin ALL'.A142]&lt;&gt;&quot;&quot;;[$'Admin ALL'.A142];&quot;&quot;)" office:value-type="string" office:string-value="home_multiuser_mode_text             = " calcext:value-type="string">
            <text:p>home_multiuser_mode_text <text:s text:c="12"/>= </text:p>
          </table:table-cell>
          <table:table-cell table:number-columns-repeated="1023"/>
        </table:table-row>
        <table:table-row table:style-name="ro1">
          <table:table-cell table:formula="of:=IF([$'Admin ALL'.A143]&lt;&gt;&quot;&quot;;[$'Admin ALL'.A143];&quot;&quot;)" office:value-type="string" office:string-value="home_text                            = " calcext:value-type="string">
            <text:p>home_text <text:s text:c="27"/>= </text:p>
          </table:table-cell>
          <table:table-cell table:number-columns-repeated="1023"/>
        </table:table-row>
        <table:table-row table:style-name="ro1">
          <table:table-cell table:formula="of:=IF([$'Admin ALL'.A144]&lt;&gt;&quot;&quot;;[$'Admin ALL'.A144];&quot;&quot;)" office:value-type="string" office:string-value="home_cmssize_text                    = " calcext:value-type="string">
            <text:p>home_cmssize_text <text:s text:c="19"/>= </text:p>
          </table:table-cell>
          <table:table-cell table:number-columns-repeated="1023"/>
        </table:table-row>
        <table:table-row table:style-name="ro1">
          <table:table-cell table:formula="of:=IF([$'Admin ALL'.A145]&lt;&gt;&quot;&quot;;[$'Admin ALL'.A145];&quot;&quot;)" office:value-type="string" office:string-value="home_cmsversion_text                 = " calcext:value-type="string">
            <text:p>home_cmsversion_text <text:s text:c="16"/>= </text:p>
          </table:table-cell>
          <table:table-cell table:number-columns-repeated="1023"/>
        </table:table-row>
        <table:table-row table:style-name="ro1">
          <table:table-cell table:formula="of:=IF([$'Admin ALL'.A146]&lt;&gt;&quot;&quot;;[$'Admin ALL'.A146];&quot;&quot;)" office:value-type="string" office:string-value="home_cmsrevision_text                = " calcext:value-type="string">
            <text:p>home_cmsrevision_text <text:s text:c="15"/>= </text:p>
          </table:table-cell>
          <table:table-cell table:number-columns-repeated="1023"/>
        </table:table-row>
        <table:table-row table:style-name="ro1">
          <table:table-cell table:formula="of:=IF([$'Admin ALL'.A147]&lt;&gt;&quot;&quot;;[$'Admin ALL'.A147];&quot;&quot;)" office:value-type="string" office:string-value="home_phpversion_text                 = " calcext:value-type="string">
            <text:p>home_phpversion_text <text:s text:c="16"/>= </text:p>
          </table:table-cell>
          <table:table-cell table:number-columns-repeated="1023"/>
        </table:table-row>
        <table:table-row table:style-name="ro1">
          <table:table-cell table:formula="of:=IF([$'Admin ALL'.A148]&lt;&gt;&quot;&quot;;[$'Admin ALL'.A148];&quot;&quot;)" office:value-type="string" office:string-value="home_error_phpversion_text           = " calcext:value-type="string">
            <text:p>home_error_phpversion_text <text:s text:c="10"/>= </text:p>
          </table:table-cell>
          <table:table-cell table:number-columns-repeated="1023"/>
        </table:table-row>
        <table:table-row table:style-name="ro1">
          <table:table-cell table:formula="of:=IF([$'Admin ALL'.A149]&lt;&gt;&quot;&quot;;[$'Admin ALL'.A149];&quot;&quot;)" office:value-type="string" office:string-value="home_installpath_text                = " calcext:value-type="string">
            <text:p>home_installpath_text <text:s text:c="15"/>= </text:p>
          </table:table-cell>
          <table:table-cell table:number-columns-repeated="1023"/>
        </table:table-row>
        <table:table-row table:style-name="ro1">
          <table:table-cell table:formula="of:=IF([$'Admin ALL'.A150]&lt;&gt;&quot;&quot;;[$'Admin ALL'.A150];&quot;&quot;)" office:value-type="string" office:string-value="home_help                            = " calcext:value-type="string">
            <text:p>home_help <text:s text:c="27"/>= </text:p>
          </table:table-cell>
          <table:table-cell table:number-columns-repeated="1023"/>
        </table:table-row>
        <table:table-row table:style-name="ro1">
          <table:table-cell table:formula="of:=IF([$'Admin ALL'.A151]&lt;&gt;&quot;&quot;;[$'Admin ALL'.A151];&quot;&quot;)" office:value-type="string" office:string-value="home_help_text_docu                  = " calcext:value-type="string">
            <text:p>home_help_text_docu <text:s text:c="17"/>= </text:p>
          </table:table-cell>
          <table:table-cell table:number-columns-repeated="1023"/>
        </table:table-row>
        <table:table-row table:style-name="ro1">
          <table:table-cell table:formula="of:=IF([$'Admin ALL'.A152]&lt;&gt;&quot;&quot;;[$'Admin ALL'.A152];&quot;&quot;)" office:value-type="string" office:string-value="home_help_text_info                  = " calcext:value-type="string">
            <text:p>home_help_text_info <text:s text:c="17"/>= </text:p>
          </table:table-cell>
          <table:table-cell table:number-columns-repeated="1023"/>
        </table:table-row>
        <table:table-row table:style-name="ro1">
          <table:table-cell table:formula="of:=IF([$'Admin ALL'.A153]&lt;&gt;&quot;&quot;;[$'Admin ALL'.A153];&quot;&quot;)" office:value-type="string" office:string-value="home_no_help                         = " calcext:value-type="string">
            <text:p>home_no_help <text:s text:c="24"/>= </text:p>
          </table:table-cell>
          <table:table-cell table:number-columns-repeated="1023"/>
        </table:table-row>
        <table:table-row table:style-name="ro1">
          <table:table-cell table:formula="of:=IF([$'Admin ALL'.A154]&lt;&gt;&quot;&quot;;[$'Admin ALL'.A154];&quot;&quot;)" office:value-type="string" office:string-value="home_mod_rewrite                     = " calcext:value-type="string">
            <text:p>home_mod_rewrite <text:s text:c="20"/>= </text:p>
          </table:table-cell>
          <table:table-cell table:number-columns-repeated="1023"/>
        </table:table-row>
        <table:table-row table:style-name="ro1">
          <table:table-cell table:formula="of:=IF([$'Admin ALL'.A155]&lt;&gt;&quot;&quot;;[$'Admin ALL'.A155];&quot;&quot;)" office:value-type="string" office:string-value="home_error_mod_rewrite               = " calcext:value-type="string">
            <text:p>home_error_mod_rewrite <text:s text:c="14"/>= </text:p>
          </table:table-cell>
          <table:table-cell table:number-columns-repeated="1023"/>
        </table:table-row>
        <table:table-row table:style-name="ro1">
          <table:table-cell table:formula="of:=IF([$'Admin ALL'.A156]&lt;&gt;&quot;&quot;;[$'Admin ALL'.A156];&quot;&quot;)" office:value-type="string" office:string-value="home_mod_rewrite_deact               = " calcext:value-type="string">
            <text:p>home_mod_rewrite_deact <text:s text:c="14"/>= </text:p>
          </table:table-cell>
          <table:table-cell table:number-columns-repeated="1023"/>
        </table:table-row>
        <table:table-row table:style-name="ro1">
          <table:table-cell table:formula="of:=IF([$'Admin ALL'.A157]&lt;&gt;&quot;&quot;;[$'Admin ALL'.A157];&quot;&quot;)" office:value-type="string" office:string-value="home_error_safe_mode                 = " calcext:value-type="string">
            <text:p>home_error_safe_mode <text:s text:c="16"/>= </text:p>
          </table:table-cell>
          <table:table-cell table:number-columns-repeated="1023"/>
        </table:table-row>
        <table:table-row table:style-name="ro1">
          <table:table-cell table:formula="of:=IF([$'Admin ALL'.A158]&lt;&gt;&quot;&quot;;[$'Admin ALL'.A158];&quot;&quot;)" office:value-type="string" office:string-value="home_text_safemode                   = " calcext:value-type="string">
            <text:p>home_text_safemode <text:s text:c="18"/>= </text:p>
          </table:table-cell>
          <table:table-cell table:number-columns-repeated="1023"/>
        </table:table-row>
        <table:table-row table:style-name="ro1">
          <table:table-cell table:formula="of:=IF([$'Admin ALL'.A159]&lt;&gt;&quot;&quot;;[$'Admin ALL'.A159];&quot;&quot;)" office:value-type="string" office:string-value="home_text_gd                         = " calcext:value-type="string">
            <text:p>home_text_gd <text:s text:c="24"/>= </text:p>
          </table:table-cell>
          <table:table-cell table:number-columns-repeated="1023"/>
        </table:table-row>
        <table:table-row table:style-name="ro1">
          <table:table-cell table:formula="of:=IF([$'Admin ALL'.A160]&lt;&gt;&quot;&quot;;[$'Admin ALL'.A160];&quot;&quot;)" office:value-type="string" office:string-value="home_error_gd                        = " calcext:value-type="string">
            <text:p>home_error_gd <text:s text:c="23"/>= </text:p>
          </table:table-cell>
          <table:table-cell table:number-columns-repeated="1023"/>
        </table:table-row>
        <table:table-row table:style-name="ro1">
          <table:table-cell table:formula="of:=IF([$'Admin ALL'.A161]&lt;&gt;&quot;&quot;;[$'Admin ALL'.A161];&quot;&quot;)" office:value-type="string" office:string-value="home_mailtest_mailsubject            = " calcext:value-type="string">
            <text:p>home_mailtest_mailsubject <text:s text:c="11"/>= </text:p>
          </table:table-cell>
          <table:table-cell table:number-columns-repeated="1023"/>
        </table:table-row>
        <table:table-row table:style-name="ro1">
          <table:table-cell table:formula="of:=IF([$'Admin ALL'.A162]&lt;&gt;&quot;&quot;;[$'Admin ALL'.A162];&quot;&quot;)" office:value-type="string" office:string-value="home_mailtest_mailcontent            = " calcext:value-type="string">
            <text:p>home_mailtest_mailcontent <text:s text:c="11"/>= </text:p>
          </table:table-cell>
          <table:table-cell table:number-columns-repeated="1023"/>
        </table:table-row>
        <table:table-row table:style-name="ro1">
          <table:table-cell table:formula="of:=IF([$'Admin ALL'.A163]&lt;&gt;&quot;&quot;;[$'Admin ALL'.A163];&quot;&quot;)" office:value-type="string" office:string-value="home_text_test_mail                  = " calcext:value-type="string">
            <text:p>home_text_test_mail <text:s text:c="17"/>= </text:p>
          </table:table-cell>
          <table:table-cell table:number-columns-repeated="1023"/>
        </table:table-row>
        <table:table-row table:style-name="ro1">
          <table:table-cell table:formula="of:=IF([$'Admin ALL'.A164]&lt;&gt;&quot;&quot;;[$'Admin ALL'.A164];&quot;&quot;)" office:value-type="string" office:string-value="home_messages_test_mail              = " calcext:value-type="string">
            <text:p>home_messages_test_mail <text:s text:c="13"/>= </text:p>
          </table:table-cell>
          <table:table-cell table:number-columns-repeated="1023"/>
        </table:table-row>
        <table:table-row table:style-name="ro1">
          <table:table-cell table:formula="of:=IF([$'Admin ALL'.A165]&lt;&gt;&quot;&quot;;[$'Admin ALL'.A165];&quot;&quot;)" office:value-type="string" office:string-value="home_messages_no_mail                = " calcext:value-type="string">
            <text:p>home_messages_no_mail <text:s text:c="15"/>= </text:p>
          </table:table-cell>
          <table:table-cell table:number-columns-repeated="1023"/>
        </table:table-row>
        <table:table-row table:style-name="ro1">
          <table:table-cell table:formula="of:=IF([$'Admin ALL'.A166]&lt;&gt;&quot;&quot;;[$'Admin ALL'.A166];&quot;&quot;)" office:value-type="string" office:string-value="home_error_test_mail                 = " calcext:value-type="string">
            <text:p>home_error_test_mail <text:s text:c="16"/>= </text:p>
          </table:table-cell>
          <table:table-cell table:number-columns-repeated="1023"/>
        </table:table-row>
        <table:table-row table:style-name="ro1">
          <table:table-cell table:formula="of:=IF([$'Admin ALL'.A167]&lt;&gt;&quot;&quot;;[$'Admin ALL'.A167];&quot;&quot;)" office:value-type="string" office:string-value="home_cmsinfo                         = " calcext:value-type="string">
            <text:p>home_cmsinfo <text:s text:c="24"/>= </text:p>
          </table:table-cell>
          <table:table-cell table:number-columns-repeated="1023"/>
        </table:table-row>
        <table:table-row table:style-name="ro1">
          <table:table-cell table:formula="of:=IF([$'Admin ALL'.A168]&lt;&gt;&quot;&quot;;[$'Admin ALL'.A168];&quot;&quot;)" office:value-type="string" office:string-value="home_serverinfo                      = " calcext:value-type="string">
            <text:p>home_serverinfo <text:s text:c="21"/>= </text:p>
          </table:table-cell>
          <table:table-cell table:number-columns-repeated="1023"/>
        </table:table-row>
        <table:table-row table:style-name="ro1">
          <table:table-cell table:formula="of:=IF([$'Admin ALL'.A169]&lt;&gt;&quot;&quot;;[$'Admin ALL'.A169];&quot;&quot;)" office:value-type="string" office:string-value="home_titel_test_mail                 = " calcext:value-type="string">
            <text:p>home_titel_test_mail <text:s text:c="16"/>= </text:p>
          </table:table-cell>
          <table:table-cell table:number-columns-repeated="1023"/>
        </table:table-row>
        <table:table-row table:style-name="ro1">
          <table:table-cell table:formula="of:=IF([$'Admin ALL'.A170]&lt;&gt;&quot;&quot;;[$'Admin ALL'.A170];&quot;&quot;)" office:value-type="string" office:string-value="home_text_backupsystem               = " calcext:value-type="string">
            <text:p>home_text_backupsystem <text:s text:c="14"/>= </text:p>
          </table:table-cell>
          <table:table-cell table:number-columns-repeated="1023"/>
        </table:table-row>
        <table:table-row table:style-name="ro1">
          <table:table-cell table:formula="of:=IF([$'Admin ALL'.A171]&lt;&gt;&quot;&quot;;[$'Admin ALL'.A171];&quot;&quot;)" office:value-type="string" office:string-value="home_error_backupsystem              = " calcext:value-type="string">
            <text:p>home_error_backupsystem <text:s text:c="13"/>= </text:p>
          </table:table-cell>
          <table:table-cell table:number-columns-repeated="1023"/>
        </table:table-row>
        <table:table-row table:style-name="ro1">
          <table:table-cell table:formula="of:=IF([$'Admin ALL'.A172]&lt;&gt;&quot;&quot;;[$'Admin ALL'.A172];&quot;&quot;)" office:value-type="string" office:string-value="home_date_text                       = " calcext:value-type="string">
            <text:p>home_date_text <text:s text:c="22"/>= </text:p>
          </table:table-cell>
          <table:table-cell table:number-columns-repeated="1023"/>
        </table:table-row>
        <table:table-row table:style-name="ro1">
          <table:table-cell table:formula="of:=IF([$'Admin ALL'.A173]&lt;&gt;&quot;&quot;;[$'Admin ALL'.A173];&quot;&quot;)" office:value-type="string" office:string-value="home_text_locale                     = " calcext:value-type="string">
            <text:p>home_text_locale <text:s text:c="20"/>= </text:p>
          </table:table-cell>
          <table:table-cell table:number-columns-repeated="1023"/>
        </table:table-row>
        <table:table-row table:style-name="ro1">
          <table:table-cell table:formula="of:=IF([$'Admin ALL'.A174]&lt;&gt;&quot;&quot;;[$'Admin ALL'.A174];&quot;&quot;)" office:value-type="string" office:string-value="home_text_nolocale                   = " calcext:value-type="string">
            <text:p>home_text_nolocale <text:s text:c="18"/>= </text:p>
          </table:table-cell>
          <table:table-cell table:number-columns-repeated="1023"/>
        </table:table-row>
        <table:table-row table:style-name="ro1">
          <table:table-cell table:formula="of:=IF([$'Admin ALL'.A175]&lt;&gt;&quot;&quot;;[$'Admin ALL'.A175];&quot;&quot;)">
            <text:p/>
          </table:table-cell>
          <table:table-cell table:number-columns-repeated="1023"/>
        </table:table-row>
        <table:table-row table:style-name="ro1">
          <table:table-cell table:formula="of:=IF([$'Admin ALL'.A176]&lt;&gt;&quot;&quot;;[$'Admin ALL'.A176];&quot;&quot;)" office:value-type="string" office:string-value="catpage_button                       = " calcext:value-type="string">
            <text:p>catpage_button <text:s text:c="22"/>= </text:p>
          </table:table-cell>
          <table:table-cell table:number-columns-repeated="1023"/>
        </table:table-row>
        <table:table-row table:style-name="ro1">
          <table:table-cell table:formula="of:=IF([$'Admin ALL'.A177]&lt;&gt;&quot;&quot;;[$'Admin ALL'.A177];&quot;&quot;)" office:value-type="string" office:string-value="category_button                      = " calcext:value-type="string">
            <text:p>category_button <text:s text:c="21"/>= </text:p>
          </table:table-cell>
          <table:table-cell table:number-columns-repeated="1023"/>
        </table:table-row>
        <table:table-row table:style-name="ro1">
          <table:table-cell table:formula="of:=IF([$'Admin ALL'.A178]&lt;&gt;&quot;&quot;;[$'Admin ALL'.A178];&quot;&quot;)" office:value-type="string" office:string-value="page_button                          = " calcext:value-type="string">
            <text:p>page_button <text:s text:c="25"/>= </text:p>
          </table:table-cell>
          <table:table-cell table:number-columns-repeated="1023"/>
        </table:table-row>
        <table:table-row table:style-name="ro1">
          <table:table-cell table:formula="of:=IF([$'Admin ALL'.A179]&lt;&gt;&quot;&quot;;[$'Admin ALL'.A179];&quot;&quot;)" office:value-type="string" office:string-value="page_status                          = " calcext:value-type="string">
            <text:p>page_status <text:s text:c="25"/>= </text:p>
          </table:table-cell>
          <table:table-cell table:number-columns-repeated="1023"/>
        </table:table-row>
        <table:table-row table:style-name="ro1">
          <table:table-cell table:formula="of:=IF([$'Admin ALL'.A180]&lt;&gt;&quot;&quot;;[$'Admin ALL'.A180];&quot;&quot;)" office:value-type="string" office:string-value="page_edit                            = " calcext:value-type="string">
            <text:p>page_edit <text:s text:c="27"/>= </text:p>
          </table:table-cell>
          <table:table-cell table:number-columns-repeated="1023"/>
        </table:table-row>
        <table:table-row table:style-name="ro1">
          <table:table-cell table:formula="of:=IF([$'Admin ALL'.A181]&lt;&gt;&quot;&quot;;[$'Admin ALL'.A181];&quot;&quot;)" office:value-type="string" office:string-value="page_saveasdraft                     = " calcext:value-type="string">
            <text:p>page_saveasdraft <text:s text:c="20"/>= </text:p>
          </table:table-cell>
          <table:table-cell table:number-columns-repeated="1023"/>
        </table:table-row>
        <table:table-row table:style-name="ro1">
          <table:table-cell table:formula="of:=IF([$'Admin ALL'.A182]&lt;&gt;&quot;&quot;;[$'Admin ALL'.A182];&quot;&quot;)" office:value-type="string" office:string-value="page_saveashidden                    = " calcext:value-type="string">
            <text:p>page_saveashidden <text:s text:c="19"/>= </text:p>
          </table:table-cell>
          <table:table-cell table:number-columns-repeated="1023"/>
        </table:table-row>
        <table:table-row table:style-name="ro1">
          <table:table-cell table:formula="of:=IF([$'Admin ALL'.A183]&lt;&gt;&quot;&quot;;[$'Admin ALL'.A183];&quot;&quot;)" office:value-type="string" office:string-value="page_saveasnormal                    = " calcext:value-type="string">
            <text:p>page_saveasnormal <text:s text:c="19"/>= </text:p>
          </table:table-cell>
          <table:table-cell table:number-columns-repeated="1023"/>
        </table:table-row>
        <table:table-row table:style-name="ro1">
          <table:table-cell table:formula="of:=IF([$'Admin ALL'.A184]&lt;&gt;&quot;&quot;;[$'Admin ALL'.A184];&quot;&quot;)" office:value-type="string" office:string-value="page_error_save                      = " calcext:value-type="string">
            <text:p>page_error_save <text:s text:c="21"/>= </text:p>
          </table:table-cell>
          <table:table-cell table:number-columns-repeated="1023"/>
        </table:table-row>
        <table:table-row table:style-name="ro1">
          <table:table-cell table:formula="of:=IF([$'Admin ALL'.A185]&lt;&gt;&quot;&quot;;[$'Admin ALL'.A185];&quot;&quot;)" office:value-type="string" office:string-value="page_edit_discard                    = " calcext:value-type="string">
            <text:p>page_edit_discard <text:s text:c="19"/>= </text:p>
          </table:table-cell>
          <table:table-cell table:number-columns-repeated="1023"/>
        </table:table-row>
        <table:table-row table:style-name="ro1">
          <table:table-cell table:formula="of:=IF([$'Admin ALL'.A186]&lt;&gt;&quot;&quot;;[$'Admin ALL'.A186];&quot;&quot;)" office:value-type="string" office:string-value="close                                = " calcext:value-type="string">
            <text:p>close <text:s text:c="31"/>= </text:p>
          </table:table-cell>
          <table:table-cell table:number-columns-repeated="1023"/>
        </table:table-row>
        <table:table-row table:style-name="ro1">
          <table:table-cell table:formula="of:=IF([$'Admin ALL'.A187]&lt;&gt;&quot;&quot;;[$'Admin ALL'.A187];&quot;&quot;)" office:value-type="string" office:string-value="page_reload                          = " calcext:value-type="string">
            <text:p>page_reload <text:s text:c="25"/>= </text:p>
          </table:table-cell>
          <table:table-cell table:number-columns-repeated="1023"/>
        </table:table-row>
        <table:table-row table:style-name="ro1">
          <table:table-cell table:formula="of:=IF([$'Admin ALL'.A188]&lt;&gt;&quot;&quot;;[$'Admin ALL'.A188];&quot;&quot;)" office:value-type="string" office:string-value="page_cancel_reload                   = " calcext:value-type="string">
            <text:p>page_cancel_reload <text:s text:c="18"/>= </text:p>
          </table:table-cell>
          <table:table-cell table:number-columns-repeated="1023"/>
        </table:table-row>
        <table:table-row table:style-name="ro1">
          <table:table-cell table:formula="of:=IF([$'Admin ALL'.A189]&lt;&gt;&quot;&quot;;[$'Admin ALL'.A189];&quot;&quot;)" office:value-type="string" office:string-value="page_error_no_page                   = " calcext:value-type="string">
            <text:p>page_error_no_page <text:s text:c="18"/>= </text:p>
          </table:table-cell>
          <table:table-cell table:number-columns-repeated="1023"/>
        </table:table-row>
        <table:table-row table:style-name="ro1">
          <table:table-cell table:formula="of:=IF([$'Admin ALL'.A190]&lt;&gt;&quot;&quot;;[$'Admin ALL'.A190];&quot;&quot;)">
            <text:p/>
          </table:table-cell>
          <table:table-cell table:number-columns-repeated="1023"/>
        </table:table-row>
        <table:table-row table:style-name="ro1">
          <table:table-cell table:formula="of:=IF([$'Admin ALL'.A191]&lt;&gt;&quot;&quot;;[$'Admin ALL'.A191];&quot;&quot;)" office:value-type="string" office:string-value="gallery_button                       = " calcext:value-type="string">
            <text:p>gallery_button <text:s text:c="22"/>= </text:p>
          </table:table-cell>
          <table:table-cell table:number-columns-repeated="1023"/>
        </table:table-row>
        <table:table-row table:style-name="ro1">
          <table:table-cell table:formula="of:=IF([$'Admin ALL'.A192]&lt;&gt;&quot;&quot;;[$'Admin ALL'.A192];&quot;&quot;)" office:value-type="string" office:string-value="gallery_scale                        = " calcext:value-type="string">
            <text:p>gallery_scale <text:s text:c="23"/>= </text:p>
          </table:table-cell>
          <table:table-cell table:number-columns-repeated="1023"/>
        </table:table-row>
        <table:table-row table:style-name="ro1">
          <table:table-cell table:formula="of:=IF([$'Admin ALL'.A193]&lt;&gt;&quot;&quot;;[$'Admin ALL'.A193];&quot;&quot;)" office:value-type="string" office:string-value="gallery_scale_thumbs                 = " calcext:value-type="string">
            <text:p>gallery_scale_thumbs <text:s text:c="16"/>= </text:p>
          </table:table-cell>
          <table:table-cell table:number-columns-repeated="1023"/>
        </table:table-row>
        <table:table-row table:style-name="ro1">
          <table:table-cell table:formula="of:=IF([$'Admin ALL'.A194]&lt;&gt;&quot;&quot;;[$'Admin ALL'.A194];&quot;&quot;)" office:value-type="string" office:string-value="gallery_error_new                    = " calcext:value-type="string">
            <text:p>gallery_error_new <text:s text:c="19"/>= </text:p>
          </table:table-cell>
          <table:table-cell table:number-columns-repeated="1023"/>
        </table:table-row>
        <table:table-row table:style-name="ro1">
          <table:table-cell table:formula="of:=IF([$'Admin ALL'.A195]&lt;&gt;&quot;&quot;;[$'Admin ALL'.A195];&quot;&quot;)" office:value-type="string" office:string-value="gallery_error_exists                 = " calcext:value-type="string">
            <text:p>gallery_error_exists <text:s text:c="16"/>= </text:p>
          </table:table-cell>
          <table:table-cell table:number-columns-repeated="1023"/>
        </table:table-row>
        <table:table-row table:style-name="ro1">
          <table:table-cell table:formula="of:=IF([$'Admin ALL'.A196]&lt;&gt;&quot;&quot;;[$'Admin ALL'.A196];&quot;&quot;)" office:value-type="string" office:string-value="gallery_error_datei_conf             = " calcext:value-type="string">
            <text:p>gallery_error_datei_conf <text:s text:c="12"/>= </text:p>
          </table:table-cell>
          <table:table-cell table:number-columns-repeated="1023"/>
        </table:table-row>
        <table:table-row table:style-name="ro1">
          <table:table-cell table:formula="of:=IF([$'Admin ALL'.A197]&lt;&gt;&quot;&quot;;[$'Admin ALL'.A197];&quot;&quot;)" office:value-type="string" office:string-value="gallery_error_subtitle_conf          = " calcext:value-type="string">
            <text:p>gallery_error_subtitle_conf <text:s text:c="9"/>= </text:p>
          </table:table-cell>
          <table:table-cell table:number-columns-repeated="1023"/>
        </table:table-row>
        <table:table-row table:style-name="ro1">
          <table:table-cell table:formula="of:=IF([$'Admin ALL'.A198]&lt;&gt;&quot;&quot;;[$'Admin ALL'.A198];&quot;&quot;)" office:value-type="string" office:string-value="gallery_messages_from_ftp            = " calcext:value-type="string">
            <text:p>gallery_messages_from_ftp <text:s text:c="11"/>= </text:p>
          </table:table-cell>
          <table:table-cell table:number-columns-repeated="1023"/>
        </table:table-row>
        <table:table-row table:style-name="ro1">
          <table:table-cell table:formula="of:=IF([$'Admin ALL'.A199]&lt;&gt;&quot;&quot;;[$'Admin ALL'.A199];&quot;&quot;)" office:value-type="string" office:string-value="gallery_messages_from_ftp_no         = " calcext:value-type="string">
            <text:p>gallery_messages_from_ftp_no <text:s text:c="8"/>= </text:p>
          </table:table-cell>
          <table:table-cell table:number-columns-repeated="1023"/>
        </table:table-row>
        <table:table-row table:style-name="ro1">
          <table:table-cell table:formula="of:=IF([$'Admin ALL'.A200]&lt;&gt;&quot;&quot;;[$'Admin ALL'.A200];&quot;&quot;)" office:value-type="string" office:string-value="gallery_text_from_ftp                = " calcext:value-type="string">
            <text:p>gallery_text_from_ftp <text:s text:c="15"/>= </text:p>
          </table:table-cell>
          <table:table-cell table:number-columns-repeated="1023"/>
        </table:table-row>
        <table:table-row table:style-name="ro1">
          <table:table-cell table:formula="of:=IF([$'Admin ALL'.A201]&lt;&gt;&quot;&quot;;[$'Admin ALL'.A201];&quot;&quot;)" office:value-type="string" office:string-value="gallery_text_from_ftp_button         = " calcext:value-type="string">
            <text:p>gallery_text_from_ftp_button <text:s text:c="8"/>= </text:p>
          </table:table-cell>
          <table:table-cell table:number-columns-repeated="1023"/>
        </table:table-row>
        <table:table-row table:style-name="ro1">
          <table:table-cell table:formula="of:=IF([$'Admin ALL'.A202]&lt;&gt;&quot;&quot;;[$'Admin ALL'.A202];&quot;&quot;)" office:value-type="string" office:string-value="gallery_name_new                     = " calcext:value-type="string">
            <text:p>gallery_name_new <text:s text:c="20"/>= </text:p>
          </table:table-cell>
          <table:table-cell table:number-columns-repeated="1023"/>
        </table:table-row>
        <table:table-row table:style-name="ro1">
          <table:table-cell table:formula="of:=IF([$'Admin ALL'.A203]&lt;&gt;&quot;&quot;;[$'Admin ALL'.A203];&quot;&quot;)" office:value-type="string" office:string-value="gallery_error_deleted                = " calcext:value-type="string">
            <text:p>gallery_error_deleted <text:s text:c="15"/>= </text:p>
          </table:table-cell>
          <table:table-cell table:number-columns-repeated="1023"/>
        </table:table-row>
        <table:table-row table:style-name="ro1">
          <table:table-cell table:formula="of:=IF([$'Admin ALL'.A204]&lt;&gt;&quot;&quot;;[$'Admin ALL'.A204];&quot;&quot;)" office:value-type="string" office:string-value="gallery_error_newname                = " calcext:value-type="string">
            <text:p>gallery_error_newname <text:s text:c="15"/>= </text:p>
          </table:table-cell>
          <table:table-cell table:number-columns-repeated="1023"/>
        </table:table-row>
        <table:table-row table:style-name="ro1">
          <table:table-cell table:formula="of:=IF([$'Admin ALL'.A205]&lt;&gt;&quot;&quot;;[$'Admin ALL'.A205];&quot;&quot;)" office:value-type="string" office:string-value="gallery_help_conf                    = " calcext:value-type="string">
            <text:p>gallery_help_conf <text:s text:c="19"/>= </text:p>
          </table:table-cell>
          <table:table-cell table:number-columns-repeated="1023"/>
        </table:table-row>
        <table:table-row table:style-name="ro1">
          <table:table-cell table:formula="of:=IF([$'Admin ALL'.A206]&lt;&gt;&quot;&quot;;[$'Admin ALL'.A206];&quot;&quot;)" office:value-type="string" office:string-value="gallery_error_noexists               = " calcext:value-type="string">
            <text:p>gallery_error_noexists <text:s text:c="14"/>= </text:p>
          </table:table-cell>
          <table:table-cell table:number-columns-repeated="1023"/>
        </table:table-row>
        <table:table-row table:style-name="ro1">
          <table:table-cell table:formula="of:=IF([$'Admin ALL'.A207]&lt;&gt;&quot;&quot;;[$'Admin ALL'.A207];&quot;&quot;)" office:value-type="string" office:string-value="gallery_delete_confirm               = " calcext:value-type="string">
            <text:p>gallery_delete_confirm <text:s text:c="14"/>= </text:p>
          </table:table-cell>
          <table:table-cell table:number-columns-repeated="1023"/>
        </table:table-row>
        <table:table-row table:style-name="ro1">
          <table:table-cell table:formula="of:=IF([$'Admin ALL'.A208]&lt;&gt;&quot;&quot;;[$'Admin ALL'.A208];&quot;&quot;)" office:value-type="string" office:string-value="gallery_image_size                   = " calcext:value-type="string">
            <text:p>gallery_image_size <text:s text:c="18"/>= </text:p>
          </table:table-cell>
          <table:table-cell table:number-columns-repeated="1023"/>
        </table:table-row>
        <table:table-row table:style-name="ro1">
          <table:table-cell table:formula="of:=IF([$'Admin ALL'.A209]&lt;&gt;&quot;&quot;;[$'Admin ALL'.A209];&quot;&quot;)" office:value-type="string" office:string-value="gallery_preview_size                 = " calcext:value-type="string">
            <text:p>gallery_preview_size <text:s text:c="16"/>= </text:p>
          </table:table-cell>
          <table:table-cell table:number-columns-repeated="1023"/>
        </table:table-row>
        <table:table-row table:style-name="ro1">
          <table:table-cell table:formula="of:=IF([$'Admin ALL'.A210]&lt;&gt;&quot;&quot;;[$'Admin ALL'.A210];&quot;&quot;)" office:value-type="string" office:string-value="gallery_text_subtitle                = " calcext:value-type="string">
            <text:p>gallery_text_subtitle <text:s text:c="15"/>= </text:p>
          </table:table-cell>
          <table:table-cell table:number-columns-repeated="1023"/>
        </table:table-row>
        <table:table-row table:style-name="ro1">
          <table:table-cell table:formula="of:=IF([$'Admin ALL'.A211]&lt;&gt;&quot;&quot;;[$'Admin ALL'.A211];&quot;&quot;)">
            <text:p/>
          </table:table-cell>
          <table:table-cell table:number-columns-repeated="1023"/>
        </table:table-row>
        <table:table-row table:style-name="ro1">
          <table:table-cell table:formula="of:=IF([$'Admin ALL'.A212]&lt;&gt;&quot;&quot;;[$'Admin ALL'.A212];&quot;&quot;)" office:value-type="string" office:string-value="config_button                        = " calcext:value-type="string">
            <text:p>config_button <text:s text:c="23"/>= </text:p>
          </table:table-cell>
          <table:table-cell table:number-columns-repeated="1023"/>
        </table:table-row>
        <table:table-row table:style-name="ro1">
          <table:table-cell table:formula="of:=IF([$'Admin ALL'.A213]&lt;&gt;&quot;&quot;;[$'Admin ALL'.A213];&quot;&quot;)" office:value-type="string" office:string-value="config_text                          = " calcext:value-type="string">
            <text:p>config_text <text:s text:c="25"/>= </text:p>
          </table:table-cell>
          <table:table-cell table:number-columns-repeated="1023"/>
        </table:table-row>
        <table:table-row table:style-name="ro1">
          <table:table-cell table:formula="of:=IF([$'Admin ALL'.A214]&lt;&gt;&quot;&quot;;[$'Admin ALL'.A214];&quot;&quot;)" office:value-type="string" office:string-value="config_text_usesitemap               = " calcext:value-type="string">
            <text:p>config_text_usesitemap <text:s text:c="14"/>= </text:p>
          </table:table-cell>
          <table:table-cell table:number-columns-repeated="1023"/>
        </table:table-row>
        <table:table-row table:style-name="ro1">
          <table:table-cell table:formula="of:=IF([$'Admin ALL'.A215]&lt;&gt;&quot;&quot;;[$'Admin ALL'.A215];&quot;&quot;)" office:value-type="string" office:string-value="config_input_usesitemap              = " calcext:value-type="string">
            <text:p>config_input_usesitemap <text:s text:c="13"/>= </text:p>
          </table:table-cell>
          <table:table-cell table:number-columns-repeated="1023"/>
        </table:table-row>
        <table:table-row table:style-name="ro1">
          <table:table-cell table:formula="of:=IF([$'Admin ALL'.A216]&lt;&gt;&quot;&quot;;[$'Admin ALL'.A216];&quot;&quot;)" office:value-type="string" office:string-value="config_error_language_empty          = " calcext:value-type="string">
            <text:p>config_error_language_empty <text:s text:c="9"/>= </text:p>
          </table:table-cell>
          <table:table-cell table:number-columns-repeated="1023"/>
        </table:table-row>
        <table:table-row table:style-name="ro1">
          <table:table-cell table:formula="of:=IF([$'Admin ALL'.A217]&lt;&gt;&quot;&quot;;[$'Admin ALL'.A217];&quot;&quot;)" office:value-type="string" office:string-value="config_error_languagefile_error      = " calcext:value-type="string">
            <text:p>config_error_languagefile_error <text:s text:c="5"/>= </text:p>
          </table:table-cell>
          <table:table-cell table:number-columns-repeated="1023"/>
        </table:table-row>
        <table:table-row table:style-name="ro1">
          <table:table-cell table:formula="of:=IF([$'Admin ALL'.A218]&lt;&gt;&quot;&quot;;[$'Admin ALL'.A218];&quot;&quot;)" office:value-type="string" office:string-value="config_error_defaultcat_emty         = " calcext:value-type="string">
            <text:p>config_error_defaultcat_emty <text:s text:c="8"/>= </text:p>
          </table:table-cell>
          <table:table-cell table:number-columns-repeated="1023"/>
        </table:table-row>
        <table:table-row table:style-name="ro1">
          <table:table-cell table:formula="of:=IF([$'Admin ALL'.A219]&lt;&gt;&quot;&quot;;[$'Admin ALL'.A219];&quot;&quot;)" office:value-type="string" office:string-value="config_error_defaultcat_existed      = " calcext:value-type="string">
            <text:p>config_error_defaultcat_existed <text:s text:c="5"/>= </text:p>
          </table:table-cell>
          <table:table-cell table:number-columns-repeated="1023"/>
        </table:table-row>
        <table:table-row table:style-name="ro1">
          <table:table-cell table:formula="of:=IF([$'Admin ALL'.A220]&lt;&gt;&quot;&quot;;[$'Admin ALL'.A220];&quot;&quot;)" office:value-type="string" office:string-value="config_error_layouts_emty            = " calcext:value-type="string">
            <text:p>config_error_layouts_emty <text:s text:c="11"/>= </text:p>
          </table:table-cell>
          <table:table-cell table:number-columns-repeated="1023"/>
        </table:table-row>
        <table:table-row table:style-name="ro1">
          <table:table-cell table:formula="of:=IF([$'Admin ALL'.A221]&lt;&gt;&quot;&quot;;[$'Admin ALL'.A221];&quot;&quot;)" office:value-type="string" office:string-value="config_error_layouts_existed         = " calcext:value-type="string">
            <text:p>config_error_layouts_existed <text:s text:c="8"/>= </text:p>
          </table:table-cell>
          <table:table-cell table:number-columns-repeated="1023"/>
        </table:table-row>
        <table:table-row table:style-name="ro1">
          <table:table-cell table:formula="of:=IF([$'Admin ALL'.A222]&lt;&gt;&quot;&quot;;[$'Admin ALL'.A222];&quot;&quot;)" office:value-type="string" office:string-value="config_error_modrewrite              = " calcext:value-type="string">
            <text:p>config_error_modrewrite <text:s text:c="13"/>= </text:p>
          </table:table-cell>
          <table:table-cell table:number-columns-repeated="1023"/>
        </table:table-row>
        <table:table-row table:style-name="ro1">
          <table:table-cell table:formula="of:=IF([$'Admin ALL'.A223]&lt;&gt;&quot;&quot;;[$'Admin ALL'.A223];&quot;&quot;)" office:value-type="string" office:string-value="config_text_websitetitle             = " calcext:value-type="string">
            <text:p>config_text_websitetitle <text:s text:c="12"/>= </text:p>
          </table:table-cell>
          <table:table-cell table:number-columns-repeated="1023"/>
        </table:table-row>
        <table:table-row table:style-name="ro1">
          <table:table-cell table:formula="of:=IF([$'Admin ALL'.A224]&lt;&gt;&quot;&quot;;[$'Admin ALL'.A224];&quot;&quot;)" office:value-type="string" office:string-value="config_text_websitetitlebar          = " calcext:value-type="string">
            <text:p>config_text_websitetitlebar <text:s text:c="9"/>= </text:p>
          </table:table-cell>
          <table:table-cell table:number-columns-repeated="1023"/>
        </table:table-row>
        <table:table-row table:style-name="ro1">
          <table:table-cell table:formula="of:=IF([$'Admin ALL'.A225]&lt;&gt;&quot;&quot;;[$'Admin ALL'.A225];&quot;&quot;)" office:value-type="string" office:string-value="config_text_websitetitleseparator    = " calcext:value-type="string">
            <text:p>config_text_websitetitleseparator <text:s text:c="3"/>= </text:p>
          </table:table-cell>
          <table:table-cell table:number-columns-repeated="1023"/>
        </table:table-row>
        <table:table-row table:style-name="ro1">
          <table:table-cell table:formula="of:=IF([$'Admin ALL'.A226]&lt;&gt;&quot;&quot;;[$'Admin ALL'.A226];&quot;&quot;)" office:value-type="string" office:string-value="config_text_websitedescription       = " calcext:value-type="string">
            <text:p>config_text_websitedescription <text:s text:c="6"/>= </text:p>
          </table:table-cell>
          <table:table-cell table:number-columns-repeated="1023"/>
        </table:table-row>
        <table:table-row table:style-name="ro1">
          <table:table-cell table:formula="of:=IF([$'Admin ALL'.A227]&lt;&gt;&quot;&quot;;[$'Admin ALL'.A227];&quot;&quot;)" office:value-type="string" office:string-value="config_text_websitekeywords          = " calcext:value-type="string">
            <text:p>config_text_websitekeywords <text:s text:c="9"/>= </text:p>
          </table:table-cell>
          <table:table-cell table:number-columns-repeated="1023"/>
        </table:table-row>
        <table:table-row table:style-name="ro1">
          <table:table-cell table:formula="of:=IF([$'Admin ALL'.A228]&lt;&gt;&quot;&quot;;[$'Admin ALL'.A228];&quot;&quot;)" office:value-type="string" office:string-value="config_text_cmslanguage              = " calcext:value-type="string">
            <text:p>config_text_cmslanguage <text:s text:c="13"/>= </text:p>
          </table:table-cell>
          <table:table-cell table:number-columns-repeated="1023"/>
        </table:table-row>
        <table:table-row table:style-name="ro1">
          <table:table-cell table:formula="of:=IF([$'Admin ALL'.A229]&lt;&gt;&quot;&quot;;[$'Admin ALL'.A229];&quot;&quot;)" office:value-type="string" office:string-value="config_input_translator              = " calcext:value-type="string">
            <text:p>config_input_translator <text:s text:c="13"/>= </text:p>
          </table:table-cell>
          <table:table-cell table:number-columns-repeated="1023"/>
        </table:table-row>
        <table:table-row table:style-name="ro1">
          <table:table-cell table:formula="of:=IF([$'Admin ALL'.A230]&lt;&gt;&quot;&quot;;[$'Admin ALL'.A230];&quot;&quot;)" office:value-type="string" office:string-value="config_text_cmslayout                = " calcext:value-type="string">
            <text:p>config_text_cmslayout <text:s text:c="15"/>= </text:p>
          </table:table-cell>
          <table:table-cell table:number-columns-repeated="1023"/>
        </table:table-row>
        <table:table-row table:style-name="ro1">
          <table:table-cell table:formula="of:=IF([$'Admin ALL'.A231]&lt;&gt;&quot;&quot;;[$'Admin ALL'.A231];&quot;&quot;)" office:value-type="string" office:string-value="config_text_defaultcat               = " calcext:value-type="string">
            <text:p>config_text_defaultcat <text:s text:c="14"/>= </text:p>
          </table:table-cell>
          <table:table-cell table:number-columns-repeated="1023"/>
        </table:table-row>
        <table:table-row table:style-name="ro1">
          <table:table-cell table:formula="of:=IF([$'Admin ALL'.A232]&lt;&gt;&quot;&quot;;[$'Admin ALL'.A232];&quot;&quot;)" office:value-type="string" office:string-value="config_text_usesyntax                = " calcext:value-type="string">
            <text:p>config_text_usesyntax <text:s text:c="15"/>= </text:p>
          </table:table-cell>
          <table:table-cell table:number-columns-repeated="1023"/>
        </table:table-row>
        <table:table-row table:style-name="ro1">
          <table:table-cell table:formula="of:=IF([$'Admin ALL'.A233]&lt;&gt;&quot;&quot;;[$'Admin ALL'.A233];&quot;&quot;)" office:value-type="string" office:string-value="config_input_usesyntax               = " calcext:value-type="string">
            <text:p>config_input_usesyntax <text:s text:c="14"/>= </text:p>
          </table:table-cell>
          <table:table-cell table:number-columns-repeated="1023"/>
        </table:table-row>
        <table:table-row table:style-name="ro1">
          <table:table-cell table:formula="of:=IF([$'Admin ALL'.A234]&lt;&gt;&quot;&quot;;[$'Admin ALL'.A234];&quot;&quot;)" office:value-type="string" office:string-value="config_text_replaceemoticons         = " calcext:value-type="string">
            <text:p>config_text_replaceemoticons <text:s text:c="8"/>= </text:p>
          </table:table-cell>
          <table:table-cell table:number-columns-repeated="1023"/>
        </table:table-row>
        <table:table-row table:style-name="ro1">
          <table:table-cell table:formula="of:=IF([$'Admin ALL'.A235]&lt;&gt;&quot;&quot;;[$'Admin ALL'.A235];&quot;&quot;)" office:value-type="string" office:string-value="config_text_usersyntax               = " calcext:value-type="string">
            <text:p>config_text_usersyntax <text:s text:c="14"/>= </text:p>
          </table:table-cell>
          <table:table-cell table:number-columns-repeated="1023"/>
        </table:table-row>
        <table:table-row table:style-name="ro1">
          <table:table-cell table:formula="of:=IF([$'Admin ALL'.A236]&lt;&gt;&quot;&quot;;[$'Admin ALL'.A236];&quot;&quot;)" office:value-type="string" office:string-value="config_input_replaceemoticons        = " calcext:value-type="string">
            <text:p>config_input_replaceemoticons <text:s text:c="7"/>= </text:p>
          </table:table-cell>
          <table:table-cell table:number-columns-repeated="1023"/>
        </table:table-row>
        <table:table-row table:style-name="ro1">
          <table:table-cell table:formula="of:=IF([$'Admin ALL'.A237]&lt;&gt;&quot;&quot;;[$'Admin ALL'.A237];&quot;&quot;)" office:value-type="string" office:string-value="config_text_defaultcolors            = " calcext:value-type="string">
            <text:p>config_text_defaultcolors <text:s text:c="11"/>= </text:p>
          </table:table-cell>
          <table:table-cell table:number-columns-repeated="1023"/>
        </table:table-row>
        <table:table-row table:style-name="ro1">
          <table:table-cell table:formula="of:=IF([$'Admin ALL'.A238]&lt;&gt;&quot;&quot;;[$'Admin ALL'.A238];&quot;&quot;)" office:value-type="string" office:string-value="config_text_showhiddenpages          = " calcext:value-type="string">
            <text:p>config_text_showhiddenpages <text:s text:c="9"/>= </text:p>
          </table:table-cell>
          <table:table-cell table:number-columns-repeated="1023"/>
        </table:table-row>
        <table:table-row table:style-name="ro1">
          <table:table-cell table:formula="of:=IF([$'Admin ALL'.A239]&lt;&gt;&quot;&quot;;[$'Admin ALL'.A239];&quot;&quot;)" office:value-type="string" office:string-value="config_input_search                  = " calcext:value-type="string">
            <text:p>config_input_search <text:s text:c="17"/>= </text:p>
          </table:table-cell>
          <table:table-cell table:number-columns-repeated="1023"/>
        </table:table-row>
        <table:table-row table:style-name="ro1">
          <table:table-cell table:formula="of:=IF([$'Admin ALL'.A240]&lt;&gt;&quot;&quot;;[$'Admin ALL'.A240];&quot;&quot;)" office:value-type="string" office:string-value="config_input_sitemap                 = " calcext:value-type="string">
            <text:p>config_input_sitemap <text:s text:c="16"/>= </text:p>
          </table:table-cell>
          <table:table-cell table:number-columns-repeated="1023"/>
        </table:table-row>
        <table:table-row table:style-name="ro1">
          <table:table-cell table:formula="of:=IF([$'Admin ALL'.A241]&lt;&gt;&quot;&quot;;[$'Admin ALL'.A241];&quot;&quot;)" office:value-type="string" office:string-value="config_input_pagesincmsvariables     = " calcext:value-type="string">
            <text:p>config_input_pagesincmsvariables <text:s text:c="4"/>= </text:p>
          </table:table-cell>
          <table:table-cell table:number-columns-repeated="1023"/>
        </table:table-row>
        <table:table-row table:style-name="ro1">
          <table:table-cell table:formula="of:=IF([$'Admin ALL'.A242]&lt;&gt;&quot;&quot;;[$'Admin ALL'.A242];&quot;&quot;)" office:value-type="string" office:string-value="config_input_pagesasdefaultpage      = " calcext:value-type="string">
            <text:p>config_input_pagesasdefaultpage <text:s text:c="5"/>= </text:p>
          </table:table-cell>
          <table:table-cell table:number-columns-repeated="1023"/>
        </table:table-row>
        <table:table-row table:style-name="ro1">
          <table:table-cell table:formula="of:=IF([$'Admin ALL'.A243]&lt;&gt;&quot;&quot;;[$'Admin ALL'.A243];&quot;&quot;)" office:value-type="string" office:string-value="config_text_target                   = " calcext:value-type="string">
            <text:p>config_text_target <text:s text:c="18"/>= </text:p>
          </table:table-cell>
          <table:table-cell table:number-columns-repeated="1023"/>
        </table:table-row>
        <table:table-row table:style-name="ro1">
          <table:table-cell table:formula="of:=IF([$'Admin ALL'.A244]&lt;&gt;&quot;&quot;;[$'Admin ALL'.A244];&quot;&quot;)" office:value-type="string" office:string-value="config_input_download                = " calcext:value-type="string">
            <text:p>config_input_download <text:s text:c="15"/>= </text:p>
          </table:table-cell>
          <table:table-cell table:number-columns-repeated="1023"/>
        </table:table-row>
        <table:table-row table:style-name="ro1">
          <table:table-cell table:formula="of:=IF([$'Admin ALL'.A245]&lt;&gt;&quot;&quot;;[$'Admin ALL'.A245];&quot;&quot;)" office:value-type="string" office:string-value="config_input_link                    = " calcext:value-type="string">
            <text:p>config_input_link <text:s text:c="19"/>= </text:p>
          </table:table-cell>
          <table:table-cell table:number-columns-repeated="1023"/>
        </table:table-row>
        <table:table-row table:style-name="ro1">
          <table:table-cell table:formula="of:=IF([$'Admin ALL'.A246]&lt;&gt;&quot;&quot;;[$'Admin ALL'.A246];&quot;&quot;)" office:value-type="string" office:string-value="config_text_catnamedpages            = " calcext:value-type="string">
            <text:p>config_text_catnamedpages <text:s text:c="11"/>= </text:p>
          </table:table-cell>
          <table:table-cell table:number-columns-repeated="1023"/>
        </table:table-row>
        <table:table-row table:style-name="ro1">
          <table:table-cell table:formula="of:=IF([$'Admin ALL'.A247]&lt;&gt;&quot;&quot;;[$'Admin ALL'.A247];&quot;&quot;)" office:value-type="string" office:string-value="config_input_catnamedpages           = " calcext:value-type="string">
            <text:p>config_input_catnamedpages <text:s text:c="10"/>= </text:p>
          </table:table-cell>
          <table:table-cell table:number-columns-repeated="1023"/>
        </table:table-row>
        <table:table-row table:style-name="ro1">
          <table:table-cell table:formula="of:=IF([$'Admin ALL'.A248]&lt;&gt;&quot;&quot;;[$'Admin ALL'.A248];&quot;&quot;)" office:value-type="string" office:string-value="config_text_modrewrite               = " calcext:value-type="string">
            <text:p>config_text_modrewrite <text:s text:c="14"/>= </text:p>
          </table:table-cell>
          <table:table-cell table:number-columns-repeated="1023"/>
        </table:table-row>
        <table:table-row table:style-name="ro1">
          <table:table-cell table:formula="of:=IF([$'Admin ALL'.A249]&lt;&gt;&quot;&quot;;[$'Admin ALL'.A249];&quot;&quot;)" office:value-type="string" office:string-value="config_input_modrewrite              = " calcext:value-type="string">
            <text:p>config_input_modrewrite <text:s text:c="13"/>= </text:p>
          </table:table-cell>
          <table:table-cell table:number-columns-repeated="1023"/>
        </table:table-row>
        <table:table-row table:style-name="ro1">
          <table:table-cell table:formula="of:=IF([$'Admin ALL'.A250]&lt;&gt;&quot;&quot;;[$'Admin ALL'.A250];&quot;&quot;)" office:value-type="string" office:string-value="config_text_showsyntaxtooltips       = " calcext:value-type="string">
            <text:p>config_text_showsyntaxtooltips <text:s text:c="6"/>= </text:p>
          </table:table-cell>
          <table:table-cell table:number-columns-repeated="1023"/>
        </table:table-row>
        <table:table-row table:style-name="ro1">
          <table:table-cell table:formula="of:=IF([$'Admin ALL'.A251]&lt;&gt;&quot;&quot;;[$'Admin ALL'.A251];&quot;&quot;)" office:value-type="string" office:string-value="config_input_showsyntaxtooltips      = " calcext:value-type="string">
            <text:p>config_input_showsyntaxtooltips <text:s text:c="5"/>= </text:p>
          </table:table-cell>
          <table:table-cell table:number-columns-repeated="1023"/>
        </table:table-row>
        <table:table-row table:style-name="ro1">
          <table:table-cell table:formula="of:=IF([$'Admin ALL'.A252]&lt;&gt;&quot;&quot;;[$'Admin ALL'.A252];&quot;&quot;)" office:value-type="string" office:string-value="config_titel_cmsglobal               = " calcext:value-type="string">
            <text:p>config_titel_cmsglobal <text:s text:c="14"/>= </text:p>
          </table:table-cell>
          <table:table-cell table:number-columns-repeated="1023"/>
        </table:table-row>
        <table:table-row table:style-name="ro1">
          <table:table-cell table:formula="of:=IF([$'Admin ALL'.A253]&lt;&gt;&quot;&quot;;[$'Admin ALL'.A253];&quot;&quot;)" office:value-type="string" office:string-value="config_titel_cmssyntax               = " calcext:value-type="string">
            <text:p>config_titel_cmssyntax <text:s text:c="14"/>= </text:p>
          </table:table-cell>
          <table:table-cell table:number-columns-repeated="1023"/>
        </table:table-row>
        <table:table-row table:style-name="ro1">
          <table:table-cell table:formula="of:=IF([$'Admin ALL'.A254]&lt;&gt;&quot;&quot;;[$'Admin ALL'.A254];&quot;&quot;)" office:value-type="string" office:string-value="config_titel_expert                  = " calcext:value-type="string">
            <text:p>config_titel_expert <text:s text:c="17"/>= </text:p>
          </table:table-cell>
          <table:table-cell table:number-columns-repeated="1023"/>
        </table:table-row>
        <table:table-row table:style-name="ro1">
          <table:table-cell table:formula="of:=IF([$'Admin ALL'.A255]&lt;&gt;&quot;&quot;;[$'Admin ALL'.A255];&quot;&quot;)" office:value-type="string" office:string-value="config_titel_usersyntax_test         = " calcext:value-type="string">
            <text:p>config_titel_usersyntax_test <text:s text:c="8"/>= </text:p>
          </table:table-cell>
          <table:table-cell table:number-columns-repeated="1023"/>
        </table:table-row>
        <table:table-row table:style-name="ro1">
          <table:table-cell table:formula="of:=IF([$'Admin ALL'.A256]&lt;&gt;&quot;&quot;;[$'Admin ALL'.A256];&quot;&quot;)" office:value-type="string" office:string-value="config_input_draftmode               = " calcext:value-type="string">
            <text:p>config_input_draftmode <text:s text:c="14"/>= </text:p>
          </table:table-cell>
          <table:table-cell table:number-columns-repeated="1023"/>
        </table:table-row>
        <table:table-row table:style-name="ro1">
          <table:table-cell table:formula="of:=IF([$'Admin ALL'.A257]&lt;&gt;&quot;&quot;;[$'Admin ALL'.A257];&quot;&quot;)" office:value-type="string" office:string-value="config_text_draftmode                = " calcext:value-type="string">
            <text:p>config_text_draftmode <text:s text:c="15"/>= </text:p>
          </table:table-cell>
          <table:table-cell table:number-columns-repeated="1023"/>
        </table:table-row>
        <table:table-row table:style-name="ro1">
          <table:table-cell table:formula="of:=IF([$'Admin ALL'.A258]&lt;&gt;&quot;&quot;;[$'Admin ALL'.A258];&quot;&quot;)" office:value-type="string" office:string-value="config_input_draftlayout             = " calcext:value-type="string">
            <text:p>config_input_draftlayout <text:s text:c="12"/>= </text:p>
          </table:table-cell>
          <table:table-cell table:number-columns-repeated="1023"/>
        </table:table-row>
        <table:table-row table:style-name="ro1">
          <table:table-cell table:formula="of:=IF([$'Admin ALL'.A259]&lt;&gt;&quot;&quot;;[$'Admin ALL'.A259];&quot;&quot;)">
            <text:p/>
          </table:table-cell>
          <table:table-cell table:number-columns-repeated="1023"/>
        </table:table-row>
        <table:table-row table:style-name="ro1">
          <table:table-cell table:formula="of:=IF([$'Admin ALL'.A260]&lt;&gt;&quot;&quot;;[$'Admin ALL'.A260];&quot;&quot;)" office:value-type="string" office:string-value="admin_button                         = " calcext:value-type="string">
            <text:p>admin_button <text:s text:c="24"/>= </text:p>
          </table:table-cell>
          <table:table-cell table:number-columns-repeated="1023"/>
        </table:table-row>
        <table:table-row table:style-name="ro1">
          <table:table-cell table:formula="of:=IF([$'Admin ALL'.A261]&lt;&gt;&quot;&quot;;[$'Admin ALL'.A261];&quot;&quot;)" office:value-type="string" office:string-value="admin_text                           = " calcext:value-type="string">
            <text:p>admin_text <text:s text:c="26"/>= </text:p>
          </table:table-cell>
          <table:table-cell table:number-columns-repeated="1023"/>
        </table:table-row>
        <table:table-row table:style-name="ro1">
          <table:table-cell table:formula="of:=IF([$'Admin ALL'.A262]&lt;&gt;&quot;&quot;;[$'Admin ALL'.A262];&quot;&quot;)" office:value-type="string" office:string-value="admin_error_nodigit_tolong           = " calcext:value-type="string">
            <text:p>admin_error_nodigit_tolong <text:s text:c="10"/>= </text:p>
          </table:table-cell>
          <table:table-cell table:number-columns-repeated="1023"/>
        </table:table-row>
        <table:table-row table:style-name="ro1">
          <table:table-cell table:formula="of:=IF([$'Admin ALL'.A263]&lt;&gt;&quot;&quot;;[$'Admin ALL'.A263];&quot;&quot;)" office:value-type="string" office:string-value="admin_error_adminmail                = " calcext:value-type="string">
            <text:p>admin_error_adminmail <text:s text:c="15"/>= </text:p>
          </table:table-cell>
          <table:table-cell table:number-columns-repeated="1023"/>
        </table:table-row>
        <table:table-row table:style-name="ro1">
          <table:table-cell table:formula="of:=IF([$'Admin ALL'.A264]&lt;&gt;&quot;&quot;;[$'Admin ALL'.A264];&quot;&quot;)" office:value-type="string" office:string-value="admin_error_chmodnewfilesatts        = " calcext:value-type="string">
            <text:p>admin_error_chmodnewfilesatts <text:s text:c="7"/>= </text:p>
          </table:table-cell>
          <table:table-cell table:number-columns-repeated="1023"/>
        </table:table-row>
        <table:table-row table:style-name="ro1">
          <table:table-cell table:formula="of:=IF([$'Admin ALL'.A265]&lt;&gt;&quot;&quot;;[$'Admin ALL'.A265];&quot;&quot;)" office:value-type="string" office:string-value="admin_error_backupmsgintervall       = " calcext:value-type="string">
            <text:p>admin_error_backupmsgintervall <text:s text:c="6"/>= </text:p>
          </table:table-cell>
          <table:table-cell table:number-columns-repeated="1023"/>
        </table:table-row>
        <table:table-row table:style-name="ro1">
          <table:table-cell table:formula="of:=IF([$'Admin ALL'.A266]&lt;&gt;&quot;&quot;;[$'Admin ALL'.A266];&quot;&quot;)" office:value-type="string" office:string-value="admin_text_adminmail                 = " calcext:value-type="string">
            <text:p>admin_text_adminmail <text:s text:c="16"/>= </text:p>
          </table:table-cell>
          <table:table-cell table:number-columns-repeated="1023"/>
        </table:table-row>
        <table:table-row table:style-name="ro1">
          <table:table-cell table:formula="of:=IF([$'Admin ALL'.A267]&lt;&gt;&quot;&quot;;[$'Admin ALL'.A267];&quot;&quot;)" office:value-type="string" office:string-value="admin_text_backup                    = " calcext:value-type="string">
            <text:p>admin_text_backup <text:s text:c="19"/>= </text:p>
          </table:table-cell>
          <table:table-cell table:number-columns-repeated="1023"/>
        </table:table-row>
        <table:table-row table:style-name="ro1">
          <table:table-cell table:formula="of:=IF([$'Admin ALL'.A268]&lt;&gt;&quot;&quot;;[$'Admin ALL'.A268];&quot;&quot;)" office:value-type="string" office:string-value="admin_text_get_backup                = " calcext:value-type="string">
            <text:p>admin_text_get_backup <text:s text:c="15"/>= </text:p>
          </table:table-cell>
          <table:table-cell table:number-columns-repeated="1023"/>
        </table:table-row>
        <table:table-row table:style-name="ro1">
          <table:table-cell table:formula="of:=IF([$'Admin ALL'.A269]&lt;&gt;&quot;&quot;;[$'Admin ALL'.A269];&quot;&quot;)" office:value-type="string" office:string-value="admin_button_get_backup              = " calcext:value-type="string">
            <text:p>admin_button_get_backup <text:s text:c="13"/>= </text:p>
          </table:table-cell>
          <table:table-cell table:number-columns-repeated="1023"/>
        </table:table-row>
        <table:table-row table:style-name="ro1">
          <table:table-cell table:formula="of:=IF([$'Admin ALL'.A270]&lt;&gt;&quot;&quot;;[$'Admin ALL'.A270];&quot;&quot;)" office:value-type="string" office:string-value="admin_button_include_cms             = " calcext:value-type="string">
            <text:p>admin_button_include_cms <text:s text:c="12"/>= </text:p>
          </table:table-cell>
          <table:table-cell table:number-columns-repeated="1023"/>
        </table:table-row>
        <table:table-row table:style-name="ro1">
          <table:table-cell table:formula="of:=IF([$'Admin ALL'.A271]&lt;&gt;&quot;&quot;;[$'Admin ALL'.A271];&quot;&quot;)" office:value-type="string" office:string-value="admin_button_include_catpage         = " calcext:value-type="string">
            <text:p>admin_button_include_catpage <text:s text:c="8"/>= </text:p>
          </table:table-cell>
          <table:table-cell table:number-columns-repeated="1023"/>
        </table:table-row>
        <table:table-row table:style-name="ro1">
          <table:table-cell table:formula="of:=IF([$'Admin ALL'.A272]&lt;&gt;&quot;&quot;;[$'Admin ALL'.A272];&quot;&quot;)" office:value-type="string" office:string-value="admin_button_include_gallery         = " calcext:value-type="string">
            <text:p>admin_button_include_gallery <text:s text:c="8"/>= </text:p>
          </table:table-cell>
          <table:table-cell table:number-columns-repeated="1023"/>
        </table:table-row>
        <table:table-row table:style-name="ro1">
          <table:table-cell table:formula="of:=IF([$'Admin ALL'.A273]&lt;&gt;&quot;&quot;;[$'Admin ALL'.A273];&quot;&quot;)" office:value-type="string" office:string-value="admin_button_include_layouts         = " calcext:value-type="string">
            <text:p>admin_button_include_layouts <text:s text:c="8"/>= </text:p>
          </table:table-cell>
          <table:table-cell table:number-columns-repeated="1023"/>
        </table:table-row>
        <table:table-row table:style-name="ro1">
          <table:table-cell table:formula="of:=IF([$'Admin ALL'.A274]&lt;&gt;&quot;&quot;;[$'Admin ALL'.A274];&quot;&quot;)" office:value-type="string" office:string-value="admin_button_include_plugins         = " calcext:value-type="string">
            <text:p>admin_button_include_plugins <text:s text:c="8"/>= </text:p>
          </table:table-cell>
          <table:table-cell table:number-columns-repeated="1023"/>
        </table:table-row>
        <table:table-row table:style-name="ro1">
          <table:table-cell table:formula="of:=IF([$'Admin ALL'.A275]&lt;&gt;&quot;&quot;;[$'Admin ALL'.A275];&quot;&quot;)" office:value-type="string" office:string-value="admin_button_include_docu            = " calcext:value-type="string">
            <text:p>admin_button_include_docu <text:s text:c="11"/>= </text:p>
          </table:table-cell>
          <table:table-cell table:number-columns-repeated="1023"/>
        </table:table-row>
        <table:table-row table:style-name="ro1">
          <table:table-cell table:formula="of:=IF([$'Admin ALL'.A276]&lt;&gt;&quot;&quot;;[$'Admin ALL'.A276];&quot;&quot;)" office:value-type="string" office:string-value="admin_error_no_backups_select        = " calcext:value-type="string">
            <text:p>admin_error_no_backups_select <text:s text:c="7"/>= </text:p>
          </table:table-cell>
          <table:table-cell table:number-columns-repeated="1023"/>
        </table:table-row>
        <table:table-row table:style-name="ro1">
          <table:table-cell table:formula="of:=IF([$'Admin ALL'.A277]&lt;&gt;&quot;&quot;;[$'Admin ALL'.A277];&quot;&quot;)" office:value-type="string" office:string-value="admin_text_chmodnewfiles             = " calcext:value-type="string">
            <text:p>admin_text_chmodnewfiles <text:s text:c="12"/>= </text:p>
          </table:table-cell>
          <table:table-cell table:number-columns-repeated="1023"/>
        </table:table-row>
        <table:table-row table:style-name="ro1">
          <table:table-cell table:formula="of:=IF([$'Admin ALL'.A278]&lt;&gt;&quot;&quot;;[$'Admin ALL'.A278];&quot;&quot;)" office:value-type="string" office:string-value="admin_text_uploadfilter              = " calcext:value-type="string">
            <text:p>admin_text_uploadfilter <text:s text:c="13"/>= </text:p>
          </table:table-cell>
          <table:table-cell table:number-columns-repeated="1023"/>
        </table:table-row>
        <table:table-row table:style-name="ro1">
          <table:table-cell table:formula="of:=IF([$'Admin ALL'.A279]&lt;&gt;&quot;&quot;;[$'Admin ALL'.A279];&quot;&quot;)" office:value-type="string" office:string-value="admin_input_translator               = " calcext:value-type="string">
            <text:p>admin_input_translator <text:s text:c="14"/>= </text:p>
          </table:table-cell>
          <table:table-cell table:number-columns-repeated="1023"/>
        </table:table-row>
        <table:table-row table:style-name="ro1">
          <table:table-cell table:formula="of:=IF([$'Admin ALL'.A280]&lt;&gt;&quot;&quot;;[$'Admin ALL'.A280];&quot;&quot;)" office:value-type="string" office:string-value="admin_input_language                 = " calcext:value-type="string">
            <text:p>admin_input_language <text:s text:c="16"/>= </text:p>
          </table:table-cell>
          <table:table-cell table:number-columns-repeated="1023"/>
        </table:table-row>
        <table:table-row table:style-name="ro1">
          <table:table-cell table:formula="of:=IF([$'Admin ALL'.A281]&lt;&gt;&quot;&quot;;[$'Admin ALL'.A281];&quot;&quot;)" office:value-type="string" office:string-value="admin_input_chmodupdate              = " calcext:value-type="string">
            <text:p>admin_input_chmodupdate <text:s text:c="13"/>= </text:p>
          </table:table-cell>
          <table:table-cell table:number-columns-repeated="1023"/>
        </table:table-row>
        <table:table-row table:style-name="ro1">
          <table:table-cell table:formula="of:=IF([$'Admin ALL'.A282]&lt;&gt;&quot;&quot;;[$'Admin ALL'.A282];&quot;&quot;)" office:value-type="string" office:string-value="admin_messages_backup                = " calcext:value-type="string">
            <text:p>admin_messages_backup <text:s text:c="15"/>= </text:p>
          </table:table-cell>
          <table:table-cell table:number-columns-repeated="1023"/>
        </table:table-row>
        <table:table-row table:style-name="ro1">
          <table:table-cell table:formula="of:=IF([$'Admin ALL'.A283]&lt;&gt;&quot;&quot;;[$'Admin ALL'.A283];&quot;&quot;)" office:value-type="string" office:string-value="admin_messages_change_language       = " calcext:value-type="string">
            <text:p>admin_messages_change_language <text:s text:c="6"/>= </text:p>
          </table:table-cell>
          <table:table-cell table:number-columns-repeated="1023"/>
        </table:table-row>
        <table:table-row table:style-name="ro1">
          <table:table-cell table:formula="of:=IF([$'Admin ALL'.A284]&lt;&gt;&quot;&quot;;[$'Admin ALL'.A284];&quot;&quot;)" office:value-type="string" office:string-value="admin_messages_change_password       = " calcext:value-type="string">
            <text:p>admin_messages_change_password <text:s text:c="6"/>= </text:p>
          </table:table-cell>
          <table:table-cell table:number-columns-repeated="1023"/>
        </table:table-row>
        <table:table-row table:style-name="ro1">
          <table:table-cell table:formula="of:=IF([$'Admin ALL'.A285]&lt;&gt;&quot;&quot;;[$'Admin ALL'.A285];&quot;&quot;)" office:value-type="string" office:string-value="admin_messages_del_user              = " calcext:value-type="string">
            <text:p>admin_messages_del_user <text:s text:c="13"/>= </text:p>
          </table:table-cell>
          <table:table-cell table:number-columns-repeated="1023"/>
        </table:table-row>
        <table:table-row table:style-name="ro1">
          <table:table-cell table:formula="of:=IF([$'Admin ALL'.A286]&lt;&gt;&quot;&quot;;[$'Admin ALL'.A286];&quot;&quot;)" office:value-type="string" office:string-value="admin_error_language_empty           = " calcext:value-type="string">
            <text:p>admin_error_language_empty <text:s text:c="10"/>= </text:p>
          </table:table-cell>
          <table:table-cell table:number-columns-repeated="1023"/>
        </table:table-row>
        <table:table-row table:style-name="ro1">
          <table:table-cell table:formula="of:=IF([$'Admin ALL'.A287]&lt;&gt;&quot;&quot;;[$'Admin ALL'.A287];&quot;&quot;)" office:value-type="string" office:string-value="admin_error_languagefile_error       = " calcext:value-type="string">
            <text:p>admin_error_languagefile_error <text:s text:c="6"/>= </text:p>
          </table:table-cell>
          <table:table-cell table:number-columns-repeated="1023"/>
        </table:table-row>
        <table:table-row table:style-name="ro1">
          <table:table-cell table:formula="of:=IF([$'Admin ALL'.A288]&lt;&gt;&quot;&quot;;[$'Admin ALL'.A288];&quot;&quot;)" office:value-type="string" office:string-value="admin_button_del_user                = " calcext:value-type="string">
            <text:p>admin_button_del_user <text:s text:c="15"/>= </text:p>
          </table:table-cell>
          <table:table-cell table:number-columns-repeated="1023"/>
        </table:table-row>
        <table:table-row table:style-name="ro1">
          <table:table-cell table:formula="of:=IF([$'Admin ALL'.A289]&lt;&gt;&quot;&quot;;[$'Admin ALL'.A289];&quot;&quot;)" office:value-type="string" office:string-value="admin_noroot_admin                   = " calcext:value-type="string">
            <text:p>admin_noroot_admin <text:s text:c="18"/>= </text:p>
          </table:table-cell>
          <table:table-cell table:number-columns-repeated="1023"/>
        </table:table-row>
        <table:table-row table:style-name="ro1">
          <table:table-cell table:formula="of:=IF([$'Admin ALL'.A290]&lt;&gt;&quot;&quot;;[$'Admin ALL'.A290];&quot;&quot;)" office:value-type="string" office:string-value="admin_noroot_config                  = " calcext:value-type="string">
            <text:p>admin_noroot_config <text:s text:c="17"/>= </text:p>
          </table:table-cell>
          <table:table-cell table:number-columns-repeated="1023"/>
        </table:table-row>
        <table:table-row table:style-name="ro1">
          <table:table-cell table:formula="of:=IF([$'Admin ALL'.A291]&lt;&gt;&quot;&quot;;[$'Admin ALL'.A291];&quot;&quot;)" office:value-type="string" office:string-value="admin_noroot_tabs                    = " calcext:value-type="string">
            <text:p>admin_noroot_tabs <text:s text:c="19"/>= </text:p>
          </table:table-cell>
          <table:table-cell table:number-columns-repeated="1023"/>
        </table:table-row>
        <table:table-row table:style-name="ro1">
          <table:table-cell table:formula="of:=IF([$'Admin ALL'.A292]&lt;&gt;&quot;&quot;;[$'Admin ALL'.A292];&quot;&quot;)" office:value-type="string" office:string-value="admin_noroot_plugins                 = " calcext:value-type="string">
            <text:p>admin_noroot_plugins <text:s text:c="16"/>= </text:p>
          </table:table-cell>
          <table:table-cell table:number-columns-repeated="1023"/>
        </table:table-row>
        <table:table-row table:style-name="ro1">
          <table:table-cell table:formula="of:=IF([$'Admin ALL'.A293]&lt;&gt;&quot;&quot;;[$'Admin ALL'.A293];&quot;&quot;)" office:value-type="string" office:string-value="admin_noroot_template                = " calcext:value-type="string">
            <text:p>admin_noroot_template <text:s text:c="15"/>= </text:p>
          </table:table-cell>
          <table:table-cell table:number-columns-repeated="1023"/>
        </table:table-row>
        <table:table-row table:style-name="ro1">
          <table:table-cell table:formula="of:=IF([$'Admin ALL'.A294]&lt;&gt;&quot;&quot;;[$'Admin ALL'.A294];&quot;&quot;)" office:value-type="string" office:string-value="admin_noroot_text                    = " calcext:value-type="string">
            <text:p>admin_noroot_text <text:s text:c="19"/>= </text:p>
          </table:table-cell>
          <table:table-cell table:number-columns-repeated="1023"/>
        </table:table-row>
        <table:table-row table:style-name="ro1">
          <table:table-cell table:formula="of:=IF([$'Admin ALL'.A295]&lt;&gt;&quot;&quot;;[$'Admin ALL'.A295];&quot;&quot;)" office:value-type="string" office:string-value="admin_messages_chmod                 = " calcext:value-type="string">
            <text:p>admin_messages_chmod <text:s text:c="16"/>= </text:p>
          </table:table-cell>
          <table:table-cell table:number-columns-repeated="1023"/>
        </table:table-row>
        <table:table-row table:style-name="ro1">
          <table:table-cell table:formula="of:=IF([$'Admin ALL'.A296]&lt;&gt;&quot;&quot;;[$'Admin ALL'.A296];&quot;&quot;)">
            <text:p/>
          </table:table-cell>
          <table:table-cell table:number-columns-repeated="1023"/>
        </table:table-row>
        <table:table-row table:style-name="ro1">
          <table:table-cell table:formula="of:=IF([$'Admin ALL'.A297]&lt;&gt;&quot;&quot;;[$'Admin ALL'.A297];&quot;&quot;)" office:value-type="string" office:string-value="admin_user_select_websitetitle       = " calcext:value-type="string">
            <text:p>admin_user_select_websitetitle <text:s text:c="6"/>= </text:p>
          </table:table-cell>
          <table:table-cell table:number-columns-repeated="1023"/>
        </table:table-row>
        <table:table-row table:style-name="ro1">
          <table:table-cell table:formula="of:=IF([$'Admin ALL'.A298]&lt;&gt;&quot;&quot;;[$'Admin ALL'.A298];&quot;&quot;)" office:value-type="string" office:string-value="admin_user_select_websitedescription = " calcext:value-type="string">
            <text:p>admin_user_select_websitedescription = </text:p>
          </table:table-cell>
          <table:table-cell table:number-columns-repeated="1023"/>
        </table:table-row>
        <table:table-row table:style-name="ro1">
          <table:table-cell table:formula="of:=IF([$'Admin ALL'.A299]&lt;&gt;&quot;&quot;;[$'Admin ALL'.A299];&quot;&quot;)" office:value-type="string" office:string-value="admin_user_select_cmslanguage        = " calcext:value-type="string">
            <text:p>admin_user_select_cmslanguage <text:s text:c="7"/>= </text:p>
          </table:table-cell>
          <table:table-cell table:number-columns-repeated="1023"/>
        </table:table-row>
        <table:table-row table:style-name="ro1">
          <table:table-cell table:formula="of:=IF([$'Admin ALL'.A300]&lt;&gt;&quot;&quot;;[$'Admin ALL'.A300];&quot;&quot;)" office:value-type="string" office:string-value="admin_user_select_defaultcat         = " calcext:value-type="string">
            <text:p>admin_user_select_defaultcat <text:s text:c="8"/>= </text:p>
          </table:table-cell>
          <table:table-cell table:number-columns-repeated="1023"/>
        </table:table-row>
        <table:table-row table:style-name="ro1">
          <table:table-cell table:formula="of:=IF([$'Admin ALL'.A301]&lt;&gt;&quot;&quot;;[$'Admin ALL'.A301];&quot;&quot;)" office:value-type="string" office:string-value="admin_user_select_draftmode          = " calcext:value-type="string">
            <text:p>admin_user_select_draftmode <text:s text:c="9"/>= </text:p>
          </table:table-cell>
          <table:table-cell table:number-columns-repeated="1023"/>
        </table:table-row>
        <table:table-row table:style-name="ro1">
          <table:table-cell table:formula="of:=IF([$'Admin ALL'.A302]&lt;&gt;&quot;&quot;;[$'Admin ALL'.A302];&quot;&quot;)" office:value-type="string" office:string-value="admin_user_select_usesitemap         = " calcext:value-type="string">
            <text:p>admin_user_select_usesitemap <text:s text:c="8"/>= </text:p>
          </table:table-cell>
          <table:table-cell table:number-columns-repeated="1023"/>
        </table:table-row>
        <table:table-row table:style-name="ro1">
          <table:table-cell table:formula="of:=IF([$'Admin ALL'.A303]&lt;&gt;&quot;&quot;;[$'Admin ALL'.A303];&quot;&quot;)" office:value-type="string" office:string-value="admin_user_select_usecmssyntax       = " calcext:value-type="string">
            <text:p>admin_user_select_usecmssyntax <text:s text:c="6"/>= </text:p>
          </table:table-cell>
          <table:table-cell table:number-columns-repeated="1023"/>
        </table:table-row>
        <table:table-row table:style-name="ro1">
          <table:table-cell table:formula="of:=IF([$'Admin ALL'.A304]&lt;&gt;&quot;&quot;;[$'Admin ALL'.A304];&quot;&quot;)" office:value-type="string" office:string-value="admin_user_select_editusersyntax     = " calcext:value-type="string">
            <text:p>admin_user_select_editusersyntax <text:s text:c="4"/>= </text:p>
          </table:table-cell>
          <table:table-cell table:number-columns-repeated="1023"/>
        </table:table-row>
        <table:table-row table:style-name="ro1">
          <table:table-cell table:formula="of:=IF([$'Admin ALL'.A305]&lt;&gt;&quot;&quot;;[$'Admin ALL'.A305];&quot;&quot;)" office:value-type="string" office:string-value="admin_user_select_replaceemoticons   = " calcext:value-type="string">
            <text:p>admin_user_select_replaceemoticons <text:s text:c="2"/>= </text:p>
          </table:table-cell>
          <table:table-cell table:number-columns-repeated="1023"/>
        </table:table-row>
        <table:table-row table:style-name="ro1">
          <table:table-cell table:formula="of:=IF([$'Admin ALL'.A306]&lt;&gt;&quot;&quot;;[$'Admin ALL'.A306];&quot;&quot;)" office:value-type="string" office:string-value="admin_user_select_defaultcolors      = " calcext:value-type="string">
            <text:p>admin_user_select_defaultcolors <text:s text:c="5"/>= </text:p>
          </table:table-cell>
          <table:table-cell table:number-columns-repeated="1023"/>
        </table:table-row>
        <table:table-row table:style-name="ro1">
          <table:table-cell table:formula="of:=IF([$'Admin ALL'.A307]&lt;&gt;&quot;&quot;;[$'Admin ALL'.A307];&quot;&quot;)" office:value-type="string" office:string-value="admin_user_select_hiddenpages        = " calcext:value-type="string">
            <text:p>admin_user_select_hiddenpages <text:s text:c="7"/>= </text:p>
          </table:table-cell>
          <table:table-cell table:number-columns-repeated="1023"/>
        </table:table-row>
        <table:table-row table:style-name="ro1">
          <table:table-cell table:formula="of:=IF([$'Admin ALL'.A308]&lt;&gt;&quot;&quot;;[$'Admin ALL'.A308];&quot;&quot;)" office:value-type="string" office:string-value="admin_user_select_targetblank        = " calcext:value-type="string">
            <text:p>admin_user_select_targetblank <text:s text:c="7"/>= </text:p>
          </table:table-cell>
          <table:table-cell table:number-columns-repeated="1023"/>
        </table:table-row>
        <table:table-row table:style-name="ro1">
          <table:table-cell table:formula="of:=IF([$'Admin ALL'.A309]&lt;&gt;&quot;&quot;;[$'Admin ALL'.A309];&quot;&quot;)" office:value-type="string" office:string-value="admin_user_select_hidecatnamedpages  = " calcext:value-type="string">
            <text:p>admin_user_select_hidecatnamedpages <text:s/>= </text:p>
          </table:table-cell>
          <table:table-cell table:number-columns-repeated="1023"/>
        </table:table-row>
        <table:table-row table:style-name="ro1">
          <table:table-cell table:formula="of:=IF([$'Admin ALL'.A310]&lt;&gt;&quot;&quot;;[$'Admin ALL'.A310];&quot;&quot;)" office:value-type="string" office:string-value="admin_user_select_modrewrite         = " calcext:value-type="string">
            <text:p>admin_user_select_modrewrite <text:s text:c="8"/>= </text:p>
          </table:table-cell>
          <table:table-cell table:number-columns-repeated="1023"/>
        </table:table-row>
        <table:table-row table:style-name="ro1">
          <table:table-cell table:formula="of:=IF([$'Admin ALL'.A311]&lt;&gt;&quot;&quot;;[$'Admin ALL'.A311];&quot;&quot;)" office:value-type="string" office:string-value="admin_user_select_showsyntaxtooltips = " calcext:value-type="string">
            <text:p>admin_user_select_showsyntaxtooltips = </text:p>
          </table:table-cell>
          <table:table-cell table:number-columns-repeated="1023"/>
        </table:table-row>
        <table:table-row table:style-name="ro1">
          <table:table-cell table:formula="of:=IF([$'Admin ALL'.A312]&lt;&gt;&quot;&quot;;[$'Admin ALL'.A312];&quot;&quot;)">
            <text:p/>
          </table:table-cell>
          <table:table-cell table:number-columns-repeated="1023"/>
        </table:table-row>
        <table:table-row table:style-name="ro1">
          <table:table-cell table:formula="of:=IF([$'Admin ALL'.A313]&lt;&gt;&quot;&quot;;[$'Admin ALL'.A313];&quot;&quot;)" office:value-type="string" office:string-value="admin_user_select_language           = " calcext:value-type="string">
            <text:p>admin_user_select_language <text:s text:c="10"/>= </text:p>
          </table:table-cell>
          <table:table-cell table:number-columns-repeated="1023"/>
        </table:table-row>
        <table:table-row table:style-name="ro1">
          <table:table-cell table:formula="of:=IF([$'Admin ALL'.A314]&lt;&gt;&quot;&quot;;[$'Admin ALL'.A314];&quot;&quot;)" office:value-type="string" office:string-value="admin_user_select_adminmail          = " calcext:value-type="string">
            <text:p>admin_user_select_adminmail <text:s text:c="9"/>= </text:p>
          </table:table-cell>
          <table:table-cell table:number-columns-repeated="1023"/>
        </table:table-row>
        <table:table-row table:style-name="ro1">
          <table:table-cell table:formula="of:=IF([$'Admin ALL'.A315]&lt;&gt;&quot;&quot;;[$'Admin ALL'.A315];&quot;&quot;)" office:value-type="string" office:string-value="admin_user_select_backupmsgintervall = " calcext:value-type="string">
            <text:p>admin_user_select_backupmsgintervall = </text:p>
          </table:table-cell>
          <table:table-cell table:number-columns-repeated="1023"/>
        </table:table-row>
        <table:table-row table:style-name="ro1">
          <table:table-cell table:formula="of:=IF([$'Admin ALL'.A316]&lt;&gt;&quot;&quot;;[$'Admin ALL'.A316];&quot;&quot;)" office:value-type="string" office:string-value="admin_user_select_getbackup          = " calcext:value-type="string">
            <text:p>admin_user_select_getbackup <text:s text:c="9"/>= </text:p>
          </table:table-cell>
          <table:table-cell table:number-columns-repeated="1023"/>
        </table:table-row>
        <table:table-row table:style-name="ro1">
          <table:table-cell table:formula="of:=IF([$'Admin ALL'.A317]&lt;&gt;&quot;&quot;;[$'Admin ALL'.A317];&quot;&quot;)" office:value-type="string" office:string-value="admin_user_select_chmodnewfilesatts  = " calcext:value-type="string">
            <text:p>admin_user_select_chmodnewfilesatts <text:s/>= </text:p>
          </table:table-cell>
          <table:table-cell table:number-columns-repeated="1023"/>
        </table:table-row>
        <table:table-row table:style-name="ro1">
          <table:table-cell table:formula="of:=IF([$'Admin ALL'.A318]&lt;&gt;&quot;&quot;;[$'Admin ALL'.A318];&quot;&quot;)" office:value-type="string" office:string-value="admin_user_select_noupload           = " calcext:value-type="string">
            <text:p>admin_user_select_noupload <text:s text:c="10"/>= </text:p>
          </table:table-cell>
          <table:table-cell table:number-columns-repeated="1023"/>
        </table:table-row>
        <table:table-row table:style-name="ro1">
          <table:table-cell table:formula="of:=IF([$'Admin ALL'.A319]&lt;&gt;&quot;&quot;;[$'Admin ALL'.A319];&quot;&quot;)" office:value-type="string" office:string-value="admin_user_select_userpassword       = " calcext:value-type="string">
            <text:p>admin_user_select_userpassword <text:s text:c="6"/>= </text:p>
          </table:table-cell>
          <table:table-cell table:number-columns-repeated="1023"/>
        </table:table-row>
        <table:table-row table:style-name="ro1">
          <table:table-cell table:formula="of:=IF([$'Admin ALL'.A320]&lt;&gt;&quot;&quot;;[$'Admin ALL'.A320];&quot;&quot;)">
            <text:p/>
          </table:table-cell>
          <table:table-cell table:number-columns-repeated="1023"/>
        </table:table-row>
        <table:table-row table:style-name="ro1">
          <table:table-cell table:formula="of:=IF([$'Admin ALL'.A321]&lt;&gt;&quot;&quot;;[$'Admin ALL'.A321];&quot;&quot;)" office:value-type="string" office:string-value="pw_help                              = " calcext:value-type="string">
            <text:p>pw_help <text:s text:c="29"/>= </text:p>
          </table:table-cell>
          <table:table-cell table:number-columns-repeated="1023"/>
        </table:table-row>
        <table:table-row table:style-name="ro1">
          <table:table-cell table:formula="of:=IF([$'Admin ALL'.A322]&lt;&gt;&quot;&quot;;[$'Admin ALL'.A322];&quot;&quot;)" office:value-type="string" office:string-value="pw_text_login                        = " calcext:value-type="string">
            <text:p>pw_text_login <text:s text:c="23"/>= </text:p>
          </table:table-cell>
          <table:table-cell table:number-columns-repeated="1023"/>
        </table:table-row>
        <table:table-row table:style-name="ro1">
          <table:table-cell table:formula="of:=IF([$'Admin ALL'.A323]&lt;&gt;&quot;&quot;;[$'Admin ALL'.A323];&quot;&quot;)" office:value-type="string" office:string-value="userpw_text_login                    = " calcext:value-type="string">
            <text:p>userpw_text_login <text:s text:c="19"/>= </text:p>
          </table:table-cell>
          <table:table-cell table:number-columns-repeated="1023"/>
        </table:table-row>
        <table:table-row table:style-name="ro1">
          <table:table-cell table:formula="of:=IF([$'Admin ALL'.A324]&lt;&gt;&quot;&quot;;[$'Admin ALL'.A324];&quot;&quot;)" office:value-type="string" office:string-value="pw_error_missingvalues               = " calcext:value-type="string">
            <text:p>pw_error_missingvalues <text:s text:c="14"/>= </text:p>
          </table:table-cell>
          <table:table-cell table:number-columns-repeated="1023"/>
        </table:table-row>
        <table:table-row table:style-name="ro1">
          <table:table-cell table:formula="of:=IF([$'Admin ALL'.A325]&lt;&gt;&quot;&quot;;[$'Admin ALL'.A325];&quot;&quot;)" office:value-type="string" office:string-value="pw_error_newpwerror                  = " calcext:value-type="string">
            <text:p>pw_error_newpwerror <text:s text:c="17"/>= </text:p>
          </table:table-cell>
          <table:table-cell table:number-columns-repeated="1023"/>
        </table:table-row>
        <table:table-row table:style-name="ro1">
          <table:table-cell table:formula="of:=IF([$'Admin ALL'.A326]&lt;&gt;&quot;&quot;;[$'Admin ALL'.A326];&quot;&quot;)" office:value-type="string" office:string-value="pw_error_newpwmismatch               = " calcext:value-type="string">
            <text:p>pw_error_newpwmismatch <text:s text:c="14"/>= </text:p>
          </table:table-cell>
          <table:table-cell table:number-columns-repeated="1023"/>
        </table:table-row>
        <table:table-row table:style-name="ro1">
          <table:table-cell table:formula="of:=IF([$'Admin ALL'.A327]&lt;&gt;&quot;&quot;;[$'Admin ALL'.A327];&quot;&quot;)" office:value-type="string" office:string-value="pw_error_tooshortname                = " calcext:value-type="string">
            <text:p>pw_error_tooshortname <text:s text:c="15"/>= </text:p>
          </table:table-cell>
          <table:table-cell table:number-columns-repeated="1023"/>
        </table:table-row>
        <table:table-row table:style-name="ro1">
          <table:table-cell table:formula="of:=IF([$'Admin ALL'.A328]&lt;&gt;&quot;&quot;;[$'Admin ALL'.A328];&quot;&quot;)" office:value-type="string" office:string-value="pw_titel_newname                     = " calcext:value-type="string">
            <text:p>pw_titel_newname <text:s text:c="20"/>= </text:p>
          </table:table-cell>
          <table:table-cell table:number-columns-repeated="1023"/>
        </table:table-row>
        <table:table-row table:style-name="ro1">
          <table:table-cell table:formula="of:=IF([$'Admin ALL'.A329]&lt;&gt;&quot;&quot;;[$'Admin ALL'.A329];&quot;&quot;)" office:value-type="string" office:string-value="pw_titel_newpw                       = " calcext:value-type="string">
            <text:p>pw_titel_newpw <text:s text:c="22"/>= </text:p>
          </table:table-cell>
          <table:table-cell table:number-columns-repeated="1023"/>
        </table:table-row>
        <table:table-row table:style-name="ro1">
          <table:table-cell table:formula="of:=IF([$'Admin ALL'.A330]&lt;&gt;&quot;&quot;;[$'Admin ALL'.A330];&quot;&quot;)" office:value-type="string" office:string-value="pw_titel_newpwrepeat                 = " calcext:value-type="string">
            <text:p>pw_titel_newpwrepeat <text:s text:c="16"/>= </text:p>
          </table:table-cell>
          <table:table-cell table:number-columns-repeated="1023"/>
        </table:table-row>
        <table:table-row table:style-name="ro1">
          <table:table-cell table:formula="of:=IF([$'Admin ALL'.A331]&lt;&gt;&quot;&quot;;[$'Admin ALL'.A331];&quot;&quot;)" office:value-type="string" office:string-value="userpw_titel_newname                 = " calcext:value-type="string">
            <text:p>userpw_titel_newname <text:s text:c="16"/>= </text:p>
          </table:table-cell>
          <table:table-cell table:number-columns-repeated="1023"/>
        </table:table-row>
        <table:table-row table:style-name="ro1">
          <table:table-cell table:formula="of:=IF([$'Admin ALL'.A332]&lt;&gt;&quot;&quot;;[$'Admin ALL'.A332];&quot;&quot;)" office:value-type="string" office:string-value="userpw_titel_newpw                   = " calcext:value-type="string">
            <text:p>userpw_titel_newpw <text:s text:c="18"/>= </text:p>
          </table:table-cell>
          <table:table-cell table:number-columns-repeated="1023"/>
        </table:table-row>
        <table:table-row table:style-name="ro1">
          <table:table-cell table:formula="of:=IF([$'Admin ALL'.A333]&lt;&gt;&quot;&quot;;[$'Admin ALL'.A333];&quot;&quot;)" office:value-type="string" office:string-value="userpw_titel_newpwrepeat             = " calcext:value-type="string">
            <text:p>userpw_titel_newpwrepeat <text:s text:c="12"/>= </text:p>
          </table:table-cell>
          <table:table-cell table:number-columns-repeated="1023"/>
        </table:table-row>
        <table:table-row table:style-name="ro1">
          <table:table-cell table:formula="of:=IF([$'Admin ALL'.A334]&lt;&gt;&quot;&quot;;[$'Admin ALL'.A334];&quot;&quot;)" office:value-type="string" office:string-value="warning_false_logins                 = " calcext:value-type="string">
            <text:p>warning_false_logins <text:s text:c="16"/>= </text:p>
          </table:table-cell>
          <table:table-cell table:number-columns-repeated="1023"/>
        </table:table-row>
        <table:table-row table:style-name="ro1">
          <table:table-cell table:formula="of:=IF([$'Admin ALL'.A335]&lt;&gt;&quot;&quot;;[$'Admin ALL'.A335];&quot;&quot;)" office:value-type="string" office:string-value="loginlocked_mailcontent              = " calcext:value-type="string">
            <text:p>loginlocked_mailcontent <text:s text:c="13"/>= </text:p>
          </table:table-cell>
          <table:table-cell table:number-columns-repeated="1023"/>
        </table:table-row>
        <table:table-row table:style-name="ro1">
          <table:table-cell table:formula="of:=IF([$'Admin ALL'.A336]&lt;&gt;&quot;&quot;;[$'Admin ALL'.A336];&quot;&quot;)" office:value-type="string" office:string-value="loginlocked_mailsubject              = " calcext:value-type="string">
            <text:p>loginlocked_mailsubject <text:s text:c="13"/>= </text:p>
          </table:table-cell>
          <table:table-cell table:number-columns-repeated="1023"/>
        </table:table-row>
        <table:table-row table:style-name="ro1">
          <table:table-cell table:formula="of:=IF([$'Admin ALL'.A337]&lt;&gt;&quot;&quot;;[$'Admin ALL'.A337];&quot;&quot;)" office:value-type="string" office:string-value="messages_false_logins                = " calcext:value-type="string">
            <text:p>messages_false_logins <text:s text:c="15"/>= </text:p>
          </table:table-cell>
          <table:table-cell table:number-columns-repeated="1023"/>
        </table:table-row>
        <table:table-row table:style-name="ro1">
          <table:table-cell table:formula="of:=IF([$'Admin ALL'.A338]&lt;&gt;&quot;&quot;;[$'Admin ALL'.A338];&quot;&quot;)" office:value-type="string" office:string-value="login_button                         = " calcext:value-type="string">
            <text:p>login_button <text:s text:c="24"/>= </text:p>
          </table:table-cell>
          <table:table-cell table:number-columns-repeated="1023"/>
        </table:table-row>
        <table:table-row table:style-name="ro1">
          <table:table-cell table:formula="of:=IF([$'Admin ALL'.A339]&lt;&gt;&quot;&quot;;[$'Admin ALL'.A339];&quot;&quot;)" office:value-type="string" office:string-value="login_ajax_success                   = " calcext:value-type="string">
            <text:p>login_ajax_success <text:s text:c="18"/>= </text:p>
          </table:table-cell>
          <table:table-cell table:number-columns-repeated="1023"/>
        </table:table-row>
        <table:table-row table:style-name="ro1">
          <table:table-cell table:formula="of:=IF([$'Admin ALL'.A340]&lt;&gt;&quot;&quot;;[$'Admin ALL'.A340];&quot;&quot;)" office:value-type="string" office:string-value="login_titel_dialog                   = " calcext:value-type="string">
            <text:p>login_titel_dialog <text:s text:c="18"/>= </text:p>
          </table:table-cell>
          <table:table-cell table:number-columns-repeated="1023"/>
        </table:table-row>
        <table:table-row table:style-name="ro1">
          <table:table-cell table:formula="of:=IF([$'Admin ALL'.A341]&lt;&gt;&quot;&quot;;[$'Admin ALL'.A341];&quot;&quot;)">
            <text:p/>
          </table:table-cell>
          <table:table-cell table:number-columns-repeated="1023"/>
        </table:table-row>
        <table:table-row table:style-name="ro1">
          <table:table-cell table:formula="of:=IF([$'Admin ALL'.A342]&lt;&gt;&quot;&quot;;[$'Admin ALL'.A342];&quot;&quot;)" office:value-type="string" office:string-value="plugins_button                       = " calcext:value-type="string">
            <text:p>plugins_button <text:s text:c="22"/>= </text:p>
          </table:table-cell>
          <table:table-cell table:number-columns-repeated="1023"/>
        </table:table-row>
        <table:table-row table:style-name="ro1">
          <table:table-cell table:formula="of:=IF([$'Admin ALL'.A343]&lt;&gt;&quot;&quot;;[$'Admin ALL'.A343];&quot;&quot;)" office:value-type="string" office:string-value="plugins_titel                        = " calcext:value-type="string">
            <text:p>plugins_titel <text:s text:c="23"/>= </text:p>
          </table:table-cell>
          <table:table-cell table:number-columns-repeated="1023"/>
        </table:table-row>
        <table:table-row table:style-name="ro1">
          <table:table-cell table:formula="of:=IF([$'Admin ALL'.A344]&lt;&gt;&quot;&quot;;[$'Admin ALL'.A344];&quot;&quot;)" office:value-type="string" office:string-value="plugins_error                        = " calcext:value-type="string">
            <text:p>plugins_error <text:s text:c="23"/>= </text:p>
          </table:table-cell>
          <table:table-cell table:number-columns-repeated="1023"/>
        </table:table-row>
        <table:table-row table:style-name="ro1">
          <table:table-cell table:formula="of:=IF([$'Admin ALL'.A345]&lt;&gt;&quot;&quot;;[$'Admin ALL'.A345];&quot;&quot;)" office:value-type="string" office:string-value="plugins_titel_version                = " calcext:value-type="string">
            <text:p>plugins_titel_version <text:s text:c="15"/>= </text:p>
          </table:table-cell>
          <table:table-cell table:number-columns-repeated="1023"/>
        </table:table-row>
        <table:table-row table:style-name="ro1">
          <table:table-cell table:formula="of:=IF([$'Admin ALL'.A346]&lt;&gt;&quot;&quot;;[$'Admin ALL'.A346];&quot;&quot;)" office:value-type="string" office:string-value="plugins_titel_author                 = " calcext:value-type="string">
            <text:p>plugins_titel_author <text:s text:c="16"/>= </text:p>
          </table:table-cell>
          <table:table-cell table:number-columns-repeated="1023"/>
        </table:table-row>
        <table:table-row table:style-name="ro1">
          <table:table-cell table:formula="of:=IF([$'Admin ALL'.A347]&lt;&gt;&quot;&quot;;[$'Admin ALL'.A347];&quot;&quot;)" office:value-type="string" office:string-value="plugins_titel_web                    = " calcext:value-type="string">
            <text:p>plugins_titel_web <text:s text:c="19"/>= </text:p>
          </table:table-cell>
          <table:table-cell table:number-columns-repeated="1023"/>
        </table:table-row>
        <table:table-row table:style-name="ro1">
          <table:table-cell table:formula="of:=IF([$'Admin ALL'.A348]&lt;&gt;&quot;&quot;;[$'Admin ALL'.A348];&quot;&quot;)" office:value-type="string" office:string-value="plugins_input_active                 = " calcext:value-type="string">
            <text:p>plugins_input_active <text:s text:c="16"/>= </text:p>
          </table:table-cell>
          <table:table-cell table:number-columns-repeated="1023"/>
        </table:table-row>
        <table:table-row table:style-name="ro1">
          <table:table-cell table:formula="of:=IF([$'Admin ALL'.A349]&lt;&gt;&quot;&quot;;[$'Admin ALL'.A349];&quot;&quot;)" office:value-type="string" office:string-value="plugins_error_regex_error            = " calcext:value-type="string">
            <text:p>plugins_error_regex_error <text:s text:c="11"/>= </text:p>
          </table:table-cell>
          <table:table-cell table:number-columns-repeated="1023"/>
        </table:table-row>
        <table:table-row table:style-name="ro1">
          <table:table-cell table:formula="of:=IF([$'Admin ALL'.A350]&lt;&gt;&quot;&quot;;[$'Admin ALL'.A350];&quot;&quot;)" office:value-type="string" office:string-value="plugins_info                         = " calcext:value-type="string">
            <text:p>plugins_info <text:s text:c="24"/>= </text:p>
          </table:table-cell>
          <table:table-cell table:number-columns-repeated="1023"/>
        </table:table-row>
        <table:table-row table:style-name="ro1">
          <table:table-cell table:formula="of:=IF([$'Admin ALL'.A351]&lt;&gt;&quot;&quot;;[$'Admin ALL'.A351];&quot;&quot;)" office:value-type="string" office:string-value="plugins_title_manage                 = " calcext:value-type="string">
            <text:p>plugins_title_manage <text:s text:c="16"/>= </text:p>
          </table:table-cell>
          <table:table-cell table:number-columns-repeated="1023"/>
        </table:table-row>
        <table:table-row table:style-name="ro1">
          <table:table-cell table:formula="of:=IF([$'Admin ALL'.A352]&lt;&gt;&quot;&quot;;[$'Admin ALL'.A352];&quot;&quot;)" office:value-type="string" office:string-value="plugins_text_filebutton              = " calcext:value-type="string">
            <text:p>plugins_text_filebutton <text:s text:c="13"/>= </text:p>
          </table:table-cell>
          <table:table-cell table:number-columns-repeated="1023"/>
        </table:table-row>
        <table:table-row table:style-name="ro1">
          <table:table-cell table:formula="of:=IF([$'Admin ALL'.A353]&lt;&gt;&quot;&quot;;[$'Admin ALL'.A353];&quot;&quot;)" office:value-type="string" office:string-value="plugins_text_fileinfo                = " calcext:value-type="string">
            <text:p>plugins_text_fileinfo <text:s text:c="15"/>= </text:p>
          </table:table-cell>
          <table:table-cell table:number-columns-repeated="1023"/>
        </table:table-row>
        <table:table-row table:style-name="ro1">
          <table:table-cell table:formula="of:=IF([$'Admin ALL'.A354]&lt;&gt;&quot;&quot;;[$'Admin ALL'.A354];&quot;&quot;)" office:value-type="string" office:string-value="plugins_button_install               = " calcext:value-type="string">
            <text:p>plugins_button_install <text:s text:c="14"/>= </text:p>
          </table:table-cell>
          <table:table-cell table:number-columns-repeated="1023"/>
        </table:table-row>
        <table:table-row table:style-name="ro1">
          <table:table-cell table:formula="of:=IF([$'Admin ALL'.A355]&lt;&gt;&quot;&quot;;[$'Admin ALL'.A355];&quot;&quot;)" office:value-type="string" office:string-value="plugins_button_delete                = " calcext:value-type="string">
            <text:p>plugins_button_delete <text:s text:c="15"/>= </text:p>
          </table:table-cell>
          <table:table-cell table:number-columns-repeated="1023"/>
        </table:table-row>
        <table:table-row table:style-name="ro1">
          <table:table-cell table:formula="of:=IF([$'Admin ALL'.A356]&lt;&gt;&quot;&quot;;[$'Admin ALL'.A356];&quot;&quot;)" office:value-type="string" office:string-value="plugins_select                       = " calcext:value-type="string">
            <text:p>plugins_select <text:s text:c="22"/>= </text:p>
          </table:table-cell>
          <table:table-cell table:number-columns-repeated="1023"/>
        </table:table-row>
        <table:table-row table:style-name="ro1">
          <table:table-cell table:formula="of:=IF([$'Admin ALL'.A357]&lt;&gt;&quot;&quot;;[$'Admin ALL'.A357];&quot;&quot;)">
            <text:p/>
          </table:table-cell>
          <table:table-cell table:number-columns-repeated="1023"/>
        </table:table-row>
        <table:table-row table:style-name="ro1">
          <table:table-cell table:formula="of:=IF([$'Admin ALL'.A358]&lt;&gt;&quot;&quot;;[$'Admin ALL'.A358];&quot;&quot;)" office:value-type="string" office:string-value="template_button                      = " calcext:value-type="string">
            <text:p>template_button <text:s text:c="21"/>= </text:p>
          </table:table-cell>
          <table:table-cell table:number-columns-repeated="1023"/>
        </table:table-row>
        <table:table-row table:style-name="ro1">
          <table:table-cell table:formula="of:=IF([$'Admin ALL'.A359]&lt;&gt;&quot;&quot;;[$'Admin ALL'.A359];&quot;&quot;)" office:value-type="string" office:string-value="template_title_grafiken              = " calcext:value-type="string">
            <text:p>template_title_grafiken <text:s text:c="13"/>= </text:p>
          </table:table-cell>
          <table:table-cell table:number-columns-repeated="1023"/>
        </table:table-row>
        <table:table-row table:style-name="ro1">
          <table:table-cell table:formula="of:=IF([$'Admin ALL'.A360]&lt;&gt;&quot;&quot;;[$'Admin ALL'.A360];&quot;&quot;)" office:value-type="string" office:string-value="template_title_html_css              = " calcext:value-type="string">
            <text:p>template_title_html_css <text:s text:c="13"/>= </text:p>
          </table:table-cell>
          <table:table-cell table:number-columns-repeated="1023"/>
        </table:table-row>
        <table:table-row table:style-name="ro1">
          <table:table-cell table:formula="of:=IF([$'Admin ALL'.A361]&lt;&gt;&quot;&quot;;[$'Admin ALL'.A361];&quot;&quot;)" office:value-type="string" office:string-value="template_title_plugins               = " calcext:value-type="string">
            <text:p>template_title_plugins <text:s text:c="14"/>= </text:p>
          </table:table-cell>
          <table:table-cell table:number-columns-repeated="1023"/>
        </table:table-row>
        <table:table-row table:style-name="ro1">
          <table:table-cell table:formula="of:=IF([$'Admin ALL'.A362]&lt;&gt;&quot;&quot;;[$'Admin ALL'.A362];&quot;&quot;)" office:value-type="string" office:string-value="template_title_template              = " calcext:value-type="string">
            <text:p>template_title_template <text:s text:c="13"/>= </text:p>
          </table:table-cell>
          <table:table-cell table:number-columns-repeated="1023"/>
        </table:table-row>
        <table:table-row table:style-name="ro1">
          <table:table-cell table:formula="of:=IF([$'Admin ALL'.A363]&lt;&gt;&quot;&quot;;[$'Admin ALL'.A363];&quot;&quot;)" office:value-type="string" office:string-value="template_title_manage                = " calcext:value-type="string">
            <text:p>template_title_manage <text:s text:c="15"/>= </text:p>
          </table:table-cell>
          <table:table-cell table:number-columns-repeated="1023"/>
        </table:table-row>
        <table:table-row table:style-name="ro1">
          <table:table-cell table:formula="of:=IF([$'Admin ALL'.A364]&lt;&gt;&quot;&quot;;[$'Admin ALL'.A364];&quot;&quot;)" office:value-type="string" office:string-value="template_title_editor                = " calcext:value-type="string">
            <text:p>template_title_editor <text:s text:c="15"/>= </text:p>
          </table:table-cell>
          <table:table-cell table:number-columns-repeated="1023"/>
        </table:table-row>
        <table:table-row table:style-name="ro1">
          <table:table-cell table:formula="of:=IF([$'Admin ALL'.A365]&lt;&gt;&quot;&quot;;[$'Admin ALL'.A365];&quot;&quot;)" office:value-type="string" office:string-value="template_text_filebutton             = " calcext:value-type="string">
            <text:p>template_text_filebutton <text:s text:c="12"/>= </text:p>
          </table:table-cell>
          <table:table-cell table:number-columns-repeated="1023"/>
        </table:table-row>
        <table:table-row table:style-name="ro1">
          <table:table-cell table:formula="of:=IF([$'Admin ALL'.A366]&lt;&gt;&quot;&quot;;[$'Admin ALL'.A366];&quot;&quot;)" office:value-type="string" office:string-value="template_text_fileinfo               = " calcext:value-type="string">
            <text:p>template_text_fileinfo <text:s text:c="14"/>= </text:p>
          </table:table-cell>
          <table:table-cell table:number-columns-repeated="1023"/>
        </table:table-row>
        <table:table-row table:style-name="ro1">
          <table:table-cell table:formula="of:=IF([$'Admin ALL'.A367]&lt;&gt;&quot;&quot;;[$'Admin ALL'.A367];&quot;&quot;)" office:value-type="string" office:string-value="template_button_install              = " calcext:value-type="string">
            <text:p>template_button_install <text:s text:c="13"/>= </text:p>
          </table:table-cell>
          <table:table-cell table:number-columns-repeated="1023"/>
        </table:table-row>
        <table:table-row table:style-name="ro1">
          <table:table-cell table:formula="of:=IF([$'Admin ALL'.A368]&lt;&gt;&quot;&quot;;[$'Admin ALL'.A368];&quot;&quot;)" office:value-type="string" office:string-value="template_button_delete               = " calcext:value-type="string">
            <text:p>template_button_delete <text:s text:c="14"/>= </text:p>
          </table:table-cell>
          <table:table-cell table:number-columns-repeated="1023"/>
        </table:table-row>
        <table:table-row table:style-name="ro1">
          <table:table-cell table:formula="of:=IF([$'Admin ALL'.A369]&lt;&gt;&quot;&quot;;[$'Admin ALL'.A369];&quot;&quot;)" office:value-type="string" office:string-value="template_input_set_active            = " calcext:value-type="string">
            <text:p>template_input_set_active <text:s text:c="11"/>= </text:p>
          </table:table-cell>
          <table:table-cell table:number-columns-repeated="1023"/>
        </table:table-row>
        <table:table-row table:style-name="ro1">
          <table:table-cell table:formula="of:=IF([$'Admin ALL'.A370]&lt;&gt;&quot;&quot;;[$'Admin ALL'.A370];&quot;&quot;)" office:value-type="string" office:string-value="template_select                      = " calcext:value-type="string">
            <text:p>template_select <text:s text:c="21"/>= </text:p>
          </table:table-cell>
          <table:table-cell table:number-columns-repeated="1023"/>
        </table:table-row>
        <table:table-row table:style-name="ro1">
          <table:table-cell table:formula="of:=IF([$'Admin ALL'.A371]&lt;&gt;&quot;&quot;;[$'Admin ALL'.A371];&quot;&quot;)">
            <text:p/>
          </table:table-cell>
          <table:table-cell table:number-columns-repeated="1023"/>
        </table:table-row>
        <table:table-row table:style-name="ro1">
          <table:table-cell table:formula="of:=IF([$'Admin ALL'.A372]&lt;&gt;&quot;&quot;;[$'Admin ALL'.A372];&quot;&quot;)">
            <text:p/>
          </table:table-cell>
          <table:table-cell table:number-columns-repeated="1023"/>
        </table:table-row>
        <table:table-row table:style-name="ro1">
          <table:table-cell table:formula="of:=IF([$'Admin ALL'.A373]&lt;&gt;&quot;&quot;;[$'Admin ALL'.A373];&quot;&quot;)" office:value-type="string" office:string-value="install_tab_help                     = " calcext:value-type="string">
            <text:p>install_tab_help <text:s text:c="20"/>= </text:p>
          </table:table-cell>
          <table:table-cell table:number-columns-repeated="1023"/>
        </table:table-row>
        <table:table-row table:style-name="ro1">
          <table:table-cell table:formula="of:=IF([$'Admin ALL'.A374]&lt;&gt;&quot;&quot;;[$'Admin ALL'.A374];&quot;&quot;)" office:value-type="string" office:string-value="install_tab_language                 = " calcext:value-type="string">
            <text:p>install_tab_language <text:s text:c="16"/>= </text:p>
          </table:table-cell>
          <table:table-cell table:number-columns-repeated="1023"/>
        </table:table-row>
        <table:table-row table:style-name="ro1">
          <table:table-cell table:formula="of:=IF([$'Admin ALL'.A375]&lt;&gt;&quot;&quot;;[$'Admin ALL'.A375];&quot;&quot;)" office:value-type="string" office:string-value="install_tab_chmod_test               = " calcext:value-type="string">
            <text:p>install_tab_chmod_test <text:s text:c="14"/>= </text:p>
          </table:table-cell>
          <table:table-cell table:number-columns-repeated="1023"/>
        </table:table-row>
        <table:table-row table:style-name="ro1">
          <table:table-cell table:formula="of:=IF([$'Admin ALL'.A376]&lt;&gt;&quot;&quot;;[$'Admin ALL'.A376];&quot;&quot;)" office:value-type="string" office:string-value="install_tab_environment              = " calcext:value-type="string">
            <text:p>install_tab_environment <text:s text:c="13"/>= </text:p>
          </table:table-cell>
          <table:table-cell table:number-columns-repeated="1023"/>
        </table:table-row>
        <table:table-row table:style-name="ro1">
          <table:table-cell table:formula="of:=IF([$'Admin ALL'.A377]&lt;&gt;&quot;&quot;;[$'Admin ALL'.A377];&quot;&quot;)" office:value-type="string" office:string-value="install_tab_rewrite                  = " calcext:value-type="string">
            <text:p>install_tab_rewrite <text:s text:c="17"/>= </text:p>
          </table:table-cell>
          <table:table-cell table:number-columns-repeated="1023"/>
        </table:table-row>
        <table:table-row table:style-name="ro1">
          <table:table-cell table:formula="of:=IF([$'Admin ALL'.A378]&lt;&gt;&quot;&quot;;[$'Admin ALL'.A378];&quot;&quot;)" office:value-type="string" office:string-value="install_tab_password                 = " calcext:value-type="string">
            <text:p>install_tab_password <text:s text:c="16"/>= </text:p>
          </table:table-cell>
          <table:table-cell table:number-columns-repeated="1023"/>
        </table:table-row>
        <table:table-row table:style-name="ro1">
          <table:table-cell table:formula="of:=IF([$'Admin ALL'.A379]&lt;&gt;&quot;&quot;;[$'Admin ALL'.A379];&quot;&quot;)" office:value-type="string" office:string-value="install_tab_update                   = " calcext:value-type="string">
            <text:p>install_tab_update <text:s text:c="18"/>= </text:p>
          </table:table-cell>
          <table:table-cell table:number-columns-repeated="1023"/>
        </table:table-row>
        <table:table-row table:style-name="ro1">
          <table:table-cell table:formula="of:=IF([$'Admin ALL'.A380]&lt;&gt;&quot;&quot;;[$'Admin ALL'.A380];&quot;&quot;)" office:value-type="string" office:string-value="install_tab_finish                   = " calcext:value-type="string">
            <text:p>install_tab_finish <text:s text:c="18"/>= </text:p>
          </table:table-cell>
          <table:table-cell table:number-columns-repeated="1023"/>
        </table:table-row>
        <table:table-row table:style-name="ro1">
          <table:table-cell table:formula="of:=IF([$'Admin ALL'.A381]&lt;&gt;&quot;&quot;;[$'Admin ALL'.A381];&quot;&quot;)" office:value-type="string" office:string-value="install_toggle_open                  = " calcext:value-type="string">
            <text:p>install_toggle_open <text:s text:c="17"/>= </text:p>
          </table:table-cell>
          <table:table-cell table:number-columns-repeated="1023"/>
        </table:table-row>
        <table:table-row table:style-name="ro1">
          <table:table-cell table:formula="of:=IF([$'Admin ALL'.A382]&lt;&gt;&quot;&quot;;[$'Admin ALL'.A382];&quot;&quot;)" office:value-type="string" office:string-value="install_toggle_close                 = " calcext:value-type="string">
            <text:p>install_toggle_close <text:s text:c="16"/>= </text:p>
          </table:table-cell>
          <table:table-cell table:number-columns-repeated="1023"/>
        </table:table-row>
        <table:table-row table:style-name="ro1">
          <table:table-cell table:formula="of:=IF([$'Admin ALL'.A383]&lt;&gt;&quot;&quot;;[$'Admin ALL'.A383];&quot;&quot;)">
            <text:p/>
          </table:table-cell>
          <table:table-cell table:number-columns-repeated="1023"/>
        </table:table-row>
        <table:table-row table:style-name="ro1">
          <table:table-cell table:formula="of:=IF([$'Admin ALL'.A384]&lt;&gt;&quot;&quot;;[$'Admin ALL'.A384];&quot;&quot;)">
            <text:p/>
          </table:table-cell>
          <table:table-cell table:number-columns-repeated="1023"/>
        </table:table-row>
        <table:table-row table:style-name="ro1">
          <table:table-cell table:formula="of:=IF([$'Admin ALL'.A385]&lt;&gt;&quot;&quot;;[$'Admin ALL'.A385];&quot;&quot;)" office:value-type="string" office:string-value="install_help                         = " calcext:value-type="string">
            <text:p>install_help <text:s text:c="24"/>= </text:p>
          </table:table-cell>
          <table:table-cell table:number-columns-repeated="1023"/>
        </table:table-row>
        <table:table-row table:style-name="ro1">
          <table:table-cell table:formula="of:=IF([$'Admin ALL'.A386]&lt;&gt;&quot;&quot;;[$'Admin ALL'.A386];&quot;&quot;)">
            <text:p/>
          </table:table-cell>
          <table:table-cell table:number-columns-repeated="1023"/>
        </table:table-row>
        <table:table-row table:style-name="ro1">
          <table:table-cell table:formula="of:=IF([$'Admin ALL'.A387]&lt;&gt;&quot;&quot;;[$'Admin ALL'.A387];&quot;&quot;)" office:value-type="string" office:string-value="install_help_update_title            = " calcext:value-type="string">
            <text:p>install_help_update_title <text:s text:c="11"/>= </text:p>
          </table:table-cell>
          <table:table-cell table:number-columns-repeated="1023"/>
        </table:table-row>
        <table:table-row table:style-name="ro1">
          <table:table-cell table:formula="of:=IF([$'Admin ALL'.A388]&lt;&gt;&quot;&quot;;[$'Admin ALL'.A388];&quot;&quot;)" office:value-type="string" office:string-value="install_help_update_text             = " calcext:value-type="string">
            <text:p>install_help_update_text <text:s text:c="12"/>= </text:p>
          </table:table-cell>
          <table:table-cell table:number-columns-repeated="1023"/>
        </table:table-row>
        <table:table-row table:style-name="ro1">
          <table:table-cell table:formula="of:=IF([$'Admin ALL'.A389]&lt;&gt;&quot;&quot;;[$'Admin ALL'.A389];&quot;&quot;)">
            <text:p/>
          </table:table-cell>
          <table:table-cell table:number-columns-repeated="1023"/>
        </table:table-row>
        <table:table-row table:style-name="ro1">
          <table:table-cell table:formula="of:=IF([$'Admin ALL'.A390]&lt;&gt;&quot;&quot;;[$'Admin ALL'.A390];&quot;&quot;)">
            <text:p/>
          </table:table-cell>
          <table:table-cell table:number-columns-repeated="1023"/>
        </table:table-row>
        <table:table-row table:style-name="ro1">
          <table:table-cell table:formula="of:=IF([$'Admin ALL'.A391]&lt;&gt;&quot;&quot;;[$'Admin ALL'.A391];&quot;&quot;)" office:value-type="string" office:string-value="install_help_password                = " calcext:value-type="string">
            <text:p>install_help_password <text:s text:c="15"/>= </text:p>
          </table:table-cell>
          <table:table-cell table:number-columns-repeated="1023"/>
        </table:table-row>
        <table:table-row table:style-name="ro1">
          <table:table-cell table:formula="of:=IF([$'Admin ALL'.A392]&lt;&gt;&quot;&quot;;[$'Admin ALL'.A392];&quot;&quot;)" office:value-type="string" office:string-value="install_help_password_button         = " calcext:value-type="string">
            <text:p>install_help_password_button <text:s text:c="8"/>= </text:p>
          </table:table-cell>
          <table:table-cell table:number-columns-repeated="1023"/>
        </table:table-row>
        <table:table-row table:style-name="ro1">
          <table:table-cell table:formula="of:=IF([$'Admin ALL'.A393]&lt;&gt;&quot;&quot;;[$'Admin ALL'.A393];&quot;&quot;)" office:value-type="string" office:string-value="install_help_update                  = " calcext:value-type="string">
            <text:p>install_help_update <text:s text:c="17"/>= </text:p>
          </table:table-cell>
          <table:table-cell table:number-columns-repeated="1023"/>
        </table:table-row>
        <table:table-row table:style-name="ro1">
          <table:table-cell table:formula="of:=IF([$'Admin ALL'.A394]&lt;&gt;&quot;&quot;;[$'Admin ALL'.A394];&quot;&quot;)" office:value-type="string" office:string-value="install_help_update_button           = " calcext:value-type="string">
            <text:p>install_help_update_button <text:s text:c="10"/>= </text:p>
          </table:table-cell>
          <table:table-cell table:number-columns-repeated="1023"/>
        </table:table-row>
        <table:table-row table:style-name="ro1">
          <table:table-cell table:formula="of:=IF([$'Admin ALL'.A395]&lt;&gt;&quot;&quot;;[$'Admin ALL'.A395];&quot;&quot;)" office:value-type="string" office:string-value="install_help_no_button               = " calcext:value-type="string">
            <text:p>install_help_no_button <text:s text:c="14"/>= </text:p>
          </table:table-cell>
          <table:table-cell table:number-columns-repeated="1023"/>
        </table:table-row>
        <table:table-row table:style-name="ro1">
          <table:table-cell table:formula="of:=IF([$'Admin ALL'.A396]&lt;&gt;&quot;&quot;;[$'Admin ALL'.A396];&quot;&quot;)" office:value-type="string" office:string-value="install_help_php_error               = " calcext:value-type="string">
            <text:p>install_help_php_error <text:s text:c="14"/>= </text:p>
          </table:table-cell>
          <table:table-cell table:number-columns-repeated="1023"/>
        </table:table-row>
        <table:table-row table:style-name="ro1">
          <table:table-cell table:formula="of:=IF([$'Admin ALL'.A397]&lt;&gt;&quot;&quot;;[$'Admin ALL'.A397];&quot;&quot;)">
            <text:p/>
          </table:table-cell>
          <table:table-cell table:number-columns-repeated="1023"/>
        </table:table-row>
        <table:table-row table:style-name="ro1">
          <table:table-cell table:formula="of:=IF([$'Admin ALL'.A398]&lt;&gt;&quot;&quot;;[$'Admin ALL'.A398];&quot;&quot;)" office:value-type="string" office:string-value="install_lang_select                  = " calcext:value-type="string">
            <text:p>install_lang_select <text:s text:c="17"/>= </text:p>
          </table:table-cell>
          <table:table-cell table:number-columns-repeated="1023"/>
        </table:table-row>
        <table:table-row table:style-name="ro1">
          <table:table-cell table:formula="of:=IF([$'Admin ALL'.A399]&lt;&gt;&quot;&quot;;[$'Admin ALL'.A399];&quot;&quot;)" office:value-type="string" office:string-value="install_lang_help                    = " calcext:value-type="string">
            <text:p>install_lang_help <text:s text:c="19"/>= </text:p>
          </table:table-cell>
          <table:table-cell table:number-columns-repeated="1023"/>
        </table:table-row>
        <table:table-row table:style-name="ro1">
          <table:table-cell table:formula="of:=IF([$'Admin ALL'.A400]&lt;&gt;&quot;&quot;;[$'Admin ALL'.A400];&quot;&quot;)" office:value-type="string" office:string-value="install_next                         = " calcext:value-type="string">
            <text:p>install_next <text:s text:c="24"/>= </text:p>
          </table:table-cell>
          <table:table-cell table:number-columns-repeated="1023"/>
        </table:table-row>
        <table:table-row table:style-name="ro1">
          <table:table-cell table:formula="of:=IF([$'Admin ALL'.A401]&lt;&gt;&quot;&quot;;[$'Admin ALL'.A401];&quot;&quot;)">
            <text:p/>
          </table:table-cell>
          <table:table-cell table:number-columns-repeated="1023"/>
        </table:table-row>
        <table:table-row table:style-name="ro1">
          <table:table-cell table:formula="of:=IF([$'Admin ALL'.A402]&lt;&gt;&quot;&quot;;[$'Admin ALL'.A402];&quot;&quot;)" office:value-type="string" office:string-value="install_chmod_help                   = " calcext:value-type="string">
            <text:p>install_chmod_help <text:s text:c="18"/>= </text:p>
          </table:table-cell>
          <table:table-cell table:number-columns-repeated="1023"/>
        </table:table-row>
        <table:table-row table:style-name="ro1">
          <table:table-cell table:formula="of:=IF([$'Admin ALL'.A403]&lt;&gt;&quot;&quot;;[$'Admin ALL'.A403];&quot;&quot;)" office:value-type="string" office:string-value="install_chmod_no_chmod               = " calcext:value-type="string">
            <text:p>install_chmod_no_chmod <text:s text:c="14"/>= </text:p>
          </table:table-cell>
          <table:table-cell table:number-columns-repeated="1023"/>
        </table:table-row>
        <table:table-row table:style-name="ro1">
          <table:table-cell table:formula="of:=IF([$'Admin ALL'.A404]&lt;&gt;&quot;&quot;;[$'Admin ALL'.A404];&quot;&quot;)">
            <text:p/>
          </table:table-cell>
          <table:table-cell table:number-columns-repeated="1023"/>
        </table:table-row>
        <table:table-row table:style-name="ro1">
          <table:table-cell table:formula="of:=IF([$'Admin ALL'.A405]&lt;&gt;&quot;&quot;;[$'Admin ALL'.A405];&quot;&quot;)" office:value-type="string" office:string-value="install_chmod_testfile_rw            = " calcext:value-type="string">
            <text:p>install_chmod_testfile_rw <text:s text:c="11"/>= </text:p>
          </table:table-cell>
          <table:table-cell table:number-columns-repeated="1023"/>
        </table:table-row>
        <table:table-row table:style-name="ro1">
          <table:table-cell table:formula="of:=IF([$'Admin ALL'.A406]&lt;&gt;&quot;&quot;;[$'Admin ALL'.A406];&quot;&quot;)" office:value-type="string" office:string-value="install_chmod_testfile_next_button   = " calcext:value-type="string">
            <text:p>install_chmod_testfile_next_button <text:s text:c="2"/>= </text:p>
          </table:table-cell>
          <table:table-cell table:number-columns-repeated="1023"/>
        </table:table-row>
        <table:table-row table:style-name="ro1">
          <table:table-cell table:formula="of:=IF([$'Admin ALL'.A407]&lt;&gt;&quot;&quot;;[$'Admin ALL'.A407];&quot;&quot;)">
            <text:p/>
          </table:table-cell>
          <table:table-cell table:number-columns-repeated="1023"/>
        </table:table-row>
        <table:table-row table:style-name="ro1">
          <table:table-cell table:formula="of:=IF([$'Admin ALL'.A408]&lt;&gt;&quot;&quot;;[$'Admin ALL'.A408];&quot;&quot;)" office:value-type="string" office:string-value="install_chmod_use                    = " calcext:value-type="string">
            <text:p>install_chmod_use <text:s text:c="19"/>= </text:p>
          </table:table-cell>
          <table:table-cell table:number-columns-repeated="1023"/>
        </table:table-row>
        <table:table-row table:style-name="ro1">
          <table:table-cell table:formula="of:=IF([$'Admin ALL'.A409]&lt;&gt;&quot;&quot;;[$'Admin ALL'.A409];&quot;&quot;)">
            <text:p/>
          </table:table-cell>
          <table:table-cell table:number-columns-repeated="1023"/>
        </table:table-row>
        <table:table-row table:style-name="ro1">
          <table:table-cell table:formula="of:=IF([$'Admin ALL'.A410]&lt;&gt;&quot;&quot;;[$'Admin ALL'.A410];&quot;&quot;)" office:value-type="string" office:string-value="install_chmod_change_ftp             = " calcext:value-type="string">
            <text:p>install_chmod_change_ftp <text:s text:c="12"/>= </text:p>
          </table:table-cell>
          <table:table-cell table:number-columns-repeated="1023"/>
        </table:table-row>
        <table:table-row table:style-name="ro1">
          <table:table-cell table:formula="of:=IF([$'Admin ALL'.A411]&lt;&gt;&quot;&quot;;[$'Admin ALL'.A411];&quot;&quot;)" office:value-type="string" office:string-value="install_chmod_change_ftp_button      = " calcext:value-type="string">
            <text:p>install_chmod_change_ftp_button <text:s text:c="5"/>= </text:p>
          </table:table-cell>
          <table:table-cell table:number-columns-repeated="1023"/>
        </table:table-row>
        <table:table-row table:style-name="ro1">
          <table:table-cell table:formula="of:=IF([$'Admin ALL'.A412]&lt;&gt;&quot;&quot;;[$'Admin ALL'.A412];&quot;&quot;)">
            <text:p/>
          </table:table-cell>
          <table:table-cell table:number-columns-repeated="1023"/>
        </table:table-row>
        <table:table-row table:style-name="ro1">
          <table:table-cell table:formula="of:=IF([$'Admin ALL'.A413]&lt;&gt;&quot;&quot;;[$'Admin ALL'.A413];&quot;&quot;)" office:value-type="string" office:string-value="install_environment_help             = " calcext:value-type="string">
            <text:p>install_environment_help <text:s text:c="12"/>= </text:p>
          </table:table-cell>
          <table:table-cell table:number-columns-repeated="1023"/>
        </table:table-row>
        <table:table-row table:style-name="ro1">
          <table:table-cell table:formula="of:=IF([$'Admin ALL'.A414]&lt;&gt;&quot;&quot;;[$'Admin ALL'.A414];&quot;&quot;)" office:value-type="string" office:string-value="install_environment_session          = " calcext:value-type="string">
            <text:p>install_environment_session <text:s text:c="9"/>= </text:p>
          </table:table-cell>
          <table:table-cell table:number-columns-repeated="1023"/>
        </table:table-row>
        <table:table-row table:style-name="ro1">
          <table:table-cell table:formula="of:=IF([$'Admin ALL'.A415]&lt;&gt;&quot;&quot;;[$'Admin ALL'.A415];&quot;&quot;)" office:value-type="string" office:string-value="install_environment_conf             = " calcext:value-type="string">
            <text:p>install_environment_conf <text:s text:c="12"/>= </text:p>
          </table:table-cell>
          <table:table-cell table:number-columns-repeated="1023"/>
        </table:table-row>
        <table:table-row table:style-name="ro1">
          <table:table-cell table:formula="of:=IF([$'Admin ALL'.A416]&lt;&gt;&quot;&quot;;[$'Admin ALL'.A416];&quot;&quot;)">
            <text:p/>
          </table:table-cell>
          <table:table-cell table:number-columns-repeated="1023"/>
        </table:table-row>
        <table:table-row table:style-name="ro1">
          <table:table-cell table:formula="of:=IF([$'Admin ALL'.A417]&lt;&gt;&quot;&quot;;[$'Admin ALL'.A417];&quot;&quot;)" office:value-type="string" office:string-value="install_rewrite_help                 = " calcext:value-type="string">
            <text:p>install_rewrite_help <text:s text:c="16"/>= </text:p>
          </table:table-cell>
          <table:table-cell table:number-columns-repeated="1023"/>
        </table:table-row>
        <table:table-row table:style-name="ro1">
          <table:table-cell table:formula="of:=IF([$'Admin ALL'.A418]&lt;&gt;&quot;&quot;;[$'Admin ALL'.A418];&quot;&quot;)" office:value-type="string" office:string-value="install_rewrite_yes                  = " calcext:value-type="string">
            <text:p>install_rewrite_yes <text:s text:c="17"/>= </text:p>
          </table:table-cell>
          <table:table-cell table:number-columns-repeated="1023"/>
        </table:table-row>
        <table:table-row table:style-name="ro1">
          <table:table-cell table:formula="of:=IF([$'Admin ALL'.A419]&lt;&gt;&quot;&quot;;[$'Admin ALL'.A419];&quot;&quot;)" office:value-type="string" office:string-value="install_rewrite_no                   = " calcext:value-type="string">
            <text:p>install_rewrite_no <text:s text:c="18"/>= </text:p>
          </table:table-cell>
          <table:table-cell table:number-columns-repeated="1023"/>
        </table:table-row>
        <table:table-row table:style-name="ro1">
          <table:table-cell table:formula="of:=IF([$'Admin ALL'.A420]&lt;&gt;&quot;&quot;;[$'Admin ALL'.A420];&quot;&quot;)" office:value-type="string" office:string-value="install_rewrite_no_htaccess          = " calcext:value-type="string">
            <text:p>install_rewrite_no_htaccess <text:s text:c="9"/>= </text:p>
          </table:table-cell>
          <table:table-cell table:number-columns-repeated="1023"/>
        </table:table-row>
        <table:table-row table:style-name="ro1">
          <table:table-cell table:formula="of:=IF([$'Admin ALL'.A421]&lt;&gt;&quot;&quot;;[$'Admin ALL'.A421];&quot;&quot;)" office:value-type="string" office:string-value="install_rewrite_test_text            = " calcext:value-type="string">
            <text:p>install_rewrite_test_text <text:s text:c="11"/>= </text:p>
          </table:table-cell>
          <table:table-cell table:number-columns-repeated="1023"/>
        </table:table-row>
        <table:table-row table:style-name="ro1">
          <table:table-cell table:formula="of:=IF([$'Admin ALL'.A422]&lt;&gt;&quot;&quot;;[$'Admin ALL'.A422];&quot;&quot;)">
            <text:p/>
          </table:table-cell>
          <table:table-cell table:number-columns-repeated="1023"/>
        </table:table-row>
        <table:table-row table:style-name="ro1">
          <table:table-cell table:formula="of:=IF([$'Admin ALL'.A423]&lt;&gt;&quot;&quot;;[$'Admin ALL'.A423];&quot;&quot;)" office:value-type="string" office:string-value="install_password_help                = " calcext:value-type="string">
            <text:p>install_password_help <text:s text:c="15"/>= </text:p>
          </table:table-cell>
          <table:table-cell table:number-columns-repeated="1023"/>
        </table:table-row>
        <table:table-row table:style-name="ro1">
          <table:table-cell table:formula="of:=IF([$'Admin ALL'.A424]&lt;&gt;&quot;&quot;;[$'Admin ALL'.A424];&quot;&quot;)">
            <text:p/>
          </table:table-cell>
          <table:table-cell table:number-columns-repeated="1023"/>
        </table:table-row>
        <table:table-row table:style-name="ro1">
          <table:table-cell table:formula="of:=IF([$'Admin ALL'.A425]&lt;&gt;&quot;&quot;;[$'Admin ALL'.A425];&quot;&quot;)" office:value-type="string" office:string-value="install_finish_help                  = " calcext:value-type="string">
            <text:p>install_finish_help <text:s text:c="17"/>= </text:p>
          </table:table-cell>
          <table:table-cell table:number-columns-repeated="1023"/>
        </table:table-row>
        <table:table-row table:style-name="ro1">
          <table:table-cell table:formula="of:=IF([$'Admin ALL'.A426]&lt;&gt;&quot;&quot;;[$'Admin ALL'.A426];&quot;&quot;)">
            <text:p/>
          </table:table-cell>
          <table:table-cell table:number-columns-repeated="1023"/>
        </table:table-row>
        <table:table-row table:style-name="ro1">
          <table:table-cell table:formula="of:=IF([$'Admin ALL'.A427]&lt;&gt;&quot;&quot;;[$'Admin ALL'.A427];&quot;&quot;)" office:value-type="string" office:string-value="install_finish_delerror              = " calcext:value-type="string">
            <text:p>install_finish_delerror <text:s text:c="13"/>= </text:p>
          </table:table-cell>
          <table:table-cell table:number-columns-repeated="1023"/>
        </table:table-row>
        <table:table-row table:style-name="ro1">
          <table:table-cell table:formula="of:=IF([$'Admin ALL'.A428]&lt;&gt;&quot;&quot;;[$'Admin ALL'.A428];&quot;&quot;)" office:value-type="string" office:string-value="install_finish_del                   = " calcext:value-type="string">
            <text:p>install_finish_del <text:s text:c="18"/>= </text:p>
          </table:table-cell>
          <table:table-cell table:number-columns-repeated="1023"/>
        </table:table-row>
        <table:table-row table:style-name="ro1">
          <table:table-cell table:formula="of:=IF([$'Admin ALL'.A429]&lt;&gt;&quot;&quot;;[$'Admin ALL'.A429];&quot;&quot;)" office:value-type="string" office:string-value="install_finish_local                 = " calcext:value-type="string">
            <text:p>install_finish_local <text:s text:c="16"/>= </text:p>
          </table:table-cell>
          <table:table-cell table:number-columns-repeated="1023"/>
        </table:table-row>
        <table:table-row table:style-name="ro1">
          <table:table-cell table:formula="of:=IF([$'Admin ALL'.A430]&lt;&gt;&quot;&quot;;[$'Admin ALL'.A430];&quot;&quot;)" office:value-type="string" office:string-value="install_finish_submit                = " calcext:value-type="string">
            <text:p>install_finish_submit <text:s text:c="15"/>= </text:p>
          </table:table-cell>
          <table:table-cell table:number-columns-repeated="1023"/>
        </table:table-row>
        <table:table-row table:style-name="ro1">
          <table:table-cell table:formula="of:=IF([$'Admin ALL'.A431]&lt;&gt;&quot;&quot;;[$'Admin ALL'.A431];&quot;&quot;)" office:value-type="string" office:string-value="install_finish_clean_button          = " calcext:value-type="string">
            <text:p>install_finish_clean_button <text:s text:c="9"/>= </text:p>
          </table:table-cell>
          <table:table-cell table:number-columns-repeated="1023"/>
        </table:table-row>
        <table:table-row table:style-name="ro1">
          <table:table-cell table:formula="of:=IF([$'Admin ALL'.A432]&lt;&gt;&quot;&quot;;[$'Admin ALL'.A432];&quot;&quot;)" office:value-type="string" office:string-value="install_finish_clean                 = " calcext:value-type="string">
            <text:p>install_finish_clean <text:s text:c="16"/>= </text:p>
          </table:table-cell>
          <table:table-cell table:number-columns-repeated="1023"/>
        </table:table-row>
        <table:table-row table:style-name="ro1">
          <table:table-cell table:formula="of:=IF([$'Admin ALL'.A433]&lt;&gt;&quot;&quot;;[$'Admin ALL'.A433];&quot;&quot;)">
            <text:p/>
          </table:table-cell>
          <table:table-cell table:number-columns-repeated="1023"/>
        </table:table-row>
        <table:table-row table:style-name="ro1">
          <table:table-cell table:formula="of:=IF([$'Admin ALL'.A434]&lt;&gt;&quot;&quot;;[$'Admin ALL'.A434];&quot;&quot;)" office:value-type="string" office:string-value="install_update_help                  = " calcext:value-type="string">
            <text:p>install_update_help <text:s text:c="17"/>= </text:p>
          </table:table-cell>
          <table:table-cell table:number-columns-repeated="1023"/>
        </table:table-row>
        <table:table-row table:style-name="ro1">
          <table:table-cell table:formula="of:=IF([$'Admin ALL'.A435]&lt;&gt;&quot;&quot;;[$'Admin ALL'.A435];&quot;&quot;)" office:value-type="string" office:string-value="install_update_no_help               = " calcext:value-type="string">
            <text:p>install_update_no_help <text:s text:c="14"/>= </text:p>
          </table:table-cell>
          <table:table-cell table:number-columns-repeated="1023"/>
        </table:table-row>
        <table:table-row table:style-name="ro1">
          <table:table-cell table:formula="of:=IF([$'Admin ALL'.A436]&lt;&gt;&quot;&quot;;[$'Admin ALL'.A436];&quot;&quot;)" office:value-type="string" office:string-value="install_update_buttom                = " calcext:value-type="string">
            <text:p>install_update_buttom <text:s text:c="15"/>= </text:p>
          </table:table-cell>
          <table:table-cell table:number-columns-repeated="1023"/>
        </table:table-row>
        <table:table-row table:style-name="ro1">
          <table:table-cell table:formula="of:=IF([$'Admin ALL'.A437]&lt;&gt;&quot;&quot;;[$'Admin ALL'.A437];&quot;&quot;)" office:value-type="string" office:string-value="install_update_files_in_pages        = " calcext:value-type="string">
            <text:p>install_update_files_in_pages <text:s text:c="7"/>= </text:p>
          </table:table-cell>
          <table:table-cell table:number-columns-repeated="1023"/>
        </table:table-row>
        <table:table-row table:style-name="ro1">
          <table:table-cell table:formula="of:=IF([$'Admin ALL'.A438]&lt;&gt;&quot;&quot;;[$'Admin ALL'.A438];&quot;&quot;)" office:value-type="string" office:string-value="install_update_conf_help             = " calcext:value-type="string">
            <text:p>install_update_conf_help <text:s text:c="12"/>= </text:p>
          </table:table-cell>
          <table:table-cell table:number-columns-repeated="1023"/>
        </table:table-row>
        <table:table-row table:style-name="ro1">
          <table:table-cell table:formula="of:=IF([$'Admin ALL'.A439]&lt;&gt;&quot;&quot;;[$'Admin ALL'.A439];&quot;&quot;)" office:value-type="string" office:string-value="install_update_kategorien_help       = " calcext:value-type="string">
            <text:p>install_update_kategorien_help <text:s text:c="6"/>= </text:p>
          </table:table-cell>
          <table:table-cell table:number-columns-repeated="1023"/>
        </table:table-row>
        <table:table-row table:style-name="ro1">
          <table:table-cell table:formula="of:=IF([$'Admin ALL'.A440]&lt;&gt;&quot;&quot;;[$'Admin ALL'.A440];&quot;&quot;)" office:value-type="string" office:string-value="install_update_galerien_help         = " calcext:value-type="string">
            <text:p>install_update_galerien_help <text:s text:c="8"/>= </text:p>
          </table:table-cell>
          <table:table-cell table:number-columns-repeated="1023"/>
        </table:table-row>
        <table:table-row table:style-name="ro1">
          <table:table-cell table:formula="of:=IF([$'Admin ALL'.A441]&lt;&gt;&quot;&quot;;[$'Admin ALL'.A441];&quot;&quot;)" office:value-type="string" office:string-value="install_update_plugins_help          = " calcext:value-type="string">
            <text:p>install_update_plugins_help <text:s text:c="9"/>= </text:p>
          </table:table-cell>
          <table:table-cell table:number-columns-repeated="1023"/>
        </table:table-row>
        <table:table-row table:style-name="ro1">
          <table:table-cell table:formula="of:=IF([$'Admin ALL'.A442]&lt;&gt;&quot;&quot;;[$'Admin ALL'.A442];&quot;&quot;)" office:value-type="string" office:string-value="install_update_layouts_help          = " calcext:value-type="string">
            <text:p>install_update_layouts_help <text:s text:c="9"/>= </text:p>
          </table:table-cell>
          <table:table-cell table:number-columns-repeated="1023"/>
        </table:table-row>
        <table:table-row table:style-name="ro1">
          <table:table-cell table:formula="of:=IF([$'Admin ALL'.A443]&lt;&gt;&quot;&quot;;[$'Admin ALL'.A443];&quot;&quot;)">
            <text:p/>
          </table:table-cell>
          <table:table-cell table:number-columns-repeated="1023"/>
        </table:table-row>
        <table:table-row table:style-name="ro1">
          <table:table-cell table:formula="of:=IF([$'Admin ALL'.A444]&lt;&gt;&quot;&quot;;[$'Admin ALL'.A444];&quot;&quot;)" office:value-type="string" office:string-value="install_update_error                 = " calcext:value-type="string">
            <text:p>install_update_error <text:s text:c="16"/>= </text:p>
          </table:table-cell>
          <table:table-cell table:number-columns-repeated="1023"/>
        </table:table-row>
        <table:table-row table:style-name="ro1">
          <table:table-cell table:formula="of:=IF([$'Admin ALL'.A445]&lt;&gt;&quot;&quot;;[$'Admin ALL'.A445];&quot;&quot;)" office:value-type="string" office:string-value="install_update_successful            = " calcext:value-type="string">
            <text:p>install_update_successful <text:s text:c="11"/>= </text:p>
          </table:table-cell>
          <table:table-cell table:number-columns-repeated="1023"/>
        </table:table-row>
        <table:table-row table:style-name="ro1">
          <table:table-cell table:formula="of:=IF([$'Admin ALL'.A446]&lt;&gt;&quot;&quot;;[$'Admin ALL'.A446];&quot;&quot;)">
            <text:p/>
          </table:table-cell>
          <table:table-cell table:number-columns-repeated="1023"/>
        </table:table-row>
        <table:table-row table:style-name="ro1">
          <table:table-cell table:formula="of:=IF([$'Admin ALL'.A447]&lt;&gt;&quot;&quot;;[$'Admin ALL'.A447];&quot;&quot;)">
            <text:p/>
          </table:table-cell>
          <table:table-cell table:number-columns-repeated="1023"/>
        </table:table-row>
        <table:table-row table:style-name="ro1">
          <table:table-cell table:formula="of:=IF([$'Admin ALL'.A448]&lt;&gt;&quot;&quot;;[$'Admin ALL'.A448];&quot;&quot;)">
            <text:p/>
          </table:table-cell>
          <table:table-cell table:number-columns-repeated="1023"/>
        </table:table-row>
        <table:table-row table:style-name="ro1">
          <table:table-cell table:formula="of:=IF([$'Admin ALL'.A449]&lt;&gt;&quot;&quot;;[$'Admin ALL'.A449];&quot;&quot;)">
            <text:p/>
          </table:table-cell>
          <table:table-cell table:number-columns-repeated="1023"/>
        </table:table-row>
        <table:table-row table:style-name="ro1">
          <table:table-cell table:formula="of:=IF([$'Admin ALL'.A450]&lt;&gt;&quot;&quot;;[$'Admin ALL'.A450];&quot;&quot;)">
            <text:p/>
          </table:table-cell>
          <table:table-cell table:number-columns-repeated="1023"/>
        </table:table-row>
        <table:table-row table:style-name="ro1">
          <table:table-cell table:formula="of:=IF([$'Admin ALL'.A451]&lt;&gt;&quot;&quot;;[$'Admin ALL'.A451];&quot;&quot;)">
            <text:p/>
          </table:table-cell>
          <table:table-cell table:number-columns-repeated="1023"/>
        </table:table-row>
        <table:table-row table:style-name="ro1">
          <table:table-cell table:formula="of:=IF([$'Admin ALL'.A452]&lt;&gt;&quot;&quot;;[$'Admin ALL'.A452];&quot;&quot;)">
            <text:p/>
          </table:table-cell>
          <table:table-cell table:number-columns-repeated="1023"/>
        </table:table-row>
        <table:table-row table:style-name="ro1">
          <table:table-cell table:formula="of:=IF([$'Admin ALL'.A453]&lt;&gt;&quot;&quot;;[$'Admin ALL'.A453];&quot;&quot;)">
            <text:p/>
          </table:table-cell>
          <table:table-cell table:number-columns-repeated="1023"/>
        </table:table-row>
        <table:table-row table:style-name="ro1">
          <table:table-cell table:formula="of:=IF([$'Admin ALL'.A454]&lt;&gt;&quot;&quot;;[$'Admin ALL'.A454];&quot;&quot;)">
            <text:p/>
          </table:table-cell>
          <table:table-cell table:number-columns-repeated="1023"/>
        </table:table-row>
        <table:table-row table:style-name="ro1">
          <table:table-cell table:formula="of:=IF([$'Admin ALL'.A455]&lt;&gt;&quot;&quot;;[$'Admin ALL'.A455];&quot;&quot;)">
            <text:p/>
          </table:table-cell>
          <table:table-cell table:number-columns-repeated="1023"/>
        </table:table-row>
        <table:table-row table:style-name="ro1">
          <table:table-cell table:formula="of:=IF([$'Admin ALL'.A456]&lt;&gt;&quot;&quot;;[$'Admin ALL'.A456];&quot;&quot;)">
            <text:p/>
          </table:table-cell>
          <table:table-cell table:number-columns-repeated="1023"/>
        </table:table-row>
        <table:table-row table:style-name="ro1">
          <table:table-cell table:formula="of:=IF([$'Admin ALL'.A457]&lt;&gt;&quot;&quot;;[$'Admin ALL'.A457];&quot;&quot;)">
            <text:p/>
          </table:table-cell>
          <table:table-cell table:number-columns-repeated="1023"/>
        </table:table-row>
        <table:table-row table:style-name="ro1">
          <table:table-cell table:formula="of:=IF([$'Admin ALL'.A458]&lt;&gt;&quot;&quot;;[$'Admin ALL'.A458];&quot;&quot;)">
            <text:p/>
          </table:table-cell>
          <table:table-cell table:number-columns-repeated="1023"/>
        </table:table-row>
        <table:table-row table:style-name="ro1">
          <table:table-cell table:formula="of:=IF([$'Admin ALL'.A459]&lt;&gt;&quot;&quot;;[$'Admin ALL'.A459];&quot;&quot;)">
            <text:p/>
          </table:table-cell>
          <table:table-cell table:number-columns-repeated="1023"/>
        </table:table-row>
        <table:table-row table:style-name="ro1">
          <table:table-cell table:formula="of:=IF([$'Admin ALL'.A460]&lt;&gt;&quot;&quot;;[$'Admin ALL'.A460];&quot;&quot;)">
            <text:p/>
          </table:table-cell>
          <table:table-cell table:number-columns-repeated="1023"/>
        </table:table-row>
        <table:table-row table:style-name="ro1">
          <table:table-cell table:formula="of:=IF([$'Admin ALL'.A461]&lt;&gt;&quot;&quot;;[$'Admin ALL'.A461];&quot;&quot;)">
            <text:p/>
          </table:table-cell>
          <table:table-cell table:number-columns-repeated="1023"/>
        </table:table-row>
        <table:table-row table:style-name="ro1">
          <table:table-cell table:formula="of:=IF([$'Admin ALL'.A462]&lt;&gt;&quot;&quot;;[$'Admin ALL'.A462];&quot;&quot;)">
            <text:p/>
          </table:table-cell>
          <table:table-cell table:number-columns-repeated="1023"/>
        </table:table-row>
        <table:table-row table:style-name="ro1">
          <table:table-cell table:formula="of:=IF([$'Admin ALL'.A463]&lt;&gt;&quot;&quot;;[$'Admin ALL'.A463];&quot;&quot;)">
            <text:p/>
          </table:table-cell>
          <table:table-cell table:number-columns-repeated="1023"/>
        </table:table-row>
        <table:table-row table:style-name="ro1">
          <table:table-cell table:formula="of:=IF([$'Admin ALL'.A464]&lt;&gt;&quot;&quot;;[$'Admin ALL'.A464];&quot;&quot;)">
            <text:p/>
          </table:table-cell>
          <table:table-cell table:number-columns-repeated="1023"/>
        </table:table-row>
        <table:table-row table:style-name="ro1">
          <table:table-cell table:formula="of:=IF([$'Admin ALL'.A465]&lt;&gt;&quot;&quot;;[$'Admin ALL'.A465];&quot;&quot;)">
            <text:p/>
          </table:table-cell>
          <table:table-cell table:number-columns-repeated="1023"/>
        </table:table-row>
        <table:table-row table:style-name="ro1">
          <table:table-cell table:formula="of:=IF([$'Admin ALL'.A466]&lt;&gt;&quot;&quot;;[$'Admin ALL'.A466];&quot;&quot;)">
            <text:p/>
          </table:table-cell>
          <table:table-cell table:number-columns-repeated="1023"/>
        </table:table-row>
        <table:table-row table:style-name="ro1">
          <table:table-cell table:formula="of:=IF([$'Admin ALL'.A467]&lt;&gt;&quot;&quot;;[$'Admin ALL'.A467];&quot;&quot;)">
            <text:p/>
          </table:table-cell>
          <table:table-cell table:number-columns-repeated="1023"/>
        </table:table-row>
        <table:table-row table:style-name="ro1">
          <table:table-cell table:formula="of:=IF([$'Admin ALL'.A468]&lt;&gt;&quot;&quot;;[$'Admin ALL'.A468];&quot;&quot;)">
            <text:p/>
          </table:table-cell>
          <table:table-cell table:number-columns-repeated="1023"/>
        </table:table-row>
        <table:table-row table:style-name="ro1">
          <table:table-cell table:formula="of:=IF([$'Admin ALL'.A469]&lt;&gt;&quot;&quot;;[$'Admin ALL'.A469];&quot;&quot;)">
            <text:p/>
          </table:table-cell>
          <table:table-cell table:number-columns-repeated="1023"/>
        </table:table-row>
        <table:table-row table:style-name="ro1">
          <table:table-cell table:formula="of:=IF([$'Admin ALL'.A470]&lt;&gt;&quot;&quot;;[$'Admin ALL'.A470];&quot;&quot;)">
            <text:p/>
          </table:table-cell>
          <table:table-cell table:number-columns-repeated="1023"/>
        </table:table-row>
        <table:table-row table:style-name="ro1">
          <table:table-cell table:formula="of:=IF([$'Admin ALL'.A471]&lt;&gt;&quot;&quot;;[$'Admin ALL'.A471];&quot;&quot;)">
            <text:p/>
          </table:table-cell>
          <table:table-cell table:number-columns-repeated="1023"/>
        </table:table-row>
        <table:table-row table:style-name="ro1">
          <table:table-cell table:formula="of:=IF([$'Admin ALL'.A472]&lt;&gt;&quot;&quot;;[$'Admin ALL'.A472];&quot;&quot;)">
            <text:p/>
          </table:table-cell>
          <table:table-cell table:number-columns-repeated="1023"/>
        </table:table-row>
        <table:table-row table:style-name="ro1">
          <table:table-cell table:formula="of:=IF([$'Admin ALL'.A473]&lt;&gt;&quot;&quot;;[$'Admin ALL'.A473];&quot;&quot;)">
            <text:p/>
          </table:table-cell>
          <table:table-cell table:number-columns-repeated="1023"/>
        </table:table-row>
        <table:table-row table:style-name="ro1">
          <table:table-cell table:formula="of:=IF([$'Admin ALL'.A474]&lt;&gt;&quot;&quot;;[$'Admin ALL'.A474];&quot;&quot;)">
            <text:p/>
          </table:table-cell>
          <table:table-cell table:number-columns-repeated="1023"/>
        </table:table-row>
        <table:table-row table:style-name="ro1">
          <table:table-cell table:formula="of:=IF([$'Admin ALL'.A475]&lt;&gt;&quot;&quot;;[$'Admin ALL'.A475];&quot;&quot;)">
            <text:p/>
          </table:table-cell>
          <table:table-cell table:number-columns-repeated="1023"/>
        </table:table-row>
        <table:table-row table:style-name="ro1">
          <table:table-cell table:formula="of:=IF([$'Admin ALL'.A476]&lt;&gt;&quot;&quot;;[$'Admin ALL'.A476];&quot;&quot;)">
            <text:p/>
          </table:table-cell>
          <table:table-cell table:number-columns-repeated="1023"/>
        </table:table-row>
        <table:table-row table:style-name="ro1">
          <table:table-cell table:formula="of:=IF([$'Admin ALL'.A477]&lt;&gt;&quot;&quot;;[$'Admin ALL'.A477];&quot;&quot;)">
            <text:p/>
          </table:table-cell>
          <table:table-cell table:number-columns-repeated="1023"/>
        </table:table-row>
        <table:table-row table:style-name="ro1">
          <table:table-cell table:formula="of:=IF([$'Admin ALL'.A478]&lt;&gt;&quot;&quot;;[$'Admin ALL'.A478];&quot;&quot;)">
            <text:p/>
          </table:table-cell>
          <table:table-cell table:number-columns-repeated="1023"/>
        </table:table-row>
        <table:table-row table:style-name="ro1">
          <table:table-cell table:formula="of:=IF([$'Admin ALL'.A479]&lt;&gt;&quot;&quot;;[$'Admin ALL'.A479];&quot;&quot;)">
            <text:p/>
          </table:table-cell>
          <table:table-cell table:number-columns-repeated="1023"/>
        </table:table-row>
        <table:table-row table:style-name="ro1">
          <table:table-cell table:formula="of:=IF([$'Admin ALL'.A480]&lt;&gt;&quot;&quot;;[$'Admin ALL'.A480];&quot;&quot;)">
            <text:p/>
          </table:table-cell>
          <table:table-cell table:number-columns-repeated="1023"/>
        </table:table-row>
        <table:table-row table:style-name="ro1">
          <table:table-cell table:formula="of:=IF([$'Admin ALL'.A481]&lt;&gt;&quot;&quot;;[$'Admin ALL'.A481];&quot;&quot;)">
            <text:p/>
          </table:table-cell>
          <table:table-cell table:number-columns-repeated="1023"/>
        </table:table-row>
        <table:table-row table:style-name="ro1">
          <table:table-cell table:formula="of:=IF([$'Admin ALL'.A482]&lt;&gt;&quot;&quot;;[$'Admin ALL'.A482];&quot;&quot;)">
            <text:p/>
          </table:table-cell>
          <table:table-cell table:number-columns-repeated="1023"/>
        </table:table-row>
        <table:table-row table:style-name="ro1">
          <table:table-cell table:formula="of:=IF([$'Admin ALL'.A483]&lt;&gt;&quot;&quot;;[$'Admin ALL'.A483];&quot;&quot;)">
            <text:p/>
          </table:table-cell>
          <table:table-cell table:number-columns-repeated="1023"/>
        </table:table-row>
        <table:table-row table:style-name="ro1">
          <table:table-cell table:formula="of:=IF([$'Admin ALL'.A484]&lt;&gt;&quot;&quot;;[$'Admin ALL'.A484];&quot;&quot;)">
            <text:p/>
          </table:table-cell>
          <table:table-cell table:number-columns-repeated="1023"/>
        </table:table-row>
        <table:table-row table:style-name="ro1">
          <table:table-cell table:formula="of:=IF([$'Admin ALL'.A485]&lt;&gt;&quot;&quot;;[$'Admin ALL'.A485];&quot;&quot;)">
            <text:p/>
          </table:table-cell>
          <table:table-cell table:number-columns-repeated="1023"/>
        </table:table-row>
        <table:table-row table:style-name="ro1">
          <table:table-cell table:formula="of:=IF([$'Admin ALL'.A486]&lt;&gt;&quot;&quot;;[$'Admin ALL'.A486];&quot;&quot;)">
            <text:p/>
          </table:table-cell>
          <table:table-cell table:number-columns-repeated="1023"/>
        </table:table-row>
        <table:table-row table:style-name="ro1">
          <table:table-cell table:formula="of:=IF([$'Admin ALL'.A487]&lt;&gt;&quot;&quot;;[$'Admin ALL'.A487];&quot;&quot;)">
            <text:p/>
          </table:table-cell>
          <table:table-cell table:number-columns-repeated="1023"/>
        </table:table-row>
        <table:table-row table:style-name="ro1">
          <table:table-cell table:formula="of:=IF([$'Admin ALL'.A488]&lt;&gt;&quot;&quot;;[$'Admin ALL'.A488];&quot;&quot;)">
            <text:p/>
          </table:table-cell>
          <table:table-cell table:number-columns-repeated="1023"/>
        </table:table-row>
        <table:table-row table:style-name="ro1">
          <table:table-cell table:formula="of:=IF([$'Admin ALL'.A489]&lt;&gt;&quot;&quot;;[$'Admin ALL'.A489];&quot;&quot;)">
            <text:p/>
          </table:table-cell>
          <table:table-cell table:number-columns-repeated="1023"/>
        </table:table-row>
        <table:table-row table:style-name="ro1">
          <table:table-cell table:formula="of:=IF([$'Admin ALL'.A490]&lt;&gt;&quot;&quot;;[$'Admin ALL'.A490];&quot;&quot;)">
            <text:p/>
          </table:table-cell>
          <table:table-cell table:number-columns-repeated="1023"/>
        </table:table-row>
        <table:table-row table:style-name="ro1">
          <table:table-cell table:formula="of:=IF([$'Admin ALL'.A491]&lt;&gt;&quot;&quot;;[$'Admin ALL'.A491];&quot;&quot;)">
            <text:p/>
          </table:table-cell>
          <table:table-cell table:number-columns-repeated="1023"/>
        </table:table-row>
        <table:table-row table:style-name="ro1">
          <table:table-cell table:formula="of:=IF([$'Admin ALL'.A492]&lt;&gt;&quot;&quot;;[$'Admin ALL'.A492];&quot;&quot;)">
            <text:p/>
          </table:table-cell>
          <table:table-cell table:number-columns-repeated="1023"/>
        </table:table-row>
        <table:table-row table:style-name="ro1">
          <table:table-cell table:formula="of:=IF([$'Admin ALL'.A493]&lt;&gt;&quot;&quot;;[$'Admin ALL'.A493];&quot;&quot;)">
            <text:p/>
          </table:table-cell>
          <table:table-cell table:number-columns-repeated="1023"/>
        </table:table-row>
        <table:table-row table:style-name="ro1">
          <table:table-cell table:formula="of:=IF([$'Admin ALL'.A494]&lt;&gt;&quot;&quot;;[$'Admin ALL'.A494];&quot;&quot;)">
            <text:p/>
          </table:table-cell>
          <table:table-cell table:number-columns-repeated="1023"/>
        </table:table-row>
        <table:table-row table:style-name="ro1">
          <table:table-cell table:formula="of:=IF([$'Admin ALL'.A495]&lt;&gt;&quot;&quot;;[$'Admin ALL'.A495];&quot;&quot;)">
            <text:p/>
          </table:table-cell>
          <table:table-cell table:number-columns-repeated="1023"/>
        </table:table-row>
        <table:table-row table:style-name="ro1">
          <table:table-cell table:formula="of:=IF([$'Admin ALL'.A496]&lt;&gt;&quot;&quot;;[$'Admin ALL'.A496];&quot;&quot;)">
            <text:p/>
          </table:table-cell>
          <table:table-cell table:number-columns-repeated="1023"/>
        </table:table-row>
        <table:table-row table:style-name="ro1">
          <table:table-cell table:formula="of:=IF([$'Admin ALL'.A497]&lt;&gt;&quot;&quot;;[$'Admin ALL'.A497];&quot;&quot;)">
            <text:p/>
          </table:table-cell>
          <table:table-cell table:number-columns-repeated="1023"/>
        </table:table-row>
        <table:table-row table:style-name="ro1">
          <table:table-cell table:formula="of:=IF([$'Admin ALL'.A498]&lt;&gt;&quot;&quot;;[$'Admin ALL'.A498];&quot;&quot;)">
            <text:p/>
          </table:table-cell>
          <table:table-cell table:number-columns-repeated="1023"/>
        </table:table-row>
        <table:table-row table:style-name="ro1">
          <table:table-cell table:formula="of:=IF([$'Admin ALL'.A499]&lt;&gt;&quot;&quot;;[$'Admin ALL'.A499];&quot;&quot;)">
            <text:p/>
          </table:table-cell>
          <table:table-cell table:number-columns-repeated="1023"/>
        </table:table-row>
        <table:table-row table:style-name="ro1">
          <table:table-cell table:formula="of:=IF([$'Admin ALL'.A500]&lt;&gt;&quot;&quot;;[$'Admin ALL'.A500];&quot;&quot;)">
            <text:p/>
          </table:table-cell>
          <table:table-cell table:number-columns-repeated="1023"/>
        </table:table-row>
        <table:table-row table:style-name="ro1">
          <table:table-cell table:formula="of:=IF([$'Admin ALL'.A501]&lt;&gt;&quot;&quot;;[$'Admin ALL'.A501];&quot;&quot;)">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daDK" table:style-name="ta1">
        <table:table-column table:style-name="co4" table:default-cell-style-name="ce11"/>
        <table:table-column table:style-name="co3" table:number-columns-repeated="1023" table:default-cell-style-name="ce11"/>
        <table:table-row table:style-name="ro1">
          <table:table-cell table:formula="of:=[$'Admin ALL'.A2] &amp; [$'Admin ALL'.B2]" office:value-type="string" office:string-value="_dateformat                          = %d-%m-%Y, %H:%M:%S" calcext:value-type="string">
            <text:p>_dateformat <text:s text:c="25"/>= %d-%m-%Y, %H:%M:%S</text:p>
          </table:table-cell>
          <table:table-cell table:number-columns-repeated="1023"/>
        </table:table-row>
        <table:table-row table:style-name="ro1">
          <table:table-cell table:formula="of:=[$'Admin ALL'.A3] &amp; [$'Admin ALL'.B3]" office:value-type="string" office:string-value="_translator                          = Ole Carlsen" calcext:value-type="string">
            <text:p>_translator <text:s text:c="25"/>= Ole Carlsen</text:p>
          </table:table-cell>
          <table:table-cell table:number-columns-repeated="1023"/>
        </table:table-row>
        <table:table-row table:style-name="ro1">
          <table:table-cell table:formula="of:=[$'Admin ALL'.A4] &amp; [$'Admin ALL'.B4]">
            <text:p/>
          </table:table-cell>
          <table:table-cell table:number-columns-repeated="1023"/>
        </table:table-row>
        <table:table-row table:style-name="ro1">
          <table:table-cell table:formula="of:=[$'Admin ALL'.A5] &amp; [$'Admin ALL'.B5]" office:value-type="string" office:string-value="_timezone                            = " calcext:value-type="string">
            <text:p>_timezone <text:s text:c="27"/>= </text:p>
          </table:table-cell>
          <table:table-cell table:number-columns-repeated="1023"/>
        </table:table-row>
        <table:table-row table:style-name="ro1">
          <table:table-cell table:formula="of:=[$'Admin ALL'.A6] &amp; [$'Admin ALL'.B6]" office:value-type="string" office:string-value="language_name                        = Dansk" calcext:value-type="string">
            <text:p>language_name <text:s text:c="23"/>= Dansk</text:p>
          </table:table-cell>
          <table:table-cell table:number-columns-repeated="1023"/>
        </table:table-row>
        <table:table-row table:style-name="ro1">
          <table:table-cell table:formula="of:=[$'Admin ALL'.A7] &amp; [$'Admin ALL'.B7]" office:value-type="string" office:string-value="cms_admin_titel                      = " calcext:value-type="string">
            <text:p>cms_admin_titel <text:s text:c="21"/>= </text:p>
          </table:table-cell>
          <table:table-cell table:number-columns-repeated="1023"/>
        </table:table-row>
        <table:table-row table:style-name="ro1">
          <table:table-cell table:formula="of:=[$'Admin ALL'.A8] &amp; [$'Admin ALL'.B8]" office:value-type="string" office:string-value="file                                 = Fil" calcext:value-type="string">
            <text:p>file <text:s text:c="32"/>= Fil</text:p>
          </table:table-cell>
          <table:table-cell table:number-columns-repeated="1023"/>
        </table:table-row>
        <table:table-row table:style-name="ro1">
          <table:table-cell table:formula="of:=[$'Admin ALL'.A9] &amp; [$'Admin ALL'.B9]" office:value-type="string" office:string-value="files                                = Filer" calcext:value-type="string">
            <text:p>files <text:s text:c="31"/>= Filer</text:p>
          </table:table-cell>
          <table:table-cell table:number-columns-repeated="1023"/>
        </table:table-row>
        <table:table-row table:style-name="ro1">
          <table:table-cell table:formula="of:=[$'Admin ALL'.A10] &amp; [$'Admin ALL'.B10]" office:value-type="string" office:string-value="page                                 = Indholdsside" calcext:value-type="string">
            <text:p>page <text:s text:c="32"/>= Indholdsside</text:p>
          </table:table-cell>
          <table:table-cell table:number-columns-repeated="1023"/>
        </table:table-row>
        <table:table-row table:style-name="ro1">
          <table:table-cell table:formula="of:=[$'Admin ALL'.A11] &amp; [$'Admin ALL'.B11]" office:value-type="string" office:string-value="pages                                = Indholdssider" calcext:value-type="string">
            <text:p>pages <text:s text:c="31"/>= Indholdssider</text:p>
          </table:table-cell>
          <table:table-cell table:number-columns-repeated="1023"/>
        </table:table-row>
        <table:table-row table:style-name="ro1">
          <table:table-cell table:formula="of:=[$'Admin ALL'.A12] &amp; [$'Admin ALL'.B12]" office:value-type="string" office:string-value="url                                  = Link" calcext:value-type="string">
            <text:p>url <text:s text:c="33"/>= Link</text:p>
          </table:table-cell>
          <table:table-cell table:number-columns-repeated="1023"/>
        </table:table-row>
        <table:table-row table:style-name="ro1">
          <table:table-cell table:formula="of:=[$'Admin ALL'.A13] &amp; [$'Admin ALL'.B13]" office:value-type="string" office:string-value="name                                 = Navn" calcext:value-type="string">
            <text:p>name <text:s text:c="32"/>= Navn</text:p>
          </table:table-cell>
          <table:table-cell table:number-columns-repeated="1023"/>
        </table:table-row>
        <table:table-row table:style-name="ro1">
          <table:table-cell table:formula="of:=[$'Admin ALL'.A14] &amp; [$'Admin ALL'.B14]" office:value-type="string" office:string-value="url_adress                           = Link adresse" calcext:value-type="string">
            <text:p>url_adress <text:s text:c="26"/>= Link adresse</text:p>
          </table:table-cell>
          <table:table-cell table:number-columns-repeated="1023"/>
        </table:table-row>
        <table:table-row table:style-name="ro1">
          <table:table-cell table:formula="of:=[$'Admin ALL'.A15] &amp; [$'Admin ALL'.B15]" office:value-type="string" office:string-value="contents                             = Indhold" calcext:value-type="string">
            <text:p>contents <text:s text:c="28"/>= Indhold</text:p>
          </table:table-cell>
          <table:table-cell table:number-columns-repeated="1023"/>
        </table:table-row>
        <table:table-row table:style-name="ro1">
          <table:table-cell table:formula="of:=[$'Admin ALL'.A16] &amp; [$'Admin ALL'.B16]" office:value-type="string" office:string-value="category                             = Kategori" calcext:value-type="string">
            <text:p>category <text:s text:c="28"/>= Kategori</text:p>
          </table:table-cell>
          <table:table-cell table:number-columns-repeated="1023"/>
        </table:table-row>
        <table:table-row table:style-name="ro1">
          <table:table-cell table:formula="of:=[$'Admin ALL'.A17] &amp; [$'Admin ALL'.B17]" office:value-type="string" office:string-value="day                                  = " calcext:value-type="string">
            <text:p>day <text:s text:c="33"/>= </text:p>
          </table:table-cell>
          <table:table-cell table:number-columns-repeated="1023"/>
        </table:table-row>
        <table:table-row table:style-name="ro1">
          <table:table-cell table:formula="of:=[$'Admin ALL'.A18] &amp; [$'Admin ALL'.B18]" office:value-type="string" office:string-value="days                                 = " calcext:value-type="string">
            <text:p>days <text:s text:c="32"/>= </text:p>
          </table:table-cell>
          <table:table-cell table:number-columns-repeated="1023"/>
        </table:table-row>
        <table:table-row table:style-name="ro1">
          <table:table-cell table:formula="of:=[$'Admin ALL'.A19] &amp; [$'Admin ALL'.B19]" office:value-type="string" office:string-value="hour                                 = " calcext:value-type="string">
            <text:p>hour <text:s text:c="32"/>= </text:p>
          </table:table-cell>
          <table:table-cell table:number-columns-repeated="1023"/>
        </table:table-row>
        <table:table-row table:style-name="ro1">
          <table:table-cell table:formula="of:=[$'Admin ALL'.A20] &amp; [$'Admin ALL'.B20]" office:value-type="string" office:string-value="hours                                = " calcext:value-type="string">
            <text:p>hours <text:s text:c="31"/>= </text:p>
          </table:table-cell>
          <table:table-cell table:number-columns-repeated="1023"/>
        </table:table-row>
        <table:table-row table:style-name="ro1">
          <table:table-cell table:formula="of:=[$'Admin ALL'.A21] &amp; [$'Admin ALL'.B21]" office:value-type="string" office:string-value="minute                               = " calcext:value-type="string">
            <text:p>minute <text:s text:c="30"/>= </text:p>
          </table:table-cell>
          <table:table-cell table:number-columns-repeated="1023"/>
        </table:table-row>
        <table:table-row table:style-name="ro1">
          <table:table-cell table:formula="of:=[$'Admin ALL'.A22] &amp; [$'Admin ALL'.B22]" office:value-type="string" office:string-value="minutes                              = " calcext:value-type="string">
            <text:p>minutes <text:s text:c="29"/>= </text:p>
          </table:table-cell>
          <table:table-cell table:number-columns-repeated="1023"/>
        </table:table-row>
        <table:table-row table:style-name="ro1">
          <table:table-cell table:formula="of:=[$'Admin ALL'.A23] &amp; [$'Admin ALL'.B23]" office:value-type="string" office:string-value="second                               = " calcext:value-type="string">
            <text:p>second <text:s text:c="30"/>= </text:p>
          </table:table-cell>
          <table:table-cell table:number-columns-repeated="1023"/>
        </table:table-row>
        <table:table-row table:style-name="ro1">
          <table:table-cell table:formula="of:=[$'Admin ALL'.A24] &amp; [$'Admin ALL'.B24]" office:value-type="string" office:string-value="seconds                              = " calcext:value-type="string">
            <text:p>seconds <text:s text:c="29"/>= </text:p>
          </table:table-cell>
          <table:table-cell table:number-columns-repeated="1023"/>
        </table:table-row>
        <table:table-row table:style-name="ro1">
          <table:table-cell table:formula="of:=[$'Admin ALL'.A25] &amp; [$'Admin ALL'.B25]" office:value-type="string" office:string-value="error_chmod                          = " calcext:value-type="string">
            <text:p>error_chmod <text:s text:c="25"/>= </text:p>
          </table:table-cell>
          <table:table-cell table:number-columns-repeated="1023"/>
        </table:table-row>
        <table:table-row table:style-name="ro1">
          <table:table-cell table:formula="of:=[$'Admin ALL'.A26] &amp; [$'Admin ALL'.B26]" office:value-type="string" office:string-value="error_mkdir                          = " calcext:value-type="string">
            <text:p>error_mkdir <text:s text:c="25"/>= </text:p>
          </table:table-cell>
          <table:table-cell table:number-columns-repeated="1023"/>
        </table:table-row>
        <table:table-row table:style-name="ro1">
          <table:table-cell table:formula="of:=[$'Admin ALL'.A27] &amp; [$'Admin ALL'.B27]" office:value-type="string" office:string-value="error_no_file_dir                    = " calcext:value-type="string">
            <text:p>error_no_file_dir <text:s text:c="19"/>= </text:p>
          </table:table-cell>
          <table:table-cell table:number-columns-repeated="1023"/>
        </table:table-row>
        <table:table-row table:style-name="ro1">
          <table:table-cell table:formula="of:=[$'Admin ALL'.A28] &amp; [$'Admin ALL'.B28]" office:value-type="string" office:string-value="error_del_file                       = " calcext:value-type="string">
            <text:p>error_del_file <text:s text:c="22"/>= </text:p>
          </table:table-cell>
          <table:table-cell table:number-columns-repeated="1023"/>
        </table:table-row>
        <table:table-row table:style-name="ro1">
          <table:table-cell table:formula="of:=[$'Admin ALL'.A29] &amp; [$'Admin ALL'.B29]" office:value-type="string" office:string-value="error_del_dir                        = " calcext:value-type="string">
            <text:p>error_del_dir <text:s text:c="23"/>= </text:p>
          </table:table-cell>
          <table:table-cell table:number-columns-repeated="1023"/>
        </table:table-row>
        <table:table-row table:style-name="ro1">
          <table:table-cell table:formula="of:=[$'Admin ALL'.A30] &amp; [$'Admin ALL'.B30]" office:value-type="string" office:string-value="error_exists_file_dir                = " calcext:value-type="string">
            <text:p>error_exists_file_dir <text:s text:c="15"/>= </text:p>
          </table:table-cell>
          <table:table-cell table:number-columns-repeated="1023"/>
        </table:table-row>
        <table:table-row table:style-name="ro1">
          <table:table-cell table:formula="of:=[$'Admin ALL'.A31] &amp; [$'Admin ALL'.B31]" office:value-type="string" office:string-value="error_copy_file                      = " calcext:value-type="string">
            <text:p>error_copy_file <text:s text:c="21"/>= </text:p>
          </table:table-cell>
          <table:table-cell table:number-columns-repeated="1023"/>
        </table:table-row>
        <table:table-row table:style-name="ro1">
          <table:table-cell table:formula="of:=[$'Admin ALL'.A32] &amp; [$'Admin ALL'.B32]" office:value-type="string" office:string-value="error_move_file_dir                  = " calcext:value-type="string">
            <text:p>error_move_file_dir <text:s text:c="17"/>= </text:p>
          </table:table-cell>
          <table:table-cell table:number-columns-repeated="1023"/>
        </table:table-row>
        <table:table-row table:style-name="ro1">
          <table:table-cell table:formula="of:=[$'Admin ALL'.A33] &amp; [$'Admin ALL'.B33]" office:value-type="string" office:string-value="error_datei_file_name                = " calcext:value-type="string">
            <text:p>error_datei_file_name <text:s text:c="15"/>= </text:p>
          </table:table-cell>
          <table:table-cell table:number-columns-repeated="1023"/>
        </table:table-row>
        <table:table-row table:style-name="ro1">
          <table:table-cell table:formula="of:=[$'Admin ALL'.A34] &amp; [$'Admin ALL'.B34]" office:value-type="string" office:string-value="error_dir_file_name                  = " calcext:value-type="string">
            <text:p>error_dir_file_name <text:s text:c="17"/>= </text:p>
          </table:table-cell>
          <table:table-cell table:number-columns-repeated="1023"/>
        </table:table-row>
        <table:table-row table:style-name="ro1">
          <table:table-cell table:formula="of:=[$'Admin ALL'.A35] &amp; [$'Admin ALL'.B35]" office:value-type="string" office:string-value="error_post_parameter                 = " calcext:value-type="string">
            <text:p>error_post_parameter <text:s text:c="16"/>= </text:p>
          </table:table-cell>
          <table:table-cell table:number-columns-repeated="1023"/>
        </table:table-row>
        <table:table-row table:style-name="ro1">
          <table:table-cell table:formula="of:=[$'Admin ALL'.A36] &amp; [$'Admin ALL'.B36]" office:value-type="string" office:string-value="error_write_sort_list                = " calcext:value-type="string">
            <text:p>error_write_sort_list <text:s text:c="15"/>= </text:p>
          </table:table-cell>
          <table:table-cell table:number-columns-repeated="1023"/>
        </table:table-row>
        <table:table-row table:style-name="ro1">
          <table:table-cell table:formula="of:=[$'Admin ALL'.A37] &amp; [$'Admin ALL'.B37]" office:value-type="string" office:string-value="error_write_sitemap                  = " calcext:value-type="string">
            <text:p>error_write_sitemap <text:s text:c="17"/>= </text:p>
          </table:table-cell>
          <table:table-cell table:number-columns-repeated="1023"/>
        </table:table-row>
        <table:table-row table:style-name="ro1">
          <table:table-cell table:formula="of:=[$'Admin ALL'.A38] &amp; [$'Admin ALL'.B38]" office:value-type="string" office:string-value="error_write_robots                   = " calcext:value-type="string">
            <text:p>error_write_robots <text:s text:c="18"/>= </text:p>
          </table:table-cell>
          <table:table-cell table:number-columns-repeated="1023"/>
        </table:table-row>
        <table:table-row table:style-name="ro1">
          <table:table-cell table:formula="of:=[$'Admin ALL'.A39] &amp; [$'Admin ALL'.B39]" office:value-type="string" office:string-value="error_read_robots                    = " calcext:value-type="string">
            <text:p>error_read_robots <text:s text:c="19"/>= </text:p>
          </table:table-cell>
          <table:table-cell table:number-columns-repeated="1023"/>
        </table:table-row>
        <table:table-row table:style-name="ro1">
          <table:table-cell table:formula="of:=[$'Admin ALL'.A40] &amp; [$'Admin ALL'.B40]" office:value-type="string" office:string-value="error_no_root                        = " calcext:value-type="string">
            <text:p>error_no_root <text:s text:c="23"/>= </text:p>
          </table:table-cell>
          <table:table-cell table:number-columns-repeated="1023"/>
        </table:table-row>
        <table:table-row table:style-name="ro1">
          <table:table-cell table:formula="of:=[$'Admin ALL'.A41] &amp; [$'Admin ALL'.B41]" office:value-type="string" office:string-value="error_no_javascript                  = " calcext:value-type="string">
            <text:p>error_no_javascript <text:s text:c="17"/>= </text:p>
          </table:table-cell>
          <table:table-cell table:number-columns-repeated="1023"/>
        </table:table-row>
        <table:table-row table:style-name="ro1">
          <table:table-cell table:formula="of:=[$'Admin ALL'.A42] &amp; [$'Admin ALL'.B42]" office:value-type="string" office:string-value="error_no_freename                    = " calcext:value-type="string">
            <text:p>error_no_freename <text:s text:c="19"/>= </text:p>
          </table:table-cell>
          <table:table-cell table:number-columns-repeated="1023"/>
        </table:table-row>
        <table:table-row table:style-name="ro1">
          <table:table-cell table:formula="of:=[$'Admin ALL'.A43] &amp; [$'Admin ALL'.B43]" office:value-type="string" office:string-value="error_input_empty                    = " calcext:value-type="string">
            <text:p>error_input_empty <text:s text:c="19"/>= </text:p>
          </table:table-cell>
          <table:table-cell table:number-columns-repeated="1023"/>
        </table:table-row>
        <table:table-row table:style-name="ro1">
          <table:table-cell table:formula="of:=[$'Admin ALL'.A44] &amp; [$'Admin ALL'.B44]" office:value-type="string" office:string-value="error_multi_user_tab                 = " calcext:value-type="string">
            <text:p>error_multi_user_tab <text:s text:c="16"/>= </text:p>
          </table:table-cell>
          <table:table-cell table:number-columns-repeated="1023"/>
        </table:table-row>
        <table:table-row table:style-name="ro1">
          <table:table-cell table:formula="of:=[$'Admin ALL'.A45] &amp; [$'Admin ALL'.B45]" office:value-type="string" office:string-value="error_save_beforeclose               = " calcext:value-type="string">
            <text:p>error_save_beforeclose <text:s text:c="14"/>= </text:p>
          </table:table-cell>
          <table:table-cell table:number-columns-repeated="1023"/>
        </table:table-row>
        <table:table-row table:style-name="ro1">
          <table:table-cell table:formula="of:=[$'Admin ALL'.A46] &amp; [$'Admin ALL'.B46]" office:value-type="string" office:string-value="error_zip_structure                  = " calcext:value-type="string">
            <text:p>error_zip_structure <text:s text:c="17"/>= </text:p>
          </table:table-cell>
          <table:table-cell table:number-columns-repeated="1023"/>
        </table:table-row>
        <table:table-row table:style-name="ro1">
          <table:table-cell table:formula="of:=[$'Admin ALL'.A47] &amp; [$'Admin ALL'.B47]" office:value-type="string" office:string-value="error_file_upload                    = " calcext:value-type="string">
            <text:p>error_file_upload <text:s text:c="19"/>= </text:p>
          </table:table-cell>
          <table:table-cell table:number-columns-repeated="1023"/>
        </table:table-row>
        <table:table-row table:style-name="ro1">
          <table:table-cell table:formula="of:=[$'Admin ALL'.A48] &amp; [$'Admin ALL'.B48]" office:value-type="string" office:string-value="error_zip_nozip                      = " calcext:value-type="string">
            <text:p>error_zip_nozip <text:s text:c="21"/>= </text:p>
          </table:table-cell>
          <table:table-cell table:number-columns-repeated="1023"/>
        </table:table-row>
        <table:table-row table:style-name="ro1">
          <table:table-cell table:formula="of:=[$'Admin ALL'.A49] &amp; [$'Admin ALL'.B49]" office:value-type="string" office:string-value="error_read_htaccess                  = " calcext:value-type="string">
            <text:p>error_read_htaccess <text:s text:c="17"/>= </text:p>
          </table:table-cell>
          <table:table-cell table:number-columns-repeated="1023"/>
        </table:table-row>
        <table:table-row table:style-name="ro1">
          <table:table-cell table:formula="of:=[$'Admin ALL'.A50] &amp; [$'Admin ALL'.B50]" office:value-type="string" office:string-value="error_write_htaccess                 = " calcext:value-type="string">
            <text:p>error_write_htaccess <text:s text:c="16"/>= </text:p>
          </table:table-cell>
          <table:table-cell table:number-columns-repeated="1023"/>
        </table:table-row>
        <table:table-row table:style-name="ro1">
          <table:table-cell table:formula="of:=[$'Admin ALL'.A51] &amp; [$'Admin ALL'.B51]">
            <text:p/>
          </table:table-cell>
          <table:table-cell table:number-columns-repeated="1023"/>
        </table:table-row>
        <table:table-row table:style-name="ro1">
          <table:table-cell table:formula="of:=[$'Admin ALL'.A52] &amp; [$'Admin ALL'.B52]" office:value-type="string" office:string-value="dialog_title_error                   = " calcext:value-type="string">
            <text:p>dialog_title_error <text:s text:c="18"/>= </text:p>
          </table:table-cell>
          <table:table-cell table:number-columns-repeated="1023"/>
        </table:table-row>
        <table:table-row table:style-name="ro1">
          <table:table-cell table:formula="of:=[$'Admin ALL'.A53] &amp; [$'Admin ALL'.B53]" office:value-type="string" office:string-value="dialog_title_messages                = " calcext:value-type="string">
            <text:p>dialog_title_messages <text:s text:c="15"/>= </text:p>
          </table:table-cell>
          <table:table-cell table:number-columns-repeated="1023"/>
        </table:table-row>
        <table:table-row table:style-name="ro1">
          <table:table-cell table:formula="of:=[$'Admin ALL'.A54] &amp; [$'Admin ALL'.B54]" office:value-type="string" office:string-value="dialog_title_send                    = " calcext:value-type="string">
            <text:p>dialog_title_send <text:s text:c="19"/>= </text:p>
          </table:table-cell>
          <table:table-cell table:number-columns-repeated="1023"/>
        </table:table-row>
        <table:table-row table:style-name="ro1">
          <table:table-cell table:formula="of:=[$'Admin ALL'.A55] &amp; [$'Admin ALL'.B55]" office:value-type="string" office:string-value="dialog_title_save_beforeclose        = " calcext:value-type="string">
            <text:p>dialog_title_save_beforeclose <text:s text:c="7"/>= </text:p>
          </table:table-cell>
          <table:table-cell table:number-columns-repeated="1023"/>
        </table:table-row>
        <table:table-row table:style-name="ro1">
          <table:table-cell table:formula="of:=[$'Admin ALL'.A56] &amp; [$'Admin ALL'.B56]" office:value-type="string" office:string-value="dialog_title_delete                  = " calcext:value-type="string">
            <text:p>dialog_title_delete <text:s text:c="17"/>= </text:p>
          </table:table-cell>
          <table:table-cell table:number-columns-repeated="1023"/>
        </table:table-row>
        <table:table-row table:style-name="ro1">
          <table:table-cell table:formula="of:=[$'Admin ALL'.A57] &amp; [$'Admin ALL'.B57]" office:value-type="string" office:string-value="dialog_title_lastbackup              = " calcext:value-type="string">
            <text:p>dialog_title_lastbackup <text:s text:c="13"/>= </text:p>
          </table:table-cell>
          <table:table-cell table:number-columns-repeated="1023"/>
        </table:table-row>
        <table:table-row table:style-name="ro1">
          <table:table-cell table:formula="of:=[$'Admin ALL'.A58] &amp; [$'Admin ALL'.B58]" office:value-type="string" office:string-value="dialog_title_docu                    = " calcext:value-type="string">
            <text:p>dialog_title_docu <text:s text:c="19"/>= </text:p>
          </table:table-cell>
          <table:table-cell table:number-columns-repeated="1023"/>
        </table:table-row>
        <table:table-row table:style-name="ro1">
          <table:table-cell table:formula="of:=[$'Admin ALL'.A59] &amp; [$'Admin ALL'.B59]" office:value-type="string" office:string-value="dialog_title_coloredit               = " calcext:value-type="string">
            <text:p>dialog_title_coloredit <text:s text:c="14"/>= </text:p>
          </table:table-cell>
          <table:table-cell table:number-columns-repeated="1023"/>
        </table:table-row>
        <table:table-row table:style-name="ro1">
          <table:table-cell table:formula="of:=[$'Admin ALL'.A60] &amp; [$'Admin ALL'.B60]" office:value-type="string" office:string-value="yes                                  = Ja" calcext:value-type="string">
            <text:p>yes <text:s text:c="33"/>= Ja</text:p>
          </table:table-cell>
          <table:table-cell table:number-columns-repeated="1023"/>
        </table:table-row>
        <table:table-row table:style-name="ro1">
          <table:table-cell table:formula="of:=[$'Admin ALL'.A61] &amp; [$'Admin ALL'.B61]" office:value-type="string" office:string-value="no                                   = Nej" calcext:value-type="string">
            <text:p>no <text:s text:c="34"/>= Nej</text:p>
          </table:table-cell>
          <table:table-cell table:number-columns-repeated="1023"/>
        </table:table-row>
        <table:table-row table:style-name="ro1">
          <table:table-cell table:formula="of:=[$'Admin ALL'.A62] &amp; [$'Admin ALL'.B62]" office:value-type="string" office:string-value="pixels                               = Billedpunkter" calcext:value-type="string">
            <text:p>pixels <text:s text:c="30"/>= Billedpunkter</text:p>
          </table:table-cell>
          <table:table-cell table:number-columns-repeated="1023"/>
        </table:table-row>
        <table:table-row table:style-name="ro1">
          <table:table-cell table:formula="of:=[$'Admin ALL'.A63] &amp; [$'Admin ALL'.B63]" office:value-type="string" office:string-value="logout_button                        = Log ud" calcext:value-type="string">
            <text:p>logout_button <text:s text:c="23"/>= Log ud</text:p>
          </table:table-cell>
          <table:table-cell table:number-columns-repeated="1023"/>
        </table:table-row>
        <table:table-row table:style-name="ro1">
          <table:table-cell table:formula="of:=[$'Admin ALL'.A64] &amp; [$'Admin ALL'.B64]" office:value-type="string" office:string-value="website_button                       = Webside" calcext:value-type="string">
            <text:p>website_button <text:s text:c="22"/>= Webside</text:p>
          </table:table-cell>
          <table:table-cell table:number-columns-repeated="1023"/>
        </table:table-row>
        <table:table-row table:style-name="ro1">
          <table:table-cell table:formula="of:=[$'Admin ALL'.A65] &amp; [$'Admin ALL'.B65]" office:value-type="string" office:string-value="help_website_button                  = Klik her for at se dine ændringer på websiden." calcext:value-type="string">
            <text:p>help_website_button <text:s text:c="17"/>= Klik her for at se dine ændringer på websiden.</text:p>
          </table:table-cell>
          <table:table-cell table:number-columns-repeated="1023"/>
        </table:table-row>
        <table:table-row table:style-name="ro1">
          <table:table-cell table:formula="of:=[$'Admin ALL'.A66] &amp; [$'Admin ALL'.B66]" office:value-type="string" office:string-value="target                               = Mål:" calcext:value-type="string">
            <text:p>target <text:s text:c="30"/>= Mål:</text:p>
          </table:table-cell>
          <table:table-cell table:number-columns-repeated="1023"/>
        </table:table-row>
        <table:table-row table:style-name="ro1">
          <table:table-cell table:formula="of:=[$'Admin ALL'.A67] &amp; [$'Admin ALL'.B67]" office:value-type="string" office:string-value="self                                 = egen" calcext:value-type="string">
            <text:p>self <text:s text:c="32"/>= egen</text:p>
          </table:table-cell>
          <table:table-cell table:number-columns-repeated="1023"/>
        </table:table-row>
        <table:table-row table:style-name="ro1">
          <table:table-cell table:formula="of:=[$'Admin ALL'.A68] &amp; [$'Admin ALL'.B68]" office:value-type="string" office:string-value="blank                                = blank" calcext:value-type="string">
            <text:p>blank <text:s text:c="31"/>= blank</text:p>
          </table:table-cell>
          <table:table-cell table:number-columns-repeated="1023"/>
        </table:table-row>
        <table:table-row table:style-name="ro1">
          <table:table-cell table:formula="of:=[$'Admin ALL'.A69] &amp; [$'Admin ALL'.B69]" office:value-type="string" office:string-value="password                             = Adgangskode" calcext:value-type="string">
            <text:p>password <text:s text:c="28"/>= Adgangskode</text:p>
          </table:table-cell>
          <table:table-cell table:number-columns-repeated="1023"/>
        </table:table-row>
        <table:table-row table:style-name="ro1">
          <table:table-cell table:formula="of:=[$'Admin ALL'.A70] &amp; [$'Admin ALL'.B70]" office:value-type="string" office:string-value="username                             = Brugernavn" calcext:value-type="string">
            <text:p>username <text:s text:c="28"/>= Brugernavn</text:p>
          </table:table-cell>
          <table:table-cell table:number-columns-repeated="1023"/>
        </table:table-row>
        <table:table-row table:style-name="ro1">
          <table:table-cell table:formula="of:=[$'Admin ALL'.A71] &amp; [$'Admin ALL'.B71]" office:value-type="string" office:string-value="incorrect_login                      = Du loggede ikke ind korrekt. Prøv venligst igen." calcext:value-type="string">
            <text:p>incorrect_login <text:s text:c="21"/>= Du loggede ikke ind korrekt. Prøv venligst igen.</text:p>
          </table:table-cell>
          <table:table-cell table:number-columns-repeated="1023"/>
        </table:table-row>
        <table:table-row table:style-name="ro1">
          <table:table-cell table:formula="of:=[$'Admin ALL'.A72] &amp; [$'Admin ALL'.B72]" office:value-type="string" office:string-value="install_login                        = " calcext:value-type="string">
            <text:p>install_login <text:s text:c="23"/>= </text:p>
          </table:table-cell>
          <table:table-cell table:number-columns-repeated="1023"/>
        </table:table-row>
        <table:table-row table:style-name="ro1">
          <table:table-cell table:formula="of:=[$'Admin ALL'.A73] &amp; [$'Admin ALL'.B73]" office:value-type="string" office:string-value="images                               = " calcext:value-type="string">
            <text:p>images <text:s text:c="30"/>= </text:p>
          </table:table-cell>
          <table:table-cell table:number-columns-repeated="1023"/>
        </table:table-row>
        <table:table-row table:style-name="ro1">
          <table:table-cell table:formula="of:=[$'Admin ALL'.A74] &amp; [$'Admin ALL'.B74]" office:value-type="string" office:string-value="function_exists_error                = " calcext:value-type="string">
            <text:p>function_exists_error <text:s text:c="15"/>= </text:p>
          </table:table-cell>
          <table:table-cell table:number-columns-repeated="1023"/>
        </table:table-row>
        <table:table-row table:style-name="ro1">
          <table:table-cell table:formula="of:=[$'Admin ALL'.A75] &amp; [$'Admin ALL'.B75]" office:value-type="string" office:string-value="button_cancel                        = Annullere" calcext:value-type="string">
            <text:p>button_cancel <text:s text:c="23"/>= Annullere</text:p>
          </table:table-cell>
          <table:table-cell table:number-columns-repeated="1023"/>
        </table:table-row>
        <table:table-row table:style-name="ro1">
          <table:table-cell table:formula="of:=[$'Admin ALL'.A76] &amp; [$'Admin ALL'.B76]" office:value-type="string" office:string-value="button_save                          = Gem" calcext:value-type="string">
            <text:p>button_save <text:s text:c="25"/>= Gem</text:p>
          </table:table-cell>
          <table:table-cell table:number-columns-repeated="1023"/>
        </table:table-row>
        <table:table-row table:style-name="ro1">
          <table:table-cell table:formula="of:=[$'Admin ALL'.A77] &amp; [$'Admin ALL'.B77]" office:value-type="string" office:string-value="button_preview                       = " calcext:value-type="string">
            <text:p>button_preview <text:s text:c="22"/>= </text:p>
          </table:table-cell>
          <table:table-cell table:number-columns-repeated="1023"/>
        </table:table-row>
        <table:table-row table:style-name="ro1">
          <table:table-cell table:formula="of:=[$'Admin ALL'.A78] &amp; [$'Admin ALL'.B78]" office:value-type="string" office:string-value="files_button                         = Filer" calcext:value-type="string">
            <text:p>files_button <text:s text:c="24"/>= Filer</text:p>
          </table:table-cell>
          <table:table-cell table:number-columns-repeated="1023"/>
        </table:table-row>
        <table:table-row table:style-name="ro1">
          <table:table-cell table:formula="of:=[$'Admin ALL'.A79] &amp; [$'Admin ALL'.B79]" office:value-type="string" office:string-value="get_memory                           = " calcext:value-type="string">
            <text:p>get_memory <text:s text:c="26"/>= </text:p>
          </table:table-cell>
          <table:table-cell table:number-columns-repeated="1023"/>
        </table:table-row>
        <table:table-row table:style-name="ro1">
          <table:table-cell table:formula="of:=[$'Admin ALL'.A80] &amp; [$'Admin ALL'.B80]" office:value-type="string" office:string-value="get_execut_time                      = " calcext:value-type="string">
            <text:p>get_execut_time <text:s text:c="21"/>= </text:p>
          </table:table-cell>
          <table:table-cell table:number-columns-repeated="1023"/>
        </table:table-row>
        <table:table-row table:style-name="ro1">
          <table:table-cell table:formula="of:=[$'Admin ALL'.A81] &amp; [$'Admin ALL'.B81]">
            <text:p/>
          </table:table-cell>
          <table:table-cell table:number-columns-repeated="1023"/>
        </table:table-row>
        <table:table-row table:style-name="ro1">
          <table:table-cell table:formula="of:=[$'Admin ALL'.A82] &amp; [$'Admin ALL'.B82]" office:value-type="string" office:string-value="properties_error_save                = " calcext:value-type="string">
            <text:p>properties_error_save <text:s text:c="15"/>= </text:p>
          </table:table-cell>
          <table:table-cell table:number-columns-repeated="1023"/>
        </table:table-row>
        <table:table-row table:style-name="ro1">
          <table:table-cell table:formula="of:=[$'Admin ALL'.A83] &amp; [$'Admin ALL'.B83]" office:value-type="string" office:string-value="properties                           = Fejlmeddelelse fra Properties.php:" calcext:value-type="string">
            <text:p>properties <text:s text:c="26"/>= Fejlmeddelelse fra Properties.php:</text:p>
          </table:table-cell>
          <table:table-cell table:number-columns-repeated="1023"/>
        </table:table-row>
        <table:table-row table:style-name="ro1">
          <table:table-cell table:formula="of:=[$'Admin ALL'.A84] &amp; [$'Admin ALL'.B84]">
            <text:p/>
          </table:table-cell>
          <table:table-cell table:number-columns-repeated="1023"/>
        </table:table-row>
        <table:table-row table:style-name="ro1">
          <table:table-cell table:formula="of:=[$'Admin ALL'.A85] &amp; [$'Admin ALL'.B85]" office:value-type="string" office:string-value="editor_content_error_open            = " calcext:value-type="string">
            <text:p>editor_content_error_open <text:s text:c="11"/>= </text:p>
          </table:table-cell>
          <table:table-cell table:number-columns-repeated="1023"/>
        </table:table-row>
        <table:table-row table:style-name="ro1">
          <table:table-cell table:formula="of:=[$'Admin ALL'.A86] &amp; [$'Admin ALL'.B86]" office:value-type="string" office:string-value="editor_content_error_save            = " calcext:value-type="string">
            <text:p>editor_content_error_save <text:s text:c="11"/>= </text:p>
          </table:table-cell>
          <table:table-cell table:number-columns-repeated="1023"/>
        </table:table-row>
        <table:table-row table:style-name="ro1">
          <table:table-cell table:formula="of:=[$'Admin ALL'.A87] &amp; [$'Admin ALL'.B87]" office:value-type="string" office:string-value="toolbar_usersyntax                   = Bruger-defineret syntaks elementer:" calcext:value-type="string">
            <text:p>toolbar_usersyntax <text:s text:c="18"/>= Bruger-defineret syntaks elementer:</text:p>
          </table:table-cell>
          <table:table-cell table:number-columns-repeated="1023"/>
        </table:table-row>
        <table:table-row table:style-name="ro1">
          <table:table-cell table:formula="of:=[$'Admin ALL'.A88] &amp; [$'Admin ALL'.B88]" office:value-type="string" office:string-value="toolbar_contents                     = Indhold:" calcext:value-type="string">
            <text:p>toolbar_contents <text:s text:c="20"/>= Indhold:</text:p>
          </table:table-cell>
          <table:table-cell table:number-columns-repeated="1023"/>
        </table:table-row>
        <table:table-row table:style-name="ro1">
          <table:table-cell table:formula="of:=[$'Admin ALL'.A89] &amp; [$'Admin ALL'.B89]" office:value-type="string" office:string-value="toolbar_plugins                      = Tilføjelser:" calcext:value-type="string">
            <text:p>toolbar_plugins <text:s text:c="21"/>= Tilføjelser:</text:p>
          </table:table-cell>
          <table:table-cell table:number-columns-repeated="1023"/>
        </table:table-row>
        <table:table-row table:style-name="ro1">
          <table:table-cell table:formula="of:=[$'Admin ALL'.A90] &amp; [$'Admin ALL'.B90]" office:value-type="string" office:string-value="toolbar_platzhalter                  = CMS variabler:" calcext:value-type="string">
            <text:p>toolbar_platzhalter <text:s text:c="17"/>= CMS variabler:</text:p>
          </table:table-cell>
          <table:table-cell table:number-columns-repeated="1023"/>
        </table:table-row>
        <table:table-row table:style-name="ro1">
          <table:table-cell table:formula="of:=[$'Admin ALL'.A91] &amp; [$'Admin ALL'.B91]" office:value-type="string" office:string-value="toolbar_template                     = " calcext:value-type="string">
            <text:p>toolbar_template <text:s text:c="20"/>= </text:p>
          </table:table-cell>
          <table:table-cell table:number-columns-repeated="1023"/>
        </table:table-row>
        <table:table-row table:style-name="ro1">
          <table:table-cell table:formula="of:=[$'Admin ALL'.A92] &amp; [$'Admin ALL'.B92]" office:value-type="string" office:string-value="toolbar_template_css                 = " calcext:value-type="string">
            <text:p>toolbar_template_css <text:s text:c="16"/>= </text:p>
          </table:table-cell>
          <table:table-cell table:number-columns-repeated="1023"/>
        </table:table-row>
        <table:table-row table:style-name="ro1">
          <table:table-cell table:formula="of:=[$'Admin ALL'.A93] &amp; [$'Admin ALL'.B93]" office:value-type="string" office:string-value="toolbar_template_image               = " calcext:value-type="string">
            <text:p>toolbar_template_image <text:s text:c="14"/>= </text:p>
          </table:table-cell>
          <table:table-cell table:number-columns-repeated="1023"/>
        </table:table-row>
        <table:table-row table:style-name="ro1">
          <table:table-cell table:formula="of:=[$'Admin ALL'.A94] &amp; [$'Admin ALL'.B94]" office:value-type="string" office:string-value="toolbar_platzhalter_CATEGORY         = Nuværende kategori: Mappe navn" calcext:value-type="string">
            <text:p>toolbar_platzhalter_CATEGORY <text:s text:c="8"/>= Nuværende kategori: Mappe navn</text:p>
          </table:table-cell>
          <table:table-cell table:number-columns-repeated="1023"/>
        </table:table-row>
        <table:table-row table:style-name="ro1">
          <table:table-cell table:formula="of:=[$'Admin ALL'.A95] &amp; [$'Admin ALL'.B95]" office:value-type="string" office:string-value="toolbar_platzhalter_CATEGORY_NAME    = Nuværende kategori: Navn" calcext:value-type="string">
            <text:p>toolbar_platzhalter_CATEGORY_NAME <text:s text:c="3"/>= Nuværende kategori: Navn</text:p>
          </table:table-cell>
          <table:table-cell table:number-columns-repeated="1023"/>
        </table:table-row>
        <table:table-row table:style-name="ro1">
          <table:table-cell table:formula="of:=[$'Admin ALL'.A96] &amp; [$'Admin ALL'.B96]" office:value-type="string" office:string-value="toolbar_platzhalter_PAGE             = Nuværende indholdsside: Filnavn uden endelse" calcext:value-type="string">
            <text:p>toolbar_platzhalter_PAGE <text:s text:c="12"/>= Nuværende indholdsside: Filnavn uden endelse</text:p>
          </table:table-cell>
          <table:table-cell table:number-columns-repeated="1023"/>
        </table:table-row>
        <table:table-row table:style-name="ro1">
          <table:table-cell table:formula="of:=[$'Admin ALL'.A97] &amp; [$'Admin ALL'.B97]" office:value-type="string" office:string-value="toolbar_platzhalter_PAGE_NAME        = Nuværende indholdsside: Navn" calcext:value-type="string">
            <text:p>toolbar_platzhalter_PAGE_NAME <text:s text:c="7"/>= Nuværende indholdsside: Navn</text:p>
          </table:table-cell>
          <table:table-cell table:number-columns-repeated="1023"/>
        </table:table-row>
        <table:table-row table:style-name="ro1">
          <table:table-cell table:formula="of:=[$'Admin ALL'.A98] &amp; [$'Admin ALL'.B98]" office:value-type="string" office:string-value="toolbar_platzhalter_PAGE_FILE        = Nuværende indholdsside: Filnavn" calcext:value-type="string">
            <text:p>toolbar_platzhalter_PAGE_FILE <text:s text:c="7"/>= Nuværende indholdsside: Filnavn</text:p>
          </table:table-cell>
          <table:table-cell table:number-columns-repeated="1023"/>
        </table:table-row>
        <table:table-row table:style-name="ro1">
          <table:table-cell table:formula="of:=[$'Admin ALL'.A99] &amp; [$'Admin ALL'.B99]" office:value-type="string" office:string-value="toolbar_platzhalter_SEARCH           = Søg form" calcext:value-type="string">
            <text:p>toolbar_platzhalter_SEARCH <text:s text:c="10"/>= Søg form</text:p>
          </table:table-cell>
          <table:table-cell table:number-columns-repeated="1023"/>
        </table:table-row>
        <table:table-row table:style-name="ro1">
          <table:table-cell table:formula="of:=[$'Admin ALL'.A100] &amp; [$'Admin ALL'.B100]" office:value-type="string" office:string-value="toolbar_platzhalter_SITEMAPLINK      = Sitemap link" calcext:value-type="string">
            <text:p>toolbar_platzhalter_SITEMAPLINK <text:s text:c="5"/>= Sitemap link</text:p>
          </table:table-cell>
          <table:table-cell table:number-columns-repeated="1023"/>
        </table:table-row>
        <table:table-row table:style-name="ro1">
          <table:table-cell table:formula="of:=[$'Admin ALL'.A101] &amp; [$'Admin ALL'.B101]" office:value-type="string" office:string-value="toolbar_platzhalter_CMSINFO          = CMS oplysninger" calcext:value-type="string">
            <text:p>toolbar_platzhalter_CMSINFO <text:s text:c="9"/>= CMS oplysninger</text:p>
          </table:table-cell>
          <table:table-cell table:number-columns-repeated="1023"/>
        </table:table-row>
        <table:table-row table:style-name="ro1">
          <table:table-cell table:formula="of:=[$'Admin ALL'.A102] &amp; [$'Admin ALL'.B102]" office:value-type="string" office:string-value="toolbar_platzhalter_TABLEOFCONTENTS  = Nuværende indholdssides indholdsfortegnelse" calcext:value-type="string">
            <text:p>toolbar_platzhalter_TABLEOFCONTENTS <text:s/>= Nuværende indholdssides indholdsfortegnelse</text:p>
          </table:table-cell>
          <table:table-cell table:number-columns-repeated="1023"/>
        </table:table-row>
        <table:table-row table:style-name="ro1">
          <table:table-cell table:formula="of:=[$'Admin ALL'.A103] &amp; [$'Admin ALL'.B103]" office:value-type="string" office:string-value="toolbar_platzhalter_BASE_URL         = " calcext:value-type="string">
            <text:p>toolbar_platzhalter_BASE_URL <text:s text:c="8"/>= </text:p>
          </table:table-cell>
          <table:table-cell table:number-columns-repeated="1023"/>
        </table:table-row>
        <table:table-row table:style-name="ro1">
          <table:table-cell table:formula="of:=[$'Admin ALL'.A104] &amp; [$'Admin ALL'.B104]" office:value-type="string" office:string-value="toolbar_platzhalter_CATEGORY_URL     = " calcext:value-type="string">
            <text:p>toolbar_platzhalter_CATEGORY_URL <text:s text:c="4"/>= </text:p>
          </table:table-cell>
          <table:table-cell table:number-columns-repeated="1023"/>
        </table:table-row>
        <table:table-row table:style-name="ro1">
          <table:table-cell table:formula="of:=[$'Admin ALL'.A105] &amp; [$'Admin ALL'.B105]" office:value-type="string" office:string-value="toolbar_platzhalter_PAGE_URL         = " calcext:value-type="string">
            <text:p>toolbar_platzhalter_PAGE_URL <text:s text:c="8"/>= </text:p>
          </table:table-cell>
          <table:table-cell table:number-columns-repeated="1023"/>
        </table:table-row>
        <table:table-row table:style-name="ro1">
          <table:table-cell table:formula="of:=[$'Admin ALL'.A106] &amp; [$'Admin ALL'.B106]" office:value-type="string" office:string-value="toolbar_platzhalter_CHARSET          = " calcext:value-type="string">
            <text:p>toolbar_platzhalter_CHARSET <text:s text:c="9"/>= </text:p>
          </table:table-cell>
          <table:table-cell table:number-columns-repeated="1023"/>
        </table:table-row>
        <table:table-row table:style-name="ro1">
          <table:table-cell table:formula="of:=[$'Admin ALL'.A107] &amp; [$'Admin ALL'.B107]" office:value-type="string" office:string-value="toolbar_platzhalter_LAYOUT_DIR       = " calcext:value-type="string">
            <text:p>toolbar_platzhalter_LAYOUT_DIR <text:s text:c="6"/>= </text:p>
          </table:table-cell>
          <table:table-cell table:number-columns-repeated="1023"/>
        </table:table-row>
        <table:table-row table:style-name="ro1">
          <table:table-cell table:formula="of:=[$'Admin ALL'.A108] &amp; [$'Admin ALL'.B108]" office:value-type="string" office:string-value="toolbar_platzhalter_WEBSITE_TITLE    = " calcext:value-type="string">
            <text:p>toolbar_platzhalter_WEBSITE_TITLE <text:s text:c="3"/>= </text:p>
          </table:table-cell>
          <table:table-cell table:number-columns-repeated="1023"/>
        </table:table-row>
        <table:table-row table:style-name="ro1">
          <table:table-cell table:formula="of:=[$'Admin ALL'.A109] &amp; [$'Admin ALL'.B109]" office:value-type="string" office:string-value="toolbar_platzhalter_WEBSITE_KEYWORDS = " calcext:value-type="string">
            <text:p>toolbar_platzhalter_WEBSITE_KEYWORDS = </text:p>
          </table:table-cell>
          <table:table-cell table:number-columns-repeated="1023"/>
        </table:table-row>
        <table:table-row table:style-name="ro1">
          <table:table-cell table:formula="of:=[$'Admin ALL'.A110] &amp; [$'Admin ALL'.B110]" office:value-type="string" office:string-value="toolbar_platzhalter_WEBSITE_DESCRIPTION = " calcext:value-type="string">
            <text:p>toolbar_platzhalter_WEBSITE_DESCRIPTION = </text:p>
          </table:table-cell>
          <table:table-cell table:number-columns-repeated="1023"/>
        </table:table-row>
        <table:table-row table:style-name="ro1">
          <table:table-cell table:formula="of:=[$'Admin ALL'.A111] &amp; [$'Admin ALL'.B111]" office:value-type="string" office:string-value="toolbar_platzhalter_WEBSITE_NAME     = " calcext:value-type="string">
            <text:p>toolbar_platzhalter_WEBSITE_NAME <text:s text:c="4"/>= </text:p>
          </table:table-cell>
          <table:table-cell table:number-columns-repeated="1023"/>
        </table:table-row>
        <table:table-row table:style-name="ro1">
          <table:table-cell table:formula="of:=[$'Admin ALL'.A112] &amp; [$'Admin ALL'.B112]" office:value-type="string" office:string-value="toolbar_platzhalter_MAINMENU         = " calcext:value-type="string">
            <text:p>toolbar_platzhalter_MAINMENU <text:s text:c="8"/>= </text:p>
          </table:table-cell>
          <table:table-cell table:number-columns-repeated="1023"/>
        </table:table-row>
        <table:table-row table:style-name="ro1">
          <table:table-cell table:formula="of:=[$'Admin ALL'.A113] &amp; [$'Admin ALL'.B113]" office:value-type="string" office:string-value="toolbar_platzhalter_DETAILMENU       = " calcext:value-type="string">
            <text:p>toolbar_platzhalter_DETAILMENU <text:s text:c="6"/>= </text:p>
          </table:table-cell>
          <table:table-cell table:number-columns-repeated="1023"/>
        </table:table-row>
        <table:table-row table:style-name="ro1">
          <table:table-cell table:formula="of:=[$'Admin ALL'.A114] &amp; [$'Admin ALL'.B114]" office:value-type="string" office:string-value="toolbar_platzhalter_MEMORYUSAGE      = " calcext:value-type="string">
            <text:p>toolbar_platzhalter_MEMORYUSAGE <text:s text:c="5"/>= </text:p>
          </table:table-cell>
          <table:table-cell table:number-columns-repeated="1023"/>
        </table:table-row>
        <table:table-row table:style-name="ro1">
          <table:table-cell table:formula="of:=[$'Admin ALL'.A115] &amp; [$'Admin ALL'.B115]" office:value-type="string" office:string-value="toolbar_platzhalter_EXECUTETIME      = " calcext:value-type="string">
            <text:p>toolbar_platzhalter_EXECUTETIME <text:s text:c="5"/>= </text:p>
          </table:table-cell>
          <table:table-cell table:number-columns-repeated="1023"/>
        </table:table-row>
        <table:table-row table:style-name="ro1">
          <table:table-cell table:formula="of:=[$'Admin ALL'.A116] &amp; [$'Admin ALL'.B116]" office:value-type="string" office:string-value="toolbar_platzhalter_VALUE            = " calcext:value-type="string">
            <text:p>toolbar_platzhalter_VALUE <text:s text:c="11"/>= </text:p>
          </table:table-cell>
          <table:table-cell table:number-columns-repeated="1023"/>
        </table:table-row>
        <table:table-row table:style-name="ro1">
          <table:table-cell table:formula="of:=[$'Admin ALL'.A117] &amp; [$'Admin ALL'.B117]" office:value-type="string" office:string-value="toolbar_platzhalter_DESCRIPTION      = " calcext:value-type="string">
            <text:p>toolbar_platzhalter_DESCRIPTION <text:s text:c="5"/>= </text:p>
          </table:table-cell>
          <table:table-cell table:number-columns-repeated="1023"/>
        </table:table-row>
        <table:table-row table:style-name="ro1">
          <table:table-cell table:formula="of:=[$'Admin ALL'.A118] &amp; [$'Admin ALL'.B118]" office:value-type="string" office:string-value="toolbar_editor_linenumber            = " calcext:value-type="string">
            <text:p>toolbar_editor_linenumber <text:s text:c="11"/>= </text:p>
          </table:table-cell>
          <table:table-cell table:number-columns-repeated="1023"/>
        </table:table-row>
        <table:table-row table:style-name="ro1">
          <table:table-cell table:formula="of:=[$'Admin ALL'.A119] &amp; [$'Admin ALL'.B119]" office:value-type="string" office:string-value="toolbar_editor_controlcharacter      = " calcext:value-type="string">
            <text:p>toolbar_editor_controlcharacter <text:s text:c="5"/>= </text:p>
          </table:table-cell>
          <table:table-cell table:number-columns-repeated="1023"/>
        </table:table-row>
        <table:table-row table:style-name="ro1">
          <table:table-cell table:formula="of:=[$'Admin ALL'.A120] &amp; [$'Admin ALL'.B120]" office:value-type="string" office:string-value="toolbar_editor_highlighter           = " calcext:value-type="string">
            <text:p>toolbar_editor_highlighter <text:s text:c="10"/>= </text:p>
          </table:table-cell>
          <table:table-cell table:number-columns-repeated="1023"/>
        </table:table-row>
        <table:table-row table:style-name="ro1">
          <table:table-cell table:formula="of:=[$'Admin ALL'.A121] &amp; [$'Admin ALL'.B121]" office:value-type="string" office:string-value="toolbar_editor_fontsize              = " calcext:value-type="string">
            <text:p>toolbar_editor_fontsize <text:s text:c="13"/>= </text:p>
          </table:table-cell>
          <table:table-cell table:number-columns-repeated="1023"/>
        </table:table-row>
        <table:table-row table:style-name="ro1">
          <table:table-cell table:formula="of:=[$'Admin ALL'.A122] &amp; [$'Admin ALL'.B122]" office:value-type="string" office:string-value="toolbar_editor_undo                  = " calcext:value-type="string">
            <text:p>toolbar_editor_undo <text:s text:c="17"/>= </text:p>
          </table:table-cell>
          <table:table-cell table:number-columns-repeated="1023"/>
        </table:table-row>
        <table:table-row table:style-name="ro1">
          <table:table-cell table:formula="of:=[$'Admin ALL'.A123] &amp; [$'Admin ALL'.B123]" office:value-type="string" office:string-value="toolbar_editor_redo                  = " calcext:value-type="string">
            <text:p>toolbar_editor_redo <text:s text:c="17"/>= </text:p>
          </table:table-cell>
          <table:table-cell table:number-columns-repeated="1023"/>
        </table:table-row>
        <table:table-row table:style-name="ro1">
          <table:table-cell table:formula="of:=[$'Admin ALL'.A124] &amp; [$'Admin ALL'.B124]" office:value-type="string" office:string-value="toolbar_editor_togglefold            = " calcext:value-type="string">
            <text:p>toolbar_editor_togglefold <text:s text:c="11"/>= </text:p>
          </table:table-cell>
          <table:table-cell table:number-columns-repeated="1023"/>
        </table:table-row>
        <table:table-row table:style-name="ro1">
          <table:table-cell table:formula="of:=[$'Admin ALL'.A125] &amp; [$'Admin ALL'.B125]" office:value-type="string" office:string-value="toolbar_editor_search                = " calcext:value-type="string">
            <text:p>toolbar_editor_search <text:s text:c="15"/>= </text:p>
          </table:table-cell>
          <table:table-cell table:number-columns-repeated="1023"/>
        </table:table-row>
        <table:table-row table:style-name="ro1">
          <table:table-cell table:formula="of:=[$'Admin ALL'.A126] &amp; [$'Admin ALL'.B126]" office:value-type="string" office:string-value="toolbar_editor_searchall             = " calcext:value-type="string">
            <text:p>toolbar_editor_searchall <text:s text:c="12"/>= </text:p>
          </table:table-cell>
          <table:table-cell table:number-columns-repeated="1023"/>
        </table:table-row>
        <table:table-row table:style-name="ro1">
          <table:table-cell table:formula="of:=[$'Admin ALL'.A127] &amp; [$'Admin ALL'.B127]" office:value-type="string" office:string-value="toolbar_editor_replace               = " calcext:value-type="string">
            <text:p>toolbar_editor_replace <text:s text:c="14"/>= </text:p>
          </table:table-cell>
          <table:table-cell table:number-columns-repeated="1023"/>
        </table:table-row>
        <table:table-row table:style-name="ro1">
          <table:table-cell table:formula="of:=[$'Admin ALL'.A128] &amp; [$'Admin ALL'.B128]" office:value-type="string" office:string-value="toolbar_editor_textall               = " calcext:value-type="string">
            <text:p>toolbar_editor_textall <text:s text:c="14"/>= </text:p>
          </table:table-cell>
          <table:table-cell table:number-columns-repeated="1023"/>
        </table:table-row>
        <table:table-row table:style-name="ro1">
          <table:table-cell table:formula="of:=[$'Admin ALL'.A129] &amp; [$'Admin ALL'.B129]">
            <text:p/>
          </table:table-cell>
          <table:table-cell table:number-columns-repeated="1023"/>
        </table:table-row>
        <table:table-row table:style-name="ro1">
          <table:table-cell table:formula="of:=[$'Admin ALL'.A130] &amp; [$'Admin ALL'.B130]" office:value-type="string" office:string-value="filter_button_all_hide               = " calcext:value-type="string">
            <text:p>filter_button_all_hide <text:s text:c="14"/>= </text:p>
          </table:table-cell>
          <table:table-cell table:number-columns-repeated="1023"/>
        </table:table-row>
        <table:table-row table:style-name="ro1">
          <table:table-cell table:formula="of:=[$'Admin ALL'.A131] &amp; [$'Admin ALL'.B131]" office:value-type="string" office:string-value="filter_button_all_show               = " calcext:value-type="string">
            <text:p>filter_button_all_show <text:s text:c="14"/>= </text:p>
          </table:table-cell>
          <table:table-cell table:number-columns-repeated="1023"/>
        </table:table-row>
        <table:table-row table:style-name="ro1">
          <table:table-cell table:formula="of:=[$'Admin ALL'.A132] &amp; [$'Admin ALL'.B132]" office:value-type="string" office:string-value="filter_text                          = " calcext:value-type="string">
            <text:p>filter_text <text:s text:c="25"/>= </text:p>
          </table:table-cell>
          <table:table-cell table:number-columns-repeated="1023"/>
        </table:table-row>
        <table:table-row table:style-name="ro1">
          <table:table-cell table:formula="of:=[$'Admin ALL'.A133] &amp; [$'Admin ALL'.B133]" office:value-type="string" office:string-value="filter_text_gallery                  = " calcext:value-type="string">
            <text:p>filter_text_gallery <text:s text:c="17"/>= </text:p>
          </table:table-cell>
          <table:table-cell table:number-columns-repeated="1023"/>
        </table:table-row>
        <table:table-row table:style-name="ro1">
          <table:table-cell table:formula="of:=[$'Admin ALL'.A134] &amp; [$'Admin ALL'.B134]" office:value-type="string" office:string-value="filter_text_plugins                  = " calcext:value-type="string">
            <text:p>filter_text_plugins <text:s text:c="17"/>= </text:p>
          </table:table-cell>
          <table:table-cell table:number-columns-repeated="1023"/>
        </table:table-row>
        <table:table-row table:style-name="ro1">
          <table:table-cell table:formula="of:=[$'Admin ALL'.A135] &amp; [$'Admin ALL'.B135]" office:value-type="string" office:string-value="filter_text_files                    = " calcext:value-type="string">
            <text:p>filter_text_files <text:s text:c="19"/>= </text:p>
          </table:table-cell>
          <table:table-cell table:number-columns-repeated="1023"/>
        </table:table-row>
        <table:table-row table:style-name="ro1">
          <table:table-cell table:formula="of:=[$'Admin ALL'.A136] &amp; [$'Admin ALL'.B136]" office:value-type="string" office:string-value="filter_text_catpage                  = " calcext:value-type="string">
            <text:p>filter_text_catpage <text:s text:c="17"/>= </text:p>
          </table:table-cell>
          <table:table-cell table:number-columns-repeated="1023"/>
        </table:table-row>
        <table:table-row table:style-name="ro1">
          <table:table-cell table:formula="of:=[$'Admin ALL'.A137] &amp; [$'Admin ALL'.B137]">
            <text:p/>
          </table:table-cell>
          <table:table-cell table:number-columns-repeated="1023"/>
        </table:table-row>
        <table:table-row table:style-name="ro1">
          <table:table-cell table:formula="of:=[$'Admin ALL'.A138] &amp; [$'Admin ALL'.B138]" office:value-type="string" office:string-value="home_button                          = Hjem" calcext:value-type="string">
            <text:p>home_button <text:s text:c="25"/>= Hjem</text:p>
          </table:table-cell>
          <table:table-cell table:number-columns-repeated="1023"/>
        </table:table-row>
        <table:table-row table:style-name="ro1">
          <table:table-cell table:formula="of:=[$'Admin ALL'.A139] &amp; [$'Admin ALL'.B139]" office:value-type="string" office:string-value="home_multiuser                       = " calcext:value-type="string">
            <text:p>home_multiuser <text:s text:c="22"/>= </text:p>
          </table:table-cell>
          <table:table-cell table:number-columns-repeated="1023"/>
        </table:table-row>
        <table:table-row table:style-name="ro1">
          <table:table-cell table:formula="of:=[$'Admin ALL'.A140] &amp; [$'Admin ALL'.B140]" office:value-type="string" office:string-value="home_multiuser_text                  = " calcext:value-type="string">
            <text:p>home_multiuser_text <text:s text:c="17"/>= </text:p>
          </table:table-cell>
          <table:table-cell table:number-columns-repeated="1023"/>
        </table:table-row>
        <table:table-row table:style-name="ro1">
          <table:table-cell table:formula="of:=[$'Admin ALL'.A141] &amp; [$'Admin ALL'.B141]" office:value-type="string" office:string-value="home_multiuser_button                = " calcext:value-type="string">
            <text:p>home_multiuser_button <text:s text:c="15"/>= </text:p>
          </table:table-cell>
          <table:table-cell table:number-columns-repeated="1023"/>
        </table:table-row>
        <table:table-row table:style-name="ro1">
          <table:table-cell table:formula="of:=[$'Admin ALL'.A142] &amp; [$'Admin ALL'.B142]" office:value-type="string" office:string-value="home_multiuser_mode_text             = " calcext:value-type="string">
            <text:p>home_multiuser_mode_text <text:s text:c="12"/>= </text:p>
          </table:table-cell>
          <table:table-cell table:number-columns-repeated="1023"/>
        </table:table-row>
        <table:table-row table:style-name="ro1">
          <table:table-cell table:formula="of:=[$'Admin ALL'.A143] &amp; [$'Admin ALL'.B143]" office:value-type="string" office:string-value="home_text                            = System information" calcext:value-type="string">
            <text:p>home_text <text:s text:c="27"/>= System information</text:p>
          </table:table-cell>
          <table:table-cell table:number-columns-repeated="1023"/>
        </table:table-row>
        <table:table-row table:style-name="ro1">
          <table:table-cell table:formula="of:=[$'Admin ALL'.A144] &amp; [$'Admin ALL'.B144]" office:value-type="string" office:string-value="home_cmssize_text                    = " calcext:value-type="string">
            <text:p>home_cmssize_text <text:s text:c="19"/>= </text:p>
          </table:table-cell>
          <table:table-cell table:number-columns-repeated="1023"/>
        </table:table-row>
        <table:table-row table:style-name="ro1">
          <table:table-cell table:formula="of:=[$'Admin ALL'.A145] &amp; [$'Admin ALL'.B145]" office:value-type="string" office:string-value="home_cmsversion_text                 = " calcext:value-type="string">
            <text:p>home_cmsversion_text <text:s text:c="16"/>= </text:p>
          </table:table-cell>
          <table:table-cell table:number-columns-repeated="1023"/>
        </table:table-row>
        <table:table-row table:style-name="ro1">
          <table:table-cell table:formula="of:=[$'Admin ALL'.A146] &amp; [$'Admin ALL'.B146]" office:value-type="string" office:string-value="home_cmsrevision_text                = " calcext:value-type="string">
            <text:p>home_cmsrevision_text <text:s text:c="15"/>= </text:p>
          </table:table-cell>
          <table:table-cell table:number-columns-repeated="1023"/>
        </table:table-row>
        <table:table-row table:style-name="ro1">
          <table:table-cell table:formula="of:=[$'Admin ALL'.A147] &amp; [$'Admin ALL'.B147]" office:value-type="string" office:string-value="home_phpversion_text                 = " calcext:value-type="string">
            <text:p>home_phpversion_text <text:s text:c="16"/>= </text:p>
          </table:table-cell>
          <table:table-cell table:number-columns-repeated="1023"/>
        </table:table-row>
        <table:table-row table:style-name="ro1">
          <table:table-cell table:formula="of:=[$'Admin ALL'.A148] &amp; [$'Admin ALL'.B148]" office:value-type="string" office:string-value="home_error_phpversion_text           = " calcext:value-type="string">
            <text:p>home_error_phpversion_text <text:s text:c="10"/>= </text:p>
          </table:table-cell>
          <table:table-cell table:number-columns-repeated="1023"/>
        </table:table-row>
        <table:table-row table:style-name="ro1">
          <table:table-cell table:formula="of:=[$'Admin ALL'.A149] &amp; [$'Admin ALL'.B149]" office:value-type="string" office:string-value="home_installpath_text                = " calcext:value-type="string">
            <text:p>home_installpath_text <text:s text:c="15"/>= </text:p>
          </table:table-cell>
          <table:table-cell table:number-columns-repeated="1023"/>
        </table:table-row>
        <table:table-row table:style-name="ro1">
          <table:table-cell table:formula="of:=[$'Admin ALL'.A150] &amp; [$'Admin ALL'.B150]" office:value-type="string" office:string-value="home_help                            = " calcext:value-type="string">
            <text:p>home_help <text:s text:c="27"/>= </text:p>
          </table:table-cell>
          <table:table-cell table:number-columns-repeated="1023"/>
        </table:table-row>
        <table:table-row table:style-name="ro1">
          <table:table-cell table:formula="of:=[$'Admin ALL'.A151] &amp; [$'Admin ALL'.B151]" office:value-type="string" office:string-value="home_help_text_docu                  = " calcext:value-type="string">
            <text:p>home_help_text_docu <text:s text:c="17"/>= </text:p>
          </table:table-cell>
          <table:table-cell table:number-columns-repeated="1023"/>
        </table:table-row>
        <table:table-row table:style-name="ro1">
          <table:table-cell table:formula="of:=[$'Admin ALL'.A152] &amp; [$'Admin ALL'.B152]" office:value-type="string" office:string-value="home_help_text_info                  = " calcext:value-type="string">
            <text:p>home_help_text_info <text:s text:c="17"/>= </text:p>
          </table:table-cell>
          <table:table-cell table:number-columns-repeated="1023"/>
        </table:table-row>
        <table:table-row table:style-name="ro1">
          <table:table-cell table:formula="of:=[$'Admin ALL'.A153] &amp; [$'Admin ALL'.B153]" office:value-type="string" office:string-value="home_no_help                         = " calcext:value-type="string">
            <text:p>home_no_help <text:s text:c="24"/>= </text:p>
          </table:table-cell>
          <table:table-cell table:number-columns-repeated="1023"/>
        </table:table-row>
        <table:table-row table:style-name="ro1">
          <table:table-cell table:formula="of:=[$'Admin ALL'.A154] &amp; [$'Admin ALL'.B154]" office:value-type="string" office:string-value="home_mod_rewrite                     = " calcext:value-type="string">
            <text:p>home_mod_rewrite <text:s text:c="20"/>= </text:p>
          </table:table-cell>
          <table:table-cell table:number-columns-repeated="1023"/>
        </table:table-row>
        <table:table-row table:style-name="ro1">
          <table:table-cell table:formula="of:=[$'Admin ALL'.A155] &amp; [$'Admin ALL'.B155]" office:value-type="string" office:string-value="home_error_mod_rewrite               = mod_rewrite er ikke tilgængelig." calcext:value-type="string">
            <text:p>home_error_mod_rewrite <text:s text:c="14"/>= mod_rewrite er ikke tilgængelig.</text:p>
          </table:table-cell>
          <table:table-cell table:number-columns-repeated="1023"/>
        </table:table-row>
        <table:table-row table:style-name="ro1">
          <table:table-cell table:formula="of:=[$'Admin ALL'.A156] &amp; [$'Admin ALL'.B156]" office:value-type="string" office:string-value="home_mod_rewrite_deact               = " calcext:value-type="string">
            <text:p>home_mod_rewrite_deact <text:s text:c="14"/>= </text:p>
          </table:table-cell>
          <table:table-cell table:number-columns-repeated="1023"/>
        </table:table-row>
        <table:table-row table:style-name="ro1">
          <table:table-cell table:formula="of:=[$'Admin ALL'.A157] &amp; [$'Admin ALL'.B157]" office:value-type="string" office:string-value="home_error_safe_mode                 = Safe_mode er aktiv! &lt;br /&gt;moziloCMS vil ikke virke korrekt." calcext:value-type="string">
            <text:p>home_error_safe_mode <text:s text:c="16"/>= Safe_mode er aktiv! &lt;br /&gt;moziloCMS vil ikke virke korrekt.</text:p>
          </table:table-cell>
          <table:table-cell table:number-columns-repeated="1023"/>
        </table:table-row>
        <table:table-row table:style-name="ro1">
          <table:table-cell table:formula="of:=[$'Admin ALL'.A158] &amp; [$'Admin ALL'.B158]" office:value-type="string" office:string-value="home_text_safemode                   = Safe_mode aktiv" calcext:value-type="string">
            <text:p>home_text_safemode <text:s text:c="18"/>= Safe_mode aktiv</text:p>
          </table:table-cell>
          <table:table-cell table:number-columns-repeated="1023"/>
        </table:table-row>
        <table:table-row table:style-name="ro1">
          <table:table-cell table:formula="of:=[$'Admin ALL'.A159] &amp; [$'Admin ALL'.B159]" office:value-type="string" office:string-value="home_text_gd                         = GDlib er tilgængelig" calcext:value-type="string">
            <text:p>home_text_gd <text:s text:c="24"/>= GDlib er tilgængelig</text:p>
          </table:table-cell>
          <table:table-cell table:number-columns-repeated="1023"/>
        </table:table-row>
        <table:table-row table:style-name="ro1">
          <table:table-cell table:formula="of:=[$'Admin ALL'.A160] &amp; [$'Admin ALL'.B160]" office:value-type="string" office:string-value="home_error_gd                        = GDlib er ikke tilgængelig. &lt;br /&gt;Nogle funktioner vil ikke fungere, f.eks skalering af billeder under overførsel." calcext:value-type="string">
            <text:p>home_error_gd <text:s text:c="23"/>= GDlib er ikke tilgængelig. &lt;br /&gt;Nogle funktioner vil ikke fungere, f.eks skalering af billeder under overførsel.</text:p>
          </table:table-cell>
          <table:table-cell table:number-columns-repeated="1023"/>
        </table:table-row>
        <table:table-row table:style-name="ro1">
          <table:table-cell table:formula="of:=[$'Admin ALL'.A161] &amp; [$'Admin ALL'.B161]" office:value-type="string" office:string-value="home_mailtest_mailsubject            = " calcext:value-type="string">
            <text:p>home_mailtest_mailsubject <text:s text:c="11"/>= </text:p>
          </table:table-cell>
          <table:table-cell table:number-columns-repeated="1023"/>
        </table:table-row>
        <table:table-row table:style-name="ro1">
          <table:table-cell table:formula="of:=[$'Admin ALL'.A162] &amp; [$'Admin ALL'.B162]" office:value-type="string" office:string-value="home_mailtest_mailcontent            = " calcext:value-type="string">
            <text:p>home_mailtest_mailcontent <text:s text:c="11"/>= </text:p>
          </table:table-cell>
          <table:table-cell table:number-columns-repeated="1023"/>
        </table:table-row>
        <table:table-row table:style-name="ro1">
          <table:table-cell table:formula="of:=[$'Admin ALL'.A163] &amp; [$'Admin ALL'.B163]" office:value-type="string" office:string-value="home_text_test_mail                  = Indtast en gyldig e-mail adresse for at sende en test e-mail." calcext:value-type="string">
            <text:p>home_text_test_mail <text:s text:c="17"/>= Indtast en gyldig e-mail adresse for at sende en test e-mail.</text:p>
          </table:table-cell>
          <table:table-cell table:number-columns-repeated="1023"/>
        </table:table-row>
        <table:table-row table:style-name="ro1">
          <table:table-cell table:formula="of:=[$'Admin ALL'.A164] &amp; [$'Admin ALL'.B164]" office:value-type="string" office:string-value="home_messages_test_mail              = En test e-mail blev sendt til den angivne adresse. Hvis den kom frem er serveren i stand til at sende e-mail!" calcext:value-type="string">
            <text:p>home_messages_test_mail <text:s text:c="13"/>= En test e-mail blev sendt til den angivne adresse. Hvis den kom frem er serveren i stand til at sende e-mail!</text:p>
          </table:table-cell>
          <table:table-cell table:number-columns-repeated="1023"/>
        </table:table-row>
        <table:table-row table:style-name="ro1">
          <table:table-cell table:formula="of:=[$'Admin ALL'.A165] &amp; [$'Admin ALL'.B165]" office:value-type="string" office:string-value="home_messages_no_mail                = Din server er ikke i stand til at sende e-mail." calcext:value-type="string">
            <text:p>home_messages_no_mail <text:s text:c="15"/>= Din server er ikke i stand til at sende e-mail.</text:p>
          </table:table-cell>
          <table:table-cell table:number-columns-repeated="1023"/>
        </table:table-row>
        <table:table-row table:style-name="ro1">
          <table:table-cell table:formula="of:=[$'Admin ALL'.A166] &amp; [$'Admin ALL'.B166]" office:value-type="string" office:string-value="home_error_test_mail                 = Indtast en gyldig e-mail adresse." calcext:value-type="string">
            <text:p>home_error_test_mail <text:s text:c="16"/>= Indtast en gyldig e-mail adresse.</text:p>
          </table:table-cell>
          <table:table-cell table:number-columns-repeated="1023"/>
        </table:table-row>
        <table:table-row table:style-name="ro1">
          <table:table-cell table:formula="of:=[$'Admin ALL'.A167] &amp; [$'Admin ALL'.B167]" office:value-type="string" office:string-value="home_cmsinfo                         = " calcext:value-type="string">
            <text:p>home_cmsinfo <text:s text:c="24"/>= </text:p>
          </table:table-cell>
          <table:table-cell table:number-columns-repeated="1023"/>
        </table:table-row>
        <table:table-row table:style-name="ro1">
          <table:table-cell table:formula="of:=[$'Admin ALL'.A168] &amp; [$'Admin ALL'.B168]" office:value-type="string" office:string-value="home_serverinfo                      = " calcext:value-type="string">
            <text:p>home_serverinfo <text:s text:c="21"/>= </text:p>
          </table:table-cell>
          <table:table-cell table:number-columns-repeated="1023"/>
        </table:table-row>
        <table:table-row table:style-name="ro1">
          <table:table-cell table:formula="of:=[$'Admin ALL'.A169] &amp; [$'Admin ALL'.B169]" office:value-type="string" office:string-value="home_titel_test_mail                 = E-mail test" calcext:value-type="string">
            <text:p>home_titel_test_mail <text:s text:c="16"/>= E-mail test</text:p>
          </table:table-cell>
          <table:table-cell table:number-columns-repeated="1023"/>
        </table:table-row>
        <table:table-row table:style-name="ro1">
          <table:table-cell table:formula="of:=[$'Admin ALL'.A170] &amp; [$'Admin ALL'.B170]" office:value-type="string" office:string-value="home_text_backupsystem               = " calcext:value-type="string">
            <text:p>home_text_backupsystem <text:s text:c="14"/>= </text:p>
          </table:table-cell>
          <table:table-cell table:number-columns-repeated="1023"/>
        </table:table-row>
        <table:table-row table:style-name="ro1">
          <table:table-cell table:formula="of:=[$'Admin ALL'.A171] &amp; [$'Admin ALL'.B171]" office:value-type="string" office:string-value="home_error_backupsystem              = " calcext:value-type="string">
            <text:p>home_error_backupsystem <text:s text:c="13"/>= </text:p>
          </table:table-cell>
          <table:table-cell table:number-columns-repeated="1023"/>
        </table:table-row>
        <table:table-row table:style-name="ro1">
          <table:table-cell table:formula="of:=[$'Admin ALL'.A172] &amp; [$'Admin ALL'.B172]" office:value-type="string" office:string-value="home_date_text                       = " calcext:value-type="string">
            <text:p>home_date_text <text:s text:c="22"/>= </text:p>
          </table:table-cell>
          <table:table-cell table:number-columns-repeated="1023"/>
        </table:table-row>
        <table:table-row table:style-name="ro1">
          <table:table-cell table:formula="of:=[$'Admin ALL'.A173] &amp; [$'Admin ALL'.B173]" office:value-type="string" office:string-value="home_text_locale                     = " calcext:value-type="string">
            <text:p>home_text_locale <text:s text:c="20"/>= </text:p>
          </table:table-cell>
          <table:table-cell table:number-columns-repeated="1023"/>
        </table:table-row>
        <table:table-row table:style-name="ro1">
          <table:table-cell table:formula="of:=[$'Admin ALL'.A174] &amp; [$'Admin ALL'.B174]" office:value-type="string" office:string-value="home_text_nolocale                   = " calcext:value-type="string">
            <text:p>home_text_nolocale <text:s text:c="18"/>= </text:p>
          </table:table-cell>
          <table:table-cell table:number-columns-repeated="1023"/>
        </table:table-row>
        <table:table-row table:style-name="ro1">
          <table:table-cell table:formula="of:=[$'Admin ALL'.A175] &amp; [$'Admin ALL'.B175]">
            <text:p/>
          </table:table-cell>
          <table:table-cell table:number-columns-repeated="1023"/>
        </table:table-row>
        <table:table-row table:style-name="ro1">
          <table:table-cell table:formula="of:=[$'Admin ALL'.A176] &amp; [$'Admin ALL'.B176]" office:value-type="string" office:string-value="catpage_button                       = " calcext:value-type="string">
            <text:p>catpage_button <text:s text:c="22"/>= </text:p>
          </table:table-cell>
          <table:table-cell table:number-columns-repeated="1023"/>
        </table:table-row>
        <table:table-row table:style-name="ro1">
          <table:table-cell table:formula="of:=[$'Admin ALL'.A177] &amp; [$'Admin ALL'.B177]" office:value-type="string" office:string-value="category_button                      = Kategorier" calcext:value-type="string">
            <text:p>category_button <text:s text:c="21"/>= Kategorier</text:p>
          </table:table-cell>
          <table:table-cell table:number-columns-repeated="1023"/>
        </table:table-row>
        <table:table-row table:style-name="ro1">
          <table:table-cell table:formula="of:=[$'Admin ALL'.A178] &amp; [$'Admin ALL'.B178]" office:value-type="string" office:string-value="page_button                          = Indholdssider" calcext:value-type="string">
            <text:p>page_button <text:s text:c="25"/>= Indholdssider</text:p>
          </table:table-cell>
          <table:table-cell table:number-columns-repeated="1023"/>
        </table:table-row>
        <table:table-row table:style-name="ro1">
          <table:table-cell table:formula="of:=[$'Admin ALL'.A179] &amp; [$'Admin ALL'.B179]" office:value-type="string" office:string-value="page_status                          = Tilstand" calcext:value-type="string">
            <text:p>page_status <text:s text:c="25"/>= Tilstand</text:p>
          </table:table-cell>
          <table:table-cell table:number-columns-repeated="1023"/>
        </table:table-row>
        <table:table-row table:style-name="ro1">
          <table:table-cell table:formula="of:=[$'Admin ALL'.A180] &amp; [$'Admin ALL'.B180]" office:value-type="string" office:string-value="page_edit                            = Rediger indholdsside" calcext:value-type="string">
            <text:p>page_edit <text:s text:c="27"/>= Rediger indholdsside</text:p>
          </table:table-cell>
          <table:table-cell table:number-columns-repeated="1023"/>
        </table:table-row>
        <table:table-row table:style-name="ro1">
          <table:table-cell table:formula="of:=[$'Admin ALL'.A181] &amp; [$'Admin ALL'.B181]" office:value-type="string" office:string-value="page_saveasdraft                     = kladde" calcext:value-type="string">
            <text:p>page_saveasdraft <text:s text:c="20"/>= kladde</text:p>
          </table:table-cell>
          <table:table-cell table:number-columns-repeated="1023"/>
        </table:table-row>
        <table:table-row table:style-name="ro1">
          <table:table-cell table:formula="of:=[$'Admin ALL'.A182] &amp; [$'Admin ALL'.B182]" office:value-type="string" office:string-value="page_saveashidden                    = skjult" calcext:value-type="string">
            <text:p>page_saveashidden <text:s text:c="19"/>= skjult</text:p>
          </table:table-cell>
          <table:table-cell table:number-columns-repeated="1023"/>
        </table:table-row>
        <table:table-row table:style-name="ro1">
          <table:table-cell table:formula="of:=[$'Admin ALL'.A183] &amp; [$'Admin ALL'.B183]" office:value-type="string" office:string-value="page_saveasnormal                    = normal" calcext:value-type="string">
            <text:p>page_saveasnormal <text:s text:c="19"/>= normal</text:p>
          </table:table-cell>
          <table:table-cell table:number-columns-repeated="1023"/>
        </table:table-row>
        <table:table-row table:style-name="ro1">
          <table:table-cell table:formula="of:=[$'Admin ALL'.A184] &amp; [$'Admin ALL'.B184]" office:value-type="string" office:string-value="page_error_save                      = Fejl under lagring af indholdsside. Tjek fil egenskaber!" calcext:value-type="string">
            <text:p>page_error_save <text:s text:c="21"/>= Fejl under lagring af indholdsside. Tjek fil egenskaber!</text:p>
          </table:table-cell>
          <table:table-cell table:number-columns-repeated="1023"/>
        </table:table-row>
        <table:table-row table:style-name="ro1">
          <table:table-cell table:formula="of:=[$'Admin ALL'.A185] &amp; [$'Admin ALL'.B185]" office:value-type="string" office:string-value="page_edit_discard                    = " calcext:value-type="string">
            <text:p>page_edit_discard <text:s text:c="19"/>= </text:p>
          </table:table-cell>
          <table:table-cell table:number-columns-repeated="1023"/>
        </table:table-row>
        <table:table-row table:style-name="ro1">
          <table:table-cell table:formula="of:=[$'Admin ALL'.A186] &amp; [$'Admin ALL'.B186]" office:value-type="string" office:string-value="close                                = " calcext:value-type="string">
            <text:p>close <text:s text:c="31"/>= </text:p>
          </table:table-cell>
          <table:table-cell table:number-columns-repeated="1023"/>
        </table:table-row>
        <table:table-row table:style-name="ro1">
          <table:table-cell table:formula="of:=[$'Admin ALL'.A187] &amp; [$'Admin ALL'.B187]" office:value-type="string" office:string-value="page_reload                          = " calcext:value-type="string">
            <text:p>page_reload <text:s text:c="25"/>= </text:p>
          </table:table-cell>
          <table:table-cell table:number-columns-repeated="1023"/>
        </table:table-row>
        <table:table-row table:style-name="ro1">
          <table:table-cell table:formula="of:=[$'Admin ALL'.A188] &amp; [$'Admin ALL'.B188]" office:value-type="string" office:string-value="page_cancel_reload                   = " calcext:value-type="string">
            <text:p>page_cancel_reload <text:s text:c="18"/>= </text:p>
          </table:table-cell>
          <table:table-cell table:number-columns-repeated="1023"/>
        </table:table-row>
        <table:table-row table:style-name="ro1">
          <table:table-cell table:formula="of:=[$'Admin ALL'.A189] &amp; [$'Admin ALL'.B189]" office:value-type="string" office:string-value="page_error_no_page                   = " calcext:value-type="string">
            <text:p>page_error_no_page <text:s text:c="18"/>= </text:p>
          </table:table-cell>
          <table:table-cell table:number-columns-repeated="1023"/>
        </table:table-row>
        <table:table-row table:style-name="ro1">
          <table:table-cell table:formula="of:=[$'Admin ALL'.A190] &amp; [$'Admin ALL'.B190]">
            <text:p/>
          </table:table-cell>
          <table:table-cell table:number-columns-repeated="1023"/>
        </table:table-row>
        <table:table-row table:style-name="ro1">
          <table:table-cell table:formula="of:=[$'Admin ALL'.A191] &amp; [$'Admin ALL'.B191]" office:value-type="string" office:string-value="gallery_button                       = Gallerier" calcext:value-type="string">
            <text:p>gallery_button <text:s text:c="22"/>= Gallerier</text:p>
          </table:table-cell>
          <table:table-cell table:number-columns-repeated="1023"/>
        </table:table-row>
        <table:table-row table:style-name="ro1">
          <table:table-cell table:formula="of:=[$'Admin ALL'.A192] &amp; [$'Admin ALL'.B192]" office:value-type="string" office:string-value="gallery_scale                        = Skalere overførte galleri billeder" calcext:value-type="string">
            <text:p>gallery_scale <text:s text:c="23"/>= Skalere overførte galleri billeder</text:p>
          </table:table-cell>
          <table:table-cell table:number-columns-repeated="1023"/>
        </table:table-row>
        <table:table-row table:style-name="ro1">
          <table:table-cell table:formula="of:=[$'Admin ALL'.A193] &amp; [$'Admin ALL'.B193]" office:value-type="string" office:string-value="gallery_scale_thumbs                 = Opret miniature med denne størrelse" calcext:value-type="string">
            <text:p>gallery_scale_thumbs <text:s text:c="16"/>= Opret miniature med denne størrelse</text:p>
          </table:table-cell>
          <table:table-cell table:number-columns-repeated="1023"/>
        </table:table-row>
        <table:table-row table:style-name="ro1">
          <table:table-cell table:formula="of:=[$'Admin ALL'.A194] &amp; [$'Admin ALL'.B194]" office:value-type="string" office:string-value="gallery_error_new                    = Fejl ved oprettelse af galleriet. Tjek fil egenskaber!" calcext:value-type="string">
            <text:p>gallery_error_new <text:s text:c="19"/>= Fejl ved oprettelse af galleriet. Tjek fil egenskaber!</text:p>
          </table:table-cell>
          <table:table-cell table:number-columns-repeated="1023"/>
        </table:table-row>
        <table:table-row table:style-name="ro1">
          <table:table-cell table:formula="of:=[$'Admin ALL'.A195] &amp; [$'Admin ALL'.B195]" office:value-type="string" office:string-value="gallery_error_exists                 = Et galleri med dette navn findes allerede." calcext:value-type="string">
            <text:p>gallery_error_exists <text:s text:c="16"/>= Et galleri med dette navn findes allerede.</text:p>
          </table:table-cell>
          <table:table-cell table:number-columns-repeated="1023"/>
        </table:table-row>
        <table:table-row table:style-name="ro1">
          <table:table-cell table:formula="of:=[$'Admin ALL'.A196] &amp; [$'Admin ALL'.B196]" office:value-type="string" office:string-value="gallery_error_datei_conf             = Fejl ved oprettelse af konfigurationsfilen. Tjek fil egenskaber!" calcext:value-type="string">
            <text:p>gallery_error_datei_conf <text:s text:c="12"/>= Fejl ved oprettelse af konfigurationsfilen. Tjek fil egenskaber!</text:p>
          </table:table-cell>
          <table:table-cell table:number-columns-repeated="1023"/>
        </table:table-row>
        <table:table-row table:style-name="ro1">
          <table:table-cell table:formula="of:=[$'Admin ALL'.A197] &amp; [$'Admin ALL'.B197]" office:value-type="string" office:string-value="gallery_error_subtitle_conf          = " calcext:value-type="string">
            <text:p>gallery_error_subtitle_conf <text:s text:c="9"/>= </text:p>
          </table:table-cell>
          <table:table-cell table:number-columns-repeated="1023"/>
        </table:table-row>
        <table:table-row table:style-name="ro1">
          <table:table-cell table:formula="of:=[$'Admin ALL'.A198] &amp; [$'Admin ALL'.B198]" office:value-type="string" office:string-value="gallery_messages_from_ftp            = " calcext:value-type="string">
            <text:p>gallery_messages_from_ftp <text:s text:c="11"/>= </text:p>
          </table:table-cell>
          <table:table-cell table:number-columns-repeated="1023"/>
        </table:table-row>
        <table:table-row table:style-name="ro1">
          <table:table-cell table:formula="of:=[$'Admin ALL'.A199] &amp; [$'Admin ALL'.B199]" office:value-type="string" office:string-value="gallery_messages_from_ftp_no         = " calcext:value-type="string">
            <text:p>gallery_messages_from_ftp_no <text:s text:c="8"/>= </text:p>
          </table:table-cell>
          <table:table-cell table:number-columns-repeated="1023"/>
        </table:table-row>
        <table:table-row table:style-name="ro1">
          <table:table-cell table:formula="of:=[$'Admin ALL'.A200] &amp; [$'Admin ALL'.B200]" office:value-type="string" office:string-value="gallery_text_from_ftp                = " calcext:value-type="string">
            <text:p>gallery_text_from_ftp <text:s text:c="15"/>= </text:p>
          </table:table-cell>
          <table:table-cell table:number-columns-repeated="1023"/>
        </table:table-row>
        <table:table-row table:style-name="ro1">
          <table:table-cell table:formula="of:=[$'Admin ALL'.A201] &amp; [$'Admin ALL'.B201]" office:value-type="string" office:string-value="gallery_text_from_ftp_button         = " calcext:value-type="string">
            <text:p>gallery_text_from_ftp_button <text:s text:c="8"/>= </text:p>
          </table:table-cell>
          <table:table-cell table:number-columns-repeated="1023"/>
        </table:table-row>
        <table:table-row table:style-name="ro1">
          <table:table-cell table:formula="of:=[$'Admin ALL'.A202] &amp; [$'Admin ALL'.B202]" office:value-type="string" office:string-value="gallery_name_new                     = " calcext:value-type="string">
            <text:p>gallery_name_new <text:s text:c="20"/>= </text:p>
          </table:table-cell>
          <table:table-cell table:number-columns-repeated="1023"/>
        </table:table-row>
        <table:table-row table:style-name="ro1">
          <table:table-cell table:formula="of:=[$'Admin ALL'.A203] &amp; [$'Admin ALL'.B203]" office:value-type="string" office:string-value="gallery_error_deleted                = Fejl under sletning af galleriet. Tjek fil egenskaber!" calcext:value-type="string">
            <text:p>gallery_error_deleted <text:s text:c="15"/>= Fejl under sletning af galleriet. Tjek fil egenskaber!</text:p>
          </table:table-cell>
          <table:table-cell table:number-columns-repeated="1023"/>
        </table:table-row>
        <table:table-row table:style-name="ro1">
          <table:table-cell table:formula="of:=[$'Admin ALL'.A204] &amp; [$'Admin ALL'.B204]" office:value-type="string" office:string-value="gallery_error_newname                = Fejl under omdøbning galleri. Tjek fil egenskaber!" calcext:value-type="string">
            <text:p>gallery_error_newname <text:s text:c="15"/>= Fejl under omdøbning galleri. Tjek fil egenskaber!</text:p>
          </table:table-cell>
          <table:table-cell table:number-columns-repeated="1023"/>
        </table:table-row>
        <table:table-row table:style-name="ro1">
          <table:table-cell table:formula="of:=[$'Admin ALL'.A205] &amp; [$'Admin ALL'.B205]" office:value-type="string" office:string-value="gallery_help_conf                    = Her kan du redigere galleri indstillinger." calcext:value-type="string">
            <text:p>gallery_help_conf <text:s text:c="19"/>= Her kan du redigere galleri indstillinger.</text:p>
          </table:table-cell>
          <table:table-cell table:number-columns-repeated="1023"/>
        </table:table-row>
        <table:table-row table:style-name="ro1">
          <table:table-cell table:formula="of:=[$'Admin ALL'.A206] &amp; [$'Admin ALL'.B206]" office:value-type="string" office:string-value="gallery_error_noexists               = " calcext:value-type="string">
            <text:p>gallery_error_noexists <text:s text:c="14"/>= </text:p>
          </table:table-cell>
          <table:table-cell table:number-columns-repeated="1023"/>
        </table:table-row>
        <table:table-row table:style-name="ro1">
          <table:table-cell table:formula="of:=[$'Admin ALL'.A207] &amp; [$'Admin ALL'.B207]" office:value-type="string" office:string-value="gallery_delete_confirm               = " calcext:value-type="string">
            <text:p>gallery_delete_confirm <text:s text:c="14"/>= </text:p>
          </table:table-cell>
          <table:table-cell table:number-columns-repeated="1023"/>
        </table:table-row>
        <table:table-row table:style-name="ro1">
          <table:table-cell table:formula="of:=[$'Admin ALL'.A208] &amp; [$'Admin ALL'.B208]" office:value-type="string" office:string-value="gallery_image_size                   = " calcext:value-type="string">
            <text:p>gallery_image_size <text:s text:c="18"/>= </text:p>
          </table:table-cell>
          <table:table-cell table:number-columns-repeated="1023"/>
        </table:table-row>
        <table:table-row table:style-name="ro1">
          <table:table-cell table:formula="of:=[$'Admin ALL'.A209] &amp; [$'Admin ALL'.B209]" office:value-type="string" office:string-value="gallery_preview_size                 = " calcext:value-type="string">
            <text:p>gallery_preview_size <text:s text:c="16"/>= </text:p>
          </table:table-cell>
          <table:table-cell table:number-columns-repeated="1023"/>
        </table:table-row>
        <table:table-row table:style-name="ro1">
          <table:table-cell table:formula="of:=[$'Admin ALL'.A210] &amp; [$'Admin ALL'.B210]" office:value-type="string" office:string-value="gallery_text_subtitle                = " calcext:value-type="string">
            <text:p>gallery_text_subtitle <text:s text:c="15"/>= </text:p>
          </table:table-cell>
          <table:table-cell table:number-columns-repeated="1023"/>
        </table:table-row>
        <table:table-row table:style-name="ro1">
          <table:table-cell table:formula="of:=[$'Admin ALL'.A211] &amp; [$'Admin ALL'.B211]">
            <text:p/>
          </table:table-cell>
          <table:table-cell table:number-columns-repeated="1023"/>
        </table:table-row>
        <table:table-row table:style-name="ro1">
          <table:table-cell table:formula="of:=[$'Admin ALL'.A212] &amp; [$'Admin ALL'.B212]" office:value-type="string" office:string-value="config_button                        = Indstillinger" calcext:value-type="string">
            <text:p>config_button <text:s text:c="23"/>= Indstillinger</text:p>
          </table:table-cell>
          <table:table-cell table:number-columns-repeated="1023"/>
        </table:table-row>
        <table:table-row table:style-name="ro1">
          <table:table-cell table:formula="of:=[$'Admin ALL'.A213] &amp; [$'Admin ALL'.B213]" office:value-type="string" office:string-value="config_text                          = Her kan du ændre indstillingerne for moziloCMS' opførsel." calcext:value-type="string">
            <text:p>config_text <text:s text:c="25"/>= Her kan du ændre indstillingerne for moziloCMS' opførsel.</text:p>
          </table:table-cell>
          <table:table-cell table:number-columns-repeated="1023"/>
        </table:table-row>
        <table:table-row table:style-name="ro1">
          <table:table-cell table:formula="of:=[$'Admin ALL'.A214] &amp; [$'Admin ALL'.B214]" office:value-type="string" office:string-value="config_text_usesitemap               = " calcext:value-type="string">
            <text:p>config_text_usesitemap <text:s text:c="14"/>= </text:p>
          </table:table-cell>
          <table:table-cell table:number-columns-repeated="1023"/>
        </table:table-row>
        <table:table-row table:style-name="ro1">
          <table:table-cell table:formula="of:=[$'Admin ALL'.A215] &amp; [$'Admin ALL'.B215]" office:value-type="string" office:string-value="config_input_usesitemap              = " calcext:value-type="string">
            <text:p>config_input_usesitemap <text:s text:c="13"/>= </text:p>
          </table:table-cell>
          <table:table-cell table:number-columns-repeated="1023"/>
        </table:table-row>
        <table:table-row table:style-name="ro1">
          <table:table-cell table:formula="of:=[$'Admin ALL'.A216] &amp; [$'Admin ALL'.B216]" office:value-type="string" office:string-value="config_error_language_empty          = Sprog filer kunne ikke indlæses." calcext:value-type="string">
            <text:p>config_error_language_empty <text:s text:c="9"/>= Sprog filer kunne ikke indlæses.</text:p>
          </table:table-cell>
          <table:table-cell table:number-columns-repeated="1023"/>
        </table:table-row>
        <table:table-row table:style-name="ro1">
          <table:table-cell table:formula="of:=[$'Admin ALL'.A217] &amp; [$'Admin ALL'.B217]" office:value-type="string" office:string-value="config_error_languagefile_error      = Dette sprogs fil eksisterer ikke." calcext:value-type="string">
            <text:p>config_error_languagefile_error <text:s text:c="5"/>= Dette sprogs fil eksisterer ikke.</text:p>
          </table:table-cell>
          <table:table-cell table:number-columns-repeated="1023"/>
        </table:table-row>
        <table:table-row table:style-name="ro1">
          <table:table-cell table:formula="of:=[$'Admin ALL'.A218] &amp; [$'Admin ALL'.B218]" office:value-type="string" office:string-value="config_error_defaultcat_emty         = I øjeblikket er der ingen kategorier tilgængelig." calcext:value-type="string">
            <text:p>config_error_defaultcat_emty <text:s text:c="8"/>= I øjeblikket er der ingen kategorier tilgængelig.</text:p>
          </table:table-cell>
          <table:table-cell table:number-columns-repeated="1023"/>
        </table:table-row>
        <table:table-row table:style-name="ro1">
          <table:table-cell table:formula="of:=[$'Admin ALL'.A219] &amp; [$'Admin ALL'.B219]" office:value-type="string" office:string-value="config_error_defaultcat_existed      = Denne kategori eksisterer ikke." calcext:value-type="string">
            <text:p>config_error_defaultcat_existed <text:s text:c="5"/>= Denne kategori eksisterer ikke.</text:p>
          </table:table-cell>
          <table:table-cell table:number-columns-repeated="1023"/>
        </table:table-row>
        <table:table-row table:style-name="ro1">
          <table:table-cell table:formula="of:=[$'Admin ALL'.A220] &amp; [$'Admin ALL'.B220]" office:value-type="string" office:string-value="config_error_layouts_emty            = Der er i øjeblikket ingen layouts tilgængelig." calcext:value-type="string">
            <text:p>config_error_layouts_emty <text:s text:c="11"/>= Der er i øjeblikket ingen layouts tilgængelig.</text:p>
          </table:table-cell>
          <table:table-cell table:number-columns-repeated="1023"/>
        </table:table-row>
        <table:table-row table:style-name="ro1">
          <table:table-cell table:formula="of:=[$'Admin ALL'.A221] &amp; [$'Admin ALL'.B221]" office:value-type="string" office:string-value="config_error_layouts_existed         = Dette layout findes ikke." calcext:value-type="string">
            <text:p>config_error_layouts_existed <text:s text:c="8"/>= Dette layout findes ikke.</text:p>
          </table:table-cell>
          <table:table-cell table:number-columns-repeated="1023"/>
        </table:table-row>
        <table:table-row table:style-name="ro1">
          <table:table-cell table:formula="of:=[$'Admin ALL'.A222] &amp; [$'Admin ALL'.B222]" office:value-type="string" office:string-value="config_error_modrewrite              = mod_rewrite er ikke tilgængelig." calcext:value-type="string">
            <text:p>config_error_modrewrite <text:s text:c="13"/>= mod_rewrite er ikke tilgængelig.</text:p>
          </table:table-cell>
          <table:table-cell table:number-columns-repeated="1023"/>
        </table:table-row>
        <table:table-row table:style-name="ro1">
          <table:table-cell table:formula="of:=[$'Admin ALL'.A223] &amp; [$'Admin ALL'.B223]" office:value-type="string" office:string-value="config_text_websitetitle             = Hvad skal titlen på hele dit websted være?" calcext:value-type="string">
            <text:p>config_text_websitetitle <text:s text:c="12"/>= Hvad skal titlen på hele dit websted være?</text:p>
          </table:table-cell>
          <table:table-cell table:number-columns-repeated="1023"/>
        </table:table-row>
        <table:table-row table:style-name="ro1">
          <table:table-cell table:formula="of:=[$'Admin ALL'.A224] &amp; [$'Admin ALL'.B224]" office:value-type="string" office:string-value="config_text_websitetitlebar          = Vælg din browser titellinjen format fra de prædefinerede." calcext:value-type="string">
            <text:p>config_text_websitetitlebar <text:s text:c="9"/>= Vælg din browser titellinjen format fra de prædefinerede.</text:p>
          </table:table-cell>
          <table:table-cell table:number-columns-repeated="1023"/>
        </table:table-row>
        <table:table-row table:style-name="ro1">
          <table:table-cell table:formula="of:=[$'Admin ALL'.A225] &amp; [$'Admin ALL'.B225]" office:value-type="string" office:string-value="config_text_websitetitleseparator    = Hvad bør være separator mellem titlen barens elementer?" calcext:value-type="string">
            <text:p>config_text_websitetitleseparator <text:s text:c="3"/>= Hvad bør være separator mellem titlen barens elementer?</text:p>
          </table:table-cell>
          <table:table-cell table:number-columns-repeated="1023"/>
        </table:table-row>
        <table:table-row table:style-name="ro1">
          <table:table-cell table:formula="of:=[$'Admin ALL'.A226] &amp; [$'Admin ALL'.B226]" office:value-type="string" office:string-value="config_text_websitedescription       = Beskriv dit website i et par ord. Disse vil blive vist som ekstra info i søgemaskiner." calcext:value-type="string">
            <text:p>config_text_websitedescription <text:s text:c="6"/>= Beskriv dit website i et par ord. Disse vil blive vist som ekstra info i søgemaskiner.</text:p>
          </table:table-cell>
          <table:table-cell table:number-columns-repeated="1023"/>
        </table:table-row>
        <table:table-row table:style-name="ro1">
          <table:table-cell table:formula="of:=[$'Admin ALL'.A227] &amp; [$'Admin ALL'.B227]" office:value-type="string" office:string-value="config_text_websitekeywords          = Sæt søgeord, som passer til dit website. De vil blive evalueret af søgemaskiner - men bemærk, at mange søgemaskiner straffer nøgleordet spam med nedgradering eller endda sletning fra indeks." calcext:value-type="string">
            <text:p>config_text_websitekeywords <text:s text:c="9"/>= Sæt søgeord, som passer til dit website. De vil blive evalueret af søgemaskiner - men bemærk, at mange søgemaskiner straffer nøgleordet spam med nedgradering eller endda sletning fra indeks.</text:p>
          </table:table-cell>
          <table:table-cell table:number-columns-repeated="1023"/>
        </table:table-row>
        <table:table-row table:style-name="ro1">
          <table:table-cell table:formula="of:=[$'Admin ALL'.A228] &amp; [$'Admin ALL'.B228]" office:value-type="string" office:string-value="config_text_cmslanguage              = Vælg sproget standardtekster (f.eks værktøjstips) på dit website skal vises i." calcext:value-type="string">
            <text:p>config_text_cmslanguage <text:s text:c="13"/>= Vælg sproget standardtekster (f.eks værktøjstips) på dit website skal vises i.</text:p>
          </table:table-cell>
          <table:table-cell table:number-columns-repeated="1023"/>
        </table:table-row>
        <table:table-row table:style-name="ro1">
          <table:table-cell table:formula="of:=[$'Admin ALL'.A229] &amp; [$'Admin ALL'.B229]" office:value-type="string" office:string-value="config_input_translator              = Oversætter:" calcext:value-type="string">
            <text:p>config_input_translator <text:s text:c="13"/>= Oversætter:</text:p>
          </table:table-cell>
          <table:table-cell table:number-columns-repeated="1023"/>
        </table:table-row>
        <table:table-row table:style-name="ro1">
          <table:table-cell table:formula="of:=[$'Admin ALL'.A230] &amp; [$'Admin ALL'.B230]" office:value-type="string" office:string-value="config_text_cmslayout                = Vælg layout til din moziloCMS. Du kan få flere layouts fra &lt;a href" calcext:value-type="string">
            <text:p>config_text_cmslayout <text:s text:c="15"/>= Vælg layout til din moziloCMS. Du kan få flere layouts fra &lt;a href</text:p>
          </table:table-cell>
          <table:table-cell table:number-columns-repeated="1023"/>
        </table:table-row>
        <table:table-row table:style-name="ro1">
          <table:table-cell table:formula="of:=[$'Admin ALL'.A231] &amp; [$'Admin ALL'.B231]" office:value-type="string" office:string-value="config_text_defaultcat               = Vælg standard start kategori for dit websted her." calcext:value-type="string">
            <text:p>config_text_defaultcat <text:s text:c="14"/>= Vælg standard start kategori for dit websted her.</text:p>
          </table:table-cell>
          <table:table-cell table:number-columns-repeated="1023"/>
        </table:table-row>
        <table:table-row table:style-name="ro1">
          <table:table-cell table:formula="of:=[$'Admin ALL'.A232] &amp; [$'Admin ALL'.B232]" office:value-type="string" office:string-value="config_text_usesyntax                = Hvis du ikke har brug for CMS syntaks og vil skrive indholdet i HTML, fjern denne markering. Denne mulighed gælder for alle indholdssider. At arbejde uden CMS syntaks anbefales kun til brugere med avanceret HTML færdigheder." calcext:value-type="string">
            <text:p>config_text_usesyntax <text:s text:c="15"/>= Hvis du ikke har brug for CMS syntaks og vil skrive indholdet i HTML, fjern denne markering. Denne mulighed gælder for alle indholdssider. At arbejde uden CMS syntaks anbefales kun til brugere med avanceret HTML færdigheder.</text:p>
          </table:table-cell>
          <table:table-cell table:number-columns-repeated="1023"/>
        </table:table-row>
        <table:table-row table:style-name="ro1">
          <table:table-cell table:formula="of:=[$'Admin ALL'.A233] &amp; [$'Admin ALL'.B233]" office:value-type="string" office:string-value="config_input_usesyntax               = Brug CMS syntaks" calcext:value-type="string">
            <text:p>config_input_usesyntax <text:s text:c="14"/>= Brug CMS syntaks</text:p>
          </table:table-cell>
          <table:table-cell table:number-columns-repeated="1023"/>
        </table:table-row>
        <table:table-row table:style-name="ro1">
          <table:table-cell table:formula="of:=[$'Admin ALL'.A234] &amp; [$'Admin ALL'.B234]" office:value-type="string" office:string-value="config_text_replaceemoticons         = moziloCMS kan erstatte humørikoner i indholdssider (fx &quot;:)&quot; eller &quot;: P&quot;) med grafiske smileys. Vælg denne mulighed, hvis du ønsker at bruge grafiske smileys." calcext:value-type="string">
            <text:p>config_text_replaceemoticons <text:s text:c="8"/>= moziloCMS kan erstatte humørikoner i indholdssider (fx ":)" eller ": P") med grafiske smileys. Vælg denne mulighed, hvis du ønsker at bruge grafiske smileys.</text:p>
          </table:table-cell>
          <table:table-cell table:number-columns-repeated="1023"/>
        </table:table-row>
        <table:table-row table:style-name="ro1">
          <table:table-cell table:formula="of:=[$'Admin ALL'.A235] &amp; [$'Admin ALL'.B235]" office:value-type="string" office:string-value="config_text_usersyntax               = Du kan tilføje dine egne elementer til moziloCMS' syntaks. &lt;br /&gt; &lt;i&gt;For yderligere informationer se &lt;a href " calcext:value-type="string">
            <text:p>config_text_usersyntax <text:s text:c="14"/>= Du kan tilføje dine egne elementer til moziloCMS' syntaks. &lt;br /&gt; &lt;i&gt;For yderligere informationer se &lt;a href </text:p>
          </table:table-cell>
          <table:table-cell table:number-columns-repeated="1023"/>
        </table:table-row>
        <table:table-row table:style-name="ro1">
          <table:table-cell table:formula="of:=[$'Admin ALL'.A236] &amp; [$'Admin ALL'.B236]" office:value-type="string" office:string-value="config_input_replaceemoticons        = Erstat emoticons" calcext:value-type="string">
            <text:p>config_input_replaceemoticons <text:s text:c="7"/>= Erstat emoticons</text:p>
          </table:table-cell>
          <table:table-cell table:number-columns-repeated="1023"/>
        </table:table-row>
        <table:table-row table:style-name="ro1">
          <table:table-cell table:formula="of:=[$'Admin ALL'.A237] &amp; [$'Admin ALL'.B237]" office:value-type="string" office:string-value="config_text_defaultcolors            = " calcext:value-type="string">
            <text:p>config_text_defaultcolors <text:s text:c="11"/>= </text:p>
          </table:table-cell>
          <table:table-cell table:number-columns-repeated="1023"/>
        </table:table-row>
        <table:table-row table:style-name="ro1">
          <table:table-cell table:formula="of:=[$'Admin ALL'.A238] &amp; [$'Admin ALL'.B238]" office:value-type="string" office:string-value="config_text_showhiddenpages          = Normalt vil skjulte indholdssider aldrig dukke op på dit websted. Her kan du definere undtagelser: Hvor bør skjulte indholdssider dukke op?" calcext:value-type="string">
            <text:p>config_text_showhiddenpages <text:s text:c="9"/>= Normalt vil skjulte indholdssider aldrig dukke op på dit websted. Her kan du definere undtagelser: Hvor bør skjulte indholdssider dukke op?</text:p>
          </table:table-cell>
          <table:table-cell table:number-columns-repeated="1023"/>
        </table:table-row>
        <table:table-row table:style-name="ro1">
          <table:table-cell table:formula="of:=[$'Admin ALL'.A239] &amp; [$'Admin ALL'.B239]" office:value-type="string" office:string-value="config_input_search                  = Inden for søgeresultaterne" calcext:value-type="string">
            <text:p>config_input_search <text:s text:c="17"/>= Inden for søgeresultaterne</text:p>
          </table:table-cell>
          <table:table-cell table:number-columns-repeated="1023"/>
        </table:table-row>
        <table:table-row table:style-name="ro1">
          <table:table-cell table:formula="of:=[$'Admin ALL'.A240] &amp; [$'Admin ALL'.B240]" office:value-type="string" office:string-value="config_input_sitemap                 = I side indhold" calcext:value-type="string">
            <text:p>config_input_sitemap <text:s text:c="16"/>= I side indhold</text:p>
          </table:table-cell>
          <table:table-cell table:number-columns-repeated="1023"/>
        </table:table-row>
        <table:table-row table:style-name="ro1">
          <table:table-cell table:formula="of:=[$'Admin ALL'.A241] &amp; [$'Admin ALL'.B241]" office:value-type="string" office:string-value="config_input_pagesincmsvariables     = Inden for &quot;næste/forrige side&quot; variabler" calcext:value-type="string">
            <text:p>config_input_pagesincmsvariables <text:s text:c="4"/>= Inden for "næste/forrige side" variabler</text:p>
          </table:table-cell>
          <table:table-cell table:number-columns-repeated="1023"/>
        </table:table-row>
        <table:table-row table:style-name="ro1">
          <table:table-cell table:formula="of:=[$'Admin ALL'.A242] &amp; [$'Admin ALL'.B242]" office:value-type="string" office:string-value="config_input_pagesasdefaultpage      = Som standard indholdsside for kategori, hvis det er den første indholdsside" calcext:value-type="string">
            <text:p>config_input_pagesasdefaultpage <text:s text:c="5"/>= Som standard indholdsside for kategori, hvis det er den første indholdsside</text:p>
          </table:table-cell>
          <table:table-cell table:number-columns-repeated="1023"/>
        </table:table-row>
        <table:table-row table:style-name="ro1">
          <table:table-cell table:formula="of:=[$'Admin ALL'.A243] &amp; [$'Admin ALL'.B243]" office:value-type="string" office:string-value="config_text_target                   = Hvilke links skal åbne i et nyt browser vindue/faneblad (target " calcext:value-type="string">
            <text:p>config_text_target <text:s text:c="18"/>= Hvilke links skal åbne i et nyt browser vindue/faneblad (target </text:p>
          </table:table-cell>
          <table:table-cell table:number-columns-repeated="1023"/>
        </table:table-row>
        <table:table-row table:style-name="ro1">
          <table:table-cell table:formula="of:=[$'Admin ALL'.A244] &amp; [$'Admin ALL'.B244]" office:value-type="string" office:string-value="config_input_download                = Fil hentning" calcext:value-type="string">
            <text:p>config_input_download <text:s text:c="15"/>= Fil hentning</text:p>
          </table:table-cell>
          <table:table-cell table:number-columns-repeated="1023"/>
        </table:table-row>
        <table:table-row table:style-name="ro1">
          <table:table-cell table:formula="of:=[$'Admin ALL'.A245] &amp; [$'Admin ALL'.B245]" office:value-type="string" office:string-value="config_input_link                    = Eksterne links" calcext:value-type="string">
            <text:p>config_input_link <text:s text:c="19"/>= Eksterne links</text:p>
          </table:table-cell>
          <table:table-cell table:number-columns-repeated="1023"/>
        </table:table-row>
        <table:table-row table:style-name="ro1">
          <table:table-cell table:formula="of:=[$'Admin ALL'.A246] &amp; [$'Admin ALL'.B246]" office:value-type="string" office:string-value="config_text_catnamedpages            = Skal indholdssider være skjult fra detalje/sub menu, hvis de har samme navn som de forskellige kategorier?" calcext:value-type="string">
            <text:p>config_text_catnamedpages <text:s text:c="11"/>= Skal indholdssider være skjult fra detalje/sub menu, hvis de har samme navn som de forskellige kategorier?</text:p>
          </table:table-cell>
          <table:table-cell table:number-columns-repeated="1023"/>
        </table:table-row>
        <table:table-row table:style-name="ro1">
          <table:table-cell table:formula="of:=[$'Admin ALL'.A247] &amp; [$'Admin ALL'.B247]" office:value-type="string" office:string-value="config_input_catnamedpages           = Skjul" calcext:value-type="string">
            <text:p>config_input_catnamedpages <text:s text:c="10"/>= Skjul</text:p>
          </table:table-cell>
          <table:table-cell table:number-columns-repeated="1023"/>
        </table:table-row>
        <table:table-row table:style-name="ro1">
          <table:table-cell table:formula="of:=[$'Admin ALL'.A248] &amp; [$'Admin ALL'.B248]" office:value-type="string" office:string-value="config_text_modrewrite               = Skal mod_rewrite bruges?" calcext:value-type="string">
            <text:p>config_text_modrewrite <text:s text:c="14"/>= Skal mod_rewrite bruges?</text:p>
          </table:table-cell>
          <table:table-cell table:number-columns-repeated="1023"/>
        </table:table-row>
        <table:table-row table:style-name="ro1">
          <table:table-cell table:formula="of:=[$'Admin ALL'.A249] &amp; [$'Admin ALL'.B249]" office:value-type="string" office:string-value="config_input_modrewrite              = Brug mod_rewrite" calcext:value-type="string">
            <text:p>config_input_modrewrite <text:s text:c="13"/>= Brug mod_rewrite</text:p>
          </table:table-cell>
          <table:table-cell table:number-columns-repeated="1023"/>
        </table:table-row>
        <table:table-row table:style-name="ro1">
          <table:table-cell table:formula="of:=[$'Admin ALL'.A250] &amp; [$'Admin ALL'.B250]" office:value-type="string" office:string-value="config_text_showsyntaxtooltips       = Skal dine besøgende se værktøjsinfo ved mus-over links?" calcext:value-type="string">
            <text:p>config_text_showsyntaxtooltips <text:s text:c="6"/>= Skal dine besøgende se værktøjsinfo ved mus-over links?</text:p>
          </table:table-cell>
          <table:table-cell table:number-columns-repeated="1023"/>
        </table:table-row>
        <table:table-row table:style-name="ro1">
          <table:table-cell table:formula="of:=[$'Admin ALL'.A251] &amp; [$'Admin ALL'.B251]" office:value-type="string" office:string-value="config_input_showsyntaxtooltips      = Vis værktøjsinfo på websted" calcext:value-type="string">
            <text:p>config_input_showsyntaxtooltips <text:s text:c="5"/>= Vis værktøjsinfo på websted</text:p>
          </table:table-cell>
          <table:table-cell table:number-columns-repeated="1023"/>
        </table:table-row>
        <table:table-row table:style-name="ro1">
          <table:table-cell table:formula="of:=[$'Admin ALL'.A252] &amp; [$'Admin ALL'.B252]" office:value-type="string" office:string-value="config_titel_cmsglobal               = Generelle indstillinger" calcext:value-type="string">
            <text:p>config_titel_cmsglobal <text:s text:c="14"/>= Generelle indstillinger</text:p>
          </table:table-cell>
          <table:table-cell table:number-columns-repeated="1023"/>
        </table:table-row>
        <table:table-row table:style-name="ro1">
          <table:table-cell table:formula="of:=[$'Admin ALL'.A253] &amp; [$'Admin ALL'.B253]" office:value-type="string" office:string-value="config_titel_cmssyntax               = Syntaks indstillinger" calcext:value-type="string">
            <text:p>config_titel_cmssyntax <text:s text:c="14"/>= Syntaks indstillinger</text:p>
          </table:table-cell>
          <table:table-cell table:number-columns-repeated="1023"/>
        </table:table-row>
        <table:table-row table:style-name="ro1">
          <table:table-cell table:formula="of:=[$'Admin ALL'.A254] &amp; [$'Admin ALL'.B254]" office:value-type="string" office:string-value="config_titel_expert                  = Avancerede Indstillinger" calcext:value-type="string">
            <text:p>config_titel_expert <text:s text:c="17"/>= Avancerede Indstillinger</text:p>
          </table:table-cell>
          <table:table-cell table:number-columns-repeated="1023"/>
        </table:table-row>
        <table:table-row table:style-name="ro1">
          <table:table-cell table:formula="of:=[$'Admin ALL'.A255] &amp; [$'Admin ALL'.B255]" office:value-type="string" office:string-value="config_titel_usersyntax_test         = " calcext:value-type="string">
            <text:p>config_titel_usersyntax_test <text:s text:c="8"/>= </text:p>
          </table:table-cell>
          <table:table-cell table:number-columns-repeated="1023"/>
        </table:table-row>
        <table:table-row table:style-name="ro1">
          <table:table-cell table:formula="of:=[$'Admin ALL'.A256] &amp; [$'Admin ALL'.B256]" office:value-type="string" office:string-value="config_input_draftmode               = " calcext:value-type="string">
            <text:p>config_input_draftmode <text:s text:c="14"/>= </text:p>
          </table:table-cell>
          <table:table-cell table:number-columns-repeated="1023"/>
        </table:table-row>
        <table:table-row table:style-name="ro1">
          <table:table-cell table:formula="of:=[$'Admin ALL'.A257] &amp; [$'Admin ALL'.B257]" office:value-type="string" office:string-value="config_text_draftmode                = " calcext:value-type="string">
            <text:p>config_text_draftmode <text:s text:c="15"/>= </text:p>
          </table:table-cell>
          <table:table-cell table:number-columns-repeated="1023"/>
        </table:table-row>
        <table:table-row table:style-name="ro1">
          <table:table-cell table:formula="of:=[$'Admin ALL'.A258] &amp; [$'Admin ALL'.B258]" office:value-type="string" office:string-value="config_input_draftlayout             = " calcext:value-type="string">
            <text:p>config_input_draftlayout <text:s text:c="12"/>= </text:p>
          </table:table-cell>
          <table:table-cell table:number-columns-repeated="1023"/>
        </table:table-row>
        <table:table-row table:style-name="ro1">
          <table:table-cell table:formula="of:=[$'Admin ALL'.A259] &amp; [$'Admin ALL'.B259]">
            <text:p/>
          </table:table-cell>
          <table:table-cell table:number-columns-repeated="1023"/>
        </table:table-row>
        <table:table-row table:style-name="ro1">
          <table:table-cell table:formula="of:=[$'Admin ALL'.A260] &amp; [$'Admin ALL'.B260]" office:value-type="string" office:string-value="admin_button                         = moziloAdmin" calcext:value-type="string">
            <text:p>admin_button <text:s text:c="24"/>= moziloAdmin</text:p>
          </table:table-cell>
          <table:table-cell table:number-columns-repeated="1023"/>
        </table:table-row>
        <table:table-row table:style-name="ro1">
          <table:table-cell table:formula="of:=[$'Admin ALL'.A261] &amp; [$'Admin ALL'.B261]" office:value-type="string" office:string-value="admin_text                           = Her kan du ændre indstillingerne for moziloAdmin opførsel." calcext:value-type="string">
            <text:p>admin_text <text:s text:c="26"/>= Her kan du ændre indstillingerne for moziloAdmin opførsel.</text:p>
          </table:table-cell>
          <table:table-cell table:number-columns-repeated="1023"/>
        </table:table-row>
        <table:table-row table:style-name="ro1">
          <table:table-cell table:formula="of:=[$'Admin ALL'.A262] &amp; [$'Admin ALL'.B262]" office:value-type="string" office:string-value="admin_error_nodigit_tolong           = Værdien skal være et tal med max. 4 cifre." calcext:value-type="string">
            <text:p>admin_error_nodigit_tolong <text:s text:c="10"/>= Værdien skal være et tal med max. 4 cifre.</text:p>
          </table:table-cell>
          <table:table-cell table:number-columns-repeated="1023"/>
        </table:table-row>
        <table:table-row table:style-name="ro1">
          <table:table-cell table:formula="of:=[$'Admin ALL'.A263] &amp; [$'Admin ALL'.B263]" office:value-type="string" office:string-value="admin_error_adminmail                = Indtast en gyldig e-mail adresse." calcext:value-type="string">
            <text:p>admin_error_adminmail <text:s text:c="15"/>= Indtast en gyldig e-mail adresse.</text:p>
          </table:table-cell>
          <table:table-cell table:number-columns-repeated="1023"/>
        </table:table-row>
        <table:table-row table:style-name="ro1">
          <table:table-cell table:formula="of:=[$'Admin ALL'.A264] &amp; [$'Admin ALL'.B264]" office:value-type="string" office:string-value="admin_error_chmodnewfilesatts        = Fil egenskaber skal være sammensat af tre cifre mellem 0 og 7." calcext:value-type="string">
            <text:p>admin_error_chmodnewfilesatts <text:s text:c="7"/>= Fil egenskaber skal være sammensat af tre cifre mellem 0 og 7.</text:p>
          </table:table-cell>
          <table:table-cell table:number-columns-repeated="1023"/>
        </table:table-row>
        <table:table-row table:style-name="ro1">
          <table:table-cell table:formula="of:=[$'Admin ALL'.A265] &amp; [$'Admin ALL'.B265]" office:value-type="string" office:string-value="admin_error_backupmsgintervall       = Værdien skal være et tal med max. 4 cifre." calcext:value-type="string">
            <text:p>admin_error_backupmsgintervall <text:s text:c="6"/>= Værdien skal være et tal med max. 4 cifre.</text:p>
          </table:table-cell>
          <table:table-cell table:number-columns-repeated="1023"/>
        </table:table-row>
        <table:table-row table:style-name="ro1">
          <table:table-cell table:formula="of:=[$'Admin ALL'.A266] &amp; [$'Admin ALL'.B266]" office:value-type="string" office:string-value="admin_text_adminmail                 = " calcext:value-type="string">
            <text:p>admin_text_adminmail <text:s text:c="16"/>= </text:p>
          </table:table-cell>
          <table:table-cell table:number-columns-repeated="1023"/>
        </table:table-row>
        <table:table-row table:style-name="ro1">
          <table:table-cell table:formula="of:=[$'Admin ALL'.A267] &amp; [$'Admin ALL'.B267]" office:value-type="string" office:string-value="admin_text_backup                    = Backup kan være en sikring af dine data. Derfor minder moziloAdmin dig om det - Indtast antallet af dage mellem påmindelse beskeder. Indtastning 0 slukker denne funktion - men dette kan ikke anbefales." calcext:value-type="string">
            <text:p>admin_text_backup <text:s text:c="19"/>= Backup kan være en sikring af dine data. Derfor minder moziloAdmin dig om det - Indtast antallet af dage mellem påmindelse beskeder. Indtastning 0 slukker denne funktion - men dette kan ikke anbefales.</text:p>
          </table:table-cell>
          <table:table-cell table:number-columns-repeated="1023"/>
        </table:table-row>
        <table:table-row table:style-name="ro1">
          <table:table-cell table:formula="of:=[$'Admin ALL'.A268] &amp; [$'Admin ALL'.B268]" office:value-type="string" office:string-value="admin_text_get_backup                = " calcext:value-type="string">
            <text:p>admin_text_get_backup <text:s text:c="15"/>= </text:p>
          </table:table-cell>
          <table:table-cell table:number-columns-repeated="1023"/>
        </table:table-row>
        <table:table-row table:style-name="ro1">
          <table:table-cell table:formula="of:=[$'Admin ALL'.A269] &amp; [$'Admin ALL'.B269]" office:value-type="string" office:string-value="admin_button_get_backup              = " calcext:value-type="string">
            <text:p>admin_button_get_backup <text:s text:c="13"/>= </text:p>
          </table:table-cell>
          <table:table-cell table:number-columns-repeated="1023"/>
        </table:table-row>
        <table:table-row table:style-name="ro1">
          <table:table-cell table:formula="of:=[$'Admin ALL'.A270] &amp; [$'Admin ALL'.B270]" office:value-type="string" office:string-value="admin_button_include_cms             = " calcext:value-type="string">
            <text:p>admin_button_include_cms <text:s text:c="12"/>= </text:p>
          </table:table-cell>
          <table:table-cell table:number-columns-repeated="1023"/>
        </table:table-row>
        <table:table-row table:style-name="ro1">
          <table:table-cell table:formula="of:=[$'Admin ALL'.A271] &amp; [$'Admin ALL'.B271]" office:value-type="string" office:string-value="admin_button_include_catpage         = " calcext:value-type="string">
            <text:p>admin_button_include_catpage <text:s text:c="8"/>= </text:p>
          </table:table-cell>
          <table:table-cell table:number-columns-repeated="1023"/>
        </table:table-row>
        <table:table-row table:style-name="ro1">
          <table:table-cell table:formula="of:=[$'Admin ALL'.A272] &amp; [$'Admin ALL'.B272]" office:value-type="string" office:string-value="admin_button_include_gallery         = " calcext:value-type="string">
            <text:p>admin_button_include_gallery <text:s text:c="8"/>= </text:p>
          </table:table-cell>
          <table:table-cell table:number-columns-repeated="1023"/>
        </table:table-row>
        <table:table-row table:style-name="ro1">
          <table:table-cell table:formula="of:=[$'Admin ALL'.A273] &amp; [$'Admin ALL'.B273]" office:value-type="string" office:string-value="admin_button_include_layouts         = " calcext:value-type="string">
            <text:p>admin_button_include_layouts <text:s text:c="8"/>= </text:p>
          </table:table-cell>
          <table:table-cell table:number-columns-repeated="1023"/>
        </table:table-row>
        <table:table-row table:style-name="ro1">
          <table:table-cell table:formula="of:=[$'Admin ALL'.A274] &amp; [$'Admin ALL'.B274]" office:value-type="string" office:string-value="admin_button_include_plugins         = " calcext:value-type="string">
            <text:p>admin_button_include_plugins <text:s text:c="8"/>= </text:p>
          </table:table-cell>
          <table:table-cell table:number-columns-repeated="1023"/>
        </table:table-row>
        <table:table-row table:style-name="ro1">
          <table:table-cell table:formula="of:=[$'Admin ALL'.A275] &amp; [$'Admin ALL'.B275]" office:value-type="string" office:string-value="admin_button_include_docu            = " calcext:value-type="string">
            <text:p>admin_button_include_docu <text:s text:c="11"/>= </text:p>
          </table:table-cell>
          <table:table-cell table:number-columns-repeated="1023"/>
        </table:table-row>
        <table:table-row table:style-name="ro1">
          <table:table-cell table:formula="of:=[$'Admin ALL'.A276] &amp; [$'Admin ALL'.B276]" office:value-type="string" office:string-value="admin_error_no_backups_select        = " calcext:value-type="string">
            <text:p>admin_error_no_backups_select <text:s text:c="7"/>= </text:p>
          </table:table-cell>
          <table:table-cell table:number-columns-repeated="1023"/>
        </table:table-row>
        <table:table-row table:style-name="ro1">
          <table:table-cell table:formula="of:=[$'Admin ALL'.A277] &amp; [$'Admin ALL'.B277]" office:value-type="string" office:string-value="admin_text_chmodnewfiles             = Serveren kører moziloCMS kan give for lavt filegenskaber at uploades og oprettede filer. moziloCMS kan indstille egne egenskaber - indtast dem som &quot;766&quot; i tekstfeltet. Eller lad det være tomt hvis du ikke har brug for denne funktion. &lt;br /&gt;Aktivér afkrydsningsfeltet igen tildele den givne fil egenskaber til alle filer." calcext:value-type="string">
            <text:p>admin_text_chmodnewfiles <text:s text:c="12"/>= Serveren kører moziloCMS kan give for lavt filegenskaber at uploades og oprettede filer. moziloCMS kan indstille egne egenskaber - indtast dem som "766" i tekstfeltet. Eller lad det være tomt hvis du ikke har brug for denne funktion. &lt;br /&gt;Aktivér afkrydsningsfeltet igen tildele den givne fil egenskaber til alle filer.</text:p>
          </table:table-cell>
          <table:table-cell table:number-columns-repeated="1023"/>
        </table:table-row>
        <table:table-row table:style-name="ro1">
          <table:table-cell table:formula="of:=[$'Admin ALL'.A278] &amp; [$'Admin ALL'.B278]" office:value-type="string" office:string-value="admin_text_uploadfilter              = Tilføj udvidelser for hvilke filer der ikke tilladt at blive overført adskilt af komma og uden mellemrum. Da dette er et sikkerhedsproblem for med php-filer, skal du ikke slette standardværdierne." calcext:value-type="string">
            <text:p>admin_text_uploadfilter <text:s text:c="13"/>= Tilføj udvidelser for hvilke filer der ikke tilladt at blive overført adskilt af komma og uden mellemrum. Da dette er et sikkerhedsproblem for med php-filer, skal du ikke slette standardværdierne.</text:p>
          </table:table-cell>
          <table:table-cell table:number-columns-repeated="1023"/>
        </table:table-row>
        <table:table-row table:style-name="ro1">
          <table:table-cell table:formula="of:=[$'Admin ALL'.A279] &amp; [$'Admin ALL'.B279]" office:value-type="string" office:string-value="admin_input_translator               = Oversætter:" calcext:value-type="string">
            <text:p>admin_input_translator <text:s text:c="14"/>= Oversætter:</text:p>
          </table:table-cell>
          <table:table-cell table:number-columns-repeated="1023"/>
        </table:table-row>
        <table:table-row table:style-name="ro1">
          <table:table-cell table:formula="of:=[$'Admin ALL'.A280] &amp; [$'Admin ALL'.B280]" office:value-type="string" office:string-value="admin_input_language                 = Vælg sprog moziloAdmin vises i:" calcext:value-type="string">
            <text:p>admin_input_language <text:s text:c="16"/>= Vælg sprog moziloAdmin vises i:</text:p>
          </table:table-cell>
          <table:table-cell table:number-columns-repeated="1023"/>
        </table:table-row>
        <table:table-row table:style-name="ro1">
          <table:table-cell table:formula="of:=[$'Admin ALL'.A281] &amp; [$'Admin ALL'.B281]" office:value-type="string" office:string-value="admin_input_chmodupdate              = Sæt fil egenskaber for alle filer" calcext:value-type="string">
            <text:p>admin_input_chmodupdate <text:s text:c="13"/>= Sæt fil egenskaber for alle filer</text:p>
          </table:table-cell>
          <table:table-cell table:number-columns-repeated="1023"/>
        </table:table-row>
        <table:table-row table:style-name="ro1">
          <table:table-cell table:formula="of:=[$'Admin ALL'.A282] &amp; [$'Admin ALL'.B282]" office:value-type="string" office:string-value="admin_messages_backup                = Igen er der gået et stykke tid - overvej en backup af dine data!" calcext:value-type="string">
            <text:p>admin_messages_backup <text:s text:c="15"/>= Igen er der gået et stykke tid - overvej en backup af dine data!</text:p>
          </table:table-cell>
          <table:table-cell table:number-columns-repeated="1023"/>
        </table:table-row>
        <table:table-row table:style-name="ro1">
          <table:table-cell table:formula="of:=[$'Admin ALL'.A283] &amp; [$'Admin ALL'.B283]" office:value-type="string" office:string-value="admin_messages_change_language       = " calcext:value-type="string">
            <text:p>admin_messages_change_language <text:s text:c="6"/>= </text:p>
          </table:table-cell>
          <table:table-cell table:number-columns-repeated="1023"/>
        </table:table-row>
        <table:table-row table:style-name="ro1">
          <table:table-cell table:formula="of:=[$'Admin ALL'.A284] &amp; [$'Admin ALL'.B284]" office:value-type="string" office:string-value="admin_messages_change_password       = " calcext:value-type="string">
            <text:p>admin_messages_change_password <text:s text:c="6"/>= </text:p>
          </table:table-cell>
          <table:table-cell table:number-columns-repeated="1023"/>
        </table:table-row>
        <table:table-row table:style-name="ro1">
          <table:table-cell table:formula="of:=[$'Admin ALL'.A285] &amp; [$'Admin ALL'.B285]" office:value-type="string" office:string-value="admin_messages_del_user              = " calcext:value-type="string">
            <text:p>admin_messages_del_user <text:s text:c="13"/>= </text:p>
          </table:table-cell>
          <table:table-cell table:number-columns-repeated="1023"/>
        </table:table-row>
        <table:table-row table:style-name="ro1">
          <table:table-cell table:formula="of:=[$'Admin ALL'.A286] &amp; [$'Admin ALL'.B286]" office:value-type="string" office:string-value="admin_error_language_empty           = " calcext:value-type="string">
            <text:p>admin_error_language_empty <text:s text:c="10"/>= </text:p>
          </table:table-cell>
          <table:table-cell table:number-columns-repeated="1023"/>
        </table:table-row>
        <table:table-row table:style-name="ro1">
          <table:table-cell table:formula="of:=[$'Admin ALL'.A287] &amp; [$'Admin ALL'.B287]" office:value-type="string" office:string-value="admin_error_languagefile_error       = " calcext:value-type="string">
            <text:p>admin_error_languagefile_error <text:s text:c="6"/>= </text:p>
          </table:table-cell>
          <table:table-cell table:number-columns-repeated="1023"/>
        </table:table-row>
        <table:table-row table:style-name="ro1">
          <table:table-cell table:formula="of:=[$'Admin ALL'.A288] &amp; [$'Admin ALL'.B288]" office:value-type="string" office:string-value="admin_button_del_user                = " calcext:value-type="string">
            <text:p>admin_button_del_user <text:s text:c="15"/>= </text:p>
          </table:table-cell>
          <table:table-cell table:number-columns-repeated="1023"/>
        </table:table-row>
        <table:table-row table:style-name="ro1">
          <table:table-cell table:formula="of:=[$'Admin ALL'.A289] &amp; [$'Admin ALL'.B289]" office:value-type="string" office:string-value="admin_noroot_admin                   = " calcext:value-type="string">
            <text:p>admin_noroot_admin <text:s text:c="18"/>= </text:p>
          </table:table-cell>
          <table:table-cell table:number-columns-repeated="1023"/>
        </table:table-row>
        <table:table-row table:style-name="ro1">
          <table:table-cell table:formula="of:=[$'Admin ALL'.A290] &amp; [$'Admin ALL'.B290]" office:value-type="string" office:string-value="admin_noroot_config                  = " calcext:value-type="string">
            <text:p>admin_noroot_config <text:s text:c="17"/>= </text:p>
          </table:table-cell>
          <table:table-cell table:number-columns-repeated="1023"/>
        </table:table-row>
        <table:table-row table:style-name="ro1">
          <table:table-cell table:formula="of:=[$'Admin ALL'.A291] &amp; [$'Admin ALL'.B291]" office:value-type="string" office:string-value="admin_noroot_tabs                    = " calcext:value-type="string">
            <text:p>admin_noroot_tabs <text:s text:c="19"/>= </text:p>
          </table:table-cell>
          <table:table-cell table:number-columns-repeated="1023"/>
        </table:table-row>
        <table:table-row table:style-name="ro1">
          <table:table-cell table:formula="of:=[$'Admin ALL'.A292] &amp; [$'Admin ALL'.B292]" office:value-type="string" office:string-value="admin_noroot_plugins                 = " calcext:value-type="string">
            <text:p>admin_noroot_plugins <text:s text:c="16"/>= </text:p>
          </table:table-cell>
          <table:table-cell table:number-columns-repeated="1023"/>
        </table:table-row>
        <table:table-row table:style-name="ro1">
          <table:table-cell table:formula="of:=[$'Admin ALL'.A293] &amp; [$'Admin ALL'.B293]" office:value-type="string" office:string-value="admin_noroot_template                = " calcext:value-type="string">
            <text:p>admin_noroot_template <text:s text:c="15"/>= </text:p>
          </table:table-cell>
          <table:table-cell table:number-columns-repeated="1023"/>
        </table:table-row>
        <table:table-row table:style-name="ro1">
          <table:table-cell table:formula="of:=[$'Admin ALL'.A294] &amp; [$'Admin ALL'.B294]" office:value-type="string" office:string-value="admin_noroot_text                    = " calcext:value-type="string">
            <text:p>admin_noroot_text <text:s text:c="19"/>= </text:p>
          </table:table-cell>
          <table:table-cell table:number-columns-repeated="1023"/>
        </table:table-row>
        <table:table-row table:style-name="ro1">
          <table:table-cell table:formula="of:=[$'Admin ALL'.A295] &amp; [$'Admin ALL'.B295]" office:value-type="string" office:string-value="admin_messages_chmod                 = " calcext:value-type="string">
            <text:p>admin_messages_chmod <text:s text:c="16"/>= </text:p>
          </table:table-cell>
          <table:table-cell table:number-columns-repeated="1023"/>
        </table:table-row>
        <table:table-row table:style-name="ro1">
          <table:table-cell table:formula="of:=[$'Admin ALL'.A296] &amp; [$'Admin ALL'.B296]">
            <text:p/>
          </table:table-cell>
          <table:table-cell table:number-columns-repeated="1023"/>
        </table:table-row>
        <table:table-row table:style-name="ro1">
          <table:table-cell table:formula="of:=[$'Admin ALL'.A297] &amp; [$'Admin ALL'.B297]" office:value-type="string" office:string-value="admin_user_select_websitetitle       = " calcext:value-type="string">
            <text:p>admin_user_select_websitetitle <text:s text:c="6"/>= </text:p>
          </table:table-cell>
          <table:table-cell table:number-columns-repeated="1023"/>
        </table:table-row>
        <table:table-row table:style-name="ro1">
          <table:table-cell table:formula="of:=[$'Admin ALL'.A298] &amp; [$'Admin ALL'.B298]" office:value-type="string" office:string-value="admin_user_select_websitedescription = " calcext:value-type="string">
            <text:p>admin_user_select_websitedescription = </text:p>
          </table:table-cell>
          <table:table-cell table:number-columns-repeated="1023"/>
        </table:table-row>
        <table:table-row table:style-name="ro1">
          <table:table-cell table:formula="of:=[$'Admin ALL'.A299] &amp; [$'Admin ALL'.B299]" office:value-type="string" office:string-value="admin_user_select_cmslanguage        = " calcext:value-type="string">
            <text:p>admin_user_select_cmslanguage <text:s text:c="7"/>= </text:p>
          </table:table-cell>
          <table:table-cell table:number-columns-repeated="1023"/>
        </table:table-row>
        <table:table-row table:style-name="ro1">
          <table:table-cell table:formula="of:=[$'Admin ALL'.A300] &amp; [$'Admin ALL'.B300]" office:value-type="string" office:string-value="admin_user_select_defaultcat         = " calcext:value-type="string">
            <text:p>admin_user_select_defaultcat <text:s text:c="8"/>= </text:p>
          </table:table-cell>
          <table:table-cell table:number-columns-repeated="1023"/>
        </table:table-row>
        <table:table-row table:style-name="ro1">
          <table:table-cell table:formula="of:=[$'Admin ALL'.A301] &amp; [$'Admin ALL'.B301]" office:value-type="string" office:string-value="admin_user_select_draftmode          = " calcext:value-type="string">
            <text:p>admin_user_select_draftmode <text:s text:c="9"/>= </text:p>
          </table:table-cell>
          <table:table-cell table:number-columns-repeated="1023"/>
        </table:table-row>
        <table:table-row table:style-name="ro1">
          <table:table-cell table:formula="of:=[$'Admin ALL'.A302] &amp; [$'Admin ALL'.B302]" office:value-type="string" office:string-value="admin_user_select_usesitemap         = " calcext:value-type="string">
            <text:p>admin_user_select_usesitemap <text:s text:c="8"/>= </text:p>
          </table:table-cell>
          <table:table-cell table:number-columns-repeated="1023"/>
        </table:table-row>
        <table:table-row table:style-name="ro1">
          <table:table-cell table:formula="of:=[$'Admin ALL'.A303] &amp; [$'Admin ALL'.B303]" office:value-type="string" office:string-value="admin_user_select_usecmssyntax       = " calcext:value-type="string">
            <text:p>admin_user_select_usecmssyntax <text:s text:c="6"/>= </text:p>
          </table:table-cell>
          <table:table-cell table:number-columns-repeated="1023"/>
        </table:table-row>
        <table:table-row table:style-name="ro1">
          <table:table-cell table:formula="of:=[$'Admin ALL'.A304] &amp; [$'Admin ALL'.B304]" office:value-type="string" office:string-value="admin_user_select_editusersyntax     = " calcext:value-type="string">
            <text:p>admin_user_select_editusersyntax <text:s text:c="4"/>= </text:p>
          </table:table-cell>
          <table:table-cell table:number-columns-repeated="1023"/>
        </table:table-row>
        <table:table-row table:style-name="ro1">
          <table:table-cell table:formula="of:=[$'Admin ALL'.A305] &amp; [$'Admin ALL'.B305]" office:value-type="string" office:string-value="admin_user_select_replaceemoticons   = " calcext:value-type="string">
            <text:p>admin_user_select_replaceemoticons <text:s text:c="2"/>= </text:p>
          </table:table-cell>
          <table:table-cell table:number-columns-repeated="1023"/>
        </table:table-row>
        <table:table-row table:style-name="ro1">
          <table:table-cell table:formula="of:=[$'Admin ALL'.A306] &amp; [$'Admin ALL'.B306]" office:value-type="string" office:string-value="admin_user_select_defaultcolors      = " calcext:value-type="string">
            <text:p>admin_user_select_defaultcolors <text:s text:c="5"/>= </text:p>
          </table:table-cell>
          <table:table-cell table:number-columns-repeated="1023"/>
        </table:table-row>
        <table:table-row table:style-name="ro1">
          <table:table-cell table:formula="of:=[$'Admin ALL'.A307] &amp; [$'Admin ALL'.B307]" office:value-type="string" office:string-value="admin_user_select_hiddenpages        = " calcext:value-type="string">
            <text:p>admin_user_select_hiddenpages <text:s text:c="7"/>= </text:p>
          </table:table-cell>
          <table:table-cell table:number-columns-repeated="1023"/>
        </table:table-row>
        <table:table-row table:style-name="ro1">
          <table:table-cell table:formula="of:=[$'Admin ALL'.A308] &amp; [$'Admin ALL'.B308]" office:value-type="string" office:string-value="admin_user_select_targetblank        = " calcext:value-type="string">
            <text:p>admin_user_select_targetblank <text:s text:c="7"/>= </text:p>
          </table:table-cell>
          <table:table-cell table:number-columns-repeated="1023"/>
        </table:table-row>
        <table:table-row table:style-name="ro1">
          <table:table-cell table:formula="of:=[$'Admin ALL'.A309] &amp; [$'Admin ALL'.B309]" office:value-type="string" office:string-value="admin_user_select_hidecatnamedpages  = " calcext:value-type="string">
            <text:p>admin_user_select_hidecatnamedpages <text:s/>= </text:p>
          </table:table-cell>
          <table:table-cell table:number-columns-repeated="1023"/>
        </table:table-row>
        <table:table-row table:style-name="ro1">
          <table:table-cell table:formula="of:=[$'Admin ALL'.A310] &amp; [$'Admin ALL'.B310]" office:value-type="string" office:string-value="admin_user_select_modrewrite         = " calcext:value-type="string">
            <text:p>admin_user_select_modrewrite <text:s text:c="8"/>= </text:p>
          </table:table-cell>
          <table:table-cell table:number-columns-repeated="1023"/>
        </table:table-row>
        <table:table-row table:style-name="ro1">
          <table:table-cell table:formula="of:=[$'Admin ALL'.A311] &amp; [$'Admin ALL'.B311]" office:value-type="string" office:string-value="admin_user_select_showsyntaxtooltips = " calcext:value-type="string">
            <text:p>admin_user_select_showsyntaxtooltips = </text:p>
          </table:table-cell>
          <table:table-cell table:number-columns-repeated="1023"/>
        </table:table-row>
        <table:table-row table:style-name="ro1">
          <table:table-cell table:formula="of:=[$'Admin ALL'.A312] &amp; [$'Admin ALL'.B312]">
            <text:p/>
          </table:table-cell>
          <table:table-cell table:number-columns-repeated="1023"/>
        </table:table-row>
        <table:table-row table:style-name="ro1">
          <table:table-cell table:formula="of:=[$'Admin ALL'.A313] &amp; [$'Admin ALL'.B313]" office:value-type="string" office:string-value="admin_user_select_language           = " calcext:value-type="string">
            <text:p>admin_user_select_language <text:s text:c="10"/>= </text:p>
          </table:table-cell>
          <table:table-cell table:number-columns-repeated="1023"/>
        </table:table-row>
        <table:table-row table:style-name="ro1">
          <table:table-cell table:formula="of:=[$'Admin ALL'.A314] &amp; [$'Admin ALL'.B314]" office:value-type="string" office:string-value="admin_user_select_adminmail          = " calcext:value-type="string">
            <text:p>admin_user_select_adminmail <text:s text:c="9"/>= </text:p>
          </table:table-cell>
          <table:table-cell table:number-columns-repeated="1023"/>
        </table:table-row>
        <table:table-row table:style-name="ro1">
          <table:table-cell table:formula="of:=[$'Admin ALL'.A315] &amp; [$'Admin ALL'.B315]" office:value-type="string" office:string-value="admin_user_select_backupmsgintervall = " calcext:value-type="string">
            <text:p>admin_user_select_backupmsgintervall = </text:p>
          </table:table-cell>
          <table:table-cell table:number-columns-repeated="1023"/>
        </table:table-row>
        <table:table-row table:style-name="ro1">
          <table:table-cell table:formula="of:=[$'Admin ALL'.A316] &amp; [$'Admin ALL'.B316]" office:value-type="string" office:string-value="admin_user_select_getbackup          = " calcext:value-type="string">
            <text:p>admin_user_select_getbackup <text:s text:c="9"/>= </text:p>
          </table:table-cell>
          <table:table-cell table:number-columns-repeated="1023"/>
        </table:table-row>
        <table:table-row table:style-name="ro1">
          <table:table-cell table:formula="of:=[$'Admin ALL'.A317] &amp; [$'Admin ALL'.B317]" office:value-type="string" office:string-value="admin_user_select_chmodnewfilesatts  = " calcext:value-type="string">
            <text:p>admin_user_select_chmodnewfilesatts <text:s/>= </text:p>
          </table:table-cell>
          <table:table-cell table:number-columns-repeated="1023"/>
        </table:table-row>
        <table:table-row table:style-name="ro1">
          <table:table-cell table:formula="of:=[$'Admin ALL'.A318] &amp; [$'Admin ALL'.B318]" office:value-type="string" office:string-value="admin_user_select_noupload           = " calcext:value-type="string">
            <text:p>admin_user_select_noupload <text:s text:c="10"/>= </text:p>
          </table:table-cell>
          <table:table-cell table:number-columns-repeated="1023"/>
        </table:table-row>
        <table:table-row table:style-name="ro1">
          <table:table-cell table:formula="of:=[$'Admin ALL'.A319] &amp; [$'Admin ALL'.B319]" office:value-type="string" office:string-value="admin_user_select_userpassword       = " calcext:value-type="string">
            <text:p>admin_user_select_userpassword <text:s text:c="6"/>= </text:p>
          </table:table-cell>
          <table:table-cell table:number-columns-repeated="1023"/>
        </table:table-row>
        <table:table-row table:style-name="ro1">
          <table:table-cell table:formula="of:=[$'Admin ALL'.A320] &amp; [$'Admin ALL'.B320]">
            <text:p/>
          </table:table-cell>
          <table:table-cell table:number-columns-repeated="1023"/>
        </table:table-row>
        <table:table-row table:style-name="ro1">
          <table:table-cell table:formula="of:=[$'Admin ALL'.A321] &amp; [$'Admin ALL'.B321]" office:value-type="string" office:string-value="pw_help                              = Tip: Brugernavn på mindst 5 tegn og adgangskode på mindst 6 tegn. Sørg for at adgangskoden indeholder tal, små og store bogstaver." calcext:value-type="string">
            <text:p>pw_help <text:s text:c="29"/>= Tip: Brugernavn på mindst 5 tegn og adgangskode på mindst 6 tegn. Sørg for at adgangskoden indeholder tal, små og store bogstaver.</text:p>
          </table:table-cell>
          <table:table-cell table:number-columns-repeated="1023"/>
        </table:table-row>
        <table:table-row table:style-name="ro1">
          <table:table-cell table:formula="of:=[$'Admin ALL'.A322] &amp; [$'Admin ALL'.B322]" office:value-type="string" office:string-value="pw_text_login                        = Her kan du redigere dine moziloAdmin log ind data. Indtast dit nuværende brugernavn og adgangskode, derefter det nye brugernavn og adgangskode. Bekræft den nye adgangskode ved at indtaste den igen. &lt;br /&gt; &lt;i&gt;Tip: Brugernavn på mindst 5 tegn og adgangskode på mindst 6 tegn. Sørg for at adgangskoden indeholder tal, små og store bogstaver.&lt;/ I&gt;" calcext:value-type="string">
            <text:p>pw_text_login <text:s text:c="23"/>= Her kan du redigere dine moziloAdmin log ind data. Indtast dit nuværende brugernavn og adgangskode, derefter det nye brugernavn og adgangskode. Bekræft den nye adgangskode ved at indtaste den igen. &lt;br /&gt; &lt;i&gt;Tip: Brugernavn på mindst 5 tegn og adgangskode på mindst 6 tegn. Sørg for at adgangskoden indeholder tal, små og store bogstaver.&lt;/ I&gt;</text:p>
          </table:table-cell>
          <table:table-cell table:number-columns-repeated="1023"/>
        </table:table-row>
        <table:table-row table:style-name="ro1">
          <table:table-cell table:formula="of:=[$'Admin ALL'.A323] &amp; [$'Admin ALL'.B323]" office:value-type="string" office:string-value="userpw_text_login                    = " calcext:value-type="string">
            <text:p>userpw_text_login <text:s text:c="19"/>= </text:p>
          </table:table-cell>
          <table:table-cell table:number-columns-repeated="1023"/>
        </table:table-row>
        <table:table-row table:style-name="ro1">
          <table:table-cell table:formula="of:=[$'Admin ALL'.A324] &amp; [$'Admin ALL'.B324]" office:value-type="string" office:string-value="pw_error_missingvalues               = Ikke alle værdier blev udfyldt." calcext:value-type="string">
            <text:p>pw_error_missingvalues <text:s text:c="14"/>= Ikke alle værdier blev udfyldt.</text:p>
          </table:table-cell>
          <table:table-cell table:number-columns-repeated="1023"/>
        </table:table-row>
        <table:table-row table:style-name="ro1">
          <table:table-cell table:formula="of:=[$'Admin ALL'.A325] &amp; [$'Admin ALL'.B325]" office:value-type="string" office:string-value="pw_error_newpwerror                  = Den nye adgangskode matcher ikke de regler (mindst 6 tegn, små og store bogstaver, tal)." calcext:value-type="string">
            <text:p>pw_error_newpwerror <text:s text:c="17"/>= Den nye adgangskode matcher ikke de regler (mindst 6 tegn, små og store bogstaver, tal).</text:p>
          </table:table-cell>
          <table:table-cell table:number-columns-repeated="1023"/>
        </table:table-row>
        <table:table-row table:style-name="ro1">
          <table:table-cell table:formula="of:=[$'Admin ALL'.A326] &amp; [$'Admin ALL'.B326]" office:value-type="string" office:string-value="pw_error_newpwmismatch               = " calcext:value-type="string">
            <text:p>pw_error_newpwmismatch <text:s text:c="14"/>= </text:p>
          </table:table-cell>
          <table:table-cell table:number-columns-repeated="1023"/>
        </table:table-row>
        <table:table-row table:style-name="ro1">
          <table:table-cell table:formula="of:=[$'Admin ALL'.A327] &amp; [$'Admin ALL'.B327]" office:value-type="string" office:string-value="pw_error_tooshortname                = " calcext:value-type="string">
            <text:p>pw_error_tooshortname <text:s text:c="15"/>= </text:p>
          </table:table-cell>
          <table:table-cell table:number-columns-repeated="1023"/>
        </table:table-row>
        <table:table-row table:style-name="ro1">
          <table:table-cell table:formula="of:=[$'Admin ALL'.A328] &amp; [$'Admin ALL'.B328]" office:value-type="string" office:string-value="pw_titel_newname                     = Nyt brugernavn" calcext:value-type="string">
            <text:p>pw_titel_newname <text:s text:c="20"/>= Nyt brugernavn</text:p>
          </table:table-cell>
          <table:table-cell table:number-columns-repeated="1023"/>
        </table:table-row>
        <table:table-row table:style-name="ro1">
          <table:table-cell table:formula="of:=[$'Admin ALL'.A329] &amp; [$'Admin ALL'.B329]" office:value-type="string" office:string-value="pw_titel_newpw                       = Ny adgangskode" calcext:value-type="string">
            <text:p>pw_titel_newpw <text:s text:c="22"/>= Ny adgangskode</text:p>
          </table:table-cell>
          <table:table-cell table:number-columns-repeated="1023"/>
        </table:table-row>
        <table:table-row table:style-name="ro1">
          <table:table-cell table:formula="of:=[$'Admin ALL'.A330] &amp; [$'Admin ALL'.B330]" office:value-type="string" office:string-value="pw_titel_newpwrepeat                 = Ny adgangskode (bekræftelse)" calcext:value-type="string">
            <text:p>pw_titel_newpwrepeat <text:s text:c="16"/>= Ny adgangskode (bekræftelse)</text:p>
          </table:table-cell>
          <table:table-cell table:number-columns-repeated="1023"/>
        </table:table-row>
        <table:table-row table:style-name="ro1">
          <table:table-cell table:formula="of:=[$'Admin ALL'.A331] &amp; [$'Admin ALL'.B331]" office:value-type="string" office:string-value="userpw_titel_newname                 = " calcext:value-type="string">
            <text:p>userpw_titel_newname <text:s text:c="16"/>= </text:p>
          </table:table-cell>
          <table:table-cell table:number-columns-repeated="1023"/>
        </table:table-row>
        <table:table-row table:style-name="ro1">
          <table:table-cell table:formula="of:=[$'Admin ALL'.A332] &amp; [$'Admin ALL'.B332]" office:value-type="string" office:string-value="userpw_titel_newpw                   = " calcext:value-type="string">
            <text:p>userpw_titel_newpw <text:s text:c="18"/>= </text:p>
          </table:table-cell>
          <table:table-cell table:number-columns-repeated="1023"/>
        </table:table-row>
        <table:table-row table:style-name="ro1">
          <table:table-cell table:formula="of:=[$'Admin ALL'.A333] &amp; [$'Admin ALL'.B333]" office:value-type="string" office:string-value="userpw_titel_newpwrepeat             = " calcext:value-type="string">
            <text:p>userpw_titel_newpwrepeat <text:s text:c="12"/>= </text:p>
          </table:table-cell>
          <table:table-cell table:number-columns-repeated="1023"/>
        </table:table-row>
        <table:table-row table:style-name="ro1">
          <table:table-cell table:formula="of:=[$'Admin ALL'.A334] &amp; [$'Admin ALL'.B334]" office:value-type="string" office:string-value="warning_false_logins                 = Fejlagtige log ind forsøg siden sidste log ind:" calcext:value-type="string">
            <text:p>warning_false_logins <text:s text:c="16"/>= Fejlagtige log ind forsøg siden sidste log ind:</text:p>
          </table:table-cell>
          <table:table-cell table:number-columns-repeated="1023"/>
        </table:table-row>
        <table:table-row table:style-name="ro1">
          <table:table-cell table:formula="of:=[$'Admin ALL'.A335] &amp; [$'Admin ALL'.B335]" office:value-type="string" office:string-value="loginlocked_mailcontent              = moziloAdmin's log ind er midlertidigt låst: Forkert login data blev indtastet for mange gange. Se detaljerne i sidste log ind forsøg:" calcext:value-type="string">
            <text:p>loginlocked_mailcontent <text:s text:c="13"/>= moziloAdmin's log ind er midlertidigt låst: Forkert login data blev indtastet for mange gange. Se detaljerne i sidste log ind forsøg:</text:p>
          </table:table-cell>
          <table:table-cell table:number-columns-repeated="1023"/>
        </table:table-row>
        <table:table-row table:style-name="ro1">
          <table:table-cell table:formula="of:=[$'Admin ALL'.A336] &amp; [$'Admin ALL'.B336]" office:value-type="string" office:string-value="loginlocked_mailsubject              = moziloAdmin: Log ind låst" calcext:value-type="string">
            <text:p>loginlocked_mailsubject <text:s text:c="13"/>= moziloAdmin: Log ind låst</text:p>
          </table:table-cell>
          <table:table-cell table:number-columns-repeated="1023"/>
        </table:table-row>
        <table:table-row table:style-name="ro1">
          <table:table-cell table:formula="of:=[$'Admin ALL'.A337] &amp; [$'Admin ALL'.B337]" office:value-type="string" office:string-value="messages_false_logins                = " calcext:value-type="string">
            <text:p>messages_false_logins <text:s text:c="15"/>= </text:p>
          </table:table-cell>
          <table:table-cell table:number-columns-repeated="1023"/>
        </table:table-row>
        <table:table-row table:style-name="ro1">
          <table:table-cell table:formula="of:=[$'Admin ALL'.A338] &amp; [$'Admin ALL'.B338]" office:value-type="string" office:string-value="login_button                         = " calcext:value-type="string">
            <text:p>login_button <text:s text:c="24"/>= </text:p>
          </table:table-cell>
          <table:table-cell table:number-columns-repeated="1023"/>
        </table:table-row>
        <table:table-row table:style-name="ro1">
          <table:table-cell table:formula="of:=[$'Admin ALL'.A339] &amp; [$'Admin ALL'.B339]" office:value-type="string" office:string-value="login_ajax_success                   = " calcext:value-type="string">
            <text:p>login_ajax_success <text:s text:c="18"/>= </text:p>
          </table:table-cell>
          <table:table-cell table:number-columns-repeated="1023"/>
        </table:table-row>
        <table:table-row table:style-name="ro1">
          <table:table-cell table:formula="of:=[$'Admin ALL'.A340] &amp; [$'Admin ALL'.B340]" office:value-type="string" office:string-value="login_titel_dialog                   = " calcext:value-type="string">
            <text:p>login_titel_dialog <text:s text:c="18"/>= </text:p>
          </table:table-cell>
          <table:table-cell table:number-columns-repeated="1023"/>
        </table:table-row>
        <table:table-row table:style-name="ro1">
          <table:table-cell table:formula="of:=[$'Admin ALL'.A341] &amp; [$'Admin ALL'.B341]">
            <text:p/>
          </table:table-cell>
          <table:table-cell table:number-columns-repeated="1023"/>
        </table:table-row>
        <table:table-row table:style-name="ro1">
          <table:table-cell table:formula="of:=[$'Admin ALL'.A342] &amp; [$'Admin ALL'.B342]" office:value-type="string" office:string-value="plugins_button                       = Tilføjelser" calcext:value-type="string">
            <text:p>plugins_button <text:s text:c="22"/>= Tilføjelser</text:p>
          </table:table-cell>
          <table:table-cell table:number-columns-repeated="1023"/>
        </table:table-row>
        <table:table-row table:style-name="ro1">
          <table:table-cell table:formula="of:=[$'Admin ALL'.A343] &amp; [$'Admin ALL'.B343]" office:value-type="string" office:string-value="plugins_titel                        = Tilføjelser" calcext:value-type="string">
            <text:p>plugins_titel <text:s text:c="23"/>= Tilføjelser</text:p>
          </table:table-cell>
          <table:table-cell table:number-columns-repeated="1023"/>
        </table:table-row>
        <table:table-row table:style-name="ro1">
          <table:table-cell table:formula="of:=[$'Admin ALL'.A344] &amp; [$'Admin ALL'.B344]" office:value-type="string" office:string-value="plugins_error                        = Fejl i tilføjelse! Kontakt venligst tilføjelses forfatteren:" calcext:value-type="string">
            <text:p>plugins_error <text:s text:c="23"/>= Fejl i tilføjelse! Kontakt venligst tilføjelses forfatteren:</text:p>
          </table:table-cell>
          <table:table-cell table:number-columns-repeated="1023"/>
        </table:table-row>
        <table:table-row table:style-name="ro1">
          <table:table-cell table:formula="of:=[$'Admin ALL'.A345] &amp; [$'Admin ALL'.B345]" office:value-type="string" office:string-value="plugins_titel_version                = Krævet moziloCMS version" calcext:value-type="string">
            <text:p>plugins_titel_version <text:s text:c="15"/>= Krævet moziloCMS version</text:p>
          </table:table-cell>
          <table:table-cell table:number-columns-repeated="1023"/>
        </table:table-row>
        <table:table-row table:style-name="ro1">
          <table:table-cell table:formula="of:=[$'Admin ALL'.A346] &amp; [$'Admin ALL'.B346]" office:value-type="string" office:string-value="plugins_titel_author                 = Forfatter" calcext:value-type="string">
            <text:p>plugins_titel_author <text:s text:c="16"/>= Forfatter</text:p>
          </table:table-cell>
          <table:table-cell table:number-columns-repeated="1023"/>
        </table:table-row>
        <table:table-row table:style-name="ro1">
          <table:table-cell table:formula="of:=[$'Admin ALL'.A347] &amp; [$'Admin ALL'.B347]" office:value-type="string" office:string-value="plugins_titel_web                    = Websted" calcext:value-type="string">
            <text:p>plugins_titel_web <text:s text:c="19"/>= Websted</text:p>
          </table:table-cell>
          <table:table-cell table:number-columns-repeated="1023"/>
        </table:table-row>
        <table:table-row table:style-name="ro1">
          <table:table-cell table:formula="of:=[$'Admin ALL'.A348] &amp; [$'Admin ALL'.B348]" office:value-type="string" office:string-value="plugins_input_active                 = Aktiver" calcext:value-type="string">
            <text:p>plugins_input_active <text:s text:c="16"/>= Aktiver</text:p>
          </table:table-cell>
          <table:table-cell table:number-columns-repeated="1023"/>
        </table:table-row>
        <table:table-row table:style-name="ro1">
          <table:table-cell table:formula="of:=[$'Admin ALL'.A349] &amp; [$'Admin ALL'.B349]" office:value-type="string" office:string-value="plugins_error_regex_error            = " calcext:value-type="string">
            <text:p>plugins_error_regex_error <text:s text:c="11"/>= </text:p>
          </table:table-cell>
          <table:table-cell table:number-columns-repeated="1023"/>
        </table:table-row>
        <table:table-row table:style-name="ro1">
          <table:table-cell table:formula="of:=[$'Admin ALL'.A350] &amp; [$'Admin ALL'.B350]" office:value-type="string" office:string-value="plugins_info                         = " calcext:value-type="string">
            <text:p>plugins_info <text:s text:c="24"/>= </text:p>
          </table:table-cell>
          <table:table-cell table:number-columns-repeated="1023"/>
        </table:table-row>
        <table:table-row table:style-name="ro1">
          <table:table-cell table:formula="of:=[$'Admin ALL'.A351] &amp; [$'Admin ALL'.B351]" office:value-type="string" office:string-value="plugins_title_manage                 = " calcext:value-type="string">
            <text:p>plugins_title_manage <text:s text:c="16"/>= </text:p>
          </table:table-cell>
          <table:table-cell table:number-columns-repeated="1023"/>
        </table:table-row>
        <table:table-row table:style-name="ro1">
          <table:table-cell table:formula="of:=[$'Admin ALL'.A352] &amp; [$'Admin ALL'.B352]" office:value-type="string" office:string-value="plugins_text_filebutton              = " calcext:value-type="string">
            <text:p>plugins_text_filebutton <text:s text:c="13"/>= </text:p>
          </table:table-cell>
          <table:table-cell table:number-columns-repeated="1023"/>
        </table:table-row>
        <table:table-row table:style-name="ro1">
          <table:table-cell table:formula="of:=[$'Admin ALL'.A353] &amp; [$'Admin ALL'.B353]" office:value-type="string" office:string-value="plugins_text_fileinfo                = " calcext:value-type="string">
            <text:p>plugins_text_fileinfo <text:s text:c="15"/>= </text:p>
          </table:table-cell>
          <table:table-cell table:number-columns-repeated="1023"/>
        </table:table-row>
        <table:table-row table:style-name="ro1">
          <table:table-cell table:formula="of:=[$'Admin ALL'.A354] &amp; [$'Admin ALL'.B354]" office:value-type="string" office:string-value="plugins_button_install               = " calcext:value-type="string">
            <text:p>plugins_button_install <text:s text:c="14"/>= </text:p>
          </table:table-cell>
          <table:table-cell table:number-columns-repeated="1023"/>
        </table:table-row>
        <table:table-row table:style-name="ro1">
          <table:table-cell table:formula="of:=[$'Admin ALL'.A355] &amp; [$'Admin ALL'.B355]" office:value-type="string" office:string-value="plugins_button_delete                = " calcext:value-type="string">
            <text:p>plugins_button_delete <text:s text:c="15"/>= </text:p>
          </table:table-cell>
          <table:table-cell table:number-columns-repeated="1023"/>
        </table:table-row>
        <table:table-row table:style-name="ro1">
          <table:table-cell table:formula="of:=[$'Admin ALL'.A356] &amp; [$'Admin ALL'.B356]" office:value-type="string" office:string-value="plugins_select                       = " calcext:value-type="string">
            <text:p>plugins_select <text:s text:c="22"/>= </text:p>
          </table:table-cell>
          <table:table-cell table:number-columns-repeated="1023"/>
        </table:table-row>
        <table:table-row table:style-name="ro1">
          <table:table-cell table:formula="of:=[$'Admin ALL'.A357] &amp; [$'Admin ALL'.B357]">
            <text:p/>
          </table:table-cell>
          <table:table-cell table:number-columns-repeated="1023"/>
        </table:table-row>
        <table:table-row table:style-name="ro1">
          <table:table-cell table:formula="of:=[$'Admin ALL'.A358] &amp; [$'Admin ALL'.B358]" office:value-type="string" office:string-value="template_button                      = " calcext:value-type="string">
            <text:p>template_button <text:s text:c="21"/>= </text:p>
          </table:table-cell>
          <table:table-cell table:number-columns-repeated="1023"/>
        </table:table-row>
        <table:table-row table:style-name="ro1">
          <table:table-cell table:formula="of:=[$'Admin ALL'.A359] &amp; [$'Admin ALL'.B359]" office:value-type="string" office:string-value="template_title_grafiken              = " calcext:value-type="string">
            <text:p>template_title_grafiken <text:s text:c="13"/>= </text:p>
          </table:table-cell>
          <table:table-cell table:number-columns-repeated="1023"/>
        </table:table-row>
        <table:table-row table:style-name="ro1">
          <table:table-cell table:formula="of:=[$'Admin ALL'.A360] &amp; [$'Admin ALL'.B360]" office:value-type="string" office:string-value="template_title_html_css              = " calcext:value-type="string">
            <text:p>template_title_html_css <text:s text:c="13"/>= </text:p>
          </table:table-cell>
          <table:table-cell table:number-columns-repeated="1023"/>
        </table:table-row>
        <table:table-row table:style-name="ro1">
          <table:table-cell table:formula="of:=[$'Admin ALL'.A361] &amp; [$'Admin ALL'.B361]" office:value-type="string" office:string-value="template_title_plugins               = " calcext:value-type="string">
            <text:p>template_title_plugins <text:s text:c="14"/>= </text:p>
          </table:table-cell>
          <table:table-cell table:number-columns-repeated="1023"/>
        </table:table-row>
        <table:table-row table:style-name="ro1">
          <table:table-cell table:formula="of:=[$'Admin ALL'.A362] &amp; [$'Admin ALL'.B362]" office:value-type="string" office:string-value="template_title_template              = " calcext:value-type="string">
            <text:p>template_title_template <text:s text:c="13"/>= </text:p>
          </table:table-cell>
          <table:table-cell table:number-columns-repeated="1023"/>
        </table:table-row>
        <table:table-row table:style-name="ro1">
          <table:table-cell table:formula="of:=[$'Admin ALL'.A363] &amp; [$'Admin ALL'.B363]" office:value-type="string" office:string-value="template_title_manage                = " calcext:value-type="string">
            <text:p>template_title_manage <text:s text:c="15"/>= </text:p>
          </table:table-cell>
          <table:table-cell table:number-columns-repeated="1023"/>
        </table:table-row>
        <table:table-row table:style-name="ro1">
          <table:table-cell table:formula="of:=[$'Admin ALL'.A364] &amp; [$'Admin ALL'.B364]" office:value-type="string" office:string-value="template_title_editor                = " calcext:value-type="string">
            <text:p>template_title_editor <text:s text:c="15"/>= </text:p>
          </table:table-cell>
          <table:table-cell table:number-columns-repeated="1023"/>
        </table:table-row>
        <table:table-row table:style-name="ro1">
          <table:table-cell table:formula="of:=[$'Admin ALL'.A365] &amp; [$'Admin ALL'.B365]" office:value-type="string" office:string-value="template_text_filebutton             = " calcext:value-type="string">
            <text:p>template_text_filebutton <text:s text:c="12"/>= </text:p>
          </table:table-cell>
          <table:table-cell table:number-columns-repeated="1023"/>
        </table:table-row>
        <table:table-row table:style-name="ro1">
          <table:table-cell table:formula="of:=[$'Admin ALL'.A366] &amp; [$'Admin ALL'.B366]" office:value-type="string" office:string-value="template_text_fileinfo               = " calcext:value-type="string">
            <text:p>template_text_fileinfo <text:s text:c="14"/>= </text:p>
          </table:table-cell>
          <table:table-cell table:number-columns-repeated="1023"/>
        </table:table-row>
        <table:table-row table:style-name="ro1">
          <table:table-cell table:formula="of:=[$'Admin ALL'.A367] &amp; [$'Admin ALL'.B367]" office:value-type="string" office:string-value="template_button_install              = " calcext:value-type="string">
            <text:p>template_button_install <text:s text:c="13"/>= </text:p>
          </table:table-cell>
          <table:table-cell table:number-columns-repeated="1023"/>
        </table:table-row>
        <table:table-row table:style-name="ro1">
          <table:table-cell table:formula="of:=[$'Admin ALL'.A368] &amp; [$'Admin ALL'.B368]" office:value-type="string" office:string-value="template_button_delete               = " calcext:value-type="string">
            <text:p>template_button_delete <text:s text:c="14"/>= </text:p>
          </table:table-cell>
          <table:table-cell table:number-columns-repeated="1023"/>
        </table:table-row>
        <table:table-row table:style-name="ro1">
          <table:table-cell table:formula="of:=[$'Admin ALL'.A369] &amp; [$'Admin ALL'.B369]" office:value-type="string" office:string-value="template_input_set_active            = " calcext:value-type="string">
            <text:p>template_input_set_active <text:s text:c="11"/>= </text:p>
          </table:table-cell>
          <table:table-cell table:number-columns-repeated="1023"/>
        </table:table-row>
        <table:table-row table:style-name="ro1">
          <table:table-cell table:formula="of:=[$'Admin ALL'.A370] &amp; [$'Admin ALL'.B370]" office:value-type="string" office:string-value="template_select                      = " calcext:value-type="string">
            <text:p>template_select <text:s text:c="21"/>= </text:p>
          </table:table-cell>
          <table:table-cell table:number-columns-repeated="1023"/>
        </table:table-row>
        <table:table-row table:style-name="ro1">
          <table:table-cell table:formula="of:=[$'Admin ALL'.A371] &amp; [$'Admin ALL'.B371]">
            <text:p/>
          </table:table-cell>
          <table:table-cell table:number-columns-repeated="1023"/>
        </table:table-row>
        <table:table-row table:style-name="ro1">
          <table:table-cell table:formula="of:=[$'Admin ALL'.A372] &amp; [$'Admin ALL'.B372]">
            <text:p/>
          </table:table-cell>
          <table:table-cell table:number-columns-repeated="1023"/>
        </table:table-row>
        <table:table-row table:style-name="ro1">
          <table:table-cell table:formula="of:=[$'Admin ALL'.A373] &amp; [$'Admin ALL'.B373]" office:value-type="string" office:string-value="install_tab_help                     = " calcext:value-type="string">
            <text:p>install_tab_help <text:s text:c="20"/>= </text:p>
          </table:table-cell>
          <table:table-cell table:number-columns-repeated="1023"/>
        </table:table-row>
        <table:table-row table:style-name="ro1">
          <table:table-cell table:formula="of:=[$'Admin ALL'.A374] &amp; [$'Admin ALL'.B374]" office:value-type="string" office:string-value="install_tab_language                 = " calcext:value-type="string">
            <text:p>install_tab_language <text:s text:c="16"/>= </text:p>
          </table:table-cell>
          <table:table-cell table:number-columns-repeated="1023"/>
        </table:table-row>
        <table:table-row table:style-name="ro1">
          <table:table-cell table:formula="of:=[$'Admin ALL'.A375] &amp; [$'Admin ALL'.B375]" office:value-type="string" office:string-value="install_tab_chmod_test               = " calcext:value-type="string">
            <text:p>install_tab_chmod_test <text:s text:c="14"/>= </text:p>
          </table:table-cell>
          <table:table-cell table:number-columns-repeated="1023"/>
        </table:table-row>
        <table:table-row table:style-name="ro1">
          <table:table-cell table:formula="of:=[$'Admin ALL'.A376] &amp; [$'Admin ALL'.B376]" office:value-type="string" office:string-value="install_tab_environment              = " calcext:value-type="string">
            <text:p>install_tab_environment <text:s text:c="13"/>= </text:p>
          </table:table-cell>
          <table:table-cell table:number-columns-repeated="1023"/>
        </table:table-row>
        <table:table-row table:style-name="ro1">
          <table:table-cell table:formula="of:=[$'Admin ALL'.A377] &amp; [$'Admin ALL'.B377]" office:value-type="string" office:string-value="install_tab_rewrite                  = " calcext:value-type="string">
            <text:p>install_tab_rewrite <text:s text:c="17"/>= </text:p>
          </table:table-cell>
          <table:table-cell table:number-columns-repeated="1023"/>
        </table:table-row>
        <table:table-row table:style-name="ro1">
          <table:table-cell table:formula="of:=[$'Admin ALL'.A378] &amp; [$'Admin ALL'.B378]" office:value-type="string" office:string-value="install_tab_password                 = " calcext:value-type="string">
            <text:p>install_tab_password <text:s text:c="16"/>= </text:p>
          </table:table-cell>
          <table:table-cell table:number-columns-repeated="1023"/>
        </table:table-row>
        <table:table-row table:style-name="ro1">
          <table:table-cell table:formula="of:=[$'Admin ALL'.A379] &amp; [$'Admin ALL'.B379]" office:value-type="string" office:string-value="install_tab_update                   = " calcext:value-type="string">
            <text:p>install_tab_update <text:s text:c="18"/>= </text:p>
          </table:table-cell>
          <table:table-cell table:number-columns-repeated="1023"/>
        </table:table-row>
        <table:table-row table:style-name="ro1">
          <table:table-cell table:formula="of:=[$'Admin ALL'.A380] &amp; [$'Admin ALL'.B380]" office:value-type="string" office:string-value="install_tab_finish                   = " calcext:value-type="string">
            <text:p>install_tab_finish <text:s text:c="18"/>= </text:p>
          </table:table-cell>
          <table:table-cell table:number-columns-repeated="1023"/>
        </table:table-row>
        <table:table-row table:style-name="ro1">
          <table:table-cell table:formula="of:=[$'Admin ALL'.A381] &amp; [$'Admin ALL'.B381]" office:value-type="string" office:string-value="install_toggle_open                  = " calcext:value-type="string">
            <text:p>install_toggle_open <text:s text:c="17"/>= </text:p>
          </table:table-cell>
          <table:table-cell table:number-columns-repeated="1023"/>
        </table:table-row>
        <table:table-row table:style-name="ro1">
          <table:table-cell table:formula="of:=[$'Admin ALL'.A382] &amp; [$'Admin ALL'.B382]" office:value-type="string" office:string-value="install_toggle_close                 = " calcext:value-type="string">
            <text:p>install_toggle_close <text:s text:c="16"/>= </text:p>
          </table:table-cell>
          <table:table-cell table:number-columns-repeated="1023"/>
        </table:table-row>
        <table:table-row table:style-name="ro1">
          <table:table-cell table:formula="of:=[$'Admin ALL'.A383] &amp; [$'Admin ALL'.B383]">
            <text:p/>
          </table:table-cell>
          <table:table-cell table:number-columns-repeated="1023"/>
        </table:table-row>
        <table:table-row table:style-name="ro1">
          <table:table-cell table:formula="of:=[$'Admin ALL'.A384] &amp; [$'Admin ALL'.B384]">
            <text:p/>
          </table:table-cell>
          <table:table-cell table:number-columns-repeated="1023"/>
        </table:table-row>
        <table:table-row table:style-name="ro1">
          <table:table-cell table:formula="of:=[$'Admin ALL'.A385] &amp; [$'Admin ALL'.B385]" office:value-type="string" office:string-value="install_help                         = " calcext:value-type="string">
            <text:p>install_help <text:s text:c="24"/>= </text:p>
          </table:table-cell>
          <table:table-cell table:number-columns-repeated="1023"/>
        </table:table-row>
        <table:table-row table:style-name="ro1">
          <table:table-cell table:formula="of:=[$'Admin ALL'.A386] &amp; [$'Admin ALL'.B386]">
            <text:p/>
          </table:table-cell>
          <table:table-cell table:number-columns-repeated="1023"/>
        </table:table-row>
        <table:table-row table:style-name="ro1">
          <table:table-cell table:formula="of:=[$'Admin ALL'.A387] &amp; [$'Admin ALL'.B387]" office:value-type="string" office:string-value="install_help_update_title            = " calcext:value-type="string">
            <text:p>install_help_update_title <text:s text:c="11"/>= </text:p>
          </table:table-cell>
          <table:table-cell table:number-columns-repeated="1023"/>
        </table:table-row>
        <table:table-row table:style-name="ro1">
          <table:table-cell table:formula="of:=[$'Admin ALL'.A388] &amp; [$'Admin ALL'.B388]" office:value-type="string" office:string-value="install_help_update_text             = " calcext:value-type="string">
            <text:p>install_help_update_text <text:s text:c="12"/>= </text:p>
          </table:table-cell>
          <table:table-cell table:number-columns-repeated="1023"/>
        </table:table-row>
        <table:table-row table:style-name="ro1">
          <table:table-cell table:formula="of:=[$'Admin ALL'.A389] &amp; [$'Admin ALL'.B389]">
            <text:p/>
          </table:table-cell>
          <table:table-cell table:number-columns-repeated="1023"/>
        </table:table-row>
        <table:table-row table:style-name="ro1">
          <table:table-cell table:formula="of:=[$'Admin ALL'.A390] &amp; [$'Admin ALL'.B390]">
            <text:p/>
          </table:table-cell>
          <table:table-cell table:number-columns-repeated="1023"/>
        </table:table-row>
        <table:table-row table:style-name="ro1">
          <table:table-cell table:formula="of:=[$'Admin ALL'.A391] &amp; [$'Admin ALL'.B391]" office:value-type="string" office:string-value="install_help_password                = " calcext:value-type="string">
            <text:p>install_help_password <text:s text:c="15"/>= </text:p>
          </table:table-cell>
          <table:table-cell table:number-columns-repeated="1023"/>
        </table:table-row>
        <table:table-row table:style-name="ro1">
          <table:table-cell table:formula="of:=[$'Admin ALL'.A392] &amp; [$'Admin ALL'.B392]" office:value-type="string" office:string-value="install_help_password_button         = " calcext:value-type="string">
            <text:p>install_help_password_button <text:s text:c="8"/>= </text:p>
          </table:table-cell>
          <table:table-cell table:number-columns-repeated="1023"/>
        </table:table-row>
        <table:table-row table:style-name="ro1">
          <table:table-cell table:formula="of:=[$'Admin ALL'.A393] &amp; [$'Admin ALL'.B393]" office:value-type="string" office:string-value="install_help_update                  = " calcext:value-type="string">
            <text:p>install_help_update <text:s text:c="17"/>= </text:p>
          </table:table-cell>
          <table:table-cell table:number-columns-repeated="1023"/>
        </table:table-row>
        <table:table-row table:style-name="ro1">
          <table:table-cell table:formula="of:=[$'Admin ALL'.A394] &amp; [$'Admin ALL'.B394]" office:value-type="string" office:string-value="install_help_update_button           = " calcext:value-type="string">
            <text:p>install_help_update_button <text:s text:c="10"/>= </text:p>
          </table:table-cell>
          <table:table-cell table:number-columns-repeated="1023"/>
        </table:table-row>
        <table:table-row table:style-name="ro1">
          <table:table-cell table:formula="of:=[$'Admin ALL'.A395] &amp; [$'Admin ALL'.B395]" office:value-type="string" office:string-value="install_help_no_button               = " calcext:value-type="string">
            <text:p>install_help_no_button <text:s text:c="14"/>= </text:p>
          </table:table-cell>
          <table:table-cell table:number-columns-repeated="1023"/>
        </table:table-row>
        <table:table-row table:style-name="ro1">
          <table:table-cell table:formula="of:=[$'Admin ALL'.A396] &amp; [$'Admin ALL'.B396]" office:value-type="string" office:string-value="install_help_php_error               = " calcext:value-type="string">
            <text:p>install_help_php_error <text:s text:c="14"/>= </text:p>
          </table:table-cell>
          <table:table-cell table:number-columns-repeated="1023"/>
        </table:table-row>
        <table:table-row table:style-name="ro1">
          <table:table-cell table:formula="of:=[$'Admin ALL'.A397] &amp; [$'Admin ALL'.B397]">
            <text:p/>
          </table:table-cell>
          <table:table-cell table:number-columns-repeated="1023"/>
        </table:table-row>
        <table:table-row table:style-name="ro1">
          <table:table-cell table:formula="of:=[$'Admin ALL'.A398] &amp; [$'Admin ALL'.B398]" office:value-type="string" office:string-value="install_lang_select                  = " calcext:value-type="string">
            <text:p>install_lang_select <text:s text:c="17"/>= </text:p>
          </table:table-cell>
          <table:table-cell table:number-columns-repeated="1023"/>
        </table:table-row>
        <table:table-row table:style-name="ro1">
          <table:table-cell table:formula="of:=[$'Admin ALL'.A399] &amp; [$'Admin ALL'.B399]" office:value-type="string" office:string-value="install_lang_help                    = " calcext:value-type="string">
            <text:p>install_lang_help <text:s text:c="19"/>= </text:p>
          </table:table-cell>
          <table:table-cell table:number-columns-repeated="1023"/>
        </table:table-row>
        <table:table-row table:style-name="ro1">
          <table:table-cell table:formula="of:=[$'Admin ALL'.A400] &amp; [$'Admin ALL'.B400]" office:value-type="string" office:string-value="install_next                         = " calcext:value-type="string">
            <text:p>install_next <text:s text:c="24"/>= </text:p>
          </table:table-cell>
          <table:table-cell table:number-columns-repeated="1023"/>
        </table:table-row>
        <table:table-row table:style-name="ro1">
          <table:table-cell table:formula="of:=[$'Admin ALL'.A401] &amp; [$'Admin ALL'.B401]">
            <text:p/>
          </table:table-cell>
          <table:table-cell table:number-columns-repeated="1023"/>
        </table:table-row>
        <table:table-row table:style-name="ro1">
          <table:table-cell table:formula="of:=[$'Admin ALL'.A402] &amp; [$'Admin ALL'.B402]" office:value-type="string" office:string-value="install_chmod_help                   = " calcext:value-type="string">
            <text:p>install_chmod_help <text:s text:c="18"/>= </text:p>
          </table:table-cell>
          <table:table-cell table:number-columns-repeated="1023"/>
        </table:table-row>
        <table:table-row table:style-name="ro1">
          <table:table-cell table:formula="of:=[$'Admin ALL'.A403] &amp; [$'Admin ALL'.B403]" office:value-type="string" office:string-value="install_chmod_no_chmod               = " calcext:value-type="string">
            <text:p>install_chmod_no_chmod <text:s text:c="14"/>= </text:p>
          </table:table-cell>
          <table:table-cell table:number-columns-repeated="1023"/>
        </table:table-row>
        <table:table-row table:style-name="ro1">
          <table:table-cell table:formula="of:=[$'Admin ALL'.A404] &amp; [$'Admin ALL'.B404]">
            <text:p/>
          </table:table-cell>
          <table:table-cell table:number-columns-repeated="1023"/>
        </table:table-row>
        <table:table-row table:style-name="ro1">
          <table:table-cell table:formula="of:=[$'Admin ALL'.A405] &amp; [$'Admin ALL'.B405]" office:value-type="string" office:string-value="install_chmod_testfile_rw            = " calcext:value-type="string">
            <text:p>install_chmod_testfile_rw <text:s text:c="11"/>= </text:p>
          </table:table-cell>
          <table:table-cell table:number-columns-repeated="1023"/>
        </table:table-row>
        <table:table-row table:style-name="ro1">
          <table:table-cell table:formula="of:=[$'Admin ALL'.A406] &amp; [$'Admin ALL'.B406]" office:value-type="string" office:string-value="install_chmod_testfile_next_button   = " calcext:value-type="string">
            <text:p>install_chmod_testfile_next_button <text:s text:c="2"/>= </text:p>
          </table:table-cell>
          <table:table-cell table:number-columns-repeated="1023"/>
        </table:table-row>
        <table:table-row table:style-name="ro1">
          <table:table-cell table:formula="of:=[$'Admin ALL'.A407] &amp; [$'Admin ALL'.B407]">
            <text:p/>
          </table:table-cell>
          <table:table-cell table:number-columns-repeated="1023"/>
        </table:table-row>
        <table:table-row table:style-name="ro1">
          <table:table-cell table:formula="of:=[$'Admin ALL'.A408] &amp; [$'Admin ALL'.B408]" office:value-type="string" office:string-value="install_chmod_use                    = " calcext:value-type="string">
            <text:p>install_chmod_use <text:s text:c="19"/>= </text:p>
          </table:table-cell>
          <table:table-cell table:number-columns-repeated="1023"/>
        </table:table-row>
        <table:table-row table:style-name="ro1">
          <table:table-cell table:formula="of:=[$'Admin ALL'.A409] &amp; [$'Admin ALL'.B409]">
            <text:p/>
          </table:table-cell>
          <table:table-cell table:number-columns-repeated="1023"/>
        </table:table-row>
        <table:table-row table:style-name="ro1">
          <table:table-cell table:formula="of:=[$'Admin ALL'.A410] &amp; [$'Admin ALL'.B410]" office:value-type="string" office:string-value="install_chmod_change_ftp             = " calcext:value-type="string">
            <text:p>install_chmod_change_ftp <text:s text:c="12"/>= </text:p>
          </table:table-cell>
          <table:table-cell table:number-columns-repeated="1023"/>
        </table:table-row>
        <table:table-row table:style-name="ro1">
          <table:table-cell table:formula="of:=[$'Admin ALL'.A411] &amp; [$'Admin ALL'.B411]" office:value-type="string" office:string-value="install_chmod_change_ftp_button      = " calcext:value-type="string">
            <text:p>install_chmod_change_ftp_button <text:s text:c="5"/>= </text:p>
          </table:table-cell>
          <table:table-cell table:number-columns-repeated="1023"/>
        </table:table-row>
        <table:table-row table:style-name="ro1">
          <table:table-cell table:formula="of:=[$'Admin ALL'.A412] &amp; [$'Admin ALL'.B412]">
            <text:p/>
          </table:table-cell>
          <table:table-cell table:number-columns-repeated="1023"/>
        </table:table-row>
        <table:table-row table:style-name="ro1">
          <table:table-cell table:formula="of:=[$'Admin ALL'.A413] &amp; [$'Admin ALL'.B413]" office:value-type="string" office:string-value="install_environment_help             = " calcext:value-type="string">
            <text:p>install_environment_help <text:s text:c="12"/>= </text:p>
          </table:table-cell>
          <table:table-cell table:number-columns-repeated="1023"/>
        </table:table-row>
        <table:table-row table:style-name="ro1">
          <table:table-cell table:formula="of:=[$'Admin ALL'.A414] &amp; [$'Admin ALL'.B414]" office:value-type="string" office:string-value="install_environment_session          = " calcext:value-type="string">
            <text:p>install_environment_session <text:s text:c="9"/>= </text:p>
          </table:table-cell>
          <table:table-cell table:number-columns-repeated="1023"/>
        </table:table-row>
        <table:table-row table:style-name="ro1">
          <table:table-cell table:formula="of:=[$'Admin ALL'.A415] &amp; [$'Admin ALL'.B415]" office:value-type="string" office:string-value="install_environment_conf             = " calcext:value-type="string">
            <text:p>install_environment_conf <text:s text:c="12"/>= </text:p>
          </table:table-cell>
          <table:table-cell table:number-columns-repeated="1023"/>
        </table:table-row>
        <table:table-row table:style-name="ro1">
          <table:table-cell table:formula="of:=[$'Admin ALL'.A416] &amp; [$'Admin ALL'.B416]">
            <text:p/>
          </table:table-cell>
          <table:table-cell table:number-columns-repeated="1023"/>
        </table:table-row>
        <table:table-row table:style-name="ro1">
          <table:table-cell table:formula="of:=[$'Admin ALL'.A417] &amp; [$'Admin ALL'.B417]" office:value-type="string" office:string-value="install_rewrite_help                 = " calcext:value-type="string">
            <text:p>install_rewrite_help <text:s text:c="16"/>= </text:p>
          </table:table-cell>
          <table:table-cell table:number-columns-repeated="1023"/>
        </table:table-row>
        <table:table-row table:style-name="ro1">
          <table:table-cell table:formula="of:=[$'Admin ALL'.A418] &amp; [$'Admin ALL'.B418]" office:value-type="string" office:string-value="install_rewrite_yes                  = " calcext:value-type="string">
            <text:p>install_rewrite_yes <text:s text:c="17"/>= </text:p>
          </table:table-cell>
          <table:table-cell table:number-columns-repeated="1023"/>
        </table:table-row>
        <table:table-row table:style-name="ro1">
          <table:table-cell table:formula="of:=[$'Admin ALL'.A419] &amp; [$'Admin ALL'.B419]" office:value-type="string" office:string-value="install_rewrite_no                   = " calcext:value-type="string">
            <text:p>install_rewrite_no <text:s text:c="18"/>= </text:p>
          </table:table-cell>
          <table:table-cell table:number-columns-repeated="1023"/>
        </table:table-row>
        <table:table-row table:style-name="ro1">
          <table:table-cell table:formula="of:=[$'Admin ALL'.A420] &amp; [$'Admin ALL'.B420]" office:value-type="string" office:string-value="install_rewrite_no_htaccess          = " calcext:value-type="string">
            <text:p>install_rewrite_no_htaccess <text:s text:c="9"/>= </text:p>
          </table:table-cell>
          <table:table-cell table:number-columns-repeated="1023"/>
        </table:table-row>
        <table:table-row table:style-name="ro1">
          <table:table-cell table:formula="of:=[$'Admin ALL'.A421] &amp; [$'Admin ALL'.B421]" office:value-type="string" office:string-value="install_rewrite_test_text            = " calcext:value-type="string">
            <text:p>install_rewrite_test_text <text:s text:c="11"/>= </text:p>
          </table:table-cell>
          <table:table-cell table:number-columns-repeated="1023"/>
        </table:table-row>
        <table:table-row table:style-name="ro1">
          <table:table-cell table:formula="of:=[$'Admin ALL'.A422] &amp; [$'Admin ALL'.B422]">
            <text:p/>
          </table:table-cell>
          <table:table-cell table:number-columns-repeated="1023"/>
        </table:table-row>
        <table:table-row table:style-name="ro1">
          <table:table-cell table:formula="of:=[$'Admin ALL'.A423] &amp; [$'Admin ALL'.B423]" office:value-type="string" office:string-value="install_password_help                = " calcext:value-type="string">
            <text:p>install_password_help <text:s text:c="15"/>= </text:p>
          </table:table-cell>
          <table:table-cell table:number-columns-repeated="1023"/>
        </table:table-row>
        <table:table-row table:style-name="ro1">
          <table:table-cell table:formula="of:=[$'Admin ALL'.A424] &amp; [$'Admin ALL'.B424]">
            <text:p/>
          </table:table-cell>
          <table:table-cell table:number-columns-repeated="1023"/>
        </table:table-row>
        <table:table-row table:style-name="ro1">
          <table:table-cell table:formula="of:=[$'Admin ALL'.A425] &amp; [$'Admin ALL'.B425]" office:value-type="string" office:string-value="install_finish_help                  = " calcext:value-type="string">
            <text:p>install_finish_help <text:s text:c="17"/>= </text:p>
          </table:table-cell>
          <table:table-cell table:number-columns-repeated="1023"/>
        </table:table-row>
        <table:table-row table:style-name="ro1">
          <table:table-cell table:formula="of:=[$'Admin ALL'.A426] &amp; [$'Admin ALL'.B426]">
            <text:p/>
          </table:table-cell>
          <table:table-cell table:number-columns-repeated="1023"/>
        </table:table-row>
        <table:table-row table:style-name="ro1">
          <table:table-cell table:formula="of:=[$'Admin ALL'.A427] &amp; [$'Admin ALL'.B427]" office:value-type="string" office:string-value="install_finish_delerror              = " calcext:value-type="string">
            <text:p>install_finish_delerror <text:s text:c="13"/>= </text:p>
          </table:table-cell>
          <table:table-cell table:number-columns-repeated="1023"/>
        </table:table-row>
        <table:table-row table:style-name="ro1">
          <table:table-cell table:formula="of:=[$'Admin ALL'.A428] &amp; [$'Admin ALL'.B428]" office:value-type="string" office:string-value="install_finish_del                   = " calcext:value-type="string">
            <text:p>install_finish_del <text:s text:c="18"/>= </text:p>
          </table:table-cell>
          <table:table-cell table:number-columns-repeated="1023"/>
        </table:table-row>
        <table:table-row table:style-name="ro1">
          <table:table-cell table:formula="of:=[$'Admin ALL'.A429] &amp; [$'Admin ALL'.B429]" office:value-type="string" office:string-value="install_finish_local                 = " calcext:value-type="string">
            <text:p>install_finish_local <text:s text:c="16"/>= </text:p>
          </table:table-cell>
          <table:table-cell table:number-columns-repeated="1023"/>
        </table:table-row>
        <table:table-row table:style-name="ro1">
          <table:table-cell table:formula="of:=[$'Admin ALL'.A430] &amp; [$'Admin ALL'.B430]" office:value-type="string" office:string-value="install_finish_submit                = " calcext:value-type="string">
            <text:p>install_finish_submit <text:s text:c="15"/>= </text:p>
          </table:table-cell>
          <table:table-cell table:number-columns-repeated="1023"/>
        </table:table-row>
        <table:table-row table:style-name="ro1">
          <table:table-cell table:formula="of:=[$'Admin ALL'.A431] &amp; [$'Admin ALL'.B431]" office:value-type="string" office:string-value="install_finish_clean_button          = " calcext:value-type="string">
            <text:p>install_finish_clean_button <text:s text:c="9"/>= </text:p>
          </table:table-cell>
          <table:table-cell table:number-columns-repeated="1023"/>
        </table:table-row>
        <table:table-row table:style-name="ro1">
          <table:table-cell table:formula="of:=[$'Admin ALL'.A432] &amp; [$'Admin ALL'.B432]" office:value-type="string" office:string-value="install_finish_clean                 = " calcext:value-type="string">
            <text:p>install_finish_clean <text:s text:c="16"/>= </text:p>
          </table:table-cell>
          <table:table-cell table:number-columns-repeated="1023"/>
        </table:table-row>
        <table:table-row table:style-name="ro1">
          <table:table-cell table:formula="of:=[$'Admin ALL'.A433] &amp; [$'Admin ALL'.B433]">
            <text:p/>
          </table:table-cell>
          <table:table-cell table:number-columns-repeated="1023"/>
        </table:table-row>
        <table:table-row table:style-name="ro1">
          <table:table-cell table:formula="of:=[$'Admin ALL'.A434] &amp; [$'Admin ALL'.B434]" office:value-type="string" office:string-value="install_update_help                  = " calcext:value-type="string">
            <text:p>install_update_help <text:s text:c="17"/>= </text:p>
          </table:table-cell>
          <table:table-cell table:number-columns-repeated="1023"/>
        </table:table-row>
        <table:table-row table:style-name="ro1">
          <table:table-cell table:formula="of:=[$'Admin ALL'.A435] &amp; [$'Admin ALL'.B435]" office:value-type="string" office:string-value="install_update_no_help               = " calcext:value-type="string">
            <text:p>install_update_no_help <text:s text:c="14"/>= </text:p>
          </table:table-cell>
          <table:table-cell table:number-columns-repeated="1023"/>
        </table:table-row>
        <table:table-row table:style-name="ro1">
          <table:table-cell table:formula="of:=[$'Admin ALL'.A436] &amp; [$'Admin ALL'.B436]" office:value-type="string" office:string-value="install_update_buttom                = " calcext:value-type="string">
            <text:p>install_update_buttom <text:s text:c="15"/>= </text:p>
          </table:table-cell>
          <table:table-cell table:number-columns-repeated="1023"/>
        </table:table-row>
        <table:table-row table:style-name="ro1">
          <table:table-cell table:formula="of:=[$'Admin ALL'.A437] &amp; [$'Admin ALL'.B437]" office:value-type="string" office:string-value="install_update_files_in_pages        = " calcext:value-type="string">
            <text:p>install_update_files_in_pages <text:s text:c="7"/>= </text:p>
          </table:table-cell>
          <table:table-cell table:number-columns-repeated="1023"/>
        </table:table-row>
        <table:table-row table:style-name="ro1">
          <table:table-cell table:formula="of:=[$'Admin ALL'.A438] &amp; [$'Admin ALL'.B438]" office:value-type="string" office:string-value="install_update_conf_help             = " calcext:value-type="string">
            <text:p>install_update_conf_help <text:s text:c="12"/>= </text:p>
          </table:table-cell>
          <table:table-cell table:number-columns-repeated="1023"/>
        </table:table-row>
        <table:table-row table:style-name="ro1">
          <table:table-cell table:formula="of:=[$'Admin ALL'.A439] &amp; [$'Admin ALL'.B439]" office:value-type="string" office:string-value="install_update_kategorien_help       = " calcext:value-type="string">
            <text:p>install_update_kategorien_help <text:s text:c="6"/>= </text:p>
          </table:table-cell>
          <table:table-cell table:number-columns-repeated="1023"/>
        </table:table-row>
        <table:table-row table:style-name="ro1">
          <table:table-cell table:formula="of:=[$'Admin ALL'.A440] &amp; [$'Admin ALL'.B440]" office:value-type="string" office:string-value="install_update_galerien_help         = " calcext:value-type="string">
            <text:p>install_update_galerien_help <text:s text:c="8"/>= </text:p>
          </table:table-cell>
          <table:table-cell table:number-columns-repeated="1023"/>
        </table:table-row>
        <table:table-row table:style-name="ro1">
          <table:table-cell table:formula="of:=[$'Admin ALL'.A441] &amp; [$'Admin ALL'.B441]" office:value-type="string" office:string-value="install_update_plugins_help          = " calcext:value-type="string">
            <text:p>install_update_plugins_help <text:s text:c="9"/>= </text:p>
          </table:table-cell>
          <table:table-cell table:number-columns-repeated="1023"/>
        </table:table-row>
        <table:table-row table:style-name="ro1">
          <table:table-cell table:formula="of:=[$'Admin ALL'.A442] &amp; [$'Admin ALL'.B442]" office:value-type="string" office:string-value="install_update_layouts_help          = " calcext:value-type="string">
            <text:p>install_update_layouts_help <text:s text:c="9"/>= </text:p>
          </table:table-cell>
          <table:table-cell table:number-columns-repeated="1023"/>
        </table:table-row>
        <table:table-row table:style-name="ro1">
          <table:table-cell table:formula="of:=[$'Admin ALL'.A443] &amp; [$'Admin ALL'.B443]">
            <text:p/>
          </table:table-cell>
          <table:table-cell table:number-columns-repeated="1023"/>
        </table:table-row>
        <table:table-row table:style-name="ro1">
          <table:table-cell table:formula="of:=[$'Admin ALL'.A444] &amp; [$'Admin ALL'.B444]" office:value-type="string" office:string-value="install_update_error                 = " calcext:value-type="string">
            <text:p>install_update_error <text:s text:c="16"/>= </text:p>
          </table:table-cell>
          <table:table-cell table:number-columns-repeated="1023"/>
        </table:table-row>
        <table:table-row table:style-name="ro1">
          <table:table-cell table:formula="of:=[$'Admin ALL'.A445] &amp; [$'Admin ALL'.B445]" office:value-type="string" office:string-value="install_update_successful            = " calcext:value-type="string">
            <text:p>install_update_successful <text:s text:c="11"/>= </text:p>
          </table:table-cell>
          <table:table-cell table:number-columns-repeated="1023"/>
        </table:table-row>
        <table:table-row table:style-name="ro1">
          <table:table-cell table:formula="of:=[$'Admin ALL'.A446] &amp; [$'Admin ALL'.B446]">
            <text:p/>
          </table:table-cell>
          <table:table-cell table:number-columns-repeated="1023"/>
        </table:table-row>
        <table:table-row table:style-name="ro1">
          <table:table-cell table:formula="of:=[$'Admin ALL'.A447] &amp; [$'Admin ALL'.B447]">
            <text:p/>
          </table:table-cell>
          <table:table-cell table:number-columns-repeated="1023"/>
        </table:table-row>
        <table:table-row table:style-name="ro1">
          <table:table-cell table:formula="of:=[$'Admin ALL'.A448] &amp; [$'Admin ALL'.B448]">
            <text:p/>
          </table:table-cell>
          <table:table-cell table:number-columns-repeated="1023"/>
        </table:table-row>
        <table:table-row table:style-name="ro1">
          <table:table-cell table:formula="of:=[$'Admin ALL'.A449] &amp; [$'Admin ALL'.B449]">
            <text:p/>
          </table:table-cell>
          <table:table-cell table:number-columns-repeated="1023"/>
        </table:table-row>
        <table:table-row table:style-name="ro1">
          <table:table-cell table:formula="of:=[$'Admin ALL'.A450] &amp; [$'Admin ALL'.B450]">
            <text:p/>
          </table:table-cell>
          <table:table-cell table:number-columns-repeated="1023"/>
        </table:table-row>
        <table:table-row table:style-name="ro1">
          <table:table-cell table:formula="of:=[$'Admin ALL'.A451] &amp; [$'Admin ALL'.B451]">
            <text:p/>
          </table:table-cell>
          <table:table-cell table:number-columns-repeated="1023"/>
        </table:table-row>
        <table:table-row table:style-name="ro1">
          <table:table-cell table:formula="of:=[$'Admin ALL'.A452] &amp; [$'Admin ALL'.B452]">
            <text:p/>
          </table:table-cell>
          <table:table-cell table:number-columns-repeated="1023"/>
        </table:table-row>
        <table:table-row table:style-name="ro1">
          <table:table-cell table:formula="of:=[$'Admin ALL'.A453] &amp; [$'Admin ALL'.B453]">
            <text:p/>
          </table:table-cell>
          <table:table-cell table:number-columns-repeated="1023"/>
        </table:table-row>
        <table:table-row table:style-name="ro1">
          <table:table-cell table:formula="of:=[$'Admin ALL'.A454] &amp; [$'Admin ALL'.B454]">
            <text:p/>
          </table:table-cell>
          <table:table-cell table:number-columns-repeated="1023"/>
        </table:table-row>
        <table:table-row table:style-name="ro1">
          <table:table-cell table:formula="of:=[$'Admin ALL'.A455] &amp; [$'Admin ALL'.B455]">
            <text:p/>
          </table:table-cell>
          <table:table-cell table:number-columns-repeated="1023"/>
        </table:table-row>
        <table:table-row table:style-name="ro1">
          <table:table-cell table:formula="of:=[$'Admin ALL'.A456] &amp; [$'Admin ALL'.B456]">
            <text:p/>
          </table:table-cell>
          <table:table-cell table:number-columns-repeated="1023"/>
        </table:table-row>
        <table:table-row table:style-name="ro1">
          <table:table-cell table:formula="of:=[$'Admin ALL'.A457] &amp; [$'Admin ALL'.B457]">
            <text:p/>
          </table:table-cell>
          <table:table-cell table:number-columns-repeated="1023"/>
        </table:table-row>
        <table:table-row table:style-name="ro1">
          <table:table-cell table:formula="of:=[$'Admin ALL'.A458] &amp; [$'Admin ALL'.B458]">
            <text:p/>
          </table:table-cell>
          <table:table-cell table:number-columns-repeated="1023"/>
        </table:table-row>
        <table:table-row table:style-name="ro1">
          <table:table-cell table:formula="of:=[$'Admin ALL'.A459] &amp; [$'Admin ALL'.B459]">
            <text:p/>
          </table:table-cell>
          <table:table-cell table:number-columns-repeated="1023"/>
        </table:table-row>
        <table:table-row table:style-name="ro1">
          <table:table-cell table:formula="of:=[$'Admin ALL'.A460] &amp; [$'Admin ALL'.B460]">
            <text:p/>
          </table:table-cell>
          <table:table-cell table:number-columns-repeated="1023"/>
        </table:table-row>
        <table:table-row table:style-name="ro1">
          <table:table-cell table:formula="of:=[$'Admin ALL'.A461] &amp; [$'Admin ALL'.B461]">
            <text:p/>
          </table:table-cell>
          <table:table-cell table:number-columns-repeated="1023"/>
        </table:table-row>
        <table:table-row table:style-name="ro1">
          <table:table-cell table:formula="of:=[$'Admin ALL'.A462] &amp; [$'Admin ALL'.B462]">
            <text:p/>
          </table:table-cell>
          <table:table-cell table:number-columns-repeated="1023"/>
        </table:table-row>
        <table:table-row table:style-name="ro1">
          <table:table-cell table:formula="of:=[$'Admin ALL'.A463] &amp; [$'Admin ALL'.B463]">
            <text:p/>
          </table:table-cell>
          <table:table-cell table:number-columns-repeated="1023"/>
        </table:table-row>
        <table:table-row table:style-name="ro1">
          <table:table-cell table:formula="of:=[$'Admin ALL'.A464] &amp; [$'Admin ALL'.B464]">
            <text:p/>
          </table:table-cell>
          <table:table-cell table:number-columns-repeated="1023"/>
        </table:table-row>
        <table:table-row table:style-name="ro1">
          <table:table-cell table:formula="of:=[$'Admin ALL'.A465] &amp; [$'Admin ALL'.B465]">
            <text:p/>
          </table:table-cell>
          <table:table-cell table:number-columns-repeated="1023"/>
        </table:table-row>
        <table:table-row table:style-name="ro1">
          <table:table-cell table:formula="of:=[$'Admin ALL'.A466] &amp; [$'Admin ALL'.B466]">
            <text:p/>
          </table:table-cell>
          <table:table-cell table:number-columns-repeated="1023"/>
        </table:table-row>
        <table:table-row table:style-name="ro1">
          <table:table-cell table:formula="of:=[$'Admin ALL'.A467] &amp; [$'Admin ALL'.B467]">
            <text:p/>
          </table:table-cell>
          <table:table-cell table:number-columns-repeated="1023"/>
        </table:table-row>
        <table:table-row table:style-name="ro1">
          <table:table-cell table:formula="of:=[$'Admin ALL'.A468] &amp; [$'Admin ALL'.B468]">
            <text:p/>
          </table:table-cell>
          <table:table-cell table:number-columns-repeated="1023"/>
        </table:table-row>
        <table:table-row table:style-name="ro1">
          <table:table-cell table:formula="of:=[$'Admin ALL'.A469] &amp; [$'Admin ALL'.B469]">
            <text:p/>
          </table:table-cell>
          <table:table-cell table:number-columns-repeated="1023"/>
        </table:table-row>
        <table:table-row table:style-name="ro1">
          <table:table-cell table:formula="of:=[$'Admin ALL'.A470] &amp; [$'Admin ALL'.B470]">
            <text:p/>
          </table:table-cell>
          <table:table-cell table:number-columns-repeated="1023"/>
        </table:table-row>
        <table:table-row table:style-name="ro1">
          <table:table-cell table:formula="of:=[$'Admin ALL'.A471] &amp; [$'Admin ALL'.B471]">
            <text:p/>
          </table:table-cell>
          <table:table-cell table:number-columns-repeated="1023"/>
        </table:table-row>
        <table:table-row table:style-name="ro1">
          <table:table-cell table:formula="of:=[$'Admin ALL'.A472] &amp; [$'Admin ALL'.B472]">
            <text:p/>
          </table:table-cell>
          <table:table-cell table:number-columns-repeated="1023"/>
        </table:table-row>
        <table:table-row table:style-name="ro1">
          <table:table-cell table:formula="of:=[$'Admin ALL'.A473] &amp; [$'Admin ALL'.B473]">
            <text:p/>
          </table:table-cell>
          <table:table-cell table:number-columns-repeated="1023"/>
        </table:table-row>
        <table:table-row table:style-name="ro1">
          <table:table-cell table:formula="of:=[$'Admin ALL'.A474] &amp; [$'Admin ALL'.B474]">
            <text:p/>
          </table:table-cell>
          <table:table-cell table:number-columns-repeated="1023"/>
        </table:table-row>
        <table:table-row table:style-name="ro1">
          <table:table-cell table:formula="of:=[$'Admin ALL'.A475] &amp; [$'Admin ALL'.B475]">
            <text:p/>
          </table:table-cell>
          <table:table-cell table:number-columns-repeated="1023"/>
        </table:table-row>
        <table:table-row table:style-name="ro1">
          <table:table-cell table:formula="of:=[$'Admin ALL'.A476] &amp; [$'Admin ALL'.B476]">
            <text:p/>
          </table:table-cell>
          <table:table-cell table:number-columns-repeated="1023"/>
        </table:table-row>
        <table:table-row table:style-name="ro1">
          <table:table-cell table:formula="of:=[$'Admin ALL'.A477] &amp; [$'Admin ALL'.B477]">
            <text:p/>
          </table:table-cell>
          <table:table-cell table:number-columns-repeated="1023"/>
        </table:table-row>
        <table:table-row table:style-name="ro1">
          <table:table-cell table:formula="of:=[$'Admin ALL'.A478] &amp; [$'Admin ALL'.B478]">
            <text:p/>
          </table:table-cell>
          <table:table-cell table:number-columns-repeated="1023"/>
        </table:table-row>
        <table:table-row table:style-name="ro1">
          <table:table-cell table:formula="of:=[$'Admin ALL'.A479] &amp; [$'Admin ALL'.B479]">
            <text:p/>
          </table:table-cell>
          <table:table-cell table:number-columns-repeated="1023"/>
        </table:table-row>
        <table:table-row table:style-name="ro1">
          <table:table-cell table:formula="of:=[$'Admin ALL'.A480] &amp; [$'Admin ALL'.B480]">
            <text:p/>
          </table:table-cell>
          <table:table-cell table:number-columns-repeated="1023"/>
        </table:table-row>
        <table:table-row table:style-name="ro1">
          <table:table-cell table:formula="of:=[$'Admin ALL'.A481] &amp; [$'Admin ALL'.B481]">
            <text:p/>
          </table:table-cell>
          <table:table-cell table:number-columns-repeated="1023"/>
        </table:table-row>
        <table:table-row table:style-name="ro1">
          <table:table-cell table:formula="of:=[$'Admin ALL'.A482] &amp; [$'Admin ALL'.B482]">
            <text:p/>
          </table:table-cell>
          <table:table-cell table:number-columns-repeated="1023"/>
        </table:table-row>
        <table:table-row table:style-name="ro1">
          <table:table-cell table:formula="of:=[$'Admin ALL'.A483] &amp; [$'Admin ALL'.B483]">
            <text:p/>
          </table:table-cell>
          <table:table-cell table:number-columns-repeated="1023"/>
        </table:table-row>
        <table:table-row table:style-name="ro1">
          <table:table-cell table:formula="of:=[$'Admin ALL'.A484] &amp; [$'Admin ALL'.B484]">
            <text:p/>
          </table:table-cell>
          <table:table-cell table:number-columns-repeated="1023"/>
        </table:table-row>
        <table:table-row table:style-name="ro1">
          <table:table-cell table:formula="of:=[$'Admin ALL'.A485] &amp; [$'Admin ALL'.B485]">
            <text:p/>
          </table:table-cell>
          <table:table-cell table:number-columns-repeated="1023"/>
        </table:table-row>
        <table:table-row table:style-name="ro1">
          <table:table-cell table:formula="of:=[$'Admin ALL'.A486] &amp; [$'Admin ALL'.B486]">
            <text:p/>
          </table:table-cell>
          <table:table-cell table:number-columns-repeated="1023"/>
        </table:table-row>
        <table:table-row table:style-name="ro1">
          <table:table-cell table:formula="of:=[$'Admin ALL'.A487] &amp; [$'Admin ALL'.B487]">
            <text:p/>
          </table:table-cell>
          <table:table-cell table:number-columns-repeated="1023"/>
        </table:table-row>
        <table:table-row table:style-name="ro1">
          <table:table-cell table:formula="of:=[$'Admin ALL'.A488] &amp; [$'Admin ALL'.B488]">
            <text:p/>
          </table:table-cell>
          <table:table-cell table:number-columns-repeated="1023"/>
        </table:table-row>
        <table:table-row table:style-name="ro1">
          <table:table-cell table:formula="of:=[$'Admin ALL'.A489] &amp; [$'Admin ALL'.B489]">
            <text:p/>
          </table:table-cell>
          <table:table-cell table:number-columns-repeated="1023"/>
        </table:table-row>
        <table:table-row table:style-name="ro1">
          <table:table-cell table:formula="of:=[$'Admin ALL'.A490] &amp; [$'Admin ALL'.B490]">
            <text:p/>
          </table:table-cell>
          <table:table-cell table:number-columns-repeated="1023"/>
        </table:table-row>
        <table:table-row table:style-name="ro1">
          <table:table-cell table:formula="of:=[$'Admin ALL'.A491] &amp; [$'Admin ALL'.B491]">
            <text:p/>
          </table:table-cell>
          <table:table-cell table:number-columns-repeated="1023"/>
        </table:table-row>
        <table:table-row table:style-name="ro1">
          <table:table-cell table:formula="of:=[$'Admin ALL'.A492] &amp; [$'Admin ALL'.B492]">
            <text:p/>
          </table:table-cell>
          <table:table-cell table:number-columns-repeated="1023"/>
        </table:table-row>
        <table:table-row table:style-name="ro1">
          <table:table-cell table:formula="of:=[$'Admin ALL'.A493] &amp; [$'Admin ALL'.B493]">
            <text:p/>
          </table:table-cell>
          <table:table-cell table:number-columns-repeated="1023"/>
        </table:table-row>
        <table:table-row table:style-name="ro1">
          <table:table-cell table:formula="of:=[$'Admin ALL'.A494] &amp; [$'Admin ALL'.B494]">
            <text:p/>
          </table:table-cell>
          <table:table-cell table:number-columns-repeated="1023"/>
        </table:table-row>
        <table:table-row table:style-name="ro1">
          <table:table-cell table:formula="of:=[$'Admin ALL'.A495] &amp; [$'Admin ALL'.B495]">
            <text:p/>
          </table:table-cell>
          <table:table-cell table:number-columns-repeated="1023"/>
        </table:table-row>
        <table:table-row table:style-name="ro1">
          <table:table-cell table:formula="of:=[$'Admin ALL'.A496] &amp; [$'Admin ALL'.B496]">
            <text:p/>
          </table:table-cell>
          <table:table-cell table:number-columns-repeated="1023"/>
        </table:table-row>
        <table:table-row table:style-name="ro1">
          <table:table-cell table:formula="of:=[$'Admin ALL'.A497] &amp; [$'Admin ALL'.B497]">
            <text:p/>
          </table:table-cell>
          <table:table-cell table:number-columns-repeated="1023"/>
        </table:table-row>
        <table:table-row table:style-name="ro1">
          <table:table-cell table:formula="of:=[$'Admin ALL'.A498] &amp; [$'Admin ALL'.B498]">
            <text:p/>
          </table:table-cell>
          <table:table-cell table:number-columns-repeated="1023"/>
        </table:table-row>
        <table:table-row table:style-name="ro1">
          <table:table-cell table:formula="of:=[$'Admin ALL'.A499] &amp; [$'Admin ALL'.B499]">
            <text:p/>
          </table:table-cell>
          <table:table-cell table:number-columns-repeated="1023"/>
        </table:table-row>
        <table:table-row table:style-name="ro1">
          <table:table-cell table:formula="of:=[$'Admin ALL'.A500] &amp; [$'Admin ALL'.B500]">
            <text:p/>
          </table:table-cell>
          <table:table-cell table:number-columns-repeated="1023"/>
        </table:table-row>
        <table:table-row table:style-name="ro1">
          <table:table-cell table:formula="of:=[$'Admin ALL'.A501] &amp; [$'Admin ALL'.B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deDE" table:style-name="ta1">
        <table:table-column table:style-name="co4" table:default-cell-style-name="ce11"/>
        <table:table-column table:style-name="co3" table:number-columns-repeated="1023" table:default-cell-style-name="ce11"/>
        <table:table-row table:style-name="ro1">
          <table:table-cell table:formula="of:=[$'Admin ALL'.A2] &amp; [$'Admin ALL'.C2]" office:value-type="string" office:string-value="_dateformat                          = %d.%m.%Y, %H:%M:%S" calcext:value-type="string">
            <text:p>_dateformat <text:s text:c="25"/>= %d.%m.%Y, %H:%M:%S</text:p>
          </table:table-cell>
          <table:table-cell table:number-columns-repeated="1023"/>
        </table:table-row>
        <table:table-row table:style-name="ro1">
          <table:table-cell table:formula="of:=[$'Admin ALL'.A3] &amp; [$'Admin ALL'.C3]" office:value-type="string" office:string-value="_translator                          = mozilo" calcext:value-type="string">
            <text:p>_translator <text:s text:c="25"/>= mozilo</text:p>
          </table:table-cell>
          <table:table-cell table:number-columns-repeated="1023"/>
        </table:table-row>
        <table:table-row table:style-name="ro1">
          <table:table-cell table:formula="of:=[$'Admin ALL'.A4] &amp; [$'Admin ALL'.C4]" office:value-type="string" office:string-value="# der Wert ist für date_default_timezone_set()" calcext:value-type="string">
            <text:p># der Wert ist für date_default_timezone_set()</text:p>
          </table:table-cell>
          <table:table-cell table:number-columns-repeated="1023"/>
        </table:table-row>
        <table:table-row table:style-name="ro1">
          <table:table-cell table:formula="of:=[$'Admin ALL'.A5] &amp; [$'Admin ALL'.C5]" office:value-type="string" office:string-value="_timezone                            = Europe/Berlin" calcext:value-type="string">
            <text:p>_timezone <text:s text:c="27"/>= Europe/Berlin</text:p>
          </table:table-cell>
          <table:table-cell table:number-columns-repeated="1023"/>
        </table:table-row>
        <table:table-row table:style-name="ro1">
          <table:table-cell table:formula="of:=[$'Admin ALL'.A6] &amp; [$'Admin ALL'.C6]" office:value-type="string" office:string-value="language_name                        = Deutsch" calcext:value-type="string">
            <text:p>language_name <text:s text:c="23"/>= Deutsch</text:p>
          </table:table-cell>
          <table:table-cell table:number-columns-repeated="1023"/>
        </table:table-row>
        <table:table-row table:style-name="ro1">
          <table:table-cell table:formula="of:=[$'Admin ALL'.A7] &amp; [$'Admin ALL'.C7]" office:value-type="string" office:string-value="cms_admin_titel                      = moziloCMS Admin" calcext:value-type="string">
            <text:p>cms_admin_titel <text:s text:c="21"/>= moziloCMS Admin</text:p>
          </table:table-cell>
          <table:table-cell table:number-columns-repeated="1023"/>
        </table:table-row>
        <table:table-row table:style-name="ro1">
          <table:table-cell table:formula="of:=[$'Admin ALL'.A8] &amp; [$'Admin ALL'.C8]" office:value-type="string" office:string-value="file                                 = Datei" calcext:value-type="string">
            <text:p>file <text:s text:c="32"/>= Datei</text:p>
          </table:table-cell>
          <table:table-cell table:number-columns-repeated="1023"/>
        </table:table-row>
        <table:table-row table:style-name="ro1">
          <table:table-cell table:formula="of:=[$'Admin ALL'.A9] &amp; [$'Admin ALL'.C9]" office:value-type="string" office:string-value="files                                = Dateien" calcext:value-type="string">
            <text:p>files <text:s text:c="31"/>= Dateien</text:p>
          </table:table-cell>
          <table:table-cell table:number-columns-repeated="1023"/>
        </table:table-row>
        <table:table-row table:style-name="ro1">
          <table:table-cell table:formula="of:=[$'Admin ALL'.A10] &amp; [$'Admin ALL'.C10]" office:value-type="string" office:string-value="page                                 = Inhaltsseite" calcext:value-type="string">
            <text:p>page <text:s text:c="32"/>= Inhaltsseite</text:p>
          </table:table-cell>
          <table:table-cell table:number-columns-repeated="1023"/>
        </table:table-row>
        <table:table-row table:style-name="ro1">
          <table:table-cell table:formula="of:=[$'Admin ALL'.A11] &amp; [$'Admin ALL'.C11]" office:value-type="string" office:string-value="pages                                = Inhaltsseiten" calcext:value-type="string">
            <text:p>pages <text:s text:c="31"/>= Inhaltsseiten</text:p>
          </table:table-cell>
          <table:table-cell table:number-columns-repeated="1023"/>
        </table:table-row>
        <table:table-row table:style-name="ro1">
          <table:table-cell table:formula="of:=[$'Admin ALL'.A12] &amp; [$'Admin ALL'.C12]" office:value-type="string" office:string-value="url                                  = Link" calcext:value-type="string">
            <text:p>url <text:s text:c="33"/>= Link</text:p>
          </table:table-cell>
          <table:table-cell table:number-columns-repeated="1023"/>
        </table:table-row>
        <table:table-row table:style-name="ro1">
          <table:table-cell table:formula="of:=[$'Admin ALL'.A13] &amp; [$'Admin ALL'.C13]" office:value-type="string" office:string-value="name                                 = Name" calcext:value-type="string">
            <text:p>name <text:s text:c="32"/>= Name</text:p>
          </table:table-cell>
          <table:table-cell table:number-columns-repeated="1023"/>
        </table:table-row>
        <table:table-row table:style-name="ro1">
          <table:table-cell table:formula="of:=[$'Admin ALL'.A14] &amp; [$'Admin ALL'.C14]" office:value-type="string" office:string-value="url_adress                           = Link-Adresse" calcext:value-type="string">
            <text:p>url_adress <text:s text:c="26"/>= Link-Adresse</text:p>
          </table:table-cell>
          <table:table-cell table:number-columns-repeated="1023"/>
        </table:table-row>
        <table:table-row table:style-name="ro1">
          <table:table-cell table:formula="of:=[$'Admin ALL'.A15] &amp; [$'Admin ALL'.C15]" office:value-type="string" office:string-value="contents                             = Inhalt" calcext:value-type="string">
            <text:p>contents <text:s text:c="28"/>= Inhalt</text:p>
          </table:table-cell>
          <table:table-cell table:number-columns-repeated="1023"/>
        </table:table-row>
        <table:table-row table:style-name="ro1">
          <table:table-cell table:formula="of:=[$'Admin ALL'.A16] &amp; [$'Admin ALL'.C16]" office:value-type="string" office:string-value="category                             = Kategorie" calcext:value-type="string">
            <text:p>category <text:s text:c="28"/>= Kategorie</text:p>
          </table:table-cell>
          <table:table-cell table:number-columns-repeated="1023"/>
        </table:table-row>
        <table:table-row table:style-name="ro1">
          <table:table-cell table:formula="of:=[$'Admin ALL'.A17] &amp; [$'Admin ALL'.C17]" office:value-type="string" office:string-value="day                                  = Tag" calcext:value-type="string">
            <text:p>day <text:s text:c="33"/>= Tag</text:p>
          </table:table-cell>
          <table:table-cell table:number-columns-repeated="1023"/>
        </table:table-row>
        <table:table-row table:style-name="ro1">
          <table:table-cell table:formula="of:=[$'Admin ALL'.A18] &amp; [$'Admin ALL'.C18]" office:value-type="string" office:string-value="days                                 = Tage" calcext:value-type="string">
            <text:p>days <text:s text:c="32"/>= Tage</text:p>
          </table:table-cell>
          <table:table-cell table:number-columns-repeated="1023"/>
        </table:table-row>
        <table:table-row table:style-name="ro1">
          <table:table-cell table:formula="of:=[$'Admin ALL'.A19] &amp; [$'Admin ALL'.C19]" office:value-type="string" office:string-value="hour                                 = Stunde" calcext:value-type="string">
            <text:p>hour <text:s text:c="32"/>= Stunde</text:p>
          </table:table-cell>
          <table:table-cell table:number-columns-repeated="1023"/>
        </table:table-row>
        <table:table-row table:style-name="ro1">
          <table:table-cell table:formula="of:=[$'Admin ALL'.A20] &amp; [$'Admin ALL'.C20]" office:value-type="string" office:string-value="hours                                = Stunden" calcext:value-type="string">
            <text:p>hours <text:s text:c="31"/>= Stunden</text:p>
          </table:table-cell>
          <table:table-cell table:number-columns-repeated="1023"/>
        </table:table-row>
        <table:table-row table:style-name="ro1">
          <table:table-cell table:formula="of:=[$'Admin ALL'.A21] &amp; [$'Admin ALL'.C21]" office:value-type="string" office:string-value="minute                               = Minute" calcext:value-type="string">
            <text:p>minute <text:s text:c="30"/>= Minute</text:p>
          </table:table-cell>
          <table:table-cell table:number-columns-repeated="1023"/>
        </table:table-row>
        <table:table-row table:style-name="ro1">
          <table:table-cell table:formula="of:=[$'Admin ALL'.A22] &amp; [$'Admin ALL'.C22]" office:value-type="string" office:string-value="minutes                              = Minuten" calcext:value-type="string">
            <text:p>minutes <text:s text:c="29"/>= Minuten</text:p>
          </table:table-cell>
          <table:table-cell table:number-columns-repeated="1023"/>
        </table:table-row>
        <table:table-row table:style-name="ro1">
          <table:table-cell table:formula="of:=[$'Admin ALL'.A23] &amp; [$'Admin ALL'.C23]" office:value-type="string" office:string-value="second                               = Sekunde" calcext:value-type="string">
            <text:p>second <text:s text:c="30"/>= Sekunde</text:p>
          </table:table-cell>
          <table:table-cell table:number-columns-repeated="1023"/>
        </table:table-row>
        <table:table-row table:style-name="ro1">
          <table:table-cell table:formula="of:=[$'Admin ALL'.A24] &amp; [$'Admin ALL'.C24]" office:value-type="string" office:string-value="seconds                              = Sekunden" calcext:value-type="string">
            <text:p>seconds <text:s text:c="29"/>= Sekunden</text:p>
          </table:table-cell>
          <table:table-cell table:number-columns-repeated="1023"/>
        </table:table-row>
        <table:table-row table:style-name="ro1">
          <table:table-cell table:formula="of:=[$'Admin ALL'.A25] &amp; [$'Admin ALL'.C25]" office:value-type="string" office:string-value="error_chmod                          = Die Dateirechte konnten nicht geändert werden!" calcext:value-type="string">
            <text:p>error_chmod <text:s text:c="25"/>= Die Dateirechte konnten nicht geändert werden!</text:p>
          </table:table-cell>
          <table:table-cell table:number-columns-repeated="1023"/>
        </table:table-row>
        <table:table-row table:style-name="ro1">
          <table:table-cell table:formula="of:=[$'Admin ALL'.A26] &amp; [$'Admin ALL'.C26]" office:value-type="string" office:string-value="error_mkdir                          = Der Ordner konnte nicht erstellt werden!" calcext:value-type="string">
            <text:p>error_mkdir <text:s text:c="25"/>= Der Ordner konnte nicht erstellt werden!</text:p>
          </table:table-cell>
          <table:table-cell table:number-columns-repeated="1023"/>
        </table:table-row>
        <table:table-row table:style-name="ro1">
          <table:table-cell table:formula="of:=[$'Admin ALL'.A27] &amp; [$'Admin ALL'.C27]" office:value-type="string" office:string-value="error_no_file_dir                    = Der Ordner oder die Datei existiert nicht!" calcext:value-type="string">
            <text:p>error_no_file_dir <text:s text:c="19"/>= Der Ordner oder die Datei existiert nicht!</text:p>
          </table:table-cell>
          <table:table-cell table:number-columns-repeated="1023"/>
        </table:table-row>
        <table:table-row table:style-name="ro1">
          <table:table-cell table:formula="of:=[$'Admin ALL'.A28] &amp; [$'Admin ALL'.C28]" office:value-type="string" office:string-value="error_del_file                       = Die Datei kann nicht gelöscht werden!" calcext:value-type="string">
            <text:p>error_del_file <text:s text:c="22"/>= Die Datei kann nicht gelöscht werden!</text:p>
          </table:table-cell>
          <table:table-cell table:number-columns-repeated="1023"/>
        </table:table-row>
        <table:table-row table:style-name="ro1">
          <table:table-cell table:formula="of:=[$'Admin ALL'.A29] &amp; [$'Admin ALL'.C29]" office:value-type="string" office:string-value="error_del_dir                        = Der Ordner kann nicht gelöscht werden!" calcext:value-type="string">
            <text:p>error_del_dir <text:s text:c="23"/>= Der Ordner kann nicht gelöscht werden!</text:p>
          </table:table-cell>
          <table:table-cell table:number-columns-repeated="1023"/>
        </table:table-row>
        <table:table-row table:style-name="ro1">
          <table:table-cell table:formula="of:=[$'Admin ALL'.A30] &amp; [$'Admin ALL'.C30]" office:value-type="string" office:string-value="error_exists_file_dir                = Der Ordner oder die Datei existiert bereits!" calcext:value-type="string">
            <text:p>error_exists_file_dir <text:s text:c="15"/>= Der Ordner oder die Datei existiert bereits!</text:p>
          </table:table-cell>
          <table:table-cell table:number-columns-repeated="1023"/>
        </table:table-row>
        <table:table-row table:style-name="ro1">
          <table:table-cell table:formula="of:=[$'Admin ALL'.A31] &amp; [$'Admin ALL'.C31]" office:value-type="string" office:string-value="error_copy_file                      = Die Datei konnte nicht kopiert werden!" calcext:value-type="string">
            <text:p>error_copy_file <text:s text:c="21"/>= Die Datei konnte nicht kopiert werden!</text:p>
          </table:table-cell>
          <table:table-cell table:number-columns-repeated="1023"/>
        </table:table-row>
        <table:table-row table:style-name="ro1">
          <table:table-cell table:formula="of:=[$'Admin ALL'.A32] &amp; [$'Admin ALL'.C32]" office:value-type="string" office:string-value="error_move_file_dir                  = Der Ordner oder die Datei konnte nicht umbenannt oder verschoben werden!" calcext:value-type="string">
            <text:p>error_move_file_dir <text:s text:c="17"/>= Der Ordner oder die Datei konnte nicht umbenannt oder verschoben werden!</text:p>
          </table:table-cell>
          <table:table-cell table:number-columns-repeated="1023"/>
        </table:table-row>
        <table:table-row table:style-name="ro1">
          <table:table-cell table:formula="of:=[$'Admin ALL'.A33] &amp; [$'Admin ALL'.C33]" office:value-type="string" office:string-value="error_datei_file_name                = Der Dateiname enthält ungültige Werte oder Zeichen!" calcext:value-type="string">
            <text:p>error_datei_file_name <text:s text:c="15"/>= Der Dateiname enthält ungültige Werte oder Zeichen!</text:p>
          </table:table-cell>
          <table:table-cell table:number-columns-repeated="1023"/>
        </table:table-row>
        <table:table-row table:style-name="ro1">
          <table:table-cell table:formula="of:=[$'Admin ALL'.A34] &amp; [$'Admin ALL'.C34]" office:value-type="string" office:string-value="error_dir_file_name                  = Der Ordner oder die Datei enthält ungültige Werte oder Zeichen!" calcext:value-type="string">
            <text:p>error_dir_file_name <text:s text:c="17"/>= Der Ordner oder die Datei enthält ungültige Werte oder Zeichen!</text:p>
          </table:table-cell>
          <table:table-cell table:number-columns-repeated="1023"/>
        </table:table-row>
        <table:table-row table:style-name="ro1">
          <table:table-cell table:formula="of:=[$'Admin ALL'.A35] &amp; [$'Admin ALL'.C35]" office:value-type="string" office:string-value="error_post_parameter                 = Die vom Browser erhaltenen Parameter sind ungültig!" calcext:value-type="string">
            <text:p>error_post_parameter <text:s text:c="16"/>= Die vom Browser erhaltenen Parameter sind ungültig!</text:p>
          </table:table-cell>
          <table:table-cell table:number-columns-repeated="1023"/>
        </table:table-row>
        <table:table-row table:style-name="ro1">
          <table:table-cell table:formula="of:=[$'Admin ALL'.A36] &amp; [$'Admin ALL'.C36]" office:value-type="string" office:string-value="error_write_sort_list                = Fehler beim Schreiben der Kategorien- / Inhaltsseiten-Sortierung!" calcext:value-type="string">
            <text:p>error_write_sort_list <text:s text:c="15"/>= Fehler beim Schreiben der Kategorien- / Inhaltsseiten-Sortierung!</text:p>
          </table:table-cell>
          <table:table-cell table:number-columns-repeated="1023"/>
        </table:table-row>
        <table:table-row table:style-name="ro1">
          <table:table-cell table:formula="of:=[$'Admin ALL'.A37] &amp; [$'Admin ALL'.C37]" office:value-type="string" office:string-value="error_write_sitemap                  = Fehler beim Schreiben der Datei sitemap.xml!" calcext:value-type="string">
            <text:p>error_write_sitemap <text:s text:c="17"/>= Fehler beim Schreiben der Datei sitemap.xml!</text:p>
          </table:table-cell>
          <table:table-cell table:number-columns-repeated="1023"/>
        </table:table-row>
        <table:table-row table:style-name="ro1">
          <table:table-cell table:formula="of:=[$'Admin ALL'.A38] &amp; [$'Admin ALL'.C38]" office:value-type="string" office:string-value="error_write_robots                   = Fehler beim Schreiben der Datei robots.txt!" calcext:value-type="string">
            <text:p>error_write_robots <text:s text:c="18"/>= Fehler beim Schreiben der Datei robots.txt!</text:p>
          </table:table-cell>
          <table:table-cell table:number-columns-repeated="1023"/>
        </table:table-row>
        <table:table-row table:style-name="ro1">
          <table:table-cell table:formula="of:=[$'Admin ALL'.A39] &amp; [$'Admin ALL'.C39]" office:value-type="string" office:string-value="error_read_robots                    = Fehler beim Lesen der Datei robots.txt!" calcext:value-type="string">
            <text:p>error_read_robots <text:s text:c="19"/>= Fehler beim Lesen der Datei robots.txt!</text:p>
          </table:table-cell>
          <table:table-cell table:number-columns-repeated="1023"/>
        </table:table-row>
        <table:table-row table:style-name="ro1">
          <table:table-cell table:formula="of:=[$'Admin ALL'.A40] &amp; [$'Admin ALL'.C40]" office:value-type="string" office:string-value="error_no_root                        = Du hast für diese Aktion nicht die nötigen Rechte!" calcext:value-type="string">
            <text:p>error_no_root <text:s text:c="23"/>= Du hast für diese Aktion nicht die nötigen Rechte!</text:p>
          </table:table-cell>
          <table:table-cell table:number-columns-repeated="1023"/>
        </table:table-row>
        <table:table-row table:style-name="ro1">
          <table:table-cell table:formula="of:=[$'Admin ALL'.A41] &amp; [$'Admin ALL'.C41]" office:value-type="string" office:string-value="error_no_javascript                  = Dein Browser unterstützt kein JavaScript oder es ist ausgeschaltet.&lt;br /&gt;Diese moziloCMS-Version benötigt für den Adminbereich JavaScript!" calcext:value-type="string">
            <text:p>error_no_javascript <text:s text:c="17"/>= Dein Browser unterstützt kein JavaScript oder es ist ausgeschaltet.&lt;br /&gt;Diese moziloCMS-Version benötigt für den Adminbereich JavaScript!</text:p>
          </table:table-cell>
          <table:table-cell table:number-columns-repeated="1023"/>
        </table:table-row>
        <table:table-row table:style-name="ro1">
          <table:table-cell table:formula="of:=[$'Admin ALL'.A42] &amp; [$'Admin ALL'.C42]" office:value-type="string" office:string-value="error_no_freename                    = Es konnte kein freier Dateiname ermittelt werden!" calcext:value-type="string">
            <text:p>error_no_freename <text:s text:c="19"/>= Es konnte kein freier Dateiname ermittelt werden!</text:p>
          </table:table-cell>
          <table:table-cell table:number-columns-repeated="1023"/>
        </table:table-row>
        <table:table-row table:style-name="ro1">
          <table:table-cell table:formula="of:=[$'Admin ALL'.A43] &amp; [$'Admin ALL'.C43]" office:value-type="string" office:string-value="error_input_empty                    = Das Inputfeld darf nicht leer sein!" calcext:value-type="string">
            <text:p>error_input_empty <text:s text:c="19"/>= Das Inputfeld darf nicht leer sein!</text:p>
          </table:table-cell>
          <table:table-cell table:number-columns-repeated="1023"/>
        </table:table-row>
        <table:table-row table:style-name="ro1">
          <table:table-cell table:formula="of:=[$'Admin ALL'.A44] &amp; [$'Admin ALL'.C44]" office:value-type="string" office:string-value="error_multi_user_tab                 = Sorry, ein anderer Benutzer arbeitet bereits in &lt;b&gt;{PARAM1}&lt;/b&gt;. Versuche es nach &lt;b&gt;{PARAM2}&lt;/b&gt; Sekunden erneut!" calcext:value-type="string">
            <text:p>error_multi_user_tab <text:s text:c="16"/>= Sorry, ein anderer Benutzer arbeitet bereits in &lt;b&gt;{PARAM1}&lt;/b&gt;. Versuche es nach &lt;b&gt;{PARAM2}&lt;/b&gt; Sekunden erneut!</text:p>
          </table:table-cell>
          <table:table-cell table:number-columns-repeated="1023"/>
        </table:table-row>
        <table:table-row table:style-name="ro1">
          <table:table-cell table:formula="of:=[$'Admin ALL'.A45] &amp; [$'Admin ALL'.C45]" office:value-type="string" office:string-value="error_save_beforeclose               = Soll der Inhalt jetzt gespeichert werden" calcext:value-type="string">
            <text:p>error_save_beforeclose <text:s text:c="14"/>= Soll der Inhalt jetzt gespeichert werden</text:p>
          </table:table-cell>
          <table:table-cell table:number-columns-repeated="1023"/>
        </table:table-row>
        <table:table-row table:style-name="ro1">
          <table:table-cell table:formula="of:=[$'Admin ALL'.A46] &amp; [$'Admin ALL'.C46]" office:value-type="string" office:string-value="error_zip_structure                  = Die ZIP-Datei besitzt keine gültige Struktur!" calcext:value-type="string">
            <text:p>error_zip_structure <text:s text:c="17"/>= Die ZIP-Datei besitzt keine gültige Struktur!</text:p>
          </table:table-cell>
          <table:table-cell table:number-columns-repeated="1023"/>
        </table:table-row>
        <table:table-row table:style-name="ro1">
          <table:table-cell table:formula="of:=[$'Admin ALL'.A47] &amp; [$'Admin ALL'.C47]" office:value-type="string" office:string-value="error_file_upload                    = Die Datei konnte nicht hochgeladen werden!" calcext:value-type="string">
            <text:p>error_file_upload <text:s text:c="19"/>= Die Datei konnte nicht hochgeladen werden!</text:p>
          </table:table-cell>
          <table:table-cell table:number-columns-repeated="1023"/>
        </table:table-row>
        <table:table-row table:style-name="ro1">
          <table:table-cell table:formula="of:=[$'Admin ALL'.A48] &amp; [$'Admin ALL'.C48]" office:value-type="string" office:string-value="error_zip_nozip                      = Das ist keine ZIP-Datei!" calcext:value-type="string">
            <text:p>error_zip_nozip <text:s text:c="21"/>= Das ist keine ZIP-Datei!</text:p>
          </table:table-cell>
          <table:table-cell table:number-columns-repeated="1023"/>
        </table:table-row>
        <table:table-row table:style-name="ro1">
          <table:table-cell table:formula="of:=[$'Admin ALL'.A49] &amp; [$'Admin ALL'.C49]" office:value-type="string" office:string-value="error_read_htaccess                  = Fehler beim Lesen der .htaccess-Datei!" calcext:value-type="string">
            <text:p>error_read_htaccess <text:s text:c="17"/>= Fehler beim Lesen der .htaccess-Datei!</text:p>
          </table:table-cell>
          <table:table-cell table:number-columns-repeated="1023"/>
        </table:table-row>
        <table:table-row table:style-name="ro1">
          <table:table-cell table:formula="of:=[$'Admin ALL'.A50] &amp; [$'Admin ALL'.C50]" office:value-type="string" office:string-value="error_write_htaccess                 = Fehler beim Schreiben der .htaccess-Datei!" calcext:value-type="string">
            <text:p>error_write_htaccess <text:s text:c="16"/>= Fehler beim Schreiben der .htaccess-Datei!</text:p>
          </table:table-cell>
          <table:table-cell table:number-columns-repeated="1023"/>
        </table:table-row>
        <table:table-row table:style-name="ro1">
          <table:table-cell table:formula="of:=[$'Admin ALL'.A51] &amp; [$'Admin ALL'.C51]">
            <text:p/>
          </table:table-cell>
          <table:table-cell table:number-columns-repeated="1023"/>
        </table:table-row>
        <table:table-row table:style-name="ro1">
          <table:table-cell table:formula="of:=[$'Admin ALL'.A52] &amp; [$'Admin ALL'.C52]" office:value-type="string" office:string-value="dialog_title_error                   = Fehlermeldungen" calcext:value-type="string">
            <text:p>dialog_title_error <text:s text:c="18"/>= Fehlermeldungen</text:p>
          </table:table-cell>
          <table:table-cell table:number-columns-repeated="1023"/>
        </table:table-row>
        <table:table-row table:style-name="ro1">
          <table:table-cell table:formula="of:=[$'Admin ALL'.A53] &amp; [$'Admin ALL'.C53]" office:value-type="string" office:string-value="dialog_title_messages                = Meldungen" calcext:value-type="string">
            <text:p>dialog_title_messages <text:s text:c="15"/>= Meldungen</text:p>
          </table:table-cell>
          <table:table-cell table:number-columns-repeated="1023"/>
        </table:table-row>
        <table:table-row table:style-name="ro1">
          <table:table-cell table:formula="of:=[$'Admin ALL'.A54] &amp; [$'Admin ALL'.C54]" office:value-type="string" office:string-value="dialog_title_send                    = Daten werden aktualisiert!" calcext:value-type="string">
            <text:p>dialog_title_send <text:s text:c="19"/>= Daten werden aktualisiert!</text:p>
          </table:table-cell>
          <table:table-cell table:number-columns-repeated="1023"/>
        </table:table-row>
        <table:table-row table:style-name="ro1">
          <table:table-cell table:formula="of:=[$'Admin ALL'.A55] &amp; [$'Admin ALL'.C55]" office:value-type="string" office:string-value="dialog_title_save_beforeclose        = Die Inhaltsseite wurde geändert!" calcext:value-type="string">
            <text:p>dialog_title_save_beforeclose <text:s text:c="7"/>= Die Inhaltsseite wurde geändert!</text:p>
          </table:table-cell>
          <table:table-cell table:number-columns-repeated="1023"/>
        </table:table-row>
        <table:table-row table:style-name="ro1">
          <table:table-cell table:formula="of:=[$'Admin ALL'.A56] &amp; [$'Admin ALL'.C56]" office:value-type="string" office:string-value="dialog_title_delete                  = Wirklich löschen" calcext:value-type="string">
            <text:p>dialog_title_delete <text:s text:c="17"/>= Wirklich löschen</text:p>
          </table:table-cell>
          <table:table-cell table:number-columns-repeated="1023"/>
        </table:table-row>
        <table:table-row table:style-name="ro1">
          <table:table-cell table:formula="of:=[$'Admin ALL'.A57] &amp; [$'Admin ALL'.C57]" office:value-type="string" office:string-value="dialog_title_lastbackup              = Backup-Erinnerung" calcext:value-type="string">
            <text:p>dialog_title_lastbackup <text:s text:c="13"/>= Backup-Erinnerung</text:p>
          </table:table-cell>
          <table:table-cell table:number-columns-repeated="1023"/>
        </table:table-row>
        <table:table-row table:style-name="ro1">
          <table:table-cell table:formula="of:=[$'Admin ALL'.A58] &amp; [$'Admin ALL'.C58]" office:value-type="string" office:string-value="dialog_title_docu                    = Dokumentation" calcext:value-type="string">
            <text:p>dialog_title_docu <text:s text:c="19"/>= Dokumentation</text:p>
          </table:table-cell>
          <table:table-cell table:number-columns-repeated="1023"/>
        </table:table-row>
        <table:table-row table:style-name="ro1">
          <table:table-cell table:formula="of:=[$'Admin ALL'.A59] &amp; [$'Admin ALL'.C59]" office:value-type="string" office:string-value="dialog_title_coloredit               = Farbe bearbeiten" calcext:value-type="string">
            <text:p>dialog_title_coloredit <text:s text:c="14"/>= Farbe bearbeiten</text:p>
          </table:table-cell>
          <table:table-cell table:number-columns-repeated="1023"/>
        </table:table-row>
        <table:table-row table:style-name="ro1">
          <table:table-cell table:formula="of:=[$'Admin ALL'.A60] &amp; [$'Admin ALL'.C60]" office:value-type="string" office:string-value="yes                                  = Ja" calcext:value-type="string">
            <text:p>yes <text:s text:c="33"/>= Ja</text:p>
          </table:table-cell>
          <table:table-cell table:number-columns-repeated="1023"/>
        </table:table-row>
        <table:table-row table:style-name="ro1">
          <table:table-cell table:formula="of:=[$'Admin ALL'.A61] &amp; [$'Admin ALL'.C61]" office:value-type="string" office:string-value="no                                   = Nein" calcext:value-type="string">
            <text:p>no <text:s text:c="34"/>= Nein</text:p>
          </table:table-cell>
          <table:table-cell table:number-columns-repeated="1023"/>
        </table:table-row>
        <table:table-row table:style-name="ro1">
          <table:table-cell table:formula="of:=[$'Admin ALL'.A62] &amp; [$'Admin ALL'.C62]" office:value-type="string" office:string-value="pixels                               = Pixel" calcext:value-type="string">
            <text:p>pixels <text:s text:c="30"/>= Pixel</text:p>
          </table:table-cell>
          <table:table-cell table:number-columns-repeated="1023"/>
        </table:table-row>
        <table:table-row table:style-name="ro1">
          <table:table-cell table:formula="of:=[$'Admin ALL'.A63] &amp; [$'Admin ALL'.C63]" office:value-type="string" office:string-value="logout_button                        = Logout" calcext:value-type="string">
            <text:p>logout_button <text:s text:c="23"/>= Logout</text:p>
          </table:table-cell>
          <table:table-cell table:number-columns-repeated="1023"/>
        </table:table-row>
        <table:table-row table:style-name="ro1">
          <table:table-cell table:formula="of:=[$'Admin ALL'.A64] &amp; [$'Admin ALL'.C64]" office:value-type="string" office:string-value="website_button                       = Webseite" calcext:value-type="string">
            <text:p>website_button <text:s text:c="22"/>= Webseite</text:p>
          </table:table-cell>
          <table:table-cell table:number-columns-repeated="1023"/>
        </table:table-row>
        <table:table-row table:style-name="ro1">
          <table:table-cell table:formula="of:=[$'Admin ALL'.A65] &amp; [$'Admin ALL'.C65]" office:value-type="string" office:string-value="help_website_button                  = Hier gelangst du zu deiner Webseite, um den geänderten Inhalt zu betrachten." calcext:value-type="string">
            <text:p>help_website_button <text:s text:c="17"/>= Hier gelangst du zu deiner Webseite, um den geänderten Inhalt zu betrachten.</text:p>
          </table:table-cell>
          <table:table-cell table:number-columns-repeated="1023"/>
        </table:table-row>
        <table:table-row table:style-name="ro1">
          <table:table-cell table:formula="of:=[$'Admin ALL'.A66] &amp; [$'Admin ALL'.C66]" office:value-type="string" office:string-value="target                               = Target:" calcext:value-type="string">
            <text:p>target <text:s text:c="30"/>= Target:</text:p>
          </table:table-cell>
          <table:table-cell table:number-columns-repeated="1023"/>
        </table:table-row>
        <table:table-row table:style-name="ro1">
          <table:table-cell table:formula="of:=[$'Admin ALL'.A67] &amp; [$'Admin ALL'.C67]" office:value-type="string" office:string-value="self                                 = self" calcext:value-type="string">
            <text:p>self <text:s text:c="32"/>= self</text:p>
          </table:table-cell>
          <table:table-cell table:number-columns-repeated="1023"/>
        </table:table-row>
        <table:table-row table:style-name="ro1">
          <table:table-cell table:formula="of:=[$'Admin ALL'.A68] &amp; [$'Admin ALL'.C68]" office:value-type="string" office:string-value="blank                                = blank" calcext:value-type="string">
            <text:p>blank <text:s text:c="31"/>= blank</text:p>
          </table:table-cell>
          <table:table-cell table:number-columns-repeated="1023"/>
        </table:table-row>
        <table:table-row table:style-name="ro1">
          <table:table-cell table:formula="of:=[$'Admin ALL'.A69] &amp; [$'Admin ALL'.C69]" office:value-type="string" office:string-value="password                             = Passwort" calcext:value-type="string">
            <text:p>password <text:s text:c="28"/>= Passwort</text:p>
          </table:table-cell>
          <table:table-cell table:number-columns-repeated="1023"/>
        </table:table-row>
        <table:table-row table:style-name="ro1">
          <table:table-cell table:formula="of:=[$'Admin ALL'.A70] &amp; [$'Admin ALL'.C70]" office:value-type="string" office:string-value="username                             = Username" calcext:value-type="string">
            <text:p>username <text:s text:c="28"/>= Username</text:p>
          </table:table-cell>
          <table:table-cell table:number-columns-repeated="1023"/>
        </table:table-row>
        <table:table-row table:style-name="ro1">
          <table:table-cell table:formula="of:=[$'Admin ALL'.A71] &amp; [$'Admin ALL'.C71]" office:value-type="string" office:string-value="incorrect_login                      = Du hast dich nicht korrekt angemeldet. Bitte versuche es noch einmal!" calcext:value-type="string">
            <text:p>incorrect_login <text:s text:c="21"/>= Du hast dich nicht korrekt angemeldet. Bitte versuche es noch einmal!</text:p>
          </table:table-cell>
          <table:table-cell table:number-columns-repeated="1023"/>
        </table:table-row>
        <table:table-row table:style-name="ro1">
          <table:table-cell table:formula="of:=[$'Admin ALL'.A72] &amp; [$'Admin ALL'.C72]" office:value-type="string" office:string-value="install_login                        = Du musst erst den Installer ausführen.&lt;br /&gt;In der Anleitung erfährst du mehr dazu!" calcext:value-type="string">
            <text:p>install_login <text:s text:c="23"/>= Du musst erst den Installer ausführen.&lt;br /&gt;In der Anleitung erfährst du mehr dazu!</text:p>
          </table:table-cell>
          <table:table-cell table:number-columns-repeated="1023"/>
        </table:table-row>
        <table:table-row table:style-name="ro1">
          <table:table-cell table:formula="of:=[$'Admin ALL'.A73] &amp; [$'Admin ALL'.C73]" office:value-type="string" office:string-value="images                               = Bilder" calcext:value-type="string">
            <text:p>images <text:s text:c="30"/>= Bilder</text:p>
          </table:table-cell>
          <table:table-cell table:number-columns-repeated="1023"/>
        </table:table-row>
        <table:table-row table:style-name="ro1">
          <table:table-cell table:formula="of:=[$'Admin ALL'.A74] &amp; [$'Admin ALL'.C74]" office:value-type="string" office:string-value="function_exists_error                = Funktion existiert nicht!" calcext:value-type="string">
            <text:p>function_exists_error <text:s text:c="15"/>= Funktion existiert nicht!</text:p>
          </table:table-cell>
          <table:table-cell table:number-columns-repeated="1023"/>
        </table:table-row>
        <table:table-row table:style-name="ro1">
          <table:table-cell table:formula="of:=[$'Admin ALL'.A75] &amp; [$'Admin ALL'.C75]" office:value-type="string" office:string-value="button_cancel                        = Abbrechen" calcext:value-type="string">
            <text:p>button_cancel <text:s text:c="23"/>= Abbrechen</text:p>
          </table:table-cell>
          <table:table-cell table:number-columns-repeated="1023"/>
        </table:table-row>
        <table:table-row table:style-name="ro1">
          <table:table-cell table:formula="of:=[$'Admin ALL'.A76] &amp; [$'Admin ALL'.C76]" office:value-type="string" office:string-value="button_save                          = Speichern" calcext:value-type="string">
            <text:p>button_save <text:s text:c="25"/>= Speichern</text:p>
          </table:table-cell>
          <table:table-cell table:number-columns-repeated="1023"/>
        </table:table-row>
        <table:table-row table:style-name="ro1">
          <table:table-cell table:formula="of:=[$'Admin ALL'.A77] &amp; [$'Admin ALL'.C77]" office:value-type="string" office:string-value="button_preview                       = Vorschau" calcext:value-type="string">
            <text:p>button_preview <text:s text:c="22"/>= Vorschau</text:p>
          </table:table-cell>
          <table:table-cell table:number-columns-repeated="1023"/>
        </table:table-row>
        <table:table-row table:style-name="ro1">
          <table:table-cell table:formula="of:=[$'Admin ALL'.A78] &amp; [$'Admin ALL'.C78]" office:value-type="string" office:string-value="files_button                         = Dateien" calcext:value-type="string">
            <text:p>files_button <text:s text:c="24"/>= Dateien</text:p>
          </table:table-cell>
          <table:table-cell table:number-columns-repeated="1023"/>
        </table:table-row>
        <table:table-row table:style-name="ro1">
          <table:table-cell table:formula="of:=[$'Admin ALL'.A79] &amp; [$'Admin ALL'.C79]" office:value-type="string" office:string-value="get_memory                           = Memory verwendet" calcext:value-type="string">
            <text:p>get_memory <text:s text:c="26"/>= Memory verwendet</text:p>
          </table:table-cell>
          <table:table-cell table:number-columns-repeated="1023"/>
        </table:table-row>
        <table:table-row table:style-name="ro1">
          <table:table-cell table:formula="of:=[$'Admin ALL'.A80] &amp; [$'Admin ALL'.C80]" office:value-type="string" office:string-value="get_execut_time                      = Seite in {PARAM1} Sek. erstellt" calcext:value-type="string">
            <text:p>get_execut_time <text:s text:c="21"/>= Seite in {PARAM1} Sek. erstellt</text:p>
          </table:table-cell>
          <table:table-cell table:number-columns-repeated="1023"/>
        </table:table-row>
        <table:table-row table:style-name="ro1">
          <table:table-cell table:formula="of:=[$'Admin ALL'.A81] &amp; [$'Admin ALL'.C81]">
            <text:p/>
          </table:table-cell>
          <table:table-cell table:number-columns-repeated="1023"/>
        </table:table-row>
        <table:table-row table:style-name="ro1">
          <table:table-cell table:formula="of:=[$'Admin ALL'.A82] &amp; [$'Admin ALL'.C82]" office:value-type="string" office:string-value="properties_error_save                = Fehler beim Speichern der Einstellung (bitte Dateirechte prüfen)!" calcext:value-type="string">
            <text:p>properties_error_save <text:s text:c="15"/>= Fehler beim Speichern der Einstellung (bitte Dateirechte prüfen)!</text:p>
          </table:table-cell>
          <table:table-cell table:number-columns-repeated="1023"/>
        </table:table-row>
        <table:table-row table:style-name="ro1">
          <table:table-cell table:formula="of:=[$'Admin ALL'.A83] &amp; [$'Admin ALL'.C83]" office:value-type="string" office:string-value="properties                           = Meldung von Properties.php:" calcext:value-type="string">
            <text:p>properties <text:s text:c="26"/>= Meldung von Properties.php:</text:p>
          </table:table-cell>
          <table:table-cell table:number-columns-repeated="1023"/>
        </table:table-row>
        <table:table-row table:style-name="ro1">
          <table:table-cell table:formula="of:=[$'Admin ALL'.A84] &amp; [$'Admin ALL'.C84]">
            <text:p/>
          </table:table-cell>
          <table:table-cell table:number-columns-repeated="1023"/>
        </table:table-row>
        <table:table-row table:style-name="ro1">
          <table:table-cell table:formula="of:=[$'Admin ALL'.A85] &amp; [$'Admin ALL'.C85]" office:value-type="string" office:string-value="editor_content_error_open            = Fehler beim Lesen des Inhalts (bitte Dateirechte prüfen)!" calcext:value-type="string">
            <text:p>editor_content_error_open <text:s text:c="11"/>= Fehler beim Lesen des Inhalts (bitte Dateirechte prüfen)!</text:p>
          </table:table-cell>
          <table:table-cell table:number-columns-repeated="1023"/>
        </table:table-row>
        <table:table-row table:style-name="ro1">
          <table:table-cell table:formula="of:=[$'Admin ALL'.A86] &amp; [$'Admin ALL'.C86]" office:value-type="string" office:string-value="editor_content_error_save            = Fehler beim Speichern des Inhalts (bitte Dateirechte prüfen)!" calcext:value-type="string">
            <text:p>editor_content_error_save <text:s text:c="11"/>= Fehler beim Speichern des Inhalts (bitte Dateirechte prüfen)!</text:p>
          </table:table-cell>
          <table:table-cell table:number-columns-repeated="1023"/>
        </table:table-row>
        <table:table-row table:style-name="ro1">
          <table:table-cell table:formula="of:=[$'Admin ALL'.A87] &amp; [$'Admin ALL'.C87]" office:value-type="string" office:string-value="toolbar_usersyntax                   = Benutzerdefinierte Syntaxelemente:" calcext:value-type="string">
            <text:p>toolbar_usersyntax <text:s text:c="18"/>= Benutzerdefinierte Syntaxelemente:</text:p>
          </table:table-cell>
          <table:table-cell table:number-columns-repeated="1023"/>
        </table:table-row>
        <table:table-row table:style-name="ro1">
          <table:table-cell table:formula="of:=[$'Admin ALL'.A88] &amp; [$'Admin ALL'.C88]" office:value-type="string" office:string-value="toolbar_contents                     = Inhalte:" calcext:value-type="string">
            <text:p>toolbar_contents <text:s text:c="20"/>= Inhalte:</text:p>
          </table:table-cell>
          <table:table-cell table:number-columns-repeated="1023"/>
        </table:table-row>
        <table:table-row table:style-name="ro1">
          <table:table-cell table:formula="of:=[$'Admin ALL'.A89] &amp; [$'Admin ALL'.C89]" office:value-type="string" office:string-value="toolbar_plugins                      = Plugins:" calcext:value-type="string">
            <text:p>toolbar_plugins <text:s text:c="21"/>= Plugins:</text:p>
          </table:table-cell>
          <table:table-cell table:number-columns-repeated="1023"/>
        </table:table-row>
        <table:table-row table:style-name="ro1">
          <table:table-cell table:formula="of:=[$'Admin ALL'.A90] &amp; [$'Admin ALL'.C90]" office:value-type="string" office:string-value="toolbar_platzhalter                  = CMS-Variablen:" calcext:value-type="string">
            <text:p>toolbar_platzhalter <text:s text:c="17"/>= CMS-Variablen:</text:p>
          </table:table-cell>
          <table:table-cell table:number-columns-repeated="1023"/>
        </table:table-row>
        <table:table-row table:style-name="ro1">
          <table:table-cell table:formula="of:=[$'Admin ALL'.A91] &amp; [$'Admin ALL'.C91]" office:value-type="string" office:string-value="toolbar_template                     = Template CSS und Bilder" calcext:value-type="string">
            <text:p>toolbar_template <text:s text:c="20"/>= Template CSS und Bilder</text:p>
          </table:table-cell>
          <table:table-cell table:number-columns-repeated="1023"/>
        </table:table-row>
        <table:table-row table:style-name="ro1">
          <table:table-cell table:formula="of:=[$'Admin ALL'.A92] &amp; [$'Admin ALL'.C92]" office:value-type="string" office:string-value="toolbar_template_css                 = CSS" calcext:value-type="string">
            <text:p>toolbar_template_css <text:s text:c="16"/>= CSS</text:p>
          </table:table-cell>
          <table:table-cell table:number-columns-repeated="1023"/>
        </table:table-row>
        <table:table-row table:style-name="ro1">
          <table:table-cell table:formula="of:=[$'Admin ALL'.A93] &amp; [$'Admin ALL'.C93]" office:value-type="string" office:string-value="toolbar_template_image               = Bilder" calcext:value-type="string">
            <text:p>toolbar_template_image <text:s text:c="14"/>= Bilder</text:p>
          </table:table-cell>
          <table:table-cell table:number-columns-repeated="1023"/>
        </table:table-row>
        <table:table-row table:style-name="ro1">
          <table:table-cell table:formula="of:=[$'Admin ALL'.A94] &amp; [$'Admin ALL'.C94]" office:value-type="string" office:string-value="toolbar_platzhalter_CATEGORY         = Aktuelle Kategorie: Verzeichnisname" calcext:value-type="string">
            <text:p>toolbar_platzhalter_CATEGORY <text:s text:c="8"/>= Aktuelle Kategorie: Verzeichnisname</text:p>
          </table:table-cell>
          <table:table-cell table:number-columns-repeated="1023"/>
        </table:table-row>
        <table:table-row table:style-name="ro1">
          <table:table-cell table:formula="of:=[$'Admin ALL'.A95] &amp; [$'Admin ALL'.C95]" office:value-type="string" office:string-value="toolbar_platzhalter_CATEGORY_NAME    = Aktuelle Kategorie: Name" calcext:value-type="string">
            <text:p>toolbar_platzhalter_CATEGORY_NAME <text:s text:c="3"/>= Aktuelle Kategorie: Name</text:p>
          </table:table-cell>
          <table:table-cell table:number-columns-repeated="1023"/>
        </table:table-row>
        <table:table-row table:style-name="ro1">
          <table:table-cell table:formula="of:=[$'Admin ALL'.A96] &amp; [$'Admin ALL'.C96]" office:value-type="string" office:string-value="toolbar_platzhalter_PAGE             = Aktuelle Inhaltsseite: Dateiname ohne Erweiterung" calcext:value-type="string">
            <text:p>toolbar_platzhalter_PAGE <text:s text:c="12"/>= Aktuelle Inhaltsseite: Dateiname ohne Erweiterung</text:p>
          </table:table-cell>
          <table:table-cell table:number-columns-repeated="1023"/>
        </table:table-row>
        <table:table-row table:style-name="ro1">
          <table:table-cell table:formula="of:=[$'Admin ALL'.A97] &amp; [$'Admin ALL'.C97]" office:value-type="string" office:string-value="toolbar_platzhalter_PAGE_NAME        = Aktuelle Inhaltsseite: Name" calcext:value-type="string">
            <text:p>toolbar_platzhalter_PAGE_NAME <text:s text:c="7"/>= Aktuelle Inhaltsseite: Name</text:p>
          </table:table-cell>
          <table:table-cell table:number-columns-repeated="1023"/>
        </table:table-row>
        <table:table-row table:style-name="ro1">
          <table:table-cell table:formula="of:=[$'Admin ALL'.A98] &amp; [$'Admin ALL'.C98]" office:value-type="string" office:string-value="toolbar_platzhalter_PAGE_FILE        = Aktuelle Inhaltsseite: Dateiname" calcext:value-type="string">
            <text:p>toolbar_platzhalter_PAGE_FILE <text:s text:c="7"/>= Aktuelle Inhaltsseite: Dateiname</text:p>
          </table:table-cell>
          <table:table-cell table:number-columns-repeated="1023"/>
        </table:table-row>
        <table:table-row table:style-name="ro1">
          <table:table-cell table:formula="of:=[$'Admin ALL'.A99] &amp; [$'Admin ALL'.C99]" office:value-type="string" office:string-value="toolbar_platzhalter_SEARCH           = Suchformular" calcext:value-type="string">
            <text:p>toolbar_platzhalter_SEARCH <text:s text:c="10"/>= Suchformular</text:p>
          </table:table-cell>
          <table:table-cell table:number-columns-repeated="1023"/>
        </table:table-row>
        <table:table-row table:style-name="ro1">
          <table:table-cell table:formula="of:=[$'Admin ALL'.A100] &amp; [$'Admin ALL'.C100]" office:value-type="string" office:string-value="toolbar_platzhalter_SITEMAPLINK      = Link zur Sitemap" calcext:value-type="string">
            <text:p>toolbar_platzhalter_SITEMAPLINK <text:s text:c="5"/>= Link zur Sitemap</text:p>
          </table:table-cell>
          <table:table-cell table:number-columns-repeated="1023"/>
        </table:table-row>
        <table:table-row table:style-name="ro1">
          <table:table-cell table:formula="of:=[$'Admin ALL'.A101] &amp; [$'Admin ALL'.C101]" office:value-type="string" office:string-value="toolbar_platzhalter_CMSINFO          = CMS-Informationen" calcext:value-type="string">
            <text:p>toolbar_platzhalter_CMSINFO <text:s text:c="9"/>= CMS-Informationen</text:p>
          </table:table-cell>
          <table:table-cell table:number-columns-repeated="1023"/>
        </table:table-row>
        <table:table-row table:style-name="ro1">
          <table:table-cell table:formula="of:=[$'Admin ALL'.A102] &amp; [$'Admin ALL'.C102]" office:value-type="string" office:string-value="toolbar_platzhalter_TABLEOFCONTENTS  = Inhaltsverzeichnis der aktuellen Inhaltsseite" calcext:value-type="string">
            <text:p>toolbar_platzhalter_TABLEOFCONTENTS <text:s/>= Inhaltsverzeichnis der aktuellen Inhaltsseite</text:p>
          </table:table-cell>
          <table:table-cell table:number-columns-repeated="1023"/>
        </table:table-row>
        <table:table-row table:style-name="ro1">
          <table:table-cell table:formula="of:=[$'Admin ALL'.A103] &amp; [$'Admin ALL'.C103]" office:value-type="string" office:string-value="toolbar_platzhalter_BASE_URL         = URL-kodierte Basis-URL ohne Domain, Kategorie und Inhaltsseite" calcext:value-type="string">
            <text:p>toolbar_platzhalter_BASE_URL <text:s text:c="8"/>= URL-kodierte Basis-URL ohne Domain, Kategorie und Inhaltsseite</text:p>
          </table:table-cell>
          <table:table-cell table:number-columns-repeated="1023"/>
        </table:table-row>
        <table:table-row table:style-name="ro1">
          <table:table-cell table:formula="of:=[$'Admin ALL'.A104] &amp; [$'Admin ALL'.C104]" office:value-type="string" office:string-value="toolbar_platzhalter_CATEGORY_URL     = Aktuelle Kategorie: URL-kodiert" calcext:value-type="string">
            <text:p>toolbar_platzhalter_CATEGORY_URL <text:s text:c="4"/>= Aktuelle Kategorie: URL-kodiert</text:p>
          </table:table-cell>
          <table:table-cell table:number-columns-repeated="1023"/>
        </table:table-row>
        <table:table-row table:style-name="ro1">
          <table:table-cell table:formula="of:=[$'Admin ALL'.A105] &amp; [$'Admin ALL'.C105]" office:value-type="string" office:string-value="toolbar_platzhalter_PAGE_URL         = Aktuelle Inhaltsseite: URL-kodiert" calcext:value-type="string">
            <text:p>toolbar_platzhalter_PAGE_URL <text:s text:c="8"/>= Aktuelle Inhaltsseite: URL-kodiert</text:p>
          </table:table-cell>
          <table:table-cell table:number-columns-repeated="1023"/>
        </table:table-row>
        <table:table-row table:style-name="ro1">
          <table:table-cell table:formula="of:=[$'Admin ALL'.A106] &amp; [$'Admin ALL'.C106]" office:value-type="string" office:string-value="toolbar_platzhalter_CHARSET          = Aktueller Zeichensatz" calcext:value-type="string">
            <text:p>toolbar_platzhalter_CHARSET <text:s text:c="9"/>= Aktueller Zeichensatz</text:p>
          </table:table-cell>
          <table:table-cell table:number-columns-repeated="1023"/>
        </table:table-row>
        <table:table-row table:style-name="ro1">
          <table:table-cell table:formula="of:=[$'Admin ALL'.A107] &amp; [$'Admin ALL'.C107]" office:value-type="string" office:string-value="toolbar_platzhalter_LAYOUT_DIR       = Der Pfad zum aktuellen Template-Verzeichnis" calcext:value-type="string">
            <text:p>toolbar_platzhalter_LAYOUT_DIR <text:s text:c="6"/>= Der Pfad zum aktuellen Template-Verzeichnis</text:p>
          </table:table-cell>
          <table:table-cell table:number-columns-repeated="1023"/>
        </table:table-row>
        <table:table-row table:style-name="ro1">
          <table:table-cell table:formula="of:=[$'Admin ALL'.A108] &amp; [$'Admin ALL'.C108]" office:value-type="string" office:string-value="toolbar_platzhalter_WEBSITE_TITLE    = Webseiten-Titel" calcext:value-type="string">
            <text:p>toolbar_platzhalter_WEBSITE_TITLE <text:s text:c="3"/>= Webseiten-Titel</text:p>
          </table:table-cell>
          <table:table-cell table:number-columns-repeated="1023"/>
        </table:table-row>
        <table:table-row table:style-name="ro1">
          <table:table-cell table:formula="of:=[$'Admin ALL'.A109] &amp; [$'Admin ALL'.C109]" office:value-type="string" office:string-value="toolbar_platzhalter_WEBSITE_KEYWORDS = Webseiten Suchworte" calcext:value-type="string">
            <text:p>toolbar_platzhalter_WEBSITE_KEYWORDS = Webseiten Suchworte</text:p>
          </table:table-cell>
          <table:table-cell table:number-columns-repeated="1023"/>
        </table:table-row>
        <table:table-row table:style-name="ro1">
          <table:table-cell table:formula="of:=[$'Admin ALL'.A110] &amp; [$'Admin ALL'.C110]" office:value-type="string" office:string-value="toolbar_platzhalter_WEBSITE_DESCRIPTION = Webseiten-Beschreibung" calcext:value-type="string">
            <text:p>toolbar_platzhalter_WEBSITE_DESCRIPTION = Webseiten-Beschreibung</text:p>
          </table:table-cell>
          <table:table-cell table:number-columns-repeated="1023"/>
        </table:table-row>
        <table:table-row table:style-name="ro1">
          <table:table-cell table:formula="of:=[$'Admin ALL'.A111] &amp; [$'Admin ALL'.C111]" office:value-type="string" office:string-value="toolbar_platzhalter_WEBSITE_NAME     = Webseiten-Name" calcext:value-type="string">
            <text:p>toolbar_platzhalter_WEBSITE_NAME <text:s text:c="4"/>= Webseiten-Name</text:p>
          </table:table-cell>
          <table:table-cell table:number-columns-repeated="1023"/>
        </table:table-row>
        <table:table-row table:style-name="ro1">
          <table:table-cell table:formula="of:=[$'Admin ALL'.A112] &amp; [$'Admin ALL'.C112]" office:value-type="string" office:string-value="toolbar_platzhalter_MAINMENU         = Das Mainmenu" calcext:value-type="string">
            <text:p>toolbar_platzhalter_MAINMENU <text:s text:c="8"/>= Das Mainmenu</text:p>
          </table:table-cell>
          <table:table-cell table:number-columns-repeated="1023"/>
        </table:table-row>
        <table:table-row table:style-name="ro1">
          <table:table-cell table:formula="of:=[$'Admin ALL'.A113] &amp; [$'Admin ALL'.C113]" office:value-type="string" office:string-value="toolbar_platzhalter_DETAILMENU       = Das Detailmenu" calcext:value-type="string">
            <text:p>toolbar_platzhalter_DETAILMENU <text:s text:c="6"/>= Das Detailmenu</text:p>
          </table:table-cell>
          <table:table-cell table:number-columns-repeated="1023"/>
        </table:table-row>
        <table:table-row table:style-name="ro1">
          <table:table-cell table:formula="of:=[$'Admin ALL'.A114] &amp; [$'Admin ALL'.C114]" office:value-type="string" office:string-value="toolbar_platzhalter_MEMORYUSAGE      = Von moziloCMS verbrauchter Speicher" calcext:value-type="string">
            <text:p>toolbar_platzhalter_MEMORYUSAGE <text:s text:c="5"/>= Von moziloCMS verbrauchter Speicher</text:p>
          </table:table-cell>
          <table:table-cell table:number-columns-repeated="1023"/>
        </table:table-row>
        <table:table-row table:style-name="ro1">
          <table:table-cell table:formula="of:=[$'Admin ALL'.A115] &amp; [$'Admin ALL'.C115]" office:value-type="string" office:string-value="toolbar_platzhalter_EXECUTETIME      = Solange hat moziloCMS gebraucht" calcext:value-type="string">
            <text:p>toolbar_platzhalter_EXECUTETIME <text:s text:c="5"/>= Solange hat moziloCMS gebraucht</text:p>
          </table:table-cell>
          <table:table-cell table:number-columns-repeated="1023"/>
        </table:table-row>
        <table:table-row table:style-name="ro1">
          <table:table-cell table:formula="of:=[$'Admin ALL'.A116] &amp; [$'Admin ALL'.C116]" office:value-type="string" office:string-value="toolbar_platzhalter_VALUE            = Value" calcext:value-type="string">
            <text:p>toolbar_platzhalter_VALUE <text:s text:c="11"/>= Value</text:p>
          </table:table-cell>
          <table:table-cell table:number-columns-repeated="1023"/>
        </table:table-row>
        <table:table-row table:style-name="ro1">
          <table:table-cell table:formula="of:=[$'Admin ALL'.A117] &amp; [$'Admin ALL'.C117]" office:value-type="string" office:string-value="toolbar_platzhalter_DESCRIPTION      = Description" calcext:value-type="string">
            <text:p>toolbar_platzhalter_DESCRIPTION <text:s text:c="5"/>= Description</text:p>
          </table:table-cell>
          <table:table-cell table:number-columns-repeated="1023"/>
        </table:table-row>
        <table:table-row table:style-name="ro1">
          <table:table-cell table:formula="of:=[$'Admin ALL'.A118] &amp; [$'Admin ALL'.C118]" office:value-type="string" office:string-value="toolbar_editor_linenumber            = Zeilennummern anzeigen / ausblenden" calcext:value-type="string">
            <text:p>toolbar_editor_linenumber <text:s text:c="11"/>= Zeilennummern anzeigen / ausblenden</text:p>
          </table:table-cell>
          <table:table-cell table:number-columns-repeated="1023"/>
        </table:table-row>
        <table:table-row table:style-name="ro1">
          <table:table-cell table:formula="of:=[$'Admin ALL'.A119] &amp; [$'Admin ALL'.C119]" office:value-type="string" office:string-value="toolbar_editor_controlcharacter      = Steuerzeichen anzeigen / ausblenden" calcext:value-type="string">
            <text:p>toolbar_editor_controlcharacter <text:s text:c="5"/>= Steuerzeichen anzeigen / ausblenden</text:p>
          </table:table-cell>
          <table:table-cell table:number-columns-repeated="1023"/>
        </table:table-row>
        <table:table-row table:style-name="ro1">
          <table:table-cell table:formula="of:=[$'Admin ALL'.A120] &amp; [$'Admin ALL'.C120]" office:value-type="string" office:string-value="toolbar_editor_highlighter           = Syntax-Hervorheben-Modus" calcext:value-type="string">
            <text:p>toolbar_editor_highlighter <text:s text:c="10"/>= Syntax-Hervorheben-Modus</text:p>
          </table:table-cell>
          <table:table-cell table:number-columns-repeated="1023"/>
        </table:table-row>
        <table:table-row table:style-name="ro1">
          <table:table-cell table:formula="of:=[$'Admin ALL'.A121] &amp; [$'Admin ALL'.C121]" office:value-type="string" office:string-value="toolbar_editor_fontsize              = Schriftgröße" calcext:value-type="string">
            <text:p>toolbar_editor_fontsize <text:s text:c="13"/>= Schriftgröße</text:p>
          </table:table-cell>
          <table:table-cell table:number-columns-repeated="1023"/>
        </table:table-row>
        <table:table-row table:style-name="ro1">
          <table:table-cell table:formula="of:=[$'Admin ALL'.A122] &amp; [$'Admin ALL'.C122]" office:value-type="string" office:string-value="toolbar_editor_undo                  = Letzte Änderung rückgängig machen" calcext:value-type="string">
            <text:p>toolbar_editor_undo <text:s text:c="17"/>= Letzte Änderung rückgängig machen</text:p>
          </table:table-cell>
          <table:table-cell table:number-columns-repeated="1023"/>
        </table:table-row>
        <table:table-row table:style-name="ro1">
          <table:table-cell table:formula="of:=[$'Admin ALL'.A123] &amp; [$'Admin ALL'.C123]" office:value-type="string" office:string-value="toolbar_editor_redo                  = Letzte Änderung wiederherstellen" calcext:value-type="string">
            <text:p>toolbar_editor_redo <text:s text:c="17"/>= Letzte Änderung wiederherstellen</text:p>
          </table:table-cell>
          <table:table-cell table:number-columns-repeated="1023"/>
        </table:table-row>
        <table:table-row table:style-name="ro1">
          <table:table-cell table:formula="of:=[$'Admin ALL'.A124] &amp; [$'Admin ALL'.C124]" office:value-type="string" office:string-value="toolbar_editor_togglefold            = Alle Syntaxelemente, die über mehrere Zeilen, gehen ein- / ausklappen" calcext:value-type="string">
            <text:p>toolbar_editor_togglefold <text:s text:c="11"/>= Alle Syntaxelemente, die über mehrere Zeilen, gehen ein- / ausklappen</text:p>
          </table:table-cell>
          <table:table-cell table:number-columns-repeated="1023"/>
        </table:table-row>
        <table:table-row table:style-name="ro1">
          <table:table-cell table:formula="of:=[$'Admin ALL'.A125] &amp; [$'Admin ALL'.C125]" office:value-type="string" office:string-value="toolbar_editor_search                = Einen Begriff suchen" calcext:value-type="string">
            <text:p>toolbar_editor_search <text:s text:c="15"/>= Einen Begriff suchen</text:p>
          </table:table-cell>
          <table:table-cell table:number-columns-repeated="1023"/>
        </table:table-row>
        <table:table-row table:style-name="ro1">
          <table:table-cell table:formula="of:=[$'Admin ALL'.A126] &amp; [$'Admin ALL'.C126]" office:value-type="string" office:string-value="toolbar_editor_searchall             = Alle gefunden Begriffe finden" calcext:value-type="string">
            <text:p>toolbar_editor_searchall <text:s text:c="12"/>= Alle gefunden Begriffe finden</text:p>
          </table:table-cell>
          <table:table-cell table:number-columns-repeated="1023"/>
        </table:table-row>
        <table:table-row table:style-name="ro1">
          <table:table-cell table:formula="of:=[$'Admin ALL'.A127] &amp; [$'Admin ALL'.C127]" office:value-type="string" office:string-value="toolbar_editor_replace               = gefundene Begriffe ersetzen" calcext:value-type="string">
            <text:p>toolbar_editor_replace <text:s text:c="14"/>= gefundene Begriffe ersetzen</text:p>
          </table:table-cell>
          <table:table-cell table:number-columns-repeated="1023"/>
        </table:table-row>
        <table:table-row table:style-name="ro1">
          <table:table-cell table:formula="of:=[$'Admin ALL'.A128] &amp; [$'Admin ALL'.C128]" office:value-type="string" office:string-value="toolbar_editor_textall               = Alle" calcext:value-type="string">
            <text:p>toolbar_editor_textall <text:s text:c="14"/>= Alle</text:p>
          </table:table-cell>
          <table:table-cell table:number-columns-repeated="1023"/>
        </table:table-row>
        <table:table-row table:style-name="ro1">
          <table:table-cell table:formula="of:=[$'Admin ALL'.A129] &amp; [$'Admin ALL'.C129]">
            <text:p/>
          </table:table-cell>
          <table:table-cell table:number-columns-repeated="1023"/>
        </table:table-row>
        <table:table-row table:style-name="ro1">
          <table:table-cell table:formula="of:=[$'Admin ALL'.A130] &amp; [$'Admin ALL'.C130]" office:value-type="string" office:string-value="filter_button_all_hide               = Alle Inhaltsseiten ausblenden" calcext:value-type="string">
            <text:p>filter_button_all_hide <text:s text:c="14"/>= Alle Inhaltsseiten ausblenden</text:p>
          </table:table-cell>
          <table:table-cell table:number-columns-repeated="1023"/>
        </table:table-row>
        <table:table-row table:style-name="ro1">
          <table:table-cell table:formula="of:=[$'Admin ALL'.A131] &amp; [$'Admin ALL'.C131]" office:value-type="string" office:string-value="filter_button_all_show               = Alle Inhaltsseiten einblenden" calcext:value-type="string">
            <text:p>filter_button_all_show <text:s text:c="14"/>= Alle Inhaltsseiten einblenden</text:p>
          </table:table-cell>
          <table:table-cell table:number-columns-repeated="1023"/>
        </table:table-row>
        <table:table-row table:style-name="ro1">
          <table:table-cell table:formula="of:=[$'Admin ALL'.A132] &amp; [$'Admin ALL'.C132]" office:value-type="string" office:string-value="filter_text                          = Filter" calcext:value-type="string">
            <text:p>filter_text <text:s text:c="25"/>= Filter</text:p>
          </table:table-cell>
          <table:table-cell table:number-columns-repeated="1023"/>
        </table:table-row>
        <table:table-row table:style-name="ro1">
          <table:table-cell table:formula="of:=[$'Admin ALL'.A133] &amp; [$'Admin ALL'.C133]" office:value-type="string" office:string-value="filter_text_gallery                  = Galerien" calcext:value-type="string">
            <text:p>filter_text_gallery <text:s text:c="17"/>= Galerien</text:p>
          </table:table-cell>
          <table:table-cell table:number-columns-repeated="1023"/>
        </table:table-row>
        <table:table-row table:style-name="ro1">
          <table:table-cell table:formula="of:=[$'Admin ALL'.A134] &amp; [$'Admin ALL'.C134]" office:value-type="string" office:string-value="filter_text_plugins                  = Plugins" calcext:value-type="string">
            <text:p>filter_text_plugins <text:s text:c="17"/>= Plugins</text:p>
          </table:table-cell>
          <table:table-cell table:number-columns-repeated="1023"/>
        </table:table-row>
        <table:table-row table:style-name="ro1">
          <table:table-cell table:formula="of:=[$'Admin ALL'.A135] &amp; [$'Admin ALL'.C135]" office:value-type="string" office:string-value="filter_text_files                    = Kategorien" calcext:value-type="string">
            <text:p>filter_text_files <text:s text:c="19"/>= Kategorien</text:p>
          </table:table-cell>
          <table:table-cell table:number-columns-repeated="1023"/>
        </table:table-row>
        <table:table-row table:style-name="ro1">
          <table:table-cell table:formula="of:=[$'Admin ALL'.A136] &amp; [$'Admin ALL'.C136]" office:value-type="string" office:string-value="filter_text_catpage                  = Kategorien" calcext:value-type="string">
            <text:p>filter_text_catpage <text:s text:c="17"/>= Kategorien</text:p>
          </table:table-cell>
          <table:table-cell table:number-columns-repeated="1023"/>
        </table:table-row>
        <table:table-row table:style-name="ro1">
          <table:table-cell table:formula="of:=[$'Admin ALL'.A137] &amp; [$'Admin ALL'.C137]">
            <text:p/>
          </table:table-cell>
          <table:table-cell table:number-columns-repeated="1023"/>
        </table:table-row>
        <table:table-row table:style-name="ro1">
          <table:table-cell table:formula="of:=[$'Admin ALL'.A138] &amp; [$'Admin ALL'.C138]" office:value-type="string" office:string-value="home_button                          = Info" calcext:value-type="string">
            <text:p>home_button <text:s text:c="25"/>= Info</text:p>
          </table:table-cell>
          <table:table-cell table:number-columns-repeated="1023"/>
        </table:table-row>
        <table:table-row table:style-name="ro1">
          <table:table-cell table:formula="of:=[$'Admin ALL'.A139] &amp; [$'Admin ALL'.C139]" office:value-type="string" office:string-value="home_multiuser                       = Multiuser Reset" calcext:value-type="string">
            <text:p>home_multiuser <text:s text:c="22"/>= Multiuser Reset</text:p>
          </table:table-cell>
          <table:table-cell table:number-columns-repeated="1023"/>
        </table:table-row>
        <table:table-row table:style-name="ro1">
          <table:table-cell table:formula="of:=[$'Admin ALL'.A140] &amp; [$'Admin ALL'.C140]" office:value-type="string" office:string-value="home_multiuser_text                  = Schließt alle anderen noch aktiven Admin-Logins. &lt;br /&gt;Damit werden durch nicht erfolgte Logouts ggf. gesperrte Bereiche wieder frei." calcext:value-type="string">
            <text:p>home_multiuser_text <text:s text:c="17"/>= Schließt alle anderen noch aktiven Admin-Logins. &lt;br /&gt;Damit werden durch nicht erfolgte Logouts ggf. gesperrte Bereiche wieder frei.</text:p>
          </table:table-cell>
          <table:table-cell table:number-columns-repeated="1023"/>
        </table:table-row>
        <table:table-row table:style-name="ro1">
          <table:table-cell table:formula="of:=[$'Admin ALL'.A141] &amp; [$'Admin ALL'.C141]" office:value-type="string" office:string-value="home_multiuser_button                = Andere User abmelden" calcext:value-type="string">
            <text:p>home_multiuser_button <text:s text:c="15"/>= Andere User abmelden</text:p>
          </table:table-cell>
          <table:table-cell table:number-columns-repeated="1023"/>
        </table:table-row>
        <table:table-row table:style-name="ro1">
          <table:table-cell table:formula="of:=[$'Admin ALL'.A142] &amp; [$'Admin ALL'.C142]" office:value-type="string" office:string-value="home_multiuser_mode_text             = Multiuser-Mode verfügbar" calcext:value-type="string">
            <text:p>home_multiuser_mode_text <text:s text:c="12"/>= Multiuser-Mode verfügbar</text:p>
          </table:table-cell>
          <table:table-cell table:number-columns-repeated="1023"/>
        </table:table-row>
        <table:table-row table:style-name="ro1">
          <table:table-cell table:formula="of:=[$'Admin ALL'.A143] &amp; [$'Admin ALL'.C143]" office:value-type="string" office:string-value="home_text                            = System-Informationen" calcext:value-type="string">
            <text:p>home_text <text:s text:c="27"/>= System-Informationen</text:p>
          </table:table-cell>
          <table:table-cell table:number-columns-repeated="1023"/>
        </table:table-row>
        <table:table-row table:style-name="ro1">
          <table:table-cell table:formula="of:=[$'Admin ALL'.A144] &amp; [$'Admin ALL'.C144]" office:value-type="string" office:string-value="home_cmssize_text                    = Von moziloCMS benutzter Speicherplatz auf dem Server" calcext:value-type="string">
            <text:p>home_cmssize_text <text:s text:c="19"/>= Von moziloCMS benutzter Speicherplatz auf dem Server</text:p>
          </table:table-cell>
          <table:table-cell table:number-columns-repeated="1023"/>
        </table:table-row>
        <table:table-row table:style-name="ro1">
          <table:table-cell table:formula="of:=[$'Admin ALL'.A145] &amp; [$'Admin ALL'.C145]" office:value-type="string" office:string-value="home_cmsversion_text                 = Installierte moziloCMS-Version" calcext:value-type="string">
            <text:p>home_cmsversion_text <text:s text:c="16"/>= Installierte moziloCMS-Version</text:p>
          </table:table-cell>
          <table:table-cell table:number-columns-repeated="1023"/>
        </table:table-row>
        <table:table-row table:style-name="ro1">
          <table:table-cell table:formula="of:=[$'Admin ALL'.A146] &amp; [$'Admin ALL'.C146]" office:value-type="string" office:string-value="home_cmsrevision_text                = Revision" calcext:value-type="string">
            <text:p>home_cmsrevision_text <text:s text:c="15"/>= Revision</text:p>
          </table:table-cell>
          <table:table-cell table:number-columns-repeated="1023"/>
        </table:table-row>
        <table:table-row table:style-name="ro1">
          <table:table-cell table:formula="of:=[$'Admin ALL'.A147] &amp; [$'Admin ALL'.C147]" office:value-type="string" office:string-value="home_phpversion_text                 = Installierte PHP-Version" calcext:value-type="string">
            <text:p>home_phpversion_text <text:s text:c="16"/>= Installierte PHP-Version</text:p>
          </table:table-cell>
          <table:table-cell table:number-columns-repeated="1023"/>
        </table:table-row>
        <table:table-row table:style-name="ro1">
          <table:table-cell table:formula="of:=[$'Admin ALL'.A148] &amp; [$'Admin ALL'.C148]" office:value-type="string" office:string-value="home_error_phpversion_text           = Die PHP-Version ist zu alt für moziloCMS, es wird min. 5.x benötigt." calcext:value-type="string">
            <text:p>home_error_phpversion_text <text:s text:c="10"/>= Die PHP-Version ist zu alt für moziloCMS, es wird min. 5.x benötigt.</text:p>
          </table:table-cell>
          <table:table-cell table:number-columns-repeated="1023"/>
        </table:table-row>
        <table:table-row table:style-name="ro1">
          <table:table-cell table:formula="of:=[$'Admin ALL'.A149] &amp; [$'Admin ALL'.C149]" office:value-type="string" office:string-value="home_installpath_text                = Pfad des CMS auf dem Server" calcext:value-type="string">
            <text:p>home_installpath_text <text:s text:c="15"/>= Pfad des CMS auf dem Server</text:p>
          </table:table-cell>
          <table:table-cell table:number-columns-repeated="1023"/>
        </table:table-row>
        <table:table-row table:style-name="ro1">
          <table:table-cell table:formula="of:=[$'Admin ALL'.A150] &amp; [$'Admin ALL'.C150]" office:value-type="string" office:string-value="home_help                            = Hilfe und Dokumentation" calcext:value-type="string">
            <text:p>home_help <text:s text:c="27"/>= Hilfe und Dokumentation</text:p>
          </table:table-cell>
          <table:table-cell table:number-columns-repeated="1023"/>
        </table:table-row>
        <table:table-row table:style-name="ro1">
          <table:table-cell table:formula="of:=[$'Admin ALL'.A151] &amp; [$'Admin ALL'.C151]" office:value-type="string" office:string-value="home_help_text_docu                  = Ausführliche Dokumentation in einem neuen Fenster / Tab" calcext:value-type="string">
            <text:p>home_help_text_docu <text:s text:c="17"/>= Ausführliche Dokumentation in einem neuen Fenster / Tab</text:p>
          </table:table-cell>
          <table:table-cell table:number-columns-repeated="1023"/>
        </table:table-row>
        <table:table-row table:style-name="ro1">
          <table:table-cell table:formula="of:=[$'Admin ALL'.A152] &amp; [$'Admin ALL'.C152]" office:value-type="string" office:string-value="home_help_text_info                  = Kurzeinführung in die Bedienung von moziloCMS" calcext:value-type="string">
            <text:p>home_help_text_info <text:s text:c="17"/>= Kurzeinführung in die Bedienung von moziloCMS</text:p>
          </table:table-cell>
          <table:table-cell table:number-columns-repeated="1023"/>
        </table:table-row>
        <table:table-row table:style-name="ro1">
          <table:table-cell table:formula="of:=[$'Admin ALL'.A153] &amp; [$'Admin ALL'.C153]" office:value-type="string" office:string-value="home_no_help                         = Die Dokumentation ist nicht verfügbar!" calcext:value-type="string">
            <text:p>home_no_help <text:s text:c="24"/>= Die Dokumentation ist nicht verfügbar!</text:p>
          </table:table-cell>
          <table:table-cell table:number-columns-repeated="1023"/>
        </table:table-row>
        <table:table-row table:style-name="ro1">
          <table:table-cell table:formula="of:=[$'Admin ALL'.A154] &amp; [$'Admin ALL'.C154]" office:value-type="string" office:string-value="home_mod_rewrite                     = mod_rewrite verfügbar" calcext:value-type="string">
            <text:p>home_mod_rewrite <text:s text:c="20"/>= mod_rewrite verfügbar</text:p>
          </table:table-cell>
          <table:table-cell table:number-columns-repeated="1023"/>
        </table:table-row>
        <table:table-row table:style-name="ro1">
          <table:table-cell table:formula="of:=[$'Admin ALL'.A155] &amp; [$'Admin ALL'.C155]" office:value-type="string" office:string-value="home_error_mod_rewrite               = Siehe Dokumentation für mehr Informationen LINK!" calcext:value-type="string">
            <text:p>home_error_mod_rewrite <text:s text:c="14"/>= Siehe Dokumentation für mehr Informationen LINK!</text:p>
          </table:table-cell>
          <table:table-cell table:number-columns-repeated="1023"/>
        </table:table-row>
        <table:table-row table:style-name="ro1">
          <table:table-cell table:formula="of:=[$'Admin ALL'.A156] &amp; [$'Admin ALL'.C156]" office:value-type="string" office:string-value="home_mod_rewrite_deact               = nicht aktiviert" calcext:value-type="string">
            <text:p>home_mod_rewrite_deact <text:s text:c="14"/>= nicht aktiviert</text:p>
          </table:table-cell>
          <table:table-cell table:number-columns-repeated="1023"/>
        </table:table-row>
        <table:table-row table:style-name="ro1">
          <table:table-cell table:formula="of:=[$'Admin ALL'.A157] &amp; [$'Admin ALL'.C157]" office:value-type="string" office:string-value="home_error_safe_mode                 = moziloCMS funktioniert unter Umständen nicht richtig mit aktivem Safe-Mode!" calcext:value-type="string">
            <text:p>home_error_safe_mode <text:s text:c="16"/>= moziloCMS funktioniert unter Umständen nicht richtig mit aktivem Safe-Mode!</text:p>
          </table:table-cell>
          <table:table-cell table:number-columns-repeated="1023"/>
        </table:table-row>
        <table:table-row table:style-name="ro1">
          <table:table-cell table:formula="of:=[$'Admin ALL'.A158] &amp; [$'Admin ALL'.C158]" office:value-type="string" office:string-value="home_text_safemode                   = Safe-Mode aktiv" calcext:value-type="string">
            <text:p>home_text_safemode <text:s text:c="18"/>= Safe-Mode aktiv</text:p>
          </table:table-cell>
          <table:table-cell table:number-columns-repeated="1023"/>
        </table:table-row>
        <table:table-row table:style-name="ro1">
          <table:table-cell table:formula="of:=[$'Admin ALL'.A159] &amp; [$'Admin ALL'.C159]" office:value-type="string" office:string-value="home_text_gd                         = Grafikbibliothek GDlib verfügbar" calcext:value-type="string">
            <text:p>home_text_gd <text:s text:c="24"/>= Grafikbibliothek GDlib verfügbar</text:p>
          </table:table-cell>
          <table:table-cell table:number-columns-repeated="1023"/>
        </table:table-row>
        <table:table-row table:style-name="ro1">
          <table:table-cell table:formula="of:=[$'Admin ALL'.A160] &amp; [$'Admin ALL'.C160]" office:value-type="string" office:string-value="home_error_gd                        = Die Grafikbibliothek GDlib ist nicht verfügbar.&lt;br /&gt;moziloCMS kann bestimmte Funktionen (z.B. das Skalieren von Bildern beim Hochladen) nicht ausführen!" calcext:value-type="string">
            <text:p>home_error_gd <text:s text:c="23"/>= Die Grafikbibliothek GDlib ist nicht verfügbar.&lt;br /&gt;moziloCMS kann bestimmte Funktionen (z.B. das Skalieren von Bildern beim Hochladen) nicht ausführen!</text:p>
          </table:table-cell>
          <table:table-cell table:number-columns-repeated="1023"/>
        </table:table-row>
        <table:table-row table:style-name="ro1">
          <table:table-cell table:formula="of:=[$'Admin ALL'.A161] &amp; [$'Admin ALL'.C161]" office:value-type="string" office:string-value="home_mailtest_mailsubject            = moziloCMS-Testmail" calcext:value-type="string">
            <text:p>home_mailtest_mailsubject <text:s text:c="11"/>= moziloCMS-Testmail</text:p>
          </table:table-cell>
          <table:table-cell table:number-columns-repeated="1023"/>
        </table:table-row>
        <table:table-row table:style-name="ro1">
          <table:table-cell table:formula="of:=[$'Admin ALL'.A162] &amp; [$'Admin ALL'.C162]" office:value-type="string" office:string-value="home_mailtest_mailcontent            = E-MAIL TEST ERFOLGREICH! moziloCMS ist in der Lage, Mails zu versenden!" calcext:value-type="string">
            <text:p>home_mailtest_mailcontent <text:s text:c="11"/>= E-MAIL TEST ERFOLGREICH! moziloCMS ist in der Lage, Mails zu versenden!</text:p>
          </table:table-cell>
          <table:table-cell table:number-columns-repeated="1023"/>
        </table:table-row>
        <table:table-row table:style-name="ro1">
          <table:table-cell table:formula="of:=[$'Admin ALL'.A163] &amp; [$'Admin ALL'.C163]" office:value-type="string" office:string-value="home_text_test_mail                  = Nach Eingabe einer E-Mail-Adresse und drücken der ENTER-Taste wird eine Testmail abgeschickt.&lt;br /&gt;Dies dient der Feststellung, ob moziloCMS E-Mails über den Server versenden kann." calcext:value-type="string">
            <text:p>home_text_test_mail <text:s text:c="17"/>= Nach Eingabe einer E-Mail-Adresse und drücken der ENTER-Taste wird eine Testmail abgeschickt.&lt;br /&gt;Dies dient der Feststellung, ob moziloCMS E-Mails über den Server versenden kann.</text:p>
          </table:table-cell>
          <table:table-cell table:number-columns-repeated="1023"/>
        </table:table-row>
        <table:table-row table:style-name="ro1">
          <table:table-cell table:formula="of:=[$'Admin ALL'.A164] &amp; [$'Admin ALL'.C164]" office:value-type="string" office:string-value="home_messages_test_mail              = Eine Test-E-Mail wurde an die angegebene Adresse geschickt. Wenn die E-Mail ankommt, kann der Server Mails versenden!" calcext:value-type="string">
            <text:p>home_messages_test_mail <text:s text:c="13"/>= Eine Test-E-Mail wurde an die angegebene Adresse geschickt. Wenn die E-Mail ankommt, kann der Server Mails versenden!</text:p>
          </table:table-cell>
          <table:table-cell table:number-columns-repeated="1023"/>
        </table:table-row>
        <table:table-row table:style-name="ro1">
          <table:table-cell table:formula="of:=[$'Admin ALL'.A165] &amp; [$'Admin ALL'.C165]" office:value-type="string" office:string-value="home_messages_no_mail                = Der Server unterstützt leider kein Versenden von E-Mails!" calcext:value-type="string">
            <text:p>home_messages_no_mail <text:s text:c="15"/>= Der Server unterstützt leider kein Versenden von E-Mails!</text:p>
          </table:table-cell>
          <table:table-cell table:number-columns-repeated="1023"/>
        </table:table-row>
        <table:table-row table:style-name="ro1">
          <table:table-cell table:formula="of:=[$'Admin ALL'.A166] &amp; [$'Admin ALL'.C166]" office:value-type="string" office:string-value="home_error_test_mail                 = Bitte eine gültige E-Mail-Adresse eingeben!" calcext:value-type="string">
            <text:p>home_error_test_mail <text:s text:c="16"/>= Bitte eine gültige E-Mail-Adresse eingeben!</text:p>
          </table:table-cell>
          <table:table-cell table:number-columns-repeated="1023"/>
        </table:table-row>
        <table:table-row table:style-name="ro1">
          <table:table-cell table:formula="of:=[$'Admin ALL'.A167] &amp; [$'Admin ALL'.C167]" office:value-type="string" office:string-value="home_cmsinfo                         = CMS-Informationen" calcext:value-type="string">
            <text:p>home_cmsinfo <text:s text:c="24"/>= CMS-Informationen</text:p>
          </table:table-cell>
          <table:table-cell table:number-columns-repeated="1023"/>
        </table:table-row>
        <table:table-row table:style-name="ro1">
          <table:table-cell table:formula="of:=[$'Admin ALL'.A168] &amp; [$'Admin ALL'.C168]" office:value-type="string" office:string-value="home_serverinfo                      = Server-Informationen / Voraussetzungen" calcext:value-type="string">
            <text:p>home_serverinfo <text:s text:c="21"/>= Server-Informationen / Voraussetzungen</text:p>
          </table:table-cell>
          <table:table-cell table:number-columns-repeated="1023"/>
        </table:table-row>
        <table:table-row table:style-name="ro1">
          <table:table-cell table:formula="of:=[$'Admin ALL'.A169] &amp; [$'Admin ALL'.C169]" office:value-type="string" office:string-value="home_titel_test_mail                 = Mailversand-Test" calcext:value-type="string">
            <text:p>home_titel_test_mail <text:s text:c="16"/>= Mailversand-Test</text:p>
          </table:table-cell>
          <table:table-cell table:number-columns-repeated="1023"/>
        </table:table-row>
        <table:table-row table:style-name="ro1">
          <table:table-cell table:formula="of:=[$'Admin ALL'.A170] &amp; [$'Admin ALL'.C170]" office:value-type="string" office:string-value="home_text_backupsystem               = Backup- und Install-System verfügbar" calcext:value-type="string">
            <text:p>home_text_backupsystem <text:s text:c="14"/>= Backup- und Install-System verfügbar</text:p>
          </table:table-cell>
          <table:table-cell table:number-columns-repeated="1023"/>
        </table:table-row>
        <table:table-row table:style-name="ro1">
          <table:table-cell table:formula="of:=[$'Admin ALL'.A171] &amp; [$'Admin ALL'.C171]" office:value-type="string" office:string-value="home_error_backupsystem              = Backup- und Install-System nicht verfügbar" calcext:value-type="string">
            <text:p>home_error_backupsystem <text:s text:c="13"/>= Backup- und Install-System nicht verfügbar</text:p>
          </table:table-cell>
          <table:table-cell table:number-columns-repeated="1023"/>
        </table:table-row>
        <table:table-row table:style-name="ro1">
          <table:table-cell table:formula="of:=[$'Admin ALL'.A172] &amp; [$'Admin ALL'.C172]" office:value-type="string" office:string-value="home_date_text                       = Aktuelles Jahr-Monat-Tag Stunde:Minute:Sekunde Zeitzone" calcext:value-type="string">
            <text:p>home_date_text <text:s text:c="22"/>= Aktuelles Jahr-Monat-Tag Stunde:Minute:Sekunde Zeitzone</text:p>
          </table:table-cell>
          <table:table-cell table:number-columns-repeated="1023"/>
        </table:table-row>
        <table:table-row table:style-name="ro1">
          <table:table-cell table:formula="of:=[$'Admin ALL'.A173] &amp; [$'Admin ALL'.C173]" office:value-type="string" office:string-value="home_text_locale                     = Spracheinstellung der Serverumgebung - (PHP setlocale)" calcext:value-type="string">
            <text:p>home_text_locale <text:s text:c="20"/>= Spracheinstellung der Serverumgebung - (PHP setlocale)</text:p>
          </table:table-cell>
          <table:table-cell table:number-columns-repeated="1023"/>
        </table:table-row>
        <table:table-row table:style-name="ro1">
          <table:table-cell table:formula="of:=[$'Admin ALL'.A174] &amp; [$'Admin ALL'.C174]" office:value-type="string" office:string-value="home_text_nolocale                   = Webservers" calcext:value-type="string">
            <text:p>home_text_nolocale <text:s text:c="18"/>= Webservers</text:p>
          </table:table-cell>
          <table:table-cell table:number-columns-repeated="1023"/>
        </table:table-row>
        <table:table-row table:style-name="ro1">
          <table:table-cell table:formula="of:=[$'Admin ALL'.A175] &amp; [$'Admin ALL'.C175]">
            <text:p/>
          </table:table-cell>
          <table:table-cell table:number-columns-repeated="1023"/>
        </table:table-row>
        <table:table-row table:style-name="ro1">
          <table:table-cell table:formula="of:=[$'Admin ALL'.A176] &amp; [$'Admin ALL'.C176]" office:value-type="string" office:string-value="catpage_button                       = Inhalt" calcext:value-type="string">
            <text:p>catpage_button <text:s text:c="22"/>= Inhalt</text:p>
          </table:table-cell>
          <table:table-cell table:number-columns-repeated="1023"/>
        </table:table-row>
        <table:table-row table:style-name="ro1">
          <table:table-cell table:formula="of:=[$'Admin ALL'.A177] &amp; [$'Admin ALL'.C177]" office:value-type="string" office:string-value="category_button                      = Kategorien" calcext:value-type="string">
            <text:p>category_button <text:s text:c="21"/>= Kategorien</text:p>
          </table:table-cell>
          <table:table-cell table:number-columns-repeated="1023"/>
        </table:table-row>
        <table:table-row table:style-name="ro1">
          <table:table-cell table:formula="of:=[$'Admin ALL'.A178] &amp; [$'Admin ALL'.C178]" office:value-type="string" office:string-value="page_button                          = Inhaltsseiten" calcext:value-type="string">
            <text:p>page_button <text:s text:c="25"/>= Inhaltsseiten</text:p>
          </table:table-cell>
          <table:table-cell table:number-columns-repeated="1023"/>
        </table:table-row>
        <table:table-row table:style-name="ro1">
          <table:table-cell table:formula="of:=[$'Admin ALL'.A179] &amp; [$'Admin ALL'.C179]" office:value-type="string" office:string-value="page_status                          = Status" calcext:value-type="string">
            <text:p>page_status <text:s text:c="25"/>= Status</text:p>
          </table:table-cell>
          <table:table-cell table:number-columns-repeated="1023"/>
        </table:table-row>
        <table:table-row table:style-name="ro1">
          <table:table-cell table:formula="of:=[$'Admin ALL'.A180] &amp; [$'Admin ALL'.C180]" office:value-type="string" office:string-value="page_edit                            = Inhaltsseite bearbeiten" calcext:value-type="string">
            <text:p>page_edit <text:s text:c="27"/>= Inhaltsseite bearbeiten</text:p>
          </table:table-cell>
          <table:table-cell table:number-columns-repeated="1023"/>
        </table:table-row>
        <table:table-row table:style-name="ro1">
          <table:table-cell table:formula="of:=[$'Admin ALL'.A181] &amp; [$'Admin ALL'.C181]" office:value-type="string" office:string-value="page_saveasdraft                     = Entwurf" calcext:value-type="string">
            <text:p>page_saveasdraft <text:s text:c="20"/>= Entwurf</text:p>
          </table:table-cell>
          <table:table-cell table:number-columns-repeated="1023"/>
        </table:table-row>
        <table:table-row table:style-name="ro1">
          <table:table-cell table:formula="of:=[$'Admin ALL'.A182] &amp; [$'Admin ALL'.C182]" office:value-type="string" office:string-value="page_saveashidden                    = versteckt" calcext:value-type="string">
            <text:p>page_saveashidden <text:s text:c="19"/>= versteckt</text:p>
          </table:table-cell>
          <table:table-cell table:number-columns-repeated="1023"/>
        </table:table-row>
        <table:table-row table:style-name="ro1">
          <table:table-cell table:formula="of:=[$'Admin ALL'.A183] &amp; [$'Admin ALL'.C183]" office:value-type="string" office:string-value="page_saveasnormal                    = normal" calcext:value-type="string">
            <text:p>page_saveasnormal <text:s text:c="19"/>= normal</text:p>
          </table:table-cell>
          <table:table-cell table:number-columns-repeated="1023"/>
        </table:table-row>
        <table:table-row table:style-name="ro1">
          <table:table-cell table:formula="of:=[$'Admin ALL'.A184] &amp; [$'Admin ALL'.C184]" office:value-type="string" office:string-value="page_error_save                      = Fehler beim Speichern der Inhaltsseite (bitte Dateirechte prüfen)!" calcext:value-type="string">
            <text:p>page_error_save <text:s text:c="21"/>= Fehler beim Speichern der Inhaltsseite (bitte Dateirechte prüfen)!</text:p>
          </table:table-cell>
          <table:table-cell table:number-columns-repeated="1023"/>
        </table:table-row>
        <table:table-row table:style-name="ro1">
          <table:table-cell table:formula="of:=[$'Admin ALL'.A185] &amp; [$'Admin ALL'.C185]" office:value-type="string" office:string-value="page_edit_discard                    = Änderungen verwerfen" calcext:value-type="string">
            <text:p>page_edit_discard <text:s text:c="19"/>= Änderungen verwerfen</text:p>
          </table:table-cell>
          <table:table-cell table:number-columns-repeated="1023"/>
        </table:table-row>
        <table:table-row table:style-name="ro1">
          <table:table-cell table:formula="of:=[$'Admin ALL'.A186] &amp; [$'Admin ALL'.C186]" office:value-type="string" office:string-value="close                                = Schließen" calcext:value-type="string">
            <text:p>close <text:s text:c="31"/>= Schließen</text:p>
          </table:table-cell>
          <table:table-cell table:number-columns-repeated="1023"/>
        </table:table-row>
        <table:table-row table:style-name="ro1">
          <table:table-cell table:formula="of:=[$'Admin ALL'.A187] &amp; [$'Admin ALL'.C187]" office:value-type="string" office:string-value="page_reload                          = Seite neu laden" calcext:value-type="string">
            <text:p>page_reload <text:s text:c="25"/>= Seite neu laden</text:p>
          </table:table-cell>
          <table:table-cell table:number-columns-repeated="1023"/>
        </table:table-row>
        <table:table-row table:style-name="ro1">
          <table:table-cell table:formula="of:=[$'Admin ALL'.A188] &amp; [$'Admin ALL'.C188]" office:value-type="string" office:string-value="page_cancel_reload                   = Abbrechen und Seite neu laden" calcext:value-type="string">
            <text:p>page_cancel_reload <text:s text:c="18"/>= Abbrechen und Seite neu laden</text:p>
          </table:table-cell>
          <table:table-cell table:number-columns-repeated="1023"/>
        </table:table-row>
        <table:table-row table:style-name="ro1">
          <table:table-cell table:formula="of:=[$'Admin ALL'.A189] &amp; [$'Admin ALL'.C189]" office:value-type="string" office:string-value="page_error_no_page                   = Die Inhaltsseite gibt es nicht!" calcext:value-type="string">
            <text:p>page_error_no_page <text:s text:c="18"/>= Die Inhaltsseite gibt es nicht!</text:p>
          </table:table-cell>
          <table:table-cell table:number-columns-repeated="1023"/>
        </table:table-row>
        <table:table-row table:style-name="ro1">
          <table:table-cell table:formula="of:=[$'Admin ALL'.A190] &amp; [$'Admin ALL'.C190]">
            <text:p/>
          </table:table-cell>
          <table:table-cell table:number-columns-repeated="1023"/>
        </table:table-row>
        <table:table-row table:style-name="ro1">
          <table:table-cell table:formula="of:=[$'Admin ALL'.A191] &amp; [$'Admin ALL'.C191]" office:value-type="string" office:string-value="gallery_button                       = Galerien" calcext:value-type="string">
            <text:p>gallery_button <text:s text:c="22"/>= Galerien</text:p>
          </table:table-cell>
          <table:table-cell table:number-columns-repeated="1023"/>
        </table:table-row>
        <table:table-row table:style-name="ro1">
          <table:table-cell table:formula="of:=[$'Admin ALL'.A192] &amp; [$'Admin ALL'.C192]" office:value-type="string" office:string-value="gallery_scale                        = Galeriebilder beim Hochladen auf maximale Größe skalieren" calcext:value-type="string">
            <text:p>gallery_scale <text:s text:c="23"/>= Galeriebilder beim Hochladen auf maximale Größe skalieren</text:p>
          </table:table-cell>
          <table:table-cell table:number-columns-repeated="1023"/>
        </table:table-row>
        <table:table-row table:style-name="ro1">
          <table:table-cell table:formula="of:=[$'Admin ALL'.A193] &amp; [$'Admin ALL'.C193]" office:value-type="string" office:string-value="gallery_scale_thumbs                 = Vorschaubilder auf diese Größe skalieren" calcext:value-type="string">
            <text:p>gallery_scale_thumbs <text:s text:c="16"/>= Vorschaubilder auf diese Größe skalieren</text:p>
          </table:table-cell>
          <table:table-cell table:number-columns-repeated="1023"/>
        </table:table-row>
        <table:table-row table:style-name="ro1">
          <table:table-cell table:formula="of:=[$'Admin ALL'.A194] &amp; [$'Admin ALL'.C194]" office:value-type="string" office:string-value="gallery_error_new                    = Fehler beim Erstellen der Galerie (bitte Dateirechte prüfen)!" calcext:value-type="string">
            <text:p>gallery_error_new <text:s text:c="19"/>= Fehler beim Erstellen der Galerie (bitte Dateirechte prüfen)!</text:p>
          </table:table-cell>
          <table:table-cell table:number-columns-repeated="1023"/>
        </table:table-row>
        <table:table-row table:style-name="ro1">
          <table:table-cell table:formula="of:=[$'Admin ALL'.A195] &amp; [$'Admin ALL'.C195]" office:value-type="string" office:string-value="gallery_error_exists                 = Es existiert bereits eine Galerie mit diesem Namen!" calcext:value-type="string">
            <text:p>gallery_error_exists <text:s text:c="16"/>= Es existiert bereits eine Galerie mit diesem Namen!</text:p>
          </table:table-cell>
          <table:table-cell table:number-columns-repeated="1023"/>
        </table:table-row>
        <table:table-row table:style-name="ro1">
          <table:table-cell table:formula="of:=[$'Admin ALL'.A196] &amp; [$'Admin ALL'.C196]" office:value-type="string" office:string-value="gallery_error_datei_conf             = Die Konfigurationsdatei konnte nicht angelegt werden (bitte Dateirechte prüfen)!" calcext:value-type="string">
            <text:p>gallery_error_datei_conf <text:s text:c="12"/>= Die Konfigurationsdatei konnte nicht angelegt werden (bitte Dateirechte prüfen)!</text:p>
          </table:table-cell>
          <table:table-cell table:number-columns-repeated="1023"/>
        </table:table-row>
        <table:table-row table:style-name="ro1">
          <table:table-cell table:formula="of:=[$'Admin ALL'.A197] &amp; [$'Admin ALL'.C197]" office:value-type="string" office:string-value="gallery_error_subtitle_conf          = Die Untertitel-Datei konte nicht angelegt werden!" calcext:value-type="string">
            <text:p>gallery_error_subtitle_conf <text:s text:c="9"/>= Die Untertitel-Datei konte nicht angelegt werden!</text:p>
          </table:table-cell>
          <table:table-cell table:number-columns-repeated="1023"/>
        </table:table-row>
        <table:table-row table:style-name="ro1">
          <table:table-cell table:formula="of:=[$'Admin ALL'.A198] &amp; [$'Admin ALL'.C198]" office:value-type="string" office:string-value="gallery_messages_from_ftp            = Folgende Galerien wurden CMS-konform gewandelt" calcext:value-type="string">
            <text:p>gallery_messages_from_ftp <text:s text:c="11"/>= Folgende Galerien wurden CMS-konform gewandelt</text:p>
          </table:table-cell>
          <table:table-cell table:number-columns-repeated="1023"/>
        </table:table-row>
        <table:table-row table:style-name="ro1">
          <table:table-cell table:formula="of:=[$'Admin ALL'.A199] &amp; [$'Admin ALL'.C199]" office:value-type="string" office:string-value="gallery_messages_from_ftp_no         = Alle Galerien sind CMS-konform" calcext:value-type="string">
            <text:p>gallery_messages_from_ftp_no <text:s text:c="8"/>= Alle Galerien sind CMS-konform</text:p>
          </table:table-cell>
          <table:table-cell table:number-columns-repeated="1023"/>
        </table:table-row>
        <table:table-row table:style-name="ro1">
          <table:table-cell table:formula="of:=[$'Admin ALL'.A200] &amp; [$'Admin ALL'.C200]" office:value-type="string" office:string-value="gallery_text_from_ftp                = Macht alle Galerien und Bilder, die per FTP hochgeladen wurden," calcext:value-type="string">
            <text:p>gallery_text_from_ftp <text:s text:c="15"/>= Macht alle Galerien und Bilder, die per FTP hochgeladen wurden,</text:p>
          </table:table-cell>
          <table:table-cell table:number-columns-repeated="1023"/>
        </table:table-row>
        <table:table-row table:style-name="ro1">
          <table:table-cell table:formula="of:=[$'Admin ALL'.A201] &amp; [$'Admin ALL'.C201]" office:value-type="string" office:string-value="gallery_text_from_ftp_button         = CMS-konform" calcext:value-type="string">
            <text:p>gallery_text_from_ftp_button <text:s text:c="8"/>= CMS-konform</text:p>
          </table:table-cell>
          <table:table-cell table:number-columns-repeated="1023"/>
        </table:table-row>
        <table:table-row table:style-name="ro1">
          <table:table-cell table:formula="of:=[$'Admin ALL'.A202] &amp; [$'Admin ALL'.C202]" office:value-type="string" office:string-value="gallery_name_new                     = Neue Galerie" calcext:value-type="string">
            <text:p>gallery_name_new <text:s text:c="20"/>= Neue Galerie</text:p>
          </table:table-cell>
          <table:table-cell table:number-columns-repeated="1023"/>
        </table:table-row>
        <table:table-row table:style-name="ro1">
          <table:table-cell table:formula="of:=[$'Admin ALL'.A203] &amp; [$'Admin ALL'.C203]" office:value-type="string" office:string-value="gallery_error_deleted                = Die Galerie konnte nicht gelöscht werden (bitte Dateirechte prüfen)!" calcext:value-type="string">
            <text:p>gallery_error_deleted <text:s text:c="15"/>= Die Galerie konnte nicht gelöscht werden (bitte Dateirechte prüfen)!</text:p>
          </table:table-cell>
          <table:table-cell table:number-columns-repeated="1023"/>
        </table:table-row>
        <table:table-row table:style-name="ro1">
          <table:table-cell table:formula="of:=[$'Admin ALL'.A204] &amp; [$'Admin ALL'.C204]" office:value-type="string" office:string-value="gallery_error_newname                = Die Galerie konnte nicht umbenannt werden (bitte Dateirechte prüfen)!" calcext:value-type="string">
            <text:p>gallery_error_newname <text:s text:c="15"/>= Die Galerie konnte nicht umbenannt werden (bitte Dateirechte prüfen)!</text:p>
          </table:table-cell>
          <table:table-cell table:number-columns-repeated="1023"/>
        </table:table-row>
        <table:table-row table:style-name="ro1">
          <table:table-cell table:formula="of:=[$'Admin ALL'.A205] &amp; [$'Admin ALL'.C205]" office:value-type="string" office:string-value="gallery_help_conf                    = Skalierungseinstellungen vorbelegen" calcext:value-type="string">
            <text:p>gallery_help_conf <text:s text:c="19"/>= Skalierungseinstellungen vorbelegen</text:p>
          </table:table-cell>
          <table:table-cell table:number-columns-repeated="1023"/>
        </table:table-row>
        <table:table-row table:style-name="ro1">
          <table:table-cell table:formula="of:=[$'Admin ALL'.A206] &amp; [$'Admin ALL'.C206]" office:value-type="string" office:string-value="gallery_error_noexists               = Es existiert keine Galerie mit diesem Namen!" calcext:value-type="string">
            <text:p>gallery_error_noexists <text:s text:c="14"/>= Es existiert keine Galerie mit diesem Namen!</text:p>
          </table:table-cell>
          <table:table-cell table:number-columns-repeated="1023"/>
        </table:table-row>
        <table:table-row table:style-name="ro1">
          <table:table-cell table:formula="of:=[$'Admin ALL'.A207] &amp; [$'Admin ALL'.C207]" office:value-type="string" office:string-value="gallery_delete_confirm               = Diese Galerie mit allen Bildern und Untertiteln wirklich löschen" calcext:value-type="string">
            <text:p>gallery_delete_confirm <text:s text:c="14"/>= Diese Galerie mit allen Bildern und Untertiteln wirklich löschen</text:p>
          </table:table-cell>
          <table:table-cell table:number-columns-repeated="1023"/>
        </table:table-row>
        <table:table-row table:style-name="ro1">
          <table:table-cell table:formula="of:=[$'Admin ALL'.A208] &amp; [$'Admin ALL'.C208]" office:value-type="string" office:string-value="gallery_image_size                   = Bildgröße" calcext:value-type="string">
            <text:p>gallery_image_size <text:s text:c="18"/>= Bildgröße</text:p>
          </table:table-cell>
          <table:table-cell table:number-columns-repeated="1023"/>
        </table:table-row>
        <table:table-row table:style-name="ro1">
          <table:table-cell table:formula="of:=[$'Admin ALL'.A209] &amp; [$'Admin ALL'.C209]" office:value-type="string" office:string-value="gallery_preview_size                 = Vorschaugröße" calcext:value-type="string">
            <text:p>gallery_preview_size <text:s text:c="16"/>= Vorschaugröße</text:p>
          </table:table-cell>
          <table:table-cell table:number-columns-repeated="1023"/>
        </table:table-row>
        <table:table-row table:style-name="ro1">
          <table:table-cell table:formula="of:=[$'Admin ALL'.A210] &amp; [$'Admin ALL'.C210]" office:value-type="string" office:string-value="gallery_text_subtitle                = Untertitel" calcext:value-type="string">
            <text:p>gallery_text_subtitle <text:s text:c="15"/>= Untertitel</text:p>
          </table:table-cell>
          <table:table-cell table:number-columns-repeated="1023"/>
        </table:table-row>
        <table:table-row table:style-name="ro1">
          <table:table-cell table:formula="of:=[$'Admin ALL'.A211] &amp; [$'Admin ALL'.C211]">
            <text:p/>
          </table:table-cell>
          <table:table-cell table:number-columns-repeated="1023"/>
        </table:table-row>
        <table:table-row table:style-name="ro1">
          <table:table-cell table:formula="of:=[$'Admin ALL'.A212] &amp; [$'Admin ALL'.C212]" office:value-type="string" office:string-value="config_button                        = Einstellungen" calcext:value-type="string">
            <text:p>config_button <text:s text:c="23"/>= Einstellungen</text:p>
          </table:table-cell>
          <table:table-cell table:number-columns-repeated="1023"/>
        </table:table-row>
        <table:table-row table:style-name="ro1">
          <table:table-cell table:formula="of:=[$'Admin ALL'.A213] &amp; [$'Admin ALL'.C213]" office:value-type="string" office:string-value="config_text                          = In diesem Bereich können verschiedene Grundeinstellungen und Vorgaben für die Website ausgewählt werden." calcext:value-type="string">
            <text:p>config_text <text:s text:c="25"/>= In diesem Bereich können verschiedene Grundeinstellungen und Vorgaben für die Website ausgewählt werden.</text:p>
          </table:table-cell>
          <table:table-cell table:number-columns-repeated="1023"/>
        </table:table-row>
        <table:table-row table:style-name="ro1">
          <table:table-cell table:formula="of:=[$'Admin ALL'.A214] &amp; [$'Admin ALL'.C214]" office:value-type="string" office:string-value="config_text_usesitemap               = Eine Sitemap für Suchmaschinen erstellen." calcext:value-type="string">
            <text:p>config_text_usesitemap <text:s text:c="14"/>= Eine Sitemap für Suchmaschinen erstellen.</text:p>
          </table:table-cell>
          <table:table-cell table:number-columns-repeated="1023"/>
        </table:table-row>
        <table:table-row table:style-name="ro1">
          <table:table-cell table:formula="of:=[$'Admin ALL'.A215] &amp; [$'Admin ALL'.C215]" office:value-type="string" office:string-value="config_input_usesitemap              = Sitemap erzeugen / löschen" calcext:value-type="string">
            <text:p>config_input_usesitemap <text:s text:c="13"/>= Sitemap erzeugen / löschen</text:p>
          </table:table-cell>
          <table:table-cell table:number-columns-repeated="1023"/>
        </table:table-row>
        <table:table-row table:style-name="ro1">
          <table:table-cell table:formula="of:=[$'Admin ALL'.A216] &amp; [$'Admin ALL'.C216]" office:value-type="string" office:string-value="config_error_language_empty          = Sprachdateien können nicht geladen werden!" calcext:value-type="string">
            <text:p>config_error_language_empty <text:s text:c="9"/>= Sprachdateien können nicht geladen werden!</text:p>
          </table:table-cell>
          <table:table-cell table:number-columns-repeated="1023"/>
        </table:table-row>
        <table:table-row table:style-name="ro1">
          <table:table-cell table:formula="of:=[$'Admin ALL'.A217] &amp; [$'Admin ALL'.C217]" office:value-type="string" office:string-value="config_error_languagefile_error      = Diese Sprachdatei existiert nicht!" calcext:value-type="string">
            <text:p>config_error_languagefile_error <text:s text:c="5"/>= Diese Sprachdatei existiert nicht!</text:p>
          </table:table-cell>
          <table:table-cell table:number-columns-repeated="1023"/>
        </table:table-row>
        <table:table-row table:style-name="ro1">
          <table:table-cell table:formula="of:=[$'Admin ALL'.A218] &amp; [$'Admin ALL'.C218]" office:value-type="string" office:string-value="config_error_defaultcat_emty         = Aktuell stehen keine Kategorien zur Verfügung!" calcext:value-type="string">
            <text:p>config_error_defaultcat_emty <text:s text:c="8"/>= Aktuell stehen keine Kategorien zur Verfügung!</text:p>
          </table:table-cell>
          <table:table-cell table:number-columns-repeated="1023"/>
        </table:table-row>
        <table:table-row table:style-name="ro1">
          <table:table-cell table:formula="of:=[$'Admin ALL'.A219] &amp; [$'Admin ALL'.C219]" office:value-type="string" office:string-value="config_error_defaultcat_existed      = Diese Kategorie existiert nicht!" calcext:value-type="string">
            <text:p>config_error_defaultcat_existed <text:s text:c="5"/>= Diese Kategorie existiert nicht!</text:p>
          </table:table-cell>
          <table:table-cell table:number-columns-repeated="1023"/>
        </table:table-row>
        <table:table-row table:style-name="ro1">
          <table:table-cell table:formula="of:=[$'Admin ALL'.A220] &amp; [$'Admin ALL'.C220]" office:value-type="string" office:string-value="config_error_layouts_emty            = Aktuell stehen keine Layouts zur Verfügung!" calcext:value-type="string">
            <text:p>config_error_layouts_emty <text:s text:c="11"/>= Aktuell stehen keine Layouts zur Verfügung!</text:p>
          </table:table-cell>
          <table:table-cell table:number-columns-repeated="1023"/>
        </table:table-row>
        <table:table-row table:style-name="ro1">
          <table:table-cell table:formula="of:=[$'Admin ALL'.A221] &amp; [$'Admin ALL'.C221]" office:value-type="string" office:string-value="config_error_layouts_existed         = Dieses Layout existiert nicht!" calcext:value-type="string">
            <text:p>config_error_layouts_existed <text:s text:c="8"/>= Dieses Layout existiert nicht!</text:p>
          </table:table-cell>
          <table:table-cell table:number-columns-repeated="1023"/>
        </table:table-row>
        <table:table-row table:style-name="ro1">
          <table:table-cell table:formula="of:=[$'Admin ALL'.A222] &amp; [$'Admin ALL'.C222]" office:value-type="string" office:string-value="config_error_modrewrite              = mod_rewrite ist nicht verfügbar!" calcext:value-type="string">
            <text:p>config_error_modrewrite <text:s text:c="13"/>= mod_rewrite ist nicht verfügbar!</text:p>
          </table:table-cell>
          <table:table-cell table:number-columns-repeated="1023"/>
        </table:table-row>
        <table:table-row table:style-name="ro1">
          <table:table-cell table:formula="of:=[$'Admin ALL'.A223] &amp; [$'Admin ALL'.C223]" office:value-type="string" office:string-value="config_text_websitetitle             = Name der Website:" calcext:value-type="string">
            <text:p>config_text_websitetitle <text:s text:c="12"/>= Name der Website:</text:p>
          </table:table-cell>
          <table:table-cell table:number-columns-repeated="1023"/>
        </table:table-row>
        <table:table-row table:style-name="ro1">
          <table:table-cell table:formula="of:=[$'Admin ALL'.A224] &amp; [$'Admin ALL'.C224]" office:value-type="string" office:string-value="config_text_websitetitlebar          = Zusammenstellung, was in der Titelleiste des Browsers angezeigt werden soll.&lt;br /&gt;Erlaubt sind Titel=&lt;b&gt;{WEBSITE}&lt;/b&gt;, Trennzeichen=&lt;b&gt;{SEP}&lt;/b&gt;, Kategorie=&lt;b&gt;{CATEGORY}&lt;/b&gt;, Inhaltsseite=&lt;b&gt;{PAGE}&lt;/b&gt; und &lt;b&gt;Text&lt;/b&gt;." calcext:value-type="string">
            <text:p>config_text_websitetitlebar <text:s text:c="9"/>= Zusammenstellung, was in der Titelleiste des Browsers angezeigt werden soll.&lt;br /&gt;Erlaubt sind Titel=&lt;b&gt;{WEBSITE}&lt;/b&gt;, Trennzeichen=&lt;b&gt;{SEP}&lt;/b&gt;, Kategorie=&lt;b&gt;{CATEGORY}&lt;/b&gt;, Inhaltsseite=&lt;b&gt;{PAGE}&lt;/b&gt; und &lt;b&gt;Text&lt;/b&gt;.</text:p>
          </table:table-cell>
          <table:table-cell table:number-columns-repeated="1023"/>
        </table:table-row>
        <table:table-row table:style-name="ro1">
          <table:table-cell table:formula="of:=[$'Admin ALL'.A225] &amp; [$'Admin ALL'.C225]" office:value-type="string" office:string-value="config_text_websitetitleseparator    = Gewünschtes Trennzeichen zwischen den einzelnen Elementen in der Browser-Titelleiste:" calcext:value-type="string">
            <text:p>config_text_websitetitleseparator <text:s text:c="3"/>= Gewünschtes Trennzeichen zwischen den einzelnen Elementen in der Browser-Titelleiste:</text:p>
          </table:table-cell>
          <table:table-cell table:number-columns-repeated="1023"/>
        </table:table-row>
        <table:table-row table:style-name="ro1">
          <table:table-cell table:formula="of:=[$'Admin ALL'.A226] &amp; [$'Admin ALL'.C226]" office:value-type="string" office:string-value="config_text_websitedescription       = Kurze und aussagekräftige Beschreibung der Website für Suchmaschinen:" calcext:value-type="string">
            <text:p>config_text_websitedescription <text:s text:c="6"/>= Kurze und aussagekräftige Beschreibung der Website für Suchmaschinen:</text:p>
          </table:table-cell>
          <table:table-cell table:number-columns-repeated="1023"/>
        </table:table-row>
        <table:table-row table:style-name="ro1">
          <table:table-cell table:formula="of:=[$'Admin ALL'.A227] &amp; [$'Admin ALL'.C227]" office:value-type="string" office:string-value="config_text_websitekeywords          = Für die Website relevante Suchwörter (mit Komma und Leerzeichen voneinander trennen):" calcext:value-type="string">
            <text:p>config_text_websitekeywords <text:s text:c="9"/>= Für die Website relevante Suchwörter (mit Komma und Leerzeichen voneinander trennen):</text:p>
          </table:table-cell>
          <table:table-cell table:number-columns-repeated="1023"/>
        </table:table-row>
        <table:table-row table:style-name="ro1">
          <table:table-cell table:formula="of:=[$'Admin ALL'.A228] &amp; [$'Admin ALL'.C228]" office:value-type="string" office:string-value="config_text_cmslanguage              = Sprache der Website für Meldungen, Hinweistexte, Tooltips etc.:" calcext:value-type="string">
            <text:p>config_text_cmslanguage <text:s text:c="13"/>= Sprache der Website für Meldungen, Hinweistexte, Tooltips etc.:</text:p>
          </table:table-cell>
          <table:table-cell table:number-columns-repeated="1023"/>
        </table:table-row>
        <table:table-row table:style-name="ro1">
          <table:table-cell table:formula="of:=[$'Admin ALL'.A229] &amp; [$'Admin ALL'.C229]" office:value-type="string" office:string-value="config_input_translator              = Übersetzer:" calcext:value-type="string">
            <text:p>config_input_translator <text:s text:c="13"/>= Übersetzer:</text:p>
          </table:table-cell>
          <table:table-cell table:number-columns-repeated="1023"/>
        </table:table-row>
        <table:table-row table:style-name="ro1">
          <table:table-cell table:formula="of:=[$'Admin ALL'.A230] &amp; [$'Admin ALL'.C230]" office:value-type="string" office:string-value="config_text_cmslayout                = Das Layout-Template der Website auswählen." calcext:value-type="string">
            <text:p>config_text_cmslayout <text:s text:c="15"/>= Das Layout-Template der Website auswählen.</text:p>
          </table:table-cell>
          <table:table-cell table:number-columns-repeated="1023"/>
        </table:table-row>
        <table:table-row table:style-name="ro1">
          <table:table-cell table:formula="of:=[$'Admin ALL'.A231] &amp; [$'Admin ALL'.C231]" office:value-type="string" office:string-value="config_text_defaultcat               = Startkategorie (wird beim Erstaufruf der Website angezeigt, oder wenn eine Seite nicht existiert):" calcext:value-type="string">
            <text:p>config_text_defaultcat <text:s text:c="14"/>= Startkategorie (wird beim Erstaufruf der Website angezeigt, oder wenn eine Seite nicht existiert):</text:p>
          </table:table-cell>
          <table:table-cell table:number-columns-repeated="1023"/>
        </table:table-row>
        <table:table-row table:style-name="ro1">
          <table:table-cell table:formula="of:=[$'Admin ALL'.A232] &amp; [$'Admin ALL'.C232]" office:value-type="string" office:string-value="config_text_usesyntax                = moziloCMS Syntax-Elemente benutzen" calcext:value-type="string">
            <text:p>config_text_usesyntax <text:s text:c="15"/>= moziloCMS Syntax-Elemente benutzen</text:p>
          </table:table-cell>
          <table:table-cell table:number-columns-repeated="1023"/>
        </table:table-row>
        <table:table-row table:style-name="ro1">
          <table:table-cell table:formula="of:=[$'Admin ALL'.A233] &amp; [$'Admin ALL'.C233]" office:value-type="string" office:string-value="config_input_usesyntax               = CMS-Syntax nutzen" calcext:value-type="string">
            <text:p>config_input_usesyntax <text:s text:c="14"/>= CMS-Syntax nutzen</text:p>
          </table:table-cell>
          <table:table-cell table:number-columns-repeated="1023"/>
        </table:table-row>
        <table:table-row table:style-name="ro1">
          <table:table-cell table:formula="of:=[$'Admin ALL'.A234] &amp; [$'Admin ALL'.C234]" office:value-type="string" office:string-value="config_text_replaceemoticons         = Emoticons benutzen" calcext:value-type="string">
            <text:p>config_text_replaceemoticons <text:s text:c="8"/>= Emoticons benutzen</text:p>
          </table:table-cell>
          <table:table-cell table:number-columns-repeated="1023"/>
        </table:table-row>
        <table:table-row table:style-name="ro1">
          <table:table-cell table:formula="of:=[$'Admin ALL'.A235] &amp; [$'Admin ALL'.C235]" office:value-type="string" office:string-value="config_text_usersyntax               = Eigene Syntax-Elemente anlegen" calcext:value-type="string">
            <text:p>config_text_usersyntax <text:s text:c="14"/>= Eigene Syntax-Elemente anlegen</text:p>
          </table:table-cell>
          <table:table-cell table:number-columns-repeated="1023"/>
        </table:table-row>
        <table:table-row table:style-name="ro1">
          <table:table-cell table:formula="of:=[$'Admin ALL'.A236] &amp; [$'Admin ALL'.C236]" office:value-type="string" office:string-value="config_input_replaceemoticons        = Emoticons aktivieren / deaktivieren" calcext:value-type="string">
            <text:p>config_input_replaceemoticons <text:s text:c="7"/>= Emoticons aktivieren / deaktivieren</text:p>
          </table:table-cell>
          <table:table-cell table:number-columns-repeated="1023"/>
        </table:table-row>
        <table:table-row table:style-name="ro1">
          <table:table-cell table:formula="of:=[$'Admin ALL'.A237] &amp; [$'Admin ALL'.C237]" office:value-type="string" office:string-value="config_text_defaultcolors            = Farbwähler zum Erstellen und Speichern vordefinierter Farben" calcext:value-type="string">
            <text:p>config_text_defaultcolors <text:s text:c="11"/>= Farbwähler zum Erstellen und Speichern vordefinierter Farben</text:p>
          </table:table-cell>
          <table:table-cell table:number-columns-repeated="1023"/>
        </table:table-row>
        <table:table-row table:style-name="ro1">
          <table:table-cell table:formula="of:=[$'Admin ALL'.A238] &amp; [$'Admin ALL'.C238]" office:value-type="string" office:string-value="config_text_showhiddenpages          = Standardmäßig werden versteckte Inhaltsseiten nirgendwo auf der Website angezeigt. &lt;br /&gt; Hier können Ausnahmen definiert werden. Wo sollen versteckte Seiten angezeigt werden" calcext:value-type="string">
            <text:p>config_text_showhiddenpages <text:s text:c="9"/>= Standardmäßig werden versteckte Inhaltsseiten nirgendwo auf der Website angezeigt. &lt;br /&gt; Hier können Ausnahmen definiert werden. Wo sollen versteckte Seiten angezeigt werden</text:p>
          </table:table-cell>
          <table:table-cell table:number-columns-repeated="1023"/>
        </table:table-row>
        <table:table-row table:style-name="ro1">
          <table:table-cell table:formula="of:=[$'Admin ALL'.A239] &amp; [$'Admin ALL'.C239]" office:value-type="string" office:string-value="config_input_search                  = In den Suchergebnissen" calcext:value-type="string">
            <text:p>config_input_search <text:s text:c="17"/>= In den Suchergebnissen</text:p>
          </table:table-cell>
          <table:table-cell table:number-columns-repeated="1023"/>
        </table:table-row>
        <table:table-row table:style-name="ro1">
          <table:table-cell table:formula="of:=[$'Admin ALL'.A240] &amp; [$'Admin ALL'.C240]" office:value-type="string" office:string-value="config_input_sitemap                 = In der Sitemap" calcext:value-type="string">
            <text:p>config_input_sitemap <text:s text:c="16"/>= In der Sitemap</text:p>
          </table:table-cell>
          <table:table-cell table:number-columns-repeated="1023"/>
        </table:table-row>
        <table:table-row table:style-name="ro1">
          <table:table-cell table:formula="of:=[$'Admin ALL'.A241] &amp; [$'Admin ALL'.C241]" office:value-type="string" office:string-value="config_input_pagesincmsvariables     = In den Platzhaltern für die vorherige / nächste Inhaltsseite" calcext:value-type="string">
            <text:p>config_input_pagesincmsvariables <text:s text:c="4"/>= In den Platzhaltern für die vorherige / nächste Inhaltsseite</text:p>
          </table:table-cell>
          <table:table-cell table:number-columns-repeated="1023"/>
        </table:table-row>
        <table:table-row table:style-name="ro1">
          <table:table-cell table:formula="of:=[$'Admin ALL'.A242] &amp; [$'Admin ALL'.C242]" office:value-type="string" office:string-value="config_input_pagesasdefaultpage      = Als Standardseite für Kategorien, wenn es deren erste Inhaltsseite ist" calcext:value-type="string">
            <text:p>config_input_pagesasdefaultpage <text:s text:c="5"/>= Als Standardseite für Kategorien, wenn es deren erste Inhaltsseite ist</text:p>
          </table:table-cell>
          <table:table-cell table:number-columns-repeated="1023"/>
        </table:table-row>
        <table:table-row table:style-name="ro1">
          <table:table-cell table:formula="of:=[$'Admin ALL'.A243] &amp; [$'Admin ALL'.C243]" office:value-type="string" office:string-value="config_text_target                   = Links, die in einem neuen Browserfenster aufgehen sollen:" calcext:value-type="string">
            <text:p>config_text_target <text:s text:c="18"/>= Links, die in einem neuen Browserfenster aufgehen sollen:</text:p>
          </table:table-cell>
          <table:table-cell table:number-columns-repeated="1023"/>
        </table:table-row>
        <table:table-row table:style-name="ro1">
          <table:table-cell table:formula="of:=[$'Admin ALL'.A244] &amp; [$'Admin ALL'.C244]" office:value-type="string" office:string-value="config_input_download                = Datei-Downloads" calcext:value-type="string">
            <text:p>config_input_download <text:s text:c="15"/>= Datei-Downloads</text:p>
          </table:table-cell>
          <table:table-cell table:number-columns-repeated="1023"/>
        </table:table-row>
        <table:table-row table:style-name="ro1">
          <table:table-cell table:formula="of:=[$'Admin ALL'.A245] &amp; [$'Admin ALL'.C245]" office:value-type="string" office:string-value="config_input_link                    = Externe Links" calcext:value-type="string">
            <text:p>config_input_link <text:s text:c="19"/>= Externe Links</text:p>
          </table:table-cell>
          <table:table-cell table:number-columns-repeated="1023"/>
        </table:table-row>
        <table:table-row table:style-name="ro1">
          <table:table-cell table:formula="of:=[$'Admin ALL'.A246] &amp; [$'Admin ALL'.C246]" office:value-type="string" office:string-value="config_text_catnamedpages            = Sollen Inhaltsseiten, die genau wie die Kategorie heißen, im Detailmenü versteckt werden" calcext:value-type="string">
            <text:p>config_text_catnamedpages <text:s text:c="11"/>= Sollen Inhaltsseiten, die genau wie die Kategorie heißen, im Detailmenü versteckt werden</text:p>
          </table:table-cell>
          <table:table-cell table:number-columns-repeated="1023"/>
        </table:table-row>
        <table:table-row table:style-name="ro1">
          <table:table-cell table:formula="of:=[$'Admin ALL'.A247] &amp; [$'Admin ALL'.C247]" office:value-type="string" office:string-value="config_input_catnamedpages           = Verstecken" calcext:value-type="string">
            <text:p>config_input_catnamedpages <text:s text:c="10"/>= Verstecken</text:p>
          </table:table-cell>
          <table:table-cell table:number-columns-repeated="1023"/>
        </table:table-row>
        <table:table-row table:style-name="ro1">
          <table:table-cell table:formula="of:=[$'Admin ALL'.A248] &amp; [$'Admin ALL'.C248]" office:value-type="string" office:string-value="config_text_modrewrite               = Soll &quot;mod_rewrite&quot; aktiviert werden? Das sorgt für besser lesbare Links." calcext:value-type="string">
            <text:p>config_text_modrewrite <text:s text:c="14"/>= Soll "mod_rewrite" aktiviert werden? Das sorgt für besser lesbare Links.</text:p>
          </table:table-cell>
          <table:table-cell table:number-columns-repeated="1023"/>
        </table:table-row>
        <table:table-row table:style-name="ro1">
          <table:table-cell table:formula="of:=[$'Admin ALL'.A249] &amp; [$'Admin ALL'.C249]" office:value-type="string" office:string-value="config_input_modrewrite              = mod_rewrite aktivieren" calcext:value-type="string">
            <text:p>config_input_modrewrite <text:s text:c="13"/>= mod_rewrite aktivieren</text:p>
          </table:table-cell>
          <table:table-cell table:number-columns-repeated="1023"/>
        </table:table-row>
        <table:table-row table:style-name="ro1">
          <table:table-cell table:formula="of:=[$'Admin ALL'.A250] &amp; [$'Admin ALL'.C250]" office:value-type="string" office:string-value="config_text_showsyntaxtooltips       = Sollen auf der Website Tooltips für Links angezeigt werden" calcext:value-type="string">
            <text:p>config_text_showsyntaxtooltips <text:s text:c="6"/>= Sollen auf der Website Tooltips für Links angezeigt werden</text:p>
          </table:table-cell>
          <table:table-cell table:number-columns-repeated="1023"/>
        </table:table-row>
        <table:table-row table:style-name="ro1">
          <table:table-cell table:formula="of:=[$'Admin ALL'.A251] &amp; [$'Admin ALL'.C251]" office:value-type="string" office:string-value="config_input_showsyntaxtooltips      = Tooltips anzeigen" calcext:value-type="string">
            <text:p>config_input_showsyntaxtooltips <text:s text:c="5"/>= Tooltips anzeigen</text:p>
          </table:table-cell>
          <table:table-cell table:number-columns-repeated="1023"/>
        </table:table-row>
        <table:table-row table:style-name="ro1">
          <table:table-cell table:formula="of:=[$'Admin ALL'.A252] &amp; [$'Admin ALL'.C252]" office:value-type="string" office:string-value="config_titel_cmsglobal               = Allgemeine Einstellungen" calcext:value-type="string">
            <text:p>config_titel_cmsglobal <text:s text:c="14"/>= Allgemeine Einstellungen</text:p>
          </table:table-cell>
          <table:table-cell table:number-columns-repeated="1023"/>
        </table:table-row>
        <table:table-row table:style-name="ro1">
          <table:table-cell table:formula="of:=[$'Admin ALL'.A253] &amp; [$'Admin ALL'.C253]" office:value-type="string" office:string-value="config_titel_cmssyntax               = Syntax-Einstellungen" calcext:value-type="string">
            <text:p>config_titel_cmssyntax <text:s text:c="14"/>= Syntax-Einstellungen</text:p>
          </table:table-cell>
          <table:table-cell table:number-columns-repeated="1023"/>
        </table:table-row>
        <table:table-row table:style-name="ro1">
          <table:table-cell table:formula="of:=[$'Admin ALL'.A254] &amp; [$'Admin ALL'.C254]" office:value-type="string" office:string-value="config_titel_expert                  = Erweiterte Einstellungen" calcext:value-type="string">
            <text:p>config_titel_expert <text:s text:c="17"/>= Erweiterte Einstellungen</text:p>
          </table:table-cell>
          <table:table-cell table:number-columns-repeated="1023"/>
        </table:table-row>
        <table:table-row table:style-name="ro1">
          <table:table-cell table:formula="of:=[$'Admin ALL'.A255] &amp; [$'Admin ALL'.C255]" office:value-type="string" office:string-value="config_titel_usersyntax_test         = Syntax-Überprüfung" calcext:value-type="string">
            <text:p>config_titel_usersyntax_test <text:s text:c="8"/>= Syntax-Überprüfung</text:p>
          </table:table-cell>
          <table:table-cell table:number-columns-repeated="1023"/>
        </table:table-row>
        <table:table-row table:style-name="ro1">
          <table:table-cell table:formula="of:=[$'Admin ALL'.A256] &amp; [$'Admin ALL'.C256]" office:value-type="string" office:string-value="config_input_draftmode               = Baustellen-Modus" calcext:value-type="string">
            <text:p>config_input_draftmode <text:s text:c="14"/>= Baustellen-Modus</text:p>
          </table:table-cell>
          <table:table-cell table:number-columns-repeated="1023"/>
        </table:table-row>
        <table:table-row table:style-name="ro1">
          <table:table-cell table:formula="of:=[$'Admin ALL'.A257] &amp; [$'Admin ALL'.C257]" office:value-type="string" office:string-value="config_text_draftmode                = Website in den Baustellenmodus schalten: &lt;br /&gt;In diesem Modus wird nur die Startkategorie angezeigt und ein spezielles Baustellen-Template.&lt;br /&gt;Menü zur Auswahl eines Baustellen-Templates:" calcext:value-type="string">
            <text:p>config_text_draftmode <text:s text:c="15"/>= Website in den Baustellenmodus schalten: &lt;br /&gt;In diesem Modus wird nur die Startkategorie angezeigt und ein spezielles Baustellen-Template.&lt;br /&gt;Menü zur Auswahl eines Baustellen-Templates:</text:p>
          </table:table-cell>
          <table:table-cell table:number-columns-repeated="1023"/>
        </table:table-row>
        <table:table-row table:style-name="ro1">
          <table:table-cell table:formula="of:=[$'Admin ALL'.A258] &amp; [$'Admin ALL'.C258]" office:value-type="string" office:string-value="config_input_draftlayout             = kein Baustellen Template" calcext:value-type="string">
            <text:p>config_input_draftlayout <text:s text:c="12"/>= kein Baustellen Template</text:p>
          </table:table-cell>
          <table:table-cell table:number-columns-repeated="1023"/>
        </table:table-row>
        <table:table-row table:style-name="ro1">
          <table:table-cell table:formula="of:=[$'Admin ALL'.A259] &amp; [$'Admin ALL'.C259]">
            <text:p/>
          </table:table-cell>
          <table:table-cell table:number-columns-repeated="1023"/>
        </table:table-row>
        <table:table-row table:style-name="ro1">
          <table:table-cell table:formula="of:=[$'Admin ALL'.A260] &amp; [$'Admin ALL'.C260]" office:value-type="string" office:string-value="admin_button                         = Admin" calcext:value-type="string">
            <text:p>admin_button <text:s text:c="24"/>= Admin</text:p>
          </table:table-cell>
          <table:table-cell table:number-columns-repeated="1023"/>
        </table:table-row>
        <table:table-row table:style-name="ro1">
          <table:table-cell table:formula="of:=[$'Admin ALL'.A261] &amp; [$'Admin ALL'.C261]" office:value-type="string" office:string-value="admin_text                           = Einstellungen für den Admin-Bereich von moziloCMS" calcext:value-type="string">
            <text:p>admin_text <text:s text:c="26"/>= Einstellungen für den Admin-Bereich von moziloCMS</text:p>
          </table:table-cell>
          <table:table-cell table:number-columns-repeated="1023"/>
        </table:table-row>
        <table:table-row table:style-name="ro1">
          <table:table-cell table:formula="of:=[$'Admin ALL'.A262] &amp; [$'Admin ALL'.C262]" office:value-type="string" office:string-value="admin_error_nodigit_tolong           = Erlaubt sind maximal vierstellige Zahlen!" calcext:value-type="string">
            <text:p>admin_error_nodigit_tolong <text:s text:c="10"/>= Erlaubt sind maximal vierstellige Zahlen!</text:p>
          </table:table-cell>
          <table:table-cell table:number-columns-repeated="1023"/>
        </table:table-row>
        <table:table-row table:style-name="ro1">
          <table:table-cell table:formula="of:=[$'Admin ALL'.A263] &amp; [$'Admin ALL'.C263]" office:value-type="string" office:string-value="admin_error_adminmail                = Das ist keine gültige E-Mail-Adresse!" calcext:value-type="string">
            <text:p>admin_error_adminmail <text:s text:c="15"/>= Das ist keine gültige E-Mail-Adresse!</text:p>
          </table:table-cell>
          <table:table-cell table:number-columns-repeated="1023"/>
        </table:table-row>
        <table:table-row table:style-name="ro1">
          <table:table-cell table:formula="of:=[$'Admin ALL'.A264] &amp; [$'Admin ALL'.C264]" office:value-type="string" office:string-value="admin_error_chmodnewfilesatts        = Die Dateirechte müssen aus drei Ziffern bestehen, die jeweils zwischen 0 und 7 liegen!" calcext:value-type="string">
            <text:p>admin_error_chmodnewfilesatts <text:s text:c="7"/>= Die Dateirechte müssen aus drei Ziffern bestehen, die jeweils zwischen 0 und 7 liegen!</text:p>
          </table:table-cell>
          <table:table-cell table:number-columns-repeated="1023"/>
        </table:table-row>
        <table:table-row table:style-name="ro1">
          <table:table-cell table:formula="of:=[$'Admin ALL'.A265] &amp; [$'Admin ALL'.C265]" office:value-type="string" office:string-value="admin_error_backupmsgintervall       = Eine Zahl zwischen 0 und 9999 eingeben!" calcext:value-type="string">
            <text:p>admin_error_backupmsgintervall <text:s text:c="6"/>= Eine Zahl zwischen 0 und 9999 eingeben!</text:p>
          </table:table-cell>
          <table:table-cell table:number-columns-repeated="1023"/>
        </table:table-row>
        <table:table-row table:style-name="ro1">
          <table:table-cell table:formula="of:=[$'Admin ALL'.A266] &amp; [$'Admin ALL'.C266]" office:value-type="string" office:string-value="admin_text_adminmail                 = E-Mail-Adresse, an die Meldungen über wichtige Ereignisse geschickt werden sollen." calcext:value-type="string">
            <text:p>admin_text_adminmail <text:s text:c="16"/>= E-Mail-Adresse, an die Meldungen über wichtige Ereignisse geschickt werden sollen.</text:p>
          </table:table-cell>
          <table:table-cell table:number-columns-repeated="1023"/>
        </table:table-row>
        <table:table-row table:style-name="ro1">
          <table:table-cell table:formula="of:=[$'Admin ALL'.A267] &amp; [$'Admin ALL'.C267]" office:value-type="string" office:string-value="admin_text_backup                    = Nach wievielen Tagen soll moziloCMS an ein Backup der Website erinnern? (0 = nie)" calcext:value-type="string">
            <text:p>admin_text_backup <text:s text:c="19"/>= Nach wievielen Tagen soll moziloCMS an ein Backup der Website erinnern? (0 = nie)</text:p>
          </table:table-cell>
          <table:table-cell table:number-columns-repeated="1023"/>
        </table:table-row>
        <table:table-row table:style-name="ro1">
          <table:table-cell table:formula="of:=[$'Admin ALL'.A268] &amp; [$'Admin ALL'.C268]" office:value-type="string" office:string-value="admin_text_get_backup                = Ein Backup der Website erzeugen und als ZIP-Datei downloaden.&lt;br /&gt;Durch Aktivierung der einzelnen Checkboxen kann der Umfang des Backups bestimmt werden." calcext:value-type="string">
            <text:p>admin_text_get_backup <text:s text:c="15"/>= Ein Backup der Website erzeugen und als ZIP-Datei downloaden.&lt;br /&gt;Durch Aktivierung der einzelnen Checkboxen kann der Umfang des Backups bestimmt werden.</text:p>
          </table:table-cell>
          <table:table-cell table:number-columns-repeated="1023"/>
        </table:table-row>
        <table:table-row table:style-name="ro1">
          <table:table-cell table:formula="of:=[$'Admin ALL'.A269] &amp; [$'Admin ALL'.C269]" office:value-type="string" office:string-value="admin_button_get_backup              = Backup downloaden" calcext:value-type="string">
            <text:p>admin_button_get_backup <text:s text:c="13"/>= Backup downloaden</text:p>
          </table:table-cell>
          <table:table-cell table:number-columns-repeated="1023"/>
        </table:table-row>
        <table:table-row table:style-name="ro1">
          <table:table-cell table:formula="of:=[$'Admin ALL'.A270] &amp; [$'Admin ALL'.C270]" office:value-type="string" office:string-value="admin_button_include_cms             = mit moziloCMS" calcext:value-type="string">
            <text:p>admin_button_include_cms <text:s text:c="12"/>= mit moziloCMS</text:p>
          </table:table-cell>
          <table:table-cell table:number-columns-repeated="1023"/>
        </table:table-row>
        <table:table-row table:style-name="ro1">
          <table:table-cell table:formula="of:=[$'Admin ALL'.A271] &amp; [$'Admin ALL'.C271]" office:value-type="string" office:string-value="admin_button_include_catpage         = mit Kategorien" calcext:value-type="string">
            <text:p>admin_button_include_catpage <text:s text:c="8"/>= mit Kategorien</text:p>
          </table:table-cell>
          <table:table-cell table:number-columns-repeated="1023"/>
        </table:table-row>
        <table:table-row table:style-name="ro1">
          <table:table-cell table:formula="of:=[$'Admin ALL'.A272] &amp; [$'Admin ALL'.C272]" office:value-type="string" office:string-value="admin_button_include_gallery         = mit Galerien" calcext:value-type="string">
            <text:p>admin_button_include_gallery <text:s text:c="8"/>= mit Galerien</text:p>
          </table:table-cell>
          <table:table-cell table:number-columns-repeated="1023"/>
        </table:table-row>
        <table:table-row table:style-name="ro1">
          <table:table-cell table:formula="of:=[$'Admin ALL'.A273] &amp; [$'Admin ALL'.C273]" office:value-type="string" office:string-value="admin_button_include_layouts         = mit Layouts" calcext:value-type="string">
            <text:p>admin_button_include_layouts <text:s text:c="8"/>= mit Layouts</text:p>
          </table:table-cell>
          <table:table-cell table:number-columns-repeated="1023"/>
        </table:table-row>
        <table:table-row table:style-name="ro1">
          <table:table-cell table:formula="of:=[$'Admin ALL'.A274] &amp; [$'Admin ALL'.C274]" office:value-type="string" office:string-value="admin_button_include_plugins         = mit Plugins" calcext:value-type="string">
            <text:p>admin_button_include_plugins <text:s text:c="8"/>= mit Plugins</text:p>
          </table:table-cell>
          <table:table-cell table:number-columns-repeated="1023"/>
        </table:table-row>
        <table:table-row table:style-name="ro1">
          <table:table-cell table:formula="of:=[$'Admin ALL'.A275] &amp; [$'Admin ALL'.C275]" office:value-type="string" office:string-value="admin_button_include_docu            = mit Dokumentation" calcext:value-type="string">
            <text:p>admin_button_include_docu <text:s text:c="11"/>= mit Dokumentation</text:p>
          </table:table-cell>
          <table:table-cell table:number-columns-repeated="1023"/>
        </table:table-row>
        <table:table-row table:style-name="ro1">
          <table:table-cell table:formula="of:=[$'Admin ALL'.A276] &amp; [$'Admin ALL'.C276]" office:value-type="string" office:string-value="admin_error_no_backups_select        = Es wurden keine Dateien ausgewählt!" calcext:value-type="string">
            <text:p>admin_error_no_backups_select <text:s text:c="7"/>= Es wurden keine Dateien ausgewählt!</text:p>
          </table:table-cell>
          <table:table-cell table:number-columns-repeated="1023"/>
        </table:table-row>
        <table:table-row table:style-name="ro1">
          <table:table-cell table:formula="of:=[$'Admin ALL'.A277] &amp; [$'Admin ALL'.C277]" office:value-type="string" office:string-value="admin_text_chmodnewfiles             = Dateirechte setzen, die moziloCMS generell auf dem Server haben soll." calcext:value-type="string">
            <text:p>admin_text_chmodnewfiles <text:s text:c="12"/>= Dateirechte setzen, die moziloCMS generell auf dem Server haben soll.</text:p>
          </table:table-cell>
          <table:table-cell table:number-columns-repeated="1023"/>
        </table:table-row>
        <table:table-row table:style-name="ro1">
          <table:table-cell table:formula="of:=[$'Admin ALL'.A278] &amp; [$'Admin ALL'.C278]" office:value-type="string" office:string-value="admin_text_uploadfilter              = Dateien mit folgenden Erweiterungen dürfen nicht hochgeladen werden:" calcext:value-type="string">
            <text:p>admin_text_uploadfilter <text:s text:c="13"/>= Dateien mit folgenden Erweiterungen dürfen nicht hochgeladen werden:</text:p>
          </table:table-cell>
          <table:table-cell table:number-columns-repeated="1023"/>
        </table:table-row>
        <table:table-row table:style-name="ro1">
          <table:table-cell table:formula="of:=[$'Admin ALL'.A279] &amp; [$'Admin ALL'.C279]" office:value-type="string" office:string-value="admin_input_translator               = Übersetzer:" calcext:value-type="string">
            <text:p>admin_input_translator <text:s text:c="14"/>= Übersetzer:</text:p>
          </table:table-cell>
          <table:table-cell table:number-columns-repeated="1023"/>
        </table:table-row>
        <table:table-row table:style-name="ro1">
          <table:table-cell table:formula="of:=[$'Admin ALL'.A280] &amp; [$'Admin ALL'.C280]" office:value-type="string" office:string-value="admin_input_language                 = Sprachauswahl für den Admin-Bereich." calcext:value-type="string">
            <text:p>admin_input_language <text:s text:c="16"/>= Sprachauswahl für den Admin-Bereich.</text:p>
          </table:table-cell>
          <table:table-cell table:number-columns-repeated="1023"/>
        </table:table-row>
        <table:table-row table:style-name="ro1">
          <table:table-cell table:formula="of:=[$'Admin ALL'.A281] &amp; [$'Admin ALL'.C281]" office:value-type="string" office:string-value="admin_input_chmodupdate              = Dateirechte für alles setzen" calcext:value-type="string">
            <text:p>admin_input_chmodupdate <text:s text:c="13"/>= Dateirechte für alles setzen</text:p>
          </table:table-cell>
          <table:table-cell table:number-columns-repeated="1023"/>
        </table:table-row>
        <table:table-row table:style-name="ro1">
          <table:table-cell table:formula="of:=[$'Admin ALL'.A282] &amp; [$'Admin ALL'.C282]" office:value-type="string" office:string-value="admin_messages_backup                = Es ist schon wieder eine Weile her - bitte an ein Backup der Website denken!" calcext:value-type="string">
            <text:p>admin_messages_backup <text:s text:c="15"/>= Es ist schon wieder eine Weile her - bitte an ein Backup der Website denken!</text:p>
          </table:table-cell>
          <table:table-cell table:number-columns-repeated="1023"/>
        </table:table-row>
        <table:table-row table:style-name="ro1">
          <table:table-cell table:formula="of:=[$'Admin ALL'.A283] &amp; [$'Admin ALL'.C283]" office:value-type="string" office:string-value="admin_messages_change_language       = Zur neuen Sprache wechseln" calcext:value-type="string">
            <text:p>admin_messages_change_language <text:s text:c="6"/>= Zur neuen Sprache wechseln</text:p>
          </table:table-cell>
          <table:table-cell table:number-columns-repeated="1023"/>
        </table:table-row>
        <table:table-row table:style-name="ro1">
          <table:table-cell table:formula="of:=[$'Admin ALL'.A284] &amp; [$'Admin ALL'.C284]" office:value-type="string" office:string-value="admin_messages_change_password       = Der Benutzername und das Passwort wurden geändert!" calcext:value-type="string">
            <text:p>admin_messages_change_password <text:s text:c="6"/>= Der Benutzername und das Passwort wurden geändert!</text:p>
          </table:table-cell>
          <table:table-cell table:number-columns-repeated="1023"/>
        </table:table-row>
        <table:table-row table:style-name="ro1">
          <table:table-cell table:formula="of:=[$'Admin ALL'.A285] &amp; [$'Admin ALL'.C285]" office:value-type="string" office:string-value="admin_messages_del_user              = Der User wurde gelöscht!" calcext:value-type="string">
            <text:p>admin_messages_del_user <text:s text:c="13"/>= Der User wurde gelöscht!</text:p>
          </table:table-cell>
          <table:table-cell table:number-columns-repeated="1023"/>
        </table:table-row>
        <table:table-row table:style-name="ro1">
          <table:table-cell table:formula="of:=[$'Admin ALL'.A286] &amp; [$'Admin ALL'.C286]" office:value-type="string" office:string-value="admin_error_language_empty           = Sprachdateien können nicht geladen werden!" calcext:value-type="string">
            <text:p>admin_error_language_empty <text:s text:c="10"/>= Sprachdateien können nicht geladen werden!</text:p>
          </table:table-cell>
          <table:table-cell table:number-columns-repeated="1023"/>
        </table:table-row>
        <table:table-row table:style-name="ro1">
          <table:table-cell table:formula="of:=[$'Admin ALL'.A287] &amp; [$'Admin ALL'.C287]" office:value-type="string" office:string-value="admin_error_languagefile_error       = Diese Sprachdatei existiert nicht!" calcext:value-type="string">
            <text:p>admin_error_languagefile_error <text:s text:c="6"/>= Diese Sprachdatei existiert nicht!</text:p>
          </table:table-cell>
          <table:table-cell table:number-columns-repeated="1023"/>
        </table:table-row>
        <table:table-row table:style-name="ro1">
          <table:table-cell table:formula="of:=[$'Admin ALL'.A288] &amp; [$'Admin ALL'.C288]" office:value-type="string" office:string-value="admin_button_del_user                = User löschen" calcext:value-type="string">
            <text:p>admin_button_del_user <text:s text:c="15"/>= User löschen</text:p>
          </table:table-cell>
          <table:table-cell table:number-columns-repeated="1023"/>
        </table:table-row>
        <table:table-row table:style-name="ro1">
          <table:table-cell table:formula="of:=[$'Admin ALL'.A289] &amp; [$'Admin ALL'.C289]" office:value-type="string" office:string-value="admin_noroot_admin                   = Admin" calcext:value-type="string">
            <text:p>admin_noroot_admin <text:s text:c="18"/>= Admin</text:p>
          </table:table-cell>
          <table:table-cell table:number-columns-repeated="1023"/>
        </table:table-row>
        <table:table-row table:style-name="ro1">
          <table:table-cell table:formula="of:=[$'Admin ALL'.A290] &amp; [$'Admin ALL'.C290]" office:value-type="string" office:string-value="admin_noroot_config                  = Einstellungen" calcext:value-type="string">
            <text:p>admin_noroot_config <text:s text:c="17"/>= Einstellungen</text:p>
          </table:table-cell>
          <table:table-cell table:number-columns-repeated="1023"/>
        </table:table-row>
        <table:table-row table:style-name="ro1">
          <table:table-cell table:formula="of:=[$'Admin ALL'.A291] &amp; [$'Admin ALL'.C291]" office:value-type="string" office:string-value="admin_noroot_tabs                    = Admin-Tabs" calcext:value-type="string">
            <text:p>admin_noroot_tabs <text:s text:c="19"/>= Admin-Tabs</text:p>
          </table:table-cell>
          <table:table-cell table:number-columns-repeated="1023"/>
        </table:table-row>
        <table:table-row table:style-name="ro1">
          <table:table-cell table:formula="of:=[$'Admin ALL'.A292] &amp; [$'Admin ALL'.C292]" office:value-type="string" office:string-value="admin_noroot_plugins                 = Plugins" calcext:value-type="string">
            <text:p>admin_noroot_plugins <text:s text:c="16"/>= Plugins</text:p>
          </table:table-cell>
          <table:table-cell table:number-columns-repeated="1023"/>
        </table:table-row>
        <table:table-row table:style-name="ro1">
          <table:table-cell table:formula="of:=[$'Admin ALL'.A293] &amp; [$'Admin ALL'.C293]" office:value-type="string" office:string-value="admin_noroot_template                = Template" calcext:value-type="string">
            <text:p>admin_noroot_template <text:s text:c="15"/>= Template</text:p>
          </table:table-cell>
          <table:table-cell table:number-columns-repeated="1023"/>
        </table:table-row>
        <table:table-row table:style-name="ro1">
          <table:table-cell table:formula="of:=[$'Admin ALL'.A294] &amp; [$'Admin ALL'.C294]" office:value-type="string" office:string-value="admin_noroot_text                    = Die Bereiche freigeben, welche mit dem User-Zugang bearbeitet werden dürfen:" calcext:value-type="string">
            <text:p>admin_noroot_text <text:s text:c="19"/>= Die Bereiche freigeben, welche mit dem User-Zugang bearbeitet werden dürfen:</text:p>
          </table:table-cell>
          <table:table-cell table:number-columns-repeated="1023"/>
        </table:table-row>
        <table:table-row table:style-name="ro1">
          <table:table-cell table:formula="of:=[$'Admin ALL'.A295] &amp; [$'Admin ALL'.C295]" office:value-type="string" office:string-value="admin_messages_chmod                 = Die Dateirechte wurden erfolgreich geändert!" calcext:value-type="string">
            <text:p>admin_messages_chmod <text:s text:c="16"/>= Die Dateirechte wurden erfolgreich geändert!</text:p>
          </table:table-cell>
          <table:table-cell table:number-columns-repeated="1023"/>
        </table:table-row>
        <table:table-row table:style-name="ro1">
          <table:table-cell table:formula="of:=[$'Admin ALL'.A296] &amp; [$'Admin ALL'.C296]">
            <text:p/>
          </table:table-cell>
          <table:table-cell table:number-columns-repeated="1023"/>
        </table:table-row>
        <table:table-row table:style-name="ro1">
          <table:table-cell table:formula="of:=[$'Admin ALL'.A297] &amp; [$'Admin ALL'.C297]" office:value-type="string" office:string-value="admin_user_select_websitetitle       = Browsers Titelleiste" calcext:value-type="string">
            <text:p>admin_user_select_websitetitle <text:s text:c="6"/>= Browsers Titelleiste</text:p>
          </table:table-cell>
          <table:table-cell table:number-columns-repeated="1023"/>
        </table:table-row>
        <table:table-row table:style-name="ro1">
          <table:table-cell table:formula="of:=[$'Admin ALL'.A298] &amp; [$'Admin ALL'.C298]" office:value-type="string" office:string-value="admin_user_select_websitedescription = Webseiten-Beschreibung / Suchwörter" calcext:value-type="string">
            <text:p>admin_user_select_websitedescription = Webseiten-Beschreibung / Suchwörter</text:p>
          </table:table-cell>
          <table:table-cell table:number-columns-repeated="1023"/>
        </table:table-row>
        <table:table-row table:style-name="ro1">
          <table:table-cell table:formula="of:=[$'Admin ALL'.A299] &amp; [$'Admin ALL'.C299]" office:value-type="string" office:string-value="admin_user_select_cmslanguage        = Webseiten-Sprache" calcext:value-type="string">
            <text:p>admin_user_select_cmslanguage <text:s text:c="7"/>= Webseiten-Sprache</text:p>
          </table:table-cell>
          <table:table-cell table:number-columns-repeated="1023"/>
        </table:table-row>
        <table:table-row table:style-name="ro1">
          <table:table-cell table:formula="of:=[$'Admin ALL'.A300] &amp; [$'Admin ALL'.C300]" office:value-type="string" office:string-value="admin_user_select_defaultcat         = Startkategorie" calcext:value-type="string">
            <text:p>admin_user_select_defaultcat <text:s text:c="8"/>= Startkategorie</text:p>
          </table:table-cell>
          <table:table-cell table:number-columns-repeated="1023"/>
        </table:table-row>
        <table:table-row table:style-name="ro1">
          <table:table-cell table:formula="of:=[$'Admin ALL'.A301] &amp; [$'Admin ALL'.C301]" office:value-type="string" office:string-value="admin_user_select_draftmode          = Baustellenmodus" calcext:value-type="string">
            <text:p>admin_user_select_draftmode <text:s text:c="9"/>= Baustellenmodus</text:p>
          </table:table-cell>
          <table:table-cell table:number-columns-repeated="1023"/>
        </table:table-row>
        <table:table-row table:style-name="ro1">
          <table:table-cell table:formula="of:=[$'Admin ALL'.A302] &amp; [$'Admin ALL'.C302]" office:value-type="string" office:string-value="admin_user_select_usesitemap         = Sitemap für Suchmaschinen" calcext:value-type="string">
            <text:p>admin_user_select_usesitemap <text:s text:c="8"/>= Sitemap für Suchmaschinen</text:p>
          </table:table-cell>
          <table:table-cell table:number-columns-repeated="1023"/>
        </table:table-row>
        <table:table-row table:style-name="ro1">
          <table:table-cell table:formula="of:=[$'Admin ALL'.A303] &amp; [$'Admin ALL'.C303]" office:value-type="string" office:string-value="admin_user_select_usecmssyntax       = Syntax-Elemente benutzen" calcext:value-type="string">
            <text:p>admin_user_select_usecmssyntax <text:s text:c="6"/>= Syntax-Elemente benutzen</text:p>
          </table:table-cell>
          <table:table-cell table:number-columns-repeated="1023"/>
        </table:table-row>
        <table:table-row table:style-name="ro1">
          <table:table-cell table:formula="of:=[$'Admin ALL'.A304] &amp; [$'Admin ALL'.C304]" office:value-type="string" office:string-value="admin_user_select_editusersyntax     = Eigene Syntax-Elemente" calcext:value-type="string">
            <text:p>admin_user_select_editusersyntax <text:s text:c="4"/>= Eigene Syntax-Elemente</text:p>
          </table:table-cell>
          <table:table-cell table:number-columns-repeated="1023"/>
        </table:table-row>
        <table:table-row table:style-name="ro1">
          <table:table-cell table:formula="of:=[$'Admin ALL'.A305] &amp; [$'Admin ALL'.C305]" office:value-type="string" office:string-value="admin_user_select_replaceemoticons   = Emoticons benutzen" calcext:value-type="string">
            <text:p>admin_user_select_replaceemoticons <text:s text:c="2"/>= Emoticons benutzen</text:p>
          </table:table-cell>
          <table:table-cell table:number-columns-repeated="1023"/>
        </table:table-row>
        <table:table-row table:style-name="ro1">
          <table:table-cell table:formula="of:=[$'Admin ALL'.A306] &amp; [$'Admin ALL'.C306]" office:value-type="string" office:string-value="admin_user_select_defaultcolors      = vordefinierter Farben" calcext:value-type="string">
            <text:p>admin_user_select_defaultcolors <text:s text:c="5"/>= vordefinierter Farben</text:p>
          </table:table-cell>
          <table:table-cell table:number-columns-repeated="1023"/>
        </table:table-row>
        <table:table-row table:style-name="ro1">
          <table:table-cell table:formula="of:=[$'Admin ALL'.A307] &amp; [$'Admin ALL'.C307]" office:value-type="string" office:string-value="admin_user_select_hiddenpages        = versteckte Inhaltsseiten" calcext:value-type="string">
            <text:p>admin_user_select_hiddenpages <text:s text:c="7"/>= versteckte Inhaltsseiten</text:p>
          </table:table-cell>
          <table:table-cell table:number-columns-repeated="1023"/>
        </table:table-row>
        <table:table-row table:style-name="ro1">
          <table:table-cell table:formula="of:=[$'Admin ALL'.A308] &amp; [$'Admin ALL'.C308]" office:value-type="string" office:string-value="admin_user_select_targetblank        = Links" calcext:value-type="string">
            <text:p>admin_user_select_targetblank <text:s text:c="7"/>= Links</text:p>
          </table:table-cell>
          <table:table-cell table:number-columns-repeated="1023"/>
        </table:table-row>
        <table:table-row table:style-name="ro1">
          <table:table-cell table:formula="of:=[$'Admin ALL'.A309] &amp; [$'Admin ALL'.C309]" office:value-type="string" office:string-value="admin_user_select_hidecatnamedpages  = Inhaltsseiten verstecken" calcext:value-type="string">
            <text:p>admin_user_select_hidecatnamedpages <text:s/>= Inhaltsseiten verstecken</text:p>
          </table:table-cell>
          <table:table-cell table:number-columns-repeated="1023"/>
        </table:table-row>
        <table:table-row table:style-name="ro1">
          <table:table-cell table:formula="of:=[$'Admin ALL'.A310] &amp; [$'Admin ALL'.C310]" office:value-type="string" office:string-value="admin_user_select_modrewrite         = Mod Rewrite" calcext:value-type="string">
            <text:p>admin_user_select_modrewrite <text:s text:c="8"/>= Mod Rewrite</text:p>
          </table:table-cell>
          <table:table-cell table:number-columns-repeated="1023"/>
        </table:table-row>
        <table:table-row table:style-name="ro1">
          <table:table-cell table:formula="of:=[$'Admin ALL'.A311] &amp; [$'Admin ALL'.C311]" office:value-type="string" office:string-value="admin_user_select_showsyntaxtooltips = Tooltips" calcext:value-type="string">
            <text:p>admin_user_select_showsyntaxtooltips = Tooltips</text:p>
          </table:table-cell>
          <table:table-cell table:number-columns-repeated="1023"/>
        </table:table-row>
        <table:table-row table:style-name="ro1">
          <table:table-cell table:formula="of:=[$'Admin ALL'.A312] &amp; [$'Admin ALL'.C312]">
            <text:p/>
          </table:table-cell>
          <table:table-cell table:number-columns-repeated="1023"/>
        </table:table-row>
        <table:table-row table:style-name="ro1">
          <table:table-cell table:formula="of:=[$'Admin ALL'.A313] &amp; [$'Admin ALL'.C313]" office:value-type="string" office:string-value="admin_user_select_language           = Admin-Sprache" calcext:value-type="string">
            <text:p>admin_user_select_language <text:s text:c="10"/>= Admin-Sprache</text:p>
          </table:table-cell>
          <table:table-cell table:number-columns-repeated="1023"/>
        </table:table-row>
        <table:table-row table:style-name="ro1">
          <table:table-cell table:formula="of:=[$'Admin ALL'.A314] &amp; [$'Admin ALL'.C314]" office:value-type="string" office:string-value="admin_user_select_adminmail          = E-Mail-Adresse" calcext:value-type="string">
            <text:p>admin_user_select_adminmail <text:s text:c="9"/>= E-Mail-Adresse</text:p>
          </table:table-cell>
          <table:table-cell table:number-columns-repeated="1023"/>
        </table:table-row>
        <table:table-row table:style-name="ro1">
          <table:table-cell table:formula="of:=[$'Admin ALL'.A315] &amp; [$'Admin ALL'.C315]" office:value-type="string" office:string-value="admin_user_select_backupmsgintervall = Backup-Erinnerung" calcext:value-type="string">
            <text:p>admin_user_select_backupmsgintervall = Backup-Erinnerung</text:p>
          </table:table-cell>
          <table:table-cell table:number-columns-repeated="1023"/>
        </table:table-row>
        <table:table-row table:style-name="ro1">
          <table:table-cell table:formula="of:=[$'Admin ALL'.A316] &amp; [$'Admin ALL'.C316]" office:value-type="string" office:string-value="admin_user_select_getbackup          = Backup der Website" calcext:value-type="string">
            <text:p>admin_user_select_getbackup <text:s text:c="9"/>= Backup der Website</text:p>
          </table:table-cell>
          <table:table-cell table:number-columns-repeated="1023"/>
        </table:table-row>
        <table:table-row table:style-name="ro1">
          <table:table-cell table:formula="of:=[$'Admin ALL'.A317] &amp; [$'Admin ALL'.C317]" office:value-type="string" office:string-value="admin_user_select_chmodnewfilesatts  = Dateirechte" calcext:value-type="string">
            <text:p>admin_user_select_chmodnewfilesatts <text:s/>= Dateirechte</text:p>
          </table:table-cell>
          <table:table-cell table:number-columns-repeated="1023"/>
        </table:table-row>
        <table:table-row table:style-name="ro1">
          <table:table-cell table:formula="of:=[$'Admin ALL'.A318] &amp; [$'Admin ALL'.C318]" office:value-type="string" office:string-value="admin_user_select_noupload           = nicht erlaubte Dateien" calcext:value-type="string">
            <text:p>admin_user_select_noupload <text:s text:c="10"/>= nicht erlaubte Dateien</text:p>
          </table:table-cell>
          <table:table-cell table:number-columns-repeated="1023"/>
        </table:table-row>
        <table:table-row table:style-name="ro1">
          <table:table-cell table:formula="of:=[$'Admin ALL'.A319] &amp; [$'Admin ALL'.C319]" office:value-type="string" office:string-value="admin_user_select_userpassword       = User-Zugang" calcext:value-type="string">
            <text:p>admin_user_select_userpassword <text:s text:c="6"/>= User-Zugang</text:p>
          </table:table-cell>
          <table:table-cell table:number-columns-repeated="1023"/>
        </table:table-row>
        <table:table-row table:style-name="ro1">
          <table:table-cell table:formula="of:=[$'Admin ALL'.A320] &amp; [$'Admin ALL'.C320]">
            <text:p/>
          </table:table-cell>
          <table:table-cell table:number-columns-repeated="1023"/>
        </table:table-row>
        <table:table-row table:style-name="ro1">
          <table:table-cell table:formula="of:=[$'Admin ALL'.A321] &amp; [$'Admin ALL'.C321]" office:value-type="string" office:string-value="pw_help                              = &lt;i&gt;Hinweis: Der Benutzername muss mindestens fünf, das Passwort mindestens sechs Zeichen lang sein. &lt;br /&gt;Das Passwort muss kleine und große Buchstaben sowie Ziffern enthalten.&lt;/i&gt;" calcext:value-type="string">
            <text:p>pw_help <text:s text:c="29"/>= &lt;i&gt;Hinweis: Der Benutzername muss mindestens fünf, das Passwort mindestens sechs Zeichen lang sein. &lt;br /&gt;Das Passwort muss kleine und große Buchstaben sowie Ziffern enthalten.&lt;/i&gt;</text:p>
          </table:table-cell>
          <table:table-cell table:number-columns-repeated="1023"/>
        </table:table-row>
        <table:table-row table:style-name="ro1">
          <table:table-cell table:formula="of:=[$'Admin ALL'.A322] &amp; [$'Admin ALL'.C322]" office:value-type="string" office:string-value="pw_text_login                        = Benutzername und Passwort für den &lt;b&gt;Super-User&lt;/b&gt;" calcext:value-type="string">
            <text:p>pw_text_login <text:s text:c="23"/>= Benutzername und Passwort für den &lt;b&gt;Super-User&lt;/b&gt;</text:p>
          </table:table-cell>
          <table:table-cell table:number-columns-repeated="1023"/>
        </table:table-row>
        <table:table-row table:style-name="ro1">
          <table:table-cell table:formula="of:=[$'Admin ALL'.A323] &amp; [$'Admin ALL'.C323]" office:value-type="string" office:string-value="userpw_text_login                    = Benutzername und Passwort für weiteren &lt;b&gt;User&lt;/b&gt;" calcext:value-type="string">
            <text:p>userpw_text_login <text:s text:c="19"/>= Benutzername und Passwort für weiteren &lt;b&gt;User&lt;/b&gt;</text:p>
          </table:table-cell>
          <table:table-cell table:number-columns-repeated="1023"/>
        </table:table-row>
        <table:table-row table:style-name="ro1">
          <table:table-cell table:formula="of:=[$'Admin ALL'.A324] &amp; [$'Admin ALL'.C324]" office:value-type="string" office:string-value="pw_error_missingvalues               = Es wurden nicht alle Felder ausgefüllt!" calcext:value-type="string">
            <text:p>pw_error_missingvalues <text:s text:c="14"/>= Es wurden nicht alle Felder ausgefüllt!</text:p>
          </table:table-cell>
          <table:table-cell table:number-columns-repeated="1023"/>
        </table:table-row>
        <table:table-row table:style-name="ro1">
          <table:table-cell table:formula="of:=[$'Admin ALL'.A325] &amp; [$'Admin ALL'.C325]" office:value-type="string" office:string-value="pw_error_newpwerror                  = Das neue Passwort entspricht nicht den Regeln (mindestens sechs Zeichen, kleine und große Buchstaben sowie Ziffern)!" calcext:value-type="string">
            <text:p>pw_error_newpwerror <text:s text:c="17"/>= Das neue Passwort entspricht nicht den Regeln (mindestens sechs Zeichen, kleine und große Buchstaben sowie Ziffern)!</text:p>
          </table:table-cell>
          <table:table-cell table:number-columns-repeated="1023"/>
        </table:table-row>
        <table:table-row table:style-name="ro1">
          <table:table-cell table:formula="of:=[$'Admin ALL'.A326] &amp; [$'Admin ALL'.C326]" office:value-type="string" office:string-value="pw_error_newpwmismatch               = Das neue Passwort wurde nicht exakt wiederholt!" calcext:value-type="string">
            <text:p>pw_error_newpwmismatch <text:s text:c="14"/>= Das neue Passwort wurde nicht exakt wiederholt!</text:p>
          </table:table-cell>
          <table:table-cell table:number-columns-repeated="1023"/>
        </table:table-row>
        <table:table-row table:style-name="ro1">
          <table:table-cell table:formula="of:=[$'Admin ALL'.A327] &amp; [$'Admin ALL'.C327]" office:value-type="string" office:string-value="pw_error_tooshortname                = Der neue Benutzername muss mindestens fünf Zeichen lang sein!" calcext:value-type="string">
            <text:p>pw_error_tooshortname <text:s text:c="15"/>= Der neue Benutzername muss mindestens fünf Zeichen lang sein!</text:p>
          </table:table-cell>
          <table:table-cell table:number-columns-repeated="1023"/>
        </table:table-row>
        <table:table-row table:style-name="ro1">
          <table:table-cell table:formula="of:=[$'Admin ALL'.A328] &amp; [$'Admin ALL'.C328]" office:value-type="string" office:string-value="pw_titel_newname                     = &lt;b&gt;Super-User&lt;/b&gt; Benutzername" calcext:value-type="string">
            <text:p>pw_titel_newname <text:s text:c="20"/>= &lt;b&gt;Super-User&lt;/b&gt; Benutzername</text:p>
          </table:table-cell>
          <table:table-cell table:number-columns-repeated="1023"/>
        </table:table-row>
        <table:table-row table:style-name="ro1">
          <table:table-cell table:formula="of:=[$'Admin ALL'.A329] &amp; [$'Admin ALL'.C329]" office:value-type="string" office:string-value="pw_titel_newpw                       = Passwort" calcext:value-type="string">
            <text:p>pw_titel_newpw <text:s text:c="22"/>= Passwort</text:p>
          </table:table-cell>
          <table:table-cell table:number-columns-repeated="1023"/>
        </table:table-row>
        <table:table-row table:style-name="ro1">
          <table:table-cell table:formula="of:=[$'Admin ALL'.A330] &amp; [$'Admin ALL'.C330]" office:value-type="string" office:string-value="pw_titel_newpwrepeat                 = Passwort (zur Bestätigung)" calcext:value-type="string">
            <text:p>pw_titel_newpwrepeat <text:s text:c="16"/>= Passwort (zur Bestätigung)</text:p>
          </table:table-cell>
          <table:table-cell table:number-columns-repeated="1023"/>
        </table:table-row>
        <table:table-row table:style-name="ro1">
          <table:table-cell table:formula="of:=[$'Admin ALL'.A331] &amp; [$'Admin ALL'.C331]" office:value-type="string" office:string-value="userpw_titel_newname                 = &lt;b&gt;User&lt;/b&gt; Benutzername" calcext:value-type="string">
            <text:p>userpw_titel_newname <text:s text:c="16"/>= &lt;b&gt;User&lt;/b&gt; Benutzername</text:p>
          </table:table-cell>
          <table:table-cell table:number-columns-repeated="1023"/>
        </table:table-row>
        <table:table-row table:style-name="ro1">
          <table:table-cell table:formula="of:=[$'Admin ALL'.A332] &amp; [$'Admin ALL'.C332]" office:value-type="string" office:string-value="userpw_titel_newpw                   = Passwort" calcext:value-type="string">
            <text:p>userpw_titel_newpw <text:s text:c="18"/>= Passwort</text:p>
          </table:table-cell>
          <table:table-cell table:number-columns-repeated="1023"/>
        </table:table-row>
        <table:table-row table:style-name="ro1">
          <table:table-cell table:formula="of:=[$'Admin ALL'.A333] &amp; [$'Admin ALL'.C333]" office:value-type="string" office:string-value="userpw_titel_newpwrepeat             = Passwort (zur Bestätigung)" calcext:value-type="string">
            <text:p>userpw_titel_newpwrepeat <text:s text:c="12"/>= Passwort (zur Bestätigung)</text:p>
          </table:table-cell>
          <table:table-cell table:number-columns-repeated="1023"/>
        </table:table-row>
        <table:table-row table:style-name="ro1">
          <table:table-cell table:formula="of:=[$'Admin ALL'.A334] &amp; [$'Admin ALL'.C334]" office:value-type="string" office:string-value="warning_false_logins                 = Der Zugang zu mozilo-Admin ist vorübergehend gesperrt, da zu oft falsche Zugangsdaten eingegeben wurden." calcext:value-type="string">
            <text:p>warning_false_logins <text:s text:c="16"/>= Der Zugang zu mozilo-Admin ist vorübergehend gesperrt, da zu oft falsche Zugangsdaten eingegeben wurden.</text:p>
          </table:table-cell>
          <table:table-cell table:number-columns-repeated="1023"/>
        </table:table-row>
        <table:table-row table:style-name="ro1">
          <table:table-cell table:formula="of:=[$'Admin ALL'.A335] &amp; [$'Admin ALL'.C335]" office:value-type="string" office:string-value="loginlocked_mailcontent              = Der Zugang zu mozilo-Admin ist vorübergehend gesperrt, da zu oft falsche Zugangsdaten eingegeben wurden. Details zum letzten Login-Versuch:" calcext:value-type="string">
            <text:p>loginlocked_mailcontent <text:s text:c="13"/>= Der Zugang zu mozilo-Admin ist vorübergehend gesperrt, da zu oft falsche Zugangsdaten eingegeben wurden. Details zum letzten Login-Versuch:</text:p>
          </table:table-cell>
          <table:table-cell table:number-columns-repeated="1023"/>
        </table:table-row>
        <table:table-row table:style-name="ro1">
          <table:table-cell table:formula="of:=[$'Admin ALL'.A336] &amp; [$'Admin ALL'.C336]" office:value-type="string" office:string-value="loginlocked_mailsubject              = Zugang zu mozilo-Admin gesperrt" calcext:value-type="string">
            <text:p>loginlocked_mailsubject <text:s text:c="13"/>= Zugang zu mozilo-Admin gesperrt</text:p>
          </table:table-cell>
          <table:table-cell table:number-columns-repeated="1023"/>
        </table:table-row>
        <table:table-row table:style-name="ro1">
          <table:table-cell table:formula="of:=[$'Admin ALL'.A337] &amp; [$'Admin ALL'.C337]" office:value-type="string" office:string-value="messages_false_logins                = Fehlgeschlagene Loginversuche seit dem letzten Login:" calcext:value-type="string">
            <text:p>messages_false_logins <text:s text:c="15"/>= Fehlgeschlagene Loginversuche seit dem letzten Login:</text:p>
          </table:table-cell>
          <table:table-cell table:number-columns-repeated="1023"/>
        </table:table-row>
        <table:table-row table:style-name="ro1">
          <table:table-cell table:formula="of:=[$'Admin ALL'.A338] &amp; [$'Admin ALL'.C338]" office:value-type="string" office:string-value="login_button                         = Anmeldung" calcext:value-type="string">
            <text:p>login_button <text:s text:c="24"/>= Anmeldung</text:p>
          </table:table-cell>
          <table:table-cell table:number-columns-repeated="1023"/>
        </table:table-row>
        <table:table-row table:style-name="ro1">
          <table:table-cell table:formula="of:=[$'Admin ALL'.A339] &amp; [$'Admin ALL'.C339]" office:value-type="string" office:string-value="login_ajax_success                   = Anmeldung erfolgreich. &lt;b&gt;Achtung&lt;/b&gt; die letzte Aktion wurde nicht ausgeführt. Bitte wiederholen. Tipp: Checkbox zweimal anklicken." calcext:value-type="string">
            <text:p>login_ajax_success <text:s text:c="18"/>= Anmeldung erfolgreich. &lt;b&gt;Achtung&lt;/b&gt; die letzte Aktion wurde nicht ausgeführt. Bitte wiederholen. Tipp: Checkbox zweimal anklicken.</text:p>
          </table:table-cell>
          <table:table-cell table:number-columns-repeated="1023"/>
        </table:table-row>
        <table:table-row table:style-name="ro1">
          <table:table-cell table:formula="of:=[$'Admin ALL'.A340] &amp; [$'Admin ALL'.C340]" office:value-type="string" office:string-value="login_titel_dialog                   = Anmeldung" calcext:value-type="string">
            <text:p>login_titel_dialog <text:s text:c="18"/>= Anmeldung</text:p>
          </table:table-cell>
          <table:table-cell table:number-columns-repeated="1023"/>
        </table:table-row>
        <table:table-row table:style-name="ro1">
          <table:table-cell table:formula="of:=[$'Admin ALL'.A341] &amp; [$'Admin ALL'.C341]">
            <text:p/>
          </table:table-cell>
          <table:table-cell table:number-columns-repeated="1023"/>
        </table:table-row>
        <table:table-row table:style-name="ro1">
          <table:table-cell table:formula="of:=[$'Admin ALL'.A342] &amp; [$'Admin ALL'.C342]" office:value-type="string" office:string-value="plugins_button                       = Plugins" calcext:value-type="string">
            <text:p>plugins_button <text:s text:c="22"/>= Plugins</text:p>
          </table:table-cell>
          <table:table-cell table:number-columns-repeated="1023"/>
        </table:table-row>
        <table:table-row table:style-name="ro1">
          <table:table-cell table:formula="of:=[$'Admin ALL'.A343] &amp; [$'Admin ALL'.C343]" office:value-type="string" office:string-value="plugins_titel                        = Plugins" calcext:value-type="string">
            <text:p>plugins_titel <text:s text:c="23"/>= Plugins</text:p>
          </table:table-cell>
          <table:table-cell table:number-columns-repeated="1023"/>
        </table:table-row>
        <table:table-row table:style-name="ro1">
          <table:table-cell table:formula="of:=[$'Admin ALL'.A344] &amp; [$'Admin ALL'.C344]" office:value-type="string" office:string-value="plugins_error                        = Schwerer Fehler im Plugin, bitte den Plugin-Autor informieren:" calcext:value-type="string">
            <text:p>plugins_error <text:s text:c="23"/>= Schwerer Fehler im Plugin, bitte den Plugin-Autor informieren:</text:p>
          </table:table-cell>
          <table:table-cell table:number-columns-repeated="1023"/>
        </table:table-row>
        <table:table-row table:style-name="ro1">
          <table:table-cell table:formula="of:=[$'Admin ALL'.A345] &amp; [$'Admin ALL'.C345]" office:value-type="string" office:string-value="plugins_titel_version                = Benötigte moziloCMS-Version" calcext:value-type="string">
            <text:p>plugins_titel_version <text:s text:c="15"/>= Benötigte moziloCMS-Version</text:p>
          </table:table-cell>
          <table:table-cell table:number-columns-repeated="1023"/>
        </table:table-row>
        <table:table-row table:style-name="ro1">
          <table:table-cell table:formula="of:=[$'Admin ALL'.A346] &amp; [$'Admin ALL'.C346]" office:value-type="string" office:string-value="plugins_titel_author                 = Autor" calcext:value-type="string">
            <text:p>plugins_titel_author <text:s text:c="16"/>= Autor</text:p>
          </table:table-cell>
          <table:table-cell table:number-columns-repeated="1023"/>
        </table:table-row>
        <table:table-row table:style-name="ro1">
          <table:table-cell table:formula="of:=[$'Admin ALL'.A347] &amp; [$'Admin ALL'.C347]" office:value-type="string" office:string-value="plugins_titel_web                    = Webseite" calcext:value-type="string">
            <text:p>plugins_titel_web <text:s text:c="19"/>= Webseite</text:p>
          </table:table-cell>
          <table:table-cell table:number-columns-repeated="1023"/>
        </table:table-row>
        <table:table-row table:style-name="ro1">
          <table:table-cell table:formula="of:=[$'Admin ALL'.A348] &amp; [$'Admin ALL'.C348]" office:value-type="string" office:string-value="plugins_input_active                 = Aktivieren" calcext:value-type="string">
            <text:p>plugins_input_active <text:s text:c="16"/>= Aktivieren</text:p>
          </table:table-cell>
          <table:table-cell table:number-columns-repeated="1023"/>
        </table:table-row>
        <table:table-row table:style-name="ro1">
          <table:table-cell table:formula="of:=[$'Admin ALL'.A349] &amp; [$'Admin ALL'.C349]" office:value-type="string" office:string-value="plugins_error_regex_error            = Fehler regex_error existiert nicht" calcext:value-type="string">
            <text:p>plugins_error_regex_error <text:s text:c="11"/>= Fehler regex_error existiert nicht</text:p>
          </table:table-cell>
          <table:table-cell table:number-columns-repeated="1023"/>
        </table:table-row>
        <table:table-row table:style-name="ro1">
          <table:table-cell table:formula="of:=[$'Admin ALL'.A350] &amp; [$'Admin ALL'.C350]" office:value-type="string" office:string-value="plugins_info                         = Information" calcext:value-type="string">
            <text:p>plugins_info <text:s text:c="24"/>= Information</text:p>
          </table:table-cell>
          <table:table-cell table:number-columns-repeated="1023"/>
        </table:table-row>
        <table:table-row table:style-name="ro1">
          <table:table-cell table:formula="of:=[$'Admin ALL'.A351] &amp; [$'Admin ALL'.C351]" office:value-type="string" office:string-value="plugins_title_manage                 = Plugins verwalten" calcext:value-type="string">
            <text:p>plugins_title_manage <text:s text:c="16"/>= Plugins verwalten</text:p>
          </table:table-cell>
          <table:table-cell table:number-columns-repeated="1023"/>
        </table:table-row>
        <table:table-row table:style-name="ro1">
          <table:table-cell table:formula="of:=[$'Admin ALL'.A352] &amp; [$'Admin ALL'.C352]" office:value-type="string" office:string-value="plugins_text_filebutton              = Installieren oder überschreiben" calcext:value-type="string">
            <text:p>plugins_text_filebutton <text:s text:c="13"/>= Installieren oder überschreiben</text:p>
          </table:table-cell>
          <table:table-cell table:number-columns-repeated="1023"/>
        </table:table-row>
        <table:table-row table:style-name="ro1">
          <table:table-cell table:formula="of:=[$'Admin ALL'.A353] &amp; [$'Admin ALL'.C353]" office:value-type="string" office:string-value="plugins_text_fileinfo                = Vorhandene Konfigurationseinstellungen bleiben auch beim Überschreiben erhalten" calcext:value-type="string">
            <text:p>plugins_text_fileinfo <text:s text:c="15"/>= Vorhandene Konfigurationseinstellungen bleiben auch beim Überschreiben erhalten</text:p>
          </table:table-cell>
          <table:table-cell table:number-columns-repeated="1023"/>
        </table:table-row>
        <table:table-row table:style-name="ro1">
          <table:table-cell table:formula="of:=[$'Admin ALL'.A354] &amp; [$'Admin ALL'.C354]" office:value-type="string" office:string-value="plugins_button_install               = Install" calcext:value-type="string">
            <text:p>plugins_button_install <text:s text:c="14"/>= Install</text:p>
          </table:table-cell>
          <table:table-cell table:number-columns-repeated="1023"/>
        </table:table-row>
        <table:table-row table:style-name="ro1">
          <table:table-cell table:formula="of:=[$'Admin ALL'.A355] &amp; [$'Admin ALL'.C355]" office:value-type="string" office:string-value="plugins_button_delete                = Alle ausgewählten Plugins löschen" calcext:value-type="string">
            <text:p>plugins_button_delete <text:s text:c="15"/>= Alle ausgewählten Plugins löschen</text:p>
          </table:table-cell>
          <table:table-cell table:number-columns-repeated="1023"/>
        </table:table-row>
        <table:table-row table:style-name="ro1">
          <table:table-cell table:formula="of:=[$'Admin ALL'.A356] &amp; [$'Admin ALL'.C356]" office:value-type="string" office:string-value="plugins_select                       = oder aus dem Ordner &quot;plugins&quot;" calcext:value-type="string">
            <text:p>plugins_select <text:s text:c="22"/>= oder aus dem Ordner "plugins"</text:p>
          </table:table-cell>
          <table:table-cell table:number-columns-repeated="1023"/>
        </table:table-row>
        <table:table-row table:style-name="ro1">
          <table:table-cell table:formula="of:=[$'Admin ALL'.A357] &amp; [$'Admin ALL'.C357]">
            <text:p/>
          </table:table-cell>
          <table:table-cell table:number-columns-repeated="1023"/>
        </table:table-row>
        <table:table-row table:style-name="ro1">
          <table:table-cell table:formula="of:=[$'Admin ALL'.A358] &amp; [$'Admin ALL'.C358]" office:value-type="string" office:string-value="template_button                      = Template" calcext:value-type="string">
            <text:p>template_button <text:s text:c="21"/>= Template</text:p>
          </table:table-cell>
          <table:table-cell table:number-columns-repeated="1023"/>
        </table:table-row>
        <table:table-row table:style-name="ro1">
          <table:table-cell table:formula="of:=[$'Admin ALL'.A359] &amp; [$'Admin ALL'.C359]" office:value-type="string" office:string-value="template_title_grafiken              = Grafiken" calcext:value-type="string">
            <text:p>template_title_grafiken <text:s text:c="13"/>= Grafiken</text:p>
          </table:table-cell>
          <table:table-cell table:number-columns-repeated="1023"/>
        </table:table-row>
        <table:table-row table:style-name="ro1">
          <table:table-cell table:formula="of:=[$'Admin ALL'.A360] &amp; [$'Admin ALL'.C360]" office:value-type="string" office:string-value="template_title_html_css              = HTML- und CSS-Dateien" calcext:value-type="string">
            <text:p>template_title_html_css <text:s text:c="13"/>= HTML- und CSS-Dateien</text:p>
          </table:table-cell>
          <table:table-cell table:number-columns-repeated="1023"/>
        </table:table-row>
        <table:table-row table:style-name="ro1">
          <table:table-cell table:formula="of:=[$'Admin ALL'.A361] &amp; [$'Admin ALL'.C361]" office:value-type="string" office:string-value="template_title_plugins               = Plugins-CSS-Dateien" calcext:value-type="string">
            <text:p>template_title_plugins <text:s text:c="14"/>= Plugins-CSS-Dateien</text:p>
          </table:table-cell>
          <table:table-cell table:number-columns-repeated="1023"/>
        </table:table-row>
        <table:table-row table:style-name="ro1">
          <table:table-cell table:formula="of:=[$'Admin ALL'.A362] &amp; [$'Admin ALL'.C362]" office:value-type="string" office:string-value="template_title_template              = Folgendes Template bearbeiten: {TemplateName}" calcext:value-type="string">
            <text:p>template_title_template <text:s text:c="13"/>= Folgendes Template bearbeiten: {TemplateName}</text:p>
          </table:table-cell>
          <table:table-cell table:number-columns-repeated="1023"/>
        </table:table-row>
        <table:table-row table:style-name="ro1">
          <table:table-cell table:formula="of:=[$'Admin ALL'.A363] &amp; [$'Admin ALL'.C363]" office:value-type="string" office:string-value="template_title_manage                = Templates verwalten" calcext:value-type="string">
            <text:p>template_title_manage <text:s text:c="15"/>= Templates verwalten</text:p>
          </table:table-cell>
          <table:table-cell table:number-columns-repeated="1023"/>
        </table:table-row>
        <table:table-row table:style-name="ro1">
          <table:table-cell table:formula="of:=[$'Admin ALL'.A364] &amp; [$'Admin ALL'.C364]" office:value-type="string" office:string-value="template_title_editor                = Bearbeiten der" calcext:value-type="string">
            <text:p>template_title_editor <text:s text:c="15"/>= Bearbeiten der</text:p>
          </table:table-cell>
          <table:table-cell table:number-columns-repeated="1023"/>
        </table:table-row>
        <table:table-row table:style-name="ro1">
          <table:table-cell table:formula="of:=[$'Admin ALL'.A365] &amp; [$'Admin ALL'.C365]" office:value-type="string" office:string-value="template_text_filebutton             = Installieren oder überschreiben" calcext:value-type="string">
            <text:p>template_text_filebutton <text:s text:c="12"/>= Installieren oder überschreiben</text:p>
          </table:table-cell>
          <table:table-cell table:number-columns-repeated="1023"/>
        </table:table-row>
        <table:table-row table:style-name="ro1">
          <table:table-cell table:formula="of:=[$'Admin ALL'.A366] &amp; [$'Admin ALL'.C366]" office:value-type="string" office:string-value="template_text_fileinfo               = Alle Dateien werden überschrieben" calcext:value-type="string">
            <text:p>template_text_fileinfo <text:s text:c="14"/>= Alle Dateien werden überschrieben</text:p>
          </table:table-cell>
          <table:table-cell table:number-columns-repeated="1023"/>
        </table:table-row>
        <table:table-row table:style-name="ro1">
          <table:table-cell table:formula="of:=[$'Admin ALL'.A367] &amp; [$'Admin ALL'.C367]" office:value-type="string" office:string-value="template_button_install              = Install" calcext:value-type="string">
            <text:p>template_button_install <text:s text:c="13"/>= Install</text:p>
          </table:table-cell>
          <table:table-cell table:number-columns-repeated="1023"/>
        </table:table-row>
        <table:table-row table:style-name="ro1">
          <table:table-cell table:formula="of:=[$'Admin ALL'.A368] &amp; [$'Admin ALL'.C368]" office:value-type="string" office:string-value="template_button_delete               = Alle ausgewählten Templates löschen" calcext:value-type="string">
            <text:p>template_button_delete <text:s text:c="14"/>= Alle ausgewählten Templates löschen</text:p>
          </table:table-cell>
          <table:table-cell table:number-columns-repeated="1023"/>
        </table:table-row>
        <table:table-row table:style-name="ro1">
          <table:table-cell table:formula="of:=[$'Admin ALL'.A369] &amp; [$'Admin ALL'.C369]" office:value-type="string" office:string-value="template_input_set_active            = Aktivieren" calcext:value-type="string">
            <text:p>template_input_set_active <text:s text:c="11"/>= Aktivieren</text:p>
          </table:table-cell>
          <table:table-cell table:number-columns-repeated="1023"/>
        </table:table-row>
        <table:table-row table:style-name="ro1">
          <table:table-cell table:formula="of:=[$'Admin ALL'.A370] &amp; [$'Admin ALL'.C370]" office:value-type="string" office:string-value="template_select                      = oder aus dem Ordner &quot;template&quot;" calcext:value-type="string">
            <text:p>template_select <text:s text:c="21"/>= oder aus dem Ordner "template"</text:p>
          </table:table-cell>
          <table:table-cell table:number-columns-repeated="1023"/>
        </table:table-row>
        <table:table-row table:style-name="ro1">
          <table:table-cell table:formula="of:=[$'Admin ALL'.A371] &amp; [$'Admin ALL'.C371]">
            <text:p/>
          </table:table-cell>
          <table:table-cell table:number-columns-repeated="1023"/>
        </table:table-row>
        <table:table-row table:style-name="ro1">
          <table:table-cell table:formula="of:=[$'Admin ALL'.A372] &amp; [$'Admin ALL'.C372]">
            <text:p/>
          </table:table-cell>
          <table:table-cell table:number-columns-repeated="1023"/>
        </table:table-row>
        <table:table-row table:style-name="ro1">
          <table:table-cell table:formula="of:=[$'Admin ALL'.A373] &amp; [$'Admin ALL'.C373]" office:value-type="string" office:string-value="install_tab_help                     = Hilfe" calcext:value-type="string">
            <text:p>install_tab_help <text:s text:c="20"/>= Hilfe</text:p>
          </table:table-cell>
          <table:table-cell table:number-columns-repeated="1023"/>
        </table:table-row>
        <table:table-row table:style-name="ro1">
          <table:table-cell table:formula="of:=[$'Admin ALL'.A374] &amp; [$'Admin ALL'.C374]" office:value-type="string" office:string-value="install_tab_language                 = Sprache" calcext:value-type="string">
            <text:p>install_tab_language <text:s text:c="16"/>= Sprache</text:p>
          </table:table-cell>
          <table:table-cell table:number-columns-repeated="1023"/>
        </table:table-row>
        <table:table-row table:style-name="ro1">
          <table:table-cell table:formula="of:=[$'Admin ALL'.A375] &amp; [$'Admin ALL'.C375]" office:value-type="string" office:string-value="install_tab_chmod_test               = Dateirechte" calcext:value-type="string">
            <text:p>install_tab_chmod_test <text:s text:c="14"/>= Dateirechte</text:p>
          </table:table-cell>
          <table:table-cell table:number-columns-repeated="1023"/>
        </table:table-row>
        <table:table-row table:style-name="ro1">
          <table:table-cell table:formula="of:=[$'Admin ALL'.A376] &amp; [$'Admin ALL'.C376]" office:value-type="string" office:string-value="install_tab_environment              = Serverumgebung" calcext:value-type="string">
            <text:p>install_tab_environment <text:s text:c="13"/>= Serverumgebung</text:p>
          </table:table-cell>
          <table:table-cell table:number-columns-repeated="1023"/>
        </table:table-row>
        <table:table-row table:style-name="ro1">
          <table:table-cell table:formula="of:=[$'Admin ALL'.A377] &amp; [$'Admin ALL'.C377]" office:value-type="string" office:string-value="install_tab_rewrite                  = Schöne URLs" calcext:value-type="string">
            <text:p>install_tab_rewrite <text:s text:c="17"/>= Schöne URLs</text:p>
          </table:table-cell>
          <table:table-cell table:number-columns-repeated="1023"/>
        </table:table-row>
        <table:table-row table:style-name="ro1">
          <table:table-cell table:formula="of:=[$'Admin ALL'.A378] &amp; [$'Admin ALL'.C378]" office:value-type="string" office:string-value="install_tab_password                 = Passwort" calcext:value-type="string">
            <text:p>install_tab_password <text:s text:c="16"/>= Passwort</text:p>
          </table:table-cell>
          <table:table-cell table:number-columns-repeated="1023"/>
        </table:table-row>
        <table:table-row table:style-name="ro1">
          <table:table-cell table:formula="of:=[$'Admin ALL'.A379] &amp; [$'Admin ALL'.C379]" office:value-type="string" office:string-value="install_tab_update                   = Daten konvertieren" calcext:value-type="string">
            <text:p>install_tab_update <text:s text:c="18"/>= Daten konvertieren</text:p>
          </table:table-cell>
          <table:table-cell table:number-columns-repeated="1023"/>
        </table:table-row>
        <table:table-row table:style-name="ro1">
          <table:table-cell table:formula="of:=[$'Admin ALL'.A380] &amp; [$'Admin ALL'.C380]" office:value-type="string" office:string-value="install_tab_finish                   = Abschließen" calcext:value-type="string">
            <text:p>install_tab_finish <text:s text:c="18"/>= Abschließen</text:p>
          </table:table-cell>
          <table:table-cell table:number-columns-repeated="1023"/>
        </table:table-row>
        <table:table-row table:style-name="ro1">
          <table:table-cell table:formula="of:=[$'Admin ALL'.A381] &amp; [$'Admin ALL'.C381]" office:value-type="string" office:string-value="install_toggle_open                  = ... Weiter Lesen" calcext:value-type="string">
            <text:p>install_toggle_open <text:s text:c="17"/>= ... Weiter Lesen</text:p>
          </table:table-cell>
          <table:table-cell table:number-columns-repeated="1023"/>
        </table:table-row>
        <table:table-row table:style-name="ro1">
          <table:table-cell table:formula="of:=[$'Admin ALL'.A382] &amp; [$'Admin ALL'.C382]" office:value-type="string" office:string-value="install_toggle_close                 = Weniger ..." calcext:value-type="string">
            <text:p>install_toggle_close <text:s text:c="16"/>= Weniger ...</text:p>
          </table:table-cell>
          <table:table-cell table:number-columns-repeated="1023"/>
        </table:table-row>
        <table:table-row table:style-name="ro1">
          <table:table-cell table:formula="of:=[$'Admin ALL'.A383] &amp; [$'Admin ALL'.C383]">
            <text:p/>
          </table:table-cell>
          <table:table-cell table:number-columns-repeated="1023"/>
        </table:table-row>
        <table:table-row table:style-name="ro1">
          <table:table-cell table:formula="of:=[$'Admin ALL'.A384] &amp; [$'Admin ALL'.C384]">
            <text:p/>
          </table:table-cell>
          <table:table-cell table:number-columns-repeated="1023"/>
        </table:table-row>
        <table:table-row table:style-name="ro1">
          <table:table-cell table:formula="of:=[$'Admin ALL'.A385] &amp; [$'Admin ALL'.C385]" office:value-type="string" office:string-value="install_help                         = &lt;b&gt;Willkommen im moziloCMS Installationsdialog!&lt;/b&gt;&lt;br /&gt;&lt;br /&gt;In den nächsten Schritten wird getestet, ob der Webserver bzw. das Webhosting-Paket die für moziloCMS nötigen Voraussetzungen erfüllt.&lt;br /&gt;Zudem werden grundlegende Voreinstellungen getroffen. All diese Einstellungen können später im Admin-Bereich jederzeit wieder geändert werden.&lt;br /&gt;&lt;br /&gt;Bei Problemen mit &quot;Dateirechte&quot; oder &quot;Schöne URLs&quot; gibt es &lt;a href=&quot;https://www.mozilo.de/forum/index.php/topic,18.0.html&quot; target=&quot;_blank&quot;&gt;in diesem Beitrag im Forum&lt;/a&gt; wahrscheinlich schon die nötige Hilfe. Ansonsten bitte einfach im Forum fragen.&lt;br /&gt;&lt;br /&gt;&lt;b&gt;Der Installer ist auch nötig, wenn:&lt;/b&gt;&lt;ul&gt;&lt;li&gt;das Passwort vergessen wurde, oder&lt;/li&gt;&lt;li&gt;das moziloCMS vom Rechner auf den Webserver kopiert wurde, oder&lt;/li&gt;&lt;li&gt;es aus einer alten moziloCMS-Version noch Daten aktualisiert (Update) werden sollen.&lt;/li&gt;&lt;/ul&gt;&lt;br /&gt;&lt;b&gt;ACHTUNG!&lt;/b&gt; &lt;br /&gt;Die Datei &quot;&lt;b&gt;install.php&lt;/b&gt;&quot; und - wenn vorhanden - die Datei &quot;&lt;b&gt;update.php&lt;/b&gt;&quot; sowie der Ordner &quot;&lt;b&gt;update&lt;/b&gt;&quot; müssen nach dem Installationsvorgang gelöscht werden, da sie ein großes Sicherheitsrisiko darstellen. Hier also bitte unbedingt prüfen, ob dies der Fall ist." calcext:value-type="string">
            <text:p>install_help <text:s text:c="24"/>= &lt;b&gt;Willkommen im moziloCMS Installationsdialog!&lt;/b&gt;&lt;br /&gt;&lt;br /&gt;In den nächsten Schritten wird getestet, ob der Webserver bzw. das Webhosting-Paket die für moziloCMS nötigen Voraussetzungen erfüllt.&lt;br /&gt;Zudem werden grundlegende Voreinstellungen getroffen. All diese Einstellungen können später im Admin-Bereich jederzeit wieder geändert werden.&lt;br /&gt;&lt;br /&gt;Bei Problemen mit "Dateirechte" oder "Schöne URLs" gibt es &lt;a href="https://www.mozilo.de/forum/index.php/topic,18.0.html" target="_blank"&gt;in diesem Beitrag im Forum&lt;/a&gt; wahrscheinlich schon die nötige Hilfe. Ansonsten bitte einfach im Forum fragen.&lt;br /&gt;&lt;br /&gt;&lt;b&gt;Der Installer ist auch nötig, wenn:&lt;/b&gt;&lt;ul&gt;&lt;li&gt;das Passwort vergessen wurde, oder&lt;/li&gt;&lt;li&gt;das moziloCMS vom Rechner auf den Webserver kopiert wurde, oder&lt;/li&gt;&lt;li&gt;es aus einer alten moziloCMS-Version noch Daten aktualisiert (Update) werden sollen.&lt;/li&gt;&lt;/ul&gt;&lt;br /&gt;&lt;b&gt;ACHTUNG!&lt;/b&gt; &lt;br /&gt;Die Datei "&lt;b&gt;install.php&lt;/b&gt;" und - wenn vorhanden - die Datei "&lt;b&gt;update.php&lt;/b&gt;" sowie der Ordner "&lt;b&gt;update&lt;/b&gt;" müssen nach dem Installationsvorgang gelöscht werden, da sie ein großes Sicherheitsrisiko darstellen. Hier also bitte unbedingt prüfen, ob dies der Fall ist.</text:p>
          </table:table-cell>
          <table:table-cell table:number-columns-repeated="1023"/>
        </table:table-row>
        <table:table-row table:style-name="ro1">
          <table:table-cell table:formula="of:=[$'Admin ALL'.A386] &amp; [$'Admin ALL'.C386]">
            <text:p/>
          </table:table-cell>
          <table:table-cell table:number-columns-repeated="1023"/>
        </table:table-row>
        <table:table-row table:style-name="ro1">
          <table:table-cell table:formula="of:=[$'Admin ALL'.A387] &amp; [$'Admin ALL'.C387]" office:value-type="string" office:string-value="install_help_update_title            = &lt;b&gt;Update Anleitung&lt;/b&gt; von &lt;b&gt;moziloCMS 1.12&lt;/b&gt; auf moziloCMS 2.0" calcext:value-type="string">
            <text:p>install_help_update_title <text:s text:c="11"/>= &lt;b&gt;Update Anleitung&lt;/b&gt; von &lt;b&gt;moziloCMS 1.12&lt;/b&gt; auf moziloCMS 2.0</text:p>
          </table:table-cell>
          <table:table-cell table:number-columns-repeated="1023"/>
        </table:table-row>
        <table:table-row table:style-name="ro1">
          <table:table-cell table:formula="of:=[$'Admin ALL'.A388] &amp; [$'Admin ALL'.C388]" office:value-type="string" office:string-value="install_help_update_text             = Alle hier genannten Punkte können auch später noch nacheinander oder auf einmal durchgeführt werden:&lt;ul&gt;&lt;li&gt;alle Kategorien mit deren Inhalt in den 2.0-Ordner &lt;b&gt;kategorien&lt;/b&gt; kopieren&lt;/li&gt;&lt;li&gt;die Galerien in den 2.0er Ordner &lt;b&gt;galerien&lt;/b&gt; kopieren&lt;/li&gt;&lt;li&gt;die Layouts in den 2.0er Ordner &lt;b&gt;layouts&lt;/b&gt; kopieren.&lt;/li&gt;&lt;li&gt;nun im Wurzelverzeichnis (beispielsweise: moziloCMS/) den Ordner &lt;b&gt;update&lt;/b&gt; erstellen&lt;/li&gt;&lt;li&gt;in diesen Ordner &lt;b&gt;update&lt;/b&gt; alle &lt;b&gt;.conf&lt;/b&gt; Dateien aus &lt;b&gt;.../admin/conf&lt;/b&gt; und &lt;b&gt;.../cms/conf&lt;/b&gt; und - wenn vorhanden - &lt;b&gt;.../formular/formular.conf&lt;/b&gt; kopieren&lt;/li&gt;&lt;/ul&gt;moziloCMS 1.12 Plugin-Konfigurationsdateien (&lt;b&gt;plugin.conf&lt;/b&gt;) auf moziloCMS 2.0 updaten&lt;br /&gt;&lt;br /&gt;Voraussetzung:&lt;ol&gt;&lt;li&gt;es gibt das Plugin auch für moziloCMS 2.0&lt;/li&gt;&lt;li&gt;die Einstellungen sind so Komplex, dass eine Anpassung von Hand zu viel wäre&lt;/li&gt;&lt;li&gt;es gibt die gleichen Einstellungen wie in der alten CMS-Version&lt;/li&gt;&lt;/ol&gt;Anleitung:&lt;ol&gt;&lt;li&gt;wenn vorhanden, bitte die Datei &lt;b&gt;plugin.conf.php&lt;/b&gt; löschen.&lt;/li&gt;&lt;li&gt;aus dem alten Plugin die Datei &lt;b&gt;plugin.conf&lt;/b&gt; in das neue kopieren.&lt;/li&gt;&lt;/ol&gt;" calcext:value-type="string">
            <text:p>install_help_update_text <text:s text:c="12"/>= Alle hier genannten Punkte können auch später noch nacheinander oder auf einmal durchgeführt werden:&lt;ul&gt;&lt;li&gt;alle Kategorien mit deren Inhalt in den 2.0-Ordner &lt;b&gt;kategorien&lt;/b&gt; kopieren&lt;/li&gt;&lt;li&gt;die Galerien in den 2.0er Ordner &lt;b&gt;galerien&lt;/b&gt; kopieren&lt;/li&gt;&lt;li&gt;die Layouts in den 2.0er Ordner &lt;b&gt;layouts&lt;/b&gt; kopieren.&lt;/li&gt;&lt;li&gt;nun im Wurzelverzeichnis (beispielsweise: moziloCMS/) den Ordner &lt;b&gt;update&lt;/b&gt; erstellen&lt;/li&gt;&lt;li&gt;in diesen Ordner &lt;b&gt;update&lt;/b&gt; alle &lt;b&gt;.conf&lt;/b&gt; Dateien aus &lt;b&gt;.../admin/conf&lt;/b&gt; und &lt;b&gt;.../cms/conf&lt;/b&gt; und - wenn vorhanden - &lt;b&gt;.../formular/formular.conf&lt;/b&gt; kopieren&lt;/li&gt;&lt;/ul&gt;moziloCMS 1.12 Plugin-Konfigurationsdateien (&lt;b&gt;plugin.conf&lt;/b&gt;) auf moziloCMS 2.0 updaten&lt;br /&gt;&lt;br /&gt;Voraussetzung:&lt;ol&gt;&lt;li&gt;es gibt das Plugin auch für moziloCMS 2.0&lt;/li&gt;&lt;li&gt;die Einstellungen sind so Komplex, dass eine Anpassung von Hand zu viel wäre&lt;/li&gt;&lt;li&gt;es gibt die gleichen Einstellungen wie in der alten CMS-Version&lt;/li&gt;&lt;/ol&gt;Anleitung:&lt;ol&gt;&lt;li&gt;wenn vorhanden, bitte die Datei &lt;b&gt;plugin.conf.php&lt;/b&gt; löschen.&lt;/li&gt;&lt;li&gt;aus dem alten Plugin die Datei &lt;b&gt;plugin.conf&lt;/b&gt; in das neue kopieren.&lt;/li&gt;&lt;/ol&gt;</text:p>
          </table:table-cell>
          <table:table-cell table:number-columns-repeated="1023"/>
        </table:table-row>
        <table:table-row table:style-name="ro1">
          <table:table-cell table:formula="of:=[$'Admin ALL'.A389] &amp; [$'Admin ALL'.C389]">
            <text:p/>
          </table:table-cell>
          <table:table-cell table:number-columns-repeated="1023"/>
        </table:table-row>
        <table:table-row table:style-name="ro1">
          <table:table-cell table:formula="of:=[$'Admin ALL'.A390] &amp; [$'Admin ALL'.C390]">
            <text:p/>
          </table:table-cell>
          <table:table-cell table:number-columns-repeated="1023"/>
        </table:table-row>
        <table:table-row table:style-name="ro1">
          <table:table-cell table:formula="of:=[$'Admin ALL'.A391] &amp; [$'Admin ALL'.C391]" office:value-type="string" office:string-value="install_help_password                = Ich habe nur mein Passwort vergessen und möchte ein neues vergeben" calcext:value-type="string">
            <text:p>install_help_password <text:s text:c="15"/>= Ich habe nur mein Passwort vergessen und möchte ein neues vergeben</text:p>
          </table:table-cell>
          <table:table-cell table:number-columns-repeated="1023"/>
        </table:table-row>
        <table:table-row table:style-name="ro1">
          <table:table-cell table:formula="of:=[$'Admin ALL'.A392] &amp; [$'Admin ALL'.C392]" office:value-type="string" office:string-value="install_help_password_button         = nur das Passwort ändern" calcext:value-type="string">
            <text:p>install_help_password_button <text:s text:c="8"/>= nur das Passwort ändern</text:p>
          </table:table-cell>
          <table:table-cell table:number-columns-repeated="1023"/>
        </table:table-row>
        <table:table-row table:style-name="ro1">
          <table:table-cell table:formula="of:=[$'Admin ALL'.A393] &amp; [$'Admin ALL'.C393]" office:value-type="string" office:string-value="install_help_update                  = Ich habe moziloCMS bereits instaliert, habe aber noch aus einer alten Version Daten, die ich konvertieren möchte" calcext:value-type="string">
            <text:p>install_help_update <text:s text:c="17"/>= Ich habe moziloCMS bereits instaliert, habe aber noch aus einer alten Version Daten, die ich konvertieren möchte</text:p>
          </table:table-cell>
          <table:table-cell table:number-columns-repeated="1023"/>
        </table:table-row>
        <table:table-row table:style-name="ro1">
          <table:table-cell table:formula="of:=[$'Admin ALL'.A394] &amp; [$'Admin ALL'.C394]" office:value-type="string" office:string-value="install_help_update_button           = nur eine alte moziloCMS Version updaten" calcext:value-type="string">
            <text:p>install_help_update_button <text:s text:c="10"/>= nur eine alte moziloCMS Version updaten</text:p>
          </table:table-cell>
          <table:table-cell table:number-columns-repeated="1023"/>
        </table:table-row>
        <table:table-row table:style-name="ro1">
          <table:table-cell table:formula="of:=[$'Admin ALL'.A395] &amp; [$'Admin ALL'.C395]" office:value-type="string" office:string-value="install_help_no_button               = Diese Funktion ist nur bei einer bereits installierten Version verfügbar!" calcext:value-type="string">
            <text:p>install_help_no_button <text:s text:c="14"/>= Diese Funktion ist nur bei einer bereits installierten Version verfügbar!</text:p>
          </table:table-cell>
          <table:table-cell table:number-columns-repeated="1023"/>
        </table:table-row>
        <table:table-row table:style-name="ro1">
          <table:table-cell table:formula="of:=[$'Admin ALL'.A396] &amp; [$'Admin ALL'.C396]" office:value-type="string" office:string-value="install_help_php_error               = &lt;b&gt;ACHTUNG&lt;/b&gt; Die PHP Version ist &quot;&lt;b&gt;{PARAM1}&lt;/b&gt;&quot; muss aber Mindestens &quot;&lt;b&gt;{PARAM2}&lt;/b&gt;&quot; sein.&lt;br /&gt;Dies kann nur beim Provider / Webhoster geändert werden." calcext:value-type="string">
            <text:p>install_help_php_error <text:s text:c="14"/>= &lt;b&gt;ACHTUNG&lt;/b&gt; Die PHP Version ist "&lt;b&gt;{PARAM1}&lt;/b&gt;" muss aber Mindestens "&lt;b&gt;{PARAM2}&lt;/b&gt;" sein.&lt;br /&gt;Dies kann nur beim Provider / Webhoster geändert werden.</text:p>
          </table:table-cell>
          <table:table-cell table:number-columns-repeated="1023"/>
        </table:table-row>
        <table:table-row table:style-name="ro1">
          <table:table-cell table:formula="of:=[$'Admin ALL'.A397] &amp; [$'Admin ALL'.C397]">
            <text:p/>
          </table:table-cell>
          <table:table-cell table:number-columns-repeated="1023"/>
        </table:table-row>
        <table:table-row table:style-name="ro1">
          <table:table-cell table:formula="of:=[$'Admin ALL'.A398] &amp; [$'Admin ALL'.C398]" office:value-type="string" office:string-value="install_lang_select                  = Sprachauswahl:" calcext:value-type="string">
            <text:p>install_lang_select <text:s text:c="17"/>= Sprachauswahl:</text:p>
          </table:table-cell>
          <table:table-cell table:number-columns-repeated="1023"/>
        </table:table-row>
        <table:table-row table:style-name="ro1">
          <table:table-cell table:formula="of:=[$'Admin ALL'.A399] &amp; [$'Admin ALL'.C399]" office:value-type="string" office:string-value="install_lang_help                    = &lt;b&gt;Sprache&lt;/b&gt;&lt;br /&gt;Die gewählte Sprache wird zunächst für die Webseite und den Admin-Bereich übernommen.&lt;br /&gt;Nach der Installation kann im Admin-Bereich, im Tab &quot;Einstellungen&quot;, die Sprache der Webseite und im Tab &quot;Admin&quot; die der Administrationsoberfläche geändert werden." calcext:value-type="string">
            <text:p>install_lang_help <text:s text:c="19"/>= &lt;b&gt;Sprache&lt;/b&gt;&lt;br /&gt;Die gewählte Sprache wird zunächst für die Webseite und den Admin-Bereich übernommen.&lt;br /&gt;Nach der Installation kann im Admin-Bereich, im Tab "Einstellungen", die Sprache der Webseite und im Tab "Admin" die der Administrationsoberfläche geändert werden.</text:p>
          </table:table-cell>
          <table:table-cell table:number-columns-repeated="1023"/>
        </table:table-row>
        <table:table-row table:style-name="ro1">
          <table:table-cell table:formula="of:=[$'Admin ALL'.A400] &amp; [$'Admin ALL'.C400]" office:value-type="string" office:string-value="install_next                         = Weiter" calcext:value-type="string">
            <text:p>install_next <text:s text:c="24"/>= Weiter</text:p>
          </table:table-cell>
          <table:table-cell table:number-columns-repeated="1023"/>
        </table:table-row>
        <table:table-row table:style-name="ro1">
          <table:table-cell table:formula="of:=[$'Admin ALL'.A401] &amp; [$'Admin ALL'.C401]">
            <text:p/>
          </table:table-cell>
          <table:table-cell table:number-columns-repeated="1023"/>
        </table:table-row>
        <table:table-row table:style-name="ro1">
          <table:table-cell table:formula="of:=[$'Admin ALL'.A402] &amp; [$'Admin ALL'.C402]" office:value-type="string" office:string-value="install_chmod_help                   = &lt;b&gt;Datei- und Zugriffsrechte&lt;/b&gt;&lt;br /&gt;Es wird versucht, die Server-Dateirechte zu ermitteln und zu setzen, die für die einwandfreie Funktion von moziloCMS nötig sind. &lt;br /&gt;Sollte dies nicht vollständig gelingen, können sie im Admin-Bereich, im Tab &quot;Admin&quot;, nachträglich gesetzt werden.&lt;br /&gt;&lt;br /&gt;Falls der Server moziloCMS daran hindert Dateien anzulegen, müssen die dafür nötigen Dateirechte zuerst per FTP, mit dem chmod-Befehl gesetzt werden, bevor die Installation fortgesetzt werden kann." calcext:value-type="string">
            <text:p>install_chmod_help <text:s text:c="18"/>= &lt;b&gt;Datei- und Zugriffsrechte&lt;/b&gt;&lt;br /&gt;Es wird versucht, die Server-Dateirechte zu ermitteln und zu setzen, die für die einwandfreie Funktion von moziloCMS nötig sind. &lt;br /&gt;Sollte dies nicht vollständig gelingen, können sie im Admin-Bereich, im Tab "Admin", nachträglich gesetzt werden.&lt;br /&gt;&lt;br /&gt;Falls der Server moziloCMS daran hindert Dateien anzulegen, müssen die dafür nötigen Dateirechte zuerst per FTP, mit dem chmod-Befehl gesetzt werden, bevor die Installation fortgesetzt werden kann.</text:p>
          </table:table-cell>
          <table:table-cell table:number-columns-repeated="1023"/>
        </table:table-row>
        <table:table-row table:style-name="ro1">
          <table:table-cell table:formula="of:=[$'Admin ALL'.A403] &amp; [$'Admin ALL'.C403]" office:value-type="string" office:string-value="install_chmod_no_chmod               = Kein chmod nötig." calcext:value-type="string">
            <text:p>install_chmod_no_chmod <text:s text:c="14"/>= Kein chmod nötig.</text:p>
          </table:table-cell>
          <table:table-cell table:number-columns-repeated="1023"/>
        </table:table-row>
        <table:table-row table:style-name="ro1">
          <table:table-cell table:formula="of:=[$'Admin ALL'.A404] &amp; [$'Admin ALL'.C404]">
            <text:p/>
          </table:table-cell>
          <table:table-cell table:number-columns-repeated="1023"/>
        </table:table-row>
        <table:table-row table:style-name="ro1">
          <table:table-cell table:formula="of:=[$'Admin ALL'.A405] &amp; [$'Admin ALL'.C405]" office:value-type="string" office:string-value="install_chmod_testfile_rw            = Lässt sich die Datei &quot;&lt;b&gt;{PARAM1}&lt;/b&gt;&quot; per FTP &lt;b&gt;löschen?&lt;/b&gt; Aktueller Wert {PARAM2}" calcext:value-type="string">
            <text:p>install_chmod_testfile_rw <text:s text:c="11"/>= Lässt sich die Datei "&lt;b&gt;{PARAM1}&lt;/b&gt;" per FTP &lt;b&gt;löschen?&lt;/b&gt; Aktueller Wert {PARAM2}</text:p>
          </table:table-cell>
          <table:table-cell table:number-columns-repeated="1023"/>
        </table:table-row>
        <table:table-row table:style-name="ro1">
          <table:table-cell table:formula="of:=[$'Admin ALL'.A406] &amp; [$'Admin ALL'.C406]" office:value-type="string" office:string-value="install_chmod_testfile_next_button   = Dateirechte erweitern" calcext:value-type="string">
            <text:p>install_chmod_testfile_next_button <text:s text:c="2"/>= Dateirechte erweitern</text:p>
          </table:table-cell>
          <table:table-cell table:number-columns-repeated="1023"/>
        </table:table-row>
        <table:table-row table:style-name="ro1">
          <table:table-cell table:formula="of:=[$'Admin ALL'.A407] &amp; [$'Admin ALL'.C407]">
            <text:p/>
          </table:table-cell>
          <table:table-cell table:number-columns-repeated="1023"/>
        </table:table-row>
        <table:table-row table:style-name="ro1">
          <table:table-cell table:formula="of:=[$'Admin ALL'.A408] &amp; [$'Admin ALL'.C408]" office:value-type="string" office:string-value="install_chmod_use                    = Diese Dateirechte werden benutzt: &quot;&lt;b&gt;{PARAM1}&lt;/b&gt;&quot;" calcext:value-type="string">
            <text:p>install_chmod_use <text:s text:c="19"/>= Diese Dateirechte werden benutzt: "&lt;b&gt;{PARAM1}&lt;/b&gt;"</text:p>
          </table:table-cell>
          <table:table-cell table:number-columns-repeated="1023"/>
        </table:table-row>
        <table:table-row table:style-name="ro1">
          <table:table-cell table:formula="of:=[$'Admin ALL'.A409] &amp; [$'Admin ALL'.C409]">
            <text:p/>
          </table:table-cell>
          <table:table-cell table:number-columns-repeated="1023"/>
        </table:table-row>
        <table:table-row table:style-name="ro1">
          <table:table-cell table:formula="of:=[$'Admin ALL'.A410] &amp; [$'Admin ALL'.C410]" office:value-type="string" office:string-value="install_chmod_change_ftp             = Wenn Du wie empfohlen einen eigenen Ordner für das moziloCMS angelegt hast, kannst Du rekursiv die Dateirechte auf diesen anwenden. Ansonsten muss dies für alle Ordner, die zu moziloCMS gehören, gemacht werden.&lt;br /&gt;Es wird empfohlen, dies schrittweise zu tun, und zwar so lange, bis die Meldung nicht mehr erscheint.&lt;br /&gt;Dein FTP-Programm unterstützt sehr wahrscheinlich die Funktion &quot;nur auf Dateien -&quot; und &quot;nur auf Ordner anwenden&quot;, das solltest Du auch machen.&lt;br /&gt;Ordner brauchen das x-Bit, Dateien nicht und sollten es auch nicht haben.&lt;br /&gt;Achtung: Der hier ermittelte Wert muss jedes mal, wenn du mit FTP Dateien hochlädst, angewendet werden." calcext:value-type="string">
            <text:p>install_chmod_change_ftp <text:s text:c="12"/>= Wenn Du wie empfohlen einen eigenen Ordner für das moziloCMS angelegt hast, kannst Du rekursiv die Dateirechte auf diesen anwenden. Ansonsten muss dies für alle Ordner, die zu moziloCMS gehören, gemacht werden.&lt;br /&gt;Es wird empfohlen, dies schrittweise zu tun, und zwar so lange, bis die Meldung nicht mehr erscheint.&lt;br /&gt;Dein FTP-Programm unterstützt sehr wahrscheinlich die Funktion "nur auf Dateien -" und "nur auf Ordner anwenden", das solltest Du auch machen.&lt;br /&gt;Ordner brauchen das x-Bit, Dateien nicht und sollten es auch nicht haben.&lt;br /&gt;Achtung: Der hier ermittelte Wert muss jedes mal, wenn du mit FTP Dateien hochlädst, angewendet werden.</text:p>
          </table:table-cell>
          <table:table-cell table:number-columns-repeated="1023"/>
        </table:table-row>
        <table:table-row table:style-name="ro1">
          <table:table-cell table:formula="of:=[$'Admin ALL'.A411] &amp; [$'Admin ALL'.C411]" office:value-type="string" office:string-value="install_chmod_change_ftp_button      = Habe ich gemacht." calcext:value-type="string">
            <text:p>install_chmod_change_ftp_button <text:s text:c="5"/>= Habe ich gemacht.</text:p>
          </table:table-cell>
          <table:table-cell table:number-columns-repeated="1023"/>
        </table:table-row>
        <table:table-row table:style-name="ro1">
          <table:table-cell table:formula="of:=[$'Admin ALL'.A412] &amp; [$'Admin ALL'.C412]">
            <text:p/>
          </table:table-cell>
          <table:table-cell table:number-columns-repeated="1023"/>
        </table:table-row>
        <table:table-row table:style-name="ro1">
          <table:table-cell table:formula="of:=[$'Admin ALL'.A413] &amp; [$'Admin ALL'.C413]" office:value-type="string" office:string-value="install_environment_help             = &lt;b&gt;Serverumgebung&lt;/b&gt;&lt;br /&gt; Der Webserver wurde auf die für moziloCMS notwendigen Grundvoraussetzungen hin geprüft.&lt;br /&gt;&lt;br /&gt;Nicht hervorgehobene Funktionen sind optional, d.h. moziloCMS funktioniert grundlegend, Du musst aber unter Umständen auf die entsprechende Funktion verzichten." calcext:value-type="string">
            <text:p>install_environment_help <text:s text:c="12"/>= &lt;b&gt;Serverumgebung&lt;/b&gt;&lt;br /&gt; Der Webserver wurde auf die für moziloCMS notwendigen Grundvoraussetzungen hin geprüft.&lt;br /&gt;&lt;br /&gt;Nicht hervorgehobene Funktionen sind optional, d.h. moziloCMS funktioniert grundlegend, Du musst aber unter Umständen auf die entsprechende Funktion verzichten.</text:p>
          </table:table-cell>
          <table:table-cell table:number-columns-repeated="1023"/>
        </table:table-row>
        <table:table-row table:style-name="ro1">
          <table:table-cell table:formula="of:=[$'Admin ALL'.A414] &amp; [$'Admin ALL'.C414]" office:value-type="string" office:string-value="install_environment_session          = &quot;Session&quot; verfügbar" calcext:value-type="string">
            <text:p>install_environment_session <text:s text:c="9"/>= "Session" verfügbar</text:p>
          </table:table-cell>
          <table:table-cell table:number-columns-repeated="1023"/>
        </table:table-row>
        <table:table-row table:style-name="ro1">
          <table:table-cell table:formula="of:=[$'Admin ALL'.A415] &amp; [$'Admin ALL'.C415]" office:value-type="string" office:string-value="install_environment_conf             = Konfigurationsdateien des moziloCMS wurden angelegt bzw. waren vorhanden:" calcext:value-type="string">
            <text:p>install_environment_conf <text:s text:c="12"/>= Konfigurationsdateien des moziloCMS wurden angelegt bzw. waren vorhanden:</text:p>
          </table:table-cell>
          <table:table-cell table:number-columns-repeated="1023"/>
        </table:table-row>
        <table:table-row table:style-name="ro1">
          <table:table-cell table:formula="of:=[$'Admin ALL'.A416] &amp; [$'Admin ALL'.C416]">
            <text:p/>
          </table:table-cell>
          <table:table-cell table:number-columns-repeated="1023"/>
        </table:table-row>
        <table:table-row table:style-name="ro1">
          <table:table-cell table:formula="of:=[$'Admin ALL'.A417] &amp; [$'Admin ALL'.C417]" office:value-type="string" office:string-value="install_rewrite_help                 = &lt;b&gt;&quot;mod_rewrite&quot; aktivieren&lt;/b&gt;&lt;br /&gt; moziloCMS versucht jetzt, auf dem Server das mod_rewrite-Modul zu aktivieren. &lt;br /&gt;Dadurch werden besser lesbare und suchmaschinenfreundlichere URLs erzeugt.&lt;br /&gt;Ist mod_rewrite verfügbar, kann es später im Admin-Bereich, im Tab &quot;Einstellungen&quot;, nach Wunsch deaktiviert oder aktiviert werden." calcext:value-type="string">
            <text:p>install_rewrite_help <text:s text:c="16"/>= &lt;b&gt;"mod_rewrite" aktivieren&lt;/b&gt;&lt;br /&gt; moziloCMS versucht jetzt, auf dem Server das mod_rewrite-Modul zu aktivieren. &lt;br /&gt;Dadurch werden besser lesbare und suchmaschinenfreundlichere URLs erzeugt.&lt;br /&gt;Ist mod_rewrite verfügbar, kann es später im Admin-Bereich, im Tab "Einstellungen", nach Wunsch deaktiviert oder aktiviert werden.</text:p>
          </table:table-cell>
          <table:table-cell table:number-columns-repeated="1023"/>
        </table:table-row>
        <table:table-row table:style-name="ro1">
          <table:table-cell table:formula="of:=[$'Admin ALL'.A418] &amp; [$'Admin ALL'.C418]" office:value-type="string" office:string-value="install_rewrite_yes                  = mod_rewrite ist verfügbar und wurde durch Anlegen einer .htaccess-Datei aktiviert." calcext:value-type="string">
            <text:p>install_rewrite_yes <text:s text:c="17"/>= mod_rewrite ist verfügbar und wurde durch Anlegen einer .htaccess-Datei aktiviert.</text:p>
          </table:table-cell>
          <table:table-cell table:number-columns-repeated="1023"/>
        </table:table-row>
        <table:table-row table:style-name="ro1">
          <table:table-cell table:formula="of:=[$'Admin ALL'.A419] &amp; [$'Admin ALL'.C419]" office:value-type="string" office:string-value="install_rewrite_no                   = mod_rewrite ist nicht verfügbar." calcext:value-type="string">
            <text:p>install_rewrite_no <text:s text:c="18"/>= mod_rewrite ist nicht verfügbar.</text:p>
          </table:table-cell>
          <table:table-cell table:number-columns-repeated="1023"/>
        </table:table-row>
        <table:table-row table:style-name="ro1">
          <table:table-cell table:formula="of:=[$'Admin ALL'.A420] &amp; [$'Admin ALL'.C420]" office:value-type="string" office:string-value="install_rewrite_no_htaccess          = &lt;b&gt;ACHTUNG&lt;/b&gt; Es gibt bereits eine &lt;b&gt;.htaccess&lt;/b&gt;-Datei. Wenn diese nicht vom Provider / Webhoster ist, kann sie gelöscht werden." calcext:value-type="string">
            <text:p>install_rewrite_no_htaccess <text:s text:c="9"/>= &lt;b&gt;ACHTUNG&lt;/b&gt; Es gibt bereits eine &lt;b&gt;.htaccess&lt;/b&gt;-Datei. Wenn diese nicht vom Provider / Webhoster ist, kann sie gelöscht werden.</text:p>
          </table:table-cell>
          <table:table-cell table:number-columns-repeated="1023"/>
        </table:table-row>
        <table:table-row table:style-name="ro1">
          <table:table-cell table:formula="of:=[$'Admin ALL'.A421] &amp; [$'Admin ALL'.C421]" office:value-type="string" office:string-value="install_rewrite_test_text            = Teste Einstellung {PARAM1} von {PARAM2}" calcext:value-type="string">
            <text:p>install_rewrite_test_text <text:s text:c="11"/>= Teste Einstellung {PARAM1} von {PARAM2}</text:p>
          </table:table-cell>
          <table:table-cell table:number-columns-repeated="1023"/>
        </table:table-row>
        <table:table-row table:style-name="ro1">
          <table:table-cell table:formula="of:=[$'Admin ALL'.A422] &amp; [$'Admin ALL'.C422]">
            <text:p/>
          </table:table-cell>
          <table:table-cell table:number-columns-repeated="1023"/>
        </table:table-row>
        <table:table-row table:style-name="ro1">
          <table:table-cell table:formula="of:=[$'Admin ALL'.A423] &amp; [$'Admin ALL'.C423]" office:value-type="string" office:string-value="install_password_help                = &lt;b&gt;Passwort&lt;/b&gt;&lt;br /&gt;Hier werden die Zugangsdaten festgelegt, mit denen sich der &quot;&lt;b&gt;Super-User&lt;/b&gt;&quot; nach der Installation im Admin-Bereich anmelden kann. &lt;br /&gt;Dem Super-User steht der Administrationsbereich in vollem Umfang zur Verfügung." calcext:value-type="string">
            <text:p>install_password_help <text:s text:c="15"/>= &lt;b&gt;Passwort&lt;/b&gt;&lt;br /&gt;Hier werden die Zugangsdaten festgelegt, mit denen sich der "&lt;b&gt;Super-User&lt;/b&gt;" nach der Installation im Admin-Bereich anmelden kann. &lt;br /&gt;Dem Super-User steht der Administrationsbereich in vollem Umfang zur Verfügung.</text:p>
          </table:table-cell>
          <table:table-cell table:number-columns-repeated="1023"/>
        </table:table-row>
        <table:table-row table:style-name="ro1">
          <table:table-cell table:formula="of:=[$'Admin ALL'.A424] &amp; [$'Admin ALL'.C424]">
            <text:p/>
          </table:table-cell>
          <table:table-cell table:number-columns-repeated="1023"/>
        </table:table-row>
        <table:table-row table:style-name="ro1">
          <table:table-cell table:formula="of:=[$'Admin ALL'.A425] &amp; [$'Admin ALL'.C425]" office:value-type="string" office:string-value="install_finish_help                  = &lt;b&gt;Abschließen&lt;/b&gt;&lt;br /&gt;Es ist geschafft! &lt;br /&gt;Die Installation war erfolgreich.&lt;br /&gt;&lt;br /&gt;&lt;i&gt;Viel Freude beim Erstellen der Website!&lt;/i&gt;&lt;br /&gt;Das moziloCMS-Team&lt;br /&gt;&lt;br /&gt;&lt;b&gt;Wichtig! &lt;/b&gt;Da die Dateien &quot;install.php&quot;, &quot;update.php“ und der Ordner &quot;update&quot; ein Sicherheitsrisiko für die Website darstellen, bitte unbedingt per FTP kontrollieren, ob der Löschbefehl korrekt ausgeführt und die entsprechenden Dateien gelöscht wurden.&lt;br /&gt;" calcext:value-type="string">
            <text:p>install_finish_help <text:s text:c="17"/>= &lt;b&gt;Abschließen&lt;/b&gt;&lt;br /&gt;Es ist geschafft! &lt;br /&gt;Die Installation war erfolgreich.&lt;br /&gt;&lt;br /&gt;&lt;i&gt;Viel Freude beim Erstellen der Website!&lt;/i&gt;&lt;br /&gt;Das moziloCMS-Team&lt;br /&gt;&lt;br /&gt;&lt;b&gt;Wichtig! &lt;/b&gt;Da die Dateien "install.php", "update.php“ und der Ordner "update" ein Sicherheitsrisiko für die Website darstellen, bitte unbedingt per FTP kontrollieren, ob der Löschbefehl korrekt ausgeführt und die entsprechenden Dateien gelöscht wurden.&lt;br /&gt;</text:p>
          </table:table-cell>
          <table:table-cell table:number-columns-repeated="1023"/>
        </table:table-row>
        <table:table-row table:style-name="ro1">
          <table:table-cell table:formula="of:=[$'Admin ALL'.A426] &amp; [$'Admin ALL'.C426]">
            <text:p/>
          </table:table-cell>
          <table:table-cell table:number-columns-repeated="1023"/>
        </table:table-row>
        <table:table-row table:style-name="ro1">
          <table:table-cell table:formula="of:=[$'Admin ALL'.A427] &amp; [$'Admin ALL'.C427]" office:value-type="string" office:string-value="install_finish_delerror              = &lt;b&gt;ACHTUNG&lt;/b&gt; Es konnten nicht alle Dateien gelöscht werden.&lt;br /&gt;Es muss mit einem FTP-Programm von Hand die &lt;br /&gt;&lt;br /&gt;&lt;b&gt;{PARAM1}&lt;/b&gt;&lt;br /&gt;gelöscht werden!" calcext:value-type="string">
            <text:p>install_finish_delerror <text:s text:c="13"/>= &lt;b&gt;ACHTUNG&lt;/b&gt; Es konnten nicht alle Dateien gelöscht werden.&lt;br /&gt;Es muss mit einem FTP-Programm von Hand die &lt;br /&gt;&lt;br /&gt;&lt;b&gt;{PARAM1}&lt;/b&gt;&lt;br /&gt;gelöscht werden!</text:p>
          </table:table-cell>
          <table:table-cell table:number-columns-repeated="1023"/>
        </table:table-row>
        <table:table-row table:style-name="ro1">
          <table:table-cell table:formula="of:=[$'Admin ALL'.A428] &amp; [$'Admin ALL'.C428]" office:value-type="string" office:string-value="install_finish_del                   = Es wurden alle relevanten Dateien erfolgreich gelöscht!" calcext:value-type="string">
            <text:p>install_finish_del <text:s text:c="18"/>= Es wurden alle relevanten Dateien erfolgreich gelöscht!</text:p>
          </table:table-cell>
          <table:table-cell table:number-columns-repeated="1023"/>
        </table:table-row>
        <table:table-row table:style-name="ro1">
          <table:table-cell table:formula="of:=[$'Admin ALL'.A429] &amp; [$'Admin ALL'.C429]" office:value-type="string" office:string-value="install_finish_local                 = &lt;b&gt;ACHTUNG:&lt;/b&gt; Es handelt sich um eine lokale Installation.&lt;br /&gt;Deshalb brauchen die sicherheitsrelevanten Dateien nicht gelöscht zu werden." calcext:value-type="string">
            <text:p>install_finish_local <text:s text:c="16"/>= &lt;b&gt;ACHTUNG:&lt;/b&gt; Es handelt sich um eine lokale Installation.&lt;br /&gt;Deshalb brauchen die sicherheitsrelevanten Dateien nicht gelöscht zu werden.</text:p>
          </table:table-cell>
          <table:table-cell table:number-columns-repeated="1023"/>
        </table:table-row>
        <table:table-row table:style-name="ro1">
          <table:table-cell table:formula="of:=[$'Admin ALL'.A430] &amp; [$'Admin ALL'.C430]" office:value-type="string" office:string-value="install_finish_submit                = Hier geht es zum moziloCMS Login" calcext:value-type="string">
            <text:p>install_finish_submit <text:s text:c="15"/>= Hier geht es zum moziloCMS Login</text:p>
          </table:table-cell>
          <table:table-cell table:number-columns-repeated="1023"/>
        </table:table-row>
        <table:table-row table:style-name="ro1">
          <table:table-cell table:formula="of:=[$'Admin ALL'.A431] &amp; [$'Admin ALL'.C431]" office:value-type="string" office:string-value="install_finish_clean_button          = Sicherheitsrelevante Daten löschen" calcext:value-type="string">
            <text:p>install_finish_clean_button <text:s text:c="9"/>= Sicherheitsrelevante Daten löschen</text:p>
          </table:table-cell>
          <table:table-cell table:number-columns-repeated="1023"/>
        </table:table-row>
        <table:table-row table:style-name="ro1">
          <table:table-cell table:formula="of:=[$'Admin ALL'.A432] &amp; [$'Admin ALL'.C432]" office:value-type="string" office:string-value="install_finish_clean                 = &lt;b&gt;ACHTUNG&lt;/b&gt; aus Sicherheitsgründen müssen die Dateien &lt;b&gt;&quot;install.php&quot;&lt;/b&gt; und &lt;b&gt;&quot;update.php&quot;&lt;/b&gt; gelöscht werden, sowie der Ordner &lt;b&gt;&quot;update&quot;&lt;/b&gt;, falls er vorhanden ist.&lt;br /&gt;" calcext:value-type="string">
            <text:p>install_finish_clean <text:s text:c="16"/>= &lt;b&gt;ACHTUNG&lt;/b&gt; aus Sicherheitsgründen müssen die Dateien &lt;b&gt;"install.php"&lt;/b&gt; und &lt;b&gt;"update.php"&lt;/b&gt; gelöscht werden, sowie der Ordner &lt;b&gt;"update"&lt;/b&gt;, falls er vorhanden ist.&lt;br /&gt;</text:p>
          </table:table-cell>
          <table:table-cell table:number-columns-repeated="1023"/>
        </table:table-row>
        <table:table-row table:style-name="ro1">
          <table:table-cell table:formula="of:=[$'Admin ALL'.A433] &amp; [$'Admin ALL'.C433]">
            <text:p/>
          </table:table-cell>
          <table:table-cell table:number-columns-repeated="1023"/>
        </table:table-row>
        <table:table-row table:style-name="ro1">
          <table:table-cell table:formula="of:=[$'Admin ALL'.A434] &amp; [$'Admin ALL'.C434]" office:value-type="string" office:string-value="install_update_help                  = &lt;b&gt;Achtung, das Update sollte nur auf eine Kopie der Dateien angewendet werden.&lt;/b&gt;&lt;br /&gt;Bei den Kategorien und Inhaltsseiten wird die Position entfernt. Bei allen Dateien und Bildern werden die Leerzeichen zu &quot;_&quot; und die Umlaute zu z.B ae. Alle anderen Sonderzeichen werden entfernt. Wenn dadurch in einem Ordner dopelte Dateinamen entstehen, wird eine fortlaufende &quot;Zahl_&quot; vorangestellt." calcext:value-type="string">
            <text:p>install_update_help <text:s text:c="17"/>= &lt;b&gt;Achtung, das Update sollte nur auf eine Kopie der Dateien angewendet werden.&lt;/b&gt;&lt;br /&gt;Bei den Kategorien und Inhaltsseiten wird die Position entfernt. Bei allen Dateien und Bildern werden die Leerzeichen zu "_" und die Umlaute zu z.B ae. Alle anderen Sonderzeichen werden entfernt. Wenn dadurch in einem Ordner dopelte Dateinamen entstehen, wird eine fortlaufende "Zahl_" vorangestellt.</text:p>
          </table:table-cell>
          <table:table-cell table:number-columns-repeated="1023"/>
        </table:table-row>
        <table:table-row table:style-name="ro1">
          <table:table-cell table:formula="of:=[$'Admin ALL'.A435] &amp; [$'Admin ALL'.C435]" office:value-type="string" office:string-value="install_update_no_help               = &lt;b&gt;Es ist kein Update nötig, alle Daten sind auf dem neuesten Stand.&lt;/b&gt;" calcext:value-type="string">
            <text:p>install_update_no_help <text:s text:c="14"/>= &lt;b&gt;Es ist kein Update nötig, alle Daten sind auf dem neuesten Stand.&lt;/b&gt;</text:p>
          </table:table-cell>
          <table:table-cell table:number-columns-repeated="1023"/>
        </table:table-row>
        <table:table-row table:style-name="ro1">
          <table:table-cell table:formula="of:=[$'Admin ALL'.A436] &amp; [$'Admin ALL'.C436]" office:value-type="string" office:string-value="install_update_buttom                = Update starten" calcext:value-type="string">
            <text:p>install_update_buttom <text:s text:c="15"/>= Update starten</text:p>
          </table:table-cell>
          <table:table-cell table:number-columns-repeated="1023"/>
        </table:table-row>
        <table:table-row table:style-name="ro1">
          <table:table-cell table:formula="of:=[$'Admin ALL'.A437] &amp; [$'Admin ALL'.C437]" office:value-type="string" office:string-value="install_update_files_in_pages        = In allen Inhaltsseiten die neuen Dateinamen ersetzen.&lt;br /&gt;&lt;b&gt;Achtung, das ist nur eine einfache Ersetzung des alten Dateinamens durch den neuen Dateinamen.&lt;/b&gt;." calcext:value-type="string">
            <text:p>install_update_files_in_pages <text:s text:c="7"/>= In allen Inhaltsseiten die neuen Dateinamen ersetzen.&lt;br /&gt;&lt;b&gt;Achtung, das ist nur eine einfache Ersetzung des alten Dateinamens durch den neuen Dateinamen.&lt;/b&gt;.</text:p>
          </table:table-cell>
          <table:table-cell table:number-columns-repeated="1023"/>
        </table:table-row>
        <table:table-row table:style-name="ro1">
          <table:table-cell table:formula="of:=[$'Admin ALL'.A438] &amp; [$'Admin ALL'.C438]" office:value-type="string" office:string-value="install_update_conf_help             = Der Inhalt der Konfigurationsdateien aus dem &quot;update&quot;-Ordner wird in die neuen Dateien übertragen." calcext:value-type="string">
            <text:p>install_update_conf_help <text:s text:c="12"/>= Der Inhalt der Konfigurationsdateien aus dem "update"-Ordner wird in die neuen Dateien übertragen.</text:p>
          </table:table-cell>
          <table:table-cell table:number-columns-repeated="1023"/>
        </table:table-row>
        <table:table-row table:style-name="ro1">
          <table:table-cell table:formula="of:=[$'Admin ALL'.A439] &amp; [$'Admin ALL'.C439]" office:value-type="string" office:string-value="install_update_kategorien_help       = Die Kategorien, die Inhaltsseiten und die Dateien in den Kategorien werden umbenannt." calcext:value-type="string">
            <text:p>install_update_kategorien_help <text:s text:c="6"/>= Die Kategorien, die Inhaltsseiten und die Dateien in den Kategorien werden umbenannt.</text:p>
          </table:table-cell>
          <table:table-cell table:number-columns-repeated="1023"/>
        </table:table-row>
        <table:table-row table:style-name="ro1">
          <table:table-cell table:formula="of:=[$'Admin ALL'.A440] &amp; [$'Admin ALL'.C440]" office:value-type="string" office:string-value="install_update_galerien_help         = Die Galeriebilder werden umbenannt." calcext:value-type="string">
            <text:p>install_update_galerien_help <text:s text:c="8"/>= Die Galeriebilder werden umbenannt.</text:p>
          </table:table-cell>
          <table:table-cell table:number-columns-repeated="1023"/>
        </table:table-row>
        <table:table-row table:style-name="ro1">
          <table:table-cell table:formula="of:=[$'Admin ALL'.A441] &amp; [$'Admin ALL'.C441]" office:value-type="string" office:string-value="install_update_plugins_help          = Die &quot;plugin.conf&quot;-Dateien in den jeweiligen Plugins werden in das neue Format überführt. &lt;b&gt;Achtung:&lt;/b&gt; Die alten Plugins werden nicht mehr funktionieren. Bitte die entsprechenden neuen Plugins herunterladen, installieren und die neu erstellte &quot;plugin.conf.php&quot;-Datei benutzen." calcext:value-type="string">
            <text:p>install_update_plugins_help <text:s text:c="9"/>= Die "plugin.conf"-Dateien in den jeweiligen Plugins werden in das neue Format überführt. &lt;b&gt;Achtung:&lt;/b&gt; Die alten Plugins werden nicht mehr funktionieren. Bitte die entsprechenden neuen Plugins herunterladen, installieren und die neu erstellte "plugin.conf.php"-Datei benutzen.</text:p>
          </table:table-cell>
          <table:table-cell table:number-columns-repeated="1023"/>
        </table:table-row>
        <table:table-row table:style-name="ro1">
          <table:table-cell table:formula="of:=[$'Admin ALL'.A442] &amp; [$'Admin ALL'.C442]" office:value-type="string" office:string-value="install_update_layouts_help          = In den Layouts wird die Datei &quot;layoutsettings.conf&quot; nicht mehr benötigt. Diese wird gelöscht und der &quot;usesubmenu&quot; Eintrag in die erste Zeile der &quot;template.html&quot; übertragen." calcext:value-type="string">
            <text:p>install_update_layouts_help <text:s text:c="9"/>= In den Layouts wird die Datei "layoutsettings.conf" nicht mehr benötigt. Diese wird gelöscht und der "usesubmenu" Eintrag in die erste Zeile der "template.html" übertragen.</text:p>
          </table:table-cell>
          <table:table-cell table:number-columns-repeated="1023"/>
        </table:table-row>
        <table:table-row table:style-name="ro1">
          <table:table-cell table:formula="of:=[$'Admin ALL'.A443] &amp; [$'Admin ALL'.C443]">
            <text:p/>
          </table:table-cell>
          <table:table-cell table:number-columns-repeated="1023"/>
        </table:table-row>
        <table:table-row table:style-name="ro1">
          <table:table-cell table:formula="of:=[$'Admin ALL'.A444] &amp; [$'Admin ALL'.C444]" office:value-type="string" office:string-value="install_update_error                 = &lt;b&gt;Achtung: Es gibt Probleme mit den Dateirechten in der entsprechenden Kategorie. Sie müssen vorher mit einem FTP-Programm gelöst werden.&lt;/b&gt;.&lt;br /&gt;Die Seite muss nicht geschlossen werden, wenn der FTP-Vorgang fertig ist. Bitte einfach erneut auf den Update-Tab drücken." calcext:value-type="string">
            <text:p>install_update_error <text:s text:c="16"/>= &lt;b&gt;Achtung: Es gibt Probleme mit den Dateirechten in der entsprechenden Kategorie. Sie müssen vorher mit einem FTP-Programm gelöst werden.&lt;/b&gt;.&lt;br /&gt;Die Seite muss nicht geschlossen werden, wenn der FTP-Vorgang fertig ist. Bitte einfach erneut auf den Update-Tab drücken.</text:p>
          </table:table-cell>
          <table:table-cell table:number-columns-repeated="1023"/>
        </table:table-row>
        <table:table-row table:style-name="ro1">
          <table:table-cell table:formula="of:=[$'Admin ALL'.A445] &amp; [$'Admin ALL'.C445]" office:value-type="string" office:string-value="install_update_successful            = Das Update war erfolgreich. &lt;b&gt;Sicherheitshalber sollte die Webseite gründlich überprüft werden!&lt;/b&gt;." calcext:value-type="string">
            <text:p>install_update_successful <text:s text:c="11"/>= Das Update war erfolgreich. &lt;b&gt;Sicherheitshalber sollte die Webseite gründlich überprüft werden!&lt;/b&gt;.</text:p>
          </table:table-cell>
          <table:table-cell table:number-columns-repeated="1023"/>
        </table:table-row>
        <table:table-row table:style-name="ro1">
          <table:table-cell table:formula="of:=[$'Admin ALL'.A446] &amp; [$'Admin ALL'.C446]">
            <text:p/>
          </table:table-cell>
          <table:table-cell table:number-columns-repeated="1023"/>
        </table:table-row>
        <table:table-row table:style-name="ro1">
          <table:table-cell table:formula="of:=[$'Admin ALL'.A447] &amp; [$'Admin ALL'.C447]">
            <text:p/>
          </table:table-cell>
          <table:table-cell table:number-columns-repeated="1023"/>
        </table:table-row>
        <table:table-row table:style-name="ro1">
          <table:table-cell table:formula="of:=[$'Admin ALL'.A448] &amp; [$'Admin ALL'.C448]">
            <text:p/>
          </table:table-cell>
          <table:table-cell table:number-columns-repeated="1023"/>
        </table:table-row>
        <table:table-row table:style-name="ro1">
          <table:table-cell table:formula="of:=[$'Admin ALL'.A449] &amp; [$'Admin ALL'.C449]">
            <text:p/>
          </table:table-cell>
          <table:table-cell table:number-columns-repeated="1023"/>
        </table:table-row>
        <table:table-row table:style-name="ro1">
          <table:table-cell table:formula="of:=[$'Admin ALL'.A450] &amp; [$'Admin ALL'.C450]">
            <text:p/>
          </table:table-cell>
          <table:table-cell table:number-columns-repeated="1023"/>
        </table:table-row>
        <table:table-row table:style-name="ro1">
          <table:table-cell table:formula="of:=[$'Admin ALL'.A451] &amp; [$'Admin ALL'.C451]">
            <text:p/>
          </table:table-cell>
          <table:table-cell table:number-columns-repeated="1023"/>
        </table:table-row>
        <table:table-row table:style-name="ro1">
          <table:table-cell table:formula="of:=[$'Admin ALL'.A452] &amp; [$'Admin ALL'.C452]">
            <text:p/>
          </table:table-cell>
          <table:table-cell table:number-columns-repeated="1023"/>
        </table:table-row>
        <table:table-row table:style-name="ro1">
          <table:table-cell table:formula="of:=[$'Admin ALL'.A453] &amp; [$'Admin ALL'.C453]">
            <text:p/>
          </table:table-cell>
          <table:table-cell table:number-columns-repeated="1023"/>
        </table:table-row>
        <table:table-row table:style-name="ro1">
          <table:table-cell table:formula="of:=[$'Admin ALL'.A454] &amp; [$'Admin ALL'.C454]">
            <text:p/>
          </table:table-cell>
          <table:table-cell table:number-columns-repeated="1023"/>
        </table:table-row>
        <table:table-row table:style-name="ro1">
          <table:table-cell table:formula="of:=[$'Admin ALL'.A455] &amp; [$'Admin ALL'.C455]">
            <text:p/>
          </table:table-cell>
          <table:table-cell table:number-columns-repeated="1023"/>
        </table:table-row>
        <table:table-row table:style-name="ro1">
          <table:table-cell table:formula="of:=[$'Admin ALL'.A456] &amp; [$'Admin ALL'.C456]">
            <text:p/>
          </table:table-cell>
          <table:table-cell table:number-columns-repeated="1023"/>
        </table:table-row>
        <table:table-row table:style-name="ro1">
          <table:table-cell table:formula="of:=[$'Admin ALL'.A457] &amp; [$'Admin ALL'.C457]">
            <text:p/>
          </table:table-cell>
          <table:table-cell table:number-columns-repeated="1023"/>
        </table:table-row>
        <table:table-row table:style-name="ro1">
          <table:table-cell table:formula="of:=[$'Admin ALL'.A458] &amp; [$'Admin ALL'.C458]">
            <text:p/>
          </table:table-cell>
          <table:table-cell table:number-columns-repeated="1023"/>
        </table:table-row>
        <table:table-row table:style-name="ro1">
          <table:table-cell table:formula="of:=[$'Admin ALL'.A459] &amp; [$'Admin ALL'.C459]">
            <text:p/>
          </table:table-cell>
          <table:table-cell table:number-columns-repeated="1023"/>
        </table:table-row>
        <table:table-row table:style-name="ro1">
          <table:table-cell table:formula="of:=[$'Admin ALL'.A460] &amp; [$'Admin ALL'.C460]">
            <text:p/>
          </table:table-cell>
          <table:table-cell table:number-columns-repeated="1023"/>
        </table:table-row>
        <table:table-row table:style-name="ro1">
          <table:table-cell table:formula="of:=[$'Admin ALL'.A461] &amp; [$'Admin ALL'.C461]">
            <text:p/>
          </table:table-cell>
          <table:table-cell table:number-columns-repeated="1023"/>
        </table:table-row>
        <table:table-row table:style-name="ro1">
          <table:table-cell table:formula="of:=[$'Admin ALL'.A462] &amp; [$'Admin ALL'.C462]">
            <text:p/>
          </table:table-cell>
          <table:table-cell table:number-columns-repeated="1023"/>
        </table:table-row>
        <table:table-row table:style-name="ro1">
          <table:table-cell table:formula="of:=[$'Admin ALL'.A463] &amp; [$'Admin ALL'.C463]">
            <text:p/>
          </table:table-cell>
          <table:table-cell table:number-columns-repeated="1023"/>
        </table:table-row>
        <table:table-row table:style-name="ro1">
          <table:table-cell table:formula="of:=[$'Admin ALL'.A464] &amp; [$'Admin ALL'.C464]">
            <text:p/>
          </table:table-cell>
          <table:table-cell table:number-columns-repeated="1023"/>
        </table:table-row>
        <table:table-row table:style-name="ro1">
          <table:table-cell table:formula="of:=[$'Admin ALL'.A465] &amp; [$'Admin ALL'.C465]">
            <text:p/>
          </table:table-cell>
          <table:table-cell table:number-columns-repeated="1023"/>
        </table:table-row>
        <table:table-row table:style-name="ro1">
          <table:table-cell table:formula="of:=[$'Admin ALL'.A466] &amp; [$'Admin ALL'.C466]">
            <text:p/>
          </table:table-cell>
          <table:table-cell table:number-columns-repeated="1023"/>
        </table:table-row>
        <table:table-row table:style-name="ro1">
          <table:table-cell table:formula="of:=[$'Admin ALL'.A467] &amp; [$'Admin ALL'.C467]">
            <text:p/>
          </table:table-cell>
          <table:table-cell table:number-columns-repeated="1023"/>
        </table:table-row>
        <table:table-row table:style-name="ro1">
          <table:table-cell table:formula="of:=[$'Admin ALL'.A468] &amp; [$'Admin ALL'.C468]">
            <text:p/>
          </table:table-cell>
          <table:table-cell table:number-columns-repeated="1023"/>
        </table:table-row>
        <table:table-row table:style-name="ro1">
          <table:table-cell table:formula="of:=[$'Admin ALL'.A469] &amp; [$'Admin ALL'.C469]">
            <text:p/>
          </table:table-cell>
          <table:table-cell table:number-columns-repeated="1023"/>
        </table:table-row>
        <table:table-row table:style-name="ro1">
          <table:table-cell table:formula="of:=[$'Admin ALL'.A470] &amp; [$'Admin ALL'.C470]">
            <text:p/>
          </table:table-cell>
          <table:table-cell table:number-columns-repeated="1023"/>
        </table:table-row>
        <table:table-row table:style-name="ro1">
          <table:table-cell table:formula="of:=[$'Admin ALL'.A471] &amp; [$'Admin ALL'.C471]">
            <text:p/>
          </table:table-cell>
          <table:table-cell table:number-columns-repeated="1023"/>
        </table:table-row>
        <table:table-row table:style-name="ro1">
          <table:table-cell table:formula="of:=[$'Admin ALL'.A472] &amp; [$'Admin ALL'.C472]">
            <text:p/>
          </table:table-cell>
          <table:table-cell table:number-columns-repeated="1023"/>
        </table:table-row>
        <table:table-row table:style-name="ro1">
          <table:table-cell table:formula="of:=[$'Admin ALL'.A473] &amp; [$'Admin ALL'.C473]">
            <text:p/>
          </table:table-cell>
          <table:table-cell table:number-columns-repeated="1023"/>
        </table:table-row>
        <table:table-row table:style-name="ro1">
          <table:table-cell table:formula="of:=[$'Admin ALL'.A474] &amp; [$'Admin ALL'.C474]">
            <text:p/>
          </table:table-cell>
          <table:table-cell table:number-columns-repeated="1023"/>
        </table:table-row>
        <table:table-row table:style-name="ro1">
          <table:table-cell table:formula="of:=[$'Admin ALL'.A475] &amp; [$'Admin ALL'.C475]">
            <text:p/>
          </table:table-cell>
          <table:table-cell table:number-columns-repeated="1023"/>
        </table:table-row>
        <table:table-row table:style-name="ro1">
          <table:table-cell table:formula="of:=[$'Admin ALL'.A476] &amp; [$'Admin ALL'.C476]">
            <text:p/>
          </table:table-cell>
          <table:table-cell table:number-columns-repeated="1023"/>
        </table:table-row>
        <table:table-row table:style-name="ro1">
          <table:table-cell table:formula="of:=[$'Admin ALL'.A477] &amp; [$'Admin ALL'.C477]">
            <text:p/>
          </table:table-cell>
          <table:table-cell table:number-columns-repeated="1023"/>
        </table:table-row>
        <table:table-row table:style-name="ro1">
          <table:table-cell table:formula="of:=[$'Admin ALL'.A478] &amp; [$'Admin ALL'.C478]">
            <text:p/>
          </table:table-cell>
          <table:table-cell table:number-columns-repeated="1023"/>
        </table:table-row>
        <table:table-row table:style-name="ro1">
          <table:table-cell table:formula="of:=[$'Admin ALL'.A479] &amp; [$'Admin ALL'.C479]">
            <text:p/>
          </table:table-cell>
          <table:table-cell table:number-columns-repeated="1023"/>
        </table:table-row>
        <table:table-row table:style-name="ro1">
          <table:table-cell table:formula="of:=[$'Admin ALL'.A480] &amp; [$'Admin ALL'.C480]">
            <text:p/>
          </table:table-cell>
          <table:table-cell table:number-columns-repeated="1023"/>
        </table:table-row>
        <table:table-row table:style-name="ro1">
          <table:table-cell table:formula="of:=[$'Admin ALL'.A481] &amp; [$'Admin ALL'.C481]">
            <text:p/>
          </table:table-cell>
          <table:table-cell table:number-columns-repeated="1023"/>
        </table:table-row>
        <table:table-row table:style-name="ro1">
          <table:table-cell table:formula="of:=[$'Admin ALL'.A482] &amp; [$'Admin ALL'.C482]">
            <text:p/>
          </table:table-cell>
          <table:table-cell table:number-columns-repeated="1023"/>
        </table:table-row>
        <table:table-row table:style-name="ro1">
          <table:table-cell table:formula="of:=[$'Admin ALL'.A483] &amp; [$'Admin ALL'.C483]">
            <text:p/>
          </table:table-cell>
          <table:table-cell table:number-columns-repeated="1023"/>
        </table:table-row>
        <table:table-row table:style-name="ro1">
          <table:table-cell table:formula="of:=[$'Admin ALL'.A484] &amp; [$'Admin ALL'.C484]">
            <text:p/>
          </table:table-cell>
          <table:table-cell table:number-columns-repeated="1023"/>
        </table:table-row>
        <table:table-row table:style-name="ro1">
          <table:table-cell table:formula="of:=[$'Admin ALL'.A485] &amp; [$'Admin ALL'.C485]">
            <text:p/>
          </table:table-cell>
          <table:table-cell table:number-columns-repeated="1023"/>
        </table:table-row>
        <table:table-row table:style-name="ro1">
          <table:table-cell table:formula="of:=[$'Admin ALL'.A486] &amp; [$'Admin ALL'.C486]">
            <text:p/>
          </table:table-cell>
          <table:table-cell table:number-columns-repeated="1023"/>
        </table:table-row>
        <table:table-row table:style-name="ro1">
          <table:table-cell table:formula="of:=[$'Admin ALL'.A487] &amp; [$'Admin ALL'.C487]">
            <text:p/>
          </table:table-cell>
          <table:table-cell table:number-columns-repeated="1023"/>
        </table:table-row>
        <table:table-row table:style-name="ro1">
          <table:table-cell table:formula="of:=[$'Admin ALL'.A488] &amp; [$'Admin ALL'.C488]">
            <text:p/>
          </table:table-cell>
          <table:table-cell table:number-columns-repeated="1023"/>
        </table:table-row>
        <table:table-row table:style-name="ro1">
          <table:table-cell table:formula="of:=[$'Admin ALL'.A489] &amp; [$'Admin ALL'.C489]">
            <text:p/>
          </table:table-cell>
          <table:table-cell table:number-columns-repeated="1023"/>
        </table:table-row>
        <table:table-row table:style-name="ro1">
          <table:table-cell table:formula="of:=[$'Admin ALL'.A490] &amp; [$'Admin ALL'.C490]">
            <text:p/>
          </table:table-cell>
          <table:table-cell table:number-columns-repeated="1023"/>
        </table:table-row>
        <table:table-row table:style-name="ro1">
          <table:table-cell table:formula="of:=[$'Admin ALL'.A491] &amp; [$'Admin ALL'.C491]">
            <text:p/>
          </table:table-cell>
          <table:table-cell table:number-columns-repeated="1023"/>
        </table:table-row>
        <table:table-row table:style-name="ro1">
          <table:table-cell table:formula="of:=[$'Admin ALL'.A492] &amp; [$'Admin ALL'.C492]">
            <text:p/>
          </table:table-cell>
          <table:table-cell table:number-columns-repeated="1023"/>
        </table:table-row>
        <table:table-row table:style-name="ro1">
          <table:table-cell table:formula="of:=[$'Admin ALL'.A493] &amp; [$'Admin ALL'.C493]">
            <text:p/>
          </table:table-cell>
          <table:table-cell table:number-columns-repeated="1023"/>
        </table:table-row>
        <table:table-row table:style-name="ro1">
          <table:table-cell table:formula="of:=[$'Admin ALL'.A494] &amp; [$'Admin ALL'.C494]">
            <text:p/>
          </table:table-cell>
          <table:table-cell table:number-columns-repeated="1023"/>
        </table:table-row>
        <table:table-row table:style-name="ro1">
          <table:table-cell table:formula="of:=[$'Admin ALL'.A495] &amp; [$'Admin ALL'.C495]">
            <text:p/>
          </table:table-cell>
          <table:table-cell table:number-columns-repeated="1023"/>
        </table:table-row>
        <table:table-row table:style-name="ro1">
          <table:table-cell table:formula="of:=[$'Admin ALL'.A496] &amp; [$'Admin ALL'.C496]">
            <text:p/>
          </table:table-cell>
          <table:table-cell table:number-columns-repeated="1023"/>
        </table:table-row>
        <table:table-row table:style-name="ro1">
          <table:table-cell table:formula="of:=[$'Admin ALL'.A497] &amp; [$'Admin ALL'.C497]">
            <text:p/>
          </table:table-cell>
          <table:table-cell table:number-columns-repeated="1023"/>
        </table:table-row>
        <table:table-row table:style-name="ro1">
          <table:table-cell table:formula="of:=[$'Admin ALL'.A498] &amp; [$'Admin ALL'.C498]">
            <text:p/>
          </table:table-cell>
          <table:table-cell table:number-columns-repeated="1023"/>
        </table:table-row>
        <table:table-row table:style-name="ro1">
          <table:table-cell table:formula="of:=[$'Admin ALL'.A499] &amp; [$'Admin ALL'.C499]">
            <text:p/>
          </table:table-cell>
          <table:table-cell table:number-columns-repeated="1023"/>
        </table:table-row>
        <table:table-row table:style-name="ro1">
          <table:table-cell table:formula="of:=[$'Admin ALL'.A500] &amp; [$'Admin ALL'.C500]">
            <text:p/>
          </table:table-cell>
          <table:table-cell table:number-columns-repeated="1023"/>
        </table:table-row>
        <table:table-row table:style-name="ro1">
          <table:table-cell table:formula="of:=[$'Admin ALL'.A501] &amp; [$'Admin ALL'.C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enEN" table:style-name="ta1">
        <table:table-column table:style-name="co4" table:default-cell-style-name="ce11"/>
        <table:table-column table:style-name="co3" table:number-columns-repeated="1023" table:default-cell-style-name="ce11"/>
        <table:table-row table:style-name="ro1">
          <table:table-cell table:formula="of:=[$'Admin ALL'.A2] &amp; [$'Admin ALL'.D2]" office:value-type="string" office:string-value="_dateformat                          = %Y-%d-%m, %H:%M:%S" calcext:value-type="string">
            <text:p>_dateformat <text:s text:c="25"/>= %Y-%d-%m, %H:%M:%S</text:p>
          </table:table-cell>
          <table:table-cell table:number-columns-repeated="1023"/>
        </table:table-row>
        <table:table-row table:style-name="ro1">
          <table:table-cell table:formula="of:=[$'Admin ALL'.A3] &amp; [$'Admin ALL'.D3]" office:value-type="string" office:string-value="_translator                          = termoyer" calcext:value-type="string">
            <text:p>_translator <text:s text:c="25"/>= termoyer</text:p>
          </table:table-cell>
          <table:table-cell table:number-columns-repeated="1023"/>
        </table:table-row>
        <table:table-row table:style-name="ro1">
          <table:table-cell table:formula="of:=[$'Admin ALL'.A4] &amp; [$'Admin ALL'.D4]" office:value-type="string" office:string-value="# der Wert ist für date_default_timezone_set()" calcext:value-type="string">
            <text:p># der Wert ist für date_default_timezone_set()</text:p>
          </table:table-cell>
          <table:table-cell table:number-columns-repeated="1023"/>
        </table:table-row>
        <table:table-row table:style-name="ro1">
          <table:table-cell table:formula="of:=[$'Admin ALL'.A5] &amp; [$'Admin ALL'.D5]" office:value-type="string" office:string-value="_timezone                            = Europe/London" calcext:value-type="string">
            <text:p>_timezone <text:s text:c="27"/>= Europe/London</text:p>
          </table:table-cell>
          <table:table-cell table:number-columns-repeated="1023"/>
        </table:table-row>
        <table:table-row table:style-name="ro1">
          <table:table-cell table:formula="of:=[$'Admin ALL'.A6] &amp; [$'Admin ALL'.D6]" office:value-type="string" office:string-value="language_name                        = English" calcext:value-type="string">
            <text:p>language_name <text:s text:c="23"/>= English</text:p>
          </table:table-cell>
          <table:table-cell table:number-columns-repeated="1023"/>
        </table:table-row>
        <table:table-row table:style-name="ro1">
          <table:table-cell table:formula="of:=[$'Admin ALL'.A7] &amp; [$'Admin ALL'.D7]" office:value-type="string" office:string-value="cms_admin_titel                      = moziloCMS Admin " calcext:value-type="string">
            <text:p>cms_admin_titel <text:s text:c="21"/>= moziloCMS Admin </text:p>
          </table:table-cell>
          <table:table-cell table:number-columns-repeated="1023"/>
        </table:table-row>
        <table:table-row table:style-name="ro1">
          <table:table-cell table:formula="of:=[$'Admin ALL'.A8] &amp; [$'Admin ALL'.D8]" office:value-type="string" office:string-value="file                                 = File" calcext:value-type="string">
            <text:p>file <text:s text:c="32"/>= File</text:p>
          </table:table-cell>
          <table:table-cell table:number-columns-repeated="1023"/>
        </table:table-row>
        <table:table-row table:style-name="ro1">
          <table:table-cell table:formula="of:=[$'Admin ALL'.A9] &amp; [$'Admin ALL'.D9]" office:value-type="string" office:string-value="files                                = Files" calcext:value-type="string">
            <text:p>files <text:s text:c="31"/>= Files</text:p>
          </table:table-cell>
          <table:table-cell table:number-columns-repeated="1023"/>
        </table:table-row>
        <table:table-row table:style-name="ro1">
          <table:table-cell table:formula="of:=[$'Admin ALL'.A10] &amp; [$'Admin ALL'.D10]" office:value-type="string" office:string-value="page                                 = Content page" calcext:value-type="string">
            <text:p>page <text:s text:c="32"/>= Content page</text:p>
          </table:table-cell>
          <table:table-cell table:number-columns-repeated="1023"/>
        </table:table-row>
        <table:table-row table:style-name="ro1">
          <table:table-cell table:formula="of:=[$'Admin ALL'.A11] &amp; [$'Admin ALL'.D11]" office:value-type="string" office:string-value="pages                                = Content pages" calcext:value-type="string">
            <text:p>pages <text:s text:c="31"/>= Content pages</text:p>
          </table:table-cell>
          <table:table-cell table:number-columns-repeated="1023"/>
        </table:table-row>
        <table:table-row table:style-name="ro1">
          <table:table-cell table:formula="of:=[$'Admin ALL'.A12] &amp; [$'Admin ALL'.D12]" office:value-type="string" office:string-value="url                                  = Link" calcext:value-type="string">
            <text:p>url <text:s text:c="33"/>= Link</text:p>
          </table:table-cell>
          <table:table-cell table:number-columns-repeated="1023"/>
        </table:table-row>
        <table:table-row table:style-name="ro1">
          <table:table-cell table:formula="of:=[$'Admin ALL'.A13] &amp; [$'Admin ALL'.D13]" office:value-type="string" office:string-value="name                                 = Name" calcext:value-type="string">
            <text:p>name <text:s text:c="32"/>= Name</text:p>
          </table:table-cell>
          <table:table-cell table:number-columns-repeated="1023"/>
        </table:table-row>
        <table:table-row table:style-name="ro1">
          <table:table-cell table:formula="of:=[$'Admin ALL'.A14] &amp; [$'Admin ALL'.D14]" office:value-type="string" office:string-value="url_adress                           = Link target" calcext:value-type="string">
            <text:p>url_adress <text:s text:c="26"/>= Link target</text:p>
          </table:table-cell>
          <table:table-cell table:number-columns-repeated="1023"/>
        </table:table-row>
        <table:table-row table:style-name="ro1">
          <table:table-cell table:formula="of:=[$'Admin ALL'.A15] &amp; [$'Admin ALL'.D15]" office:value-type="string" office:string-value="contents                             = Contents" calcext:value-type="string">
            <text:p>contents <text:s text:c="28"/>= Contents</text:p>
          </table:table-cell>
          <table:table-cell table:number-columns-repeated="1023"/>
        </table:table-row>
        <table:table-row table:style-name="ro1">
          <table:table-cell table:formula="of:=[$'Admin ALL'.A16] &amp; [$'Admin ALL'.D16]" office:value-type="string" office:string-value="category                             = Category" calcext:value-type="string">
            <text:p>category <text:s text:c="28"/>= Category</text:p>
          </table:table-cell>
          <table:table-cell table:number-columns-repeated="1023"/>
        </table:table-row>
        <table:table-row table:style-name="ro1">
          <table:table-cell table:formula="of:=[$'Admin ALL'.A17] &amp; [$'Admin ALL'.D17]" office:value-type="string" office:string-value="day                                  = Day" calcext:value-type="string">
            <text:p>day <text:s text:c="33"/>= Day</text:p>
          </table:table-cell>
          <table:table-cell table:number-columns-repeated="1023"/>
        </table:table-row>
        <table:table-row table:style-name="ro1">
          <table:table-cell table:formula="of:=[$'Admin ALL'.A18] &amp; [$'Admin ALL'.D18]" office:value-type="string" office:string-value="days                                 = Days" calcext:value-type="string">
            <text:p>days <text:s text:c="32"/>= Days</text:p>
          </table:table-cell>
          <table:table-cell table:number-columns-repeated="1023"/>
        </table:table-row>
        <table:table-row table:style-name="ro1">
          <table:table-cell table:formula="of:=[$'Admin ALL'.A19] &amp; [$'Admin ALL'.D19]" office:value-type="string" office:string-value="hour                                 = Hour" calcext:value-type="string">
            <text:p>hour <text:s text:c="32"/>= Hour</text:p>
          </table:table-cell>
          <table:table-cell table:number-columns-repeated="1023"/>
        </table:table-row>
        <table:table-row table:style-name="ro1">
          <table:table-cell table:formula="of:=[$'Admin ALL'.A20] &amp; [$'Admin ALL'.D20]" office:value-type="string" office:string-value="hours                                = Hours" calcext:value-type="string">
            <text:p>hours <text:s text:c="31"/>= Hours</text:p>
          </table:table-cell>
          <table:table-cell table:number-columns-repeated="1023"/>
        </table:table-row>
        <table:table-row table:style-name="ro1">
          <table:table-cell table:formula="of:=[$'Admin ALL'.A21] &amp; [$'Admin ALL'.D21]" office:value-type="string" office:string-value="minute                               = Minute" calcext:value-type="string">
            <text:p>minute <text:s text:c="30"/>= Minute</text:p>
          </table:table-cell>
          <table:table-cell table:number-columns-repeated="1023"/>
        </table:table-row>
        <table:table-row table:style-name="ro1">
          <table:table-cell table:formula="of:=[$'Admin ALL'.A22] &amp; [$'Admin ALL'.D22]" office:value-type="string" office:string-value="minutes                              = Minutes" calcext:value-type="string">
            <text:p>minutes <text:s text:c="29"/>= Minutes</text:p>
          </table:table-cell>
          <table:table-cell table:number-columns-repeated="1023"/>
        </table:table-row>
        <table:table-row table:style-name="ro1">
          <table:table-cell table:formula="of:=[$'Admin ALL'.A23] &amp; [$'Admin ALL'.D23]" office:value-type="string" office:string-value="second                               = Second" calcext:value-type="string">
            <text:p>second <text:s text:c="30"/>= Second</text:p>
          </table:table-cell>
          <table:table-cell table:number-columns-repeated="1023"/>
        </table:table-row>
        <table:table-row table:style-name="ro1">
          <table:table-cell table:formula="of:=[$'Admin ALL'.A24] &amp; [$'Admin ALL'.D24]" office:value-type="string" office:string-value="seconds                              = Seconds" calcext:value-type="string">
            <text:p>seconds <text:s text:c="29"/>= Seconds</text:p>
          </table:table-cell>
          <table:table-cell table:number-columns-repeated="1023"/>
        </table:table-row>
        <table:table-row table:style-name="ro1">
          <table:table-cell table:formula="of:=[$'Admin ALL'.A25] &amp; [$'Admin ALL'.D25]" office:value-type="string" office:string-value="error_chmod                          = Could not change rights of the file." calcext:value-type="string">
            <text:p>error_chmod <text:s text:c="25"/>= Could not change rights of the file.</text:p>
          </table:table-cell>
          <table:table-cell table:number-columns-repeated="1023"/>
        </table:table-row>
        <table:table-row table:style-name="ro1">
          <table:table-cell table:formula="of:=[$'Admin ALL'.A26] &amp; [$'Admin ALL'.D26]" office:value-type="string" office:string-value="error_mkdir                          = Could not create the Folder." calcext:value-type="string">
            <text:p>error_mkdir <text:s text:c="25"/>= Could not create the Folder.</text:p>
          </table:table-cell>
          <table:table-cell table:number-columns-repeated="1023"/>
        </table:table-row>
        <table:table-row table:style-name="ro1">
          <table:table-cell table:formula="of:=[$'Admin ALL'.A27] &amp; [$'Admin ALL'.D27]" office:value-type="string" office:string-value="error_no_file_dir                    = Folder or file does not exist." calcext:value-type="string">
            <text:p>error_no_file_dir <text:s text:c="19"/>= Folder or file does not exist.</text:p>
          </table:table-cell>
          <table:table-cell table:number-columns-repeated="1023"/>
        </table:table-row>
        <table:table-row table:style-name="ro1">
          <table:table-cell table:formula="of:=[$'Admin ALL'.A28] &amp; [$'Admin ALL'.D28]" office:value-type="string" office:string-value="error_del_file                       = Cannot delete file." calcext:value-type="string">
            <text:p>error_del_file <text:s text:c="22"/>= Cannot delete file.</text:p>
          </table:table-cell>
          <table:table-cell table:number-columns-repeated="1023"/>
        </table:table-row>
        <table:table-row table:style-name="ro1">
          <table:table-cell table:formula="of:=[$'Admin ALL'.A29] &amp; [$'Admin ALL'.D29]" office:value-type="string" office:string-value="error_del_dir                        = Cannot delete folder." calcext:value-type="string">
            <text:p>error_del_dir <text:s text:c="23"/>= Cannot delete folder.</text:p>
          </table:table-cell>
          <table:table-cell table:number-columns-repeated="1023"/>
        </table:table-row>
        <table:table-row table:style-name="ro1">
          <table:table-cell table:formula="of:=[$'Admin ALL'.A30] &amp; [$'Admin ALL'.D30]" office:value-type="string" office:string-value="error_exists_file_dir                = The Folder or file does already exist." calcext:value-type="string">
            <text:p>error_exists_file_dir <text:s text:c="15"/>= The Folder or file does already exist.</text:p>
          </table:table-cell>
          <table:table-cell table:number-columns-repeated="1023"/>
        </table:table-row>
        <table:table-row table:style-name="ro1">
          <table:table-cell table:formula="of:=[$'Admin ALL'.A31] &amp; [$'Admin ALL'.D31]" office:value-type="string" office:string-value="error_copy_file                      = Could not copy file." calcext:value-type="string">
            <text:p>error_copy_file <text:s text:c="21"/>= Could not copy file.</text:p>
          </table:table-cell>
          <table:table-cell table:number-columns-repeated="1023"/>
        </table:table-row>
        <table:table-row table:style-name="ro1">
          <table:table-cell table:formula="of:=[$'Admin ALL'.A32] &amp; [$'Admin ALL'.D32]" office:value-type="string" office:string-value="error_move_file_dir                  = Folder or file cannot be renamed or moved." calcext:value-type="string">
            <text:p>error_move_file_dir <text:s text:c="17"/>= Folder or file cannot be renamed or moved.</text:p>
          </table:table-cell>
          <table:table-cell table:number-columns-repeated="1023"/>
        </table:table-row>
        <table:table-row table:style-name="ro1">
          <table:table-cell table:formula="of:=[$'Admin ALL'.A33] &amp; [$'Admin ALL'.D33]" office:value-type="string" office:string-value="error_datei_file_name                = The filename includes invalid values or characters." calcext:value-type="string">
            <text:p>error_datei_file_name <text:s text:c="15"/>= The filename includes invalid values or characters.</text:p>
          </table:table-cell>
          <table:table-cell table:number-columns-repeated="1023"/>
        </table:table-row>
        <table:table-row table:style-name="ro1">
          <table:table-cell table:formula="of:=[$'Admin ALL'.A34] &amp; [$'Admin ALL'.D34]" office:value-type="string" office:string-value="error_dir_file_name                  = The folder or file includes invalid values or characters." calcext:value-type="string">
            <text:p>error_dir_file_name <text:s text:c="17"/>= The folder or file includes invalid values or characters.</text:p>
          </table:table-cell>
          <table:table-cell table:number-columns-repeated="1023"/>
        </table:table-row>
        <table:table-row table:style-name="ro1">
          <table:table-cell table:formula="of:=[$'Admin ALL'.A35] &amp; [$'Admin ALL'.D35]" office:value-type="string" office:string-value="error_post_parameter                 = Got invalid parameters." calcext:value-type="string">
            <text:p>error_post_parameter <text:s text:c="16"/>= Got invalid parameters.</text:p>
          </table:table-cell>
          <table:table-cell table:number-columns-repeated="1023"/>
        </table:table-row>
        <table:table-row table:style-name="ro1">
          <table:table-cell table:formula="of:=[$'Admin ALL'.A36] &amp; [$'Admin ALL'.D36]" office:value-type="string" office:string-value="error_write_sort_list                = Could not sort the categories or contentpages." calcext:value-type="string">
            <text:p>error_write_sort_list <text:s text:c="15"/>= Could not sort the categories or contentpages.</text:p>
          </table:table-cell>
          <table:table-cell table:number-columns-repeated="1023"/>
        </table:table-row>
        <table:table-row table:style-name="ro1">
          <table:table-cell table:formula="of:=[$'Admin ALL'.A37] &amp; [$'Admin ALL'.D37]" office:value-type="string" office:string-value="error_write_sitemap                  = Could not write sitemap.xml" calcext:value-type="string">
            <text:p>error_write_sitemap <text:s text:c="17"/>= Could not write sitemap.xml</text:p>
          </table:table-cell>
          <table:table-cell table:number-columns-repeated="1023"/>
        </table:table-row>
        <table:table-row table:style-name="ro1">
          <table:table-cell table:formula="of:=[$'Admin ALL'.A38] &amp; [$'Admin ALL'.D38]" office:value-type="string" office:string-value="error_write_robots                   = Could not write robots.txt" calcext:value-type="string">
            <text:p>error_write_robots <text:s text:c="18"/>= Could not write robots.txt</text:p>
          </table:table-cell>
          <table:table-cell table:number-columns-repeated="1023"/>
        </table:table-row>
        <table:table-row table:style-name="ro1">
          <table:table-cell table:formula="of:=[$'Admin ALL'.A39] &amp; [$'Admin ALL'.D39]" office:value-type="string" office:string-value="error_read_robots                    = Could not read robots.txt" calcext:value-type="string">
            <text:p>error_read_robots <text:s text:c="19"/>= Could not read robots.txt</text:p>
          </table:table-cell>
          <table:table-cell table:number-columns-repeated="1023"/>
        </table:table-row>
        <table:table-row table:style-name="ro1">
          <table:table-cell table:formula="of:=[$'Admin ALL'.A40] &amp; [$'Admin ALL'.D40]" office:value-type="string" office:string-value="error_no_root                        = You are not allowed to do this." calcext:value-type="string">
            <text:p>error_no_root <text:s text:c="23"/>= You are not allowed to do this.</text:p>
          </table:table-cell>
          <table:table-cell table:number-columns-repeated="1023"/>
        </table:table-row>
        <table:table-row table:style-name="ro1">
          <table:table-cell table:formula="of:=[$'Admin ALL'.A41] &amp; [$'Admin ALL'.D41]" office:value-type="string" office:string-value="error_no_javascript                  = Your Browser doesn't support Javascript or it's disabled. &lt;br /&gt; The Admin-area of this Version of moziloCMS needs Javascript." calcext:value-type="string">
            <text:p>error_no_javascript <text:s text:c="17"/>= Your Browser doesn't support Javascript or it's disabled. &lt;br /&gt; The Admin-area of this Version of moziloCMS needs Javascript.</text:p>
          </table:table-cell>
          <table:table-cell table:number-columns-repeated="1023"/>
        </table:table-row>
        <table:table-row table:style-name="ro1">
          <table:table-cell table:formula="of:=[$'Admin ALL'.A42] &amp; [$'Admin ALL'.D42]" office:value-type="string" office:string-value="error_no_freename                    = Could not find a free filename." calcext:value-type="string">
            <text:p>error_no_freename <text:s text:c="19"/>= Could not find a free filename.</text:p>
          </table:table-cell>
          <table:table-cell table:number-columns-repeated="1023"/>
        </table:table-row>
        <table:table-row table:style-name="ro1">
          <table:table-cell table:formula="of:=[$'Admin ALL'.A43] &amp; [$'Admin ALL'.D43]" office:value-type="string" office:string-value="error_input_empty                    = You must fill the Inputfield." calcext:value-type="string">
            <text:p>error_input_empty <text:s text:c="19"/>= You must fill the Inputfield.</text:p>
          </table:table-cell>
          <table:table-cell table:number-columns-repeated="1023"/>
        </table:table-row>
        <table:table-row table:style-name="ro1">
          <table:table-cell table:formula="of:=[$'Admin ALL'.A44] &amp; [$'Admin ALL'.D44]" office:value-type="string" office:string-value="error_multi_user_tab                 = Sorry, another user is already working in &lt;b&gt;{PARAM1}&lt;/b&gt;. Please try it again in &lt;b&gt;{PARAM2}&lt;/b&gt; seconds." calcext:value-type="string">
            <text:p>error_multi_user_tab <text:s text:c="16"/>= Sorry, another user is already working in &lt;b&gt;{PARAM1}&lt;/b&gt;. Please try it again in &lt;b&gt;{PARAM2}&lt;/b&gt; seconds.</text:p>
          </table:table-cell>
          <table:table-cell table:number-columns-repeated="1023"/>
        </table:table-row>
        <table:table-row table:style-name="ro1">
          <table:table-cell table:formula="of:=[$'Admin ALL'.A45] &amp; [$'Admin ALL'.D45]" office:value-type="string" office:string-value="error_save_beforeclose               = Should the content be saved now?" calcext:value-type="string">
            <text:p>error_save_beforeclose <text:s text:c="14"/>= Should the content be saved now?</text:p>
          </table:table-cell>
          <table:table-cell table:number-columns-repeated="1023"/>
        </table:table-row>
        <table:table-row table:style-name="ro1">
          <table:table-cell table:formula="of:=[$'Admin ALL'.A46] &amp; [$'Admin ALL'.D46]" office:value-type="string" office:string-value="error_zip_structure                  = This ZIP has an invalid structure." calcext:value-type="string">
            <text:p>error_zip_structure <text:s text:c="17"/>= This ZIP has an invalid structure.</text:p>
          </table:table-cell>
          <table:table-cell table:number-columns-repeated="1023"/>
        </table:table-row>
        <table:table-row table:style-name="ro1">
          <table:table-cell table:formula="of:=[$'Admin ALL'.A47] &amp; [$'Admin ALL'.D47]" office:value-type="string" office:string-value="error_file_upload                    = Failed to upload file." calcext:value-type="string">
            <text:p>error_file_upload <text:s text:c="19"/>= Failed to upload file.</text:p>
          </table:table-cell>
          <table:table-cell table:number-columns-repeated="1023"/>
        </table:table-row>
        <table:table-row table:style-name="ro1">
          <table:table-cell table:formula="of:=[$'Admin ALL'.A48] &amp; [$'Admin ALL'.D48]" office:value-type="string" office:string-value="error_zip_nozip                      = File is not a ZIP." calcext:value-type="string">
            <text:p>error_zip_nozip <text:s text:c="21"/>= File is not a ZIP.</text:p>
          </table:table-cell>
          <table:table-cell table:number-columns-repeated="1023"/>
        </table:table-row>
        <table:table-row table:style-name="ro1">
          <table:table-cell table:formula="of:=[$'Admin ALL'.A49] &amp; [$'Admin ALL'.D49]" office:value-type="string" office:string-value="error_read_htaccess                  = " calcext:value-type="string">
            <text:p>error_read_htaccess <text:s text:c="17"/>= </text:p>
          </table:table-cell>
          <table:table-cell table:number-columns-repeated="1023"/>
        </table:table-row>
        <table:table-row table:style-name="ro1">
          <table:table-cell table:formula="of:=[$'Admin ALL'.A50] &amp; [$'Admin ALL'.D50]" office:value-type="string" office:string-value="error_write_htaccess                 = " calcext:value-type="string">
            <text:p>error_write_htaccess <text:s text:c="16"/>= </text:p>
          </table:table-cell>
          <table:table-cell table:number-columns-repeated="1023"/>
        </table:table-row>
        <table:table-row table:style-name="ro1">
          <table:table-cell table:formula="of:=[$'Admin ALL'.A51] &amp; [$'Admin ALL'.D51]">
            <text:p/>
          </table:table-cell>
          <table:table-cell table:number-columns-repeated="1023"/>
        </table:table-row>
        <table:table-row table:style-name="ro1">
          <table:table-cell table:formula="of:=[$'Admin ALL'.A52] &amp; [$'Admin ALL'.D52]" office:value-type="string" office:string-value="dialog_title_error                   = Errormessages" calcext:value-type="string">
            <text:p>dialog_title_error <text:s text:c="18"/>= Errormessages</text:p>
          </table:table-cell>
          <table:table-cell table:number-columns-repeated="1023"/>
        </table:table-row>
        <table:table-row table:style-name="ro1">
          <table:table-cell table:formula="of:=[$'Admin ALL'.A53] &amp; [$'Admin ALL'.D53]" office:value-type="string" office:string-value="dialog_title_messages                = Messages" calcext:value-type="string">
            <text:p>dialog_title_messages <text:s text:c="15"/>= Messages</text:p>
          </table:table-cell>
          <table:table-cell table:number-columns-repeated="1023"/>
        </table:table-row>
        <table:table-row table:style-name="ro1">
          <table:table-cell table:formula="of:=[$'Admin ALL'.A54] &amp; [$'Admin ALL'.D54]" office:value-type="string" office:string-value="dialog_title_send                    = Updating Data" calcext:value-type="string">
            <text:p>dialog_title_send <text:s text:c="19"/>= Updating Data</text:p>
          </table:table-cell>
          <table:table-cell table:number-columns-repeated="1023"/>
        </table:table-row>
        <table:table-row table:style-name="ro1">
          <table:table-cell table:formula="of:=[$'Admin ALL'.A55] &amp; [$'Admin ALL'.D55]" office:value-type="string" office:string-value="dialog_title_save_beforeclose        = The Contentsite is changed." calcext:value-type="string">
            <text:p>dialog_title_save_beforeclose <text:s text:c="7"/>= The Contentsite is changed.</text:p>
          </table:table-cell>
          <table:table-cell table:number-columns-repeated="1023"/>
        </table:table-row>
        <table:table-row table:style-name="ro1">
          <table:table-cell table:formula="of:=[$'Admin ALL'.A56] &amp; [$'Admin ALL'.D56]" office:value-type="string" office:string-value="dialog_title_delete                  = Really delete?" calcext:value-type="string">
            <text:p>dialog_title_delete <text:s text:c="17"/>= Really delete?</text:p>
          </table:table-cell>
          <table:table-cell table:number-columns-repeated="1023"/>
        </table:table-row>
        <table:table-row table:style-name="ro1">
          <table:table-cell table:formula="of:=[$'Admin ALL'.A57] &amp; [$'Admin ALL'.D57]" office:value-type="string" office:string-value="dialog_title_lastbackup              = Backup-Reminder" calcext:value-type="string">
            <text:p>dialog_title_lastbackup <text:s text:c="13"/>= Backup-Reminder</text:p>
          </table:table-cell>
          <table:table-cell table:number-columns-repeated="1023"/>
        </table:table-row>
        <table:table-row table:style-name="ro1">
          <table:table-cell table:formula="of:=[$'Admin ALL'.A58] &amp; [$'Admin ALL'.D58]" office:value-type="string" office:string-value="dialog_title_docu                    = Documentation" calcext:value-type="string">
            <text:p>dialog_title_docu <text:s text:c="19"/>= Documentation</text:p>
          </table:table-cell>
          <table:table-cell table:number-columns-repeated="1023"/>
        </table:table-row>
        <table:table-row table:style-name="ro1">
          <table:table-cell table:formula="of:=[$'Admin ALL'.A59] &amp; [$'Admin ALL'.D59]" office:value-type="string" office:string-value="dialog_title_coloredit               = Edit Color" calcext:value-type="string">
            <text:p>dialog_title_coloredit <text:s text:c="14"/>= Edit Color</text:p>
          </table:table-cell>
          <table:table-cell table:number-columns-repeated="1023"/>
        </table:table-row>
        <table:table-row table:style-name="ro1">
          <table:table-cell table:formula="of:=[$'Admin ALL'.A60] &amp; [$'Admin ALL'.D60]" office:value-type="string" office:string-value="yes                                  = Yes" calcext:value-type="string">
            <text:p>yes <text:s text:c="33"/>= Yes</text:p>
          </table:table-cell>
          <table:table-cell table:number-columns-repeated="1023"/>
        </table:table-row>
        <table:table-row table:style-name="ro1">
          <table:table-cell table:formula="of:=[$'Admin ALL'.A61] &amp; [$'Admin ALL'.D61]" office:value-type="string" office:string-value="no                                   = No" calcext:value-type="string">
            <text:p>no <text:s text:c="34"/>= No</text:p>
          </table:table-cell>
          <table:table-cell table:number-columns-repeated="1023"/>
        </table:table-row>
        <table:table-row table:style-name="ro1">
          <table:table-cell table:formula="of:=[$'Admin ALL'.A62] &amp; [$'Admin ALL'.D62]" office:value-type="string" office:string-value="pixels                               = pixels" calcext:value-type="string">
            <text:p>pixels <text:s text:c="30"/>= pixels</text:p>
          </table:table-cell>
          <table:table-cell table:number-columns-repeated="1023"/>
        </table:table-row>
        <table:table-row table:style-name="ro1">
          <table:table-cell table:formula="of:=[$'Admin ALL'.A63] &amp; [$'Admin ALL'.D63]" office:value-type="string" office:string-value="logout_button                        = Logout" calcext:value-type="string">
            <text:p>logout_button <text:s text:c="23"/>= Logout</text:p>
          </table:table-cell>
          <table:table-cell table:number-columns-repeated="1023"/>
        </table:table-row>
        <table:table-row table:style-name="ro1">
          <table:table-cell table:formula="of:=[$'Admin ALL'.A64] &amp; [$'Admin ALL'.D64]" office:value-type="string" office:string-value="website_button                       = Website" calcext:value-type="string">
            <text:p>website_button <text:s text:c="22"/>= Website</text:p>
          </table:table-cell>
          <table:table-cell table:number-columns-repeated="1023"/>
        </table:table-row>
        <table:table-row table:style-name="ro1">
          <table:table-cell table:formula="of:=[$'Admin ALL'.A65] &amp; [$'Admin ALL'.D65]" office:value-type="string" office:string-value="help_website_button                  = Click here to preview your website with the latest changes." calcext:value-type="string">
            <text:p>help_website_button <text:s text:c="17"/>= Click here to preview your website with the latest changes.</text:p>
          </table:table-cell>
          <table:table-cell table:number-columns-repeated="1023"/>
        </table:table-row>
        <table:table-row table:style-name="ro1">
          <table:table-cell table:formula="of:=[$'Admin ALL'.A66] &amp; [$'Admin ALL'.D66]" office:value-type="string" office:string-value="target                               = Target:" calcext:value-type="string">
            <text:p>target <text:s text:c="30"/>= Target:</text:p>
          </table:table-cell>
          <table:table-cell table:number-columns-repeated="1023"/>
        </table:table-row>
        <table:table-row table:style-name="ro1">
          <table:table-cell table:formula="of:=[$'Admin ALL'.A67] &amp; [$'Admin ALL'.D67]" office:value-type="string" office:string-value="self                                 = self" calcext:value-type="string">
            <text:p>self <text:s text:c="32"/>= self</text:p>
          </table:table-cell>
          <table:table-cell table:number-columns-repeated="1023"/>
        </table:table-row>
        <table:table-row table:style-name="ro1">
          <table:table-cell table:formula="of:=[$'Admin ALL'.A68] &amp; [$'Admin ALL'.D68]" office:value-type="string" office:string-value="blank                                = blank" calcext:value-type="string">
            <text:p>blank <text:s text:c="31"/>= blank</text:p>
          </table:table-cell>
          <table:table-cell table:number-columns-repeated="1023"/>
        </table:table-row>
        <table:table-row table:style-name="ro1">
          <table:table-cell table:formula="of:=[$'Admin ALL'.A69] &amp; [$'Admin ALL'.D69]" office:value-type="string" office:string-value="password                             = Password" calcext:value-type="string">
            <text:p>password <text:s text:c="28"/>= Password</text:p>
          </table:table-cell>
          <table:table-cell table:number-columns-repeated="1023"/>
        </table:table-row>
        <table:table-row table:style-name="ro1">
          <table:table-cell table:formula="of:=[$'Admin ALL'.A70] &amp; [$'Admin ALL'.D70]" office:value-type="string" office:string-value="username                             = User name" calcext:value-type="string">
            <text:p>username <text:s text:c="28"/>= User name</text:p>
          </table:table-cell>
          <table:table-cell table:number-columns-repeated="1023"/>
        </table:table-row>
        <table:table-row table:style-name="ro1">
          <table:table-cell table:formula="of:=[$'Admin ALL'.A71] &amp; [$'Admin ALL'.D71]" office:value-type="string" office:string-value="incorrect_login                      = You didn't login correctly. Please try again." calcext:value-type="string">
            <text:p>incorrect_login <text:s text:c="21"/>= You didn't login correctly. Please try again.</text:p>
          </table:table-cell>
          <table:table-cell table:number-columns-repeated="1023"/>
        </table:table-row>
        <table:table-row table:style-name="ro1">
          <table:table-cell table:formula="of:=[$'Admin ALL'.A72] &amp; [$'Admin ALL'.D72]" office:value-type="string" office:string-value="install_login                        = You have to run the Installer first.&lt;br /&gt;See the introduction for further informations." calcext:value-type="string">
            <text:p>install_login <text:s text:c="23"/>= You have to run the Installer first.&lt;br /&gt;See the introduction for further informations.</text:p>
          </table:table-cell>
          <table:table-cell table:number-columns-repeated="1023"/>
        </table:table-row>
        <table:table-row table:style-name="ro1">
          <table:table-cell table:formula="of:=[$'Admin ALL'.A73] &amp; [$'Admin ALL'.D73]" office:value-type="string" office:string-value="images                               = images" calcext:value-type="string">
            <text:p>images <text:s text:c="30"/>= images</text:p>
          </table:table-cell>
          <table:table-cell table:number-columns-repeated="1023"/>
        </table:table-row>
        <table:table-row table:style-name="ro1">
          <table:table-cell table:formula="of:=[$'Admin ALL'.A74] &amp; [$'Admin ALL'.D74]" office:value-type="string" office:string-value="function_exists_error                = This function doesn't exist!" calcext:value-type="string">
            <text:p>function_exists_error <text:s text:c="15"/>= This function doesn't exist!</text:p>
          </table:table-cell>
          <table:table-cell table:number-columns-repeated="1023"/>
        </table:table-row>
        <table:table-row table:style-name="ro1">
          <table:table-cell table:formula="of:=[$'Admin ALL'.A75] &amp; [$'Admin ALL'.D75]" office:value-type="string" office:string-value="button_cancel                        = Cancel" calcext:value-type="string">
            <text:p>button_cancel <text:s text:c="23"/>= Cancel</text:p>
          </table:table-cell>
          <table:table-cell table:number-columns-repeated="1023"/>
        </table:table-row>
        <table:table-row table:style-name="ro1">
          <table:table-cell table:formula="of:=[$'Admin ALL'.A76] &amp; [$'Admin ALL'.D76]" office:value-type="string" office:string-value="button_save                          = Save" calcext:value-type="string">
            <text:p>button_save <text:s text:c="25"/>= Save</text:p>
          </table:table-cell>
          <table:table-cell table:number-columns-repeated="1023"/>
        </table:table-row>
        <table:table-row table:style-name="ro1">
          <table:table-cell table:formula="of:=[$'Admin ALL'.A77] &amp; [$'Admin ALL'.D77]" office:value-type="string" office:string-value="button_preview                       = " calcext:value-type="string">
            <text:p>button_preview <text:s text:c="22"/>= </text:p>
          </table:table-cell>
          <table:table-cell table:number-columns-repeated="1023"/>
        </table:table-row>
        <table:table-row table:style-name="ro1">
          <table:table-cell table:formula="of:=[$'Admin ALL'.A78] &amp; [$'Admin ALL'.D78]" office:value-type="string" office:string-value="files_button                         = Files" calcext:value-type="string">
            <text:p>files_button <text:s text:c="24"/>= Files</text:p>
          </table:table-cell>
          <table:table-cell table:number-columns-repeated="1023"/>
        </table:table-row>
        <table:table-row table:style-name="ro1">
          <table:table-cell table:formula="of:=[$'Admin ALL'.A79] &amp; [$'Admin ALL'.D79]" office:value-type="string" office:string-value="get_memory                           = memory used" calcext:value-type="string">
            <text:p>get_memory <text:s text:c="26"/>= memory used</text:p>
          </table:table-cell>
          <table:table-cell table:number-columns-repeated="1023"/>
        </table:table-row>
        <table:table-row table:style-name="ro1">
          <table:table-cell table:formula="of:=[$'Admin ALL'.A80] &amp; [$'Admin ALL'.D80]" office:value-type="string" office:string-value="get_execut_time                      = Site created in {PARAM1} Sec." calcext:value-type="string">
            <text:p>get_execut_time <text:s text:c="21"/>= Site created in {PARAM1} Sec.</text:p>
          </table:table-cell>
          <table:table-cell table:number-columns-repeated="1023"/>
        </table:table-row>
        <table:table-row table:style-name="ro1">
          <table:table-cell table:formula="of:=[$'Admin ALL'.A81] &amp; [$'Admin ALL'.D81]">
            <text:p/>
          </table:table-cell>
          <table:table-cell table:number-columns-repeated="1023"/>
        </table:table-row>
        <table:table-row table:style-name="ro1">
          <table:table-cell table:formula="of:=[$'Admin ALL'.A82] &amp; [$'Admin ALL'.D82]" office:value-type="string" office:string-value="properties_error_save                = Error while saving properties. Check file attributes." calcext:value-type="string">
            <text:p>properties_error_save <text:s text:c="15"/>= Error while saving properties. Check file attributes.</text:p>
          </table:table-cell>
          <table:table-cell table:number-columns-repeated="1023"/>
        </table:table-row>
        <table:table-row table:style-name="ro1">
          <table:table-cell table:formula="of:=[$'Admin ALL'.A83] &amp; [$'Admin ALL'.D83]" office:value-type="string" office:string-value="properties                           = Error message from Properties.php:" calcext:value-type="string">
            <text:p>properties <text:s text:c="26"/>= Error message from Properties.php:</text:p>
          </table:table-cell>
          <table:table-cell table:number-columns-repeated="1023"/>
        </table:table-row>
        <table:table-row table:style-name="ro1">
          <table:table-cell table:formula="of:=[$'Admin ALL'.A84] &amp; [$'Admin ALL'.D84]">
            <text:p/>
          </table:table-cell>
          <table:table-cell table:number-columns-repeated="1023"/>
        </table:table-row>
        <table:table-row table:style-name="ro1">
          <table:table-cell table:formula="of:=[$'Admin ALL'.A85] &amp; [$'Admin ALL'.D85]" office:value-type="string" office:string-value="editor_content_error_open            = Error while reading content. Check file attributes." calcext:value-type="string">
            <text:p>editor_content_error_open <text:s text:c="11"/>= Error while reading content. Check file attributes.</text:p>
          </table:table-cell>
          <table:table-cell table:number-columns-repeated="1023"/>
        </table:table-row>
        <table:table-row table:style-name="ro1">
          <table:table-cell table:formula="of:=[$'Admin ALL'.A86] &amp; [$'Admin ALL'.D86]" office:value-type="string" office:string-value="editor_content_error_save            = Error while saving content. Check file attributes." calcext:value-type="string">
            <text:p>editor_content_error_save <text:s text:c="11"/>= Error while saving content. Check file attributes.</text:p>
          </table:table-cell>
          <table:table-cell table:number-columns-repeated="1023"/>
        </table:table-row>
        <table:table-row table:style-name="ro1">
          <table:table-cell table:formula="of:=[$'Admin ALL'.A87] &amp; [$'Admin ALL'.D87]" office:value-type="string" office:string-value="toolbar_usersyntax                   = User-defined syntax elements:" calcext:value-type="string">
            <text:p>toolbar_usersyntax <text:s text:c="18"/>= User-defined syntax elements:</text:p>
          </table:table-cell>
          <table:table-cell table:number-columns-repeated="1023"/>
        </table:table-row>
        <table:table-row table:style-name="ro1">
          <table:table-cell table:formula="of:=[$'Admin ALL'.A88] &amp; [$'Admin ALL'.D88]" office:value-type="string" office:string-value="toolbar_contents                     = Contents:" calcext:value-type="string">
            <text:p>toolbar_contents <text:s text:c="20"/>= Contents:</text:p>
          </table:table-cell>
          <table:table-cell table:number-columns-repeated="1023"/>
        </table:table-row>
        <table:table-row table:style-name="ro1">
          <table:table-cell table:formula="of:=[$'Admin ALL'.A89] &amp; [$'Admin ALL'.D89]" office:value-type="string" office:string-value="toolbar_plugins                      = Plugins:" calcext:value-type="string">
            <text:p>toolbar_plugins <text:s text:c="21"/>= Plugins:</text:p>
          </table:table-cell>
          <table:table-cell table:number-columns-repeated="1023"/>
        </table:table-row>
        <table:table-row table:style-name="ro1">
          <table:table-cell table:formula="of:=[$'Admin ALL'.A90] &amp; [$'Admin ALL'.D90]" office:value-type="string" office:string-value="toolbar_platzhalter                  = CMS variables:" calcext:value-type="string">
            <text:p>toolbar_platzhalter <text:s text:c="17"/>= CMS variables:</text:p>
          </table:table-cell>
          <table:table-cell table:number-columns-repeated="1023"/>
        </table:table-row>
        <table:table-row table:style-name="ro1">
          <table:table-cell table:formula="of:=[$'Admin ALL'.A91] &amp; [$'Admin ALL'.D91]" office:value-type="string" office:string-value="toolbar_template                     = Template CSS and Images" calcext:value-type="string">
            <text:p>toolbar_template <text:s text:c="20"/>= Template CSS and Images</text:p>
          </table:table-cell>
          <table:table-cell table:number-columns-repeated="1023"/>
        </table:table-row>
        <table:table-row table:style-name="ro1">
          <table:table-cell table:formula="of:=[$'Admin ALL'.A92] &amp; [$'Admin ALL'.D92]" office:value-type="string" office:string-value="toolbar_template_css                 = CSS" calcext:value-type="string">
            <text:p>toolbar_template_css <text:s text:c="16"/>= CSS</text:p>
          </table:table-cell>
          <table:table-cell table:number-columns-repeated="1023"/>
        </table:table-row>
        <table:table-row table:style-name="ro1">
          <table:table-cell table:formula="of:=[$'Admin ALL'.A93] &amp; [$'Admin ALL'.D93]" office:value-type="string" office:string-value="toolbar_template_image               = Images" calcext:value-type="string">
            <text:p>toolbar_template_image <text:s text:c="14"/>= Images</text:p>
          </table:table-cell>
          <table:table-cell table:number-columns-repeated="1023"/>
        </table:table-row>
        <table:table-row table:style-name="ro1">
          <table:table-cell table:formula="of:=[$'Admin ALL'.A94] &amp; [$'Admin ALL'.D94]" office:value-type="string" office:string-value="toolbar_platzhalter_CATEGORY         = Current category: Directory name" calcext:value-type="string">
            <text:p>toolbar_platzhalter_CATEGORY <text:s text:c="8"/>= Current category: Directory name</text:p>
          </table:table-cell>
          <table:table-cell table:number-columns-repeated="1023"/>
        </table:table-row>
        <table:table-row table:style-name="ro1">
          <table:table-cell table:formula="of:=[$'Admin ALL'.A95] &amp; [$'Admin ALL'.D95]" office:value-type="string" office:string-value="toolbar_platzhalter_CATEGORY_NAME    = Current category: Name" calcext:value-type="string">
            <text:p>toolbar_platzhalter_CATEGORY_NAME <text:s text:c="3"/>= Current category: Name</text:p>
          </table:table-cell>
          <table:table-cell table:number-columns-repeated="1023"/>
        </table:table-row>
        <table:table-row table:style-name="ro1">
          <table:table-cell table:formula="of:=[$'Admin ALL'.A96] &amp; [$'Admin ALL'.D96]" office:value-type="string" office:string-value="toolbar_platzhalter_PAGE             = Current content page: File name without extension" calcext:value-type="string">
            <text:p>toolbar_platzhalter_PAGE <text:s text:c="12"/>= Current content page: File name without extension</text:p>
          </table:table-cell>
          <table:table-cell table:number-columns-repeated="1023"/>
        </table:table-row>
        <table:table-row table:style-name="ro1">
          <table:table-cell table:formula="of:=[$'Admin ALL'.A97] &amp; [$'Admin ALL'.D97]" office:value-type="string" office:string-value="toolbar_platzhalter_PAGE_NAME        = Current content page: Name" calcext:value-type="string">
            <text:p>toolbar_platzhalter_PAGE_NAME <text:s text:c="7"/>= Current content page: Name</text:p>
          </table:table-cell>
          <table:table-cell table:number-columns-repeated="1023"/>
        </table:table-row>
        <table:table-row table:style-name="ro1">
          <table:table-cell table:formula="of:=[$'Admin ALL'.A98] &amp; [$'Admin ALL'.D98]" office:value-type="string" office:string-value="toolbar_platzhalter_PAGE_FILE        = Current content page: File name" calcext:value-type="string">
            <text:p>toolbar_platzhalter_PAGE_FILE <text:s text:c="7"/>= Current content page: File name</text:p>
          </table:table-cell>
          <table:table-cell table:number-columns-repeated="1023"/>
        </table:table-row>
        <table:table-row table:style-name="ro1">
          <table:table-cell table:formula="of:=[$'Admin ALL'.A99] &amp; [$'Admin ALL'.D99]" office:value-type="string" office:string-value="toolbar_platzhalter_SEARCH           = Search form" calcext:value-type="string">
            <text:p>toolbar_platzhalter_SEARCH <text:s text:c="10"/>= Search form</text:p>
          </table:table-cell>
          <table:table-cell table:number-columns-repeated="1023"/>
        </table:table-row>
        <table:table-row table:style-name="ro1">
          <table:table-cell table:formula="of:=[$'Admin ALL'.A100] &amp; [$'Admin ALL'.D100]" office:value-type="string" office:string-value="toolbar_platzhalter_SITEMAPLINK      = Sitemap link" calcext:value-type="string">
            <text:p>toolbar_platzhalter_SITEMAPLINK <text:s text:c="5"/>= Sitemap link</text:p>
          </table:table-cell>
          <table:table-cell table:number-columns-repeated="1023"/>
        </table:table-row>
        <table:table-row table:style-name="ro1">
          <table:table-cell table:formula="of:=[$'Admin ALL'.A101] &amp; [$'Admin ALL'.D101]" office:value-type="string" office:string-value="toolbar_platzhalter_CMSINFO          = CMS information" calcext:value-type="string">
            <text:p>toolbar_platzhalter_CMSINFO <text:s text:c="9"/>= CMS information</text:p>
          </table:table-cell>
          <table:table-cell table:number-columns-repeated="1023"/>
        </table:table-row>
        <table:table-row table:style-name="ro1">
          <table:table-cell table:formula="of:=[$'Admin ALL'.A102] &amp; [$'Admin ALL'.D102]" office:value-type="string" office:string-value="toolbar_platzhalter_TABLEOFCONTENTS  = Current content page's table of contents" calcext:value-type="string">
            <text:p>toolbar_platzhalter_TABLEOFCONTENTS <text:s/>= Current content page's table of contents</text:p>
          </table:table-cell>
          <table:table-cell table:number-columns-repeated="1023"/>
        </table:table-row>
        <table:table-row table:style-name="ro1">
          <table:table-cell table:formula="of:=[$'Admin ALL'.A103] &amp; [$'Admin ALL'.D103]" office:value-type="string" office:string-value="toolbar_platzhalter_BASE_URL         = URL-encoded Base-URL without Domain, category and contentpage" calcext:value-type="string">
            <text:p>toolbar_platzhalter_BASE_URL <text:s text:c="8"/>= URL-encoded Base-URL without Domain, category and contentpage</text:p>
          </table:table-cell>
          <table:table-cell table:number-columns-repeated="1023"/>
        </table:table-row>
        <table:table-row table:style-name="ro1">
          <table:table-cell table:formula="of:=[$'Admin ALL'.A104] &amp; [$'Admin ALL'.D104]" office:value-type="string" office:string-value="toolbar_platzhalter_CATEGORY_URL     = Current category: URL-encoded" calcext:value-type="string">
            <text:p>toolbar_platzhalter_CATEGORY_URL <text:s text:c="4"/>= Current category: URL-encoded</text:p>
          </table:table-cell>
          <table:table-cell table:number-columns-repeated="1023"/>
        </table:table-row>
        <table:table-row table:style-name="ro1">
          <table:table-cell table:formula="of:=[$'Admin ALL'.A105] &amp; [$'Admin ALL'.D105]" office:value-type="string" office:string-value="toolbar_platzhalter_PAGE_URL         = Current Contentpage: URL-encoded" calcext:value-type="string">
            <text:p>toolbar_platzhalter_PAGE_URL <text:s text:c="8"/>= Current Contentpage: URL-encoded</text:p>
          </table:table-cell>
          <table:table-cell table:number-columns-repeated="1023"/>
        </table:table-row>
        <table:table-row table:style-name="ro1">
          <table:table-cell table:formula="of:=[$'Admin ALL'.A106] &amp; [$'Admin ALL'.D106]" office:value-type="string" office:string-value="toolbar_platzhalter_CHARSET          = " calcext:value-type="string">
            <text:p>toolbar_platzhalter_CHARSET <text:s text:c="9"/>= </text:p>
          </table:table-cell>
          <table:table-cell table:number-columns-repeated="1023"/>
        </table:table-row>
        <table:table-row table:style-name="ro1">
          <table:table-cell table:formula="of:=[$'Admin ALL'.A107] &amp; [$'Admin ALL'.D107]" office:value-type="string" office:string-value="toolbar_platzhalter_LAYOUT_DIR       = " calcext:value-type="string">
            <text:p>toolbar_platzhalter_LAYOUT_DIR <text:s text:c="6"/>= </text:p>
          </table:table-cell>
          <table:table-cell table:number-columns-repeated="1023"/>
        </table:table-row>
        <table:table-row table:style-name="ro1">
          <table:table-cell table:formula="of:=[$'Admin ALL'.A108] &amp; [$'Admin ALL'.D108]" office:value-type="string" office:string-value="toolbar_platzhalter_WEBSITE_TITLE    = " calcext:value-type="string">
            <text:p>toolbar_platzhalter_WEBSITE_TITLE <text:s text:c="3"/>= </text:p>
          </table:table-cell>
          <table:table-cell table:number-columns-repeated="1023"/>
        </table:table-row>
        <table:table-row table:style-name="ro1">
          <table:table-cell table:formula="of:=[$'Admin ALL'.A109] &amp; [$'Admin ALL'.D109]" office:value-type="string" office:string-value="toolbar_platzhalter_WEBSITE_KEYWORDS = " calcext:value-type="string">
            <text:p>toolbar_platzhalter_WEBSITE_KEYWORDS = </text:p>
          </table:table-cell>
          <table:table-cell table:number-columns-repeated="1023"/>
        </table:table-row>
        <table:table-row table:style-name="ro1">
          <table:table-cell table:formula="of:=[$'Admin ALL'.A110] &amp; [$'Admin ALL'.D110]" office:value-type="string" office:string-value="toolbar_platzhalter_WEBSITE_DESCRIPTION = " calcext:value-type="string">
            <text:p>toolbar_platzhalter_WEBSITE_DESCRIPTION = </text:p>
          </table:table-cell>
          <table:table-cell table:number-columns-repeated="1023"/>
        </table:table-row>
        <table:table-row table:style-name="ro1">
          <table:table-cell table:formula="of:=[$'Admin ALL'.A111] &amp; [$'Admin ALL'.D111]" office:value-type="string" office:string-value="toolbar_platzhalter_WEBSITE_NAME     = " calcext:value-type="string">
            <text:p>toolbar_platzhalter_WEBSITE_NAME <text:s text:c="4"/>= </text:p>
          </table:table-cell>
          <table:table-cell table:number-columns-repeated="1023"/>
        </table:table-row>
        <table:table-row table:style-name="ro1">
          <table:table-cell table:formula="of:=[$'Admin ALL'.A112] &amp; [$'Admin ALL'.D112]" office:value-type="string" office:string-value="toolbar_platzhalter_MAINMENU         = " calcext:value-type="string">
            <text:p>toolbar_platzhalter_MAINMENU <text:s text:c="8"/>= </text:p>
          </table:table-cell>
          <table:table-cell table:number-columns-repeated="1023"/>
        </table:table-row>
        <table:table-row table:style-name="ro1">
          <table:table-cell table:formula="of:=[$'Admin ALL'.A113] &amp; [$'Admin ALL'.D113]" office:value-type="string" office:string-value="toolbar_platzhalter_DETAILMENU       = " calcext:value-type="string">
            <text:p>toolbar_platzhalter_DETAILMENU <text:s text:c="6"/>= </text:p>
          </table:table-cell>
          <table:table-cell table:number-columns-repeated="1023"/>
        </table:table-row>
        <table:table-row table:style-name="ro1">
          <table:table-cell table:formula="of:=[$'Admin ALL'.A114] &amp; [$'Admin ALL'.D114]" office:value-type="string" office:string-value="toolbar_platzhalter_MEMORYUSAGE      = " calcext:value-type="string">
            <text:p>toolbar_platzhalter_MEMORYUSAGE <text:s text:c="5"/>= </text:p>
          </table:table-cell>
          <table:table-cell table:number-columns-repeated="1023"/>
        </table:table-row>
        <table:table-row table:style-name="ro1">
          <table:table-cell table:formula="of:=[$'Admin ALL'.A115] &amp; [$'Admin ALL'.D115]" office:value-type="string" office:string-value="toolbar_platzhalter_EXECUTETIME      = " calcext:value-type="string">
            <text:p>toolbar_platzhalter_EXECUTETIME <text:s text:c="5"/>= </text:p>
          </table:table-cell>
          <table:table-cell table:number-columns-repeated="1023"/>
        </table:table-row>
        <table:table-row table:style-name="ro1">
          <table:table-cell table:formula="of:=[$'Admin ALL'.A116] &amp; [$'Admin ALL'.D116]" office:value-type="string" office:string-value="toolbar_platzhalter_VALUE            = " calcext:value-type="string">
            <text:p>toolbar_platzhalter_VALUE <text:s text:c="11"/>= </text:p>
          </table:table-cell>
          <table:table-cell table:number-columns-repeated="1023"/>
        </table:table-row>
        <table:table-row table:style-name="ro1">
          <table:table-cell table:formula="of:=[$'Admin ALL'.A117] &amp; [$'Admin ALL'.D117]" office:value-type="string" office:string-value="toolbar_platzhalter_DESCRIPTION      = " calcext:value-type="string">
            <text:p>toolbar_platzhalter_DESCRIPTION <text:s text:c="5"/>= </text:p>
          </table:table-cell>
          <table:table-cell table:number-columns-repeated="1023"/>
        </table:table-row>
        <table:table-row table:style-name="ro1">
          <table:table-cell table:formula="of:=[$'Admin ALL'.A118] &amp; [$'Admin ALL'.D118]" office:value-type="string" office:string-value="toolbar_editor_linenumber            = " calcext:value-type="string">
            <text:p>toolbar_editor_linenumber <text:s text:c="11"/>= </text:p>
          </table:table-cell>
          <table:table-cell table:number-columns-repeated="1023"/>
        </table:table-row>
        <table:table-row table:style-name="ro1">
          <table:table-cell table:formula="of:=[$'Admin ALL'.A119] &amp; [$'Admin ALL'.D119]" office:value-type="string" office:string-value="toolbar_editor_controlcharacter      = " calcext:value-type="string">
            <text:p>toolbar_editor_controlcharacter <text:s text:c="5"/>= </text:p>
          </table:table-cell>
          <table:table-cell table:number-columns-repeated="1023"/>
        </table:table-row>
        <table:table-row table:style-name="ro1">
          <table:table-cell table:formula="of:=[$'Admin ALL'.A120] &amp; [$'Admin ALL'.D120]" office:value-type="string" office:string-value="toolbar_editor_highlighter           = " calcext:value-type="string">
            <text:p>toolbar_editor_highlighter <text:s text:c="10"/>= </text:p>
          </table:table-cell>
          <table:table-cell table:number-columns-repeated="1023"/>
        </table:table-row>
        <table:table-row table:style-name="ro1">
          <table:table-cell table:formula="of:=[$'Admin ALL'.A121] &amp; [$'Admin ALL'.D121]" office:value-type="string" office:string-value="toolbar_editor_fontsize              = " calcext:value-type="string">
            <text:p>toolbar_editor_fontsize <text:s text:c="13"/>= </text:p>
          </table:table-cell>
          <table:table-cell table:number-columns-repeated="1023"/>
        </table:table-row>
        <table:table-row table:style-name="ro1">
          <table:table-cell table:formula="of:=[$'Admin ALL'.A122] &amp; [$'Admin ALL'.D122]" office:value-type="string" office:string-value="toolbar_editor_undo                  = " calcext:value-type="string">
            <text:p>toolbar_editor_undo <text:s text:c="17"/>= </text:p>
          </table:table-cell>
          <table:table-cell table:number-columns-repeated="1023"/>
        </table:table-row>
        <table:table-row table:style-name="ro1">
          <table:table-cell table:formula="of:=[$'Admin ALL'.A123] &amp; [$'Admin ALL'.D123]" office:value-type="string" office:string-value="toolbar_editor_redo                  = " calcext:value-type="string">
            <text:p>toolbar_editor_redo <text:s text:c="17"/>= </text:p>
          </table:table-cell>
          <table:table-cell table:number-columns-repeated="1023"/>
        </table:table-row>
        <table:table-row table:style-name="ro1">
          <table:table-cell table:formula="of:=[$'Admin ALL'.A124] &amp; [$'Admin ALL'.D124]" office:value-type="string" office:string-value="toolbar_editor_togglefold            = " calcext:value-type="string">
            <text:p>toolbar_editor_togglefold <text:s text:c="11"/>= </text:p>
          </table:table-cell>
          <table:table-cell table:number-columns-repeated="1023"/>
        </table:table-row>
        <table:table-row table:style-name="ro1">
          <table:table-cell table:formula="of:=[$'Admin ALL'.A125] &amp; [$'Admin ALL'.D125]" office:value-type="string" office:string-value="toolbar_editor_search                = " calcext:value-type="string">
            <text:p>toolbar_editor_search <text:s text:c="15"/>= </text:p>
          </table:table-cell>
          <table:table-cell table:number-columns-repeated="1023"/>
        </table:table-row>
        <table:table-row table:style-name="ro1">
          <table:table-cell table:formula="of:=[$'Admin ALL'.A126] &amp; [$'Admin ALL'.D126]" office:value-type="string" office:string-value="toolbar_editor_searchall             = " calcext:value-type="string">
            <text:p>toolbar_editor_searchall <text:s text:c="12"/>= </text:p>
          </table:table-cell>
          <table:table-cell table:number-columns-repeated="1023"/>
        </table:table-row>
        <table:table-row table:style-name="ro1">
          <table:table-cell table:formula="of:=[$'Admin ALL'.A127] &amp; [$'Admin ALL'.D127]" office:value-type="string" office:string-value="toolbar_editor_replace               = " calcext:value-type="string">
            <text:p>toolbar_editor_replace <text:s text:c="14"/>= </text:p>
          </table:table-cell>
          <table:table-cell table:number-columns-repeated="1023"/>
        </table:table-row>
        <table:table-row table:style-name="ro1">
          <table:table-cell table:formula="of:=[$'Admin ALL'.A128] &amp; [$'Admin ALL'.D128]" office:value-type="string" office:string-value="toolbar_editor_textall               = " calcext:value-type="string">
            <text:p>toolbar_editor_textall <text:s text:c="14"/>= </text:p>
          </table:table-cell>
          <table:table-cell table:number-columns-repeated="1023"/>
        </table:table-row>
        <table:table-row table:style-name="ro1">
          <table:table-cell table:formula="of:=[$'Admin ALL'.A129] &amp; [$'Admin ALL'.D129]">
            <text:p/>
          </table:table-cell>
          <table:table-cell table:number-columns-repeated="1023"/>
        </table:table-row>
        <table:table-row table:style-name="ro1">
          <table:table-cell table:formula="of:=[$'Admin ALL'.A130] &amp; [$'Admin ALL'.D130]" office:value-type="string" office:string-value="filter_button_all_hide               = " calcext:value-type="string">
            <text:p>filter_button_all_hide <text:s text:c="14"/>= </text:p>
          </table:table-cell>
          <table:table-cell table:number-columns-repeated="1023"/>
        </table:table-row>
        <table:table-row table:style-name="ro1">
          <table:table-cell table:formula="of:=[$'Admin ALL'.A131] &amp; [$'Admin ALL'.D131]" office:value-type="string" office:string-value="filter_button_all_show               = " calcext:value-type="string">
            <text:p>filter_button_all_show <text:s text:c="14"/>= </text:p>
          </table:table-cell>
          <table:table-cell table:number-columns-repeated="1023"/>
        </table:table-row>
        <table:table-row table:style-name="ro1">
          <table:table-cell table:formula="of:=[$'Admin ALL'.A132] &amp; [$'Admin ALL'.D132]" office:value-type="string" office:string-value="filter_text                          = " calcext:value-type="string">
            <text:p>filter_text <text:s text:c="25"/>= </text:p>
          </table:table-cell>
          <table:table-cell table:number-columns-repeated="1023"/>
        </table:table-row>
        <table:table-row table:style-name="ro1">
          <table:table-cell table:formula="of:=[$'Admin ALL'.A133] &amp; [$'Admin ALL'.D133]" office:value-type="string" office:string-value="filter_text_gallery                  = " calcext:value-type="string">
            <text:p>filter_text_gallery <text:s text:c="17"/>= </text:p>
          </table:table-cell>
          <table:table-cell table:number-columns-repeated="1023"/>
        </table:table-row>
        <table:table-row table:style-name="ro1">
          <table:table-cell table:formula="of:=[$'Admin ALL'.A134] &amp; [$'Admin ALL'.D134]" office:value-type="string" office:string-value="filter_text_plugins                  = " calcext:value-type="string">
            <text:p>filter_text_plugins <text:s text:c="17"/>= </text:p>
          </table:table-cell>
          <table:table-cell table:number-columns-repeated="1023"/>
        </table:table-row>
        <table:table-row table:style-name="ro1">
          <table:table-cell table:formula="of:=[$'Admin ALL'.A135] &amp; [$'Admin ALL'.D135]" office:value-type="string" office:string-value="filter_text_files                    = " calcext:value-type="string">
            <text:p>filter_text_files <text:s text:c="19"/>= </text:p>
          </table:table-cell>
          <table:table-cell table:number-columns-repeated="1023"/>
        </table:table-row>
        <table:table-row table:style-name="ro1">
          <table:table-cell table:formula="of:=[$'Admin ALL'.A136] &amp; [$'Admin ALL'.D136]" office:value-type="string" office:string-value="filter_text_catpage                  = " calcext:value-type="string">
            <text:p>filter_text_catpage <text:s text:c="17"/>= </text:p>
          </table:table-cell>
          <table:table-cell table:number-columns-repeated="1023"/>
        </table:table-row>
        <table:table-row table:style-name="ro1">
          <table:table-cell table:formula="of:=[$'Admin ALL'.A137] &amp; [$'Admin ALL'.D137]">
            <text:p/>
          </table:table-cell>
          <table:table-cell table:number-columns-repeated="1023"/>
        </table:table-row>
        <table:table-row table:style-name="ro1">
          <table:table-cell table:formula="of:=[$'Admin ALL'.A138] &amp; [$'Admin ALL'.D138]" office:value-type="string" office:string-value="home_button                          = Home" calcext:value-type="string">
            <text:p>home_button <text:s text:c="25"/>= Home</text:p>
          </table:table-cell>
          <table:table-cell table:number-columns-repeated="1023"/>
        </table:table-row>
        <table:table-row table:style-name="ro1">
          <table:table-cell table:formula="of:=[$'Admin ALL'.A139] &amp; [$'Admin ALL'.D139]" office:value-type="string" office:string-value="home_multiuser                       = " calcext:value-type="string">
            <text:p>home_multiuser <text:s text:c="22"/>= </text:p>
          </table:table-cell>
          <table:table-cell table:number-columns-repeated="1023"/>
        </table:table-row>
        <table:table-row table:style-name="ro1">
          <table:table-cell table:formula="of:=[$'Admin ALL'.A140] &amp; [$'Admin ALL'.D140]" office:value-type="string" office:string-value="home_multiuser_text                  = " calcext:value-type="string">
            <text:p>home_multiuser_text <text:s text:c="17"/>= </text:p>
          </table:table-cell>
          <table:table-cell table:number-columns-repeated="1023"/>
        </table:table-row>
        <table:table-row table:style-name="ro1">
          <table:table-cell table:formula="of:=[$'Admin ALL'.A141] &amp; [$'Admin ALL'.D141]" office:value-type="string" office:string-value="home_multiuser_button                = " calcext:value-type="string">
            <text:p>home_multiuser_button <text:s text:c="15"/>= </text:p>
          </table:table-cell>
          <table:table-cell table:number-columns-repeated="1023"/>
        </table:table-row>
        <table:table-row table:style-name="ro1">
          <table:table-cell table:formula="of:=[$'Admin ALL'.A142] &amp; [$'Admin ALL'.D142]" office:value-type="string" office:string-value="home_multiuser_mode_text             = " calcext:value-type="string">
            <text:p>home_multiuser_mode_text <text:s text:c="12"/>= </text:p>
          </table:table-cell>
          <table:table-cell table:number-columns-repeated="1023"/>
        </table:table-row>
        <table:table-row table:style-name="ro1">
          <table:table-cell table:formula="of:=[$'Admin ALL'.A143] &amp; [$'Admin ALL'.D143]" office:value-type="string" office:string-value="home_text                            = System information" calcext:value-type="string">
            <text:p>home_text <text:s text:c="27"/>= System information</text:p>
          </table:table-cell>
          <table:table-cell table:number-columns-repeated="1023"/>
        </table:table-row>
        <table:table-row table:style-name="ro1">
          <table:table-cell table:formula="of:=[$'Admin ALL'.A144] &amp; [$'Admin ALL'.D144]" office:value-type="string" office:string-value="home_cmssize_text                    = Total size of CMS on server" calcext:value-type="string">
            <text:p>home_cmssize_text <text:s text:c="19"/>= Total size of CMS on server</text:p>
          </table:table-cell>
          <table:table-cell table:number-columns-repeated="1023"/>
        </table:table-row>
        <table:table-row table:style-name="ro1">
          <table:table-cell table:formula="of:=[$'Admin ALL'.A145] &amp; [$'Admin ALL'.D145]" office:value-type="string" office:string-value="home_cmsversion_text                 = Installed version of moziloCMS" calcext:value-type="string">
            <text:p>home_cmsversion_text <text:s text:c="16"/>= Installed version of moziloCMS</text:p>
          </table:table-cell>
          <table:table-cell table:number-columns-repeated="1023"/>
        </table:table-row>
        <table:table-row table:style-name="ro1">
          <table:table-cell table:formula="of:=[$'Admin ALL'.A146] &amp; [$'Admin ALL'.D146]" office:value-type="string" office:string-value="home_cmsrevision_text                = revision" calcext:value-type="string">
            <text:p>home_cmsrevision_text <text:s text:c="15"/>= revision</text:p>
          </table:table-cell>
          <table:table-cell table:number-columns-repeated="1023"/>
        </table:table-row>
        <table:table-row table:style-name="ro1">
          <table:table-cell table:formula="of:=[$'Admin ALL'.A147] &amp; [$'Admin ALL'.D147]" office:value-type="string" office:string-value="home_phpversion_text                 = Installed PHP version" calcext:value-type="string">
            <text:p>home_phpversion_text <text:s text:c="16"/>= Installed PHP version</text:p>
          </table:table-cell>
          <table:table-cell table:number-columns-repeated="1023"/>
        </table:table-row>
        <table:table-row table:style-name="ro1">
          <table:table-cell table:formula="of:=[$'Admin ALL'.A148] &amp; [$'Admin ALL'.D148]" office:value-type="string" office:string-value="home_error_phpversion_text           = Your PHP version is outdated. To use moziloCMS, you'll need at least 5." calcext:value-type="string">
            <text:p>home_error_phpversion_text <text:s text:c="10"/>= Your PHP version is outdated. To use moziloCMS, you'll need at least 5.</text:p>
          </table:table-cell>
          <table:table-cell table:number-columns-repeated="1023"/>
        </table:table-row>
        <table:table-row table:style-name="ro1">
          <table:table-cell table:formula="of:=[$'Admin ALL'.A149] &amp; [$'Admin ALL'.D149]" office:value-type="string" office:string-value="home_installpath_text                = Serverlocation, moziloCMS is installed" calcext:value-type="string">
            <text:p>home_installpath_text <text:s text:c="15"/>= Serverlocation, moziloCMS is installed</text:p>
          </table:table-cell>
          <table:table-cell table:number-columns-repeated="1023"/>
        </table:table-row>
        <table:table-row table:style-name="ro1">
          <table:table-cell table:formula="of:=[$'Admin ALL'.A150] &amp; [$'Admin ALL'.D150]" office:value-type="string" office:string-value="home_help                            = Help" calcext:value-type="string">
            <text:p>home_help <text:s text:c="27"/>= Help</text:p>
          </table:table-cell>
          <table:table-cell table:number-columns-repeated="1023"/>
        </table:table-row>
        <table:table-row table:style-name="ro1">
          <table:table-cell table:formula="of:=[$'Admin ALL'.A151] &amp; [$'Admin ALL'.D151]" office:value-type="string" office:string-value="home_help_text_docu                  = " calcext:value-type="string">
            <text:p>home_help_text_docu <text:s text:c="17"/>= </text:p>
          </table:table-cell>
          <table:table-cell table:number-columns-repeated="1023"/>
        </table:table-row>
        <table:table-row table:style-name="ro1">
          <table:table-cell table:formula="of:=[$'Admin ALL'.A152] &amp; [$'Admin ALL'.D152]" office:value-type="string" office:string-value="home_help_text_info                  = " calcext:value-type="string">
            <text:p>home_help_text_info <text:s text:c="17"/>= </text:p>
          </table:table-cell>
          <table:table-cell table:number-columns-repeated="1023"/>
        </table:table-row>
        <table:table-row table:style-name="ro1">
          <table:table-cell table:formula="of:=[$'Admin ALL'.A153] &amp; [$'Admin ALL'.D153]" office:value-type="string" office:string-value="home_no_help                         = Help is not available." calcext:value-type="string">
            <text:p>home_no_help <text:s text:c="24"/>= Help is not available.</text:p>
          </table:table-cell>
          <table:table-cell table:number-columns-repeated="1023"/>
        </table:table-row>
        <table:table-row table:style-name="ro1">
          <table:table-cell table:formula="of:=[$'Admin ALL'.A154] &amp; [$'Admin ALL'.D154]" office:value-type="string" office:string-value="home_mod_rewrite                     = mod_rewrite is available." calcext:value-type="string">
            <text:p>home_mod_rewrite <text:s text:c="20"/>= mod_rewrite is available.</text:p>
          </table:table-cell>
          <table:table-cell table:number-columns-repeated="1023"/>
        </table:table-row>
        <table:table-row table:style-name="ro1">
          <table:table-cell table:formula="of:=[$'Admin ALL'.A155] &amp; [$'Admin ALL'.D155]" office:value-type="string" office:string-value="home_error_mod_rewrite               = mod_rewrite is not available." calcext:value-type="string">
            <text:p>home_error_mod_rewrite <text:s text:c="14"/>= mod_rewrite is not available.</text:p>
          </table:table-cell>
          <table:table-cell table:number-columns-repeated="1023"/>
        </table:table-row>
        <table:table-row table:style-name="ro1">
          <table:table-cell table:formula="of:=[$'Admin ALL'.A156] &amp; [$'Admin ALL'.D156]" office:value-type="string" office:string-value="home_mod_rewrite_deact               = " calcext:value-type="string">
            <text:p>home_mod_rewrite_deact <text:s text:c="14"/>= </text:p>
          </table:table-cell>
          <table:table-cell table:number-columns-repeated="1023"/>
        </table:table-row>
        <table:table-row table:style-name="ro1">
          <table:table-cell table:formula="of:=[$'Admin ALL'.A157] &amp; [$'Admin ALL'.D157]" office:value-type="string" office:string-value="home_error_safe_mode                 = Safe mode is active!&lt;br /&gt;moziloCMS may not work properly." calcext:value-type="string">
            <text:p>home_error_safe_mode <text:s text:c="16"/>= Safe mode is active!&lt;br /&gt;moziloCMS may not work properly.</text:p>
          </table:table-cell>
          <table:table-cell table:number-columns-repeated="1023"/>
        </table:table-row>
        <table:table-row table:style-name="ro1">
          <table:table-cell table:formula="of:=[$'Admin ALL'.A158] &amp; [$'Admin ALL'.D158]" office:value-type="string" office:string-value="home_text_safemode                   = Safe mode active" calcext:value-type="string">
            <text:p>home_text_safemode <text:s text:c="18"/>= Safe mode active</text:p>
          </table:table-cell>
          <table:table-cell table:number-columns-repeated="1023"/>
        </table:table-row>
        <table:table-row table:style-name="ro1">
          <table:table-cell table:formula="of:=[$'Admin ALL'.A159] &amp; [$'Admin ALL'.D159]" office:value-type="string" office:string-value="home_text_gd                         = GDlib is available" calcext:value-type="string">
            <text:p>home_text_gd <text:s text:c="24"/>= GDlib is available</text:p>
          </table:table-cell>
          <table:table-cell table:number-columns-repeated="1023"/>
        </table:table-row>
        <table:table-row table:style-name="ro1">
          <table:table-cell table:formula="of:=[$'Admin ALL'.A160] &amp; [$'Admin ALL'.D160]" office:value-type="string" office:string-value="home_error_gd                        = GDlib is not available.&lt;br /&gt;Some functions will not work, e.g. scaling images on upload." calcext:value-type="string">
            <text:p>home_error_gd <text:s text:c="23"/>= GDlib is not available.&lt;br /&gt;Some functions will not work, e.g. scaling images on upload.</text:p>
          </table:table-cell>
          <table:table-cell table:number-columns-repeated="1023"/>
        </table:table-row>
        <table:table-row table:style-name="ro1">
          <table:table-cell table:formula="of:=[$'Admin ALL'.A161] &amp; [$'Admin ALL'.D161]" office:value-type="string" office:string-value="home_mailtest_mailsubject            = moziloCMS test e-mail" calcext:value-type="string">
            <text:p>home_mailtest_mailsubject <text:s text:c="11"/>= moziloCMS test e-mail</text:p>
          </table:table-cell>
          <table:table-cell table:number-columns-repeated="1023"/>
        </table:table-row>
        <table:table-row table:style-name="ro1">
          <table:table-cell table:formula="of:=[$'Admin ALL'.A162] &amp; [$'Admin ALL'.D162]" office:value-type="string" office:string-value="home_mailtest_mailcontent            = Congratulation! moziloCMS is able to send e-mails." calcext:value-type="string">
            <text:p>home_mailtest_mailcontent <text:s text:c="11"/>= Congratulation! moziloCMS is able to send e-mails.</text:p>
          </table:table-cell>
          <table:table-cell table:number-columns-repeated="1023"/>
        </table:table-row>
        <table:table-row table:style-name="ro1">
          <table:table-cell table:formula="of:=[$'Admin ALL'.A163] &amp; [$'Admin ALL'.D163]" office:value-type="string" office:string-value="home_text_test_mail                  = Enter a valid e-mail adress to send a test e-mail to." calcext:value-type="string">
            <text:p>home_text_test_mail <text:s text:c="17"/>= Enter a valid e-mail adress to send a test e-mail to.</text:p>
          </table:table-cell>
          <table:table-cell table:number-columns-repeated="1023"/>
        </table:table-row>
        <table:table-row table:style-name="ro1">
          <table:table-cell table:formula="of:=[$'Admin ALL'.A164] &amp; [$'Admin ALL'.D164]" office:value-type="string" office:string-value="home_messages_test_mail              = A test e-mail was sent to the specified adress. If it arrived, your server is able to send e-mails!" calcext:value-type="string">
            <text:p>home_messages_test_mail <text:s text:c="13"/>= A test e-mail was sent to the specified adress. If it arrived, your server is able to send e-mails!</text:p>
          </table:table-cell>
          <table:table-cell table:number-columns-repeated="1023"/>
        </table:table-row>
        <table:table-row table:style-name="ro1">
          <table:table-cell table:formula="of:=[$'Admin ALL'.A165] &amp; [$'Admin ALL'.D165]" office:value-type="string" office:string-value="home_messages_no_mail                = Your server isn't able to send e-mails." calcext:value-type="string">
            <text:p>home_messages_no_mail <text:s text:c="15"/>= Your server isn't able to send e-mails.</text:p>
          </table:table-cell>
          <table:table-cell table:number-columns-repeated="1023"/>
        </table:table-row>
        <table:table-row table:style-name="ro1">
          <table:table-cell table:formula="of:=[$'Admin ALL'.A166] &amp; [$'Admin ALL'.D166]" office:value-type="string" office:string-value="home_error_test_mail                 = Please enter a valid e-mail adress." calcext:value-type="string">
            <text:p>home_error_test_mail <text:s text:c="16"/>= Please enter a valid e-mail adress.</text:p>
          </table:table-cell>
          <table:table-cell table:number-columns-repeated="1023"/>
        </table:table-row>
        <table:table-row table:style-name="ro1">
          <table:table-cell table:formula="of:=[$'Admin ALL'.A167] &amp; [$'Admin ALL'.D167]" office:value-type="string" office:string-value="home_cmsinfo                         = CMS informations" calcext:value-type="string">
            <text:p>home_cmsinfo <text:s text:c="24"/>= CMS informations</text:p>
          </table:table-cell>
          <table:table-cell table:number-columns-repeated="1023"/>
        </table:table-row>
        <table:table-row table:style-name="ro1">
          <table:table-cell table:formula="of:=[$'Admin ALL'.A168] &amp; [$'Admin ALL'.D168]" office:value-type="string" office:string-value="home_serverinfo                      = Server Informations/conditions" calcext:value-type="string">
            <text:p>home_serverinfo <text:s text:c="21"/>= Server Informations/conditions</text:p>
          </table:table-cell>
          <table:table-cell table:number-columns-repeated="1023"/>
        </table:table-row>
        <table:table-row table:style-name="ro1">
          <table:table-cell table:formula="of:=[$'Admin ALL'.A169] &amp; [$'Admin ALL'.D169]" office:value-type="string" office:string-value="home_titel_test_mail                 = E-mail test" calcext:value-type="string">
            <text:p>home_titel_test_mail <text:s text:c="16"/>= E-mail test</text:p>
          </table:table-cell>
          <table:table-cell table:number-columns-repeated="1023"/>
        </table:table-row>
        <table:table-row table:style-name="ro1">
          <table:table-cell table:formula="of:=[$'Admin ALL'.A170] &amp; [$'Admin ALL'.D170]" office:value-type="string" office:string-value="home_text_backupsystem               = Backup and Install system is available" calcext:value-type="string">
            <text:p>home_text_backupsystem <text:s text:c="14"/>= Backup and Install system is available</text:p>
          </table:table-cell>
          <table:table-cell table:number-columns-repeated="1023"/>
        </table:table-row>
        <table:table-row table:style-name="ro1">
          <table:table-cell table:formula="of:=[$'Admin ALL'.A171] &amp; [$'Admin ALL'.D171]" office:value-type="string" office:string-value="home_error_backupsystem              = Backup und Install system is not available" calcext:value-type="string">
            <text:p>home_error_backupsystem <text:s text:c="13"/>= Backup und Install system is not available</text:p>
          </table:table-cell>
          <table:table-cell table:number-columns-repeated="1023"/>
        </table:table-row>
        <table:table-row table:style-name="ro1">
          <table:table-cell table:formula="of:=[$'Admin ALL'.A172] &amp; [$'Admin ALL'.D172]" office:value-type="string" office:string-value="home_date_text                       = " calcext:value-type="string">
            <text:p>home_date_text <text:s text:c="22"/>= </text:p>
          </table:table-cell>
          <table:table-cell table:number-columns-repeated="1023"/>
        </table:table-row>
        <table:table-row table:style-name="ro1">
          <table:table-cell table:formula="of:=[$'Admin ALL'.A173] &amp; [$'Admin ALL'.D173]" office:value-type="string" office:string-value="home_text_locale                     = " calcext:value-type="string">
            <text:p>home_text_locale <text:s text:c="20"/>= </text:p>
          </table:table-cell>
          <table:table-cell table:number-columns-repeated="1023"/>
        </table:table-row>
        <table:table-row table:style-name="ro1">
          <table:table-cell table:formula="of:=[$'Admin ALL'.A174] &amp; [$'Admin ALL'.D174]" office:value-type="string" office:string-value="home_text_nolocale                   = " calcext:value-type="string">
            <text:p>home_text_nolocale <text:s text:c="18"/>= </text:p>
          </table:table-cell>
          <table:table-cell table:number-columns-repeated="1023"/>
        </table:table-row>
        <table:table-row table:style-name="ro1">
          <table:table-cell table:formula="of:=[$'Admin ALL'.A175] &amp; [$'Admin ALL'.D175]">
            <text:p/>
          </table:table-cell>
          <table:table-cell table:number-columns-repeated="1023"/>
        </table:table-row>
        <table:table-row table:style-name="ro1">
          <table:table-cell table:formula="of:=[$'Admin ALL'.A176] &amp; [$'Admin ALL'.D176]" office:value-type="string" office:string-value="catpage_button                       = Content" calcext:value-type="string">
            <text:p>catpage_button <text:s text:c="22"/>= Content</text:p>
          </table:table-cell>
          <table:table-cell table:number-columns-repeated="1023"/>
        </table:table-row>
        <table:table-row table:style-name="ro1">
          <table:table-cell table:formula="of:=[$'Admin ALL'.A177] &amp; [$'Admin ALL'.D177]" office:value-type="string" office:string-value="category_button                      = Categories" calcext:value-type="string">
            <text:p>category_button <text:s text:c="21"/>= Categories</text:p>
          </table:table-cell>
          <table:table-cell table:number-columns-repeated="1023"/>
        </table:table-row>
        <table:table-row table:style-name="ro1">
          <table:table-cell table:formula="of:=[$'Admin ALL'.A178] &amp; [$'Admin ALL'.D178]" office:value-type="string" office:string-value="page_button                          = Content pages" calcext:value-type="string">
            <text:p>page_button <text:s text:c="25"/>= Content pages</text:p>
          </table:table-cell>
          <table:table-cell table:number-columns-repeated="1023"/>
        </table:table-row>
        <table:table-row table:style-name="ro1">
          <table:table-cell table:formula="of:=[$'Admin ALL'.A179] &amp; [$'Admin ALL'.D179]" office:value-type="string" office:string-value="page_status                          = State" calcext:value-type="string">
            <text:p>page_status <text:s text:c="25"/>= State</text:p>
          </table:table-cell>
          <table:table-cell table:number-columns-repeated="1023"/>
        </table:table-row>
        <table:table-row table:style-name="ro1">
          <table:table-cell table:formula="of:=[$'Admin ALL'.A180] &amp; [$'Admin ALL'.D180]" office:value-type="string" office:string-value="page_edit                            = Edit content page" calcext:value-type="string">
            <text:p>page_edit <text:s text:c="27"/>= Edit content page</text:p>
          </table:table-cell>
          <table:table-cell table:number-columns-repeated="1023"/>
        </table:table-row>
        <table:table-row table:style-name="ro1">
          <table:table-cell table:formula="of:=[$'Admin ALL'.A181] &amp; [$'Admin ALL'.D181]" office:value-type="string" office:string-value="page_saveasdraft                     = draft" calcext:value-type="string">
            <text:p>page_saveasdraft <text:s text:c="20"/>= draft</text:p>
          </table:table-cell>
          <table:table-cell table:number-columns-repeated="1023"/>
        </table:table-row>
        <table:table-row table:style-name="ro1">
          <table:table-cell table:formula="of:=[$'Admin ALL'.A182] &amp; [$'Admin ALL'.D182]" office:value-type="string" office:string-value="page_saveashidden                    = hidden" calcext:value-type="string">
            <text:p>page_saveashidden <text:s text:c="19"/>= hidden</text:p>
          </table:table-cell>
          <table:table-cell table:number-columns-repeated="1023"/>
        </table:table-row>
        <table:table-row table:style-name="ro1">
          <table:table-cell table:formula="of:=[$'Admin ALL'.A183] &amp; [$'Admin ALL'.D183]" office:value-type="string" office:string-value="page_saveasnormal                    = normal" calcext:value-type="string">
            <text:p>page_saveasnormal <text:s text:c="19"/>= normal</text:p>
          </table:table-cell>
          <table:table-cell table:number-columns-repeated="1023"/>
        </table:table-row>
        <table:table-row table:style-name="ro1">
          <table:table-cell table:formula="of:=[$'Admin ALL'.A184] &amp; [$'Admin ALL'.D184]" office:value-type="string" office:string-value="page_error_save                      = Error while saving content page. Check the file attributes!" calcext:value-type="string">
            <text:p>page_error_save <text:s text:c="21"/>= Error while saving content page. Check the file attributes!</text:p>
          </table:table-cell>
          <table:table-cell table:number-columns-repeated="1023"/>
        </table:table-row>
        <table:table-row table:style-name="ro1">
          <table:table-cell table:formula="of:=[$'Admin ALL'.A185] &amp; [$'Admin ALL'.D185]" office:value-type="string" office:string-value="page_edit_discard                    = Discard changes" calcext:value-type="string">
            <text:p>page_edit_discard <text:s text:c="19"/>= Discard changes</text:p>
          </table:table-cell>
          <table:table-cell table:number-columns-repeated="1023"/>
        </table:table-row>
        <table:table-row table:style-name="ro1">
          <table:table-cell table:formula="of:=[$'Admin ALL'.A186] &amp; [$'Admin ALL'.D186]" office:value-type="string" office:string-value="close                                = Close" calcext:value-type="string">
            <text:p>close <text:s text:c="31"/>= Close</text:p>
          </table:table-cell>
          <table:table-cell table:number-columns-repeated="1023"/>
        </table:table-row>
        <table:table-row table:style-name="ro1">
          <table:table-cell table:formula="of:=[$'Admin ALL'.A187] &amp; [$'Admin ALL'.D187]" office:value-type="string" office:string-value="page_reload                          = Reload" calcext:value-type="string">
            <text:p>page_reload <text:s text:c="25"/>= Reload</text:p>
          </table:table-cell>
          <table:table-cell table:number-columns-repeated="1023"/>
        </table:table-row>
        <table:table-row table:style-name="ro1">
          <table:table-cell table:formula="of:=[$'Admin ALL'.A188] &amp; [$'Admin ALL'.D188]" office:value-type="string" office:string-value="page_cancel_reload                   = Cancel and Reload" calcext:value-type="string">
            <text:p>page_cancel_reload <text:s text:c="18"/>= Cancel and Reload</text:p>
          </table:table-cell>
          <table:table-cell table:number-columns-repeated="1023"/>
        </table:table-row>
        <table:table-row table:style-name="ro1">
          <table:table-cell table:formula="of:=[$'Admin ALL'.A189] &amp; [$'Admin ALL'.D189]" office:value-type="string" office:string-value="page_error_no_page                   = The content Page does not exist." calcext:value-type="string">
            <text:p>page_error_no_page <text:s text:c="18"/>= The content Page does not exist.</text:p>
          </table:table-cell>
          <table:table-cell table:number-columns-repeated="1023"/>
        </table:table-row>
        <table:table-row table:style-name="ro1">
          <table:table-cell table:formula="of:=[$'Admin ALL'.A190] &amp; [$'Admin ALL'.D190]">
            <text:p/>
          </table:table-cell>
          <table:table-cell table:number-columns-repeated="1023"/>
        </table:table-row>
        <table:table-row table:style-name="ro1">
          <table:table-cell table:formula="of:=[$'Admin ALL'.A191] &amp; [$'Admin ALL'.D191]" office:value-type="string" office:string-value="gallery_button                       = Galleries" calcext:value-type="string">
            <text:p>gallery_button <text:s text:c="22"/>= Galleries</text:p>
          </table:table-cell>
          <table:table-cell table:number-columns-repeated="1023"/>
        </table:table-row>
        <table:table-row table:style-name="ro1">
          <table:table-cell table:formula="of:=[$'Admin ALL'.A192] &amp; [$'Admin ALL'.D192]" office:value-type="string" office:string-value="gallery_scale                        = Scale uploaded gallery images" calcext:value-type="string">
            <text:p>gallery_scale <text:s text:c="23"/>= Scale uploaded gallery images</text:p>
          </table:table-cell>
          <table:table-cell table:number-columns-repeated="1023"/>
        </table:table-row>
        <table:table-row table:style-name="ro1">
          <table:table-cell table:formula="of:=[$'Admin ALL'.A193] &amp; [$'Admin ALL'.D193]" office:value-type="string" office:string-value="gallery_scale_thumbs                 = Create thumbnails with this size" calcext:value-type="string">
            <text:p>gallery_scale_thumbs <text:s text:c="16"/>= Create thumbnails with this size</text:p>
          </table:table-cell>
          <table:table-cell table:number-columns-repeated="1023"/>
        </table:table-row>
        <table:table-row table:style-name="ro1">
          <table:table-cell table:formula="of:=[$'Admin ALL'.A194] &amp; [$'Admin ALL'.D194]" office:value-type="string" office:string-value="gallery_error_new                    = Error while creating gallery. Check the file attributes!" calcext:value-type="string">
            <text:p>gallery_error_new <text:s text:c="19"/>= Error while creating gallery. Check the file attributes!</text:p>
          </table:table-cell>
          <table:table-cell table:number-columns-repeated="1023"/>
        </table:table-row>
        <table:table-row table:style-name="ro1">
          <table:table-cell table:formula="of:=[$'Admin ALL'.A195] &amp; [$'Admin ALL'.D195]" office:value-type="string" office:string-value="gallery_error_exists                 = A gallery with this name already exists." calcext:value-type="string">
            <text:p>gallery_error_exists <text:s text:c="16"/>= A gallery with this name already exists.</text:p>
          </table:table-cell>
          <table:table-cell table:number-columns-repeated="1023"/>
        </table:table-row>
        <table:table-row table:style-name="ro1">
          <table:table-cell table:formula="of:=[$'Admin ALL'.A196] &amp; [$'Admin ALL'.D196]" office:value-type="string" office:string-value="gallery_error_datei_conf             = Error while creating configuration file. Check the file attributes!" calcext:value-type="string">
            <text:p>gallery_error_datei_conf <text:s text:c="12"/>= Error while creating configuration file. Check the file attributes!</text:p>
          </table:table-cell>
          <table:table-cell table:number-columns-repeated="1023"/>
        </table:table-row>
        <table:table-row table:style-name="ro1">
          <table:table-cell table:formula="of:=[$'Admin ALL'.A197] &amp; [$'Admin ALL'.D197]" office:value-type="string" office:string-value="gallery_error_subtitle_conf          = Subtitle file could not be created." calcext:value-type="string">
            <text:p>gallery_error_subtitle_conf <text:s text:c="9"/>= Subtitle file could not be created.</text:p>
          </table:table-cell>
          <table:table-cell table:number-columns-repeated="1023"/>
        </table:table-row>
        <table:table-row table:style-name="ro1">
          <table:table-cell table:formula="of:=[$'Admin ALL'.A198] &amp; [$'Admin ALL'.D198]" office:value-type="string" office:string-value="gallery_messages_from_ftp            = The following galleries are converted CMS compliant" calcext:value-type="string">
            <text:p>gallery_messages_from_ftp <text:s text:c="11"/>= The following galleries are converted CMS compliant</text:p>
          </table:table-cell>
          <table:table-cell table:number-columns-repeated="1023"/>
        </table:table-row>
        <table:table-row table:style-name="ro1">
          <table:table-cell table:formula="of:=[$'Admin ALL'.A199] &amp; [$'Admin ALL'.D199]" office:value-type="string" office:string-value="gallery_messages_from_ftp_no         = All galleries are CMS comliant" calcext:value-type="string">
            <text:p>gallery_messages_from_ftp_no <text:s text:c="8"/>= All galleries are CMS comliant</text:p>
          </table:table-cell>
          <table:table-cell table:number-columns-repeated="1023"/>
        </table:table-row>
        <table:table-row table:style-name="ro1">
          <table:table-cell table:formula="of:=[$'Admin ALL'.A200] &amp; [$'Admin ALL'.D200]" office:value-type="string" office:string-value="gallery_text_from_ftp                = Converts all FTP-uploaded galleries and pictures CMS compiant." calcext:value-type="string">
            <text:p>gallery_text_from_ftp <text:s text:c="15"/>= Converts all FTP-uploaded galleries and pictures CMS compiant.</text:p>
          </table:table-cell>
          <table:table-cell table:number-columns-repeated="1023"/>
        </table:table-row>
        <table:table-row table:style-name="ro1">
          <table:table-cell table:formula="of:=[$'Admin ALL'.A201] &amp; [$'Admin ALL'.D201]" office:value-type="string" office:string-value="gallery_text_from_ftp_button         = CMS compiant" calcext:value-type="string">
            <text:p>gallery_text_from_ftp_button <text:s text:c="8"/>= CMS compiant</text:p>
          </table:table-cell>
          <table:table-cell table:number-columns-repeated="1023"/>
        </table:table-row>
        <table:table-row table:style-name="ro1">
          <table:table-cell table:formula="of:=[$'Admin ALL'.A202] &amp; [$'Admin ALL'.D202]" office:value-type="string" office:string-value="gallery_name_new                     = New gallerie" calcext:value-type="string">
            <text:p>gallery_name_new <text:s text:c="20"/>= New gallerie</text:p>
          </table:table-cell>
          <table:table-cell table:number-columns-repeated="1023"/>
        </table:table-row>
        <table:table-row table:style-name="ro1">
          <table:table-cell table:formula="of:=[$'Admin ALL'.A203] &amp; [$'Admin ALL'.D203]" office:value-type="string" office:string-value="gallery_error_deleted                = Error while deleting gallery. Check the file attributes!" calcext:value-type="string">
            <text:p>gallery_error_deleted <text:s text:c="15"/>= Error while deleting gallery. Check the file attributes!</text:p>
          </table:table-cell>
          <table:table-cell table:number-columns-repeated="1023"/>
        </table:table-row>
        <table:table-row table:style-name="ro1">
          <table:table-cell table:formula="of:=[$'Admin ALL'.A204] &amp; [$'Admin ALL'.D204]" office:value-type="string" office:string-value="gallery_error_newname                = Error while renaming gallery. Check the file attributes!" calcext:value-type="string">
            <text:p>gallery_error_newname <text:s text:c="15"/>= Error while renaming gallery. Check the file attributes!</text:p>
          </table:table-cell>
          <table:table-cell table:number-columns-repeated="1023"/>
        </table:table-row>
        <table:table-row table:style-name="ro1">
          <table:table-cell table:formula="of:=[$'Admin ALL'.A205] &amp; [$'Admin ALL'.D205]" office:value-type="string" office:string-value="gallery_help_conf                    = Here, you can edit the gallery's settings." calcext:value-type="string">
            <text:p>gallery_help_conf <text:s text:c="19"/>= Here, you can edit the gallery's settings.</text:p>
          </table:table-cell>
          <table:table-cell table:number-columns-repeated="1023"/>
        </table:table-row>
        <table:table-row table:style-name="ro1">
          <table:table-cell table:formula="of:=[$'Admin ALL'.A206] &amp; [$'Admin ALL'.D206]" office:value-type="string" office:string-value="gallery_error_noexists               = There is no gallery named like this." calcext:value-type="string">
            <text:p>gallery_error_noexists <text:s text:c="14"/>= There is no gallery named like this.</text:p>
          </table:table-cell>
          <table:table-cell table:number-columns-repeated="1023"/>
        </table:table-row>
        <table:table-row table:style-name="ro1">
          <table:table-cell table:formula="of:=[$'Admin ALL'.A207] &amp; [$'Admin ALL'.D207]" office:value-type="string" office:string-value="gallery_delete_confirm               = " calcext:value-type="string">
            <text:p>gallery_delete_confirm <text:s text:c="14"/>= </text:p>
          </table:table-cell>
          <table:table-cell table:number-columns-repeated="1023"/>
        </table:table-row>
        <table:table-row table:style-name="ro1">
          <table:table-cell table:formula="of:=[$'Admin ALL'.A208] &amp; [$'Admin ALL'.D208]" office:value-type="string" office:string-value="gallery_image_size                   = " calcext:value-type="string">
            <text:p>gallery_image_size <text:s text:c="18"/>= </text:p>
          </table:table-cell>
          <table:table-cell table:number-columns-repeated="1023"/>
        </table:table-row>
        <table:table-row table:style-name="ro1">
          <table:table-cell table:formula="of:=[$'Admin ALL'.A209] &amp; [$'Admin ALL'.D209]" office:value-type="string" office:string-value="gallery_preview_size                 = " calcext:value-type="string">
            <text:p>gallery_preview_size <text:s text:c="16"/>= </text:p>
          </table:table-cell>
          <table:table-cell table:number-columns-repeated="1023"/>
        </table:table-row>
        <table:table-row table:style-name="ro1">
          <table:table-cell table:formula="of:=[$'Admin ALL'.A210] &amp; [$'Admin ALL'.D210]" office:value-type="string" office:string-value="gallery_text_subtitle                = " calcext:value-type="string">
            <text:p>gallery_text_subtitle <text:s text:c="15"/>= </text:p>
          </table:table-cell>
          <table:table-cell table:number-columns-repeated="1023"/>
        </table:table-row>
        <table:table-row table:style-name="ro1">
          <table:table-cell table:formula="of:=[$'Admin ALL'.A211] &amp; [$'Admin ALL'.D211]">
            <text:p/>
          </table:table-cell>
          <table:table-cell table:number-columns-repeated="1023"/>
        </table:table-row>
        <table:table-row table:style-name="ro1">
          <table:table-cell table:formula="of:=[$'Admin ALL'.A212] &amp; [$'Admin ALL'.D212]" office:value-type="string" office:string-value="config_button                        = Settings" calcext:value-type="string">
            <text:p>config_button <text:s text:c="23"/>= Settings</text:p>
          </table:table-cell>
          <table:table-cell table:number-columns-repeated="1023"/>
        </table:table-row>
        <table:table-row table:style-name="ro1">
          <table:table-cell table:formula="of:=[$'Admin ALL'.A213] &amp; [$'Admin ALL'.D213]" office:value-type="string" office:string-value="config_text                          = Here, you can change the settings effecting moziloCMS' behaviour." calcext:value-type="string">
            <text:p>config_text <text:s text:c="25"/>= Here, you can change the settings effecting moziloCMS' behaviour.</text:p>
          </table:table-cell>
          <table:table-cell table:number-columns-repeated="1023"/>
        </table:table-row>
        <table:table-row table:style-name="ro1">
          <table:table-cell table:formula="of:=[$'Admin ALL'.A214] &amp; [$'Admin ALL'.D214]" office:value-type="string" office:string-value="config_text_usesitemap               = " calcext:value-type="string">
            <text:p>config_text_usesitemap <text:s text:c="14"/>= </text:p>
          </table:table-cell>
          <table:table-cell table:number-columns-repeated="1023"/>
        </table:table-row>
        <table:table-row table:style-name="ro1">
          <table:table-cell table:formula="of:=[$'Admin ALL'.A215] &amp; [$'Admin ALL'.D215]" office:value-type="string" office:string-value="config_input_usesitemap              = " calcext:value-type="string">
            <text:p>config_input_usesitemap <text:s text:c="13"/>= </text:p>
          </table:table-cell>
          <table:table-cell table:number-columns-repeated="1023"/>
        </table:table-row>
        <table:table-row table:style-name="ro1">
          <table:table-cell table:formula="of:=[$'Admin ALL'.A216] &amp; [$'Admin ALL'.D216]" office:value-type="string" office:string-value="config_error_language_empty          = Language files could not be loaded." calcext:value-type="string">
            <text:p>config_error_language_empty <text:s text:c="9"/>= Language files could not be loaded.</text:p>
          </table:table-cell>
          <table:table-cell table:number-columns-repeated="1023"/>
        </table:table-row>
        <table:table-row table:style-name="ro1">
          <table:table-cell table:formula="of:=[$'Admin ALL'.A217] &amp; [$'Admin ALL'.D217]" office:value-type="string" office:string-value="config_error_languagefile_error      = This language file doesn't exist." calcext:value-type="string">
            <text:p>config_error_languagefile_error <text:s text:c="5"/>= This language file doesn't exist.</text:p>
          </table:table-cell>
          <table:table-cell table:number-columns-repeated="1023"/>
        </table:table-row>
        <table:table-row table:style-name="ro1">
          <table:table-cell table:formula="of:=[$'Admin ALL'.A218] &amp; [$'Admin ALL'.D218]" office:value-type="string" office:string-value="config_error_defaultcat_emty         = Currently, there are no categories available." calcext:value-type="string">
            <text:p>config_error_defaultcat_emty <text:s text:c="8"/>= Currently, there are no categories available.</text:p>
          </table:table-cell>
          <table:table-cell table:number-columns-repeated="1023"/>
        </table:table-row>
        <table:table-row table:style-name="ro1">
          <table:table-cell table:formula="of:=[$'Admin ALL'.A219] &amp; [$'Admin ALL'.D219]" office:value-type="string" office:string-value="config_error_defaultcat_existed      = This category doesn't exist." calcext:value-type="string">
            <text:p>config_error_defaultcat_existed <text:s text:c="5"/>= This category doesn't exist.</text:p>
          </table:table-cell>
          <table:table-cell table:number-columns-repeated="1023"/>
        </table:table-row>
        <table:table-row table:style-name="ro1">
          <table:table-cell table:formula="of:=[$'Admin ALL'.A220] &amp; [$'Admin ALL'.D220]" office:value-type="string" office:string-value="config_error_layouts_emty            = Currently, there are no layouts available." calcext:value-type="string">
            <text:p>config_error_layouts_emty <text:s text:c="11"/>= Currently, there are no layouts available.</text:p>
          </table:table-cell>
          <table:table-cell table:number-columns-repeated="1023"/>
        </table:table-row>
        <table:table-row table:style-name="ro1">
          <table:table-cell table:formula="of:=[$'Admin ALL'.A221] &amp; [$'Admin ALL'.D221]" office:value-type="string" office:string-value="config_error_layouts_existed         = This layout doesn't exist." calcext:value-type="string">
            <text:p>config_error_layouts_existed <text:s text:c="8"/>= This layout doesn't exist.</text:p>
          </table:table-cell>
          <table:table-cell table:number-columns-repeated="1023"/>
        </table:table-row>
        <table:table-row table:style-name="ro1">
          <table:table-cell table:formula="of:=[$'Admin ALL'.A222] &amp; [$'Admin ALL'.D222]" office:value-type="string" office:string-value="config_error_modrewrite              = mod_rewrite is not available." calcext:value-type="string">
            <text:p>config_error_modrewrite <text:s text:c="13"/>= mod_rewrite is not available.</text:p>
          </table:table-cell>
          <table:table-cell table:number-columns-repeated="1023"/>
        </table:table-row>
        <table:table-row table:style-name="ro1">
          <table:table-cell table:formula="of:=[$'Admin ALL'.A223] &amp; [$'Admin ALL'.D223]" office:value-type="string" office:string-value="config_text_websitetitle             = What should be the title of your entire website?" calcext:value-type="string">
            <text:p>config_text_websitetitle <text:s text:c="12"/>= What should be the title of your entire website?</text:p>
          </table:table-cell>
          <table:table-cell table:number-columns-repeated="1023"/>
        </table:table-row>
        <table:table-row table:style-name="ro1">
          <table:table-cell table:formula="of:=[$'Admin ALL'.A224] &amp; [$'Admin ALL'.D224]" office:value-type="string" office:string-value="config_text_websitetitlebar          = Select the browser title bar's format from the given ones." calcext:value-type="string">
            <text:p>config_text_websitetitlebar <text:s text:c="9"/>= Select the browser title bar's format from the given ones.</text:p>
          </table:table-cell>
          <table:table-cell table:number-columns-repeated="1023"/>
        </table:table-row>
        <table:table-row table:style-name="ro1">
          <table:table-cell table:formula="of:=[$'Admin ALL'.A225] &amp; [$'Admin ALL'.D225]" office:value-type="string" office:string-value="config_text_websitetitleseparator    = What should be the the separator between the title bar's elements?" calcext:value-type="string">
            <text:p>config_text_websitetitleseparator <text:s text:c="3"/>= What should be the the separator between the title bar's elements?</text:p>
          </table:table-cell>
          <table:table-cell table:number-columns-repeated="1023"/>
        </table:table-row>
        <table:table-row table:style-name="ro1">
          <table:table-cell table:formula="of:=[$'Admin ALL'.A226] &amp; [$'Admin ALL'.D226]" office:value-type="string" office:string-value="config_text_websitedescription       = Describe your website in a few words. These will be shown as additional info in search engines." calcext:value-type="string">
            <text:p>config_text_websitedescription <text:s text:c="6"/>= Describe your website in a few words. These will be shown as additional info in search engines.</text:p>
          </table:table-cell>
          <table:table-cell table:number-columns-repeated="1023"/>
        </table:table-row>
        <table:table-row table:style-name="ro1">
          <table:table-cell table:formula="of:=[$'Admin ALL'.A227] &amp; [$'Admin ALL'.D227]" office:value-type="string" office:string-value="config_text_websitekeywords          = Set keywords matching to your website. They will be evaluated by search engines - but notice that many search engines punish keyword spam with downrating or even deleting from index." calcext:value-type="string">
            <text:p>config_text_websitekeywords <text:s text:c="9"/>= Set keywords matching to your website. They will be evaluated by search engines - but notice that many search engines punish keyword spam with downrating or even deleting from index.</text:p>
          </table:table-cell>
          <table:table-cell table:number-columns-repeated="1023"/>
        </table:table-row>
        <table:table-row table:style-name="ro1">
          <table:table-cell table:formula="of:=[$'Admin ALL'.A228] &amp; [$'Admin ALL'.D228]" office:value-type="string" office:string-value="config_text_cmslanguage              = Choose the language standard texts (e.g. tool tips) on your website should be displayed in." calcext:value-type="string">
            <text:p>config_text_cmslanguage <text:s text:c="13"/>= Choose the language standard texts (e.g. tool tips) on your website should be displayed in.</text:p>
          </table:table-cell>
          <table:table-cell table:number-columns-repeated="1023"/>
        </table:table-row>
        <table:table-row table:style-name="ro1">
          <table:table-cell table:formula="of:=[$'Admin ALL'.A229] &amp; [$'Admin ALL'.D229]" office:value-type="string" office:string-value="config_input_translator              = Translator:" calcext:value-type="string">
            <text:p>config_input_translator <text:s text:c="13"/>= Translator:</text:p>
          </table:table-cell>
          <table:table-cell table:number-columns-repeated="1023"/>
        </table:table-row>
        <table:table-row table:style-name="ro1">
          <table:table-cell table:formula="of:=[$'Admin ALL'.A230] &amp; [$'Admin ALL'.D230]" office:value-type="string" office:string-value="config_text_cmslayout                = Select the layout for your moziloCMS. You can get more layouts from the &lt;a href" calcext:value-type="string">
            <text:p>config_text_cmslayout <text:s text:c="15"/>= Select the layout for your moziloCMS. You can get more layouts from the &lt;a href</text:p>
          </table:table-cell>
          <table:table-cell table:number-columns-repeated="1023"/>
        </table:table-row>
        <table:table-row table:style-name="ro1">
          <table:table-cell table:formula="of:=[$'Admin ALL'.A231] &amp; [$'Admin ALL'.D231]" office:value-type="string" office:string-value="config_text_defaultcat               = Select the default start category of your website here." calcext:value-type="string">
            <text:p>config_text_defaultcat <text:s text:c="14"/>= Select the default start category of your website here.</text:p>
          </table:table-cell>
          <table:table-cell table:number-columns-repeated="1023"/>
        </table:table-row>
        <table:table-row table:style-name="ro1">
          <table:table-cell table:formula="of:=[$'Admin ALL'.A232] &amp; [$'Admin ALL'.D232]" office:value-type="string" office:string-value="config_text_usesyntax                = If you don't need the comfort of the CMS syntax and want to write your contents in HTML, uncheck this option. This option applies to all content pages. To work without the CMS syntax is recommended to users with advanced HTML skills only." calcext:value-type="string">
            <text:p>config_text_usesyntax <text:s text:c="15"/>= If you don't need the comfort of the CMS syntax and want to write your contents in HTML, uncheck this option. This option applies to all content pages. To work without the CMS syntax is recommended to users with advanced HTML skills only.</text:p>
          </table:table-cell>
          <table:table-cell table:number-columns-repeated="1023"/>
        </table:table-row>
        <table:table-row table:style-name="ro1">
          <table:table-cell table:formula="of:=[$'Admin ALL'.A233] &amp; [$'Admin ALL'.D233]" office:value-type="string" office:string-value="config_input_usesyntax               = Use CMS syntax" calcext:value-type="string">
            <text:p>config_input_usesyntax <text:s text:c="14"/>= Use CMS syntax</text:p>
          </table:table-cell>
          <table:table-cell table:number-columns-repeated="1023"/>
        </table:table-row>
        <table:table-row table:style-name="ro1">
          <table:table-cell table:formula="of:=[$'Admin ALL'.A234] &amp; [$'Admin ALL'.D234]" office:value-type="string" office:string-value="config_text_replaceemoticons         = moziloCMS can replace emoticons in content pages (e.g. &quot;:)&quot; or &quot;:P&quot;) by graphical smileys. Select this option, if you want to use these graphical smileys." calcext:value-type="string">
            <text:p>config_text_replaceemoticons <text:s text:c="8"/>= moziloCMS can replace emoticons in content pages (e.g. ":)" or ":P") by graphical smileys. Select this option, if you want to use these graphical smileys.</text:p>
          </table:table-cell>
          <table:table-cell table:number-columns-repeated="1023"/>
        </table:table-row>
        <table:table-row table:style-name="ro1">
          <table:table-cell table:formula="of:=[$'Admin ALL'.A235] &amp; [$'Admin ALL'.D235]" office:value-type="string" office:string-value="config_text_usersyntax               = You can add your own elements to moziloCMS' syntax.&lt;br /&gt;&lt;i&gt;For more details, see &lt;a href" calcext:value-type="string">
            <text:p>config_text_usersyntax <text:s text:c="14"/>= You can add your own elements to moziloCMS' syntax.&lt;br /&gt;&lt;i&gt;For more details, see &lt;a href</text:p>
          </table:table-cell>
          <table:table-cell table:number-columns-repeated="1023"/>
        </table:table-row>
        <table:table-row table:style-name="ro1">
          <table:table-cell table:formula="of:=[$'Admin ALL'.A236] &amp; [$'Admin ALL'.D236]" office:value-type="string" office:string-value="config_input_replaceemoticons        = Replace emoticons" calcext:value-type="string">
            <text:p>config_input_replaceemoticons <text:s text:c="7"/>= Replace emoticons</text:p>
          </table:table-cell>
          <table:table-cell table:number-columns-repeated="1023"/>
        </table:table-row>
        <table:table-row table:style-name="ro1">
          <table:table-cell table:formula="of:=[$'Admin ALL'.A237] &amp; [$'Admin ALL'.D237]" office:value-type="string" office:string-value="config_text_defaultcolors            = " calcext:value-type="string">
            <text:p>config_text_defaultcolors <text:s text:c="11"/>= </text:p>
          </table:table-cell>
          <table:table-cell table:number-columns-repeated="1023"/>
        </table:table-row>
        <table:table-row table:style-name="ro1">
          <table:table-cell table:formula="of:=[$'Admin ALL'.A238] &amp; [$'Admin ALL'.D238]" office:value-type="string" office:string-value="config_text_showhiddenpages          = Normally, hidden content pages never show up on your website. Here, you may define exceptions: Where should invisible content pages show up?" calcext:value-type="string">
            <text:p>config_text_showhiddenpages <text:s text:c="9"/>= Normally, hidden content pages never show up on your website. Here, you may define exceptions: Where should invisible content pages show up?</text:p>
          </table:table-cell>
          <table:table-cell table:number-columns-repeated="1023"/>
        </table:table-row>
        <table:table-row table:style-name="ro1">
          <table:table-cell table:formula="of:=[$'Admin ALL'.A239] &amp; [$'Admin ALL'.D239]" office:value-type="string" office:string-value="config_input_search                  = Within the search results" calcext:value-type="string">
            <text:p>config_input_search <text:s text:c="17"/>= Within the search results</text:p>
          </table:table-cell>
          <table:table-cell table:number-columns-repeated="1023"/>
        </table:table-row>
        <table:table-row table:style-name="ro1">
          <table:table-cell table:formula="of:=[$'Admin ALL'.A240] &amp; [$'Admin ALL'.D240]" office:value-type="string" office:string-value="config_input_sitemap                 = Within the site map" calcext:value-type="string">
            <text:p>config_input_sitemap <text:s text:c="16"/>= Within the site map</text:p>
          </table:table-cell>
          <table:table-cell table:number-columns-repeated="1023"/>
        </table:table-row>
        <table:table-row table:style-name="ro1">
          <table:table-cell table:formula="of:=[$'Admin ALL'.A241] &amp; [$'Admin ALL'.D241]" office:value-type="string" office:string-value="config_input_pagesincmsvariables     = Within the &quot;next/previous page&quot; variables" calcext:value-type="string">
            <text:p>config_input_pagesincmsvariables <text:s text:c="4"/>= Within the "next/previous page" variables</text:p>
          </table:table-cell>
          <table:table-cell table:number-columns-repeated="1023"/>
        </table:table-row>
        <table:table-row table:style-name="ro1">
          <table:table-cell table:formula="of:=[$'Admin ALL'.A242] &amp; [$'Admin ALL'.D242]" office:value-type="string" office:string-value="config_input_pagesasdefaultpage      = As default content page for categories, if it's the first content page" calcext:value-type="string">
            <text:p>config_input_pagesasdefaultpage <text:s text:c="5"/>= As default content page for categories, if it's the first content page</text:p>
          </table:table-cell>
          <table:table-cell table:number-columns-repeated="1023"/>
        </table:table-row>
        <table:table-row table:style-name="ro1">
          <table:table-cell table:formula="of:=[$'Admin ALL'.A243] &amp; [$'Admin ALL'.D243]" office:value-type="string" office:string-value="config_text_target                   = Which links should open in a new browser window/tab (target" calcext:value-type="string">
            <text:p>config_text_target <text:s text:c="18"/>= Which links should open in a new browser window/tab (target</text:p>
          </table:table-cell>
          <table:table-cell table:number-columns-repeated="1023"/>
        </table:table-row>
        <table:table-row table:style-name="ro1">
          <table:table-cell table:formula="of:=[$'Admin ALL'.A244] &amp; [$'Admin ALL'.D244]" office:value-type="string" office:string-value="config_input_download                = File downloads" calcext:value-type="string">
            <text:p>config_input_download <text:s text:c="15"/>= File downloads</text:p>
          </table:table-cell>
          <table:table-cell table:number-columns-repeated="1023"/>
        </table:table-row>
        <table:table-row table:style-name="ro1">
          <table:table-cell table:formula="of:=[$'Admin ALL'.A245] &amp; [$'Admin ALL'.D245]" office:value-type="string" office:string-value="config_input_link                    = External links" calcext:value-type="string">
            <text:p>config_input_link <text:s text:c="19"/>= External links</text:p>
          </table:table-cell>
          <table:table-cell table:number-columns-repeated="1023"/>
        </table:table-row>
        <table:table-row table:style-name="ro1">
          <table:table-cell table:formula="of:=[$'Admin ALL'.A246] &amp; [$'Admin ALL'.D246]" office:value-type="string" office:string-value="config_text_catnamedpages            = Should content pages be hidden from the detail/sub menu if they have the same name as their categories?" calcext:value-type="string">
            <text:p>config_text_catnamedpages <text:s text:c="11"/>= Should content pages be hidden from the detail/sub menu if they have the same name as their categories?</text:p>
          </table:table-cell>
          <table:table-cell table:number-columns-repeated="1023"/>
        </table:table-row>
        <table:table-row table:style-name="ro1">
          <table:table-cell table:formula="of:=[$'Admin ALL'.A247] &amp; [$'Admin ALL'.D247]" office:value-type="string" office:string-value="config_input_catnamedpages           = Hide" calcext:value-type="string">
            <text:p>config_input_catnamedpages <text:s text:c="10"/>= Hide</text:p>
          </table:table-cell>
          <table:table-cell table:number-columns-repeated="1023"/>
        </table:table-row>
        <table:table-row table:style-name="ro1">
          <table:table-cell table:formula="of:=[$'Admin ALL'.A248] &amp; [$'Admin ALL'.D248]" office:value-type="string" office:string-value="config_text_modrewrite               = Should mod_rewrite be used?" calcext:value-type="string">
            <text:p>config_text_modrewrite <text:s text:c="14"/>= Should mod_rewrite be used?</text:p>
          </table:table-cell>
          <table:table-cell table:number-columns-repeated="1023"/>
        </table:table-row>
        <table:table-row table:style-name="ro1">
          <table:table-cell table:formula="of:=[$'Admin ALL'.A249] &amp; [$'Admin ALL'.D249]" office:value-type="string" office:string-value="config_input_modrewrite              = Use mod_rewrite" calcext:value-type="string">
            <text:p>config_input_modrewrite <text:s text:c="13"/>= Use mod_rewrite</text:p>
          </table:table-cell>
          <table:table-cell table:number-columns-repeated="1023"/>
        </table:table-row>
        <table:table-row table:style-name="ro1">
          <table:table-cell table:formula="of:=[$'Admin ALL'.A250] &amp; [$'Admin ALL'.D250]" office:value-type="string" office:string-value="config_text_showsyntaxtooltips       = Should your visitors see tool tips when hovering links?" calcext:value-type="string">
            <text:p>config_text_showsyntaxtooltips <text:s text:c="6"/>= Should your visitors see tool tips when hovering links?</text:p>
          </table:table-cell>
          <table:table-cell table:number-columns-repeated="1023"/>
        </table:table-row>
        <table:table-row table:style-name="ro1">
          <table:table-cell table:formula="of:=[$'Admin ALL'.A251] &amp; [$'Admin ALL'.D251]" office:value-type="string" office:string-value="config_input_showsyntaxtooltips      = Show tool tips on website" calcext:value-type="string">
            <text:p>config_input_showsyntaxtooltips <text:s text:c="5"/>= Show tool tips on website</text:p>
          </table:table-cell>
          <table:table-cell table:number-columns-repeated="1023"/>
        </table:table-row>
        <table:table-row table:style-name="ro1">
          <table:table-cell table:formula="of:=[$'Admin ALL'.A252] &amp; [$'Admin ALL'.D252]" office:value-type="string" office:string-value="config_titel_cmsglobal               = General settings" calcext:value-type="string">
            <text:p>config_titel_cmsglobal <text:s text:c="14"/>= General settings</text:p>
          </table:table-cell>
          <table:table-cell table:number-columns-repeated="1023"/>
        </table:table-row>
        <table:table-row table:style-name="ro1">
          <table:table-cell table:formula="of:=[$'Admin ALL'.A253] &amp; [$'Admin ALL'.D253]" office:value-type="string" office:string-value="config_titel_cmssyntax               = Syntax settings" calcext:value-type="string">
            <text:p>config_titel_cmssyntax <text:s text:c="14"/>= Syntax settings</text:p>
          </table:table-cell>
          <table:table-cell table:number-columns-repeated="1023"/>
        </table:table-row>
        <table:table-row table:style-name="ro1">
          <table:table-cell table:formula="of:=[$'Admin ALL'.A254] &amp; [$'Admin ALL'.D254]" office:value-type="string" office:string-value="config_titel_expert                  = Advanced Settings" calcext:value-type="string">
            <text:p>config_titel_expert <text:s text:c="17"/>= Advanced Settings</text:p>
          </table:table-cell>
          <table:table-cell table:number-columns-repeated="1023"/>
        </table:table-row>
        <table:table-row table:style-name="ro1">
          <table:table-cell table:formula="of:=[$'Admin ALL'.A255] &amp; [$'Admin ALL'.D255]" office:value-type="string" office:string-value="config_titel_usersyntax_test         = " calcext:value-type="string">
            <text:p>config_titel_usersyntax_test <text:s text:c="8"/>= </text:p>
          </table:table-cell>
          <table:table-cell table:number-columns-repeated="1023"/>
        </table:table-row>
        <table:table-row table:style-name="ro1">
          <table:table-cell table:formula="of:=[$'Admin ALL'.A256] &amp; [$'Admin ALL'.D256]" office:value-type="string" office:string-value="config_input_draftmode               = " calcext:value-type="string">
            <text:p>config_input_draftmode <text:s text:c="14"/>= </text:p>
          </table:table-cell>
          <table:table-cell table:number-columns-repeated="1023"/>
        </table:table-row>
        <table:table-row table:style-name="ro1">
          <table:table-cell table:formula="of:=[$'Admin ALL'.A257] &amp; [$'Admin ALL'.D257]" office:value-type="string" office:string-value="config_text_draftmode                = " calcext:value-type="string">
            <text:p>config_text_draftmode <text:s text:c="15"/>= </text:p>
          </table:table-cell>
          <table:table-cell table:number-columns-repeated="1023"/>
        </table:table-row>
        <table:table-row table:style-name="ro1">
          <table:table-cell table:formula="of:=[$'Admin ALL'.A258] &amp; [$'Admin ALL'.D258]" office:value-type="string" office:string-value="config_input_draftlayout             = " calcext:value-type="string">
            <text:p>config_input_draftlayout <text:s text:c="12"/>= </text:p>
          </table:table-cell>
          <table:table-cell table:number-columns-repeated="1023"/>
        </table:table-row>
        <table:table-row table:style-name="ro1">
          <table:table-cell table:formula="of:=[$'Admin ALL'.A259] &amp; [$'Admin ALL'.D259]">
            <text:p/>
          </table:table-cell>
          <table:table-cell table:number-columns-repeated="1023"/>
        </table:table-row>
        <table:table-row table:style-name="ro1">
          <table:table-cell table:formula="of:=[$'Admin ALL'.A260] &amp; [$'Admin ALL'.D260]" office:value-type="string" office:string-value="admin_button                         = moziloAdmin" calcext:value-type="string">
            <text:p>admin_button <text:s text:c="24"/>= moziloAdmin</text:p>
          </table:table-cell>
          <table:table-cell table:number-columns-repeated="1023"/>
        </table:table-row>
        <table:table-row table:style-name="ro1">
          <table:table-cell table:formula="of:=[$'Admin ALL'.A261] &amp; [$'Admin ALL'.D261]" office:value-type="string" office:string-value="admin_text                           = Here, you can change the settings effecting moziloAdmin's behaviour." calcext:value-type="string">
            <text:p>admin_text <text:s text:c="26"/>= Here, you can change the settings effecting moziloAdmin's behaviour.</text:p>
          </table:table-cell>
          <table:table-cell table:number-columns-repeated="1023"/>
        </table:table-row>
        <table:table-row table:style-name="ro1">
          <table:table-cell table:formula="of:=[$'Admin ALL'.A262] &amp; [$'Admin ALL'.D262]" office:value-type="string" office:string-value="admin_error_nodigit_tolong           = The value must be a number with max. 4 digits." calcext:value-type="string">
            <text:p>admin_error_nodigit_tolong <text:s text:c="10"/>= The value must be a number with max. 4 digits.</text:p>
          </table:table-cell>
          <table:table-cell table:number-columns-repeated="1023"/>
        </table:table-row>
        <table:table-row table:style-name="ro1">
          <table:table-cell table:formula="of:=[$'Admin ALL'.A263] &amp; [$'Admin ALL'.D263]" office:value-type="string" office:string-value="admin_error_adminmail                = Please enter a valid e-mail adress." calcext:value-type="string">
            <text:p>admin_error_adminmail <text:s text:c="15"/>= Please enter a valid e-mail adress.</text:p>
          </table:table-cell>
          <table:table-cell table:number-columns-repeated="1023"/>
        </table:table-row>
        <table:table-row table:style-name="ro1">
          <table:table-cell table:formula="of:=[$'Admin ALL'.A264] &amp; [$'Admin ALL'.D264]" office:value-type="string" office:string-value="admin_error_chmodnewfilesatts        = The file attributes must be composed of three digits between 0 and 7." calcext:value-type="string">
            <text:p>admin_error_chmodnewfilesatts <text:s text:c="7"/>= The file attributes must be composed of three digits between 0 and 7.</text:p>
          </table:table-cell>
          <table:table-cell table:number-columns-repeated="1023"/>
        </table:table-row>
        <table:table-row table:style-name="ro1">
          <table:table-cell table:formula="of:=[$'Admin ALL'.A265] &amp; [$'Admin ALL'.D265]" office:value-type="string" office:string-value="admin_error_backupmsgintervall       = The value must be a number with max. 4 digits." calcext:value-type="string">
            <text:p>admin_error_backupmsgintervall <text:s text:c="6"/>= The value must be a number with max. 4 digits.</text:p>
          </table:table-cell>
          <table:table-cell table:number-columns-repeated="1023"/>
        </table:table-row>
        <table:table-row table:style-name="ro1">
          <table:table-cell table:formula="of:=[$'Admin ALL'.A266] &amp; [$'Admin ALL'.D266]" office:value-type="string" office:string-value="admin_text_adminmail                 = This e-mail adress will be the recipient of messages sent from moziloAdmin.&lt;br /&gt;It's not the target adress for the contact form messages - please specify this separatley at the &quot;Kontakt-Formular&quot; plugin.&lt;br /&gt;&lt;i&gt;On the moziloAdmin home page you may check if your server is able to send e-mails.&lt;/i&gt;" calcext:value-type="string">
            <text:p>admin_text_adminmail <text:s text:c="16"/>= This e-mail adress will be the recipient of messages sent from moziloAdmin.&lt;br /&gt;It's not the target adress for the contact form messages - please specify this separatley at the "Kontakt-Formular" plugin.&lt;br /&gt;&lt;i&gt;On the moziloAdmin home page you may check if your server is able to send e-mails.&lt;/i&gt;</text:p>
          </table:table-cell>
          <table:table-cell table:number-columns-repeated="1023"/>
        </table:table-row>
        <table:table-row table:style-name="ro1">
          <table:table-cell table:formula="of:=[$'Admin ALL'.A267] &amp; [$'Admin ALL'.D267]" office:value-type="string" office:string-value="admin_text_backup                    = Backup may be a insurance for your data. Thus, moziloAdmin reminds you of it - enter the number of days between the reminder messages. Entering 0 will switch off that function - but this is explicitly not recommended." calcext:value-type="string">
            <text:p>admin_text_backup <text:s text:c="19"/>= Backup may be a insurance for your data. Thus, moziloAdmin reminds you of it - enter the number of days between the reminder messages. Entering 0 will switch off that function - but this is explicitly not recommended.</text:p>
          </table:table-cell>
          <table:table-cell table:number-columns-repeated="1023"/>
        </table:table-row>
        <table:table-row table:style-name="ro1">
          <table:table-cell table:formula="of:=[$'Admin ALL'.A268] &amp; [$'Admin ALL'.D268]" office:value-type="string" office:string-value="admin_text_get_backup                = Create and download Backup.&lt;br /&gt;Please choose all you want to be included in the Backup. Depending on the size it will take some time." calcext:value-type="string">
            <text:p>admin_text_get_backup <text:s text:c="15"/>= Create and download Backup.&lt;br /&gt;Please choose all you want to be included in the Backup. Depending on the size it will take some time.</text:p>
          </table:table-cell>
          <table:table-cell table:number-columns-repeated="1023"/>
        </table:table-row>
        <table:table-row table:style-name="ro1">
          <table:table-cell table:formula="of:=[$'Admin ALL'.A269] &amp; [$'Admin ALL'.D269]" office:value-type="string" office:string-value="admin_button_get_backup              = Download backup" calcext:value-type="string">
            <text:p>admin_button_get_backup <text:s text:c="13"/>= Download backup</text:p>
          </table:table-cell>
          <table:table-cell table:number-columns-repeated="1023"/>
        </table:table-row>
        <table:table-row table:style-name="ro1">
          <table:table-cell table:formula="of:=[$'Admin ALL'.A270] &amp; [$'Admin ALL'.D270]" office:value-type="string" office:string-value="admin_button_include_cms             = include moziloCMS" calcext:value-type="string">
            <text:p>admin_button_include_cms <text:s text:c="12"/>= include moziloCMS</text:p>
          </table:table-cell>
          <table:table-cell table:number-columns-repeated="1023"/>
        </table:table-row>
        <table:table-row table:style-name="ro1">
          <table:table-cell table:formula="of:=[$'Admin ALL'.A271] &amp; [$'Admin ALL'.D271]" office:value-type="string" office:string-value="admin_button_include_catpage         = include categories" calcext:value-type="string">
            <text:p>admin_button_include_catpage <text:s text:c="8"/>= include categories</text:p>
          </table:table-cell>
          <table:table-cell table:number-columns-repeated="1023"/>
        </table:table-row>
        <table:table-row table:style-name="ro1">
          <table:table-cell table:formula="of:=[$'Admin ALL'.A272] &amp; [$'Admin ALL'.D272]" office:value-type="string" office:string-value="admin_button_include_gallery         = include galleries" calcext:value-type="string">
            <text:p>admin_button_include_gallery <text:s text:c="8"/>= include galleries</text:p>
          </table:table-cell>
          <table:table-cell table:number-columns-repeated="1023"/>
        </table:table-row>
        <table:table-row table:style-name="ro1">
          <table:table-cell table:formula="of:=[$'Admin ALL'.A273] &amp; [$'Admin ALL'.D273]" office:value-type="string" office:string-value="admin_button_include_layouts         = include Layouts" calcext:value-type="string">
            <text:p>admin_button_include_layouts <text:s text:c="8"/>= include Layouts</text:p>
          </table:table-cell>
          <table:table-cell table:number-columns-repeated="1023"/>
        </table:table-row>
        <table:table-row table:style-name="ro1">
          <table:table-cell table:formula="of:=[$'Admin ALL'.A274] &amp; [$'Admin ALL'.D274]" office:value-type="string" office:string-value="admin_button_include_plugins         = include Plugins" calcext:value-type="string">
            <text:p>admin_button_include_plugins <text:s text:c="8"/>= include Plugins</text:p>
          </table:table-cell>
          <table:table-cell table:number-columns-repeated="1023"/>
        </table:table-row>
        <table:table-row table:style-name="ro1">
          <table:table-cell table:formula="of:=[$'Admin ALL'.A275] &amp; [$'Admin ALL'.D275]" office:value-type="string" office:string-value="admin_button_include_docu            = include Dokumentation" calcext:value-type="string">
            <text:p>admin_button_include_docu <text:s text:c="11"/>= include Dokumentation</text:p>
          </table:table-cell>
          <table:table-cell table:number-columns-repeated="1023"/>
        </table:table-row>
        <table:table-row table:style-name="ro1">
          <table:table-cell table:formula="of:=[$'Admin ALL'.A276] &amp; [$'Admin ALL'.D276]" office:value-type="string" office:string-value="admin_error_no_backups_select        = No files has been choosen." calcext:value-type="string">
            <text:p>admin_error_no_backups_select <text:s text:c="7"/>= No files has been choosen.</text:p>
          </table:table-cell>
          <table:table-cell table:number-columns-repeated="1023"/>
        </table:table-row>
        <table:table-row table:style-name="ro1">
          <table:table-cell table:formula="of:=[$'Admin ALL'.A277] &amp; [$'Admin ALL'.D277]" office:value-type="string" office:string-value="admin_text_chmodnewfiles             = Used file attributes." calcext:value-type="string">
            <text:p>admin_text_chmodnewfiles <text:s text:c="12"/>= Used file attributes.</text:p>
          </table:table-cell>
          <table:table-cell table:number-columns-repeated="1023"/>
        </table:table-row>
        <table:table-row table:style-name="ro1">
          <table:table-cell table:formula="of:=[$'Admin ALL'.A278] &amp; [$'Admin ALL'.D278]" office:value-type="string" office:string-value="admin_text_uploadfilter              = Filetypes which are not allowed to be uploaded." calcext:value-type="string">
            <text:p>admin_text_uploadfilter <text:s text:c="13"/>= Filetypes which are not allowed to be uploaded.</text:p>
          </table:table-cell>
          <table:table-cell table:number-columns-repeated="1023"/>
        </table:table-row>
        <table:table-row table:style-name="ro1">
          <table:table-cell table:formula="of:=[$'Admin ALL'.A279] &amp; [$'Admin ALL'.D279]" office:value-type="string" office:string-value="admin_input_translator               = Translator:" calcext:value-type="string">
            <text:p>admin_input_translator <text:s text:c="14"/>= Translator:</text:p>
          </table:table-cell>
          <table:table-cell table:number-columns-repeated="1023"/>
        </table:table-row>
        <table:table-row table:style-name="ro1">
          <table:table-cell table:formula="of:=[$'Admin ALL'.A280] &amp; [$'Admin ALL'.D280]" office:value-type="string" office:string-value="admin_input_language                 = Choose the language moziloAdmin is displayed in:" calcext:value-type="string">
            <text:p>admin_input_language <text:s text:c="16"/>= Choose the language moziloAdmin is displayed in:</text:p>
          </table:table-cell>
          <table:table-cell table:number-columns-repeated="1023"/>
        </table:table-row>
        <table:table-row table:style-name="ro1">
          <table:table-cell table:formula="of:=[$'Admin ALL'.A281] &amp; [$'Admin ALL'.D281]" office:value-type="string" office:string-value="admin_input_chmodupdate              = Set file attributes to all files" calcext:value-type="string">
            <text:p>admin_input_chmodupdate <text:s text:c="13"/>= Set file attributes to all files</text:p>
          </table:table-cell>
          <table:table-cell table:number-columns-repeated="1023"/>
        </table:table-row>
        <table:table-row table:style-name="ro1">
          <table:table-cell table:formula="of:=[$'Admin ALL'.A282] &amp; [$'Admin ALL'.D282]" office:value-type="string" office:string-value="admin_messages_backup                = Again, it's been a while - consider a backup of your data!" calcext:value-type="string">
            <text:p>admin_messages_backup <text:s text:c="15"/>= Again, it's been a while - consider a backup of your data!</text:p>
          </table:table-cell>
          <table:table-cell table:number-columns-repeated="1023"/>
        </table:table-row>
        <table:table-row table:style-name="ro1">
          <table:table-cell table:formula="of:=[$'Admin ALL'.A283] &amp; [$'Admin ALL'.D283]" office:value-type="string" office:string-value="admin_messages_change_language       = switch to new language" calcext:value-type="string">
            <text:p>admin_messages_change_language <text:s text:c="6"/>= switch to new language</text:p>
          </table:table-cell>
          <table:table-cell table:number-columns-repeated="1023"/>
        </table:table-row>
        <table:table-row table:style-name="ro1">
          <table:table-cell table:formula="of:=[$'Admin ALL'.A284] &amp; [$'Admin ALL'.D284]" office:value-type="string" office:string-value="admin_messages_change_password       = Username and Password has been changed." calcext:value-type="string">
            <text:p>admin_messages_change_password <text:s text:c="6"/>= Username and Password has been changed.</text:p>
          </table:table-cell>
          <table:table-cell table:number-columns-repeated="1023"/>
        </table:table-row>
        <table:table-row table:style-name="ro1">
          <table:table-cell table:formula="of:=[$'Admin ALL'.A285] &amp; [$'Admin ALL'.D285]" office:value-type="string" office:string-value="admin_messages_del_user              = User has been deleted" calcext:value-type="string">
            <text:p>admin_messages_del_user <text:s text:c="13"/>= User has been deleted</text:p>
          </table:table-cell>
          <table:table-cell table:number-columns-repeated="1023"/>
        </table:table-row>
        <table:table-row table:style-name="ro1">
          <table:table-cell table:formula="of:=[$'Admin ALL'.A286] &amp; [$'Admin ALL'.D286]" office:value-type="string" office:string-value="admin_error_language_empty           = Unable to load languagefiles." calcext:value-type="string">
            <text:p>admin_error_language_empty <text:s text:c="10"/>= Unable to load languagefiles.</text:p>
          </table:table-cell>
          <table:table-cell table:number-columns-repeated="1023"/>
        </table:table-row>
        <table:table-row table:style-name="ro1">
          <table:table-cell table:formula="of:=[$'Admin ALL'.A287] &amp; [$'Admin ALL'.D287]" office:value-type="string" office:string-value="admin_error_languagefile_error       = This languagefile does not exist." calcext:value-type="string">
            <text:p>admin_error_languagefile_error <text:s text:c="6"/>= This languagefile does not exist.</text:p>
          </table:table-cell>
          <table:table-cell table:number-columns-repeated="1023"/>
        </table:table-row>
        <table:table-row table:style-name="ro1">
          <table:table-cell table:formula="of:=[$'Admin ALL'.A288] &amp; [$'Admin ALL'.D288]" office:value-type="string" office:string-value="admin_button_del_user                = Delete user" calcext:value-type="string">
            <text:p>admin_button_del_user <text:s text:c="15"/>= Delete user</text:p>
          </table:table-cell>
          <table:table-cell table:number-columns-repeated="1023"/>
        </table:table-row>
        <table:table-row table:style-name="ro1">
          <table:table-cell table:formula="of:=[$'Admin ALL'.A289] &amp; [$'Admin ALL'.D289]" office:value-type="string" office:string-value="admin_noroot_admin                   = Admin" calcext:value-type="string">
            <text:p>admin_noroot_admin <text:s text:c="18"/>= Admin</text:p>
          </table:table-cell>
          <table:table-cell table:number-columns-repeated="1023"/>
        </table:table-row>
        <table:table-row table:style-name="ro1">
          <table:table-cell table:formula="of:=[$'Admin ALL'.A290] &amp; [$'Admin ALL'.D290]" office:value-type="string" office:string-value="admin_noroot_config                  = Settings" calcext:value-type="string">
            <text:p>admin_noroot_config <text:s text:c="17"/>= Settings</text:p>
          </table:table-cell>
          <table:table-cell table:number-columns-repeated="1023"/>
        </table:table-row>
        <table:table-row table:style-name="ro1">
          <table:table-cell table:formula="of:=[$'Admin ALL'.A291] &amp; [$'Admin ALL'.D291]" office:value-type="string" office:string-value="admin_noroot_tabs                    = admin Tabs" calcext:value-type="string">
            <text:p>admin_noroot_tabs <text:s text:c="19"/>= admin Tabs</text:p>
          </table:table-cell>
          <table:table-cell table:number-columns-repeated="1023"/>
        </table:table-row>
        <table:table-row table:style-name="ro1">
          <table:table-cell table:formula="of:=[$'Admin ALL'.A292] &amp; [$'Admin ALL'.D292]" office:value-type="string" office:string-value="admin_noroot_plugins                 = Plugins" calcext:value-type="string">
            <text:p>admin_noroot_plugins <text:s text:c="16"/>= Plugins</text:p>
          </table:table-cell>
          <table:table-cell table:number-columns-repeated="1023"/>
        </table:table-row>
        <table:table-row table:style-name="ro1">
          <table:table-cell table:formula="of:=[$'Admin ALL'.A293] &amp; [$'Admin ALL'.D293]" office:value-type="string" office:string-value="admin_noroot_template                = Templates" calcext:value-type="string">
            <text:p>admin_noroot_template <text:s text:c="15"/>= Templates</text:p>
          </table:table-cell>
          <table:table-cell table:number-columns-repeated="1023"/>
        </table:table-row>
        <table:table-row table:style-name="ro1">
          <table:table-cell table:formula="of:=[$'Admin ALL'.A294] &amp; [$'Admin ALL'.D294]" office:value-type="string" office:string-value="admin_noroot_text                    = Choose the things you want the User-Login to be able to change." calcext:value-type="string">
            <text:p>admin_noroot_text <text:s text:c="19"/>= Choose the things you want the User-Login to be able to change.</text:p>
          </table:table-cell>
          <table:table-cell table:number-columns-repeated="1023"/>
        </table:table-row>
        <table:table-row table:style-name="ro1">
          <table:table-cell table:formula="of:=[$'Admin ALL'.A295] &amp; [$'Admin ALL'.D295]" office:value-type="string" office:string-value="admin_messages_chmod                 = Attributes changed successful" calcext:value-type="string">
            <text:p>admin_messages_chmod <text:s text:c="16"/>= Attributes changed successful</text:p>
          </table:table-cell>
          <table:table-cell table:number-columns-repeated="1023"/>
        </table:table-row>
        <table:table-row table:style-name="ro1">
          <table:table-cell table:formula="of:=[$'Admin ALL'.A296] &amp; [$'Admin ALL'.D296]">
            <text:p/>
          </table:table-cell>
          <table:table-cell table:number-columns-repeated="1023"/>
        </table:table-row>
        <table:table-row table:style-name="ro1">
          <table:table-cell table:formula="of:=[$'Admin ALL'.A297] &amp; [$'Admin ALL'.D297]" office:value-type="string" office:string-value="admin_user_select_websitetitle       = " calcext:value-type="string">
            <text:p>admin_user_select_websitetitle <text:s text:c="6"/>= </text:p>
          </table:table-cell>
          <table:table-cell table:number-columns-repeated="1023"/>
        </table:table-row>
        <table:table-row table:style-name="ro1">
          <table:table-cell table:formula="of:=[$'Admin ALL'.A298] &amp; [$'Admin ALL'.D298]" office:value-type="string" office:string-value="admin_user_select_websitedescription = " calcext:value-type="string">
            <text:p>admin_user_select_websitedescription = </text:p>
          </table:table-cell>
          <table:table-cell table:number-columns-repeated="1023"/>
        </table:table-row>
        <table:table-row table:style-name="ro1">
          <table:table-cell table:formula="of:=[$'Admin ALL'.A299] &amp; [$'Admin ALL'.D299]" office:value-type="string" office:string-value="admin_user_select_cmslanguage        = " calcext:value-type="string">
            <text:p>admin_user_select_cmslanguage <text:s text:c="7"/>= </text:p>
          </table:table-cell>
          <table:table-cell table:number-columns-repeated="1023"/>
        </table:table-row>
        <table:table-row table:style-name="ro1">
          <table:table-cell table:formula="of:=[$'Admin ALL'.A300] &amp; [$'Admin ALL'.D300]" office:value-type="string" office:string-value="admin_user_select_defaultcat         = " calcext:value-type="string">
            <text:p>admin_user_select_defaultcat <text:s text:c="8"/>= </text:p>
          </table:table-cell>
          <table:table-cell table:number-columns-repeated="1023"/>
        </table:table-row>
        <table:table-row table:style-name="ro1">
          <table:table-cell table:formula="of:=[$'Admin ALL'.A301] &amp; [$'Admin ALL'.D301]" office:value-type="string" office:string-value="admin_user_select_draftmode          = " calcext:value-type="string">
            <text:p>admin_user_select_draftmode <text:s text:c="9"/>= </text:p>
          </table:table-cell>
          <table:table-cell table:number-columns-repeated="1023"/>
        </table:table-row>
        <table:table-row table:style-name="ro1">
          <table:table-cell table:formula="of:=[$'Admin ALL'.A302] &amp; [$'Admin ALL'.D302]" office:value-type="string" office:string-value="admin_user_select_usesitemap         = " calcext:value-type="string">
            <text:p>admin_user_select_usesitemap <text:s text:c="8"/>= </text:p>
          </table:table-cell>
          <table:table-cell table:number-columns-repeated="1023"/>
        </table:table-row>
        <table:table-row table:style-name="ro1">
          <table:table-cell table:formula="of:=[$'Admin ALL'.A303] &amp; [$'Admin ALL'.D303]" office:value-type="string" office:string-value="admin_user_select_usecmssyntax       = " calcext:value-type="string">
            <text:p>admin_user_select_usecmssyntax <text:s text:c="6"/>= </text:p>
          </table:table-cell>
          <table:table-cell table:number-columns-repeated="1023"/>
        </table:table-row>
        <table:table-row table:style-name="ro1">
          <table:table-cell table:formula="of:=[$'Admin ALL'.A304] &amp; [$'Admin ALL'.D304]" office:value-type="string" office:string-value="admin_user_select_editusersyntax     = " calcext:value-type="string">
            <text:p>admin_user_select_editusersyntax <text:s text:c="4"/>= </text:p>
          </table:table-cell>
          <table:table-cell table:number-columns-repeated="1023"/>
        </table:table-row>
        <table:table-row table:style-name="ro1">
          <table:table-cell table:formula="of:=[$'Admin ALL'.A305] &amp; [$'Admin ALL'.D305]" office:value-type="string" office:string-value="admin_user_select_replaceemoticons   = " calcext:value-type="string">
            <text:p>admin_user_select_replaceemoticons <text:s text:c="2"/>= </text:p>
          </table:table-cell>
          <table:table-cell table:number-columns-repeated="1023"/>
        </table:table-row>
        <table:table-row table:style-name="ro1">
          <table:table-cell table:formula="of:=[$'Admin ALL'.A306] &amp; [$'Admin ALL'.D306]" office:value-type="string" office:string-value="admin_user_select_defaultcolors      = " calcext:value-type="string">
            <text:p>admin_user_select_defaultcolors <text:s text:c="5"/>= </text:p>
          </table:table-cell>
          <table:table-cell table:number-columns-repeated="1023"/>
        </table:table-row>
        <table:table-row table:style-name="ro1">
          <table:table-cell table:formula="of:=[$'Admin ALL'.A307] &amp; [$'Admin ALL'.D307]" office:value-type="string" office:string-value="admin_user_select_hiddenpages        = " calcext:value-type="string">
            <text:p>admin_user_select_hiddenpages <text:s text:c="7"/>= </text:p>
          </table:table-cell>
          <table:table-cell table:number-columns-repeated="1023"/>
        </table:table-row>
        <table:table-row table:style-name="ro1">
          <table:table-cell table:formula="of:=[$'Admin ALL'.A308] &amp; [$'Admin ALL'.D308]" office:value-type="string" office:string-value="admin_user_select_targetblank        = " calcext:value-type="string">
            <text:p>admin_user_select_targetblank <text:s text:c="7"/>= </text:p>
          </table:table-cell>
          <table:table-cell table:number-columns-repeated="1023"/>
        </table:table-row>
        <table:table-row table:style-name="ro1">
          <table:table-cell table:formula="of:=[$'Admin ALL'.A309] &amp; [$'Admin ALL'.D309]" office:value-type="string" office:string-value="admin_user_select_hidecatnamedpages  = " calcext:value-type="string">
            <text:p>admin_user_select_hidecatnamedpages <text:s/>= </text:p>
          </table:table-cell>
          <table:table-cell table:number-columns-repeated="1023"/>
        </table:table-row>
        <table:table-row table:style-name="ro1">
          <table:table-cell table:formula="of:=[$'Admin ALL'.A310] &amp; [$'Admin ALL'.D310]" office:value-type="string" office:string-value="admin_user_select_modrewrite         = " calcext:value-type="string">
            <text:p>admin_user_select_modrewrite <text:s text:c="8"/>= </text:p>
          </table:table-cell>
          <table:table-cell table:number-columns-repeated="1023"/>
        </table:table-row>
        <table:table-row table:style-name="ro1">
          <table:table-cell table:formula="of:=[$'Admin ALL'.A311] &amp; [$'Admin ALL'.D311]" office:value-type="string" office:string-value="admin_user_select_showsyntaxtooltips = " calcext:value-type="string">
            <text:p>admin_user_select_showsyntaxtooltips = </text:p>
          </table:table-cell>
          <table:table-cell table:number-columns-repeated="1023"/>
        </table:table-row>
        <table:table-row table:style-name="ro1">
          <table:table-cell table:formula="of:=[$'Admin ALL'.A312] &amp; [$'Admin ALL'.D312]">
            <text:p/>
          </table:table-cell>
          <table:table-cell table:number-columns-repeated="1023"/>
        </table:table-row>
        <table:table-row table:style-name="ro1">
          <table:table-cell table:formula="of:=[$'Admin ALL'.A313] &amp; [$'Admin ALL'.D313]" office:value-type="string" office:string-value="admin_user_select_language           = " calcext:value-type="string">
            <text:p>admin_user_select_language <text:s text:c="10"/>= </text:p>
          </table:table-cell>
          <table:table-cell table:number-columns-repeated="1023"/>
        </table:table-row>
        <table:table-row table:style-name="ro1">
          <table:table-cell table:formula="of:=[$'Admin ALL'.A314] &amp; [$'Admin ALL'.D314]" office:value-type="string" office:string-value="admin_user_select_adminmail          = " calcext:value-type="string">
            <text:p>admin_user_select_adminmail <text:s text:c="9"/>= </text:p>
          </table:table-cell>
          <table:table-cell table:number-columns-repeated="1023"/>
        </table:table-row>
        <table:table-row table:style-name="ro1">
          <table:table-cell table:formula="of:=[$'Admin ALL'.A315] &amp; [$'Admin ALL'.D315]" office:value-type="string" office:string-value="admin_user_select_backupmsgintervall = " calcext:value-type="string">
            <text:p>admin_user_select_backupmsgintervall = </text:p>
          </table:table-cell>
          <table:table-cell table:number-columns-repeated="1023"/>
        </table:table-row>
        <table:table-row table:style-name="ro1">
          <table:table-cell table:formula="of:=[$'Admin ALL'.A316] &amp; [$'Admin ALL'.D316]" office:value-type="string" office:string-value="admin_user_select_getbackup          = " calcext:value-type="string">
            <text:p>admin_user_select_getbackup <text:s text:c="9"/>= </text:p>
          </table:table-cell>
          <table:table-cell table:number-columns-repeated="1023"/>
        </table:table-row>
        <table:table-row table:style-name="ro1">
          <table:table-cell table:formula="of:=[$'Admin ALL'.A317] &amp; [$'Admin ALL'.D317]" office:value-type="string" office:string-value="admin_user_select_chmodnewfilesatts  = " calcext:value-type="string">
            <text:p>admin_user_select_chmodnewfilesatts <text:s/>= </text:p>
          </table:table-cell>
          <table:table-cell table:number-columns-repeated="1023"/>
        </table:table-row>
        <table:table-row table:style-name="ro1">
          <table:table-cell table:formula="of:=[$'Admin ALL'.A318] &amp; [$'Admin ALL'.D318]" office:value-type="string" office:string-value="admin_user_select_noupload           = " calcext:value-type="string">
            <text:p>admin_user_select_noupload <text:s text:c="10"/>= </text:p>
          </table:table-cell>
          <table:table-cell table:number-columns-repeated="1023"/>
        </table:table-row>
        <table:table-row table:style-name="ro1">
          <table:table-cell table:formula="of:=[$'Admin ALL'.A319] &amp; [$'Admin ALL'.D319]" office:value-type="string" office:string-value="admin_user_select_userpassword       = " calcext:value-type="string">
            <text:p>admin_user_select_userpassword <text:s text:c="6"/>= </text:p>
          </table:table-cell>
          <table:table-cell table:number-columns-repeated="1023"/>
        </table:table-row>
        <table:table-row table:style-name="ro1">
          <table:table-cell table:formula="of:=[$'Admin ALL'.A320] &amp; [$'Admin ALL'.D320]">
            <text:p/>
          </table:table-cell>
          <table:table-cell table:number-columns-repeated="1023"/>
        </table:table-row>
        <table:table-row table:style-name="ro1">
          <table:table-cell table:formula="of:=[$'Admin ALL'.A321] &amp; [$'Admin ALL'.D321]" office:value-type="string" office:string-value="pw_help                              = Hint: The user name has consist of at least five, the password at least six characters. Make sure the password contains numbers, small an capital letters." calcext:value-type="string">
            <text:p>pw_help <text:s text:c="29"/>= Hint: The user name has consist of at least five, the password at least six characters. Make sure the password contains numbers, small an capital letters.</text:p>
          </table:table-cell>
          <table:table-cell table:number-columns-repeated="1023"/>
        </table:table-row>
        <table:table-row table:style-name="ro1">
          <table:table-cell table:formula="of:=[$'Admin ALL'.A322] &amp; [$'Admin ALL'.D322]" office:value-type="string" office:string-value="pw_text_login                        = Here, you can edit your moziloAdmin login data. Enter your current user name and password, then the new user name and password. Confirm the new password by entering it again.&lt;br /&gt;&lt;i&gt;Hint: The user name has consist of at least five, the password at least six characters. Make sure the password contains numbers, small an capital letters.&lt;/i&gt;" calcext:value-type="string">
            <text:p>pw_text_login <text:s text:c="23"/>= Here, you can edit your moziloAdmin login data. Enter your current user name and password, then the new user name and password. Confirm the new password by entering it again.&lt;br /&gt;&lt;i&gt;Hint: The user name has consist of at least five, the password at least six characters. Make sure the password contains numbers, small an capital letters.&lt;/i&gt;</text:p>
          </table:table-cell>
          <table:table-cell table:number-columns-repeated="1023"/>
        </table:table-row>
        <table:table-row table:style-name="ro1">
          <table:table-cell table:formula="of:=[$'Admin ALL'.A323] &amp; [$'Admin ALL'.D323]" office:value-type="string" office:string-value="userpw_text_login                    = " calcext:value-type="string">
            <text:p>userpw_text_login <text:s text:c="19"/>= </text:p>
          </table:table-cell>
          <table:table-cell table:number-columns-repeated="1023"/>
        </table:table-row>
        <table:table-row table:style-name="ro1">
          <table:table-cell table:formula="of:=[$'Admin ALL'.A324] &amp; [$'Admin ALL'.D324]" office:value-type="string" office:string-value="pw_error_missingvalues               = Not all values were filled in." calcext:value-type="string">
            <text:p>pw_error_missingvalues <text:s text:c="14"/>= Not all values were filled in.</text:p>
          </table:table-cell>
          <table:table-cell table:number-columns-repeated="1023"/>
        </table:table-row>
        <table:table-row table:style-name="ro1">
          <table:table-cell table:formula="of:=[$'Admin ALL'.A325] &amp; [$'Admin ALL'.D325]" office:value-type="string" office:string-value="pw_error_newpwerror                  = The new password doesn't match the rules (at least six characters; small and capital letters; numbers)." calcext:value-type="string">
            <text:p>pw_error_newpwerror <text:s text:c="17"/>= The new password doesn't match the rules (at least six characters; small and capital letters; numbers).</text:p>
          </table:table-cell>
          <table:table-cell table:number-columns-repeated="1023"/>
        </table:table-row>
        <table:table-row table:style-name="ro1">
          <table:table-cell table:formula="of:=[$'Admin ALL'.A326] &amp; [$'Admin ALL'.D326]" office:value-type="string" office:string-value="pw_error_newpwmismatch               = The new password confirmation was not correct." calcext:value-type="string">
            <text:p>pw_error_newpwmismatch <text:s text:c="14"/>= The new password confirmation was not correct.</text:p>
          </table:table-cell>
          <table:table-cell table:number-columns-repeated="1023"/>
        </table:table-row>
        <table:table-row table:style-name="ro1">
          <table:table-cell table:formula="of:=[$'Admin ALL'.A327] &amp; [$'Admin ALL'.D327]" office:value-type="string" office:string-value="pw_error_tooshortname                = The new username has to be at least five characters long." calcext:value-type="string">
            <text:p>pw_error_tooshortname <text:s text:c="15"/>= The new username has to be at least five characters long.</text:p>
          </table:table-cell>
          <table:table-cell table:number-columns-repeated="1023"/>
        </table:table-row>
        <table:table-row table:style-name="ro1">
          <table:table-cell table:formula="of:=[$'Admin ALL'.A328] &amp; [$'Admin ALL'.D328]" office:value-type="string" office:string-value="pw_titel_newname                     = &lt;b&gt;Superuser&lt;/b&gt; Username" calcext:value-type="string">
            <text:p>pw_titel_newname <text:s text:c="20"/>= &lt;b&gt;Superuser&lt;/b&gt; Username</text:p>
          </table:table-cell>
          <table:table-cell table:number-columns-repeated="1023"/>
        </table:table-row>
        <table:table-row table:style-name="ro1">
          <table:table-cell table:formula="of:=[$'Admin ALL'.A329] &amp; [$'Admin ALL'.D329]" office:value-type="string" office:string-value="pw_titel_newpw                       = New password" calcext:value-type="string">
            <text:p>pw_titel_newpw <text:s text:c="22"/>= New password</text:p>
          </table:table-cell>
          <table:table-cell table:number-columns-repeated="1023"/>
        </table:table-row>
        <table:table-row table:style-name="ro1">
          <table:table-cell table:formula="of:=[$'Admin ALL'.A330] &amp; [$'Admin ALL'.D330]" office:value-type="string" office:string-value="pw_titel_newpwrepeat                 = New password (confirmation)" calcext:value-type="string">
            <text:p>pw_titel_newpwrepeat <text:s text:c="16"/>= New password (confirmation)</text:p>
          </table:table-cell>
          <table:table-cell table:number-columns-repeated="1023"/>
        </table:table-row>
        <table:table-row table:style-name="ro1">
          <table:table-cell table:formula="of:=[$'Admin ALL'.A331] &amp; [$'Admin ALL'.D331]" office:value-type="string" office:string-value="userpw_titel_newname                 = &lt;b&gt;User&lt;/b&gt; Username" calcext:value-type="string">
            <text:p>userpw_titel_newname <text:s text:c="16"/>= &lt;b&gt;User&lt;/b&gt; Username</text:p>
          </table:table-cell>
          <table:table-cell table:number-columns-repeated="1023"/>
        </table:table-row>
        <table:table-row table:style-name="ro1">
          <table:table-cell table:formula="of:=[$'Admin ALL'.A332] &amp; [$'Admin ALL'.D332]" office:value-type="string" office:string-value="userpw_titel_newpw                   = Password" calcext:value-type="string">
            <text:p>userpw_titel_newpw <text:s text:c="18"/>= Password</text:p>
          </table:table-cell>
          <table:table-cell table:number-columns-repeated="1023"/>
        </table:table-row>
        <table:table-row table:style-name="ro1">
          <table:table-cell table:formula="of:=[$'Admin ALL'.A333] &amp; [$'Admin ALL'.D333]" office:value-type="string" office:string-value="userpw_titel_newpwrepeat             = Password (confirmation)" calcext:value-type="string">
            <text:p>userpw_titel_newpwrepeat <text:s text:c="12"/>= Password (confirmation)</text:p>
          </table:table-cell>
          <table:table-cell table:number-columns-repeated="1023"/>
        </table:table-row>
        <table:table-row table:style-name="ro1">
          <table:table-cell table:formula="of:=[$'Admin ALL'.A334] &amp; [$'Admin ALL'.D334]" office:value-type="string" office:string-value="warning_false_logins                 = Erroneous login attempts since last login:" calcext:value-type="string">
            <text:p>warning_false_logins <text:s text:c="16"/>= Erroneous login attempts since last login:</text:p>
          </table:table-cell>
          <table:table-cell table:number-columns-repeated="1023"/>
        </table:table-row>
        <table:table-row table:style-name="ro1">
          <table:table-cell table:formula="of:=[$'Admin ALL'.A335] &amp; [$'Admin ALL'.D335]" office:value-type="string" office:string-value="loginlocked_mailcontent              = moziloAdmin's login is temporarily locked: Wrong login data was entered too often. See the details of last login attempt:" calcext:value-type="string">
            <text:p>loginlocked_mailcontent <text:s text:c="13"/>= moziloAdmin's login is temporarily locked: Wrong login data was entered too often. See the details of last login attempt:</text:p>
          </table:table-cell>
          <table:table-cell table:number-columns-repeated="1023"/>
        </table:table-row>
        <table:table-row table:style-name="ro1">
          <table:table-cell table:formula="of:=[$'Admin ALL'.A336] &amp; [$'Admin ALL'.D336]" office:value-type="string" office:string-value="loginlocked_mailsubject              = moziloAdmin: Login locked" calcext:value-type="string">
            <text:p>loginlocked_mailsubject <text:s text:c="13"/>= moziloAdmin: Login locked</text:p>
          </table:table-cell>
          <table:table-cell table:number-columns-repeated="1023"/>
        </table:table-row>
        <table:table-row table:style-name="ro1">
          <table:table-cell table:formula="of:=[$'Admin ALL'.A337] &amp; [$'Admin ALL'.D337]" office:value-type="string" office:string-value="messages_false_logins                = Failed Login attempts since last login:" calcext:value-type="string">
            <text:p>messages_false_logins <text:s text:c="15"/>= Failed Login attempts since last login:</text:p>
          </table:table-cell>
          <table:table-cell table:number-columns-repeated="1023"/>
        </table:table-row>
        <table:table-row table:style-name="ro1">
          <table:table-cell table:formula="of:=[$'Admin ALL'.A338] &amp; [$'Admin ALL'.D338]" office:value-type="string" office:string-value="login_button                         = " calcext:value-type="string">
            <text:p>login_button <text:s text:c="24"/>= </text:p>
          </table:table-cell>
          <table:table-cell table:number-columns-repeated="1023"/>
        </table:table-row>
        <table:table-row table:style-name="ro1">
          <table:table-cell table:formula="of:=[$'Admin ALL'.A339] &amp; [$'Admin ALL'.D339]" office:value-type="string" office:string-value="login_ajax_success                   = " calcext:value-type="string">
            <text:p>login_ajax_success <text:s text:c="18"/>= </text:p>
          </table:table-cell>
          <table:table-cell table:number-columns-repeated="1023"/>
        </table:table-row>
        <table:table-row table:style-name="ro1">
          <table:table-cell table:formula="of:=[$'Admin ALL'.A340] &amp; [$'Admin ALL'.D340]" office:value-type="string" office:string-value="login_titel_dialog                   = " calcext:value-type="string">
            <text:p>login_titel_dialog <text:s text:c="18"/>= </text:p>
          </table:table-cell>
          <table:table-cell table:number-columns-repeated="1023"/>
        </table:table-row>
        <table:table-row table:style-name="ro1">
          <table:table-cell table:formula="of:=[$'Admin ALL'.A341] &amp; [$'Admin ALL'.D341]">
            <text:p/>
          </table:table-cell>
          <table:table-cell table:number-columns-repeated="1023"/>
        </table:table-row>
        <table:table-row table:style-name="ro1">
          <table:table-cell table:formula="of:=[$'Admin ALL'.A342] &amp; [$'Admin ALL'.D342]" office:value-type="string" office:string-value="plugins_button                       = Plugins" calcext:value-type="string">
            <text:p>plugins_button <text:s text:c="22"/>= Plugins</text:p>
          </table:table-cell>
          <table:table-cell table:number-columns-repeated="1023"/>
        </table:table-row>
        <table:table-row table:style-name="ro1">
          <table:table-cell table:formula="of:=[$'Admin ALL'.A343] &amp; [$'Admin ALL'.D343]" office:value-type="string" office:string-value="plugins_titel                        = Plugins" calcext:value-type="string">
            <text:p>plugins_titel <text:s text:c="23"/>= Plugins</text:p>
          </table:table-cell>
          <table:table-cell table:number-columns-repeated="1023"/>
        </table:table-row>
        <table:table-row table:style-name="ro1">
          <table:table-cell table:formula="of:=[$'Admin ALL'.A344] &amp; [$'Admin ALL'.D344]" office:value-type="string" office:string-value="plugins_error                        = Error within the plugin! Please contact the plugin's author:" calcext:value-type="string">
            <text:p>plugins_error <text:s text:c="23"/>= Error within the plugin! Please contact the plugin's author:</text:p>
          </table:table-cell>
          <table:table-cell table:number-columns-repeated="1023"/>
        </table:table-row>
        <table:table-row table:style-name="ro1">
          <table:table-cell table:formula="of:=[$'Admin ALL'.A345] &amp; [$'Admin ALL'.D345]" office:value-type="string" office:string-value="plugins_titel_version                = Required moziloCMS version" calcext:value-type="string">
            <text:p>plugins_titel_version <text:s text:c="15"/>= Required moziloCMS version</text:p>
          </table:table-cell>
          <table:table-cell table:number-columns-repeated="1023"/>
        </table:table-row>
        <table:table-row table:style-name="ro1">
          <table:table-cell table:formula="of:=[$'Admin ALL'.A346] &amp; [$'Admin ALL'.D346]" office:value-type="string" office:string-value="plugins_titel_author                 = Author" calcext:value-type="string">
            <text:p>plugins_titel_author <text:s text:c="16"/>= Author</text:p>
          </table:table-cell>
          <table:table-cell table:number-columns-repeated="1023"/>
        </table:table-row>
        <table:table-row table:style-name="ro1">
          <table:table-cell table:formula="of:=[$'Admin ALL'.A347] &amp; [$'Admin ALL'.D347]" office:value-type="string" office:string-value="plugins_titel_web                    = Website" calcext:value-type="string">
            <text:p>plugins_titel_web <text:s text:c="19"/>= Website</text:p>
          </table:table-cell>
          <table:table-cell table:number-columns-repeated="1023"/>
        </table:table-row>
        <table:table-row table:style-name="ro1">
          <table:table-cell table:formula="of:=[$'Admin ALL'.A348] &amp; [$'Admin ALL'.D348]" office:value-type="string" office:string-value="plugins_input_active                 = Activate" calcext:value-type="string">
            <text:p>plugins_input_active <text:s text:c="16"/>= Activate</text:p>
          </table:table-cell>
          <table:table-cell table:number-columns-repeated="1023"/>
        </table:table-row>
        <table:table-row table:style-name="ro1">
          <table:table-cell table:formula="of:=[$'Admin ALL'.A349] &amp; [$'Admin ALL'.D349]" office:value-type="string" office:string-value="plugins_error_regex_error            = " calcext:value-type="string">
            <text:p>plugins_error_regex_error <text:s text:c="11"/>= </text:p>
          </table:table-cell>
          <table:table-cell table:number-columns-repeated="1023"/>
        </table:table-row>
        <table:table-row table:style-name="ro1">
          <table:table-cell table:formula="of:=[$'Admin ALL'.A350] &amp; [$'Admin ALL'.D350]" office:value-type="string" office:string-value="plugins_info                         = Information" calcext:value-type="string">
            <text:p>plugins_info <text:s text:c="24"/>= Information</text:p>
          </table:table-cell>
          <table:table-cell table:number-columns-repeated="1023"/>
        </table:table-row>
        <table:table-row table:style-name="ro1">
          <table:table-cell table:formula="of:=[$'Admin ALL'.A351] &amp; [$'Admin ALL'.D351]" office:value-type="string" office:string-value="plugins_title_manage                 = Manage Plugins" calcext:value-type="string">
            <text:p>plugins_title_manage <text:s text:c="16"/>= Manage Plugins</text:p>
          </table:table-cell>
          <table:table-cell table:number-columns-repeated="1023"/>
        </table:table-row>
        <table:table-row table:style-name="ro1">
          <table:table-cell table:formula="of:=[$'Admin ALL'.A352] &amp; [$'Admin ALL'.D352]" office:value-type="string" office:string-value="plugins_text_filebutton              = Install oder overwrite" calcext:value-type="string">
            <text:p>plugins_text_filebutton <text:s text:c="13"/>= Install oder overwrite</text:p>
          </table:table-cell>
          <table:table-cell table:number-columns-repeated="1023"/>
        </table:table-row>
        <table:table-row table:style-name="ro1">
          <table:table-cell table:formula="of:=[$'Admin ALL'.A353] &amp; [$'Admin ALL'.D353]" office:value-type="string" office:string-value="plugins_text_fileinfo                = Only &quot;plugin.conf.php&quot; will not be overwritten." calcext:value-type="string">
            <text:p>plugins_text_fileinfo <text:s text:c="15"/>= Only "plugin.conf.php" will not be overwritten.</text:p>
          </table:table-cell>
          <table:table-cell table:number-columns-repeated="1023"/>
        </table:table-row>
        <table:table-row table:style-name="ro1">
          <table:table-cell table:formula="of:=[$'Admin ALL'.A354] &amp; [$'Admin ALL'.D354]" office:value-type="string" office:string-value="plugins_button_install               = Install" calcext:value-type="string">
            <text:p>plugins_button_install <text:s text:c="14"/>= Install</text:p>
          </table:table-cell>
          <table:table-cell table:number-columns-repeated="1023"/>
        </table:table-row>
        <table:table-row table:style-name="ro1">
          <table:table-cell table:formula="of:=[$'Admin ALL'.A355] &amp; [$'Admin ALL'.D355]" office:value-type="string" office:string-value="plugins_button_delete                = Delete all selected Plugins" calcext:value-type="string">
            <text:p>plugins_button_delete <text:s text:c="15"/>= Delete all selected Plugins</text:p>
          </table:table-cell>
          <table:table-cell table:number-columns-repeated="1023"/>
        </table:table-row>
        <table:table-row table:style-name="ro1">
          <table:table-cell table:formula="of:=[$'Admin ALL'.A356] &amp; [$'Admin ALL'.D356]" office:value-type="string" office:string-value="plugins_select                       = " calcext:value-type="string">
            <text:p>plugins_select <text:s text:c="22"/>= </text:p>
          </table:table-cell>
          <table:table-cell table:number-columns-repeated="1023"/>
        </table:table-row>
        <table:table-row table:style-name="ro1">
          <table:table-cell table:formula="of:=[$'Admin ALL'.A357] &amp; [$'Admin ALL'.D357]">
            <text:p/>
          </table:table-cell>
          <table:table-cell table:number-columns-repeated="1023"/>
        </table:table-row>
        <table:table-row table:style-name="ro1">
          <table:table-cell table:formula="of:=[$'Admin ALL'.A358] &amp; [$'Admin ALL'.D358]" office:value-type="string" office:string-value="template_button                      = Templates" calcext:value-type="string">
            <text:p>template_button <text:s text:c="21"/>= Templates</text:p>
          </table:table-cell>
          <table:table-cell table:number-columns-repeated="1023"/>
        </table:table-row>
        <table:table-row table:style-name="ro1">
          <table:table-cell table:formula="of:=[$'Admin ALL'.A359] &amp; [$'Admin ALL'.D359]" office:value-type="string" office:string-value="template_title_grafiken              = Graphics" calcext:value-type="string">
            <text:p>template_title_grafiken <text:s text:c="13"/>= Graphics</text:p>
          </table:table-cell>
          <table:table-cell table:number-columns-repeated="1023"/>
        </table:table-row>
        <table:table-row table:style-name="ro1">
          <table:table-cell table:formula="of:=[$'Admin ALL'.A360] &amp; [$'Admin ALL'.D360]" office:value-type="string" office:string-value="template_title_html_css              = HTML and CSS files" calcext:value-type="string">
            <text:p>template_title_html_css <text:s text:c="13"/>= HTML and CSS files</text:p>
          </table:table-cell>
          <table:table-cell table:number-columns-repeated="1023"/>
        </table:table-row>
        <table:table-row table:style-name="ro1">
          <table:table-cell table:formula="of:=[$'Admin ALL'.A361] &amp; [$'Admin ALL'.D361]" office:value-type="string" office:string-value="template_title_plugins               = Plugins CSS files" calcext:value-type="string">
            <text:p>template_title_plugins <text:s text:c="14"/>= Plugins CSS files</text:p>
          </table:table-cell>
          <table:table-cell table:number-columns-repeated="1023"/>
        </table:table-row>
        <table:table-row table:style-name="ro1">
          <table:table-cell table:formula="of:=[$'Admin ALL'.A362] &amp; [$'Admin ALL'.D362]" office:value-type="string" office:string-value="template_title_template              = Edit Template → {TemplateName}" calcext:value-type="string">
            <text:p>template_title_template <text:s text:c="13"/>= Edit Template → {TemplateName}</text:p>
          </table:table-cell>
          <table:table-cell table:number-columns-repeated="1023"/>
        </table:table-row>
        <table:table-row table:style-name="ro1">
          <table:table-cell table:formula="of:=[$'Admin ALL'.A363] &amp; [$'Admin ALL'.D363]" office:value-type="string" office:string-value="template_title_manage                = Manage Templates" calcext:value-type="string">
            <text:p>template_title_manage <text:s text:c="15"/>= Manage Templates</text:p>
          </table:table-cell>
          <table:table-cell table:number-columns-repeated="1023"/>
        </table:table-row>
        <table:table-row table:style-name="ro1">
          <table:table-cell table:formula="of:=[$'Admin ALL'.A364] &amp; [$'Admin ALL'.D364]" office:value-type="string" office:string-value="template_title_editor                = " calcext:value-type="string">
            <text:p>template_title_editor <text:s text:c="15"/>= </text:p>
          </table:table-cell>
          <table:table-cell table:number-columns-repeated="1023"/>
        </table:table-row>
        <table:table-row table:style-name="ro1">
          <table:table-cell table:formula="of:=[$'Admin ALL'.A365] &amp; [$'Admin ALL'.D365]" office:value-type="string" office:string-value="template_text_filebutton             = Install oder overwrite" calcext:value-type="string">
            <text:p>template_text_filebutton <text:s text:c="12"/>= Install oder overwrite</text:p>
          </table:table-cell>
          <table:table-cell table:number-columns-repeated="1023"/>
        </table:table-row>
        <table:table-row table:style-name="ro1">
          <table:table-cell table:formula="of:=[$'Admin ALL'.A366] &amp; [$'Admin ALL'.D366]" office:value-type="string" office:string-value="template_text_fileinfo               = All files will be overwritten" calcext:value-type="string">
            <text:p>template_text_fileinfo <text:s text:c="14"/>= All files will be overwritten</text:p>
          </table:table-cell>
          <table:table-cell table:number-columns-repeated="1023"/>
        </table:table-row>
        <table:table-row table:style-name="ro1">
          <table:table-cell table:formula="of:=[$'Admin ALL'.A367] &amp; [$'Admin ALL'.D367]" office:value-type="string" office:string-value="template_button_install              = Install" calcext:value-type="string">
            <text:p>template_button_install <text:s text:c="13"/>= Install</text:p>
          </table:table-cell>
          <table:table-cell table:number-columns-repeated="1023"/>
        </table:table-row>
        <table:table-row table:style-name="ro1">
          <table:table-cell table:formula="of:=[$'Admin ALL'.A368] &amp; [$'Admin ALL'.D368]" office:value-type="string" office:string-value="template_button_delete               = Delete all selected Templates" calcext:value-type="string">
            <text:p>template_button_delete <text:s text:c="14"/>= Delete all selected Templates</text:p>
          </table:table-cell>
          <table:table-cell table:number-columns-repeated="1023"/>
        </table:table-row>
        <table:table-row table:style-name="ro1">
          <table:table-cell table:formula="of:=[$'Admin ALL'.A369] &amp; [$'Admin ALL'.D369]" office:value-type="string" office:string-value="template_input_set_active            = Activate" calcext:value-type="string">
            <text:p>template_input_set_active <text:s text:c="11"/>= Activate</text:p>
          </table:table-cell>
          <table:table-cell table:number-columns-repeated="1023"/>
        </table:table-row>
        <table:table-row table:style-name="ro1">
          <table:table-cell table:formula="of:=[$'Admin ALL'.A370] &amp; [$'Admin ALL'.D370]" office:value-type="string" office:string-value="template_select                      = " calcext:value-type="string">
            <text:p>template_select <text:s text:c="21"/>= </text:p>
          </table:table-cell>
          <table:table-cell table:number-columns-repeated="1023"/>
        </table:table-row>
        <table:table-row table:style-name="ro1">
          <table:table-cell table:formula="of:=[$'Admin ALL'.A371] &amp; [$'Admin ALL'.D371]">
            <text:p/>
          </table:table-cell>
          <table:table-cell table:number-columns-repeated="1023"/>
        </table:table-row>
        <table:table-row table:style-name="ro1">
          <table:table-cell table:formula="of:=[$'Admin ALL'.A372] &amp; [$'Admin ALL'.D372]">
            <text:p/>
          </table:table-cell>
          <table:table-cell table:number-columns-repeated="1023"/>
        </table:table-row>
        <table:table-row table:style-name="ro1">
          <table:table-cell table:formula="of:=[$'Admin ALL'.A373] &amp; [$'Admin ALL'.D373]" office:value-type="string" office:string-value="install_tab_help                     = Help" calcext:value-type="string">
            <text:p>install_tab_help <text:s text:c="20"/>= Help</text:p>
          </table:table-cell>
          <table:table-cell table:number-columns-repeated="1023"/>
        </table:table-row>
        <table:table-row table:style-name="ro1">
          <table:table-cell table:formula="of:=[$'Admin ALL'.A374] &amp; [$'Admin ALL'.D374]" office:value-type="string" office:string-value="install_tab_language                 = Language" calcext:value-type="string">
            <text:p>install_tab_language <text:s text:c="16"/>= Language</text:p>
          </table:table-cell>
          <table:table-cell table:number-columns-repeated="1023"/>
        </table:table-row>
        <table:table-row table:style-name="ro1">
          <table:table-cell table:formula="of:=[$'Admin ALL'.A375] &amp; [$'Admin ALL'.D375]" office:value-type="string" office:string-value="install_tab_chmod_test               = Permissions" calcext:value-type="string">
            <text:p>install_tab_chmod_test <text:s text:c="14"/>= Permissions</text:p>
          </table:table-cell>
          <table:table-cell table:number-columns-repeated="1023"/>
        </table:table-row>
        <table:table-row table:style-name="ro1">
          <table:table-cell table:formula="of:=[$'Admin ALL'.A376] &amp; [$'Admin ALL'.D376]" office:value-type="string" office:string-value="install_tab_environment              = Server Environment" calcext:value-type="string">
            <text:p>install_tab_environment <text:s text:c="13"/>= Server Environment</text:p>
          </table:table-cell>
          <table:table-cell table:number-columns-repeated="1023"/>
        </table:table-row>
        <table:table-row table:style-name="ro1">
          <table:table-cell table:formula="of:=[$'Admin ALL'.A377] &amp; [$'Admin ALL'.D377]" office:value-type="string" office:string-value="install_tab_rewrite                  = Rewrite URLs" calcext:value-type="string">
            <text:p>install_tab_rewrite <text:s text:c="17"/>= Rewrite URLs</text:p>
          </table:table-cell>
          <table:table-cell table:number-columns-repeated="1023"/>
        </table:table-row>
        <table:table-row table:style-name="ro1">
          <table:table-cell table:formula="of:=[$'Admin ALL'.A378] &amp; [$'Admin ALL'.D378]" office:value-type="string" office:string-value="install_tab_password                 = Password" calcext:value-type="string">
            <text:p>install_tab_password <text:s text:c="16"/>= Password</text:p>
          </table:table-cell>
          <table:table-cell table:number-columns-repeated="1023"/>
        </table:table-row>
        <table:table-row table:style-name="ro1">
          <table:table-cell table:formula="of:=[$'Admin ALL'.A379] &amp; [$'Admin ALL'.D379]" office:value-type="string" office:string-value="install_tab_update                   = Update" calcext:value-type="string">
            <text:p>install_tab_update <text:s text:c="18"/>= Update</text:p>
          </table:table-cell>
          <table:table-cell table:number-columns-repeated="1023"/>
        </table:table-row>
        <table:table-row table:style-name="ro1">
          <table:table-cell table:formula="of:=[$'Admin ALL'.A380] &amp; [$'Admin ALL'.D380]" office:value-type="string" office:string-value="install_tab_finish                   = Finish" calcext:value-type="string">
            <text:p>install_tab_finish <text:s text:c="18"/>= Finish</text:p>
          </table:table-cell>
          <table:table-cell table:number-columns-repeated="1023"/>
        </table:table-row>
        <table:table-row table:style-name="ro1">
          <table:table-cell table:formula="of:=[$'Admin ALL'.A381] &amp; [$'Admin ALL'.D381]" office:value-type="string" office:string-value="install_toggle_open                  = " calcext:value-type="string">
            <text:p>install_toggle_open <text:s text:c="17"/>= </text:p>
          </table:table-cell>
          <table:table-cell table:number-columns-repeated="1023"/>
        </table:table-row>
        <table:table-row table:style-name="ro1">
          <table:table-cell table:formula="of:=[$'Admin ALL'.A382] &amp; [$'Admin ALL'.D382]" office:value-type="string" office:string-value="install_toggle_close                 = " calcext:value-type="string">
            <text:p>install_toggle_close <text:s text:c="16"/>= </text:p>
          </table:table-cell>
          <table:table-cell table:number-columns-repeated="1023"/>
        </table:table-row>
        <table:table-row table:style-name="ro1">
          <table:table-cell table:formula="of:=[$'Admin ALL'.A383] &amp; [$'Admin ALL'.D383]">
            <text:p/>
          </table:table-cell>
          <table:table-cell table:number-columns-repeated="1023"/>
        </table:table-row>
        <table:table-row table:style-name="ro1">
          <table:table-cell table:formula="of:=[$'Admin ALL'.A384] &amp; [$'Admin ALL'.D384]">
            <text:p/>
          </table:table-cell>
          <table:table-cell table:number-columns-repeated="1023"/>
        </table:table-row>
        <table:table-row table:style-name="ro1">
          <table:table-cell table:formula="of:=[$'Admin ALL'.A385] &amp; [$'Admin ALL'.D385]" office:value-type="string" office:string-value="install_help                         = &lt;b&gt;Welcome to the moziloCMS Installer&lt;/b&gt;&lt;br /&gt;&lt;br /&gt;The next steps will test your Webserver for the needed conditions to install moziloCMS.&lt;br /&gt;Moreover the basic settings will be set. All of them can be changed in the Admin-Area at any time.&lt;br /&gt;&lt;br/&gt;&lt;b&gt;Attention!&lt;/b&gt; The following files need to be deleted after installation for security purposes: &quot;install.php&quot; if available &quot;update.php&quot; and the &quot;update&quot; folder." calcext:value-type="string">
            <text:p>install_help <text:s text:c="24"/>= &lt;b&gt;Welcome to the moziloCMS Installer&lt;/b&gt;&lt;br /&gt;&lt;br /&gt;The next steps will test your Webserver for the needed conditions to install moziloCMS.&lt;br /&gt;Moreover the basic settings will be set. All of them can be changed in the Admin-Area at any time.&lt;br /&gt;&lt;br/&gt;&lt;b&gt;Attention!&lt;/b&gt; The following files need to be deleted after installation for security purposes: "install.php" if available "update.php" and the "update" folder.</text:p>
          </table:table-cell>
          <table:table-cell table:number-columns-repeated="1023"/>
        </table:table-row>
        <table:table-row table:style-name="ro1">
          <table:table-cell table:formula="of:=[$'Admin ALL'.A386] &amp; [$'Admin ALL'.D386]">
            <text:p/>
          </table:table-cell>
          <table:table-cell table:number-columns-repeated="1023"/>
        </table:table-row>
        <table:table-row table:style-name="ro1">
          <table:table-cell table:formula="of:=[$'Admin ALL'.A387] &amp; [$'Admin ALL'.D387]" office:value-type="string" office:string-value="install_help_update_title            = " calcext:value-type="string">
            <text:p>install_help_update_title <text:s text:c="11"/>= </text:p>
          </table:table-cell>
          <table:table-cell table:number-columns-repeated="1023"/>
        </table:table-row>
        <table:table-row table:style-name="ro1">
          <table:table-cell table:formula="of:=[$'Admin ALL'.A388] &amp; [$'Admin ALL'.D388]" office:value-type="string" office:string-value="install_help_update_text             = " calcext:value-type="string">
            <text:p>install_help_update_text <text:s text:c="12"/>= </text:p>
          </table:table-cell>
          <table:table-cell table:number-columns-repeated="1023"/>
        </table:table-row>
        <table:table-row table:style-name="ro1">
          <table:table-cell table:formula="of:=[$'Admin ALL'.A389] &amp; [$'Admin ALL'.D389]">
            <text:p/>
          </table:table-cell>
          <table:table-cell table:number-columns-repeated="1023"/>
        </table:table-row>
        <table:table-row table:style-name="ro1">
          <table:table-cell table:formula="of:=[$'Admin ALL'.A390] &amp; [$'Admin ALL'.D390]">
            <text:p/>
          </table:table-cell>
          <table:table-cell table:number-columns-repeated="1023"/>
        </table:table-row>
        <table:table-row table:style-name="ro1">
          <table:table-cell table:formula="of:=[$'Admin ALL'.A391] &amp; [$'Admin ALL'.D391]" office:value-type="string" office:string-value="install_help_password                = " calcext:value-type="string">
            <text:p>install_help_password <text:s text:c="15"/>= </text:p>
          </table:table-cell>
          <table:table-cell table:number-columns-repeated="1023"/>
        </table:table-row>
        <table:table-row table:style-name="ro1">
          <table:table-cell table:formula="of:=[$'Admin ALL'.A392] &amp; [$'Admin ALL'.D392]" office:value-type="string" office:string-value="install_help_password_button         = " calcext:value-type="string">
            <text:p>install_help_password_button <text:s text:c="8"/>= </text:p>
          </table:table-cell>
          <table:table-cell table:number-columns-repeated="1023"/>
        </table:table-row>
        <table:table-row table:style-name="ro1">
          <table:table-cell table:formula="of:=[$'Admin ALL'.A393] &amp; [$'Admin ALL'.D393]" office:value-type="string" office:string-value="install_help_update                  = " calcext:value-type="string">
            <text:p>install_help_update <text:s text:c="17"/>= </text:p>
          </table:table-cell>
          <table:table-cell table:number-columns-repeated="1023"/>
        </table:table-row>
        <table:table-row table:style-name="ro1">
          <table:table-cell table:formula="of:=[$'Admin ALL'.A394] &amp; [$'Admin ALL'.D394]" office:value-type="string" office:string-value="install_help_update_button           = " calcext:value-type="string">
            <text:p>install_help_update_button <text:s text:c="10"/>= </text:p>
          </table:table-cell>
          <table:table-cell table:number-columns-repeated="1023"/>
        </table:table-row>
        <table:table-row table:style-name="ro1">
          <table:table-cell table:formula="of:=[$'Admin ALL'.A395] &amp; [$'Admin ALL'.D395]" office:value-type="string" office:string-value="install_help_no_button               = " calcext:value-type="string">
            <text:p>install_help_no_button <text:s text:c="14"/>= </text:p>
          </table:table-cell>
          <table:table-cell table:number-columns-repeated="1023"/>
        </table:table-row>
        <table:table-row table:style-name="ro1">
          <table:table-cell table:formula="of:=[$'Admin ALL'.A396] &amp; [$'Admin ALL'.D396]" office:value-type="string" office:string-value="install_help_php_error               = " calcext:value-type="string">
            <text:p>install_help_php_error <text:s text:c="14"/>= </text:p>
          </table:table-cell>
          <table:table-cell table:number-columns-repeated="1023"/>
        </table:table-row>
        <table:table-row table:style-name="ro1">
          <table:table-cell table:formula="of:=[$'Admin ALL'.A397] &amp; [$'Admin ALL'.D397]">
            <text:p/>
          </table:table-cell>
          <table:table-cell table:number-columns-repeated="1023"/>
        </table:table-row>
        <table:table-row table:style-name="ro1">
          <table:table-cell table:formula="of:=[$'Admin ALL'.A398] &amp; [$'Admin ALL'.D398]" office:value-type="string" office:string-value="install_lang_select                  = Choose your language:" calcext:value-type="string">
            <text:p>install_lang_select <text:s text:c="17"/>= Choose your language:</text:p>
          </table:table-cell>
          <table:table-cell table:number-columns-repeated="1023"/>
        </table:table-row>
        <table:table-row table:style-name="ro1">
          <table:table-cell table:formula="of:=[$'Admin ALL'.A399] &amp; [$'Admin ALL'.D399]" office:value-type="string" office:string-value="install_lang_help                    = &lt;b&gt;Language&lt;/b&gt;&lt;br /&gt;The Language will be set for your Website and the Admin-Area.&lt;br /&gt;You can change it there at any time after installation. Change the Website's Language in &quot;Settings&quot; and the Admin-Area's in &quot;Admin&quot;." calcext:value-type="string">
            <text:p>install_lang_help <text:s text:c="19"/>= &lt;b&gt;Language&lt;/b&gt;&lt;br /&gt;The Language will be set for your Website and the Admin-Area.&lt;br /&gt;You can change it there at any time after installation. Change the Website's Language in "Settings" and the Admin-Area's in "Admin".</text:p>
          </table:table-cell>
          <table:table-cell table:number-columns-repeated="1023"/>
        </table:table-row>
        <table:table-row table:style-name="ro1">
          <table:table-cell table:formula="of:=[$'Admin ALL'.A400] &amp; [$'Admin ALL'.D400]" office:value-type="string" office:string-value="install_next                         = Next" calcext:value-type="string">
            <text:p>install_next <text:s text:c="24"/>= Next</text:p>
          </table:table-cell>
          <table:table-cell table:number-columns-repeated="1023"/>
        </table:table-row>
        <table:table-row table:style-name="ro1">
          <table:table-cell table:formula="of:=[$'Admin ALL'.A401] &amp; [$'Admin ALL'.D401]">
            <text:p/>
          </table:table-cell>
          <table:table-cell table:number-columns-repeated="1023"/>
        </table:table-row>
        <table:table-row table:style-name="ro1">
          <table:table-cell table:formula="of:=[$'Admin ALL'.A402] &amp; [$'Admin ALL'.D402]" office:value-type="string" office:string-value="install_chmod_help                   = &lt;b&gt;Attributes for files and access rights&lt;/b&gt;&lt;br /&gt;Installer will try to detect and set the File Attributes which are needed for changing Files by moziloCMS and FTP. &lt;br /&gt;The File attributes may not be detected correct. If this is the case you need to set them in the section &quot;Admin&quot; of the Admin-Area.&lt;br /&gt;If moziloCMS is not able to create files you have to set the File attributes via FTP to go on here." calcext:value-type="string">
            <text:p>install_chmod_help <text:s text:c="18"/>= &lt;b&gt;Attributes for files and access rights&lt;/b&gt;&lt;br /&gt;Installer will try to detect and set the File Attributes which are needed for changing Files by moziloCMS and FTP. &lt;br /&gt;The File attributes may not be detected correct. If this is the case you need to set them in the section "Admin" of the Admin-Area.&lt;br /&gt;If moziloCMS is not able to create files you have to set the File attributes via FTP to go on here.</text:p>
          </table:table-cell>
          <table:table-cell table:number-columns-repeated="1023"/>
        </table:table-row>
        <table:table-row table:style-name="ro1">
          <table:table-cell table:formula="of:=[$'Admin ALL'.A403] &amp; [$'Admin ALL'.D403]" office:value-type="string" office:string-value="install_chmod_no_chmod               = No chmod needed." calcext:value-type="string">
            <text:p>install_chmod_no_chmod <text:s text:c="14"/>= No chmod needed.</text:p>
          </table:table-cell>
          <table:table-cell table:number-columns-repeated="1023"/>
        </table:table-row>
        <table:table-row table:style-name="ro1">
          <table:table-cell table:formula="of:=[$'Admin ALL'.A404] &amp; [$'Admin ALL'.D404]">
            <text:p/>
          </table:table-cell>
          <table:table-cell table:number-columns-repeated="1023"/>
        </table:table-row>
        <table:table-row table:style-name="ro1">
          <table:table-cell table:formula="of:=[$'Admin ALL'.A405] &amp; [$'Admin ALL'.D405]" office:value-type="string" office:string-value="install_chmod_testfile_rw            = Are you able to delete &quot;&lt;b&gt;{PARAM1}&lt;/b&gt; via FTP?&lt;/b&gt; Current {PARAM2}" calcext:value-type="string">
            <text:p>install_chmod_testfile_rw <text:s text:c="11"/>= Are you able to delete "&lt;b&gt;{PARAM1}&lt;/b&gt; via FTP?&lt;/b&gt; Current {PARAM2}</text:p>
          </table:table-cell>
          <table:table-cell table:number-columns-repeated="1023"/>
        </table:table-row>
        <table:table-row table:style-name="ro1">
          <table:table-cell table:formula="of:=[$'Admin ALL'.A406] &amp; [$'Admin ALL'.D406]" office:value-type="string" office:string-value="install_chmod_testfile_next_button   = Enlarge File attributes" calcext:value-type="string">
            <text:p>install_chmod_testfile_next_button <text:s text:c="2"/>= Enlarge File attributes</text:p>
          </table:table-cell>
          <table:table-cell table:number-columns-repeated="1023"/>
        </table:table-row>
        <table:table-row table:style-name="ro1">
          <table:table-cell table:formula="of:=[$'Admin ALL'.A407] &amp; [$'Admin ALL'.D407]">
            <text:p/>
          </table:table-cell>
          <table:table-cell table:number-columns-repeated="1023"/>
        </table:table-row>
        <table:table-row table:style-name="ro1">
          <table:table-cell table:formula="of:=[$'Admin ALL'.A408] &amp; [$'Admin ALL'.D408]" office:value-type="string" office:string-value="install_chmod_use                    = The Following File attributes were used: &quot;&lt;b&gt;{PARAM1}&lt;/b&gt;&quot;" calcext:value-type="string">
            <text:p>install_chmod_use <text:s text:c="19"/>= The Following File attributes were used: "&lt;b&gt;{PARAM1}&lt;/b&gt;"</text:p>
          </table:table-cell>
          <table:table-cell table:number-columns-repeated="1023"/>
        </table:table-row>
        <table:table-row table:style-name="ro1">
          <table:table-cell table:formula="of:=[$'Admin ALL'.A409] &amp; [$'Admin ALL'.D409]">
            <text:p/>
          </table:table-cell>
          <table:table-cell table:number-columns-repeated="1023"/>
        </table:table-row>
        <table:table-row table:style-name="ro1">
          <table:table-cell table:formula="of:=[$'Admin ALL'.A410] &amp; [$'Admin ALL'.D410]" office:value-type="string" office:string-value="install_chmod_change_ftp             = If moziloCMS was put in a separate Folder as recommended you are able to set the File attributes recursive to it. If not you have to set them for each folder included in moziloCMS.&lt;br /&gt;It's recommended to change each folder separate until this Message disappears.&lt;br /&gt;Your FTP-Client may use the function &quot;apply only on files&quot; and &quot;apply only on folders&quot;. That's recommended to use.&lt;br /&gt;Folders need x-Bit, Files doesn't and they shouldn't.&lt;br /&gt;Attention: The value displayed here have to used every time you upload files via FTP." calcext:value-type="string">
            <text:p>install_chmod_change_ftp <text:s text:c="12"/>= If moziloCMS was put in a separate Folder as recommended you are able to set the File attributes recursive to it. If not you have to set them for each folder included in moziloCMS.&lt;br /&gt;It's recommended to change each folder separate until this Message disappears.&lt;br /&gt;Your FTP-Client may use the function "apply only on files" and "apply only on folders". That's recommended to use.&lt;br /&gt;Folders need x-Bit, Files doesn't and they shouldn't.&lt;br /&gt;Attention: The value displayed here have to used every time you upload files via FTP.</text:p>
          </table:table-cell>
          <table:table-cell table:number-columns-repeated="1023"/>
        </table:table-row>
        <table:table-row table:style-name="ro1">
          <table:table-cell table:formula="of:=[$'Admin ALL'.A411] &amp; [$'Admin ALL'.D411]" office:value-type="string" office:string-value="install_chmod_change_ftp_button      = I've done." calcext:value-type="string">
            <text:p>install_chmod_change_ftp_button <text:s text:c="5"/>= I've done.</text:p>
          </table:table-cell>
          <table:table-cell table:number-columns-repeated="1023"/>
        </table:table-row>
        <table:table-row table:style-name="ro1">
          <table:table-cell table:formula="of:=[$'Admin ALL'.A412] &amp; [$'Admin ALL'.D412]">
            <text:p/>
          </table:table-cell>
          <table:table-cell table:number-columns-repeated="1023"/>
        </table:table-row>
        <table:table-row table:style-name="ro1">
          <table:table-cell table:formula="of:=[$'Admin ALL'.A413] &amp; [$'Admin ALL'.D413]" office:value-type="string" office:string-value="install_environment_help             = &lt;b&gt;Serverenvironment&lt;/b&gt;&lt;br /&gt; Your Webserver has been checked for the needed conditions of moziloCMS.&lt;br /&gt;&lt;br /&gt;Functions which are not highlighted are optional which means moziloCMS will work but you may have to abdicate the respective function." calcext:value-type="string">
            <text:p>install_environment_help <text:s text:c="12"/>= &lt;b&gt;Serverenvironment&lt;/b&gt;&lt;br /&gt; Your Webserver has been checked for the needed conditions of moziloCMS.&lt;br /&gt;&lt;br /&gt;Functions which are not highlighted are optional which means moziloCMS will work but you may have to abdicate the respective function.</text:p>
          </table:table-cell>
          <table:table-cell table:number-columns-repeated="1023"/>
        </table:table-row>
        <table:table-row table:style-name="ro1">
          <table:table-cell table:formula="of:=[$'Admin ALL'.A414] &amp; [$'Admin ALL'.D414]" office:value-type="string" office:string-value="install_environment_session          = &quot;Session&quot; available?" calcext:value-type="string">
            <text:p>install_environment_session <text:s text:c="9"/>= "Session" available?</text:p>
          </table:table-cell>
          <table:table-cell table:number-columns-repeated="1023"/>
        </table:table-row>
        <table:table-row table:style-name="ro1">
          <table:table-cell table:formula="of:=[$'Admin ALL'.A415] &amp; [$'Admin ALL'.D415]" office:value-type="string" office:string-value="install_environment_conf             = Configuration files of moziloCMS have been created or have already been present:" calcext:value-type="string">
            <text:p>install_environment_conf <text:s text:c="12"/>= Configuration files of moziloCMS have been created or have already been present:</text:p>
          </table:table-cell>
          <table:table-cell table:number-columns-repeated="1023"/>
        </table:table-row>
        <table:table-row table:style-name="ro1">
          <table:table-cell table:formula="of:=[$'Admin ALL'.A416] &amp; [$'Admin ALL'.D416]">
            <text:p/>
          </table:table-cell>
          <table:table-cell table:number-columns-repeated="1023"/>
        </table:table-row>
        <table:table-row table:style-name="ro1">
          <table:table-cell table:formula="of:=[$'Admin ALL'.A417] &amp; [$'Admin ALL'.D417]" office:value-type="string" office:string-value="install_rewrite_help                 = &lt;b&gt;mod_rewrite / Searchengine friendly URLs&lt;/b&gt;&lt;br /&gt; If available, moziloCMS will try to activate the mod_rewrite module and create a .htacces-file. Through this static URLs will be possible.&lt;br /&gt;If available you can activate and de-activate mod_rewrite in the &quot;Settings&quot; section of the Admin-Area. " calcext:value-type="string">
            <text:p>install_rewrite_help <text:s text:c="16"/>= &lt;b&gt;mod_rewrite / Searchengine friendly URLs&lt;/b&gt;&lt;br /&gt; If available, moziloCMS will try to activate the mod_rewrite module and create a .htacces-file. Through this static URLs will be possible.&lt;br /&gt;If available you can activate and de-activate mod_rewrite in the "Settings" section of the Admin-Area. </text:p>
          </table:table-cell>
          <table:table-cell table:number-columns-repeated="1023"/>
        </table:table-row>
        <table:table-row table:style-name="ro1">
          <table:table-cell table:formula="of:=[$'Admin ALL'.A418] &amp; [$'Admin ALL'.D418]" office:value-type="string" office:string-value="install_rewrite_yes                  = mod_rewrite is available and .htaccess files have been created." calcext:value-type="string">
            <text:p>install_rewrite_yes <text:s text:c="17"/>= mod_rewrite is available and .htaccess files have been created.</text:p>
          </table:table-cell>
          <table:table-cell table:number-columns-repeated="1023"/>
        </table:table-row>
        <table:table-row table:style-name="ro1">
          <table:table-cell table:formula="of:=[$'Admin ALL'.A419] &amp; [$'Admin ALL'.D419]" office:value-type="string" office:string-value="install_rewrite_no                   = mod_rewrite is not available and the .htaccess files have been deleted." calcext:value-type="string">
            <text:p>install_rewrite_no <text:s text:c="18"/>= mod_rewrite is not available and the .htaccess files have been deleted.</text:p>
          </table:table-cell>
          <table:table-cell table:number-columns-repeated="1023"/>
        </table:table-row>
        <table:table-row table:style-name="ro1">
          <table:table-cell table:formula="of:=[$'Admin ALL'.A420] &amp; [$'Admin ALL'.D420]" office:value-type="string" office:string-value="install_rewrite_no_htaccess          = " calcext:value-type="string">
            <text:p>install_rewrite_no_htaccess <text:s text:c="9"/>= </text:p>
          </table:table-cell>
          <table:table-cell table:number-columns-repeated="1023"/>
        </table:table-row>
        <table:table-row table:style-name="ro1">
          <table:table-cell table:formula="of:=[$'Admin ALL'.A421] &amp; [$'Admin ALL'.D421]" office:value-type="string" office:string-value="install_rewrite_test_text            = " calcext:value-type="string">
            <text:p>install_rewrite_test_text <text:s text:c="11"/>= </text:p>
          </table:table-cell>
          <table:table-cell table:number-columns-repeated="1023"/>
        </table:table-row>
        <table:table-row table:style-name="ro1">
          <table:table-cell table:formula="of:=[$'Admin ALL'.A422] &amp; [$'Admin ALL'.D422]">
            <text:p/>
          </table:table-cell>
          <table:table-cell table:number-columns-repeated="1023"/>
        </table:table-row>
        <table:table-row table:style-name="ro1">
          <table:table-cell table:formula="of:=[$'Admin ALL'.A423] &amp; [$'Admin ALL'.D423]" office:value-type="string" office:string-value="install_password_help                = &lt;b&gt;Password&lt;/b&gt;&lt;br /&gt;Use the access data to login as a Superuser in the Admin-Area after installation.&lt;br /&gt; You can use the whole Admin-Area as Superuser." calcext:value-type="string">
            <text:p>install_password_help <text:s text:c="15"/>= &lt;b&gt;Password&lt;/b&gt;&lt;br /&gt;Use the access data to login as a Superuser in the Admin-Area after installation.&lt;br /&gt; You can use the whole Admin-Area as Superuser.</text:p>
          </table:table-cell>
          <table:table-cell table:number-columns-repeated="1023"/>
        </table:table-row>
        <table:table-row table:style-name="ro1">
          <table:table-cell table:formula="of:=[$'Admin ALL'.A424] &amp; [$'Admin ALL'.D424]">
            <text:p/>
          </table:table-cell>
          <table:table-cell table:number-columns-repeated="1023"/>
        </table:table-row>
        <table:table-row table:style-name="ro1">
          <table:table-cell table:formula="of:=[$'Admin ALL'.A425] &amp; [$'Admin ALL'.D425]" office:value-type="string" office:string-value="install_finish_help                  = &lt;b&gt;Finish&lt;/b&gt;&lt;br /&gt;You've nearly finished installing moziloCMS.&lt;br /&gt;For a clean finish &lt;b&gt;click the &quot;finish&quot; Button below&lt;/b&gt;.&lt;br /&gt;That's important for deleting the file &quot;install.php&quot; and if available &quot;update.php&quot; and the &quot;update&quot;-folder. &lt;br /&gt;After it you will redirected to the Admin-Area of you new-installed moziloCMS.&lt;br /&gt;&lt;br /&gt;&lt;i&gt;Have a lot of fun creating your Website!&lt;/i&gt;&lt;br /&gt;Your moziloCMS-Team&lt;br /&gt;&lt;br /&gt;&lt;b&gt;Attention!&lt;/b&gt;For security purposes check if the Delete-command was performed correct: Make sure the fllowing files were deleted: &quot;install.php&quot;, &quot;update.php&quot; and the &quot;update&quot;-folder.&lt;br /&gt;" calcext:value-type="string">
            <text:p>install_finish_help <text:s text:c="17"/>= &lt;b&gt;Finish&lt;/b&gt;&lt;br /&gt;You've nearly finished installing moziloCMS.&lt;br /&gt;For a clean finish &lt;b&gt;click the "finish" Button below&lt;/b&gt;.&lt;br /&gt;That's important for deleting the file "install.php" and if available "update.php" and the "update"-folder. &lt;br /&gt;After it you will redirected to the Admin-Area of you new-installed moziloCMS.&lt;br /&gt;&lt;br /&gt;&lt;i&gt;Have a lot of fun creating your Website!&lt;/i&gt;&lt;br /&gt;Your moziloCMS-Team&lt;br /&gt;&lt;br /&gt;&lt;b&gt;Attention!&lt;/b&gt;For security purposes check if the Delete-command was performed correct: Make sure the fllowing files were deleted: "install.php", "update.php" and the "update"-folder.&lt;br /&gt;</text:p>
          </table:table-cell>
          <table:table-cell table:number-columns-repeated="1023"/>
        </table:table-row>
        <table:table-row table:style-name="ro1">
          <table:table-cell table:formula="of:=[$'Admin ALL'.A426] &amp; [$'Admin ALL'.D426]">
            <text:p/>
          </table:table-cell>
          <table:table-cell table:number-columns-repeated="1023"/>
        </table:table-row>
        <table:table-row table:style-name="ro1">
          <table:table-cell table:formula="of:=[$'Admin ALL'.A427] &amp; [$'Admin ALL'.D427]" office:value-type="string" office:string-value="install_finish_delerror              = " calcext:value-type="string">
            <text:p>install_finish_delerror <text:s text:c="13"/>= </text:p>
          </table:table-cell>
          <table:table-cell table:number-columns-repeated="1023"/>
        </table:table-row>
        <table:table-row table:style-name="ro1">
          <table:table-cell table:formula="of:=[$'Admin ALL'.A428] &amp; [$'Admin ALL'.D428]" office:value-type="string" office:string-value="install_finish_del                   = " calcext:value-type="string">
            <text:p>install_finish_del <text:s text:c="18"/>= </text:p>
          </table:table-cell>
          <table:table-cell table:number-columns-repeated="1023"/>
        </table:table-row>
        <table:table-row table:style-name="ro1">
          <table:table-cell table:formula="of:=[$'Admin ALL'.A429] &amp; [$'Admin ALL'.D429]" office:value-type="string" office:string-value="install_finish_local                 = " calcext:value-type="string">
            <text:p>install_finish_local <text:s text:c="16"/>= </text:p>
          </table:table-cell>
          <table:table-cell table:number-columns-repeated="1023"/>
        </table:table-row>
        <table:table-row table:style-name="ro1">
          <table:table-cell table:formula="of:=[$'Admin ALL'.A430] &amp; [$'Admin ALL'.D430]" office:value-type="string" office:string-value="install_finish_submit                = finish" calcext:value-type="string">
            <text:p>install_finish_submit <text:s text:c="15"/>= finish</text:p>
          </table:table-cell>
          <table:table-cell table:number-columns-repeated="1023"/>
        </table:table-row>
        <table:table-row table:style-name="ro1">
          <table:table-cell table:formula="of:=[$'Admin ALL'.A431] &amp; [$'Admin ALL'.D431]" office:value-type="string" office:string-value="install_finish_clean_button          = " calcext:value-type="string">
            <text:p>install_finish_clean_button <text:s text:c="9"/>= </text:p>
          </table:table-cell>
          <table:table-cell table:number-columns-repeated="1023"/>
        </table:table-row>
        <table:table-row table:style-name="ro1">
          <table:table-cell table:formula="of:=[$'Admin ALL'.A432] &amp; [$'Admin ALL'.D432]" office:value-type="string" office:string-value="install_finish_clean                 = " calcext:value-type="string">
            <text:p>install_finish_clean <text:s text:c="16"/>= </text:p>
          </table:table-cell>
          <table:table-cell table:number-columns-repeated="1023"/>
        </table:table-row>
        <table:table-row table:style-name="ro1">
          <table:table-cell table:formula="of:=[$'Admin ALL'.A433] &amp; [$'Admin ALL'.D433]">
            <text:p/>
          </table:table-cell>
          <table:table-cell table:number-columns-repeated="1023"/>
        </table:table-row>
        <table:table-row table:style-name="ro1">
          <table:table-cell table:formula="of:=[$'Admin ALL'.A434] &amp; [$'Admin ALL'.D434]" office:value-type="string" office:string-value="install_update_help                  = &lt;b&gt;Attention! The Update should only be applied to a copy of the files&lt;/b&gt;&lt;br /&gt;In categories and content pages the position will be deleted. In all files and pictures the spaces will be converted to &quot;_&quot; and the mutation for example to ae, all other types of special characters will be deleted. If this causes double filenames in a folder it will prefixed &quot;Zahl_&quot;." calcext:value-type="string">
            <text:p>install_update_help <text:s text:c="17"/>= &lt;b&gt;Attention! The Update should only be applied to a copy of the files&lt;/b&gt;&lt;br /&gt;In categories and content pages the position will be deleted. In all files and pictures the spaces will be converted to "_" and the mutation for example to ae, all other types of special characters will be deleted. If this causes double filenames in a folder it will prefixed "Zahl_".</text:p>
          </table:table-cell>
          <table:table-cell table:number-columns-repeated="1023"/>
        </table:table-row>
        <table:table-row table:style-name="ro1">
          <table:table-cell table:formula="of:=[$'Admin ALL'.A435] &amp; [$'Admin ALL'.D435]" office:value-type="string" office:string-value="install_update_no_help               = &lt;b&gt;There is no update available.&lt;/b&gt;" calcext:value-type="string">
            <text:p>install_update_no_help <text:s text:c="14"/>= &lt;b&gt;There is no update available.&lt;/b&gt;</text:p>
          </table:table-cell>
          <table:table-cell table:number-columns-repeated="1023"/>
        </table:table-row>
        <table:table-row table:style-name="ro1">
          <table:table-cell table:formula="of:=[$'Admin ALL'.A436] &amp; [$'Admin ALL'.D436]" office:value-type="string" office:string-value="install_update_buttom                = Start update" calcext:value-type="string">
            <text:p>install_update_buttom <text:s text:c="15"/>= Start update</text:p>
          </table:table-cell>
          <table:table-cell table:number-columns-repeated="1023"/>
        </table:table-row>
        <table:table-row table:style-name="ro1">
          <table:table-cell table:formula="of:=[$'Admin ALL'.A437] &amp; [$'Admin ALL'.D437]" office:value-type="string" office:string-value="install_update_files_in_pages        = Replace new filenames in all contentpages.&lt;br /&gt;&lt;b&gt;Attention! It's only a simple substitution: Old by new filename.&lt;/b&gt;" calcext:value-type="string">
            <text:p>install_update_files_in_pages <text:s text:c="7"/>= Replace new filenames in all contentpages.&lt;br /&gt;&lt;b&gt;Attention! It's only a simple substitution: Old by new filename.&lt;/b&gt;</text:p>
          </table:table-cell>
          <table:table-cell table:number-columns-repeated="1023"/>
        </table:table-row>
        <table:table-row table:style-name="ro1">
          <table:table-cell table:formula="of:=[$'Admin ALL'.A438] &amp; [$'Admin ALL'.D438]" office:value-type="string" office:string-value="install_update_conf_help             = Content of configuration files of the &quot;update&quot; folder will be transferred to the new files" calcext:value-type="string">
            <text:p>install_update_conf_help <text:s text:c="12"/>= Content of configuration files of the "update" folder will be transferred to the new files</text:p>
          </table:table-cell>
          <table:table-cell table:number-columns-repeated="1023"/>
        </table:table-row>
        <table:table-row table:style-name="ro1">
          <table:table-cell table:formula="of:=[$'Admin ALL'.A439] &amp; [$'Admin ALL'.D439]" office:value-type="string" office:string-value="install_update_kategorien_help       = The categories, content pages and files in categories will be renamed." calcext:value-type="string">
            <text:p>install_update_kategorien_help <text:s text:c="6"/>= The categories, content pages and files in categories will be renamed.</text:p>
          </table:table-cell>
          <table:table-cell table:number-columns-repeated="1023"/>
        </table:table-row>
        <table:table-row table:style-name="ro1">
          <table:table-cell table:formula="of:=[$'Admin ALL'.A440] &amp; [$'Admin ALL'.D440]" office:value-type="string" office:string-value="install_update_galerien_help         = The pictures of galleries will be renamed." calcext:value-type="string">
            <text:p>install_update_galerien_help <text:s text:c="8"/>= The pictures of galleries will be renamed.</text:p>
          </table:table-cell>
          <table:table-cell table:number-columns-repeated="1023"/>
        </table:table-row>
        <table:table-row table:style-name="ro1">
          <table:table-cell table:formula="of:=[$'Admin ALL'.A441] &amp; [$'Admin ALL'.D441]" office:value-type="string" office:string-value="install_update_plugins_help          = The &quot;plugin.conf&quot; files will be transferred into the new format. &lt;b&gt;Attention&lt;/b&gt; The old Versions of your plugins may not work anymore. Get the new Plugins and use the new &quot;plugin.conf.php&quot; file." calcext:value-type="string">
            <text:p>install_update_plugins_help <text:s text:c="9"/>= The "plugin.conf" files will be transferred into the new format. &lt;b&gt;Attention&lt;/b&gt; The old Versions of your plugins may not work anymore. Get the new Plugins and use the new "plugin.conf.php" file.</text:p>
          </table:table-cell>
          <table:table-cell table:number-columns-repeated="1023"/>
        </table:table-row>
        <table:table-row table:style-name="ro1">
          <table:table-cell table:formula="of:=[$'Admin ALL'.A442] &amp; [$'Admin ALL'.D442]" office:value-type="string" office:string-value="install_update_layouts_help          = The file &quot;layoutsettings.conf&quot; is not needed anymore. It will be deleted and the &quot;usesubmenu&quot; entry will be added to the first line of &quot;template.html&quot;." calcext:value-type="string">
            <text:p>install_update_layouts_help <text:s text:c="9"/>= The file "layoutsettings.conf" is not needed anymore. It will be deleted and the "usesubmenu" entry will be added to the first line of "template.html".</text:p>
          </table:table-cell>
          <table:table-cell table:number-columns-repeated="1023"/>
        </table:table-row>
        <table:table-row table:style-name="ro1">
          <table:table-cell table:formula="of:=[$'Admin ALL'.A443] &amp; [$'Admin ALL'.D443]">
            <text:p/>
          </table:table-cell>
          <table:table-cell table:number-columns-repeated="1023"/>
        </table:table-row>
        <table:table-row table:style-name="ro1">
          <table:table-cell table:formula="of:=[$'Admin ALL'.A444] &amp; [$'Admin ALL'.D444]" office:value-type="string" office:string-value="install_update_error                 = &lt;b&gt;Attention! There are some problems due to the file attributes in the category. You have to manage them via your FTP-client.&lt;/b&gt;&lt;br /&gt;After solving you don't need to use this site. Simply click on the Update-Tab again." calcext:value-type="string">
            <text:p>install_update_error <text:s text:c="16"/>= &lt;b&gt;Attention! There are some problems due to the file attributes in the category. You have to manage them via your FTP-client.&lt;/b&gt;&lt;br /&gt;After solving you don't need to use this site. Simply click on the Update-Tab again.</text:p>
          </table:table-cell>
          <table:table-cell table:number-columns-repeated="1023"/>
        </table:table-row>
        <table:table-row table:style-name="ro1">
          <table:table-cell table:formula="of:=[$'Admin ALL'.A445] &amp; [$'Admin ALL'.D445]" office:value-type="string" office:string-value="install_update_successful            = Update successful! &lt;b&gt;You need to check your Website&lt;/b&gt;." calcext:value-type="string">
            <text:p>install_update_successful <text:s text:c="11"/>= Update successful! &lt;b&gt;You need to check your Website&lt;/b&gt;.</text:p>
          </table:table-cell>
          <table:table-cell table:number-columns-repeated="1023"/>
        </table:table-row>
        <table:table-row table:style-name="ro1">
          <table:table-cell table:formula="of:=[$'Admin ALL'.A446] &amp; [$'Admin ALL'.D446]">
            <text:p/>
          </table:table-cell>
          <table:table-cell table:number-columns-repeated="1023"/>
        </table:table-row>
        <table:table-row table:style-name="ro1">
          <table:table-cell table:formula="of:=[$'Admin ALL'.A447] &amp; [$'Admin ALL'.D447]">
            <text:p/>
          </table:table-cell>
          <table:table-cell table:number-columns-repeated="1023"/>
        </table:table-row>
        <table:table-row table:style-name="ro1">
          <table:table-cell table:formula="of:=[$'Admin ALL'.A448] &amp; [$'Admin ALL'.D448]">
            <text:p/>
          </table:table-cell>
          <table:table-cell table:number-columns-repeated="1023"/>
        </table:table-row>
        <table:table-row table:style-name="ro1">
          <table:table-cell table:formula="of:=[$'Admin ALL'.A449] &amp; [$'Admin ALL'.D449]">
            <text:p/>
          </table:table-cell>
          <table:table-cell table:number-columns-repeated="1023"/>
        </table:table-row>
        <table:table-row table:style-name="ro1">
          <table:table-cell table:formula="of:=[$'Admin ALL'.A450] &amp; [$'Admin ALL'.D450]">
            <text:p/>
          </table:table-cell>
          <table:table-cell table:number-columns-repeated="1023"/>
        </table:table-row>
        <table:table-row table:style-name="ro1">
          <table:table-cell table:formula="of:=[$'Admin ALL'.A451] &amp; [$'Admin ALL'.D451]">
            <text:p/>
          </table:table-cell>
          <table:table-cell table:number-columns-repeated="1023"/>
        </table:table-row>
        <table:table-row table:style-name="ro1">
          <table:table-cell table:formula="of:=[$'Admin ALL'.A452] &amp; [$'Admin ALL'.D452]">
            <text:p/>
          </table:table-cell>
          <table:table-cell table:number-columns-repeated="1023"/>
        </table:table-row>
        <table:table-row table:style-name="ro1">
          <table:table-cell table:formula="of:=[$'Admin ALL'.A453] &amp; [$'Admin ALL'.D453]">
            <text:p/>
          </table:table-cell>
          <table:table-cell table:number-columns-repeated="1023"/>
        </table:table-row>
        <table:table-row table:style-name="ro1">
          <table:table-cell table:formula="of:=[$'Admin ALL'.A454] &amp; [$'Admin ALL'.D454]">
            <text:p/>
          </table:table-cell>
          <table:table-cell table:number-columns-repeated="1023"/>
        </table:table-row>
        <table:table-row table:style-name="ro1">
          <table:table-cell table:formula="of:=[$'Admin ALL'.A455] &amp; [$'Admin ALL'.D455]">
            <text:p/>
          </table:table-cell>
          <table:table-cell table:number-columns-repeated="1023"/>
        </table:table-row>
        <table:table-row table:style-name="ro1">
          <table:table-cell table:formula="of:=[$'Admin ALL'.A456] &amp; [$'Admin ALL'.D456]">
            <text:p/>
          </table:table-cell>
          <table:table-cell table:number-columns-repeated="1023"/>
        </table:table-row>
        <table:table-row table:style-name="ro1">
          <table:table-cell table:formula="of:=[$'Admin ALL'.A457] &amp; [$'Admin ALL'.D457]">
            <text:p/>
          </table:table-cell>
          <table:table-cell table:number-columns-repeated="1023"/>
        </table:table-row>
        <table:table-row table:style-name="ro1">
          <table:table-cell table:formula="of:=[$'Admin ALL'.A458] &amp; [$'Admin ALL'.D458]">
            <text:p/>
          </table:table-cell>
          <table:table-cell table:number-columns-repeated="1023"/>
        </table:table-row>
        <table:table-row table:style-name="ro1">
          <table:table-cell table:formula="of:=[$'Admin ALL'.A459] &amp; [$'Admin ALL'.D459]">
            <text:p/>
          </table:table-cell>
          <table:table-cell table:number-columns-repeated="1023"/>
        </table:table-row>
        <table:table-row table:style-name="ro1">
          <table:table-cell table:formula="of:=[$'Admin ALL'.A460] &amp; [$'Admin ALL'.D460]">
            <text:p/>
          </table:table-cell>
          <table:table-cell table:number-columns-repeated="1023"/>
        </table:table-row>
        <table:table-row table:style-name="ro1">
          <table:table-cell table:formula="of:=[$'Admin ALL'.A461] &amp; [$'Admin ALL'.D461]">
            <text:p/>
          </table:table-cell>
          <table:table-cell table:number-columns-repeated="1023"/>
        </table:table-row>
        <table:table-row table:style-name="ro1">
          <table:table-cell table:formula="of:=[$'Admin ALL'.A462] &amp; [$'Admin ALL'.D462]">
            <text:p/>
          </table:table-cell>
          <table:table-cell table:number-columns-repeated="1023"/>
        </table:table-row>
        <table:table-row table:style-name="ro1">
          <table:table-cell table:formula="of:=[$'Admin ALL'.A463] &amp; [$'Admin ALL'.D463]">
            <text:p/>
          </table:table-cell>
          <table:table-cell table:number-columns-repeated="1023"/>
        </table:table-row>
        <table:table-row table:style-name="ro1">
          <table:table-cell table:formula="of:=[$'Admin ALL'.A464] &amp; [$'Admin ALL'.D464]">
            <text:p/>
          </table:table-cell>
          <table:table-cell table:number-columns-repeated="1023"/>
        </table:table-row>
        <table:table-row table:style-name="ro1">
          <table:table-cell table:formula="of:=[$'Admin ALL'.A465] &amp; [$'Admin ALL'.D465]">
            <text:p/>
          </table:table-cell>
          <table:table-cell table:number-columns-repeated="1023"/>
        </table:table-row>
        <table:table-row table:style-name="ro1">
          <table:table-cell table:formula="of:=[$'Admin ALL'.A466] &amp; [$'Admin ALL'.D466]">
            <text:p/>
          </table:table-cell>
          <table:table-cell table:number-columns-repeated="1023"/>
        </table:table-row>
        <table:table-row table:style-name="ro1">
          <table:table-cell table:formula="of:=[$'Admin ALL'.A467] &amp; [$'Admin ALL'.D467]">
            <text:p/>
          </table:table-cell>
          <table:table-cell table:number-columns-repeated="1023"/>
        </table:table-row>
        <table:table-row table:style-name="ro1">
          <table:table-cell table:formula="of:=[$'Admin ALL'.A468] &amp; [$'Admin ALL'.D468]">
            <text:p/>
          </table:table-cell>
          <table:table-cell table:number-columns-repeated="1023"/>
        </table:table-row>
        <table:table-row table:style-name="ro1">
          <table:table-cell table:formula="of:=[$'Admin ALL'.A469] &amp; [$'Admin ALL'.D469]">
            <text:p/>
          </table:table-cell>
          <table:table-cell table:number-columns-repeated="1023"/>
        </table:table-row>
        <table:table-row table:style-name="ro1">
          <table:table-cell table:formula="of:=[$'Admin ALL'.A470] &amp; [$'Admin ALL'.D470]">
            <text:p/>
          </table:table-cell>
          <table:table-cell table:number-columns-repeated="1023"/>
        </table:table-row>
        <table:table-row table:style-name="ro1">
          <table:table-cell table:formula="of:=[$'Admin ALL'.A471] &amp; [$'Admin ALL'.D471]">
            <text:p/>
          </table:table-cell>
          <table:table-cell table:number-columns-repeated="1023"/>
        </table:table-row>
        <table:table-row table:style-name="ro1">
          <table:table-cell table:formula="of:=[$'Admin ALL'.A472] &amp; [$'Admin ALL'.D472]">
            <text:p/>
          </table:table-cell>
          <table:table-cell table:number-columns-repeated="1023"/>
        </table:table-row>
        <table:table-row table:style-name="ro1">
          <table:table-cell table:formula="of:=[$'Admin ALL'.A473] &amp; [$'Admin ALL'.D473]">
            <text:p/>
          </table:table-cell>
          <table:table-cell table:number-columns-repeated="1023"/>
        </table:table-row>
        <table:table-row table:style-name="ro1">
          <table:table-cell table:formula="of:=[$'Admin ALL'.A474] &amp; [$'Admin ALL'.D474]">
            <text:p/>
          </table:table-cell>
          <table:table-cell table:number-columns-repeated="1023"/>
        </table:table-row>
        <table:table-row table:style-name="ro1">
          <table:table-cell table:formula="of:=[$'Admin ALL'.A475] &amp; [$'Admin ALL'.D475]">
            <text:p/>
          </table:table-cell>
          <table:table-cell table:number-columns-repeated="1023"/>
        </table:table-row>
        <table:table-row table:style-name="ro1">
          <table:table-cell table:formula="of:=[$'Admin ALL'.A476] &amp; [$'Admin ALL'.D476]">
            <text:p/>
          </table:table-cell>
          <table:table-cell table:number-columns-repeated="1023"/>
        </table:table-row>
        <table:table-row table:style-name="ro1">
          <table:table-cell table:formula="of:=[$'Admin ALL'.A477] &amp; [$'Admin ALL'.D477]">
            <text:p/>
          </table:table-cell>
          <table:table-cell table:number-columns-repeated="1023"/>
        </table:table-row>
        <table:table-row table:style-name="ro1">
          <table:table-cell table:formula="of:=[$'Admin ALL'.A478] &amp; [$'Admin ALL'.D478]">
            <text:p/>
          </table:table-cell>
          <table:table-cell table:number-columns-repeated="1023"/>
        </table:table-row>
        <table:table-row table:style-name="ro1">
          <table:table-cell table:formula="of:=[$'Admin ALL'.A479] &amp; [$'Admin ALL'.D479]">
            <text:p/>
          </table:table-cell>
          <table:table-cell table:number-columns-repeated="1023"/>
        </table:table-row>
        <table:table-row table:style-name="ro1">
          <table:table-cell table:formula="of:=[$'Admin ALL'.A480] &amp; [$'Admin ALL'.D480]">
            <text:p/>
          </table:table-cell>
          <table:table-cell table:number-columns-repeated="1023"/>
        </table:table-row>
        <table:table-row table:style-name="ro1">
          <table:table-cell table:formula="of:=[$'Admin ALL'.A481] &amp; [$'Admin ALL'.D481]">
            <text:p/>
          </table:table-cell>
          <table:table-cell table:number-columns-repeated="1023"/>
        </table:table-row>
        <table:table-row table:style-name="ro1">
          <table:table-cell table:formula="of:=[$'Admin ALL'.A482] &amp; [$'Admin ALL'.D482]">
            <text:p/>
          </table:table-cell>
          <table:table-cell table:number-columns-repeated="1023"/>
        </table:table-row>
        <table:table-row table:style-name="ro1">
          <table:table-cell table:formula="of:=[$'Admin ALL'.A483] &amp; [$'Admin ALL'.D483]">
            <text:p/>
          </table:table-cell>
          <table:table-cell table:number-columns-repeated="1023"/>
        </table:table-row>
        <table:table-row table:style-name="ro1">
          <table:table-cell table:formula="of:=[$'Admin ALL'.A484] &amp; [$'Admin ALL'.D484]">
            <text:p/>
          </table:table-cell>
          <table:table-cell table:number-columns-repeated="1023"/>
        </table:table-row>
        <table:table-row table:style-name="ro1">
          <table:table-cell table:formula="of:=[$'Admin ALL'.A485] &amp; [$'Admin ALL'.D485]">
            <text:p/>
          </table:table-cell>
          <table:table-cell table:number-columns-repeated="1023"/>
        </table:table-row>
        <table:table-row table:style-name="ro1">
          <table:table-cell table:formula="of:=[$'Admin ALL'.A486] &amp; [$'Admin ALL'.D486]">
            <text:p/>
          </table:table-cell>
          <table:table-cell table:number-columns-repeated="1023"/>
        </table:table-row>
        <table:table-row table:style-name="ro1">
          <table:table-cell table:formula="of:=[$'Admin ALL'.A487] &amp; [$'Admin ALL'.D487]">
            <text:p/>
          </table:table-cell>
          <table:table-cell table:number-columns-repeated="1023"/>
        </table:table-row>
        <table:table-row table:style-name="ro1">
          <table:table-cell table:formula="of:=[$'Admin ALL'.A488] &amp; [$'Admin ALL'.D488]">
            <text:p/>
          </table:table-cell>
          <table:table-cell table:number-columns-repeated="1023"/>
        </table:table-row>
        <table:table-row table:style-name="ro1">
          <table:table-cell table:formula="of:=[$'Admin ALL'.A489] &amp; [$'Admin ALL'.D489]">
            <text:p/>
          </table:table-cell>
          <table:table-cell table:number-columns-repeated="1023"/>
        </table:table-row>
        <table:table-row table:style-name="ro1">
          <table:table-cell table:formula="of:=[$'Admin ALL'.A490] &amp; [$'Admin ALL'.D490]">
            <text:p/>
          </table:table-cell>
          <table:table-cell table:number-columns-repeated="1023"/>
        </table:table-row>
        <table:table-row table:style-name="ro1">
          <table:table-cell table:formula="of:=[$'Admin ALL'.A491] &amp; [$'Admin ALL'.D491]">
            <text:p/>
          </table:table-cell>
          <table:table-cell table:number-columns-repeated="1023"/>
        </table:table-row>
        <table:table-row table:style-name="ro1">
          <table:table-cell table:formula="of:=[$'Admin ALL'.A492] &amp; [$'Admin ALL'.D492]">
            <text:p/>
          </table:table-cell>
          <table:table-cell table:number-columns-repeated="1023"/>
        </table:table-row>
        <table:table-row table:style-name="ro1">
          <table:table-cell table:formula="of:=[$'Admin ALL'.A493] &amp; [$'Admin ALL'.D493]">
            <text:p/>
          </table:table-cell>
          <table:table-cell table:number-columns-repeated="1023"/>
        </table:table-row>
        <table:table-row table:style-name="ro1">
          <table:table-cell table:formula="of:=[$'Admin ALL'.A494] &amp; [$'Admin ALL'.D494]">
            <text:p/>
          </table:table-cell>
          <table:table-cell table:number-columns-repeated="1023"/>
        </table:table-row>
        <table:table-row table:style-name="ro1">
          <table:table-cell table:formula="of:=[$'Admin ALL'.A495] &amp; [$'Admin ALL'.D495]">
            <text:p/>
          </table:table-cell>
          <table:table-cell table:number-columns-repeated="1023"/>
        </table:table-row>
        <table:table-row table:style-name="ro1">
          <table:table-cell table:formula="of:=[$'Admin ALL'.A496] &amp; [$'Admin ALL'.D496]">
            <text:p/>
          </table:table-cell>
          <table:table-cell table:number-columns-repeated="1023"/>
        </table:table-row>
        <table:table-row table:style-name="ro1">
          <table:table-cell table:formula="of:=[$'Admin ALL'.A497] &amp; [$'Admin ALL'.D497]">
            <text:p/>
          </table:table-cell>
          <table:table-cell table:number-columns-repeated="1023"/>
        </table:table-row>
        <table:table-row table:style-name="ro1">
          <table:table-cell table:formula="of:=[$'Admin ALL'.A498] &amp; [$'Admin ALL'.D498]">
            <text:p/>
          </table:table-cell>
          <table:table-cell table:number-columns-repeated="1023"/>
        </table:table-row>
        <table:table-row table:style-name="ro1">
          <table:table-cell table:formula="of:=[$'Admin ALL'.A499] &amp; [$'Admin ALL'.D499]">
            <text:p/>
          </table:table-cell>
          <table:table-cell table:number-columns-repeated="1023"/>
        </table:table-row>
        <table:table-row table:style-name="ro1">
          <table:table-cell table:formula="of:=[$'Admin ALL'.A500] &amp; [$'Admin ALL'.D500]">
            <text:p/>
          </table:table-cell>
          <table:table-cell table:number-columns-repeated="1023"/>
        </table:table-row>
        <table:table-row table:style-name="ro1">
          <table:table-cell table:formula="of:=[$'Admin ALL'.A501] &amp; [$'Admin ALL'.D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esES" table:style-name="ta1">
        <table:table-column table:style-name="co4" table:default-cell-style-name="ce11"/>
        <table:table-column table:style-name="co3" table:number-columns-repeated="1023" table:default-cell-style-name="ce11"/>
        <table:table-row table:style-name="ro1">
          <table:table-cell table:formula="of:=[$'Admin ALL'.A2] &amp; [$'Admin ALL'.E2]" office:value-type="string" office:string-value="_dateformat                          = %d.%m.%Y, %H:%M:%S" calcext:value-type="string">
            <text:p>_dateformat <text:s text:c="25"/>= %d.%m.%Y, %H:%M:%S</text:p>
          </table:table-cell>
          <table:table-cell table:number-columns-repeated="1023"/>
        </table:table-row>
        <table:table-row table:style-name="ro1">
          <table:table-cell table:formula="of:=[$'Admin ALL'.A3] &amp; [$'Admin ALL'.E3]" office:value-type="string" office:string-value="_translator                          = " calcext:value-type="string">
            <text:p>_translator <text:s text:c="25"/>= </text:p>
          </table:table-cell>
          <table:table-cell table:number-columns-repeated="1023"/>
        </table:table-row>
        <table:table-row table:style-name="ro1">
          <table:table-cell table:formula="of:=[$'Admin ALL'.A4] &amp; [$'Admin ALL'.E4]">
            <text:p/>
          </table:table-cell>
          <table:table-cell table:number-columns-repeated="1023"/>
        </table:table-row>
        <table:table-row table:style-name="ro1">
          <table:table-cell table:formula="of:=[$'Admin ALL'.A5] &amp; [$'Admin ALL'.E5]" office:value-type="string" office:string-value="_timezone                            = " calcext:value-type="string">
            <text:p>_timezone <text:s text:c="27"/>= </text:p>
          </table:table-cell>
          <table:table-cell table:number-columns-repeated="1023"/>
        </table:table-row>
        <table:table-row table:style-name="ro1">
          <table:table-cell table:formula="of:=[$'Admin ALL'.A6] &amp; [$'Admin ALL'.E6]" office:value-type="string" office:string-value="language_name                        = Español" calcext:value-type="string">
            <text:p>language_name <text:s text:c="23"/>= Español</text:p>
          </table:table-cell>
          <table:table-cell table:number-columns-repeated="1023"/>
        </table:table-row>
        <table:table-row table:style-name="ro1">
          <table:table-cell table:formula="of:=[$'Admin ALL'.A7] &amp; [$'Admin ALL'.E7]" office:value-type="string" office:string-value="cms_admin_titel                      = " calcext:value-type="string">
            <text:p>cms_admin_titel <text:s text:c="21"/>= </text:p>
          </table:table-cell>
          <table:table-cell table:number-columns-repeated="1023"/>
        </table:table-row>
        <table:table-row table:style-name="ro1">
          <table:table-cell table:formula="of:=[$'Admin ALL'.A8] &amp; [$'Admin ALL'.E8]" office:value-type="string" office:string-value="file                                 = " calcext:value-type="string">
            <text:p>file <text:s text:c="32"/>= </text:p>
          </table:table-cell>
          <table:table-cell table:number-columns-repeated="1023"/>
        </table:table-row>
        <table:table-row table:style-name="ro1">
          <table:table-cell table:formula="of:=[$'Admin ALL'.A9] &amp; [$'Admin ALL'.E9]" office:value-type="string" office:string-value="files                                = " calcext:value-type="string">
            <text:p>files <text:s text:c="31"/>= </text:p>
          </table:table-cell>
          <table:table-cell table:number-columns-repeated="1023"/>
        </table:table-row>
        <table:table-row table:style-name="ro1">
          <table:table-cell table:formula="of:=[$'Admin ALL'.A10] &amp; [$'Admin ALL'.E10]" office:value-type="string" office:string-value="page                                 = " calcext:value-type="string">
            <text:p>page <text:s text:c="32"/>= </text:p>
          </table:table-cell>
          <table:table-cell table:number-columns-repeated="1023"/>
        </table:table-row>
        <table:table-row table:style-name="ro1">
          <table:table-cell table:formula="of:=[$'Admin ALL'.A11] &amp; [$'Admin ALL'.E11]" office:value-type="string" office:string-value="pages                                = " calcext:value-type="string">
            <text:p>pages <text:s text:c="31"/>= </text:p>
          </table:table-cell>
          <table:table-cell table:number-columns-repeated="1023"/>
        </table:table-row>
        <table:table-row table:style-name="ro1">
          <table:table-cell table:formula="of:=[$'Admin ALL'.A12] &amp; [$'Admin ALL'.E12]" office:value-type="string" office:string-value="url                                  = " calcext:value-type="string">
            <text:p>url <text:s text:c="33"/>= </text:p>
          </table:table-cell>
          <table:table-cell table:number-columns-repeated="1023"/>
        </table:table-row>
        <table:table-row table:style-name="ro1">
          <table:table-cell table:formula="of:=[$'Admin ALL'.A13] &amp; [$'Admin ALL'.E13]" office:value-type="string" office:string-value="name                                 = " calcext:value-type="string">
            <text:p>name <text:s text:c="32"/>= </text:p>
          </table:table-cell>
          <table:table-cell table:number-columns-repeated="1023"/>
        </table:table-row>
        <table:table-row table:style-name="ro1">
          <table:table-cell table:formula="of:=[$'Admin ALL'.A14] &amp; [$'Admin ALL'.E14]" office:value-type="string" office:string-value="url_adress                           = " calcext:value-type="string">
            <text:p>url_adress <text:s text:c="26"/>= </text:p>
          </table:table-cell>
          <table:table-cell table:number-columns-repeated="1023"/>
        </table:table-row>
        <table:table-row table:style-name="ro1">
          <table:table-cell table:formula="of:=[$'Admin ALL'.A15] &amp; [$'Admin ALL'.E15]" office:value-type="string" office:string-value="contents                             = " calcext:value-type="string">
            <text:p>contents <text:s text:c="28"/>= </text:p>
          </table:table-cell>
          <table:table-cell table:number-columns-repeated="1023"/>
        </table:table-row>
        <table:table-row table:style-name="ro1">
          <table:table-cell table:formula="of:=[$'Admin ALL'.A16] &amp; [$'Admin ALL'.E16]" office:value-type="string" office:string-value="category                             = " calcext:value-type="string">
            <text:p>category <text:s text:c="28"/>= </text:p>
          </table:table-cell>
          <table:table-cell table:number-columns-repeated="1023"/>
        </table:table-row>
        <table:table-row table:style-name="ro1">
          <table:table-cell table:formula="of:=[$'Admin ALL'.A17] &amp; [$'Admin ALL'.E17]" office:value-type="string" office:string-value="day                                  = " calcext:value-type="string">
            <text:p>day <text:s text:c="33"/>= </text:p>
          </table:table-cell>
          <table:table-cell table:number-columns-repeated="1023"/>
        </table:table-row>
        <table:table-row table:style-name="ro1">
          <table:table-cell table:formula="of:=[$'Admin ALL'.A18] &amp; [$'Admin ALL'.E18]" office:value-type="string" office:string-value="days                                 = " calcext:value-type="string">
            <text:p>days <text:s text:c="32"/>= </text:p>
          </table:table-cell>
          <table:table-cell table:number-columns-repeated="1023"/>
        </table:table-row>
        <table:table-row table:style-name="ro1">
          <table:table-cell table:formula="of:=[$'Admin ALL'.A19] &amp; [$'Admin ALL'.E19]" office:value-type="string" office:string-value="hour                                 = " calcext:value-type="string">
            <text:p>hour <text:s text:c="32"/>= </text:p>
          </table:table-cell>
          <table:table-cell table:number-columns-repeated="1023"/>
        </table:table-row>
        <table:table-row table:style-name="ro1">
          <table:table-cell table:formula="of:=[$'Admin ALL'.A20] &amp; [$'Admin ALL'.E20]" office:value-type="string" office:string-value="hours                                = " calcext:value-type="string">
            <text:p>hours <text:s text:c="31"/>= </text:p>
          </table:table-cell>
          <table:table-cell table:number-columns-repeated="1023"/>
        </table:table-row>
        <table:table-row table:style-name="ro1">
          <table:table-cell table:formula="of:=[$'Admin ALL'.A21] &amp; [$'Admin ALL'.E21]" office:value-type="string" office:string-value="minute                               = " calcext:value-type="string">
            <text:p>minute <text:s text:c="30"/>= </text:p>
          </table:table-cell>
          <table:table-cell table:number-columns-repeated="1023"/>
        </table:table-row>
        <table:table-row table:style-name="ro1">
          <table:table-cell table:formula="of:=[$'Admin ALL'.A22] &amp; [$'Admin ALL'.E22]" office:value-type="string" office:string-value="minutes                              = " calcext:value-type="string">
            <text:p>minutes <text:s text:c="29"/>= </text:p>
          </table:table-cell>
          <table:table-cell table:number-columns-repeated="1023"/>
        </table:table-row>
        <table:table-row table:style-name="ro1">
          <table:table-cell table:formula="of:=[$'Admin ALL'.A23] &amp; [$'Admin ALL'.E23]" office:value-type="string" office:string-value="second                               = " calcext:value-type="string">
            <text:p>second <text:s text:c="30"/>= </text:p>
          </table:table-cell>
          <table:table-cell table:number-columns-repeated="1023"/>
        </table:table-row>
        <table:table-row table:style-name="ro1">
          <table:table-cell table:formula="of:=[$'Admin ALL'.A24] &amp; [$'Admin ALL'.E24]" office:value-type="string" office:string-value="seconds                              = " calcext:value-type="string">
            <text:p>seconds <text:s text:c="29"/>= </text:p>
          </table:table-cell>
          <table:table-cell table:number-columns-repeated="1023"/>
        </table:table-row>
        <table:table-row table:style-name="ro1">
          <table:table-cell table:formula="of:=[$'Admin ALL'.A25] &amp; [$'Admin ALL'.E25]" office:value-type="string" office:string-value="error_chmod                          = " calcext:value-type="string">
            <text:p>error_chmod <text:s text:c="25"/>= </text:p>
          </table:table-cell>
          <table:table-cell table:number-columns-repeated="1023"/>
        </table:table-row>
        <table:table-row table:style-name="ro1">
          <table:table-cell table:formula="of:=[$'Admin ALL'.A26] &amp; [$'Admin ALL'.E26]" office:value-type="string" office:string-value="error_mkdir                          = " calcext:value-type="string">
            <text:p>error_mkdir <text:s text:c="25"/>= </text:p>
          </table:table-cell>
          <table:table-cell table:number-columns-repeated="1023"/>
        </table:table-row>
        <table:table-row table:style-name="ro1">
          <table:table-cell table:formula="of:=[$'Admin ALL'.A27] &amp; [$'Admin ALL'.E27]" office:value-type="string" office:string-value="error_no_file_dir                    = " calcext:value-type="string">
            <text:p>error_no_file_dir <text:s text:c="19"/>= </text:p>
          </table:table-cell>
          <table:table-cell table:number-columns-repeated="1023"/>
        </table:table-row>
        <table:table-row table:style-name="ro1">
          <table:table-cell table:formula="of:=[$'Admin ALL'.A28] &amp; [$'Admin ALL'.E28]" office:value-type="string" office:string-value="error_del_file                       = " calcext:value-type="string">
            <text:p>error_del_file <text:s text:c="22"/>= </text:p>
          </table:table-cell>
          <table:table-cell table:number-columns-repeated="1023"/>
        </table:table-row>
        <table:table-row table:style-name="ro1">
          <table:table-cell table:formula="of:=[$'Admin ALL'.A29] &amp; [$'Admin ALL'.E29]" office:value-type="string" office:string-value="error_del_dir                        = " calcext:value-type="string">
            <text:p>error_del_dir <text:s text:c="23"/>= </text:p>
          </table:table-cell>
          <table:table-cell table:number-columns-repeated="1023"/>
        </table:table-row>
        <table:table-row table:style-name="ro1">
          <table:table-cell table:formula="of:=[$'Admin ALL'.A30] &amp; [$'Admin ALL'.E30]" office:value-type="string" office:string-value="error_exists_file_dir                = " calcext:value-type="string">
            <text:p>error_exists_file_dir <text:s text:c="15"/>= </text:p>
          </table:table-cell>
          <table:table-cell table:number-columns-repeated="1023"/>
        </table:table-row>
        <table:table-row table:style-name="ro1">
          <table:table-cell table:formula="of:=[$'Admin ALL'.A31] &amp; [$'Admin ALL'.E31]" office:value-type="string" office:string-value="error_copy_file                      = " calcext:value-type="string">
            <text:p>error_copy_file <text:s text:c="21"/>= </text:p>
          </table:table-cell>
          <table:table-cell table:number-columns-repeated="1023"/>
        </table:table-row>
        <table:table-row table:style-name="ro1">
          <table:table-cell table:formula="of:=[$'Admin ALL'.A32] &amp; [$'Admin ALL'.E32]" office:value-type="string" office:string-value="error_move_file_dir                  = " calcext:value-type="string">
            <text:p>error_move_file_dir <text:s text:c="17"/>= </text:p>
          </table:table-cell>
          <table:table-cell table:number-columns-repeated="1023"/>
        </table:table-row>
        <table:table-row table:style-name="ro1">
          <table:table-cell table:formula="of:=[$'Admin ALL'.A33] &amp; [$'Admin ALL'.E33]" office:value-type="string" office:string-value="error_datei_file_name                = " calcext:value-type="string">
            <text:p>error_datei_file_name <text:s text:c="15"/>= </text:p>
          </table:table-cell>
          <table:table-cell table:number-columns-repeated="1023"/>
        </table:table-row>
        <table:table-row table:style-name="ro1">
          <table:table-cell table:formula="of:=[$'Admin ALL'.A34] &amp; [$'Admin ALL'.E34]" office:value-type="string" office:string-value="error_dir_file_name                  = " calcext:value-type="string">
            <text:p>error_dir_file_name <text:s text:c="17"/>= </text:p>
          </table:table-cell>
          <table:table-cell table:number-columns-repeated="1023"/>
        </table:table-row>
        <table:table-row table:style-name="ro1">
          <table:table-cell table:formula="of:=[$'Admin ALL'.A35] &amp; [$'Admin ALL'.E35]" office:value-type="string" office:string-value="error_post_parameter                 = " calcext:value-type="string">
            <text:p>error_post_parameter <text:s text:c="16"/>= </text:p>
          </table:table-cell>
          <table:table-cell table:number-columns-repeated="1023"/>
        </table:table-row>
        <table:table-row table:style-name="ro1">
          <table:table-cell table:formula="of:=[$'Admin ALL'.A36] &amp; [$'Admin ALL'.E36]" office:value-type="string" office:string-value="error_write_sort_list                = " calcext:value-type="string">
            <text:p>error_write_sort_list <text:s text:c="15"/>= </text:p>
          </table:table-cell>
          <table:table-cell table:number-columns-repeated="1023"/>
        </table:table-row>
        <table:table-row table:style-name="ro1">
          <table:table-cell table:formula="of:=[$'Admin ALL'.A37] &amp; [$'Admin ALL'.E37]" office:value-type="string" office:string-value="error_write_sitemap                  = " calcext:value-type="string">
            <text:p>error_write_sitemap <text:s text:c="17"/>= </text:p>
          </table:table-cell>
          <table:table-cell table:number-columns-repeated="1023"/>
        </table:table-row>
        <table:table-row table:style-name="ro1">
          <table:table-cell table:formula="of:=[$'Admin ALL'.A38] &amp; [$'Admin ALL'.E38]" office:value-type="string" office:string-value="error_write_robots                   = " calcext:value-type="string">
            <text:p>error_write_robots <text:s text:c="18"/>= </text:p>
          </table:table-cell>
          <table:table-cell table:number-columns-repeated="1023"/>
        </table:table-row>
        <table:table-row table:style-name="ro1">
          <table:table-cell table:formula="of:=[$'Admin ALL'.A39] &amp; [$'Admin ALL'.E39]" office:value-type="string" office:string-value="error_read_robots                    = " calcext:value-type="string">
            <text:p>error_read_robots <text:s text:c="19"/>= </text:p>
          </table:table-cell>
          <table:table-cell table:number-columns-repeated="1023"/>
        </table:table-row>
        <table:table-row table:style-name="ro1">
          <table:table-cell table:formula="of:=[$'Admin ALL'.A40] &amp; [$'Admin ALL'.E40]" office:value-type="string" office:string-value="error_no_root                        = " calcext:value-type="string">
            <text:p>error_no_root <text:s text:c="23"/>= </text:p>
          </table:table-cell>
          <table:table-cell table:number-columns-repeated="1023"/>
        </table:table-row>
        <table:table-row table:style-name="ro1">
          <table:table-cell table:formula="of:=[$'Admin ALL'.A41] &amp; [$'Admin ALL'.E41]" office:value-type="string" office:string-value="error_no_javascript                  = " calcext:value-type="string">
            <text:p>error_no_javascript <text:s text:c="17"/>= </text:p>
          </table:table-cell>
          <table:table-cell table:number-columns-repeated="1023"/>
        </table:table-row>
        <table:table-row table:style-name="ro1">
          <table:table-cell table:formula="of:=[$'Admin ALL'.A42] &amp; [$'Admin ALL'.E42]" office:value-type="string" office:string-value="error_no_freename                    = " calcext:value-type="string">
            <text:p>error_no_freename <text:s text:c="19"/>= </text:p>
          </table:table-cell>
          <table:table-cell table:number-columns-repeated="1023"/>
        </table:table-row>
        <table:table-row table:style-name="ro1">
          <table:table-cell table:formula="of:=[$'Admin ALL'.A43] &amp; [$'Admin ALL'.E43]" office:value-type="string" office:string-value="error_input_empty                    = " calcext:value-type="string">
            <text:p>error_input_empty <text:s text:c="19"/>= </text:p>
          </table:table-cell>
          <table:table-cell table:number-columns-repeated="1023"/>
        </table:table-row>
        <table:table-row table:style-name="ro1">
          <table:table-cell table:formula="of:=[$'Admin ALL'.A44] &amp; [$'Admin ALL'.E44]" office:value-type="string" office:string-value="error_multi_user_tab                 = " calcext:value-type="string">
            <text:p>error_multi_user_tab <text:s text:c="16"/>= </text:p>
          </table:table-cell>
          <table:table-cell table:number-columns-repeated="1023"/>
        </table:table-row>
        <table:table-row table:style-name="ro1">
          <table:table-cell table:formula="of:=[$'Admin ALL'.A45] &amp; [$'Admin ALL'.E45]" office:value-type="string" office:string-value="error_save_beforeclose               = " calcext:value-type="string">
            <text:p>error_save_beforeclose <text:s text:c="14"/>= </text:p>
          </table:table-cell>
          <table:table-cell table:number-columns-repeated="1023"/>
        </table:table-row>
        <table:table-row table:style-name="ro1">
          <table:table-cell table:formula="of:=[$'Admin ALL'.A46] &amp; [$'Admin ALL'.E46]" office:value-type="string" office:string-value="error_zip_structure                  = " calcext:value-type="string">
            <text:p>error_zip_structure <text:s text:c="17"/>= </text:p>
          </table:table-cell>
          <table:table-cell table:number-columns-repeated="1023"/>
        </table:table-row>
        <table:table-row table:style-name="ro1">
          <table:table-cell table:formula="of:=[$'Admin ALL'.A47] &amp; [$'Admin ALL'.E47]" office:value-type="string" office:string-value="error_file_upload                    = " calcext:value-type="string">
            <text:p>error_file_upload <text:s text:c="19"/>= </text:p>
          </table:table-cell>
          <table:table-cell table:number-columns-repeated="1023"/>
        </table:table-row>
        <table:table-row table:style-name="ro1">
          <table:table-cell table:formula="of:=[$'Admin ALL'.A48] &amp; [$'Admin ALL'.E48]" office:value-type="string" office:string-value="error_zip_nozip                      = " calcext:value-type="string">
            <text:p>error_zip_nozip <text:s text:c="21"/>= </text:p>
          </table:table-cell>
          <table:table-cell table:number-columns-repeated="1023"/>
        </table:table-row>
        <table:table-row table:style-name="ro1">
          <table:table-cell table:formula="of:=[$'Admin ALL'.A49] &amp; [$'Admin ALL'.E49]" office:value-type="string" office:string-value="error_read_htaccess                  = " calcext:value-type="string">
            <text:p>error_read_htaccess <text:s text:c="17"/>= </text:p>
          </table:table-cell>
          <table:table-cell table:number-columns-repeated="1023"/>
        </table:table-row>
        <table:table-row table:style-name="ro1">
          <table:table-cell table:formula="of:=[$'Admin ALL'.A50] &amp; [$'Admin ALL'.E50]" office:value-type="string" office:string-value="error_write_htaccess                 = " calcext:value-type="string">
            <text:p>error_write_htaccess <text:s text:c="16"/>= </text:p>
          </table:table-cell>
          <table:table-cell table:number-columns-repeated="1023"/>
        </table:table-row>
        <table:table-row table:style-name="ro1">
          <table:table-cell table:formula="of:=[$'Admin ALL'.A51] &amp; [$'Admin ALL'.E51]">
            <text:p/>
          </table:table-cell>
          <table:table-cell table:number-columns-repeated="1023"/>
        </table:table-row>
        <table:table-row table:style-name="ro1">
          <table:table-cell table:formula="of:=[$'Admin ALL'.A52] &amp; [$'Admin ALL'.E52]" office:value-type="string" office:string-value="dialog_title_error                   = " calcext:value-type="string">
            <text:p>dialog_title_error <text:s text:c="18"/>= </text:p>
          </table:table-cell>
          <table:table-cell table:number-columns-repeated="1023"/>
        </table:table-row>
        <table:table-row table:style-name="ro1">
          <table:table-cell table:formula="of:=[$'Admin ALL'.A53] &amp; [$'Admin ALL'.E53]" office:value-type="string" office:string-value="dialog_title_messages                = " calcext:value-type="string">
            <text:p>dialog_title_messages <text:s text:c="15"/>= </text:p>
          </table:table-cell>
          <table:table-cell table:number-columns-repeated="1023"/>
        </table:table-row>
        <table:table-row table:style-name="ro1">
          <table:table-cell table:formula="of:=[$'Admin ALL'.A54] &amp; [$'Admin ALL'.E54]" office:value-type="string" office:string-value="dialog_title_send                    = " calcext:value-type="string">
            <text:p>dialog_title_send <text:s text:c="19"/>= </text:p>
          </table:table-cell>
          <table:table-cell table:number-columns-repeated="1023"/>
        </table:table-row>
        <table:table-row table:style-name="ro1">
          <table:table-cell table:formula="of:=[$'Admin ALL'.A55] &amp; [$'Admin ALL'.E55]" office:value-type="string" office:string-value="dialog_title_save_beforeclose        = " calcext:value-type="string">
            <text:p>dialog_title_save_beforeclose <text:s text:c="7"/>= </text:p>
          </table:table-cell>
          <table:table-cell table:number-columns-repeated="1023"/>
        </table:table-row>
        <table:table-row table:style-name="ro1">
          <table:table-cell table:formula="of:=[$'Admin ALL'.A56] &amp; [$'Admin ALL'.E56]" office:value-type="string" office:string-value="dialog_title_delete                  = " calcext:value-type="string">
            <text:p>dialog_title_delete <text:s text:c="17"/>= </text:p>
          </table:table-cell>
          <table:table-cell table:number-columns-repeated="1023"/>
        </table:table-row>
        <table:table-row table:style-name="ro1">
          <table:table-cell table:formula="of:=[$'Admin ALL'.A57] &amp; [$'Admin ALL'.E57]" office:value-type="string" office:string-value="dialog_title_lastbackup              = " calcext:value-type="string">
            <text:p>dialog_title_lastbackup <text:s text:c="13"/>= </text:p>
          </table:table-cell>
          <table:table-cell table:number-columns-repeated="1023"/>
        </table:table-row>
        <table:table-row table:style-name="ro1">
          <table:table-cell table:formula="of:=[$'Admin ALL'.A58] &amp; [$'Admin ALL'.E58]" office:value-type="string" office:string-value="dialog_title_docu                    = " calcext:value-type="string">
            <text:p>dialog_title_docu <text:s text:c="19"/>= </text:p>
          </table:table-cell>
          <table:table-cell table:number-columns-repeated="1023"/>
        </table:table-row>
        <table:table-row table:style-name="ro1">
          <table:table-cell table:formula="of:=[$'Admin ALL'.A59] &amp; [$'Admin ALL'.E59]" office:value-type="string" office:string-value="dialog_title_coloredit               = " calcext:value-type="string">
            <text:p>dialog_title_coloredit <text:s text:c="14"/>= </text:p>
          </table:table-cell>
          <table:table-cell table:number-columns-repeated="1023"/>
        </table:table-row>
        <table:table-row table:style-name="ro1">
          <table:table-cell table:formula="of:=[$'Admin ALL'.A60] &amp; [$'Admin ALL'.E60]" office:value-type="string" office:string-value="yes                                  = " calcext:value-type="string">
            <text:p>yes <text:s text:c="33"/>= </text:p>
          </table:table-cell>
          <table:table-cell table:number-columns-repeated="1023"/>
        </table:table-row>
        <table:table-row table:style-name="ro1">
          <table:table-cell table:formula="of:=[$'Admin ALL'.A61] &amp; [$'Admin ALL'.E61]" office:value-type="string" office:string-value="no                                   = " calcext:value-type="string">
            <text:p>no <text:s text:c="34"/>= </text:p>
          </table:table-cell>
          <table:table-cell table:number-columns-repeated="1023"/>
        </table:table-row>
        <table:table-row table:style-name="ro1">
          <table:table-cell table:formula="of:=[$'Admin ALL'.A62] &amp; [$'Admin ALL'.E62]" office:value-type="string" office:string-value="pixels                               = " calcext:value-type="string">
            <text:p>pixels <text:s text:c="30"/>= </text:p>
          </table:table-cell>
          <table:table-cell table:number-columns-repeated="1023"/>
        </table:table-row>
        <table:table-row table:style-name="ro1">
          <table:table-cell table:formula="of:=[$'Admin ALL'.A63] &amp; [$'Admin ALL'.E63]" office:value-type="string" office:string-value="logout_button                        = " calcext:value-type="string">
            <text:p>logout_button <text:s text:c="23"/>= </text:p>
          </table:table-cell>
          <table:table-cell table:number-columns-repeated="1023"/>
        </table:table-row>
        <table:table-row table:style-name="ro1">
          <table:table-cell table:formula="of:=[$'Admin ALL'.A64] &amp; [$'Admin ALL'.E64]" office:value-type="string" office:string-value="website_button                       = " calcext:value-type="string">
            <text:p>website_button <text:s text:c="22"/>= </text:p>
          </table:table-cell>
          <table:table-cell table:number-columns-repeated="1023"/>
        </table:table-row>
        <table:table-row table:style-name="ro1">
          <table:table-cell table:formula="of:=[$'Admin ALL'.A65] &amp; [$'Admin ALL'.E65]" office:value-type="string" office:string-value="help_website_button                  = " calcext:value-type="string">
            <text:p>help_website_button <text:s text:c="17"/>= </text:p>
          </table:table-cell>
          <table:table-cell table:number-columns-repeated="1023"/>
        </table:table-row>
        <table:table-row table:style-name="ro1">
          <table:table-cell table:formula="of:=[$'Admin ALL'.A66] &amp; [$'Admin ALL'.E66]" office:value-type="string" office:string-value="target                               = Target:" calcext:value-type="string">
            <text:p>target <text:s text:c="30"/>= Target:</text:p>
          </table:table-cell>
          <table:table-cell table:number-columns-repeated="1023"/>
        </table:table-row>
        <table:table-row table:style-name="ro1">
          <table:table-cell table:formula="of:=[$'Admin ALL'.A67] &amp; [$'Admin ALL'.E67]" office:value-type="string" office:string-value="self                                 = self" calcext:value-type="string">
            <text:p>self <text:s text:c="32"/>= self</text:p>
          </table:table-cell>
          <table:table-cell table:number-columns-repeated="1023"/>
        </table:table-row>
        <table:table-row table:style-name="ro1">
          <table:table-cell table:formula="of:=[$'Admin ALL'.A68] &amp; [$'Admin ALL'.E68]" office:value-type="string" office:string-value="blank                                = blank" calcext:value-type="string">
            <text:p>blank <text:s text:c="31"/>= blank</text:p>
          </table:table-cell>
          <table:table-cell table:number-columns-repeated="1023"/>
        </table:table-row>
        <table:table-row table:style-name="ro1">
          <table:table-cell table:formula="of:=[$'Admin ALL'.A69] &amp; [$'Admin ALL'.E69]" office:value-type="string" office:string-value="password                             = " calcext:value-type="string">
            <text:p>password <text:s text:c="28"/>= </text:p>
          </table:table-cell>
          <table:table-cell table:number-columns-repeated="1023"/>
        </table:table-row>
        <table:table-row table:style-name="ro1">
          <table:table-cell table:formula="of:=[$'Admin ALL'.A70] &amp; [$'Admin ALL'.E70]" office:value-type="string" office:string-value="username                             = " calcext:value-type="string">
            <text:p>username <text:s text:c="28"/>= </text:p>
          </table:table-cell>
          <table:table-cell table:number-columns-repeated="1023"/>
        </table:table-row>
        <table:table-row table:style-name="ro1">
          <table:table-cell table:formula="of:=[$'Admin ALL'.A71] &amp; [$'Admin ALL'.E71]" office:value-type="string" office:string-value="incorrect_login                      = " calcext:value-type="string">
            <text:p>incorrect_login <text:s text:c="21"/>= </text:p>
          </table:table-cell>
          <table:table-cell table:number-columns-repeated="1023"/>
        </table:table-row>
        <table:table-row table:style-name="ro1">
          <table:table-cell table:formula="of:=[$'Admin ALL'.A72] &amp; [$'Admin ALL'.E72]" office:value-type="string" office:string-value="install_login                        = " calcext:value-type="string">
            <text:p>install_login <text:s text:c="23"/>= </text:p>
          </table:table-cell>
          <table:table-cell table:number-columns-repeated="1023"/>
        </table:table-row>
        <table:table-row table:style-name="ro1">
          <table:table-cell table:formula="of:=[$'Admin ALL'.A73] &amp; [$'Admin ALL'.E73]" office:value-type="string" office:string-value="images                               = " calcext:value-type="string">
            <text:p>images <text:s text:c="30"/>= </text:p>
          </table:table-cell>
          <table:table-cell table:number-columns-repeated="1023"/>
        </table:table-row>
        <table:table-row table:style-name="ro1">
          <table:table-cell table:formula="of:=[$'Admin ALL'.A74] &amp; [$'Admin ALL'.E74]" office:value-type="string" office:string-value="function_exists_error                = " calcext:value-type="string">
            <text:p>function_exists_error <text:s text:c="15"/>= </text:p>
          </table:table-cell>
          <table:table-cell table:number-columns-repeated="1023"/>
        </table:table-row>
        <table:table-row table:style-name="ro1">
          <table:table-cell table:formula="of:=[$'Admin ALL'.A75] &amp; [$'Admin ALL'.E75]" office:value-type="string" office:string-value="button_cancel                        = " calcext:value-type="string">
            <text:p>button_cancel <text:s text:c="23"/>= </text:p>
          </table:table-cell>
          <table:table-cell table:number-columns-repeated="1023"/>
        </table:table-row>
        <table:table-row table:style-name="ro1">
          <table:table-cell table:formula="of:=[$'Admin ALL'.A76] &amp; [$'Admin ALL'.E76]" office:value-type="string" office:string-value="button_save                          = " calcext:value-type="string">
            <text:p>button_save <text:s text:c="25"/>= </text:p>
          </table:table-cell>
          <table:table-cell table:number-columns-repeated="1023"/>
        </table:table-row>
        <table:table-row table:style-name="ro1">
          <table:table-cell table:formula="of:=[$'Admin ALL'.A77] &amp; [$'Admin ALL'.E77]" office:value-type="string" office:string-value="button_preview                       = " calcext:value-type="string">
            <text:p>button_preview <text:s text:c="22"/>= </text:p>
          </table:table-cell>
          <table:table-cell table:number-columns-repeated="1023"/>
        </table:table-row>
        <table:table-row table:style-name="ro1">
          <table:table-cell table:formula="of:=[$'Admin ALL'.A78] &amp; [$'Admin ALL'.E78]" office:value-type="string" office:string-value="files_button                         = " calcext:value-type="string">
            <text:p>files_button <text:s text:c="24"/>= </text:p>
          </table:table-cell>
          <table:table-cell table:number-columns-repeated="1023"/>
        </table:table-row>
        <table:table-row table:style-name="ro1">
          <table:table-cell table:formula="of:=[$'Admin ALL'.A79] &amp; [$'Admin ALL'.E79]" office:value-type="string" office:string-value="get_memory                           = " calcext:value-type="string">
            <text:p>get_memory <text:s text:c="26"/>= </text:p>
          </table:table-cell>
          <table:table-cell table:number-columns-repeated="1023"/>
        </table:table-row>
        <table:table-row table:style-name="ro1">
          <table:table-cell table:formula="of:=[$'Admin ALL'.A80] &amp; [$'Admin ALL'.E80]" office:value-type="string" office:string-value="get_execut_time                      = " calcext:value-type="string">
            <text:p>get_execut_time <text:s text:c="21"/>= </text:p>
          </table:table-cell>
          <table:table-cell table:number-columns-repeated="1023"/>
        </table:table-row>
        <table:table-row table:style-name="ro1">
          <table:table-cell table:formula="of:=[$'Admin ALL'.A81] &amp; [$'Admin ALL'.E81]">
            <text:p/>
          </table:table-cell>
          <table:table-cell table:number-columns-repeated="1023"/>
        </table:table-row>
        <table:table-row table:style-name="ro1">
          <table:table-cell table:formula="of:=[$'Admin ALL'.A82] &amp; [$'Admin ALL'.E82]" office:value-type="string" office:string-value="properties_error_save                = " calcext:value-type="string">
            <text:p>properties_error_save <text:s text:c="15"/>= </text:p>
          </table:table-cell>
          <table:table-cell table:number-columns-repeated="1023"/>
        </table:table-row>
        <table:table-row table:style-name="ro1">
          <table:table-cell table:formula="of:=[$'Admin ALL'.A83] &amp; [$'Admin ALL'.E83]" office:value-type="string" office:string-value="properties                           = " calcext:value-type="string">
            <text:p>properties <text:s text:c="26"/>= </text:p>
          </table:table-cell>
          <table:table-cell table:number-columns-repeated="1023"/>
        </table:table-row>
        <table:table-row table:style-name="ro1">
          <table:table-cell table:formula="of:=[$'Admin ALL'.A84] &amp; [$'Admin ALL'.E84]">
            <text:p/>
          </table:table-cell>
          <table:table-cell table:number-columns-repeated="1023"/>
        </table:table-row>
        <table:table-row table:style-name="ro1">
          <table:table-cell table:formula="of:=[$'Admin ALL'.A85] &amp; [$'Admin ALL'.E85]" office:value-type="string" office:string-value="editor_content_error_open            = " calcext:value-type="string">
            <text:p>editor_content_error_open <text:s text:c="11"/>= </text:p>
          </table:table-cell>
          <table:table-cell table:number-columns-repeated="1023"/>
        </table:table-row>
        <table:table-row table:style-name="ro1">
          <table:table-cell table:formula="of:=[$'Admin ALL'.A86] &amp; [$'Admin ALL'.E86]" office:value-type="string" office:string-value="editor_content_error_save            = " calcext:value-type="string">
            <text:p>editor_content_error_save <text:s text:c="11"/>= </text:p>
          </table:table-cell>
          <table:table-cell table:number-columns-repeated="1023"/>
        </table:table-row>
        <table:table-row table:style-name="ro1">
          <table:table-cell table:formula="of:=[$'Admin ALL'.A87] &amp; [$'Admin ALL'.E87]" office:value-type="string" office:string-value="toolbar_usersyntax                   = " calcext:value-type="string">
            <text:p>toolbar_usersyntax <text:s text:c="18"/>= </text:p>
          </table:table-cell>
          <table:table-cell table:number-columns-repeated="1023"/>
        </table:table-row>
        <table:table-row table:style-name="ro1">
          <table:table-cell table:formula="of:=[$'Admin ALL'.A88] &amp; [$'Admin ALL'.E88]" office:value-type="string" office:string-value="toolbar_contents                     = " calcext:value-type="string">
            <text:p>toolbar_contents <text:s text:c="20"/>= </text:p>
          </table:table-cell>
          <table:table-cell table:number-columns-repeated="1023"/>
        </table:table-row>
        <table:table-row table:style-name="ro1">
          <table:table-cell table:formula="of:=[$'Admin ALL'.A89] &amp; [$'Admin ALL'.E89]" office:value-type="string" office:string-value="toolbar_plugins                      = " calcext:value-type="string">
            <text:p>toolbar_plugins <text:s text:c="21"/>= </text:p>
          </table:table-cell>
          <table:table-cell table:number-columns-repeated="1023"/>
        </table:table-row>
        <table:table-row table:style-name="ro1">
          <table:table-cell table:formula="of:=[$'Admin ALL'.A90] &amp; [$'Admin ALL'.E90]" office:value-type="string" office:string-value="toolbar_platzhalter                  = " calcext:value-type="string">
            <text:p>toolbar_platzhalter <text:s text:c="17"/>= </text:p>
          </table:table-cell>
          <table:table-cell table:number-columns-repeated="1023"/>
        </table:table-row>
        <table:table-row table:style-name="ro1">
          <table:table-cell table:formula="of:=[$'Admin ALL'.A91] &amp; [$'Admin ALL'.E91]" office:value-type="string" office:string-value="toolbar_template                     = " calcext:value-type="string">
            <text:p>toolbar_template <text:s text:c="20"/>= </text:p>
          </table:table-cell>
          <table:table-cell table:number-columns-repeated="1023"/>
        </table:table-row>
        <table:table-row table:style-name="ro1">
          <table:table-cell table:formula="of:=[$'Admin ALL'.A92] &amp; [$'Admin ALL'.E92]" office:value-type="string" office:string-value="toolbar_template_css                 = " calcext:value-type="string">
            <text:p>toolbar_template_css <text:s text:c="16"/>= </text:p>
          </table:table-cell>
          <table:table-cell table:number-columns-repeated="1023"/>
        </table:table-row>
        <table:table-row table:style-name="ro1">
          <table:table-cell table:formula="of:=[$'Admin ALL'.A93] &amp; [$'Admin ALL'.E93]" office:value-type="string" office:string-value="toolbar_template_image               = " calcext:value-type="string">
            <text:p>toolbar_template_image <text:s text:c="14"/>= </text:p>
          </table:table-cell>
          <table:table-cell table:number-columns-repeated="1023"/>
        </table:table-row>
        <table:table-row table:style-name="ro1">
          <table:table-cell table:formula="of:=[$'Admin ALL'.A94] &amp; [$'Admin ALL'.E94]" office:value-type="string" office:string-value="toolbar_platzhalter_CATEGORY         = " calcext:value-type="string">
            <text:p>toolbar_platzhalter_CATEGORY <text:s text:c="8"/>= </text:p>
          </table:table-cell>
          <table:table-cell table:number-columns-repeated="1023"/>
        </table:table-row>
        <table:table-row table:style-name="ro1">
          <table:table-cell table:formula="of:=[$'Admin ALL'.A95] &amp; [$'Admin ALL'.E95]" office:value-type="string" office:string-value="toolbar_platzhalter_CATEGORY_NAME    = " calcext:value-type="string">
            <text:p>toolbar_platzhalter_CATEGORY_NAME <text:s text:c="3"/>= </text:p>
          </table:table-cell>
          <table:table-cell table:number-columns-repeated="1023"/>
        </table:table-row>
        <table:table-row table:style-name="ro1">
          <table:table-cell table:formula="of:=[$'Admin ALL'.A96] &amp; [$'Admin ALL'.E96]" office:value-type="string" office:string-value="toolbar_platzhalter_PAGE             = " calcext:value-type="string">
            <text:p>toolbar_platzhalter_PAGE <text:s text:c="12"/>= </text:p>
          </table:table-cell>
          <table:table-cell table:number-columns-repeated="1023"/>
        </table:table-row>
        <table:table-row table:style-name="ro1">
          <table:table-cell table:formula="of:=[$'Admin ALL'.A97] &amp; [$'Admin ALL'.E97]" office:value-type="string" office:string-value="toolbar_platzhalter_PAGE_NAME        = " calcext:value-type="string">
            <text:p>toolbar_platzhalter_PAGE_NAME <text:s text:c="7"/>= </text:p>
          </table:table-cell>
          <table:table-cell table:number-columns-repeated="1023"/>
        </table:table-row>
        <table:table-row table:style-name="ro1">
          <table:table-cell table:formula="of:=[$'Admin ALL'.A98] &amp; [$'Admin ALL'.E98]" office:value-type="string" office:string-value="toolbar_platzhalter_PAGE_FILE        = " calcext:value-type="string">
            <text:p>toolbar_platzhalter_PAGE_FILE <text:s text:c="7"/>= </text:p>
          </table:table-cell>
          <table:table-cell table:number-columns-repeated="1023"/>
        </table:table-row>
        <table:table-row table:style-name="ro1">
          <table:table-cell table:formula="of:=[$'Admin ALL'.A99] &amp; [$'Admin ALL'.E99]" office:value-type="string" office:string-value="toolbar_platzhalter_SEARCH           = " calcext:value-type="string">
            <text:p>toolbar_platzhalter_SEARCH <text:s text:c="10"/>= </text:p>
          </table:table-cell>
          <table:table-cell table:number-columns-repeated="1023"/>
        </table:table-row>
        <table:table-row table:style-name="ro1">
          <table:table-cell table:formula="of:=[$'Admin ALL'.A100] &amp; [$'Admin ALL'.E100]" office:value-type="string" office:string-value="toolbar_platzhalter_SITEMAPLINK      = " calcext:value-type="string">
            <text:p>toolbar_platzhalter_SITEMAPLINK <text:s text:c="5"/>= </text:p>
          </table:table-cell>
          <table:table-cell table:number-columns-repeated="1023"/>
        </table:table-row>
        <table:table-row table:style-name="ro1">
          <table:table-cell table:formula="of:=[$'Admin ALL'.A101] &amp; [$'Admin ALL'.E101]" office:value-type="string" office:string-value="toolbar_platzhalter_CMSINFO          = " calcext:value-type="string">
            <text:p>toolbar_platzhalter_CMSINFO <text:s text:c="9"/>= </text:p>
          </table:table-cell>
          <table:table-cell table:number-columns-repeated="1023"/>
        </table:table-row>
        <table:table-row table:style-name="ro1">
          <table:table-cell table:formula="of:=[$'Admin ALL'.A102] &amp; [$'Admin ALL'.E102]" office:value-type="string" office:string-value="toolbar_platzhalter_TABLEOFCONTENTS  = " calcext:value-type="string">
            <text:p>toolbar_platzhalter_TABLEOFCONTENTS <text:s/>= </text:p>
          </table:table-cell>
          <table:table-cell table:number-columns-repeated="1023"/>
        </table:table-row>
        <table:table-row table:style-name="ro1">
          <table:table-cell table:formula="of:=[$'Admin ALL'.A103] &amp; [$'Admin ALL'.E103]" office:value-type="string" office:string-value="toolbar_platzhalter_BASE_URL         = " calcext:value-type="string">
            <text:p>toolbar_platzhalter_BASE_URL <text:s text:c="8"/>= </text:p>
          </table:table-cell>
          <table:table-cell table:number-columns-repeated="1023"/>
        </table:table-row>
        <table:table-row table:style-name="ro1">
          <table:table-cell table:formula="of:=[$'Admin ALL'.A104] &amp; [$'Admin ALL'.E104]" office:value-type="string" office:string-value="toolbar_platzhalter_CATEGORY_URL     = " calcext:value-type="string">
            <text:p>toolbar_platzhalter_CATEGORY_URL <text:s text:c="4"/>= </text:p>
          </table:table-cell>
          <table:table-cell table:number-columns-repeated="1023"/>
        </table:table-row>
        <table:table-row table:style-name="ro1">
          <table:table-cell table:formula="of:=[$'Admin ALL'.A105] &amp; [$'Admin ALL'.E105]" office:value-type="string" office:string-value="toolbar_platzhalter_PAGE_URL         = " calcext:value-type="string">
            <text:p>toolbar_platzhalter_PAGE_URL <text:s text:c="8"/>= </text:p>
          </table:table-cell>
          <table:table-cell table:number-columns-repeated="1023"/>
        </table:table-row>
        <table:table-row table:style-name="ro1">
          <table:table-cell table:formula="of:=[$'Admin ALL'.A106] &amp; [$'Admin ALL'.E106]" office:value-type="string" office:string-value="toolbar_platzhalter_CHARSET          = " calcext:value-type="string">
            <text:p>toolbar_platzhalter_CHARSET <text:s text:c="9"/>= </text:p>
          </table:table-cell>
          <table:table-cell table:number-columns-repeated="1023"/>
        </table:table-row>
        <table:table-row table:style-name="ro1">
          <table:table-cell table:formula="of:=[$'Admin ALL'.A107] &amp; [$'Admin ALL'.E107]" office:value-type="string" office:string-value="toolbar_platzhalter_LAYOUT_DIR       = " calcext:value-type="string">
            <text:p>toolbar_platzhalter_LAYOUT_DIR <text:s text:c="6"/>= </text:p>
          </table:table-cell>
          <table:table-cell table:number-columns-repeated="1023"/>
        </table:table-row>
        <table:table-row table:style-name="ro1">
          <table:table-cell table:formula="of:=[$'Admin ALL'.A108] &amp; [$'Admin ALL'.E108]" office:value-type="string" office:string-value="toolbar_platzhalter_WEBSITE_TITLE    = " calcext:value-type="string">
            <text:p>toolbar_platzhalter_WEBSITE_TITLE <text:s text:c="3"/>= </text:p>
          </table:table-cell>
          <table:table-cell table:number-columns-repeated="1023"/>
        </table:table-row>
        <table:table-row table:style-name="ro1">
          <table:table-cell table:formula="of:=[$'Admin ALL'.A109] &amp; [$'Admin ALL'.E109]" office:value-type="string" office:string-value="toolbar_platzhalter_WEBSITE_KEYWORDS = " calcext:value-type="string">
            <text:p>toolbar_platzhalter_WEBSITE_KEYWORDS = </text:p>
          </table:table-cell>
          <table:table-cell table:number-columns-repeated="1023"/>
        </table:table-row>
        <table:table-row table:style-name="ro1">
          <table:table-cell table:formula="of:=[$'Admin ALL'.A110] &amp; [$'Admin ALL'.E110]" office:value-type="string" office:string-value="toolbar_platzhalter_WEBSITE_DESCRIPTION = " calcext:value-type="string">
            <text:p>toolbar_platzhalter_WEBSITE_DESCRIPTION = </text:p>
          </table:table-cell>
          <table:table-cell table:number-columns-repeated="1023"/>
        </table:table-row>
        <table:table-row table:style-name="ro1">
          <table:table-cell table:formula="of:=[$'Admin ALL'.A111] &amp; [$'Admin ALL'.E111]" office:value-type="string" office:string-value="toolbar_platzhalter_WEBSITE_NAME     = " calcext:value-type="string">
            <text:p>toolbar_platzhalter_WEBSITE_NAME <text:s text:c="4"/>= </text:p>
          </table:table-cell>
          <table:table-cell table:number-columns-repeated="1023"/>
        </table:table-row>
        <table:table-row table:style-name="ro1">
          <table:table-cell table:formula="of:=[$'Admin ALL'.A112] &amp; [$'Admin ALL'.E112]" office:value-type="string" office:string-value="toolbar_platzhalter_MAINMENU         = " calcext:value-type="string">
            <text:p>toolbar_platzhalter_MAINMENU <text:s text:c="8"/>= </text:p>
          </table:table-cell>
          <table:table-cell table:number-columns-repeated="1023"/>
        </table:table-row>
        <table:table-row table:style-name="ro1">
          <table:table-cell table:formula="of:=[$'Admin ALL'.A113] &amp; [$'Admin ALL'.E113]" office:value-type="string" office:string-value="toolbar_platzhalter_DETAILMENU       = " calcext:value-type="string">
            <text:p>toolbar_platzhalter_DETAILMENU <text:s text:c="6"/>= </text:p>
          </table:table-cell>
          <table:table-cell table:number-columns-repeated="1023"/>
        </table:table-row>
        <table:table-row table:style-name="ro1">
          <table:table-cell table:formula="of:=[$'Admin ALL'.A114] &amp; [$'Admin ALL'.E114]" office:value-type="string" office:string-value="toolbar_platzhalter_MEMORYUSAGE      = " calcext:value-type="string">
            <text:p>toolbar_platzhalter_MEMORYUSAGE <text:s text:c="5"/>= </text:p>
          </table:table-cell>
          <table:table-cell table:number-columns-repeated="1023"/>
        </table:table-row>
        <table:table-row table:style-name="ro1">
          <table:table-cell table:formula="of:=[$'Admin ALL'.A115] &amp; [$'Admin ALL'.E115]" office:value-type="string" office:string-value="toolbar_platzhalter_EXECUTETIME      = " calcext:value-type="string">
            <text:p>toolbar_platzhalter_EXECUTETIME <text:s text:c="5"/>= </text:p>
          </table:table-cell>
          <table:table-cell table:number-columns-repeated="1023"/>
        </table:table-row>
        <table:table-row table:style-name="ro1">
          <table:table-cell table:formula="of:=[$'Admin ALL'.A116] &amp; [$'Admin ALL'.E116]" office:value-type="string" office:string-value="toolbar_platzhalter_VALUE            = " calcext:value-type="string">
            <text:p>toolbar_platzhalter_VALUE <text:s text:c="11"/>= </text:p>
          </table:table-cell>
          <table:table-cell table:number-columns-repeated="1023"/>
        </table:table-row>
        <table:table-row table:style-name="ro1">
          <table:table-cell table:formula="of:=[$'Admin ALL'.A117] &amp; [$'Admin ALL'.E117]" office:value-type="string" office:string-value="toolbar_platzhalter_DESCRIPTION      = " calcext:value-type="string">
            <text:p>toolbar_platzhalter_DESCRIPTION <text:s text:c="5"/>= </text:p>
          </table:table-cell>
          <table:table-cell table:number-columns-repeated="1023"/>
        </table:table-row>
        <table:table-row table:style-name="ro1">
          <table:table-cell table:formula="of:=[$'Admin ALL'.A118] &amp; [$'Admin ALL'.E118]" office:value-type="string" office:string-value="toolbar_editor_linenumber            = " calcext:value-type="string">
            <text:p>toolbar_editor_linenumber <text:s text:c="11"/>= </text:p>
          </table:table-cell>
          <table:table-cell table:number-columns-repeated="1023"/>
        </table:table-row>
        <table:table-row table:style-name="ro1">
          <table:table-cell table:formula="of:=[$'Admin ALL'.A119] &amp; [$'Admin ALL'.E119]" office:value-type="string" office:string-value="toolbar_editor_controlcharacter      = " calcext:value-type="string">
            <text:p>toolbar_editor_controlcharacter <text:s text:c="5"/>= </text:p>
          </table:table-cell>
          <table:table-cell table:number-columns-repeated="1023"/>
        </table:table-row>
        <table:table-row table:style-name="ro1">
          <table:table-cell table:formula="of:=[$'Admin ALL'.A120] &amp; [$'Admin ALL'.E120]" office:value-type="string" office:string-value="toolbar_editor_highlighter           = " calcext:value-type="string">
            <text:p>toolbar_editor_highlighter <text:s text:c="10"/>= </text:p>
          </table:table-cell>
          <table:table-cell table:number-columns-repeated="1023"/>
        </table:table-row>
        <table:table-row table:style-name="ro1">
          <table:table-cell table:formula="of:=[$'Admin ALL'.A121] &amp; [$'Admin ALL'.E121]" office:value-type="string" office:string-value="toolbar_editor_fontsize              = " calcext:value-type="string">
            <text:p>toolbar_editor_fontsize <text:s text:c="13"/>= </text:p>
          </table:table-cell>
          <table:table-cell table:number-columns-repeated="1023"/>
        </table:table-row>
        <table:table-row table:style-name="ro1">
          <table:table-cell table:formula="of:=[$'Admin ALL'.A122] &amp; [$'Admin ALL'.E122]" office:value-type="string" office:string-value="toolbar_editor_undo                  = " calcext:value-type="string">
            <text:p>toolbar_editor_undo <text:s text:c="17"/>= </text:p>
          </table:table-cell>
          <table:table-cell table:number-columns-repeated="1023"/>
        </table:table-row>
        <table:table-row table:style-name="ro1">
          <table:table-cell table:formula="of:=[$'Admin ALL'.A123] &amp; [$'Admin ALL'.E123]" office:value-type="string" office:string-value="toolbar_editor_redo                  = " calcext:value-type="string">
            <text:p>toolbar_editor_redo <text:s text:c="17"/>= </text:p>
          </table:table-cell>
          <table:table-cell table:number-columns-repeated="1023"/>
        </table:table-row>
        <table:table-row table:style-name="ro1">
          <table:table-cell table:formula="of:=[$'Admin ALL'.A124] &amp; [$'Admin ALL'.E124]" office:value-type="string" office:string-value="toolbar_editor_togglefold            = " calcext:value-type="string">
            <text:p>toolbar_editor_togglefold <text:s text:c="11"/>= </text:p>
          </table:table-cell>
          <table:table-cell table:number-columns-repeated="1023"/>
        </table:table-row>
        <table:table-row table:style-name="ro1">
          <table:table-cell table:formula="of:=[$'Admin ALL'.A125] &amp; [$'Admin ALL'.E125]" office:value-type="string" office:string-value="toolbar_editor_search                = " calcext:value-type="string">
            <text:p>toolbar_editor_search <text:s text:c="15"/>= </text:p>
          </table:table-cell>
          <table:table-cell table:number-columns-repeated="1023"/>
        </table:table-row>
        <table:table-row table:style-name="ro1">
          <table:table-cell table:formula="of:=[$'Admin ALL'.A126] &amp; [$'Admin ALL'.E126]" office:value-type="string" office:string-value="toolbar_editor_searchall             = " calcext:value-type="string">
            <text:p>toolbar_editor_searchall <text:s text:c="12"/>= </text:p>
          </table:table-cell>
          <table:table-cell table:number-columns-repeated="1023"/>
        </table:table-row>
        <table:table-row table:style-name="ro1">
          <table:table-cell table:formula="of:=[$'Admin ALL'.A127] &amp; [$'Admin ALL'.E127]" office:value-type="string" office:string-value="toolbar_editor_replace               = " calcext:value-type="string">
            <text:p>toolbar_editor_replace <text:s text:c="14"/>= </text:p>
          </table:table-cell>
          <table:table-cell table:number-columns-repeated="1023"/>
        </table:table-row>
        <table:table-row table:style-name="ro1">
          <table:table-cell table:formula="of:=[$'Admin ALL'.A128] &amp; [$'Admin ALL'.E128]" office:value-type="string" office:string-value="toolbar_editor_textall               = " calcext:value-type="string">
            <text:p>toolbar_editor_textall <text:s text:c="14"/>= </text:p>
          </table:table-cell>
          <table:table-cell table:number-columns-repeated="1023"/>
        </table:table-row>
        <table:table-row table:style-name="ro1">
          <table:table-cell table:formula="of:=[$'Admin ALL'.A129] &amp; [$'Admin ALL'.E129]">
            <text:p/>
          </table:table-cell>
          <table:table-cell table:number-columns-repeated="1023"/>
        </table:table-row>
        <table:table-row table:style-name="ro1">
          <table:table-cell table:formula="of:=[$'Admin ALL'.A130] &amp; [$'Admin ALL'.E130]" office:value-type="string" office:string-value="filter_button_all_hide               = " calcext:value-type="string">
            <text:p>filter_button_all_hide <text:s text:c="14"/>= </text:p>
          </table:table-cell>
          <table:table-cell table:number-columns-repeated="1023"/>
        </table:table-row>
        <table:table-row table:style-name="ro1">
          <table:table-cell table:formula="of:=[$'Admin ALL'.A131] &amp; [$'Admin ALL'.E131]" office:value-type="string" office:string-value="filter_button_all_show               = " calcext:value-type="string">
            <text:p>filter_button_all_show <text:s text:c="14"/>= </text:p>
          </table:table-cell>
          <table:table-cell table:number-columns-repeated="1023"/>
        </table:table-row>
        <table:table-row table:style-name="ro1">
          <table:table-cell table:formula="of:=[$'Admin ALL'.A132] &amp; [$'Admin ALL'.E132]" office:value-type="string" office:string-value="filter_text                          = " calcext:value-type="string">
            <text:p>filter_text <text:s text:c="25"/>= </text:p>
          </table:table-cell>
          <table:table-cell table:number-columns-repeated="1023"/>
        </table:table-row>
        <table:table-row table:style-name="ro1">
          <table:table-cell table:formula="of:=[$'Admin ALL'.A133] &amp; [$'Admin ALL'.E133]" office:value-type="string" office:string-value="filter_text_gallery                  = " calcext:value-type="string">
            <text:p>filter_text_gallery <text:s text:c="17"/>= </text:p>
          </table:table-cell>
          <table:table-cell table:number-columns-repeated="1023"/>
        </table:table-row>
        <table:table-row table:style-name="ro1">
          <table:table-cell table:formula="of:=[$'Admin ALL'.A134] &amp; [$'Admin ALL'.E134]" office:value-type="string" office:string-value="filter_text_plugins                  = " calcext:value-type="string">
            <text:p>filter_text_plugins <text:s text:c="17"/>= </text:p>
          </table:table-cell>
          <table:table-cell table:number-columns-repeated="1023"/>
        </table:table-row>
        <table:table-row table:style-name="ro1">
          <table:table-cell table:formula="of:=[$'Admin ALL'.A135] &amp; [$'Admin ALL'.E135]" office:value-type="string" office:string-value="filter_text_files                    = " calcext:value-type="string">
            <text:p>filter_text_files <text:s text:c="19"/>= </text:p>
          </table:table-cell>
          <table:table-cell table:number-columns-repeated="1023"/>
        </table:table-row>
        <table:table-row table:style-name="ro1">
          <table:table-cell table:formula="of:=[$'Admin ALL'.A136] &amp; [$'Admin ALL'.E136]" office:value-type="string" office:string-value="filter_text_catpage                  = " calcext:value-type="string">
            <text:p>filter_text_catpage <text:s text:c="17"/>= </text:p>
          </table:table-cell>
          <table:table-cell table:number-columns-repeated="1023"/>
        </table:table-row>
        <table:table-row table:style-name="ro1">
          <table:table-cell table:formula="of:=[$'Admin ALL'.A137] &amp; [$'Admin ALL'.E137]">
            <text:p/>
          </table:table-cell>
          <table:table-cell table:number-columns-repeated="1023"/>
        </table:table-row>
        <table:table-row table:style-name="ro1">
          <table:table-cell table:formula="of:=[$'Admin ALL'.A138] &amp; [$'Admin ALL'.E138]" office:value-type="string" office:string-value="home_button                          = " calcext:value-type="string">
            <text:p>home_button <text:s text:c="25"/>= </text:p>
          </table:table-cell>
          <table:table-cell table:number-columns-repeated="1023"/>
        </table:table-row>
        <table:table-row table:style-name="ro1">
          <table:table-cell table:formula="of:=[$'Admin ALL'.A139] &amp; [$'Admin ALL'.E139]" office:value-type="string" office:string-value="home_multiuser                       = " calcext:value-type="string">
            <text:p>home_multiuser <text:s text:c="22"/>= </text:p>
          </table:table-cell>
          <table:table-cell table:number-columns-repeated="1023"/>
        </table:table-row>
        <table:table-row table:style-name="ro1">
          <table:table-cell table:formula="of:=[$'Admin ALL'.A140] &amp; [$'Admin ALL'.E140]" office:value-type="string" office:string-value="home_multiuser_text                  = " calcext:value-type="string">
            <text:p>home_multiuser_text <text:s text:c="17"/>= </text:p>
          </table:table-cell>
          <table:table-cell table:number-columns-repeated="1023"/>
        </table:table-row>
        <table:table-row table:style-name="ro1">
          <table:table-cell table:formula="of:=[$'Admin ALL'.A141] &amp; [$'Admin ALL'.E141]" office:value-type="string" office:string-value="home_multiuser_button                = " calcext:value-type="string">
            <text:p>home_multiuser_button <text:s text:c="15"/>= </text:p>
          </table:table-cell>
          <table:table-cell table:number-columns-repeated="1023"/>
        </table:table-row>
        <table:table-row table:style-name="ro1">
          <table:table-cell table:formula="of:=[$'Admin ALL'.A142] &amp; [$'Admin ALL'.E142]" office:value-type="string" office:string-value="home_multiuser_mode_text             = " calcext:value-type="string">
            <text:p>home_multiuser_mode_text <text:s text:c="12"/>= </text:p>
          </table:table-cell>
          <table:table-cell table:number-columns-repeated="1023"/>
        </table:table-row>
        <table:table-row table:style-name="ro1">
          <table:table-cell table:formula="of:=[$'Admin ALL'.A143] &amp; [$'Admin ALL'.E143]" office:value-type="string" office:string-value="home_text                            = " calcext:value-type="string">
            <text:p>home_text <text:s text:c="27"/>= </text:p>
          </table:table-cell>
          <table:table-cell table:number-columns-repeated="1023"/>
        </table:table-row>
        <table:table-row table:style-name="ro1">
          <table:table-cell table:formula="of:=[$'Admin ALL'.A144] &amp; [$'Admin ALL'.E144]" office:value-type="string" office:string-value="home_cmssize_text                    = " calcext:value-type="string">
            <text:p>home_cmssize_text <text:s text:c="19"/>= </text:p>
          </table:table-cell>
          <table:table-cell table:number-columns-repeated="1023"/>
        </table:table-row>
        <table:table-row table:style-name="ro1">
          <table:table-cell table:formula="of:=[$'Admin ALL'.A145] &amp; [$'Admin ALL'.E145]" office:value-type="string" office:string-value="home_cmsversion_text                 = " calcext:value-type="string">
            <text:p>home_cmsversion_text <text:s text:c="16"/>= </text:p>
          </table:table-cell>
          <table:table-cell table:number-columns-repeated="1023"/>
        </table:table-row>
        <table:table-row table:style-name="ro1">
          <table:table-cell table:formula="of:=[$'Admin ALL'.A146] &amp; [$'Admin ALL'.E146]" office:value-type="string" office:string-value="home_cmsrevision_text                = " calcext:value-type="string">
            <text:p>home_cmsrevision_text <text:s text:c="15"/>= </text:p>
          </table:table-cell>
          <table:table-cell table:number-columns-repeated="1023"/>
        </table:table-row>
        <table:table-row table:style-name="ro1">
          <table:table-cell table:formula="of:=[$'Admin ALL'.A147] &amp; [$'Admin ALL'.E147]" office:value-type="string" office:string-value="home_phpversion_text                 = " calcext:value-type="string">
            <text:p>home_phpversion_text <text:s text:c="16"/>= </text:p>
          </table:table-cell>
          <table:table-cell table:number-columns-repeated="1023"/>
        </table:table-row>
        <table:table-row table:style-name="ro1">
          <table:table-cell table:formula="of:=[$'Admin ALL'.A148] &amp; [$'Admin ALL'.E148]" office:value-type="string" office:string-value="home_error_phpversion_text           = " calcext:value-type="string">
            <text:p>home_error_phpversion_text <text:s text:c="10"/>= </text:p>
          </table:table-cell>
          <table:table-cell table:number-columns-repeated="1023"/>
        </table:table-row>
        <table:table-row table:style-name="ro1">
          <table:table-cell table:formula="of:=[$'Admin ALL'.A149] &amp; [$'Admin ALL'.E149]" office:value-type="string" office:string-value="home_installpath_text                = " calcext:value-type="string">
            <text:p>home_installpath_text <text:s text:c="15"/>= </text:p>
          </table:table-cell>
          <table:table-cell table:number-columns-repeated="1023"/>
        </table:table-row>
        <table:table-row table:style-name="ro1">
          <table:table-cell table:formula="of:=[$'Admin ALL'.A150] &amp; [$'Admin ALL'.E150]" office:value-type="string" office:string-value="home_help                            = " calcext:value-type="string">
            <text:p>home_help <text:s text:c="27"/>= </text:p>
          </table:table-cell>
          <table:table-cell table:number-columns-repeated="1023"/>
        </table:table-row>
        <table:table-row table:style-name="ro1">
          <table:table-cell table:formula="of:=[$'Admin ALL'.A151] &amp; [$'Admin ALL'.E151]" office:value-type="string" office:string-value="home_help_text_docu                  = " calcext:value-type="string">
            <text:p>home_help_text_docu <text:s text:c="17"/>= </text:p>
          </table:table-cell>
          <table:table-cell table:number-columns-repeated="1023"/>
        </table:table-row>
        <table:table-row table:style-name="ro1">
          <table:table-cell table:formula="of:=[$'Admin ALL'.A152] &amp; [$'Admin ALL'.E152]" office:value-type="string" office:string-value="home_help_text_info                  = " calcext:value-type="string">
            <text:p>home_help_text_info <text:s text:c="17"/>= </text:p>
          </table:table-cell>
          <table:table-cell table:number-columns-repeated="1023"/>
        </table:table-row>
        <table:table-row table:style-name="ro1">
          <table:table-cell table:formula="of:=[$'Admin ALL'.A153] &amp; [$'Admin ALL'.E153]" office:value-type="string" office:string-value="home_no_help                         = " calcext:value-type="string">
            <text:p>home_no_help <text:s text:c="24"/>= </text:p>
          </table:table-cell>
          <table:table-cell table:number-columns-repeated="1023"/>
        </table:table-row>
        <table:table-row table:style-name="ro1">
          <table:table-cell table:formula="of:=[$'Admin ALL'.A154] &amp; [$'Admin ALL'.E154]" office:value-type="string" office:string-value="home_mod_rewrite                     = " calcext:value-type="string">
            <text:p>home_mod_rewrite <text:s text:c="20"/>= </text:p>
          </table:table-cell>
          <table:table-cell table:number-columns-repeated="1023"/>
        </table:table-row>
        <table:table-row table:style-name="ro1">
          <table:table-cell table:formula="of:=[$'Admin ALL'.A155] &amp; [$'Admin ALL'.E155]" office:value-type="string" office:string-value="home_error_mod_rewrite               = " calcext:value-type="string">
            <text:p>home_error_mod_rewrite <text:s text:c="14"/>= </text:p>
          </table:table-cell>
          <table:table-cell table:number-columns-repeated="1023"/>
        </table:table-row>
        <table:table-row table:style-name="ro1">
          <table:table-cell table:formula="of:=[$'Admin ALL'.A156] &amp; [$'Admin ALL'.E156]" office:value-type="string" office:string-value="home_mod_rewrite_deact               = " calcext:value-type="string">
            <text:p>home_mod_rewrite_deact <text:s text:c="14"/>= </text:p>
          </table:table-cell>
          <table:table-cell table:number-columns-repeated="1023"/>
        </table:table-row>
        <table:table-row table:style-name="ro1">
          <table:table-cell table:formula="of:=[$'Admin ALL'.A157] &amp; [$'Admin ALL'.E157]" office:value-type="string" office:string-value="home_error_safe_mode                 = " calcext:value-type="string">
            <text:p>home_error_safe_mode <text:s text:c="16"/>= </text:p>
          </table:table-cell>
          <table:table-cell table:number-columns-repeated="1023"/>
        </table:table-row>
        <table:table-row table:style-name="ro1">
          <table:table-cell table:formula="of:=[$'Admin ALL'.A158] &amp; [$'Admin ALL'.E158]" office:value-type="string" office:string-value="home_text_safemode                   = " calcext:value-type="string">
            <text:p>home_text_safemode <text:s text:c="18"/>= </text:p>
          </table:table-cell>
          <table:table-cell table:number-columns-repeated="1023"/>
        </table:table-row>
        <table:table-row table:style-name="ro1">
          <table:table-cell table:formula="of:=[$'Admin ALL'.A159] &amp; [$'Admin ALL'.E159]" office:value-type="string" office:string-value="home_text_gd                         = " calcext:value-type="string">
            <text:p>home_text_gd <text:s text:c="24"/>= </text:p>
          </table:table-cell>
          <table:table-cell table:number-columns-repeated="1023"/>
        </table:table-row>
        <table:table-row table:style-name="ro1">
          <table:table-cell table:formula="of:=[$'Admin ALL'.A160] &amp; [$'Admin ALL'.E160]" office:value-type="string" office:string-value="home_error_gd                        = " calcext:value-type="string">
            <text:p>home_error_gd <text:s text:c="23"/>= </text:p>
          </table:table-cell>
          <table:table-cell table:number-columns-repeated="1023"/>
        </table:table-row>
        <table:table-row table:style-name="ro1">
          <table:table-cell table:formula="of:=[$'Admin ALL'.A161] &amp; [$'Admin ALL'.E161]" office:value-type="string" office:string-value="home_mailtest_mailsubject            = " calcext:value-type="string">
            <text:p>home_mailtest_mailsubject <text:s text:c="11"/>= </text:p>
          </table:table-cell>
          <table:table-cell table:number-columns-repeated="1023"/>
        </table:table-row>
        <table:table-row table:style-name="ro1">
          <table:table-cell table:formula="of:=[$'Admin ALL'.A162] &amp; [$'Admin ALL'.E162]" office:value-type="string" office:string-value="home_mailtest_mailcontent            = " calcext:value-type="string">
            <text:p>home_mailtest_mailcontent <text:s text:c="11"/>= </text:p>
          </table:table-cell>
          <table:table-cell table:number-columns-repeated="1023"/>
        </table:table-row>
        <table:table-row table:style-name="ro1">
          <table:table-cell table:formula="of:=[$'Admin ALL'.A163] &amp; [$'Admin ALL'.E163]" office:value-type="string" office:string-value="home_text_test_mail                  = " calcext:value-type="string">
            <text:p>home_text_test_mail <text:s text:c="17"/>= </text:p>
          </table:table-cell>
          <table:table-cell table:number-columns-repeated="1023"/>
        </table:table-row>
        <table:table-row table:style-name="ro1">
          <table:table-cell table:formula="of:=[$'Admin ALL'.A164] &amp; [$'Admin ALL'.E164]" office:value-type="string" office:string-value="home_messages_test_mail              = " calcext:value-type="string">
            <text:p>home_messages_test_mail <text:s text:c="13"/>= </text:p>
          </table:table-cell>
          <table:table-cell table:number-columns-repeated="1023"/>
        </table:table-row>
        <table:table-row table:style-name="ro1">
          <table:table-cell table:formula="of:=[$'Admin ALL'.A165] &amp; [$'Admin ALL'.E165]" office:value-type="string" office:string-value="home_messages_no_mail                = " calcext:value-type="string">
            <text:p>home_messages_no_mail <text:s text:c="15"/>= </text:p>
          </table:table-cell>
          <table:table-cell table:number-columns-repeated="1023"/>
        </table:table-row>
        <table:table-row table:style-name="ro1">
          <table:table-cell table:formula="of:=[$'Admin ALL'.A166] &amp; [$'Admin ALL'.E166]" office:value-type="string" office:string-value="home_error_test_mail                 = " calcext:value-type="string">
            <text:p>home_error_test_mail <text:s text:c="16"/>= </text:p>
          </table:table-cell>
          <table:table-cell table:number-columns-repeated="1023"/>
        </table:table-row>
        <table:table-row table:style-name="ro1">
          <table:table-cell table:formula="of:=[$'Admin ALL'.A167] &amp; [$'Admin ALL'.E167]" office:value-type="string" office:string-value="home_cmsinfo                         = " calcext:value-type="string">
            <text:p>home_cmsinfo <text:s text:c="24"/>= </text:p>
          </table:table-cell>
          <table:table-cell table:number-columns-repeated="1023"/>
        </table:table-row>
        <table:table-row table:style-name="ro1">
          <table:table-cell table:formula="of:=[$'Admin ALL'.A168] &amp; [$'Admin ALL'.E168]" office:value-type="string" office:string-value="home_serverinfo                      = " calcext:value-type="string">
            <text:p>home_serverinfo <text:s text:c="21"/>= </text:p>
          </table:table-cell>
          <table:table-cell table:number-columns-repeated="1023"/>
        </table:table-row>
        <table:table-row table:style-name="ro1">
          <table:table-cell table:formula="of:=[$'Admin ALL'.A169] &amp; [$'Admin ALL'.E169]" office:value-type="string" office:string-value="home_titel_test_mail                 = " calcext:value-type="string">
            <text:p>home_titel_test_mail <text:s text:c="16"/>= </text:p>
          </table:table-cell>
          <table:table-cell table:number-columns-repeated="1023"/>
        </table:table-row>
        <table:table-row table:style-name="ro1">
          <table:table-cell table:formula="of:=[$'Admin ALL'.A170] &amp; [$'Admin ALL'.E170]" office:value-type="string" office:string-value="home_text_backupsystem               = " calcext:value-type="string">
            <text:p>home_text_backupsystem <text:s text:c="14"/>= </text:p>
          </table:table-cell>
          <table:table-cell table:number-columns-repeated="1023"/>
        </table:table-row>
        <table:table-row table:style-name="ro1">
          <table:table-cell table:formula="of:=[$'Admin ALL'.A171] &amp; [$'Admin ALL'.E171]" office:value-type="string" office:string-value="home_error_backupsystem              = " calcext:value-type="string">
            <text:p>home_error_backupsystem <text:s text:c="13"/>= </text:p>
          </table:table-cell>
          <table:table-cell table:number-columns-repeated="1023"/>
        </table:table-row>
        <table:table-row table:style-name="ro1">
          <table:table-cell table:formula="of:=[$'Admin ALL'.A172] &amp; [$'Admin ALL'.E172]" office:value-type="string" office:string-value="home_date_text                       = " calcext:value-type="string">
            <text:p>home_date_text <text:s text:c="22"/>= </text:p>
          </table:table-cell>
          <table:table-cell table:number-columns-repeated="1023"/>
        </table:table-row>
        <table:table-row table:style-name="ro1">
          <table:table-cell table:formula="of:=[$'Admin ALL'.A173] &amp; [$'Admin ALL'.E173]" office:value-type="string" office:string-value="home_text_locale                     = " calcext:value-type="string">
            <text:p>home_text_locale <text:s text:c="20"/>= </text:p>
          </table:table-cell>
          <table:table-cell table:number-columns-repeated="1023"/>
        </table:table-row>
        <table:table-row table:style-name="ro1">
          <table:table-cell table:formula="of:=[$'Admin ALL'.A174] &amp; [$'Admin ALL'.E174]" office:value-type="string" office:string-value="home_text_nolocale                   = " calcext:value-type="string">
            <text:p>home_text_nolocale <text:s text:c="18"/>= </text:p>
          </table:table-cell>
          <table:table-cell table:number-columns-repeated="1023"/>
        </table:table-row>
        <table:table-row table:style-name="ro1">
          <table:table-cell table:formula="of:=[$'Admin ALL'.A175] &amp; [$'Admin ALL'.E175]">
            <text:p/>
          </table:table-cell>
          <table:table-cell table:number-columns-repeated="1023"/>
        </table:table-row>
        <table:table-row table:style-name="ro1">
          <table:table-cell table:formula="of:=[$'Admin ALL'.A176] &amp; [$'Admin ALL'.E176]" office:value-type="string" office:string-value="catpage_button                       = " calcext:value-type="string">
            <text:p>catpage_button <text:s text:c="22"/>= </text:p>
          </table:table-cell>
          <table:table-cell table:number-columns-repeated="1023"/>
        </table:table-row>
        <table:table-row table:style-name="ro1">
          <table:table-cell table:formula="of:=[$'Admin ALL'.A177] &amp; [$'Admin ALL'.E177]" office:value-type="string" office:string-value="category_button                      = " calcext:value-type="string">
            <text:p>category_button <text:s text:c="21"/>= </text:p>
          </table:table-cell>
          <table:table-cell table:number-columns-repeated="1023"/>
        </table:table-row>
        <table:table-row table:style-name="ro1">
          <table:table-cell table:formula="of:=[$'Admin ALL'.A178] &amp; [$'Admin ALL'.E178]" office:value-type="string" office:string-value="page_button                          = " calcext:value-type="string">
            <text:p>page_button <text:s text:c="25"/>= </text:p>
          </table:table-cell>
          <table:table-cell table:number-columns-repeated="1023"/>
        </table:table-row>
        <table:table-row table:style-name="ro1">
          <table:table-cell table:formula="of:=[$'Admin ALL'.A179] &amp; [$'Admin ALL'.E179]" office:value-type="string" office:string-value="page_status                          = " calcext:value-type="string">
            <text:p>page_status <text:s text:c="25"/>= </text:p>
          </table:table-cell>
          <table:table-cell table:number-columns-repeated="1023"/>
        </table:table-row>
        <table:table-row table:style-name="ro1">
          <table:table-cell table:formula="of:=[$'Admin ALL'.A180] &amp; [$'Admin ALL'.E180]" office:value-type="string" office:string-value="page_edit                            = " calcext:value-type="string">
            <text:p>page_edit <text:s text:c="27"/>= </text:p>
          </table:table-cell>
          <table:table-cell table:number-columns-repeated="1023"/>
        </table:table-row>
        <table:table-row table:style-name="ro1">
          <table:table-cell table:formula="of:=[$'Admin ALL'.A181] &amp; [$'Admin ALL'.E181]" office:value-type="string" office:string-value="page_saveasdraft                     = " calcext:value-type="string">
            <text:p>page_saveasdraft <text:s text:c="20"/>= </text:p>
          </table:table-cell>
          <table:table-cell table:number-columns-repeated="1023"/>
        </table:table-row>
        <table:table-row table:style-name="ro1">
          <table:table-cell table:formula="of:=[$'Admin ALL'.A182] &amp; [$'Admin ALL'.E182]" office:value-type="string" office:string-value="page_saveashidden                    = " calcext:value-type="string">
            <text:p>page_saveashidden <text:s text:c="19"/>= </text:p>
          </table:table-cell>
          <table:table-cell table:number-columns-repeated="1023"/>
        </table:table-row>
        <table:table-row table:style-name="ro1">
          <table:table-cell table:formula="of:=[$'Admin ALL'.A183] &amp; [$'Admin ALL'.E183]" office:value-type="string" office:string-value="page_saveasnormal                    = " calcext:value-type="string">
            <text:p>page_saveasnormal <text:s text:c="19"/>= </text:p>
          </table:table-cell>
          <table:table-cell table:number-columns-repeated="1023"/>
        </table:table-row>
        <table:table-row table:style-name="ro1">
          <table:table-cell table:formula="of:=[$'Admin ALL'.A184] &amp; [$'Admin ALL'.E184]" office:value-type="string" office:string-value="page_error_save                      = " calcext:value-type="string">
            <text:p>page_error_save <text:s text:c="21"/>= </text:p>
          </table:table-cell>
          <table:table-cell table:number-columns-repeated="1023"/>
        </table:table-row>
        <table:table-row table:style-name="ro1">
          <table:table-cell table:formula="of:=[$'Admin ALL'.A185] &amp; [$'Admin ALL'.E185]" office:value-type="string" office:string-value="page_edit_discard                    = " calcext:value-type="string">
            <text:p>page_edit_discard <text:s text:c="19"/>= </text:p>
          </table:table-cell>
          <table:table-cell table:number-columns-repeated="1023"/>
        </table:table-row>
        <table:table-row table:style-name="ro1">
          <table:table-cell table:formula="of:=[$'Admin ALL'.A186] &amp; [$'Admin ALL'.E186]" office:value-type="string" office:string-value="close                                = " calcext:value-type="string">
            <text:p>close <text:s text:c="31"/>= </text:p>
          </table:table-cell>
          <table:table-cell table:number-columns-repeated="1023"/>
        </table:table-row>
        <table:table-row table:style-name="ro1">
          <table:table-cell table:formula="of:=[$'Admin ALL'.A187] &amp; [$'Admin ALL'.E187]" office:value-type="string" office:string-value="page_reload                          = " calcext:value-type="string">
            <text:p>page_reload <text:s text:c="25"/>= </text:p>
          </table:table-cell>
          <table:table-cell table:number-columns-repeated="1023"/>
        </table:table-row>
        <table:table-row table:style-name="ro1">
          <table:table-cell table:formula="of:=[$'Admin ALL'.A188] &amp; [$'Admin ALL'.E188]" office:value-type="string" office:string-value="page_cancel_reload                   = " calcext:value-type="string">
            <text:p>page_cancel_reload <text:s text:c="18"/>= </text:p>
          </table:table-cell>
          <table:table-cell table:number-columns-repeated="1023"/>
        </table:table-row>
        <table:table-row table:style-name="ro1">
          <table:table-cell table:formula="of:=[$'Admin ALL'.A189] &amp; [$'Admin ALL'.E189]" office:value-type="string" office:string-value="page_error_no_page                   = " calcext:value-type="string">
            <text:p>page_error_no_page <text:s text:c="18"/>= </text:p>
          </table:table-cell>
          <table:table-cell table:number-columns-repeated="1023"/>
        </table:table-row>
        <table:table-row table:style-name="ro1">
          <table:table-cell table:formula="of:=[$'Admin ALL'.A190] &amp; [$'Admin ALL'.E190]">
            <text:p/>
          </table:table-cell>
          <table:table-cell table:number-columns-repeated="1023"/>
        </table:table-row>
        <table:table-row table:style-name="ro1">
          <table:table-cell table:formula="of:=[$'Admin ALL'.A191] &amp; [$'Admin ALL'.E191]" office:value-type="string" office:string-value="gallery_button                       = " calcext:value-type="string">
            <text:p>gallery_button <text:s text:c="22"/>= </text:p>
          </table:table-cell>
          <table:table-cell table:number-columns-repeated="1023"/>
        </table:table-row>
        <table:table-row table:style-name="ro1">
          <table:table-cell table:formula="of:=[$'Admin ALL'.A192] &amp; [$'Admin ALL'.E192]" office:value-type="string" office:string-value="gallery_scale                        = " calcext:value-type="string">
            <text:p>gallery_scale <text:s text:c="23"/>= </text:p>
          </table:table-cell>
          <table:table-cell table:number-columns-repeated="1023"/>
        </table:table-row>
        <table:table-row table:style-name="ro1">
          <table:table-cell table:formula="of:=[$'Admin ALL'.A193] &amp; [$'Admin ALL'.E193]" office:value-type="string" office:string-value="gallery_scale_thumbs                 = " calcext:value-type="string">
            <text:p>gallery_scale_thumbs <text:s text:c="16"/>= </text:p>
          </table:table-cell>
          <table:table-cell table:number-columns-repeated="1023"/>
        </table:table-row>
        <table:table-row table:style-name="ro1">
          <table:table-cell table:formula="of:=[$'Admin ALL'.A194] &amp; [$'Admin ALL'.E194]" office:value-type="string" office:string-value="gallery_error_new                    = " calcext:value-type="string">
            <text:p>gallery_error_new <text:s text:c="19"/>= </text:p>
          </table:table-cell>
          <table:table-cell table:number-columns-repeated="1023"/>
        </table:table-row>
        <table:table-row table:style-name="ro1">
          <table:table-cell table:formula="of:=[$'Admin ALL'.A195] &amp; [$'Admin ALL'.E195]" office:value-type="string" office:string-value="gallery_error_exists                 = " calcext:value-type="string">
            <text:p>gallery_error_exists <text:s text:c="16"/>= </text:p>
          </table:table-cell>
          <table:table-cell table:number-columns-repeated="1023"/>
        </table:table-row>
        <table:table-row table:style-name="ro1">
          <table:table-cell table:formula="of:=[$'Admin ALL'.A196] &amp; [$'Admin ALL'.E196]" office:value-type="string" office:string-value="gallery_error_datei_conf             = " calcext:value-type="string">
            <text:p>gallery_error_datei_conf <text:s text:c="12"/>= </text:p>
          </table:table-cell>
          <table:table-cell table:number-columns-repeated="1023"/>
        </table:table-row>
        <table:table-row table:style-name="ro1">
          <table:table-cell table:formula="of:=[$'Admin ALL'.A197] &amp; [$'Admin ALL'.E197]" office:value-type="string" office:string-value="gallery_error_subtitle_conf          = " calcext:value-type="string">
            <text:p>gallery_error_subtitle_conf <text:s text:c="9"/>= </text:p>
          </table:table-cell>
          <table:table-cell table:number-columns-repeated="1023"/>
        </table:table-row>
        <table:table-row table:style-name="ro1">
          <table:table-cell table:formula="of:=[$'Admin ALL'.A198] &amp; [$'Admin ALL'.E198]" office:value-type="string" office:string-value="gallery_messages_from_ftp            = " calcext:value-type="string">
            <text:p>gallery_messages_from_ftp <text:s text:c="11"/>= </text:p>
          </table:table-cell>
          <table:table-cell table:number-columns-repeated="1023"/>
        </table:table-row>
        <table:table-row table:style-name="ro1">
          <table:table-cell table:formula="of:=[$'Admin ALL'.A199] &amp; [$'Admin ALL'.E199]" office:value-type="string" office:string-value="gallery_messages_from_ftp_no         = " calcext:value-type="string">
            <text:p>gallery_messages_from_ftp_no <text:s text:c="8"/>= </text:p>
          </table:table-cell>
          <table:table-cell table:number-columns-repeated="1023"/>
        </table:table-row>
        <table:table-row table:style-name="ro1">
          <table:table-cell table:formula="of:=[$'Admin ALL'.A200] &amp; [$'Admin ALL'.E200]" office:value-type="string" office:string-value="gallery_text_from_ftp                = " calcext:value-type="string">
            <text:p>gallery_text_from_ftp <text:s text:c="15"/>= </text:p>
          </table:table-cell>
          <table:table-cell table:number-columns-repeated="1023"/>
        </table:table-row>
        <table:table-row table:style-name="ro1">
          <table:table-cell table:formula="of:=[$'Admin ALL'.A201] &amp; [$'Admin ALL'.E201]" office:value-type="string" office:string-value="gallery_text_from_ftp_button         = " calcext:value-type="string">
            <text:p>gallery_text_from_ftp_button <text:s text:c="8"/>= </text:p>
          </table:table-cell>
          <table:table-cell table:number-columns-repeated="1023"/>
        </table:table-row>
        <table:table-row table:style-name="ro1">
          <table:table-cell table:formula="of:=[$'Admin ALL'.A202] &amp; [$'Admin ALL'.E202]" office:value-type="string" office:string-value="gallery_name_new                     = " calcext:value-type="string">
            <text:p>gallery_name_new <text:s text:c="20"/>= </text:p>
          </table:table-cell>
          <table:table-cell table:number-columns-repeated="1023"/>
        </table:table-row>
        <table:table-row table:style-name="ro1">
          <table:table-cell table:formula="of:=[$'Admin ALL'.A203] &amp; [$'Admin ALL'.E203]" office:value-type="string" office:string-value="gallery_error_deleted                = " calcext:value-type="string">
            <text:p>gallery_error_deleted <text:s text:c="15"/>= </text:p>
          </table:table-cell>
          <table:table-cell table:number-columns-repeated="1023"/>
        </table:table-row>
        <table:table-row table:style-name="ro1">
          <table:table-cell table:formula="of:=[$'Admin ALL'.A204] &amp; [$'Admin ALL'.E204]" office:value-type="string" office:string-value="gallery_error_newname                = " calcext:value-type="string">
            <text:p>gallery_error_newname <text:s text:c="15"/>= </text:p>
          </table:table-cell>
          <table:table-cell table:number-columns-repeated="1023"/>
        </table:table-row>
        <table:table-row table:style-name="ro1">
          <table:table-cell table:formula="of:=[$'Admin ALL'.A205] &amp; [$'Admin ALL'.E205]" office:value-type="string" office:string-value="gallery_help_conf                    = " calcext:value-type="string">
            <text:p>gallery_help_conf <text:s text:c="19"/>= </text:p>
          </table:table-cell>
          <table:table-cell table:number-columns-repeated="1023"/>
        </table:table-row>
        <table:table-row table:style-name="ro1">
          <table:table-cell table:formula="of:=[$'Admin ALL'.A206] &amp; [$'Admin ALL'.E206]" office:value-type="string" office:string-value="gallery_error_noexists               = " calcext:value-type="string">
            <text:p>gallery_error_noexists <text:s text:c="14"/>= </text:p>
          </table:table-cell>
          <table:table-cell table:number-columns-repeated="1023"/>
        </table:table-row>
        <table:table-row table:style-name="ro1">
          <table:table-cell table:formula="of:=[$'Admin ALL'.A207] &amp; [$'Admin ALL'.E207]" office:value-type="string" office:string-value="gallery_delete_confirm               = " calcext:value-type="string">
            <text:p>gallery_delete_confirm <text:s text:c="14"/>= </text:p>
          </table:table-cell>
          <table:table-cell table:number-columns-repeated="1023"/>
        </table:table-row>
        <table:table-row table:style-name="ro1">
          <table:table-cell table:formula="of:=[$'Admin ALL'.A208] &amp; [$'Admin ALL'.E208]" office:value-type="string" office:string-value="gallery_image_size                   = " calcext:value-type="string">
            <text:p>gallery_image_size <text:s text:c="18"/>= </text:p>
          </table:table-cell>
          <table:table-cell table:number-columns-repeated="1023"/>
        </table:table-row>
        <table:table-row table:style-name="ro1">
          <table:table-cell table:formula="of:=[$'Admin ALL'.A209] &amp; [$'Admin ALL'.E209]" office:value-type="string" office:string-value="gallery_preview_size                 = " calcext:value-type="string">
            <text:p>gallery_preview_size <text:s text:c="16"/>= </text:p>
          </table:table-cell>
          <table:table-cell table:number-columns-repeated="1023"/>
        </table:table-row>
        <table:table-row table:style-name="ro1">
          <table:table-cell table:formula="of:=[$'Admin ALL'.A210] &amp; [$'Admin ALL'.E210]" office:value-type="string" office:string-value="gallery_text_subtitle                = " calcext:value-type="string">
            <text:p>gallery_text_subtitle <text:s text:c="15"/>= </text:p>
          </table:table-cell>
          <table:table-cell table:number-columns-repeated="1023"/>
        </table:table-row>
        <table:table-row table:style-name="ro1">
          <table:table-cell table:formula="of:=[$'Admin ALL'.A211] &amp; [$'Admin ALL'.E211]">
            <text:p/>
          </table:table-cell>
          <table:table-cell table:number-columns-repeated="1023"/>
        </table:table-row>
        <table:table-row table:style-name="ro1">
          <table:table-cell table:formula="of:=[$'Admin ALL'.A212] &amp; [$'Admin ALL'.E212]" office:value-type="string" office:string-value="config_button                        = " calcext:value-type="string">
            <text:p>config_button <text:s text:c="23"/>= </text:p>
          </table:table-cell>
          <table:table-cell table:number-columns-repeated="1023"/>
        </table:table-row>
        <table:table-row table:style-name="ro1">
          <table:table-cell table:formula="of:=[$'Admin ALL'.A213] &amp; [$'Admin ALL'.E213]" office:value-type="string" office:string-value="config_text                          = " calcext:value-type="string">
            <text:p>config_text <text:s text:c="25"/>= </text:p>
          </table:table-cell>
          <table:table-cell table:number-columns-repeated="1023"/>
        </table:table-row>
        <table:table-row table:style-name="ro1">
          <table:table-cell table:formula="of:=[$'Admin ALL'.A214] &amp; [$'Admin ALL'.E214]" office:value-type="string" office:string-value="config_text_usesitemap               = " calcext:value-type="string">
            <text:p>config_text_usesitemap <text:s text:c="14"/>= </text:p>
          </table:table-cell>
          <table:table-cell table:number-columns-repeated="1023"/>
        </table:table-row>
        <table:table-row table:style-name="ro1">
          <table:table-cell table:formula="of:=[$'Admin ALL'.A215] &amp; [$'Admin ALL'.E215]" office:value-type="string" office:string-value="config_input_usesitemap              = " calcext:value-type="string">
            <text:p>config_input_usesitemap <text:s text:c="13"/>= </text:p>
          </table:table-cell>
          <table:table-cell table:number-columns-repeated="1023"/>
        </table:table-row>
        <table:table-row table:style-name="ro1">
          <table:table-cell table:formula="of:=[$'Admin ALL'.A216] &amp; [$'Admin ALL'.E216]" office:value-type="string" office:string-value="config_error_language_empty          = " calcext:value-type="string">
            <text:p>config_error_language_empty <text:s text:c="9"/>= </text:p>
          </table:table-cell>
          <table:table-cell table:number-columns-repeated="1023"/>
        </table:table-row>
        <table:table-row table:style-name="ro1">
          <table:table-cell table:formula="of:=[$'Admin ALL'.A217] &amp; [$'Admin ALL'.E217]" office:value-type="string" office:string-value="config_error_languagefile_error      = " calcext:value-type="string">
            <text:p>config_error_languagefile_error <text:s text:c="5"/>= </text:p>
          </table:table-cell>
          <table:table-cell table:number-columns-repeated="1023"/>
        </table:table-row>
        <table:table-row table:style-name="ro1">
          <table:table-cell table:formula="of:=[$'Admin ALL'.A218] &amp; [$'Admin ALL'.E218]" office:value-type="string" office:string-value="config_error_defaultcat_emty         = " calcext:value-type="string">
            <text:p>config_error_defaultcat_emty <text:s text:c="8"/>= </text:p>
          </table:table-cell>
          <table:table-cell table:number-columns-repeated="1023"/>
        </table:table-row>
        <table:table-row table:style-name="ro1">
          <table:table-cell table:formula="of:=[$'Admin ALL'.A219] &amp; [$'Admin ALL'.E219]" office:value-type="string" office:string-value="config_error_defaultcat_existed      = " calcext:value-type="string">
            <text:p>config_error_defaultcat_existed <text:s text:c="5"/>= </text:p>
          </table:table-cell>
          <table:table-cell table:number-columns-repeated="1023"/>
        </table:table-row>
        <table:table-row table:style-name="ro1">
          <table:table-cell table:formula="of:=[$'Admin ALL'.A220] &amp; [$'Admin ALL'.E220]" office:value-type="string" office:string-value="config_error_layouts_emty            = " calcext:value-type="string">
            <text:p>config_error_layouts_emty <text:s text:c="11"/>= </text:p>
          </table:table-cell>
          <table:table-cell table:number-columns-repeated="1023"/>
        </table:table-row>
        <table:table-row table:style-name="ro1">
          <table:table-cell table:formula="of:=[$'Admin ALL'.A221] &amp; [$'Admin ALL'.E221]" office:value-type="string" office:string-value="config_error_layouts_existed         = " calcext:value-type="string">
            <text:p>config_error_layouts_existed <text:s text:c="8"/>= </text:p>
          </table:table-cell>
          <table:table-cell table:number-columns-repeated="1023"/>
        </table:table-row>
        <table:table-row table:style-name="ro1">
          <table:table-cell table:formula="of:=[$'Admin ALL'.A222] &amp; [$'Admin ALL'.E222]" office:value-type="string" office:string-value="config_error_modrewrite              = " calcext:value-type="string">
            <text:p>config_error_modrewrite <text:s text:c="13"/>= </text:p>
          </table:table-cell>
          <table:table-cell table:number-columns-repeated="1023"/>
        </table:table-row>
        <table:table-row table:style-name="ro1">
          <table:table-cell table:formula="of:=[$'Admin ALL'.A223] &amp; [$'Admin ALL'.E223]" office:value-type="string" office:string-value="config_text_websitetitle             = " calcext:value-type="string">
            <text:p>config_text_websitetitle <text:s text:c="12"/>= </text:p>
          </table:table-cell>
          <table:table-cell table:number-columns-repeated="1023"/>
        </table:table-row>
        <table:table-row table:style-name="ro1">
          <table:table-cell table:formula="of:=[$'Admin ALL'.A224] &amp; [$'Admin ALL'.E224]" office:value-type="string" office:string-value="config_text_websitetitlebar          = " calcext:value-type="string">
            <text:p>config_text_websitetitlebar <text:s text:c="9"/>= </text:p>
          </table:table-cell>
          <table:table-cell table:number-columns-repeated="1023"/>
        </table:table-row>
        <table:table-row table:style-name="ro1">
          <table:table-cell table:formula="of:=[$'Admin ALL'.A225] &amp; [$'Admin ALL'.E225]" office:value-type="string" office:string-value="config_text_websitetitleseparator    = " calcext:value-type="string">
            <text:p>config_text_websitetitleseparator <text:s text:c="3"/>= </text:p>
          </table:table-cell>
          <table:table-cell table:number-columns-repeated="1023"/>
        </table:table-row>
        <table:table-row table:style-name="ro1">
          <table:table-cell table:formula="of:=[$'Admin ALL'.A226] &amp; [$'Admin ALL'.E226]" office:value-type="string" office:string-value="config_text_websitedescription       = " calcext:value-type="string">
            <text:p>config_text_websitedescription <text:s text:c="6"/>= </text:p>
          </table:table-cell>
          <table:table-cell table:number-columns-repeated="1023"/>
        </table:table-row>
        <table:table-row table:style-name="ro1">
          <table:table-cell table:formula="of:=[$'Admin ALL'.A227] &amp; [$'Admin ALL'.E227]" office:value-type="string" office:string-value="config_text_websitekeywords          = " calcext:value-type="string">
            <text:p>config_text_websitekeywords <text:s text:c="9"/>= </text:p>
          </table:table-cell>
          <table:table-cell table:number-columns-repeated="1023"/>
        </table:table-row>
        <table:table-row table:style-name="ro1">
          <table:table-cell table:formula="of:=[$'Admin ALL'.A228] &amp; [$'Admin ALL'.E228]" office:value-type="string" office:string-value="config_text_cmslanguage              = " calcext:value-type="string">
            <text:p>config_text_cmslanguage <text:s text:c="13"/>= </text:p>
          </table:table-cell>
          <table:table-cell table:number-columns-repeated="1023"/>
        </table:table-row>
        <table:table-row table:style-name="ro1">
          <table:table-cell table:formula="of:=[$'Admin ALL'.A229] &amp; [$'Admin ALL'.E229]" office:value-type="string" office:string-value="config_input_translator              = " calcext:value-type="string">
            <text:p>config_input_translator <text:s text:c="13"/>= </text:p>
          </table:table-cell>
          <table:table-cell table:number-columns-repeated="1023"/>
        </table:table-row>
        <table:table-row table:style-name="ro1">
          <table:table-cell table:formula="of:=[$'Admin ALL'.A230] &amp; [$'Admin ALL'.E230]" office:value-type="string" office:string-value="config_text_cmslayout                = " calcext:value-type="string">
            <text:p>config_text_cmslayout <text:s text:c="15"/>= </text:p>
          </table:table-cell>
          <table:table-cell table:number-columns-repeated="1023"/>
        </table:table-row>
        <table:table-row table:style-name="ro1">
          <table:table-cell table:formula="of:=[$'Admin ALL'.A231] &amp; [$'Admin ALL'.E231]" office:value-type="string" office:string-value="config_text_defaultcat               = " calcext:value-type="string">
            <text:p>config_text_defaultcat <text:s text:c="14"/>= </text:p>
          </table:table-cell>
          <table:table-cell table:number-columns-repeated="1023"/>
        </table:table-row>
        <table:table-row table:style-name="ro1">
          <table:table-cell table:formula="of:=[$'Admin ALL'.A232] &amp; [$'Admin ALL'.E232]" office:value-type="string" office:string-value="config_text_usesyntax                = " calcext:value-type="string">
            <text:p>config_text_usesyntax <text:s text:c="15"/>= </text:p>
          </table:table-cell>
          <table:table-cell table:number-columns-repeated="1023"/>
        </table:table-row>
        <table:table-row table:style-name="ro1">
          <table:table-cell table:formula="of:=[$'Admin ALL'.A233] &amp; [$'Admin ALL'.E233]" office:value-type="string" office:string-value="config_input_usesyntax               = " calcext:value-type="string">
            <text:p>config_input_usesyntax <text:s text:c="14"/>= </text:p>
          </table:table-cell>
          <table:table-cell table:number-columns-repeated="1023"/>
        </table:table-row>
        <table:table-row table:style-name="ro1">
          <table:table-cell table:formula="of:=[$'Admin ALL'.A234] &amp; [$'Admin ALL'.E234]" office:value-type="string" office:string-value="config_text_replaceemoticons         = " calcext:value-type="string">
            <text:p>config_text_replaceemoticons <text:s text:c="8"/>= </text:p>
          </table:table-cell>
          <table:table-cell table:number-columns-repeated="1023"/>
        </table:table-row>
        <table:table-row table:style-name="ro1">
          <table:table-cell table:formula="of:=[$'Admin ALL'.A235] &amp; [$'Admin ALL'.E235]" office:value-type="string" office:string-value="config_text_usersyntax               = " calcext:value-type="string">
            <text:p>config_text_usersyntax <text:s text:c="14"/>= </text:p>
          </table:table-cell>
          <table:table-cell table:number-columns-repeated="1023"/>
        </table:table-row>
        <table:table-row table:style-name="ro1">
          <table:table-cell table:formula="of:=[$'Admin ALL'.A236] &amp; [$'Admin ALL'.E236]" office:value-type="string" office:string-value="config_input_replaceemoticons        = " calcext:value-type="string">
            <text:p>config_input_replaceemoticons <text:s text:c="7"/>= </text:p>
          </table:table-cell>
          <table:table-cell table:number-columns-repeated="1023"/>
        </table:table-row>
        <table:table-row table:style-name="ro1">
          <table:table-cell table:formula="of:=[$'Admin ALL'.A237] &amp; [$'Admin ALL'.E237]" office:value-type="string" office:string-value="config_text_defaultcolors            = " calcext:value-type="string">
            <text:p>config_text_defaultcolors <text:s text:c="11"/>= </text:p>
          </table:table-cell>
          <table:table-cell table:number-columns-repeated="1023"/>
        </table:table-row>
        <table:table-row table:style-name="ro1">
          <table:table-cell table:formula="of:=[$'Admin ALL'.A238] &amp; [$'Admin ALL'.E238]" office:value-type="string" office:string-value="config_text_showhiddenpages          = " calcext:value-type="string">
            <text:p>config_text_showhiddenpages <text:s text:c="9"/>= </text:p>
          </table:table-cell>
          <table:table-cell table:number-columns-repeated="1023"/>
        </table:table-row>
        <table:table-row table:style-name="ro1">
          <table:table-cell table:formula="of:=[$'Admin ALL'.A239] &amp; [$'Admin ALL'.E239]" office:value-type="string" office:string-value="config_input_search                  = " calcext:value-type="string">
            <text:p>config_input_search <text:s text:c="17"/>= </text:p>
          </table:table-cell>
          <table:table-cell table:number-columns-repeated="1023"/>
        </table:table-row>
        <table:table-row table:style-name="ro1">
          <table:table-cell table:formula="of:=[$'Admin ALL'.A240] &amp; [$'Admin ALL'.E240]" office:value-type="string" office:string-value="config_input_sitemap                 = " calcext:value-type="string">
            <text:p>config_input_sitemap <text:s text:c="16"/>= </text:p>
          </table:table-cell>
          <table:table-cell table:number-columns-repeated="1023"/>
        </table:table-row>
        <table:table-row table:style-name="ro1">
          <table:table-cell table:formula="of:=[$'Admin ALL'.A241] &amp; [$'Admin ALL'.E241]" office:value-type="string" office:string-value="config_input_pagesincmsvariables     = " calcext:value-type="string">
            <text:p>config_input_pagesincmsvariables <text:s text:c="4"/>= </text:p>
          </table:table-cell>
          <table:table-cell table:number-columns-repeated="1023"/>
        </table:table-row>
        <table:table-row table:style-name="ro1">
          <table:table-cell table:formula="of:=[$'Admin ALL'.A242] &amp; [$'Admin ALL'.E242]" office:value-type="string" office:string-value="config_input_pagesasdefaultpage      = " calcext:value-type="string">
            <text:p>config_input_pagesasdefaultpage <text:s text:c="5"/>= </text:p>
          </table:table-cell>
          <table:table-cell table:number-columns-repeated="1023"/>
        </table:table-row>
        <table:table-row table:style-name="ro1">
          <table:table-cell table:formula="of:=[$'Admin ALL'.A243] &amp; [$'Admin ALL'.E243]" office:value-type="string" office:string-value="config_text_target                   = " calcext:value-type="string">
            <text:p>config_text_target <text:s text:c="18"/>= </text:p>
          </table:table-cell>
          <table:table-cell table:number-columns-repeated="1023"/>
        </table:table-row>
        <table:table-row table:style-name="ro1">
          <table:table-cell table:formula="of:=[$'Admin ALL'.A244] &amp; [$'Admin ALL'.E244]" office:value-type="string" office:string-value="config_input_download                = " calcext:value-type="string">
            <text:p>config_input_download <text:s text:c="15"/>= </text:p>
          </table:table-cell>
          <table:table-cell table:number-columns-repeated="1023"/>
        </table:table-row>
        <table:table-row table:style-name="ro1">
          <table:table-cell table:formula="of:=[$'Admin ALL'.A245] &amp; [$'Admin ALL'.E245]" office:value-type="string" office:string-value="config_input_link                    = " calcext:value-type="string">
            <text:p>config_input_link <text:s text:c="19"/>= </text:p>
          </table:table-cell>
          <table:table-cell table:number-columns-repeated="1023"/>
        </table:table-row>
        <table:table-row table:style-name="ro1">
          <table:table-cell table:formula="of:=[$'Admin ALL'.A246] &amp; [$'Admin ALL'.E246]" office:value-type="string" office:string-value="config_text_catnamedpages            = " calcext:value-type="string">
            <text:p>config_text_catnamedpages <text:s text:c="11"/>= </text:p>
          </table:table-cell>
          <table:table-cell table:number-columns-repeated="1023"/>
        </table:table-row>
        <table:table-row table:style-name="ro1">
          <table:table-cell table:formula="of:=[$'Admin ALL'.A247] &amp; [$'Admin ALL'.E247]" office:value-type="string" office:string-value="config_input_catnamedpages           = " calcext:value-type="string">
            <text:p>config_input_catnamedpages <text:s text:c="10"/>= </text:p>
          </table:table-cell>
          <table:table-cell table:number-columns-repeated="1023"/>
        </table:table-row>
        <table:table-row table:style-name="ro1">
          <table:table-cell table:formula="of:=[$'Admin ALL'.A248] &amp; [$'Admin ALL'.E248]" office:value-type="string" office:string-value="config_text_modrewrite               = " calcext:value-type="string">
            <text:p>config_text_modrewrite <text:s text:c="14"/>= </text:p>
          </table:table-cell>
          <table:table-cell table:number-columns-repeated="1023"/>
        </table:table-row>
        <table:table-row table:style-name="ro1">
          <table:table-cell table:formula="of:=[$'Admin ALL'.A249] &amp; [$'Admin ALL'.E249]" office:value-type="string" office:string-value="config_input_modrewrite              = " calcext:value-type="string">
            <text:p>config_input_modrewrite <text:s text:c="13"/>= </text:p>
          </table:table-cell>
          <table:table-cell table:number-columns-repeated="1023"/>
        </table:table-row>
        <table:table-row table:style-name="ro1">
          <table:table-cell table:formula="of:=[$'Admin ALL'.A250] &amp; [$'Admin ALL'.E250]" office:value-type="string" office:string-value="config_text_showsyntaxtooltips       = " calcext:value-type="string">
            <text:p>config_text_showsyntaxtooltips <text:s text:c="6"/>= </text:p>
          </table:table-cell>
          <table:table-cell table:number-columns-repeated="1023"/>
        </table:table-row>
        <table:table-row table:style-name="ro1">
          <table:table-cell table:formula="of:=[$'Admin ALL'.A251] &amp; [$'Admin ALL'.E251]" office:value-type="string" office:string-value="config_input_showsyntaxtooltips      = " calcext:value-type="string">
            <text:p>config_input_showsyntaxtooltips <text:s text:c="5"/>= </text:p>
          </table:table-cell>
          <table:table-cell table:number-columns-repeated="1023"/>
        </table:table-row>
        <table:table-row table:style-name="ro1">
          <table:table-cell table:formula="of:=[$'Admin ALL'.A252] &amp; [$'Admin ALL'.E252]" office:value-type="string" office:string-value="config_titel_cmsglobal               = " calcext:value-type="string">
            <text:p>config_titel_cmsglobal <text:s text:c="14"/>= </text:p>
          </table:table-cell>
          <table:table-cell table:number-columns-repeated="1023"/>
        </table:table-row>
        <table:table-row table:style-name="ro1">
          <table:table-cell table:formula="of:=[$'Admin ALL'.A253] &amp; [$'Admin ALL'.E253]" office:value-type="string" office:string-value="config_titel_cmssyntax               = " calcext:value-type="string">
            <text:p>config_titel_cmssyntax <text:s text:c="14"/>= </text:p>
          </table:table-cell>
          <table:table-cell table:number-columns-repeated="1023"/>
        </table:table-row>
        <table:table-row table:style-name="ro1">
          <table:table-cell table:formula="of:=[$'Admin ALL'.A254] &amp; [$'Admin ALL'.E254]" office:value-type="string" office:string-value="config_titel_expert                  = " calcext:value-type="string">
            <text:p>config_titel_expert <text:s text:c="17"/>= </text:p>
          </table:table-cell>
          <table:table-cell table:number-columns-repeated="1023"/>
        </table:table-row>
        <table:table-row table:style-name="ro1">
          <table:table-cell table:formula="of:=[$'Admin ALL'.A255] &amp; [$'Admin ALL'.E255]" office:value-type="string" office:string-value="config_titel_usersyntax_test         = " calcext:value-type="string">
            <text:p>config_titel_usersyntax_test <text:s text:c="8"/>= </text:p>
          </table:table-cell>
          <table:table-cell table:number-columns-repeated="1023"/>
        </table:table-row>
        <table:table-row table:style-name="ro1">
          <table:table-cell table:formula="of:=[$'Admin ALL'.A256] &amp; [$'Admin ALL'.E256]" office:value-type="string" office:string-value="config_input_draftmode               = " calcext:value-type="string">
            <text:p>config_input_draftmode <text:s text:c="14"/>= </text:p>
          </table:table-cell>
          <table:table-cell table:number-columns-repeated="1023"/>
        </table:table-row>
        <table:table-row table:style-name="ro1">
          <table:table-cell table:formula="of:=[$'Admin ALL'.A257] &amp; [$'Admin ALL'.E257]" office:value-type="string" office:string-value="config_text_draftmode                = " calcext:value-type="string">
            <text:p>config_text_draftmode <text:s text:c="15"/>= </text:p>
          </table:table-cell>
          <table:table-cell table:number-columns-repeated="1023"/>
        </table:table-row>
        <table:table-row table:style-name="ro1">
          <table:table-cell table:formula="of:=[$'Admin ALL'.A258] &amp; [$'Admin ALL'.E258]" office:value-type="string" office:string-value="config_input_draftlayout             = " calcext:value-type="string">
            <text:p>config_input_draftlayout <text:s text:c="12"/>= </text:p>
          </table:table-cell>
          <table:table-cell table:number-columns-repeated="1023"/>
        </table:table-row>
        <table:table-row table:style-name="ro1">
          <table:table-cell table:formula="of:=[$'Admin ALL'.A259] &amp; [$'Admin ALL'.E259]">
            <text:p/>
          </table:table-cell>
          <table:table-cell table:number-columns-repeated="1023"/>
        </table:table-row>
        <table:table-row table:style-name="ro1">
          <table:table-cell table:formula="of:=[$'Admin ALL'.A260] &amp; [$'Admin ALL'.E260]" office:value-type="string" office:string-value="admin_button                         = moziloAdmin" calcext:value-type="string">
            <text:p>admin_button <text:s text:c="24"/>= moziloAdmin</text:p>
          </table:table-cell>
          <table:table-cell table:number-columns-repeated="1023"/>
        </table:table-row>
        <table:table-row table:style-name="ro1">
          <table:table-cell table:formula="of:=[$'Admin ALL'.A261] &amp; [$'Admin ALL'.E261]" office:value-type="string" office:string-value="admin_text                           = " calcext:value-type="string">
            <text:p>admin_text <text:s text:c="26"/>= </text:p>
          </table:table-cell>
          <table:table-cell table:number-columns-repeated="1023"/>
        </table:table-row>
        <table:table-row table:style-name="ro1">
          <table:table-cell table:formula="of:=[$'Admin ALL'.A262] &amp; [$'Admin ALL'.E262]" office:value-type="string" office:string-value="admin_error_nodigit_tolong           = " calcext:value-type="string">
            <text:p>admin_error_nodigit_tolong <text:s text:c="10"/>= </text:p>
          </table:table-cell>
          <table:table-cell table:number-columns-repeated="1023"/>
        </table:table-row>
        <table:table-row table:style-name="ro1">
          <table:table-cell table:formula="of:=[$'Admin ALL'.A263] &amp; [$'Admin ALL'.E263]" office:value-type="string" office:string-value="admin_error_adminmail                = " calcext:value-type="string">
            <text:p>admin_error_adminmail <text:s text:c="15"/>= </text:p>
          </table:table-cell>
          <table:table-cell table:number-columns-repeated="1023"/>
        </table:table-row>
        <table:table-row table:style-name="ro1">
          <table:table-cell table:formula="of:=[$'Admin ALL'.A264] &amp; [$'Admin ALL'.E264]" office:value-type="string" office:string-value="admin_error_chmodnewfilesatts        = " calcext:value-type="string">
            <text:p>admin_error_chmodnewfilesatts <text:s text:c="7"/>= </text:p>
          </table:table-cell>
          <table:table-cell table:number-columns-repeated="1023"/>
        </table:table-row>
        <table:table-row table:style-name="ro1">
          <table:table-cell table:formula="of:=[$'Admin ALL'.A265] &amp; [$'Admin ALL'.E265]" office:value-type="string" office:string-value="admin_error_backupmsgintervall       = " calcext:value-type="string">
            <text:p>admin_error_backupmsgintervall <text:s text:c="6"/>= </text:p>
          </table:table-cell>
          <table:table-cell table:number-columns-repeated="1023"/>
        </table:table-row>
        <table:table-row table:style-name="ro1">
          <table:table-cell table:formula="of:=[$'Admin ALL'.A266] &amp; [$'Admin ALL'.E266]" office:value-type="string" office:string-value="admin_text_adminmail                 = " calcext:value-type="string">
            <text:p>admin_text_adminmail <text:s text:c="16"/>= </text:p>
          </table:table-cell>
          <table:table-cell table:number-columns-repeated="1023"/>
        </table:table-row>
        <table:table-row table:style-name="ro1">
          <table:table-cell table:formula="of:=[$'Admin ALL'.A267] &amp; [$'Admin ALL'.E267]" office:value-type="string" office:string-value="admin_text_backup                    = " calcext:value-type="string">
            <text:p>admin_text_backup <text:s text:c="19"/>= </text:p>
          </table:table-cell>
          <table:table-cell table:number-columns-repeated="1023"/>
        </table:table-row>
        <table:table-row table:style-name="ro1">
          <table:table-cell table:formula="of:=[$'Admin ALL'.A268] &amp; [$'Admin ALL'.E268]" office:value-type="string" office:string-value="admin_text_get_backup                = " calcext:value-type="string">
            <text:p>admin_text_get_backup <text:s text:c="15"/>= </text:p>
          </table:table-cell>
          <table:table-cell table:number-columns-repeated="1023"/>
        </table:table-row>
        <table:table-row table:style-name="ro1">
          <table:table-cell table:formula="of:=[$'Admin ALL'.A269] &amp; [$'Admin ALL'.E269]" office:value-type="string" office:string-value="admin_button_get_backup              = " calcext:value-type="string">
            <text:p>admin_button_get_backup <text:s text:c="13"/>= </text:p>
          </table:table-cell>
          <table:table-cell table:number-columns-repeated="1023"/>
        </table:table-row>
        <table:table-row table:style-name="ro1">
          <table:table-cell table:formula="of:=[$'Admin ALL'.A270] &amp; [$'Admin ALL'.E270]" office:value-type="string" office:string-value="admin_button_include_cms             = " calcext:value-type="string">
            <text:p>admin_button_include_cms <text:s text:c="12"/>= </text:p>
          </table:table-cell>
          <table:table-cell table:number-columns-repeated="1023"/>
        </table:table-row>
        <table:table-row table:style-name="ro1">
          <table:table-cell table:formula="of:=[$'Admin ALL'.A271] &amp; [$'Admin ALL'.E271]" office:value-type="string" office:string-value="admin_button_include_catpage         = " calcext:value-type="string">
            <text:p>admin_button_include_catpage <text:s text:c="8"/>= </text:p>
          </table:table-cell>
          <table:table-cell table:number-columns-repeated="1023"/>
        </table:table-row>
        <table:table-row table:style-name="ro1">
          <table:table-cell table:formula="of:=[$'Admin ALL'.A272] &amp; [$'Admin ALL'.E272]" office:value-type="string" office:string-value="admin_button_include_gallery         = " calcext:value-type="string">
            <text:p>admin_button_include_gallery <text:s text:c="8"/>= </text:p>
          </table:table-cell>
          <table:table-cell table:number-columns-repeated="1023"/>
        </table:table-row>
        <table:table-row table:style-name="ro1">
          <table:table-cell table:formula="of:=[$'Admin ALL'.A273] &amp; [$'Admin ALL'.E273]" office:value-type="string" office:string-value="admin_button_include_layouts         = " calcext:value-type="string">
            <text:p>admin_button_include_layouts <text:s text:c="8"/>= </text:p>
          </table:table-cell>
          <table:table-cell table:number-columns-repeated="1023"/>
        </table:table-row>
        <table:table-row table:style-name="ro1">
          <table:table-cell table:formula="of:=[$'Admin ALL'.A274] &amp; [$'Admin ALL'.E274]" office:value-type="string" office:string-value="admin_button_include_plugins         = " calcext:value-type="string">
            <text:p>admin_button_include_plugins <text:s text:c="8"/>= </text:p>
          </table:table-cell>
          <table:table-cell table:number-columns-repeated="1023"/>
        </table:table-row>
        <table:table-row table:style-name="ro1">
          <table:table-cell table:formula="of:=[$'Admin ALL'.A275] &amp; [$'Admin ALL'.E275]" office:value-type="string" office:string-value="admin_button_include_docu            = " calcext:value-type="string">
            <text:p>admin_button_include_docu <text:s text:c="11"/>= </text:p>
          </table:table-cell>
          <table:table-cell table:number-columns-repeated="1023"/>
        </table:table-row>
        <table:table-row table:style-name="ro1">
          <table:table-cell table:formula="of:=[$'Admin ALL'.A276] &amp; [$'Admin ALL'.E276]" office:value-type="string" office:string-value="admin_error_no_backups_select        = " calcext:value-type="string">
            <text:p>admin_error_no_backups_select <text:s text:c="7"/>= </text:p>
          </table:table-cell>
          <table:table-cell table:number-columns-repeated="1023"/>
        </table:table-row>
        <table:table-row table:style-name="ro1">
          <table:table-cell table:formula="of:=[$'Admin ALL'.A277] &amp; [$'Admin ALL'.E277]" office:value-type="string" office:string-value="admin_text_chmodnewfiles             = " calcext:value-type="string">
            <text:p>admin_text_chmodnewfiles <text:s text:c="12"/>= </text:p>
          </table:table-cell>
          <table:table-cell table:number-columns-repeated="1023"/>
        </table:table-row>
        <table:table-row table:style-name="ro1">
          <table:table-cell table:formula="of:=[$'Admin ALL'.A278] &amp; [$'Admin ALL'.E278]" office:value-type="string" office:string-value="admin_text_uploadfilter              = " calcext:value-type="string">
            <text:p>admin_text_uploadfilter <text:s text:c="13"/>= </text:p>
          </table:table-cell>
          <table:table-cell table:number-columns-repeated="1023"/>
        </table:table-row>
        <table:table-row table:style-name="ro1">
          <table:table-cell table:formula="of:=[$'Admin ALL'.A279] &amp; [$'Admin ALL'.E279]" office:value-type="string" office:string-value="admin_input_translator               = " calcext:value-type="string">
            <text:p>admin_input_translator <text:s text:c="14"/>= </text:p>
          </table:table-cell>
          <table:table-cell table:number-columns-repeated="1023"/>
        </table:table-row>
        <table:table-row table:style-name="ro1">
          <table:table-cell table:formula="of:=[$'Admin ALL'.A280] &amp; [$'Admin ALL'.E280]" office:value-type="string" office:string-value="admin_input_language                 = " calcext:value-type="string">
            <text:p>admin_input_language <text:s text:c="16"/>= </text:p>
          </table:table-cell>
          <table:table-cell table:number-columns-repeated="1023"/>
        </table:table-row>
        <table:table-row table:style-name="ro1">
          <table:table-cell table:formula="of:=[$'Admin ALL'.A281] &amp; [$'Admin ALL'.E281]" office:value-type="string" office:string-value="admin_input_chmodupdate              = " calcext:value-type="string">
            <text:p>admin_input_chmodupdate <text:s text:c="13"/>= </text:p>
          </table:table-cell>
          <table:table-cell table:number-columns-repeated="1023"/>
        </table:table-row>
        <table:table-row table:style-name="ro1">
          <table:table-cell table:formula="of:=[$'Admin ALL'.A282] &amp; [$'Admin ALL'.E282]" office:value-type="string" office:string-value="admin_messages_backup                = " calcext:value-type="string">
            <text:p>admin_messages_backup <text:s text:c="15"/>= </text:p>
          </table:table-cell>
          <table:table-cell table:number-columns-repeated="1023"/>
        </table:table-row>
        <table:table-row table:style-name="ro1">
          <table:table-cell table:formula="of:=[$'Admin ALL'.A283] &amp; [$'Admin ALL'.E283]" office:value-type="string" office:string-value="admin_messages_change_language       = " calcext:value-type="string">
            <text:p>admin_messages_change_language <text:s text:c="6"/>= </text:p>
          </table:table-cell>
          <table:table-cell table:number-columns-repeated="1023"/>
        </table:table-row>
        <table:table-row table:style-name="ro1">
          <table:table-cell table:formula="of:=[$'Admin ALL'.A284] &amp; [$'Admin ALL'.E284]" office:value-type="string" office:string-value="admin_messages_change_password       = " calcext:value-type="string">
            <text:p>admin_messages_change_password <text:s text:c="6"/>= </text:p>
          </table:table-cell>
          <table:table-cell table:number-columns-repeated="1023"/>
        </table:table-row>
        <table:table-row table:style-name="ro1">
          <table:table-cell table:formula="of:=[$'Admin ALL'.A285] &amp; [$'Admin ALL'.E285]" office:value-type="string" office:string-value="admin_messages_del_user              = " calcext:value-type="string">
            <text:p>admin_messages_del_user <text:s text:c="13"/>= </text:p>
          </table:table-cell>
          <table:table-cell table:number-columns-repeated="1023"/>
        </table:table-row>
        <table:table-row table:style-name="ro1">
          <table:table-cell table:formula="of:=[$'Admin ALL'.A286] &amp; [$'Admin ALL'.E286]" office:value-type="string" office:string-value="admin_error_language_empty           = " calcext:value-type="string">
            <text:p>admin_error_language_empty <text:s text:c="10"/>= </text:p>
          </table:table-cell>
          <table:table-cell table:number-columns-repeated="1023"/>
        </table:table-row>
        <table:table-row table:style-name="ro1">
          <table:table-cell table:formula="of:=[$'Admin ALL'.A287] &amp; [$'Admin ALL'.E287]" office:value-type="string" office:string-value="admin_error_languagefile_error       = " calcext:value-type="string">
            <text:p>admin_error_languagefile_error <text:s text:c="6"/>= </text:p>
          </table:table-cell>
          <table:table-cell table:number-columns-repeated="1023"/>
        </table:table-row>
        <table:table-row table:style-name="ro1">
          <table:table-cell table:formula="of:=[$'Admin ALL'.A288] &amp; [$'Admin ALL'.E288]" office:value-type="string" office:string-value="admin_button_del_user                = " calcext:value-type="string">
            <text:p>admin_button_del_user <text:s text:c="15"/>= </text:p>
          </table:table-cell>
          <table:table-cell table:number-columns-repeated="1023"/>
        </table:table-row>
        <table:table-row table:style-name="ro1">
          <table:table-cell table:formula="of:=[$'Admin ALL'.A289] &amp; [$'Admin ALL'.E289]" office:value-type="string" office:string-value="admin_noroot_admin                   = " calcext:value-type="string">
            <text:p>admin_noroot_admin <text:s text:c="18"/>= </text:p>
          </table:table-cell>
          <table:table-cell table:number-columns-repeated="1023"/>
        </table:table-row>
        <table:table-row table:style-name="ro1">
          <table:table-cell table:formula="of:=[$'Admin ALL'.A290] &amp; [$'Admin ALL'.E290]" office:value-type="string" office:string-value="admin_noroot_config                  = " calcext:value-type="string">
            <text:p>admin_noroot_config <text:s text:c="17"/>= </text:p>
          </table:table-cell>
          <table:table-cell table:number-columns-repeated="1023"/>
        </table:table-row>
        <table:table-row table:style-name="ro1">
          <table:table-cell table:formula="of:=[$'Admin ALL'.A291] &amp; [$'Admin ALL'.E291]" office:value-type="string" office:string-value="admin_noroot_tabs                    = " calcext:value-type="string">
            <text:p>admin_noroot_tabs <text:s text:c="19"/>= </text:p>
          </table:table-cell>
          <table:table-cell table:number-columns-repeated="1023"/>
        </table:table-row>
        <table:table-row table:style-name="ro1">
          <table:table-cell table:formula="of:=[$'Admin ALL'.A292] &amp; [$'Admin ALL'.E292]" office:value-type="string" office:string-value="admin_noroot_plugins                 = " calcext:value-type="string">
            <text:p>admin_noroot_plugins <text:s text:c="16"/>= </text:p>
          </table:table-cell>
          <table:table-cell table:number-columns-repeated="1023"/>
        </table:table-row>
        <table:table-row table:style-name="ro1">
          <table:table-cell table:formula="of:=[$'Admin ALL'.A293] &amp; [$'Admin ALL'.E293]" office:value-type="string" office:string-value="admin_noroot_template                = " calcext:value-type="string">
            <text:p>admin_noroot_template <text:s text:c="15"/>= </text:p>
          </table:table-cell>
          <table:table-cell table:number-columns-repeated="1023"/>
        </table:table-row>
        <table:table-row table:style-name="ro1">
          <table:table-cell table:formula="of:=[$'Admin ALL'.A294] &amp; [$'Admin ALL'.E294]" office:value-type="string" office:string-value="admin_noroot_text                    = " calcext:value-type="string">
            <text:p>admin_noroot_text <text:s text:c="19"/>= </text:p>
          </table:table-cell>
          <table:table-cell table:number-columns-repeated="1023"/>
        </table:table-row>
        <table:table-row table:style-name="ro1">
          <table:table-cell table:formula="of:=[$'Admin ALL'.A295] &amp; [$'Admin ALL'.E295]" office:value-type="string" office:string-value="admin_messages_chmod                 = " calcext:value-type="string">
            <text:p>admin_messages_chmod <text:s text:c="16"/>= </text:p>
          </table:table-cell>
          <table:table-cell table:number-columns-repeated="1023"/>
        </table:table-row>
        <table:table-row table:style-name="ro1">
          <table:table-cell table:formula="of:=[$'Admin ALL'.A296] &amp; [$'Admin ALL'.E296]">
            <text:p/>
          </table:table-cell>
          <table:table-cell table:number-columns-repeated="1023"/>
        </table:table-row>
        <table:table-row table:style-name="ro1">
          <table:table-cell table:formula="of:=[$'Admin ALL'.A297] &amp; [$'Admin ALL'.E297]" office:value-type="string" office:string-value="admin_user_select_websitetitle       = " calcext:value-type="string">
            <text:p>admin_user_select_websitetitle <text:s text:c="6"/>= </text:p>
          </table:table-cell>
          <table:table-cell table:number-columns-repeated="1023"/>
        </table:table-row>
        <table:table-row table:style-name="ro1">
          <table:table-cell table:formula="of:=[$'Admin ALL'.A298] &amp; [$'Admin ALL'.E298]" office:value-type="string" office:string-value="admin_user_select_websitedescription = " calcext:value-type="string">
            <text:p>admin_user_select_websitedescription = </text:p>
          </table:table-cell>
          <table:table-cell table:number-columns-repeated="1023"/>
        </table:table-row>
        <table:table-row table:style-name="ro1">
          <table:table-cell table:formula="of:=[$'Admin ALL'.A299] &amp; [$'Admin ALL'.E299]" office:value-type="string" office:string-value="admin_user_select_cmslanguage        = " calcext:value-type="string">
            <text:p>admin_user_select_cmslanguage <text:s text:c="7"/>= </text:p>
          </table:table-cell>
          <table:table-cell table:number-columns-repeated="1023"/>
        </table:table-row>
        <table:table-row table:style-name="ro1">
          <table:table-cell table:formula="of:=[$'Admin ALL'.A300] &amp; [$'Admin ALL'.E300]" office:value-type="string" office:string-value="admin_user_select_defaultcat         = " calcext:value-type="string">
            <text:p>admin_user_select_defaultcat <text:s text:c="8"/>= </text:p>
          </table:table-cell>
          <table:table-cell table:number-columns-repeated="1023"/>
        </table:table-row>
        <table:table-row table:style-name="ro1">
          <table:table-cell table:formula="of:=[$'Admin ALL'.A301] &amp; [$'Admin ALL'.E301]" office:value-type="string" office:string-value="admin_user_select_draftmode          = " calcext:value-type="string">
            <text:p>admin_user_select_draftmode <text:s text:c="9"/>= </text:p>
          </table:table-cell>
          <table:table-cell table:number-columns-repeated="1023"/>
        </table:table-row>
        <table:table-row table:style-name="ro1">
          <table:table-cell table:formula="of:=[$'Admin ALL'.A302] &amp; [$'Admin ALL'.E302]" office:value-type="string" office:string-value="admin_user_select_usesitemap         = " calcext:value-type="string">
            <text:p>admin_user_select_usesitemap <text:s text:c="8"/>= </text:p>
          </table:table-cell>
          <table:table-cell table:number-columns-repeated="1023"/>
        </table:table-row>
        <table:table-row table:style-name="ro1">
          <table:table-cell table:formula="of:=[$'Admin ALL'.A303] &amp; [$'Admin ALL'.E303]" office:value-type="string" office:string-value="admin_user_select_usecmssyntax       = " calcext:value-type="string">
            <text:p>admin_user_select_usecmssyntax <text:s text:c="6"/>= </text:p>
          </table:table-cell>
          <table:table-cell table:number-columns-repeated="1023"/>
        </table:table-row>
        <table:table-row table:style-name="ro1">
          <table:table-cell table:formula="of:=[$'Admin ALL'.A304] &amp; [$'Admin ALL'.E304]" office:value-type="string" office:string-value="admin_user_select_editusersyntax     = " calcext:value-type="string">
            <text:p>admin_user_select_editusersyntax <text:s text:c="4"/>= </text:p>
          </table:table-cell>
          <table:table-cell table:number-columns-repeated="1023"/>
        </table:table-row>
        <table:table-row table:style-name="ro1">
          <table:table-cell table:formula="of:=[$'Admin ALL'.A305] &amp; [$'Admin ALL'.E305]" office:value-type="string" office:string-value="admin_user_select_replaceemoticons   = " calcext:value-type="string">
            <text:p>admin_user_select_replaceemoticons <text:s text:c="2"/>= </text:p>
          </table:table-cell>
          <table:table-cell table:number-columns-repeated="1023"/>
        </table:table-row>
        <table:table-row table:style-name="ro1">
          <table:table-cell table:formula="of:=[$'Admin ALL'.A306] &amp; [$'Admin ALL'.E306]" office:value-type="string" office:string-value="admin_user_select_defaultcolors      = " calcext:value-type="string">
            <text:p>admin_user_select_defaultcolors <text:s text:c="5"/>= </text:p>
          </table:table-cell>
          <table:table-cell table:number-columns-repeated="1023"/>
        </table:table-row>
        <table:table-row table:style-name="ro1">
          <table:table-cell table:formula="of:=[$'Admin ALL'.A307] &amp; [$'Admin ALL'.E307]" office:value-type="string" office:string-value="admin_user_select_hiddenpages        = " calcext:value-type="string">
            <text:p>admin_user_select_hiddenpages <text:s text:c="7"/>= </text:p>
          </table:table-cell>
          <table:table-cell table:number-columns-repeated="1023"/>
        </table:table-row>
        <table:table-row table:style-name="ro1">
          <table:table-cell table:formula="of:=[$'Admin ALL'.A308] &amp; [$'Admin ALL'.E308]" office:value-type="string" office:string-value="admin_user_select_targetblank        = " calcext:value-type="string">
            <text:p>admin_user_select_targetblank <text:s text:c="7"/>= </text:p>
          </table:table-cell>
          <table:table-cell table:number-columns-repeated="1023"/>
        </table:table-row>
        <table:table-row table:style-name="ro1">
          <table:table-cell table:formula="of:=[$'Admin ALL'.A309] &amp; [$'Admin ALL'.E309]" office:value-type="string" office:string-value="admin_user_select_hidecatnamedpages  = " calcext:value-type="string">
            <text:p>admin_user_select_hidecatnamedpages <text:s/>= </text:p>
          </table:table-cell>
          <table:table-cell table:number-columns-repeated="1023"/>
        </table:table-row>
        <table:table-row table:style-name="ro1">
          <table:table-cell table:formula="of:=[$'Admin ALL'.A310] &amp; [$'Admin ALL'.E310]" office:value-type="string" office:string-value="admin_user_select_modrewrite         = " calcext:value-type="string">
            <text:p>admin_user_select_modrewrite <text:s text:c="8"/>= </text:p>
          </table:table-cell>
          <table:table-cell table:number-columns-repeated="1023"/>
        </table:table-row>
        <table:table-row table:style-name="ro1">
          <table:table-cell table:formula="of:=[$'Admin ALL'.A311] &amp; [$'Admin ALL'.E311]" office:value-type="string" office:string-value="admin_user_select_showsyntaxtooltips = " calcext:value-type="string">
            <text:p>admin_user_select_showsyntaxtooltips = </text:p>
          </table:table-cell>
          <table:table-cell table:number-columns-repeated="1023"/>
        </table:table-row>
        <table:table-row table:style-name="ro1">
          <table:table-cell table:formula="of:=[$'Admin ALL'.A312] &amp; [$'Admin ALL'.E312]">
            <text:p/>
          </table:table-cell>
          <table:table-cell table:number-columns-repeated="1023"/>
        </table:table-row>
        <table:table-row table:style-name="ro1">
          <table:table-cell table:formula="of:=[$'Admin ALL'.A313] &amp; [$'Admin ALL'.E313]" office:value-type="string" office:string-value="admin_user_select_language           = " calcext:value-type="string">
            <text:p>admin_user_select_language <text:s text:c="10"/>= </text:p>
          </table:table-cell>
          <table:table-cell table:number-columns-repeated="1023"/>
        </table:table-row>
        <table:table-row table:style-name="ro1">
          <table:table-cell table:formula="of:=[$'Admin ALL'.A314] &amp; [$'Admin ALL'.E314]" office:value-type="string" office:string-value="admin_user_select_adminmail          = " calcext:value-type="string">
            <text:p>admin_user_select_adminmail <text:s text:c="9"/>= </text:p>
          </table:table-cell>
          <table:table-cell table:number-columns-repeated="1023"/>
        </table:table-row>
        <table:table-row table:style-name="ro1">
          <table:table-cell table:formula="of:=[$'Admin ALL'.A315] &amp; [$'Admin ALL'.E315]" office:value-type="string" office:string-value="admin_user_select_backupmsgintervall = " calcext:value-type="string">
            <text:p>admin_user_select_backupmsgintervall = </text:p>
          </table:table-cell>
          <table:table-cell table:number-columns-repeated="1023"/>
        </table:table-row>
        <table:table-row table:style-name="ro1">
          <table:table-cell table:formula="of:=[$'Admin ALL'.A316] &amp; [$'Admin ALL'.E316]" office:value-type="string" office:string-value="admin_user_select_getbackup          = " calcext:value-type="string">
            <text:p>admin_user_select_getbackup <text:s text:c="9"/>= </text:p>
          </table:table-cell>
          <table:table-cell table:number-columns-repeated="1023"/>
        </table:table-row>
        <table:table-row table:style-name="ro1">
          <table:table-cell table:formula="of:=[$'Admin ALL'.A317] &amp; [$'Admin ALL'.E317]" office:value-type="string" office:string-value="admin_user_select_chmodnewfilesatts  = " calcext:value-type="string">
            <text:p>admin_user_select_chmodnewfilesatts <text:s/>= </text:p>
          </table:table-cell>
          <table:table-cell table:number-columns-repeated="1023"/>
        </table:table-row>
        <table:table-row table:style-name="ro1">
          <table:table-cell table:formula="of:=[$'Admin ALL'.A318] &amp; [$'Admin ALL'.E318]" office:value-type="string" office:string-value="admin_user_select_noupload           = " calcext:value-type="string">
            <text:p>admin_user_select_noupload <text:s text:c="10"/>= </text:p>
          </table:table-cell>
          <table:table-cell table:number-columns-repeated="1023"/>
        </table:table-row>
        <table:table-row table:style-name="ro1">
          <table:table-cell table:formula="of:=[$'Admin ALL'.A319] &amp; [$'Admin ALL'.E319]" office:value-type="string" office:string-value="admin_user_select_userpassword       = " calcext:value-type="string">
            <text:p>admin_user_select_userpassword <text:s text:c="6"/>= </text:p>
          </table:table-cell>
          <table:table-cell table:number-columns-repeated="1023"/>
        </table:table-row>
        <table:table-row table:style-name="ro1">
          <table:table-cell table:formula="of:=[$'Admin ALL'.A320] &amp; [$'Admin ALL'.E320]">
            <text:p/>
          </table:table-cell>
          <table:table-cell table:number-columns-repeated="1023"/>
        </table:table-row>
        <table:table-row table:style-name="ro1">
          <table:table-cell table:formula="of:=[$'Admin ALL'.A321] &amp; [$'Admin ALL'.E321]" office:value-type="string" office:string-value="pw_help                              = " calcext:value-type="string">
            <text:p>pw_help <text:s text:c="29"/>= </text:p>
          </table:table-cell>
          <table:table-cell table:number-columns-repeated="1023"/>
        </table:table-row>
        <table:table-row table:style-name="ro1">
          <table:table-cell table:formula="of:=[$'Admin ALL'.A322] &amp; [$'Admin ALL'.E322]" office:value-type="string" office:string-value="pw_text_login                        = " calcext:value-type="string">
            <text:p>pw_text_login <text:s text:c="23"/>= </text:p>
          </table:table-cell>
          <table:table-cell table:number-columns-repeated="1023"/>
        </table:table-row>
        <table:table-row table:style-name="ro1">
          <table:table-cell table:formula="of:=[$'Admin ALL'.A323] &amp; [$'Admin ALL'.E323]" office:value-type="string" office:string-value="userpw_text_login                    = " calcext:value-type="string">
            <text:p>userpw_text_login <text:s text:c="19"/>= </text:p>
          </table:table-cell>
          <table:table-cell table:number-columns-repeated="1023"/>
        </table:table-row>
        <table:table-row table:style-name="ro1">
          <table:table-cell table:formula="of:=[$'Admin ALL'.A324] &amp; [$'Admin ALL'.E324]" office:value-type="string" office:string-value="pw_error_missingvalues               = " calcext:value-type="string">
            <text:p>pw_error_missingvalues <text:s text:c="14"/>= </text:p>
          </table:table-cell>
          <table:table-cell table:number-columns-repeated="1023"/>
        </table:table-row>
        <table:table-row table:style-name="ro1">
          <table:table-cell table:formula="of:=[$'Admin ALL'.A325] &amp; [$'Admin ALL'.E325]" office:value-type="string" office:string-value="pw_error_newpwerror                  = " calcext:value-type="string">
            <text:p>pw_error_newpwerror <text:s text:c="17"/>= </text:p>
          </table:table-cell>
          <table:table-cell table:number-columns-repeated="1023"/>
        </table:table-row>
        <table:table-row table:style-name="ro1">
          <table:table-cell table:formula="of:=[$'Admin ALL'.A326] &amp; [$'Admin ALL'.E326]" office:value-type="string" office:string-value="pw_error_newpwmismatch               = " calcext:value-type="string">
            <text:p>pw_error_newpwmismatch <text:s text:c="14"/>= </text:p>
          </table:table-cell>
          <table:table-cell table:number-columns-repeated="1023"/>
        </table:table-row>
        <table:table-row table:style-name="ro1">
          <table:table-cell table:formula="of:=[$'Admin ALL'.A327] &amp; [$'Admin ALL'.E327]" office:value-type="string" office:string-value="pw_error_tooshortname                = " calcext:value-type="string">
            <text:p>pw_error_tooshortname <text:s text:c="15"/>= </text:p>
          </table:table-cell>
          <table:table-cell table:number-columns-repeated="1023"/>
        </table:table-row>
        <table:table-row table:style-name="ro1">
          <table:table-cell table:formula="of:=[$'Admin ALL'.A328] &amp; [$'Admin ALL'.E328]" office:value-type="string" office:string-value="pw_titel_newname                     = " calcext:value-type="string">
            <text:p>pw_titel_newname <text:s text:c="20"/>= </text:p>
          </table:table-cell>
          <table:table-cell table:number-columns-repeated="1023"/>
        </table:table-row>
        <table:table-row table:style-name="ro1">
          <table:table-cell table:formula="of:=[$'Admin ALL'.A329] &amp; [$'Admin ALL'.E329]" office:value-type="string" office:string-value="pw_titel_newpw                       = " calcext:value-type="string">
            <text:p>pw_titel_newpw <text:s text:c="22"/>= </text:p>
          </table:table-cell>
          <table:table-cell table:number-columns-repeated="1023"/>
        </table:table-row>
        <table:table-row table:style-name="ro1">
          <table:table-cell table:formula="of:=[$'Admin ALL'.A330] &amp; [$'Admin ALL'.E330]" office:value-type="string" office:string-value="pw_titel_newpwrepeat                 = " calcext:value-type="string">
            <text:p>pw_titel_newpwrepeat <text:s text:c="16"/>= </text:p>
          </table:table-cell>
          <table:table-cell table:number-columns-repeated="1023"/>
        </table:table-row>
        <table:table-row table:style-name="ro1">
          <table:table-cell table:formula="of:=[$'Admin ALL'.A331] &amp; [$'Admin ALL'.E331]" office:value-type="string" office:string-value="userpw_titel_newname                 = " calcext:value-type="string">
            <text:p>userpw_titel_newname <text:s text:c="16"/>= </text:p>
          </table:table-cell>
          <table:table-cell table:number-columns-repeated="1023"/>
        </table:table-row>
        <table:table-row table:style-name="ro1">
          <table:table-cell table:formula="of:=[$'Admin ALL'.A332] &amp; [$'Admin ALL'.E332]" office:value-type="string" office:string-value="userpw_titel_newpw                   = " calcext:value-type="string">
            <text:p>userpw_titel_newpw <text:s text:c="18"/>= </text:p>
          </table:table-cell>
          <table:table-cell table:number-columns-repeated="1023"/>
        </table:table-row>
        <table:table-row table:style-name="ro1">
          <table:table-cell table:formula="of:=[$'Admin ALL'.A333] &amp; [$'Admin ALL'.E333]" office:value-type="string" office:string-value="userpw_titel_newpwrepeat             = " calcext:value-type="string">
            <text:p>userpw_titel_newpwrepeat <text:s text:c="12"/>= </text:p>
          </table:table-cell>
          <table:table-cell table:number-columns-repeated="1023"/>
        </table:table-row>
        <table:table-row table:style-name="ro1">
          <table:table-cell table:formula="of:=[$'Admin ALL'.A334] &amp; [$'Admin ALL'.E334]" office:value-type="string" office:string-value="warning_false_logins                 = " calcext:value-type="string">
            <text:p>warning_false_logins <text:s text:c="16"/>= </text:p>
          </table:table-cell>
          <table:table-cell table:number-columns-repeated="1023"/>
        </table:table-row>
        <table:table-row table:style-name="ro1">
          <table:table-cell table:formula="of:=[$'Admin ALL'.A335] &amp; [$'Admin ALL'.E335]" office:value-type="string" office:string-value="loginlocked_mailcontent              = " calcext:value-type="string">
            <text:p>loginlocked_mailcontent <text:s text:c="13"/>= </text:p>
          </table:table-cell>
          <table:table-cell table:number-columns-repeated="1023"/>
        </table:table-row>
        <table:table-row table:style-name="ro1">
          <table:table-cell table:formula="of:=[$'Admin ALL'.A336] &amp; [$'Admin ALL'.E336]" office:value-type="string" office:string-value="loginlocked_mailsubject              = " calcext:value-type="string">
            <text:p>loginlocked_mailsubject <text:s text:c="13"/>= </text:p>
          </table:table-cell>
          <table:table-cell table:number-columns-repeated="1023"/>
        </table:table-row>
        <table:table-row table:style-name="ro1">
          <table:table-cell table:formula="of:=[$'Admin ALL'.A337] &amp; [$'Admin ALL'.E337]" office:value-type="string" office:string-value="messages_false_logins                = " calcext:value-type="string">
            <text:p>messages_false_logins <text:s text:c="15"/>= </text:p>
          </table:table-cell>
          <table:table-cell table:number-columns-repeated="1023"/>
        </table:table-row>
        <table:table-row table:style-name="ro1">
          <table:table-cell table:formula="of:=[$'Admin ALL'.A338] &amp; [$'Admin ALL'.E338]" office:value-type="string" office:string-value="login_button                         = " calcext:value-type="string">
            <text:p>login_button <text:s text:c="24"/>= </text:p>
          </table:table-cell>
          <table:table-cell table:number-columns-repeated="1023"/>
        </table:table-row>
        <table:table-row table:style-name="ro1">
          <table:table-cell table:formula="of:=[$'Admin ALL'.A339] &amp; [$'Admin ALL'.E339]" office:value-type="string" office:string-value="login_ajax_success                   = " calcext:value-type="string">
            <text:p>login_ajax_success <text:s text:c="18"/>= </text:p>
          </table:table-cell>
          <table:table-cell table:number-columns-repeated="1023"/>
        </table:table-row>
        <table:table-row table:style-name="ro1">
          <table:table-cell table:formula="of:=[$'Admin ALL'.A340] &amp; [$'Admin ALL'.E340]" office:value-type="string" office:string-value="login_titel_dialog                   = " calcext:value-type="string">
            <text:p>login_titel_dialog <text:s text:c="18"/>= </text:p>
          </table:table-cell>
          <table:table-cell table:number-columns-repeated="1023"/>
        </table:table-row>
        <table:table-row table:style-name="ro1">
          <table:table-cell table:formula="of:=[$'Admin ALL'.A341] &amp; [$'Admin ALL'.E341]">
            <text:p/>
          </table:table-cell>
          <table:table-cell table:number-columns-repeated="1023"/>
        </table:table-row>
        <table:table-row table:style-name="ro1">
          <table:table-cell table:formula="of:=[$'Admin ALL'.A342] &amp; [$'Admin ALL'.E342]" office:value-type="string" office:string-value="plugins_button                       = " calcext:value-type="string">
            <text:p>plugins_button <text:s text:c="22"/>= </text:p>
          </table:table-cell>
          <table:table-cell table:number-columns-repeated="1023"/>
        </table:table-row>
        <table:table-row table:style-name="ro1">
          <table:table-cell table:formula="of:=[$'Admin ALL'.A343] &amp; [$'Admin ALL'.E343]" office:value-type="string" office:string-value="plugins_titel                        = " calcext:value-type="string">
            <text:p>plugins_titel <text:s text:c="23"/>= </text:p>
          </table:table-cell>
          <table:table-cell table:number-columns-repeated="1023"/>
        </table:table-row>
        <table:table-row table:style-name="ro1">
          <table:table-cell table:formula="of:=[$'Admin ALL'.A344] &amp; [$'Admin ALL'.E344]" office:value-type="string" office:string-value="plugins_error                        = " calcext:value-type="string">
            <text:p>plugins_error <text:s text:c="23"/>= </text:p>
          </table:table-cell>
          <table:table-cell table:number-columns-repeated="1023"/>
        </table:table-row>
        <table:table-row table:style-name="ro1">
          <table:table-cell table:formula="of:=[$'Admin ALL'.A345] &amp; [$'Admin ALL'.E345]" office:value-type="string" office:string-value="plugins_titel_version                = " calcext:value-type="string">
            <text:p>plugins_titel_version <text:s text:c="15"/>= </text:p>
          </table:table-cell>
          <table:table-cell table:number-columns-repeated="1023"/>
        </table:table-row>
        <table:table-row table:style-name="ro1">
          <table:table-cell table:formula="of:=[$'Admin ALL'.A346] &amp; [$'Admin ALL'.E346]" office:value-type="string" office:string-value="plugins_titel_author                 = " calcext:value-type="string">
            <text:p>plugins_titel_author <text:s text:c="16"/>= </text:p>
          </table:table-cell>
          <table:table-cell table:number-columns-repeated="1023"/>
        </table:table-row>
        <table:table-row table:style-name="ro1">
          <table:table-cell table:formula="of:=[$'Admin ALL'.A347] &amp; [$'Admin ALL'.E347]" office:value-type="string" office:string-value="plugins_titel_web                    = " calcext:value-type="string">
            <text:p>plugins_titel_web <text:s text:c="19"/>= </text:p>
          </table:table-cell>
          <table:table-cell table:number-columns-repeated="1023"/>
        </table:table-row>
        <table:table-row table:style-name="ro1">
          <table:table-cell table:formula="of:=[$'Admin ALL'.A348] &amp; [$'Admin ALL'.E348]" office:value-type="string" office:string-value="plugins_input_active                 = " calcext:value-type="string">
            <text:p>plugins_input_active <text:s text:c="16"/>= </text:p>
          </table:table-cell>
          <table:table-cell table:number-columns-repeated="1023"/>
        </table:table-row>
        <table:table-row table:style-name="ro1">
          <table:table-cell table:formula="of:=[$'Admin ALL'.A349] &amp; [$'Admin ALL'.E349]" office:value-type="string" office:string-value="plugins_error_regex_error            = " calcext:value-type="string">
            <text:p>plugins_error_regex_error <text:s text:c="11"/>= </text:p>
          </table:table-cell>
          <table:table-cell table:number-columns-repeated="1023"/>
        </table:table-row>
        <table:table-row table:style-name="ro1">
          <table:table-cell table:formula="of:=[$'Admin ALL'.A350] &amp; [$'Admin ALL'.E350]" office:value-type="string" office:string-value="plugins_info                         = " calcext:value-type="string">
            <text:p>plugins_info <text:s text:c="24"/>= </text:p>
          </table:table-cell>
          <table:table-cell table:number-columns-repeated="1023"/>
        </table:table-row>
        <table:table-row table:style-name="ro1">
          <table:table-cell table:formula="of:=[$'Admin ALL'.A351] &amp; [$'Admin ALL'.E351]" office:value-type="string" office:string-value="plugins_title_manage                 = " calcext:value-type="string">
            <text:p>plugins_title_manage <text:s text:c="16"/>= </text:p>
          </table:table-cell>
          <table:table-cell table:number-columns-repeated="1023"/>
        </table:table-row>
        <table:table-row table:style-name="ro1">
          <table:table-cell table:formula="of:=[$'Admin ALL'.A352] &amp; [$'Admin ALL'.E352]" office:value-type="string" office:string-value="plugins_text_filebutton              = " calcext:value-type="string">
            <text:p>plugins_text_filebutton <text:s text:c="13"/>= </text:p>
          </table:table-cell>
          <table:table-cell table:number-columns-repeated="1023"/>
        </table:table-row>
        <table:table-row table:style-name="ro1">
          <table:table-cell table:formula="of:=[$'Admin ALL'.A353] &amp; [$'Admin ALL'.E353]" office:value-type="string" office:string-value="plugins_text_fileinfo                = " calcext:value-type="string">
            <text:p>plugins_text_fileinfo <text:s text:c="15"/>= </text:p>
          </table:table-cell>
          <table:table-cell table:number-columns-repeated="1023"/>
        </table:table-row>
        <table:table-row table:style-name="ro1">
          <table:table-cell table:formula="of:=[$'Admin ALL'.A354] &amp; [$'Admin ALL'.E354]" office:value-type="string" office:string-value="plugins_button_install               = " calcext:value-type="string">
            <text:p>plugins_button_install <text:s text:c="14"/>= </text:p>
          </table:table-cell>
          <table:table-cell table:number-columns-repeated="1023"/>
        </table:table-row>
        <table:table-row table:style-name="ro1">
          <table:table-cell table:formula="of:=[$'Admin ALL'.A355] &amp; [$'Admin ALL'.E355]" office:value-type="string" office:string-value="plugins_button_delete                = " calcext:value-type="string">
            <text:p>plugins_button_delete <text:s text:c="15"/>= </text:p>
          </table:table-cell>
          <table:table-cell table:number-columns-repeated="1023"/>
        </table:table-row>
        <table:table-row table:style-name="ro1">
          <table:table-cell table:formula="of:=[$'Admin ALL'.A356] &amp; [$'Admin ALL'.E356]" office:value-type="string" office:string-value="plugins_select                       = " calcext:value-type="string">
            <text:p>plugins_select <text:s text:c="22"/>= </text:p>
          </table:table-cell>
          <table:table-cell table:number-columns-repeated="1023"/>
        </table:table-row>
        <table:table-row table:style-name="ro1">
          <table:table-cell table:formula="of:=[$'Admin ALL'.A357] &amp; [$'Admin ALL'.E357]">
            <text:p/>
          </table:table-cell>
          <table:table-cell table:number-columns-repeated="1023"/>
        </table:table-row>
        <table:table-row table:style-name="ro1">
          <table:table-cell table:formula="of:=[$'Admin ALL'.A358] &amp; [$'Admin ALL'.E358]" office:value-type="string" office:string-value="template_button                      = " calcext:value-type="string">
            <text:p>template_button <text:s text:c="21"/>= </text:p>
          </table:table-cell>
          <table:table-cell table:number-columns-repeated="1023"/>
        </table:table-row>
        <table:table-row table:style-name="ro1">
          <table:table-cell table:formula="of:=[$'Admin ALL'.A359] &amp; [$'Admin ALL'.E359]" office:value-type="string" office:string-value="template_title_grafiken              = " calcext:value-type="string">
            <text:p>template_title_grafiken <text:s text:c="13"/>= </text:p>
          </table:table-cell>
          <table:table-cell table:number-columns-repeated="1023"/>
        </table:table-row>
        <table:table-row table:style-name="ro1">
          <table:table-cell table:formula="of:=[$'Admin ALL'.A360] &amp; [$'Admin ALL'.E360]" office:value-type="string" office:string-value="template_title_html_css              = " calcext:value-type="string">
            <text:p>template_title_html_css <text:s text:c="13"/>= </text:p>
          </table:table-cell>
          <table:table-cell table:number-columns-repeated="1023"/>
        </table:table-row>
        <table:table-row table:style-name="ro1">
          <table:table-cell table:formula="of:=[$'Admin ALL'.A361] &amp; [$'Admin ALL'.E361]" office:value-type="string" office:string-value="template_title_plugins               = " calcext:value-type="string">
            <text:p>template_title_plugins <text:s text:c="14"/>= </text:p>
          </table:table-cell>
          <table:table-cell table:number-columns-repeated="1023"/>
        </table:table-row>
        <table:table-row table:style-name="ro1">
          <table:table-cell table:formula="of:=[$'Admin ALL'.A362] &amp; [$'Admin ALL'.E362]" office:value-type="string" office:string-value="template_title_template              = " calcext:value-type="string">
            <text:p>template_title_template <text:s text:c="13"/>= </text:p>
          </table:table-cell>
          <table:table-cell table:number-columns-repeated="1023"/>
        </table:table-row>
        <table:table-row table:style-name="ro1">
          <table:table-cell table:formula="of:=[$'Admin ALL'.A363] &amp; [$'Admin ALL'.E363]" office:value-type="string" office:string-value="template_title_manage                = " calcext:value-type="string">
            <text:p>template_title_manage <text:s text:c="15"/>= </text:p>
          </table:table-cell>
          <table:table-cell table:number-columns-repeated="1023"/>
        </table:table-row>
        <table:table-row table:style-name="ro1">
          <table:table-cell table:formula="of:=[$'Admin ALL'.A364] &amp; [$'Admin ALL'.E364]" office:value-type="string" office:string-value="template_title_editor                = " calcext:value-type="string">
            <text:p>template_title_editor <text:s text:c="15"/>= </text:p>
          </table:table-cell>
          <table:table-cell table:number-columns-repeated="1023"/>
        </table:table-row>
        <table:table-row table:style-name="ro1">
          <table:table-cell table:formula="of:=[$'Admin ALL'.A365] &amp; [$'Admin ALL'.E365]" office:value-type="string" office:string-value="template_text_filebutton             = " calcext:value-type="string">
            <text:p>template_text_filebutton <text:s text:c="12"/>= </text:p>
          </table:table-cell>
          <table:table-cell table:number-columns-repeated="1023"/>
        </table:table-row>
        <table:table-row table:style-name="ro1">
          <table:table-cell table:formula="of:=[$'Admin ALL'.A366] &amp; [$'Admin ALL'.E366]" office:value-type="string" office:string-value="template_text_fileinfo               = " calcext:value-type="string">
            <text:p>template_text_fileinfo <text:s text:c="14"/>= </text:p>
          </table:table-cell>
          <table:table-cell table:number-columns-repeated="1023"/>
        </table:table-row>
        <table:table-row table:style-name="ro1">
          <table:table-cell table:formula="of:=[$'Admin ALL'.A367] &amp; [$'Admin ALL'.E367]" office:value-type="string" office:string-value="template_button_install              = " calcext:value-type="string">
            <text:p>template_button_install <text:s text:c="13"/>= </text:p>
          </table:table-cell>
          <table:table-cell table:number-columns-repeated="1023"/>
        </table:table-row>
        <table:table-row table:style-name="ro1">
          <table:table-cell table:formula="of:=[$'Admin ALL'.A368] &amp; [$'Admin ALL'.E368]" office:value-type="string" office:string-value="template_button_delete               = " calcext:value-type="string">
            <text:p>template_button_delete <text:s text:c="14"/>= </text:p>
          </table:table-cell>
          <table:table-cell table:number-columns-repeated="1023"/>
        </table:table-row>
        <table:table-row table:style-name="ro1">
          <table:table-cell table:formula="of:=[$'Admin ALL'.A369] &amp; [$'Admin ALL'.E369]" office:value-type="string" office:string-value="template_input_set_active            = " calcext:value-type="string">
            <text:p>template_input_set_active <text:s text:c="11"/>= </text:p>
          </table:table-cell>
          <table:table-cell table:number-columns-repeated="1023"/>
        </table:table-row>
        <table:table-row table:style-name="ro1">
          <table:table-cell table:formula="of:=[$'Admin ALL'.A370] &amp; [$'Admin ALL'.E370]" office:value-type="string" office:string-value="template_select                      = " calcext:value-type="string">
            <text:p>template_select <text:s text:c="21"/>= </text:p>
          </table:table-cell>
          <table:table-cell table:number-columns-repeated="1023"/>
        </table:table-row>
        <table:table-row table:style-name="ro1">
          <table:table-cell table:formula="of:=[$'Admin ALL'.A371] &amp; [$'Admin ALL'.E371]">
            <text:p/>
          </table:table-cell>
          <table:table-cell table:number-columns-repeated="1023"/>
        </table:table-row>
        <table:table-row table:style-name="ro1">
          <table:table-cell table:formula="of:=[$'Admin ALL'.A372] &amp; [$'Admin ALL'.E372]">
            <text:p/>
          </table:table-cell>
          <table:table-cell table:number-columns-repeated="1023"/>
        </table:table-row>
        <table:table-row table:style-name="ro1">
          <table:table-cell table:formula="of:=[$'Admin ALL'.A373] &amp; [$'Admin ALL'.E373]" office:value-type="string" office:string-value="install_tab_help                     = " calcext:value-type="string">
            <text:p>install_tab_help <text:s text:c="20"/>= </text:p>
          </table:table-cell>
          <table:table-cell table:number-columns-repeated="1023"/>
        </table:table-row>
        <table:table-row table:style-name="ro1">
          <table:table-cell table:formula="of:=[$'Admin ALL'.A374] &amp; [$'Admin ALL'.E374]" office:value-type="string" office:string-value="install_tab_language                 = " calcext:value-type="string">
            <text:p>install_tab_language <text:s text:c="16"/>= </text:p>
          </table:table-cell>
          <table:table-cell table:number-columns-repeated="1023"/>
        </table:table-row>
        <table:table-row table:style-name="ro1">
          <table:table-cell table:formula="of:=[$'Admin ALL'.A375] &amp; [$'Admin ALL'.E375]" office:value-type="string" office:string-value="install_tab_chmod_test               = " calcext:value-type="string">
            <text:p>install_tab_chmod_test <text:s text:c="14"/>= </text:p>
          </table:table-cell>
          <table:table-cell table:number-columns-repeated="1023"/>
        </table:table-row>
        <table:table-row table:style-name="ro1">
          <table:table-cell table:formula="of:=[$'Admin ALL'.A376] &amp; [$'Admin ALL'.E376]" office:value-type="string" office:string-value="install_tab_environment              = " calcext:value-type="string">
            <text:p>install_tab_environment <text:s text:c="13"/>= </text:p>
          </table:table-cell>
          <table:table-cell table:number-columns-repeated="1023"/>
        </table:table-row>
        <table:table-row table:style-name="ro1">
          <table:table-cell table:formula="of:=[$'Admin ALL'.A377] &amp; [$'Admin ALL'.E377]" office:value-type="string" office:string-value="install_tab_rewrite                  = " calcext:value-type="string">
            <text:p>install_tab_rewrite <text:s text:c="17"/>= </text:p>
          </table:table-cell>
          <table:table-cell table:number-columns-repeated="1023"/>
        </table:table-row>
        <table:table-row table:style-name="ro1">
          <table:table-cell table:formula="of:=[$'Admin ALL'.A378] &amp; [$'Admin ALL'.E378]" office:value-type="string" office:string-value="install_tab_password                 = " calcext:value-type="string">
            <text:p>install_tab_password <text:s text:c="16"/>= </text:p>
          </table:table-cell>
          <table:table-cell table:number-columns-repeated="1023"/>
        </table:table-row>
        <table:table-row table:style-name="ro1">
          <table:table-cell table:formula="of:=[$'Admin ALL'.A379] &amp; [$'Admin ALL'.E379]" office:value-type="string" office:string-value="install_tab_update                   = " calcext:value-type="string">
            <text:p>install_tab_update <text:s text:c="18"/>= </text:p>
          </table:table-cell>
          <table:table-cell table:number-columns-repeated="1023"/>
        </table:table-row>
        <table:table-row table:style-name="ro1">
          <table:table-cell table:formula="of:=[$'Admin ALL'.A380] &amp; [$'Admin ALL'.E380]" office:value-type="string" office:string-value="install_tab_finish                   = " calcext:value-type="string">
            <text:p>install_tab_finish <text:s text:c="18"/>= </text:p>
          </table:table-cell>
          <table:table-cell table:number-columns-repeated="1023"/>
        </table:table-row>
        <table:table-row table:style-name="ro1">
          <table:table-cell table:formula="of:=[$'Admin ALL'.A381] &amp; [$'Admin ALL'.E381]" office:value-type="string" office:string-value="install_toggle_open                  = " calcext:value-type="string">
            <text:p>install_toggle_open <text:s text:c="17"/>= </text:p>
          </table:table-cell>
          <table:table-cell table:number-columns-repeated="1023"/>
        </table:table-row>
        <table:table-row table:style-name="ro1">
          <table:table-cell table:formula="of:=[$'Admin ALL'.A382] &amp; [$'Admin ALL'.E382]" office:value-type="string" office:string-value="install_toggle_close                 = " calcext:value-type="string">
            <text:p>install_toggle_close <text:s text:c="16"/>= </text:p>
          </table:table-cell>
          <table:table-cell table:number-columns-repeated="1023"/>
        </table:table-row>
        <table:table-row table:style-name="ro1">
          <table:table-cell table:formula="of:=[$'Admin ALL'.A383] &amp; [$'Admin ALL'.E383]">
            <text:p/>
          </table:table-cell>
          <table:table-cell table:number-columns-repeated="1023"/>
        </table:table-row>
        <table:table-row table:style-name="ro1">
          <table:table-cell table:formula="of:=[$'Admin ALL'.A384] &amp; [$'Admin ALL'.E384]">
            <text:p/>
          </table:table-cell>
          <table:table-cell table:number-columns-repeated="1023"/>
        </table:table-row>
        <table:table-row table:style-name="ro1">
          <table:table-cell table:formula="of:=[$'Admin ALL'.A385] &amp; [$'Admin ALL'.E385]" office:value-type="string" office:string-value="install_help                         = " calcext:value-type="string">
            <text:p>install_help <text:s text:c="24"/>= </text:p>
          </table:table-cell>
          <table:table-cell table:number-columns-repeated="1023"/>
        </table:table-row>
        <table:table-row table:style-name="ro1">
          <table:table-cell table:formula="of:=[$'Admin ALL'.A386] &amp; [$'Admin ALL'.E386]">
            <text:p/>
          </table:table-cell>
          <table:table-cell table:number-columns-repeated="1023"/>
        </table:table-row>
        <table:table-row table:style-name="ro1">
          <table:table-cell table:formula="of:=[$'Admin ALL'.A387] &amp; [$'Admin ALL'.E387]" office:value-type="string" office:string-value="install_help_update_title            = " calcext:value-type="string">
            <text:p>install_help_update_title <text:s text:c="11"/>= </text:p>
          </table:table-cell>
          <table:table-cell table:number-columns-repeated="1023"/>
        </table:table-row>
        <table:table-row table:style-name="ro1">
          <table:table-cell table:formula="of:=[$'Admin ALL'.A388] &amp; [$'Admin ALL'.E388]" office:value-type="string" office:string-value="install_help_update_text             = " calcext:value-type="string">
            <text:p>install_help_update_text <text:s text:c="12"/>= </text:p>
          </table:table-cell>
          <table:table-cell table:number-columns-repeated="1023"/>
        </table:table-row>
        <table:table-row table:style-name="ro1">
          <table:table-cell table:formula="of:=[$'Admin ALL'.A389] &amp; [$'Admin ALL'.E389]">
            <text:p/>
          </table:table-cell>
          <table:table-cell table:number-columns-repeated="1023"/>
        </table:table-row>
        <table:table-row table:style-name="ro1">
          <table:table-cell table:formula="of:=[$'Admin ALL'.A390] &amp; [$'Admin ALL'.E390]">
            <text:p/>
          </table:table-cell>
          <table:table-cell table:number-columns-repeated="1023"/>
        </table:table-row>
        <table:table-row table:style-name="ro1">
          <table:table-cell table:formula="of:=[$'Admin ALL'.A391] &amp; [$'Admin ALL'.E391]" office:value-type="string" office:string-value="install_help_password                = " calcext:value-type="string">
            <text:p>install_help_password <text:s text:c="15"/>= </text:p>
          </table:table-cell>
          <table:table-cell table:number-columns-repeated="1023"/>
        </table:table-row>
        <table:table-row table:style-name="ro1">
          <table:table-cell table:formula="of:=[$'Admin ALL'.A392] &amp; [$'Admin ALL'.E392]" office:value-type="string" office:string-value="install_help_password_button         = " calcext:value-type="string">
            <text:p>install_help_password_button <text:s text:c="8"/>= </text:p>
          </table:table-cell>
          <table:table-cell table:number-columns-repeated="1023"/>
        </table:table-row>
        <table:table-row table:style-name="ro1">
          <table:table-cell table:formula="of:=[$'Admin ALL'.A393] &amp; [$'Admin ALL'.E393]" office:value-type="string" office:string-value="install_help_update                  = " calcext:value-type="string">
            <text:p>install_help_update <text:s text:c="17"/>= </text:p>
          </table:table-cell>
          <table:table-cell table:number-columns-repeated="1023"/>
        </table:table-row>
        <table:table-row table:style-name="ro1">
          <table:table-cell table:formula="of:=[$'Admin ALL'.A394] &amp; [$'Admin ALL'.E394]" office:value-type="string" office:string-value="install_help_update_button           = " calcext:value-type="string">
            <text:p>install_help_update_button <text:s text:c="10"/>= </text:p>
          </table:table-cell>
          <table:table-cell table:number-columns-repeated="1023"/>
        </table:table-row>
        <table:table-row table:style-name="ro1">
          <table:table-cell table:formula="of:=[$'Admin ALL'.A395] &amp; [$'Admin ALL'.E395]" office:value-type="string" office:string-value="install_help_no_button               = " calcext:value-type="string">
            <text:p>install_help_no_button <text:s text:c="14"/>= </text:p>
          </table:table-cell>
          <table:table-cell table:number-columns-repeated="1023"/>
        </table:table-row>
        <table:table-row table:style-name="ro1">
          <table:table-cell table:formula="of:=[$'Admin ALL'.A396] &amp; [$'Admin ALL'.E396]" office:value-type="string" office:string-value="install_help_php_error               = " calcext:value-type="string">
            <text:p>install_help_php_error <text:s text:c="14"/>= </text:p>
          </table:table-cell>
          <table:table-cell table:number-columns-repeated="1023"/>
        </table:table-row>
        <table:table-row table:style-name="ro1">
          <table:table-cell table:formula="of:=[$'Admin ALL'.A397] &amp; [$'Admin ALL'.E397]">
            <text:p/>
          </table:table-cell>
          <table:table-cell table:number-columns-repeated="1023"/>
        </table:table-row>
        <table:table-row table:style-name="ro1">
          <table:table-cell table:formula="of:=[$'Admin ALL'.A398] &amp; [$'Admin ALL'.E398]" office:value-type="string" office:string-value="install_lang_select                  = " calcext:value-type="string">
            <text:p>install_lang_select <text:s text:c="17"/>= </text:p>
          </table:table-cell>
          <table:table-cell table:number-columns-repeated="1023"/>
        </table:table-row>
        <table:table-row table:style-name="ro1">
          <table:table-cell table:formula="of:=[$'Admin ALL'.A399] &amp; [$'Admin ALL'.E399]" office:value-type="string" office:string-value="install_lang_help                    = " calcext:value-type="string">
            <text:p>install_lang_help <text:s text:c="19"/>= </text:p>
          </table:table-cell>
          <table:table-cell table:number-columns-repeated="1023"/>
        </table:table-row>
        <table:table-row table:style-name="ro1">
          <table:table-cell table:formula="of:=[$'Admin ALL'.A400] &amp; [$'Admin ALL'.E400]" office:value-type="string" office:string-value="install_next                         = " calcext:value-type="string">
            <text:p>install_next <text:s text:c="24"/>= </text:p>
          </table:table-cell>
          <table:table-cell table:number-columns-repeated="1023"/>
        </table:table-row>
        <table:table-row table:style-name="ro1">
          <table:table-cell table:formula="of:=[$'Admin ALL'.A401] &amp; [$'Admin ALL'.E401]">
            <text:p/>
          </table:table-cell>
          <table:table-cell table:number-columns-repeated="1023"/>
        </table:table-row>
        <table:table-row table:style-name="ro1">
          <table:table-cell table:formula="of:=[$'Admin ALL'.A402] &amp; [$'Admin ALL'.E402]" office:value-type="string" office:string-value="install_chmod_help                   = " calcext:value-type="string">
            <text:p>install_chmod_help <text:s text:c="18"/>= </text:p>
          </table:table-cell>
          <table:table-cell table:number-columns-repeated="1023"/>
        </table:table-row>
        <table:table-row table:style-name="ro1">
          <table:table-cell table:formula="of:=[$'Admin ALL'.A403] &amp; [$'Admin ALL'.E403]" office:value-type="string" office:string-value="install_chmod_no_chmod               = " calcext:value-type="string">
            <text:p>install_chmod_no_chmod <text:s text:c="14"/>= </text:p>
          </table:table-cell>
          <table:table-cell table:number-columns-repeated="1023"/>
        </table:table-row>
        <table:table-row table:style-name="ro1">
          <table:table-cell table:formula="of:=[$'Admin ALL'.A404] &amp; [$'Admin ALL'.E404]">
            <text:p/>
          </table:table-cell>
          <table:table-cell table:number-columns-repeated="1023"/>
        </table:table-row>
        <table:table-row table:style-name="ro1">
          <table:table-cell table:formula="of:=[$'Admin ALL'.A405] &amp; [$'Admin ALL'.E405]" office:value-type="string" office:string-value="install_chmod_testfile_rw            = " calcext:value-type="string">
            <text:p>install_chmod_testfile_rw <text:s text:c="11"/>= </text:p>
          </table:table-cell>
          <table:table-cell table:number-columns-repeated="1023"/>
        </table:table-row>
        <table:table-row table:style-name="ro1">
          <table:table-cell table:formula="of:=[$'Admin ALL'.A406] &amp; [$'Admin ALL'.E406]" office:value-type="string" office:string-value="install_chmod_testfile_next_button   = " calcext:value-type="string">
            <text:p>install_chmod_testfile_next_button <text:s text:c="2"/>= </text:p>
          </table:table-cell>
          <table:table-cell table:number-columns-repeated="1023"/>
        </table:table-row>
        <table:table-row table:style-name="ro1">
          <table:table-cell table:formula="of:=[$'Admin ALL'.A407] &amp; [$'Admin ALL'.E407]">
            <text:p/>
          </table:table-cell>
          <table:table-cell table:number-columns-repeated="1023"/>
        </table:table-row>
        <table:table-row table:style-name="ro1">
          <table:table-cell table:formula="of:=[$'Admin ALL'.A408] &amp; [$'Admin ALL'.E408]" office:value-type="string" office:string-value="install_chmod_use                    = " calcext:value-type="string">
            <text:p>install_chmod_use <text:s text:c="19"/>= </text:p>
          </table:table-cell>
          <table:table-cell table:number-columns-repeated="1023"/>
        </table:table-row>
        <table:table-row table:style-name="ro1">
          <table:table-cell table:formula="of:=[$'Admin ALL'.A409] &amp; [$'Admin ALL'.E409]">
            <text:p/>
          </table:table-cell>
          <table:table-cell table:number-columns-repeated="1023"/>
        </table:table-row>
        <table:table-row table:style-name="ro1">
          <table:table-cell table:formula="of:=[$'Admin ALL'.A410] &amp; [$'Admin ALL'.E410]" office:value-type="string" office:string-value="install_chmod_change_ftp             = " calcext:value-type="string">
            <text:p>install_chmod_change_ftp <text:s text:c="12"/>= </text:p>
          </table:table-cell>
          <table:table-cell table:number-columns-repeated="1023"/>
        </table:table-row>
        <table:table-row table:style-name="ro1">
          <table:table-cell table:formula="of:=[$'Admin ALL'.A411] &amp; [$'Admin ALL'.E411]" office:value-type="string" office:string-value="install_chmod_change_ftp_button      = " calcext:value-type="string">
            <text:p>install_chmod_change_ftp_button <text:s text:c="5"/>= </text:p>
          </table:table-cell>
          <table:table-cell table:number-columns-repeated="1023"/>
        </table:table-row>
        <table:table-row table:style-name="ro1">
          <table:table-cell table:formula="of:=[$'Admin ALL'.A412] &amp; [$'Admin ALL'.E412]">
            <text:p/>
          </table:table-cell>
          <table:table-cell table:number-columns-repeated="1023"/>
        </table:table-row>
        <table:table-row table:style-name="ro1">
          <table:table-cell table:formula="of:=[$'Admin ALL'.A413] &amp; [$'Admin ALL'.E413]" office:value-type="string" office:string-value="install_environment_help             = " calcext:value-type="string">
            <text:p>install_environment_help <text:s text:c="12"/>= </text:p>
          </table:table-cell>
          <table:table-cell table:number-columns-repeated="1023"/>
        </table:table-row>
        <table:table-row table:style-name="ro1">
          <table:table-cell table:formula="of:=[$'Admin ALL'.A414] &amp; [$'Admin ALL'.E414]" office:value-type="string" office:string-value="install_environment_session          = " calcext:value-type="string">
            <text:p>install_environment_session <text:s text:c="9"/>= </text:p>
          </table:table-cell>
          <table:table-cell table:number-columns-repeated="1023"/>
        </table:table-row>
        <table:table-row table:style-name="ro1">
          <table:table-cell table:formula="of:=[$'Admin ALL'.A415] &amp; [$'Admin ALL'.E415]" office:value-type="string" office:string-value="install_environment_conf             = " calcext:value-type="string">
            <text:p>install_environment_conf <text:s text:c="12"/>= </text:p>
          </table:table-cell>
          <table:table-cell table:number-columns-repeated="1023"/>
        </table:table-row>
        <table:table-row table:style-name="ro1">
          <table:table-cell table:formula="of:=[$'Admin ALL'.A416] &amp; [$'Admin ALL'.E416]">
            <text:p/>
          </table:table-cell>
          <table:table-cell table:number-columns-repeated="1023"/>
        </table:table-row>
        <table:table-row table:style-name="ro1">
          <table:table-cell table:formula="of:=[$'Admin ALL'.A417] &amp; [$'Admin ALL'.E417]" office:value-type="string" office:string-value="install_rewrite_help                 = " calcext:value-type="string">
            <text:p>install_rewrite_help <text:s text:c="16"/>= </text:p>
          </table:table-cell>
          <table:table-cell table:number-columns-repeated="1023"/>
        </table:table-row>
        <table:table-row table:style-name="ro1">
          <table:table-cell table:formula="of:=[$'Admin ALL'.A418] &amp; [$'Admin ALL'.E418]" office:value-type="string" office:string-value="install_rewrite_yes                  = " calcext:value-type="string">
            <text:p>install_rewrite_yes <text:s text:c="17"/>= </text:p>
          </table:table-cell>
          <table:table-cell table:number-columns-repeated="1023"/>
        </table:table-row>
        <table:table-row table:style-name="ro1">
          <table:table-cell table:formula="of:=[$'Admin ALL'.A419] &amp; [$'Admin ALL'.E419]" office:value-type="string" office:string-value="install_rewrite_no                   = " calcext:value-type="string">
            <text:p>install_rewrite_no <text:s text:c="18"/>= </text:p>
          </table:table-cell>
          <table:table-cell table:number-columns-repeated="1023"/>
        </table:table-row>
        <table:table-row table:style-name="ro1">
          <table:table-cell table:formula="of:=[$'Admin ALL'.A420] &amp; [$'Admin ALL'.E420]" office:value-type="string" office:string-value="install_rewrite_no_htaccess          = " calcext:value-type="string">
            <text:p>install_rewrite_no_htaccess <text:s text:c="9"/>= </text:p>
          </table:table-cell>
          <table:table-cell table:number-columns-repeated="1023"/>
        </table:table-row>
        <table:table-row table:style-name="ro1">
          <table:table-cell table:formula="of:=[$'Admin ALL'.A421] &amp; [$'Admin ALL'.E421]" office:value-type="string" office:string-value="install_rewrite_test_text            = " calcext:value-type="string">
            <text:p>install_rewrite_test_text <text:s text:c="11"/>= </text:p>
          </table:table-cell>
          <table:table-cell table:number-columns-repeated="1023"/>
        </table:table-row>
        <table:table-row table:style-name="ro1">
          <table:table-cell table:formula="of:=[$'Admin ALL'.A422] &amp; [$'Admin ALL'.E422]">
            <text:p/>
          </table:table-cell>
          <table:table-cell table:number-columns-repeated="1023"/>
        </table:table-row>
        <table:table-row table:style-name="ro1">
          <table:table-cell table:formula="of:=[$'Admin ALL'.A423] &amp; [$'Admin ALL'.E423]" office:value-type="string" office:string-value="install_password_help                = " calcext:value-type="string">
            <text:p>install_password_help <text:s text:c="15"/>= </text:p>
          </table:table-cell>
          <table:table-cell table:number-columns-repeated="1023"/>
        </table:table-row>
        <table:table-row table:style-name="ro1">
          <table:table-cell table:formula="of:=[$'Admin ALL'.A424] &amp; [$'Admin ALL'.E424]">
            <text:p/>
          </table:table-cell>
          <table:table-cell table:number-columns-repeated="1023"/>
        </table:table-row>
        <table:table-row table:style-name="ro1">
          <table:table-cell table:formula="of:=[$'Admin ALL'.A425] &amp; [$'Admin ALL'.E425]" office:value-type="string" office:string-value="install_finish_help                  = " calcext:value-type="string">
            <text:p>install_finish_help <text:s text:c="17"/>= </text:p>
          </table:table-cell>
          <table:table-cell table:number-columns-repeated="1023"/>
        </table:table-row>
        <table:table-row table:style-name="ro1">
          <table:table-cell table:formula="of:=[$'Admin ALL'.A426] &amp; [$'Admin ALL'.E426]">
            <text:p/>
          </table:table-cell>
          <table:table-cell table:number-columns-repeated="1023"/>
        </table:table-row>
        <table:table-row table:style-name="ro1">
          <table:table-cell table:formula="of:=[$'Admin ALL'.A427] &amp; [$'Admin ALL'.E427]" office:value-type="string" office:string-value="install_finish_delerror              = " calcext:value-type="string">
            <text:p>install_finish_delerror <text:s text:c="13"/>= </text:p>
          </table:table-cell>
          <table:table-cell table:number-columns-repeated="1023"/>
        </table:table-row>
        <table:table-row table:style-name="ro1">
          <table:table-cell table:formula="of:=[$'Admin ALL'.A428] &amp; [$'Admin ALL'.E428]" office:value-type="string" office:string-value="install_finish_del                   = " calcext:value-type="string">
            <text:p>install_finish_del <text:s text:c="18"/>= </text:p>
          </table:table-cell>
          <table:table-cell table:number-columns-repeated="1023"/>
        </table:table-row>
        <table:table-row table:style-name="ro1">
          <table:table-cell table:formula="of:=[$'Admin ALL'.A429] &amp; [$'Admin ALL'.E429]" office:value-type="string" office:string-value="install_finish_local                 = " calcext:value-type="string">
            <text:p>install_finish_local <text:s text:c="16"/>= </text:p>
          </table:table-cell>
          <table:table-cell table:number-columns-repeated="1023"/>
        </table:table-row>
        <table:table-row table:style-name="ro1">
          <table:table-cell table:formula="of:=[$'Admin ALL'.A430] &amp; [$'Admin ALL'.E430]" office:value-type="string" office:string-value="install_finish_submit                = " calcext:value-type="string">
            <text:p>install_finish_submit <text:s text:c="15"/>= </text:p>
          </table:table-cell>
          <table:table-cell table:number-columns-repeated="1023"/>
        </table:table-row>
        <table:table-row table:style-name="ro1">
          <table:table-cell table:formula="of:=[$'Admin ALL'.A431] &amp; [$'Admin ALL'.E431]" office:value-type="string" office:string-value="install_finish_clean_button          = " calcext:value-type="string">
            <text:p>install_finish_clean_button <text:s text:c="9"/>= </text:p>
          </table:table-cell>
          <table:table-cell table:number-columns-repeated="1023"/>
        </table:table-row>
        <table:table-row table:style-name="ro1">
          <table:table-cell table:formula="of:=[$'Admin ALL'.A432] &amp; [$'Admin ALL'.E432]" office:value-type="string" office:string-value="install_finish_clean                 = " calcext:value-type="string">
            <text:p>install_finish_clean <text:s text:c="16"/>= </text:p>
          </table:table-cell>
          <table:table-cell table:number-columns-repeated="1023"/>
        </table:table-row>
        <table:table-row table:style-name="ro1">
          <table:table-cell table:formula="of:=[$'Admin ALL'.A433] &amp; [$'Admin ALL'.E433]">
            <text:p/>
          </table:table-cell>
          <table:table-cell table:number-columns-repeated="1023"/>
        </table:table-row>
        <table:table-row table:style-name="ro1">
          <table:table-cell table:formula="of:=[$'Admin ALL'.A434] &amp; [$'Admin ALL'.E434]" office:value-type="string" office:string-value="install_update_help                  = " calcext:value-type="string">
            <text:p>install_update_help <text:s text:c="17"/>= </text:p>
          </table:table-cell>
          <table:table-cell table:number-columns-repeated="1023"/>
        </table:table-row>
        <table:table-row table:style-name="ro1">
          <table:table-cell table:formula="of:=[$'Admin ALL'.A435] &amp; [$'Admin ALL'.E435]" office:value-type="string" office:string-value="install_update_no_help               = " calcext:value-type="string">
            <text:p>install_update_no_help <text:s text:c="14"/>= </text:p>
          </table:table-cell>
          <table:table-cell table:number-columns-repeated="1023"/>
        </table:table-row>
        <table:table-row table:style-name="ro1">
          <table:table-cell table:formula="of:=[$'Admin ALL'.A436] &amp; [$'Admin ALL'.E436]" office:value-type="string" office:string-value="install_update_buttom                = " calcext:value-type="string">
            <text:p>install_update_buttom <text:s text:c="15"/>= </text:p>
          </table:table-cell>
          <table:table-cell table:number-columns-repeated="1023"/>
        </table:table-row>
        <table:table-row table:style-name="ro1">
          <table:table-cell table:formula="of:=[$'Admin ALL'.A437] &amp; [$'Admin ALL'.E437]" office:value-type="string" office:string-value="install_update_files_in_pages        = " calcext:value-type="string">
            <text:p>install_update_files_in_pages <text:s text:c="7"/>= </text:p>
          </table:table-cell>
          <table:table-cell table:number-columns-repeated="1023"/>
        </table:table-row>
        <table:table-row table:style-name="ro1">
          <table:table-cell table:formula="of:=[$'Admin ALL'.A438] &amp; [$'Admin ALL'.E438]" office:value-type="string" office:string-value="install_update_conf_help             = " calcext:value-type="string">
            <text:p>install_update_conf_help <text:s text:c="12"/>= </text:p>
          </table:table-cell>
          <table:table-cell table:number-columns-repeated="1023"/>
        </table:table-row>
        <table:table-row table:style-name="ro1">
          <table:table-cell table:formula="of:=[$'Admin ALL'.A439] &amp; [$'Admin ALL'.E439]" office:value-type="string" office:string-value="install_update_kategorien_help       = " calcext:value-type="string">
            <text:p>install_update_kategorien_help <text:s text:c="6"/>= </text:p>
          </table:table-cell>
          <table:table-cell table:number-columns-repeated="1023"/>
        </table:table-row>
        <table:table-row table:style-name="ro1">
          <table:table-cell table:formula="of:=[$'Admin ALL'.A440] &amp; [$'Admin ALL'.E440]" office:value-type="string" office:string-value="install_update_galerien_help         = " calcext:value-type="string">
            <text:p>install_update_galerien_help <text:s text:c="8"/>= </text:p>
          </table:table-cell>
          <table:table-cell table:number-columns-repeated="1023"/>
        </table:table-row>
        <table:table-row table:style-name="ro1">
          <table:table-cell table:formula="of:=[$'Admin ALL'.A441] &amp; [$'Admin ALL'.E441]" office:value-type="string" office:string-value="install_update_plugins_help          = " calcext:value-type="string">
            <text:p>install_update_plugins_help <text:s text:c="9"/>= </text:p>
          </table:table-cell>
          <table:table-cell table:number-columns-repeated="1023"/>
        </table:table-row>
        <table:table-row table:style-name="ro1">
          <table:table-cell table:formula="of:=[$'Admin ALL'.A442] &amp; [$'Admin ALL'.E442]" office:value-type="string" office:string-value="install_update_layouts_help          = " calcext:value-type="string">
            <text:p>install_update_layouts_help <text:s text:c="9"/>= </text:p>
          </table:table-cell>
          <table:table-cell table:number-columns-repeated="1023"/>
        </table:table-row>
        <table:table-row table:style-name="ro1">
          <table:table-cell table:formula="of:=[$'Admin ALL'.A443] &amp; [$'Admin ALL'.E443]">
            <text:p/>
          </table:table-cell>
          <table:table-cell table:number-columns-repeated="1023"/>
        </table:table-row>
        <table:table-row table:style-name="ro1">
          <table:table-cell table:formula="of:=[$'Admin ALL'.A444] &amp; [$'Admin ALL'.E444]" office:value-type="string" office:string-value="install_update_error                 = " calcext:value-type="string">
            <text:p>install_update_error <text:s text:c="16"/>= </text:p>
          </table:table-cell>
          <table:table-cell table:number-columns-repeated="1023"/>
        </table:table-row>
        <table:table-row table:style-name="ro1">
          <table:table-cell table:formula="of:=[$'Admin ALL'.A445] &amp; [$'Admin ALL'.E445]" office:value-type="string" office:string-value="install_update_successful            = " calcext:value-type="string">
            <text:p>install_update_successful <text:s text:c="11"/>= </text:p>
          </table:table-cell>
          <table:table-cell table:number-columns-repeated="1023"/>
        </table:table-row>
        <table:table-row table:style-name="ro1">
          <table:table-cell table:formula="of:=[$'Admin ALL'.A446] &amp; [$'Admin ALL'.E446]">
            <text:p/>
          </table:table-cell>
          <table:table-cell table:number-columns-repeated="1023"/>
        </table:table-row>
        <table:table-row table:style-name="ro1">
          <table:table-cell table:formula="of:=[$'Admin ALL'.A447] &amp; [$'Admin ALL'.E447]">
            <text:p/>
          </table:table-cell>
          <table:table-cell table:number-columns-repeated="1023"/>
        </table:table-row>
        <table:table-row table:style-name="ro1">
          <table:table-cell table:formula="of:=[$'Admin ALL'.A448] &amp; [$'Admin ALL'.E448]">
            <text:p/>
          </table:table-cell>
          <table:table-cell table:number-columns-repeated="1023"/>
        </table:table-row>
        <table:table-row table:style-name="ro1">
          <table:table-cell table:formula="of:=[$'Admin ALL'.A449] &amp; [$'Admin ALL'.E449]">
            <text:p/>
          </table:table-cell>
          <table:table-cell table:number-columns-repeated="1023"/>
        </table:table-row>
        <table:table-row table:style-name="ro1">
          <table:table-cell table:formula="of:=[$'Admin ALL'.A450] &amp; [$'Admin ALL'.E450]">
            <text:p/>
          </table:table-cell>
          <table:table-cell table:number-columns-repeated="1023"/>
        </table:table-row>
        <table:table-row table:style-name="ro1">
          <table:table-cell table:formula="of:=[$'Admin ALL'.A451] &amp; [$'Admin ALL'.E451]">
            <text:p/>
          </table:table-cell>
          <table:table-cell table:number-columns-repeated="1023"/>
        </table:table-row>
        <table:table-row table:style-name="ro1">
          <table:table-cell table:formula="of:=[$'Admin ALL'.A452] &amp; [$'Admin ALL'.E452]">
            <text:p/>
          </table:table-cell>
          <table:table-cell table:number-columns-repeated="1023"/>
        </table:table-row>
        <table:table-row table:style-name="ro1">
          <table:table-cell table:formula="of:=[$'Admin ALL'.A453] &amp; [$'Admin ALL'.E453]">
            <text:p/>
          </table:table-cell>
          <table:table-cell table:number-columns-repeated="1023"/>
        </table:table-row>
        <table:table-row table:style-name="ro1">
          <table:table-cell table:formula="of:=[$'Admin ALL'.A454] &amp; [$'Admin ALL'.E454]">
            <text:p/>
          </table:table-cell>
          <table:table-cell table:number-columns-repeated="1023"/>
        </table:table-row>
        <table:table-row table:style-name="ro1">
          <table:table-cell table:formula="of:=[$'Admin ALL'.A455] &amp; [$'Admin ALL'.E455]">
            <text:p/>
          </table:table-cell>
          <table:table-cell table:number-columns-repeated="1023"/>
        </table:table-row>
        <table:table-row table:style-name="ro1">
          <table:table-cell table:formula="of:=[$'Admin ALL'.A456] &amp; [$'Admin ALL'.E456]">
            <text:p/>
          </table:table-cell>
          <table:table-cell table:number-columns-repeated="1023"/>
        </table:table-row>
        <table:table-row table:style-name="ro1">
          <table:table-cell table:formula="of:=[$'Admin ALL'.A457] &amp; [$'Admin ALL'.E457]">
            <text:p/>
          </table:table-cell>
          <table:table-cell table:number-columns-repeated="1023"/>
        </table:table-row>
        <table:table-row table:style-name="ro1">
          <table:table-cell table:formula="of:=[$'Admin ALL'.A458] &amp; [$'Admin ALL'.E458]">
            <text:p/>
          </table:table-cell>
          <table:table-cell table:number-columns-repeated="1023"/>
        </table:table-row>
        <table:table-row table:style-name="ro1">
          <table:table-cell table:formula="of:=[$'Admin ALL'.A459] &amp; [$'Admin ALL'.E459]">
            <text:p/>
          </table:table-cell>
          <table:table-cell table:number-columns-repeated="1023"/>
        </table:table-row>
        <table:table-row table:style-name="ro1">
          <table:table-cell table:formula="of:=[$'Admin ALL'.A460] &amp; [$'Admin ALL'.E460]">
            <text:p/>
          </table:table-cell>
          <table:table-cell table:number-columns-repeated="1023"/>
        </table:table-row>
        <table:table-row table:style-name="ro1">
          <table:table-cell table:formula="of:=[$'Admin ALL'.A461] &amp; [$'Admin ALL'.E461]">
            <text:p/>
          </table:table-cell>
          <table:table-cell table:number-columns-repeated="1023"/>
        </table:table-row>
        <table:table-row table:style-name="ro1">
          <table:table-cell table:formula="of:=[$'Admin ALL'.A462] &amp; [$'Admin ALL'.E462]">
            <text:p/>
          </table:table-cell>
          <table:table-cell table:number-columns-repeated="1023"/>
        </table:table-row>
        <table:table-row table:style-name="ro1">
          <table:table-cell table:formula="of:=[$'Admin ALL'.A463] &amp; [$'Admin ALL'.E463]">
            <text:p/>
          </table:table-cell>
          <table:table-cell table:number-columns-repeated="1023"/>
        </table:table-row>
        <table:table-row table:style-name="ro1">
          <table:table-cell table:formula="of:=[$'Admin ALL'.A464] &amp; [$'Admin ALL'.E464]">
            <text:p/>
          </table:table-cell>
          <table:table-cell table:number-columns-repeated="1023"/>
        </table:table-row>
        <table:table-row table:style-name="ro1">
          <table:table-cell table:formula="of:=[$'Admin ALL'.A465] &amp; [$'Admin ALL'.E465]">
            <text:p/>
          </table:table-cell>
          <table:table-cell table:number-columns-repeated="1023"/>
        </table:table-row>
        <table:table-row table:style-name="ro1">
          <table:table-cell table:formula="of:=[$'Admin ALL'.A466] &amp; [$'Admin ALL'.E466]">
            <text:p/>
          </table:table-cell>
          <table:table-cell table:number-columns-repeated="1023"/>
        </table:table-row>
        <table:table-row table:style-name="ro1">
          <table:table-cell table:formula="of:=[$'Admin ALL'.A467] &amp; [$'Admin ALL'.E467]">
            <text:p/>
          </table:table-cell>
          <table:table-cell table:number-columns-repeated="1023"/>
        </table:table-row>
        <table:table-row table:style-name="ro1">
          <table:table-cell table:formula="of:=[$'Admin ALL'.A468] &amp; [$'Admin ALL'.E468]">
            <text:p/>
          </table:table-cell>
          <table:table-cell table:number-columns-repeated="1023"/>
        </table:table-row>
        <table:table-row table:style-name="ro1">
          <table:table-cell table:formula="of:=[$'Admin ALL'.A469] &amp; [$'Admin ALL'.E469]">
            <text:p/>
          </table:table-cell>
          <table:table-cell table:number-columns-repeated="1023"/>
        </table:table-row>
        <table:table-row table:style-name="ro1">
          <table:table-cell table:formula="of:=[$'Admin ALL'.A470] &amp; [$'Admin ALL'.E470]">
            <text:p/>
          </table:table-cell>
          <table:table-cell table:number-columns-repeated="1023"/>
        </table:table-row>
        <table:table-row table:style-name="ro1">
          <table:table-cell table:formula="of:=[$'Admin ALL'.A471] &amp; [$'Admin ALL'.E471]">
            <text:p/>
          </table:table-cell>
          <table:table-cell table:number-columns-repeated="1023"/>
        </table:table-row>
        <table:table-row table:style-name="ro1">
          <table:table-cell table:formula="of:=[$'Admin ALL'.A472] &amp; [$'Admin ALL'.E472]">
            <text:p/>
          </table:table-cell>
          <table:table-cell table:number-columns-repeated="1023"/>
        </table:table-row>
        <table:table-row table:style-name="ro1">
          <table:table-cell table:formula="of:=[$'Admin ALL'.A473] &amp; [$'Admin ALL'.E473]">
            <text:p/>
          </table:table-cell>
          <table:table-cell table:number-columns-repeated="1023"/>
        </table:table-row>
        <table:table-row table:style-name="ro1">
          <table:table-cell table:formula="of:=[$'Admin ALL'.A474] &amp; [$'Admin ALL'.E474]">
            <text:p/>
          </table:table-cell>
          <table:table-cell table:number-columns-repeated="1023"/>
        </table:table-row>
        <table:table-row table:style-name="ro1">
          <table:table-cell table:formula="of:=[$'Admin ALL'.A475] &amp; [$'Admin ALL'.E475]">
            <text:p/>
          </table:table-cell>
          <table:table-cell table:number-columns-repeated="1023"/>
        </table:table-row>
        <table:table-row table:style-name="ro1">
          <table:table-cell table:formula="of:=[$'Admin ALL'.A476] &amp; [$'Admin ALL'.E476]">
            <text:p/>
          </table:table-cell>
          <table:table-cell table:number-columns-repeated="1023"/>
        </table:table-row>
        <table:table-row table:style-name="ro1">
          <table:table-cell table:formula="of:=[$'Admin ALL'.A477] &amp; [$'Admin ALL'.E477]">
            <text:p/>
          </table:table-cell>
          <table:table-cell table:number-columns-repeated="1023"/>
        </table:table-row>
        <table:table-row table:style-name="ro1">
          <table:table-cell table:formula="of:=[$'Admin ALL'.A478] &amp; [$'Admin ALL'.E478]">
            <text:p/>
          </table:table-cell>
          <table:table-cell table:number-columns-repeated="1023"/>
        </table:table-row>
        <table:table-row table:style-name="ro1">
          <table:table-cell table:formula="of:=[$'Admin ALL'.A479] &amp; [$'Admin ALL'.E479]">
            <text:p/>
          </table:table-cell>
          <table:table-cell table:number-columns-repeated="1023"/>
        </table:table-row>
        <table:table-row table:style-name="ro1">
          <table:table-cell table:formula="of:=[$'Admin ALL'.A480] &amp; [$'Admin ALL'.E480]">
            <text:p/>
          </table:table-cell>
          <table:table-cell table:number-columns-repeated="1023"/>
        </table:table-row>
        <table:table-row table:style-name="ro1">
          <table:table-cell table:formula="of:=[$'Admin ALL'.A481] &amp; [$'Admin ALL'.E481]">
            <text:p/>
          </table:table-cell>
          <table:table-cell table:number-columns-repeated="1023"/>
        </table:table-row>
        <table:table-row table:style-name="ro1">
          <table:table-cell table:formula="of:=[$'Admin ALL'.A482] &amp; [$'Admin ALL'.E482]">
            <text:p/>
          </table:table-cell>
          <table:table-cell table:number-columns-repeated="1023"/>
        </table:table-row>
        <table:table-row table:style-name="ro1">
          <table:table-cell table:formula="of:=[$'Admin ALL'.A483] &amp; [$'Admin ALL'.E483]">
            <text:p/>
          </table:table-cell>
          <table:table-cell table:number-columns-repeated="1023"/>
        </table:table-row>
        <table:table-row table:style-name="ro1">
          <table:table-cell table:formula="of:=[$'Admin ALL'.A484] &amp; [$'Admin ALL'.E484]">
            <text:p/>
          </table:table-cell>
          <table:table-cell table:number-columns-repeated="1023"/>
        </table:table-row>
        <table:table-row table:style-name="ro1">
          <table:table-cell table:formula="of:=[$'Admin ALL'.A485] &amp; [$'Admin ALL'.E485]">
            <text:p/>
          </table:table-cell>
          <table:table-cell table:number-columns-repeated="1023"/>
        </table:table-row>
        <table:table-row table:style-name="ro1">
          <table:table-cell table:formula="of:=[$'Admin ALL'.A486] &amp; [$'Admin ALL'.E486]">
            <text:p/>
          </table:table-cell>
          <table:table-cell table:number-columns-repeated="1023"/>
        </table:table-row>
        <table:table-row table:style-name="ro1">
          <table:table-cell table:formula="of:=[$'Admin ALL'.A487] &amp; [$'Admin ALL'.E487]">
            <text:p/>
          </table:table-cell>
          <table:table-cell table:number-columns-repeated="1023"/>
        </table:table-row>
        <table:table-row table:style-name="ro1">
          <table:table-cell table:formula="of:=[$'Admin ALL'.A488] &amp; [$'Admin ALL'.E488]">
            <text:p/>
          </table:table-cell>
          <table:table-cell table:number-columns-repeated="1023"/>
        </table:table-row>
        <table:table-row table:style-name="ro1">
          <table:table-cell table:formula="of:=[$'Admin ALL'.A489] &amp; [$'Admin ALL'.E489]">
            <text:p/>
          </table:table-cell>
          <table:table-cell table:number-columns-repeated="1023"/>
        </table:table-row>
        <table:table-row table:style-name="ro1">
          <table:table-cell table:formula="of:=[$'Admin ALL'.A490] &amp; [$'Admin ALL'.E490]">
            <text:p/>
          </table:table-cell>
          <table:table-cell table:number-columns-repeated="1023"/>
        </table:table-row>
        <table:table-row table:style-name="ro1">
          <table:table-cell table:formula="of:=[$'Admin ALL'.A491] &amp; [$'Admin ALL'.E491]">
            <text:p/>
          </table:table-cell>
          <table:table-cell table:number-columns-repeated="1023"/>
        </table:table-row>
        <table:table-row table:style-name="ro1">
          <table:table-cell table:formula="of:=[$'Admin ALL'.A492] &amp; [$'Admin ALL'.E492]">
            <text:p/>
          </table:table-cell>
          <table:table-cell table:number-columns-repeated="1023"/>
        </table:table-row>
        <table:table-row table:style-name="ro1">
          <table:table-cell table:formula="of:=[$'Admin ALL'.A493] &amp; [$'Admin ALL'.E493]">
            <text:p/>
          </table:table-cell>
          <table:table-cell table:number-columns-repeated="1023"/>
        </table:table-row>
        <table:table-row table:style-name="ro1">
          <table:table-cell table:formula="of:=[$'Admin ALL'.A494] &amp; [$'Admin ALL'.E494]">
            <text:p/>
          </table:table-cell>
          <table:table-cell table:number-columns-repeated="1023"/>
        </table:table-row>
        <table:table-row table:style-name="ro1">
          <table:table-cell table:formula="of:=[$'Admin ALL'.A495] &amp; [$'Admin ALL'.E495]">
            <text:p/>
          </table:table-cell>
          <table:table-cell table:number-columns-repeated="1023"/>
        </table:table-row>
        <table:table-row table:style-name="ro1">
          <table:table-cell table:formula="of:=[$'Admin ALL'.A496] &amp; [$'Admin ALL'.E496]">
            <text:p/>
          </table:table-cell>
          <table:table-cell table:number-columns-repeated="1023"/>
        </table:table-row>
        <table:table-row table:style-name="ro1">
          <table:table-cell table:formula="of:=[$'Admin ALL'.A497] &amp; [$'Admin ALL'.E497]">
            <text:p/>
          </table:table-cell>
          <table:table-cell table:number-columns-repeated="1023"/>
        </table:table-row>
        <table:table-row table:style-name="ro1">
          <table:table-cell table:formula="of:=[$'Admin ALL'.A498] &amp; [$'Admin ALL'.E498]">
            <text:p/>
          </table:table-cell>
          <table:table-cell table:number-columns-repeated="1023"/>
        </table:table-row>
        <table:table-row table:style-name="ro1">
          <table:table-cell table:formula="of:=[$'Admin ALL'.A499] &amp; [$'Admin ALL'.E499]">
            <text:p/>
          </table:table-cell>
          <table:table-cell table:number-columns-repeated="1023"/>
        </table:table-row>
        <table:table-row table:style-name="ro1">
          <table:table-cell table:formula="of:=[$'Admin ALL'.A500] &amp; [$'Admin ALL'.E500]">
            <text:p/>
          </table:table-cell>
          <table:table-cell table:number-columns-repeated="1023"/>
        </table:table-row>
        <table:table-row table:style-name="ro1">
          <table:table-cell table:formula="of:=[$'Admin ALL'.A501] &amp; [$'Admin ALL'.E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frFR" table:style-name="ta1">
        <table:table-column table:style-name="co4" table:default-cell-style-name="ce11"/>
        <table:table-column table:style-name="co3" table:number-columns-repeated="1023" table:default-cell-style-name="ce11"/>
        <table:table-row table:style-name="ro1">
          <table:table-cell table:formula="of:=[$'Admin ALL'.A2] &amp; [$'Admin ALL'.F2]" office:value-type="string" office:string-value="_dateformat                          = %d.%m.%Y, %H:%M:%S" calcext:value-type="string">
            <text:p>_dateformat <text:s text:c="25"/>= %d.%m.%Y, %H:%M:%S</text:p>
          </table:table-cell>
          <table:table-cell table:number-columns-repeated="1023"/>
        </table:table-row>
        <table:table-row table:style-name="ro1">
          <table:table-cell table:formula="of:=[$'Admin ALL'.A3] &amp; [$'Admin ALL'.F3]" office:value-type="string" office:string-value="_translator                          = " calcext:value-type="string">
            <text:p>_translator <text:s text:c="25"/>= </text:p>
          </table:table-cell>
          <table:table-cell table:number-columns-repeated="1023"/>
        </table:table-row>
        <table:table-row table:style-name="ro1">
          <table:table-cell table:formula="of:=[$'Admin ALL'.A4] &amp; [$'Admin ALL'.F4]">
            <text:p/>
          </table:table-cell>
          <table:table-cell table:number-columns-repeated="1023"/>
        </table:table-row>
        <table:table-row table:style-name="ro1">
          <table:table-cell table:formula="of:=[$'Admin ALL'.A5] &amp; [$'Admin ALL'.F5]" office:value-type="string" office:string-value="_timezone                            = " calcext:value-type="string">
            <text:p>_timezone <text:s text:c="27"/>= </text:p>
          </table:table-cell>
          <table:table-cell table:number-columns-repeated="1023"/>
        </table:table-row>
        <table:table-row table:style-name="ro1">
          <table:table-cell table:formula="of:=[$'Admin ALL'.A6] &amp; [$'Admin ALL'.F6]" office:value-type="string" office:string-value="language_name                        = Français" calcext:value-type="string">
            <text:p>language_name <text:s text:c="23"/>= Français</text:p>
          </table:table-cell>
          <table:table-cell table:number-columns-repeated="1023"/>
        </table:table-row>
        <table:table-row table:style-name="ro1">
          <table:table-cell table:formula="of:=[$'Admin ALL'.A7] &amp; [$'Admin ALL'.F7]" office:value-type="string" office:string-value="cms_admin_titel                      = " calcext:value-type="string">
            <text:p>cms_admin_titel <text:s text:c="21"/>= </text:p>
          </table:table-cell>
          <table:table-cell table:number-columns-repeated="1023"/>
        </table:table-row>
        <table:table-row table:style-name="ro1">
          <table:table-cell table:formula="of:=[$'Admin ALL'.A8] &amp; [$'Admin ALL'.F8]" office:value-type="string" office:string-value="file                                 = " calcext:value-type="string">
            <text:p>file <text:s text:c="32"/>= </text:p>
          </table:table-cell>
          <table:table-cell table:number-columns-repeated="1023"/>
        </table:table-row>
        <table:table-row table:style-name="ro1">
          <table:table-cell table:formula="of:=[$'Admin ALL'.A9] &amp; [$'Admin ALL'.F9]" office:value-type="string" office:string-value="files                                = " calcext:value-type="string">
            <text:p>files <text:s text:c="31"/>= </text:p>
          </table:table-cell>
          <table:table-cell table:number-columns-repeated="1023"/>
        </table:table-row>
        <table:table-row table:style-name="ro1">
          <table:table-cell table:formula="of:=[$'Admin ALL'.A10] &amp; [$'Admin ALL'.F10]" office:value-type="string" office:string-value="page                                 = " calcext:value-type="string">
            <text:p>page <text:s text:c="32"/>= </text:p>
          </table:table-cell>
          <table:table-cell table:number-columns-repeated="1023"/>
        </table:table-row>
        <table:table-row table:style-name="ro1">
          <table:table-cell table:formula="of:=[$'Admin ALL'.A11] &amp; [$'Admin ALL'.F11]" office:value-type="string" office:string-value="pages                                = " calcext:value-type="string">
            <text:p>pages <text:s text:c="31"/>= </text:p>
          </table:table-cell>
          <table:table-cell table:number-columns-repeated="1023"/>
        </table:table-row>
        <table:table-row table:style-name="ro1">
          <table:table-cell table:formula="of:=[$'Admin ALL'.A12] &amp; [$'Admin ALL'.F12]" office:value-type="string" office:string-value="url                                  = " calcext:value-type="string">
            <text:p>url <text:s text:c="33"/>= </text:p>
          </table:table-cell>
          <table:table-cell table:number-columns-repeated="1023"/>
        </table:table-row>
        <table:table-row table:style-name="ro1">
          <table:table-cell table:formula="of:=[$'Admin ALL'.A13] &amp; [$'Admin ALL'.F13]" office:value-type="string" office:string-value="name                                 = " calcext:value-type="string">
            <text:p>name <text:s text:c="32"/>= </text:p>
          </table:table-cell>
          <table:table-cell table:number-columns-repeated="1023"/>
        </table:table-row>
        <table:table-row table:style-name="ro1">
          <table:table-cell table:formula="of:=[$'Admin ALL'.A14] &amp; [$'Admin ALL'.F14]" office:value-type="string" office:string-value="url_adress                           = " calcext:value-type="string">
            <text:p>url_adress <text:s text:c="26"/>= </text:p>
          </table:table-cell>
          <table:table-cell table:number-columns-repeated="1023"/>
        </table:table-row>
        <table:table-row table:style-name="ro1">
          <table:table-cell table:formula="of:=[$'Admin ALL'.A15] &amp; [$'Admin ALL'.F15]" office:value-type="string" office:string-value="contents                             = " calcext:value-type="string">
            <text:p>contents <text:s text:c="28"/>= </text:p>
          </table:table-cell>
          <table:table-cell table:number-columns-repeated="1023"/>
        </table:table-row>
        <table:table-row table:style-name="ro1">
          <table:table-cell table:formula="of:=[$'Admin ALL'.A16] &amp; [$'Admin ALL'.F16]" office:value-type="string" office:string-value="category                             = " calcext:value-type="string">
            <text:p>category <text:s text:c="28"/>= </text:p>
          </table:table-cell>
          <table:table-cell table:number-columns-repeated="1023"/>
        </table:table-row>
        <table:table-row table:style-name="ro1">
          <table:table-cell table:formula="of:=[$'Admin ALL'.A17] &amp; [$'Admin ALL'.F17]" office:value-type="string" office:string-value="day                                  = " calcext:value-type="string">
            <text:p>day <text:s text:c="33"/>= </text:p>
          </table:table-cell>
          <table:table-cell table:number-columns-repeated="1023"/>
        </table:table-row>
        <table:table-row table:style-name="ro1">
          <table:table-cell table:formula="of:=[$'Admin ALL'.A18] &amp; [$'Admin ALL'.F18]" office:value-type="string" office:string-value="days                                 = " calcext:value-type="string">
            <text:p>days <text:s text:c="32"/>= </text:p>
          </table:table-cell>
          <table:table-cell table:number-columns-repeated="1023"/>
        </table:table-row>
        <table:table-row table:style-name="ro1">
          <table:table-cell table:formula="of:=[$'Admin ALL'.A19] &amp; [$'Admin ALL'.F19]" office:value-type="string" office:string-value="hour                                 = " calcext:value-type="string">
            <text:p>hour <text:s text:c="32"/>= </text:p>
          </table:table-cell>
          <table:table-cell table:number-columns-repeated="1023"/>
        </table:table-row>
        <table:table-row table:style-name="ro1">
          <table:table-cell table:formula="of:=[$'Admin ALL'.A20] &amp; [$'Admin ALL'.F20]" office:value-type="string" office:string-value="hours                                = " calcext:value-type="string">
            <text:p>hours <text:s text:c="31"/>= </text:p>
          </table:table-cell>
          <table:table-cell table:number-columns-repeated="1023"/>
        </table:table-row>
        <table:table-row table:style-name="ro1">
          <table:table-cell table:formula="of:=[$'Admin ALL'.A21] &amp; [$'Admin ALL'.F21]" office:value-type="string" office:string-value="minute                               = " calcext:value-type="string">
            <text:p>minute <text:s text:c="30"/>= </text:p>
          </table:table-cell>
          <table:table-cell table:number-columns-repeated="1023"/>
        </table:table-row>
        <table:table-row table:style-name="ro1">
          <table:table-cell table:formula="of:=[$'Admin ALL'.A22] &amp; [$'Admin ALL'.F22]" office:value-type="string" office:string-value="minutes                              = " calcext:value-type="string">
            <text:p>minutes <text:s text:c="29"/>= </text:p>
          </table:table-cell>
          <table:table-cell table:number-columns-repeated="1023"/>
        </table:table-row>
        <table:table-row table:style-name="ro1">
          <table:table-cell table:formula="of:=[$'Admin ALL'.A23] &amp; [$'Admin ALL'.F23]" office:value-type="string" office:string-value="second                               = " calcext:value-type="string">
            <text:p>second <text:s text:c="30"/>= </text:p>
          </table:table-cell>
          <table:table-cell table:number-columns-repeated="1023"/>
        </table:table-row>
        <table:table-row table:style-name="ro1">
          <table:table-cell table:formula="of:=[$'Admin ALL'.A24] &amp; [$'Admin ALL'.F24]" office:value-type="string" office:string-value="seconds                              = " calcext:value-type="string">
            <text:p>seconds <text:s text:c="29"/>= </text:p>
          </table:table-cell>
          <table:table-cell table:number-columns-repeated="1023"/>
        </table:table-row>
        <table:table-row table:style-name="ro1">
          <table:table-cell table:formula="of:=[$'Admin ALL'.A25] &amp; [$'Admin ALL'.F25]" office:value-type="string" office:string-value="error_chmod                          = " calcext:value-type="string">
            <text:p>error_chmod <text:s text:c="25"/>= </text:p>
          </table:table-cell>
          <table:table-cell table:number-columns-repeated="1023"/>
        </table:table-row>
        <table:table-row table:style-name="ro1">
          <table:table-cell table:formula="of:=[$'Admin ALL'.A26] &amp; [$'Admin ALL'.F26]" office:value-type="string" office:string-value="error_mkdir                          = " calcext:value-type="string">
            <text:p>error_mkdir <text:s text:c="25"/>= </text:p>
          </table:table-cell>
          <table:table-cell table:number-columns-repeated="1023"/>
        </table:table-row>
        <table:table-row table:style-name="ro1">
          <table:table-cell table:formula="of:=[$'Admin ALL'.A27] &amp; [$'Admin ALL'.F27]" office:value-type="string" office:string-value="error_no_file_dir                    = " calcext:value-type="string">
            <text:p>error_no_file_dir <text:s text:c="19"/>= </text:p>
          </table:table-cell>
          <table:table-cell table:number-columns-repeated="1023"/>
        </table:table-row>
        <table:table-row table:style-name="ro1">
          <table:table-cell table:formula="of:=[$'Admin ALL'.A28] &amp; [$'Admin ALL'.F28]" office:value-type="string" office:string-value="error_del_file                       = " calcext:value-type="string">
            <text:p>error_del_file <text:s text:c="22"/>= </text:p>
          </table:table-cell>
          <table:table-cell table:number-columns-repeated="1023"/>
        </table:table-row>
        <table:table-row table:style-name="ro1">
          <table:table-cell table:formula="of:=[$'Admin ALL'.A29] &amp; [$'Admin ALL'.F29]" office:value-type="string" office:string-value="error_del_dir                        = " calcext:value-type="string">
            <text:p>error_del_dir <text:s text:c="23"/>= </text:p>
          </table:table-cell>
          <table:table-cell table:number-columns-repeated="1023"/>
        </table:table-row>
        <table:table-row table:style-name="ro1">
          <table:table-cell table:formula="of:=[$'Admin ALL'.A30] &amp; [$'Admin ALL'.F30]" office:value-type="string" office:string-value="error_exists_file_dir                = " calcext:value-type="string">
            <text:p>error_exists_file_dir <text:s text:c="15"/>= </text:p>
          </table:table-cell>
          <table:table-cell table:number-columns-repeated="1023"/>
        </table:table-row>
        <table:table-row table:style-name="ro1">
          <table:table-cell table:formula="of:=[$'Admin ALL'.A31] &amp; [$'Admin ALL'.F31]" office:value-type="string" office:string-value="error_copy_file                      = " calcext:value-type="string">
            <text:p>error_copy_file <text:s text:c="21"/>= </text:p>
          </table:table-cell>
          <table:table-cell table:number-columns-repeated="1023"/>
        </table:table-row>
        <table:table-row table:style-name="ro1">
          <table:table-cell table:formula="of:=[$'Admin ALL'.A32] &amp; [$'Admin ALL'.F32]" office:value-type="string" office:string-value="error_move_file_dir                  = " calcext:value-type="string">
            <text:p>error_move_file_dir <text:s text:c="17"/>= </text:p>
          </table:table-cell>
          <table:table-cell table:number-columns-repeated="1023"/>
        </table:table-row>
        <table:table-row table:style-name="ro1">
          <table:table-cell table:formula="of:=[$'Admin ALL'.A33] &amp; [$'Admin ALL'.F33]" office:value-type="string" office:string-value="error_datei_file_name                = " calcext:value-type="string">
            <text:p>error_datei_file_name <text:s text:c="15"/>= </text:p>
          </table:table-cell>
          <table:table-cell table:number-columns-repeated="1023"/>
        </table:table-row>
        <table:table-row table:style-name="ro1">
          <table:table-cell table:formula="of:=[$'Admin ALL'.A34] &amp; [$'Admin ALL'.F34]" office:value-type="string" office:string-value="error_dir_file_name                  = " calcext:value-type="string">
            <text:p>error_dir_file_name <text:s text:c="17"/>= </text:p>
          </table:table-cell>
          <table:table-cell table:number-columns-repeated="1023"/>
        </table:table-row>
        <table:table-row table:style-name="ro1">
          <table:table-cell table:formula="of:=[$'Admin ALL'.A35] &amp; [$'Admin ALL'.F35]" office:value-type="string" office:string-value="error_post_parameter                 = " calcext:value-type="string">
            <text:p>error_post_parameter <text:s text:c="16"/>= </text:p>
          </table:table-cell>
          <table:table-cell table:number-columns-repeated="1023"/>
        </table:table-row>
        <table:table-row table:style-name="ro1">
          <table:table-cell table:formula="of:=[$'Admin ALL'.A36] &amp; [$'Admin ALL'.F36]" office:value-type="string" office:string-value="error_write_sort_list                = " calcext:value-type="string">
            <text:p>error_write_sort_list <text:s text:c="15"/>= </text:p>
          </table:table-cell>
          <table:table-cell table:number-columns-repeated="1023"/>
        </table:table-row>
        <table:table-row table:style-name="ro1">
          <table:table-cell table:formula="of:=[$'Admin ALL'.A37] &amp; [$'Admin ALL'.F37]" office:value-type="string" office:string-value="error_write_sitemap                  = " calcext:value-type="string">
            <text:p>error_write_sitemap <text:s text:c="17"/>= </text:p>
          </table:table-cell>
          <table:table-cell table:number-columns-repeated="1023"/>
        </table:table-row>
        <table:table-row table:style-name="ro1">
          <table:table-cell table:formula="of:=[$'Admin ALL'.A38] &amp; [$'Admin ALL'.F38]" office:value-type="string" office:string-value="error_write_robots                   = " calcext:value-type="string">
            <text:p>error_write_robots <text:s text:c="18"/>= </text:p>
          </table:table-cell>
          <table:table-cell table:number-columns-repeated="1023"/>
        </table:table-row>
        <table:table-row table:style-name="ro1">
          <table:table-cell table:formula="of:=[$'Admin ALL'.A39] &amp; [$'Admin ALL'.F39]" office:value-type="string" office:string-value="error_read_robots                    = " calcext:value-type="string">
            <text:p>error_read_robots <text:s text:c="19"/>= </text:p>
          </table:table-cell>
          <table:table-cell table:number-columns-repeated="1023"/>
        </table:table-row>
        <table:table-row table:style-name="ro1">
          <table:table-cell table:formula="of:=[$'Admin ALL'.A40] &amp; [$'Admin ALL'.F40]" office:value-type="string" office:string-value="error_no_root                        = " calcext:value-type="string">
            <text:p>error_no_root <text:s text:c="23"/>= </text:p>
          </table:table-cell>
          <table:table-cell table:number-columns-repeated="1023"/>
        </table:table-row>
        <table:table-row table:style-name="ro1">
          <table:table-cell table:formula="of:=[$'Admin ALL'.A41] &amp; [$'Admin ALL'.F41]" office:value-type="string" office:string-value="error_no_javascript                  = " calcext:value-type="string">
            <text:p>error_no_javascript <text:s text:c="17"/>= </text:p>
          </table:table-cell>
          <table:table-cell table:number-columns-repeated="1023"/>
        </table:table-row>
        <table:table-row table:style-name="ro1">
          <table:table-cell table:formula="of:=[$'Admin ALL'.A42] &amp; [$'Admin ALL'.F42]" office:value-type="string" office:string-value="error_no_freename                    = " calcext:value-type="string">
            <text:p>error_no_freename <text:s text:c="19"/>= </text:p>
          </table:table-cell>
          <table:table-cell table:number-columns-repeated="1023"/>
        </table:table-row>
        <table:table-row table:style-name="ro1">
          <table:table-cell table:formula="of:=[$'Admin ALL'.A43] &amp; [$'Admin ALL'.F43]" office:value-type="string" office:string-value="error_input_empty                    = " calcext:value-type="string">
            <text:p>error_input_empty <text:s text:c="19"/>= </text:p>
          </table:table-cell>
          <table:table-cell table:number-columns-repeated="1023"/>
        </table:table-row>
        <table:table-row table:style-name="ro1">
          <table:table-cell table:formula="of:=[$'Admin ALL'.A44] &amp; [$'Admin ALL'.F44]" office:value-type="string" office:string-value="error_multi_user_tab                 = " calcext:value-type="string">
            <text:p>error_multi_user_tab <text:s text:c="16"/>= </text:p>
          </table:table-cell>
          <table:table-cell table:number-columns-repeated="1023"/>
        </table:table-row>
        <table:table-row table:style-name="ro1">
          <table:table-cell table:formula="of:=[$'Admin ALL'.A45] &amp; [$'Admin ALL'.F45]" office:value-type="string" office:string-value="error_save_beforeclose               = " calcext:value-type="string">
            <text:p>error_save_beforeclose <text:s text:c="14"/>= </text:p>
          </table:table-cell>
          <table:table-cell table:number-columns-repeated="1023"/>
        </table:table-row>
        <table:table-row table:style-name="ro1">
          <table:table-cell table:formula="of:=[$'Admin ALL'.A46] &amp; [$'Admin ALL'.F46]" office:value-type="string" office:string-value="error_zip_structure                  = " calcext:value-type="string">
            <text:p>error_zip_structure <text:s text:c="17"/>= </text:p>
          </table:table-cell>
          <table:table-cell table:number-columns-repeated="1023"/>
        </table:table-row>
        <table:table-row table:style-name="ro1">
          <table:table-cell table:formula="of:=[$'Admin ALL'.A47] &amp; [$'Admin ALL'.F47]" office:value-type="string" office:string-value="error_file_upload                    = " calcext:value-type="string">
            <text:p>error_file_upload <text:s text:c="19"/>= </text:p>
          </table:table-cell>
          <table:table-cell table:number-columns-repeated="1023"/>
        </table:table-row>
        <table:table-row table:style-name="ro1">
          <table:table-cell table:formula="of:=[$'Admin ALL'.A48] &amp; [$'Admin ALL'.F48]" office:value-type="string" office:string-value="error_zip_nozip                      = " calcext:value-type="string">
            <text:p>error_zip_nozip <text:s text:c="21"/>= </text:p>
          </table:table-cell>
          <table:table-cell table:number-columns-repeated="1023"/>
        </table:table-row>
        <table:table-row table:style-name="ro1">
          <table:table-cell table:formula="of:=[$'Admin ALL'.A49] &amp; [$'Admin ALL'.F49]" office:value-type="string" office:string-value="error_read_htaccess                  = " calcext:value-type="string">
            <text:p>error_read_htaccess <text:s text:c="17"/>= </text:p>
          </table:table-cell>
          <table:table-cell table:number-columns-repeated="1023"/>
        </table:table-row>
        <table:table-row table:style-name="ro1">
          <table:table-cell table:formula="of:=[$'Admin ALL'.A50] &amp; [$'Admin ALL'.F50]" office:value-type="string" office:string-value="error_write_htaccess                 = " calcext:value-type="string">
            <text:p>error_write_htaccess <text:s text:c="16"/>= </text:p>
          </table:table-cell>
          <table:table-cell table:number-columns-repeated="1023"/>
        </table:table-row>
        <table:table-row table:style-name="ro1">
          <table:table-cell table:formula="of:=[$'Admin ALL'.A51] &amp; [$'Admin ALL'.F51]">
            <text:p/>
          </table:table-cell>
          <table:table-cell table:number-columns-repeated="1023"/>
        </table:table-row>
        <table:table-row table:style-name="ro1">
          <table:table-cell table:formula="of:=[$'Admin ALL'.A52] &amp; [$'Admin ALL'.F52]" office:value-type="string" office:string-value="dialog_title_error                   = " calcext:value-type="string">
            <text:p>dialog_title_error <text:s text:c="18"/>= </text:p>
          </table:table-cell>
          <table:table-cell table:number-columns-repeated="1023"/>
        </table:table-row>
        <table:table-row table:style-name="ro1">
          <table:table-cell table:formula="of:=[$'Admin ALL'.A53] &amp; [$'Admin ALL'.F53]" office:value-type="string" office:string-value="dialog_title_messages                = " calcext:value-type="string">
            <text:p>dialog_title_messages <text:s text:c="15"/>= </text:p>
          </table:table-cell>
          <table:table-cell table:number-columns-repeated="1023"/>
        </table:table-row>
        <table:table-row table:style-name="ro1">
          <table:table-cell table:formula="of:=[$'Admin ALL'.A54] &amp; [$'Admin ALL'.F54]" office:value-type="string" office:string-value="dialog_title_send                    = " calcext:value-type="string">
            <text:p>dialog_title_send <text:s text:c="19"/>= </text:p>
          </table:table-cell>
          <table:table-cell table:number-columns-repeated="1023"/>
        </table:table-row>
        <table:table-row table:style-name="ro1">
          <table:table-cell table:formula="of:=[$'Admin ALL'.A55] &amp; [$'Admin ALL'.F55]" office:value-type="string" office:string-value="dialog_title_save_beforeclose        = " calcext:value-type="string">
            <text:p>dialog_title_save_beforeclose <text:s text:c="7"/>= </text:p>
          </table:table-cell>
          <table:table-cell table:number-columns-repeated="1023"/>
        </table:table-row>
        <table:table-row table:style-name="ro1">
          <table:table-cell table:formula="of:=[$'Admin ALL'.A56] &amp; [$'Admin ALL'.F56]" office:value-type="string" office:string-value="dialog_title_delete                  = " calcext:value-type="string">
            <text:p>dialog_title_delete <text:s text:c="17"/>= </text:p>
          </table:table-cell>
          <table:table-cell table:number-columns-repeated="1023"/>
        </table:table-row>
        <table:table-row table:style-name="ro1">
          <table:table-cell table:formula="of:=[$'Admin ALL'.A57] &amp; [$'Admin ALL'.F57]" office:value-type="string" office:string-value="dialog_title_lastbackup              = " calcext:value-type="string">
            <text:p>dialog_title_lastbackup <text:s text:c="13"/>= </text:p>
          </table:table-cell>
          <table:table-cell table:number-columns-repeated="1023"/>
        </table:table-row>
        <table:table-row table:style-name="ro1">
          <table:table-cell table:formula="of:=[$'Admin ALL'.A58] &amp; [$'Admin ALL'.F58]" office:value-type="string" office:string-value="dialog_title_docu                    = " calcext:value-type="string">
            <text:p>dialog_title_docu <text:s text:c="19"/>= </text:p>
          </table:table-cell>
          <table:table-cell table:number-columns-repeated="1023"/>
        </table:table-row>
        <table:table-row table:style-name="ro1">
          <table:table-cell table:formula="of:=[$'Admin ALL'.A59] &amp; [$'Admin ALL'.F59]" office:value-type="string" office:string-value="dialog_title_coloredit               = " calcext:value-type="string">
            <text:p>dialog_title_coloredit <text:s text:c="14"/>= </text:p>
          </table:table-cell>
          <table:table-cell table:number-columns-repeated="1023"/>
        </table:table-row>
        <table:table-row table:style-name="ro1">
          <table:table-cell table:formula="of:=[$'Admin ALL'.A60] &amp; [$'Admin ALL'.F60]" office:value-type="string" office:string-value="yes                                  = " calcext:value-type="string">
            <text:p>yes <text:s text:c="33"/>= </text:p>
          </table:table-cell>
          <table:table-cell table:number-columns-repeated="1023"/>
        </table:table-row>
        <table:table-row table:style-name="ro1">
          <table:table-cell table:formula="of:=[$'Admin ALL'.A61] &amp; [$'Admin ALL'.F61]" office:value-type="string" office:string-value="no                                   = " calcext:value-type="string">
            <text:p>no <text:s text:c="34"/>= </text:p>
          </table:table-cell>
          <table:table-cell table:number-columns-repeated="1023"/>
        </table:table-row>
        <table:table-row table:style-name="ro1">
          <table:table-cell table:formula="of:=[$'Admin ALL'.A62] &amp; [$'Admin ALL'.F62]" office:value-type="string" office:string-value="pixels                               = " calcext:value-type="string">
            <text:p>pixels <text:s text:c="30"/>= </text:p>
          </table:table-cell>
          <table:table-cell table:number-columns-repeated="1023"/>
        </table:table-row>
        <table:table-row table:style-name="ro1">
          <table:table-cell table:formula="of:=[$'Admin ALL'.A63] &amp; [$'Admin ALL'.F63]" office:value-type="string" office:string-value="logout_button                        = " calcext:value-type="string">
            <text:p>logout_button <text:s text:c="23"/>= </text:p>
          </table:table-cell>
          <table:table-cell table:number-columns-repeated="1023"/>
        </table:table-row>
        <table:table-row table:style-name="ro1">
          <table:table-cell table:formula="of:=[$'Admin ALL'.A64] &amp; [$'Admin ALL'.F64]" office:value-type="string" office:string-value="website_button                       = " calcext:value-type="string">
            <text:p>website_button <text:s text:c="22"/>= </text:p>
          </table:table-cell>
          <table:table-cell table:number-columns-repeated="1023"/>
        </table:table-row>
        <table:table-row table:style-name="ro1">
          <table:table-cell table:formula="of:=[$'Admin ALL'.A65] &amp; [$'Admin ALL'.F65]" office:value-type="string" office:string-value="help_website_button                  = " calcext:value-type="string">
            <text:p>help_website_button <text:s text:c="17"/>= </text:p>
          </table:table-cell>
          <table:table-cell table:number-columns-repeated="1023"/>
        </table:table-row>
        <table:table-row table:style-name="ro1">
          <table:table-cell table:formula="of:=[$'Admin ALL'.A66] &amp; [$'Admin ALL'.F66]" office:value-type="string" office:string-value="target                               = Target:" calcext:value-type="string">
            <text:p>target <text:s text:c="30"/>= Target:</text:p>
          </table:table-cell>
          <table:table-cell table:number-columns-repeated="1023"/>
        </table:table-row>
        <table:table-row table:style-name="ro1">
          <table:table-cell table:formula="of:=[$'Admin ALL'.A67] &amp; [$'Admin ALL'.F67]" office:value-type="string" office:string-value="self                                 = self" calcext:value-type="string">
            <text:p>self <text:s text:c="32"/>= self</text:p>
          </table:table-cell>
          <table:table-cell table:number-columns-repeated="1023"/>
        </table:table-row>
        <table:table-row table:style-name="ro1">
          <table:table-cell table:formula="of:=[$'Admin ALL'.A68] &amp; [$'Admin ALL'.F68]" office:value-type="string" office:string-value="blank                                = blank" calcext:value-type="string">
            <text:p>blank <text:s text:c="31"/>= blank</text:p>
          </table:table-cell>
          <table:table-cell table:number-columns-repeated="1023"/>
        </table:table-row>
        <table:table-row table:style-name="ro1">
          <table:table-cell table:formula="of:=[$'Admin ALL'.A69] &amp; [$'Admin ALL'.F69]" office:value-type="string" office:string-value="password                             = " calcext:value-type="string">
            <text:p>password <text:s text:c="28"/>= </text:p>
          </table:table-cell>
          <table:table-cell table:number-columns-repeated="1023"/>
        </table:table-row>
        <table:table-row table:style-name="ro1">
          <table:table-cell table:formula="of:=[$'Admin ALL'.A70] &amp; [$'Admin ALL'.F70]" office:value-type="string" office:string-value="username                             = " calcext:value-type="string">
            <text:p>username <text:s text:c="28"/>= </text:p>
          </table:table-cell>
          <table:table-cell table:number-columns-repeated="1023"/>
        </table:table-row>
        <table:table-row table:style-name="ro1">
          <table:table-cell table:formula="of:=[$'Admin ALL'.A71] &amp; [$'Admin ALL'.F71]" office:value-type="string" office:string-value="incorrect_login                      = " calcext:value-type="string">
            <text:p>incorrect_login <text:s text:c="21"/>= </text:p>
          </table:table-cell>
          <table:table-cell table:number-columns-repeated="1023"/>
        </table:table-row>
        <table:table-row table:style-name="ro1">
          <table:table-cell table:formula="of:=[$'Admin ALL'.A72] &amp; [$'Admin ALL'.F72]" office:value-type="string" office:string-value="install_login                        = " calcext:value-type="string">
            <text:p>install_login <text:s text:c="23"/>= </text:p>
          </table:table-cell>
          <table:table-cell table:number-columns-repeated="1023"/>
        </table:table-row>
        <table:table-row table:style-name="ro1">
          <table:table-cell table:formula="of:=[$'Admin ALL'.A73] &amp; [$'Admin ALL'.F73]" office:value-type="string" office:string-value="images                               = " calcext:value-type="string">
            <text:p>images <text:s text:c="30"/>= </text:p>
          </table:table-cell>
          <table:table-cell table:number-columns-repeated="1023"/>
        </table:table-row>
        <table:table-row table:style-name="ro1">
          <table:table-cell table:formula="of:=[$'Admin ALL'.A74] &amp; [$'Admin ALL'.F74]" office:value-type="string" office:string-value="function_exists_error                = " calcext:value-type="string">
            <text:p>function_exists_error <text:s text:c="15"/>= </text:p>
          </table:table-cell>
          <table:table-cell table:number-columns-repeated="1023"/>
        </table:table-row>
        <table:table-row table:style-name="ro1">
          <table:table-cell table:formula="of:=[$'Admin ALL'.A75] &amp; [$'Admin ALL'.F75]" office:value-type="string" office:string-value="button_cancel                        = " calcext:value-type="string">
            <text:p>button_cancel <text:s text:c="23"/>= </text:p>
          </table:table-cell>
          <table:table-cell table:number-columns-repeated="1023"/>
        </table:table-row>
        <table:table-row table:style-name="ro1">
          <table:table-cell table:formula="of:=[$'Admin ALL'.A76] &amp; [$'Admin ALL'.F76]" office:value-type="string" office:string-value="button_save                          = " calcext:value-type="string">
            <text:p>button_save <text:s text:c="25"/>= </text:p>
          </table:table-cell>
          <table:table-cell table:number-columns-repeated="1023"/>
        </table:table-row>
        <table:table-row table:style-name="ro1">
          <table:table-cell table:formula="of:=[$'Admin ALL'.A77] &amp; [$'Admin ALL'.F77]" office:value-type="string" office:string-value="button_preview                       = " calcext:value-type="string">
            <text:p>button_preview <text:s text:c="22"/>= </text:p>
          </table:table-cell>
          <table:table-cell table:number-columns-repeated="1023"/>
        </table:table-row>
        <table:table-row table:style-name="ro1">
          <table:table-cell table:formula="of:=[$'Admin ALL'.A78] &amp; [$'Admin ALL'.F78]" office:value-type="string" office:string-value="files_button                         = " calcext:value-type="string">
            <text:p>files_button <text:s text:c="24"/>= </text:p>
          </table:table-cell>
          <table:table-cell table:number-columns-repeated="1023"/>
        </table:table-row>
        <table:table-row table:style-name="ro1">
          <table:table-cell table:formula="of:=[$'Admin ALL'.A79] &amp; [$'Admin ALL'.F79]" office:value-type="string" office:string-value="get_memory                           = " calcext:value-type="string">
            <text:p>get_memory <text:s text:c="26"/>= </text:p>
          </table:table-cell>
          <table:table-cell table:number-columns-repeated="1023"/>
        </table:table-row>
        <table:table-row table:style-name="ro1">
          <table:table-cell table:formula="of:=[$'Admin ALL'.A80] &amp; [$'Admin ALL'.F80]" office:value-type="string" office:string-value="get_execut_time                      = " calcext:value-type="string">
            <text:p>get_execut_time <text:s text:c="21"/>= </text:p>
          </table:table-cell>
          <table:table-cell table:number-columns-repeated="1023"/>
        </table:table-row>
        <table:table-row table:style-name="ro1">
          <table:table-cell table:formula="of:=[$'Admin ALL'.A81] &amp; [$'Admin ALL'.F81]">
            <text:p/>
          </table:table-cell>
          <table:table-cell table:number-columns-repeated="1023"/>
        </table:table-row>
        <table:table-row table:style-name="ro1">
          <table:table-cell table:formula="of:=[$'Admin ALL'.A82] &amp; [$'Admin ALL'.F82]" office:value-type="string" office:string-value="properties_error_save                = " calcext:value-type="string">
            <text:p>properties_error_save <text:s text:c="15"/>= </text:p>
          </table:table-cell>
          <table:table-cell table:number-columns-repeated="1023"/>
        </table:table-row>
        <table:table-row table:style-name="ro1">
          <table:table-cell table:formula="of:=[$'Admin ALL'.A83] &amp; [$'Admin ALL'.F83]" office:value-type="string" office:string-value="properties                           = " calcext:value-type="string">
            <text:p>properties <text:s text:c="26"/>= </text:p>
          </table:table-cell>
          <table:table-cell table:number-columns-repeated="1023"/>
        </table:table-row>
        <table:table-row table:style-name="ro1">
          <table:table-cell table:formula="of:=[$'Admin ALL'.A84] &amp; [$'Admin ALL'.F84]">
            <text:p/>
          </table:table-cell>
          <table:table-cell table:number-columns-repeated="1023"/>
        </table:table-row>
        <table:table-row table:style-name="ro1">
          <table:table-cell table:formula="of:=[$'Admin ALL'.A85] &amp; [$'Admin ALL'.F85]" office:value-type="string" office:string-value="editor_content_error_open            = " calcext:value-type="string">
            <text:p>editor_content_error_open <text:s text:c="11"/>= </text:p>
          </table:table-cell>
          <table:table-cell table:number-columns-repeated="1023"/>
        </table:table-row>
        <table:table-row table:style-name="ro1">
          <table:table-cell table:formula="of:=[$'Admin ALL'.A86] &amp; [$'Admin ALL'.F86]" office:value-type="string" office:string-value="editor_content_error_save            = " calcext:value-type="string">
            <text:p>editor_content_error_save <text:s text:c="11"/>= </text:p>
          </table:table-cell>
          <table:table-cell table:number-columns-repeated="1023"/>
        </table:table-row>
        <table:table-row table:style-name="ro1">
          <table:table-cell table:formula="of:=[$'Admin ALL'.A87] &amp; [$'Admin ALL'.F87]" office:value-type="string" office:string-value="toolbar_usersyntax                   = " calcext:value-type="string">
            <text:p>toolbar_usersyntax <text:s text:c="18"/>= </text:p>
          </table:table-cell>
          <table:table-cell table:number-columns-repeated="1023"/>
        </table:table-row>
        <table:table-row table:style-name="ro1">
          <table:table-cell table:formula="of:=[$'Admin ALL'.A88] &amp; [$'Admin ALL'.F88]" office:value-type="string" office:string-value="toolbar_contents                     = " calcext:value-type="string">
            <text:p>toolbar_contents <text:s text:c="20"/>= </text:p>
          </table:table-cell>
          <table:table-cell table:number-columns-repeated="1023"/>
        </table:table-row>
        <table:table-row table:style-name="ro1">
          <table:table-cell table:formula="of:=[$'Admin ALL'.A89] &amp; [$'Admin ALL'.F89]" office:value-type="string" office:string-value="toolbar_plugins                      = " calcext:value-type="string">
            <text:p>toolbar_plugins <text:s text:c="21"/>= </text:p>
          </table:table-cell>
          <table:table-cell table:number-columns-repeated="1023"/>
        </table:table-row>
        <table:table-row table:style-name="ro1">
          <table:table-cell table:formula="of:=[$'Admin ALL'.A90] &amp; [$'Admin ALL'.F90]" office:value-type="string" office:string-value="toolbar_platzhalter                  = " calcext:value-type="string">
            <text:p>toolbar_platzhalter <text:s text:c="17"/>= </text:p>
          </table:table-cell>
          <table:table-cell table:number-columns-repeated="1023"/>
        </table:table-row>
        <table:table-row table:style-name="ro1">
          <table:table-cell table:formula="of:=[$'Admin ALL'.A91] &amp; [$'Admin ALL'.F91]" office:value-type="string" office:string-value="toolbar_template                     = " calcext:value-type="string">
            <text:p>toolbar_template <text:s text:c="20"/>= </text:p>
          </table:table-cell>
          <table:table-cell table:number-columns-repeated="1023"/>
        </table:table-row>
        <table:table-row table:style-name="ro1">
          <table:table-cell table:formula="of:=[$'Admin ALL'.A92] &amp; [$'Admin ALL'.F92]" office:value-type="string" office:string-value="toolbar_template_css                 = " calcext:value-type="string">
            <text:p>toolbar_template_css <text:s text:c="16"/>= </text:p>
          </table:table-cell>
          <table:table-cell table:number-columns-repeated="1023"/>
        </table:table-row>
        <table:table-row table:style-name="ro1">
          <table:table-cell table:formula="of:=[$'Admin ALL'.A93] &amp; [$'Admin ALL'.F93]" office:value-type="string" office:string-value="toolbar_template_image               = " calcext:value-type="string">
            <text:p>toolbar_template_image <text:s text:c="14"/>= </text:p>
          </table:table-cell>
          <table:table-cell table:number-columns-repeated="1023"/>
        </table:table-row>
        <table:table-row table:style-name="ro1">
          <table:table-cell table:formula="of:=[$'Admin ALL'.A94] &amp; [$'Admin ALL'.F94]" office:value-type="string" office:string-value="toolbar_platzhalter_CATEGORY         = " calcext:value-type="string">
            <text:p>toolbar_platzhalter_CATEGORY <text:s text:c="8"/>= </text:p>
          </table:table-cell>
          <table:table-cell table:number-columns-repeated="1023"/>
        </table:table-row>
        <table:table-row table:style-name="ro1">
          <table:table-cell table:formula="of:=[$'Admin ALL'.A95] &amp; [$'Admin ALL'.F95]" office:value-type="string" office:string-value="toolbar_platzhalter_CATEGORY_NAME    = " calcext:value-type="string">
            <text:p>toolbar_platzhalter_CATEGORY_NAME <text:s text:c="3"/>= </text:p>
          </table:table-cell>
          <table:table-cell table:number-columns-repeated="1023"/>
        </table:table-row>
        <table:table-row table:style-name="ro1">
          <table:table-cell table:formula="of:=[$'Admin ALL'.A96] &amp; [$'Admin ALL'.F96]" office:value-type="string" office:string-value="toolbar_platzhalter_PAGE             = " calcext:value-type="string">
            <text:p>toolbar_platzhalter_PAGE <text:s text:c="12"/>= </text:p>
          </table:table-cell>
          <table:table-cell table:number-columns-repeated="1023"/>
        </table:table-row>
        <table:table-row table:style-name="ro1">
          <table:table-cell table:formula="of:=[$'Admin ALL'.A97] &amp; [$'Admin ALL'.F97]" office:value-type="string" office:string-value="toolbar_platzhalter_PAGE_NAME        = " calcext:value-type="string">
            <text:p>toolbar_platzhalter_PAGE_NAME <text:s text:c="7"/>= </text:p>
          </table:table-cell>
          <table:table-cell table:number-columns-repeated="1023"/>
        </table:table-row>
        <table:table-row table:style-name="ro1">
          <table:table-cell table:formula="of:=[$'Admin ALL'.A98] &amp; [$'Admin ALL'.F98]" office:value-type="string" office:string-value="toolbar_platzhalter_PAGE_FILE        = " calcext:value-type="string">
            <text:p>toolbar_platzhalter_PAGE_FILE <text:s text:c="7"/>= </text:p>
          </table:table-cell>
          <table:table-cell table:number-columns-repeated="1023"/>
        </table:table-row>
        <table:table-row table:style-name="ro1">
          <table:table-cell table:formula="of:=[$'Admin ALL'.A99] &amp; [$'Admin ALL'.F99]" office:value-type="string" office:string-value="toolbar_platzhalter_SEARCH           = " calcext:value-type="string">
            <text:p>toolbar_platzhalter_SEARCH <text:s text:c="10"/>= </text:p>
          </table:table-cell>
          <table:table-cell table:number-columns-repeated="1023"/>
        </table:table-row>
        <table:table-row table:style-name="ro1">
          <table:table-cell table:formula="of:=[$'Admin ALL'.A100] &amp; [$'Admin ALL'.F100]" office:value-type="string" office:string-value="toolbar_platzhalter_SITEMAPLINK      = " calcext:value-type="string">
            <text:p>toolbar_platzhalter_SITEMAPLINK <text:s text:c="5"/>= </text:p>
          </table:table-cell>
          <table:table-cell table:number-columns-repeated="1023"/>
        </table:table-row>
        <table:table-row table:style-name="ro1">
          <table:table-cell table:formula="of:=[$'Admin ALL'.A101] &amp; [$'Admin ALL'.F101]" office:value-type="string" office:string-value="toolbar_platzhalter_CMSINFO          = " calcext:value-type="string">
            <text:p>toolbar_platzhalter_CMSINFO <text:s text:c="9"/>= </text:p>
          </table:table-cell>
          <table:table-cell table:number-columns-repeated="1023"/>
        </table:table-row>
        <table:table-row table:style-name="ro1">
          <table:table-cell table:formula="of:=[$'Admin ALL'.A102] &amp; [$'Admin ALL'.F102]" office:value-type="string" office:string-value="toolbar_platzhalter_TABLEOFCONTENTS  = " calcext:value-type="string">
            <text:p>toolbar_platzhalter_TABLEOFCONTENTS <text:s/>= </text:p>
          </table:table-cell>
          <table:table-cell table:number-columns-repeated="1023"/>
        </table:table-row>
        <table:table-row table:style-name="ro1">
          <table:table-cell table:formula="of:=[$'Admin ALL'.A103] &amp; [$'Admin ALL'.F103]" office:value-type="string" office:string-value="toolbar_platzhalter_BASE_URL         = " calcext:value-type="string">
            <text:p>toolbar_platzhalter_BASE_URL <text:s text:c="8"/>= </text:p>
          </table:table-cell>
          <table:table-cell table:number-columns-repeated="1023"/>
        </table:table-row>
        <table:table-row table:style-name="ro1">
          <table:table-cell table:formula="of:=[$'Admin ALL'.A104] &amp; [$'Admin ALL'.F104]" office:value-type="string" office:string-value="toolbar_platzhalter_CATEGORY_URL     = " calcext:value-type="string">
            <text:p>toolbar_platzhalter_CATEGORY_URL <text:s text:c="4"/>= </text:p>
          </table:table-cell>
          <table:table-cell table:number-columns-repeated="1023"/>
        </table:table-row>
        <table:table-row table:style-name="ro1">
          <table:table-cell table:formula="of:=[$'Admin ALL'.A105] &amp; [$'Admin ALL'.F105]" office:value-type="string" office:string-value="toolbar_platzhalter_PAGE_URL         = " calcext:value-type="string">
            <text:p>toolbar_platzhalter_PAGE_URL <text:s text:c="8"/>= </text:p>
          </table:table-cell>
          <table:table-cell table:number-columns-repeated="1023"/>
        </table:table-row>
        <table:table-row table:style-name="ro1">
          <table:table-cell table:formula="of:=[$'Admin ALL'.A106] &amp; [$'Admin ALL'.F106]" office:value-type="string" office:string-value="toolbar_platzhalter_CHARSET          = " calcext:value-type="string">
            <text:p>toolbar_platzhalter_CHARSET <text:s text:c="9"/>= </text:p>
          </table:table-cell>
          <table:table-cell table:number-columns-repeated="1023"/>
        </table:table-row>
        <table:table-row table:style-name="ro1">
          <table:table-cell table:formula="of:=[$'Admin ALL'.A107] &amp; [$'Admin ALL'.F107]" office:value-type="string" office:string-value="toolbar_platzhalter_LAYOUT_DIR       = " calcext:value-type="string">
            <text:p>toolbar_platzhalter_LAYOUT_DIR <text:s text:c="6"/>= </text:p>
          </table:table-cell>
          <table:table-cell table:number-columns-repeated="1023"/>
        </table:table-row>
        <table:table-row table:style-name="ro1">
          <table:table-cell table:formula="of:=[$'Admin ALL'.A108] &amp; [$'Admin ALL'.F108]" office:value-type="string" office:string-value="toolbar_platzhalter_WEBSITE_TITLE    = " calcext:value-type="string">
            <text:p>toolbar_platzhalter_WEBSITE_TITLE <text:s text:c="3"/>= </text:p>
          </table:table-cell>
          <table:table-cell table:number-columns-repeated="1023"/>
        </table:table-row>
        <table:table-row table:style-name="ro1">
          <table:table-cell table:formula="of:=[$'Admin ALL'.A109] &amp; [$'Admin ALL'.F109]" office:value-type="string" office:string-value="toolbar_platzhalter_WEBSITE_KEYWORDS = " calcext:value-type="string">
            <text:p>toolbar_platzhalter_WEBSITE_KEYWORDS = </text:p>
          </table:table-cell>
          <table:table-cell table:number-columns-repeated="1023"/>
        </table:table-row>
        <table:table-row table:style-name="ro1">
          <table:table-cell table:formula="of:=[$'Admin ALL'.A110] &amp; [$'Admin ALL'.F110]" office:value-type="string" office:string-value="toolbar_platzhalter_WEBSITE_DESCRIPTION = " calcext:value-type="string">
            <text:p>toolbar_platzhalter_WEBSITE_DESCRIPTION = </text:p>
          </table:table-cell>
          <table:table-cell table:number-columns-repeated="1023"/>
        </table:table-row>
        <table:table-row table:style-name="ro1">
          <table:table-cell table:formula="of:=[$'Admin ALL'.A111] &amp; [$'Admin ALL'.F111]" office:value-type="string" office:string-value="toolbar_platzhalter_WEBSITE_NAME     = " calcext:value-type="string">
            <text:p>toolbar_platzhalter_WEBSITE_NAME <text:s text:c="4"/>= </text:p>
          </table:table-cell>
          <table:table-cell table:number-columns-repeated="1023"/>
        </table:table-row>
        <table:table-row table:style-name="ro1">
          <table:table-cell table:formula="of:=[$'Admin ALL'.A112] &amp; [$'Admin ALL'.F112]" office:value-type="string" office:string-value="toolbar_platzhalter_MAINMENU         = " calcext:value-type="string">
            <text:p>toolbar_platzhalter_MAINMENU <text:s text:c="8"/>= </text:p>
          </table:table-cell>
          <table:table-cell table:number-columns-repeated="1023"/>
        </table:table-row>
        <table:table-row table:style-name="ro1">
          <table:table-cell table:formula="of:=[$'Admin ALL'.A113] &amp; [$'Admin ALL'.F113]" office:value-type="string" office:string-value="toolbar_platzhalter_DETAILMENU       = " calcext:value-type="string">
            <text:p>toolbar_platzhalter_DETAILMENU <text:s text:c="6"/>= </text:p>
          </table:table-cell>
          <table:table-cell table:number-columns-repeated="1023"/>
        </table:table-row>
        <table:table-row table:style-name="ro1">
          <table:table-cell table:formula="of:=[$'Admin ALL'.A114] &amp; [$'Admin ALL'.F114]" office:value-type="string" office:string-value="toolbar_platzhalter_MEMORYUSAGE      = " calcext:value-type="string">
            <text:p>toolbar_platzhalter_MEMORYUSAGE <text:s text:c="5"/>= </text:p>
          </table:table-cell>
          <table:table-cell table:number-columns-repeated="1023"/>
        </table:table-row>
        <table:table-row table:style-name="ro1">
          <table:table-cell table:formula="of:=[$'Admin ALL'.A115] &amp; [$'Admin ALL'.F115]" office:value-type="string" office:string-value="toolbar_platzhalter_EXECUTETIME      = " calcext:value-type="string">
            <text:p>toolbar_platzhalter_EXECUTETIME <text:s text:c="5"/>= </text:p>
          </table:table-cell>
          <table:table-cell table:number-columns-repeated="1023"/>
        </table:table-row>
        <table:table-row table:style-name="ro1">
          <table:table-cell table:formula="of:=[$'Admin ALL'.A116] &amp; [$'Admin ALL'.F116]" office:value-type="string" office:string-value="toolbar_platzhalter_VALUE            = " calcext:value-type="string">
            <text:p>toolbar_platzhalter_VALUE <text:s text:c="11"/>= </text:p>
          </table:table-cell>
          <table:table-cell table:number-columns-repeated="1023"/>
        </table:table-row>
        <table:table-row table:style-name="ro1">
          <table:table-cell table:formula="of:=[$'Admin ALL'.A117] &amp; [$'Admin ALL'.F117]" office:value-type="string" office:string-value="toolbar_platzhalter_DESCRIPTION      = " calcext:value-type="string">
            <text:p>toolbar_platzhalter_DESCRIPTION <text:s text:c="5"/>= </text:p>
          </table:table-cell>
          <table:table-cell table:number-columns-repeated="1023"/>
        </table:table-row>
        <table:table-row table:style-name="ro1">
          <table:table-cell table:formula="of:=[$'Admin ALL'.A118] &amp; [$'Admin ALL'.F118]" office:value-type="string" office:string-value="toolbar_editor_linenumber            = " calcext:value-type="string">
            <text:p>toolbar_editor_linenumber <text:s text:c="11"/>= </text:p>
          </table:table-cell>
          <table:table-cell table:number-columns-repeated="1023"/>
        </table:table-row>
        <table:table-row table:style-name="ro1">
          <table:table-cell table:formula="of:=[$'Admin ALL'.A119] &amp; [$'Admin ALL'.F119]" office:value-type="string" office:string-value="toolbar_editor_controlcharacter      = " calcext:value-type="string">
            <text:p>toolbar_editor_controlcharacter <text:s text:c="5"/>= </text:p>
          </table:table-cell>
          <table:table-cell table:number-columns-repeated="1023"/>
        </table:table-row>
        <table:table-row table:style-name="ro1">
          <table:table-cell table:formula="of:=[$'Admin ALL'.A120] &amp; [$'Admin ALL'.F120]" office:value-type="string" office:string-value="toolbar_editor_highlighter           = " calcext:value-type="string">
            <text:p>toolbar_editor_highlighter <text:s text:c="10"/>= </text:p>
          </table:table-cell>
          <table:table-cell table:number-columns-repeated="1023"/>
        </table:table-row>
        <table:table-row table:style-name="ro1">
          <table:table-cell table:formula="of:=[$'Admin ALL'.A121] &amp; [$'Admin ALL'.F121]" office:value-type="string" office:string-value="toolbar_editor_fontsize              = " calcext:value-type="string">
            <text:p>toolbar_editor_fontsize <text:s text:c="13"/>= </text:p>
          </table:table-cell>
          <table:table-cell table:number-columns-repeated="1023"/>
        </table:table-row>
        <table:table-row table:style-name="ro1">
          <table:table-cell table:formula="of:=[$'Admin ALL'.A122] &amp; [$'Admin ALL'.F122]" office:value-type="string" office:string-value="toolbar_editor_undo                  = " calcext:value-type="string">
            <text:p>toolbar_editor_undo <text:s text:c="17"/>= </text:p>
          </table:table-cell>
          <table:table-cell table:number-columns-repeated="1023"/>
        </table:table-row>
        <table:table-row table:style-name="ro1">
          <table:table-cell table:formula="of:=[$'Admin ALL'.A123] &amp; [$'Admin ALL'.F123]" office:value-type="string" office:string-value="toolbar_editor_redo                  = " calcext:value-type="string">
            <text:p>toolbar_editor_redo <text:s text:c="17"/>= </text:p>
          </table:table-cell>
          <table:table-cell table:number-columns-repeated="1023"/>
        </table:table-row>
        <table:table-row table:style-name="ro1">
          <table:table-cell table:formula="of:=[$'Admin ALL'.A124] &amp; [$'Admin ALL'.F124]" office:value-type="string" office:string-value="toolbar_editor_togglefold            = " calcext:value-type="string">
            <text:p>toolbar_editor_togglefold <text:s text:c="11"/>= </text:p>
          </table:table-cell>
          <table:table-cell table:number-columns-repeated="1023"/>
        </table:table-row>
        <table:table-row table:style-name="ro1">
          <table:table-cell table:formula="of:=[$'Admin ALL'.A125] &amp; [$'Admin ALL'.F125]" office:value-type="string" office:string-value="toolbar_editor_search                = " calcext:value-type="string">
            <text:p>toolbar_editor_search <text:s text:c="15"/>= </text:p>
          </table:table-cell>
          <table:table-cell table:number-columns-repeated="1023"/>
        </table:table-row>
        <table:table-row table:style-name="ro1">
          <table:table-cell table:formula="of:=[$'Admin ALL'.A126] &amp; [$'Admin ALL'.F126]" office:value-type="string" office:string-value="toolbar_editor_searchall             = " calcext:value-type="string">
            <text:p>toolbar_editor_searchall <text:s text:c="12"/>= </text:p>
          </table:table-cell>
          <table:table-cell table:number-columns-repeated="1023"/>
        </table:table-row>
        <table:table-row table:style-name="ro1">
          <table:table-cell table:formula="of:=[$'Admin ALL'.A127] &amp; [$'Admin ALL'.F127]" office:value-type="string" office:string-value="toolbar_editor_replace               = " calcext:value-type="string">
            <text:p>toolbar_editor_replace <text:s text:c="14"/>= </text:p>
          </table:table-cell>
          <table:table-cell table:number-columns-repeated="1023"/>
        </table:table-row>
        <table:table-row table:style-name="ro1">
          <table:table-cell table:formula="of:=[$'Admin ALL'.A128] &amp; [$'Admin ALL'.F128]" office:value-type="string" office:string-value="toolbar_editor_textall               = " calcext:value-type="string">
            <text:p>toolbar_editor_textall <text:s text:c="14"/>= </text:p>
          </table:table-cell>
          <table:table-cell table:number-columns-repeated="1023"/>
        </table:table-row>
        <table:table-row table:style-name="ro1">
          <table:table-cell table:formula="of:=[$'Admin ALL'.A129] &amp; [$'Admin ALL'.F129]">
            <text:p/>
          </table:table-cell>
          <table:table-cell table:number-columns-repeated="1023"/>
        </table:table-row>
        <table:table-row table:style-name="ro1">
          <table:table-cell table:formula="of:=[$'Admin ALL'.A130] &amp; [$'Admin ALL'.F130]" office:value-type="string" office:string-value="filter_button_all_hide               = " calcext:value-type="string">
            <text:p>filter_button_all_hide <text:s text:c="14"/>= </text:p>
          </table:table-cell>
          <table:table-cell table:number-columns-repeated="1023"/>
        </table:table-row>
        <table:table-row table:style-name="ro1">
          <table:table-cell table:formula="of:=[$'Admin ALL'.A131] &amp; [$'Admin ALL'.F131]" office:value-type="string" office:string-value="filter_button_all_show               = " calcext:value-type="string">
            <text:p>filter_button_all_show <text:s text:c="14"/>= </text:p>
          </table:table-cell>
          <table:table-cell table:number-columns-repeated="1023"/>
        </table:table-row>
        <table:table-row table:style-name="ro1">
          <table:table-cell table:formula="of:=[$'Admin ALL'.A132] &amp; [$'Admin ALL'.F132]" office:value-type="string" office:string-value="filter_text                          = " calcext:value-type="string">
            <text:p>filter_text <text:s text:c="25"/>= </text:p>
          </table:table-cell>
          <table:table-cell table:number-columns-repeated="1023"/>
        </table:table-row>
        <table:table-row table:style-name="ro1">
          <table:table-cell table:formula="of:=[$'Admin ALL'.A133] &amp; [$'Admin ALL'.F133]" office:value-type="string" office:string-value="filter_text_gallery                  = " calcext:value-type="string">
            <text:p>filter_text_gallery <text:s text:c="17"/>= </text:p>
          </table:table-cell>
          <table:table-cell table:number-columns-repeated="1023"/>
        </table:table-row>
        <table:table-row table:style-name="ro1">
          <table:table-cell table:formula="of:=[$'Admin ALL'.A134] &amp; [$'Admin ALL'.F134]" office:value-type="string" office:string-value="filter_text_plugins                  = " calcext:value-type="string">
            <text:p>filter_text_plugins <text:s text:c="17"/>= </text:p>
          </table:table-cell>
          <table:table-cell table:number-columns-repeated="1023"/>
        </table:table-row>
        <table:table-row table:style-name="ro1">
          <table:table-cell table:formula="of:=[$'Admin ALL'.A135] &amp; [$'Admin ALL'.F135]" office:value-type="string" office:string-value="filter_text_files                    = " calcext:value-type="string">
            <text:p>filter_text_files <text:s text:c="19"/>= </text:p>
          </table:table-cell>
          <table:table-cell table:number-columns-repeated="1023"/>
        </table:table-row>
        <table:table-row table:style-name="ro1">
          <table:table-cell table:formula="of:=[$'Admin ALL'.A136] &amp; [$'Admin ALL'.F136]" office:value-type="string" office:string-value="filter_text_catpage                  = " calcext:value-type="string">
            <text:p>filter_text_catpage <text:s text:c="17"/>= </text:p>
          </table:table-cell>
          <table:table-cell table:number-columns-repeated="1023"/>
        </table:table-row>
        <table:table-row table:style-name="ro1">
          <table:table-cell table:formula="of:=[$'Admin ALL'.A137] &amp; [$'Admin ALL'.F137]">
            <text:p/>
          </table:table-cell>
          <table:table-cell table:number-columns-repeated="1023"/>
        </table:table-row>
        <table:table-row table:style-name="ro1">
          <table:table-cell table:formula="of:=[$'Admin ALL'.A138] &amp; [$'Admin ALL'.F138]" office:value-type="string" office:string-value="home_button                          = " calcext:value-type="string">
            <text:p>home_button <text:s text:c="25"/>= </text:p>
          </table:table-cell>
          <table:table-cell table:number-columns-repeated="1023"/>
        </table:table-row>
        <table:table-row table:style-name="ro1">
          <table:table-cell table:formula="of:=[$'Admin ALL'.A139] &amp; [$'Admin ALL'.F139]" office:value-type="string" office:string-value="home_multiuser                       = " calcext:value-type="string">
            <text:p>home_multiuser <text:s text:c="22"/>= </text:p>
          </table:table-cell>
          <table:table-cell table:number-columns-repeated="1023"/>
        </table:table-row>
        <table:table-row table:style-name="ro1">
          <table:table-cell table:formula="of:=[$'Admin ALL'.A140] &amp; [$'Admin ALL'.F140]" office:value-type="string" office:string-value="home_multiuser_text                  = " calcext:value-type="string">
            <text:p>home_multiuser_text <text:s text:c="17"/>= </text:p>
          </table:table-cell>
          <table:table-cell table:number-columns-repeated="1023"/>
        </table:table-row>
        <table:table-row table:style-name="ro1">
          <table:table-cell table:formula="of:=[$'Admin ALL'.A141] &amp; [$'Admin ALL'.F141]" office:value-type="string" office:string-value="home_multiuser_button                = " calcext:value-type="string">
            <text:p>home_multiuser_button <text:s text:c="15"/>= </text:p>
          </table:table-cell>
          <table:table-cell table:number-columns-repeated="1023"/>
        </table:table-row>
        <table:table-row table:style-name="ro1">
          <table:table-cell table:formula="of:=[$'Admin ALL'.A142] &amp; [$'Admin ALL'.F142]" office:value-type="string" office:string-value="home_multiuser_mode_text             = " calcext:value-type="string">
            <text:p>home_multiuser_mode_text <text:s text:c="12"/>= </text:p>
          </table:table-cell>
          <table:table-cell table:number-columns-repeated="1023"/>
        </table:table-row>
        <table:table-row table:style-name="ro1">
          <table:table-cell table:formula="of:=[$'Admin ALL'.A143] &amp; [$'Admin ALL'.F143]" office:value-type="string" office:string-value="home_text                            = " calcext:value-type="string">
            <text:p>home_text <text:s text:c="27"/>= </text:p>
          </table:table-cell>
          <table:table-cell table:number-columns-repeated="1023"/>
        </table:table-row>
        <table:table-row table:style-name="ro1">
          <table:table-cell table:formula="of:=[$'Admin ALL'.A144] &amp; [$'Admin ALL'.F144]" office:value-type="string" office:string-value="home_cmssize_text                    = " calcext:value-type="string">
            <text:p>home_cmssize_text <text:s text:c="19"/>= </text:p>
          </table:table-cell>
          <table:table-cell table:number-columns-repeated="1023"/>
        </table:table-row>
        <table:table-row table:style-name="ro1">
          <table:table-cell table:formula="of:=[$'Admin ALL'.A145] &amp; [$'Admin ALL'.F145]" office:value-type="string" office:string-value="home_cmsversion_text                 = " calcext:value-type="string">
            <text:p>home_cmsversion_text <text:s text:c="16"/>= </text:p>
          </table:table-cell>
          <table:table-cell table:number-columns-repeated="1023"/>
        </table:table-row>
        <table:table-row table:style-name="ro1">
          <table:table-cell table:formula="of:=[$'Admin ALL'.A146] &amp; [$'Admin ALL'.F146]" office:value-type="string" office:string-value="home_cmsrevision_text                = " calcext:value-type="string">
            <text:p>home_cmsrevision_text <text:s text:c="15"/>= </text:p>
          </table:table-cell>
          <table:table-cell table:number-columns-repeated="1023"/>
        </table:table-row>
        <table:table-row table:style-name="ro1">
          <table:table-cell table:formula="of:=[$'Admin ALL'.A147] &amp; [$'Admin ALL'.F147]" office:value-type="string" office:string-value="home_phpversion_text                 = " calcext:value-type="string">
            <text:p>home_phpversion_text <text:s text:c="16"/>= </text:p>
          </table:table-cell>
          <table:table-cell table:number-columns-repeated="1023"/>
        </table:table-row>
        <table:table-row table:style-name="ro1">
          <table:table-cell table:formula="of:=[$'Admin ALL'.A148] &amp; [$'Admin ALL'.F148]" office:value-type="string" office:string-value="home_error_phpversion_text           = " calcext:value-type="string">
            <text:p>home_error_phpversion_text <text:s text:c="10"/>= </text:p>
          </table:table-cell>
          <table:table-cell table:number-columns-repeated="1023"/>
        </table:table-row>
        <table:table-row table:style-name="ro1">
          <table:table-cell table:formula="of:=[$'Admin ALL'.A149] &amp; [$'Admin ALL'.F149]" office:value-type="string" office:string-value="home_installpath_text                = " calcext:value-type="string">
            <text:p>home_installpath_text <text:s text:c="15"/>= </text:p>
          </table:table-cell>
          <table:table-cell table:number-columns-repeated="1023"/>
        </table:table-row>
        <table:table-row table:style-name="ro1">
          <table:table-cell table:formula="of:=[$'Admin ALL'.A150] &amp; [$'Admin ALL'.F150]" office:value-type="string" office:string-value="home_help                            = " calcext:value-type="string">
            <text:p>home_help <text:s text:c="27"/>= </text:p>
          </table:table-cell>
          <table:table-cell table:number-columns-repeated="1023"/>
        </table:table-row>
        <table:table-row table:style-name="ro1">
          <table:table-cell table:formula="of:=[$'Admin ALL'.A151] &amp; [$'Admin ALL'.F151]" office:value-type="string" office:string-value="home_help_text_docu                  = " calcext:value-type="string">
            <text:p>home_help_text_docu <text:s text:c="17"/>= </text:p>
          </table:table-cell>
          <table:table-cell table:number-columns-repeated="1023"/>
        </table:table-row>
        <table:table-row table:style-name="ro1">
          <table:table-cell table:formula="of:=[$'Admin ALL'.A152] &amp; [$'Admin ALL'.F152]" office:value-type="string" office:string-value="home_help_text_info                  = " calcext:value-type="string">
            <text:p>home_help_text_info <text:s text:c="17"/>= </text:p>
          </table:table-cell>
          <table:table-cell table:number-columns-repeated="1023"/>
        </table:table-row>
        <table:table-row table:style-name="ro1">
          <table:table-cell table:formula="of:=[$'Admin ALL'.A153] &amp; [$'Admin ALL'.F153]" office:value-type="string" office:string-value="home_no_help                         = " calcext:value-type="string">
            <text:p>home_no_help <text:s text:c="24"/>= </text:p>
          </table:table-cell>
          <table:table-cell table:number-columns-repeated="1023"/>
        </table:table-row>
        <table:table-row table:style-name="ro1">
          <table:table-cell table:formula="of:=[$'Admin ALL'.A154] &amp; [$'Admin ALL'.F154]" office:value-type="string" office:string-value="home_mod_rewrite                     = " calcext:value-type="string">
            <text:p>home_mod_rewrite <text:s text:c="20"/>= </text:p>
          </table:table-cell>
          <table:table-cell table:number-columns-repeated="1023"/>
        </table:table-row>
        <table:table-row table:style-name="ro1">
          <table:table-cell table:formula="of:=[$'Admin ALL'.A155] &amp; [$'Admin ALL'.F155]" office:value-type="string" office:string-value="home_error_mod_rewrite               = " calcext:value-type="string">
            <text:p>home_error_mod_rewrite <text:s text:c="14"/>= </text:p>
          </table:table-cell>
          <table:table-cell table:number-columns-repeated="1023"/>
        </table:table-row>
        <table:table-row table:style-name="ro1">
          <table:table-cell table:formula="of:=[$'Admin ALL'.A156] &amp; [$'Admin ALL'.F156]" office:value-type="string" office:string-value="home_mod_rewrite_deact               = " calcext:value-type="string">
            <text:p>home_mod_rewrite_deact <text:s text:c="14"/>= </text:p>
          </table:table-cell>
          <table:table-cell table:number-columns-repeated="1023"/>
        </table:table-row>
        <table:table-row table:style-name="ro1">
          <table:table-cell table:formula="of:=[$'Admin ALL'.A157] &amp; [$'Admin ALL'.F157]" office:value-type="string" office:string-value="home_error_safe_mode                 = " calcext:value-type="string">
            <text:p>home_error_safe_mode <text:s text:c="16"/>= </text:p>
          </table:table-cell>
          <table:table-cell table:number-columns-repeated="1023"/>
        </table:table-row>
        <table:table-row table:style-name="ro1">
          <table:table-cell table:formula="of:=[$'Admin ALL'.A158] &amp; [$'Admin ALL'.F158]" office:value-type="string" office:string-value="home_text_safemode                   = " calcext:value-type="string">
            <text:p>home_text_safemode <text:s text:c="18"/>= </text:p>
          </table:table-cell>
          <table:table-cell table:number-columns-repeated="1023"/>
        </table:table-row>
        <table:table-row table:style-name="ro1">
          <table:table-cell table:formula="of:=[$'Admin ALL'.A159] &amp; [$'Admin ALL'.F159]" office:value-type="string" office:string-value="home_text_gd                         = " calcext:value-type="string">
            <text:p>home_text_gd <text:s text:c="24"/>= </text:p>
          </table:table-cell>
          <table:table-cell table:number-columns-repeated="1023"/>
        </table:table-row>
        <table:table-row table:style-name="ro1">
          <table:table-cell table:formula="of:=[$'Admin ALL'.A160] &amp; [$'Admin ALL'.F160]" office:value-type="string" office:string-value="home_error_gd                        = " calcext:value-type="string">
            <text:p>home_error_gd <text:s text:c="23"/>= </text:p>
          </table:table-cell>
          <table:table-cell table:number-columns-repeated="1023"/>
        </table:table-row>
        <table:table-row table:style-name="ro1">
          <table:table-cell table:formula="of:=[$'Admin ALL'.A161] &amp; [$'Admin ALL'.F161]" office:value-type="string" office:string-value="home_mailtest_mailsubject            = " calcext:value-type="string">
            <text:p>home_mailtest_mailsubject <text:s text:c="11"/>= </text:p>
          </table:table-cell>
          <table:table-cell table:number-columns-repeated="1023"/>
        </table:table-row>
        <table:table-row table:style-name="ro1">
          <table:table-cell table:formula="of:=[$'Admin ALL'.A162] &amp; [$'Admin ALL'.F162]" office:value-type="string" office:string-value="home_mailtest_mailcontent            = " calcext:value-type="string">
            <text:p>home_mailtest_mailcontent <text:s text:c="11"/>= </text:p>
          </table:table-cell>
          <table:table-cell table:number-columns-repeated="1023"/>
        </table:table-row>
        <table:table-row table:style-name="ro1">
          <table:table-cell table:formula="of:=[$'Admin ALL'.A163] &amp; [$'Admin ALL'.F163]" office:value-type="string" office:string-value="home_text_test_mail                  = " calcext:value-type="string">
            <text:p>home_text_test_mail <text:s text:c="17"/>= </text:p>
          </table:table-cell>
          <table:table-cell table:number-columns-repeated="1023"/>
        </table:table-row>
        <table:table-row table:style-name="ro1">
          <table:table-cell table:formula="of:=[$'Admin ALL'.A164] &amp; [$'Admin ALL'.F164]" office:value-type="string" office:string-value="home_messages_test_mail              = " calcext:value-type="string">
            <text:p>home_messages_test_mail <text:s text:c="13"/>= </text:p>
          </table:table-cell>
          <table:table-cell table:number-columns-repeated="1023"/>
        </table:table-row>
        <table:table-row table:style-name="ro1">
          <table:table-cell table:formula="of:=[$'Admin ALL'.A165] &amp; [$'Admin ALL'.F165]" office:value-type="string" office:string-value="home_messages_no_mail                = " calcext:value-type="string">
            <text:p>home_messages_no_mail <text:s text:c="15"/>= </text:p>
          </table:table-cell>
          <table:table-cell table:number-columns-repeated="1023"/>
        </table:table-row>
        <table:table-row table:style-name="ro1">
          <table:table-cell table:formula="of:=[$'Admin ALL'.A166] &amp; [$'Admin ALL'.F166]" office:value-type="string" office:string-value="home_error_test_mail                 = " calcext:value-type="string">
            <text:p>home_error_test_mail <text:s text:c="16"/>= </text:p>
          </table:table-cell>
          <table:table-cell table:number-columns-repeated="1023"/>
        </table:table-row>
        <table:table-row table:style-name="ro1">
          <table:table-cell table:formula="of:=[$'Admin ALL'.A167] &amp; [$'Admin ALL'.F167]" office:value-type="string" office:string-value="home_cmsinfo                         = " calcext:value-type="string">
            <text:p>home_cmsinfo <text:s text:c="24"/>= </text:p>
          </table:table-cell>
          <table:table-cell table:number-columns-repeated="1023"/>
        </table:table-row>
        <table:table-row table:style-name="ro1">
          <table:table-cell table:formula="of:=[$'Admin ALL'.A168] &amp; [$'Admin ALL'.F168]" office:value-type="string" office:string-value="home_serverinfo                      = " calcext:value-type="string">
            <text:p>home_serverinfo <text:s text:c="21"/>= </text:p>
          </table:table-cell>
          <table:table-cell table:number-columns-repeated="1023"/>
        </table:table-row>
        <table:table-row table:style-name="ro1">
          <table:table-cell table:formula="of:=[$'Admin ALL'.A169] &amp; [$'Admin ALL'.F169]" office:value-type="string" office:string-value="home_titel_test_mail                 = " calcext:value-type="string">
            <text:p>home_titel_test_mail <text:s text:c="16"/>= </text:p>
          </table:table-cell>
          <table:table-cell table:number-columns-repeated="1023"/>
        </table:table-row>
        <table:table-row table:style-name="ro1">
          <table:table-cell table:formula="of:=[$'Admin ALL'.A170] &amp; [$'Admin ALL'.F170]" office:value-type="string" office:string-value="home_text_backupsystem               = " calcext:value-type="string">
            <text:p>home_text_backupsystem <text:s text:c="14"/>= </text:p>
          </table:table-cell>
          <table:table-cell table:number-columns-repeated="1023"/>
        </table:table-row>
        <table:table-row table:style-name="ro1">
          <table:table-cell table:formula="of:=[$'Admin ALL'.A171] &amp; [$'Admin ALL'.F171]" office:value-type="string" office:string-value="home_error_backupsystem              = " calcext:value-type="string">
            <text:p>home_error_backupsystem <text:s text:c="13"/>= </text:p>
          </table:table-cell>
          <table:table-cell table:number-columns-repeated="1023"/>
        </table:table-row>
        <table:table-row table:style-name="ro1">
          <table:table-cell table:formula="of:=[$'Admin ALL'.A172] &amp; [$'Admin ALL'.F172]" office:value-type="string" office:string-value="home_date_text                       = " calcext:value-type="string">
            <text:p>home_date_text <text:s text:c="22"/>= </text:p>
          </table:table-cell>
          <table:table-cell table:number-columns-repeated="1023"/>
        </table:table-row>
        <table:table-row table:style-name="ro1">
          <table:table-cell table:formula="of:=[$'Admin ALL'.A173] &amp; [$'Admin ALL'.F173]" office:value-type="string" office:string-value="home_text_locale                     = " calcext:value-type="string">
            <text:p>home_text_locale <text:s text:c="20"/>= </text:p>
          </table:table-cell>
          <table:table-cell table:number-columns-repeated="1023"/>
        </table:table-row>
        <table:table-row table:style-name="ro1">
          <table:table-cell table:formula="of:=[$'Admin ALL'.A174] &amp; [$'Admin ALL'.F174]" office:value-type="string" office:string-value="home_text_nolocale                   = " calcext:value-type="string">
            <text:p>home_text_nolocale <text:s text:c="18"/>= </text:p>
          </table:table-cell>
          <table:table-cell table:number-columns-repeated="1023"/>
        </table:table-row>
        <table:table-row table:style-name="ro1">
          <table:table-cell table:formula="of:=[$'Admin ALL'.A175] &amp; [$'Admin ALL'.F175]">
            <text:p/>
          </table:table-cell>
          <table:table-cell table:number-columns-repeated="1023"/>
        </table:table-row>
        <table:table-row table:style-name="ro1">
          <table:table-cell table:formula="of:=[$'Admin ALL'.A176] &amp; [$'Admin ALL'.F176]" office:value-type="string" office:string-value="catpage_button                       = " calcext:value-type="string">
            <text:p>catpage_button <text:s text:c="22"/>= </text:p>
          </table:table-cell>
          <table:table-cell table:number-columns-repeated="1023"/>
        </table:table-row>
        <table:table-row table:style-name="ro1">
          <table:table-cell table:formula="of:=[$'Admin ALL'.A177] &amp; [$'Admin ALL'.F177]" office:value-type="string" office:string-value="category_button                      = " calcext:value-type="string">
            <text:p>category_button <text:s text:c="21"/>= </text:p>
          </table:table-cell>
          <table:table-cell table:number-columns-repeated="1023"/>
        </table:table-row>
        <table:table-row table:style-name="ro1">
          <table:table-cell table:formula="of:=[$'Admin ALL'.A178] &amp; [$'Admin ALL'.F178]" office:value-type="string" office:string-value="page_button                          = " calcext:value-type="string">
            <text:p>page_button <text:s text:c="25"/>= </text:p>
          </table:table-cell>
          <table:table-cell table:number-columns-repeated="1023"/>
        </table:table-row>
        <table:table-row table:style-name="ro1">
          <table:table-cell table:formula="of:=[$'Admin ALL'.A179] &amp; [$'Admin ALL'.F179]" office:value-type="string" office:string-value="page_status                          = " calcext:value-type="string">
            <text:p>page_status <text:s text:c="25"/>= </text:p>
          </table:table-cell>
          <table:table-cell table:number-columns-repeated="1023"/>
        </table:table-row>
        <table:table-row table:style-name="ro1">
          <table:table-cell table:formula="of:=[$'Admin ALL'.A180] &amp; [$'Admin ALL'.F180]" office:value-type="string" office:string-value="page_edit                            = " calcext:value-type="string">
            <text:p>page_edit <text:s text:c="27"/>= </text:p>
          </table:table-cell>
          <table:table-cell table:number-columns-repeated="1023"/>
        </table:table-row>
        <table:table-row table:style-name="ro1">
          <table:table-cell table:formula="of:=[$'Admin ALL'.A181] &amp; [$'Admin ALL'.F181]" office:value-type="string" office:string-value="page_saveasdraft                     = " calcext:value-type="string">
            <text:p>page_saveasdraft <text:s text:c="20"/>= </text:p>
          </table:table-cell>
          <table:table-cell table:number-columns-repeated="1023"/>
        </table:table-row>
        <table:table-row table:style-name="ro1">
          <table:table-cell table:formula="of:=[$'Admin ALL'.A182] &amp; [$'Admin ALL'.F182]" office:value-type="string" office:string-value="page_saveashidden                    = " calcext:value-type="string">
            <text:p>page_saveashidden <text:s text:c="19"/>= </text:p>
          </table:table-cell>
          <table:table-cell table:number-columns-repeated="1023"/>
        </table:table-row>
        <table:table-row table:style-name="ro1">
          <table:table-cell table:formula="of:=[$'Admin ALL'.A183] &amp; [$'Admin ALL'.F183]" office:value-type="string" office:string-value="page_saveasnormal                    = " calcext:value-type="string">
            <text:p>page_saveasnormal <text:s text:c="19"/>= </text:p>
          </table:table-cell>
          <table:table-cell table:number-columns-repeated="1023"/>
        </table:table-row>
        <table:table-row table:style-name="ro1">
          <table:table-cell table:formula="of:=[$'Admin ALL'.A184] &amp; [$'Admin ALL'.F184]" office:value-type="string" office:string-value="page_error_save                      = " calcext:value-type="string">
            <text:p>page_error_save <text:s text:c="21"/>= </text:p>
          </table:table-cell>
          <table:table-cell table:number-columns-repeated="1023"/>
        </table:table-row>
        <table:table-row table:style-name="ro1">
          <table:table-cell table:formula="of:=[$'Admin ALL'.A185] &amp; [$'Admin ALL'.F185]" office:value-type="string" office:string-value="page_edit_discard                    = " calcext:value-type="string">
            <text:p>page_edit_discard <text:s text:c="19"/>= </text:p>
          </table:table-cell>
          <table:table-cell table:number-columns-repeated="1023"/>
        </table:table-row>
        <table:table-row table:style-name="ro1">
          <table:table-cell table:formula="of:=[$'Admin ALL'.A186] &amp; [$'Admin ALL'.F186]" office:value-type="string" office:string-value="close                                = " calcext:value-type="string">
            <text:p>close <text:s text:c="31"/>= </text:p>
          </table:table-cell>
          <table:table-cell table:number-columns-repeated="1023"/>
        </table:table-row>
        <table:table-row table:style-name="ro1">
          <table:table-cell table:formula="of:=[$'Admin ALL'.A187] &amp; [$'Admin ALL'.F187]" office:value-type="string" office:string-value="page_reload                          = " calcext:value-type="string">
            <text:p>page_reload <text:s text:c="25"/>= </text:p>
          </table:table-cell>
          <table:table-cell table:number-columns-repeated="1023"/>
        </table:table-row>
        <table:table-row table:style-name="ro1">
          <table:table-cell table:formula="of:=[$'Admin ALL'.A188] &amp; [$'Admin ALL'.F188]" office:value-type="string" office:string-value="page_cancel_reload                   = " calcext:value-type="string">
            <text:p>page_cancel_reload <text:s text:c="18"/>= </text:p>
          </table:table-cell>
          <table:table-cell table:number-columns-repeated="1023"/>
        </table:table-row>
        <table:table-row table:style-name="ro1">
          <table:table-cell table:formula="of:=[$'Admin ALL'.A189] &amp; [$'Admin ALL'.F189]" office:value-type="string" office:string-value="page_error_no_page                   = " calcext:value-type="string">
            <text:p>page_error_no_page <text:s text:c="18"/>= </text:p>
          </table:table-cell>
          <table:table-cell table:number-columns-repeated="1023"/>
        </table:table-row>
        <table:table-row table:style-name="ro1">
          <table:table-cell table:formula="of:=[$'Admin ALL'.A190] &amp; [$'Admin ALL'.F190]">
            <text:p/>
          </table:table-cell>
          <table:table-cell table:number-columns-repeated="1023"/>
        </table:table-row>
        <table:table-row table:style-name="ro1">
          <table:table-cell table:formula="of:=[$'Admin ALL'.A191] &amp; [$'Admin ALL'.F191]" office:value-type="string" office:string-value="gallery_button                       = " calcext:value-type="string">
            <text:p>gallery_button <text:s text:c="22"/>= </text:p>
          </table:table-cell>
          <table:table-cell table:number-columns-repeated="1023"/>
        </table:table-row>
        <table:table-row table:style-name="ro1">
          <table:table-cell table:formula="of:=[$'Admin ALL'.A192] &amp; [$'Admin ALL'.F192]" office:value-type="string" office:string-value="gallery_scale                        = " calcext:value-type="string">
            <text:p>gallery_scale <text:s text:c="23"/>= </text:p>
          </table:table-cell>
          <table:table-cell table:number-columns-repeated="1023"/>
        </table:table-row>
        <table:table-row table:style-name="ro1">
          <table:table-cell table:formula="of:=[$'Admin ALL'.A193] &amp; [$'Admin ALL'.F193]" office:value-type="string" office:string-value="gallery_scale_thumbs                 = " calcext:value-type="string">
            <text:p>gallery_scale_thumbs <text:s text:c="16"/>= </text:p>
          </table:table-cell>
          <table:table-cell table:number-columns-repeated="1023"/>
        </table:table-row>
        <table:table-row table:style-name="ro1">
          <table:table-cell table:formula="of:=[$'Admin ALL'.A194] &amp; [$'Admin ALL'.F194]" office:value-type="string" office:string-value="gallery_error_new                    = " calcext:value-type="string">
            <text:p>gallery_error_new <text:s text:c="19"/>= </text:p>
          </table:table-cell>
          <table:table-cell table:number-columns-repeated="1023"/>
        </table:table-row>
        <table:table-row table:style-name="ro1">
          <table:table-cell table:formula="of:=[$'Admin ALL'.A195] &amp; [$'Admin ALL'.F195]" office:value-type="string" office:string-value="gallery_error_exists                 = " calcext:value-type="string">
            <text:p>gallery_error_exists <text:s text:c="16"/>= </text:p>
          </table:table-cell>
          <table:table-cell table:number-columns-repeated="1023"/>
        </table:table-row>
        <table:table-row table:style-name="ro1">
          <table:table-cell table:formula="of:=[$'Admin ALL'.A196] &amp; [$'Admin ALL'.F196]" office:value-type="string" office:string-value="gallery_error_datei_conf             = " calcext:value-type="string">
            <text:p>gallery_error_datei_conf <text:s text:c="12"/>= </text:p>
          </table:table-cell>
          <table:table-cell table:number-columns-repeated="1023"/>
        </table:table-row>
        <table:table-row table:style-name="ro1">
          <table:table-cell table:formula="of:=[$'Admin ALL'.A197] &amp; [$'Admin ALL'.F197]" office:value-type="string" office:string-value="gallery_error_subtitle_conf          = " calcext:value-type="string">
            <text:p>gallery_error_subtitle_conf <text:s text:c="9"/>= </text:p>
          </table:table-cell>
          <table:table-cell table:number-columns-repeated="1023"/>
        </table:table-row>
        <table:table-row table:style-name="ro1">
          <table:table-cell table:formula="of:=[$'Admin ALL'.A198] &amp; [$'Admin ALL'.F198]" office:value-type="string" office:string-value="gallery_messages_from_ftp            = " calcext:value-type="string">
            <text:p>gallery_messages_from_ftp <text:s text:c="11"/>= </text:p>
          </table:table-cell>
          <table:table-cell table:number-columns-repeated="1023"/>
        </table:table-row>
        <table:table-row table:style-name="ro1">
          <table:table-cell table:formula="of:=[$'Admin ALL'.A199] &amp; [$'Admin ALL'.F199]" office:value-type="string" office:string-value="gallery_messages_from_ftp_no         = " calcext:value-type="string">
            <text:p>gallery_messages_from_ftp_no <text:s text:c="8"/>= </text:p>
          </table:table-cell>
          <table:table-cell table:number-columns-repeated="1023"/>
        </table:table-row>
        <table:table-row table:style-name="ro1">
          <table:table-cell table:formula="of:=[$'Admin ALL'.A200] &amp; [$'Admin ALL'.F200]" office:value-type="string" office:string-value="gallery_text_from_ftp                = " calcext:value-type="string">
            <text:p>gallery_text_from_ftp <text:s text:c="15"/>= </text:p>
          </table:table-cell>
          <table:table-cell table:number-columns-repeated="1023"/>
        </table:table-row>
        <table:table-row table:style-name="ro1">
          <table:table-cell table:formula="of:=[$'Admin ALL'.A201] &amp; [$'Admin ALL'.F201]" office:value-type="string" office:string-value="gallery_text_from_ftp_button         = " calcext:value-type="string">
            <text:p>gallery_text_from_ftp_button <text:s text:c="8"/>= </text:p>
          </table:table-cell>
          <table:table-cell table:number-columns-repeated="1023"/>
        </table:table-row>
        <table:table-row table:style-name="ro1">
          <table:table-cell table:formula="of:=[$'Admin ALL'.A202] &amp; [$'Admin ALL'.F202]" office:value-type="string" office:string-value="gallery_name_new                     = " calcext:value-type="string">
            <text:p>gallery_name_new <text:s text:c="20"/>= </text:p>
          </table:table-cell>
          <table:table-cell table:number-columns-repeated="1023"/>
        </table:table-row>
        <table:table-row table:style-name="ro1">
          <table:table-cell table:formula="of:=[$'Admin ALL'.A203] &amp; [$'Admin ALL'.F203]" office:value-type="string" office:string-value="gallery_error_deleted                = " calcext:value-type="string">
            <text:p>gallery_error_deleted <text:s text:c="15"/>= </text:p>
          </table:table-cell>
          <table:table-cell table:number-columns-repeated="1023"/>
        </table:table-row>
        <table:table-row table:style-name="ro1">
          <table:table-cell table:formula="of:=[$'Admin ALL'.A204] &amp; [$'Admin ALL'.F204]" office:value-type="string" office:string-value="gallery_error_newname                = " calcext:value-type="string">
            <text:p>gallery_error_newname <text:s text:c="15"/>= </text:p>
          </table:table-cell>
          <table:table-cell table:number-columns-repeated="1023"/>
        </table:table-row>
        <table:table-row table:style-name="ro1">
          <table:table-cell table:formula="of:=[$'Admin ALL'.A205] &amp; [$'Admin ALL'.F205]" office:value-type="string" office:string-value="gallery_help_conf                    = " calcext:value-type="string">
            <text:p>gallery_help_conf <text:s text:c="19"/>= </text:p>
          </table:table-cell>
          <table:table-cell table:number-columns-repeated="1023"/>
        </table:table-row>
        <table:table-row table:style-name="ro1">
          <table:table-cell table:formula="of:=[$'Admin ALL'.A206] &amp; [$'Admin ALL'.F206]" office:value-type="string" office:string-value="gallery_error_noexists               = " calcext:value-type="string">
            <text:p>gallery_error_noexists <text:s text:c="14"/>= </text:p>
          </table:table-cell>
          <table:table-cell table:number-columns-repeated="1023"/>
        </table:table-row>
        <table:table-row table:style-name="ro1">
          <table:table-cell table:formula="of:=[$'Admin ALL'.A207] &amp; [$'Admin ALL'.F207]" office:value-type="string" office:string-value="gallery_delete_confirm               = " calcext:value-type="string">
            <text:p>gallery_delete_confirm <text:s text:c="14"/>= </text:p>
          </table:table-cell>
          <table:table-cell table:number-columns-repeated="1023"/>
        </table:table-row>
        <table:table-row table:style-name="ro1">
          <table:table-cell table:formula="of:=[$'Admin ALL'.A208] &amp; [$'Admin ALL'.F208]" office:value-type="string" office:string-value="gallery_image_size                   = " calcext:value-type="string">
            <text:p>gallery_image_size <text:s text:c="18"/>= </text:p>
          </table:table-cell>
          <table:table-cell table:number-columns-repeated="1023"/>
        </table:table-row>
        <table:table-row table:style-name="ro1">
          <table:table-cell table:formula="of:=[$'Admin ALL'.A209] &amp; [$'Admin ALL'.F209]" office:value-type="string" office:string-value="gallery_preview_size                 = " calcext:value-type="string">
            <text:p>gallery_preview_size <text:s text:c="16"/>= </text:p>
          </table:table-cell>
          <table:table-cell table:number-columns-repeated="1023"/>
        </table:table-row>
        <table:table-row table:style-name="ro1">
          <table:table-cell table:formula="of:=[$'Admin ALL'.A210] &amp; [$'Admin ALL'.F210]" office:value-type="string" office:string-value="gallery_text_subtitle                = " calcext:value-type="string">
            <text:p>gallery_text_subtitle <text:s text:c="15"/>= </text:p>
          </table:table-cell>
          <table:table-cell table:number-columns-repeated="1023"/>
        </table:table-row>
        <table:table-row table:style-name="ro1">
          <table:table-cell table:formula="of:=[$'Admin ALL'.A211] &amp; [$'Admin ALL'.F211]">
            <text:p/>
          </table:table-cell>
          <table:table-cell table:number-columns-repeated="1023"/>
        </table:table-row>
        <table:table-row table:style-name="ro1">
          <table:table-cell table:formula="of:=[$'Admin ALL'.A212] &amp; [$'Admin ALL'.F212]" office:value-type="string" office:string-value="config_button                        = " calcext:value-type="string">
            <text:p>config_button <text:s text:c="23"/>= </text:p>
          </table:table-cell>
          <table:table-cell table:number-columns-repeated="1023"/>
        </table:table-row>
        <table:table-row table:style-name="ro1">
          <table:table-cell table:formula="of:=[$'Admin ALL'.A213] &amp; [$'Admin ALL'.F213]" office:value-type="string" office:string-value="config_text                          = " calcext:value-type="string">
            <text:p>config_text <text:s text:c="25"/>= </text:p>
          </table:table-cell>
          <table:table-cell table:number-columns-repeated="1023"/>
        </table:table-row>
        <table:table-row table:style-name="ro1">
          <table:table-cell table:formula="of:=[$'Admin ALL'.A214] &amp; [$'Admin ALL'.F214]" office:value-type="string" office:string-value="config_text_usesitemap               = " calcext:value-type="string">
            <text:p>config_text_usesitemap <text:s text:c="14"/>= </text:p>
          </table:table-cell>
          <table:table-cell table:number-columns-repeated="1023"/>
        </table:table-row>
        <table:table-row table:style-name="ro1">
          <table:table-cell table:formula="of:=[$'Admin ALL'.A215] &amp; [$'Admin ALL'.F215]" office:value-type="string" office:string-value="config_input_usesitemap              = " calcext:value-type="string">
            <text:p>config_input_usesitemap <text:s text:c="13"/>= </text:p>
          </table:table-cell>
          <table:table-cell table:number-columns-repeated="1023"/>
        </table:table-row>
        <table:table-row table:style-name="ro1">
          <table:table-cell table:formula="of:=[$'Admin ALL'.A216] &amp; [$'Admin ALL'.F216]" office:value-type="string" office:string-value="config_error_language_empty          = " calcext:value-type="string">
            <text:p>config_error_language_empty <text:s text:c="9"/>= </text:p>
          </table:table-cell>
          <table:table-cell table:number-columns-repeated="1023"/>
        </table:table-row>
        <table:table-row table:style-name="ro1">
          <table:table-cell table:formula="of:=[$'Admin ALL'.A217] &amp; [$'Admin ALL'.F217]" office:value-type="string" office:string-value="config_error_languagefile_error      = " calcext:value-type="string">
            <text:p>config_error_languagefile_error <text:s text:c="5"/>= </text:p>
          </table:table-cell>
          <table:table-cell table:number-columns-repeated="1023"/>
        </table:table-row>
        <table:table-row table:style-name="ro1">
          <table:table-cell table:formula="of:=[$'Admin ALL'.A218] &amp; [$'Admin ALL'.F218]" office:value-type="string" office:string-value="config_error_defaultcat_emty         = " calcext:value-type="string">
            <text:p>config_error_defaultcat_emty <text:s text:c="8"/>= </text:p>
          </table:table-cell>
          <table:table-cell table:number-columns-repeated="1023"/>
        </table:table-row>
        <table:table-row table:style-name="ro1">
          <table:table-cell table:formula="of:=[$'Admin ALL'.A219] &amp; [$'Admin ALL'.F219]" office:value-type="string" office:string-value="config_error_defaultcat_existed      = " calcext:value-type="string">
            <text:p>config_error_defaultcat_existed <text:s text:c="5"/>= </text:p>
          </table:table-cell>
          <table:table-cell table:number-columns-repeated="1023"/>
        </table:table-row>
        <table:table-row table:style-name="ro1">
          <table:table-cell table:formula="of:=[$'Admin ALL'.A220] &amp; [$'Admin ALL'.F220]" office:value-type="string" office:string-value="config_error_layouts_emty            = " calcext:value-type="string">
            <text:p>config_error_layouts_emty <text:s text:c="11"/>= </text:p>
          </table:table-cell>
          <table:table-cell table:number-columns-repeated="1023"/>
        </table:table-row>
        <table:table-row table:style-name="ro1">
          <table:table-cell table:formula="of:=[$'Admin ALL'.A221] &amp; [$'Admin ALL'.F221]" office:value-type="string" office:string-value="config_error_layouts_existed         = " calcext:value-type="string">
            <text:p>config_error_layouts_existed <text:s text:c="8"/>= </text:p>
          </table:table-cell>
          <table:table-cell table:number-columns-repeated="1023"/>
        </table:table-row>
        <table:table-row table:style-name="ro1">
          <table:table-cell table:formula="of:=[$'Admin ALL'.A222] &amp; [$'Admin ALL'.F222]" office:value-type="string" office:string-value="config_error_modrewrite              = " calcext:value-type="string">
            <text:p>config_error_modrewrite <text:s text:c="13"/>= </text:p>
          </table:table-cell>
          <table:table-cell table:number-columns-repeated="1023"/>
        </table:table-row>
        <table:table-row table:style-name="ro1">
          <table:table-cell table:formula="of:=[$'Admin ALL'.A223] &amp; [$'Admin ALL'.F223]" office:value-type="string" office:string-value="config_text_websitetitle             = " calcext:value-type="string">
            <text:p>config_text_websitetitle <text:s text:c="12"/>= </text:p>
          </table:table-cell>
          <table:table-cell table:number-columns-repeated="1023"/>
        </table:table-row>
        <table:table-row table:style-name="ro1">
          <table:table-cell table:formula="of:=[$'Admin ALL'.A224] &amp; [$'Admin ALL'.F224]" office:value-type="string" office:string-value="config_text_websitetitlebar          = " calcext:value-type="string">
            <text:p>config_text_websitetitlebar <text:s text:c="9"/>= </text:p>
          </table:table-cell>
          <table:table-cell table:number-columns-repeated="1023"/>
        </table:table-row>
        <table:table-row table:style-name="ro1">
          <table:table-cell table:formula="of:=[$'Admin ALL'.A225] &amp; [$'Admin ALL'.F225]" office:value-type="string" office:string-value="config_text_websitetitleseparator    = " calcext:value-type="string">
            <text:p>config_text_websitetitleseparator <text:s text:c="3"/>= </text:p>
          </table:table-cell>
          <table:table-cell table:number-columns-repeated="1023"/>
        </table:table-row>
        <table:table-row table:style-name="ro1">
          <table:table-cell table:formula="of:=[$'Admin ALL'.A226] &amp; [$'Admin ALL'.F226]" office:value-type="string" office:string-value="config_text_websitedescription       = " calcext:value-type="string">
            <text:p>config_text_websitedescription <text:s text:c="6"/>= </text:p>
          </table:table-cell>
          <table:table-cell table:number-columns-repeated="1023"/>
        </table:table-row>
        <table:table-row table:style-name="ro1">
          <table:table-cell table:formula="of:=[$'Admin ALL'.A227] &amp; [$'Admin ALL'.F227]" office:value-type="string" office:string-value="config_text_websitekeywords          = " calcext:value-type="string">
            <text:p>config_text_websitekeywords <text:s text:c="9"/>= </text:p>
          </table:table-cell>
          <table:table-cell table:number-columns-repeated="1023"/>
        </table:table-row>
        <table:table-row table:style-name="ro1">
          <table:table-cell table:formula="of:=[$'Admin ALL'.A228] &amp; [$'Admin ALL'.F228]" office:value-type="string" office:string-value="config_text_cmslanguage              = " calcext:value-type="string">
            <text:p>config_text_cmslanguage <text:s text:c="13"/>= </text:p>
          </table:table-cell>
          <table:table-cell table:number-columns-repeated="1023"/>
        </table:table-row>
        <table:table-row table:style-name="ro1">
          <table:table-cell table:formula="of:=[$'Admin ALL'.A229] &amp; [$'Admin ALL'.F229]" office:value-type="string" office:string-value="config_input_translator              = " calcext:value-type="string">
            <text:p>config_input_translator <text:s text:c="13"/>= </text:p>
          </table:table-cell>
          <table:table-cell table:number-columns-repeated="1023"/>
        </table:table-row>
        <table:table-row table:style-name="ro1">
          <table:table-cell table:formula="of:=[$'Admin ALL'.A230] &amp; [$'Admin ALL'.F230]" office:value-type="string" office:string-value="config_text_cmslayout                = " calcext:value-type="string">
            <text:p>config_text_cmslayout <text:s text:c="15"/>= </text:p>
          </table:table-cell>
          <table:table-cell table:number-columns-repeated="1023"/>
        </table:table-row>
        <table:table-row table:style-name="ro1">
          <table:table-cell table:formula="of:=[$'Admin ALL'.A231] &amp; [$'Admin ALL'.F231]" office:value-type="string" office:string-value="config_text_defaultcat               = " calcext:value-type="string">
            <text:p>config_text_defaultcat <text:s text:c="14"/>= </text:p>
          </table:table-cell>
          <table:table-cell table:number-columns-repeated="1023"/>
        </table:table-row>
        <table:table-row table:style-name="ro1">
          <table:table-cell table:formula="of:=[$'Admin ALL'.A232] &amp; [$'Admin ALL'.F232]" office:value-type="string" office:string-value="config_text_usesyntax                = " calcext:value-type="string">
            <text:p>config_text_usesyntax <text:s text:c="15"/>= </text:p>
          </table:table-cell>
          <table:table-cell table:number-columns-repeated="1023"/>
        </table:table-row>
        <table:table-row table:style-name="ro1">
          <table:table-cell table:formula="of:=[$'Admin ALL'.A233] &amp; [$'Admin ALL'.F233]" office:value-type="string" office:string-value="config_input_usesyntax               = " calcext:value-type="string">
            <text:p>config_input_usesyntax <text:s text:c="14"/>= </text:p>
          </table:table-cell>
          <table:table-cell table:number-columns-repeated="1023"/>
        </table:table-row>
        <table:table-row table:style-name="ro1">
          <table:table-cell table:formula="of:=[$'Admin ALL'.A234] &amp; [$'Admin ALL'.F234]" office:value-type="string" office:string-value="config_text_replaceemoticons         = " calcext:value-type="string">
            <text:p>config_text_replaceemoticons <text:s text:c="8"/>= </text:p>
          </table:table-cell>
          <table:table-cell table:number-columns-repeated="1023"/>
        </table:table-row>
        <table:table-row table:style-name="ro1">
          <table:table-cell table:formula="of:=[$'Admin ALL'.A235] &amp; [$'Admin ALL'.F235]" office:value-type="string" office:string-value="config_text_usersyntax               = " calcext:value-type="string">
            <text:p>config_text_usersyntax <text:s text:c="14"/>= </text:p>
          </table:table-cell>
          <table:table-cell table:number-columns-repeated="1023"/>
        </table:table-row>
        <table:table-row table:style-name="ro1">
          <table:table-cell table:formula="of:=[$'Admin ALL'.A236] &amp; [$'Admin ALL'.F236]" office:value-type="string" office:string-value="config_input_replaceemoticons        = " calcext:value-type="string">
            <text:p>config_input_replaceemoticons <text:s text:c="7"/>= </text:p>
          </table:table-cell>
          <table:table-cell table:number-columns-repeated="1023"/>
        </table:table-row>
        <table:table-row table:style-name="ro1">
          <table:table-cell table:formula="of:=[$'Admin ALL'.A237] &amp; [$'Admin ALL'.F237]" office:value-type="string" office:string-value="config_text_defaultcolors            = " calcext:value-type="string">
            <text:p>config_text_defaultcolors <text:s text:c="11"/>= </text:p>
          </table:table-cell>
          <table:table-cell table:number-columns-repeated="1023"/>
        </table:table-row>
        <table:table-row table:style-name="ro1">
          <table:table-cell table:formula="of:=[$'Admin ALL'.A238] &amp; [$'Admin ALL'.F238]" office:value-type="string" office:string-value="config_text_showhiddenpages          = " calcext:value-type="string">
            <text:p>config_text_showhiddenpages <text:s text:c="9"/>= </text:p>
          </table:table-cell>
          <table:table-cell table:number-columns-repeated="1023"/>
        </table:table-row>
        <table:table-row table:style-name="ro1">
          <table:table-cell table:formula="of:=[$'Admin ALL'.A239] &amp; [$'Admin ALL'.F239]" office:value-type="string" office:string-value="config_input_search                  = " calcext:value-type="string">
            <text:p>config_input_search <text:s text:c="17"/>= </text:p>
          </table:table-cell>
          <table:table-cell table:number-columns-repeated="1023"/>
        </table:table-row>
        <table:table-row table:style-name="ro1">
          <table:table-cell table:formula="of:=[$'Admin ALL'.A240] &amp; [$'Admin ALL'.F240]" office:value-type="string" office:string-value="config_input_sitemap                 = " calcext:value-type="string">
            <text:p>config_input_sitemap <text:s text:c="16"/>= </text:p>
          </table:table-cell>
          <table:table-cell table:number-columns-repeated="1023"/>
        </table:table-row>
        <table:table-row table:style-name="ro1">
          <table:table-cell table:formula="of:=[$'Admin ALL'.A241] &amp; [$'Admin ALL'.F241]" office:value-type="string" office:string-value="config_input_pagesincmsvariables     = " calcext:value-type="string">
            <text:p>config_input_pagesincmsvariables <text:s text:c="4"/>= </text:p>
          </table:table-cell>
          <table:table-cell table:number-columns-repeated="1023"/>
        </table:table-row>
        <table:table-row table:style-name="ro1">
          <table:table-cell table:formula="of:=[$'Admin ALL'.A242] &amp; [$'Admin ALL'.F242]" office:value-type="string" office:string-value="config_input_pagesasdefaultpage      = " calcext:value-type="string">
            <text:p>config_input_pagesasdefaultpage <text:s text:c="5"/>= </text:p>
          </table:table-cell>
          <table:table-cell table:number-columns-repeated="1023"/>
        </table:table-row>
        <table:table-row table:style-name="ro1">
          <table:table-cell table:formula="of:=[$'Admin ALL'.A243] &amp; [$'Admin ALL'.F243]" office:value-type="string" office:string-value="config_text_target                   = " calcext:value-type="string">
            <text:p>config_text_target <text:s text:c="18"/>= </text:p>
          </table:table-cell>
          <table:table-cell table:number-columns-repeated="1023"/>
        </table:table-row>
        <table:table-row table:style-name="ro1">
          <table:table-cell table:formula="of:=[$'Admin ALL'.A244] &amp; [$'Admin ALL'.F244]" office:value-type="string" office:string-value="config_input_download                = " calcext:value-type="string">
            <text:p>config_input_download <text:s text:c="15"/>= </text:p>
          </table:table-cell>
          <table:table-cell table:number-columns-repeated="1023"/>
        </table:table-row>
        <table:table-row table:style-name="ro1">
          <table:table-cell table:formula="of:=[$'Admin ALL'.A245] &amp; [$'Admin ALL'.F245]" office:value-type="string" office:string-value="config_input_link                    = " calcext:value-type="string">
            <text:p>config_input_link <text:s text:c="19"/>= </text:p>
          </table:table-cell>
          <table:table-cell table:number-columns-repeated="1023"/>
        </table:table-row>
        <table:table-row table:style-name="ro1">
          <table:table-cell table:formula="of:=[$'Admin ALL'.A246] &amp; [$'Admin ALL'.F246]" office:value-type="string" office:string-value="config_text_catnamedpages            = " calcext:value-type="string">
            <text:p>config_text_catnamedpages <text:s text:c="11"/>= </text:p>
          </table:table-cell>
          <table:table-cell table:number-columns-repeated="1023"/>
        </table:table-row>
        <table:table-row table:style-name="ro1">
          <table:table-cell table:formula="of:=[$'Admin ALL'.A247] &amp; [$'Admin ALL'.F247]" office:value-type="string" office:string-value="config_input_catnamedpages           = " calcext:value-type="string">
            <text:p>config_input_catnamedpages <text:s text:c="10"/>= </text:p>
          </table:table-cell>
          <table:table-cell table:number-columns-repeated="1023"/>
        </table:table-row>
        <table:table-row table:style-name="ro1">
          <table:table-cell table:formula="of:=[$'Admin ALL'.A248] &amp; [$'Admin ALL'.F248]" office:value-type="string" office:string-value="config_text_modrewrite               = " calcext:value-type="string">
            <text:p>config_text_modrewrite <text:s text:c="14"/>= </text:p>
          </table:table-cell>
          <table:table-cell table:number-columns-repeated="1023"/>
        </table:table-row>
        <table:table-row table:style-name="ro1">
          <table:table-cell table:formula="of:=[$'Admin ALL'.A249] &amp; [$'Admin ALL'.F249]" office:value-type="string" office:string-value="config_input_modrewrite              = " calcext:value-type="string">
            <text:p>config_input_modrewrite <text:s text:c="13"/>= </text:p>
          </table:table-cell>
          <table:table-cell table:number-columns-repeated="1023"/>
        </table:table-row>
        <table:table-row table:style-name="ro1">
          <table:table-cell table:formula="of:=[$'Admin ALL'.A250] &amp; [$'Admin ALL'.F250]" office:value-type="string" office:string-value="config_text_showsyntaxtooltips       = " calcext:value-type="string">
            <text:p>config_text_showsyntaxtooltips <text:s text:c="6"/>= </text:p>
          </table:table-cell>
          <table:table-cell table:number-columns-repeated="1023"/>
        </table:table-row>
        <table:table-row table:style-name="ro1">
          <table:table-cell table:formula="of:=[$'Admin ALL'.A251] &amp; [$'Admin ALL'.F251]" office:value-type="string" office:string-value="config_input_showsyntaxtooltips      = " calcext:value-type="string">
            <text:p>config_input_showsyntaxtooltips <text:s text:c="5"/>= </text:p>
          </table:table-cell>
          <table:table-cell table:number-columns-repeated="1023"/>
        </table:table-row>
        <table:table-row table:style-name="ro1">
          <table:table-cell table:formula="of:=[$'Admin ALL'.A252] &amp; [$'Admin ALL'.F252]" office:value-type="string" office:string-value="config_titel_cmsglobal               = " calcext:value-type="string">
            <text:p>config_titel_cmsglobal <text:s text:c="14"/>= </text:p>
          </table:table-cell>
          <table:table-cell table:number-columns-repeated="1023"/>
        </table:table-row>
        <table:table-row table:style-name="ro1">
          <table:table-cell table:formula="of:=[$'Admin ALL'.A253] &amp; [$'Admin ALL'.F253]" office:value-type="string" office:string-value="config_titel_cmssyntax               = " calcext:value-type="string">
            <text:p>config_titel_cmssyntax <text:s text:c="14"/>= </text:p>
          </table:table-cell>
          <table:table-cell table:number-columns-repeated="1023"/>
        </table:table-row>
        <table:table-row table:style-name="ro1">
          <table:table-cell table:formula="of:=[$'Admin ALL'.A254] &amp; [$'Admin ALL'.F254]" office:value-type="string" office:string-value="config_titel_expert                  = " calcext:value-type="string">
            <text:p>config_titel_expert <text:s text:c="17"/>= </text:p>
          </table:table-cell>
          <table:table-cell table:number-columns-repeated="1023"/>
        </table:table-row>
        <table:table-row table:style-name="ro1">
          <table:table-cell table:formula="of:=[$'Admin ALL'.A255] &amp; [$'Admin ALL'.F255]" office:value-type="string" office:string-value="config_titel_usersyntax_test         = " calcext:value-type="string">
            <text:p>config_titel_usersyntax_test <text:s text:c="8"/>= </text:p>
          </table:table-cell>
          <table:table-cell table:number-columns-repeated="1023"/>
        </table:table-row>
        <table:table-row table:style-name="ro1">
          <table:table-cell table:formula="of:=[$'Admin ALL'.A256] &amp; [$'Admin ALL'.F256]" office:value-type="string" office:string-value="config_input_draftmode               = " calcext:value-type="string">
            <text:p>config_input_draftmode <text:s text:c="14"/>= </text:p>
          </table:table-cell>
          <table:table-cell table:number-columns-repeated="1023"/>
        </table:table-row>
        <table:table-row table:style-name="ro1">
          <table:table-cell table:formula="of:=[$'Admin ALL'.A257] &amp; [$'Admin ALL'.F257]" office:value-type="string" office:string-value="config_text_draftmode                = " calcext:value-type="string">
            <text:p>config_text_draftmode <text:s text:c="15"/>= </text:p>
          </table:table-cell>
          <table:table-cell table:number-columns-repeated="1023"/>
        </table:table-row>
        <table:table-row table:style-name="ro1">
          <table:table-cell table:formula="of:=[$'Admin ALL'.A258] &amp; [$'Admin ALL'.F258]" office:value-type="string" office:string-value="config_input_draftlayout             = " calcext:value-type="string">
            <text:p>config_input_draftlayout <text:s text:c="12"/>= </text:p>
          </table:table-cell>
          <table:table-cell table:number-columns-repeated="1023"/>
        </table:table-row>
        <table:table-row table:style-name="ro1">
          <table:table-cell table:formula="of:=[$'Admin ALL'.A259] &amp; [$'Admin ALL'.F259]">
            <text:p/>
          </table:table-cell>
          <table:table-cell table:number-columns-repeated="1023"/>
        </table:table-row>
        <table:table-row table:style-name="ro1">
          <table:table-cell table:formula="of:=[$'Admin ALL'.A260] &amp; [$'Admin ALL'.F260]" office:value-type="string" office:string-value="admin_button                         = moziloAdmin" calcext:value-type="string">
            <text:p>admin_button <text:s text:c="24"/>= moziloAdmin</text:p>
          </table:table-cell>
          <table:table-cell table:number-columns-repeated="1023"/>
        </table:table-row>
        <table:table-row table:style-name="ro1">
          <table:table-cell table:formula="of:=[$'Admin ALL'.A261] &amp; [$'Admin ALL'.F261]" office:value-type="string" office:string-value="admin_text                           = " calcext:value-type="string">
            <text:p>admin_text <text:s text:c="26"/>= </text:p>
          </table:table-cell>
          <table:table-cell table:number-columns-repeated="1023"/>
        </table:table-row>
        <table:table-row table:style-name="ro1">
          <table:table-cell table:formula="of:=[$'Admin ALL'.A262] &amp; [$'Admin ALL'.F262]" office:value-type="string" office:string-value="admin_error_nodigit_tolong           = " calcext:value-type="string">
            <text:p>admin_error_nodigit_tolong <text:s text:c="10"/>= </text:p>
          </table:table-cell>
          <table:table-cell table:number-columns-repeated="1023"/>
        </table:table-row>
        <table:table-row table:style-name="ro1">
          <table:table-cell table:formula="of:=[$'Admin ALL'.A263] &amp; [$'Admin ALL'.F263]" office:value-type="string" office:string-value="admin_error_adminmail                = " calcext:value-type="string">
            <text:p>admin_error_adminmail <text:s text:c="15"/>= </text:p>
          </table:table-cell>
          <table:table-cell table:number-columns-repeated="1023"/>
        </table:table-row>
        <table:table-row table:style-name="ro1">
          <table:table-cell table:formula="of:=[$'Admin ALL'.A264] &amp; [$'Admin ALL'.F264]" office:value-type="string" office:string-value="admin_error_chmodnewfilesatts        = " calcext:value-type="string">
            <text:p>admin_error_chmodnewfilesatts <text:s text:c="7"/>= </text:p>
          </table:table-cell>
          <table:table-cell table:number-columns-repeated="1023"/>
        </table:table-row>
        <table:table-row table:style-name="ro1">
          <table:table-cell table:formula="of:=[$'Admin ALL'.A265] &amp; [$'Admin ALL'.F265]" office:value-type="string" office:string-value="admin_error_backupmsgintervall       = " calcext:value-type="string">
            <text:p>admin_error_backupmsgintervall <text:s text:c="6"/>= </text:p>
          </table:table-cell>
          <table:table-cell table:number-columns-repeated="1023"/>
        </table:table-row>
        <table:table-row table:style-name="ro1">
          <table:table-cell table:formula="of:=[$'Admin ALL'.A266] &amp; [$'Admin ALL'.F266]" office:value-type="string" office:string-value="admin_text_adminmail                 = " calcext:value-type="string">
            <text:p>admin_text_adminmail <text:s text:c="16"/>= </text:p>
          </table:table-cell>
          <table:table-cell table:number-columns-repeated="1023"/>
        </table:table-row>
        <table:table-row table:style-name="ro1">
          <table:table-cell table:formula="of:=[$'Admin ALL'.A267] &amp; [$'Admin ALL'.F267]" office:value-type="string" office:string-value="admin_text_backup                    = " calcext:value-type="string">
            <text:p>admin_text_backup <text:s text:c="19"/>= </text:p>
          </table:table-cell>
          <table:table-cell table:number-columns-repeated="1023"/>
        </table:table-row>
        <table:table-row table:style-name="ro1">
          <table:table-cell table:formula="of:=[$'Admin ALL'.A268] &amp; [$'Admin ALL'.F268]" office:value-type="string" office:string-value="admin_text_get_backup                = " calcext:value-type="string">
            <text:p>admin_text_get_backup <text:s text:c="15"/>= </text:p>
          </table:table-cell>
          <table:table-cell table:number-columns-repeated="1023"/>
        </table:table-row>
        <table:table-row table:style-name="ro1">
          <table:table-cell table:formula="of:=[$'Admin ALL'.A269] &amp; [$'Admin ALL'.F269]" office:value-type="string" office:string-value="admin_button_get_backup              = " calcext:value-type="string">
            <text:p>admin_button_get_backup <text:s text:c="13"/>= </text:p>
          </table:table-cell>
          <table:table-cell table:number-columns-repeated="1023"/>
        </table:table-row>
        <table:table-row table:style-name="ro1">
          <table:table-cell table:formula="of:=[$'Admin ALL'.A270] &amp; [$'Admin ALL'.F270]" office:value-type="string" office:string-value="admin_button_include_cms             = " calcext:value-type="string">
            <text:p>admin_button_include_cms <text:s text:c="12"/>= </text:p>
          </table:table-cell>
          <table:table-cell table:number-columns-repeated="1023"/>
        </table:table-row>
        <table:table-row table:style-name="ro1">
          <table:table-cell table:formula="of:=[$'Admin ALL'.A271] &amp; [$'Admin ALL'.F271]" office:value-type="string" office:string-value="admin_button_include_catpage         = " calcext:value-type="string">
            <text:p>admin_button_include_catpage <text:s text:c="8"/>= </text:p>
          </table:table-cell>
          <table:table-cell table:number-columns-repeated="1023"/>
        </table:table-row>
        <table:table-row table:style-name="ro1">
          <table:table-cell table:formula="of:=[$'Admin ALL'.A272] &amp; [$'Admin ALL'.F272]" office:value-type="string" office:string-value="admin_button_include_gallery         = " calcext:value-type="string">
            <text:p>admin_button_include_gallery <text:s text:c="8"/>= </text:p>
          </table:table-cell>
          <table:table-cell table:number-columns-repeated="1023"/>
        </table:table-row>
        <table:table-row table:style-name="ro1">
          <table:table-cell table:formula="of:=[$'Admin ALL'.A273] &amp; [$'Admin ALL'.F273]" office:value-type="string" office:string-value="admin_button_include_layouts         = " calcext:value-type="string">
            <text:p>admin_button_include_layouts <text:s text:c="8"/>= </text:p>
          </table:table-cell>
          <table:table-cell table:number-columns-repeated="1023"/>
        </table:table-row>
        <table:table-row table:style-name="ro1">
          <table:table-cell table:formula="of:=[$'Admin ALL'.A274] &amp; [$'Admin ALL'.F274]" office:value-type="string" office:string-value="admin_button_include_plugins         = " calcext:value-type="string">
            <text:p>admin_button_include_plugins <text:s text:c="8"/>= </text:p>
          </table:table-cell>
          <table:table-cell table:number-columns-repeated="1023"/>
        </table:table-row>
        <table:table-row table:style-name="ro1">
          <table:table-cell table:formula="of:=[$'Admin ALL'.A275] &amp; [$'Admin ALL'.F275]" office:value-type="string" office:string-value="admin_button_include_docu            = " calcext:value-type="string">
            <text:p>admin_button_include_docu <text:s text:c="11"/>= </text:p>
          </table:table-cell>
          <table:table-cell table:number-columns-repeated="1023"/>
        </table:table-row>
        <table:table-row table:style-name="ro1">
          <table:table-cell table:formula="of:=[$'Admin ALL'.A276] &amp; [$'Admin ALL'.F276]" office:value-type="string" office:string-value="admin_error_no_backups_select        = " calcext:value-type="string">
            <text:p>admin_error_no_backups_select <text:s text:c="7"/>= </text:p>
          </table:table-cell>
          <table:table-cell table:number-columns-repeated="1023"/>
        </table:table-row>
        <table:table-row table:style-name="ro1">
          <table:table-cell table:formula="of:=[$'Admin ALL'.A277] &amp; [$'Admin ALL'.F277]" office:value-type="string" office:string-value="admin_text_chmodnewfiles             = " calcext:value-type="string">
            <text:p>admin_text_chmodnewfiles <text:s text:c="12"/>= </text:p>
          </table:table-cell>
          <table:table-cell table:number-columns-repeated="1023"/>
        </table:table-row>
        <table:table-row table:style-name="ro1">
          <table:table-cell table:formula="of:=[$'Admin ALL'.A278] &amp; [$'Admin ALL'.F278]" office:value-type="string" office:string-value="admin_text_uploadfilter              = " calcext:value-type="string">
            <text:p>admin_text_uploadfilter <text:s text:c="13"/>= </text:p>
          </table:table-cell>
          <table:table-cell table:number-columns-repeated="1023"/>
        </table:table-row>
        <table:table-row table:style-name="ro1">
          <table:table-cell table:formula="of:=[$'Admin ALL'.A279] &amp; [$'Admin ALL'.F279]" office:value-type="string" office:string-value="admin_input_translator               = " calcext:value-type="string">
            <text:p>admin_input_translator <text:s text:c="14"/>= </text:p>
          </table:table-cell>
          <table:table-cell table:number-columns-repeated="1023"/>
        </table:table-row>
        <table:table-row table:style-name="ro1">
          <table:table-cell table:formula="of:=[$'Admin ALL'.A280] &amp; [$'Admin ALL'.F280]" office:value-type="string" office:string-value="admin_input_language                 = " calcext:value-type="string">
            <text:p>admin_input_language <text:s text:c="16"/>= </text:p>
          </table:table-cell>
          <table:table-cell table:number-columns-repeated="1023"/>
        </table:table-row>
        <table:table-row table:style-name="ro1">
          <table:table-cell table:formula="of:=[$'Admin ALL'.A281] &amp; [$'Admin ALL'.F281]" office:value-type="string" office:string-value="admin_input_chmodupdate              = " calcext:value-type="string">
            <text:p>admin_input_chmodupdate <text:s text:c="13"/>= </text:p>
          </table:table-cell>
          <table:table-cell table:number-columns-repeated="1023"/>
        </table:table-row>
        <table:table-row table:style-name="ro1">
          <table:table-cell table:formula="of:=[$'Admin ALL'.A282] &amp; [$'Admin ALL'.F282]" office:value-type="string" office:string-value="admin_messages_backup                = " calcext:value-type="string">
            <text:p>admin_messages_backup <text:s text:c="15"/>= </text:p>
          </table:table-cell>
          <table:table-cell table:number-columns-repeated="1023"/>
        </table:table-row>
        <table:table-row table:style-name="ro1">
          <table:table-cell table:formula="of:=[$'Admin ALL'.A283] &amp; [$'Admin ALL'.F283]" office:value-type="string" office:string-value="admin_messages_change_language       = " calcext:value-type="string">
            <text:p>admin_messages_change_language <text:s text:c="6"/>= </text:p>
          </table:table-cell>
          <table:table-cell table:number-columns-repeated="1023"/>
        </table:table-row>
        <table:table-row table:style-name="ro1">
          <table:table-cell table:formula="of:=[$'Admin ALL'.A284] &amp; [$'Admin ALL'.F284]" office:value-type="string" office:string-value="admin_messages_change_password       = " calcext:value-type="string">
            <text:p>admin_messages_change_password <text:s text:c="6"/>= </text:p>
          </table:table-cell>
          <table:table-cell table:number-columns-repeated="1023"/>
        </table:table-row>
        <table:table-row table:style-name="ro1">
          <table:table-cell table:formula="of:=[$'Admin ALL'.A285] &amp; [$'Admin ALL'.F285]" office:value-type="string" office:string-value="admin_messages_del_user              = " calcext:value-type="string">
            <text:p>admin_messages_del_user <text:s text:c="13"/>= </text:p>
          </table:table-cell>
          <table:table-cell table:number-columns-repeated="1023"/>
        </table:table-row>
        <table:table-row table:style-name="ro1">
          <table:table-cell table:formula="of:=[$'Admin ALL'.A286] &amp; [$'Admin ALL'.F286]" office:value-type="string" office:string-value="admin_error_language_empty           = " calcext:value-type="string">
            <text:p>admin_error_language_empty <text:s text:c="10"/>= </text:p>
          </table:table-cell>
          <table:table-cell table:number-columns-repeated="1023"/>
        </table:table-row>
        <table:table-row table:style-name="ro1">
          <table:table-cell table:formula="of:=[$'Admin ALL'.A287] &amp; [$'Admin ALL'.F287]" office:value-type="string" office:string-value="admin_error_languagefile_error       = " calcext:value-type="string">
            <text:p>admin_error_languagefile_error <text:s text:c="6"/>= </text:p>
          </table:table-cell>
          <table:table-cell table:number-columns-repeated="1023"/>
        </table:table-row>
        <table:table-row table:style-name="ro1">
          <table:table-cell table:formula="of:=[$'Admin ALL'.A288] &amp; [$'Admin ALL'.F288]" office:value-type="string" office:string-value="admin_button_del_user                = " calcext:value-type="string">
            <text:p>admin_button_del_user <text:s text:c="15"/>= </text:p>
          </table:table-cell>
          <table:table-cell table:number-columns-repeated="1023"/>
        </table:table-row>
        <table:table-row table:style-name="ro1">
          <table:table-cell table:formula="of:=[$'Admin ALL'.A289] &amp; [$'Admin ALL'.F289]" office:value-type="string" office:string-value="admin_noroot_admin                   = " calcext:value-type="string">
            <text:p>admin_noroot_admin <text:s text:c="18"/>= </text:p>
          </table:table-cell>
          <table:table-cell table:number-columns-repeated="1023"/>
        </table:table-row>
        <table:table-row table:style-name="ro1">
          <table:table-cell table:formula="of:=[$'Admin ALL'.A290] &amp; [$'Admin ALL'.F290]" office:value-type="string" office:string-value="admin_noroot_config                  = " calcext:value-type="string">
            <text:p>admin_noroot_config <text:s text:c="17"/>= </text:p>
          </table:table-cell>
          <table:table-cell table:number-columns-repeated="1023"/>
        </table:table-row>
        <table:table-row table:style-name="ro1">
          <table:table-cell table:formula="of:=[$'Admin ALL'.A291] &amp; [$'Admin ALL'.F291]" office:value-type="string" office:string-value="admin_noroot_tabs                    = " calcext:value-type="string">
            <text:p>admin_noroot_tabs <text:s text:c="19"/>= </text:p>
          </table:table-cell>
          <table:table-cell table:number-columns-repeated="1023"/>
        </table:table-row>
        <table:table-row table:style-name="ro1">
          <table:table-cell table:formula="of:=[$'Admin ALL'.A292] &amp; [$'Admin ALL'.F292]" office:value-type="string" office:string-value="admin_noroot_plugins                 = " calcext:value-type="string">
            <text:p>admin_noroot_plugins <text:s text:c="16"/>= </text:p>
          </table:table-cell>
          <table:table-cell table:number-columns-repeated="1023"/>
        </table:table-row>
        <table:table-row table:style-name="ro1">
          <table:table-cell table:formula="of:=[$'Admin ALL'.A293] &amp; [$'Admin ALL'.F293]" office:value-type="string" office:string-value="admin_noroot_template                = " calcext:value-type="string">
            <text:p>admin_noroot_template <text:s text:c="15"/>= </text:p>
          </table:table-cell>
          <table:table-cell table:number-columns-repeated="1023"/>
        </table:table-row>
        <table:table-row table:style-name="ro1">
          <table:table-cell table:formula="of:=[$'Admin ALL'.A294] &amp; [$'Admin ALL'.F294]" office:value-type="string" office:string-value="admin_noroot_text                    = " calcext:value-type="string">
            <text:p>admin_noroot_text <text:s text:c="19"/>= </text:p>
          </table:table-cell>
          <table:table-cell table:number-columns-repeated="1023"/>
        </table:table-row>
        <table:table-row table:style-name="ro1">
          <table:table-cell table:formula="of:=[$'Admin ALL'.A295] &amp; [$'Admin ALL'.F295]" office:value-type="string" office:string-value="admin_messages_chmod                 = " calcext:value-type="string">
            <text:p>admin_messages_chmod <text:s text:c="16"/>= </text:p>
          </table:table-cell>
          <table:table-cell table:number-columns-repeated="1023"/>
        </table:table-row>
        <table:table-row table:style-name="ro1">
          <table:table-cell table:formula="of:=[$'Admin ALL'.A296] &amp; [$'Admin ALL'.F296]">
            <text:p/>
          </table:table-cell>
          <table:table-cell table:number-columns-repeated="1023"/>
        </table:table-row>
        <table:table-row table:style-name="ro1">
          <table:table-cell table:formula="of:=[$'Admin ALL'.A297] &amp; [$'Admin ALL'.F297]" office:value-type="string" office:string-value="admin_user_select_websitetitle       = " calcext:value-type="string">
            <text:p>admin_user_select_websitetitle <text:s text:c="6"/>= </text:p>
          </table:table-cell>
          <table:table-cell table:number-columns-repeated="1023"/>
        </table:table-row>
        <table:table-row table:style-name="ro1">
          <table:table-cell table:formula="of:=[$'Admin ALL'.A298] &amp; [$'Admin ALL'.F298]" office:value-type="string" office:string-value="admin_user_select_websitedescription = " calcext:value-type="string">
            <text:p>admin_user_select_websitedescription = </text:p>
          </table:table-cell>
          <table:table-cell table:number-columns-repeated="1023"/>
        </table:table-row>
        <table:table-row table:style-name="ro1">
          <table:table-cell table:formula="of:=[$'Admin ALL'.A299] &amp; [$'Admin ALL'.F299]" office:value-type="string" office:string-value="admin_user_select_cmslanguage        = " calcext:value-type="string">
            <text:p>admin_user_select_cmslanguage <text:s text:c="7"/>= </text:p>
          </table:table-cell>
          <table:table-cell table:number-columns-repeated="1023"/>
        </table:table-row>
        <table:table-row table:style-name="ro1">
          <table:table-cell table:formula="of:=[$'Admin ALL'.A300] &amp; [$'Admin ALL'.F300]" office:value-type="string" office:string-value="admin_user_select_defaultcat         = " calcext:value-type="string">
            <text:p>admin_user_select_defaultcat <text:s text:c="8"/>= </text:p>
          </table:table-cell>
          <table:table-cell table:number-columns-repeated="1023"/>
        </table:table-row>
        <table:table-row table:style-name="ro1">
          <table:table-cell table:formula="of:=[$'Admin ALL'.A301] &amp; [$'Admin ALL'.F301]" office:value-type="string" office:string-value="admin_user_select_draftmode          = " calcext:value-type="string">
            <text:p>admin_user_select_draftmode <text:s text:c="9"/>= </text:p>
          </table:table-cell>
          <table:table-cell table:number-columns-repeated="1023"/>
        </table:table-row>
        <table:table-row table:style-name="ro1">
          <table:table-cell table:formula="of:=[$'Admin ALL'.A302] &amp; [$'Admin ALL'.F302]" office:value-type="string" office:string-value="admin_user_select_usesitemap         = " calcext:value-type="string">
            <text:p>admin_user_select_usesitemap <text:s text:c="8"/>= </text:p>
          </table:table-cell>
          <table:table-cell table:number-columns-repeated="1023"/>
        </table:table-row>
        <table:table-row table:style-name="ro1">
          <table:table-cell table:formula="of:=[$'Admin ALL'.A303] &amp; [$'Admin ALL'.F303]" office:value-type="string" office:string-value="admin_user_select_usecmssyntax       = " calcext:value-type="string">
            <text:p>admin_user_select_usecmssyntax <text:s text:c="6"/>= </text:p>
          </table:table-cell>
          <table:table-cell table:number-columns-repeated="1023"/>
        </table:table-row>
        <table:table-row table:style-name="ro1">
          <table:table-cell table:formula="of:=[$'Admin ALL'.A304] &amp; [$'Admin ALL'.F304]" office:value-type="string" office:string-value="admin_user_select_editusersyntax     = " calcext:value-type="string">
            <text:p>admin_user_select_editusersyntax <text:s text:c="4"/>= </text:p>
          </table:table-cell>
          <table:table-cell table:number-columns-repeated="1023"/>
        </table:table-row>
        <table:table-row table:style-name="ro1">
          <table:table-cell table:formula="of:=[$'Admin ALL'.A305] &amp; [$'Admin ALL'.F305]" office:value-type="string" office:string-value="admin_user_select_replaceemoticons   = " calcext:value-type="string">
            <text:p>admin_user_select_replaceemoticons <text:s text:c="2"/>= </text:p>
          </table:table-cell>
          <table:table-cell table:number-columns-repeated="1023"/>
        </table:table-row>
        <table:table-row table:style-name="ro1">
          <table:table-cell table:formula="of:=[$'Admin ALL'.A306] &amp; [$'Admin ALL'.F306]" office:value-type="string" office:string-value="admin_user_select_defaultcolors      = " calcext:value-type="string">
            <text:p>admin_user_select_defaultcolors <text:s text:c="5"/>= </text:p>
          </table:table-cell>
          <table:table-cell table:number-columns-repeated="1023"/>
        </table:table-row>
        <table:table-row table:style-name="ro1">
          <table:table-cell table:formula="of:=[$'Admin ALL'.A307] &amp; [$'Admin ALL'.F307]" office:value-type="string" office:string-value="admin_user_select_hiddenpages        = " calcext:value-type="string">
            <text:p>admin_user_select_hiddenpages <text:s text:c="7"/>= </text:p>
          </table:table-cell>
          <table:table-cell table:number-columns-repeated="1023"/>
        </table:table-row>
        <table:table-row table:style-name="ro1">
          <table:table-cell table:formula="of:=[$'Admin ALL'.A308] &amp; [$'Admin ALL'.F308]" office:value-type="string" office:string-value="admin_user_select_targetblank        = " calcext:value-type="string">
            <text:p>admin_user_select_targetblank <text:s text:c="7"/>= </text:p>
          </table:table-cell>
          <table:table-cell table:number-columns-repeated="1023"/>
        </table:table-row>
        <table:table-row table:style-name="ro1">
          <table:table-cell table:formula="of:=[$'Admin ALL'.A309] &amp; [$'Admin ALL'.F309]" office:value-type="string" office:string-value="admin_user_select_hidecatnamedpages  = " calcext:value-type="string">
            <text:p>admin_user_select_hidecatnamedpages <text:s/>= </text:p>
          </table:table-cell>
          <table:table-cell table:number-columns-repeated="1023"/>
        </table:table-row>
        <table:table-row table:style-name="ro1">
          <table:table-cell table:formula="of:=[$'Admin ALL'.A310] &amp; [$'Admin ALL'.F310]" office:value-type="string" office:string-value="admin_user_select_modrewrite         = " calcext:value-type="string">
            <text:p>admin_user_select_modrewrite <text:s text:c="8"/>= </text:p>
          </table:table-cell>
          <table:table-cell table:number-columns-repeated="1023"/>
        </table:table-row>
        <table:table-row table:style-name="ro1">
          <table:table-cell table:formula="of:=[$'Admin ALL'.A311] &amp; [$'Admin ALL'.F311]" office:value-type="string" office:string-value="admin_user_select_showsyntaxtooltips = " calcext:value-type="string">
            <text:p>admin_user_select_showsyntaxtooltips = </text:p>
          </table:table-cell>
          <table:table-cell table:number-columns-repeated="1023"/>
        </table:table-row>
        <table:table-row table:style-name="ro1">
          <table:table-cell table:formula="of:=[$'Admin ALL'.A312] &amp; [$'Admin ALL'.F312]">
            <text:p/>
          </table:table-cell>
          <table:table-cell table:number-columns-repeated="1023"/>
        </table:table-row>
        <table:table-row table:style-name="ro1">
          <table:table-cell table:formula="of:=[$'Admin ALL'.A313] &amp; [$'Admin ALL'.F313]" office:value-type="string" office:string-value="admin_user_select_language           = " calcext:value-type="string">
            <text:p>admin_user_select_language <text:s text:c="10"/>= </text:p>
          </table:table-cell>
          <table:table-cell table:number-columns-repeated="1023"/>
        </table:table-row>
        <table:table-row table:style-name="ro1">
          <table:table-cell table:formula="of:=[$'Admin ALL'.A314] &amp; [$'Admin ALL'.F314]" office:value-type="string" office:string-value="admin_user_select_adminmail          = " calcext:value-type="string">
            <text:p>admin_user_select_adminmail <text:s text:c="9"/>= </text:p>
          </table:table-cell>
          <table:table-cell table:number-columns-repeated="1023"/>
        </table:table-row>
        <table:table-row table:style-name="ro1">
          <table:table-cell table:formula="of:=[$'Admin ALL'.A315] &amp; [$'Admin ALL'.F315]" office:value-type="string" office:string-value="admin_user_select_backupmsgintervall = " calcext:value-type="string">
            <text:p>admin_user_select_backupmsgintervall = </text:p>
          </table:table-cell>
          <table:table-cell table:number-columns-repeated="1023"/>
        </table:table-row>
        <table:table-row table:style-name="ro1">
          <table:table-cell table:formula="of:=[$'Admin ALL'.A316] &amp; [$'Admin ALL'.F316]" office:value-type="string" office:string-value="admin_user_select_getbackup          = " calcext:value-type="string">
            <text:p>admin_user_select_getbackup <text:s text:c="9"/>= </text:p>
          </table:table-cell>
          <table:table-cell table:number-columns-repeated="1023"/>
        </table:table-row>
        <table:table-row table:style-name="ro1">
          <table:table-cell table:formula="of:=[$'Admin ALL'.A317] &amp; [$'Admin ALL'.F317]" office:value-type="string" office:string-value="admin_user_select_chmodnewfilesatts  = " calcext:value-type="string">
            <text:p>admin_user_select_chmodnewfilesatts <text:s/>= </text:p>
          </table:table-cell>
          <table:table-cell table:number-columns-repeated="1023"/>
        </table:table-row>
        <table:table-row table:style-name="ro1">
          <table:table-cell table:formula="of:=[$'Admin ALL'.A318] &amp; [$'Admin ALL'.F318]" office:value-type="string" office:string-value="admin_user_select_noupload           = " calcext:value-type="string">
            <text:p>admin_user_select_noupload <text:s text:c="10"/>= </text:p>
          </table:table-cell>
          <table:table-cell table:number-columns-repeated="1023"/>
        </table:table-row>
        <table:table-row table:style-name="ro1">
          <table:table-cell table:formula="of:=[$'Admin ALL'.A319] &amp; [$'Admin ALL'.F319]" office:value-type="string" office:string-value="admin_user_select_userpassword       = " calcext:value-type="string">
            <text:p>admin_user_select_userpassword <text:s text:c="6"/>= </text:p>
          </table:table-cell>
          <table:table-cell table:number-columns-repeated="1023"/>
        </table:table-row>
        <table:table-row table:style-name="ro1">
          <table:table-cell table:formula="of:=[$'Admin ALL'.A320] &amp; [$'Admin ALL'.F320]">
            <text:p/>
          </table:table-cell>
          <table:table-cell table:number-columns-repeated="1023"/>
        </table:table-row>
        <table:table-row table:style-name="ro1">
          <table:table-cell table:formula="of:=[$'Admin ALL'.A321] &amp; [$'Admin ALL'.F321]" office:value-type="string" office:string-value="pw_help                              = " calcext:value-type="string">
            <text:p>pw_help <text:s text:c="29"/>= </text:p>
          </table:table-cell>
          <table:table-cell table:number-columns-repeated="1023"/>
        </table:table-row>
        <table:table-row table:style-name="ro1">
          <table:table-cell table:formula="of:=[$'Admin ALL'.A322] &amp; [$'Admin ALL'.F322]" office:value-type="string" office:string-value="pw_text_login                        = " calcext:value-type="string">
            <text:p>pw_text_login <text:s text:c="23"/>= </text:p>
          </table:table-cell>
          <table:table-cell table:number-columns-repeated="1023"/>
        </table:table-row>
        <table:table-row table:style-name="ro1">
          <table:table-cell table:formula="of:=[$'Admin ALL'.A323] &amp; [$'Admin ALL'.F323]" office:value-type="string" office:string-value="userpw_text_login                    = " calcext:value-type="string">
            <text:p>userpw_text_login <text:s text:c="19"/>= </text:p>
          </table:table-cell>
          <table:table-cell table:number-columns-repeated="1023"/>
        </table:table-row>
        <table:table-row table:style-name="ro1">
          <table:table-cell table:formula="of:=[$'Admin ALL'.A324] &amp; [$'Admin ALL'.F324]" office:value-type="string" office:string-value="pw_error_missingvalues               = " calcext:value-type="string">
            <text:p>pw_error_missingvalues <text:s text:c="14"/>= </text:p>
          </table:table-cell>
          <table:table-cell table:number-columns-repeated="1023"/>
        </table:table-row>
        <table:table-row table:style-name="ro1">
          <table:table-cell table:formula="of:=[$'Admin ALL'.A325] &amp; [$'Admin ALL'.F325]" office:value-type="string" office:string-value="pw_error_newpwerror                  = " calcext:value-type="string">
            <text:p>pw_error_newpwerror <text:s text:c="17"/>= </text:p>
          </table:table-cell>
          <table:table-cell table:number-columns-repeated="1023"/>
        </table:table-row>
        <table:table-row table:style-name="ro1">
          <table:table-cell table:formula="of:=[$'Admin ALL'.A326] &amp; [$'Admin ALL'.F326]" office:value-type="string" office:string-value="pw_error_newpwmismatch               = " calcext:value-type="string">
            <text:p>pw_error_newpwmismatch <text:s text:c="14"/>= </text:p>
          </table:table-cell>
          <table:table-cell table:number-columns-repeated="1023"/>
        </table:table-row>
        <table:table-row table:style-name="ro1">
          <table:table-cell table:formula="of:=[$'Admin ALL'.A327] &amp; [$'Admin ALL'.F327]" office:value-type="string" office:string-value="pw_error_tooshortname                = " calcext:value-type="string">
            <text:p>pw_error_tooshortname <text:s text:c="15"/>= </text:p>
          </table:table-cell>
          <table:table-cell table:number-columns-repeated="1023"/>
        </table:table-row>
        <table:table-row table:style-name="ro1">
          <table:table-cell table:formula="of:=[$'Admin ALL'.A328] &amp; [$'Admin ALL'.F328]" office:value-type="string" office:string-value="pw_titel_newname                     = " calcext:value-type="string">
            <text:p>pw_titel_newname <text:s text:c="20"/>= </text:p>
          </table:table-cell>
          <table:table-cell table:number-columns-repeated="1023"/>
        </table:table-row>
        <table:table-row table:style-name="ro1">
          <table:table-cell table:formula="of:=[$'Admin ALL'.A329] &amp; [$'Admin ALL'.F329]" office:value-type="string" office:string-value="pw_titel_newpw                       = " calcext:value-type="string">
            <text:p>pw_titel_newpw <text:s text:c="22"/>= </text:p>
          </table:table-cell>
          <table:table-cell table:number-columns-repeated="1023"/>
        </table:table-row>
        <table:table-row table:style-name="ro1">
          <table:table-cell table:formula="of:=[$'Admin ALL'.A330] &amp; [$'Admin ALL'.F330]" office:value-type="string" office:string-value="pw_titel_newpwrepeat                 = " calcext:value-type="string">
            <text:p>pw_titel_newpwrepeat <text:s text:c="16"/>= </text:p>
          </table:table-cell>
          <table:table-cell table:number-columns-repeated="1023"/>
        </table:table-row>
        <table:table-row table:style-name="ro1">
          <table:table-cell table:formula="of:=[$'Admin ALL'.A331] &amp; [$'Admin ALL'.F331]" office:value-type="string" office:string-value="userpw_titel_newname                 = " calcext:value-type="string">
            <text:p>userpw_titel_newname <text:s text:c="16"/>= </text:p>
          </table:table-cell>
          <table:table-cell table:number-columns-repeated="1023"/>
        </table:table-row>
        <table:table-row table:style-name="ro1">
          <table:table-cell table:formula="of:=[$'Admin ALL'.A332] &amp; [$'Admin ALL'.F332]" office:value-type="string" office:string-value="userpw_titel_newpw                   = " calcext:value-type="string">
            <text:p>userpw_titel_newpw <text:s text:c="18"/>= </text:p>
          </table:table-cell>
          <table:table-cell table:number-columns-repeated="1023"/>
        </table:table-row>
        <table:table-row table:style-name="ro1">
          <table:table-cell table:formula="of:=[$'Admin ALL'.A333] &amp; [$'Admin ALL'.F333]" office:value-type="string" office:string-value="userpw_titel_newpwrepeat             = " calcext:value-type="string">
            <text:p>userpw_titel_newpwrepeat <text:s text:c="12"/>= </text:p>
          </table:table-cell>
          <table:table-cell table:number-columns-repeated="1023"/>
        </table:table-row>
        <table:table-row table:style-name="ro1">
          <table:table-cell table:formula="of:=[$'Admin ALL'.A334] &amp; [$'Admin ALL'.F334]" office:value-type="string" office:string-value="warning_false_logins                 = " calcext:value-type="string">
            <text:p>warning_false_logins <text:s text:c="16"/>= </text:p>
          </table:table-cell>
          <table:table-cell table:number-columns-repeated="1023"/>
        </table:table-row>
        <table:table-row table:style-name="ro1">
          <table:table-cell table:formula="of:=[$'Admin ALL'.A335] &amp; [$'Admin ALL'.F335]" office:value-type="string" office:string-value="loginlocked_mailcontent              = " calcext:value-type="string">
            <text:p>loginlocked_mailcontent <text:s text:c="13"/>= </text:p>
          </table:table-cell>
          <table:table-cell table:number-columns-repeated="1023"/>
        </table:table-row>
        <table:table-row table:style-name="ro1">
          <table:table-cell table:formula="of:=[$'Admin ALL'.A336] &amp; [$'Admin ALL'.F336]" office:value-type="string" office:string-value="loginlocked_mailsubject              = " calcext:value-type="string">
            <text:p>loginlocked_mailsubject <text:s text:c="13"/>= </text:p>
          </table:table-cell>
          <table:table-cell table:number-columns-repeated="1023"/>
        </table:table-row>
        <table:table-row table:style-name="ro1">
          <table:table-cell table:formula="of:=[$'Admin ALL'.A337] &amp; [$'Admin ALL'.F337]" office:value-type="string" office:string-value="messages_false_logins                = " calcext:value-type="string">
            <text:p>messages_false_logins <text:s text:c="15"/>= </text:p>
          </table:table-cell>
          <table:table-cell table:number-columns-repeated="1023"/>
        </table:table-row>
        <table:table-row table:style-name="ro1">
          <table:table-cell table:formula="of:=[$'Admin ALL'.A338] &amp; [$'Admin ALL'.F338]" office:value-type="string" office:string-value="login_button                         = " calcext:value-type="string">
            <text:p>login_button <text:s text:c="24"/>= </text:p>
          </table:table-cell>
          <table:table-cell table:number-columns-repeated="1023"/>
        </table:table-row>
        <table:table-row table:style-name="ro1">
          <table:table-cell table:formula="of:=[$'Admin ALL'.A339] &amp; [$'Admin ALL'.F339]" office:value-type="string" office:string-value="login_ajax_success                   = " calcext:value-type="string">
            <text:p>login_ajax_success <text:s text:c="18"/>= </text:p>
          </table:table-cell>
          <table:table-cell table:number-columns-repeated="1023"/>
        </table:table-row>
        <table:table-row table:style-name="ro1">
          <table:table-cell table:formula="of:=[$'Admin ALL'.A340] &amp; [$'Admin ALL'.F340]" office:value-type="string" office:string-value="login_titel_dialog                   = " calcext:value-type="string">
            <text:p>login_titel_dialog <text:s text:c="18"/>= </text:p>
          </table:table-cell>
          <table:table-cell table:number-columns-repeated="1023"/>
        </table:table-row>
        <table:table-row table:style-name="ro1">
          <table:table-cell table:formula="of:=[$'Admin ALL'.A341] &amp; [$'Admin ALL'.F341]">
            <text:p/>
          </table:table-cell>
          <table:table-cell table:number-columns-repeated="1023"/>
        </table:table-row>
        <table:table-row table:style-name="ro1">
          <table:table-cell table:formula="of:=[$'Admin ALL'.A342] &amp; [$'Admin ALL'.F342]" office:value-type="string" office:string-value="plugins_button                       = " calcext:value-type="string">
            <text:p>plugins_button <text:s text:c="22"/>= </text:p>
          </table:table-cell>
          <table:table-cell table:number-columns-repeated="1023"/>
        </table:table-row>
        <table:table-row table:style-name="ro1">
          <table:table-cell table:formula="of:=[$'Admin ALL'.A343] &amp; [$'Admin ALL'.F343]" office:value-type="string" office:string-value="plugins_titel                        = " calcext:value-type="string">
            <text:p>plugins_titel <text:s text:c="23"/>= </text:p>
          </table:table-cell>
          <table:table-cell table:number-columns-repeated="1023"/>
        </table:table-row>
        <table:table-row table:style-name="ro1">
          <table:table-cell table:formula="of:=[$'Admin ALL'.A344] &amp; [$'Admin ALL'.F344]" office:value-type="string" office:string-value="plugins_error                        = " calcext:value-type="string">
            <text:p>plugins_error <text:s text:c="23"/>= </text:p>
          </table:table-cell>
          <table:table-cell table:number-columns-repeated="1023"/>
        </table:table-row>
        <table:table-row table:style-name="ro1">
          <table:table-cell table:formula="of:=[$'Admin ALL'.A345] &amp; [$'Admin ALL'.F345]" office:value-type="string" office:string-value="plugins_titel_version                = " calcext:value-type="string">
            <text:p>plugins_titel_version <text:s text:c="15"/>= </text:p>
          </table:table-cell>
          <table:table-cell table:number-columns-repeated="1023"/>
        </table:table-row>
        <table:table-row table:style-name="ro1">
          <table:table-cell table:formula="of:=[$'Admin ALL'.A346] &amp; [$'Admin ALL'.F346]" office:value-type="string" office:string-value="plugins_titel_author                 = " calcext:value-type="string">
            <text:p>plugins_titel_author <text:s text:c="16"/>= </text:p>
          </table:table-cell>
          <table:table-cell table:number-columns-repeated="1023"/>
        </table:table-row>
        <table:table-row table:style-name="ro1">
          <table:table-cell table:formula="of:=[$'Admin ALL'.A347] &amp; [$'Admin ALL'.F347]" office:value-type="string" office:string-value="plugins_titel_web                    = " calcext:value-type="string">
            <text:p>plugins_titel_web <text:s text:c="19"/>= </text:p>
          </table:table-cell>
          <table:table-cell table:number-columns-repeated="1023"/>
        </table:table-row>
        <table:table-row table:style-name="ro1">
          <table:table-cell table:formula="of:=[$'Admin ALL'.A348] &amp; [$'Admin ALL'.F348]" office:value-type="string" office:string-value="plugins_input_active                 = " calcext:value-type="string">
            <text:p>plugins_input_active <text:s text:c="16"/>= </text:p>
          </table:table-cell>
          <table:table-cell table:number-columns-repeated="1023"/>
        </table:table-row>
        <table:table-row table:style-name="ro1">
          <table:table-cell table:formula="of:=[$'Admin ALL'.A349] &amp; [$'Admin ALL'.F349]" office:value-type="string" office:string-value="plugins_error_regex_error            = " calcext:value-type="string">
            <text:p>plugins_error_regex_error <text:s text:c="11"/>= </text:p>
          </table:table-cell>
          <table:table-cell table:number-columns-repeated="1023"/>
        </table:table-row>
        <table:table-row table:style-name="ro1">
          <table:table-cell table:formula="of:=[$'Admin ALL'.A350] &amp; [$'Admin ALL'.F350]" office:value-type="string" office:string-value="plugins_info                         = " calcext:value-type="string">
            <text:p>plugins_info <text:s text:c="24"/>= </text:p>
          </table:table-cell>
          <table:table-cell table:number-columns-repeated="1023"/>
        </table:table-row>
        <table:table-row table:style-name="ro1">
          <table:table-cell table:formula="of:=[$'Admin ALL'.A351] &amp; [$'Admin ALL'.F351]" office:value-type="string" office:string-value="plugins_title_manage                 = " calcext:value-type="string">
            <text:p>plugins_title_manage <text:s text:c="16"/>= </text:p>
          </table:table-cell>
          <table:table-cell table:number-columns-repeated="1023"/>
        </table:table-row>
        <table:table-row table:style-name="ro1">
          <table:table-cell table:formula="of:=[$'Admin ALL'.A352] &amp; [$'Admin ALL'.F352]" office:value-type="string" office:string-value="plugins_text_filebutton              = " calcext:value-type="string">
            <text:p>plugins_text_filebutton <text:s text:c="13"/>= </text:p>
          </table:table-cell>
          <table:table-cell table:number-columns-repeated="1023"/>
        </table:table-row>
        <table:table-row table:style-name="ro1">
          <table:table-cell table:formula="of:=[$'Admin ALL'.A353] &amp; [$'Admin ALL'.F353]" office:value-type="string" office:string-value="plugins_text_fileinfo                = " calcext:value-type="string">
            <text:p>plugins_text_fileinfo <text:s text:c="15"/>= </text:p>
          </table:table-cell>
          <table:table-cell table:number-columns-repeated="1023"/>
        </table:table-row>
        <table:table-row table:style-name="ro1">
          <table:table-cell table:formula="of:=[$'Admin ALL'.A354] &amp; [$'Admin ALL'.F354]" office:value-type="string" office:string-value="plugins_button_install               = " calcext:value-type="string">
            <text:p>plugins_button_install <text:s text:c="14"/>= </text:p>
          </table:table-cell>
          <table:table-cell table:number-columns-repeated="1023"/>
        </table:table-row>
        <table:table-row table:style-name="ro1">
          <table:table-cell table:formula="of:=[$'Admin ALL'.A355] &amp; [$'Admin ALL'.F355]" office:value-type="string" office:string-value="plugins_button_delete                = " calcext:value-type="string">
            <text:p>plugins_button_delete <text:s text:c="15"/>= </text:p>
          </table:table-cell>
          <table:table-cell table:number-columns-repeated="1023"/>
        </table:table-row>
        <table:table-row table:style-name="ro1">
          <table:table-cell table:formula="of:=[$'Admin ALL'.A356] &amp; [$'Admin ALL'.F356]" office:value-type="string" office:string-value="plugins_select                       = " calcext:value-type="string">
            <text:p>plugins_select <text:s text:c="22"/>= </text:p>
          </table:table-cell>
          <table:table-cell table:number-columns-repeated="1023"/>
        </table:table-row>
        <table:table-row table:style-name="ro1">
          <table:table-cell table:formula="of:=[$'Admin ALL'.A357] &amp; [$'Admin ALL'.F357]">
            <text:p/>
          </table:table-cell>
          <table:table-cell table:number-columns-repeated="1023"/>
        </table:table-row>
        <table:table-row table:style-name="ro1">
          <table:table-cell table:formula="of:=[$'Admin ALL'.A358] &amp; [$'Admin ALL'.F358]" office:value-type="string" office:string-value="template_button                      = " calcext:value-type="string">
            <text:p>template_button <text:s text:c="21"/>= </text:p>
          </table:table-cell>
          <table:table-cell table:number-columns-repeated="1023"/>
        </table:table-row>
        <table:table-row table:style-name="ro1">
          <table:table-cell table:formula="of:=[$'Admin ALL'.A359] &amp; [$'Admin ALL'.F359]" office:value-type="string" office:string-value="template_title_grafiken              = " calcext:value-type="string">
            <text:p>template_title_grafiken <text:s text:c="13"/>= </text:p>
          </table:table-cell>
          <table:table-cell table:number-columns-repeated="1023"/>
        </table:table-row>
        <table:table-row table:style-name="ro1">
          <table:table-cell table:formula="of:=[$'Admin ALL'.A360] &amp; [$'Admin ALL'.F360]" office:value-type="string" office:string-value="template_title_html_css              = " calcext:value-type="string">
            <text:p>template_title_html_css <text:s text:c="13"/>= </text:p>
          </table:table-cell>
          <table:table-cell table:number-columns-repeated="1023"/>
        </table:table-row>
        <table:table-row table:style-name="ro1">
          <table:table-cell table:formula="of:=[$'Admin ALL'.A361] &amp; [$'Admin ALL'.F361]" office:value-type="string" office:string-value="template_title_plugins               = " calcext:value-type="string">
            <text:p>template_title_plugins <text:s text:c="14"/>= </text:p>
          </table:table-cell>
          <table:table-cell table:number-columns-repeated="1023"/>
        </table:table-row>
        <table:table-row table:style-name="ro1">
          <table:table-cell table:formula="of:=[$'Admin ALL'.A362] &amp; [$'Admin ALL'.F362]" office:value-type="string" office:string-value="template_title_template              = " calcext:value-type="string">
            <text:p>template_title_template <text:s text:c="13"/>= </text:p>
          </table:table-cell>
          <table:table-cell table:number-columns-repeated="1023"/>
        </table:table-row>
        <table:table-row table:style-name="ro1">
          <table:table-cell table:formula="of:=[$'Admin ALL'.A363] &amp; [$'Admin ALL'.F363]" office:value-type="string" office:string-value="template_title_manage                = " calcext:value-type="string">
            <text:p>template_title_manage <text:s text:c="15"/>= </text:p>
          </table:table-cell>
          <table:table-cell table:number-columns-repeated="1023"/>
        </table:table-row>
        <table:table-row table:style-name="ro1">
          <table:table-cell table:formula="of:=[$'Admin ALL'.A364] &amp; [$'Admin ALL'.F364]" office:value-type="string" office:string-value="template_title_editor                = " calcext:value-type="string">
            <text:p>template_title_editor <text:s text:c="15"/>= </text:p>
          </table:table-cell>
          <table:table-cell table:number-columns-repeated="1023"/>
        </table:table-row>
        <table:table-row table:style-name="ro1">
          <table:table-cell table:formula="of:=[$'Admin ALL'.A365] &amp; [$'Admin ALL'.F365]" office:value-type="string" office:string-value="template_text_filebutton             = " calcext:value-type="string">
            <text:p>template_text_filebutton <text:s text:c="12"/>= </text:p>
          </table:table-cell>
          <table:table-cell table:number-columns-repeated="1023"/>
        </table:table-row>
        <table:table-row table:style-name="ro1">
          <table:table-cell table:formula="of:=[$'Admin ALL'.A366] &amp; [$'Admin ALL'.F366]" office:value-type="string" office:string-value="template_text_fileinfo               = " calcext:value-type="string">
            <text:p>template_text_fileinfo <text:s text:c="14"/>= </text:p>
          </table:table-cell>
          <table:table-cell table:number-columns-repeated="1023"/>
        </table:table-row>
        <table:table-row table:style-name="ro1">
          <table:table-cell table:formula="of:=[$'Admin ALL'.A367] &amp; [$'Admin ALL'.F367]" office:value-type="string" office:string-value="template_button_install              = " calcext:value-type="string">
            <text:p>template_button_install <text:s text:c="13"/>= </text:p>
          </table:table-cell>
          <table:table-cell table:number-columns-repeated="1023"/>
        </table:table-row>
        <table:table-row table:style-name="ro1">
          <table:table-cell table:formula="of:=[$'Admin ALL'.A368] &amp; [$'Admin ALL'.F368]" office:value-type="string" office:string-value="template_button_delete               = " calcext:value-type="string">
            <text:p>template_button_delete <text:s text:c="14"/>= </text:p>
          </table:table-cell>
          <table:table-cell table:number-columns-repeated="1023"/>
        </table:table-row>
        <table:table-row table:style-name="ro1">
          <table:table-cell table:formula="of:=[$'Admin ALL'.A369] &amp; [$'Admin ALL'.F369]" office:value-type="string" office:string-value="template_input_set_active            = " calcext:value-type="string">
            <text:p>template_input_set_active <text:s text:c="11"/>= </text:p>
          </table:table-cell>
          <table:table-cell table:number-columns-repeated="1023"/>
        </table:table-row>
        <table:table-row table:style-name="ro1">
          <table:table-cell table:formula="of:=[$'Admin ALL'.A370] &amp; [$'Admin ALL'.F370]" office:value-type="string" office:string-value="template_select                      = " calcext:value-type="string">
            <text:p>template_select <text:s text:c="21"/>= </text:p>
          </table:table-cell>
          <table:table-cell table:number-columns-repeated="1023"/>
        </table:table-row>
        <table:table-row table:style-name="ro1">
          <table:table-cell table:formula="of:=[$'Admin ALL'.A371] &amp; [$'Admin ALL'.F371]">
            <text:p/>
          </table:table-cell>
          <table:table-cell table:number-columns-repeated="1023"/>
        </table:table-row>
        <table:table-row table:style-name="ro1">
          <table:table-cell table:formula="of:=[$'Admin ALL'.A372] &amp; [$'Admin ALL'.F372]">
            <text:p/>
          </table:table-cell>
          <table:table-cell table:number-columns-repeated="1023"/>
        </table:table-row>
        <table:table-row table:style-name="ro1">
          <table:table-cell table:formula="of:=[$'Admin ALL'.A373] &amp; [$'Admin ALL'.F373]" office:value-type="string" office:string-value="install_tab_help                     = " calcext:value-type="string">
            <text:p>install_tab_help <text:s text:c="20"/>= </text:p>
          </table:table-cell>
          <table:table-cell table:number-columns-repeated="1023"/>
        </table:table-row>
        <table:table-row table:style-name="ro1">
          <table:table-cell table:formula="of:=[$'Admin ALL'.A374] &amp; [$'Admin ALL'.F374]" office:value-type="string" office:string-value="install_tab_language                 = " calcext:value-type="string">
            <text:p>install_tab_language <text:s text:c="16"/>= </text:p>
          </table:table-cell>
          <table:table-cell table:number-columns-repeated="1023"/>
        </table:table-row>
        <table:table-row table:style-name="ro1">
          <table:table-cell table:formula="of:=[$'Admin ALL'.A375] &amp; [$'Admin ALL'.F375]" office:value-type="string" office:string-value="install_tab_chmod_test               = " calcext:value-type="string">
            <text:p>install_tab_chmod_test <text:s text:c="14"/>= </text:p>
          </table:table-cell>
          <table:table-cell table:number-columns-repeated="1023"/>
        </table:table-row>
        <table:table-row table:style-name="ro1">
          <table:table-cell table:formula="of:=[$'Admin ALL'.A376] &amp; [$'Admin ALL'.F376]" office:value-type="string" office:string-value="install_tab_environment              = " calcext:value-type="string">
            <text:p>install_tab_environment <text:s text:c="13"/>= </text:p>
          </table:table-cell>
          <table:table-cell table:number-columns-repeated="1023"/>
        </table:table-row>
        <table:table-row table:style-name="ro1">
          <table:table-cell table:formula="of:=[$'Admin ALL'.A377] &amp; [$'Admin ALL'.F377]" office:value-type="string" office:string-value="install_tab_rewrite                  = " calcext:value-type="string">
            <text:p>install_tab_rewrite <text:s text:c="17"/>= </text:p>
          </table:table-cell>
          <table:table-cell table:number-columns-repeated="1023"/>
        </table:table-row>
        <table:table-row table:style-name="ro1">
          <table:table-cell table:formula="of:=[$'Admin ALL'.A378] &amp; [$'Admin ALL'.F378]" office:value-type="string" office:string-value="install_tab_password                 = " calcext:value-type="string">
            <text:p>install_tab_password <text:s text:c="16"/>= </text:p>
          </table:table-cell>
          <table:table-cell table:number-columns-repeated="1023"/>
        </table:table-row>
        <table:table-row table:style-name="ro1">
          <table:table-cell table:formula="of:=[$'Admin ALL'.A379] &amp; [$'Admin ALL'.F379]" office:value-type="string" office:string-value="install_tab_update                   = " calcext:value-type="string">
            <text:p>install_tab_update <text:s text:c="18"/>= </text:p>
          </table:table-cell>
          <table:table-cell table:number-columns-repeated="1023"/>
        </table:table-row>
        <table:table-row table:style-name="ro1">
          <table:table-cell table:formula="of:=[$'Admin ALL'.A380] &amp; [$'Admin ALL'.F380]" office:value-type="string" office:string-value="install_tab_finish                   = " calcext:value-type="string">
            <text:p>install_tab_finish <text:s text:c="18"/>= </text:p>
          </table:table-cell>
          <table:table-cell table:number-columns-repeated="1023"/>
        </table:table-row>
        <table:table-row table:style-name="ro1">
          <table:table-cell table:formula="of:=[$'Admin ALL'.A381] &amp; [$'Admin ALL'.F381]" office:value-type="string" office:string-value="install_toggle_open                  = " calcext:value-type="string">
            <text:p>install_toggle_open <text:s text:c="17"/>= </text:p>
          </table:table-cell>
          <table:table-cell table:number-columns-repeated="1023"/>
        </table:table-row>
        <table:table-row table:style-name="ro1">
          <table:table-cell table:formula="of:=[$'Admin ALL'.A382] &amp; [$'Admin ALL'.F382]" office:value-type="string" office:string-value="install_toggle_close                 = " calcext:value-type="string">
            <text:p>install_toggle_close <text:s text:c="16"/>= </text:p>
          </table:table-cell>
          <table:table-cell table:number-columns-repeated="1023"/>
        </table:table-row>
        <table:table-row table:style-name="ro1">
          <table:table-cell table:formula="of:=[$'Admin ALL'.A383] &amp; [$'Admin ALL'.F383]">
            <text:p/>
          </table:table-cell>
          <table:table-cell table:number-columns-repeated="1023"/>
        </table:table-row>
        <table:table-row table:style-name="ro1">
          <table:table-cell table:formula="of:=[$'Admin ALL'.A384] &amp; [$'Admin ALL'.F384]">
            <text:p/>
          </table:table-cell>
          <table:table-cell table:number-columns-repeated="1023"/>
        </table:table-row>
        <table:table-row table:style-name="ro1">
          <table:table-cell table:formula="of:=[$'Admin ALL'.A385] &amp; [$'Admin ALL'.F385]" office:value-type="string" office:string-value="install_help                         = " calcext:value-type="string">
            <text:p>install_help <text:s text:c="24"/>= </text:p>
          </table:table-cell>
          <table:table-cell table:number-columns-repeated="1023"/>
        </table:table-row>
        <table:table-row table:style-name="ro1">
          <table:table-cell table:formula="of:=[$'Admin ALL'.A386] &amp; [$'Admin ALL'.F386]">
            <text:p/>
          </table:table-cell>
          <table:table-cell table:number-columns-repeated="1023"/>
        </table:table-row>
        <table:table-row table:style-name="ro1">
          <table:table-cell table:formula="of:=[$'Admin ALL'.A387] &amp; [$'Admin ALL'.F387]" office:value-type="string" office:string-value="install_help_update_title            = " calcext:value-type="string">
            <text:p>install_help_update_title <text:s text:c="11"/>= </text:p>
          </table:table-cell>
          <table:table-cell table:number-columns-repeated="1023"/>
        </table:table-row>
        <table:table-row table:style-name="ro1">
          <table:table-cell table:formula="of:=[$'Admin ALL'.A388] &amp; [$'Admin ALL'.F388]" office:value-type="string" office:string-value="install_help_update_text             = " calcext:value-type="string">
            <text:p>install_help_update_text <text:s text:c="12"/>= </text:p>
          </table:table-cell>
          <table:table-cell table:number-columns-repeated="1023"/>
        </table:table-row>
        <table:table-row table:style-name="ro1">
          <table:table-cell table:formula="of:=[$'Admin ALL'.A389] &amp; [$'Admin ALL'.F389]">
            <text:p/>
          </table:table-cell>
          <table:table-cell table:number-columns-repeated="1023"/>
        </table:table-row>
        <table:table-row table:style-name="ro1">
          <table:table-cell table:formula="of:=[$'Admin ALL'.A390] &amp; [$'Admin ALL'.F390]">
            <text:p/>
          </table:table-cell>
          <table:table-cell table:number-columns-repeated="1023"/>
        </table:table-row>
        <table:table-row table:style-name="ro1">
          <table:table-cell table:formula="of:=[$'Admin ALL'.A391] &amp; [$'Admin ALL'.F391]" office:value-type="string" office:string-value="install_help_password                = " calcext:value-type="string">
            <text:p>install_help_password <text:s text:c="15"/>= </text:p>
          </table:table-cell>
          <table:table-cell table:number-columns-repeated="1023"/>
        </table:table-row>
        <table:table-row table:style-name="ro1">
          <table:table-cell table:formula="of:=[$'Admin ALL'.A392] &amp; [$'Admin ALL'.F392]" office:value-type="string" office:string-value="install_help_password_button         = " calcext:value-type="string">
            <text:p>install_help_password_button <text:s text:c="8"/>= </text:p>
          </table:table-cell>
          <table:table-cell table:number-columns-repeated="1023"/>
        </table:table-row>
        <table:table-row table:style-name="ro1">
          <table:table-cell table:formula="of:=[$'Admin ALL'.A393] &amp; [$'Admin ALL'.F393]" office:value-type="string" office:string-value="install_help_update                  = " calcext:value-type="string">
            <text:p>install_help_update <text:s text:c="17"/>= </text:p>
          </table:table-cell>
          <table:table-cell table:number-columns-repeated="1023"/>
        </table:table-row>
        <table:table-row table:style-name="ro1">
          <table:table-cell table:formula="of:=[$'Admin ALL'.A394] &amp; [$'Admin ALL'.F394]" office:value-type="string" office:string-value="install_help_update_button           = " calcext:value-type="string">
            <text:p>install_help_update_button <text:s text:c="10"/>= </text:p>
          </table:table-cell>
          <table:table-cell table:number-columns-repeated="1023"/>
        </table:table-row>
        <table:table-row table:style-name="ro1">
          <table:table-cell table:formula="of:=[$'Admin ALL'.A395] &amp; [$'Admin ALL'.F395]" office:value-type="string" office:string-value="install_help_no_button               = " calcext:value-type="string">
            <text:p>install_help_no_button <text:s text:c="14"/>= </text:p>
          </table:table-cell>
          <table:table-cell table:number-columns-repeated="1023"/>
        </table:table-row>
        <table:table-row table:style-name="ro1">
          <table:table-cell table:formula="of:=[$'Admin ALL'.A396] &amp; [$'Admin ALL'.F396]" office:value-type="string" office:string-value="install_help_php_error               = " calcext:value-type="string">
            <text:p>install_help_php_error <text:s text:c="14"/>= </text:p>
          </table:table-cell>
          <table:table-cell table:number-columns-repeated="1023"/>
        </table:table-row>
        <table:table-row table:style-name="ro1">
          <table:table-cell table:formula="of:=[$'Admin ALL'.A397] &amp; [$'Admin ALL'.F397]">
            <text:p/>
          </table:table-cell>
          <table:table-cell table:number-columns-repeated="1023"/>
        </table:table-row>
        <table:table-row table:style-name="ro1">
          <table:table-cell table:formula="of:=[$'Admin ALL'.A398] &amp; [$'Admin ALL'.F398]" office:value-type="string" office:string-value="install_lang_select                  = " calcext:value-type="string">
            <text:p>install_lang_select <text:s text:c="17"/>= </text:p>
          </table:table-cell>
          <table:table-cell table:number-columns-repeated="1023"/>
        </table:table-row>
        <table:table-row table:style-name="ro1">
          <table:table-cell table:formula="of:=[$'Admin ALL'.A399] &amp; [$'Admin ALL'.F399]" office:value-type="string" office:string-value="install_lang_help                    = " calcext:value-type="string">
            <text:p>install_lang_help <text:s text:c="19"/>= </text:p>
          </table:table-cell>
          <table:table-cell table:number-columns-repeated="1023"/>
        </table:table-row>
        <table:table-row table:style-name="ro1">
          <table:table-cell table:formula="of:=[$'Admin ALL'.A400] &amp; [$'Admin ALL'.F400]" office:value-type="string" office:string-value="install_next                         = " calcext:value-type="string">
            <text:p>install_next <text:s text:c="24"/>= </text:p>
          </table:table-cell>
          <table:table-cell table:number-columns-repeated="1023"/>
        </table:table-row>
        <table:table-row table:style-name="ro1">
          <table:table-cell table:formula="of:=[$'Admin ALL'.A401] &amp; [$'Admin ALL'.F401]">
            <text:p/>
          </table:table-cell>
          <table:table-cell table:number-columns-repeated="1023"/>
        </table:table-row>
        <table:table-row table:style-name="ro1">
          <table:table-cell table:formula="of:=[$'Admin ALL'.A402] &amp; [$'Admin ALL'.F402]" office:value-type="string" office:string-value="install_chmod_help                   = " calcext:value-type="string">
            <text:p>install_chmod_help <text:s text:c="18"/>= </text:p>
          </table:table-cell>
          <table:table-cell table:number-columns-repeated="1023"/>
        </table:table-row>
        <table:table-row table:style-name="ro1">
          <table:table-cell table:formula="of:=[$'Admin ALL'.A403] &amp; [$'Admin ALL'.F403]" office:value-type="string" office:string-value="install_chmod_no_chmod               = " calcext:value-type="string">
            <text:p>install_chmod_no_chmod <text:s text:c="14"/>= </text:p>
          </table:table-cell>
          <table:table-cell table:number-columns-repeated="1023"/>
        </table:table-row>
        <table:table-row table:style-name="ro1">
          <table:table-cell table:formula="of:=[$'Admin ALL'.A404] &amp; [$'Admin ALL'.F404]">
            <text:p/>
          </table:table-cell>
          <table:table-cell table:number-columns-repeated="1023"/>
        </table:table-row>
        <table:table-row table:style-name="ro1">
          <table:table-cell table:formula="of:=[$'Admin ALL'.A405] &amp; [$'Admin ALL'.F405]" office:value-type="string" office:string-value="install_chmod_testfile_rw            = " calcext:value-type="string">
            <text:p>install_chmod_testfile_rw <text:s text:c="11"/>= </text:p>
          </table:table-cell>
          <table:table-cell table:number-columns-repeated="1023"/>
        </table:table-row>
        <table:table-row table:style-name="ro1">
          <table:table-cell table:formula="of:=[$'Admin ALL'.A406] &amp; [$'Admin ALL'.F406]" office:value-type="string" office:string-value="install_chmod_testfile_next_button   = " calcext:value-type="string">
            <text:p>install_chmod_testfile_next_button <text:s text:c="2"/>= </text:p>
          </table:table-cell>
          <table:table-cell table:number-columns-repeated="1023"/>
        </table:table-row>
        <table:table-row table:style-name="ro1">
          <table:table-cell table:formula="of:=[$'Admin ALL'.A407] &amp; [$'Admin ALL'.F407]">
            <text:p/>
          </table:table-cell>
          <table:table-cell table:number-columns-repeated="1023"/>
        </table:table-row>
        <table:table-row table:style-name="ro1">
          <table:table-cell table:formula="of:=[$'Admin ALL'.A408] &amp; [$'Admin ALL'.F408]" office:value-type="string" office:string-value="install_chmod_use                    = " calcext:value-type="string">
            <text:p>install_chmod_use <text:s text:c="19"/>= </text:p>
          </table:table-cell>
          <table:table-cell table:number-columns-repeated="1023"/>
        </table:table-row>
        <table:table-row table:style-name="ro1">
          <table:table-cell table:formula="of:=[$'Admin ALL'.A409] &amp; [$'Admin ALL'.F409]">
            <text:p/>
          </table:table-cell>
          <table:table-cell table:number-columns-repeated="1023"/>
        </table:table-row>
        <table:table-row table:style-name="ro1">
          <table:table-cell table:formula="of:=[$'Admin ALL'.A410] &amp; [$'Admin ALL'.F410]" office:value-type="string" office:string-value="install_chmod_change_ftp             = " calcext:value-type="string">
            <text:p>install_chmod_change_ftp <text:s text:c="12"/>= </text:p>
          </table:table-cell>
          <table:table-cell table:number-columns-repeated="1023"/>
        </table:table-row>
        <table:table-row table:style-name="ro1">
          <table:table-cell table:formula="of:=[$'Admin ALL'.A411] &amp; [$'Admin ALL'.F411]" office:value-type="string" office:string-value="install_chmod_change_ftp_button      = " calcext:value-type="string">
            <text:p>install_chmod_change_ftp_button <text:s text:c="5"/>= </text:p>
          </table:table-cell>
          <table:table-cell table:number-columns-repeated="1023"/>
        </table:table-row>
        <table:table-row table:style-name="ro1">
          <table:table-cell table:formula="of:=[$'Admin ALL'.A412] &amp; [$'Admin ALL'.F412]">
            <text:p/>
          </table:table-cell>
          <table:table-cell table:number-columns-repeated="1023"/>
        </table:table-row>
        <table:table-row table:style-name="ro1">
          <table:table-cell table:formula="of:=[$'Admin ALL'.A413] &amp; [$'Admin ALL'.F413]" office:value-type="string" office:string-value="install_environment_help             = " calcext:value-type="string">
            <text:p>install_environment_help <text:s text:c="12"/>= </text:p>
          </table:table-cell>
          <table:table-cell table:number-columns-repeated="1023"/>
        </table:table-row>
        <table:table-row table:style-name="ro1">
          <table:table-cell table:formula="of:=[$'Admin ALL'.A414] &amp; [$'Admin ALL'.F414]" office:value-type="string" office:string-value="install_environment_session          = " calcext:value-type="string">
            <text:p>install_environment_session <text:s text:c="9"/>= </text:p>
          </table:table-cell>
          <table:table-cell table:number-columns-repeated="1023"/>
        </table:table-row>
        <table:table-row table:style-name="ro1">
          <table:table-cell table:formula="of:=[$'Admin ALL'.A415] &amp; [$'Admin ALL'.F415]" office:value-type="string" office:string-value="install_environment_conf             = " calcext:value-type="string">
            <text:p>install_environment_conf <text:s text:c="12"/>= </text:p>
          </table:table-cell>
          <table:table-cell table:number-columns-repeated="1023"/>
        </table:table-row>
        <table:table-row table:style-name="ro1">
          <table:table-cell table:formula="of:=[$'Admin ALL'.A416] &amp; [$'Admin ALL'.F416]">
            <text:p/>
          </table:table-cell>
          <table:table-cell table:number-columns-repeated="1023"/>
        </table:table-row>
        <table:table-row table:style-name="ro1">
          <table:table-cell table:formula="of:=[$'Admin ALL'.A417] &amp; [$'Admin ALL'.F417]" office:value-type="string" office:string-value="install_rewrite_help                 = " calcext:value-type="string">
            <text:p>install_rewrite_help <text:s text:c="16"/>= </text:p>
          </table:table-cell>
          <table:table-cell table:number-columns-repeated="1023"/>
        </table:table-row>
        <table:table-row table:style-name="ro1">
          <table:table-cell table:formula="of:=[$'Admin ALL'.A418] &amp; [$'Admin ALL'.F418]" office:value-type="string" office:string-value="install_rewrite_yes                  = " calcext:value-type="string">
            <text:p>install_rewrite_yes <text:s text:c="17"/>= </text:p>
          </table:table-cell>
          <table:table-cell table:number-columns-repeated="1023"/>
        </table:table-row>
        <table:table-row table:style-name="ro1">
          <table:table-cell table:formula="of:=[$'Admin ALL'.A419] &amp; [$'Admin ALL'.F419]" office:value-type="string" office:string-value="install_rewrite_no                   = " calcext:value-type="string">
            <text:p>install_rewrite_no <text:s text:c="18"/>= </text:p>
          </table:table-cell>
          <table:table-cell table:number-columns-repeated="1023"/>
        </table:table-row>
        <table:table-row table:style-name="ro1">
          <table:table-cell table:formula="of:=[$'Admin ALL'.A420] &amp; [$'Admin ALL'.F420]" office:value-type="string" office:string-value="install_rewrite_no_htaccess          = " calcext:value-type="string">
            <text:p>install_rewrite_no_htaccess <text:s text:c="9"/>= </text:p>
          </table:table-cell>
          <table:table-cell table:number-columns-repeated="1023"/>
        </table:table-row>
        <table:table-row table:style-name="ro1">
          <table:table-cell table:formula="of:=[$'Admin ALL'.A421] &amp; [$'Admin ALL'.F421]" office:value-type="string" office:string-value="install_rewrite_test_text            = " calcext:value-type="string">
            <text:p>install_rewrite_test_text <text:s text:c="11"/>= </text:p>
          </table:table-cell>
          <table:table-cell table:number-columns-repeated="1023"/>
        </table:table-row>
        <table:table-row table:style-name="ro1">
          <table:table-cell table:formula="of:=[$'Admin ALL'.A422] &amp; [$'Admin ALL'.F422]">
            <text:p/>
          </table:table-cell>
          <table:table-cell table:number-columns-repeated="1023"/>
        </table:table-row>
        <table:table-row table:style-name="ro1">
          <table:table-cell table:formula="of:=[$'Admin ALL'.A423] &amp; [$'Admin ALL'.F423]" office:value-type="string" office:string-value="install_password_help                = " calcext:value-type="string">
            <text:p>install_password_help <text:s text:c="15"/>= </text:p>
          </table:table-cell>
          <table:table-cell table:number-columns-repeated="1023"/>
        </table:table-row>
        <table:table-row table:style-name="ro1">
          <table:table-cell table:formula="of:=[$'Admin ALL'.A424] &amp; [$'Admin ALL'.F424]">
            <text:p/>
          </table:table-cell>
          <table:table-cell table:number-columns-repeated="1023"/>
        </table:table-row>
        <table:table-row table:style-name="ro1">
          <table:table-cell table:formula="of:=[$'Admin ALL'.A425] &amp; [$'Admin ALL'.F425]" office:value-type="string" office:string-value="install_finish_help                  = " calcext:value-type="string">
            <text:p>install_finish_help <text:s text:c="17"/>= </text:p>
          </table:table-cell>
          <table:table-cell table:number-columns-repeated="1023"/>
        </table:table-row>
        <table:table-row table:style-name="ro1">
          <table:table-cell table:formula="of:=[$'Admin ALL'.A426] &amp; [$'Admin ALL'.F426]">
            <text:p/>
          </table:table-cell>
          <table:table-cell table:number-columns-repeated="1023"/>
        </table:table-row>
        <table:table-row table:style-name="ro1">
          <table:table-cell table:formula="of:=[$'Admin ALL'.A427] &amp; [$'Admin ALL'.F427]" office:value-type="string" office:string-value="install_finish_delerror              = " calcext:value-type="string">
            <text:p>install_finish_delerror <text:s text:c="13"/>= </text:p>
          </table:table-cell>
          <table:table-cell table:number-columns-repeated="1023"/>
        </table:table-row>
        <table:table-row table:style-name="ro1">
          <table:table-cell table:formula="of:=[$'Admin ALL'.A428] &amp; [$'Admin ALL'.F428]" office:value-type="string" office:string-value="install_finish_del                   = " calcext:value-type="string">
            <text:p>install_finish_del <text:s text:c="18"/>= </text:p>
          </table:table-cell>
          <table:table-cell table:number-columns-repeated="1023"/>
        </table:table-row>
        <table:table-row table:style-name="ro1">
          <table:table-cell table:formula="of:=[$'Admin ALL'.A429] &amp; [$'Admin ALL'.F429]" office:value-type="string" office:string-value="install_finish_local                 = " calcext:value-type="string">
            <text:p>install_finish_local <text:s text:c="16"/>= </text:p>
          </table:table-cell>
          <table:table-cell table:number-columns-repeated="1023"/>
        </table:table-row>
        <table:table-row table:style-name="ro1">
          <table:table-cell table:formula="of:=[$'Admin ALL'.A430] &amp; [$'Admin ALL'.F430]" office:value-type="string" office:string-value="install_finish_submit                = " calcext:value-type="string">
            <text:p>install_finish_submit <text:s text:c="15"/>= </text:p>
          </table:table-cell>
          <table:table-cell table:number-columns-repeated="1023"/>
        </table:table-row>
        <table:table-row table:style-name="ro1">
          <table:table-cell table:formula="of:=[$'Admin ALL'.A431] &amp; [$'Admin ALL'.F431]" office:value-type="string" office:string-value="install_finish_clean_button          = " calcext:value-type="string">
            <text:p>install_finish_clean_button <text:s text:c="9"/>= </text:p>
          </table:table-cell>
          <table:table-cell table:number-columns-repeated="1023"/>
        </table:table-row>
        <table:table-row table:style-name="ro1">
          <table:table-cell table:formula="of:=[$'Admin ALL'.A432] &amp; [$'Admin ALL'.F432]" office:value-type="string" office:string-value="install_finish_clean                 = " calcext:value-type="string">
            <text:p>install_finish_clean <text:s text:c="16"/>= </text:p>
          </table:table-cell>
          <table:table-cell table:number-columns-repeated="1023"/>
        </table:table-row>
        <table:table-row table:style-name="ro1">
          <table:table-cell table:formula="of:=[$'Admin ALL'.A433] &amp; [$'Admin ALL'.F433]">
            <text:p/>
          </table:table-cell>
          <table:table-cell table:number-columns-repeated="1023"/>
        </table:table-row>
        <table:table-row table:style-name="ro1">
          <table:table-cell table:formula="of:=[$'Admin ALL'.A434] &amp; [$'Admin ALL'.F434]" office:value-type="string" office:string-value="install_update_help                  = " calcext:value-type="string">
            <text:p>install_update_help <text:s text:c="17"/>= </text:p>
          </table:table-cell>
          <table:table-cell table:number-columns-repeated="1023"/>
        </table:table-row>
        <table:table-row table:style-name="ro1">
          <table:table-cell table:formula="of:=[$'Admin ALL'.A435] &amp; [$'Admin ALL'.F435]" office:value-type="string" office:string-value="install_update_no_help               = " calcext:value-type="string">
            <text:p>install_update_no_help <text:s text:c="14"/>= </text:p>
          </table:table-cell>
          <table:table-cell table:number-columns-repeated="1023"/>
        </table:table-row>
        <table:table-row table:style-name="ro1">
          <table:table-cell table:formula="of:=[$'Admin ALL'.A436] &amp; [$'Admin ALL'.F436]" office:value-type="string" office:string-value="install_update_buttom                = " calcext:value-type="string">
            <text:p>install_update_buttom <text:s text:c="15"/>= </text:p>
          </table:table-cell>
          <table:table-cell table:number-columns-repeated="1023"/>
        </table:table-row>
        <table:table-row table:style-name="ro1">
          <table:table-cell table:formula="of:=[$'Admin ALL'.A437] &amp; [$'Admin ALL'.F437]" office:value-type="string" office:string-value="install_update_files_in_pages        = " calcext:value-type="string">
            <text:p>install_update_files_in_pages <text:s text:c="7"/>= </text:p>
          </table:table-cell>
          <table:table-cell table:number-columns-repeated="1023"/>
        </table:table-row>
        <table:table-row table:style-name="ro1">
          <table:table-cell table:formula="of:=[$'Admin ALL'.A438] &amp; [$'Admin ALL'.F438]" office:value-type="string" office:string-value="install_update_conf_help             = " calcext:value-type="string">
            <text:p>install_update_conf_help <text:s text:c="12"/>= </text:p>
          </table:table-cell>
          <table:table-cell table:number-columns-repeated="1023"/>
        </table:table-row>
        <table:table-row table:style-name="ro1">
          <table:table-cell table:formula="of:=[$'Admin ALL'.A439] &amp; [$'Admin ALL'.F439]" office:value-type="string" office:string-value="install_update_kategorien_help       = " calcext:value-type="string">
            <text:p>install_update_kategorien_help <text:s text:c="6"/>= </text:p>
          </table:table-cell>
          <table:table-cell table:number-columns-repeated="1023"/>
        </table:table-row>
        <table:table-row table:style-name="ro1">
          <table:table-cell table:formula="of:=[$'Admin ALL'.A440] &amp; [$'Admin ALL'.F440]" office:value-type="string" office:string-value="install_update_galerien_help         = " calcext:value-type="string">
            <text:p>install_update_galerien_help <text:s text:c="8"/>= </text:p>
          </table:table-cell>
          <table:table-cell table:number-columns-repeated="1023"/>
        </table:table-row>
        <table:table-row table:style-name="ro1">
          <table:table-cell table:formula="of:=[$'Admin ALL'.A441] &amp; [$'Admin ALL'.F441]" office:value-type="string" office:string-value="install_update_plugins_help          = " calcext:value-type="string">
            <text:p>install_update_plugins_help <text:s text:c="9"/>= </text:p>
          </table:table-cell>
          <table:table-cell table:number-columns-repeated="1023"/>
        </table:table-row>
        <table:table-row table:style-name="ro1">
          <table:table-cell table:formula="of:=[$'Admin ALL'.A442] &amp; [$'Admin ALL'.F442]" office:value-type="string" office:string-value="install_update_layouts_help          = " calcext:value-type="string">
            <text:p>install_update_layouts_help <text:s text:c="9"/>= </text:p>
          </table:table-cell>
          <table:table-cell table:number-columns-repeated="1023"/>
        </table:table-row>
        <table:table-row table:style-name="ro1">
          <table:table-cell table:formula="of:=[$'Admin ALL'.A443] &amp; [$'Admin ALL'.F443]">
            <text:p/>
          </table:table-cell>
          <table:table-cell table:number-columns-repeated="1023"/>
        </table:table-row>
        <table:table-row table:style-name="ro1">
          <table:table-cell table:formula="of:=[$'Admin ALL'.A444] &amp; [$'Admin ALL'.F444]" office:value-type="string" office:string-value="install_update_error                 = " calcext:value-type="string">
            <text:p>install_update_error <text:s text:c="16"/>= </text:p>
          </table:table-cell>
          <table:table-cell table:number-columns-repeated="1023"/>
        </table:table-row>
        <table:table-row table:style-name="ro1">
          <table:table-cell table:formula="of:=[$'Admin ALL'.A445] &amp; [$'Admin ALL'.F445]" office:value-type="string" office:string-value="install_update_successful            = " calcext:value-type="string">
            <text:p>install_update_successful <text:s text:c="11"/>= </text:p>
          </table:table-cell>
          <table:table-cell table:number-columns-repeated="1023"/>
        </table:table-row>
        <table:table-row table:style-name="ro1">
          <table:table-cell table:formula="of:=[$'Admin ALL'.A446] &amp; [$'Admin ALL'.F446]">
            <text:p/>
          </table:table-cell>
          <table:table-cell table:number-columns-repeated="1023"/>
        </table:table-row>
        <table:table-row table:style-name="ro1">
          <table:table-cell table:formula="of:=[$'Admin ALL'.A447] &amp; [$'Admin ALL'.F447]">
            <text:p/>
          </table:table-cell>
          <table:table-cell table:number-columns-repeated="1023"/>
        </table:table-row>
        <table:table-row table:style-name="ro1">
          <table:table-cell table:formula="of:=[$'Admin ALL'.A448] &amp; [$'Admin ALL'.F448]">
            <text:p/>
          </table:table-cell>
          <table:table-cell table:number-columns-repeated="1023"/>
        </table:table-row>
        <table:table-row table:style-name="ro1">
          <table:table-cell table:formula="of:=[$'Admin ALL'.A449] &amp; [$'Admin ALL'.F449]">
            <text:p/>
          </table:table-cell>
          <table:table-cell table:number-columns-repeated="1023"/>
        </table:table-row>
        <table:table-row table:style-name="ro1">
          <table:table-cell table:formula="of:=[$'Admin ALL'.A450] &amp; [$'Admin ALL'.F450]">
            <text:p/>
          </table:table-cell>
          <table:table-cell table:number-columns-repeated="1023"/>
        </table:table-row>
        <table:table-row table:style-name="ro1">
          <table:table-cell table:formula="of:=[$'Admin ALL'.A451] &amp; [$'Admin ALL'.F451]">
            <text:p/>
          </table:table-cell>
          <table:table-cell table:number-columns-repeated="1023"/>
        </table:table-row>
        <table:table-row table:style-name="ro1">
          <table:table-cell table:formula="of:=[$'Admin ALL'.A452] &amp; [$'Admin ALL'.F452]">
            <text:p/>
          </table:table-cell>
          <table:table-cell table:number-columns-repeated="1023"/>
        </table:table-row>
        <table:table-row table:style-name="ro1">
          <table:table-cell table:formula="of:=[$'Admin ALL'.A453] &amp; [$'Admin ALL'.F453]">
            <text:p/>
          </table:table-cell>
          <table:table-cell table:number-columns-repeated="1023"/>
        </table:table-row>
        <table:table-row table:style-name="ro1">
          <table:table-cell table:formula="of:=[$'Admin ALL'.A454] &amp; [$'Admin ALL'.F454]">
            <text:p/>
          </table:table-cell>
          <table:table-cell table:number-columns-repeated="1023"/>
        </table:table-row>
        <table:table-row table:style-name="ro1">
          <table:table-cell table:formula="of:=[$'Admin ALL'.A455] &amp; [$'Admin ALL'.F455]">
            <text:p/>
          </table:table-cell>
          <table:table-cell table:number-columns-repeated="1023"/>
        </table:table-row>
        <table:table-row table:style-name="ro1">
          <table:table-cell table:formula="of:=[$'Admin ALL'.A456] &amp; [$'Admin ALL'.F456]">
            <text:p/>
          </table:table-cell>
          <table:table-cell table:number-columns-repeated="1023"/>
        </table:table-row>
        <table:table-row table:style-name="ro1">
          <table:table-cell table:formula="of:=[$'Admin ALL'.A457] &amp; [$'Admin ALL'.F457]">
            <text:p/>
          </table:table-cell>
          <table:table-cell table:number-columns-repeated="1023"/>
        </table:table-row>
        <table:table-row table:style-name="ro1">
          <table:table-cell table:formula="of:=[$'Admin ALL'.A458] &amp; [$'Admin ALL'.F458]">
            <text:p/>
          </table:table-cell>
          <table:table-cell table:number-columns-repeated="1023"/>
        </table:table-row>
        <table:table-row table:style-name="ro1">
          <table:table-cell table:formula="of:=[$'Admin ALL'.A459] &amp; [$'Admin ALL'.F459]">
            <text:p/>
          </table:table-cell>
          <table:table-cell table:number-columns-repeated="1023"/>
        </table:table-row>
        <table:table-row table:style-name="ro1">
          <table:table-cell table:formula="of:=[$'Admin ALL'.A460] &amp; [$'Admin ALL'.F460]">
            <text:p/>
          </table:table-cell>
          <table:table-cell table:number-columns-repeated="1023"/>
        </table:table-row>
        <table:table-row table:style-name="ro1">
          <table:table-cell table:formula="of:=[$'Admin ALL'.A461] &amp; [$'Admin ALL'.F461]">
            <text:p/>
          </table:table-cell>
          <table:table-cell table:number-columns-repeated="1023"/>
        </table:table-row>
        <table:table-row table:style-name="ro1">
          <table:table-cell table:formula="of:=[$'Admin ALL'.A462] &amp; [$'Admin ALL'.F462]">
            <text:p/>
          </table:table-cell>
          <table:table-cell table:number-columns-repeated="1023"/>
        </table:table-row>
        <table:table-row table:style-name="ro1">
          <table:table-cell table:formula="of:=[$'Admin ALL'.A463] &amp; [$'Admin ALL'.F463]">
            <text:p/>
          </table:table-cell>
          <table:table-cell table:number-columns-repeated="1023"/>
        </table:table-row>
        <table:table-row table:style-name="ro1">
          <table:table-cell table:formula="of:=[$'Admin ALL'.A464] &amp; [$'Admin ALL'.F464]">
            <text:p/>
          </table:table-cell>
          <table:table-cell table:number-columns-repeated="1023"/>
        </table:table-row>
        <table:table-row table:style-name="ro1">
          <table:table-cell table:formula="of:=[$'Admin ALL'.A465] &amp; [$'Admin ALL'.F465]">
            <text:p/>
          </table:table-cell>
          <table:table-cell table:number-columns-repeated="1023"/>
        </table:table-row>
        <table:table-row table:style-name="ro1">
          <table:table-cell table:formula="of:=[$'Admin ALL'.A466] &amp; [$'Admin ALL'.F466]">
            <text:p/>
          </table:table-cell>
          <table:table-cell table:number-columns-repeated="1023"/>
        </table:table-row>
        <table:table-row table:style-name="ro1">
          <table:table-cell table:formula="of:=[$'Admin ALL'.A467] &amp; [$'Admin ALL'.F467]">
            <text:p/>
          </table:table-cell>
          <table:table-cell table:number-columns-repeated="1023"/>
        </table:table-row>
        <table:table-row table:style-name="ro1">
          <table:table-cell table:formula="of:=[$'Admin ALL'.A468] &amp; [$'Admin ALL'.F468]">
            <text:p/>
          </table:table-cell>
          <table:table-cell table:number-columns-repeated="1023"/>
        </table:table-row>
        <table:table-row table:style-name="ro1">
          <table:table-cell table:formula="of:=[$'Admin ALL'.A469] &amp; [$'Admin ALL'.F469]">
            <text:p/>
          </table:table-cell>
          <table:table-cell table:number-columns-repeated="1023"/>
        </table:table-row>
        <table:table-row table:style-name="ro1">
          <table:table-cell table:formula="of:=[$'Admin ALL'.A470] &amp; [$'Admin ALL'.F470]">
            <text:p/>
          </table:table-cell>
          <table:table-cell table:number-columns-repeated="1023"/>
        </table:table-row>
        <table:table-row table:style-name="ro1">
          <table:table-cell table:formula="of:=[$'Admin ALL'.A471] &amp; [$'Admin ALL'.F471]">
            <text:p/>
          </table:table-cell>
          <table:table-cell table:number-columns-repeated="1023"/>
        </table:table-row>
        <table:table-row table:style-name="ro1">
          <table:table-cell table:formula="of:=[$'Admin ALL'.A472] &amp; [$'Admin ALL'.F472]">
            <text:p/>
          </table:table-cell>
          <table:table-cell table:number-columns-repeated="1023"/>
        </table:table-row>
        <table:table-row table:style-name="ro1">
          <table:table-cell table:formula="of:=[$'Admin ALL'.A473] &amp; [$'Admin ALL'.F473]">
            <text:p/>
          </table:table-cell>
          <table:table-cell table:number-columns-repeated="1023"/>
        </table:table-row>
        <table:table-row table:style-name="ro1">
          <table:table-cell table:formula="of:=[$'Admin ALL'.A474] &amp; [$'Admin ALL'.F474]">
            <text:p/>
          </table:table-cell>
          <table:table-cell table:number-columns-repeated="1023"/>
        </table:table-row>
        <table:table-row table:style-name="ro1">
          <table:table-cell table:formula="of:=[$'Admin ALL'.A475] &amp; [$'Admin ALL'.F475]">
            <text:p/>
          </table:table-cell>
          <table:table-cell table:number-columns-repeated="1023"/>
        </table:table-row>
        <table:table-row table:style-name="ro1">
          <table:table-cell table:formula="of:=[$'Admin ALL'.A476] &amp; [$'Admin ALL'.F476]">
            <text:p/>
          </table:table-cell>
          <table:table-cell table:number-columns-repeated="1023"/>
        </table:table-row>
        <table:table-row table:style-name="ro1">
          <table:table-cell table:formula="of:=[$'Admin ALL'.A477] &amp; [$'Admin ALL'.F477]">
            <text:p/>
          </table:table-cell>
          <table:table-cell table:number-columns-repeated="1023"/>
        </table:table-row>
        <table:table-row table:style-name="ro1">
          <table:table-cell table:formula="of:=[$'Admin ALL'.A478] &amp; [$'Admin ALL'.F478]">
            <text:p/>
          </table:table-cell>
          <table:table-cell table:number-columns-repeated="1023"/>
        </table:table-row>
        <table:table-row table:style-name="ro1">
          <table:table-cell table:formula="of:=[$'Admin ALL'.A479] &amp; [$'Admin ALL'.F479]">
            <text:p/>
          </table:table-cell>
          <table:table-cell table:number-columns-repeated="1023"/>
        </table:table-row>
        <table:table-row table:style-name="ro1">
          <table:table-cell table:formula="of:=[$'Admin ALL'.A480] &amp; [$'Admin ALL'.F480]">
            <text:p/>
          </table:table-cell>
          <table:table-cell table:number-columns-repeated="1023"/>
        </table:table-row>
        <table:table-row table:style-name="ro1">
          <table:table-cell table:formula="of:=[$'Admin ALL'.A481] &amp; [$'Admin ALL'.F481]">
            <text:p/>
          </table:table-cell>
          <table:table-cell table:number-columns-repeated="1023"/>
        </table:table-row>
        <table:table-row table:style-name="ro1">
          <table:table-cell table:formula="of:=[$'Admin ALL'.A482] &amp; [$'Admin ALL'.F482]">
            <text:p/>
          </table:table-cell>
          <table:table-cell table:number-columns-repeated="1023"/>
        </table:table-row>
        <table:table-row table:style-name="ro1">
          <table:table-cell table:formula="of:=[$'Admin ALL'.A483] &amp; [$'Admin ALL'.F483]">
            <text:p/>
          </table:table-cell>
          <table:table-cell table:number-columns-repeated="1023"/>
        </table:table-row>
        <table:table-row table:style-name="ro1">
          <table:table-cell table:formula="of:=[$'Admin ALL'.A484] &amp; [$'Admin ALL'.F484]">
            <text:p/>
          </table:table-cell>
          <table:table-cell table:number-columns-repeated="1023"/>
        </table:table-row>
        <table:table-row table:style-name="ro1">
          <table:table-cell table:formula="of:=[$'Admin ALL'.A485] &amp; [$'Admin ALL'.F485]">
            <text:p/>
          </table:table-cell>
          <table:table-cell table:number-columns-repeated="1023"/>
        </table:table-row>
        <table:table-row table:style-name="ro1">
          <table:table-cell table:formula="of:=[$'Admin ALL'.A486] &amp; [$'Admin ALL'.F486]">
            <text:p/>
          </table:table-cell>
          <table:table-cell table:number-columns-repeated="1023"/>
        </table:table-row>
        <table:table-row table:style-name="ro1">
          <table:table-cell table:formula="of:=[$'Admin ALL'.A487] &amp; [$'Admin ALL'.F487]">
            <text:p/>
          </table:table-cell>
          <table:table-cell table:number-columns-repeated="1023"/>
        </table:table-row>
        <table:table-row table:style-name="ro1">
          <table:table-cell table:formula="of:=[$'Admin ALL'.A488] &amp; [$'Admin ALL'.F488]">
            <text:p/>
          </table:table-cell>
          <table:table-cell table:number-columns-repeated="1023"/>
        </table:table-row>
        <table:table-row table:style-name="ro1">
          <table:table-cell table:formula="of:=[$'Admin ALL'.A489] &amp; [$'Admin ALL'.F489]">
            <text:p/>
          </table:table-cell>
          <table:table-cell table:number-columns-repeated="1023"/>
        </table:table-row>
        <table:table-row table:style-name="ro1">
          <table:table-cell table:formula="of:=[$'Admin ALL'.A490] &amp; [$'Admin ALL'.F490]">
            <text:p/>
          </table:table-cell>
          <table:table-cell table:number-columns-repeated="1023"/>
        </table:table-row>
        <table:table-row table:style-name="ro1">
          <table:table-cell table:formula="of:=[$'Admin ALL'.A491] &amp; [$'Admin ALL'.F491]">
            <text:p/>
          </table:table-cell>
          <table:table-cell table:number-columns-repeated="1023"/>
        </table:table-row>
        <table:table-row table:style-name="ro1">
          <table:table-cell table:formula="of:=[$'Admin ALL'.A492] &amp; [$'Admin ALL'.F492]">
            <text:p/>
          </table:table-cell>
          <table:table-cell table:number-columns-repeated="1023"/>
        </table:table-row>
        <table:table-row table:style-name="ro1">
          <table:table-cell table:formula="of:=[$'Admin ALL'.A493] &amp; [$'Admin ALL'.F493]">
            <text:p/>
          </table:table-cell>
          <table:table-cell table:number-columns-repeated="1023"/>
        </table:table-row>
        <table:table-row table:style-name="ro1">
          <table:table-cell table:formula="of:=[$'Admin ALL'.A494] &amp; [$'Admin ALL'.F494]">
            <text:p/>
          </table:table-cell>
          <table:table-cell table:number-columns-repeated="1023"/>
        </table:table-row>
        <table:table-row table:style-name="ro1">
          <table:table-cell table:formula="of:=[$'Admin ALL'.A495] &amp; [$'Admin ALL'.F495]">
            <text:p/>
          </table:table-cell>
          <table:table-cell table:number-columns-repeated="1023"/>
        </table:table-row>
        <table:table-row table:style-name="ro1">
          <table:table-cell table:formula="of:=[$'Admin ALL'.A496] &amp; [$'Admin ALL'.F496]">
            <text:p/>
          </table:table-cell>
          <table:table-cell table:number-columns-repeated="1023"/>
        </table:table-row>
        <table:table-row table:style-name="ro1">
          <table:table-cell table:formula="of:=[$'Admin ALL'.A497] &amp; [$'Admin ALL'.F497]">
            <text:p/>
          </table:table-cell>
          <table:table-cell table:number-columns-repeated="1023"/>
        </table:table-row>
        <table:table-row table:style-name="ro1">
          <table:table-cell table:formula="of:=[$'Admin ALL'.A498] &amp; [$'Admin ALL'.F498]">
            <text:p/>
          </table:table-cell>
          <table:table-cell table:number-columns-repeated="1023"/>
        </table:table-row>
        <table:table-row table:style-name="ro1">
          <table:table-cell table:formula="of:=[$'Admin ALL'.A499] &amp; [$'Admin ALL'.F499]">
            <text:p/>
          </table:table-cell>
          <table:table-cell table:number-columns-repeated="1023"/>
        </table:table-row>
        <table:table-row table:style-name="ro1">
          <table:table-cell table:formula="of:=[$'Admin ALL'.A500] &amp; [$'Admin ALL'.F500]">
            <text:p/>
          </table:table-cell>
          <table:table-cell table:number-columns-repeated="1023"/>
        </table:table-row>
        <table:table-row table:style-name="ro1">
          <table:table-cell table:formula="of:=[$'Admin ALL'.A501] &amp; [$'Admin ALL'.F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hrHR" table:style-name="ta1">
        <table:table-column table:style-name="co4" table:default-cell-style-name="ce11"/>
        <table:table-column table:style-name="co3" table:number-columns-repeated="1023" table:default-cell-style-name="ce11"/>
        <table:table-row table:style-name="ro1">
          <table:table-cell table:formula="of:=[$'Admin ALL'.A2] &amp; [$'Admin ALL'.G2]" office:value-type="string" office:string-value="_dateformat                          = %Y-%d-%m, %H:%M:%S" calcext:value-type="string">
            <text:p>_dateformat <text:s text:c="25"/>= %Y-%d-%m, %H:%M:%S</text:p>
          </table:table-cell>
          <table:table-cell table:number-columns-repeated="1023"/>
        </table:table-row>
        <table:table-row table:style-name="ro1">
          <table:table-cell table:formula="of:=[$'Admin ALL'.A3] &amp; [$'Admin ALL'.G3]" office:value-type="string" office:string-value="_translator                          = Mighty" calcext:value-type="string">
            <text:p>_translator <text:s text:c="25"/>= Mighty</text:p>
          </table:table-cell>
          <table:table-cell table:number-columns-repeated="1023"/>
        </table:table-row>
        <table:table-row table:style-name="ro1">
          <table:table-cell table:formula="of:=[$'Admin ALL'.A4] &amp; [$'Admin ALL'.G4]" office:value-type="string" office:string-value="# der Wert ist für date_default_timezone_set()" calcext:value-type="string">
            <text:p># der Wert ist für date_default_timezone_set()</text:p>
          </table:table-cell>
          <table:table-cell table:number-columns-repeated="1023"/>
        </table:table-row>
        <table:table-row table:style-name="ro1">
          <table:table-cell table:formula="of:=[$'Admin ALL'.A5] &amp; [$'Admin ALL'.G5]" office:value-type="string" office:string-value="_timezone                            = Europe/Zagreb" calcext:value-type="string">
            <text:p>_timezone <text:s text:c="27"/>= Europe/Zagreb</text:p>
          </table:table-cell>
          <table:table-cell table:number-columns-repeated="1023"/>
        </table:table-row>
        <table:table-row table:style-name="ro1">
          <table:table-cell table:formula="of:=[$'Admin ALL'.A6] &amp; [$'Admin ALL'.G6]" office:value-type="string" office:string-value="language_name                        = Hrvatski" calcext:value-type="string">
            <text:p>language_name <text:s text:c="23"/>= Hrvatski</text:p>
          </table:table-cell>
          <table:table-cell table:number-columns-repeated="1023"/>
        </table:table-row>
        <table:table-row table:style-name="ro1">
          <table:table-cell table:formula="of:=[$'Admin ALL'.A7] &amp; [$'Admin ALL'.G7]" office:value-type="string" office:string-value="cms_admin_titel                      = moziloCMS Admin" calcext:value-type="string">
            <text:p>cms_admin_titel <text:s text:c="21"/>= moziloCMS Admin</text:p>
          </table:table-cell>
          <table:table-cell table:number-columns-repeated="1023"/>
        </table:table-row>
        <table:table-row table:style-name="ro1">
          <table:table-cell table:formula="of:=[$'Admin ALL'.A8] &amp; [$'Admin ALL'.G8]" office:value-type="string" office:string-value="file                                 = Datoteka" calcext:value-type="string">
            <text:p>file <text:s text:c="32"/>= Datoteka</text:p>
          </table:table-cell>
          <table:table-cell table:number-columns-repeated="1023"/>
        </table:table-row>
        <table:table-row table:style-name="ro1">
          <table:table-cell table:formula="of:=[$'Admin ALL'.A9] &amp; [$'Admin ALL'.G9]" office:value-type="string" office:string-value="files                                = Datoteke" calcext:value-type="string">
            <text:p>files <text:s text:c="31"/>= Datoteke</text:p>
          </table:table-cell>
          <table:table-cell table:number-columns-repeated="1023"/>
        </table:table-row>
        <table:table-row table:style-name="ro1">
          <table:table-cell table:formula="of:=[$'Admin ALL'.A10] &amp; [$'Admin ALL'.G10]" office:value-type="string" office:string-value="page                                 = Stranica sa sadržajem" calcext:value-type="string">
            <text:p>page <text:s text:c="32"/>= Stranica sa sadržajem</text:p>
          </table:table-cell>
          <table:table-cell table:number-columns-repeated="1023"/>
        </table:table-row>
        <table:table-row table:style-name="ro1">
          <table:table-cell table:formula="of:=[$'Admin ALL'.A11] &amp; [$'Admin ALL'.G11]" office:value-type="string" office:string-value="pages                                = Sadržajne stranice" calcext:value-type="string">
            <text:p>pages <text:s text:c="31"/>= Sadržajne stranice</text:p>
          </table:table-cell>
          <table:table-cell table:number-columns-repeated="1023"/>
        </table:table-row>
        <table:table-row table:style-name="ro1">
          <table:table-cell table:formula="of:=[$'Admin ALL'.A12] &amp; [$'Admin ALL'.G12]" office:value-type="string" office:string-value="url                                  = Veza" calcext:value-type="string">
            <text:p>url <text:s text:c="33"/>= Veza</text:p>
          </table:table-cell>
          <table:table-cell table:number-columns-repeated="1023"/>
        </table:table-row>
        <table:table-row table:style-name="ro1">
          <table:table-cell table:formula="of:=[$'Admin ALL'.A13] &amp; [$'Admin ALL'.G13]" office:value-type="string" office:string-value="name                                 = Ime" calcext:value-type="string">
            <text:p>name <text:s text:c="32"/>= Ime</text:p>
          </table:table-cell>
          <table:table-cell table:number-columns-repeated="1023"/>
        </table:table-row>
        <table:table-row table:style-name="ro1">
          <table:table-cell table:formula="of:=[$'Admin ALL'.A14] &amp; [$'Admin ALL'.G14]" office:value-type="string" office:string-value="url_adress                           = Cilj veze" calcext:value-type="string">
            <text:p>url_adress <text:s text:c="26"/>= Cilj veze</text:p>
          </table:table-cell>
          <table:table-cell table:number-columns-repeated="1023"/>
        </table:table-row>
        <table:table-row table:style-name="ro1">
          <table:table-cell table:formula="of:=[$'Admin ALL'.A15] &amp; [$'Admin ALL'.G15]" office:value-type="string" office:string-value="contents                             = Sadržaj" calcext:value-type="string">
            <text:p>contents <text:s text:c="28"/>= Sadržaj</text:p>
          </table:table-cell>
          <table:table-cell table:number-columns-repeated="1023"/>
        </table:table-row>
        <table:table-row table:style-name="ro1">
          <table:table-cell table:formula="of:=[$'Admin ALL'.A16] &amp; [$'Admin ALL'.G16]" office:value-type="string" office:string-value="category                             = Kategorija" calcext:value-type="string">
            <text:p>category <text:s text:c="28"/>= Kategorija</text:p>
          </table:table-cell>
          <table:table-cell table:number-columns-repeated="1023"/>
        </table:table-row>
        <table:table-row table:style-name="ro1">
          <table:table-cell table:formula="of:=[$'Admin ALL'.A17] &amp; [$'Admin ALL'.G17]" office:value-type="string" office:string-value="day                                  = Dan" calcext:value-type="string">
            <text:p>day <text:s text:c="33"/>= Dan</text:p>
          </table:table-cell>
          <table:table-cell table:number-columns-repeated="1023"/>
        </table:table-row>
        <table:table-row table:style-name="ro1">
          <table:table-cell table:formula="of:=[$'Admin ALL'.A18] &amp; [$'Admin ALL'.G18]" office:value-type="string" office:string-value="days                                 = Dane" calcext:value-type="string">
            <text:p>days <text:s text:c="32"/>= Dane</text:p>
          </table:table-cell>
          <table:table-cell table:number-columns-repeated="1023"/>
        </table:table-row>
        <table:table-row table:style-name="ro1">
          <table:table-cell table:formula="of:=[$'Admin ALL'.A19] &amp; [$'Admin ALL'.G19]" office:value-type="string" office:string-value="hour                                 = Sat" calcext:value-type="string">
            <text:p>hour <text:s text:c="32"/>= Sat</text:p>
          </table:table-cell>
          <table:table-cell table:number-columns-repeated="1023"/>
        </table:table-row>
        <table:table-row table:style-name="ro1">
          <table:table-cell table:formula="of:=[$'Admin ALL'.A20] &amp; [$'Admin ALL'.G20]" office:value-type="string" office:string-value="hours                                = Sati" calcext:value-type="string">
            <text:p>hours <text:s text:c="31"/>= Sati</text:p>
          </table:table-cell>
          <table:table-cell table:number-columns-repeated="1023"/>
        </table:table-row>
        <table:table-row table:style-name="ro1">
          <table:table-cell table:formula="of:=[$'Admin ALL'.A21] &amp; [$'Admin ALL'.G21]" office:value-type="string" office:string-value="minute                               = Minuta" calcext:value-type="string">
            <text:p>minute <text:s text:c="30"/>= Minuta</text:p>
          </table:table-cell>
          <table:table-cell table:number-columns-repeated="1023"/>
        </table:table-row>
        <table:table-row table:style-name="ro1">
          <table:table-cell table:formula="of:=[$'Admin ALL'.A22] &amp; [$'Admin ALL'.G22]" office:value-type="string" office:string-value="minutes                              = Minute" calcext:value-type="string">
            <text:p>minutes <text:s text:c="29"/>= Minute</text:p>
          </table:table-cell>
          <table:table-cell table:number-columns-repeated="1023"/>
        </table:table-row>
        <table:table-row table:style-name="ro1">
          <table:table-cell table:formula="of:=[$'Admin ALL'.A23] &amp; [$'Admin ALL'.G23]" office:value-type="string" office:string-value="second                               = sekunda" calcext:value-type="string">
            <text:p>second <text:s text:c="30"/>= sekunda</text:p>
          </table:table-cell>
          <table:table-cell table:number-columns-repeated="1023"/>
        </table:table-row>
        <table:table-row table:style-name="ro1">
          <table:table-cell table:formula="of:=[$'Admin ALL'.A24] &amp; [$'Admin ALL'.G24]" office:value-type="string" office:string-value="seconds                              = sekunde" calcext:value-type="string">
            <text:p>seconds <text:s text:c="29"/>= sekunde</text:p>
          </table:table-cell>
          <table:table-cell table:number-columns-repeated="1023"/>
        </table:table-row>
        <table:table-row table:style-name="ro1">
          <table:table-cell table:formula="of:=[$'Admin ALL'.A25] &amp; [$'Admin ALL'.G25]" office:value-type="string" office:string-value="error_chmod                          = Nije moguće promijeniti prava na datoteku." calcext:value-type="string">
            <text:p>error_chmod <text:s text:c="25"/>= Nije moguće promijeniti prava na datoteku.</text:p>
          </table:table-cell>
          <table:table-cell table:number-columns-repeated="1023"/>
        </table:table-row>
        <table:table-row table:style-name="ro1">
          <table:table-cell table:formula="of:=[$'Admin ALL'.A26] &amp; [$'Admin ALL'.G26]" office:value-type="string" office:string-value="error_mkdir                          = Nije moguće stvoriti mapu." calcext:value-type="string">
            <text:p>error_mkdir <text:s text:c="25"/>= Nije moguće stvoriti mapu.</text:p>
          </table:table-cell>
          <table:table-cell table:number-columns-repeated="1023"/>
        </table:table-row>
        <table:table-row table:style-name="ro1">
          <table:table-cell table:formula="of:=[$'Admin ALL'.A27] &amp; [$'Admin ALL'.G27]" office:value-type="string" office:string-value="error_no_file_dir                    = Mapa ili datoteka ne postoje." calcext:value-type="string">
            <text:p>error_no_file_dir <text:s text:c="19"/>= Mapa ili datoteka ne postoje.</text:p>
          </table:table-cell>
          <table:table-cell table:number-columns-repeated="1023"/>
        </table:table-row>
        <table:table-row table:style-name="ro1">
          <table:table-cell table:formula="of:=[$'Admin ALL'.A28] &amp; [$'Admin ALL'.G28]" office:value-type="string" office:string-value="error_del_file                       = Nije moguće izbrisati datoteku." calcext:value-type="string">
            <text:p>error_del_file <text:s text:c="22"/>= Nije moguće izbrisati datoteku.</text:p>
          </table:table-cell>
          <table:table-cell table:number-columns-repeated="1023"/>
        </table:table-row>
        <table:table-row table:style-name="ro1">
          <table:table-cell table:formula="of:=[$'Admin ALL'.A29] &amp; [$'Admin ALL'.G29]" office:value-type="string" office:string-value="error_del_dir                        = Nije moguće izbrisati mapu." calcext:value-type="string">
            <text:p>error_del_dir <text:s text:c="23"/>= Nije moguće izbrisati mapu.</text:p>
          </table:table-cell>
          <table:table-cell table:number-columns-repeated="1023"/>
        </table:table-row>
        <table:table-row table:style-name="ro1">
          <table:table-cell table:formula="of:=[$'Admin ALL'.A30] &amp; [$'Admin ALL'.G30]" office:value-type="string" office:string-value="error_exists_file_dir                = Mapa ili datoteka već postoje." calcext:value-type="string">
            <text:p>error_exists_file_dir <text:s text:c="15"/>= Mapa ili datoteka već postoje.</text:p>
          </table:table-cell>
          <table:table-cell table:number-columns-repeated="1023"/>
        </table:table-row>
        <table:table-row table:style-name="ro1">
          <table:table-cell table:formula="of:=[$'Admin ALL'.A31] &amp; [$'Admin ALL'.G31]" office:value-type="string" office:string-value="error_copy_file                      = Nije moguće kopirati datoteku." calcext:value-type="string">
            <text:p>error_copy_file <text:s text:c="21"/>= Nije moguće kopirati datoteku.</text:p>
          </table:table-cell>
          <table:table-cell table:number-columns-repeated="1023"/>
        </table:table-row>
        <table:table-row table:style-name="ro1">
          <table:table-cell table:formula="of:=[$'Admin ALL'.A32] &amp; [$'Admin ALL'.G32]" office:value-type="string" office:string-value="error_move_file_dir                  = Mapa ili datoteka nije se mogla preimenovati ili premjestiti." calcext:value-type="string">
            <text:p>error_move_file_dir <text:s text:c="17"/>= Mapa ili datoteka nije se mogla preimenovati ili premjestiti.</text:p>
          </table:table-cell>
          <table:table-cell table:number-columns-repeated="1023"/>
        </table:table-row>
        <table:table-row table:style-name="ro1">
          <table:table-cell table:formula="of:=[$'Admin ALL'.A33] &amp; [$'Admin ALL'.G33]" office:value-type="string" office:string-value="error_datei_file_name                = Naziv datoteke uključuje nevaljane vrijednosti ili znakove." calcext:value-type="string">
            <text:p>error_datei_file_name <text:s text:c="15"/>= Naziv datoteke uključuje nevaljane vrijednosti ili znakove.</text:p>
          </table:table-cell>
          <table:table-cell table:number-columns-repeated="1023"/>
        </table:table-row>
        <table:table-row table:style-name="ro1">
          <table:table-cell table:formula="of:=[$'Admin ALL'.A34] &amp; [$'Admin ALL'.G34]" office:value-type="string" office:string-value="error_dir_file_name                  = Mapa ili datoteka sadrži nevaljane vrijednosti ili znakove." calcext:value-type="string">
            <text:p>error_dir_file_name <text:s text:c="17"/>= Mapa ili datoteka sadrži nevaljane vrijednosti ili znakove.</text:p>
          </table:table-cell>
          <table:table-cell table:number-columns-repeated="1023"/>
        </table:table-row>
        <table:table-row table:style-name="ro1">
          <table:table-cell table:formula="of:=[$'Admin ALL'.A35] &amp; [$'Admin ALL'.G35]" office:value-type="string" office:string-value="error_post_parameter                 = Dobili su nevaljane parametre." calcext:value-type="string">
            <text:p>error_post_parameter <text:s text:c="16"/>= Dobili su nevaljane parametre.</text:p>
          </table:table-cell>
          <table:table-cell table:number-columns-repeated="1023"/>
        </table:table-row>
        <table:table-row table:style-name="ro1">
          <table:table-cell table:formula="of:=[$'Admin ALL'.A36] &amp; [$'Admin ALL'.G36]" office:value-type="string" office:string-value="error_write_sort_list                = Nije moguće sortirati kategorije ili stranice sadržaja." calcext:value-type="string">
            <text:p>error_write_sort_list <text:s text:c="15"/>= Nije moguće sortirati kategorije ili stranice sadržaja.</text:p>
          </table:table-cell>
          <table:table-cell table:number-columns-repeated="1023"/>
        </table:table-row>
        <table:table-row table:style-name="ro1">
          <table:table-cell table:formula="of:=[$'Admin ALL'.A37] &amp; [$'Admin ALL'.G37]" office:value-type="string" office:string-value="error_write_sitemap                  = Nije moguće napisati sitemap.xml" calcext:value-type="string">
            <text:p>error_write_sitemap <text:s text:c="17"/>= Nije moguće napisati sitemap.xml</text:p>
          </table:table-cell>
          <table:table-cell table:number-columns-repeated="1023"/>
        </table:table-row>
        <table:table-row table:style-name="ro1">
          <table:table-cell table:formula="of:=[$'Admin ALL'.A38] &amp; [$'Admin ALL'.G38]" office:value-type="string" office:string-value="error_write_robots                   = Nije moguće wirte robots.txt" calcext:value-type="string">
            <text:p>error_write_robots <text:s text:c="18"/>= Nije moguće wirte robots.txt</text:p>
          </table:table-cell>
          <table:table-cell table:number-columns-repeated="1023"/>
        </table:table-row>
        <table:table-row table:style-name="ro1">
          <table:table-cell table:formula="of:=[$'Admin ALL'.A39] &amp; [$'Admin ALL'.G39]" office:value-type="string" office:string-value="error_read_robots                    = Nije moguće pročitati datoteku robots.txt" calcext:value-type="string">
            <text:p>error_read_robots <text:s text:c="19"/>= Nije moguće pročitati datoteku robots.txt</text:p>
          </table:table-cell>
          <table:table-cell table:number-columns-repeated="1023"/>
        </table:table-row>
        <table:table-row table:style-name="ro1">
          <table:table-cell table:formula="of:=[$'Admin ALL'.A40] &amp; [$'Admin ALL'.G40]" office:value-type="string" office:string-value="error_no_root                        = To ne smijete učiniti." calcext:value-type="string">
            <text:p>error_no_root <text:s text:c="23"/>= To ne smijete učiniti.</text:p>
          </table:table-cell>
          <table:table-cell table:number-columns-repeated="1023"/>
        </table:table-row>
        <table:table-row table:style-name="ro1">
          <table:table-cell table:formula="of:=[$'Admin ALL'.A41] &amp; [$'Admin ALL'.G41]" office:value-type="string" office:string-value="error_no_javascript                  = Vaš preglednik ne podržava Javascript ili je onemogućen. &lt;br /&gt; Administratorsko područje ove verzije moziloCMS-a treba Javascript." calcext:value-type="string">
            <text:p>error_no_javascript <text:s text:c="17"/>= Vaš preglednik ne podržava Javascript ili je onemogućen. &lt;br /&gt; Administratorsko područje ove verzije moziloCMS-a treba Javascript.</text:p>
          </table:table-cell>
          <table:table-cell table:number-columns-repeated="1023"/>
        </table:table-row>
        <table:table-row table:style-name="ro1">
          <table:table-cell table:formula="of:=[$'Admin ALL'.A42] &amp; [$'Admin ALL'.G42]" office:value-type="string" office:string-value="error_no_freename                    = Nije moguće pronaći slobodno ime datoteke." calcext:value-type="string">
            <text:p>error_no_freename <text:s text:c="19"/>= Nije moguće pronaći slobodno ime datoteke.</text:p>
          </table:table-cell>
          <table:table-cell table:number-columns-repeated="1023"/>
        </table:table-row>
        <table:table-row table:style-name="ro1">
          <table:table-cell table:formula="of:=[$'Admin ALL'.A43] &amp; [$'Admin ALL'.G43]" office:value-type="string" office:string-value="error_input_empty                    = Morate popuniti polje Unos." calcext:value-type="string">
            <text:p>error_input_empty <text:s text:c="19"/>= Morate popuniti polje Unos.</text:p>
          </table:table-cell>
          <table:table-cell table:number-columns-repeated="1023"/>
        </table:table-row>
        <table:table-row table:style-name="ro1">
          <table:table-cell table:formula="of:=[$'Admin ALL'.A44] &amp; [$'Admin ALL'.G44]" office:value-type="string" office:string-value="error_multi_user_tab                 = Žao nam je, drugi korisnik već radi u &lt;b&gt; {PARAM1} &lt;/b&gt;. Pokušajte ponovo za &lt;b&gt; {PARAM2} &lt;/b&gt; sekunde." calcext:value-type="string">
            <text:p>error_multi_user_tab <text:s text:c="16"/>= Žao nam je, drugi korisnik već radi u &lt;b&gt; {PARAM1} &lt;/b&gt;. Pokušajte ponovo za &lt;b&gt; {PARAM2} &lt;/b&gt; sekunde.</text:p>
          </table:table-cell>
          <table:table-cell table:number-columns-repeated="1023"/>
        </table:table-row>
        <table:table-row table:style-name="ro1">
          <table:table-cell table:formula="of:=[$'Admin ALL'.A45] &amp; [$'Admin ALL'.G45]" office:value-type="string" office:string-value="error_save_beforeclose               = Treba li sad spremiti sadržaj?" calcext:value-type="string">
            <text:p>error_save_beforeclose <text:s text:c="14"/>= Treba li sad spremiti sadržaj?</text:p>
          </table:table-cell>
          <table:table-cell table:number-columns-repeated="1023"/>
        </table:table-row>
        <table:table-row table:style-name="ro1">
          <table:table-cell table:formula="of:=[$'Admin ALL'.A46] &amp; [$'Admin ALL'.G46]" office:value-type="string" office:string-value="error_zip_structure                  = ZIP datoteka ima nevaljanu strukturu." calcext:value-type="string">
            <text:p>error_zip_structure <text:s text:c="17"/>= ZIP datoteka ima nevaljanu strukturu.</text:p>
          </table:table-cell>
          <table:table-cell table:number-columns-repeated="1023"/>
        </table:table-row>
        <table:table-row table:style-name="ro1">
          <table:table-cell table:formula="of:=[$'Admin ALL'.A47] &amp; [$'Admin ALL'.G47]" office:value-type="string" office:string-value="error_file_upload                    = Prijenos datoteke nije uspio" calcext:value-type="string">
            <text:p>error_file_upload <text:s text:c="19"/>= Prijenos datoteke nije uspio</text:p>
          </table:table-cell>
          <table:table-cell table:number-columns-repeated="1023"/>
        </table:table-row>
        <table:table-row table:style-name="ro1">
          <table:table-cell table:formula="of:=[$'Admin ALL'.A48] &amp; [$'Admin ALL'.G48]" office:value-type="string" office:string-value="error_zip_nozip                      = Datoteka nije ZIP." calcext:value-type="string">
            <text:p>error_zip_nozip <text:s text:c="21"/>= Datoteka nije ZIP.</text:p>
          </table:table-cell>
          <table:table-cell table:number-columns-repeated="1023"/>
        </table:table-row>
        <table:table-row table:style-name="ro1">
          <table:table-cell table:formula="of:=[$'Admin ALL'.A49] &amp; [$'Admin ALL'.G49]" office:value-type="string" office:string-value="error_read_htaccess                  = Pogreška prilikom čitanja .htaccess datoteke." calcext:value-type="string">
            <text:p>error_read_htaccess <text:s text:c="17"/>= Pogreška prilikom čitanja .htaccess datoteke.</text:p>
          </table:table-cell>
          <table:table-cell table:number-columns-repeated="1023"/>
        </table:table-row>
        <table:table-row table:style-name="ro1">
          <table:table-cell table:formula="of:=[$'Admin ALL'.A50] &amp; [$'Admin ALL'.G50]" office:value-type="string" office:string-value="error_write_htaccess                 = Pogreška pri pisanju .htaccess datoteke." calcext:value-type="string">
            <text:p>error_write_htaccess <text:s text:c="16"/>= Pogreška pri pisanju .htaccess datoteke.</text:p>
          </table:table-cell>
          <table:table-cell table:number-columns-repeated="1023"/>
        </table:table-row>
        <table:table-row table:style-name="ro1">
          <table:table-cell table:formula="of:=[$'Admin ALL'.A51] &amp; [$'Admin ALL'.G51]">
            <text:p/>
          </table:table-cell>
          <table:table-cell table:number-columns-repeated="1023"/>
        </table:table-row>
        <table:table-row table:style-name="ro1">
          <table:table-cell table:formula="of:=[$'Admin ALL'.A52] &amp; [$'Admin ALL'.G52]" office:value-type="string" office:string-value="dialog_title_error                   = Poruke pogreške" calcext:value-type="string">
            <text:p>dialog_title_error <text:s text:c="18"/>= Poruke pogreške</text:p>
          </table:table-cell>
          <table:table-cell table:number-columns-repeated="1023"/>
        </table:table-row>
        <table:table-row table:style-name="ro1">
          <table:table-cell table:formula="of:=[$'Admin ALL'.A53] &amp; [$'Admin ALL'.G53]" office:value-type="string" office:string-value="dialog_title_messages                = Poruke" calcext:value-type="string">
            <text:p>dialog_title_messages <text:s text:c="15"/>= Poruke</text:p>
          </table:table-cell>
          <table:table-cell table:number-columns-repeated="1023"/>
        </table:table-row>
        <table:table-row table:style-name="ro1">
          <table:table-cell table:formula="of:=[$'Admin ALL'.A54] &amp; [$'Admin ALL'.G54]" office:value-type="string" office:string-value="dialog_title_send                    = Ažuriranje podataka" calcext:value-type="string">
            <text:p>dialog_title_send <text:s text:c="19"/>= Ažuriranje podataka</text:p>
          </table:table-cell>
          <table:table-cell table:number-columns-repeated="1023"/>
        </table:table-row>
        <table:table-row table:style-name="ro1">
          <table:table-cell table:formula="of:=[$'Admin ALL'.A55] &amp; [$'Admin ALL'.G55]" office:value-type="string" office:string-value="dialog_title_save_beforeclose        = Web lokacija sa sadržajem je promijenjena." calcext:value-type="string">
            <text:p>dialog_title_save_beforeclose <text:s text:c="7"/>= Web lokacija sa sadržajem je promijenjena.</text:p>
          </table:table-cell>
          <table:table-cell table:number-columns-repeated="1023"/>
        </table:table-row>
        <table:table-row table:style-name="ro1">
          <table:table-cell table:formula="of:=[$'Admin ALL'.A56] &amp; [$'Admin ALL'.G56]" office:value-type="string" office:string-value="dialog_title_delete                  = Stvarno izbrisati?" calcext:value-type="string">
            <text:p>dialog_title_delete <text:s text:c="17"/>= Stvarno izbrisati?</text:p>
          </table:table-cell>
          <table:table-cell table:number-columns-repeated="1023"/>
        </table:table-row>
        <table:table-row table:style-name="ro1">
          <table:table-cell table:formula="of:=[$'Admin ALL'.A57] &amp; [$'Admin ALL'.G57]" office:value-type="string" office:string-value="dialog_title_lastbackup              = Podsjetnik za sigurnosnu kopiju" calcext:value-type="string">
            <text:p>dialog_title_lastbackup <text:s text:c="13"/>= Podsjetnik za sigurnosnu kopiju</text:p>
          </table:table-cell>
          <table:table-cell table:number-columns-repeated="1023"/>
        </table:table-row>
        <table:table-row table:style-name="ro1">
          <table:table-cell table:formula="of:=[$'Admin ALL'.A58] &amp; [$'Admin ALL'.G58]" office:value-type="string" office:string-value="dialog_title_docu                    = Dokumentacija" calcext:value-type="string">
            <text:p>dialog_title_docu <text:s text:c="19"/>= Dokumentacija</text:p>
          </table:table-cell>
          <table:table-cell table:number-columns-repeated="1023"/>
        </table:table-row>
        <table:table-row table:style-name="ro1">
          <table:table-cell table:formula="of:=[$'Admin ALL'.A59] &amp; [$'Admin ALL'.G59]" office:value-type="string" office:string-value="dialog_title_coloredit               = Uredi boju" calcext:value-type="string">
            <text:p>dialog_title_coloredit <text:s text:c="14"/>= Uredi boju</text:p>
          </table:table-cell>
          <table:table-cell table:number-columns-repeated="1023"/>
        </table:table-row>
        <table:table-row table:style-name="ro1">
          <table:table-cell table:formula="of:=[$'Admin ALL'.A60] &amp; [$'Admin ALL'.G60]" office:value-type="string" office:string-value="yes                                  = Da" calcext:value-type="string">
            <text:p>yes <text:s text:c="33"/>= Da</text:p>
          </table:table-cell>
          <table:table-cell table:number-columns-repeated="1023"/>
        </table:table-row>
        <table:table-row table:style-name="ro1">
          <table:table-cell table:formula="of:=[$'Admin ALL'.A61] &amp; [$'Admin ALL'.G61]" office:value-type="string" office:string-value="no                                   = Ne" calcext:value-type="string">
            <text:p>no <text:s text:c="34"/>= Ne</text:p>
          </table:table-cell>
          <table:table-cell table:number-columns-repeated="1023"/>
        </table:table-row>
        <table:table-row table:style-name="ro1">
          <table:table-cell table:formula="of:=[$'Admin ALL'.A62] &amp; [$'Admin ALL'.G62]" office:value-type="string" office:string-value="pixels                               = Piksela" calcext:value-type="string">
            <text:p>pixels <text:s text:c="30"/>= Piksela</text:p>
          </table:table-cell>
          <table:table-cell table:number-columns-repeated="1023"/>
        </table:table-row>
        <table:table-row table:style-name="ro1">
          <table:table-cell table:formula="of:=[$'Admin ALL'.A63] &amp; [$'Admin ALL'.G63]" office:value-type="string" office:string-value="logout_button                        = Odjavite se" calcext:value-type="string">
            <text:p>logout_button <text:s text:c="23"/>= Odjavite se</text:p>
          </table:table-cell>
          <table:table-cell table:number-columns-repeated="1023"/>
        </table:table-row>
        <table:table-row table:style-name="ro1">
          <table:table-cell table:formula="of:=[$'Admin ALL'.A64] &amp; [$'Admin ALL'.G64]" office:value-type="string" office:string-value="website_button                       = Web stranica" calcext:value-type="string">
            <text:p>website_button <text:s text:c="22"/>= Web stranica</text:p>
          </table:table-cell>
          <table:table-cell table:number-columns-repeated="1023"/>
        </table:table-row>
        <table:table-row table:style-name="ro1">
          <table:table-cell table:formula="of:=[$'Admin ALL'.A65] &amp; [$'Admin ALL'.G65]" office:value-type="string" office:string-value="help_website_button                  = Kliknite ovdje za pregled vašeg web mjesta s najnovijim promjenama." calcext:value-type="string">
            <text:p>help_website_button <text:s text:c="17"/>= Kliknite ovdje za pregled vašeg web mjesta s najnovijim promjenama.</text:p>
          </table:table-cell>
          <table:table-cell table:number-columns-repeated="1023"/>
        </table:table-row>
        <table:table-row table:style-name="ro1">
          <table:table-cell table:formula="of:=[$'Admin ALL'.A66] &amp; [$'Admin ALL'.G66]" office:value-type="string" office:string-value="target                               = Cilj:" calcext:value-type="string">
            <text:p>target <text:s text:c="30"/>= Cilj:</text:p>
          </table:table-cell>
          <table:table-cell table:number-columns-repeated="1023"/>
        </table:table-row>
        <table:table-row table:style-name="ro1">
          <table:table-cell table:formula="of:=[$'Admin ALL'.A67] &amp; [$'Admin ALL'.G67]" office:value-type="string" office:string-value="self                                 = self" calcext:value-type="string">
            <text:p>self <text:s text:c="32"/>= self</text:p>
          </table:table-cell>
          <table:table-cell table:number-columns-repeated="1023"/>
        </table:table-row>
        <table:table-row table:style-name="ro1">
          <table:table-cell table:formula="of:=[$'Admin ALL'.A68] &amp; [$'Admin ALL'.G68]" office:value-type="string" office:string-value="blank                                = blank" calcext:value-type="string">
            <text:p>blank <text:s text:c="31"/>= blank</text:p>
          </table:table-cell>
          <table:table-cell table:number-columns-repeated="1023"/>
        </table:table-row>
        <table:table-row table:style-name="ro1">
          <table:table-cell table:formula="of:=[$'Admin ALL'.A69] &amp; [$'Admin ALL'.G69]" office:value-type="string" office:string-value="password                             = Lozinka" calcext:value-type="string">
            <text:p>password <text:s text:c="28"/>= Lozinka</text:p>
          </table:table-cell>
          <table:table-cell table:number-columns-repeated="1023"/>
        </table:table-row>
        <table:table-row table:style-name="ro1">
          <table:table-cell table:formula="of:=[$'Admin ALL'.A70] &amp; [$'Admin ALL'.G70]" office:value-type="string" office:string-value="username                             = Korisničko ime" calcext:value-type="string">
            <text:p>username <text:s text:c="28"/>= Korisničko ime</text:p>
          </table:table-cell>
          <table:table-cell table:number-columns-repeated="1023"/>
        </table:table-row>
        <table:table-row table:style-name="ro1">
          <table:table-cell table:formula="of:=[$'Admin ALL'.A71] &amp; [$'Admin ALL'.G71]" office:value-type="string" office:string-value="incorrect_login                      = Niste se pravilno prijavili. Molim te pokušaj ponovno." calcext:value-type="string">
            <text:p>incorrect_login <text:s text:c="21"/>= Niste se pravilno prijavili. Molim te pokušaj ponovno.</text:p>
          </table:table-cell>
          <table:table-cell table:number-columns-repeated="1023"/>
        </table:table-row>
        <table:table-row table:style-name="ro1">
          <table:table-cell table:formula="of:=[$'Admin ALL'.A72] &amp; [$'Admin ALL'.G72]" office:value-type="string" office:string-value="install_login                        = Prvo morate pokrenuti instalacijski program. &lt;br /&gt; Pogledajte uvod za daljnje informacije." calcext:value-type="string">
            <text:p>install_login <text:s text:c="23"/>= Prvo morate pokrenuti instalacijski program. &lt;br /&gt; Pogledajte uvod za daljnje informacije.</text:p>
          </table:table-cell>
          <table:table-cell table:number-columns-repeated="1023"/>
        </table:table-row>
        <table:table-row table:style-name="ro1">
          <table:table-cell table:formula="of:=[$'Admin ALL'.A73] &amp; [$'Admin ALL'.G73]" office:value-type="string" office:string-value="images                               = slike" calcext:value-type="string">
            <text:p>images <text:s text:c="30"/>= slike</text:p>
          </table:table-cell>
          <table:table-cell table:number-columns-repeated="1023"/>
        </table:table-row>
        <table:table-row table:style-name="ro1">
          <table:table-cell table:formula="of:=[$'Admin ALL'.A74] &amp; [$'Admin ALL'.G74]" office:value-type="string" office:string-value="function_exists_error                = Ova funkcija ne postoji!" calcext:value-type="string">
            <text:p>function_exists_error <text:s text:c="15"/>= Ova funkcija ne postoji!</text:p>
          </table:table-cell>
          <table:table-cell table:number-columns-repeated="1023"/>
        </table:table-row>
        <table:table-row table:style-name="ro1">
          <table:table-cell table:formula="of:=[$'Admin ALL'.A75] &amp; [$'Admin ALL'.G75]" office:value-type="string" office:string-value="button_cancel                        = Otkazati" calcext:value-type="string">
            <text:p>button_cancel <text:s text:c="23"/>= Otkazati</text:p>
          </table:table-cell>
          <table:table-cell table:number-columns-repeated="1023"/>
        </table:table-row>
        <table:table-row table:style-name="ro1">
          <table:table-cell table:formula="of:=[$'Admin ALL'.A76] &amp; [$'Admin ALL'.G76]" office:value-type="string" office:string-value="button_save                          = uštedjeti" calcext:value-type="string">
            <text:p>button_save <text:s text:c="25"/>= uštedjeti</text:p>
          </table:table-cell>
          <table:table-cell table:number-columns-repeated="1023"/>
        </table:table-row>
        <table:table-row table:style-name="ro1">
          <table:table-cell table:formula="of:=[$'Admin ALL'.A77] &amp; [$'Admin ALL'.G77]" office:value-type="string" office:string-value="button_preview                       = Pregled" calcext:value-type="string">
            <text:p>button_preview <text:s text:c="22"/>= Pregled</text:p>
          </table:table-cell>
          <table:table-cell table:number-columns-repeated="1023"/>
        </table:table-row>
        <table:table-row table:style-name="ro1">
          <table:table-cell table:formula="of:=[$'Admin ALL'.A78] &amp; [$'Admin ALL'.G78]" office:value-type="string" office:string-value="files_button                         = Datoteke" calcext:value-type="string">
            <text:p>files_button <text:s text:c="24"/>= Datoteke</text:p>
          </table:table-cell>
          <table:table-cell table:number-columns-repeated="1023"/>
        </table:table-row>
        <table:table-row table:style-name="ro1">
          <table:table-cell table:formula="of:=[$'Admin ALL'.A79] &amp; [$'Admin ALL'.G79]" office:value-type="string" office:string-value="get_memory                           = korištena memorija" calcext:value-type="string">
            <text:p>get_memory <text:s text:c="26"/>= korištena memorija</text:p>
          </table:table-cell>
          <table:table-cell table:number-columns-repeated="1023"/>
        </table:table-row>
        <table:table-row table:style-name="ro1">
          <table:table-cell table:formula="of:=[$'Admin ALL'.A80] &amp; [$'Admin ALL'.G80]" office:value-type="string" office:string-value="get_execut_time                      = Web mjesto izrađeno u {PARAM1} s." calcext:value-type="string">
            <text:p>get_execut_time <text:s text:c="21"/>= Web mjesto izrađeno u {PARAM1} s.</text:p>
          </table:table-cell>
          <table:table-cell table:number-columns-repeated="1023"/>
        </table:table-row>
        <table:table-row table:style-name="ro1">
          <table:table-cell table:formula="of:=[$'Admin ALL'.A81] &amp; [$'Admin ALL'.G81]">
            <text:p/>
          </table:table-cell>
          <table:table-cell table:number-columns-repeated="1023"/>
        </table:table-row>
        <table:table-row table:style-name="ro1">
          <table:table-cell table:formula="of:=[$'Admin ALL'.A82] &amp; [$'Admin ALL'.G82]" office:value-type="string" office:string-value="properties_error_save                = Pogreška prilikom spremanja svojstava. Provjerite atribute datoteke." calcext:value-type="string">
            <text:p>properties_error_save <text:s text:c="15"/>= Pogreška prilikom spremanja svojstava. Provjerite atribute datoteke.</text:p>
          </table:table-cell>
          <table:table-cell table:number-columns-repeated="1023"/>
        </table:table-row>
        <table:table-row table:style-name="ro1">
          <table:table-cell table:formula="of:=[$'Admin ALL'.A83] &amp; [$'Admin ALL'.G83]" office:value-type="string" office:string-value="properties                           = Poruka o pogrešci iz Properties.php:" calcext:value-type="string">
            <text:p>properties <text:s text:c="26"/>= Poruka o pogrešci iz Properties.php:</text:p>
          </table:table-cell>
          <table:table-cell table:number-columns-repeated="1023"/>
        </table:table-row>
        <table:table-row table:style-name="ro1">
          <table:table-cell table:formula="of:=[$'Admin ALL'.A84] &amp; [$'Admin ALL'.G84]">
            <text:p/>
          </table:table-cell>
          <table:table-cell table:number-columns-repeated="1023"/>
        </table:table-row>
        <table:table-row table:style-name="ro1">
          <table:table-cell table:formula="of:=[$'Admin ALL'.A85] &amp; [$'Admin ALL'.G85]" office:value-type="string" office:string-value="editor_content_error_open            = Pogreška tijekom čitanja sadržaja. Provjerite atribute datoteke." calcext:value-type="string">
            <text:p>editor_content_error_open <text:s text:c="11"/>= Pogreška tijekom čitanja sadržaja. Provjerite atribute datoteke.</text:p>
          </table:table-cell>
          <table:table-cell table:number-columns-repeated="1023"/>
        </table:table-row>
        <table:table-row table:style-name="ro1">
          <table:table-cell table:formula="of:=[$'Admin ALL'.A86] &amp; [$'Admin ALL'.G86]" office:value-type="string" office:string-value="editor_content_error_save            = Pogreška prilikom spremanja sadržaja. Provjerite atribute datoteke." calcext:value-type="string">
            <text:p>editor_content_error_save <text:s text:c="11"/>= Pogreška prilikom spremanja sadržaja. Provjerite atribute datoteke.</text:p>
          </table:table-cell>
          <table:table-cell table:number-columns-repeated="1023"/>
        </table:table-row>
        <table:table-row table:style-name="ro1">
          <table:table-cell table:formula="of:=[$'Admin ALL'.A87] &amp; [$'Admin ALL'.G87]" office:value-type="string" office:string-value="toolbar_usersyntax                   = Korisnički definirani elementi sintakse:" calcext:value-type="string">
            <text:p>toolbar_usersyntax <text:s text:c="18"/>= Korisnički definirani elementi sintakse:</text:p>
          </table:table-cell>
          <table:table-cell table:number-columns-repeated="1023"/>
        </table:table-row>
        <table:table-row table:style-name="ro1">
          <table:table-cell table:formula="of:=[$'Admin ALL'.A88] &amp; [$'Admin ALL'.G88]" office:value-type="string" office:string-value="toolbar_contents                     = Sadržaj:" calcext:value-type="string">
            <text:p>toolbar_contents <text:s text:c="20"/>= Sadržaj:</text:p>
          </table:table-cell>
          <table:table-cell table:number-columns-repeated="1023"/>
        </table:table-row>
        <table:table-row table:style-name="ro1">
          <table:table-cell table:formula="of:=[$'Admin ALL'.A89] &amp; [$'Admin ALL'.G89]" office:value-type="string" office:string-value="toolbar_plugins                      = Dodaci:" calcext:value-type="string">
            <text:p>toolbar_plugins <text:s text:c="21"/>= Dodaci:</text:p>
          </table:table-cell>
          <table:table-cell table:number-columns-repeated="1023"/>
        </table:table-row>
        <table:table-row table:style-name="ro1">
          <table:table-cell table:formula="of:=[$'Admin ALL'.A90] &amp; [$'Admin ALL'.G90]" office:value-type="string" office:string-value="toolbar_platzhalter                  = CMS varijable:" calcext:value-type="string">
            <text:p>toolbar_platzhalter <text:s text:c="17"/>= CMS varijable:</text:p>
          </table:table-cell>
          <table:table-cell table:number-columns-repeated="1023"/>
        </table:table-row>
        <table:table-row table:style-name="ro1">
          <table:table-cell table:formula="of:=[$'Admin ALL'.A91] &amp; [$'Admin ALL'.G91]" office:value-type="string" office:string-value="toolbar_template                     = Predložak CSS i slike" calcext:value-type="string">
            <text:p>toolbar_template <text:s text:c="20"/>= Predložak CSS i slike</text:p>
          </table:table-cell>
          <table:table-cell table:number-columns-repeated="1023"/>
        </table:table-row>
        <table:table-row table:style-name="ro1">
          <table:table-cell table:formula="of:=[$'Admin ALL'.A92] &amp; [$'Admin ALL'.G92]" office:value-type="string" office:string-value="toolbar_template_css                 = CSS" calcext:value-type="string">
            <text:p>toolbar_template_css <text:s text:c="16"/>= CSS</text:p>
          </table:table-cell>
          <table:table-cell table:number-columns-repeated="1023"/>
        </table:table-row>
        <table:table-row table:style-name="ro1">
          <table:table-cell table:formula="of:=[$'Admin ALL'.A93] &amp; [$'Admin ALL'.G93]" office:value-type="string" office:string-value="toolbar_template_image               = Slike" calcext:value-type="string">
            <text:p>toolbar_template_image <text:s text:c="14"/>= Slike</text:p>
          </table:table-cell>
          <table:table-cell table:number-columns-repeated="1023"/>
        </table:table-row>
        <table:table-row table:style-name="ro1">
          <table:table-cell table:formula="of:=[$'Admin ALL'.A94] &amp; [$'Admin ALL'.G94]" office:value-type="string" office:string-value="toolbar_platzhalter_CATEGORY         = Trenutna kategorija: Naziv direktorija" calcext:value-type="string">
            <text:p>toolbar_platzhalter_CATEGORY <text:s text:c="8"/>= Trenutna kategorija: Naziv direktorija</text:p>
          </table:table-cell>
          <table:table-cell table:number-columns-repeated="1023"/>
        </table:table-row>
        <table:table-row table:style-name="ro1">
          <table:table-cell table:formula="of:=[$'Admin ALL'.A95] &amp; [$'Admin ALL'.G95]" office:value-type="string" office:string-value="toolbar_platzhalter_CATEGORY_NAME    = Trenutna kategorija: Ime" calcext:value-type="string">
            <text:p>toolbar_platzhalter_CATEGORY_NAME <text:s text:c="3"/>= Trenutna kategorija: Ime</text:p>
          </table:table-cell>
          <table:table-cell table:number-columns-repeated="1023"/>
        </table:table-row>
        <table:table-row table:style-name="ro1">
          <table:table-cell table:formula="of:=[$'Admin ALL'.A96] &amp; [$'Admin ALL'.G96]" office:value-type="string" office:string-value="toolbar_platzhalter_PAGE             = Stranica s trenutnim sadržajem: Naziv datoteke bez nastavka" calcext:value-type="string">
            <text:p>toolbar_platzhalter_PAGE <text:s text:c="12"/>= Stranica s trenutnim sadržajem: Naziv datoteke bez nastavka</text:p>
          </table:table-cell>
          <table:table-cell table:number-columns-repeated="1023"/>
        </table:table-row>
        <table:table-row table:style-name="ro1">
          <table:table-cell table:formula="of:=[$'Admin ALL'.A97] &amp; [$'Admin ALL'.G97]" office:value-type="string" office:string-value="toolbar_platzhalter_PAGE_NAME        = Stranica trenutnog sadržaja: Ime" calcext:value-type="string">
            <text:p>toolbar_platzhalter_PAGE_NAME <text:s text:c="7"/>= Stranica trenutnog sadržaja: Ime</text:p>
          </table:table-cell>
          <table:table-cell table:number-columns-repeated="1023"/>
        </table:table-row>
        <table:table-row table:style-name="ro1">
          <table:table-cell table:formula="of:=[$'Admin ALL'.A98] &amp; [$'Admin ALL'.G98]" office:value-type="string" office:string-value="toolbar_platzhalter_PAGE_FILE        = Stranica s trenutnim sadržajem: Naziv datoteke" calcext:value-type="string">
            <text:p>toolbar_platzhalter_PAGE_FILE <text:s text:c="7"/>= Stranica s trenutnim sadržajem: Naziv datoteke</text:p>
          </table:table-cell>
          <table:table-cell table:number-columns-repeated="1023"/>
        </table:table-row>
        <table:table-row table:style-name="ro1">
          <table:table-cell table:formula="of:=[$'Admin ALL'.A99] &amp; [$'Admin ALL'.G99]" office:value-type="string" office:string-value="toolbar_platzhalter_SEARCH           = Obrazac za pretraživanje" calcext:value-type="string">
            <text:p>toolbar_platzhalter_SEARCH <text:s text:c="10"/>= Obrazac za pretraživanje</text:p>
          </table:table-cell>
          <table:table-cell table:number-columns-repeated="1023"/>
        </table:table-row>
        <table:table-row table:style-name="ro1">
          <table:table-cell table:formula="of:=[$'Admin ALL'.A100] &amp; [$'Admin ALL'.G100]" office:value-type="string" office:string-value="toolbar_platzhalter_SITEMAPLINK      = Poveznica karte web mjesta" calcext:value-type="string">
            <text:p>toolbar_platzhalter_SITEMAPLINK <text:s text:c="5"/>= Poveznica karte web mjesta</text:p>
          </table:table-cell>
          <table:table-cell table:number-columns-repeated="1023"/>
        </table:table-row>
        <table:table-row table:style-name="ro1">
          <table:table-cell table:formula="of:=[$'Admin ALL'.A101] &amp; [$'Admin ALL'.G101]" office:value-type="string" office:string-value="toolbar_platzhalter_CMSINFO          = CMS informacije" calcext:value-type="string">
            <text:p>toolbar_platzhalter_CMSINFO <text:s text:c="9"/>= CMS informacije</text:p>
          </table:table-cell>
          <table:table-cell table:number-columns-repeated="1023"/>
        </table:table-row>
        <table:table-row table:style-name="ro1">
          <table:table-cell table:formula="of:=[$'Admin ALL'.A102] &amp; [$'Admin ALL'.G102]" office:value-type="string" office:string-value="toolbar_platzhalter_TABLEOFCONTENTS  = Sadržaj stranice s trenutnim sadržajem" calcext:value-type="string">
            <text:p>toolbar_platzhalter_TABLEOFCONTENTS <text:s/>= Sadržaj stranice s trenutnim sadržajem</text:p>
          </table:table-cell>
          <table:table-cell table:number-columns-repeated="1023"/>
        </table:table-row>
        <table:table-row table:style-name="ro1">
          <table:table-cell table:formula="of:=[$'Admin ALL'.A103] &amp; [$'Admin ALL'.G103]" office:value-type="string" office:string-value="toolbar_platzhalter_BASE_URL         = Osnovni URL kodiran URL-om bez domene, kategorije i stranice sa sadržajem" calcext:value-type="string">
            <text:p>toolbar_platzhalter_BASE_URL <text:s text:c="8"/>= Osnovni URL kodiran URL-om bez domene, kategorije i stranice sa sadržajem</text:p>
          </table:table-cell>
          <table:table-cell table:number-columns-repeated="1023"/>
        </table:table-row>
        <table:table-row table:style-name="ro1">
          <table:table-cell table:formula="of:=[$'Admin ALL'.A104] &amp; [$'Admin ALL'.G104]" office:value-type="string" office:string-value="toolbar_platzhalter_CATEGORY_URL     = Trenutačna kategorija: kodirano URL-om" calcext:value-type="string">
            <text:p>toolbar_platzhalter_CATEGORY_URL <text:s text:c="4"/>= Trenutačna kategorija: kodirano URL-om</text:p>
          </table:table-cell>
          <table:table-cell table:number-columns-repeated="1023"/>
        </table:table-row>
        <table:table-row table:style-name="ro1">
          <table:table-cell table:formula="of:=[$'Admin ALL'.A105] &amp; [$'Admin ALL'.G105]" office:value-type="string" office:string-value="toolbar_platzhalter_PAGE_URL         = Stranica trenutnog sadržaja: kodirano URL-om" calcext:value-type="string">
            <text:p>toolbar_platzhalter_PAGE_URL <text:s text:c="8"/>= Stranica trenutnog sadržaja: kodirano URL-om</text:p>
          </table:table-cell>
          <table:table-cell table:number-columns-repeated="1023"/>
        </table:table-row>
        <table:table-row table:style-name="ro1">
          <table:table-cell table:formula="of:=[$'Admin ALL'.A106] &amp; [$'Admin ALL'.G106]" office:value-type="string" office:string-value="toolbar_platzhalter_CHARSET          = Trenutni skup znakova" calcext:value-type="string">
            <text:p>toolbar_platzhalter_CHARSET <text:s text:c="9"/>= Trenutni skup znakova</text:p>
          </table:table-cell>
          <table:table-cell table:number-columns-repeated="1023"/>
        </table:table-row>
        <table:table-row table:style-name="ro1">
          <table:table-cell table:formula="of:=[$'Admin ALL'.A107] &amp; [$'Admin ALL'.G107]" office:value-type="string" office:string-value="toolbar_platzhalter_LAYOUT_DIR       = Put do trenutnog direktorija predloška." calcext:value-type="string">
            <text:p>toolbar_platzhalter_LAYOUT_DIR <text:s text:c="6"/>= Put do trenutnog direktorija predloška.</text:p>
          </table:table-cell>
          <table:table-cell table:number-columns-repeated="1023"/>
        </table:table-row>
        <table:table-row table:style-name="ro1">
          <table:table-cell table:formula="of:=[$'Admin ALL'.A108] &amp; [$'Admin ALL'.G108]" office:value-type="string" office:string-value="toolbar_platzhalter_WEBSITE_TITLE    = Naslov web stranice" calcext:value-type="string">
            <text:p>toolbar_platzhalter_WEBSITE_TITLE <text:s text:c="3"/>= Naslov web stranice</text:p>
          </table:table-cell>
          <table:table-cell table:number-columns-repeated="1023"/>
        </table:table-row>
        <table:table-row table:style-name="ro1">
          <table:table-cell table:formula="of:=[$'Admin ALL'.A109] &amp; [$'Admin ALL'.G109]" office:value-type="string" office:string-value="toolbar_platzhalter_WEBSITE_KEYWORDS = Ključne riječi web stranice" calcext:value-type="string">
            <text:p>toolbar_platzhalter_WEBSITE_KEYWORDS = Ključne riječi web stranice</text:p>
          </table:table-cell>
          <table:table-cell table:number-columns-repeated="1023"/>
        </table:table-row>
        <table:table-row table:style-name="ro1">
          <table:table-cell table:formula="of:=[$'Admin ALL'.A110] &amp; [$'Admin ALL'.G110]" office:value-type="string" office:string-value="toolbar_platzhalter_WEBSITE_DESCRIPTION = Opis web stranice" calcext:value-type="string">
            <text:p>toolbar_platzhalter_WEBSITE_DESCRIPTION = Opis web stranice</text:p>
          </table:table-cell>
          <table:table-cell table:number-columns-repeated="1023"/>
        </table:table-row>
        <table:table-row table:style-name="ro1">
          <table:table-cell table:formula="of:=[$'Admin ALL'.A111] &amp; [$'Admin ALL'.G111]" office:value-type="string" office:string-value="toolbar_platzhalter_WEBSITE_NAME     = Naziv web stranice" calcext:value-type="string">
            <text:p>toolbar_platzhalter_WEBSITE_NAME <text:s text:c="4"/>= Naziv web stranice</text:p>
          </table:table-cell>
          <table:table-cell table:number-columns-repeated="1023"/>
        </table:table-row>
        <table:table-row table:style-name="ro1">
          <table:table-cell table:formula="of:=[$'Admin ALL'.A112] &amp; [$'Admin ALL'.G112]" office:value-type="string" office:string-value="toolbar_platzhalter_MAINMENU         = Glavni izbornik" calcext:value-type="string">
            <text:p>toolbar_platzhalter_MAINMENU <text:s text:c="8"/>= Glavni izbornik</text:p>
          </table:table-cell>
          <table:table-cell table:number-columns-repeated="1023"/>
        </table:table-row>
        <table:table-row table:style-name="ro1">
          <table:table-cell table:formula="of:=[$'Admin ALL'.A113] &amp; [$'Admin ALL'.G113]" office:value-type="string" office:string-value="toolbar_platzhalter_DETAILMENU       = Izbornik detalja" calcext:value-type="string">
            <text:p>toolbar_platzhalter_DETAILMENU <text:s text:c="6"/>= Izbornik detalja</text:p>
          </table:table-cell>
          <table:table-cell table:number-columns-repeated="1023"/>
        </table:table-row>
        <table:table-row table:style-name="ro1">
          <table:table-cell table:formula="of:=[$'Admin ALL'.A114] &amp; [$'Admin ALL'.G114]" office:value-type="string" office:string-value="toolbar_platzhalter_MEMORYUSAGE      = Od moziloCMS-a potrošene memorije" calcext:value-type="string">
            <text:p>toolbar_platzhalter_MEMORYUSAGE <text:s text:c="5"/>= Od moziloCMS-a potrošene memorije</text:p>
          </table:table-cell>
          <table:table-cell table:number-columns-repeated="1023"/>
        </table:table-row>
        <table:table-row table:style-name="ro1">
          <table:table-cell table:formula="of:=[$'Admin ALL'.A115] &amp; [$'Admin ALL'.G115]" office:value-type="string" office:string-value="toolbar_platzhalter_EXECUTETIME      = Toliko je vremena potrebno moziloCMS-u za učitavanje stranice." calcext:value-type="string">
            <text:p>toolbar_platzhalter_EXECUTETIME <text:s text:c="5"/>= Toliko je vremena potrebno moziloCMS-u za učitavanje stranice.</text:p>
          </table:table-cell>
          <table:table-cell table:number-columns-repeated="1023"/>
        </table:table-row>
        <table:table-row table:style-name="ro1">
          <table:table-cell table:formula="of:=[$'Admin ALL'.A116] &amp; [$'Admin ALL'.G116]" office:value-type="string" office:string-value="toolbar_platzhalter_VALUE            = vrijednost" calcext:value-type="string">
            <text:p>toolbar_platzhalter_VALUE <text:s text:c="11"/>= vrijednost</text:p>
          </table:table-cell>
          <table:table-cell table:number-columns-repeated="1023"/>
        </table:table-row>
        <table:table-row table:style-name="ro1">
          <table:table-cell table:formula="of:=[$'Admin ALL'.A117] &amp; [$'Admin ALL'.G117]" office:value-type="string" office:string-value="toolbar_platzhalter_DESCRIPTION      = Opis" calcext:value-type="string">
            <text:p>toolbar_platzhalter_DESCRIPTION <text:s text:c="5"/>= Opis</text:p>
          </table:table-cell>
          <table:table-cell table:number-columns-repeated="1023"/>
        </table:table-row>
        <table:table-row table:style-name="ro1">
          <table:table-cell table:formula="of:=[$'Admin ALL'.A118] &amp; [$'Admin ALL'.G118]" office:value-type="string" office:string-value="toolbar_editor_linenumber            = Prikaži / sakrij brojeve linija" calcext:value-type="string">
            <text:p>toolbar_editor_linenumber <text:s text:c="11"/>= Prikaži / sakrij brojeve linija</text:p>
          </table:table-cell>
          <table:table-cell table:number-columns-repeated="1023"/>
        </table:table-row>
        <table:table-row table:style-name="ro1">
          <table:table-cell table:formula="of:=[$'Admin ALL'.A119] &amp; [$'Admin ALL'.G119]" office:value-type="string" office:string-value="toolbar_editor_controlcharacter      = Prikaži / sakrij kontrolne znakove" calcext:value-type="string">
            <text:p>toolbar_editor_controlcharacter <text:s text:c="5"/>= Prikaži / sakrij kontrolne znakove</text:p>
          </table:table-cell>
          <table:table-cell table:number-columns-repeated="1023"/>
        </table:table-row>
        <table:table-row table:style-name="ro1">
          <table:table-cell table:formula="of:=[$'Admin ALL'.A120] &amp; [$'Admin ALL'.G120]" office:value-type="string" office:string-value="toolbar_editor_highlighter           = Način isticanja sintakse" calcext:value-type="string">
            <text:p>toolbar_editor_highlighter <text:s text:c="10"/>= Način isticanja sintakse</text:p>
          </table:table-cell>
          <table:table-cell table:number-columns-repeated="1023"/>
        </table:table-row>
        <table:table-row table:style-name="ro1">
          <table:table-cell table:formula="of:=[$'Admin ALL'.A121] &amp; [$'Admin ALL'.G121]" office:value-type="string" office:string-value="toolbar_editor_fontsize              = veličina fonta" calcext:value-type="string">
            <text:p>toolbar_editor_fontsize <text:s text:c="13"/>= veličina fonta</text:p>
          </table:table-cell>
          <table:table-cell table:number-columns-repeated="1023"/>
        </table:table-row>
        <table:table-row table:style-name="ro1">
          <table:table-cell table:formula="of:=[$'Admin ALL'.A122] &amp; [$'Admin ALL'.G122]" office:value-type="string" office:string-value="toolbar_editor_undo                  = poništi " calcext:value-type="string">
            <text:p>toolbar_editor_undo <text:s text:c="17"/>= poništi </text:p>
          </table:table-cell>
          <table:table-cell table:number-columns-repeated="1023"/>
        </table:table-row>
        <table:table-row table:style-name="ro1">
          <table:table-cell table:formula="of:=[$'Admin ALL'.A123] &amp; [$'Admin ALL'.G123]" office:value-type="string" office:string-value="toolbar_editor_redo                  = ponoviti " calcext:value-type="string">
            <text:p>toolbar_editor_redo <text:s text:c="17"/>= ponoviti </text:p>
          </table:table-cell>
          <table:table-cell table:number-columns-repeated="1023"/>
        </table:table-row>
        <table:table-row table:style-name="ro1">
          <table:table-cell table:formula="of:=[$'Admin ALL'.A124] &amp; [$'Admin ALL'.G124]" office:value-type="string" office:string-value="toolbar_editor_togglefold            = Presavijte / rasklopite sve elemente sintakse koji prelaze nekoliko redaka" calcext:value-type="string">
            <text:p>toolbar_editor_togglefold <text:s text:c="11"/>= Presavijte / rasklopite sve elemente sintakse koji prelaze nekoliko redaka</text:p>
          </table:table-cell>
          <table:table-cell table:number-columns-repeated="1023"/>
        </table:table-row>
        <table:table-row table:style-name="ro1">
          <table:table-cell table:formula="of:=[$'Admin ALL'.A125] &amp; [$'Admin ALL'.G125]" office:value-type="string" office:string-value="toolbar_editor_search                = Potražite pojam" calcext:value-type="string">
            <text:p>toolbar_editor_search <text:s text:c="15"/>= Potražite pojam</text:p>
          </table:table-cell>
          <table:table-cell table:number-columns-repeated="1023"/>
        </table:table-row>
        <table:table-row table:style-name="ro1">
          <table:table-cell table:formula="of:=[$'Admin ALL'.A126] &amp; [$'Admin ALL'.G126]" office:value-type="string" office:string-value="toolbar_editor_searchall             = Pronađi sve pretraživane pojmove" calcext:value-type="string">
            <text:p>toolbar_editor_searchall <text:s text:c="12"/>= Pronađi sve pretraživane pojmove</text:p>
          </table:table-cell>
          <table:table-cell table:number-columns-repeated="1023"/>
        </table:table-row>
        <table:table-row table:style-name="ro1">
          <table:table-cell table:formula="of:=[$'Admin ALL'.A127] &amp; [$'Admin ALL'.G127]" office:value-type="string" office:string-value="toolbar_editor_replace               = zamijeniti pronađene pojmove" calcext:value-type="string">
            <text:p>toolbar_editor_replace <text:s text:c="14"/>= zamijeniti pronađene pojmove</text:p>
          </table:table-cell>
          <table:table-cell table:number-columns-repeated="1023"/>
        </table:table-row>
        <table:table-row table:style-name="ro1">
          <table:table-cell table:formula="of:=[$'Admin ALL'.A128] &amp; [$'Admin ALL'.G128]" office:value-type="string" office:string-value="toolbar_editor_textall               = sve" calcext:value-type="string">
            <text:p>toolbar_editor_textall <text:s text:c="14"/>= sve</text:p>
          </table:table-cell>
          <table:table-cell table:number-columns-repeated="1023"/>
        </table:table-row>
        <table:table-row table:style-name="ro1">
          <table:table-cell table:formula="of:=[$'Admin ALL'.A129] &amp; [$'Admin ALL'.G129]">
            <text:p/>
          </table:table-cell>
          <table:table-cell table:number-columns-repeated="1023"/>
        </table:table-row>
        <table:table-row table:style-name="ro1">
          <table:table-cell table:formula="of:=[$'Admin ALL'.A130] &amp; [$'Admin ALL'.G130]" office:value-type="string" office:string-value="filter_button_all_hide               = Sakrij sve stranice sa sadržajem" calcext:value-type="string">
            <text:p>filter_button_all_hide <text:s text:c="14"/>= Sakrij sve stranice sa sadržajem</text:p>
          </table:table-cell>
          <table:table-cell table:number-columns-repeated="1023"/>
        </table:table-row>
        <table:table-row table:style-name="ro1">
          <table:table-cell table:formula="of:=[$'Admin ALL'.A131] &amp; [$'Admin ALL'.G131]" office:value-type="string" office:string-value="filter_button_all_show               = Prikaži sve stranice sa sadržajem" calcext:value-type="string">
            <text:p>filter_button_all_show <text:s text:c="14"/>= Prikaži sve stranice sa sadržajem</text:p>
          </table:table-cell>
          <table:table-cell table:number-columns-repeated="1023"/>
        </table:table-row>
        <table:table-row table:style-name="ro1">
          <table:table-cell table:formula="of:=[$'Admin ALL'.A132] &amp; [$'Admin ALL'.G132]" office:value-type="string" office:string-value="filter_text                          = filtar" calcext:value-type="string">
            <text:p>filter_text <text:s text:c="25"/>= filtar</text:p>
          </table:table-cell>
          <table:table-cell table:number-columns-repeated="1023"/>
        </table:table-row>
        <table:table-row table:style-name="ro1">
          <table:table-cell table:formula="of:=[$'Admin ALL'.A133] &amp; [$'Admin ALL'.G133]" office:value-type="string" office:string-value="filter_text_gallery                  = Galerije" calcext:value-type="string">
            <text:p>filter_text_gallery <text:s text:c="17"/>= Galerije</text:p>
          </table:table-cell>
          <table:table-cell table:number-columns-repeated="1023"/>
        </table:table-row>
        <table:table-row table:style-name="ro1">
          <table:table-cell table:formula="of:=[$'Admin ALL'.A134] &amp; [$'Admin ALL'.G134]" office:value-type="string" office:string-value="filter_text_plugins                  = Dodaci" calcext:value-type="string">
            <text:p>filter_text_plugins <text:s text:c="17"/>= Dodaci</text:p>
          </table:table-cell>
          <table:table-cell table:number-columns-repeated="1023"/>
        </table:table-row>
        <table:table-row table:style-name="ro1">
          <table:table-cell table:formula="of:=[$'Admin ALL'.A135] &amp; [$'Admin ALL'.G135]" office:value-type="string" office:string-value="filter_text_files                    = Datoteke" calcext:value-type="string">
            <text:p>filter_text_files <text:s text:c="19"/>= Datoteke</text:p>
          </table:table-cell>
          <table:table-cell table:number-columns-repeated="1023"/>
        </table:table-row>
        <table:table-row table:style-name="ro1">
          <table:table-cell table:formula="of:=[$'Admin ALL'.A136] &amp; [$'Admin ALL'.G136]" office:value-type="string" office:string-value="filter_text_catpage                  = Kategorije" calcext:value-type="string">
            <text:p>filter_text_catpage <text:s text:c="17"/>= Kategorije</text:p>
          </table:table-cell>
          <table:table-cell table:number-columns-repeated="1023"/>
        </table:table-row>
        <table:table-row table:style-name="ro1">
          <table:table-cell table:formula="of:=[$'Admin ALL'.A137] &amp; [$'Admin ALL'.G137]">
            <text:p/>
          </table:table-cell>
          <table:table-cell table:number-columns-repeated="1023"/>
        </table:table-row>
        <table:table-row table:style-name="ro1">
          <table:table-cell table:formula="of:=[$'Admin ALL'.A138] &amp; [$'Admin ALL'.G138]" office:value-type="string" office:string-value="home_button                          = Dom" calcext:value-type="string">
            <text:p>home_button <text:s text:c="25"/>= Dom</text:p>
          </table:table-cell>
          <table:table-cell table:number-columns-repeated="1023"/>
        </table:table-row>
        <table:table-row table:style-name="ro1">
          <table:table-cell table:formula="of:=[$'Admin ALL'.A139] &amp; [$'Admin ALL'.G139]" office:value-type="string" office:string-value="home_multiuser                       = Ponovno postavljanje višekorisničkog" calcext:value-type="string">
            <text:p>home_multiuser <text:s text:c="22"/>= Ponovno postavljanje višekorisničkog</text:p>
          </table:table-cell>
          <table:table-cell table:number-columns-repeated="1023"/>
        </table:table-row>
        <table:table-row table:style-name="ro1">
          <table:table-cell table:formula="of:=[$'Admin ALL'.A140] &amp; [$'Admin ALL'.G140]" office:value-type="string" office:string-value="home_multiuser_text                  = Zatvara sve ostale administratorske prijave koje su još uvijek aktivne. &lt;br /&gt; Ovo će otključati i blokirana područja." calcext:value-type="string">
            <text:p>home_multiuser_text <text:s text:c="17"/>= Zatvara sve ostale administratorske prijave koje su još uvijek aktivne. &lt;br /&gt; Ovo će otključati i blokirana područja.</text:p>
          </table:table-cell>
          <table:table-cell table:number-columns-repeated="1023"/>
        </table:table-row>
        <table:table-row table:style-name="ro1">
          <table:table-cell table:formula="of:=[$'Admin ALL'.A141] &amp; [$'Admin ALL'.G141]" office:value-type="string" office:string-value="home_multiuser_button                = Odjavite ostale korisnike" calcext:value-type="string">
            <text:p>home_multiuser_button <text:s text:c="15"/>= Odjavite ostale korisnike</text:p>
          </table:table-cell>
          <table:table-cell table:number-columns-repeated="1023"/>
        </table:table-row>
        <table:table-row table:style-name="ro1">
          <table:table-cell table:formula="of:=[$'Admin ALL'.A142] &amp; [$'Admin ALL'.G142]" office:value-type="string" office:string-value="home_multiuser_mode_text             = Dostupan višekorisnički način" calcext:value-type="string">
            <text:p>home_multiuser_mode_text <text:s text:c="12"/>= Dostupan višekorisnički način</text:p>
          </table:table-cell>
          <table:table-cell table:number-columns-repeated="1023"/>
        </table:table-row>
        <table:table-row table:style-name="ro1">
          <table:table-cell table:formula="of:=[$'Admin ALL'.A143] &amp; [$'Admin ALL'.G143]" office:value-type="string" office:string-value="home_text                            = Informacije o sustavu" calcext:value-type="string">
            <text:p>home_text <text:s text:c="27"/>= Informacije o sustavu</text:p>
          </table:table-cell>
          <table:table-cell table:number-columns-repeated="1023"/>
        </table:table-row>
        <table:table-row table:style-name="ro1">
          <table:table-cell table:formula="of:=[$'Admin ALL'.A144] &amp; [$'Admin ALL'.G144]" office:value-type="string" office:string-value="home_cmssize_text                    = Ukupna veličina CMS-a na poslužitelju" calcext:value-type="string">
            <text:p>home_cmssize_text <text:s text:c="19"/>= Ukupna veličina CMS-a na poslužitelju</text:p>
          </table:table-cell>
          <table:table-cell table:number-columns-repeated="1023"/>
        </table:table-row>
        <table:table-row table:style-name="ro1">
          <table:table-cell table:formula="of:=[$'Admin ALL'.A145] &amp; [$'Admin ALL'.G145]" office:value-type="string" office:string-value="home_cmsversion_text                 = Instalirana verzija moziloCMS-a" calcext:value-type="string">
            <text:p>home_cmsversion_text <text:s text:c="16"/>= Instalirana verzija moziloCMS-a</text:p>
          </table:table-cell>
          <table:table-cell table:number-columns-repeated="1023"/>
        </table:table-row>
        <table:table-row table:style-name="ro1">
          <table:table-cell table:formula="of:=[$'Admin ALL'.A146] &amp; [$'Admin ALL'.G146]" office:value-type="string" office:string-value="home_cmsrevision_text                = revizija" calcext:value-type="string">
            <text:p>home_cmsrevision_text <text:s text:c="15"/>= revizija</text:p>
          </table:table-cell>
          <table:table-cell table:number-columns-repeated="1023"/>
        </table:table-row>
        <table:table-row table:style-name="ro1">
          <table:table-cell table:formula="of:=[$'Admin ALL'.A147] &amp; [$'Admin ALL'.G147]" office:value-type="string" office:string-value="home_phpversion_text                 = Instalirana PHP verzija" calcext:value-type="string">
            <text:p>home_phpversion_text <text:s text:c="16"/>= Instalirana PHP verzija</text:p>
          </table:table-cell>
          <table:table-cell table:number-columns-repeated="1023"/>
        </table:table-row>
        <table:table-row table:style-name="ro1">
          <table:table-cell table:formula="of:=[$'Admin ALL'.A148] &amp; [$'Admin ALL'.G148]" office:value-type="string" office:string-value="home_error_phpversion_text           = Vaša je PHP verzija zastarjela. Da biste koristili moziloCMS, trebat će vam najmanje 5.x" calcext:value-type="string">
            <text:p>home_error_phpversion_text <text:s text:c="10"/>= Vaša je PHP verzija zastarjela. Da biste koristili moziloCMS, trebat će vam najmanje 5.x</text:p>
          </table:table-cell>
          <table:table-cell table:number-columns-repeated="1023"/>
        </table:table-row>
        <table:table-row table:style-name="ro1">
          <table:table-cell table:formula="of:=[$'Admin ALL'.A149] &amp; [$'Admin ALL'.G149]" office:value-type="string" office:string-value="home_installpath_text                = Položaj poslužitelja, instaliran je moziloCMS" calcext:value-type="string">
            <text:p>home_installpath_text <text:s text:c="15"/>= Položaj poslužitelja, instaliran je moziloCMS</text:p>
          </table:table-cell>
          <table:table-cell table:number-columns-repeated="1023"/>
        </table:table-row>
        <table:table-row table:style-name="ro1">
          <table:table-cell table:formula="of:=[$'Admin ALL'.A150] &amp; [$'Admin ALL'.G150]" office:value-type="string" office:string-value="home_help                            = Pomoć" calcext:value-type="string">
            <text:p>home_help <text:s text:c="27"/>= Pomoć</text:p>
          </table:table-cell>
          <table:table-cell table:number-columns-repeated="1023"/>
        </table:table-row>
        <table:table-row table:style-name="ro1">
          <table:table-cell table:formula="of:=[$'Admin ALL'.A151] &amp; [$'Admin ALL'.G151]" office:value-type="string" office:string-value="home_help_text_docu                  = Detaljna dokumentacija u novom prozoru" calcext:value-type="string">
            <text:p>home_help_text_docu <text:s text:c="17"/>= Detaljna dokumentacija u novom prozoru</text:p>
          </table:table-cell>
          <table:table-cell table:number-columns-repeated="1023"/>
        </table:table-row>
        <table:table-row table:style-name="ro1">
          <table:table-cell table:formula="of:=[$'Admin ALL'.A152] &amp; [$'Admin ALL'.G152]" office:value-type="string" office:string-value="home_help_text_info                  = Kratki uvod u moziloCMS" calcext:value-type="string">
            <text:p>home_help_text_info <text:s text:c="17"/>= Kratki uvod u moziloCMS</text:p>
          </table:table-cell>
          <table:table-cell table:number-columns-repeated="1023"/>
        </table:table-row>
        <table:table-row table:style-name="ro1">
          <table:table-cell table:formula="of:=[$'Admin ALL'.A153] &amp; [$'Admin ALL'.G153]" office:value-type="string" office:string-value="home_no_help                         = Pomoć nije dostupna." calcext:value-type="string">
            <text:p>home_no_help <text:s text:c="24"/>= Pomoć nije dostupna.</text:p>
          </table:table-cell>
          <table:table-cell table:number-columns-repeated="1023"/>
        </table:table-row>
        <table:table-row table:style-name="ro1">
          <table:table-cell table:formula="of:=[$'Admin ALL'.A154] &amp; [$'Admin ALL'.G154]" office:value-type="string" office:string-value="home_mod_rewrite                     = mod_rewrite je dostupan." calcext:value-type="string">
            <text:p>home_mod_rewrite <text:s text:c="20"/>= mod_rewrite je dostupan.</text:p>
          </table:table-cell>
          <table:table-cell table:number-columns-repeated="1023"/>
        </table:table-row>
        <table:table-row table:style-name="ro1">
          <table:table-cell table:formula="of:=[$'Admin ALL'.A155] &amp; [$'Admin ALL'.G155]" office:value-type="string" office:string-value="home_error_mod_rewrite               = mod_rewrite nije dostupan." calcext:value-type="string">
            <text:p>home_error_mod_rewrite <text:s text:c="14"/>= mod_rewrite nije dostupan.</text:p>
          </table:table-cell>
          <table:table-cell table:number-columns-repeated="1023"/>
        </table:table-row>
        <table:table-row table:style-name="ro1">
          <table:table-cell table:formula="of:=[$'Admin ALL'.A156] &amp; [$'Admin ALL'.G156]" office:value-type="string" office:string-value="home_mod_rewrite_deact               = nije aktivirano" calcext:value-type="string">
            <text:p>home_mod_rewrite_deact <text:s text:c="14"/>= nije aktivirano</text:p>
          </table:table-cell>
          <table:table-cell table:number-columns-repeated="1023"/>
        </table:table-row>
        <table:table-row table:style-name="ro1">
          <table:table-cell table:formula="of:=[$'Admin ALL'.A157] &amp; [$'Admin ALL'.G157]" office:value-type="string" office:string-value="home_error_safe_mode                 = Aktivan je siguran način! &lt;br&gt; moziloCMS možda neće raditi ispravno." calcext:value-type="string">
            <text:p>home_error_safe_mode <text:s text:c="16"/>= Aktivan je siguran način! &lt;br&gt; moziloCMS možda neće raditi ispravno.</text:p>
          </table:table-cell>
          <table:table-cell table:number-columns-repeated="1023"/>
        </table:table-row>
        <table:table-row table:style-name="ro1">
          <table:table-cell table:formula="of:=[$'Admin ALL'.A158] &amp; [$'Admin ALL'.G158]" office:value-type="string" office:string-value="home_text_safemode                   = Aktivan siguran način." calcext:value-type="string">
            <text:p>home_text_safemode <text:s text:c="18"/>= Aktivan siguran način.</text:p>
          </table:table-cell>
          <table:table-cell table:number-columns-repeated="1023"/>
        </table:table-row>
        <table:table-row table:style-name="ro1">
          <table:table-cell table:formula="of:=[$'Admin ALL'.A159] &amp; [$'Admin ALL'.G159]" office:value-type="string" office:string-value="home_text_gd                         = GDlib je dostupan." calcext:value-type="string">
            <text:p>home_text_gd <text:s text:c="24"/>= GDlib je dostupan.</text:p>
          </table:table-cell>
          <table:table-cell table:number-columns-repeated="1023"/>
        </table:table-row>
        <table:table-row table:style-name="ro1">
          <table:table-cell table:formula="of:=[$'Admin ALL'.A160] &amp; [$'Admin ALL'.G160]" office:value-type="string" office:string-value="home_error_gd                        = GDlib nije dostupan. &lt;br&gt; Neke funkcije neće raditi, npr. skaliranje slika pri prijenosu." calcext:value-type="string">
            <text:p>home_error_gd <text:s text:c="23"/>= GDlib nije dostupan. &lt;br&gt; Neke funkcije neće raditi, npr. skaliranje slika pri prijenosu.</text:p>
          </table:table-cell>
          <table:table-cell table:number-columns-repeated="1023"/>
        </table:table-row>
        <table:table-row table:style-name="ro1">
          <table:table-cell table:formula="of:=[$'Admin ALL'.A161] &amp; [$'Admin ALL'.G161]" office:value-type="string" office:string-value="home_mailtest_mailsubject            = moziloCMS testni e-mail" calcext:value-type="string">
            <text:p>home_mailtest_mailsubject <text:s text:c="11"/>= moziloCMS testni e-mail</text:p>
          </table:table-cell>
          <table:table-cell table:number-columns-repeated="1023"/>
        </table:table-row>
        <table:table-row table:style-name="ro1">
          <table:table-cell table:formula="of:=[$'Admin ALL'.A162] &amp; [$'Admin ALL'.G162]" office:value-type="string" office:string-value="home_mailtest_mailcontent            = Svaka čast! moziloCMS je u mogućnosti slati e-poštu." calcext:value-type="string">
            <text:p>home_mailtest_mailcontent <text:s text:c="11"/>= Svaka čast! moziloCMS je u mogućnosti slati e-poštu.</text:p>
          </table:table-cell>
          <table:table-cell table:number-columns-repeated="1023"/>
        </table:table-row>
        <table:table-row table:style-name="ro1">
          <table:table-cell table:formula="of:=[$'Admin ALL'.A163] &amp; [$'Admin ALL'.G163]" office:value-type="string" office:string-value="home_text_test_mail                  = Unesite valjanu adresu e-pošte na koju ćete poslati probnu e-poštu." calcext:value-type="string">
            <text:p>home_text_test_mail <text:s text:c="17"/>= Unesite valjanu adresu e-pošte na koju ćete poslati probnu e-poštu.</text:p>
          </table:table-cell>
          <table:table-cell table:number-columns-repeated="1023"/>
        </table:table-row>
        <table:table-row table:style-name="ro1">
          <table:table-cell table:formula="of:=[$'Admin ALL'.A164] &amp; [$'Admin ALL'.G164]" office:value-type="string" office:string-value="home_messages_test_mail              = Na navedenu adresu poslan je testni e-mail. Ako je stigao, vaš poslužitelj može slati e-poštu!" calcext:value-type="string">
            <text:p>home_messages_test_mail <text:s text:c="13"/>= Na navedenu adresu poslan je testni e-mail. Ako je stigao, vaš poslužitelj može slati e-poštu!</text:p>
          </table:table-cell>
          <table:table-cell table:number-columns-repeated="1023"/>
        </table:table-row>
        <table:table-row table:style-name="ro1">
          <table:table-cell table:formula="of:=[$'Admin ALL'.A165] &amp; [$'Admin ALL'.G165]" office:value-type="string" office:string-value="home_messages_no_mail                = Vaš poslužitelj nije u mogućnosti slati e-poštu." calcext:value-type="string">
            <text:p>home_messages_no_mail <text:s text:c="15"/>= Vaš poslužitelj nije u mogućnosti slati e-poštu.</text:p>
          </table:table-cell>
          <table:table-cell table:number-columns-repeated="1023"/>
        </table:table-row>
        <table:table-row table:style-name="ro1">
          <table:table-cell table:formula="of:=[$'Admin ALL'.A166] &amp; [$'Admin ALL'.G166]" office:value-type="string" office:string-value="home_error_test_mail                 = Unesite valjanu adresu e-pošte." calcext:value-type="string">
            <text:p>home_error_test_mail <text:s text:c="16"/>= Unesite valjanu adresu e-pošte.</text:p>
          </table:table-cell>
          <table:table-cell table:number-columns-repeated="1023"/>
        </table:table-row>
        <table:table-row table:style-name="ro1">
          <table:table-cell table:formula="of:=[$'Admin ALL'.A167] &amp; [$'Admin ALL'.G167]" office:value-type="string" office:string-value="home_cmsinfo                         = CMS informacije" calcext:value-type="string">
            <text:p>home_cmsinfo <text:s text:c="24"/>= CMS informacije</text:p>
          </table:table-cell>
          <table:table-cell table:number-columns-repeated="1023"/>
        </table:table-row>
        <table:table-row table:style-name="ro1">
          <table:table-cell table:formula="of:=[$'Admin ALL'.A168] &amp; [$'Admin ALL'.G168]" office:value-type="string" office:string-value="home_serverinfo                      = Informacije o poslužitelju" calcext:value-type="string">
            <text:p>home_serverinfo <text:s text:c="21"/>= Informacije o poslužitelju</text:p>
          </table:table-cell>
          <table:table-cell table:number-columns-repeated="1023"/>
        </table:table-row>
        <table:table-row table:style-name="ro1">
          <table:table-cell table:formula="of:=[$'Admin ALL'.A169] &amp; [$'Admin ALL'.G169]" office:value-type="string" office:string-value="home_titel_test_mail                 = Test e-pošte" calcext:value-type="string">
            <text:p>home_titel_test_mail <text:s text:c="16"/>= Test e-pošte</text:p>
          </table:table-cell>
          <table:table-cell table:number-columns-repeated="1023"/>
        </table:table-row>
        <table:table-row table:style-name="ro1">
          <table:table-cell table:formula="of:=[$'Admin ALL'.A170] &amp; [$'Admin ALL'.G170]" office:value-type="string" office:string-value="home_text_backupsystem               = Dostupan je sustav sigurnosne kopije i instalacije." calcext:value-type="string">
            <text:p>home_text_backupsystem <text:s text:c="14"/>= Dostupan je sustav sigurnosne kopije i instalacije.</text:p>
          </table:table-cell>
          <table:table-cell table:number-columns-repeated="1023"/>
        </table:table-row>
        <table:table-row table:style-name="ro1">
          <table:table-cell table:formula="of:=[$'Admin ALL'.A171] &amp; [$'Admin ALL'.G171]" office:value-type="string" office:string-value="home_error_backupsystem              = Sustav za izradu sigurnosnih kopija i instalaciju nije dostupan." calcext:value-type="string">
            <text:p>home_error_backupsystem <text:s text:c="13"/>= Sustav za izradu sigurnosnih kopija i instalaciju nije dostupan.</text:p>
          </table:table-cell>
          <table:table-cell table:number-columns-repeated="1023"/>
        </table:table-row>
        <table:table-row table:style-name="ro1">
          <table:table-cell table:formula="of:=[$'Admin ALL'.A172] &amp; [$'Admin ALL'.G172]" office:value-type="string" office:string-value="home_date_text                       = Trenutna godina-mjesec-dan sat: minuta: druga vremenska zona" calcext:value-type="string">
            <text:p>home_date_text <text:s text:c="22"/>= Trenutna godina-mjesec-dan sat: minuta: druga vremenska zona</text:p>
          </table:table-cell>
          <table:table-cell table:number-columns-repeated="1023"/>
        </table:table-row>
        <table:table-row table:style-name="ro1">
          <table:table-cell table:formula="of:=[$'Admin ALL'.A173] &amp; [$'Admin ALL'.G173]" office:value-type="string" office:string-value="home_text_locale                     = Postavke jezika poslužiteljskog okruženja - (PHP setlocale)" calcext:value-type="string">
            <text:p>home_text_locale <text:s text:c="20"/>= Postavke jezika poslužiteljskog okruženja - (PHP setlocale)</text:p>
          </table:table-cell>
          <table:table-cell table:number-columns-repeated="1023"/>
        </table:table-row>
        <table:table-row table:style-name="ro1">
          <table:table-cell table:formula="of:=[$'Admin ALL'.A174] &amp; [$'Admin ALL'.G174]" office:value-type="string" office:string-value="home_text_nolocale                   = Web poslužitelji" calcext:value-type="string">
            <text:p>home_text_nolocale <text:s text:c="18"/>= Web poslužitelji</text:p>
          </table:table-cell>
          <table:table-cell table:number-columns-repeated="1023"/>
        </table:table-row>
        <table:table-row table:style-name="ro1">
          <table:table-cell table:formula="of:=[$'Admin ALL'.A175] &amp; [$'Admin ALL'.G175]">
            <text:p/>
          </table:table-cell>
          <table:table-cell table:number-columns-repeated="1023"/>
        </table:table-row>
        <table:table-row table:style-name="ro1">
          <table:table-cell table:formula="of:=[$'Admin ALL'.A176] &amp; [$'Admin ALL'.G176]" office:value-type="string" office:string-value="catpage_button                       = Sadržaj" calcext:value-type="string">
            <text:p>catpage_button <text:s text:c="22"/>= Sadržaj</text:p>
          </table:table-cell>
          <table:table-cell table:number-columns-repeated="1023"/>
        </table:table-row>
        <table:table-row table:style-name="ro1">
          <table:table-cell table:formula="of:=[$'Admin ALL'.A177] &amp; [$'Admin ALL'.G177]" office:value-type="string" office:string-value="category_button                      = Kategorije" calcext:value-type="string">
            <text:p>category_button <text:s text:c="21"/>= Kategorije</text:p>
          </table:table-cell>
          <table:table-cell table:number-columns-repeated="1023"/>
        </table:table-row>
        <table:table-row table:style-name="ro1">
          <table:table-cell table:formula="of:=[$'Admin ALL'.A178] &amp; [$'Admin ALL'.G178]" office:value-type="string" office:string-value="page_button                          = Sadržajne stranice" calcext:value-type="string">
            <text:p>page_button <text:s text:c="25"/>= Sadržajne stranice</text:p>
          </table:table-cell>
          <table:table-cell table:number-columns-repeated="1023"/>
        </table:table-row>
        <table:table-row table:style-name="ro1">
          <table:table-cell table:formula="of:=[$'Admin ALL'.A179] &amp; [$'Admin ALL'.G179]" office:value-type="string" office:string-value="page_status                          = status stranice" calcext:value-type="string">
            <text:p>page_status <text:s text:c="25"/>= status stranice</text:p>
          </table:table-cell>
          <table:table-cell table:number-columns-repeated="1023"/>
        </table:table-row>
        <table:table-row table:style-name="ro1">
          <table:table-cell table:formula="of:=[$'Admin ALL'.A180] &amp; [$'Admin ALL'.G180]" office:value-type="string" office:string-value="page_edit                            = Uredi stranicu sadržaja" calcext:value-type="string">
            <text:p>page_edit <text:s text:c="27"/>= Uredi stranicu sadržaja</text:p>
          </table:table-cell>
          <table:table-cell table:number-columns-repeated="1023"/>
        </table:table-row>
        <table:table-row table:style-name="ro1">
          <table:table-cell table:formula="of:=[$'Admin ALL'.A181] &amp; [$'Admin ALL'.G181]" office:value-type="string" office:string-value="page_saveasdraft                     = Nacrt" calcext:value-type="string">
            <text:p>page_saveasdraft <text:s text:c="20"/>= Nacrt</text:p>
          </table:table-cell>
          <table:table-cell table:number-columns-repeated="1023"/>
        </table:table-row>
        <table:table-row table:style-name="ro1">
          <table:table-cell table:formula="of:=[$'Admin ALL'.A182] &amp; [$'Admin ALL'.G182]" office:value-type="string" office:string-value="page_saveashidden                    = skriven" calcext:value-type="string">
            <text:p>page_saveashidden <text:s text:c="19"/>= skriven</text:p>
          </table:table-cell>
          <table:table-cell table:number-columns-repeated="1023"/>
        </table:table-row>
        <table:table-row table:style-name="ro1">
          <table:table-cell table:formula="of:=[$'Admin ALL'.A183] &amp; [$'Admin ALL'.G183]" office:value-type="string" office:string-value="page_saveasnormal                    = normalan" calcext:value-type="string">
            <text:p>page_saveasnormal <text:s text:c="19"/>= normalan</text:p>
          </table:table-cell>
          <table:table-cell table:number-columns-repeated="1023"/>
        </table:table-row>
        <table:table-row table:style-name="ro1">
          <table:table-cell table:formula="of:=[$'Admin ALL'.A184] &amp; [$'Admin ALL'.G184]" office:value-type="string" office:string-value="page_error_save                      = Pogreška prilikom spremanja stranice sa sadržajem. Provjerite atribute datoteke!" calcext:value-type="string">
            <text:p>page_error_save <text:s text:c="21"/>= Pogreška prilikom spremanja stranice sa sadržajem. Provjerite atribute datoteke!</text:p>
          </table:table-cell>
          <table:table-cell table:number-columns-repeated="1023"/>
        </table:table-row>
        <table:table-row table:style-name="ro1">
          <table:table-cell table:formula="of:=[$'Admin ALL'.A185] &amp; [$'Admin ALL'.G185]" office:value-type="string" office:string-value="page_edit_discard                    = Odbaciti promjene" calcext:value-type="string">
            <text:p>page_edit_discard <text:s text:c="19"/>= Odbaciti promjene</text:p>
          </table:table-cell>
          <table:table-cell table:number-columns-repeated="1023"/>
        </table:table-row>
        <table:table-row table:style-name="ro1">
          <table:table-cell table:formula="of:=[$'Admin ALL'.A186] &amp; [$'Admin ALL'.G186]" office:value-type="string" office:string-value="close                                = Zatvoriti" calcext:value-type="string">
            <text:p>close <text:s text:c="31"/>= Zatvoriti</text:p>
          </table:table-cell>
          <table:table-cell table:number-columns-repeated="1023"/>
        </table:table-row>
        <table:table-row table:style-name="ro1">
          <table:table-cell table:formula="of:=[$'Admin ALL'.A187] &amp; [$'Admin ALL'.G187]" office:value-type="string" office:string-value="page_reload                          = Ponovno učitati" calcext:value-type="string">
            <text:p>page_reload <text:s text:c="25"/>= Ponovno učitati</text:p>
          </table:table-cell>
          <table:table-cell table:number-columns-repeated="1023"/>
        </table:table-row>
        <table:table-row table:style-name="ro1">
          <table:table-cell table:formula="of:=[$'Admin ALL'.A188] &amp; [$'Admin ALL'.G188]" office:value-type="string" office:string-value="page_cancel_reload                   = otkaži i ponovo učitaj" calcext:value-type="string">
            <text:p>page_cancel_reload <text:s text:c="18"/>= otkaži i ponovo učitaj</text:p>
          </table:table-cell>
          <table:table-cell table:number-columns-repeated="1023"/>
        </table:table-row>
        <table:table-row table:style-name="ro1">
          <table:table-cell table:formula="of:=[$'Admin ALL'.A189] &amp; [$'Admin ALL'.G189]" office:value-type="string" office:string-value="page_error_no_page                   = Stranica sa sadržajem ne postoji." calcext:value-type="string">
            <text:p>page_error_no_page <text:s text:c="18"/>= Stranica sa sadržajem ne postoji.</text:p>
          </table:table-cell>
          <table:table-cell table:number-columns-repeated="1023"/>
        </table:table-row>
        <table:table-row table:style-name="ro1">
          <table:table-cell table:formula="of:=[$'Admin ALL'.A190] &amp; [$'Admin ALL'.G190]">
            <text:p/>
          </table:table-cell>
          <table:table-cell table:number-columns-repeated="1023"/>
        </table:table-row>
        <table:table-row table:style-name="ro1">
          <table:table-cell table:formula="of:=[$'Admin ALL'.A191] &amp; [$'Admin ALL'.G191]" office:value-type="string" office:string-value="gallery_button                       = Galerije" calcext:value-type="string">
            <text:p>gallery_button <text:s text:c="22"/>= Galerije</text:p>
          </table:table-cell>
          <table:table-cell table:number-columns-repeated="1023"/>
        </table:table-row>
        <table:table-row table:style-name="ro1">
          <table:table-cell table:formula="of:=[$'Admin ALL'.A192] &amp; [$'Admin ALL'.G192]" office:value-type="string" office:string-value="gallery_scale                        = Povećajte ili smanjite učitane slike galerije." calcext:value-type="string">
            <text:p>gallery_scale <text:s text:c="23"/>= Povećajte ili smanjite učitane slike galerije.</text:p>
          </table:table-cell>
          <table:table-cell table:number-columns-repeated="1023"/>
        </table:table-row>
        <table:table-row table:style-name="ro1">
          <table:table-cell table:formula="of:=[$'Admin ALL'.A193] &amp; [$'Admin ALL'.G193]" office:value-type="string" office:string-value="gallery_scale_thumbs                 = Stvorite sličice ove veličine." calcext:value-type="string">
            <text:p>gallery_scale_thumbs <text:s text:c="16"/>= Stvorite sličice ove veličine.</text:p>
          </table:table-cell>
          <table:table-cell table:number-columns-repeated="1023"/>
        </table:table-row>
        <table:table-row table:style-name="ro1">
          <table:table-cell table:formula="of:=[$'Admin ALL'.A194] &amp; [$'Admin ALL'.G194]" office:value-type="string" office:string-value="gallery_error_new                    = Pogreška pri stvaranju galerije. Provjerite atribute datoteke!" calcext:value-type="string">
            <text:p>gallery_error_new <text:s text:c="19"/>= Pogreška pri stvaranju galerije. Provjerite atribute datoteke!</text:p>
          </table:table-cell>
          <table:table-cell table:number-columns-repeated="1023"/>
        </table:table-row>
        <table:table-row table:style-name="ro1">
          <table:table-cell table:formula="of:=[$'Admin ALL'.A195] &amp; [$'Admin ALL'.G195]" office:value-type="string" office:string-value="gallery_error_exists                 = Galerija s tim imenom već postoji." calcext:value-type="string">
            <text:p>gallery_error_exists <text:s text:c="16"/>= Galerija s tim imenom već postoji.</text:p>
          </table:table-cell>
          <table:table-cell table:number-columns-repeated="1023"/>
        </table:table-row>
        <table:table-row table:style-name="ro1">
          <table:table-cell table:formula="of:=[$'Admin ALL'.A196] &amp; [$'Admin ALL'.G196]" office:value-type="string" office:string-value="gallery_error_datei_conf             = Pogreška prilikom stvaranja konfiguracijske datoteke. Provjerite atribute datoteke!" calcext:value-type="string">
            <text:p>gallery_error_datei_conf <text:s text:c="12"/>= Pogreška prilikom stvaranja konfiguracijske datoteke. Provjerite atribute datoteke!</text:p>
          </table:table-cell>
          <table:table-cell table:number-columns-repeated="1023"/>
        </table:table-row>
        <table:table-row table:style-name="ro1">
          <table:table-cell table:formula="of:=[$'Admin ALL'.A197] &amp; [$'Admin ALL'.G197]" office:value-type="string" office:string-value="gallery_error_subtitle_conf          = Datoteka titla nije se mogla stvoriti." calcext:value-type="string">
            <text:p>gallery_error_subtitle_conf <text:s text:c="9"/>= Datoteka titla nije se mogla stvoriti.</text:p>
          </table:table-cell>
          <table:table-cell table:number-columns-repeated="1023"/>
        </table:table-row>
        <table:table-row table:style-name="ro1">
          <table:table-cell table:formula="of:=[$'Admin ALL'.A198] &amp; [$'Admin ALL'.G198]" office:value-type="string" office:string-value="gallery_messages_from_ftp            = Sljedeće su galerije pretvorene u CMS." calcext:value-type="string">
            <text:p>gallery_messages_from_ftp <text:s text:c="11"/>= Sljedeće su galerije pretvorene u CMS.</text:p>
          </table:table-cell>
          <table:table-cell table:number-columns-repeated="1023"/>
        </table:table-row>
        <table:table-row table:style-name="ro1">
          <table:table-cell table:formula="of:=[$'Admin ALL'.A199] &amp; [$'Admin ALL'.G199]" office:value-type="string" office:string-value="gallery_messages_from_ftp_no         = Sve galerije su u skladu s CMS-om." calcext:value-type="string">
            <text:p>gallery_messages_from_ftp_no <text:s text:c="8"/>= Sve galerije su u skladu s CMS-om.</text:p>
          </table:table-cell>
          <table:table-cell table:number-columns-repeated="1023"/>
        </table:table-row>
        <table:table-row table:style-name="ro1">
          <table:table-cell table:formula="of:=[$'Admin ALL'.A200] &amp; [$'Admin ALL'.G200]" office:value-type="string" office:string-value="gallery_text_from_ftp                = Pretvara sve FTP-učitane galerije i slike usklađene sa CMS-om." calcext:value-type="string">
            <text:p>gallery_text_from_ftp <text:s text:c="15"/>= Pretvara sve FTP-učitane galerije i slike usklađene sa CMS-om.</text:p>
          </table:table-cell>
          <table:table-cell table:number-columns-repeated="1023"/>
        </table:table-row>
        <table:table-row table:style-name="ro1">
          <table:table-cell table:formula="of:=[$'Admin ALL'.A201] &amp; [$'Admin ALL'.G201]" office:value-type="string" office:string-value="gallery_text_from_ftp_button         = U skladu s CMS-om" calcext:value-type="string">
            <text:p>gallery_text_from_ftp_button <text:s text:c="8"/>= U skladu s CMS-om</text:p>
          </table:table-cell>
          <table:table-cell table:number-columns-repeated="1023"/>
        </table:table-row>
        <table:table-row table:style-name="ro1">
          <table:table-cell table:formula="of:=[$'Admin ALL'.A202] &amp; [$'Admin ALL'.G202]" office:value-type="string" office:string-value="gallery_name_new                     = Nova galerija" calcext:value-type="string">
            <text:p>gallery_name_new <text:s text:c="20"/>= Nova galerija</text:p>
          </table:table-cell>
          <table:table-cell table:number-columns-repeated="1023"/>
        </table:table-row>
        <table:table-row table:style-name="ro1">
          <table:table-cell table:formula="of:=[$'Admin ALL'.A203] &amp; [$'Admin ALL'.G203]" office:value-type="string" office:string-value="gallery_error_deleted                = Pogreška prilikom brisanja galerije. Provjerite atribute datoteke!" calcext:value-type="string">
            <text:p>gallery_error_deleted <text:s text:c="15"/>= Pogreška prilikom brisanja galerije. Provjerite atribute datoteke!</text:p>
          </table:table-cell>
          <table:table-cell table:number-columns-repeated="1023"/>
        </table:table-row>
        <table:table-row table:style-name="ro1">
          <table:table-cell table:formula="of:=[$'Admin ALL'.A204] &amp; [$'Admin ALL'.G204]" office:value-type="string" office:string-value="gallery_error_newname                = Pogreška prilikom preimenovanja galerije. Provjerite atribute datoteke!" calcext:value-type="string">
            <text:p>gallery_error_newname <text:s text:c="15"/>= Pogreška prilikom preimenovanja galerije. Provjerite atribute datoteke!</text:p>
          </table:table-cell>
          <table:table-cell table:number-columns-repeated="1023"/>
        </table:table-row>
        <table:table-row table:style-name="ro1">
          <table:table-cell table:formula="of:=[$'Admin ALL'.A205] &amp; [$'Admin ALL'.G205]" office:value-type="string" office:string-value="gallery_help_conf                    = Ovdje možete urediti postavke galerije." calcext:value-type="string">
            <text:p>gallery_help_conf <text:s text:c="19"/>= Ovdje možete urediti postavke galerije.</text:p>
          </table:table-cell>
          <table:table-cell table:number-columns-repeated="1023"/>
        </table:table-row>
        <table:table-row table:style-name="ro1">
          <table:table-cell table:formula="of:=[$'Admin ALL'.A206] &amp; [$'Admin ALL'.G206]" office:value-type="string" office:string-value="gallery_error_noexists               = Ne postoji galerija s ovakvim imenom." calcext:value-type="string">
            <text:p>gallery_error_noexists <text:s text:c="14"/>= Ne postoji galerija s ovakvim imenom.</text:p>
          </table:table-cell>
          <table:table-cell table:number-columns-repeated="1023"/>
        </table:table-row>
        <table:table-row table:style-name="ro1">
          <table:table-cell table:formula="of:=[$'Admin ALL'.A207] &amp; [$'Admin ALL'.G207]" office:value-type="string" office:string-value="gallery_delete_confirm               = Želite li izbrisati ovu galeriju sa svim slikama i titlovima?" calcext:value-type="string">
            <text:p>gallery_delete_confirm <text:s text:c="14"/>= Želite li izbrisati ovu galeriju sa svim slikama i titlovima?</text:p>
          </table:table-cell>
          <table:table-cell table:number-columns-repeated="1023"/>
        </table:table-row>
        <table:table-row table:style-name="ro1">
          <table:table-cell table:formula="of:=[$'Admin ALL'.A208] &amp; [$'Admin ALL'.G208]" office:value-type="string" office:string-value="gallery_image_size                   = veličina slike" calcext:value-type="string">
            <text:p>gallery_image_size <text:s text:c="18"/>= veličina slike</text:p>
          </table:table-cell>
          <table:table-cell table:number-columns-repeated="1023"/>
        </table:table-row>
        <table:table-row table:style-name="ro1">
          <table:table-cell table:formula="of:=[$'Admin ALL'.A209] &amp; [$'Admin ALL'.G209]" office:value-type="string" office:string-value="gallery_preview_size                 = Veličina pregleda" calcext:value-type="string">
            <text:p>gallery_preview_size <text:s text:c="16"/>= Veličina pregleda</text:p>
          </table:table-cell>
          <table:table-cell table:number-columns-repeated="1023"/>
        </table:table-row>
        <table:table-row table:style-name="ro1">
          <table:table-cell table:formula="of:=[$'Admin ALL'.A210] &amp; [$'Admin ALL'.G210]" office:value-type="string" office:string-value="gallery_text_subtitle                = subtitle" calcext:value-type="string">
            <text:p>gallery_text_subtitle <text:s text:c="15"/>= subtitle</text:p>
          </table:table-cell>
          <table:table-cell table:number-columns-repeated="1023"/>
        </table:table-row>
        <table:table-row table:style-name="ro1">
          <table:table-cell table:formula="of:=[$'Admin ALL'.A211] &amp; [$'Admin ALL'.G211]">
            <text:p/>
          </table:table-cell>
          <table:table-cell table:number-columns-repeated="1023"/>
        </table:table-row>
        <table:table-row table:style-name="ro1">
          <table:table-cell table:formula="of:=[$'Admin ALL'.A212] &amp; [$'Admin ALL'.G212]" office:value-type="string" office:string-value="config_button                        = Postavke" calcext:value-type="string">
            <text:p>config_button <text:s text:c="23"/>= Postavke</text:p>
          </table:table-cell>
          <table:table-cell table:number-columns-repeated="1023"/>
        </table:table-row>
        <table:table-row table:style-name="ro1">
          <table:table-cell table:formula="of:=[$'Admin ALL'.A213] &amp; [$'Admin ALL'.G213]" office:value-type="string" office:string-value="config_text                          = Ovdje možete promijeniti postavke koje utječu na ponašanje moziloCMS-a." calcext:value-type="string">
            <text:p>config_text <text:s text:c="25"/>= Ovdje možete promijeniti postavke koje utječu na ponašanje moziloCMS-a.</text:p>
          </table:table-cell>
          <table:table-cell table:number-columns-repeated="1023"/>
        </table:table-row>
        <table:table-row table:style-name="ro1">
          <table:table-cell table:formula="of:=[$'Admin ALL'.A214] &amp; [$'Admin ALL'.G214]" office:value-type="string" office:string-value="config_text_usesitemap               = Stvorite kartu web mjesta za tražilice." calcext:value-type="string">
            <text:p>config_text_usesitemap <text:s text:c="14"/>= Stvorite kartu web mjesta za tražilice.</text:p>
          </table:table-cell>
          <table:table-cell table:number-columns-repeated="1023"/>
        </table:table-row>
        <table:table-row table:style-name="ro1">
          <table:table-cell table:formula="of:=[$'Admin ALL'.A215] &amp; [$'Admin ALL'.G215]" office:value-type="string" office:string-value="config_input_usesitemap              = Stvaranje / brisanje karte web mjesta" calcext:value-type="string">
            <text:p>config_input_usesitemap <text:s text:c="13"/>= Stvaranje / brisanje karte web mjesta</text:p>
          </table:table-cell>
          <table:table-cell table:number-columns-repeated="1023"/>
        </table:table-row>
        <table:table-row table:style-name="ro1">
          <table:table-cell table:formula="of:=[$'Admin ALL'.A216] &amp; [$'Admin ALL'.G216]" office:value-type="string" office:string-value="config_error_language_empty          = Nije moguće učitati jezične datoteke." calcext:value-type="string">
            <text:p>config_error_language_empty <text:s text:c="9"/>= Nije moguće učitati jezične datoteke.</text:p>
          </table:table-cell>
          <table:table-cell table:number-columns-repeated="1023"/>
        </table:table-row>
        <table:table-row table:style-name="ro1">
          <table:table-cell table:formula="of:=[$'Admin ALL'.A217] &amp; [$'Admin ALL'.G217]" office:value-type="string" office:string-value="config_error_languagefile_error      = Ova jezična datoteka ne postoji." calcext:value-type="string">
            <text:p>config_error_languagefile_error <text:s text:c="5"/>= Ova jezična datoteka ne postoji.</text:p>
          </table:table-cell>
          <table:table-cell table:number-columns-repeated="1023"/>
        </table:table-row>
        <table:table-row table:style-name="ro1">
          <table:table-cell table:formula="of:=[$'Admin ALL'.A218] &amp; [$'Admin ALL'.G218]" office:value-type="string" office:string-value="config_error_defaultcat_emty         = Trenutno nema dostupnih kategorija." calcext:value-type="string">
            <text:p>config_error_defaultcat_emty <text:s text:c="8"/>= Trenutno nema dostupnih kategorija.</text:p>
          </table:table-cell>
          <table:table-cell table:number-columns-repeated="1023"/>
        </table:table-row>
        <table:table-row table:style-name="ro1">
          <table:table-cell table:formula="of:=[$'Admin ALL'.A219] &amp; [$'Admin ALL'.G219]" office:value-type="string" office:string-value="config_error_defaultcat_existed      = Ova kategorija ne postoji." calcext:value-type="string">
            <text:p>config_error_defaultcat_existed <text:s text:c="5"/>= Ova kategorija ne postoji.</text:p>
          </table:table-cell>
          <table:table-cell table:number-columns-repeated="1023"/>
        </table:table-row>
        <table:table-row table:style-name="ro1">
          <table:table-cell table:formula="of:=[$'Admin ALL'.A220] &amp; [$'Admin ALL'.G220]" office:value-type="string" office:string-value="config_error_layouts_emty            = Trenutno nema raspoloživih izgleda." calcext:value-type="string">
            <text:p>config_error_layouts_emty <text:s text:c="11"/>= Trenutno nema raspoloživih izgleda.</text:p>
          </table:table-cell>
          <table:table-cell table:number-columns-repeated="1023"/>
        </table:table-row>
        <table:table-row table:style-name="ro1">
          <table:table-cell table:formula="of:=[$'Admin ALL'.A221] &amp; [$'Admin ALL'.G221]" office:value-type="string" office:string-value="config_error_layouts_existed         = Ovaj izgled ne postoji." calcext:value-type="string">
            <text:p>config_error_layouts_existed <text:s text:c="8"/>= Ovaj izgled ne postoji.</text:p>
          </table:table-cell>
          <table:table-cell table:number-columns-repeated="1023"/>
        </table:table-row>
        <table:table-row table:style-name="ro1">
          <table:table-cell table:formula="of:=[$'Admin ALL'.A222] &amp; [$'Admin ALL'.G222]" office:value-type="string" office:string-value="config_error_modrewrite              = mod_rewrite nije dostupan." calcext:value-type="string">
            <text:p>config_error_modrewrite <text:s text:c="13"/>= mod_rewrite nije dostupan.</text:p>
          </table:table-cell>
          <table:table-cell table:number-columns-repeated="1023"/>
        </table:table-row>
        <table:table-row table:style-name="ro1">
          <table:table-cell table:formula="of:=[$'Admin ALL'.A223] &amp; [$'Admin ALL'.G223]" office:value-type="string" office:string-value="config_text_websitetitle             = Koji bi trebao biti naslov cijele vaše web stranice?" calcext:value-type="string">
            <text:p>config_text_websitetitle <text:s text:c="12"/>= Koji bi trebao biti naslov cijele vaše web stranice?</text:p>
          </table:table-cell>
          <table:table-cell table:number-columns-repeated="1023"/>
        </table:table-row>
        <table:table-row table:style-name="ro1">
          <table:table-cell table:formula="of:=[$'Admin ALL'.A224] &amp; [$'Admin ALL'.G224]" office:value-type="string" office:string-value="config_text_websitetitlebar          = Odaberite format naslovne trake preglednika iz zadanih." calcext:value-type="string">
            <text:p>config_text_websitetitlebar <text:s text:c="9"/>= Odaberite format naslovne trake preglednika iz zadanih.</text:p>
          </table:table-cell>
          <table:table-cell table:number-columns-repeated="1023"/>
        </table:table-row>
        <table:table-row table:style-name="ro1">
          <table:table-cell table:formula="of:=[$'Admin ALL'.A225] &amp; [$'Admin ALL'.G225]" office:value-type="string" office:string-value="config_text_websitetitleseparator    = Koji bi trebao biti separator između elemenata naslovne trake?" calcext:value-type="string">
            <text:p>config_text_websitetitleseparator <text:s text:c="3"/>= Koji bi trebao biti separator između elemenata naslovne trake?</text:p>
          </table:table-cell>
          <table:table-cell table:number-columns-repeated="1023"/>
        </table:table-row>
        <table:table-row table:style-name="ro1">
          <table:table-cell table:formula="of:=[$'Admin ALL'.A226] &amp; [$'Admin ALL'.G226]" office:value-type="string" office:string-value="config_text_websitedescription       = Opišite svoju web stranicu u nekoliko riječi. Oni će se prikazati kao dodatne informacije u tražilicama." calcext:value-type="string">
            <text:p>config_text_websitedescription <text:s text:c="6"/>= Opišite svoju web stranicu u nekoliko riječi. Oni će se prikazati kao dodatne informacije u tražilicama.</text:p>
          </table:table-cell>
          <table:table-cell table:number-columns-repeated="1023"/>
        </table:table-row>
        <table:table-row table:style-name="ro1">
          <table:table-cell table:formula="of:=[$'Admin ALL'.A227] &amp; [$'Admin ALL'.G227]" office:value-type="string" office:string-value="config_text_websitekeywords          = Postavite ključne riječi koje se podudaraju s vašom web lokacijom. Njih će pretraživači procijeniti - ali imajte na umu da mnoge tražilice kažnjavaju neželjenu riječ smanjenjem ili čak brisanjem iz indeksa." calcext:value-type="string">
            <text:p>config_text_websitekeywords <text:s text:c="9"/>= Postavite ključne riječi koje se podudaraju s vašom web lokacijom. Njih će pretraživači procijeniti - ali imajte na umu da mnoge tražilice kažnjavaju neželjenu riječ smanjenjem ili čak brisanjem iz indeksa.</text:p>
          </table:table-cell>
          <table:table-cell table:number-columns-repeated="1023"/>
        </table:table-row>
        <table:table-row table:style-name="ro1">
          <table:table-cell table:formula="of:=[$'Admin ALL'.A228] &amp; [$'Admin ALL'.G228]" office:value-type="string" office:string-value="config_text_cmslanguage              = Odaberite jezik na kojem bi se trebali prikazivati ​​standardni tekstovi na jeziku (npr. Savjeti za alate) na vašoj web stranici." calcext:value-type="string">
            <text:p>config_text_cmslanguage <text:s text:c="13"/>= Odaberite jezik na kojem bi se trebali prikazivati ​​standardni tekstovi na jeziku (npr. Savjeti za alate) na vašoj web stranici.</text:p>
          </table:table-cell>
          <table:table-cell table:number-columns-repeated="1023"/>
        </table:table-row>
        <table:table-row table:style-name="ro1">
          <table:table-cell table:formula="of:=[$'Admin ALL'.A229] &amp; [$'Admin ALL'.G229]" office:value-type="string" office:string-value="config_input_translator              = Prevoditelj:" calcext:value-type="string">
            <text:p>config_input_translator <text:s text:c="13"/>= Prevoditelj:</text:p>
          </table:table-cell>
          <table:table-cell table:number-columns-repeated="1023"/>
        </table:table-row>
        <table:table-row table:style-name="ro1">
          <table:table-cell table:formula="of:=[$'Admin ALL'.A230] &amp; [$'Admin ALL'.G230]" office:value-type="string" office:string-value="config_text_cmslayout                = Odaberite izgled za svoj moziloCMS. Više rasporeda možete dobiti na &lt;a href-u" calcext:value-type="string">
            <text:p>config_text_cmslayout <text:s text:c="15"/>= Odaberite izgled za svoj moziloCMS. Više rasporeda možete dobiti na &lt;a href-u</text:p>
          </table:table-cell>
          <table:table-cell table:number-columns-repeated="1023"/>
        </table:table-row>
        <table:table-row table:style-name="ro1">
          <table:table-cell table:formula="of:=[$'Admin ALL'.A231] &amp; [$'Admin ALL'.G231]" office:value-type="string" office:string-value="config_text_defaultcat               = Ovdje odaberite zadanu kategoriju početka vašeg web mjesta." calcext:value-type="string">
            <text:p>config_text_defaultcat <text:s text:c="14"/>= Ovdje odaberite zadanu kategoriju početka vašeg web mjesta.</text:p>
          </table:table-cell>
          <table:table-cell table:number-columns-repeated="1023"/>
        </table:table-row>
        <table:table-row table:style-name="ro1">
          <table:table-cell table:formula="of:=[$'Admin ALL'.A232] &amp; [$'Admin ALL'.G232]" office:value-type="string" office:string-value="config_text_usesyntax                = Ako vam nije potrebna udobnost CMS sintakse i želite sadržaj pisati u HTML-u, poništite ovu opciju. Ova se opcija odnosi na sve stranice sa sadržajem. Rad bez CMS sintakse preporučuje se samo korisnicima s naprednim HTML vještinama." calcext:value-type="string">
            <text:p>config_text_usesyntax <text:s text:c="15"/>= Ako vam nije potrebna udobnost CMS sintakse i želite sadržaj pisati u HTML-u, poništite ovu opciju. Ova se opcija odnosi na sve stranice sa sadržajem. Rad bez CMS sintakse preporučuje se samo korisnicima s naprednim HTML vještinama.</text:p>
          </table:table-cell>
          <table:table-cell table:number-columns-repeated="1023"/>
        </table:table-row>
        <table:table-row table:style-name="ro1">
          <table:table-cell table:formula="of:=[$'Admin ALL'.A233] &amp; [$'Admin ALL'.G233]" office:value-type="string" office:string-value="config_input_usesyntax               = Koristite CMS sintaksu" calcext:value-type="string">
            <text:p>config_input_usesyntax <text:s text:c="14"/>= Koristite CMS sintaksu</text:p>
          </table:table-cell>
          <table:table-cell table:number-columns-repeated="1023"/>
        </table:table-row>
        <table:table-row table:style-name="ro1">
          <table:table-cell table:formula="of:=[$'Admin ALL'.A234] &amp; [$'Admin ALL'.G234]" office:value-type="string" office:string-value="config_text_replaceemoticons         = &quot;moziloCMS može zamijeniti emotikone na stranicama sa sadržajem (npr.&quot; &quot;:)&quot; &quot;ili&quot;: P &quot;&quot;) grafičkim smajlijima. Odaberite ovu opciju ako želite koristiti ove grafičke smajlije. &quot;" calcext:value-type="string">
            <text:p>config_text_replaceemoticons <text:s text:c="8"/>= "moziloCMS može zamijeniti emotikone na stranicama sa sadržajem (npr." ":)" "ili": P "") grafičkim smajlijima. Odaberite ovu opciju ako želite koristiti ove grafičke smajlije. "</text:p>
          </table:table-cell>
          <table:table-cell table:number-columns-repeated="1023"/>
        </table:table-row>
        <table:table-row table:style-name="ro1">
          <table:table-cell table:formula="of:=[$'Admin ALL'.A235] &amp; [$'Admin ALL'.G235]" office:value-type="string" office:string-value="config_text_usersyntax               = U sintaksu moziloCMS-a možete dodati vlastite elemente. &lt;br /&gt; &lt;i&gt; Za više detalja pogledajte &lt;a href" calcext:value-type="string">
            <text:p>config_text_usersyntax <text:s text:c="14"/>= U sintaksu moziloCMS-a možete dodati vlastite elemente. &lt;br /&gt; &lt;i&gt; Za više detalja pogledajte &lt;a href</text:p>
          </table:table-cell>
          <table:table-cell table:number-columns-repeated="1023"/>
        </table:table-row>
        <table:table-row table:style-name="ro1">
          <table:table-cell table:formula="of:=[$'Admin ALL'.A236] &amp; [$'Admin ALL'.G236]" office:value-type="string" office:string-value="config_input_replaceemoticons        = Zamijenite emotikone" calcext:value-type="string">
            <text:p>config_input_replaceemoticons <text:s text:c="7"/>= Zamijenite emotikone</text:p>
          </table:table-cell>
          <table:table-cell table:number-columns-repeated="1023"/>
        </table:table-row>
        <table:table-row table:style-name="ro1">
          <table:table-cell table:formula="of:=[$'Admin ALL'.A237] &amp; [$'Admin ALL'.G237]" office:value-type="string" office:string-value="config_text_defaultcolors            = Birač boja za stvaranje i spremanje unaprijed definiranih boja." calcext:value-type="string">
            <text:p>config_text_defaultcolors <text:s text:c="11"/>= Birač boja za stvaranje i spremanje unaprijed definiranih boja.</text:p>
          </table:table-cell>
          <table:table-cell table:number-columns-repeated="1023"/>
        </table:table-row>
        <table:table-row table:style-name="ro1">
          <table:table-cell table:formula="of:=[$'Admin ALL'.A238] &amp; [$'Admin ALL'.G238]" office:value-type="string" office:string-value="config_text_showhiddenpages          = Stranice sa skrivenim sadržajem obično se ne prikazuju na vašem web mjestu. Ovdje možete definirati iznimke: Gdje bi se trebale prikazivati ​​stranice s nevidljivim sadržajem?" calcext:value-type="string">
            <text:p>config_text_showhiddenpages <text:s text:c="9"/>= Stranice sa skrivenim sadržajem obično se ne prikazuju na vašem web mjestu. Ovdje možete definirati iznimke: Gdje bi se trebale prikazivati ​​stranice s nevidljivim sadržajem?</text:p>
          </table:table-cell>
          <table:table-cell table:number-columns-repeated="1023"/>
        </table:table-row>
        <table:table-row table:style-name="ro1">
          <table:table-cell table:formula="of:=[$'Admin ALL'.A239] &amp; [$'Admin ALL'.G239]" office:value-type="string" office:string-value="config_input_search                  = Unutar rezultata pretraživanja" calcext:value-type="string">
            <text:p>config_input_search <text:s text:c="17"/>= Unutar rezultata pretraživanja</text:p>
          </table:table-cell>
          <table:table-cell table:number-columns-repeated="1023"/>
        </table:table-row>
        <table:table-row table:style-name="ro1">
          <table:table-cell table:formula="of:=[$'Admin ALL'.A240] &amp; [$'Admin ALL'.G240]" office:value-type="string" office:string-value="config_input_sitemap                 = Unutar karte web mjesta" calcext:value-type="string">
            <text:p>config_input_sitemap <text:s text:c="16"/>= Unutar karte web mjesta</text:p>
          </table:table-cell>
          <table:table-cell table:number-columns-repeated="1023"/>
        </table:table-row>
        <table:table-row table:style-name="ro1">
          <table:table-cell table:formula="of:=[$'Admin ALL'.A241] &amp; [$'Admin ALL'.G241]" office:value-type="string" office:string-value="config_input_pagesincmsvariables     = &quot;Unutar&quot; &quot;sljedeće / prethodne stranice&quot; &quot;varijable&quot;" calcext:value-type="string">
            <text:p>config_input_pagesincmsvariables <text:s text:c="4"/>= "Unutar" "sljedeće / prethodne stranice" "varijable"</text:p>
          </table:table-cell>
          <table:table-cell table:number-columns-repeated="1023"/>
        </table:table-row>
        <table:table-row table:style-name="ro1">
          <table:table-cell table:formula="of:=[$'Admin ALL'.A242] &amp; [$'Admin ALL'.G242]" office:value-type="string" office:string-value="config_input_pagesasdefaultpage      = Kao zadana stranica sadržaja za kategorije, ako je to prva stranica sadržaja" calcext:value-type="string">
            <text:p>config_input_pagesasdefaultpage <text:s text:c="5"/>= Kao zadana stranica sadržaja za kategorije, ako je to prva stranica sadržaja</text:p>
          </table:table-cell>
          <table:table-cell table:number-columns-repeated="1023"/>
        </table:table-row>
        <table:table-row table:style-name="ro1">
          <table:table-cell table:formula="of:=[$'Admin ALL'.A243] &amp; [$'Admin ALL'.G243]" office:value-type="string" office:string-value="config_text_target                   = Koje bi se veze trebale otvoriti u novom prozoru / kartici preglednika (target" calcext:value-type="string">
            <text:p>config_text_target <text:s text:c="18"/>= Koje bi se veze trebale otvoriti u novom prozoru / kartici preglednika (target</text:p>
          </table:table-cell>
          <table:table-cell table:number-columns-repeated="1023"/>
        </table:table-row>
        <table:table-row table:style-name="ro1">
          <table:table-cell table:formula="of:=[$'Admin ALL'.A244] &amp; [$'Admin ALL'.G244]" office:value-type="string" office:string-value="config_input_download                = Preuzimanje datoteka" calcext:value-type="string">
            <text:p>config_input_download <text:s text:c="15"/>= Preuzimanje datoteka</text:p>
          </table:table-cell>
          <table:table-cell table:number-columns-repeated="1023"/>
        </table:table-row>
        <table:table-row table:style-name="ro1">
          <table:table-cell table:formula="of:=[$'Admin ALL'.A245] &amp; [$'Admin ALL'.G245]" office:value-type="string" office:string-value="config_input_link                    = vanjske poveznice" calcext:value-type="string">
            <text:p>config_input_link <text:s text:c="19"/>= vanjske poveznice</text:p>
          </table:table-cell>
          <table:table-cell table:number-columns-repeated="1023"/>
        </table:table-row>
        <table:table-row table:style-name="ro1">
          <table:table-cell table:formula="of:=[$'Admin ALL'.A246] &amp; [$'Admin ALL'.G246]" office:value-type="string" office:string-value="config_text_catnamedpages            = Trebaju li stranice s sadržajem biti skrivene od detalja / podizbornika ako imaju isto ime kao i njihove kategorije?" calcext:value-type="string">
            <text:p>config_text_catnamedpages <text:s text:c="11"/>= Trebaju li stranice s sadržajem biti skrivene od detalja / podizbornika ako imaju isto ime kao i njihove kategorije?</text:p>
          </table:table-cell>
          <table:table-cell table:number-columns-repeated="1023"/>
        </table:table-row>
        <table:table-row table:style-name="ro1">
          <table:table-cell table:formula="of:=[$'Admin ALL'.A247] &amp; [$'Admin ALL'.G247]" office:value-type="string" office:string-value="config_input_catnamedpages           = Sakriti" calcext:value-type="string">
            <text:p>config_input_catnamedpages <text:s text:c="10"/>= Sakriti</text:p>
          </table:table-cell>
          <table:table-cell table:number-columns-repeated="1023"/>
        </table:table-row>
        <table:table-row table:style-name="ro1">
          <table:table-cell table:formula="of:=[$'Admin ALL'.A248] &amp; [$'Admin ALL'.G248]" office:value-type="string" office:string-value="config_text_modrewrite               = Treba li koristiti mod_rewrite?" calcext:value-type="string">
            <text:p>config_text_modrewrite <text:s text:c="14"/>= Treba li koristiti mod_rewrite?</text:p>
          </table:table-cell>
          <table:table-cell table:number-columns-repeated="1023"/>
        </table:table-row>
        <table:table-row table:style-name="ro1">
          <table:table-cell table:formula="of:=[$'Admin ALL'.A249] &amp; [$'Admin ALL'.G249]" office:value-type="string" office:string-value="config_input_modrewrite              = Koristite mod_rewrite" calcext:value-type="string">
            <text:p>config_input_modrewrite <text:s text:c="13"/>= Koristite mod_rewrite</text:p>
          </table:table-cell>
          <table:table-cell table:number-columns-repeated="1023"/>
        </table:table-row>
        <table:table-row table:style-name="ro1">
          <table:table-cell table:formula="of:=[$'Admin ALL'.A250] &amp; [$'Admin ALL'.G250]" office:value-type="string" office:string-value="config_text_showsyntaxtooltips       = Bi li vaši posjetitelji trebali vidjeti savjete o alatima prilikom lebdenja linkova?" calcext:value-type="string">
            <text:p>config_text_showsyntaxtooltips <text:s text:c="6"/>= Bi li vaši posjetitelji trebali vidjeti savjete o alatima prilikom lebdenja linkova?</text:p>
          </table:table-cell>
          <table:table-cell table:number-columns-repeated="1023"/>
        </table:table-row>
        <table:table-row table:style-name="ro1">
          <table:table-cell table:formula="of:=[$'Admin ALL'.A251] &amp; [$'Admin ALL'.G251]" office:value-type="string" office:string-value="config_input_showsyntaxtooltips      = Pokažite savjete o alatima na web mjestu" calcext:value-type="string">
            <text:p>config_input_showsyntaxtooltips <text:s text:c="5"/>= Pokažite savjete o alatima na web mjestu</text:p>
          </table:table-cell>
          <table:table-cell table:number-columns-repeated="1023"/>
        </table:table-row>
        <table:table-row table:style-name="ro1">
          <table:table-cell table:formula="of:=[$'Admin ALL'.A252] &amp; [$'Admin ALL'.G252]" office:value-type="string" office:string-value="config_titel_cmsglobal               = Opće postavke" calcext:value-type="string">
            <text:p>config_titel_cmsglobal <text:s text:c="14"/>= Opće postavke</text:p>
          </table:table-cell>
          <table:table-cell table:number-columns-repeated="1023"/>
        </table:table-row>
        <table:table-row table:style-name="ro1">
          <table:table-cell table:formula="of:=[$'Admin ALL'.A253] &amp; [$'Admin ALL'.G253]" office:value-type="string" office:string-value="config_titel_cmssyntax               = Postavke sintakse" calcext:value-type="string">
            <text:p>config_titel_cmssyntax <text:s text:c="14"/>= Postavke sintakse</text:p>
          </table:table-cell>
          <table:table-cell table:number-columns-repeated="1023"/>
        </table:table-row>
        <table:table-row table:style-name="ro1">
          <table:table-cell table:formula="of:=[$'Admin ALL'.A254] &amp; [$'Admin ALL'.G254]" office:value-type="string" office:string-value="config_titel_expert                  = Napredne postavke" calcext:value-type="string">
            <text:p>config_titel_expert <text:s text:c="17"/>= Napredne postavke</text:p>
          </table:table-cell>
          <table:table-cell table:number-columns-repeated="1023"/>
        </table:table-row>
        <table:table-row table:style-name="ro1">
          <table:table-cell table:formula="of:=[$'Admin ALL'.A255] &amp; [$'Admin ALL'.G255]" office:value-type="string" office:string-value="config_titel_usersyntax_test         = Provjera sintakse" calcext:value-type="string">
            <text:p>config_titel_usersyntax_test <text:s text:c="8"/>= Provjera sintakse</text:p>
          </table:table-cell>
          <table:table-cell table:number-columns-repeated="1023"/>
        </table:table-row>
        <table:table-row table:style-name="ro1">
          <table:table-cell table:formula="of:=[$'Admin ALL'.A256] &amp; [$'Admin ALL'.G256]" office:value-type="string" office:string-value="config_input_draftmode               = Izvanmrežni način" calcext:value-type="string">
            <text:p>config_input_draftmode <text:s text:c="14"/>= Izvanmrežni način</text:p>
          </table:table-cell>
          <table:table-cell table:number-columns-repeated="1023"/>
        </table:table-row>
        <table:table-row table:style-name="ro1">
          <table:table-cell table:formula="of:=[$'Admin ALL'.A257] &amp; [$'Admin ALL'.G257]" office:value-type="string" office:string-value="config_text_draftmode                = Prebacite web mjesto u izvanmrežni način: &lt;br /&gt; Prikazat će se samo kategorija Početna i poseban predložak web mjesta. &lt;br /&gt; Izbornik za odabir predloška gradilišta" calcext:value-type="string">
            <text:p>config_text_draftmode <text:s text:c="15"/>= Prebacite web mjesto u izvanmrežni način: &lt;br /&gt; Prikazat će se samo kategorija Početna i poseban predložak web mjesta. &lt;br /&gt; Izbornik za odabir predloška gradilišta</text:p>
          </table:table-cell>
          <table:table-cell table:number-columns-repeated="1023"/>
        </table:table-row>
        <table:table-row table:style-name="ro1">
          <table:table-cell table:formula="of:=[$'Admin ALL'.A258] &amp; [$'Admin ALL'.G258]" office:value-type="string" office:string-value="config_input_draftlayout             = nema izvanmrežnog predloška" calcext:value-type="string">
            <text:p>config_input_draftlayout <text:s text:c="12"/>= nema izvanmrežnog predloška</text:p>
          </table:table-cell>
          <table:table-cell table:number-columns-repeated="1023"/>
        </table:table-row>
        <table:table-row table:style-name="ro1">
          <table:table-cell table:formula="of:=[$'Admin ALL'.A259] &amp; [$'Admin ALL'.G259]">
            <text:p/>
          </table:table-cell>
          <table:table-cell table:number-columns-repeated="1023"/>
        </table:table-row>
        <table:table-row table:style-name="ro1">
          <table:table-cell table:formula="of:=[$'Admin ALL'.A260] &amp; [$'Admin ALL'.G260]" office:value-type="string" office:string-value="admin_button                         = moziloAdmin" calcext:value-type="string">
            <text:p>admin_button <text:s text:c="24"/>= moziloAdmin</text:p>
          </table:table-cell>
          <table:table-cell table:number-columns-repeated="1023"/>
        </table:table-row>
        <table:table-row table:style-name="ro1">
          <table:table-cell table:formula="of:=[$'Admin ALL'.A261] &amp; [$'Admin ALL'.G261]" office:value-type="string" office:string-value="admin_text                           = Ovdje možete promijeniti postavke koje utječu na ponašanje moziloAdmina." calcext:value-type="string">
            <text:p>admin_text <text:s text:c="26"/>= Ovdje možete promijeniti postavke koje utječu na ponašanje moziloAdmina.</text:p>
          </table:table-cell>
          <table:table-cell table:number-columns-repeated="1023"/>
        </table:table-row>
        <table:table-row table:style-name="ro1">
          <table:table-cell table:formula="of:=[$'Admin ALL'.A262] &amp; [$'Admin ALL'.G262]" office:value-type="string" office:string-value="admin_error_nodigit_tolong           = Vrijednost mora biti broj s maks. 4 znamenke." calcext:value-type="string">
            <text:p>admin_error_nodigit_tolong <text:s text:c="10"/>= Vrijednost mora biti broj s maks. 4 znamenke.</text:p>
          </table:table-cell>
          <table:table-cell table:number-columns-repeated="1023"/>
        </table:table-row>
        <table:table-row table:style-name="ro1">
          <table:table-cell table:formula="of:=[$'Admin ALL'.A263] &amp; [$'Admin ALL'.G263]" office:value-type="string" office:string-value="admin_error_adminmail                = Unesite valjanu e-mail adresu." calcext:value-type="string">
            <text:p>admin_error_adminmail <text:s text:c="15"/>= Unesite valjanu e-mail adresu.</text:p>
          </table:table-cell>
          <table:table-cell table:number-columns-repeated="1023"/>
        </table:table-row>
        <table:table-row table:style-name="ro1">
          <table:table-cell table:formula="of:=[$'Admin ALL'.A264] &amp; [$'Admin ALL'.G264]" office:value-type="string" office:string-value="admin_error_chmodnewfilesatts        = Atributi datoteke moraju se sastojati od tri znamenke između 0 i 7." calcext:value-type="string">
            <text:p>admin_error_chmodnewfilesatts <text:s text:c="7"/>= Atributi datoteke moraju se sastojati od tri znamenke između 0 i 7.</text:p>
          </table:table-cell>
          <table:table-cell table:number-columns-repeated="1023"/>
        </table:table-row>
        <table:table-row table:style-name="ro1">
          <table:table-cell table:formula="of:=[$'Admin ALL'.A265] &amp; [$'Admin ALL'.G265]" office:value-type="string" office:string-value="admin_error_backupmsgintervall       = Vrijednost mora biti broj s maks. 4 znamenke." calcext:value-type="string">
            <text:p>admin_error_backupmsgintervall <text:s text:c="6"/>= Vrijednost mora biti broj s maks. 4 znamenke.</text:p>
          </table:table-cell>
          <table:table-cell table:number-columns-repeated="1023"/>
        </table:table-row>
        <table:table-row table:style-name="ro1">
          <table:table-cell table:formula="of:=[$'Admin ALL'.A266] &amp; [$'Admin ALL'.G266]" office:value-type="string" office:string-value="admin_text_adminmail                 = &quot;Ova e-mail adresa bit će primatelj poruka poslanih s moziloAdmin. &lt;br /&gt; To nije ciljana adresa za poruke obrasca za kontakt - navedite na dodatku&quot; &quot;Kontakt-Formular&quot;. &lt;br /&gt; &lt;i&gt; Na početnoj stranici moziloAdmin možete provjeriti je li vaš poslužitelj u mogućnosti slati e-mail. &lt;/i&gt; &quot;" calcext:value-type="string">
            <text:p>admin_text_adminmail <text:s text:c="16"/>= "Ova e-mail adresa bit će primatelj poruka poslanih s moziloAdmin. &lt;br /&gt; To nije ciljana adresa za poruke obrasca za kontakt - navedite na dodatku" "Kontakt-Formular". &lt;br /&gt; &lt;i&gt; Na početnoj stranici moziloAdmin možete provjeriti je li vaš poslužitelj u mogućnosti slati e-mail. &lt;/i&gt; "</text:p>
          </table:table-cell>
          <table:table-cell table:number-columns-repeated="1023"/>
        </table:table-row>
        <table:table-row table:style-name="ro1">
          <table:table-cell table:formula="of:=[$'Admin ALL'.A267] &amp; [$'Admin ALL'.G267]" office:value-type="string" office:string-value="admin_text_backup                    = Sigurnosna kopija može biti osiguranje vaših podataka. Stoga vas moziloAdmin podsjeća na to - unesite broj dana između poruka podsjetnika. Unosom 0 isključit ćete tu funkciju, ali to se izričito ne preporučuje." calcext:value-type="string">
            <text:p>admin_text_backup <text:s text:c="19"/>= Sigurnosna kopija može biti osiguranje vaših podataka. Stoga vas moziloAdmin podsjeća na to - unesite broj dana između poruka podsjetnika. Unosom 0 isključit ćete tu funkciju, ali to se izričito ne preporučuje.</text:p>
          </table:table-cell>
          <table:table-cell table:number-columns-repeated="1023"/>
        </table:table-row>
        <table:table-row table:style-name="ro1">
          <table:table-cell table:formula="of:=[$'Admin ALL'.A268] &amp; [$'Admin ALL'.G268]" office:value-type="string" office:string-value="admin_text_get_backup                = Stvorite i preuzmite sigurnosnu kopiju. &lt;br /&gt; Odaberite sve što želite biti uključeni u sigurnosnu kopiju. Ovisno o veličini trebat će neko vrijeme." calcext:value-type="string">
            <text:p>admin_text_get_backup <text:s text:c="15"/>= Stvorite i preuzmite sigurnosnu kopiju. &lt;br /&gt; Odaberite sve što želite biti uključeni u sigurnosnu kopiju. Ovisno o veličini trebat će neko vrijeme.</text:p>
          </table:table-cell>
          <table:table-cell table:number-columns-repeated="1023"/>
        </table:table-row>
        <table:table-row table:style-name="ro1">
          <table:table-cell table:formula="of:=[$'Admin ALL'.A269] &amp; [$'Admin ALL'.G269]" office:value-type="string" office:string-value="admin_button_get_backup              = Preuzmi sigurnosnu kopiju" calcext:value-type="string">
            <text:p>admin_button_get_backup <text:s text:c="13"/>= Preuzmi sigurnosnu kopiju</text:p>
          </table:table-cell>
          <table:table-cell table:number-columns-repeated="1023"/>
        </table:table-row>
        <table:table-row table:style-name="ro1">
          <table:table-cell table:formula="of:=[$'Admin ALL'.A270] &amp; [$'Admin ALL'.G270]" office:value-type="string" office:string-value="admin_button_include_cms             = uključuju moziloCMS" calcext:value-type="string">
            <text:p>admin_button_include_cms <text:s text:c="12"/>= uključuju moziloCMS</text:p>
          </table:table-cell>
          <table:table-cell table:number-columns-repeated="1023"/>
        </table:table-row>
        <table:table-row table:style-name="ro1">
          <table:table-cell table:formula="of:=[$'Admin ALL'.A271] &amp; [$'Admin ALL'.G271]" office:value-type="string" office:string-value="admin_button_include_catpage         = uključuju kategorije" calcext:value-type="string">
            <text:p>admin_button_include_catpage <text:s text:c="8"/>= uključuju kategorije</text:p>
          </table:table-cell>
          <table:table-cell table:number-columns-repeated="1023"/>
        </table:table-row>
        <table:table-row table:style-name="ro1">
          <table:table-cell table:formula="of:=[$'Admin ALL'.A272] &amp; [$'Admin ALL'.G272]" office:value-type="string" office:string-value="admin_button_include_gallery         = uključuju Galerije" calcext:value-type="string">
            <text:p>admin_button_include_gallery <text:s text:c="8"/>= uključuju Galerije</text:p>
          </table:table-cell>
          <table:table-cell table:number-columns-repeated="1023"/>
        </table:table-row>
        <table:table-row table:style-name="ro1">
          <table:table-cell table:formula="of:=[$'Admin ALL'.A273] &amp; [$'Admin ALL'.G273]" office:value-type="string" office:string-value="admin_button_include_layouts         = uključuju Izgledi" calcext:value-type="string">
            <text:p>admin_button_include_layouts <text:s text:c="8"/>= uključuju Izgledi</text:p>
          </table:table-cell>
          <table:table-cell table:number-columns-repeated="1023"/>
        </table:table-row>
        <table:table-row table:style-name="ro1">
          <table:table-cell table:formula="of:=[$'Admin ALL'.A274] &amp; [$'Admin ALL'.G274]" office:value-type="string" office:string-value="admin_button_include_plugins         = uključuju Dodaci" calcext:value-type="string">
            <text:p>admin_button_include_plugins <text:s text:c="8"/>= uključuju Dodaci</text:p>
          </table:table-cell>
          <table:table-cell table:number-columns-repeated="1023"/>
        </table:table-row>
        <table:table-row table:style-name="ro1">
          <table:table-cell table:formula="of:=[$'Admin ALL'.A275] &amp; [$'Admin ALL'.G275]" office:value-type="string" office:string-value="admin_button_include_docu            = uključuju dokumentaciju" calcext:value-type="string">
            <text:p>admin_button_include_docu <text:s text:c="11"/>= uključuju dokumentaciju</text:p>
          </table:table-cell>
          <table:table-cell table:number-columns-repeated="1023"/>
        </table:table-row>
        <table:table-row table:style-name="ro1">
          <table:table-cell table:formula="of:=[$'Admin ALL'.A276] &amp; [$'Admin ALL'.G276]" office:value-type="string" office:string-value="admin_error_no_backups_select        = Nije odabrana nijedna datoteka." calcext:value-type="string">
            <text:p>admin_error_no_backups_select <text:s text:c="7"/>= Nije odabrana nijedna datoteka.</text:p>
          </table:table-cell>
          <table:table-cell table:number-columns-repeated="1023"/>
        </table:table-row>
        <table:table-row table:style-name="ro1">
          <table:table-cell table:formula="of:=[$'Admin ALL'.A277] &amp; [$'Admin ALL'.G277]" office:value-type="string" office:string-value="admin_text_chmodnewfiles             = Upotrijebljeni atributi datoteke. " calcext:value-type="string">
            <text:p>admin_text_chmodnewfiles <text:s text:c="12"/>= Upotrijebljeni atributi datoteke. </text:p>
          </table:table-cell>
          <table:table-cell table:number-columns-repeated="1023"/>
        </table:table-row>
        <table:table-row table:style-name="ro1">
          <table:table-cell table:formula="of:=[$'Admin ALL'.A278] &amp; [$'Admin ALL'.G278]" office:value-type="string" office:string-value="admin_text_uploadfilter              = Vrste datoteka koje nije dopušteno prenijeti." calcext:value-type="string">
            <text:p>admin_text_uploadfilter <text:s text:c="13"/>= Vrste datoteka koje nije dopušteno prenijeti.</text:p>
          </table:table-cell>
          <table:table-cell table:number-columns-repeated="1023"/>
        </table:table-row>
        <table:table-row table:style-name="ro1">
          <table:table-cell table:formula="of:=[$'Admin ALL'.A279] &amp; [$'Admin ALL'.G279]" office:value-type="string" office:string-value="admin_input_translator               = Prevoditelj:" calcext:value-type="string">
            <text:p>admin_input_translator <text:s text:c="14"/>= Prevoditelj:</text:p>
          </table:table-cell>
          <table:table-cell table:number-columns-repeated="1023"/>
        </table:table-row>
        <table:table-row table:style-name="ro1">
          <table:table-cell table:formula="of:=[$'Admin ALL'.A280] &amp; [$'Admin ALL'.G280]" office:value-type="string" office:string-value="admin_input_language                 = Odaberite na kojem će jeziku moziloCMS Admin biti prikazan:" calcext:value-type="string">
            <text:p>admin_input_language <text:s text:c="16"/>= Odaberite na kojem će jeziku moziloCMS Admin biti prikazan:</text:p>
          </table:table-cell>
          <table:table-cell table:number-columns-repeated="1023"/>
        </table:table-row>
        <table:table-row table:style-name="ro1">
          <table:table-cell table:formula="of:=[$'Admin ALL'.A281] &amp; [$'Admin ALL'.G281]" office:value-type="string" office:string-value="admin_input_chmodupdate              = Postavite atribute datoteka za sve datoteke" calcext:value-type="string">
            <text:p>admin_input_chmodupdate <text:s text:c="13"/>= Postavite atribute datoteka za sve datoteke</text:p>
          </table:table-cell>
          <table:table-cell table:number-columns-repeated="1023"/>
        </table:table-row>
        <table:table-row table:style-name="ro1">
          <table:table-cell table:formula="of:=[$'Admin ALL'.A282] &amp; [$'Admin ALL'.G282]" office:value-type="string" office:string-value="admin_messages_backup                = Opet, prošlo je neko vrijeme - razmislite o sigurnosnoj kopiji svojih podataka!" calcext:value-type="string">
            <text:p>admin_messages_backup <text:s text:c="15"/>= Opet, prošlo je neko vrijeme - razmislite o sigurnosnoj kopiji svojih podataka!</text:p>
          </table:table-cell>
          <table:table-cell table:number-columns-repeated="1023"/>
        </table:table-row>
        <table:table-row table:style-name="ro1">
          <table:table-cell table:formula="of:=[$'Admin ALL'.A283] &amp; [$'Admin ALL'.G283]" office:value-type="string" office:string-value="admin_messages_change_language       = prebaciti na novi jezik" calcext:value-type="string">
            <text:p>admin_messages_change_language <text:s text:c="6"/>= prebaciti na novi jezik</text:p>
          </table:table-cell>
          <table:table-cell table:number-columns-repeated="1023"/>
        </table:table-row>
        <table:table-row table:style-name="ro1">
          <table:table-cell table:formula="of:=[$'Admin ALL'.A284] &amp; [$'Admin ALL'.G284]" office:value-type="string" office:string-value="admin_messages_change_password       = Korisničko ime i lozinka su promijenjeni." calcext:value-type="string">
            <text:p>admin_messages_change_password <text:s text:c="6"/>= Korisničko ime i lozinka su promijenjeni.</text:p>
          </table:table-cell>
          <table:table-cell table:number-columns-repeated="1023"/>
        </table:table-row>
        <table:table-row table:style-name="ro1">
          <table:table-cell table:formula="of:=[$'Admin ALL'.A285] &amp; [$'Admin ALL'.G285]" office:value-type="string" office:string-value="admin_messages_del_user              = Korisnik je izbrisan." calcext:value-type="string">
            <text:p>admin_messages_del_user <text:s text:c="13"/>= Korisnik je izbrisan.</text:p>
          </table:table-cell>
          <table:table-cell table:number-columns-repeated="1023"/>
        </table:table-row>
        <table:table-row table:style-name="ro1">
          <table:table-cell table:formula="of:=[$'Admin ALL'.A286] &amp; [$'Admin ALL'.G286]" office:value-type="string" office:string-value="admin_error_language_empty           = Nije moguće učitati jezične datoteke." calcext:value-type="string">
            <text:p>admin_error_language_empty <text:s text:c="10"/>= Nije moguće učitati jezične datoteke.</text:p>
          </table:table-cell>
          <table:table-cell table:number-columns-repeated="1023"/>
        </table:table-row>
        <table:table-row table:style-name="ro1">
          <table:table-cell table:formula="of:=[$'Admin ALL'.A287] &amp; [$'Admin ALL'.G287]" office:value-type="string" office:string-value="admin_error_languagefile_error       = Ova jezična datoteka ne postoji." calcext:value-type="string">
            <text:p>admin_error_languagefile_error <text:s text:c="6"/>= Ova jezična datoteka ne postoji.</text:p>
          </table:table-cell>
          <table:table-cell table:number-columns-repeated="1023"/>
        </table:table-row>
        <table:table-row table:style-name="ro1">
          <table:table-cell table:formula="of:=[$'Admin ALL'.A288] &amp; [$'Admin ALL'.G288]" office:value-type="string" office:string-value="admin_button_del_user                = Izbriši korisnika" calcext:value-type="string">
            <text:p>admin_button_del_user <text:s text:c="15"/>= Izbriši korisnika</text:p>
          </table:table-cell>
          <table:table-cell table:number-columns-repeated="1023"/>
        </table:table-row>
        <table:table-row table:style-name="ro1">
          <table:table-cell table:formula="of:=[$'Admin ALL'.A289] &amp; [$'Admin ALL'.G289]" office:value-type="string" office:string-value="admin_noroot_admin                   = Administrator" calcext:value-type="string">
            <text:p>admin_noroot_admin <text:s text:c="18"/>= Administrator</text:p>
          </table:table-cell>
          <table:table-cell table:number-columns-repeated="1023"/>
        </table:table-row>
        <table:table-row table:style-name="ro1">
          <table:table-cell table:formula="of:=[$'Admin ALL'.A290] &amp; [$'Admin ALL'.G290]" office:value-type="string" office:string-value="admin_noroot_config                  = Postavke" calcext:value-type="string">
            <text:p>admin_noroot_config <text:s text:c="17"/>= Postavke</text:p>
          </table:table-cell>
          <table:table-cell table:number-columns-repeated="1023"/>
        </table:table-row>
        <table:table-row table:style-name="ro1">
          <table:table-cell table:formula="of:=[$'Admin ALL'.A291] &amp; [$'Admin ALL'.G291]" office:value-type="string" office:string-value="admin_noroot_tabs                    = Kartice administratora" calcext:value-type="string">
            <text:p>admin_noroot_tabs <text:s text:c="19"/>= Kartice administratora</text:p>
          </table:table-cell>
          <table:table-cell table:number-columns-repeated="1023"/>
        </table:table-row>
        <table:table-row table:style-name="ro1">
          <table:table-cell table:formula="of:=[$'Admin ALL'.A292] &amp; [$'Admin ALL'.G292]" office:value-type="string" office:string-value="admin_noroot_plugins                 = Dodaci" calcext:value-type="string">
            <text:p>admin_noroot_plugins <text:s text:c="16"/>= Dodaci</text:p>
          </table:table-cell>
          <table:table-cell table:number-columns-repeated="1023"/>
        </table:table-row>
        <table:table-row table:style-name="ro1">
          <table:table-cell table:formula="of:=[$'Admin ALL'.A293] &amp; [$'Admin ALL'.G293]" office:value-type="string" office:string-value="admin_noroot_template                = Predlošci" calcext:value-type="string">
            <text:p>admin_noroot_template <text:s text:c="15"/>= Predlošci</text:p>
          </table:table-cell>
          <table:table-cell table:number-columns-repeated="1023"/>
        </table:table-row>
        <table:table-row table:style-name="ro1">
          <table:table-cell table:formula="of:=[$'Admin ALL'.A294] &amp; [$'Admin ALL'.G294]" office:value-type="string" office:string-value="admin_noroot_text                    = Odaberite stvari koje želite da korisnička prijava može promijeniti." calcext:value-type="string">
            <text:p>admin_noroot_text <text:s text:c="19"/>= Odaberite stvari koje želite da korisnička prijava može promijeniti.</text:p>
          </table:table-cell>
          <table:table-cell table:number-columns-repeated="1023"/>
        </table:table-row>
        <table:table-row table:style-name="ro1">
          <table:table-cell table:formula="of:=[$'Admin ALL'.A295] &amp; [$'Admin ALL'.G295]" office:value-type="string" office:string-value="admin_messages_chmod                 = Atributi su se uspješno promijenili" calcext:value-type="string">
            <text:p>admin_messages_chmod <text:s text:c="16"/>= Atributi su se uspješno promijenili</text:p>
          </table:table-cell>
          <table:table-cell table:number-columns-repeated="1023"/>
        </table:table-row>
        <table:table-row table:style-name="ro1">
          <table:table-cell table:formula="of:=[$'Admin ALL'.A296] &amp; [$'Admin ALL'.G296]">
            <text:p/>
          </table:table-cell>
          <table:table-cell table:number-columns-repeated="1023"/>
        </table:table-row>
        <table:table-row table:style-name="ro1">
          <table:table-cell table:formula="of:=[$'Admin ALL'.A297] &amp; [$'Admin ALL'.G297]" office:value-type="string" office:string-value="admin_user_select_websitetitle       = Traka naslova preglednika" calcext:value-type="string">
            <text:p>admin_user_select_websitetitle <text:s text:c="6"/>= Traka naslova preglednika</text:p>
          </table:table-cell>
          <table:table-cell table:number-columns-repeated="1023"/>
        </table:table-row>
        <table:table-row table:style-name="ro1">
          <table:table-cell table:formula="of:=[$'Admin ALL'.A298] &amp; [$'Admin ALL'.G298]" office:value-type="string" office:string-value="admin_user_select_websitedescription = Opis web stranice / ključne riječi" calcext:value-type="string">
            <text:p>admin_user_select_websitedescription = Opis web stranice / ključne riječi</text:p>
          </table:table-cell>
          <table:table-cell table:number-columns-repeated="1023"/>
        </table:table-row>
        <table:table-row table:style-name="ro1">
          <table:table-cell table:formula="of:=[$'Admin ALL'.A299] &amp; [$'Admin ALL'.G299]" office:value-type="string" office:string-value="admin_user_select_cmslanguage        = Jezik web stranice" calcext:value-type="string">
            <text:p>admin_user_select_cmslanguage <text:s text:c="7"/>= Jezik web stranice</text:p>
          </table:table-cell>
          <table:table-cell table:number-columns-repeated="1023"/>
        </table:table-row>
        <table:table-row table:style-name="ro1">
          <table:table-cell table:formula="of:=[$'Admin ALL'.A300] &amp; [$'Admin ALL'.G300]" office:value-type="string" office:string-value="admin_user_select_defaultcat         = Kategorija Početne stranice" calcext:value-type="string">
            <text:p>admin_user_select_defaultcat <text:s text:c="8"/>= Kategorija Početne stranice</text:p>
          </table:table-cell>
          <table:table-cell table:number-columns-repeated="1023"/>
        </table:table-row>
        <table:table-row table:style-name="ro1">
          <table:table-cell table:formula="of:=[$'Admin ALL'.A301] &amp; [$'Admin ALL'.G301]" office:value-type="string" office:string-value="admin_user_select_draftmode          = Izvanmrežni način" calcext:value-type="string">
            <text:p>admin_user_select_draftmode <text:s text:c="9"/>= Izvanmrežni način</text:p>
          </table:table-cell>
          <table:table-cell table:number-columns-repeated="1023"/>
        </table:table-row>
        <table:table-row table:style-name="ro1">
          <table:table-cell table:formula="of:=[$'Admin ALL'.A302] &amp; [$'Admin ALL'.G302]" office:value-type="string" office:string-value="admin_user_select_usesitemap         = Mapa web mjesta za tražilice" calcext:value-type="string">
            <text:p>admin_user_select_usesitemap <text:s text:c="8"/>= Mapa web mjesta za tražilice</text:p>
          </table:table-cell>
          <table:table-cell table:number-columns-repeated="1023"/>
        </table:table-row>
        <table:table-row table:style-name="ro1">
          <table:table-cell table:formula="of:=[$'Admin ALL'.A303] &amp; [$'Admin ALL'.G303]" office:value-type="string" office:string-value="admin_user_select_usecmssyntax       = Koristite elemente sintakse" calcext:value-type="string">
            <text:p>admin_user_select_usecmssyntax <text:s text:c="6"/>= Koristite elemente sintakse</text:p>
          </table:table-cell>
          <table:table-cell table:number-columns-repeated="1023"/>
        </table:table-row>
        <table:table-row table:style-name="ro1">
          <table:table-cell table:formula="of:=[$'Admin ALL'.A304] &amp; [$'Admin ALL'.G304]" office:value-type="string" office:string-value="admin_user_select_editusersyntax     = Korisnički elementi sintakse" calcext:value-type="string">
            <text:p>admin_user_select_editusersyntax <text:s text:c="4"/>= Korisnički elementi sintakse</text:p>
          </table:table-cell>
          <table:table-cell table:number-columns-repeated="1023"/>
        </table:table-row>
        <table:table-row table:style-name="ro1">
          <table:table-cell table:formula="of:=[$'Admin ALL'.A305] &amp; [$'Admin ALL'.G305]" office:value-type="string" office:string-value="admin_user_select_replaceemoticons   = Koristite emotikone" calcext:value-type="string">
            <text:p>admin_user_select_replaceemoticons <text:s text:c="2"/>= Koristite emotikone</text:p>
          </table:table-cell>
          <table:table-cell table:number-columns-repeated="1023"/>
        </table:table-row>
        <table:table-row table:style-name="ro1">
          <table:table-cell table:formula="of:=[$'Admin ALL'.A306] &amp; [$'Admin ALL'.G306]" office:value-type="string" office:string-value="admin_user_select_defaultcolors      = predefinirane boje" calcext:value-type="string">
            <text:p>admin_user_select_defaultcolors <text:s text:c="5"/>= predefinirane boje</text:p>
          </table:table-cell>
          <table:table-cell table:number-columns-repeated="1023"/>
        </table:table-row>
        <table:table-row table:style-name="ro1">
          <table:table-cell table:formula="of:=[$'Admin ALL'.A307] &amp; [$'Admin ALL'.G307]" office:value-type="string" office:string-value="admin_user_select_hiddenpages        = skrivene stranice" calcext:value-type="string">
            <text:p>admin_user_select_hiddenpages <text:s text:c="7"/>= skrivene stranice</text:p>
          </table:table-cell>
          <table:table-cell table:number-columns-repeated="1023"/>
        </table:table-row>
        <table:table-row table:style-name="ro1">
          <table:table-cell table:formula="of:=[$'Admin ALL'.A308] &amp; [$'Admin ALL'.G308]" office:value-type="string" office:string-value="admin_user_select_targetblank        = Veze" calcext:value-type="string">
            <text:p>admin_user_select_targetblank <text:s text:c="7"/>= Veze</text:p>
          </table:table-cell>
          <table:table-cell table:number-columns-repeated="1023"/>
        </table:table-row>
        <table:table-row table:style-name="ro1">
          <table:table-cell table:formula="of:=[$'Admin ALL'.A309] &amp; [$'Admin ALL'.G309]" office:value-type="string" office:string-value="admin_user_select_hidecatnamedpages  = Sakrij stranice" calcext:value-type="string">
            <text:p>admin_user_select_hidecatnamedpages <text:s/>= Sakrij stranice</text:p>
          </table:table-cell>
          <table:table-cell table:number-columns-repeated="1023"/>
        </table:table-row>
        <table:table-row table:style-name="ro1">
          <table:table-cell table:formula="of:=[$'Admin ALL'.A310] &amp; [$'Admin ALL'.G310]" office:value-type="string" office:string-value="admin_user_select_modrewrite         = Mod Rewrite" calcext:value-type="string">
            <text:p>admin_user_select_modrewrite <text:s text:c="8"/>= Mod Rewrite</text:p>
          </table:table-cell>
          <table:table-cell table:number-columns-repeated="1023"/>
        </table:table-row>
        <table:table-row table:style-name="ro1">
          <table:table-cell table:formula="of:=[$'Admin ALL'.A311] &amp; [$'Admin ALL'.G311]" office:value-type="string" office:string-value="admin_user_select_showsyntaxtooltips = Savjeti" calcext:value-type="string">
            <text:p>admin_user_select_showsyntaxtooltips = Savjeti</text:p>
          </table:table-cell>
          <table:table-cell table:number-columns-repeated="1023"/>
        </table:table-row>
        <table:table-row table:style-name="ro1">
          <table:table-cell table:formula="of:=[$'Admin ALL'.A312] &amp; [$'Admin ALL'.G312]">
            <text:p/>
          </table:table-cell>
          <table:table-cell table:number-columns-repeated="1023"/>
        </table:table-row>
        <table:table-row table:style-name="ro1">
          <table:table-cell table:formula="of:=[$'Admin ALL'.A313] &amp; [$'Admin ALL'.G313]" office:value-type="string" office:string-value="admin_user_select_language           = Administratorski jezik" calcext:value-type="string">
            <text:p>admin_user_select_language <text:s text:c="10"/>= Administratorski jezik</text:p>
          </table:table-cell>
          <table:table-cell table:number-columns-repeated="1023"/>
        </table:table-row>
        <table:table-row table:style-name="ro1">
          <table:table-cell table:formula="of:=[$'Admin ALL'.A314] &amp; [$'Admin ALL'.G314]" office:value-type="string" office:string-value="admin_user_select_adminmail          = Email adresa" calcext:value-type="string">
            <text:p>admin_user_select_adminmail <text:s text:c="9"/>= Email adresa</text:p>
          </table:table-cell>
          <table:table-cell table:number-columns-repeated="1023"/>
        </table:table-row>
        <table:table-row table:style-name="ro1">
          <table:table-cell table:formula="of:=[$'Admin ALL'.A315] &amp; [$'Admin ALL'.G315]" office:value-type="string" office:string-value="admin_user_select_backupmsgintervall = Podsjetnik za sigurnosnu kopiju" calcext:value-type="string">
            <text:p>admin_user_select_backupmsgintervall = Podsjetnik za sigurnosnu kopiju</text:p>
          </table:table-cell>
          <table:table-cell table:number-columns-repeated="1023"/>
        </table:table-row>
        <table:table-row table:style-name="ro1">
          <table:table-cell table:formula="of:=[$'Admin ALL'.A316] &amp; [$'Admin ALL'.G316]" office:value-type="string" office:string-value="admin_user_select_getbackup          = Napravite sigurnosnu kopiju web stranice" calcext:value-type="string">
            <text:p>admin_user_select_getbackup <text:s text:c="9"/>= Napravite sigurnosnu kopiju web stranice</text:p>
          </table:table-cell>
          <table:table-cell table:number-columns-repeated="1023"/>
        </table:table-row>
        <table:table-row table:style-name="ro1">
          <table:table-cell table:formula="of:=[$'Admin ALL'.A317] &amp; [$'Admin ALL'.G317]" office:value-type="string" office:string-value="admin_user_select_chmodnewfilesatts  = Dopuštenja" calcext:value-type="string">
            <text:p>admin_user_select_chmodnewfilesatts <text:s/>= Dopuštenja</text:p>
          </table:table-cell>
          <table:table-cell table:number-columns-repeated="1023"/>
        </table:table-row>
        <table:table-row table:style-name="ro1">
          <table:table-cell table:formula="of:=[$'Admin ALL'.A318] &amp; [$'Admin ALL'.G318]" office:value-type="string" office:string-value="admin_user_select_noupload           = ne dopuštene vrste datoteka" calcext:value-type="string">
            <text:p>admin_user_select_noupload <text:s text:c="10"/>= ne dopuštene vrste datoteka</text:p>
          </table:table-cell>
          <table:table-cell table:number-columns-repeated="1023"/>
        </table:table-row>
        <table:table-row table:style-name="ro1">
          <table:table-cell table:formula="of:=[$'Admin ALL'.A319] &amp; [$'Admin ALL'.G319]" office:value-type="string" office:string-value="admin_user_select_userpassword       = Pristup korisnika" calcext:value-type="string">
            <text:p>admin_user_select_userpassword <text:s text:c="6"/>= Pristup korisnika</text:p>
          </table:table-cell>
          <table:table-cell table:number-columns-repeated="1023"/>
        </table:table-row>
        <table:table-row table:style-name="ro1">
          <table:table-cell table:formula="of:=[$'Admin ALL'.A320] &amp; [$'Admin ALL'.G320]">
            <text:p/>
          </table:table-cell>
          <table:table-cell table:number-columns-repeated="1023"/>
        </table:table-row>
        <table:table-row table:style-name="ro1">
          <table:table-cell table:formula="of:=[$'Admin ALL'.A321] &amp; [$'Admin ALL'.G321]" office:value-type="string" office:string-value="pw_help                              = Savjet: Korisničko ime sastoji se od najmanje pet, a lozinka od najmanje šest znakova. Pazite da lozinka sadrži brojeve, mala velika slova." calcext:value-type="string">
            <text:p>pw_help <text:s text:c="29"/>= Savjet: Korisničko ime sastoji se od najmanje pet, a lozinka od najmanje šest znakova. Pazite da lozinka sadrži brojeve, mala velika slova.</text:p>
          </table:table-cell>
          <table:table-cell table:number-columns-repeated="1023"/>
        </table:table-row>
        <table:table-row table:style-name="ro1">
          <table:table-cell table:formula="of:=[$'Admin ALL'.A322] &amp; [$'Admin ALL'.G322]" office:value-type="string" office:string-value="pw_text_login                        = Ovdje možete urediti svoje podatke za prijavu na moziloAdmin. Unesite svoje trenutno korisničko ime i lozinku, a zatim novo korisničko ime i lozinku. Potvrdite novu lozinku ponovnim unosom. &lt;br /&gt; &lt;i&gt; Savjet: Korisničko ime sastoji se od najmanje pet, a lozinka najmanje šest znakova. Pazite da lozinka sadrži brojeve, mala velika slova. &lt;/i&gt;" calcext:value-type="string">
            <text:p>pw_text_login <text:s text:c="23"/>= Ovdje možete urediti svoje podatke za prijavu na moziloAdmin. Unesite svoje trenutno korisničko ime i lozinku, a zatim novo korisničko ime i lozinku. Potvrdite novu lozinku ponovnim unosom. &lt;br /&gt; &lt;i&gt; Savjet: Korisničko ime sastoji se od najmanje pet, a lozinka najmanje šest znakova. Pazite da lozinka sadrži brojeve, mala velika slova. &lt;/i&gt;</text:p>
          </table:table-cell>
          <table:table-cell table:number-columns-repeated="1023"/>
        </table:table-row>
        <table:table-row table:style-name="ro1">
          <table:table-cell table:formula="of:=[$'Admin ALL'.A323] &amp; [$'Admin ALL'.G323]" office:value-type="string" office:string-value="userpw_text_login                    = Korisničko ime i lozinka za ostale &lt;b&gt; korisnike &lt;/ b&gt;" calcext:value-type="string">
            <text:p>userpw_text_login <text:s text:c="19"/>= Korisničko ime i lozinka za ostale &lt;b&gt; korisnike &lt;/ b&gt;</text:p>
          </table:table-cell>
          <table:table-cell table:number-columns-repeated="1023"/>
        </table:table-row>
        <table:table-row table:style-name="ro1">
          <table:table-cell table:formula="of:=[$'Admin ALL'.A324] &amp; [$'Admin ALL'.G324]" office:value-type="string" office:string-value="pw_error_missingvalues               = Nisu popunjene sve vrijednosti." calcext:value-type="string">
            <text:p>pw_error_missingvalues <text:s text:c="14"/>= Nisu popunjene sve vrijednosti.</text:p>
          </table:table-cell>
          <table:table-cell table:number-columns-repeated="1023"/>
        </table:table-row>
        <table:table-row table:style-name="ro1">
          <table:table-cell table:formula="of:=[$'Admin ALL'.A325] &amp; [$'Admin ALL'.G325]" office:value-type="string" office:string-value="pw_error_newpwerror                  = &quot;Nova lozinka ne odgovara pravilima (najmanje šest znakova; mala i velika slova; brojevi).&quot;" calcext:value-type="string">
            <text:p>pw_error_newpwerror <text:s text:c="17"/>= "Nova lozinka ne odgovara pravilima (najmanje šest znakova; mala i velika slova; brojevi)."</text:p>
          </table:table-cell>
          <table:table-cell table:number-columns-repeated="1023"/>
        </table:table-row>
        <table:table-row table:style-name="ro1">
          <table:table-cell table:formula="of:=[$'Admin ALL'.A326] &amp; [$'Admin ALL'.G326]" office:value-type="string" office:string-value="pw_error_newpwmismatch               = Potvrda nove lozinke nije točna." calcext:value-type="string">
            <text:p>pw_error_newpwmismatch <text:s text:c="14"/>= Potvrda nove lozinke nije točna.</text:p>
          </table:table-cell>
          <table:table-cell table:number-columns-repeated="1023"/>
        </table:table-row>
        <table:table-row table:style-name="ro1">
          <table:table-cell table:formula="of:=[$'Admin ALL'.A327] &amp; [$'Admin ALL'.G327]" office:value-type="string" office:string-value="pw_error_tooshortname                = Novo korisničko ime mora imati najmanje pet znakova." calcext:value-type="string">
            <text:p>pw_error_tooshortname <text:s text:c="15"/>= Novo korisničko ime mora imati najmanje pet znakova.</text:p>
          </table:table-cell>
          <table:table-cell table:number-columns-repeated="1023"/>
        </table:table-row>
        <table:table-row table:style-name="ro1">
          <table:table-cell table:formula="of:=[$'Admin ALL'.A328] &amp; [$'Admin ALL'.G328]" office:value-type="string" office:string-value="pw_titel_newname                     = Novo korisničko ime" calcext:value-type="string">
            <text:p>pw_titel_newname <text:s text:c="20"/>= Novo korisničko ime</text:p>
          </table:table-cell>
          <table:table-cell table:number-columns-repeated="1023"/>
        </table:table-row>
        <table:table-row table:style-name="ro1">
          <table:table-cell table:formula="of:=[$'Admin ALL'.A329] &amp; [$'Admin ALL'.G329]" office:value-type="string" office:string-value="pw_titel_newpw                       = Nova lozinka" calcext:value-type="string">
            <text:p>pw_titel_newpw <text:s text:c="22"/>= Nova lozinka</text:p>
          </table:table-cell>
          <table:table-cell table:number-columns-repeated="1023"/>
        </table:table-row>
        <table:table-row table:style-name="ro1">
          <table:table-cell table:formula="of:=[$'Admin ALL'.A330] &amp; [$'Admin ALL'.G330]" office:value-type="string" office:string-value="pw_titel_newpwrepeat                 = Nova lozinka (potvrda)" calcext:value-type="string">
            <text:p>pw_titel_newpwrepeat <text:s text:c="16"/>= Nova lozinka (potvrda)</text:p>
          </table:table-cell>
          <table:table-cell table:number-columns-repeated="1023"/>
        </table:table-row>
        <table:table-row table:style-name="ro1">
          <table:table-cell table:formula="of:=[$'Admin ALL'.A331] &amp; [$'Admin ALL'.G331]" office:value-type="string" office:string-value="userpw_titel_newname                 = &lt;b&gt; Korisničko &lt;/b&gt; korisničko ime" calcext:value-type="string">
            <text:p>userpw_titel_newname <text:s text:c="16"/>= &lt;b&gt; Korisničko &lt;/b&gt; korisničko ime</text:p>
          </table:table-cell>
          <table:table-cell table:number-columns-repeated="1023"/>
        </table:table-row>
        <table:table-row table:style-name="ro1">
          <table:table-cell table:formula="of:=[$'Admin ALL'.A332] &amp; [$'Admin ALL'.G332]" office:value-type="string" office:string-value="userpw_titel_newpw                   = Lozinka" calcext:value-type="string">
            <text:p>userpw_titel_newpw <text:s text:c="18"/>= Lozinka</text:p>
          </table:table-cell>
          <table:table-cell table:number-columns-repeated="1023"/>
        </table:table-row>
        <table:table-row table:style-name="ro1">
          <table:table-cell table:formula="of:=[$'Admin ALL'.A333] &amp; [$'Admin ALL'.G333]" office:value-type="string" office:string-value="userpw_titel_newpwrepeat             = Lozinka (potvrda)" calcext:value-type="string">
            <text:p>userpw_titel_newpwrepeat <text:s text:c="12"/>= Lozinka (potvrda)</text:p>
          </table:table-cell>
          <table:table-cell table:number-columns-repeated="1023"/>
        </table:table-row>
        <table:table-row table:style-name="ro1">
          <table:table-cell table:formula="of:=[$'Admin ALL'.A334] &amp; [$'Admin ALL'.G334]" office:value-type="string" office:string-value="warning_false_logins                 = Pogrešni pokušaji prijave od zadnje prijave:" calcext:value-type="string">
            <text:p>warning_false_logins <text:s text:c="16"/>= Pogrešni pokušaji prijave od zadnje prijave:</text:p>
          </table:table-cell>
          <table:table-cell table:number-columns-repeated="1023"/>
        </table:table-row>
        <table:table-row table:style-name="ro1">
          <table:table-cell table:formula="of:=[$'Admin ALL'.A335] &amp; [$'Admin ALL'.G335]" office:value-type="string" office:string-value="loginlocked_mailcontent              = Prijava za moziloAdmin je privremeno zaključana: Pogrešni podaci za prijavu unosili su se prečesto. Pogledajte detalje zadnjeg pokušaja prijave:" calcext:value-type="string">
            <text:p>loginlocked_mailcontent <text:s text:c="13"/>= Prijava za moziloAdmin je privremeno zaključana: Pogrešni podaci za prijavu unosili su se prečesto. Pogledajte detalje zadnjeg pokušaja prijave:</text:p>
          </table:table-cell>
          <table:table-cell table:number-columns-repeated="1023"/>
        </table:table-row>
        <table:table-row table:style-name="ro1">
          <table:table-cell table:formula="of:=[$'Admin ALL'.A336] &amp; [$'Admin ALL'.G336]" office:value-type="string" office:string-value="loginlocked_mailsubject              = moziloAdmin: Prijava zaključana" calcext:value-type="string">
            <text:p>loginlocked_mailsubject <text:s text:c="13"/>= moziloAdmin: Prijava zaključana</text:p>
          </table:table-cell>
          <table:table-cell table:number-columns-repeated="1023"/>
        </table:table-row>
        <table:table-row table:style-name="ro1">
          <table:table-cell table:formula="of:=[$'Admin ALL'.A337] &amp; [$'Admin ALL'.G337]" office:value-type="string" office:string-value="messages_false_logins                = Neuspjeli pokušaji prijave od zadnje prijave:" calcext:value-type="string">
            <text:p>messages_false_logins <text:s text:c="15"/>= Neuspjeli pokušaji prijave od zadnje prijave:</text:p>
          </table:table-cell>
          <table:table-cell table:number-columns-repeated="1023"/>
        </table:table-row>
        <table:table-row table:style-name="ro1">
          <table:table-cell table:formula="of:=[$'Admin ALL'.A338] &amp; [$'Admin ALL'.G338]" office:value-type="string" office:string-value="login_button                         = Prijaviti se" calcext:value-type="string">
            <text:p>login_button <text:s text:c="24"/>= Prijaviti se</text:p>
          </table:table-cell>
          <table:table-cell table:number-columns-repeated="1023"/>
        </table:table-row>
        <table:table-row table:style-name="ro1">
          <table:table-cell table:formula="of:=[$'Admin ALL'.A339] &amp; [$'Admin ALL'.G339]" office:value-type="string" office:string-value="login_ajax_success                   = Prijava uspješna. &lt;b&gt; Pažnja &lt;/ b&gt; zadnja radnja nije izvršena. Molim te pokušaj ponovno. Savjet: Dvaput kliknite potvrdni okvir." calcext:value-type="string">
            <text:p>login_ajax_success <text:s text:c="18"/>= Prijava uspješna. &lt;b&gt; Pažnja &lt;/ b&gt; zadnja radnja nije izvršena. Molim te pokušaj ponovno. Savjet: Dvaput kliknite potvrdni okvir.</text:p>
          </table:table-cell>
          <table:table-cell table:number-columns-repeated="1023"/>
        </table:table-row>
        <table:table-row table:style-name="ro1">
          <table:table-cell table:formula="of:=[$'Admin ALL'.A340] &amp; [$'Admin ALL'.G340]" office:value-type="string" office:string-value="login_titel_dialog                   = Prijaviti se" calcext:value-type="string">
            <text:p>login_titel_dialog <text:s text:c="18"/>= Prijaviti se</text:p>
          </table:table-cell>
          <table:table-cell table:number-columns-repeated="1023"/>
        </table:table-row>
        <table:table-row table:style-name="ro1">
          <table:table-cell table:formula="of:=[$'Admin ALL'.A341] &amp; [$'Admin ALL'.G341]">
            <text:p/>
          </table:table-cell>
          <table:table-cell table:number-columns-repeated="1023"/>
        </table:table-row>
        <table:table-row table:style-name="ro1">
          <table:table-cell table:formula="of:=[$'Admin ALL'.A342] &amp; [$'Admin ALL'.G342]" office:value-type="string" office:string-value="plugins_button                       = Dodaci" calcext:value-type="string">
            <text:p>plugins_button <text:s text:c="22"/>= Dodaci</text:p>
          </table:table-cell>
          <table:table-cell table:number-columns-repeated="1023"/>
        </table:table-row>
        <table:table-row table:style-name="ro1">
          <table:table-cell table:formula="of:=[$'Admin ALL'.A343] &amp; [$'Admin ALL'.G343]" office:value-type="string" office:string-value="plugins_titel                        = Dodaci" calcext:value-type="string">
            <text:p>plugins_titel <text:s text:c="23"/>= Dodaci</text:p>
          </table:table-cell>
          <table:table-cell table:number-columns-repeated="1023"/>
        </table:table-row>
        <table:table-row table:style-name="ro1">
          <table:table-cell table:formula="of:=[$'Admin ALL'.A344] &amp; [$'Admin ALL'.G344]" office:value-type="string" office:string-value="plugins_error                        = Pogreška u dodatku! Molimo kontaktirajte autora dodatka:" calcext:value-type="string">
            <text:p>plugins_error <text:s text:c="23"/>= Pogreška u dodatku! Molimo kontaktirajte autora dodatka:</text:p>
          </table:table-cell>
          <table:table-cell table:number-columns-repeated="1023"/>
        </table:table-row>
        <table:table-row table:style-name="ro1">
          <table:table-cell table:formula="of:=[$'Admin ALL'.A345] &amp; [$'Admin ALL'.G345]" office:value-type="string" office:string-value="plugins_titel_version                = Potrebna verzija moziloCMS" calcext:value-type="string">
            <text:p>plugins_titel_version <text:s text:c="15"/>= Potrebna verzija moziloCMS</text:p>
          </table:table-cell>
          <table:table-cell table:number-columns-repeated="1023"/>
        </table:table-row>
        <table:table-row table:style-name="ro1">
          <table:table-cell table:formula="of:=[$'Admin ALL'.A346] &amp; [$'Admin ALL'.G346]" office:value-type="string" office:string-value="plugins_titel_author                 = Autor" calcext:value-type="string">
            <text:p>plugins_titel_author <text:s text:c="16"/>= Autor</text:p>
          </table:table-cell>
          <table:table-cell table:number-columns-repeated="1023"/>
        </table:table-row>
        <table:table-row table:style-name="ro1">
          <table:table-cell table:formula="of:=[$'Admin ALL'.A347] &amp; [$'Admin ALL'.G347]" office:value-type="string" office:string-value="plugins_titel_web                    = Web stranica" calcext:value-type="string">
            <text:p>plugins_titel_web <text:s text:c="19"/>= Web stranica</text:p>
          </table:table-cell>
          <table:table-cell table:number-columns-repeated="1023"/>
        </table:table-row>
        <table:table-row table:style-name="ro1">
          <table:table-cell table:formula="of:=[$'Admin ALL'.A348] &amp; [$'Admin ALL'.G348]" office:value-type="string" office:string-value="plugins_input_active                 = Aktivirati" calcext:value-type="string">
            <text:p>plugins_input_active <text:s text:c="16"/>= Aktivirati</text:p>
          </table:table-cell>
          <table:table-cell table:number-columns-repeated="1023"/>
        </table:table-row>
        <table:table-row table:style-name="ro1">
          <table:table-cell table:formula="of:=[$'Admin ALL'.A349] &amp; [$'Admin ALL'.G349]" office:value-type="string" office:string-value="plugins_error_regex_error            = Pogreška: regex_error ne postoji" calcext:value-type="string">
            <text:p>plugins_error_regex_error <text:s text:c="11"/>= Pogreška: regex_error ne postoji</text:p>
          </table:table-cell>
          <table:table-cell table:number-columns-repeated="1023"/>
        </table:table-row>
        <table:table-row table:style-name="ro1">
          <table:table-cell table:formula="of:=[$'Admin ALL'.A350] &amp; [$'Admin ALL'.G350]" office:value-type="string" office:string-value="plugins_info                         = Informacija" calcext:value-type="string">
            <text:p>plugins_info <text:s text:c="24"/>= Informacija</text:p>
          </table:table-cell>
          <table:table-cell table:number-columns-repeated="1023"/>
        </table:table-row>
        <table:table-row table:style-name="ro1">
          <table:table-cell table:formula="of:=[$'Admin ALL'.A351] &amp; [$'Admin ALL'.G351]" office:value-type="string" office:string-value="plugins_title_manage                 = Upravljanje dodacima" calcext:value-type="string">
            <text:p>plugins_title_manage <text:s text:c="16"/>= Upravljanje dodacima</text:p>
          </table:table-cell>
          <table:table-cell table:number-columns-repeated="1023"/>
        </table:table-row>
        <table:table-row table:style-name="ro1">
          <table:table-cell table:formula="of:=[$'Admin ALL'.A352] &amp; [$'Admin ALL'.G352]" office:value-type="string" office:string-value="plugins_text_filebutton              = Instalirajte ili prepišite" calcext:value-type="string">
            <text:p>plugins_text_filebutton <text:s text:c="13"/>= Instalirajte ili prepišite</text:p>
          </table:table-cell>
          <table:table-cell table:number-columns-repeated="1023"/>
        </table:table-row>
        <table:table-row table:style-name="ro1">
          <table:table-cell table:formula="of:=[$'Admin ALL'.A353] &amp; [$'Admin ALL'.G353]" office:value-type="string" office:string-value="plugins_text_fileinfo                = &quot;Samo&quot; &quot;plugin.conf.php&quot; &quot;neće se prebrisati.&quot;" calcext:value-type="string">
            <text:p>plugins_text_fileinfo <text:s text:c="15"/>= "Samo" "plugin.conf.php" "neće se prebrisati."</text:p>
          </table:table-cell>
          <table:table-cell table:number-columns-repeated="1023"/>
        </table:table-row>
        <table:table-row table:style-name="ro1">
          <table:table-cell table:formula="of:=[$'Admin ALL'.A354] &amp; [$'Admin ALL'.G354]" office:value-type="string" office:string-value="plugins_button_install               = Instalirati" calcext:value-type="string">
            <text:p>plugins_button_install <text:s text:c="14"/>= Instalirati</text:p>
          </table:table-cell>
          <table:table-cell table:number-columns-repeated="1023"/>
        </table:table-row>
        <table:table-row table:style-name="ro1">
          <table:table-cell table:formula="of:=[$'Admin ALL'.A355] &amp; [$'Admin ALL'.G355]" office:value-type="string" office:string-value="plugins_button_delete                = Izbrišite sve odabrane dodatke" calcext:value-type="string">
            <text:p>plugins_button_delete <text:s text:c="15"/>= Izbrišite sve odabrane dodatke</text:p>
          </table:table-cell>
          <table:table-cell table:number-columns-repeated="1023"/>
        </table:table-row>
        <table:table-row table:style-name="ro1">
          <table:table-cell table:formula="of:=[$'Admin ALL'.A356] &amp; [$'Admin ALL'.G356]" office:value-type="string" office:string-value="plugins_select                       = ili iz mape &quot;dodaci&quot;" calcext:value-type="string">
            <text:p>plugins_select <text:s text:c="22"/>= ili iz mape "dodaci"</text:p>
          </table:table-cell>
          <table:table-cell table:number-columns-repeated="1023"/>
        </table:table-row>
        <table:table-row table:style-name="ro1">
          <table:table-cell table:formula="of:=[$'Admin ALL'.A357] &amp; [$'Admin ALL'.G357]">
            <text:p/>
          </table:table-cell>
          <table:table-cell table:number-columns-repeated="1023"/>
        </table:table-row>
        <table:table-row table:style-name="ro1">
          <table:table-cell table:formula="of:=[$'Admin ALL'.A358] &amp; [$'Admin ALL'.G358]" office:value-type="string" office:string-value="template_button                      = Predlošci" calcext:value-type="string">
            <text:p>template_button <text:s text:c="21"/>= Predlošci</text:p>
          </table:table-cell>
          <table:table-cell table:number-columns-repeated="1023"/>
        </table:table-row>
        <table:table-row table:style-name="ro1">
          <table:table-cell table:formula="of:=[$'Admin ALL'.A359] &amp; [$'Admin ALL'.G359]" office:value-type="string" office:string-value="template_title_grafiken              = Grafike" calcext:value-type="string">
            <text:p>template_title_grafiken <text:s text:c="13"/>= Grafike</text:p>
          </table:table-cell>
          <table:table-cell table:number-columns-repeated="1023"/>
        </table:table-row>
        <table:table-row table:style-name="ro1">
          <table:table-cell table:formula="of:=[$'Admin ALL'.A360] &amp; [$'Admin ALL'.G360]" office:value-type="string" office:string-value="template_title_html_css              = HTML i CSS datoteke" calcext:value-type="string">
            <text:p>template_title_html_css <text:s text:c="13"/>= HTML i CSS datoteke</text:p>
          </table:table-cell>
          <table:table-cell table:number-columns-repeated="1023"/>
        </table:table-row>
        <table:table-row table:style-name="ro1">
          <table:table-cell table:formula="of:=[$'Admin ALL'.A361] &amp; [$'Admin ALL'.G361]" office:value-type="string" office:string-value="template_title_plugins               = Dodaci CSS datoteke" calcext:value-type="string">
            <text:p>template_title_plugins <text:s text:c="14"/>= Dodaci CSS datoteke</text:p>
          </table:table-cell>
          <table:table-cell table:number-columns-repeated="1023"/>
        </table:table-row>
        <table:table-row table:style-name="ro1">
          <table:table-cell table:formula="of:=[$'Admin ALL'.A362] &amp; [$'Admin ALL'.G362]" office:value-type="string" office:string-value="template_title_template              = Uredi predložak → {TemplateName} (Naziv predloška)" calcext:value-type="string">
            <text:p>template_title_template <text:s text:c="13"/>= Uredi predložak → {TemplateName} (Naziv predloška)</text:p>
          </table:table-cell>
          <table:table-cell table:number-columns-repeated="1023"/>
        </table:table-row>
        <table:table-row table:style-name="ro1">
          <table:table-cell table:formula="of:=[$'Admin ALL'.A363] &amp; [$'Admin ALL'.G363]" office:value-type="string" office:string-value="template_title_manage                = Upravljanje predlošcima" calcext:value-type="string">
            <text:p>template_title_manage <text:s text:c="15"/>= Upravljanje predlošcima</text:p>
          </table:table-cell>
          <table:table-cell table:number-columns-repeated="1023"/>
        </table:table-row>
        <table:table-row table:style-name="ro1">
          <table:table-cell table:formula="of:=[$'Admin ALL'.A364] &amp; [$'Admin ALL'.G364]" office:value-type="string" office:string-value="template_title_editor                = Uredite" calcext:value-type="string">
            <text:p>template_title_editor <text:s text:c="15"/>= Uredite</text:p>
          </table:table-cell>
          <table:table-cell table:number-columns-repeated="1023"/>
        </table:table-row>
        <table:table-row table:style-name="ro1">
          <table:table-cell table:formula="of:=[$'Admin ALL'.A365] &amp; [$'Admin ALL'.G365]" office:value-type="string" office:string-value="template_text_filebutton             = Instalirajte ili prepišite" calcext:value-type="string">
            <text:p>template_text_filebutton <text:s text:c="12"/>= Instalirajte ili prepišite</text:p>
          </table:table-cell>
          <table:table-cell table:number-columns-repeated="1023"/>
        </table:table-row>
        <table:table-row table:style-name="ro1">
          <table:table-cell table:formula="of:=[$'Admin ALL'.A366] &amp; [$'Admin ALL'.G366]" office:value-type="string" office:string-value="template_text_fileinfo               = Sve će datoteke biti prebrisane" calcext:value-type="string">
            <text:p>template_text_fileinfo <text:s text:c="14"/>= Sve će datoteke biti prebrisane</text:p>
          </table:table-cell>
          <table:table-cell table:number-columns-repeated="1023"/>
        </table:table-row>
        <table:table-row table:style-name="ro1">
          <table:table-cell table:formula="of:=[$'Admin ALL'.A367] &amp; [$'Admin ALL'.G367]" office:value-type="string" office:string-value="template_button_install              = Instalirati" calcext:value-type="string">
            <text:p>template_button_install <text:s text:c="13"/>= Instalirati</text:p>
          </table:table-cell>
          <table:table-cell table:number-columns-repeated="1023"/>
        </table:table-row>
        <table:table-row table:style-name="ro1">
          <table:table-cell table:formula="of:=[$'Admin ALL'.A368] &amp; [$'Admin ALL'.G368]" office:value-type="string" office:string-value="template_button_delete               = Izbriši sve odabrane predloške" calcext:value-type="string">
            <text:p>template_button_delete <text:s text:c="14"/>= Izbriši sve odabrane predloške</text:p>
          </table:table-cell>
          <table:table-cell table:number-columns-repeated="1023"/>
        </table:table-row>
        <table:table-row table:style-name="ro1">
          <table:table-cell table:formula="of:=[$'Admin ALL'.A369] &amp; [$'Admin ALL'.G369]" office:value-type="string" office:string-value="template_input_set_active            = Aktivirati" calcext:value-type="string">
            <text:p>template_input_set_active <text:s text:c="11"/>= Aktivirati</text:p>
          </table:table-cell>
          <table:table-cell table:number-columns-repeated="1023"/>
        </table:table-row>
        <table:table-row table:style-name="ro1">
          <table:table-cell table:formula="of:=[$'Admin ALL'.A370] &amp; [$'Admin ALL'.G370]" office:value-type="string" office:string-value="template_select                      = ili iz mape &quot;predložak&quot;" calcext:value-type="string">
            <text:p>template_select <text:s text:c="21"/>= ili iz mape "predložak"</text:p>
          </table:table-cell>
          <table:table-cell table:number-columns-repeated="1023"/>
        </table:table-row>
        <table:table-row table:style-name="ro1">
          <table:table-cell table:formula="of:=[$'Admin ALL'.A371] &amp; [$'Admin ALL'.G371]">
            <text:p/>
          </table:table-cell>
          <table:table-cell table:number-columns-repeated="1023"/>
        </table:table-row>
        <table:table-row table:style-name="ro1">
          <table:table-cell table:formula="of:=[$'Admin ALL'.A372] &amp; [$'Admin ALL'.G372]">
            <text:p/>
          </table:table-cell>
          <table:table-cell table:number-columns-repeated="1023"/>
        </table:table-row>
        <table:table-row table:style-name="ro1">
          <table:table-cell table:formula="of:=[$'Admin ALL'.A373] &amp; [$'Admin ALL'.G373]" office:value-type="string" office:string-value="install_tab_help                     = pomoć" calcext:value-type="string">
            <text:p>install_tab_help <text:s text:c="20"/>= pomoć</text:p>
          </table:table-cell>
          <table:table-cell table:number-columns-repeated="1023"/>
        </table:table-row>
        <table:table-row table:style-name="ro1">
          <table:table-cell table:formula="of:=[$'Admin ALL'.A374] &amp; [$'Admin ALL'.G374]" office:value-type="string" office:string-value="install_tab_language                 = Jezik" calcext:value-type="string">
            <text:p>install_tab_language <text:s text:c="16"/>= Jezik</text:p>
          </table:table-cell>
          <table:table-cell table:number-columns-repeated="1023"/>
        </table:table-row>
        <table:table-row table:style-name="ro1">
          <table:table-cell table:formula="of:=[$'Admin ALL'.A375] &amp; [$'Admin ALL'.G375]" office:value-type="string" office:string-value="install_tab_chmod_test               = Dopuštenja" calcext:value-type="string">
            <text:p>install_tab_chmod_test <text:s text:c="14"/>= Dopuštenja</text:p>
          </table:table-cell>
          <table:table-cell table:number-columns-repeated="1023"/>
        </table:table-row>
        <table:table-row table:style-name="ro1">
          <table:table-cell table:formula="of:=[$'Admin ALL'.A376] &amp; [$'Admin ALL'.G376]" office:value-type="string" office:string-value="install_tab_environment              = Poslužiteljsko okruženje" calcext:value-type="string">
            <text:p>install_tab_environment <text:s text:c="13"/>= Poslužiteljsko okruženje</text:p>
          </table:table-cell>
          <table:table-cell table:number-columns-repeated="1023"/>
        </table:table-row>
        <table:table-row table:style-name="ro1">
          <table:table-cell table:formula="of:=[$'Admin ALL'.A377] &amp; [$'Admin ALL'.G377]" office:value-type="string" office:string-value="install_tab_rewrite                  = Prepišite URL-ove" calcext:value-type="string">
            <text:p>install_tab_rewrite <text:s text:c="17"/>= Prepišite URL-ove</text:p>
          </table:table-cell>
          <table:table-cell table:number-columns-repeated="1023"/>
        </table:table-row>
        <table:table-row table:style-name="ro1">
          <table:table-cell table:formula="of:=[$'Admin ALL'.A378] &amp; [$'Admin ALL'.G378]" office:value-type="string" office:string-value="install_tab_password                 = Lozinka" calcext:value-type="string">
            <text:p>install_tab_password <text:s text:c="16"/>= Lozinka</text:p>
          </table:table-cell>
          <table:table-cell table:number-columns-repeated="1023"/>
        </table:table-row>
        <table:table-row table:style-name="ro1">
          <table:table-cell table:formula="of:=[$'Admin ALL'.A379] &amp; [$'Admin ALL'.G379]" office:value-type="string" office:string-value="install_tab_update                   = Ažuriraj" calcext:value-type="string">
            <text:p>install_tab_update <text:s text:c="18"/>= Ažuriraj</text:p>
          </table:table-cell>
          <table:table-cell table:number-columns-repeated="1023"/>
        </table:table-row>
        <table:table-row table:style-name="ro1">
          <table:table-cell table:formula="of:=[$'Admin ALL'.A380] &amp; [$'Admin ALL'.G380]" office:value-type="string" office:string-value="install_tab_finish                   = Završi" calcext:value-type="string">
            <text:p>install_tab_finish <text:s text:c="18"/>= Završi</text:p>
          </table:table-cell>
          <table:table-cell table:number-columns-repeated="1023"/>
        </table:table-row>
        <table:table-row table:style-name="ro1">
          <table:table-cell table:formula="of:=[$'Admin ALL'.A381] &amp; [$'Admin ALL'.G381]" office:value-type="string" office:string-value="install_toggle_open                  = ... Čitaj više" calcext:value-type="string">
            <text:p>install_toggle_open <text:s text:c="17"/>= ... Čitaj više</text:p>
          </table:table-cell>
          <table:table-cell table:number-columns-repeated="1023"/>
        </table:table-row>
        <table:table-row table:style-name="ro1">
          <table:table-cell table:formula="of:=[$'Admin ALL'.A382] &amp; [$'Admin ALL'.G382]" office:value-type="string" office:string-value="install_toggle_close                 = Manje ..." calcext:value-type="string">
            <text:p>install_toggle_close <text:s text:c="16"/>= Manje ...</text:p>
          </table:table-cell>
          <table:table-cell table:number-columns-repeated="1023"/>
        </table:table-row>
        <table:table-row table:style-name="ro1">
          <table:table-cell table:formula="of:=[$'Admin ALL'.A383] &amp; [$'Admin ALL'.G383]">
            <text:p/>
          </table:table-cell>
          <table:table-cell table:number-columns-repeated="1023"/>
        </table:table-row>
        <table:table-row table:style-name="ro1">
          <table:table-cell table:formula="of:=[$'Admin ALL'.A384] &amp; [$'Admin ALL'.G384]">
            <text:p/>
          </table:table-cell>
          <table:table-cell table:number-columns-repeated="1023"/>
        </table:table-row>
        <table:table-row table:style-name="ro1">
          <table:table-cell table:formula="of:=[$'Admin ALL'.A385] &amp; [$'Admin ALL'.G385]" office:value-type="string" office:string-value="install_help                         = &quot;&lt;b&gt; Dobro došli u instalacijski program moziloCMS &lt;/b&gt; &lt;br /&gt; &lt;br /&gt; Sljedeći koraci testirat će vaš web poslužitelj na potrebne uvjete za instalaciju moziloCMS-a. &lt;br /&gt; Osim toga, postavit će se osnovne postavke. Sve mogu se u bilo kojem trenutku promijeniti u području administracije. &lt;br /&gt; &lt;br/&gt; &lt;b&gt; Pažnja! &lt;/b&gt; Sljedeće datoteke nakon instalacije moraju se izbrisati iz sigurnosnih razloga: &quot;&quot; install.php &quot;&quot; ako je dostupno &quot;&quot; update.php &quot;&quot; i mapa &quot;&quot; update &quot;&quot;." calcext:value-type="string">
            <text:p>install_help <text:s text:c="24"/>= "&lt;b&gt; Dobro došli u instalacijski program moziloCMS &lt;/b&gt; &lt;br /&gt; &lt;br /&gt; Sljedeći koraci testirat će vaš web poslužitelj na potrebne uvjete za instalaciju moziloCMS-a. &lt;br /&gt; Osim toga, postavit će se osnovne postavke. Sve mogu se u bilo kojem trenutku promijeniti u području administracije. &lt;br /&gt; &lt;br/&gt; &lt;b&gt; Pažnja! &lt;/b&gt; Sljedeće datoteke nakon instalacije moraju se izbrisati iz sigurnosnih razloga: "" install.php "" ako je dostupno "" update.php "" i mapa "" update "".</text:p>
          </table:table-cell>
          <table:table-cell table:number-columns-repeated="1023"/>
        </table:table-row>
        <table:table-row table:style-name="ro1">
          <table:table-cell table:formula="of:=[$'Admin ALL'.A386] &amp; [$'Admin ALL'.G386]">
            <text:p/>
          </table:table-cell>
          <table:table-cell table:number-columns-repeated="1023"/>
        </table:table-row>
        <table:table-row table:style-name="ro1">
          <table:table-cell table:formula="of:=[$'Admin ALL'.A387] &amp; [$'Admin ALL'.G387]" office:value-type="string" office:string-value="install_help_update_title            = &lt;b&gt; Dobro došli u dijaloški okvir za instalaciju moziloCMS-a &lt;/ b&gt; &lt;br /&gt; &lt;br /&gt; Sljedeći koraci su testiranje ispunjava li web-poslužitelj ili web hosting paket zahtjeve za moziloCMS. &lt;br /&gt; Također su napravljene osnovne postavke. Sve ove postavke mogu se promijeniti u bilo kojem trenutku kasnije u odjeljku admin. &lt;br /&gt; &lt;br /&gt; Za probleme s &quot;dozvolama za datoteke&quot; ili &quot;lijepim URL-ovima&quot; u ovom je &lt;a href http://www.mozilo.de/forum/index .php / topic, 18.0.html target_blank&gt; objavite na forumu &lt;/a&gt; Vjerojatno pomoć koja vam treba. U suprotnom jednostavno pitajte &lt;br /&gt; &lt;br /&gt; &lt;b&gt; Instalacijski program je također potreban ako: &lt;/ b&gt; &lt;ul&gt; &lt;li&gt; je lozinka zaboravljena &lt;/ li&gt; &lt;li&gt; ili je moziloCMS s računala na web-poslužitelj Kopiran je &lt;/ li&gt; &lt;li&gt; ili ga treba ažurirati sa stare verzije moziloCMS-a. &lt;/ Li&gt; &lt;/ ul&gt; &lt;br /&gt; &lt;b&gt; Pozor! &lt;/ B&gt; &lt;br /&gt; Mape &quot;&lt;b&gt; install.php &lt;/ b&gt;&quot; i &quot;&lt;b&gt; update.php &lt;/ b&gt;&quot; te mapa &quot;&lt;b&gt; update &lt;/ b&gt;&quot; moraju biti izbrisani nakon instalacijskog postupka jer su veliki. Svakako provjerite je li to slučaj." calcext:value-type="string">
            <text:p>install_help_update_title <text:s text:c="11"/>= &lt;b&gt; Dobro došli u dijaloški okvir za instalaciju moziloCMS-a &lt;/ b&gt; &lt;br /&gt; &lt;br /&gt; Sljedeći koraci su testiranje ispunjava li web-poslužitelj ili web hosting paket zahtjeve za moziloCMS. &lt;br /&gt; Također su napravljene osnovne postavke. Sve ove postavke mogu se promijeniti u bilo kojem trenutku kasnije u odjeljku admin. &lt;br /&gt; &lt;br /&gt; Za probleme s "dozvolama za datoteke" ili "lijepim URL-ovima" u ovom je &lt;a href http://www.mozilo.de/forum/index .php / topic, 18.0.html target_blank&gt; objavite na forumu &lt;/a&gt; Vjerojatno pomoć koja vam treba. U suprotnom jednostavno pitajte &lt;br /&gt; &lt;br /&gt; &lt;b&gt; Instalacijski program je također potreban ako: &lt;/ b&gt; &lt;ul&gt; &lt;li&gt; je lozinka zaboravljena &lt;/ li&gt; &lt;li&gt; ili je moziloCMS s računala na web-poslužitelj Kopiran je &lt;/ li&gt; &lt;li&gt; ili ga treba ažurirati sa stare verzije moziloCMS-a. &lt;/ Li&gt; &lt;/ ul&gt; &lt;br /&gt; &lt;b&gt; Pozor! &lt;/ B&gt; &lt;br /&gt; Mape "&lt;b&gt; install.php &lt;/ b&gt;" i "&lt;b&gt; update.php &lt;/ b&gt;" te mapa "&lt;b&gt; update &lt;/ b&gt;" moraju biti izbrisani nakon instalacijskog postupka jer su veliki. Svakako provjerite je li to slučaj.</text:p>
          </table:table-cell>
          <table:table-cell table:number-columns-repeated="1023"/>
        </table:table-row>
        <table:table-row table:style-name="ro1">
          <table:table-cell table:formula="of:=[$'Admin ALL'.A388] &amp; [$'Admin ALL'.G388]" office:value-type="string" office:string-value="install_help_update_text             = Sve ovdje spomenute točke mogu se provoditi jedna za drugom ili kasnije. &lt;Ul&gt; &lt;li&gt; Kopirajte sve kategorije s njihovim sadržajem u mapu 2.0 kategorije &lt;b&gt; kategorije &lt;/ b&gt;. &lt;/ Li&gt; &lt;li&gt; Kopiraj galerije u mapu 2.0 &lt;b&gt; galerije &lt;/ b&gt; &lt;/ li&gt; &lt;li&gt; kopirajte izglede u mapu 2.0 &lt;b&gt; rasporedi &lt;/ b&gt;. &lt;/ Li&gt; &lt;li&gt; sada u korijenskom direktoriju (na primjer: moziloCMS /) stvorite mapu &lt;b&gt; update &lt;/ b&gt; &lt;/ li&gt; &lt;li&gt; u ovoj mapi &lt;b&gt; update &lt;/ b&gt;, sve &lt;b&gt; .conf &lt;/ b&gt; datoteke isključene iz &lt;b&gt; ... / admin / conf &lt;/ b&gt; i &lt;b&gt; ... / cms / conf &lt;/ b&gt; i ako su dostupne &lt;b&gt; ... / form / formular.conf &lt;/ b&gt; copy &lt;/ li&gt; &lt;/ ul&gt; moziloCMS 1.12 Datoteke za konfiguraciju dodatka (&lt;b&gt; plugin.conf &lt;/ b&gt;) na moziloCMS 2.0 update &lt;br /&gt; &lt;br /&gt; Preduvjet: &lt; ol&gt; &lt;li&gt; Dodatak je također dostupan za moziloCMS 2.0 &lt;/ li&gt; &lt;li&gt; Postavke su toliko složene da se previše prilagođava ručno &lt;/ li&gt; &lt;li&gt; Postoje iste postavke kao u starom &lt;/ li &gt; &lt;/ ol&gt; upute: &lt;ol&gt; &lt;li&gt; Ako postoji, &lt;b&gt; dodatak.conf.php &lt;/ b&gt; Izbriši. &lt;/ li&gt; &lt;li&gt; Iz starog dodatka zalijepite &lt;b&gt; plugin.conf &lt;/ b&gt; u novu kopiju. &lt;/ li&gt; &lt;/ ol&gt;" calcext:value-type="string">
            <text:p>install_help_update_text <text:s text:c="12"/>= Sve ovdje spomenute točke mogu se provoditi jedna za drugom ili kasnije. &lt;Ul&gt; &lt;li&gt; Kopirajte sve kategorije s njihovim sadržajem u mapu 2.0 kategorije &lt;b&gt; kategorije &lt;/ b&gt;. &lt;/ Li&gt; &lt;li&gt; Kopiraj galerije u mapu 2.0 &lt;b&gt; galerije &lt;/ b&gt; &lt;/ li&gt; &lt;li&gt; kopirajte izglede u mapu 2.0 &lt;b&gt; rasporedi &lt;/ b&gt;. &lt;/ Li&gt; &lt;li&gt; sada u korijenskom direktoriju (na primjer: moziloCMS /) stvorite mapu &lt;b&gt; update &lt;/ b&gt; &lt;/ li&gt; &lt;li&gt; u ovoj mapi &lt;b&gt; update &lt;/ b&gt;, sve &lt;b&gt; .conf &lt;/ b&gt; datoteke isključene iz &lt;b&gt; ... / admin / conf &lt;/ b&gt; i &lt;b&gt; ... / cms / conf &lt;/ b&gt; i ako su dostupne &lt;b&gt; ... / form / formular.conf &lt;/ b&gt; copy &lt;/ li&gt; &lt;/ ul&gt; moziloCMS 1.12 Datoteke za konfiguraciju dodatka (&lt;b&gt; plugin.conf &lt;/ b&gt;) na moziloCMS 2.0 update &lt;br /&gt; &lt;br /&gt; Preduvjet: &lt; ol&gt; &lt;li&gt; Dodatak je također dostupan za moziloCMS 2.0 &lt;/ li&gt; &lt;li&gt; Postavke su toliko složene da se previše prilagođava ručno &lt;/ li&gt; &lt;li&gt; Postoje iste postavke kao u starom &lt;/ li &gt; &lt;/ ol&gt; upute: &lt;ol&gt; &lt;li&gt; Ako postoji, &lt;b&gt; dodatak.conf.php &lt;/ b&gt; Izbriši. &lt;/ li&gt; &lt;li&gt; Iz starog dodatka zalijepite &lt;b&gt; plugin.conf &lt;/ b&gt; u novu kopiju. &lt;/ li&gt; &lt;/ ol&gt;</text:p>
          </table:table-cell>
          <table:table-cell table:number-columns-repeated="1023"/>
        </table:table-row>
        <table:table-row table:style-name="ro1">
          <table:table-cell table:formula="of:=[$'Admin ALL'.A389] &amp; [$'Admin ALL'.G389]">
            <text:p/>
          </table:table-cell>
          <table:table-cell table:number-columns-repeated="1023"/>
        </table:table-row>
        <table:table-row table:style-name="ro1">
          <table:table-cell table:formula="of:=[$'Admin ALL'.A390] &amp; [$'Admin ALL'.G390]">
            <text:p/>
          </table:table-cell>
          <table:table-cell table:number-columns-repeated="1023"/>
        </table:table-row>
        <table:table-row table:style-name="ro1">
          <table:table-cell table:formula="of:=[$'Admin ALL'.A391] &amp; [$'Admin ALL'.G391]" office:value-type="string" office:string-value="install_help_password                = Zaboravio sam samo lozinku i želio bih stvoriti novu" calcext:value-type="string">
            <text:p>install_help_password <text:s text:c="15"/>= Zaboravio sam samo lozinku i želio bih stvoriti novu</text:p>
          </table:table-cell>
          <table:table-cell table:number-columns-repeated="1023"/>
        </table:table-row>
        <table:table-row table:style-name="ro1">
          <table:table-cell table:formula="of:=[$'Admin ALL'.A392] &amp; [$'Admin ALL'.G392]" office:value-type="string" office:string-value="install_help_password_button         = samo promijenite lozinku" calcext:value-type="string">
            <text:p>install_help_password_button <text:s text:c="8"/>= samo promijenite lozinku</text:p>
          </table:table-cell>
          <table:table-cell table:number-columns-repeated="1023"/>
        </table:table-row>
        <table:table-row table:style-name="ro1">
          <table:table-cell table:formula="of:=[$'Admin ALL'.A393] &amp; [$'Admin ALL'.G393]" office:value-type="string" office:string-value="install_help_update                  = Već imam instaliran moziloCMS, ali još uvijek imam podatke iz stare verzije koje želim pretvoriti." calcext:value-type="string">
            <text:p>install_help_update <text:s text:c="17"/>= Već imam instaliran moziloCMS, ali još uvijek imam podatke iz stare verzije koje želim pretvoriti.</text:p>
          </table:table-cell>
          <table:table-cell table:number-columns-repeated="1023"/>
        </table:table-row>
        <table:table-row table:style-name="ro1">
          <table:table-cell table:formula="of:=[$'Admin ALL'.A394] &amp; [$'Admin ALL'.G394]" office:value-type="string" office:string-value="install_help_update_button           = ažurirajte samo staru verziju moziloCMS-a" calcext:value-type="string">
            <text:p>install_help_update_button <text:s text:c="10"/>= ažurirajte samo staru verziju moziloCMS-a</text:p>
          </table:table-cell>
          <table:table-cell table:number-columns-repeated="1023"/>
        </table:table-row>
        <table:table-row table:style-name="ro1">
          <table:table-cell table:formula="of:=[$'Admin ALL'.A395] &amp; [$'Admin ALL'.G395]" office:value-type="string" office:string-value="install_help_no_button               = Ova je opcija dostupna samo za već instaliranu verziju!" calcext:value-type="string">
            <text:p>install_help_no_button <text:s text:c="14"/>= Ova je opcija dostupna samo za već instaliranu verziju!</text:p>
          </table:table-cell>
          <table:table-cell table:number-columns-repeated="1023"/>
        </table:table-row>
        <table:table-row table:style-name="ro1">
          <table:table-cell table:formula="of:=[$'Admin ALL'.A396] &amp; [$'Admin ALL'.G396]" office:value-type="string" office:string-value="install_help_php_error               = &lt;b&gt; PAŽNJA &lt;/ b&gt; PHP verzija je &quot;&lt;b&gt; {PARAM1} &lt;/ b&gt;&quot;, ali mora biti najmanje &quot;&lt;b&gt; {PARAM2} &lt;/ b&gt;&quot;. &lt;br /&gt; Ovo može promijeniti samo davatelj usluge." calcext:value-type="string">
            <text:p>install_help_php_error <text:s text:c="14"/>= &lt;b&gt; PAŽNJA &lt;/ b&gt; PHP verzija je "&lt;b&gt; {PARAM1} &lt;/ b&gt;", ali mora biti najmanje "&lt;b&gt; {PARAM2} &lt;/ b&gt;". &lt;br /&gt; Ovo može promijeniti samo davatelj usluge.</text:p>
          </table:table-cell>
          <table:table-cell table:number-columns-repeated="1023"/>
        </table:table-row>
        <table:table-row table:style-name="ro1">
          <table:table-cell table:formula="of:=[$'Admin ALL'.A397] &amp; [$'Admin ALL'.G397]">
            <text:p/>
          </table:table-cell>
          <table:table-cell table:number-columns-repeated="1023"/>
        </table:table-row>
        <table:table-row table:style-name="ro1">
          <table:table-cell table:formula="of:=[$'Admin ALL'.A398] &amp; [$'Admin ALL'.G398]" office:value-type="string" office:string-value="install_lang_select                  = Odaberite svoj jezik:" calcext:value-type="string">
            <text:p>install_lang_select <text:s text:c="17"/>= Odaberite svoj jezik:</text:p>
          </table:table-cell>
          <table:table-cell table:number-columns-repeated="1023"/>
        </table:table-row>
        <table:table-row table:style-name="ro1">
          <table:table-cell table:formula="of:=[$'Admin ALL'.A399] &amp; [$'Admin ALL'.G399]" office:value-type="string" office:string-value="install_lang_help                    = &quot;&lt;b&gt; Jezik &lt;/b&gt; &lt;br /&gt; Jezik će biti postavljen za vašu web stranicu i administracijsko područje. &lt;br /&gt; Tamo ga možete promijeniti u bilo kojem trenutku nakon instalacije. Promijenite jezik web mjesta u postavkama&quot; &quot; &quot;&quot; i Administratorsko područje u &quot;&quot; Administrator &quot;&quot;. &quot;" calcext:value-type="string">
            <text:p>install_lang_help <text:s text:c="19"/>= "&lt;b&gt; Jezik &lt;/b&gt; &lt;br /&gt; Jezik će biti postavljen za vašu web stranicu i administracijsko područje. &lt;br /&gt; Tamo ga možete promijeniti u bilo kojem trenutku nakon instalacije. Promijenite jezik web mjesta u postavkama" " "" i Administratorsko područje u "" Administrator "". "</text:p>
          </table:table-cell>
          <table:table-cell table:number-columns-repeated="1023"/>
        </table:table-row>
        <table:table-row table:style-name="ro1">
          <table:table-cell table:formula="of:=[$'Admin ALL'.A400] &amp; [$'Admin ALL'.G400]" office:value-type="string" office:string-value="install_next                         = Sljedeći" calcext:value-type="string">
            <text:p>install_next <text:s text:c="24"/>= Sljedeći</text:p>
          </table:table-cell>
          <table:table-cell table:number-columns-repeated="1023"/>
        </table:table-row>
        <table:table-row table:style-name="ro1">
          <table:table-cell table:formula="of:=[$'Admin ALL'.A401] &amp; [$'Admin ALL'.G401]">
            <text:p/>
          </table:table-cell>
          <table:table-cell table:number-columns-repeated="1023"/>
        </table:table-row>
        <table:table-row table:style-name="ro1">
          <table:table-cell table:formula="of:=[$'Admin ALL'.A402] &amp; [$'Admin ALL'.G402]" office:value-type="string" office:string-value="install_chmod_help                   = &quot;&lt;b&gt; Atributi za datoteke i prava pristupa &lt;/b&gt; &lt;br /&gt; Instalacijski program će pokušati otkriti i postaviti atribute datoteka potrebnih za promjenu datoteka moziloCMS-om i FTP-om. &lt;br /&gt; Atributi datoteke možda neće biti otkriveni točno. Ako je to slučaj, trebate ih postaviti u odjeljku &quot;&quot; Administrator &quot;&quot; područja administratora. &lt;br /&gt; Ako moziloCMS ne može stvoriti datoteke, morate postaviti atribute datoteke putem FTP-a da nastave ovdje.&quot;" calcext:value-type="string">
            <text:p>install_chmod_help <text:s text:c="18"/>= "&lt;b&gt; Atributi za datoteke i prava pristupa &lt;/b&gt; &lt;br /&gt; Instalacijski program će pokušati otkriti i postaviti atribute datoteka potrebnih za promjenu datoteka moziloCMS-om i FTP-om. &lt;br /&gt; Atributi datoteke možda neće biti otkriveni točno. Ako je to slučaj, trebate ih postaviti u odjeljku "" Administrator "" područja administratora. &lt;br /&gt; Ako moziloCMS ne može stvoriti datoteke, morate postaviti atribute datoteke putem FTP-a da nastave ovdje."</text:p>
          </table:table-cell>
          <table:table-cell table:number-columns-repeated="1023"/>
        </table:table-row>
        <table:table-row table:style-name="ro1">
          <table:table-cell table:formula="of:=[$'Admin ALL'.A403] &amp; [$'Admin ALL'.G403]" office:value-type="string" office:string-value="install_chmod_no_chmod               = Nije potreban chmod." calcext:value-type="string">
            <text:p>install_chmod_no_chmod <text:s text:c="14"/>= Nije potreban chmod.</text:p>
          </table:table-cell>
          <table:table-cell table:number-columns-repeated="1023"/>
        </table:table-row>
        <table:table-row table:style-name="ro1">
          <table:table-cell table:formula="of:=[$'Admin ALL'.A404] &amp; [$'Admin ALL'.G404]">
            <text:p/>
          </table:table-cell>
          <table:table-cell table:number-columns-repeated="1023"/>
        </table:table-row>
        <table:table-row table:style-name="ro1">
          <table:table-cell table:formula="of:=[$'Admin ALL'.A405] &amp; [$'Admin ALL'.G405]" office:value-type="string" office:string-value="install_chmod_testfile_rw            = &quot;Možete li izbrisati&quot; &quot;&lt;b&gt; {PARAM1} &lt;/b&gt; putem FTP-a? &lt;/b&gt; Trenutni {PARAM2}&quot;" calcext:value-type="string">
            <text:p>install_chmod_testfile_rw <text:s text:c="11"/>= "Možete li izbrisati" "&lt;b&gt; {PARAM1} &lt;/b&gt; putem FTP-a? &lt;/b&gt; Trenutni {PARAM2}"</text:p>
          </table:table-cell>
          <table:table-cell table:number-columns-repeated="1023"/>
        </table:table-row>
        <table:table-row table:style-name="ro1">
          <table:table-cell table:formula="of:=[$'Admin ALL'.A406] &amp; [$'Admin ALL'.G406]" office:value-type="string" office:string-value="install_chmod_testfile_next_button   = Povećaj atribute datoteke" calcext:value-type="string">
            <text:p>install_chmod_testfile_next_button <text:s text:c="2"/>= Povećaj atribute datoteke</text:p>
          </table:table-cell>
          <table:table-cell table:number-columns-repeated="1023"/>
        </table:table-row>
        <table:table-row table:style-name="ro1">
          <table:table-cell table:formula="of:=[$'Admin ALL'.A407] &amp; [$'Admin ALL'.G407]">
            <text:p/>
          </table:table-cell>
          <table:table-cell table:number-columns-repeated="1023"/>
        </table:table-row>
        <table:table-row table:style-name="ro1">
          <table:table-cell table:formula="of:=[$'Admin ALL'.A408] &amp; [$'Admin ALL'.G408]" office:value-type="string" office:string-value="install_chmod_use                    = &quot;Korišteni su sljedeći atributi datoteke:&quot; &quot;&lt;b&gt; {PARAM1} &lt;/b&gt;&quot; &quot;&quot;" calcext:value-type="string">
            <text:p>install_chmod_use <text:s text:c="19"/>= "Korišteni su sljedeći atributi datoteke:" "&lt;b&gt; {PARAM1} &lt;/b&gt;" ""</text:p>
          </table:table-cell>
          <table:table-cell table:number-columns-repeated="1023"/>
        </table:table-row>
        <table:table-row table:style-name="ro1">
          <table:table-cell table:formula="of:=[$'Admin ALL'.A409] &amp; [$'Admin ALL'.G409]">
            <text:p/>
          </table:table-cell>
          <table:table-cell table:number-columns-repeated="1023"/>
        </table:table-row>
        <table:table-row table:style-name="ro1">
          <table:table-cell table:formula="of:=[$'Admin ALL'.A410] &amp; [$'Admin ALL'.G410]" office:value-type="string" office:string-value="install_chmod_change_ftp             = &quot;Ako je moziloCMS stavljen u zasebnu mapu, kao što je preporučeno, moći ćete mu postaviti rekurzivne atribute datoteke. Ako ne, morate ih postaviti za svaku mapu koja je uključena u moziloCMS. &lt;br /&gt; Preporučuje se da svaku mapu promijenite zasebno do Poruka nestaje. &lt;br /&gt; Vaš FTP-klijent može koristiti funkciju &quot;&quot; primjenjuje se samo na datoteke &quot;&quot; i &quot;&quot; primjenjuje se samo na mape &quot;&quot;. To se preporučuje. &lt;br /&gt; Mape trebaju x-bit, datoteke doseljene ne bi trebali. &lt;br /&gt; Pažnja: ovdje prikazana vrijednost mora se koristiti svaki put kada prenesete datoteke putem FTP-a. &quot;" calcext:value-type="string">
            <text:p>install_chmod_change_ftp <text:s text:c="12"/>= "Ako je moziloCMS stavljen u zasebnu mapu, kao što je preporučeno, moći ćete mu postaviti rekurzivne atribute datoteke. Ako ne, morate ih postaviti za svaku mapu koja je uključena u moziloCMS. &lt;br /&gt; Preporučuje se da svaku mapu promijenite zasebno do Poruka nestaje. &lt;br /&gt; Vaš FTP-klijent može koristiti funkciju "" primjenjuje se samo na datoteke "" i "" primjenjuje se samo na mape "". To se preporučuje. &lt;br /&gt; Mape trebaju x-bit, datoteke doseljene ne bi trebali. &lt;br /&gt; Pažnja: ovdje prikazana vrijednost mora se koristiti svaki put kada prenesete datoteke putem FTP-a. "</text:p>
          </table:table-cell>
          <table:table-cell table:number-columns-repeated="1023"/>
        </table:table-row>
        <table:table-row table:style-name="ro1">
          <table:table-cell table:formula="of:=[$'Admin ALL'.A411] &amp; [$'Admin ALL'.G411]" office:value-type="string" office:string-value="install_chmod_change_ftp_button      = Gotovo." calcext:value-type="string">
            <text:p>install_chmod_change_ftp_button <text:s text:c="5"/>= Gotovo.</text:p>
          </table:table-cell>
          <table:table-cell table:number-columns-repeated="1023"/>
        </table:table-row>
        <table:table-row table:style-name="ro1">
          <table:table-cell table:formula="of:=[$'Admin ALL'.A412] &amp; [$'Admin ALL'.G412]">
            <text:p/>
          </table:table-cell>
          <table:table-cell table:number-columns-repeated="1023"/>
        </table:table-row>
        <table:table-row table:style-name="ro1">
          <table:table-cell table:formula="of:=[$'Admin ALL'.A413] &amp; [$'Admin ALL'.G413]" office:value-type="string" office:string-value="install_environment_help             = &lt;b&gt; Poslužiteljsko okruženje &lt;/b&gt; &lt;br /&gt; Vaš web poslužitelj provjeren je u pogledu potrebnih uvjeta moziloCMS-a. &lt;br /&gt; &lt;br /&gt; Funkcije koje nisu istaknute nisu obavezne, što znači da će moziloCMS raditi, ali možda ćete morati abdicirati odgovarajuću funkciju." calcext:value-type="string">
            <text:p>install_environment_help <text:s text:c="12"/>= &lt;b&gt; Poslužiteljsko okruženje &lt;/b&gt; &lt;br /&gt; Vaš web poslužitelj provjeren je u pogledu potrebnih uvjeta moziloCMS-a. &lt;br /&gt; &lt;br /&gt; Funkcije koje nisu istaknute nisu obavezne, što znači da će moziloCMS raditi, ali možda ćete morati abdicirati odgovarajuću funkciju.</text:p>
          </table:table-cell>
          <table:table-cell table:number-columns-repeated="1023"/>
        </table:table-row>
        <table:table-row table:style-name="ro1">
          <table:table-cell table:formula="of:=[$'Admin ALL'.A414] &amp; [$'Admin ALL'.G414]" office:value-type="string" office:string-value="install_environment_session          = &quot;&quot; &quot;Sesija&quot; &quot;dostupna?&quot;" calcext:value-type="string">
            <text:p>install_environment_session <text:s text:c="9"/>= "" "Sesija" "dostupna?"</text:p>
          </table:table-cell>
          <table:table-cell table:number-columns-repeated="1023"/>
        </table:table-row>
        <table:table-row table:style-name="ro1">
          <table:table-cell table:formula="of:=[$'Admin ALL'.A415] &amp; [$'Admin ALL'.G415]" office:value-type="string" office:string-value="install_environment_conf             = Datoteke za konfiguraciju moziloCMS-a su stvorene ili su već bile prisutne:" calcext:value-type="string">
            <text:p>install_environment_conf <text:s text:c="12"/>= Datoteke za konfiguraciju moziloCMS-a su stvorene ili su već bile prisutne:</text:p>
          </table:table-cell>
          <table:table-cell table:number-columns-repeated="1023"/>
        </table:table-row>
        <table:table-row table:style-name="ro1">
          <table:table-cell table:formula="of:=[$'Admin ALL'.A416] &amp; [$'Admin ALL'.G416]">
            <text:p/>
          </table:table-cell>
          <table:table-cell table:number-columns-repeated="1023"/>
        </table:table-row>
        <table:table-row table:style-name="ro1">
          <table:table-cell table:formula="of:=[$'Admin ALL'.A417] &amp; [$'Admin ALL'.G417]" office:value-type="string" office:string-value="install_rewrite_help                 = &quot;&lt;b&gt; Mod_rewrite / URL-ovi pogodni za tražilice &lt;/b&gt; &lt;br /&gt; Ako su dostupni, moziloCMS će pokušati aktivirati mod_rewrite modul i stvoriti .htacces-datoteku. Kroz ovu statične URL adrese bit će moguće. &lt;br /&gt; Ako dostupno možete aktivirati i deaktivirati mod_rewrite u odjeljku &quot;&quot; Postavke &quot;&quot; Administratorskog područja. &quot;" calcext:value-type="string">
            <text:p>install_rewrite_help <text:s text:c="16"/>= "&lt;b&gt; Mod_rewrite / URL-ovi pogodni za tražilice &lt;/b&gt; &lt;br /&gt; Ako su dostupni, moziloCMS će pokušati aktivirati mod_rewrite modul i stvoriti .htacces-datoteku. Kroz ovu statične URL adrese bit će moguće. &lt;br /&gt; Ako dostupno možete aktivirati i deaktivirati mod_rewrite u odjeljku "" Postavke "" Administratorskog područja. "</text:p>
          </table:table-cell>
          <table:table-cell table:number-columns-repeated="1023"/>
        </table:table-row>
        <table:table-row table:style-name="ro1">
          <table:table-cell table:formula="of:=[$'Admin ALL'.A418] &amp; [$'Admin ALL'.G418]" office:value-type="string" office:string-value="install_rewrite_yes                  = mod_rewrite je dostupan i stvorene su datoteke .htaccess." calcext:value-type="string">
            <text:p>install_rewrite_yes <text:s text:c="17"/>= mod_rewrite je dostupan i stvorene su datoteke .htaccess.</text:p>
          </table:table-cell>
          <table:table-cell table:number-columns-repeated="1023"/>
        </table:table-row>
        <table:table-row table:style-name="ro1">
          <table:table-cell table:formula="of:=[$'Admin ALL'.A419] &amp; [$'Admin ALL'.G419]" office:value-type="string" office:string-value="install_rewrite_no                   = mod_rewrite nije dostupan, a datoteka .htaccess je izbrisana." calcext:value-type="string">
            <text:p>install_rewrite_no <text:s text:c="18"/>= mod_rewrite nije dostupan, a datoteka .htaccess je izbrisana.</text:p>
          </table:table-cell>
          <table:table-cell table:number-columns-repeated="1023"/>
        </table:table-row>
        <table:table-row table:style-name="ro1">
          <table:table-cell table:formula="of:=[$'Admin ALL'.A420] &amp; [$'Admin ALL'.G420]" office:value-type="string" office:string-value="install_rewrite_no_htaccess          = &lt;b&gt; Pažnja &lt;/ b&gt; Već postoji datoteka &lt;b&gt; .htaccess &lt;/ b&gt;. Ako nije od davatelja usluge, može se izbrisati." calcext:value-type="string">
            <text:p>install_rewrite_no_htaccess <text:s text:c="9"/>= &lt;b&gt; Pažnja &lt;/ b&gt; Već postoji datoteka &lt;b&gt; .htaccess &lt;/ b&gt;. Ako nije od davatelja usluge, može se izbrisati.</text:p>
          </table:table-cell>
          <table:table-cell table:number-columns-repeated="1023"/>
        </table:table-row>
        <table:table-row table:style-name="ro1">
          <table:table-cell table:formula="of:=[$'Admin ALL'.A421] &amp; [$'Admin ALL'.G421]" office:value-type="string" office:string-value="install_rewrite_test_text            = Postavke testa {PARAM1} od {PARAM2}" calcext:value-type="string">
            <text:p>install_rewrite_test_text <text:s text:c="11"/>= Postavke testa {PARAM1} od {PARAM2}</text:p>
          </table:table-cell>
          <table:table-cell table:number-columns-repeated="1023"/>
        </table:table-row>
        <table:table-row table:style-name="ro1">
          <table:table-cell table:formula="of:=[$'Admin ALL'.A422] &amp; [$'Admin ALL'.G422]">
            <text:p/>
          </table:table-cell>
          <table:table-cell table:number-columns-repeated="1023"/>
        </table:table-row>
        <table:table-row table:style-name="ro1">
          <table:table-cell table:formula="of:=[$'Admin ALL'.A423] &amp; [$'Admin ALL'.G423]" office:value-type="string" office:string-value="install_password_help                = &lt;b&gt; Lozinka &lt;/b&gt; &lt;br /&gt; Upotrijebite pristupne podatke za prijavu kao superkorisnik u administracijsko područje nakon instalacije. &lt;br /&gt; Možete koristiti cijelo administrativno područje kao superkorisnik." calcext:value-type="string">
            <text:p>install_password_help <text:s text:c="15"/>= &lt;b&gt; Lozinka &lt;/b&gt; &lt;br /&gt; Upotrijebite pristupne podatke za prijavu kao superkorisnik u administracijsko područje nakon instalacije. &lt;br /&gt; Možete koristiti cijelo administrativno područje kao superkorisnik.</text:p>
          </table:table-cell>
          <table:table-cell table:number-columns-repeated="1023"/>
        </table:table-row>
        <table:table-row table:style-name="ro1">
          <table:table-cell table:formula="of:=[$'Admin ALL'.A424] &amp; [$'Admin ALL'.G424]">
            <text:p/>
          </table:table-cell>
          <table:table-cell table:number-columns-repeated="1023"/>
        </table:table-row>
        <table:table-row table:style-name="ro1">
          <table:table-cell table:formula="of:=[$'Admin ALL'.A425] &amp; [$'Admin ALL'.G425]" office:value-type="string" office:string-value="install_finish_help                  = &quot;&lt;b&gt; Završi &lt;/b&gt; &lt;br /&gt; Skoro ste završili s instaliranjem moziloCMS-a. &lt;br /&gt; Za čisti završetak &lt;b&gt; kliknite gumb&quot; &quot;završi&quot; &quot;ispod &lt;/b&gt;. &lt;br /&gt; To je važno za brisanje datoteke &quot;&quot; install.php &quot;&quot; i ako je dostupna &quot;&quot; update.php &quot;&quot; i &quot;&quot; update &quot;&quot; - mapa. &lt;br /&gt; Nakon nje ćete se preusmjeriti na Administratorsko područje vašeg novog -instaliran moziloCMS. &lt;br /&gt; &lt;br /&gt; &lt;i&gt; Zabavite se izrađujući svoju web stranicu! &lt;/i&gt; &lt;br /&gt; Vaš moziloCMS-tim &lt;br /&gt; &lt;br /&gt; &lt;b&gt; Pozor! &lt; / b&gt; Iz sigurnosnih razloga provjerite je li naredba izbrisanja pravilno izvedena: Provjerite jesu li datoteke za izvršavanje izbrisane: &quot;&quot; install.php &quot;&quot;, &quot;&quot; update.php &quot;&quot; i &quot;&quot; update &quot;&quot; - mapa. &lt;br /&gt; &quot;" calcext:value-type="string">
            <text:p>install_finish_help <text:s text:c="17"/>= "&lt;b&gt; Završi &lt;/b&gt; &lt;br /&gt; Skoro ste završili s instaliranjem moziloCMS-a. &lt;br /&gt; Za čisti završetak &lt;b&gt; kliknite gumb" "završi" "ispod &lt;/b&gt;. &lt;br /&gt; To je važno za brisanje datoteke "" install.php "" i ako je dostupna "" update.php "" i "" update "" - mapa. &lt;br /&gt; Nakon nje ćete se preusmjeriti na Administratorsko područje vašeg novog -instaliran moziloCMS. &lt;br /&gt; &lt;br /&gt; &lt;i&gt; Zabavite se izrađujući svoju web stranicu! &lt;/i&gt; &lt;br /&gt; Vaš moziloCMS-tim &lt;br /&gt; &lt;br /&gt; &lt;b&gt; Pozor! &lt; / b&gt; Iz sigurnosnih razloga provjerite je li naredba izbrisanja pravilno izvedena: Provjerite jesu li datoteke za izvršavanje izbrisane: "" install.php "", "" update.php "" i "" update "" - mapa. &lt;br /&gt; "</text:p>
          </table:table-cell>
          <table:table-cell table:number-columns-repeated="1023"/>
        </table:table-row>
        <table:table-row table:style-name="ro1">
          <table:table-cell table:formula="of:=[$'Admin ALL'.A426] &amp; [$'Admin ALL'.G426]">
            <text:p/>
          </table:table-cell>
          <table:table-cell table:number-columns-repeated="1023"/>
        </table:table-row>
        <table:table-row table:style-name="ro1">
          <table:table-cell table:formula="of:=[$'Admin ALL'.A427] &amp; [$'Admin ALL'.G427]" office:value-type="string" office:string-value="install_finish_delerror              = &lt;b&gt; UPOZORENJE &lt;/ b&gt; Ne mogu se izbrisati sve datoteke. &lt;br /&gt; Molimo koristite FTP program za ručno brisanje &lt;br /&gt; &lt;br /&gt; &lt;b&gt; {PARAM1} &lt;/ b&gt; &lt;br /&gt;" calcext:value-type="string">
            <text:p>install_finish_delerror <text:s text:c="13"/>= &lt;b&gt; UPOZORENJE &lt;/ b&gt; Ne mogu se izbrisati sve datoteke. &lt;br /&gt; Molimo koristite FTP program za ručno brisanje &lt;br /&gt; &lt;br /&gt; &lt;b&gt; {PARAM1} &lt;/ b&gt; &lt;br /&gt;</text:p>
          </table:table-cell>
          <table:table-cell table:number-columns-repeated="1023"/>
        </table:table-row>
        <table:table-row table:style-name="ro1">
          <table:table-cell table:formula="of:=[$'Admin ALL'.A428] &amp; [$'Admin ALL'.G428]" office:value-type="string" office:string-value="install_finish_del                   = Sve su relevantne datoteke uspješno izbrisane." calcext:value-type="string">
            <text:p>install_finish_del <text:s text:c="18"/>= Sve su relevantne datoteke uspješno izbrisane.</text:p>
          </table:table-cell>
          <table:table-cell table:number-columns-repeated="1023"/>
        </table:table-row>
        <table:table-row table:style-name="ro1">
          <table:table-cell table:formula="of:=[$'Admin ALL'.A429] &amp; [$'Admin ALL'.G429]" office:value-type="string" office:string-value="install_finish_local                 = &lt;b&gt; UPOZORENJE: &lt;/ b&gt; Ovo je lokalna instalacija. &lt;br /&gt; Stoga datoteke povezane sa sigurnošću ne treba brisati." calcext:value-type="string">
            <text:p>install_finish_local <text:s text:c="16"/>= &lt;b&gt; UPOZORENJE: &lt;/ b&gt; Ovo je lokalna instalacija. &lt;br /&gt; Stoga datoteke povezane sa sigurnošću ne treba brisati.</text:p>
          </table:table-cell>
          <table:table-cell table:number-columns-repeated="1023"/>
        </table:table-row>
        <table:table-row table:style-name="ro1">
          <table:table-cell table:formula="of:=[$'Admin ALL'.A430] &amp; [$'Admin ALL'.G430]" office:value-type="string" office:string-value="install_finish_submit                = Kliknite ovdje za prijavu na moziloCMS" calcext:value-type="string">
            <text:p>install_finish_submit <text:s text:c="15"/>= Kliknite ovdje za prijavu na moziloCMS</text:p>
          </table:table-cell>
          <table:table-cell table:number-columns-repeated="1023"/>
        </table:table-row>
        <table:table-row table:style-name="ro1">
          <table:table-cell table:formula="of:=[$'Admin ALL'.A431] &amp; [$'Admin ALL'.G431]" office:value-type="string" office:string-value="install_finish_clean_button          = Izbrišite podatke koji se odnose na sigurnost" calcext:value-type="string">
            <text:p>install_finish_clean_button <text:s text:c="9"/>= Izbrišite podatke koji se odnose na sigurnost</text:p>
          </table:table-cell>
          <table:table-cell table:number-columns-repeated="1023"/>
        </table:table-row>
        <table:table-row table:style-name="ro1">
          <table:table-cell table:formula="of:=[$'Admin ALL'.A432] &amp; [$'Admin ALL'.G432]" office:value-type="string" office:string-value="install_finish_clean                 = &lt;b&gt; UPOZORENJE &lt;/ b&gt; Iz sigurnosnih razloga moraju se izbrisati &lt;b&gt; &quot;install.php&quot; &lt;/ b&gt; i &lt;b&gt; &quot;update.php&quot; &lt;/ b&gt;, kao i &lt;b&gt; &quot; ažuriraj &quot;mapu &lt;/ b&gt;, ako postoje. &lt;br /&gt;" calcext:value-type="string">
            <text:p>install_finish_clean <text:s text:c="16"/>= &lt;b&gt; UPOZORENJE &lt;/ b&gt; Iz sigurnosnih razloga moraju se izbrisati &lt;b&gt; "install.php" &lt;/ b&gt; i &lt;b&gt; "update.php" &lt;/ b&gt;, kao i &lt;b&gt; " ažuriraj "mapu &lt;/ b&gt;, ako postoje. &lt;br /&gt;</text:p>
          </table:table-cell>
          <table:table-cell table:number-columns-repeated="1023"/>
        </table:table-row>
        <table:table-row table:style-name="ro1">
          <table:table-cell table:formula="of:=[$'Admin ALL'.A433] &amp; [$'Admin ALL'.G433]">
            <text:p/>
          </table:table-cell>
          <table:table-cell table:number-columns-repeated="1023"/>
        </table:table-row>
        <table:table-row table:style-name="ro1">
          <table:table-cell table:formula="of:=[$'Admin ALL'.A434] &amp; [$'Admin ALL'.G434]" office:value-type="string" office:string-value="install_update_help                  = &quot;&lt;b&gt; Pažnja! Ažuriranje treba primijeniti samo na kopiju datoteka &lt;/b&gt; &lt;br /&gt; U kategorijama i na stranicama sa sadržajem položaj će se izbrisati. U svim datotekama i slikama razmaci će se pretvoriti u&quot; &quot; _ &quot;&quot; i mutacija na primjer na ae, sve ostale vrste posebnih znakova bit će izbrisane. Ako to uzrokuje dvostruka imena datoteka u mapi, dat će im se prefiks &quot;&quot; Zahl_ &quot;&quot;. &quot;" calcext:value-type="string">
            <text:p>install_update_help <text:s text:c="17"/>= "&lt;b&gt; Pažnja! Ažuriranje treba primijeniti samo na kopiju datoteka &lt;/b&gt; &lt;br /&gt; U kategorijama i na stranicama sa sadržajem položaj će se izbrisati. U svim datotekama i slikama razmaci će se pretvoriti u" " _ "" i mutacija na primjer na ae, sve ostale vrste posebnih znakova bit će izbrisane. Ako to uzrokuje dvostruka imena datoteka u mapi, dat će im se prefiks "" Zahl_ "". "</text:p>
          </table:table-cell>
          <table:table-cell table:number-columns-repeated="1023"/>
        </table:table-row>
        <table:table-row table:style-name="ro1">
          <table:table-cell table:formula="of:=[$'Admin ALL'.A435] &amp; [$'Admin ALL'.G435]" office:value-type="string" office:string-value="install_update_no_help               = &lt;b&gt; Nije dostupno ažuriranje. &lt;/b&gt;" calcext:value-type="string">
            <text:p>install_update_no_help <text:s text:c="14"/>= &lt;b&gt; Nije dostupno ažuriranje. &lt;/b&gt;</text:p>
          </table:table-cell>
          <table:table-cell table:number-columns-repeated="1023"/>
        </table:table-row>
        <table:table-row table:style-name="ro1">
          <table:table-cell table:formula="of:=[$'Admin ALL'.A436] &amp; [$'Admin ALL'.G436]" office:value-type="string" office:string-value="install_update_buttom                = Započni ažuriranje" calcext:value-type="string">
            <text:p>install_update_buttom <text:s text:c="15"/>= Započni ažuriranje</text:p>
          </table:table-cell>
          <table:table-cell table:number-columns-repeated="1023"/>
        </table:table-row>
        <table:table-row table:style-name="ro1">
          <table:table-cell table:formula="of:=[$'Admin ALL'.A437] &amp; [$'Admin ALL'.G437]" office:value-type="string" office:string-value="install_update_files_in_pages        = Zamijenite nova imena datoteka na svim stranicama sadržaja. &lt;br /&gt; &lt;b&gt; Pozor! To je samo jednostavna zamjena: staro novim imenom datoteke. &lt;/b&gt;" calcext:value-type="string">
            <text:p>install_update_files_in_pages <text:s text:c="7"/>= Zamijenite nova imena datoteka na svim stranicama sadržaja. &lt;br /&gt; &lt;b&gt; Pozor! To je samo jednostavna zamjena: staro novim imenom datoteke. &lt;/b&gt;</text:p>
          </table:table-cell>
          <table:table-cell table:number-columns-repeated="1023"/>
        </table:table-row>
        <table:table-row table:style-name="ro1">
          <table:table-cell table:formula="of:=[$'Admin ALL'.A438] &amp; [$'Admin ALL'.G438]" office:value-type="string" office:string-value="install_update_conf_help             = &quot;Sadržaj konfiguracijskih datoteka mape&quot; &quot;update&quot; &quot;prenijet će se u nove datoteke&quot;" calcext:value-type="string">
            <text:p>install_update_conf_help <text:s text:c="12"/>= "Sadržaj konfiguracijskih datoteka mape" "update" "prenijet će se u nove datoteke"</text:p>
          </table:table-cell>
          <table:table-cell table:number-columns-repeated="1023"/>
        </table:table-row>
        <table:table-row table:style-name="ro1">
          <table:table-cell table:formula="of:=[$'Admin ALL'.A439] &amp; [$'Admin ALL'.G439]" office:value-type="string" office:string-value="install_update_kategorien_help       = Kategorije, stranice sa sadržajem i datoteke u kategorijama bit će preimenovane." calcext:value-type="string">
            <text:p>install_update_kategorien_help <text:s text:c="6"/>= Kategorije, stranice sa sadržajem i datoteke u kategorijama bit će preimenovane.</text:p>
          </table:table-cell>
          <table:table-cell table:number-columns-repeated="1023"/>
        </table:table-row>
        <table:table-row table:style-name="ro1">
          <table:table-cell table:formula="of:=[$'Admin ALL'.A440] &amp; [$'Admin ALL'.G440]" office:value-type="string" office:string-value="install_update_galerien_help         = Slike galerija bit će preimenovane." calcext:value-type="string">
            <text:p>install_update_galerien_help <text:s text:c="8"/>= Slike galerija bit će preimenovane.</text:p>
          </table:table-cell>
          <table:table-cell table:number-columns-repeated="1023"/>
        </table:table-row>
        <table:table-row table:style-name="ro1">
          <table:table-cell table:formula="of:=[$'Admin ALL'.A441] &amp; [$'Admin ALL'.G441]" office:value-type="string" office:string-value="install_update_plugins_help          = Datoteke &quot;&quot; plugin.conf &quot;&quot; prenijet će se u novi format. &lt;b&gt; Pažnja &lt;/b&gt; Stare verzije vaših dodataka možda više neće raditi. Nabavite nove dodatke i upotrijebite novi plugin.conf .php &quot;&quot; datoteku. &quot;" calcext:value-type="string">
            <text:p>install_update_plugins_help <text:s text:c="9"/>= Datoteke "" plugin.conf "" prenijet će se u novi format. &lt;b&gt; Pažnja &lt;/b&gt; Stare verzije vaših dodataka možda više neće raditi. Nabavite nove dodatke i upotrijebite novi plugin.conf .php "" datoteku. "</text:p>
          </table:table-cell>
          <table:table-cell table:number-columns-repeated="1023"/>
        </table:table-row>
        <table:table-row table:style-name="ro1">
          <table:table-cell table:formula="of:=[$'Admin ALL'.A442] &amp; [$'Admin ALL'.G442]" office:value-type="string" office:string-value="install_update_layouts_help          = &quot;Datoteka&quot; &quot;layoutsettings.conf&quot; &quot;više nije potrebna. Bit će izbrisana, a unos&quot; &quot;usesubmenu&quot; &quot;bit će dodan u prvi redak&quot; &quot;template.html&quot; &quot;.&quot;" calcext:value-type="string">
            <text:p>install_update_layouts_help <text:s text:c="9"/>= "Datoteka" "layoutsettings.conf" "više nije potrebna. Bit će izbrisana, a unos" "usesubmenu" "bit će dodan u prvi redak" "template.html" "."</text:p>
          </table:table-cell>
          <table:table-cell table:number-columns-repeated="1023"/>
        </table:table-row>
        <table:table-row table:style-name="ro1">
          <table:table-cell table:formula="of:=[$'Admin ALL'.A443] &amp; [$'Admin ALL'.G443]">
            <text:p/>
          </table:table-cell>
          <table:table-cell table:number-columns-repeated="1023"/>
        </table:table-row>
        <table:table-row table:style-name="ro1">
          <table:table-cell table:formula="of:=[$'Admin ALL'.A444] &amp; [$'Admin ALL'.G444]" office:value-type="string" office:string-value="install_update_error                 = &lt;b&gt; Pozor! Postoje problemi zbog atributa datoteke u kategoriji. Morate njima upravljati putem FTP klijenta. &lt;/b&gt; &lt;br /&gt; Nakon rješavanja ne morate koristiti ovu stranicu. Jednostavno ponovo kliknite karticu Ažuriranje." calcext:value-type="string">
            <text:p>install_update_error <text:s text:c="16"/>= &lt;b&gt; Pozor! Postoje problemi zbog atributa datoteke u kategoriji. Morate njima upravljati putem FTP klijenta. &lt;/b&gt; &lt;br /&gt; Nakon rješavanja ne morate koristiti ovu stranicu. Jednostavno ponovo kliknite karticu Ažuriranje.</text:p>
          </table:table-cell>
          <table:table-cell table:number-columns-repeated="1023"/>
        </table:table-row>
        <table:table-row table:style-name="ro1">
          <table:table-cell table:formula="of:=[$'Admin ALL'.A445] &amp; [$'Admin ALL'.G445]" office:value-type="string" office:string-value="install_update_successful            = Uspješno ažurirano! &lt;b&gt; Molimo provjerite svoju web stranicu &lt;/b&gt;." calcext:value-type="string">
            <text:p>install_update_successful <text:s text:c="11"/>= Uspješno ažurirano! &lt;b&gt; Molimo provjerite svoju web stranicu &lt;/b&gt;.</text:p>
          </table:table-cell>
          <table:table-cell table:number-columns-repeated="1023"/>
        </table:table-row>
        <table:table-row table:style-name="ro1">
          <table:table-cell table:formula="of:=[$'Admin ALL'.A446] &amp; [$'Admin ALL'.G446]">
            <text:p/>
          </table:table-cell>
          <table:table-cell table:number-columns-repeated="1023"/>
        </table:table-row>
        <table:table-row table:style-name="ro1">
          <table:table-cell table:formula="of:=[$'Admin ALL'.A447] &amp; [$'Admin ALL'.G447]">
            <text:p/>
          </table:table-cell>
          <table:table-cell table:number-columns-repeated="1023"/>
        </table:table-row>
        <table:table-row table:style-name="ro1">
          <table:table-cell table:formula="of:=[$'Admin ALL'.A448] &amp; [$'Admin ALL'.G448]">
            <text:p/>
          </table:table-cell>
          <table:table-cell table:number-columns-repeated="1023"/>
        </table:table-row>
        <table:table-row table:style-name="ro1">
          <table:table-cell table:formula="of:=[$'Admin ALL'.A449] &amp; [$'Admin ALL'.G449]">
            <text:p/>
          </table:table-cell>
          <table:table-cell table:number-columns-repeated="1023"/>
        </table:table-row>
        <table:table-row table:style-name="ro1">
          <table:table-cell table:formula="of:=[$'Admin ALL'.A450] &amp; [$'Admin ALL'.G450]">
            <text:p/>
          </table:table-cell>
          <table:table-cell table:number-columns-repeated="1023"/>
        </table:table-row>
        <table:table-row table:style-name="ro1">
          <table:table-cell table:formula="of:=[$'Admin ALL'.A451] &amp; [$'Admin ALL'.G451]">
            <text:p/>
          </table:table-cell>
          <table:table-cell table:number-columns-repeated="1023"/>
        </table:table-row>
        <table:table-row table:style-name="ro1">
          <table:table-cell table:formula="of:=[$'Admin ALL'.A452] &amp; [$'Admin ALL'.G452]">
            <text:p/>
          </table:table-cell>
          <table:table-cell table:number-columns-repeated="1023"/>
        </table:table-row>
        <table:table-row table:style-name="ro1">
          <table:table-cell table:formula="of:=[$'Admin ALL'.A453] &amp; [$'Admin ALL'.G453]">
            <text:p/>
          </table:table-cell>
          <table:table-cell table:number-columns-repeated="1023"/>
        </table:table-row>
        <table:table-row table:style-name="ro1">
          <table:table-cell table:formula="of:=[$'Admin ALL'.A454] &amp; [$'Admin ALL'.G454]">
            <text:p/>
          </table:table-cell>
          <table:table-cell table:number-columns-repeated="1023"/>
        </table:table-row>
        <table:table-row table:style-name="ro1">
          <table:table-cell table:formula="of:=[$'Admin ALL'.A455] &amp; [$'Admin ALL'.G455]">
            <text:p/>
          </table:table-cell>
          <table:table-cell table:number-columns-repeated="1023"/>
        </table:table-row>
        <table:table-row table:style-name="ro1">
          <table:table-cell table:formula="of:=[$'Admin ALL'.A456] &amp; [$'Admin ALL'.G456]">
            <text:p/>
          </table:table-cell>
          <table:table-cell table:number-columns-repeated="1023"/>
        </table:table-row>
        <table:table-row table:style-name="ro1">
          <table:table-cell table:formula="of:=[$'Admin ALL'.A457] &amp; [$'Admin ALL'.G457]">
            <text:p/>
          </table:table-cell>
          <table:table-cell table:number-columns-repeated="1023"/>
        </table:table-row>
        <table:table-row table:style-name="ro1">
          <table:table-cell table:formula="of:=[$'Admin ALL'.A458] &amp; [$'Admin ALL'.G458]">
            <text:p/>
          </table:table-cell>
          <table:table-cell table:number-columns-repeated="1023"/>
        </table:table-row>
        <table:table-row table:style-name="ro1">
          <table:table-cell table:formula="of:=[$'Admin ALL'.A459] &amp; [$'Admin ALL'.G459]">
            <text:p/>
          </table:table-cell>
          <table:table-cell table:number-columns-repeated="1023"/>
        </table:table-row>
        <table:table-row table:style-name="ro1">
          <table:table-cell table:formula="of:=[$'Admin ALL'.A460] &amp; [$'Admin ALL'.G460]">
            <text:p/>
          </table:table-cell>
          <table:table-cell table:number-columns-repeated="1023"/>
        </table:table-row>
        <table:table-row table:style-name="ro1">
          <table:table-cell table:formula="of:=[$'Admin ALL'.A461] &amp; [$'Admin ALL'.G461]">
            <text:p/>
          </table:table-cell>
          <table:table-cell table:number-columns-repeated="1023"/>
        </table:table-row>
        <table:table-row table:style-name="ro1">
          <table:table-cell table:formula="of:=[$'Admin ALL'.A462] &amp; [$'Admin ALL'.G462]">
            <text:p/>
          </table:table-cell>
          <table:table-cell table:number-columns-repeated="1023"/>
        </table:table-row>
        <table:table-row table:style-name="ro1">
          <table:table-cell table:formula="of:=[$'Admin ALL'.A463] &amp; [$'Admin ALL'.G463]">
            <text:p/>
          </table:table-cell>
          <table:table-cell table:number-columns-repeated="1023"/>
        </table:table-row>
        <table:table-row table:style-name="ro1">
          <table:table-cell table:formula="of:=[$'Admin ALL'.A464] &amp; [$'Admin ALL'.G464]">
            <text:p/>
          </table:table-cell>
          <table:table-cell table:number-columns-repeated="1023"/>
        </table:table-row>
        <table:table-row table:style-name="ro1">
          <table:table-cell table:formula="of:=[$'Admin ALL'.A465] &amp; [$'Admin ALL'.G465]">
            <text:p/>
          </table:table-cell>
          <table:table-cell table:number-columns-repeated="1023"/>
        </table:table-row>
        <table:table-row table:style-name="ro1">
          <table:table-cell table:formula="of:=[$'Admin ALL'.A466] &amp; [$'Admin ALL'.G466]">
            <text:p/>
          </table:table-cell>
          <table:table-cell table:number-columns-repeated="1023"/>
        </table:table-row>
        <table:table-row table:style-name="ro1">
          <table:table-cell table:formula="of:=[$'Admin ALL'.A467] &amp; [$'Admin ALL'.G467]">
            <text:p/>
          </table:table-cell>
          <table:table-cell table:number-columns-repeated="1023"/>
        </table:table-row>
        <table:table-row table:style-name="ro1">
          <table:table-cell table:formula="of:=[$'Admin ALL'.A468] &amp; [$'Admin ALL'.G468]">
            <text:p/>
          </table:table-cell>
          <table:table-cell table:number-columns-repeated="1023"/>
        </table:table-row>
        <table:table-row table:style-name="ro1">
          <table:table-cell table:formula="of:=[$'Admin ALL'.A469] &amp; [$'Admin ALL'.G469]">
            <text:p/>
          </table:table-cell>
          <table:table-cell table:number-columns-repeated="1023"/>
        </table:table-row>
        <table:table-row table:style-name="ro1">
          <table:table-cell table:formula="of:=[$'Admin ALL'.A470] &amp; [$'Admin ALL'.G470]">
            <text:p/>
          </table:table-cell>
          <table:table-cell table:number-columns-repeated="1023"/>
        </table:table-row>
        <table:table-row table:style-name="ro1">
          <table:table-cell table:formula="of:=[$'Admin ALL'.A471] &amp; [$'Admin ALL'.G471]">
            <text:p/>
          </table:table-cell>
          <table:table-cell table:number-columns-repeated="1023"/>
        </table:table-row>
        <table:table-row table:style-name="ro1">
          <table:table-cell table:formula="of:=[$'Admin ALL'.A472] &amp; [$'Admin ALL'.G472]">
            <text:p/>
          </table:table-cell>
          <table:table-cell table:number-columns-repeated="1023"/>
        </table:table-row>
        <table:table-row table:style-name="ro1">
          <table:table-cell table:formula="of:=[$'Admin ALL'.A473] &amp; [$'Admin ALL'.G473]">
            <text:p/>
          </table:table-cell>
          <table:table-cell table:number-columns-repeated="1023"/>
        </table:table-row>
        <table:table-row table:style-name="ro1">
          <table:table-cell table:formula="of:=[$'Admin ALL'.A474] &amp; [$'Admin ALL'.G474]">
            <text:p/>
          </table:table-cell>
          <table:table-cell table:number-columns-repeated="1023"/>
        </table:table-row>
        <table:table-row table:style-name="ro1">
          <table:table-cell table:formula="of:=[$'Admin ALL'.A475] &amp; [$'Admin ALL'.G475]">
            <text:p/>
          </table:table-cell>
          <table:table-cell table:number-columns-repeated="1023"/>
        </table:table-row>
        <table:table-row table:style-name="ro1">
          <table:table-cell table:formula="of:=[$'Admin ALL'.A476] &amp; [$'Admin ALL'.G476]">
            <text:p/>
          </table:table-cell>
          <table:table-cell table:number-columns-repeated="1023"/>
        </table:table-row>
        <table:table-row table:style-name="ro1">
          <table:table-cell table:formula="of:=[$'Admin ALL'.A477] &amp; [$'Admin ALL'.G477]">
            <text:p/>
          </table:table-cell>
          <table:table-cell table:number-columns-repeated="1023"/>
        </table:table-row>
        <table:table-row table:style-name="ro1">
          <table:table-cell table:formula="of:=[$'Admin ALL'.A478] &amp; [$'Admin ALL'.G478]">
            <text:p/>
          </table:table-cell>
          <table:table-cell table:number-columns-repeated="1023"/>
        </table:table-row>
        <table:table-row table:style-name="ro1">
          <table:table-cell table:formula="of:=[$'Admin ALL'.A479] &amp; [$'Admin ALL'.G479]">
            <text:p/>
          </table:table-cell>
          <table:table-cell table:number-columns-repeated="1023"/>
        </table:table-row>
        <table:table-row table:style-name="ro1">
          <table:table-cell table:formula="of:=[$'Admin ALL'.A480] &amp; [$'Admin ALL'.G480]">
            <text:p/>
          </table:table-cell>
          <table:table-cell table:number-columns-repeated="1023"/>
        </table:table-row>
        <table:table-row table:style-name="ro1">
          <table:table-cell table:formula="of:=[$'Admin ALL'.A481] &amp; [$'Admin ALL'.G481]">
            <text:p/>
          </table:table-cell>
          <table:table-cell table:number-columns-repeated="1023"/>
        </table:table-row>
        <table:table-row table:style-name="ro1">
          <table:table-cell table:formula="of:=[$'Admin ALL'.A482] &amp; [$'Admin ALL'.G482]">
            <text:p/>
          </table:table-cell>
          <table:table-cell table:number-columns-repeated="1023"/>
        </table:table-row>
        <table:table-row table:style-name="ro1">
          <table:table-cell table:formula="of:=[$'Admin ALL'.A483] &amp; [$'Admin ALL'.G483]">
            <text:p/>
          </table:table-cell>
          <table:table-cell table:number-columns-repeated="1023"/>
        </table:table-row>
        <table:table-row table:style-name="ro1">
          <table:table-cell table:formula="of:=[$'Admin ALL'.A484] &amp; [$'Admin ALL'.G484]">
            <text:p/>
          </table:table-cell>
          <table:table-cell table:number-columns-repeated="1023"/>
        </table:table-row>
        <table:table-row table:style-name="ro1">
          <table:table-cell table:formula="of:=[$'Admin ALL'.A485] &amp; [$'Admin ALL'.G485]">
            <text:p/>
          </table:table-cell>
          <table:table-cell table:number-columns-repeated="1023"/>
        </table:table-row>
        <table:table-row table:style-name="ro1">
          <table:table-cell table:formula="of:=[$'Admin ALL'.A486] &amp; [$'Admin ALL'.G486]">
            <text:p/>
          </table:table-cell>
          <table:table-cell table:number-columns-repeated="1023"/>
        </table:table-row>
        <table:table-row table:style-name="ro1">
          <table:table-cell table:formula="of:=[$'Admin ALL'.A487] &amp; [$'Admin ALL'.G487]">
            <text:p/>
          </table:table-cell>
          <table:table-cell table:number-columns-repeated="1023"/>
        </table:table-row>
        <table:table-row table:style-name="ro1">
          <table:table-cell table:formula="of:=[$'Admin ALL'.A488] &amp; [$'Admin ALL'.G488]">
            <text:p/>
          </table:table-cell>
          <table:table-cell table:number-columns-repeated="1023"/>
        </table:table-row>
        <table:table-row table:style-name="ro1">
          <table:table-cell table:formula="of:=[$'Admin ALL'.A489] &amp; [$'Admin ALL'.G489]">
            <text:p/>
          </table:table-cell>
          <table:table-cell table:number-columns-repeated="1023"/>
        </table:table-row>
        <table:table-row table:style-name="ro1">
          <table:table-cell table:formula="of:=[$'Admin ALL'.A490] &amp; [$'Admin ALL'.G490]">
            <text:p/>
          </table:table-cell>
          <table:table-cell table:number-columns-repeated="1023"/>
        </table:table-row>
        <table:table-row table:style-name="ro1">
          <table:table-cell table:formula="of:=[$'Admin ALL'.A491] &amp; [$'Admin ALL'.G491]">
            <text:p/>
          </table:table-cell>
          <table:table-cell table:number-columns-repeated="1023"/>
        </table:table-row>
        <table:table-row table:style-name="ro1">
          <table:table-cell table:formula="of:=[$'Admin ALL'.A492] &amp; [$'Admin ALL'.G492]">
            <text:p/>
          </table:table-cell>
          <table:table-cell table:number-columns-repeated="1023"/>
        </table:table-row>
        <table:table-row table:style-name="ro1">
          <table:table-cell table:formula="of:=[$'Admin ALL'.A493] &amp; [$'Admin ALL'.G493]">
            <text:p/>
          </table:table-cell>
          <table:table-cell table:number-columns-repeated="1023"/>
        </table:table-row>
        <table:table-row table:style-name="ro1">
          <table:table-cell table:formula="of:=[$'Admin ALL'.A494] &amp; [$'Admin ALL'.G494]">
            <text:p/>
          </table:table-cell>
          <table:table-cell table:number-columns-repeated="1023"/>
        </table:table-row>
        <table:table-row table:style-name="ro1">
          <table:table-cell table:formula="of:=[$'Admin ALL'.A495] &amp; [$'Admin ALL'.G495]">
            <text:p/>
          </table:table-cell>
          <table:table-cell table:number-columns-repeated="1023"/>
        </table:table-row>
        <table:table-row table:style-name="ro1">
          <table:table-cell table:formula="of:=[$'Admin ALL'.A496] &amp; [$'Admin ALL'.G496]">
            <text:p/>
          </table:table-cell>
          <table:table-cell table:number-columns-repeated="1023"/>
        </table:table-row>
        <table:table-row table:style-name="ro1">
          <table:table-cell table:formula="of:=[$'Admin ALL'.A497] &amp; [$'Admin ALL'.G497]">
            <text:p/>
          </table:table-cell>
          <table:table-cell table:number-columns-repeated="1023"/>
        </table:table-row>
        <table:table-row table:style-name="ro1">
          <table:table-cell table:formula="of:=[$'Admin ALL'.A498] &amp; [$'Admin ALL'.G498]">
            <text:p/>
          </table:table-cell>
          <table:table-cell table:number-columns-repeated="1023"/>
        </table:table-row>
        <table:table-row table:style-name="ro1">
          <table:table-cell table:formula="of:=[$'Admin ALL'.A499] &amp; [$'Admin ALL'.G499]">
            <text:p/>
          </table:table-cell>
          <table:table-cell table:number-columns-repeated="1023"/>
        </table:table-row>
        <table:table-row table:style-name="ro1">
          <table:table-cell table:formula="of:=[$'Admin ALL'.A500] &amp; [$'Admin ALL'.G500]">
            <text:p/>
          </table:table-cell>
          <table:table-cell table:number-columns-repeated="1023"/>
        </table:table-row>
        <table:table-row table:style-name="ro1">
          <table:table-cell table:formula="of:=[$'Admin ALL'.A501] &amp; [$'Admin ALL'.G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itIT" table:style-name="ta1">
        <table:table-column table:style-name="co4" table:default-cell-style-name="ce11"/>
        <table:table-column table:style-name="co3" table:number-columns-repeated="1023" table:default-cell-style-name="ce11"/>
        <table:table-row table:style-name="ro1">
          <table:table-cell table:formula="of:=[$'Admin ALL'.A2] &amp; [$'Admin ALL'.H2]" office:value-type="string" office:string-value="_dateformat                          = %d.%m.%Y, %H:%M:%S" calcext:value-type="string">
            <text:p>_dateformat <text:s text:c="25"/>= %d.%m.%Y, %H:%M:%S</text:p>
          </table:table-cell>
          <table:table-cell table:number-columns-repeated="1023"/>
        </table:table-row>
        <table:table-row table:style-name="ro1">
          <table:table-cell table:formula="of:=[$'Admin ALL'.A3] &amp; [$'Admin ALL'.H3]" office:value-type="string" office:string-value="_translator                          = " calcext:value-type="string">
            <text:p>_translator <text:s text:c="25"/>= </text:p>
          </table:table-cell>
          <table:table-cell table:number-columns-repeated="1023"/>
        </table:table-row>
        <table:table-row table:style-name="ro1">
          <table:table-cell table:formula="of:=[$'Admin ALL'.A4] &amp; [$'Admin ALL'.H4]">
            <text:p/>
          </table:table-cell>
          <table:table-cell table:number-columns-repeated="1023"/>
        </table:table-row>
        <table:table-row table:style-name="ro1">
          <table:table-cell table:formula="of:=[$'Admin ALL'.A5] &amp; [$'Admin ALL'.H5]" office:value-type="string" office:string-value="_timezone                            = " calcext:value-type="string">
            <text:p>_timezone <text:s text:c="27"/>= </text:p>
          </table:table-cell>
          <table:table-cell table:number-columns-repeated="1023"/>
        </table:table-row>
        <table:table-row table:style-name="ro1">
          <table:table-cell table:formula="of:=[$'Admin ALL'.A6] &amp; [$'Admin ALL'.H6]" office:value-type="string" office:string-value="language_name                        = Italiano" calcext:value-type="string">
            <text:p>language_name <text:s text:c="23"/>= Italiano</text:p>
          </table:table-cell>
          <table:table-cell table:number-columns-repeated="1023"/>
        </table:table-row>
        <table:table-row table:style-name="ro1">
          <table:table-cell table:formula="of:=[$'Admin ALL'.A7] &amp; [$'Admin ALL'.H7]" office:value-type="string" office:string-value="cms_admin_titel                      = " calcext:value-type="string">
            <text:p>cms_admin_titel <text:s text:c="21"/>= </text:p>
          </table:table-cell>
          <table:table-cell table:number-columns-repeated="1023"/>
        </table:table-row>
        <table:table-row table:style-name="ro1">
          <table:table-cell table:formula="of:=[$'Admin ALL'.A8] &amp; [$'Admin ALL'.H8]" office:value-type="string" office:string-value="file                                 = " calcext:value-type="string">
            <text:p>file <text:s text:c="32"/>= </text:p>
          </table:table-cell>
          <table:table-cell table:number-columns-repeated="1023"/>
        </table:table-row>
        <table:table-row table:style-name="ro1">
          <table:table-cell table:formula="of:=[$'Admin ALL'.A9] &amp; [$'Admin ALL'.H9]" office:value-type="string" office:string-value="files                                = " calcext:value-type="string">
            <text:p>files <text:s text:c="31"/>= </text:p>
          </table:table-cell>
          <table:table-cell table:number-columns-repeated="1023"/>
        </table:table-row>
        <table:table-row table:style-name="ro1">
          <table:table-cell table:formula="of:=[$'Admin ALL'.A10] &amp; [$'Admin ALL'.H10]" office:value-type="string" office:string-value="page                                 = " calcext:value-type="string">
            <text:p>page <text:s text:c="32"/>= </text:p>
          </table:table-cell>
          <table:table-cell table:number-columns-repeated="1023"/>
        </table:table-row>
        <table:table-row table:style-name="ro1">
          <table:table-cell table:formula="of:=[$'Admin ALL'.A11] &amp; [$'Admin ALL'.H11]" office:value-type="string" office:string-value="pages                                = " calcext:value-type="string">
            <text:p>pages <text:s text:c="31"/>= </text:p>
          </table:table-cell>
          <table:table-cell table:number-columns-repeated="1023"/>
        </table:table-row>
        <table:table-row table:style-name="ro1">
          <table:table-cell table:formula="of:=[$'Admin ALL'.A12] &amp; [$'Admin ALL'.H12]" office:value-type="string" office:string-value="url                                  = " calcext:value-type="string">
            <text:p>url <text:s text:c="33"/>= </text:p>
          </table:table-cell>
          <table:table-cell table:number-columns-repeated="1023"/>
        </table:table-row>
        <table:table-row table:style-name="ro1">
          <table:table-cell table:formula="of:=[$'Admin ALL'.A13] &amp; [$'Admin ALL'.H13]" office:value-type="string" office:string-value="name                                 = " calcext:value-type="string">
            <text:p>name <text:s text:c="32"/>= </text:p>
          </table:table-cell>
          <table:table-cell table:number-columns-repeated="1023"/>
        </table:table-row>
        <table:table-row table:style-name="ro1">
          <table:table-cell table:formula="of:=[$'Admin ALL'.A14] &amp; [$'Admin ALL'.H14]" office:value-type="string" office:string-value="url_adress                           = " calcext:value-type="string">
            <text:p>url_adress <text:s text:c="26"/>= </text:p>
          </table:table-cell>
          <table:table-cell table:number-columns-repeated="1023"/>
        </table:table-row>
        <table:table-row table:style-name="ro1">
          <table:table-cell table:formula="of:=[$'Admin ALL'.A15] &amp; [$'Admin ALL'.H15]" office:value-type="string" office:string-value="contents                             = " calcext:value-type="string">
            <text:p>contents <text:s text:c="28"/>= </text:p>
          </table:table-cell>
          <table:table-cell table:number-columns-repeated="1023"/>
        </table:table-row>
        <table:table-row table:style-name="ro1">
          <table:table-cell table:formula="of:=[$'Admin ALL'.A16] &amp; [$'Admin ALL'.H16]" office:value-type="string" office:string-value="category                             = " calcext:value-type="string">
            <text:p>category <text:s text:c="28"/>= </text:p>
          </table:table-cell>
          <table:table-cell table:number-columns-repeated="1023"/>
        </table:table-row>
        <table:table-row table:style-name="ro1">
          <table:table-cell table:formula="of:=[$'Admin ALL'.A17] &amp; [$'Admin ALL'.H17]" office:value-type="string" office:string-value="day                                  = " calcext:value-type="string">
            <text:p>day <text:s text:c="33"/>= </text:p>
          </table:table-cell>
          <table:table-cell table:number-columns-repeated="1023"/>
        </table:table-row>
        <table:table-row table:style-name="ro1">
          <table:table-cell table:formula="of:=[$'Admin ALL'.A18] &amp; [$'Admin ALL'.H18]" office:value-type="string" office:string-value="days                                 = " calcext:value-type="string">
            <text:p>days <text:s text:c="32"/>= </text:p>
          </table:table-cell>
          <table:table-cell table:number-columns-repeated="1023"/>
        </table:table-row>
        <table:table-row table:style-name="ro1">
          <table:table-cell table:formula="of:=[$'Admin ALL'.A19] &amp; [$'Admin ALL'.H19]" office:value-type="string" office:string-value="hour                                 = " calcext:value-type="string">
            <text:p>hour <text:s text:c="32"/>= </text:p>
          </table:table-cell>
          <table:table-cell table:number-columns-repeated="1023"/>
        </table:table-row>
        <table:table-row table:style-name="ro1">
          <table:table-cell table:formula="of:=[$'Admin ALL'.A20] &amp; [$'Admin ALL'.H20]" office:value-type="string" office:string-value="hours                                = " calcext:value-type="string">
            <text:p>hours <text:s text:c="31"/>= </text:p>
          </table:table-cell>
          <table:table-cell table:number-columns-repeated="1023"/>
        </table:table-row>
        <table:table-row table:style-name="ro1">
          <table:table-cell table:formula="of:=[$'Admin ALL'.A21] &amp; [$'Admin ALL'.H21]" office:value-type="string" office:string-value="minute                               = " calcext:value-type="string">
            <text:p>minute <text:s text:c="30"/>= </text:p>
          </table:table-cell>
          <table:table-cell table:number-columns-repeated="1023"/>
        </table:table-row>
        <table:table-row table:style-name="ro1">
          <table:table-cell table:formula="of:=[$'Admin ALL'.A22] &amp; [$'Admin ALL'.H22]" office:value-type="string" office:string-value="minutes                              = " calcext:value-type="string">
            <text:p>minutes <text:s text:c="29"/>= </text:p>
          </table:table-cell>
          <table:table-cell table:number-columns-repeated="1023"/>
        </table:table-row>
        <table:table-row table:style-name="ro1">
          <table:table-cell table:formula="of:=[$'Admin ALL'.A23] &amp; [$'Admin ALL'.H23]" office:value-type="string" office:string-value="second                               = " calcext:value-type="string">
            <text:p>second <text:s text:c="30"/>= </text:p>
          </table:table-cell>
          <table:table-cell table:number-columns-repeated="1023"/>
        </table:table-row>
        <table:table-row table:style-name="ro1">
          <table:table-cell table:formula="of:=[$'Admin ALL'.A24] &amp; [$'Admin ALL'.H24]" office:value-type="string" office:string-value="seconds                              = " calcext:value-type="string">
            <text:p>seconds <text:s text:c="29"/>= </text:p>
          </table:table-cell>
          <table:table-cell table:number-columns-repeated="1023"/>
        </table:table-row>
        <table:table-row table:style-name="ro1">
          <table:table-cell table:formula="of:=[$'Admin ALL'.A25] &amp; [$'Admin ALL'.H25]" office:value-type="string" office:string-value="error_chmod                          = " calcext:value-type="string">
            <text:p>error_chmod <text:s text:c="25"/>= </text:p>
          </table:table-cell>
          <table:table-cell table:number-columns-repeated="1023"/>
        </table:table-row>
        <table:table-row table:style-name="ro1">
          <table:table-cell table:formula="of:=[$'Admin ALL'.A26] &amp; [$'Admin ALL'.H26]" office:value-type="string" office:string-value="error_mkdir                          = " calcext:value-type="string">
            <text:p>error_mkdir <text:s text:c="25"/>= </text:p>
          </table:table-cell>
          <table:table-cell table:number-columns-repeated="1023"/>
        </table:table-row>
        <table:table-row table:style-name="ro1">
          <table:table-cell table:formula="of:=[$'Admin ALL'.A27] &amp; [$'Admin ALL'.H27]" office:value-type="string" office:string-value="error_no_file_dir                    = " calcext:value-type="string">
            <text:p>error_no_file_dir <text:s text:c="19"/>= </text:p>
          </table:table-cell>
          <table:table-cell table:number-columns-repeated="1023"/>
        </table:table-row>
        <table:table-row table:style-name="ro1">
          <table:table-cell table:formula="of:=[$'Admin ALL'.A28] &amp; [$'Admin ALL'.H28]" office:value-type="string" office:string-value="error_del_file                       = " calcext:value-type="string">
            <text:p>error_del_file <text:s text:c="22"/>= </text:p>
          </table:table-cell>
          <table:table-cell table:number-columns-repeated="1023"/>
        </table:table-row>
        <table:table-row table:style-name="ro1">
          <table:table-cell table:formula="of:=[$'Admin ALL'.A29] &amp; [$'Admin ALL'.H29]" office:value-type="string" office:string-value="error_del_dir                        = " calcext:value-type="string">
            <text:p>error_del_dir <text:s text:c="23"/>= </text:p>
          </table:table-cell>
          <table:table-cell table:number-columns-repeated="1023"/>
        </table:table-row>
        <table:table-row table:style-name="ro1">
          <table:table-cell table:formula="of:=[$'Admin ALL'.A30] &amp; [$'Admin ALL'.H30]" office:value-type="string" office:string-value="error_exists_file_dir                = " calcext:value-type="string">
            <text:p>error_exists_file_dir <text:s text:c="15"/>= </text:p>
          </table:table-cell>
          <table:table-cell table:number-columns-repeated="1023"/>
        </table:table-row>
        <table:table-row table:style-name="ro1">
          <table:table-cell table:formula="of:=[$'Admin ALL'.A31] &amp; [$'Admin ALL'.H31]" office:value-type="string" office:string-value="error_copy_file                      = " calcext:value-type="string">
            <text:p>error_copy_file <text:s text:c="21"/>= </text:p>
          </table:table-cell>
          <table:table-cell table:number-columns-repeated="1023"/>
        </table:table-row>
        <table:table-row table:style-name="ro1">
          <table:table-cell table:formula="of:=[$'Admin ALL'.A32] &amp; [$'Admin ALL'.H32]" office:value-type="string" office:string-value="error_move_file_dir                  = " calcext:value-type="string">
            <text:p>error_move_file_dir <text:s text:c="17"/>= </text:p>
          </table:table-cell>
          <table:table-cell table:number-columns-repeated="1023"/>
        </table:table-row>
        <table:table-row table:style-name="ro1">
          <table:table-cell table:formula="of:=[$'Admin ALL'.A33] &amp; [$'Admin ALL'.H33]" office:value-type="string" office:string-value="error_datei_file_name                = " calcext:value-type="string">
            <text:p>error_datei_file_name <text:s text:c="15"/>= </text:p>
          </table:table-cell>
          <table:table-cell table:number-columns-repeated="1023"/>
        </table:table-row>
        <table:table-row table:style-name="ro1">
          <table:table-cell table:formula="of:=[$'Admin ALL'.A34] &amp; [$'Admin ALL'.H34]" office:value-type="string" office:string-value="error_dir_file_name                  = " calcext:value-type="string">
            <text:p>error_dir_file_name <text:s text:c="17"/>= </text:p>
          </table:table-cell>
          <table:table-cell table:number-columns-repeated="1023"/>
        </table:table-row>
        <table:table-row table:style-name="ro1">
          <table:table-cell table:formula="of:=[$'Admin ALL'.A35] &amp; [$'Admin ALL'.H35]" office:value-type="string" office:string-value="error_post_parameter                 = " calcext:value-type="string">
            <text:p>error_post_parameter <text:s text:c="16"/>= </text:p>
          </table:table-cell>
          <table:table-cell table:number-columns-repeated="1023"/>
        </table:table-row>
        <table:table-row table:style-name="ro1">
          <table:table-cell table:formula="of:=[$'Admin ALL'.A36] &amp; [$'Admin ALL'.H36]" office:value-type="string" office:string-value="error_write_sort_list                = " calcext:value-type="string">
            <text:p>error_write_sort_list <text:s text:c="15"/>= </text:p>
          </table:table-cell>
          <table:table-cell table:number-columns-repeated="1023"/>
        </table:table-row>
        <table:table-row table:style-name="ro1">
          <table:table-cell table:formula="of:=[$'Admin ALL'.A37] &amp; [$'Admin ALL'.H37]" office:value-type="string" office:string-value="error_write_sitemap                  = " calcext:value-type="string">
            <text:p>error_write_sitemap <text:s text:c="17"/>= </text:p>
          </table:table-cell>
          <table:table-cell table:number-columns-repeated="1023"/>
        </table:table-row>
        <table:table-row table:style-name="ro1">
          <table:table-cell table:formula="of:=[$'Admin ALL'.A38] &amp; [$'Admin ALL'.H38]" office:value-type="string" office:string-value="error_write_robots                   = " calcext:value-type="string">
            <text:p>error_write_robots <text:s text:c="18"/>= </text:p>
          </table:table-cell>
          <table:table-cell table:number-columns-repeated="1023"/>
        </table:table-row>
        <table:table-row table:style-name="ro1">
          <table:table-cell table:formula="of:=[$'Admin ALL'.A39] &amp; [$'Admin ALL'.H39]" office:value-type="string" office:string-value="error_read_robots                    = " calcext:value-type="string">
            <text:p>error_read_robots <text:s text:c="19"/>= </text:p>
          </table:table-cell>
          <table:table-cell table:number-columns-repeated="1023"/>
        </table:table-row>
        <table:table-row table:style-name="ro1">
          <table:table-cell table:formula="of:=[$'Admin ALL'.A40] &amp; [$'Admin ALL'.H40]" office:value-type="string" office:string-value="error_no_root                        = " calcext:value-type="string">
            <text:p>error_no_root <text:s text:c="23"/>= </text:p>
          </table:table-cell>
          <table:table-cell table:number-columns-repeated="1023"/>
        </table:table-row>
        <table:table-row table:style-name="ro1">
          <table:table-cell table:formula="of:=[$'Admin ALL'.A41] &amp; [$'Admin ALL'.H41]" office:value-type="string" office:string-value="error_no_javascript                  = " calcext:value-type="string">
            <text:p>error_no_javascript <text:s text:c="17"/>= </text:p>
          </table:table-cell>
          <table:table-cell table:number-columns-repeated="1023"/>
        </table:table-row>
        <table:table-row table:style-name="ro1">
          <table:table-cell table:formula="of:=[$'Admin ALL'.A42] &amp; [$'Admin ALL'.H42]" office:value-type="string" office:string-value="error_no_freename                    = " calcext:value-type="string">
            <text:p>error_no_freename <text:s text:c="19"/>= </text:p>
          </table:table-cell>
          <table:table-cell table:number-columns-repeated="1023"/>
        </table:table-row>
        <table:table-row table:style-name="ro1">
          <table:table-cell table:formula="of:=[$'Admin ALL'.A43] &amp; [$'Admin ALL'.H43]" office:value-type="string" office:string-value="error_input_empty                    = " calcext:value-type="string">
            <text:p>error_input_empty <text:s text:c="19"/>= </text:p>
          </table:table-cell>
          <table:table-cell table:number-columns-repeated="1023"/>
        </table:table-row>
        <table:table-row table:style-name="ro1">
          <table:table-cell table:formula="of:=[$'Admin ALL'.A44] &amp; [$'Admin ALL'.H44]" office:value-type="string" office:string-value="error_multi_user_tab                 = " calcext:value-type="string">
            <text:p>error_multi_user_tab <text:s text:c="16"/>= </text:p>
          </table:table-cell>
          <table:table-cell table:number-columns-repeated="1023"/>
        </table:table-row>
        <table:table-row table:style-name="ro1">
          <table:table-cell table:formula="of:=[$'Admin ALL'.A45] &amp; [$'Admin ALL'.H45]" office:value-type="string" office:string-value="error_save_beforeclose               = " calcext:value-type="string">
            <text:p>error_save_beforeclose <text:s text:c="14"/>= </text:p>
          </table:table-cell>
          <table:table-cell table:number-columns-repeated="1023"/>
        </table:table-row>
        <table:table-row table:style-name="ro1">
          <table:table-cell table:formula="of:=[$'Admin ALL'.A46] &amp; [$'Admin ALL'.H46]" office:value-type="string" office:string-value="error_zip_structure                  = " calcext:value-type="string">
            <text:p>error_zip_structure <text:s text:c="17"/>= </text:p>
          </table:table-cell>
          <table:table-cell table:number-columns-repeated="1023"/>
        </table:table-row>
        <table:table-row table:style-name="ro1">
          <table:table-cell table:formula="of:=[$'Admin ALL'.A47] &amp; [$'Admin ALL'.H47]" office:value-type="string" office:string-value="error_file_upload                    = " calcext:value-type="string">
            <text:p>error_file_upload <text:s text:c="19"/>= </text:p>
          </table:table-cell>
          <table:table-cell table:number-columns-repeated="1023"/>
        </table:table-row>
        <table:table-row table:style-name="ro1">
          <table:table-cell table:formula="of:=[$'Admin ALL'.A48] &amp; [$'Admin ALL'.H48]" office:value-type="string" office:string-value="error_zip_nozip                      = " calcext:value-type="string">
            <text:p>error_zip_nozip <text:s text:c="21"/>= </text:p>
          </table:table-cell>
          <table:table-cell table:number-columns-repeated="1023"/>
        </table:table-row>
        <table:table-row table:style-name="ro1">
          <table:table-cell table:formula="of:=[$'Admin ALL'.A49] &amp; [$'Admin ALL'.H49]" office:value-type="string" office:string-value="error_read_htaccess                  = " calcext:value-type="string">
            <text:p>error_read_htaccess <text:s text:c="17"/>= </text:p>
          </table:table-cell>
          <table:table-cell table:number-columns-repeated="1023"/>
        </table:table-row>
        <table:table-row table:style-name="ro1">
          <table:table-cell table:formula="of:=[$'Admin ALL'.A50] &amp; [$'Admin ALL'.H50]" office:value-type="string" office:string-value="error_write_htaccess                 = " calcext:value-type="string">
            <text:p>error_write_htaccess <text:s text:c="16"/>= </text:p>
          </table:table-cell>
          <table:table-cell table:number-columns-repeated="1023"/>
        </table:table-row>
        <table:table-row table:style-name="ro1">
          <table:table-cell table:formula="of:=[$'Admin ALL'.A51] &amp; [$'Admin ALL'.H51]">
            <text:p/>
          </table:table-cell>
          <table:table-cell table:number-columns-repeated="1023"/>
        </table:table-row>
        <table:table-row table:style-name="ro1">
          <table:table-cell table:formula="of:=[$'Admin ALL'.A52] &amp; [$'Admin ALL'.H52]" office:value-type="string" office:string-value="dialog_title_error                   = " calcext:value-type="string">
            <text:p>dialog_title_error <text:s text:c="18"/>= </text:p>
          </table:table-cell>
          <table:table-cell table:number-columns-repeated="1023"/>
        </table:table-row>
        <table:table-row table:style-name="ro1">
          <table:table-cell table:formula="of:=[$'Admin ALL'.A53] &amp; [$'Admin ALL'.H53]" office:value-type="string" office:string-value="dialog_title_messages                = " calcext:value-type="string">
            <text:p>dialog_title_messages <text:s text:c="15"/>= </text:p>
          </table:table-cell>
          <table:table-cell table:number-columns-repeated="1023"/>
        </table:table-row>
        <table:table-row table:style-name="ro1">
          <table:table-cell table:formula="of:=[$'Admin ALL'.A54] &amp; [$'Admin ALL'.H54]" office:value-type="string" office:string-value="dialog_title_send                    = " calcext:value-type="string">
            <text:p>dialog_title_send <text:s text:c="19"/>= </text:p>
          </table:table-cell>
          <table:table-cell table:number-columns-repeated="1023"/>
        </table:table-row>
        <table:table-row table:style-name="ro1">
          <table:table-cell table:formula="of:=[$'Admin ALL'.A55] &amp; [$'Admin ALL'.H55]" office:value-type="string" office:string-value="dialog_title_save_beforeclose        = " calcext:value-type="string">
            <text:p>dialog_title_save_beforeclose <text:s text:c="7"/>= </text:p>
          </table:table-cell>
          <table:table-cell table:number-columns-repeated="1023"/>
        </table:table-row>
        <table:table-row table:style-name="ro1">
          <table:table-cell table:formula="of:=[$'Admin ALL'.A56] &amp; [$'Admin ALL'.H56]" office:value-type="string" office:string-value="dialog_title_delete                  = " calcext:value-type="string">
            <text:p>dialog_title_delete <text:s text:c="17"/>= </text:p>
          </table:table-cell>
          <table:table-cell table:number-columns-repeated="1023"/>
        </table:table-row>
        <table:table-row table:style-name="ro1">
          <table:table-cell table:formula="of:=[$'Admin ALL'.A57] &amp; [$'Admin ALL'.H57]" office:value-type="string" office:string-value="dialog_title_lastbackup              = " calcext:value-type="string">
            <text:p>dialog_title_lastbackup <text:s text:c="13"/>= </text:p>
          </table:table-cell>
          <table:table-cell table:number-columns-repeated="1023"/>
        </table:table-row>
        <table:table-row table:style-name="ro1">
          <table:table-cell table:formula="of:=[$'Admin ALL'.A58] &amp; [$'Admin ALL'.H58]" office:value-type="string" office:string-value="dialog_title_docu                    = " calcext:value-type="string">
            <text:p>dialog_title_docu <text:s text:c="19"/>= </text:p>
          </table:table-cell>
          <table:table-cell table:number-columns-repeated="1023"/>
        </table:table-row>
        <table:table-row table:style-name="ro1">
          <table:table-cell table:formula="of:=[$'Admin ALL'.A59] &amp; [$'Admin ALL'.H59]" office:value-type="string" office:string-value="dialog_title_coloredit               = " calcext:value-type="string">
            <text:p>dialog_title_coloredit <text:s text:c="14"/>= </text:p>
          </table:table-cell>
          <table:table-cell table:number-columns-repeated="1023"/>
        </table:table-row>
        <table:table-row table:style-name="ro1">
          <table:table-cell table:formula="of:=[$'Admin ALL'.A60] &amp; [$'Admin ALL'.H60]" office:value-type="string" office:string-value="yes                                  = " calcext:value-type="string">
            <text:p>yes <text:s text:c="33"/>= </text:p>
          </table:table-cell>
          <table:table-cell table:number-columns-repeated="1023"/>
        </table:table-row>
        <table:table-row table:style-name="ro1">
          <table:table-cell table:formula="of:=[$'Admin ALL'.A61] &amp; [$'Admin ALL'.H61]" office:value-type="string" office:string-value="no                                   = " calcext:value-type="string">
            <text:p>no <text:s text:c="34"/>= </text:p>
          </table:table-cell>
          <table:table-cell table:number-columns-repeated="1023"/>
        </table:table-row>
        <table:table-row table:style-name="ro1">
          <table:table-cell table:formula="of:=[$'Admin ALL'.A62] &amp; [$'Admin ALL'.H62]" office:value-type="string" office:string-value="pixels                               = " calcext:value-type="string">
            <text:p>pixels <text:s text:c="30"/>= </text:p>
          </table:table-cell>
          <table:table-cell table:number-columns-repeated="1023"/>
        </table:table-row>
        <table:table-row table:style-name="ro1">
          <table:table-cell table:formula="of:=[$'Admin ALL'.A63] &amp; [$'Admin ALL'.H63]" office:value-type="string" office:string-value="logout_button                        = " calcext:value-type="string">
            <text:p>logout_button <text:s text:c="23"/>= </text:p>
          </table:table-cell>
          <table:table-cell table:number-columns-repeated="1023"/>
        </table:table-row>
        <table:table-row table:style-name="ro1">
          <table:table-cell table:formula="of:=[$'Admin ALL'.A64] &amp; [$'Admin ALL'.H64]" office:value-type="string" office:string-value="website_button                       = " calcext:value-type="string">
            <text:p>website_button <text:s text:c="22"/>= </text:p>
          </table:table-cell>
          <table:table-cell table:number-columns-repeated="1023"/>
        </table:table-row>
        <table:table-row table:style-name="ro1">
          <table:table-cell table:formula="of:=[$'Admin ALL'.A65] &amp; [$'Admin ALL'.H65]" office:value-type="string" office:string-value="help_website_button                  = " calcext:value-type="string">
            <text:p>help_website_button <text:s text:c="17"/>= </text:p>
          </table:table-cell>
          <table:table-cell table:number-columns-repeated="1023"/>
        </table:table-row>
        <table:table-row table:style-name="ro1">
          <table:table-cell table:formula="of:=[$'Admin ALL'.A66] &amp; [$'Admin ALL'.H66]" office:value-type="string" office:string-value="target                               = Target:" calcext:value-type="string">
            <text:p>target <text:s text:c="30"/>= Target:</text:p>
          </table:table-cell>
          <table:table-cell table:number-columns-repeated="1023"/>
        </table:table-row>
        <table:table-row table:style-name="ro1">
          <table:table-cell table:formula="of:=[$'Admin ALL'.A67] &amp; [$'Admin ALL'.H67]" office:value-type="string" office:string-value="self                                 = self" calcext:value-type="string">
            <text:p>self <text:s text:c="32"/>= self</text:p>
          </table:table-cell>
          <table:table-cell table:number-columns-repeated="1023"/>
        </table:table-row>
        <table:table-row table:style-name="ro1">
          <table:table-cell table:formula="of:=[$'Admin ALL'.A68] &amp; [$'Admin ALL'.H68]" office:value-type="string" office:string-value="blank                                = blank" calcext:value-type="string">
            <text:p>blank <text:s text:c="31"/>= blank</text:p>
          </table:table-cell>
          <table:table-cell table:number-columns-repeated="1023"/>
        </table:table-row>
        <table:table-row table:style-name="ro1">
          <table:table-cell table:formula="of:=[$'Admin ALL'.A69] &amp; [$'Admin ALL'.H69]" office:value-type="string" office:string-value="password                             = " calcext:value-type="string">
            <text:p>password <text:s text:c="28"/>= </text:p>
          </table:table-cell>
          <table:table-cell table:number-columns-repeated="1023"/>
        </table:table-row>
        <table:table-row table:style-name="ro1">
          <table:table-cell table:formula="of:=[$'Admin ALL'.A70] &amp; [$'Admin ALL'.H70]" office:value-type="string" office:string-value="username                             = " calcext:value-type="string">
            <text:p>username <text:s text:c="28"/>= </text:p>
          </table:table-cell>
          <table:table-cell table:number-columns-repeated="1023"/>
        </table:table-row>
        <table:table-row table:style-name="ro1">
          <table:table-cell table:formula="of:=[$'Admin ALL'.A71] &amp; [$'Admin ALL'.H71]" office:value-type="string" office:string-value="incorrect_login                      = " calcext:value-type="string">
            <text:p>incorrect_login <text:s text:c="21"/>= </text:p>
          </table:table-cell>
          <table:table-cell table:number-columns-repeated="1023"/>
        </table:table-row>
        <table:table-row table:style-name="ro1">
          <table:table-cell table:formula="of:=[$'Admin ALL'.A72] &amp; [$'Admin ALL'.H72]" office:value-type="string" office:string-value="install_login                        = " calcext:value-type="string">
            <text:p>install_login <text:s text:c="23"/>= </text:p>
          </table:table-cell>
          <table:table-cell table:number-columns-repeated="1023"/>
        </table:table-row>
        <table:table-row table:style-name="ro1">
          <table:table-cell table:formula="of:=[$'Admin ALL'.A73] &amp; [$'Admin ALL'.H73]" office:value-type="string" office:string-value="images                               = " calcext:value-type="string">
            <text:p>images <text:s text:c="30"/>= </text:p>
          </table:table-cell>
          <table:table-cell table:number-columns-repeated="1023"/>
        </table:table-row>
        <table:table-row table:style-name="ro1">
          <table:table-cell table:formula="of:=[$'Admin ALL'.A74] &amp; [$'Admin ALL'.H74]" office:value-type="string" office:string-value="function_exists_error                = " calcext:value-type="string">
            <text:p>function_exists_error <text:s text:c="15"/>= </text:p>
          </table:table-cell>
          <table:table-cell table:number-columns-repeated="1023"/>
        </table:table-row>
        <table:table-row table:style-name="ro1">
          <table:table-cell table:formula="of:=[$'Admin ALL'.A75] &amp; [$'Admin ALL'.H75]" office:value-type="string" office:string-value="button_cancel                        = " calcext:value-type="string">
            <text:p>button_cancel <text:s text:c="23"/>= </text:p>
          </table:table-cell>
          <table:table-cell table:number-columns-repeated="1023"/>
        </table:table-row>
        <table:table-row table:style-name="ro1">
          <table:table-cell table:formula="of:=[$'Admin ALL'.A76] &amp; [$'Admin ALL'.H76]" office:value-type="string" office:string-value="button_save                          = " calcext:value-type="string">
            <text:p>button_save <text:s text:c="25"/>= </text:p>
          </table:table-cell>
          <table:table-cell table:number-columns-repeated="1023"/>
        </table:table-row>
        <table:table-row table:style-name="ro1">
          <table:table-cell table:formula="of:=[$'Admin ALL'.A77] &amp; [$'Admin ALL'.H77]" office:value-type="string" office:string-value="button_preview                       = " calcext:value-type="string">
            <text:p>button_preview <text:s text:c="22"/>= </text:p>
          </table:table-cell>
          <table:table-cell table:number-columns-repeated="1023"/>
        </table:table-row>
        <table:table-row table:style-name="ro1">
          <table:table-cell table:formula="of:=[$'Admin ALL'.A78] &amp; [$'Admin ALL'.H78]" office:value-type="string" office:string-value="files_button                         = " calcext:value-type="string">
            <text:p>files_button <text:s text:c="24"/>= </text:p>
          </table:table-cell>
          <table:table-cell table:number-columns-repeated="1023"/>
        </table:table-row>
        <table:table-row table:style-name="ro1">
          <table:table-cell table:formula="of:=[$'Admin ALL'.A79] &amp; [$'Admin ALL'.H79]" office:value-type="string" office:string-value="get_memory                           = " calcext:value-type="string">
            <text:p>get_memory <text:s text:c="26"/>= </text:p>
          </table:table-cell>
          <table:table-cell table:number-columns-repeated="1023"/>
        </table:table-row>
        <table:table-row table:style-name="ro1">
          <table:table-cell table:formula="of:=[$'Admin ALL'.A80] &amp; [$'Admin ALL'.H80]" office:value-type="string" office:string-value="get_execut_time                      = " calcext:value-type="string">
            <text:p>get_execut_time <text:s text:c="21"/>= </text:p>
          </table:table-cell>
          <table:table-cell table:number-columns-repeated="1023"/>
        </table:table-row>
        <table:table-row table:style-name="ro1">
          <table:table-cell table:formula="of:=[$'Admin ALL'.A81] &amp; [$'Admin ALL'.H81]">
            <text:p/>
          </table:table-cell>
          <table:table-cell table:number-columns-repeated="1023"/>
        </table:table-row>
        <table:table-row table:style-name="ro1">
          <table:table-cell table:formula="of:=[$'Admin ALL'.A82] &amp; [$'Admin ALL'.H82]" office:value-type="string" office:string-value="properties_error_save                = " calcext:value-type="string">
            <text:p>properties_error_save <text:s text:c="15"/>= </text:p>
          </table:table-cell>
          <table:table-cell table:number-columns-repeated="1023"/>
        </table:table-row>
        <table:table-row table:style-name="ro1">
          <table:table-cell table:formula="of:=[$'Admin ALL'.A83] &amp; [$'Admin ALL'.H83]" office:value-type="string" office:string-value="properties                           = " calcext:value-type="string">
            <text:p>properties <text:s text:c="26"/>= </text:p>
          </table:table-cell>
          <table:table-cell table:number-columns-repeated="1023"/>
        </table:table-row>
        <table:table-row table:style-name="ro1">
          <table:table-cell table:formula="of:=[$'Admin ALL'.A84] &amp; [$'Admin ALL'.H84]">
            <text:p/>
          </table:table-cell>
          <table:table-cell table:number-columns-repeated="1023"/>
        </table:table-row>
        <table:table-row table:style-name="ro1">
          <table:table-cell table:formula="of:=[$'Admin ALL'.A85] &amp; [$'Admin ALL'.H85]" office:value-type="string" office:string-value="editor_content_error_open            = " calcext:value-type="string">
            <text:p>editor_content_error_open <text:s text:c="11"/>= </text:p>
          </table:table-cell>
          <table:table-cell table:number-columns-repeated="1023"/>
        </table:table-row>
        <table:table-row table:style-name="ro1">
          <table:table-cell table:formula="of:=[$'Admin ALL'.A86] &amp; [$'Admin ALL'.H86]" office:value-type="string" office:string-value="editor_content_error_save            = " calcext:value-type="string">
            <text:p>editor_content_error_save <text:s text:c="11"/>= </text:p>
          </table:table-cell>
          <table:table-cell table:number-columns-repeated="1023"/>
        </table:table-row>
        <table:table-row table:style-name="ro1">
          <table:table-cell table:formula="of:=[$'Admin ALL'.A87] &amp; [$'Admin ALL'.H87]" office:value-type="string" office:string-value="toolbar_usersyntax                   = " calcext:value-type="string">
            <text:p>toolbar_usersyntax <text:s text:c="18"/>= </text:p>
          </table:table-cell>
          <table:table-cell table:number-columns-repeated="1023"/>
        </table:table-row>
        <table:table-row table:style-name="ro1">
          <table:table-cell table:formula="of:=[$'Admin ALL'.A88] &amp; [$'Admin ALL'.H88]" office:value-type="string" office:string-value="toolbar_contents                     = " calcext:value-type="string">
            <text:p>toolbar_contents <text:s text:c="20"/>= </text:p>
          </table:table-cell>
          <table:table-cell table:number-columns-repeated="1023"/>
        </table:table-row>
        <table:table-row table:style-name="ro1">
          <table:table-cell table:formula="of:=[$'Admin ALL'.A89] &amp; [$'Admin ALL'.H89]" office:value-type="string" office:string-value="toolbar_plugins                      = " calcext:value-type="string">
            <text:p>toolbar_plugins <text:s text:c="21"/>= </text:p>
          </table:table-cell>
          <table:table-cell table:number-columns-repeated="1023"/>
        </table:table-row>
        <table:table-row table:style-name="ro1">
          <table:table-cell table:formula="of:=[$'Admin ALL'.A90] &amp; [$'Admin ALL'.H90]" office:value-type="string" office:string-value="toolbar_platzhalter                  = " calcext:value-type="string">
            <text:p>toolbar_platzhalter <text:s text:c="17"/>= </text:p>
          </table:table-cell>
          <table:table-cell table:number-columns-repeated="1023"/>
        </table:table-row>
        <table:table-row table:style-name="ro1">
          <table:table-cell table:formula="of:=[$'Admin ALL'.A91] &amp; [$'Admin ALL'.H91]" office:value-type="string" office:string-value="toolbar_template                     = " calcext:value-type="string">
            <text:p>toolbar_template <text:s text:c="20"/>= </text:p>
          </table:table-cell>
          <table:table-cell table:number-columns-repeated="1023"/>
        </table:table-row>
        <table:table-row table:style-name="ro1">
          <table:table-cell table:formula="of:=[$'Admin ALL'.A92] &amp; [$'Admin ALL'.H92]" office:value-type="string" office:string-value="toolbar_template_css                 = " calcext:value-type="string">
            <text:p>toolbar_template_css <text:s text:c="16"/>= </text:p>
          </table:table-cell>
          <table:table-cell table:number-columns-repeated="1023"/>
        </table:table-row>
        <table:table-row table:style-name="ro1">
          <table:table-cell table:formula="of:=[$'Admin ALL'.A93] &amp; [$'Admin ALL'.H93]" office:value-type="string" office:string-value="toolbar_template_image               = " calcext:value-type="string">
            <text:p>toolbar_template_image <text:s text:c="14"/>= </text:p>
          </table:table-cell>
          <table:table-cell table:number-columns-repeated="1023"/>
        </table:table-row>
        <table:table-row table:style-name="ro1">
          <table:table-cell table:formula="of:=[$'Admin ALL'.A94] &amp; [$'Admin ALL'.H94]" office:value-type="string" office:string-value="toolbar_platzhalter_CATEGORY         = " calcext:value-type="string">
            <text:p>toolbar_platzhalter_CATEGORY <text:s text:c="8"/>= </text:p>
          </table:table-cell>
          <table:table-cell table:number-columns-repeated="1023"/>
        </table:table-row>
        <table:table-row table:style-name="ro1">
          <table:table-cell table:formula="of:=[$'Admin ALL'.A95] &amp; [$'Admin ALL'.H95]" office:value-type="string" office:string-value="toolbar_platzhalter_CATEGORY_NAME    = " calcext:value-type="string">
            <text:p>toolbar_platzhalter_CATEGORY_NAME <text:s text:c="3"/>= </text:p>
          </table:table-cell>
          <table:table-cell table:number-columns-repeated="1023"/>
        </table:table-row>
        <table:table-row table:style-name="ro1">
          <table:table-cell table:formula="of:=[$'Admin ALL'.A96] &amp; [$'Admin ALL'.H96]" office:value-type="string" office:string-value="toolbar_platzhalter_PAGE             = " calcext:value-type="string">
            <text:p>toolbar_platzhalter_PAGE <text:s text:c="12"/>= </text:p>
          </table:table-cell>
          <table:table-cell table:number-columns-repeated="1023"/>
        </table:table-row>
        <table:table-row table:style-name="ro1">
          <table:table-cell table:formula="of:=[$'Admin ALL'.A97] &amp; [$'Admin ALL'.H97]" office:value-type="string" office:string-value="toolbar_platzhalter_PAGE_NAME        = " calcext:value-type="string">
            <text:p>toolbar_platzhalter_PAGE_NAME <text:s text:c="7"/>= </text:p>
          </table:table-cell>
          <table:table-cell table:number-columns-repeated="1023"/>
        </table:table-row>
        <table:table-row table:style-name="ro1">
          <table:table-cell table:formula="of:=[$'Admin ALL'.A98] &amp; [$'Admin ALL'.H98]" office:value-type="string" office:string-value="toolbar_platzhalter_PAGE_FILE        = " calcext:value-type="string">
            <text:p>toolbar_platzhalter_PAGE_FILE <text:s text:c="7"/>= </text:p>
          </table:table-cell>
          <table:table-cell table:number-columns-repeated="1023"/>
        </table:table-row>
        <table:table-row table:style-name="ro1">
          <table:table-cell table:formula="of:=[$'Admin ALL'.A99] &amp; [$'Admin ALL'.H99]" office:value-type="string" office:string-value="toolbar_platzhalter_SEARCH           = " calcext:value-type="string">
            <text:p>toolbar_platzhalter_SEARCH <text:s text:c="10"/>= </text:p>
          </table:table-cell>
          <table:table-cell table:number-columns-repeated="1023"/>
        </table:table-row>
        <table:table-row table:style-name="ro1">
          <table:table-cell table:formula="of:=[$'Admin ALL'.A100] &amp; [$'Admin ALL'.H100]" office:value-type="string" office:string-value="toolbar_platzhalter_SITEMAPLINK      = " calcext:value-type="string">
            <text:p>toolbar_platzhalter_SITEMAPLINK <text:s text:c="5"/>= </text:p>
          </table:table-cell>
          <table:table-cell table:number-columns-repeated="1023"/>
        </table:table-row>
        <table:table-row table:style-name="ro1">
          <table:table-cell table:formula="of:=[$'Admin ALL'.A101] &amp; [$'Admin ALL'.H101]" office:value-type="string" office:string-value="toolbar_platzhalter_CMSINFO          = " calcext:value-type="string">
            <text:p>toolbar_platzhalter_CMSINFO <text:s text:c="9"/>= </text:p>
          </table:table-cell>
          <table:table-cell table:number-columns-repeated="1023"/>
        </table:table-row>
        <table:table-row table:style-name="ro1">
          <table:table-cell table:formula="of:=[$'Admin ALL'.A102] &amp; [$'Admin ALL'.H102]" office:value-type="string" office:string-value="toolbar_platzhalter_TABLEOFCONTENTS  = " calcext:value-type="string">
            <text:p>toolbar_platzhalter_TABLEOFCONTENTS <text:s/>= </text:p>
          </table:table-cell>
          <table:table-cell table:number-columns-repeated="1023"/>
        </table:table-row>
        <table:table-row table:style-name="ro1">
          <table:table-cell table:formula="of:=[$'Admin ALL'.A103] &amp; [$'Admin ALL'.H103]" office:value-type="string" office:string-value="toolbar_platzhalter_BASE_URL         = " calcext:value-type="string">
            <text:p>toolbar_platzhalter_BASE_URL <text:s text:c="8"/>= </text:p>
          </table:table-cell>
          <table:table-cell table:number-columns-repeated="1023"/>
        </table:table-row>
        <table:table-row table:style-name="ro1">
          <table:table-cell table:formula="of:=[$'Admin ALL'.A104] &amp; [$'Admin ALL'.H104]" office:value-type="string" office:string-value="toolbar_platzhalter_CATEGORY_URL     = " calcext:value-type="string">
            <text:p>toolbar_platzhalter_CATEGORY_URL <text:s text:c="4"/>= </text:p>
          </table:table-cell>
          <table:table-cell table:number-columns-repeated="1023"/>
        </table:table-row>
        <table:table-row table:style-name="ro1">
          <table:table-cell table:formula="of:=[$'Admin ALL'.A105] &amp; [$'Admin ALL'.H105]" office:value-type="string" office:string-value="toolbar_platzhalter_PAGE_URL         = " calcext:value-type="string">
            <text:p>toolbar_platzhalter_PAGE_URL <text:s text:c="8"/>= </text:p>
          </table:table-cell>
          <table:table-cell table:number-columns-repeated="1023"/>
        </table:table-row>
        <table:table-row table:style-name="ro1">
          <table:table-cell table:formula="of:=[$'Admin ALL'.A106] &amp; [$'Admin ALL'.H106]" office:value-type="string" office:string-value="toolbar_platzhalter_CHARSET          = " calcext:value-type="string">
            <text:p>toolbar_platzhalter_CHARSET <text:s text:c="9"/>= </text:p>
          </table:table-cell>
          <table:table-cell table:number-columns-repeated="1023"/>
        </table:table-row>
        <table:table-row table:style-name="ro1">
          <table:table-cell table:formula="of:=[$'Admin ALL'.A107] &amp; [$'Admin ALL'.H107]" office:value-type="string" office:string-value="toolbar_platzhalter_LAYOUT_DIR       = " calcext:value-type="string">
            <text:p>toolbar_platzhalter_LAYOUT_DIR <text:s text:c="6"/>= </text:p>
          </table:table-cell>
          <table:table-cell table:number-columns-repeated="1023"/>
        </table:table-row>
        <table:table-row table:style-name="ro1">
          <table:table-cell table:formula="of:=[$'Admin ALL'.A108] &amp; [$'Admin ALL'.H108]" office:value-type="string" office:string-value="toolbar_platzhalter_WEBSITE_TITLE    = " calcext:value-type="string">
            <text:p>toolbar_platzhalter_WEBSITE_TITLE <text:s text:c="3"/>= </text:p>
          </table:table-cell>
          <table:table-cell table:number-columns-repeated="1023"/>
        </table:table-row>
        <table:table-row table:style-name="ro1">
          <table:table-cell table:formula="of:=[$'Admin ALL'.A109] &amp; [$'Admin ALL'.H109]" office:value-type="string" office:string-value="toolbar_platzhalter_WEBSITE_KEYWORDS = " calcext:value-type="string">
            <text:p>toolbar_platzhalter_WEBSITE_KEYWORDS = </text:p>
          </table:table-cell>
          <table:table-cell table:number-columns-repeated="1023"/>
        </table:table-row>
        <table:table-row table:style-name="ro1">
          <table:table-cell table:formula="of:=[$'Admin ALL'.A110] &amp; [$'Admin ALL'.H110]" office:value-type="string" office:string-value="toolbar_platzhalter_WEBSITE_DESCRIPTION = " calcext:value-type="string">
            <text:p>toolbar_platzhalter_WEBSITE_DESCRIPTION = </text:p>
          </table:table-cell>
          <table:table-cell table:number-columns-repeated="1023"/>
        </table:table-row>
        <table:table-row table:style-name="ro1">
          <table:table-cell table:formula="of:=[$'Admin ALL'.A111] &amp; [$'Admin ALL'.H111]" office:value-type="string" office:string-value="toolbar_platzhalter_WEBSITE_NAME     = " calcext:value-type="string">
            <text:p>toolbar_platzhalter_WEBSITE_NAME <text:s text:c="4"/>= </text:p>
          </table:table-cell>
          <table:table-cell table:number-columns-repeated="1023"/>
        </table:table-row>
        <table:table-row table:style-name="ro1">
          <table:table-cell table:formula="of:=[$'Admin ALL'.A112] &amp; [$'Admin ALL'.H112]" office:value-type="string" office:string-value="toolbar_platzhalter_MAINMENU         = " calcext:value-type="string">
            <text:p>toolbar_platzhalter_MAINMENU <text:s text:c="8"/>= </text:p>
          </table:table-cell>
          <table:table-cell table:number-columns-repeated="1023"/>
        </table:table-row>
        <table:table-row table:style-name="ro1">
          <table:table-cell table:formula="of:=[$'Admin ALL'.A113] &amp; [$'Admin ALL'.H113]" office:value-type="string" office:string-value="toolbar_platzhalter_DETAILMENU       = " calcext:value-type="string">
            <text:p>toolbar_platzhalter_DETAILMENU <text:s text:c="6"/>= </text:p>
          </table:table-cell>
          <table:table-cell table:number-columns-repeated="1023"/>
        </table:table-row>
        <table:table-row table:style-name="ro1">
          <table:table-cell table:formula="of:=[$'Admin ALL'.A114] &amp; [$'Admin ALL'.H114]" office:value-type="string" office:string-value="toolbar_platzhalter_MEMORYUSAGE      = " calcext:value-type="string">
            <text:p>toolbar_platzhalter_MEMORYUSAGE <text:s text:c="5"/>= </text:p>
          </table:table-cell>
          <table:table-cell table:number-columns-repeated="1023"/>
        </table:table-row>
        <table:table-row table:style-name="ro1">
          <table:table-cell table:formula="of:=[$'Admin ALL'.A115] &amp; [$'Admin ALL'.H115]" office:value-type="string" office:string-value="toolbar_platzhalter_EXECUTETIME      = " calcext:value-type="string">
            <text:p>toolbar_platzhalter_EXECUTETIME <text:s text:c="5"/>= </text:p>
          </table:table-cell>
          <table:table-cell table:number-columns-repeated="1023"/>
        </table:table-row>
        <table:table-row table:style-name="ro1">
          <table:table-cell table:formula="of:=[$'Admin ALL'.A116] &amp; [$'Admin ALL'.H116]" office:value-type="string" office:string-value="toolbar_platzhalter_VALUE            = " calcext:value-type="string">
            <text:p>toolbar_platzhalter_VALUE <text:s text:c="11"/>= </text:p>
          </table:table-cell>
          <table:table-cell table:number-columns-repeated="1023"/>
        </table:table-row>
        <table:table-row table:style-name="ro1">
          <table:table-cell table:formula="of:=[$'Admin ALL'.A117] &amp; [$'Admin ALL'.H117]" office:value-type="string" office:string-value="toolbar_platzhalter_DESCRIPTION      = " calcext:value-type="string">
            <text:p>toolbar_platzhalter_DESCRIPTION <text:s text:c="5"/>= </text:p>
          </table:table-cell>
          <table:table-cell table:number-columns-repeated="1023"/>
        </table:table-row>
        <table:table-row table:style-name="ro1">
          <table:table-cell table:formula="of:=[$'Admin ALL'.A118] &amp; [$'Admin ALL'.H118]" office:value-type="string" office:string-value="toolbar_editor_linenumber            = " calcext:value-type="string">
            <text:p>toolbar_editor_linenumber <text:s text:c="11"/>= </text:p>
          </table:table-cell>
          <table:table-cell table:number-columns-repeated="1023"/>
        </table:table-row>
        <table:table-row table:style-name="ro1">
          <table:table-cell table:formula="of:=[$'Admin ALL'.A119] &amp; [$'Admin ALL'.H119]" office:value-type="string" office:string-value="toolbar_editor_controlcharacter      = " calcext:value-type="string">
            <text:p>toolbar_editor_controlcharacter <text:s text:c="5"/>= </text:p>
          </table:table-cell>
          <table:table-cell table:number-columns-repeated="1023"/>
        </table:table-row>
        <table:table-row table:style-name="ro1">
          <table:table-cell table:formula="of:=[$'Admin ALL'.A120] &amp; [$'Admin ALL'.H120]" office:value-type="string" office:string-value="toolbar_editor_highlighter           = " calcext:value-type="string">
            <text:p>toolbar_editor_highlighter <text:s text:c="10"/>= </text:p>
          </table:table-cell>
          <table:table-cell table:number-columns-repeated="1023"/>
        </table:table-row>
        <table:table-row table:style-name="ro1">
          <table:table-cell table:formula="of:=[$'Admin ALL'.A121] &amp; [$'Admin ALL'.H121]" office:value-type="string" office:string-value="toolbar_editor_fontsize              = " calcext:value-type="string">
            <text:p>toolbar_editor_fontsize <text:s text:c="13"/>= </text:p>
          </table:table-cell>
          <table:table-cell table:number-columns-repeated="1023"/>
        </table:table-row>
        <table:table-row table:style-name="ro1">
          <table:table-cell table:formula="of:=[$'Admin ALL'.A122] &amp; [$'Admin ALL'.H122]" office:value-type="string" office:string-value="toolbar_editor_undo                  = " calcext:value-type="string">
            <text:p>toolbar_editor_undo <text:s text:c="17"/>= </text:p>
          </table:table-cell>
          <table:table-cell table:number-columns-repeated="1023"/>
        </table:table-row>
        <table:table-row table:style-name="ro1">
          <table:table-cell table:formula="of:=[$'Admin ALL'.A123] &amp; [$'Admin ALL'.H123]" office:value-type="string" office:string-value="toolbar_editor_redo                  = " calcext:value-type="string">
            <text:p>toolbar_editor_redo <text:s text:c="17"/>= </text:p>
          </table:table-cell>
          <table:table-cell table:number-columns-repeated="1023"/>
        </table:table-row>
        <table:table-row table:style-name="ro1">
          <table:table-cell table:formula="of:=[$'Admin ALL'.A124] &amp; [$'Admin ALL'.H124]" office:value-type="string" office:string-value="toolbar_editor_togglefold            = " calcext:value-type="string">
            <text:p>toolbar_editor_togglefold <text:s text:c="11"/>= </text:p>
          </table:table-cell>
          <table:table-cell table:number-columns-repeated="1023"/>
        </table:table-row>
        <table:table-row table:style-name="ro1">
          <table:table-cell table:formula="of:=[$'Admin ALL'.A125] &amp; [$'Admin ALL'.H125]" office:value-type="string" office:string-value="toolbar_editor_search                = " calcext:value-type="string">
            <text:p>toolbar_editor_search <text:s text:c="15"/>= </text:p>
          </table:table-cell>
          <table:table-cell table:number-columns-repeated="1023"/>
        </table:table-row>
        <table:table-row table:style-name="ro1">
          <table:table-cell table:formula="of:=[$'Admin ALL'.A126] &amp; [$'Admin ALL'.H126]" office:value-type="string" office:string-value="toolbar_editor_searchall             = " calcext:value-type="string">
            <text:p>toolbar_editor_searchall <text:s text:c="12"/>= </text:p>
          </table:table-cell>
          <table:table-cell table:number-columns-repeated="1023"/>
        </table:table-row>
        <table:table-row table:style-name="ro1">
          <table:table-cell table:formula="of:=[$'Admin ALL'.A127] &amp; [$'Admin ALL'.H127]" office:value-type="string" office:string-value="toolbar_editor_replace               = " calcext:value-type="string">
            <text:p>toolbar_editor_replace <text:s text:c="14"/>= </text:p>
          </table:table-cell>
          <table:table-cell table:number-columns-repeated="1023"/>
        </table:table-row>
        <table:table-row table:style-name="ro1">
          <table:table-cell table:formula="of:=[$'Admin ALL'.A128] &amp; [$'Admin ALL'.H128]" office:value-type="string" office:string-value="toolbar_editor_textall               = " calcext:value-type="string">
            <text:p>toolbar_editor_textall <text:s text:c="14"/>= </text:p>
          </table:table-cell>
          <table:table-cell table:number-columns-repeated="1023"/>
        </table:table-row>
        <table:table-row table:style-name="ro1">
          <table:table-cell table:formula="of:=[$'Admin ALL'.A129] &amp; [$'Admin ALL'.H129]">
            <text:p/>
          </table:table-cell>
          <table:table-cell table:number-columns-repeated="1023"/>
        </table:table-row>
        <table:table-row table:style-name="ro1">
          <table:table-cell table:formula="of:=[$'Admin ALL'.A130] &amp; [$'Admin ALL'.H130]" office:value-type="string" office:string-value="filter_button_all_hide               = " calcext:value-type="string">
            <text:p>filter_button_all_hide <text:s text:c="14"/>= </text:p>
          </table:table-cell>
          <table:table-cell table:number-columns-repeated="1023"/>
        </table:table-row>
        <table:table-row table:style-name="ro1">
          <table:table-cell table:formula="of:=[$'Admin ALL'.A131] &amp; [$'Admin ALL'.H131]" office:value-type="string" office:string-value="filter_button_all_show               = " calcext:value-type="string">
            <text:p>filter_button_all_show <text:s text:c="14"/>= </text:p>
          </table:table-cell>
          <table:table-cell table:number-columns-repeated="1023"/>
        </table:table-row>
        <table:table-row table:style-name="ro1">
          <table:table-cell table:formula="of:=[$'Admin ALL'.A132] &amp; [$'Admin ALL'.H132]" office:value-type="string" office:string-value="filter_text                          = " calcext:value-type="string">
            <text:p>filter_text <text:s text:c="25"/>= </text:p>
          </table:table-cell>
          <table:table-cell table:number-columns-repeated="1023"/>
        </table:table-row>
        <table:table-row table:style-name="ro1">
          <table:table-cell table:formula="of:=[$'Admin ALL'.A133] &amp; [$'Admin ALL'.H133]" office:value-type="string" office:string-value="filter_text_gallery                  = " calcext:value-type="string">
            <text:p>filter_text_gallery <text:s text:c="17"/>= </text:p>
          </table:table-cell>
          <table:table-cell table:number-columns-repeated="1023"/>
        </table:table-row>
        <table:table-row table:style-name="ro1">
          <table:table-cell table:formula="of:=[$'Admin ALL'.A134] &amp; [$'Admin ALL'.H134]" office:value-type="string" office:string-value="filter_text_plugins                  = " calcext:value-type="string">
            <text:p>filter_text_plugins <text:s text:c="17"/>= </text:p>
          </table:table-cell>
          <table:table-cell table:number-columns-repeated="1023"/>
        </table:table-row>
        <table:table-row table:style-name="ro1">
          <table:table-cell table:formula="of:=[$'Admin ALL'.A135] &amp; [$'Admin ALL'.H135]" office:value-type="string" office:string-value="filter_text_files                    = " calcext:value-type="string">
            <text:p>filter_text_files <text:s text:c="19"/>= </text:p>
          </table:table-cell>
          <table:table-cell table:number-columns-repeated="1023"/>
        </table:table-row>
        <table:table-row table:style-name="ro1">
          <table:table-cell table:formula="of:=[$'Admin ALL'.A136] &amp; [$'Admin ALL'.H136]" office:value-type="string" office:string-value="filter_text_catpage                  = " calcext:value-type="string">
            <text:p>filter_text_catpage <text:s text:c="17"/>= </text:p>
          </table:table-cell>
          <table:table-cell table:number-columns-repeated="1023"/>
        </table:table-row>
        <table:table-row table:style-name="ro1">
          <table:table-cell table:formula="of:=[$'Admin ALL'.A137] &amp; [$'Admin ALL'.H137]">
            <text:p/>
          </table:table-cell>
          <table:table-cell table:number-columns-repeated="1023"/>
        </table:table-row>
        <table:table-row table:style-name="ro1">
          <table:table-cell table:formula="of:=[$'Admin ALL'.A138] &amp; [$'Admin ALL'.H138]" office:value-type="string" office:string-value="home_button                          = " calcext:value-type="string">
            <text:p>home_button <text:s text:c="25"/>= </text:p>
          </table:table-cell>
          <table:table-cell table:number-columns-repeated="1023"/>
        </table:table-row>
        <table:table-row table:style-name="ro1">
          <table:table-cell table:formula="of:=[$'Admin ALL'.A139] &amp; [$'Admin ALL'.H139]" office:value-type="string" office:string-value="home_multiuser                       = " calcext:value-type="string">
            <text:p>home_multiuser <text:s text:c="22"/>= </text:p>
          </table:table-cell>
          <table:table-cell table:number-columns-repeated="1023"/>
        </table:table-row>
        <table:table-row table:style-name="ro1">
          <table:table-cell table:formula="of:=[$'Admin ALL'.A140] &amp; [$'Admin ALL'.H140]" office:value-type="string" office:string-value="home_multiuser_text                  = " calcext:value-type="string">
            <text:p>home_multiuser_text <text:s text:c="17"/>= </text:p>
          </table:table-cell>
          <table:table-cell table:number-columns-repeated="1023"/>
        </table:table-row>
        <table:table-row table:style-name="ro1">
          <table:table-cell table:formula="of:=[$'Admin ALL'.A141] &amp; [$'Admin ALL'.H141]" office:value-type="string" office:string-value="home_multiuser_button                = " calcext:value-type="string">
            <text:p>home_multiuser_button <text:s text:c="15"/>= </text:p>
          </table:table-cell>
          <table:table-cell table:number-columns-repeated="1023"/>
        </table:table-row>
        <table:table-row table:style-name="ro1">
          <table:table-cell table:formula="of:=[$'Admin ALL'.A142] &amp; [$'Admin ALL'.H142]" office:value-type="string" office:string-value="home_multiuser_mode_text             = " calcext:value-type="string">
            <text:p>home_multiuser_mode_text <text:s text:c="12"/>= </text:p>
          </table:table-cell>
          <table:table-cell table:number-columns-repeated="1023"/>
        </table:table-row>
        <table:table-row table:style-name="ro1">
          <table:table-cell table:formula="of:=[$'Admin ALL'.A143] &amp; [$'Admin ALL'.H143]" office:value-type="string" office:string-value="home_text                            = " calcext:value-type="string">
            <text:p>home_text <text:s text:c="27"/>= </text:p>
          </table:table-cell>
          <table:table-cell table:number-columns-repeated="1023"/>
        </table:table-row>
        <table:table-row table:style-name="ro1">
          <table:table-cell table:formula="of:=[$'Admin ALL'.A144] &amp; [$'Admin ALL'.H144]" office:value-type="string" office:string-value="home_cmssize_text                    = " calcext:value-type="string">
            <text:p>home_cmssize_text <text:s text:c="19"/>= </text:p>
          </table:table-cell>
          <table:table-cell table:number-columns-repeated="1023"/>
        </table:table-row>
        <table:table-row table:style-name="ro1">
          <table:table-cell table:formula="of:=[$'Admin ALL'.A145] &amp; [$'Admin ALL'.H145]" office:value-type="string" office:string-value="home_cmsversion_text                 = " calcext:value-type="string">
            <text:p>home_cmsversion_text <text:s text:c="16"/>= </text:p>
          </table:table-cell>
          <table:table-cell table:number-columns-repeated="1023"/>
        </table:table-row>
        <table:table-row table:style-name="ro1">
          <table:table-cell table:formula="of:=[$'Admin ALL'.A146] &amp; [$'Admin ALL'.H146]" office:value-type="string" office:string-value="home_cmsrevision_text                = " calcext:value-type="string">
            <text:p>home_cmsrevision_text <text:s text:c="15"/>= </text:p>
          </table:table-cell>
          <table:table-cell table:number-columns-repeated="1023"/>
        </table:table-row>
        <table:table-row table:style-name="ro1">
          <table:table-cell table:formula="of:=[$'Admin ALL'.A147] &amp; [$'Admin ALL'.H147]" office:value-type="string" office:string-value="home_phpversion_text                 = " calcext:value-type="string">
            <text:p>home_phpversion_text <text:s text:c="16"/>= </text:p>
          </table:table-cell>
          <table:table-cell table:number-columns-repeated="1023"/>
        </table:table-row>
        <table:table-row table:style-name="ro1">
          <table:table-cell table:formula="of:=[$'Admin ALL'.A148] &amp; [$'Admin ALL'.H148]" office:value-type="string" office:string-value="home_error_phpversion_text           = " calcext:value-type="string">
            <text:p>home_error_phpversion_text <text:s text:c="10"/>= </text:p>
          </table:table-cell>
          <table:table-cell table:number-columns-repeated="1023"/>
        </table:table-row>
        <table:table-row table:style-name="ro1">
          <table:table-cell table:formula="of:=[$'Admin ALL'.A149] &amp; [$'Admin ALL'.H149]" office:value-type="string" office:string-value="home_installpath_text                = " calcext:value-type="string">
            <text:p>home_installpath_text <text:s text:c="15"/>= </text:p>
          </table:table-cell>
          <table:table-cell table:number-columns-repeated="1023"/>
        </table:table-row>
        <table:table-row table:style-name="ro1">
          <table:table-cell table:formula="of:=[$'Admin ALL'.A150] &amp; [$'Admin ALL'.H150]" office:value-type="string" office:string-value="home_help                            = " calcext:value-type="string">
            <text:p>home_help <text:s text:c="27"/>= </text:p>
          </table:table-cell>
          <table:table-cell table:number-columns-repeated="1023"/>
        </table:table-row>
        <table:table-row table:style-name="ro1">
          <table:table-cell table:formula="of:=[$'Admin ALL'.A151] &amp; [$'Admin ALL'.H151]" office:value-type="string" office:string-value="home_help_text_docu                  = " calcext:value-type="string">
            <text:p>home_help_text_docu <text:s text:c="17"/>= </text:p>
          </table:table-cell>
          <table:table-cell table:number-columns-repeated="1023"/>
        </table:table-row>
        <table:table-row table:style-name="ro1">
          <table:table-cell table:formula="of:=[$'Admin ALL'.A152] &amp; [$'Admin ALL'.H152]" office:value-type="string" office:string-value="home_help_text_info                  = " calcext:value-type="string">
            <text:p>home_help_text_info <text:s text:c="17"/>= </text:p>
          </table:table-cell>
          <table:table-cell table:number-columns-repeated="1023"/>
        </table:table-row>
        <table:table-row table:style-name="ro1">
          <table:table-cell table:formula="of:=[$'Admin ALL'.A153] &amp; [$'Admin ALL'.H153]" office:value-type="string" office:string-value="home_no_help                         = " calcext:value-type="string">
            <text:p>home_no_help <text:s text:c="24"/>= </text:p>
          </table:table-cell>
          <table:table-cell table:number-columns-repeated="1023"/>
        </table:table-row>
        <table:table-row table:style-name="ro1">
          <table:table-cell table:formula="of:=[$'Admin ALL'.A154] &amp; [$'Admin ALL'.H154]" office:value-type="string" office:string-value="home_mod_rewrite                     = " calcext:value-type="string">
            <text:p>home_mod_rewrite <text:s text:c="20"/>= </text:p>
          </table:table-cell>
          <table:table-cell table:number-columns-repeated="1023"/>
        </table:table-row>
        <table:table-row table:style-name="ro1">
          <table:table-cell table:formula="of:=[$'Admin ALL'.A155] &amp; [$'Admin ALL'.H155]" office:value-type="string" office:string-value="home_error_mod_rewrite               = " calcext:value-type="string">
            <text:p>home_error_mod_rewrite <text:s text:c="14"/>= </text:p>
          </table:table-cell>
          <table:table-cell table:number-columns-repeated="1023"/>
        </table:table-row>
        <table:table-row table:style-name="ro1">
          <table:table-cell table:formula="of:=[$'Admin ALL'.A156] &amp; [$'Admin ALL'.H156]" office:value-type="string" office:string-value="home_mod_rewrite_deact               = " calcext:value-type="string">
            <text:p>home_mod_rewrite_deact <text:s text:c="14"/>= </text:p>
          </table:table-cell>
          <table:table-cell table:number-columns-repeated="1023"/>
        </table:table-row>
        <table:table-row table:style-name="ro1">
          <table:table-cell table:formula="of:=[$'Admin ALL'.A157] &amp; [$'Admin ALL'.H157]" office:value-type="string" office:string-value="home_error_safe_mode                 = " calcext:value-type="string">
            <text:p>home_error_safe_mode <text:s text:c="16"/>= </text:p>
          </table:table-cell>
          <table:table-cell table:number-columns-repeated="1023"/>
        </table:table-row>
        <table:table-row table:style-name="ro1">
          <table:table-cell table:formula="of:=[$'Admin ALL'.A158] &amp; [$'Admin ALL'.H158]" office:value-type="string" office:string-value="home_text_safemode                   = " calcext:value-type="string">
            <text:p>home_text_safemode <text:s text:c="18"/>= </text:p>
          </table:table-cell>
          <table:table-cell table:number-columns-repeated="1023"/>
        </table:table-row>
        <table:table-row table:style-name="ro1">
          <table:table-cell table:formula="of:=[$'Admin ALL'.A159] &amp; [$'Admin ALL'.H159]" office:value-type="string" office:string-value="home_text_gd                         = " calcext:value-type="string">
            <text:p>home_text_gd <text:s text:c="24"/>= </text:p>
          </table:table-cell>
          <table:table-cell table:number-columns-repeated="1023"/>
        </table:table-row>
        <table:table-row table:style-name="ro1">
          <table:table-cell table:formula="of:=[$'Admin ALL'.A160] &amp; [$'Admin ALL'.H160]" office:value-type="string" office:string-value="home_error_gd                        = " calcext:value-type="string">
            <text:p>home_error_gd <text:s text:c="23"/>= </text:p>
          </table:table-cell>
          <table:table-cell table:number-columns-repeated="1023"/>
        </table:table-row>
        <table:table-row table:style-name="ro1">
          <table:table-cell table:formula="of:=[$'Admin ALL'.A161] &amp; [$'Admin ALL'.H161]" office:value-type="string" office:string-value="home_mailtest_mailsubject            = " calcext:value-type="string">
            <text:p>home_mailtest_mailsubject <text:s text:c="11"/>= </text:p>
          </table:table-cell>
          <table:table-cell table:number-columns-repeated="1023"/>
        </table:table-row>
        <table:table-row table:style-name="ro1">
          <table:table-cell table:formula="of:=[$'Admin ALL'.A162] &amp; [$'Admin ALL'.H162]" office:value-type="string" office:string-value="home_mailtest_mailcontent            = " calcext:value-type="string">
            <text:p>home_mailtest_mailcontent <text:s text:c="11"/>= </text:p>
          </table:table-cell>
          <table:table-cell table:number-columns-repeated="1023"/>
        </table:table-row>
        <table:table-row table:style-name="ro1">
          <table:table-cell table:formula="of:=[$'Admin ALL'.A163] &amp; [$'Admin ALL'.H163]" office:value-type="string" office:string-value="home_text_test_mail                  = " calcext:value-type="string">
            <text:p>home_text_test_mail <text:s text:c="17"/>= </text:p>
          </table:table-cell>
          <table:table-cell table:number-columns-repeated="1023"/>
        </table:table-row>
        <table:table-row table:style-name="ro1">
          <table:table-cell table:formula="of:=[$'Admin ALL'.A164] &amp; [$'Admin ALL'.H164]" office:value-type="string" office:string-value="home_messages_test_mail              = " calcext:value-type="string">
            <text:p>home_messages_test_mail <text:s text:c="13"/>= </text:p>
          </table:table-cell>
          <table:table-cell table:number-columns-repeated="1023"/>
        </table:table-row>
        <table:table-row table:style-name="ro1">
          <table:table-cell table:formula="of:=[$'Admin ALL'.A165] &amp; [$'Admin ALL'.H165]" office:value-type="string" office:string-value="home_messages_no_mail                = " calcext:value-type="string">
            <text:p>home_messages_no_mail <text:s text:c="15"/>= </text:p>
          </table:table-cell>
          <table:table-cell table:number-columns-repeated="1023"/>
        </table:table-row>
        <table:table-row table:style-name="ro1">
          <table:table-cell table:formula="of:=[$'Admin ALL'.A166] &amp; [$'Admin ALL'.H166]" office:value-type="string" office:string-value="home_error_test_mail                 = " calcext:value-type="string">
            <text:p>home_error_test_mail <text:s text:c="16"/>= </text:p>
          </table:table-cell>
          <table:table-cell table:number-columns-repeated="1023"/>
        </table:table-row>
        <table:table-row table:style-name="ro1">
          <table:table-cell table:formula="of:=[$'Admin ALL'.A167] &amp; [$'Admin ALL'.H167]" office:value-type="string" office:string-value="home_cmsinfo                         = " calcext:value-type="string">
            <text:p>home_cmsinfo <text:s text:c="24"/>= </text:p>
          </table:table-cell>
          <table:table-cell table:number-columns-repeated="1023"/>
        </table:table-row>
        <table:table-row table:style-name="ro1">
          <table:table-cell table:formula="of:=[$'Admin ALL'.A168] &amp; [$'Admin ALL'.H168]" office:value-type="string" office:string-value="home_serverinfo                      = " calcext:value-type="string">
            <text:p>home_serverinfo <text:s text:c="21"/>= </text:p>
          </table:table-cell>
          <table:table-cell table:number-columns-repeated="1023"/>
        </table:table-row>
        <table:table-row table:style-name="ro1">
          <table:table-cell table:formula="of:=[$'Admin ALL'.A169] &amp; [$'Admin ALL'.H169]" office:value-type="string" office:string-value="home_titel_test_mail                 = " calcext:value-type="string">
            <text:p>home_titel_test_mail <text:s text:c="16"/>= </text:p>
          </table:table-cell>
          <table:table-cell table:number-columns-repeated="1023"/>
        </table:table-row>
        <table:table-row table:style-name="ro1">
          <table:table-cell table:formula="of:=[$'Admin ALL'.A170] &amp; [$'Admin ALL'.H170]" office:value-type="string" office:string-value="home_text_backupsystem               = " calcext:value-type="string">
            <text:p>home_text_backupsystem <text:s text:c="14"/>= </text:p>
          </table:table-cell>
          <table:table-cell table:number-columns-repeated="1023"/>
        </table:table-row>
        <table:table-row table:style-name="ro1">
          <table:table-cell table:formula="of:=[$'Admin ALL'.A171] &amp; [$'Admin ALL'.H171]" office:value-type="string" office:string-value="home_error_backupsystem              = " calcext:value-type="string">
            <text:p>home_error_backupsystem <text:s text:c="13"/>= </text:p>
          </table:table-cell>
          <table:table-cell table:number-columns-repeated="1023"/>
        </table:table-row>
        <table:table-row table:style-name="ro1">
          <table:table-cell table:formula="of:=[$'Admin ALL'.A172] &amp; [$'Admin ALL'.H172]" office:value-type="string" office:string-value="home_date_text                       = " calcext:value-type="string">
            <text:p>home_date_text <text:s text:c="22"/>= </text:p>
          </table:table-cell>
          <table:table-cell table:number-columns-repeated="1023"/>
        </table:table-row>
        <table:table-row table:style-name="ro1">
          <table:table-cell table:formula="of:=[$'Admin ALL'.A173] &amp; [$'Admin ALL'.H173]" office:value-type="string" office:string-value="home_text_locale                     = " calcext:value-type="string">
            <text:p>home_text_locale <text:s text:c="20"/>= </text:p>
          </table:table-cell>
          <table:table-cell table:number-columns-repeated="1023"/>
        </table:table-row>
        <table:table-row table:style-name="ro1">
          <table:table-cell table:formula="of:=[$'Admin ALL'.A174] &amp; [$'Admin ALL'.H174]" office:value-type="string" office:string-value="home_text_nolocale                   = " calcext:value-type="string">
            <text:p>home_text_nolocale <text:s text:c="18"/>= </text:p>
          </table:table-cell>
          <table:table-cell table:number-columns-repeated="1023"/>
        </table:table-row>
        <table:table-row table:style-name="ro1">
          <table:table-cell table:formula="of:=[$'Admin ALL'.A175] &amp; [$'Admin ALL'.H175]">
            <text:p/>
          </table:table-cell>
          <table:table-cell table:number-columns-repeated="1023"/>
        </table:table-row>
        <table:table-row table:style-name="ro1">
          <table:table-cell table:formula="of:=[$'Admin ALL'.A176] &amp; [$'Admin ALL'.H176]" office:value-type="string" office:string-value="catpage_button                       = " calcext:value-type="string">
            <text:p>catpage_button <text:s text:c="22"/>= </text:p>
          </table:table-cell>
          <table:table-cell table:number-columns-repeated="1023"/>
        </table:table-row>
        <table:table-row table:style-name="ro1">
          <table:table-cell table:formula="of:=[$'Admin ALL'.A177] &amp; [$'Admin ALL'.H177]" office:value-type="string" office:string-value="category_button                      = " calcext:value-type="string">
            <text:p>category_button <text:s text:c="21"/>= </text:p>
          </table:table-cell>
          <table:table-cell table:number-columns-repeated="1023"/>
        </table:table-row>
        <table:table-row table:style-name="ro1">
          <table:table-cell table:formula="of:=[$'Admin ALL'.A178] &amp; [$'Admin ALL'.H178]" office:value-type="string" office:string-value="page_button                          = " calcext:value-type="string">
            <text:p>page_button <text:s text:c="25"/>= </text:p>
          </table:table-cell>
          <table:table-cell table:number-columns-repeated="1023"/>
        </table:table-row>
        <table:table-row table:style-name="ro1">
          <table:table-cell table:formula="of:=[$'Admin ALL'.A179] &amp; [$'Admin ALL'.H179]" office:value-type="string" office:string-value="page_status                          = " calcext:value-type="string">
            <text:p>page_status <text:s text:c="25"/>= </text:p>
          </table:table-cell>
          <table:table-cell table:number-columns-repeated="1023"/>
        </table:table-row>
        <table:table-row table:style-name="ro1">
          <table:table-cell table:formula="of:=[$'Admin ALL'.A180] &amp; [$'Admin ALL'.H180]" office:value-type="string" office:string-value="page_edit                            = " calcext:value-type="string">
            <text:p>page_edit <text:s text:c="27"/>= </text:p>
          </table:table-cell>
          <table:table-cell table:number-columns-repeated="1023"/>
        </table:table-row>
        <table:table-row table:style-name="ro1">
          <table:table-cell table:formula="of:=[$'Admin ALL'.A181] &amp; [$'Admin ALL'.H181]" office:value-type="string" office:string-value="page_saveasdraft                     = " calcext:value-type="string">
            <text:p>page_saveasdraft <text:s text:c="20"/>= </text:p>
          </table:table-cell>
          <table:table-cell table:number-columns-repeated="1023"/>
        </table:table-row>
        <table:table-row table:style-name="ro1">
          <table:table-cell table:formula="of:=[$'Admin ALL'.A182] &amp; [$'Admin ALL'.H182]" office:value-type="string" office:string-value="page_saveashidden                    = " calcext:value-type="string">
            <text:p>page_saveashidden <text:s text:c="19"/>= </text:p>
          </table:table-cell>
          <table:table-cell table:number-columns-repeated="1023"/>
        </table:table-row>
        <table:table-row table:style-name="ro1">
          <table:table-cell table:formula="of:=[$'Admin ALL'.A183] &amp; [$'Admin ALL'.H183]" office:value-type="string" office:string-value="page_saveasnormal                    = " calcext:value-type="string">
            <text:p>page_saveasnormal <text:s text:c="19"/>= </text:p>
          </table:table-cell>
          <table:table-cell table:number-columns-repeated="1023"/>
        </table:table-row>
        <table:table-row table:style-name="ro1">
          <table:table-cell table:formula="of:=[$'Admin ALL'.A184] &amp; [$'Admin ALL'.H184]" office:value-type="string" office:string-value="page_error_save                      = " calcext:value-type="string">
            <text:p>page_error_save <text:s text:c="21"/>= </text:p>
          </table:table-cell>
          <table:table-cell table:number-columns-repeated="1023"/>
        </table:table-row>
        <table:table-row table:style-name="ro1">
          <table:table-cell table:formula="of:=[$'Admin ALL'.A185] &amp; [$'Admin ALL'.H185]" office:value-type="string" office:string-value="page_edit_discard                    = " calcext:value-type="string">
            <text:p>page_edit_discard <text:s text:c="19"/>= </text:p>
          </table:table-cell>
          <table:table-cell table:number-columns-repeated="1023"/>
        </table:table-row>
        <table:table-row table:style-name="ro1">
          <table:table-cell table:formula="of:=[$'Admin ALL'.A186] &amp; [$'Admin ALL'.H186]" office:value-type="string" office:string-value="close                                = " calcext:value-type="string">
            <text:p>close <text:s text:c="31"/>= </text:p>
          </table:table-cell>
          <table:table-cell table:number-columns-repeated="1023"/>
        </table:table-row>
        <table:table-row table:style-name="ro1">
          <table:table-cell table:formula="of:=[$'Admin ALL'.A187] &amp; [$'Admin ALL'.H187]" office:value-type="string" office:string-value="page_reload                          = " calcext:value-type="string">
            <text:p>page_reload <text:s text:c="25"/>= </text:p>
          </table:table-cell>
          <table:table-cell table:number-columns-repeated="1023"/>
        </table:table-row>
        <table:table-row table:style-name="ro1">
          <table:table-cell table:formula="of:=[$'Admin ALL'.A188] &amp; [$'Admin ALL'.H188]" office:value-type="string" office:string-value="page_cancel_reload                   = " calcext:value-type="string">
            <text:p>page_cancel_reload <text:s text:c="18"/>= </text:p>
          </table:table-cell>
          <table:table-cell table:number-columns-repeated="1023"/>
        </table:table-row>
        <table:table-row table:style-name="ro1">
          <table:table-cell table:formula="of:=[$'Admin ALL'.A189] &amp; [$'Admin ALL'.H189]" office:value-type="string" office:string-value="page_error_no_page                   = " calcext:value-type="string">
            <text:p>page_error_no_page <text:s text:c="18"/>= </text:p>
          </table:table-cell>
          <table:table-cell table:number-columns-repeated="1023"/>
        </table:table-row>
        <table:table-row table:style-name="ro1">
          <table:table-cell table:formula="of:=[$'Admin ALL'.A190] &amp; [$'Admin ALL'.H190]">
            <text:p/>
          </table:table-cell>
          <table:table-cell table:number-columns-repeated="1023"/>
        </table:table-row>
        <table:table-row table:style-name="ro1">
          <table:table-cell table:formula="of:=[$'Admin ALL'.A191] &amp; [$'Admin ALL'.H191]" office:value-type="string" office:string-value="gallery_button                       = " calcext:value-type="string">
            <text:p>gallery_button <text:s text:c="22"/>= </text:p>
          </table:table-cell>
          <table:table-cell table:number-columns-repeated="1023"/>
        </table:table-row>
        <table:table-row table:style-name="ro1">
          <table:table-cell table:formula="of:=[$'Admin ALL'.A192] &amp; [$'Admin ALL'.H192]" office:value-type="string" office:string-value="gallery_scale                        = " calcext:value-type="string">
            <text:p>gallery_scale <text:s text:c="23"/>= </text:p>
          </table:table-cell>
          <table:table-cell table:number-columns-repeated="1023"/>
        </table:table-row>
        <table:table-row table:style-name="ro1">
          <table:table-cell table:formula="of:=[$'Admin ALL'.A193] &amp; [$'Admin ALL'.H193]" office:value-type="string" office:string-value="gallery_scale_thumbs                 = " calcext:value-type="string">
            <text:p>gallery_scale_thumbs <text:s text:c="16"/>= </text:p>
          </table:table-cell>
          <table:table-cell table:number-columns-repeated="1023"/>
        </table:table-row>
        <table:table-row table:style-name="ro1">
          <table:table-cell table:formula="of:=[$'Admin ALL'.A194] &amp; [$'Admin ALL'.H194]" office:value-type="string" office:string-value="gallery_error_new                    = " calcext:value-type="string">
            <text:p>gallery_error_new <text:s text:c="19"/>= </text:p>
          </table:table-cell>
          <table:table-cell table:number-columns-repeated="1023"/>
        </table:table-row>
        <table:table-row table:style-name="ro1">
          <table:table-cell table:formula="of:=[$'Admin ALL'.A195] &amp; [$'Admin ALL'.H195]" office:value-type="string" office:string-value="gallery_error_exists                 = " calcext:value-type="string">
            <text:p>gallery_error_exists <text:s text:c="16"/>= </text:p>
          </table:table-cell>
          <table:table-cell table:number-columns-repeated="1023"/>
        </table:table-row>
        <table:table-row table:style-name="ro1">
          <table:table-cell table:formula="of:=[$'Admin ALL'.A196] &amp; [$'Admin ALL'.H196]" office:value-type="string" office:string-value="gallery_error_datei_conf             = " calcext:value-type="string">
            <text:p>gallery_error_datei_conf <text:s text:c="12"/>= </text:p>
          </table:table-cell>
          <table:table-cell table:number-columns-repeated="1023"/>
        </table:table-row>
        <table:table-row table:style-name="ro1">
          <table:table-cell table:formula="of:=[$'Admin ALL'.A197] &amp; [$'Admin ALL'.H197]" office:value-type="string" office:string-value="gallery_error_subtitle_conf          = " calcext:value-type="string">
            <text:p>gallery_error_subtitle_conf <text:s text:c="9"/>= </text:p>
          </table:table-cell>
          <table:table-cell table:number-columns-repeated="1023"/>
        </table:table-row>
        <table:table-row table:style-name="ro1">
          <table:table-cell table:formula="of:=[$'Admin ALL'.A198] &amp; [$'Admin ALL'.H198]" office:value-type="string" office:string-value="gallery_messages_from_ftp            = " calcext:value-type="string">
            <text:p>gallery_messages_from_ftp <text:s text:c="11"/>= </text:p>
          </table:table-cell>
          <table:table-cell table:number-columns-repeated="1023"/>
        </table:table-row>
        <table:table-row table:style-name="ro1">
          <table:table-cell table:formula="of:=[$'Admin ALL'.A199] &amp; [$'Admin ALL'.H199]" office:value-type="string" office:string-value="gallery_messages_from_ftp_no         = " calcext:value-type="string">
            <text:p>gallery_messages_from_ftp_no <text:s text:c="8"/>= </text:p>
          </table:table-cell>
          <table:table-cell table:number-columns-repeated="1023"/>
        </table:table-row>
        <table:table-row table:style-name="ro1">
          <table:table-cell table:formula="of:=[$'Admin ALL'.A200] &amp; [$'Admin ALL'.H200]" office:value-type="string" office:string-value="gallery_text_from_ftp                = " calcext:value-type="string">
            <text:p>gallery_text_from_ftp <text:s text:c="15"/>= </text:p>
          </table:table-cell>
          <table:table-cell table:number-columns-repeated="1023"/>
        </table:table-row>
        <table:table-row table:style-name="ro1">
          <table:table-cell table:formula="of:=[$'Admin ALL'.A201] &amp; [$'Admin ALL'.H201]" office:value-type="string" office:string-value="gallery_text_from_ftp_button         = " calcext:value-type="string">
            <text:p>gallery_text_from_ftp_button <text:s text:c="8"/>= </text:p>
          </table:table-cell>
          <table:table-cell table:number-columns-repeated="1023"/>
        </table:table-row>
        <table:table-row table:style-name="ro1">
          <table:table-cell table:formula="of:=[$'Admin ALL'.A202] &amp; [$'Admin ALL'.H202]" office:value-type="string" office:string-value="gallery_name_new                     = " calcext:value-type="string">
            <text:p>gallery_name_new <text:s text:c="20"/>= </text:p>
          </table:table-cell>
          <table:table-cell table:number-columns-repeated="1023"/>
        </table:table-row>
        <table:table-row table:style-name="ro1">
          <table:table-cell table:formula="of:=[$'Admin ALL'.A203] &amp; [$'Admin ALL'.H203]" office:value-type="string" office:string-value="gallery_error_deleted                = " calcext:value-type="string">
            <text:p>gallery_error_deleted <text:s text:c="15"/>= </text:p>
          </table:table-cell>
          <table:table-cell table:number-columns-repeated="1023"/>
        </table:table-row>
        <table:table-row table:style-name="ro1">
          <table:table-cell table:formula="of:=[$'Admin ALL'.A204] &amp; [$'Admin ALL'.H204]" office:value-type="string" office:string-value="gallery_error_newname                = " calcext:value-type="string">
            <text:p>gallery_error_newname <text:s text:c="15"/>= </text:p>
          </table:table-cell>
          <table:table-cell table:number-columns-repeated="1023"/>
        </table:table-row>
        <table:table-row table:style-name="ro1">
          <table:table-cell table:formula="of:=[$'Admin ALL'.A205] &amp; [$'Admin ALL'.H205]" office:value-type="string" office:string-value="gallery_help_conf                    = " calcext:value-type="string">
            <text:p>gallery_help_conf <text:s text:c="19"/>= </text:p>
          </table:table-cell>
          <table:table-cell table:number-columns-repeated="1023"/>
        </table:table-row>
        <table:table-row table:style-name="ro1">
          <table:table-cell table:formula="of:=[$'Admin ALL'.A206] &amp; [$'Admin ALL'.H206]" office:value-type="string" office:string-value="gallery_error_noexists               = " calcext:value-type="string">
            <text:p>gallery_error_noexists <text:s text:c="14"/>= </text:p>
          </table:table-cell>
          <table:table-cell table:number-columns-repeated="1023"/>
        </table:table-row>
        <table:table-row table:style-name="ro1">
          <table:table-cell table:formula="of:=[$'Admin ALL'.A207] &amp; [$'Admin ALL'.H207]" office:value-type="string" office:string-value="gallery_delete_confirm               = " calcext:value-type="string">
            <text:p>gallery_delete_confirm <text:s text:c="14"/>= </text:p>
          </table:table-cell>
          <table:table-cell table:number-columns-repeated="1023"/>
        </table:table-row>
        <table:table-row table:style-name="ro1">
          <table:table-cell table:formula="of:=[$'Admin ALL'.A208] &amp; [$'Admin ALL'.H208]" office:value-type="string" office:string-value="gallery_image_size                   = " calcext:value-type="string">
            <text:p>gallery_image_size <text:s text:c="18"/>= </text:p>
          </table:table-cell>
          <table:table-cell table:number-columns-repeated="1023"/>
        </table:table-row>
        <table:table-row table:style-name="ro1">
          <table:table-cell table:formula="of:=[$'Admin ALL'.A209] &amp; [$'Admin ALL'.H209]" office:value-type="string" office:string-value="gallery_preview_size                 = " calcext:value-type="string">
            <text:p>gallery_preview_size <text:s text:c="16"/>= </text:p>
          </table:table-cell>
          <table:table-cell table:number-columns-repeated="1023"/>
        </table:table-row>
        <table:table-row table:style-name="ro1">
          <table:table-cell table:formula="of:=[$'Admin ALL'.A210] &amp; [$'Admin ALL'.H210]" office:value-type="string" office:string-value="gallery_text_subtitle                = " calcext:value-type="string">
            <text:p>gallery_text_subtitle <text:s text:c="15"/>= </text:p>
          </table:table-cell>
          <table:table-cell table:number-columns-repeated="1023"/>
        </table:table-row>
        <table:table-row table:style-name="ro1">
          <table:table-cell table:formula="of:=[$'Admin ALL'.A211] &amp; [$'Admin ALL'.H211]">
            <text:p/>
          </table:table-cell>
          <table:table-cell table:number-columns-repeated="1023"/>
        </table:table-row>
        <table:table-row table:style-name="ro1">
          <table:table-cell table:formula="of:=[$'Admin ALL'.A212] &amp; [$'Admin ALL'.H212]" office:value-type="string" office:string-value="config_button                        = " calcext:value-type="string">
            <text:p>config_button <text:s text:c="23"/>= </text:p>
          </table:table-cell>
          <table:table-cell table:number-columns-repeated="1023"/>
        </table:table-row>
        <table:table-row table:style-name="ro1">
          <table:table-cell table:formula="of:=[$'Admin ALL'.A213] &amp; [$'Admin ALL'.H213]" office:value-type="string" office:string-value="config_text                          = " calcext:value-type="string">
            <text:p>config_text <text:s text:c="25"/>= </text:p>
          </table:table-cell>
          <table:table-cell table:number-columns-repeated="1023"/>
        </table:table-row>
        <table:table-row table:style-name="ro1">
          <table:table-cell table:formula="of:=[$'Admin ALL'.A214] &amp; [$'Admin ALL'.H214]" office:value-type="string" office:string-value="config_text_usesitemap               = " calcext:value-type="string">
            <text:p>config_text_usesitemap <text:s text:c="14"/>= </text:p>
          </table:table-cell>
          <table:table-cell table:number-columns-repeated="1023"/>
        </table:table-row>
        <table:table-row table:style-name="ro1">
          <table:table-cell table:formula="of:=[$'Admin ALL'.A215] &amp; [$'Admin ALL'.H215]" office:value-type="string" office:string-value="config_input_usesitemap              = " calcext:value-type="string">
            <text:p>config_input_usesitemap <text:s text:c="13"/>= </text:p>
          </table:table-cell>
          <table:table-cell table:number-columns-repeated="1023"/>
        </table:table-row>
        <table:table-row table:style-name="ro1">
          <table:table-cell table:formula="of:=[$'Admin ALL'.A216] &amp; [$'Admin ALL'.H216]" office:value-type="string" office:string-value="config_error_language_empty          = " calcext:value-type="string">
            <text:p>config_error_language_empty <text:s text:c="9"/>= </text:p>
          </table:table-cell>
          <table:table-cell table:number-columns-repeated="1023"/>
        </table:table-row>
        <table:table-row table:style-name="ro1">
          <table:table-cell table:formula="of:=[$'Admin ALL'.A217] &amp; [$'Admin ALL'.H217]" office:value-type="string" office:string-value="config_error_languagefile_error      = " calcext:value-type="string">
            <text:p>config_error_languagefile_error <text:s text:c="5"/>= </text:p>
          </table:table-cell>
          <table:table-cell table:number-columns-repeated="1023"/>
        </table:table-row>
        <table:table-row table:style-name="ro1">
          <table:table-cell table:formula="of:=[$'Admin ALL'.A218] &amp; [$'Admin ALL'.H218]" office:value-type="string" office:string-value="config_error_defaultcat_emty         = " calcext:value-type="string">
            <text:p>config_error_defaultcat_emty <text:s text:c="8"/>= </text:p>
          </table:table-cell>
          <table:table-cell table:number-columns-repeated="1023"/>
        </table:table-row>
        <table:table-row table:style-name="ro1">
          <table:table-cell table:formula="of:=[$'Admin ALL'.A219] &amp; [$'Admin ALL'.H219]" office:value-type="string" office:string-value="config_error_defaultcat_existed      = " calcext:value-type="string">
            <text:p>config_error_defaultcat_existed <text:s text:c="5"/>= </text:p>
          </table:table-cell>
          <table:table-cell table:number-columns-repeated="1023"/>
        </table:table-row>
        <table:table-row table:style-name="ro1">
          <table:table-cell table:formula="of:=[$'Admin ALL'.A220] &amp; [$'Admin ALL'.H220]" office:value-type="string" office:string-value="config_error_layouts_emty            = " calcext:value-type="string">
            <text:p>config_error_layouts_emty <text:s text:c="11"/>= </text:p>
          </table:table-cell>
          <table:table-cell table:number-columns-repeated="1023"/>
        </table:table-row>
        <table:table-row table:style-name="ro1">
          <table:table-cell table:formula="of:=[$'Admin ALL'.A221] &amp; [$'Admin ALL'.H221]" office:value-type="string" office:string-value="config_error_layouts_existed         = " calcext:value-type="string">
            <text:p>config_error_layouts_existed <text:s text:c="8"/>= </text:p>
          </table:table-cell>
          <table:table-cell table:number-columns-repeated="1023"/>
        </table:table-row>
        <table:table-row table:style-name="ro1">
          <table:table-cell table:formula="of:=[$'Admin ALL'.A222] &amp; [$'Admin ALL'.H222]" office:value-type="string" office:string-value="config_error_modrewrite              = " calcext:value-type="string">
            <text:p>config_error_modrewrite <text:s text:c="13"/>= </text:p>
          </table:table-cell>
          <table:table-cell table:number-columns-repeated="1023"/>
        </table:table-row>
        <table:table-row table:style-name="ro1">
          <table:table-cell table:formula="of:=[$'Admin ALL'.A223] &amp; [$'Admin ALL'.H223]" office:value-type="string" office:string-value="config_text_websitetitle             = " calcext:value-type="string">
            <text:p>config_text_websitetitle <text:s text:c="12"/>= </text:p>
          </table:table-cell>
          <table:table-cell table:number-columns-repeated="1023"/>
        </table:table-row>
        <table:table-row table:style-name="ro1">
          <table:table-cell table:formula="of:=[$'Admin ALL'.A224] &amp; [$'Admin ALL'.H224]" office:value-type="string" office:string-value="config_text_websitetitlebar          = " calcext:value-type="string">
            <text:p>config_text_websitetitlebar <text:s text:c="9"/>= </text:p>
          </table:table-cell>
          <table:table-cell table:number-columns-repeated="1023"/>
        </table:table-row>
        <table:table-row table:style-name="ro1">
          <table:table-cell table:formula="of:=[$'Admin ALL'.A225] &amp; [$'Admin ALL'.H225]" office:value-type="string" office:string-value="config_text_websitetitleseparator    = " calcext:value-type="string">
            <text:p>config_text_websitetitleseparator <text:s text:c="3"/>= </text:p>
          </table:table-cell>
          <table:table-cell table:number-columns-repeated="1023"/>
        </table:table-row>
        <table:table-row table:style-name="ro1">
          <table:table-cell table:formula="of:=[$'Admin ALL'.A226] &amp; [$'Admin ALL'.H226]" office:value-type="string" office:string-value="config_text_websitedescription       = " calcext:value-type="string">
            <text:p>config_text_websitedescription <text:s text:c="6"/>= </text:p>
          </table:table-cell>
          <table:table-cell table:number-columns-repeated="1023"/>
        </table:table-row>
        <table:table-row table:style-name="ro1">
          <table:table-cell table:formula="of:=[$'Admin ALL'.A227] &amp; [$'Admin ALL'.H227]" office:value-type="string" office:string-value="config_text_websitekeywords          = " calcext:value-type="string">
            <text:p>config_text_websitekeywords <text:s text:c="9"/>= </text:p>
          </table:table-cell>
          <table:table-cell table:number-columns-repeated="1023"/>
        </table:table-row>
        <table:table-row table:style-name="ro1">
          <table:table-cell table:formula="of:=[$'Admin ALL'.A228] &amp; [$'Admin ALL'.H228]" office:value-type="string" office:string-value="config_text_cmslanguage              = " calcext:value-type="string">
            <text:p>config_text_cmslanguage <text:s text:c="13"/>= </text:p>
          </table:table-cell>
          <table:table-cell table:number-columns-repeated="1023"/>
        </table:table-row>
        <table:table-row table:style-name="ro1">
          <table:table-cell table:formula="of:=[$'Admin ALL'.A229] &amp; [$'Admin ALL'.H229]" office:value-type="string" office:string-value="config_input_translator              = " calcext:value-type="string">
            <text:p>config_input_translator <text:s text:c="13"/>= </text:p>
          </table:table-cell>
          <table:table-cell table:number-columns-repeated="1023"/>
        </table:table-row>
        <table:table-row table:style-name="ro1">
          <table:table-cell table:formula="of:=[$'Admin ALL'.A230] &amp; [$'Admin ALL'.H230]" office:value-type="string" office:string-value="config_text_cmslayout                = " calcext:value-type="string">
            <text:p>config_text_cmslayout <text:s text:c="15"/>= </text:p>
          </table:table-cell>
          <table:table-cell table:number-columns-repeated="1023"/>
        </table:table-row>
        <table:table-row table:style-name="ro1">
          <table:table-cell table:formula="of:=[$'Admin ALL'.A231] &amp; [$'Admin ALL'.H231]" office:value-type="string" office:string-value="config_text_defaultcat               = " calcext:value-type="string">
            <text:p>config_text_defaultcat <text:s text:c="14"/>= </text:p>
          </table:table-cell>
          <table:table-cell table:number-columns-repeated="1023"/>
        </table:table-row>
        <table:table-row table:style-name="ro1">
          <table:table-cell table:formula="of:=[$'Admin ALL'.A232] &amp; [$'Admin ALL'.H232]" office:value-type="string" office:string-value="config_text_usesyntax                = " calcext:value-type="string">
            <text:p>config_text_usesyntax <text:s text:c="15"/>= </text:p>
          </table:table-cell>
          <table:table-cell table:number-columns-repeated="1023"/>
        </table:table-row>
        <table:table-row table:style-name="ro1">
          <table:table-cell table:formula="of:=[$'Admin ALL'.A233] &amp; [$'Admin ALL'.H233]" office:value-type="string" office:string-value="config_input_usesyntax               = " calcext:value-type="string">
            <text:p>config_input_usesyntax <text:s text:c="14"/>= </text:p>
          </table:table-cell>
          <table:table-cell table:number-columns-repeated="1023"/>
        </table:table-row>
        <table:table-row table:style-name="ro1">
          <table:table-cell table:formula="of:=[$'Admin ALL'.A234] &amp; [$'Admin ALL'.H234]" office:value-type="string" office:string-value="config_text_replaceemoticons         = " calcext:value-type="string">
            <text:p>config_text_replaceemoticons <text:s text:c="8"/>= </text:p>
          </table:table-cell>
          <table:table-cell table:number-columns-repeated="1023"/>
        </table:table-row>
        <table:table-row table:style-name="ro1">
          <table:table-cell table:formula="of:=[$'Admin ALL'.A235] &amp; [$'Admin ALL'.H235]" office:value-type="string" office:string-value="config_text_usersyntax               = " calcext:value-type="string">
            <text:p>config_text_usersyntax <text:s text:c="14"/>= </text:p>
          </table:table-cell>
          <table:table-cell table:number-columns-repeated="1023"/>
        </table:table-row>
        <table:table-row table:style-name="ro1">
          <table:table-cell table:formula="of:=[$'Admin ALL'.A236] &amp; [$'Admin ALL'.H236]" office:value-type="string" office:string-value="config_input_replaceemoticons        = " calcext:value-type="string">
            <text:p>config_input_replaceemoticons <text:s text:c="7"/>= </text:p>
          </table:table-cell>
          <table:table-cell table:number-columns-repeated="1023"/>
        </table:table-row>
        <table:table-row table:style-name="ro1">
          <table:table-cell table:formula="of:=[$'Admin ALL'.A237] &amp; [$'Admin ALL'.H237]" office:value-type="string" office:string-value="config_text_defaultcolors            = " calcext:value-type="string">
            <text:p>config_text_defaultcolors <text:s text:c="11"/>= </text:p>
          </table:table-cell>
          <table:table-cell table:number-columns-repeated="1023"/>
        </table:table-row>
        <table:table-row table:style-name="ro1">
          <table:table-cell table:formula="of:=[$'Admin ALL'.A238] &amp; [$'Admin ALL'.H238]" office:value-type="string" office:string-value="config_text_showhiddenpages          = " calcext:value-type="string">
            <text:p>config_text_showhiddenpages <text:s text:c="9"/>= </text:p>
          </table:table-cell>
          <table:table-cell table:number-columns-repeated="1023"/>
        </table:table-row>
        <table:table-row table:style-name="ro1">
          <table:table-cell table:formula="of:=[$'Admin ALL'.A239] &amp; [$'Admin ALL'.H239]" office:value-type="string" office:string-value="config_input_search                  = " calcext:value-type="string">
            <text:p>config_input_search <text:s text:c="17"/>= </text:p>
          </table:table-cell>
          <table:table-cell table:number-columns-repeated="1023"/>
        </table:table-row>
        <table:table-row table:style-name="ro1">
          <table:table-cell table:formula="of:=[$'Admin ALL'.A240] &amp; [$'Admin ALL'.H240]" office:value-type="string" office:string-value="config_input_sitemap                 = " calcext:value-type="string">
            <text:p>config_input_sitemap <text:s text:c="16"/>= </text:p>
          </table:table-cell>
          <table:table-cell table:number-columns-repeated="1023"/>
        </table:table-row>
        <table:table-row table:style-name="ro1">
          <table:table-cell table:formula="of:=[$'Admin ALL'.A241] &amp; [$'Admin ALL'.H241]" office:value-type="string" office:string-value="config_input_pagesincmsvariables     = " calcext:value-type="string">
            <text:p>config_input_pagesincmsvariables <text:s text:c="4"/>= </text:p>
          </table:table-cell>
          <table:table-cell table:number-columns-repeated="1023"/>
        </table:table-row>
        <table:table-row table:style-name="ro1">
          <table:table-cell table:formula="of:=[$'Admin ALL'.A242] &amp; [$'Admin ALL'.H242]" office:value-type="string" office:string-value="config_input_pagesasdefaultpage      = " calcext:value-type="string">
            <text:p>config_input_pagesasdefaultpage <text:s text:c="5"/>= </text:p>
          </table:table-cell>
          <table:table-cell table:number-columns-repeated="1023"/>
        </table:table-row>
        <table:table-row table:style-name="ro1">
          <table:table-cell table:formula="of:=[$'Admin ALL'.A243] &amp; [$'Admin ALL'.H243]" office:value-type="string" office:string-value="config_text_target                   = " calcext:value-type="string">
            <text:p>config_text_target <text:s text:c="18"/>= </text:p>
          </table:table-cell>
          <table:table-cell table:number-columns-repeated="1023"/>
        </table:table-row>
        <table:table-row table:style-name="ro1">
          <table:table-cell table:formula="of:=[$'Admin ALL'.A244] &amp; [$'Admin ALL'.H244]" office:value-type="string" office:string-value="config_input_download                = " calcext:value-type="string">
            <text:p>config_input_download <text:s text:c="15"/>= </text:p>
          </table:table-cell>
          <table:table-cell table:number-columns-repeated="1023"/>
        </table:table-row>
        <table:table-row table:style-name="ro1">
          <table:table-cell table:formula="of:=[$'Admin ALL'.A245] &amp; [$'Admin ALL'.H245]" office:value-type="string" office:string-value="config_input_link                    = " calcext:value-type="string">
            <text:p>config_input_link <text:s text:c="19"/>= </text:p>
          </table:table-cell>
          <table:table-cell table:number-columns-repeated="1023"/>
        </table:table-row>
        <table:table-row table:style-name="ro1">
          <table:table-cell table:formula="of:=[$'Admin ALL'.A246] &amp; [$'Admin ALL'.H246]" office:value-type="string" office:string-value="config_text_catnamedpages            = " calcext:value-type="string">
            <text:p>config_text_catnamedpages <text:s text:c="11"/>= </text:p>
          </table:table-cell>
          <table:table-cell table:number-columns-repeated="1023"/>
        </table:table-row>
        <table:table-row table:style-name="ro1">
          <table:table-cell table:formula="of:=[$'Admin ALL'.A247] &amp; [$'Admin ALL'.H247]" office:value-type="string" office:string-value="config_input_catnamedpages           = " calcext:value-type="string">
            <text:p>config_input_catnamedpages <text:s text:c="10"/>= </text:p>
          </table:table-cell>
          <table:table-cell table:number-columns-repeated="1023"/>
        </table:table-row>
        <table:table-row table:style-name="ro1">
          <table:table-cell table:formula="of:=[$'Admin ALL'.A248] &amp; [$'Admin ALL'.H248]" office:value-type="string" office:string-value="config_text_modrewrite               = " calcext:value-type="string">
            <text:p>config_text_modrewrite <text:s text:c="14"/>= </text:p>
          </table:table-cell>
          <table:table-cell table:number-columns-repeated="1023"/>
        </table:table-row>
        <table:table-row table:style-name="ro1">
          <table:table-cell table:formula="of:=[$'Admin ALL'.A249] &amp; [$'Admin ALL'.H249]" office:value-type="string" office:string-value="config_input_modrewrite              = " calcext:value-type="string">
            <text:p>config_input_modrewrite <text:s text:c="13"/>= </text:p>
          </table:table-cell>
          <table:table-cell table:number-columns-repeated="1023"/>
        </table:table-row>
        <table:table-row table:style-name="ro1">
          <table:table-cell table:formula="of:=[$'Admin ALL'.A250] &amp; [$'Admin ALL'.H250]" office:value-type="string" office:string-value="config_text_showsyntaxtooltips       = " calcext:value-type="string">
            <text:p>config_text_showsyntaxtooltips <text:s text:c="6"/>= </text:p>
          </table:table-cell>
          <table:table-cell table:number-columns-repeated="1023"/>
        </table:table-row>
        <table:table-row table:style-name="ro1">
          <table:table-cell table:formula="of:=[$'Admin ALL'.A251] &amp; [$'Admin ALL'.H251]" office:value-type="string" office:string-value="config_input_showsyntaxtooltips      = " calcext:value-type="string">
            <text:p>config_input_showsyntaxtooltips <text:s text:c="5"/>= </text:p>
          </table:table-cell>
          <table:table-cell table:number-columns-repeated="1023"/>
        </table:table-row>
        <table:table-row table:style-name="ro1">
          <table:table-cell table:formula="of:=[$'Admin ALL'.A252] &amp; [$'Admin ALL'.H252]" office:value-type="string" office:string-value="config_titel_cmsglobal               = " calcext:value-type="string">
            <text:p>config_titel_cmsglobal <text:s text:c="14"/>= </text:p>
          </table:table-cell>
          <table:table-cell table:number-columns-repeated="1023"/>
        </table:table-row>
        <table:table-row table:style-name="ro1">
          <table:table-cell table:formula="of:=[$'Admin ALL'.A253] &amp; [$'Admin ALL'.H253]" office:value-type="string" office:string-value="config_titel_cmssyntax               = " calcext:value-type="string">
            <text:p>config_titel_cmssyntax <text:s text:c="14"/>= </text:p>
          </table:table-cell>
          <table:table-cell table:number-columns-repeated="1023"/>
        </table:table-row>
        <table:table-row table:style-name="ro1">
          <table:table-cell table:formula="of:=[$'Admin ALL'.A254] &amp; [$'Admin ALL'.H254]" office:value-type="string" office:string-value="config_titel_expert                  = " calcext:value-type="string">
            <text:p>config_titel_expert <text:s text:c="17"/>= </text:p>
          </table:table-cell>
          <table:table-cell table:number-columns-repeated="1023"/>
        </table:table-row>
        <table:table-row table:style-name="ro1">
          <table:table-cell table:formula="of:=[$'Admin ALL'.A255] &amp; [$'Admin ALL'.H255]" office:value-type="string" office:string-value="config_titel_usersyntax_test         = " calcext:value-type="string">
            <text:p>config_titel_usersyntax_test <text:s text:c="8"/>= </text:p>
          </table:table-cell>
          <table:table-cell table:number-columns-repeated="1023"/>
        </table:table-row>
        <table:table-row table:style-name="ro1">
          <table:table-cell table:formula="of:=[$'Admin ALL'.A256] &amp; [$'Admin ALL'.H256]" office:value-type="string" office:string-value="config_input_draftmode               = " calcext:value-type="string">
            <text:p>config_input_draftmode <text:s text:c="14"/>= </text:p>
          </table:table-cell>
          <table:table-cell table:number-columns-repeated="1023"/>
        </table:table-row>
        <table:table-row table:style-name="ro1">
          <table:table-cell table:formula="of:=[$'Admin ALL'.A257] &amp; [$'Admin ALL'.H257]" office:value-type="string" office:string-value="config_text_draftmode                = " calcext:value-type="string">
            <text:p>config_text_draftmode <text:s text:c="15"/>= </text:p>
          </table:table-cell>
          <table:table-cell table:number-columns-repeated="1023"/>
        </table:table-row>
        <table:table-row table:style-name="ro1">
          <table:table-cell table:formula="of:=[$'Admin ALL'.A258] &amp; [$'Admin ALL'.H258]" office:value-type="string" office:string-value="config_input_draftlayout             = " calcext:value-type="string">
            <text:p>config_input_draftlayout <text:s text:c="12"/>= </text:p>
          </table:table-cell>
          <table:table-cell table:number-columns-repeated="1023"/>
        </table:table-row>
        <table:table-row table:style-name="ro1">
          <table:table-cell table:formula="of:=[$'Admin ALL'.A259] &amp; [$'Admin ALL'.H259]">
            <text:p/>
          </table:table-cell>
          <table:table-cell table:number-columns-repeated="1023"/>
        </table:table-row>
        <table:table-row table:style-name="ro1">
          <table:table-cell table:formula="of:=[$'Admin ALL'.A260] &amp; [$'Admin ALL'.H260]" office:value-type="string" office:string-value="admin_button                         = moziloAdmin" calcext:value-type="string">
            <text:p>admin_button <text:s text:c="24"/>= moziloAdmin</text:p>
          </table:table-cell>
          <table:table-cell table:number-columns-repeated="1023"/>
        </table:table-row>
        <table:table-row table:style-name="ro1">
          <table:table-cell table:formula="of:=[$'Admin ALL'.A261] &amp; [$'Admin ALL'.H261]" office:value-type="string" office:string-value="admin_text                           = " calcext:value-type="string">
            <text:p>admin_text <text:s text:c="26"/>= </text:p>
          </table:table-cell>
          <table:table-cell table:number-columns-repeated="1023"/>
        </table:table-row>
        <table:table-row table:style-name="ro1">
          <table:table-cell table:formula="of:=[$'Admin ALL'.A262] &amp; [$'Admin ALL'.H262]" office:value-type="string" office:string-value="admin_error_nodigit_tolong           = " calcext:value-type="string">
            <text:p>admin_error_nodigit_tolong <text:s text:c="10"/>= </text:p>
          </table:table-cell>
          <table:table-cell table:number-columns-repeated="1023"/>
        </table:table-row>
        <table:table-row table:style-name="ro1">
          <table:table-cell table:formula="of:=[$'Admin ALL'.A263] &amp; [$'Admin ALL'.H263]" office:value-type="string" office:string-value="admin_error_adminmail                = " calcext:value-type="string">
            <text:p>admin_error_adminmail <text:s text:c="15"/>= </text:p>
          </table:table-cell>
          <table:table-cell table:number-columns-repeated="1023"/>
        </table:table-row>
        <table:table-row table:style-name="ro1">
          <table:table-cell table:formula="of:=[$'Admin ALL'.A264] &amp; [$'Admin ALL'.H264]" office:value-type="string" office:string-value="admin_error_chmodnewfilesatts        = " calcext:value-type="string">
            <text:p>admin_error_chmodnewfilesatts <text:s text:c="7"/>= </text:p>
          </table:table-cell>
          <table:table-cell table:number-columns-repeated="1023"/>
        </table:table-row>
        <table:table-row table:style-name="ro1">
          <table:table-cell table:formula="of:=[$'Admin ALL'.A265] &amp; [$'Admin ALL'.H265]" office:value-type="string" office:string-value="admin_error_backupmsgintervall       = " calcext:value-type="string">
            <text:p>admin_error_backupmsgintervall <text:s text:c="6"/>= </text:p>
          </table:table-cell>
          <table:table-cell table:number-columns-repeated="1023"/>
        </table:table-row>
        <table:table-row table:style-name="ro1">
          <table:table-cell table:formula="of:=[$'Admin ALL'.A266] &amp; [$'Admin ALL'.H266]" office:value-type="string" office:string-value="admin_text_adminmail                 = " calcext:value-type="string">
            <text:p>admin_text_adminmail <text:s text:c="16"/>= </text:p>
          </table:table-cell>
          <table:table-cell table:number-columns-repeated="1023"/>
        </table:table-row>
        <table:table-row table:style-name="ro1">
          <table:table-cell table:formula="of:=[$'Admin ALL'.A267] &amp; [$'Admin ALL'.H267]" office:value-type="string" office:string-value="admin_text_backup                    = " calcext:value-type="string">
            <text:p>admin_text_backup <text:s text:c="19"/>= </text:p>
          </table:table-cell>
          <table:table-cell table:number-columns-repeated="1023"/>
        </table:table-row>
        <table:table-row table:style-name="ro1">
          <table:table-cell table:formula="of:=[$'Admin ALL'.A268] &amp; [$'Admin ALL'.H268]" office:value-type="string" office:string-value="admin_text_get_backup                = " calcext:value-type="string">
            <text:p>admin_text_get_backup <text:s text:c="15"/>= </text:p>
          </table:table-cell>
          <table:table-cell table:number-columns-repeated="1023"/>
        </table:table-row>
        <table:table-row table:style-name="ro1">
          <table:table-cell table:formula="of:=[$'Admin ALL'.A269] &amp; [$'Admin ALL'.H269]" office:value-type="string" office:string-value="admin_button_get_backup              = " calcext:value-type="string">
            <text:p>admin_button_get_backup <text:s text:c="13"/>= </text:p>
          </table:table-cell>
          <table:table-cell table:number-columns-repeated="1023"/>
        </table:table-row>
        <table:table-row table:style-name="ro1">
          <table:table-cell table:formula="of:=[$'Admin ALL'.A270] &amp; [$'Admin ALL'.H270]" office:value-type="string" office:string-value="admin_button_include_cms             = " calcext:value-type="string">
            <text:p>admin_button_include_cms <text:s text:c="12"/>= </text:p>
          </table:table-cell>
          <table:table-cell table:number-columns-repeated="1023"/>
        </table:table-row>
        <table:table-row table:style-name="ro1">
          <table:table-cell table:formula="of:=[$'Admin ALL'.A271] &amp; [$'Admin ALL'.H271]" office:value-type="string" office:string-value="admin_button_include_catpage         = " calcext:value-type="string">
            <text:p>admin_button_include_catpage <text:s text:c="8"/>= </text:p>
          </table:table-cell>
          <table:table-cell table:number-columns-repeated="1023"/>
        </table:table-row>
        <table:table-row table:style-name="ro1">
          <table:table-cell table:formula="of:=[$'Admin ALL'.A272] &amp; [$'Admin ALL'.H272]" office:value-type="string" office:string-value="admin_button_include_gallery         = " calcext:value-type="string">
            <text:p>admin_button_include_gallery <text:s text:c="8"/>= </text:p>
          </table:table-cell>
          <table:table-cell table:number-columns-repeated="1023"/>
        </table:table-row>
        <table:table-row table:style-name="ro1">
          <table:table-cell table:formula="of:=[$'Admin ALL'.A273] &amp; [$'Admin ALL'.H273]" office:value-type="string" office:string-value="admin_button_include_layouts         = " calcext:value-type="string">
            <text:p>admin_button_include_layouts <text:s text:c="8"/>= </text:p>
          </table:table-cell>
          <table:table-cell table:number-columns-repeated="1023"/>
        </table:table-row>
        <table:table-row table:style-name="ro1">
          <table:table-cell table:formula="of:=[$'Admin ALL'.A274] &amp; [$'Admin ALL'.H274]" office:value-type="string" office:string-value="admin_button_include_plugins         = " calcext:value-type="string">
            <text:p>admin_button_include_plugins <text:s text:c="8"/>= </text:p>
          </table:table-cell>
          <table:table-cell table:number-columns-repeated="1023"/>
        </table:table-row>
        <table:table-row table:style-name="ro1">
          <table:table-cell table:formula="of:=[$'Admin ALL'.A275] &amp; [$'Admin ALL'.H275]" office:value-type="string" office:string-value="admin_button_include_docu            = " calcext:value-type="string">
            <text:p>admin_button_include_docu <text:s text:c="11"/>= </text:p>
          </table:table-cell>
          <table:table-cell table:number-columns-repeated="1023"/>
        </table:table-row>
        <table:table-row table:style-name="ro1">
          <table:table-cell table:formula="of:=[$'Admin ALL'.A276] &amp; [$'Admin ALL'.H276]" office:value-type="string" office:string-value="admin_error_no_backups_select        = " calcext:value-type="string">
            <text:p>admin_error_no_backups_select <text:s text:c="7"/>= </text:p>
          </table:table-cell>
          <table:table-cell table:number-columns-repeated="1023"/>
        </table:table-row>
        <table:table-row table:style-name="ro1">
          <table:table-cell table:formula="of:=[$'Admin ALL'.A277] &amp; [$'Admin ALL'.H277]" office:value-type="string" office:string-value="admin_text_chmodnewfiles             = " calcext:value-type="string">
            <text:p>admin_text_chmodnewfiles <text:s text:c="12"/>= </text:p>
          </table:table-cell>
          <table:table-cell table:number-columns-repeated="1023"/>
        </table:table-row>
        <table:table-row table:style-name="ro1">
          <table:table-cell table:formula="of:=[$'Admin ALL'.A278] &amp; [$'Admin ALL'.H278]" office:value-type="string" office:string-value="admin_text_uploadfilter              = " calcext:value-type="string">
            <text:p>admin_text_uploadfilter <text:s text:c="13"/>= </text:p>
          </table:table-cell>
          <table:table-cell table:number-columns-repeated="1023"/>
        </table:table-row>
        <table:table-row table:style-name="ro1">
          <table:table-cell table:formula="of:=[$'Admin ALL'.A279] &amp; [$'Admin ALL'.H279]" office:value-type="string" office:string-value="admin_input_translator               = " calcext:value-type="string">
            <text:p>admin_input_translator <text:s text:c="14"/>= </text:p>
          </table:table-cell>
          <table:table-cell table:number-columns-repeated="1023"/>
        </table:table-row>
        <table:table-row table:style-name="ro1">
          <table:table-cell table:formula="of:=[$'Admin ALL'.A280] &amp; [$'Admin ALL'.H280]" office:value-type="string" office:string-value="admin_input_language                 = " calcext:value-type="string">
            <text:p>admin_input_language <text:s text:c="16"/>= </text:p>
          </table:table-cell>
          <table:table-cell table:number-columns-repeated="1023"/>
        </table:table-row>
        <table:table-row table:style-name="ro1">
          <table:table-cell table:formula="of:=[$'Admin ALL'.A281] &amp; [$'Admin ALL'.H281]" office:value-type="string" office:string-value="admin_input_chmodupdate              = " calcext:value-type="string">
            <text:p>admin_input_chmodupdate <text:s text:c="13"/>= </text:p>
          </table:table-cell>
          <table:table-cell table:number-columns-repeated="1023"/>
        </table:table-row>
        <table:table-row table:style-name="ro1">
          <table:table-cell table:formula="of:=[$'Admin ALL'.A282] &amp; [$'Admin ALL'.H282]" office:value-type="string" office:string-value="admin_messages_backup                = " calcext:value-type="string">
            <text:p>admin_messages_backup <text:s text:c="15"/>= </text:p>
          </table:table-cell>
          <table:table-cell table:number-columns-repeated="1023"/>
        </table:table-row>
        <table:table-row table:style-name="ro1">
          <table:table-cell table:formula="of:=[$'Admin ALL'.A283] &amp; [$'Admin ALL'.H283]" office:value-type="string" office:string-value="admin_messages_change_language       = " calcext:value-type="string">
            <text:p>admin_messages_change_language <text:s text:c="6"/>= </text:p>
          </table:table-cell>
          <table:table-cell table:number-columns-repeated="1023"/>
        </table:table-row>
        <table:table-row table:style-name="ro1">
          <table:table-cell table:formula="of:=[$'Admin ALL'.A284] &amp; [$'Admin ALL'.H284]" office:value-type="string" office:string-value="admin_messages_change_password       = " calcext:value-type="string">
            <text:p>admin_messages_change_password <text:s text:c="6"/>= </text:p>
          </table:table-cell>
          <table:table-cell table:number-columns-repeated="1023"/>
        </table:table-row>
        <table:table-row table:style-name="ro1">
          <table:table-cell table:formula="of:=[$'Admin ALL'.A285] &amp; [$'Admin ALL'.H285]" office:value-type="string" office:string-value="admin_messages_del_user              = " calcext:value-type="string">
            <text:p>admin_messages_del_user <text:s text:c="13"/>= </text:p>
          </table:table-cell>
          <table:table-cell table:number-columns-repeated="1023"/>
        </table:table-row>
        <table:table-row table:style-name="ro1">
          <table:table-cell table:formula="of:=[$'Admin ALL'.A286] &amp; [$'Admin ALL'.H286]" office:value-type="string" office:string-value="admin_error_language_empty           = " calcext:value-type="string">
            <text:p>admin_error_language_empty <text:s text:c="10"/>= </text:p>
          </table:table-cell>
          <table:table-cell table:number-columns-repeated="1023"/>
        </table:table-row>
        <table:table-row table:style-name="ro1">
          <table:table-cell table:formula="of:=[$'Admin ALL'.A287] &amp; [$'Admin ALL'.H287]" office:value-type="string" office:string-value="admin_error_languagefile_error       = " calcext:value-type="string">
            <text:p>admin_error_languagefile_error <text:s text:c="6"/>= </text:p>
          </table:table-cell>
          <table:table-cell table:number-columns-repeated="1023"/>
        </table:table-row>
        <table:table-row table:style-name="ro1">
          <table:table-cell table:formula="of:=[$'Admin ALL'.A288] &amp; [$'Admin ALL'.H288]" office:value-type="string" office:string-value="admin_button_del_user                = " calcext:value-type="string">
            <text:p>admin_button_del_user <text:s text:c="15"/>= </text:p>
          </table:table-cell>
          <table:table-cell table:number-columns-repeated="1023"/>
        </table:table-row>
        <table:table-row table:style-name="ro1">
          <table:table-cell table:formula="of:=[$'Admin ALL'.A289] &amp; [$'Admin ALL'.H289]" office:value-type="string" office:string-value="admin_noroot_admin                   = " calcext:value-type="string">
            <text:p>admin_noroot_admin <text:s text:c="18"/>= </text:p>
          </table:table-cell>
          <table:table-cell table:number-columns-repeated="1023"/>
        </table:table-row>
        <table:table-row table:style-name="ro1">
          <table:table-cell table:formula="of:=[$'Admin ALL'.A290] &amp; [$'Admin ALL'.H290]" office:value-type="string" office:string-value="admin_noroot_config                  = " calcext:value-type="string">
            <text:p>admin_noroot_config <text:s text:c="17"/>= </text:p>
          </table:table-cell>
          <table:table-cell table:number-columns-repeated="1023"/>
        </table:table-row>
        <table:table-row table:style-name="ro1">
          <table:table-cell table:formula="of:=[$'Admin ALL'.A291] &amp; [$'Admin ALL'.H291]" office:value-type="string" office:string-value="admin_noroot_tabs                    = " calcext:value-type="string">
            <text:p>admin_noroot_tabs <text:s text:c="19"/>= </text:p>
          </table:table-cell>
          <table:table-cell table:number-columns-repeated="1023"/>
        </table:table-row>
        <table:table-row table:style-name="ro1">
          <table:table-cell table:formula="of:=[$'Admin ALL'.A292] &amp; [$'Admin ALL'.H292]" office:value-type="string" office:string-value="admin_noroot_plugins                 = " calcext:value-type="string">
            <text:p>admin_noroot_plugins <text:s text:c="16"/>= </text:p>
          </table:table-cell>
          <table:table-cell table:number-columns-repeated="1023"/>
        </table:table-row>
        <table:table-row table:style-name="ro1">
          <table:table-cell table:formula="of:=[$'Admin ALL'.A293] &amp; [$'Admin ALL'.H293]" office:value-type="string" office:string-value="admin_noroot_template                = " calcext:value-type="string">
            <text:p>admin_noroot_template <text:s text:c="15"/>= </text:p>
          </table:table-cell>
          <table:table-cell table:number-columns-repeated="1023"/>
        </table:table-row>
        <table:table-row table:style-name="ro1">
          <table:table-cell table:formula="of:=[$'Admin ALL'.A294] &amp; [$'Admin ALL'.H294]" office:value-type="string" office:string-value="admin_noroot_text                    = " calcext:value-type="string">
            <text:p>admin_noroot_text <text:s text:c="19"/>= </text:p>
          </table:table-cell>
          <table:table-cell table:number-columns-repeated="1023"/>
        </table:table-row>
        <table:table-row table:style-name="ro1">
          <table:table-cell table:formula="of:=[$'Admin ALL'.A295] &amp; [$'Admin ALL'.H295]" office:value-type="string" office:string-value="admin_messages_chmod                 = " calcext:value-type="string">
            <text:p>admin_messages_chmod <text:s text:c="16"/>= </text:p>
          </table:table-cell>
          <table:table-cell table:number-columns-repeated="1023"/>
        </table:table-row>
        <table:table-row table:style-name="ro1">
          <table:table-cell table:formula="of:=[$'Admin ALL'.A296] &amp; [$'Admin ALL'.H296]">
            <text:p/>
          </table:table-cell>
          <table:table-cell table:number-columns-repeated="1023"/>
        </table:table-row>
        <table:table-row table:style-name="ro1">
          <table:table-cell table:formula="of:=[$'Admin ALL'.A297] &amp; [$'Admin ALL'.H297]" office:value-type="string" office:string-value="admin_user_select_websitetitle       = " calcext:value-type="string">
            <text:p>admin_user_select_websitetitle <text:s text:c="6"/>= </text:p>
          </table:table-cell>
          <table:table-cell table:number-columns-repeated="1023"/>
        </table:table-row>
        <table:table-row table:style-name="ro1">
          <table:table-cell table:formula="of:=[$'Admin ALL'.A298] &amp; [$'Admin ALL'.H298]" office:value-type="string" office:string-value="admin_user_select_websitedescription = " calcext:value-type="string">
            <text:p>admin_user_select_websitedescription = </text:p>
          </table:table-cell>
          <table:table-cell table:number-columns-repeated="1023"/>
        </table:table-row>
        <table:table-row table:style-name="ro1">
          <table:table-cell table:formula="of:=[$'Admin ALL'.A299] &amp; [$'Admin ALL'.H299]" office:value-type="string" office:string-value="admin_user_select_cmslanguage        = " calcext:value-type="string">
            <text:p>admin_user_select_cmslanguage <text:s text:c="7"/>= </text:p>
          </table:table-cell>
          <table:table-cell table:number-columns-repeated="1023"/>
        </table:table-row>
        <table:table-row table:style-name="ro1">
          <table:table-cell table:formula="of:=[$'Admin ALL'.A300] &amp; [$'Admin ALL'.H300]" office:value-type="string" office:string-value="admin_user_select_defaultcat         = " calcext:value-type="string">
            <text:p>admin_user_select_defaultcat <text:s text:c="8"/>= </text:p>
          </table:table-cell>
          <table:table-cell table:number-columns-repeated="1023"/>
        </table:table-row>
        <table:table-row table:style-name="ro1">
          <table:table-cell table:formula="of:=[$'Admin ALL'.A301] &amp; [$'Admin ALL'.H301]" office:value-type="string" office:string-value="admin_user_select_draftmode          = " calcext:value-type="string">
            <text:p>admin_user_select_draftmode <text:s text:c="9"/>= </text:p>
          </table:table-cell>
          <table:table-cell table:number-columns-repeated="1023"/>
        </table:table-row>
        <table:table-row table:style-name="ro1">
          <table:table-cell table:formula="of:=[$'Admin ALL'.A302] &amp; [$'Admin ALL'.H302]" office:value-type="string" office:string-value="admin_user_select_usesitemap         = " calcext:value-type="string">
            <text:p>admin_user_select_usesitemap <text:s text:c="8"/>= </text:p>
          </table:table-cell>
          <table:table-cell table:number-columns-repeated="1023"/>
        </table:table-row>
        <table:table-row table:style-name="ro1">
          <table:table-cell table:formula="of:=[$'Admin ALL'.A303] &amp; [$'Admin ALL'.H303]" office:value-type="string" office:string-value="admin_user_select_usecmssyntax       = " calcext:value-type="string">
            <text:p>admin_user_select_usecmssyntax <text:s text:c="6"/>= </text:p>
          </table:table-cell>
          <table:table-cell table:number-columns-repeated="1023"/>
        </table:table-row>
        <table:table-row table:style-name="ro1">
          <table:table-cell table:formula="of:=[$'Admin ALL'.A304] &amp; [$'Admin ALL'.H304]" office:value-type="string" office:string-value="admin_user_select_editusersyntax     = " calcext:value-type="string">
            <text:p>admin_user_select_editusersyntax <text:s text:c="4"/>= </text:p>
          </table:table-cell>
          <table:table-cell table:number-columns-repeated="1023"/>
        </table:table-row>
        <table:table-row table:style-name="ro1">
          <table:table-cell table:formula="of:=[$'Admin ALL'.A305] &amp; [$'Admin ALL'.H305]" office:value-type="string" office:string-value="admin_user_select_replaceemoticons   = " calcext:value-type="string">
            <text:p>admin_user_select_replaceemoticons <text:s text:c="2"/>= </text:p>
          </table:table-cell>
          <table:table-cell table:number-columns-repeated="1023"/>
        </table:table-row>
        <table:table-row table:style-name="ro1">
          <table:table-cell table:formula="of:=[$'Admin ALL'.A306] &amp; [$'Admin ALL'.H306]" office:value-type="string" office:string-value="admin_user_select_defaultcolors      = " calcext:value-type="string">
            <text:p>admin_user_select_defaultcolors <text:s text:c="5"/>= </text:p>
          </table:table-cell>
          <table:table-cell table:number-columns-repeated="1023"/>
        </table:table-row>
        <table:table-row table:style-name="ro1">
          <table:table-cell table:formula="of:=[$'Admin ALL'.A307] &amp; [$'Admin ALL'.H307]" office:value-type="string" office:string-value="admin_user_select_hiddenpages        = " calcext:value-type="string">
            <text:p>admin_user_select_hiddenpages <text:s text:c="7"/>= </text:p>
          </table:table-cell>
          <table:table-cell table:number-columns-repeated="1023"/>
        </table:table-row>
        <table:table-row table:style-name="ro1">
          <table:table-cell table:formula="of:=[$'Admin ALL'.A308] &amp; [$'Admin ALL'.H308]" office:value-type="string" office:string-value="admin_user_select_targetblank        = " calcext:value-type="string">
            <text:p>admin_user_select_targetblank <text:s text:c="7"/>= </text:p>
          </table:table-cell>
          <table:table-cell table:number-columns-repeated="1023"/>
        </table:table-row>
        <table:table-row table:style-name="ro1">
          <table:table-cell table:formula="of:=[$'Admin ALL'.A309] &amp; [$'Admin ALL'.H309]" office:value-type="string" office:string-value="admin_user_select_hidecatnamedpages  = " calcext:value-type="string">
            <text:p>admin_user_select_hidecatnamedpages <text:s/>= </text:p>
          </table:table-cell>
          <table:table-cell table:number-columns-repeated="1023"/>
        </table:table-row>
        <table:table-row table:style-name="ro1">
          <table:table-cell table:formula="of:=[$'Admin ALL'.A310] &amp; [$'Admin ALL'.H310]" office:value-type="string" office:string-value="admin_user_select_modrewrite         = " calcext:value-type="string">
            <text:p>admin_user_select_modrewrite <text:s text:c="8"/>= </text:p>
          </table:table-cell>
          <table:table-cell table:number-columns-repeated="1023"/>
        </table:table-row>
        <table:table-row table:style-name="ro1">
          <table:table-cell table:formula="of:=[$'Admin ALL'.A311] &amp; [$'Admin ALL'.H311]" office:value-type="string" office:string-value="admin_user_select_showsyntaxtooltips = " calcext:value-type="string">
            <text:p>admin_user_select_showsyntaxtooltips = </text:p>
          </table:table-cell>
          <table:table-cell table:number-columns-repeated="1023"/>
        </table:table-row>
        <table:table-row table:style-name="ro1">
          <table:table-cell table:formula="of:=[$'Admin ALL'.A312] &amp; [$'Admin ALL'.H312]">
            <text:p/>
          </table:table-cell>
          <table:table-cell table:number-columns-repeated="1023"/>
        </table:table-row>
        <table:table-row table:style-name="ro1">
          <table:table-cell table:formula="of:=[$'Admin ALL'.A313] &amp; [$'Admin ALL'.H313]" office:value-type="string" office:string-value="admin_user_select_language           = " calcext:value-type="string">
            <text:p>admin_user_select_language <text:s text:c="10"/>= </text:p>
          </table:table-cell>
          <table:table-cell table:number-columns-repeated="1023"/>
        </table:table-row>
        <table:table-row table:style-name="ro1">
          <table:table-cell table:formula="of:=[$'Admin ALL'.A314] &amp; [$'Admin ALL'.H314]" office:value-type="string" office:string-value="admin_user_select_adminmail          = " calcext:value-type="string">
            <text:p>admin_user_select_adminmail <text:s text:c="9"/>= </text:p>
          </table:table-cell>
          <table:table-cell table:number-columns-repeated="1023"/>
        </table:table-row>
        <table:table-row table:style-name="ro1">
          <table:table-cell table:formula="of:=[$'Admin ALL'.A315] &amp; [$'Admin ALL'.H315]" office:value-type="string" office:string-value="admin_user_select_backupmsgintervall = " calcext:value-type="string">
            <text:p>admin_user_select_backupmsgintervall = </text:p>
          </table:table-cell>
          <table:table-cell table:number-columns-repeated="1023"/>
        </table:table-row>
        <table:table-row table:style-name="ro1">
          <table:table-cell table:formula="of:=[$'Admin ALL'.A316] &amp; [$'Admin ALL'.H316]" office:value-type="string" office:string-value="admin_user_select_getbackup          = " calcext:value-type="string">
            <text:p>admin_user_select_getbackup <text:s text:c="9"/>= </text:p>
          </table:table-cell>
          <table:table-cell table:number-columns-repeated="1023"/>
        </table:table-row>
        <table:table-row table:style-name="ro1">
          <table:table-cell table:formula="of:=[$'Admin ALL'.A317] &amp; [$'Admin ALL'.H317]" office:value-type="string" office:string-value="admin_user_select_chmodnewfilesatts  = " calcext:value-type="string">
            <text:p>admin_user_select_chmodnewfilesatts <text:s/>= </text:p>
          </table:table-cell>
          <table:table-cell table:number-columns-repeated="1023"/>
        </table:table-row>
        <table:table-row table:style-name="ro1">
          <table:table-cell table:formula="of:=[$'Admin ALL'.A318] &amp; [$'Admin ALL'.H318]" office:value-type="string" office:string-value="admin_user_select_noupload           = " calcext:value-type="string">
            <text:p>admin_user_select_noupload <text:s text:c="10"/>= </text:p>
          </table:table-cell>
          <table:table-cell table:number-columns-repeated="1023"/>
        </table:table-row>
        <table:table-row table:style-name="ro1">
          <table:table-cell table:formula="of:=[$'Admin ALL'.A319] &amp; [$'Admin ALL'.H319]" office:value-type="string" office:string-value="admin_user_select_userpassword       = " calcext:value-type="string">
            <text:p>admin_user_select_userpassword <text:s text:c="6"/>= </text:p>
          </table:table-cell>
          <table:table-cell table:number-columns-repeated="1023"/>
        </table:table-row>
        <table:table-row table:style-name="ro1">
          <table:table-cell table:formula="of:=[$'Admin ALL'.A320] &amp; [$'Admin ALL'.H320]">
            <text:p/>
          </table:table-cell>
          <table:table-cell table:number-columns-repeated="1023"/>
        </table:table-row>
        <table:table-row table:style-name="ro1">
          <table:table-cell table:formula="of:=[$'Admin ALL'.A321] &amp; [$'Admin ALL'.H321]" office:value-type="string" office:string-value="pw_help                              = " calcext:value-type="string">
            <text:p>pw_help <text:s text:c="29"/>= </text:p>
          </table:table-cell>
          <table:table-cell table:number-columns-repeated="1023"/>
        </table:table-row>
        <table:table-row table:style-name="ro1">
          <table:table-cell table:formula="of:=[$'Admin ALL'.A322] &amp; [$'Admin ALL'.H322]" office:value-type="string" office:string-value="pw_text_login                        = " calcext:value-type="string">
            <text:p>pw_text_login <text:s text:c="23"/>= </text:p>
          </table:table-cell>
          <table:table-cell table:number-columns-repeated="1023"/>
        </table:table-row>
        <table:table-row table:style-name="ro1">
          <table:table-cell table:formula="of:=[$'Admin ALL'.A323] &amp; [$'Admin ALL'.H323]" office:value-type="string" office:string-value="userpw_text_login                    = " calcext:value-type="string">
            <text:p>userpw_text_login <text:s text:c="19"/>= </text:p>
          </table:table-cell>
          <table:table-cell table:number-columns-repeated="1023"/>
        </table:table-row>
        <table:table-row table:style-name="ro1">
          <table:table-cell table:formula="of:=[$'Admin ALL'.A324] &amp; [$'Admin ALL'.H324]" office:value-type="string" office:string-value="pw_error_missingvalues               = " calcext:value-type="string">
            <text:p>pw_error_missingvalues <text:s text:c="14"/>= </text:p>
          </table:table-cell>
          <table:table-cell table:number-columns-repeated="1023"/>
        </table:table-row>
        <table:table-row table:style-name="ro1">
          <table:table-cell table:formula="of:=[$'Admin ALL'.A325] &amp; [$'Admin ALL'.H325]" office:value-type="string" office:string-value="pw_error_newpwerror                  = " calcext:value-type="string">
            <text:p>pw_error_newpwerror <text:s text:c="17"/>= </text:p>
          </table:table-cell>
          <table:table-cell table:number-columns-repeated="1023"/>
        </table:table-row>
        <table:table-row table:style-name="ro1">
          <table:table-cell table:formula="of:=[$'Admin ALL'.A326] &amp; [$'Admin ALL'.H326]" office:value-type="string" office:string-value="pw_error_newpwmismatch               = " calcext:value-type="string">
            <text:p>pw_error_newpwmismatch <text:s text:c="14"/>= </text:p>
          </table:table-cell>
          <table:table-cell table:number-columns-repeated="1023"/>
        </table:table-row>
        <table:table-row table:style-name="ro1">
          <table:table-cell table:formula="of:=[$'Admin ALL'.A327] &amp; [$'Admin ALL'.H327]" office:value-type="string" office:string-value="pw_error_tooshortname                = " calcext:value-type="string">
            <text:p>pw_error_tooshortname <text:s text:c="15"/>= </text:p>
          </table:table-cell>
          <table:table-cell table:number-columns-repeated="1023"/>
        </table:table-row>
        <table:table-row table:style-name="ro1">
          <table:table-cell table:formula="of:=[$'Admin ALL'.A328] &amp; [$'Admin ALL'.H328]" office:value-type="string" office:string-value="pw_titel_newname                     = " calcext:value-type="string">
            <text:p>pw_titel_newname <text:s text:c="20"/>= </text:p>
          </table:table-cell>
          <table:table-cell table:number-columns-repeated="1023"/>
        </table:table-row>
        <table:table-row table:style-name="ro1">
          <table:table-cell table:formula="of:=[$'Admin ALL'.A329] &amp; [$'Admin ALL'.H329]" office:value-type="string" office:string-value="pw_titel_newpw                       = " calcext:value-type="string">
            <text:p>pw_titel_newpw <text:s text:c="22"/>= </text:p>
          </table:table-cell>
          <table:table-cell table:number-columns-repeated="1023"/>
        </table:table-row>
        <table:table-row table:style-name="ro1">
          <table:table-cell table:formula="of:=[$'Admin ALL'.A330] &amp; [$'Admin ALL'.H330]" office:value-type="string" office:string-value="pw_titel_newpwrepeat                 = " calcext:value-type="string">
            <text:p>pw_titel_newpwrepeat <text:s text:c="16"/>= </text:p>
          </table:table-cell>
          <table:table-cell table:number-columns-repeated="1023"/>
        </table:table-row>
        <table:table-row table:style-name="ro1">
          <table:table-cell table:formula="of:=[$'Admin ALL'.A331] &amp; [$'Admin ALL'.H331]" office:value-type="string" office:string-value="userpw_titel_newname                 = " calcext:value-type="string">
            <text:p>userpw_titel_newname <text:s text:c="16"/>= </text:p>
          </table:table-cell>
          <table:table-cell table:number-columns-repeated="1023"/>
        </table:table-row>
        <table:table-row table:style-name="ro1">
          <table:table-cell table:formula="of:=[$'Admin ALL'.A332] &amp; [$'Admin ALL'.H332]" office:value-type="string" office:string-value="userpw_titel_newpw                   = " calcext:value-type="string">
            <text:p>userpw_titel_newpw <text:s text:c="18"/>= </text:p>
          </table:table-cell>
          <table:table-cell table:number-columns-repeated="1023"/>
        </table:table-row>
        <table:table-row table:style-name="ro1">
          <table:table-cell table:formula="of:=[$'Admin ALL'.A333] &amp; [$'Admin ALL'.H333]" office:value-type="string" office:string-value="userpw_titel_newpwrepeat             = " calcext:value-type="string">
            <text:p>userpw_titel_newpwrepeat <text:s text:c="12"/>= </text:p>
          </table:table-cell>
          <table:table-cell table:number-columns-repeated="1023"/>
        </table:table-row>
        <table:table-row table:style-name="ro1">
          <table:table-cell table:formula="of:=[$'Admin ALL'.A334] &amp; [$'Admin ALL'.H334]" office:value-type="string" office:string-value="warning_false_logins                 = " calcext:value-type="string">
            <text:p>warning_false_logins <text:s text:c="16"/>= </text:p>
          </table:table-cell>
          <table:table-cell table:number-columns-repeated="1023"/>
        </table:table-row>
        <table:table-row table:style-name="ro1">
          <table:table-cell table:formula="of:=[$'Admin ALL'.A335] &amp; [$'Admin ALL'.H335]" office:value-type="string" office:string-value="loginlocked_mailcontent              = " calcext:value-type="string">
            <text:p>loginlocked_mailcontent <text:s text:c="13"/>= </text:p>
          </table:table-cell>
          <table:table-cell table:number-columns-repeated="1023"/>
        </table:table-row>
        <table:table-row table:style-name="ro1">
          <table:table-cell table:formula="of:=[$'Admin ALL'.A336] &amp; [$'Admin ALL'.H336]" office:value-type="string" office:string-value="loginlocked_mailsubject              = " calcext:value-type="string">
            <text:p>loginlocked_mailsubject <text:s text:c="13"/>= </text:p>
          </table:table-cell>
          <table:table-cell table:number-columns-repeated="1023"/>
        </table:table-row>
        <table:table-row table:style-name="ro1">
          <table:table-cell table:formula="of:=[$'Admin ALL'.A337] &amp; [$'Admin ALL'.H337]" office:value-type="string" office:string-value="messages_false_logins                = " calcext:value-type="string">
            <text:p>messages_false_logins <text:s text:c="15"/>= </text:p>
          </table:table-cell>
          <table:table-cell table:number-columns-repeated="1023"/>
        </table:table-row>
        <table:table-row table:style-name="ro1">
          <table:table-cell table:formula="of:=[$'Admin ALL'.A338] &amp; [$'Admin ALL'.H338]" office:value-type="string" office:string-value="login_button                         = " calcext:value-type="string">
            <text:p>login_button <text:s text:c="24"/>= </text:p>
          </table:table-cell>
          <table:table-cell table:number-columns-repeated="1023"/>
        </table:table-row>
        <table:table-row table:style-name="ro1">
          <table:table-cell table:formula="of:=[$'Admin ALL'.A339] &amp; [$'Admin ALL'.H339]" office:value-type="string" office:string-value="login_ajax_success                   = " calcext:value-type="string">
            <text:p>login_ajax_success <text:s text:c="18"/>= </text:p>
          </table:table-cell>
          <table:table-cell table:number-columns-repeated="1023"/>
        </table:table-row>
        <table:table-row table:style-name="ro1">
          <table:table-cell table:formula="of:=[$'Admin ALL'.A340] &amp; [$'Admin ALL'.H340]" office:value-type="string" office:string-value="login_titel_dialog                   = " calcext:value-type="string">
            <text:p>login_titel_dialog <text:s text:c="18"/>= </text:p>
          </table:table-cell>
          <table:table-cell table:number-columns-repeated="1023"/>
        </table:table-row>
        <table:table-row table:style-name="ro1">
          <table:table-cell table:formula="of:=[$'Admin ALL'.A341] &amp; [$'Admin ALL'.H341]">
            <text:p/>
          </table:table-cell>
          <table:table-cell table:number-columns-repeated="1023"/>
        </table:table-row>
        <table:table-row table:style-name="ro1">
          <table:table-cell table:formula="of:=[$'Admin ALL'.A342] &amp; [$'Admin ALL'.H342]" office:value-type="string" office:string-value="plugins_button                       = " calcext:value-type="string">
            <text:p>plugins_button <text:s text:c="22"/>= </text:p>
          </table:table-cell>
          <table:table-cell table:number-columns-repeated="1023"/>
        </table:table-row>
        <table:table-row table:style-name="ro1">
          <table:table-cell table:formula="of:=[$'Admin ALL'.A343] &amp; [$'Admin ALL'.H343]" office:value-type="string" office:string-value="plugins_titel                        = " calcext:value-type="string">
            <text:p>plugins_titel <text:s text:c="23"/>= </text:p>
          </table:table-cell>
          <table:table-cell table:number-columns-repeated="1023"/>
        </table:table-row>
        <table:table-row table:style-name="ro1">
          <table:table-cell table:formula="of:=[$'Admin ALL'.A344] &amp; [$'Admin ALL'.H344]" office:value-type="string" office:string-value="plugins_error                        = " calcext:value-type="string">
            <text:p>plugins_error <text:s text:c="23"/>= </text:p>
          </table:table-cell>
          <table:table-cell table:number-columns-repeated="1023"/>
        </table:table-row>
        <table:table-row table:style-name="ro1">
          <table:table-cell table:formula="of:=[$'Admin ALL'.A345] &amp; [$'Admin ALL'.H345]" office:value-type="string" office:string-value="plugins_titel_version                = " calcext:value-type="string">
            <text:p>plugins_titel_version <text:s text:c="15"/>= </text:p>
          </table:table-cell>
          <table:table-cell table:number-columns-repeated="1023"/>
        </table:table-row>
        <table:table-row table:style-name="ro1">
          <table:table-cell table:formula="of:=[$'Admin ALL'.A346] &amp; [$'Admin ALL'.H346]" office:value-type="string" office:string-value="plugins_titel_author                 = " calcext:value-type="string">
            <text:p>plugins_titel_author <text:s text:c="16"/>= </text:p>
          </table:table-cell>
          <table:table-cell table:number-columns-repeated="1023"/>
        </table:table-row>
        <table:table-row table:style-name="ro1">
          <table:table-cell table:formula="of:=[$'Admin ALL'.A347] &amp; [$'Admin ALL'.H347]" office:value-type="string" office:string-value="plugins_titel_web                    = " calcext:value-type="string">
            <text:p>plugins_titel_web <text:s text:c="19"/>= </text:p>
          </table:table-cell>
          <table:table-cell table:number-columns-repeated="1023"/>
        </table:table-row>
        <table:table-row table:style-name="ro1">
          <table:table-cell table:formula="of:=[$'Admin ALL'.A348] &amp; [$'Admin ALL'.H348]" office:value-type="string" office:string-value="plugins_input_active                 = " calcext:value-type="string">
            <text:p>plugins_input_active <text:s text:c="16"/>= </text:p>
          </table:table-cell>
          <table:table-cell table:number-columns-repeated="1023"/>
        </table:table-row>
        <table:table-row table:style-name="ro1">
          <table:table-cell table:formula="of:=[$'Admin ALL'.A349] &amp; [$'Admin ALL'.H349]" office:value-type="string" office:string-value="plugins_error_regex_error            = " calcext:value-type="string">
            <text:p>plugins_error_regex_error <text:s text:c="11"/>= </text:p>
          </table:table-cell>
          <table:table-cell table:number-columns-repeated="1023"/>
        </table:table-row>
        <table:table-row table:style-name="ro1">
          <table:table-cell table:formula="of:=[$'Admin ALL'.A350] &amp; [$'Admin ALL'.H350]" office:value-type="string" office:string-value="plugins_info                         = " calcext:value-type="string">
            <text:p>plugins_info <text:s text:c="24"/>= </text:p>
          </table:table-cell>
          <table:table-cell table:number-columns-repeated="1023"/>
        </table:table-row>
        <table:table-row table:style-name="ro1">
          <table:table-cell table:formula="of:=[$'Admin ALL'.A351] &amp; [$'Admin ALL'.H351]" office:value-type="string" office:string-value="plugins_title_manage                 = " calcext:value-type="string">
            <text:p>plugins_title_manage <text:s text:c="16"/>= </text:p>
          </table:table-cell>
          <table:table-cell table:number-columns-repeated="1023"/>
        </table:table-row>
        <table:table-row table:style-name="ro1">
          <table:table-cell table:formula="of:=[$'Admin ALL'.A352] &amp; [$'Admin ALL'.H352]" office:value-type="string" office:string-value="plugins_text_filebutton              = " calcext:value-type="string">
            <text:p>plugins_text_filebutton <text:s text:c="13"/>= </text:p>
          </table:table-cell>
          <table:table-cell table:number-columns-repeated="1023"/>
        </table:table-row>
        <table:table-row table:style-name="ro1">
          <table:table-cell table:formula="of:=[$'Admin ALL'.A353] &amp; [$'Admin ALL'.H353]" office:value-type="string" office:string-value="plugins_text_fileinfo                = " calcext:value-type="string">
            <text:p>plugins_text_fileinfo <text:s text:c="15"/>= </text:p>
          </table:table-cell>
          <table:table-cell table:number-columns-repeated="1023"/>
        </table:table-row>
        <table:table-row table:style-name="ro1">
          <table:table-cell table:formula="of:=[$'Admin ALL'.A354] &amp; [$'Admin ALL'.H354]" office:value-type="string" office:string-value="plugins_button_install               = " calcext:value-type="string">
            <text:p>plugins_button_install <text:s text:c="14"/>= </text:p>
          </table:table-cell>
          <table:table-cell table:number-columns-repeated="1023"/>
        </table:table-row>
        <table:table-row table:style-name="ro1">
          <table:table-cell table:formula="of:=[$'Admin ALL'.A355] &amp; [$'Admin ALL'.H355]" office:value-type="string" office:string-value="plugins_button_delete                = " calcext:value-type="string">
            <text:p>plugins_button_delete <text:s text:c="15"/>= </text:p>
          </table:table-cell>
          <table:table-cell table:number-columns-repeated="1023"/>
        </table:table-row>
        <table:table-row table:style-name="ro1">
          <table:table-cell table:formula="of:=[$'Admin ALL'.A356] &amp; [$'Admin ALL'.H356]" office:value-type="string" office:string-value="plugins_select                       = " calcext:value-type="string">
            <text:p>plugins_select <text:s text:c="22"/>= </text:p>
          </table:table-cell>
          <table:table-cell table:number-columns-repeated="1023"/>
        </table:table-row>
        <table:table-row table:style-name="ro1">
          <table:table-cell table:formula="of:=[$'Admin ALL'.A357] &amp; [$'Admin ALL'.H357]">
            <text:p/>
          </table:table-cell>
          <table:table-cell table:number-columns-repeated="1023"/>
        </table:table-row>
        <table:table-row table:style-name="ro1">
          <table:table-cell table:formula="of:=[$'Admin ALL'.A358] &amp; [$'Admin ALL'.H358]" office:value-type="string" office:string-value="template_button                      = " calcext:value-type="string">
            <text:p>template_button <text:s text:c="21"/>= </text:p>
          </table:table-cell>
          <table:table-cell table:number-columns-repeated="1023"/>
        </table:table-row>
        <table:table-row table:style-name="ro1">
          <table:table-cell table:formula="of:=[$'Admin ALL'.A359] &amp; [$'Admin ALL'.H359]" office:value-type="string" office:string-value="template_title_grafiken              = " calcext:value-type="string">
            <text:p>template_title_grafiken <text:s text:c="13"/>= </text:p>
          </table:table-cell>
          <table:table-cell table:number-columns-repeated="1023"/>
        </table:table-row>
        <table:table-row table:style-name="ro1">
          <table:table-cell table:formula="of:=[$'Admin ALL'.A360] &amp; [$'Admin ALL'.H360]" office:value-type="string" office:string-value="template_title_html_css              = " calcext:value-type="string">
            <text:p>template_title_html_css <text:s text:c="13"/>= </text:p>
          </table:table-cell>
          <table:table-cell table:number-columns-repeated="1023"/>
        </table:table-row>
        <table:table-row table:style-name="ro1">
          <table:table-cell table:formula="of:=[$'Admin ALL'.A361] &amp; [$'Admin ALL'.H361]" office:value-type="string" office:string-value="template_title_plugins               = " calcext:value-type="string">
            <text:p>template_title_plugins <text:s text:c="14"/>= </text:p>
          </table:table-cell>
          <table:table-cell table:number-columns-repeated="1023"/>
        </table:table-row>
        <table:table-row table:style-name="ro1">
          <table:table-cell table:formula="of:=[$'Admin ALL'.A362] &amp; [$'Admin ALL'.H362]" office:value-type="string" office:string-value="template_title_template              = " calcext:value-type="string">
            <text:p>template_title_template <text:s text:c="13"/>= </text:p>
          </table:table-cell>
          <table:table-cell table:number-columns-repeated="1023"/>
        </table:table-row>
        <table:table-row table:style-name="ro1">
          <table:table-cell table:formula="of:=[$'Admin ALL'.A363] &amp; [$'Admin ALL'.H363]" office:value-type="string" office:string-value="template_title_manage                = " calcext:value-type="string">
            <text:p>template_title_manage <text:s text:c="15"/>= </text:p>
          </table:table-cell>
          <table:table-cell table:number-columns-repeated="1023"/>
        </table:table-row>
        <table:table-row table:style-name="ro1">
          <table:table-cell table:formula="of:=[$'Admin ALL'.A364] &amp; [$'Admin ALL'.H364]" office:value-type="string" office:string-value="template_title_editor                = " calcext:value-type="string">
            <text:p>template_title_editor <text:s text:c="15"/>= </text:p>
          </table:table-cell>
          <table:table-cell table:number-columns-repeated="1023"/>
        </table:table-row>
        <table:table-row table:style-name="ro1">
          <table:table-cell table:formula="of:=[$'Admin ALL'.A365] &amp; [$'Admin ALL'.H365]" office:value-type="string" office:string-value="template_text_filebutton             = " calcext:value-type="string">
            <text:p>template_text_filebutton <text:s text:c="12"/>= </text:p>
          </table:table-cell>
          <table:table-cell table:number-columns-repeated="1023"/>
        </table:table-row>
        <table:table-row table:style-name="ro1">
          <table:table-cell table:formula="of:=[$'Admin ALL'.A366] &amp; [$'Admin ALL'.H366]" office:value-type="string" office:string-value="template_text_fileinfo               = " calcext:value-type="string">
            <text:p>template_text_fileinfo <text:s text:c="14"/>= </text:p>
          </table:table-cell>
          <table:table-cell table:number-columns-repeated="1023"/>
        </table:table-row>
        <table:table-row table:style-name="ro1">
          <table:table-cell table:formula="of:=[$'Admin ALL'.A367] &amp; [$'Admin ALL'.H367]" office:value-type="string" office:string-value="template_button_install              = " calcext:value-type="string">
            <text:p>template_button_install <text:s text:c="13"/>= </text:p>
          </table:table-cell>
          <table:table-cell table:number-columns-repeated="1023"/>
        </table:table-row>
        <table:table-row table:style-name="ro1">
          <table:table-cell table:formula="of:=[$'Admin ALL'.A368] &amp; [$'Admin ALL'.H368]" office:value-type="string" office:string-value="template_button_delete               = " calcext:value-type="string">
            <text:p>template_button_delete <text:s text:c="14"/>= </text:p>
          </table:table-cell>
          <table:table-cell table:number-columns-repeated="1023"/>
        </table:table-row>
        <table:table-row table:style-name="ro1">
          <table:table-cell table:formula="of:=[$'Admin ALL'.A369] &amp; [$'Admin ALL'.H369]" office:value-type="string" office:string-value="template_input_set_active            = " calcext:value-type="string">
            <text:p>template_input_set_active <text:s text:c="11"/>= </text:p>
          </table:table-cell>
          <table:table-cell table:number-columns-repeated="1023"/>
        </table:table-row>
        <table:table-row table:style-name="ro1">
          <table:table-cell table:formula="of:=[$'Admin ALL'.A370] &amp; [$'Admin ALL'.H370]" office:value-type="string" office:string-value="template_select                      = " calcext:value-type="string">
            <text:p>template_select <text:s text:c="21"/>= </text:p>
          </table:table-cell>
          <table:table-cell table:number-columns-repeated="1023"/>
        </table:table-row>
        <table:table-row table:style-name="ro1">
          <table:table-cell table:formula="of:=[$'Admin ALL'.A371] &amp; [$'Admin ALL'.H371]">
            <text:p/>
          </table:table-cell>
          <table:table-cell table:number-columns-repeated="1023"/>
        </table:table-row>
        <table:table-row table:style-name="ro1">
          <table:table-cell table:formula="of:=[$'Admin ALL'.A372] &amp; [$'Admin ALL'.H372]">
            <text:p/>
          </table:table-cell>
          <table:table-cell table:number-columns-repeated="1023"/>
        </table:table-row>
        <table:table-row table:style-name="ro1">
          <table:table-cell table:formula="of:=[$'Admin ALL'.A373] &amp; [$'Admin ALL'.H373]" office:value-type="string" office:string-value="install_tab_help                     = " calcext:value-type="string">
            <text:p>install_tab_help <text:s text:c="20"/>= </text:p>
          </table:table-cell>
          <table:table-cell table:number-columns-repeated="1023"/>
        </table:table-row>
        <table:table-row table:style-name="ro1">
          <table:table-cell table:formula="of:=[$'Admin ALL'.A374] &amp; [$'Admin ALL'.H374]" office:value-type="string" office:string-value="install_tab_language                 = " calcext:value-type="string">
            <text:p>install_tab_language <text:s text:c="16"/>= </text:p>
          </table:table-cell>
          <table:table-cell table:number-columns-repeated="1023"/>
        </table:table-row>
        <table:table-row table:style-name="ro1">
          <table:table-cell table:formula="of:=[$'Admin ALL'.A375] &amp; [$'Admin ALL'.H375]" office:value-type="string" office:string-value="install_tab_chmod_test               = " calcext:value-type="string">
            <text:p>install_tab_chmod_test <text:s text:c="14"/>= </text:p>
          </table:table-cell>
          <table:table-cell table:number-columns-repeated="1023"/>
        </table:table-row>
        <table:table-row table:style-name="ro1">
          <table:table-cell table:formula="of:=[$'Admin ALL'.A376] &amp; [$'Admin ALL'.H376]" office:value-type="string" office:string-value="install_tab_environment              = " calcext:value-type="string">
            <text:p>install_tab_environment <text:s text:c="13"/>= </text:p>
          </table:table-cell>
          <table:table-cell table:number-columns-repeated="1023"/>
        </table:table-row>
        <table:table-row table:style-name="ro1">
          <table:table-cell table:formula="of:=[$'Admin ALL'.A377] &amp; [$'Admin ALL'.H377]" office:value-type="string" office:string-value="install_tab_rewrite                  = " calcext:value-type="string">
            <text:p>install_tab_rewrite <text:s text:c="17"/>= </text:p>
          </table:table-cell>
          <table:table-cell table:number-columns-repeated="1023"/>
        </table:table-row>
        <table:table-row table:style-name="ro1">
          <table:table-cell table:formula="of:=[$'Admin ALL'.A378] &amp; [$'Admin ALL'.H378]" office:value-type="string" office:string-value="install_tab_password                 = " calcext:value-type="string">
            <text:p>install_tab_password <text:s text:c="16"/>= </text:p>
          </table:table-cell>
          <table:table-cell table:number-columns-repeated="1023"/>
        </table:table-row>
        <table:table-row table:style-name="ro1">
          <table:table-cell table:formula="of:=[$'Admin ALL'.A379] &amp; [$'Admin ALL'.H379]" office:value-type="string" office:string-value="install_tab_update                   = " calcext:value-type="string">
            <text:p>install_tab_update <text:s text:c="18"/>= </text:p>
          </table:table-cell>
          <table:table-cell table:number-columns-repeated="1023"/>
        </table:table-row>
        <table:table-row table:style-name="ro1">
          <table:table-cell table:formula="of:=[$'Admin ALL'.A380] &amp; [$'Admin ALL'.H380]" office:value-type="string" office:string-value="install_tab_finish                   = " calcext:value-type="string">
            <text:p>install_tab_finish <text:s text:c="18"/>= </text:p>
          </table:table-cell>
          <table:table-cell table:number-columns-repeated="1023"/>
        </table:table-row>
        <table:table-row table:style-name="ro1">
          <table:table-cell table:formula="of:=[$'Admin ALL'.A381] &amp; [$'Admin ALL'.H381]" office:value-type="string" office:string-value="install_toggle_open                  = " calcext:value-type="string">
            <text:p>install_toggle_open <text:s text:c="17"/>= </text:p>
          </table:table-cell>
          <table:table-cell table:number-columns-repeated="1023"/>
        </table:table-row>
        <table:table-row table:style-name="ro1">
          <table:table-cell table:formula="of:=[$'Admin ALL'.A382] &amp; [$'Admin ALL'.H382]" office:value-type="string" office:string-value="install_toggle_close                 = " calcext:value-type="string">
            <text:p>install_toggle_close <text:s text:c="16"/>= </text:p>
          </table:table-cell>
          <table:table-cell table:number-columns-repeated="1023"/>
        </table:table-row>
        <table:table-row table:style-name="ro1">
          <table:table-cell table:formula="of:=[$'Admin ALL'.A383] &amp; [$'Admin ALL'.H383]">
            <text:p/>
          </table:table-cell>
          <table:table-cell table:number-columns-repeated="1023"/>
        </table:table-row>
        <table:table-row table:style-name="ro1">
          <table:table-cell table:formula="of:=[$'Admin ALL'.A384] &amp; [$'Admin ALL'.H384]">
            <text:p/>
          </table:table-cell>
          <table:table-cell table:number-columns-repeated="1023"/>
        </table:table-row>
        <table:table-row table:style-name="ro1">
          <table:table-cell table:formula="of:=[$'Admin ALL'.A385] &amp; [$'Admin ALL'.H385]" office:value-type="string" office:string-value="install_help                         = " calcext:value-type="string">
            <text:p>install_help <text:s text:c="24"/>= </text:p>
          </table:table-cell>
          <table:table-cell table:number-columns-repeated="1023"/>
        </table:table-row>
        <table:table-row table:style-name="ro1">
          <table:table-cell table:formula="of:=[$'Admin ALL'.A386] &amp; [$'Admin ALL'.H386]">
            <text:p/>
          </table:table-cell>
          <table:table-cell table:number-columns-repeated="1023"/>
        </table:table-row>
        <table:table-row table:style-name="ro1">
          <table:table-cell table:formula="of:=[$'Admin ALL'.A387] &amp; [$'Admin ALL'.H387]" office:value-type="string" office:string-value="install_help_update_title            = " calcext:value-type="string">
            <text:p>install_help_update_title <text:s text:c="11"/>= </text:p>
          </table:table-cell>
          <table:table-cell table:number-columns-repeated="1023"/>
        </table:table-row>
        <table:table-row table:style-name="ro1">
          <table:table-cell table:formula="of:=[$'Admin ALL'.A388] &amp; [$'Admin ALL'.H388]" office:value-type="string" office:string-value="install_help_update_text             = " calcext:value-type="string">
            <text:p>install_help_update_text <text:s text:c="12"/>= </text:p>
          </table:table-cell>
          <table:table-cell table:number-columns-repeated="1023"/>
        </table:table-row>
        <table:table-row table:style-name="ro1">
          <table:table-cell table:formula="of:=[$'Admin ALL'.A389] &amp; [$'Admin ALL'.H389]">
            <text:p/>
          </table:table-cell>
          <table:table-cell table:number-columns-repeated="1023"/>
        </table:table-row>
        <table:table-row table:style-name="ro1">
          <table:table-cell table:formula="of:=[$'Admin ALL'.A390] &amp; [$'Admin ALL'.H390]">
            <text:p/>
          </table:table-cell>
          <table:table-cell table:number-columns-repeated="1023"/>
        </table:table-row>
        <table:table-row table:style-name="ro1">
          <table:table-cell table:formula="of:=[$'Admin ALL'.A391] &amp; [$'Admin ALL'.H391]" office:value-type="string" office:string-value="install_help_password                = " calcext:value-type="string">
            <text:p>install_help_password <text:s text:c="15"/>= </text:p>
          </table:table-cell>
          <table:table-cell table:number-columns-repeated="1023"/>
        </table:table-row>
        <table:table-row table:style-name="ro1">
          <table:table-cell table:formula="of:=[$'Admin ALL'.A392] &amp; [$'Admin ALL'.H392]" office:value-type="string" office:string-value="install_help_password_button         = " calcext:value-type="string">
            <text:p>install_help_password_button <text:s text:c="8"/>= </text:p>
          </table:table-cell>
          <table:table-cell table:number-columns-repeated="1023"/>
        </table:table-row>
        <table:table-row table:style-name="ro1">
          <table:table-cell table:formula="of:=[$'Admin ALL'.A393] &amp; [$'Admin ALL'.H393]" office:value-type="string" office:string-value="install_help_update                  = " calcext:value-type="string">
            <text:p>install_help_update <text:s text:c="17"/>= </text:p>
          </table:table-cell>
          <table:table-cell table:number-columns-repeated="1023"/>
        </table:table-row>
        <table:table-row table:style-name="ro1">
          <table:table-cell table:formula="of:=[$'Admin ALL'.A394] &amp; [$'Admin ALL'.H394]" office:value-type="string" office:string-value="install_help_update_button           = " calcext:value-type="string">
            <text:p>install_help_update_button <text:s text:c="10"/>= </text:p>
          </table:table-cell>
          <table:table-cell table:number-columns-repeated="1023"/>
        </table:table-row>
        <table:table-row table:style-name="ro1">
          <table:table-cell table:formula="of:=[$'Admin ALL'.A395] &amp; [$'Admin ALL'.H395]" office:value-type="string" office:string-value="install_help_no_button               = " calcext:value-type="string">
            <text:p>install_help_no_button <text:s text:c="14"/>= </text:p>
          </table:table-cell>
          <table:table-cell table:number-columns-repeated="1023"/>
        </table:table-row>
        <table:table-row table:style-name="ro1">
          <table:table-cell table:formula="of:=[$'Admin ALL'.A396] &amp; [$'Admin ALL'.H396]" office:value-type="string" office:string-value="install_help_php_error               = " calcext:value-type="string">
            <text:p>install_help_php_error <text:s text:c="14"/>= </text:p>
          </table:table-cell>
          <table:table-cell table:number-columns-repeated="1023"/>
        </table:table-row>
        <table:table-row table:style-name="ro1">
          <table:table-cell table:formula="of:=[$'Admin ALL'.A397] &amp; [$'Admin ALL'.H397]">
            <text:p/>
          </table:table-cell>
          <table:table-cell table:number-columns-repeated="1023"/>
        </table:table-row>
        <table:table-row table:style-name="ro1">
          <table:table-cell table:formula="of:=[$'Admin ALL'.A398] &amp; [$'Admin ALL'.H398]" office:value-type="string" office:string-value="install_lang_select                  = " calcext:value-type="string">
            <text:p>install_lang_select <text:s text:c="17"/>= </text:p>
          </table:table-cell>
          <table:table-cell table:number-columns-repeated="1023"/>
        </table:table-row>
        <table:table-row table:style-name="ro1">
          <table:table-cell table:formula="of:=[$'Admin ALL'.A399] &amp; [$'Admin ALL'.H399]" office:value-type="string" office:string-value="install_lang_help                    = " calcext:value-type="string">
            <text:p>install_lang_help <text:s text:c="19"/>= </text:p>
          </table:table-cell>
          <table:table-cell table:number-columns-repeated="1023"/>
        </table:table-row>
        <table:table-row table:style-name="ro1">
          <table:table-cell table:formula="of:=[$'Admin ALL'.A400] &amp; [$'Admin ALL'.H400]" office:value-type="string" office:string-value="install_next                         = " calcext:value-type="string">
            <text:p>install_next <text:s text:c="24"/>= </text:p>
          </table:table-cell>
          <table:table-cell table:number-columns-repeated="1023"/>
        </table:table-row>
        <table:table-row table:style-name="ro1">
          <table:table-cell table:formula="of:=[$'Admin ALL'.A401] &amp; [$'Admin ALL'.H401]">
            <text:p/>
          </table:table-cell>
          <table:table-cell table:number-columns-repeated="1023"/>
        </table:table-row>
        <table:table-row table:style-name="ro1">
          <table:table-cell table:formula="of:=[$'Admin ALL'.A402] &amp; [$'Admin ALL'.H402]" office:value-type="string" office:string-value="install_chmod_help                   = " calcext:value-type="string">
            <text:p>install_chmod_help <text:s text:c="18"/>= </text:p>
          </table:table-cell>
          <table:table-cell table:number-columns-repeated="1023"/>
        </table:table-row>
        <table:table-row table:style-name="ro1">
          <table:table-cell table:formula="of:=[$'Admin ALL'.A403] &amp; [$'Admin ALL'.H403]" office:value-type="string" office:string-value="install_chmod_no_chmod               = " calcext:value-type="string">
            <text:p>install_chmod_no_chmod <text:s text:c="14"/>= </text:p>
          </table:table-cell>
          <table:table-cell table:number-columns-repeated="1023"/>
        </table:table-row>
        <table:table-row table:style-name="ro1">
          <table:table-cell table:formula="of:=[$'Admin ALL'.A404] &amp; [$'Admin ALL'.H404]">
            <text:p/>
          </table:table-cell>
          <table:table-cell table:number-columns-repeated="1023"/>
        </table:table-row>
        <table:table-row table:style-name="ro1">
          <table:table-cell table:formula="of:=[$'Admin ALL'.A405] &amp; [$'Admin ALL'.H405]" office:value-type="string" office:string-value="install_chmod_testfile_rw            = " calcext:value-type="string">
            <text:p>install_chmod_testfile_rw <text:s text:c="11"/>= </text:p>
          </table:table-cell>
          <table:table-cell table:number-columns-repeated="1023"/>
        </table:table-row>
        <table:table-row table:style-name="ro1">
          <table:table-cell table:formula="of:=[$'Admin ALL'.A406] &amp; [$'Admin ALL'.H406]" office:value-type="string" office:string-value="install_chmod_testfile_next_button   = " calcext:value-type="string">
            <text:p>install_chmod_testfile_next_button <text:s text:c="2"/>= </text:p>
          </table:table-cell>
          <table:table-cell table:number-columns-repeated="1023"/>
        </table:table-row>
        <table:table-row table:style-name="ro1">
          <table:table-cell table:formula="of:=[$'Admin ALL'.A407] &amp; [$'Admin ALL'.H407]">
            <text:p/>
          </table:table-cell>
          <table:table-cell table:number-columns-repeated="1023"/>
        </table:table-row>
        <table:table-row table:style-name="ro1">
          <table:table-cell table:formula="of:=[$'Admin ALL'.A408] &amp; [$'Admin ALL'.H408]" office:value-type="string" office:string-value="install_chmod_use                    = " calcext:value-type="string">
            <text:p>install_chmod_use <text:s text:c="19"/>= </text:p>
          </table:table-cell>
          <table:table-cell table:number-columns-repeated="1023"/>
        </table:table-row>
        <table:table-row table:style-name="ro1">
          <table:table-cell table:formula="of:=[$'Admin ALL'.A409] &amp; [$'Admin ALL'.H409]">
            <text:p/>
          </table:table-cell>
          <table:table-cell table:number-columns-repeated="1023"/>
        </table:table-row>
        <table:table-row table:style-name="ro1">
          <table:table-cell table:formula="of:=[$'Admin ALL'.A410] &amp; [$'Admin ALL'.H410]" office:value-type="string" office:string-value="install_chmod_change_ftp             = " calcext:value-type="string">
            <text:p>install_chmod_change_ftp <text:s text:c="12"/>= </text:p>
          </table:table-cell>
          <table:table-cell table:number-columns-repeated="1023"/>
        </table:table-row>
        <table:table-row table:style-name="ro1">
          <table:table-cell table:formula="of:=[$'Admin ALL'.A411] &amp; [$'Admin ALL'.H411]" office:value-type="string" office:string-value="install_chmod_change_ftp_button      = " calcext:value-type="string">
            <text:p>install_chmod_change_ftp_button <text:s text:c="5"/>= </text:p>
          </table:table-cell>
          <table:table-cell table:number-columns-repeated="1023"/>
        </table:table-row>
        <table:table-row table:style-name="ro1">
          <table:table-cell table:formula="of:=[$'Admin ALL'.A412] &amp; [$'Admin ALL'.H412]">
            <text:p/>
          </table:table-cell>
          <table:table-cell table:number-columns-repeated="1023"/>
        </table:table-row>
        <table:table-row table:style-name="ro1">
          <table:table-cell table:formula="of:=[$'Admin ALL'.A413] &amp; [$'Admin ALL'.H413]" office:value-type="string" office:string-value="install_environment_help             = " calcext:value-type="string">
            <text:p>install_environment_help <text:s text:c="12"/>= </text:p>
          </table:table-cell>
          <table:table-cell table:number-columns-repeated="1023"/>
        </table:table-row>
        <table:table-row table:style-name="ro1">
          <table:table-cell table:formula="of:=[$'Admin ALL'.A414] &amp; [$'Admin ALL'.H414]" office:value-type="string" office:string-value="install_environment_session          = " calcext:value-type="string">
            <text:p>install_environment_session <text:s text:c="9"/>= </text:p>
          </table:table-cell>
          <table:table-cell table:number-columns-repeated="1023"/>
        </table:table-row>
        <table:table-row table:style-name="ro1">
          <table:table-cell table:formula="of:=[$'Admin ALL'.A415] &amp; [$'Admin ALL'.H415]" office:value-type="string" office:string-value="install_environment_conf             = " calcext:value-type="string">
            <text:p>install_environment_conf <text:s text:c="12"/>= </text:p>
          </table:table-cell>
          <table:table-cell table:number-columns-repeated="1023"/>
        </table:table-row>
        <table:table-row table:style-name="ro1">
          <table:table-cell table:formula="of:=[$'Admin ALL'.A416] &amp; [$'Admin ALL'.H416]">
            <text:p/>
          </table:table-cell>
          <table:table-cell table:number-columns-repeated="1023"/>
        </table:table-row>
        <table:table-row table:style-name="ro1">
          <table:table-cell table:formula="of:=[$'Admin ALL'.A417] &amp; [$'Admin ALL'.H417]" office:value-type="string" office:string-value="install_rewrite_help                 = " calcext:value-type="string">
            <text:p>install_rewrite_help <text:s text:c="16"/>= </text:p>
          </table:table-cell>
          <table:table-cell table:number-columns-repeated="1023"/>
        </table:table-row>
        <table:table-row table:style-name="ro1">
          <table:table-cell table:formula="of:=[$'Admin ALL'.A418] &amp; [$'Admin ALL'.H418]" office:value-type="string" office:string-value="install_rewrite_yes                  = " calcext:value-type="string">
            <text:p>install_rewrite_yes <text:s text:c="17"/>= </text:p>
          </table:table-cell>
          <table:table-cell table:number-columns-repeated="1023"/>
        </table:table-row>
        <table:table-row table:style-name="ro1">
          <table:table-cell table:formula="of:=[$'Admin ALL'.A419] &amp; [$'Admin ALL'.H419]" office:value-type="string" office:string-value="install_rewrite_no                   = " calcext:value-type="string">
            <text:p>install_rewrite_no <text:s text:c="18"/>= </text:p>
          </table:table-cell>
          <table:table-cell table:number-columns-repeated="1023"/>
        </table:table-row>
        <table:table-row table:style-name="ro1">
          <table:table-cell table:formula="of:=[$'Admin ALL'.A420] &amp; [$'Admin ALL'.H420]" office:value-type="string" office:string-value="install_rewrite_no_htaccess          = " calcext:value-type="string">
            <text:p>install_rewrite_no_htaccess <text:s text:c="9"/>= </text:p>
          </table:table-cell>
          <table:table-cell table:number-columns-repeated="1023"/>
        </table:table-row>
        <table:table-row table:style-name="ro1">
          <table:table-cell table:formula="of:=[$'Admin ALL'.A421] &amp; [$'Admin ALL'.H421]" office:value-type="string" office:string-value="install_rewrite_test_text            = " calcext:value-type="string">
            <text:p>install_rewrite_test_text <text:s text:c="11"/>= </text:p>
          </table:table-cell>
          <table:table-cell table:number-columns-repeated="1023"/>
        </table:table-row>
        <table:table-row table:style-name="ro1">
          <table:table-cell table:formula="of:=[$'Admin ALL'.A422] &amp; [$'Admin ALL'.H422]">
            <text:p/>
          </table:table-cell>
          <table:table-cell table:number-columns-repeated="1023"/>
        </table:table-row>
        <table:table-row table:style-name="ro1">
          <table:table-cell table:formula="of:=[$'Admin ALL'.A423] &amp; [$'Admin ALL'.H423]" office:value-type="string" office:string-value="install_password_help                = " calcext:value-type="string">
            <text:p>install_password_help <text:s text:c="15"/>= </text:p>
          </table:table-cell>
          <table:table-cell table:number-columns-repeated="1023"/>
        </table:table-row>
        <table:table-row table:style-name="ro1">
          <table:table-cell table:formula="of:=[$'Admin ALL'.A424] &amp; [$'Admin ALL'.H424]">
            <text:p/>
          </table:table-cell>
          <table:table-cell table:number-columns-repeated="1023"/>
        </table:table-row>
        <table:table-row table:style-name="ro1">
          <table:table-cell table:formula="of:=[$'Admin ALL'.A425] &amp; [$'Admin ALL'.H425]" office:value-type="string" office:string-value="install_finish_help                  = " calcext:value-type="string">
            <text:p>install_finish_help <text:s text:c="17"/>= </text:p>
          </table:table-cell>
          <table:table-cell table:number-columns-repeated="1023"/>
        </table:table-row>
        <table:table-row table:style-name="ro1">
          <table:table-cell table:formula="of:=[$'Admin ALL'.A426] &amp; [$'Admin ALL'.H426]">
            <text:p/>
          </table:table-cell>
          <table:table-cell table:number-columns-repeated="1023"/>
        </table:table-row>
        <table:table-row table:style-name="ro1">
          <table:table-cell table:formula="of:=[$'Admin ALL'.A427] &amp; [$'Admin ALL'.H427]" office:value-type="string" office:string-value="install_finish_delerror              = " calcext:value-type="string">
            <text:p>install_finish_delerror <text:s text:c="13"/>= </text:p>
          </table:table-cell>
          <table:table-cell table:number-columns-repeated="1023"/>
        </table:table-row>
        <table:table-row table:style-name="ro1">
          <table:table-cell table:formula="of:=[$'Admin ALL'.A428] &amp; [$'Admin ALL'.H428]" office:value-type="string" office:string-value="install_finish_del                   = " calcext:value-type="string">
            <text:p>install_finish_del <text:s text:c="18"/>= </text:p>
          </table:table-cell>
          <table:table-cell table:number-columns-repeated="1023"/>
        </table:table-row>
        <table:table-row table:style-name="ro1">
          <table:table-cell table:formula="of:=[$'Admin ALL'.A429] &amp; [$'Admin ALL'.H429]" office:value-type="string" office:string-value="install_finish_local                 = " calcext:value-type="string">
            <text:p>install_finish_local <text:s text:c="16"/>= </text:p>
          </table:table-cell>
          <table:table-cell table:number-columns-repeated="1023"/>
        </table:table-row>
        <table:table-row table:style-name="ro1">
          <table:table-cell table:formula="of:=[$'Admin ALL'.A430] &amp; [$'Admin ALL'.H430]" office:value-type="string" office:string-value="install_finish_submit                = " calcext:value-type="string">
            <text:p>install_finish_submit <text:s text:c="15"/>= </text:p>
          </table:table-cell>
          <table:table-cell table:number-columns-repeated="1023"/>
        </table:table-row>
        <table:table-row table:style-name="ro1">
          <table:table-cell table:formula="of:=[$'Admin ALL'.A431] &amp; [$'Admin ALL'.H431]" office:value-type="string" office:string-value="install_finish_clean_button          = " calcext:value-type="string">
            <text:p>install_finish_clean_button <text:s text:c="9"/>= </text:p>
          </table:table-cell>
          <table:table-cell table:number-columns-repeated="1023"/>
        </table:table-row>
        <table:table-row table:style-name="ro1">
          <table:table-cell table:formula="of:=[$'Admin ALL'.A432] &amp; [$'Admin ALL'.H432]" office:value-type="string" office:string-value="install_finish_clean                 = " calcext:value-type="string">
            <text:p>install_finish_clean <text:s text:c="16"/>= </text:p>
          </table:table-cell>
          <table:table-cell table:number-columns-repeated="1023"/>
        </table:table-row>
        <table:table-row table:style-name="ro1">
          <table:table-cell table:formula="of:=[$'Admin ALL'.A433] &amp; [$'Admin ALL'.H433]">
            <text:p/>
          </table:table-cell>
          <table:table-cell table:number-columns-repeated="1023"/>
        </table:table-row>
        <table:table-row table:style-name="ro1">
          <table:table-cell table:formula="of:=[$'Admin ALL'.A434] &amp; [$'Admin ALL'.H434]" office:value-type="string" office:string-value="install_update_help                  = " calcext:value-type="string">
            <text:p>install_update_help <text:s text:c="17"/>= </text:p>
          </table:table-cell>
          <table:table-cell table:number-columns-repeated="1023"/>
        </table:table-row>
        <table:table-row table:style-name="ro1">
          <table:table-cell table:formula="of:=[$'Admin ALL'.A435] &amp; [$'Admin ALL'.H435]" office:value-type="string" office:string-value="install_update_no_help               = " calcext:value-type="string">
            <text:p>install_update_no_help <text:s text:c="14"/>= </text:p>
          </table:table-cell>
          <table:table-cell table:number-columns-repeated="1023"/>
        </table:table-row>
        <table:table-row table:style-name="ro1">
          <table:table-cell table:formula="of:=[$'Admin ALL'.A436] &amp; [$'Admin ALL'.H436]" office:value-type="string" office:string-value="install_update_buttom                = " calcext:value-type="string">
            <text:p>install_update_buttom <text:s text:c="15"/>= </text:p>
          </table:table-cell>
          <table:table-cell table:number-columns-repeated="1023"/>
        </table:table-row>
        <table:table-row table:style-name="ro1">
          <table:table-cell table:formula="of:=[$'Admin ALL'.A437] &amp; [$'Admin ALL'.H437]" office:value-type="string" office:string-value="install_update_files_in_pages        = " calcext:value-type="string">
            <text:p>install_update_files_in_pages <text:s text:c="7"/>= </text:p>
          </table:table-cell>
          <table:table-cell table:number-columns-repeated="1023"/>
        </table:table-row>
        <table:table-row table:style-name="ro1">
          <table:table-cell table:formula="of:=[$'Admin ALL'.A438] &amp; [$'Admin ALL'.H438]" office:value-type="string" office:string-value="install_update_conf_help             = " calcext:value-type="string">
            <text:p>install_update_conf_help <text:s text:c="12"/>= </text:p>
          </table:table-cell>
          <table:table-cell table:number-columns-repeated="1023"/>
        </table:table-row>
        <table:table-row table:style-name="ro1">
          <table:table-cell table:formula="of:=[$'Admin ALL'.A439] &amp; [$'Admin ALL'.H439]" office:value-type="string" office:string-value="install_update_kategorien_help       = " calcext:value-type="string">
            <text:p>install_update_kategorien_help <text:s text:c="6"/>= </text:p>
          </table:table-cell>
          <table:table-cell table:number-columns-repeated="1023"/>
        </table:table-row>
        <table:table-row table:style-name="ro1">
          <table:table-cell table:formula="of:=[$'Admin ALL'.A440] &amp; [$'Admin ALL'.H440]" office:value-type="string" office:string-value="install_update_galerien_help         = " calcext:value-type="string">
            <text:p>install_update_galerien_help <text:s text:c="8"/>= </text:p>
          </table:table-cell>
          <table:table-cell table:number-columns-repeated="1023"/>
        </table:table-row>
        <table:table-row table:style-name="ro1">
          <table:table-cell table:formula="of:=[$'Admin ALL'.A441] &amp; [$'Admin ALL'.H441]" office:value-type="string" office:string-value="install_update_plugins_help          = " calcext:value-type="string">
            <text:p>install_update_plugins_help <text:s text:c="9"/>= </text:p>
          </table:table-cell>
          <table:table-cell table:number-columns-repeated="1023"/>
        </table:table-row>
        <table:table-row table:style-name="ro1">
          <table:table-cell table:formula="of:=[$'Admin ALL'.A442] &amp; [$'Admin ALL'.H442]" office:value-type="string" office:string-value="install_update_layouts_help          = " calcext:value-type="string">
            <text:p>install_update_layouts_help <text:s text:c="9"/>= </text:p>
          </table:table-cell>
          <table:table-cell table:number-columns-repeated="1023"/>
        </table:table-row>
        <table:table-row table:style-name="ro1">
          <table:table-cell table:formula="of:=[$'Admin ALL'.A443] &amp; [$'Admin ALL'.H443]">
            <text:p/>
          </table:table-cell>
          <table:table-cell table:number-columns-repeated="1023"/>
        </table:table-row>
        <table:table-row table:style-name="ro1">
          <table:table-cell table:formula="of:=[$'Admin ALL'.A444] &amp; [$'Admin ALL'.H444]" office:value-type="string" office:string-value="install_update_error                 = " calcext:value-type="string">
            <text:p>install_update_error <text:s text:c="16"/>= </text:p>
          </table:table-cell>
          <table:table-cell table:number-columns-repeated="1023"/>
        </table:table-row>
        <table:table-row table:style-name="ro1">
          <table:table-cell table:formula="of:=[$'Admin ALL'.A445] &amp; [$'Admin ALL'.H445]" office:value-type="string" office:string-value="install_update_successful            = " calcext:value-type="string">
            <text:p>install_update_successful <text:s text:c="11"/>= </text:p>
          </table:table-cell>
          <table:table-cell table:number-columns-repeated="1023"/>
        </table:table-row>
        <table:table-row table:style-name="ro1">
          <table:table-cell table:formula="of:=[$'Admin ALL'.A446] &amp; [$'Admin ALL'.H446]">
            <text:p/>
          </table:table-cell>
          <table:table-cell table:number-columns-repeated="1023"/>
        </table:table-row>
        <table:table-row table:style-name="ro1">
          <table:table-cell table:formula="of:=[$'Admin ALL'.A447] &amp; [$'Admin ALL'.H447]">
            <text:p/>
          </table:table-cell>
          <table:table-cell table:number-columns-repeated="1023"/>
        </table:table-row>
        <table:table-row table:style-name="ro1">
          <table:table-cell table:formula="of:=[$'Admin ALL'.A448] &amp; [$'Admin ALL'.H448]">
            <text:p/>
          </table:table-cell>
          <table:table-cell table:number-columns-repeated="1023"/>
        </table:table-row>
        <table:table-row table:style-name="ro1">
          <table:table-cell table:formula="of:=[$'Admin ALL'.A449] &amp; [$'Admin ALL'.H449]">
            <text:p/>
          </table:table-cell>
          <table:table-cell table:number-columns-repeated="1023"/>
        </table:table-row>
        <table:table-row table:style-name="ro1">
          <table:table-cell table:formula="of:=[$'Admin ALL'.A450] &amp; [$'Admin ALL'.H450]">
            <text:p/>
          </table:table-cell>
          <table:table-cell table:number-columns-repeated="1023"/>
        </table:table-row>
        <table:table-row table:style-name="ro1">
          <table:table-cell table:formula="of:=[$'Admin ALL'.A451] &amp; [$'Admin ALL'.H451]">
            <text:p/>
          </table:table-cell>
          <table:table-cell table:number-columns-repeated="1023"/>
        </table:table-row>
        <table:table-row table:style-name="ro1">
          <table:table-cell table:formula="of:=[$'Admin ALL'.A452] &amp; [$'Admin ALL'.H452]">
            <text:p/>
          </table:table-cell>
          <table:table-cell table:number-columns-repeated="1023"/>
        </table:table-row>
        <table:table-row table:style-name="ro1">
          <table:table-cell table:formula="of:=[$'Admin ALL'.A453] &amp; [$'Admin ALL'.H453]">
            <text:p/>
          </table:table-cell>
          <table:table-cell table:number-columns-repeated="1023"/>
        </table:table-row>
        <table:table-row table:style-name="ro1">
          <table:table-cell table:formula="of:=[$'Admin ALL'.A454] &amp; [$'Admin ALL'.H454]">
            <text:p/>
          </table:table-cell>
          <table:table-cell table:number-columns-repeated="1023"/>
        </table:table-row>
        <table:table-row table:style-name="ro1">
          <table:table-cell table:formula="of:=[$'Admin ALL'.A455] &amp; [$'Admin ALL'.H455]">
            <text:p/>
          </table:table-cell>
          <table:table-cell table:number-columns-repeated="1023"/>
        </table:table-row>
        <table:table-row table:style-name="ro1">
          <table:table-cell table:formula="of:=[$'Admin ALL'.A456] &amp; [$'Admin ALL'.H456]">
            <text:p/>
          </table:table-cell>
          <table:table-cell table:number-columns-repeated="1023"/>
        </table:table-row>
        <table:table-row table:style-name="ro1">
          <table:table-cell table:formula="of:=[$'Admin ALL'.A457] &amp; [$'Admin ALL'.H457]">
            <text:p/>
          </table:table-cell>
          <table:table-cell table:number-columns-repeated="1023"/>
        </table:table-row>
        <table:table-row table:style-name="ro1">
          <table:table-cell table:formula="of:=[$'Admin ALL'.A458] &amp; [$'Admin ALL'.H458]">
            <text:p/>
          </table:table-cell>
          <table:table-cell table:number-columns-repeated="1023"/>
        </table:table-row>
        <table:table-row table:style-name="ro1">
          <table:table-cell table:formula="of:=[$'Admin ALL'.A459] &amp; [$'Admin ALL'.H459]">
            <text:p/>
          </table:table-cell>
          <table:table-cell table:number-columns-repeated="1023"/>
        </table:table-row>
        <table:table-row table:style-name="ro1">
          <table:table-cell table:formula="of:=[$'Admin ALL'.A460] &amp; [$'Admin ALL'.H460]">
            <text:p/>
          </table:table-cell>
          <table:table-cell table:number-columns-repeated="1023"/>
        </table:table-row>
        <table:table-row table:style-name="ro1">
          <table:table-cell table:formula="of:=[$'Admin ALL'.A461] &amp; [$'Admin ALL'.H461]">
            <text:p/>
          </table:table-cell>
          <table:table-cell table:number-columns-repeated="1023"/>
        </table:table-row>
        <table:table-row table:style-name="ro1">
          <table:table-cell table:formula="of:=[$'Admin ALL'.A462] &amp; [$'Admin ALL'.H462]">
            <text:p/>
          </table:table-cell>
          <table:table-cell table:number-columns-repeated="1023"/>
        </table:table-row>
        <table:table-row table:style-name="ro1">
          <table:table-cell table:formula="of:=[$'Admin ALL'.A463] &amp; [$'Admin ALL'.H463]">
            <text:p/>
          </table:table-cell>
          <table:table-cell table:number-columns-repeated="1023"/>
        </table:table-row>
        <table:table-row table:style-name="ro1">
          <table:table-cell table:formula="of:=[$'Admin ALL'.A464] &amp; [$'Admin ALL'.H464]">
            <text:p/>
          </table:table-cell>
          <table:table-cell table:number-columns-repeated="1023"/>
        </table:table-row>
        <table:table-row table:style-name="ro1">
          <table:table-cell table:formula="of:=[$'Admin ALL'.A465] &amp; [$'Admin ALL'.H465]">
            <text:p/>
          </table:table-cell>
          <table:table-cell table:number-columns-repeated="1023"/>
        </table:table-row>
        <table:table-row table:style-name="ro1">
          <table:table-cell table:formula="of:=[$'Admin ALL'.A466] &amp; [$'Admin ALL'.H466]">
            <text:p/>
          </table:table-cell>
          <table:table-cell table:number-columns-repeated="1023"/>
        </table:table-row>
        <table:table-row table:style-name="ro1">
          <table:table-cell table:formula="of:=[$'Admin ALL'.A467] &amp; [$'Admin ALL'.H467]">
            <text:p/>
          </table:table-cell>
          <table:table-cell table:number-columns-repeated="1023"/>
        </table:table-row>
        <table:table-row table:style-name="ro1">
          <table:table-cell table:formula="of:=[$'Admin ALL'.A468] &amp; [$'Admin ALL'.H468]">
            <text:p/>
          </table:table-cell>
          <table:table-cell table:number-columns-repeated="1023"/>
        </table:table-row>
        <table:table-row table:style-name="ro1">
          <table:table-cell table:formula="of:=[$'Admin ALL'.A469] &amp; [$'Admin ALL'.H469]">
            <text:p/>
          </table:table-cell>
          <table:table-cell table:number-columns-repeated="1023"/>
        </table:table-row>
        <table:table-row table:style-name="ro1">
          <table:table-cell table:formula="of:=[$'Admin ALL'.A470] &amp; [$'Admin ALL'.H470]">
            <text:p/>
          </table:table-cell>
          <table:table-cell table:number-columns-repeated="1023"/>
        </table:table-row>
        <table:table-row table:style-name="ro1">
          <table:table-cell table:formula="of:=[$'Admin ALL'.A471] &amp; [$'Admin ALL'.H471]">
            <text:p/>
          </table:table-cell>
          <table:table-cell table:number-columns-repeated="1023"/>
        </table:table-row>
        <table:table-row table:style-name="ro1">
          <table:table-cell table:formula="of:=[$'Admin ALL'.A472] &amp; [$'Admin ALL'.H472]">
            <text:p/>
          </table:table-cell>
          <table:table-cell table:number-columns-repeated="1023"/>
        </table:table-row>
        <table:table-row table:style-name="ro1">
          <table:table-cell table:formula="of:=[$'Admin ALL'.A473] &amp; [$'Admin ALL'.H473]">
            <text:p/>
          </table:table-cell>
          <table:table-cell table:number-columns-repeated="1023"/>
        </table:table-row>
        <table:table-row table:style-name="ro1">
          <table:table-cell table:formula="of:=[$'Admin ALL'.A474] &amp; [$'Admin ALL'.H474]">
            <text:p/>
          </table:table-cell>
          <table:table-cell table:number-columns-repeated="1023"/>
        </table:table-row>
        <table:table-row table:style-name="ro1">
          <table:table-cell table:formula="of:=[$'Admin ALL'.A475] &amp; [$'Admin ALL'.H475]">
            <text:p/>
          </table:table-cell>
          <table:table-cell table:number-columns-repeated="1023"/>
        </table:table-row>
        <table:table-row table:style-name="ro1">
          <table:table-cell table:formula="of:=[$'Admin ALL'.A476] &amp; [$'Admin ALL'.H476]">
            <text:p/>
          </table:table-cell>
          <table:table-cell table:number-columns-repeated="1023"/>
        </table:table-row>
        <table:table-row table:style-name="ro1">
          <table:table-cell table:formula="of:=[$'Admin ALL'.A477] &amp; [$'Admin ALL'.H477]">
            <text:p/>
          </table:table-cell>
          <table:table-cell table:number-columns-repeated="1023"/>
        </table:table-row>
        <table:table-row table:style-name="ro1">
          <table:table-cell table:formula="of:=[$'Admin ALL'.A478] &amp; [$'Admin ALL'.H478]">
            <text:p/>
          </table:table-cell>
          <table:table-cell table:number-columns-repeated="1023"/>
        </table:table-row>
        <table:table-row table:style-name="ro1">
          <table:table-cell table:formula="of:=[$'Admin ALL'.A479] &amp; [$'Admin ALL'.H479]">
            <text:p/>
          </table:table-cell>
          <table:table-cell table:number-columns-repeated="1023"/>
        </table:table-row>
        <table:table-row table:style-name="ro1">
          <table:table-cell table:formula="of:=[$'Admin ALL'.A480] &amp; [$'Admin ALL'.H480]">
            <text:p/>
          </table:table-cell>
          <table:table-cell table:number-columns-repeated="1023"/>
        </table:table-row>
        <table:table-row table:style-name="ro1">
          <table:table-cell table:formula="of:=[$'Admin ALL'.A481] &amp; [$'Admin ALL'.H481]">
            <text:p/>
          </table:table-cell>
          <table:table-cell table:number-columns-repeated="1023"/>
        </table:table-row>
        <table:table-row table:style-name="ro1">
          <table:table-cell table:formula="of:=[$'Admin ALL'.A482] &amp; [$'Admin ALL'.H482]">
            <text:p/>
          </table:table-cell>
          <table:table-cell table:number-columns-repeated="1023"/>
        </table:table-row>
        <table:table-row table:style-name="ro1">
          <table:table-cell table:formula="of:=[$'Admin ALL'.A483] &amp; [$'Admin ALL'.H483]">
            <text:p/>
          </table:table-cell>
          <table:table-cell table:number-columns-repeated="1023"/>
        </table:table-row>
        <table:table-row table:style-name="ro1">
          <table:table-cell table:formula="of:=[$'Admin ALL'.A484] &amp; [$'Admin ALL'.H484]">
            <text:p/>
          </table:table-cell>
          <table:table-cell table:number-columns-repeated="1023"/>
        </table:table-row>
        <table:table-row table:style-name="ro1">
          <table:table-cell table:formula="of:=[$'Admin ALL'.A485] &amp; [$'Admin ALL'.H485]">
            <text:p/>
          </table:table-cell>
          <table:table-cell table:number-columns-repeated="1023"/>
        </table:table-row>
        <table:table-row table:style-name="ro1">
          <table:table-cell table:formula="of:=[$'Admin ALL'.A486] &amp; [$'Admin ALL'.H486]">
            <text:p/>
          </table:table-cell>
          <table:table-cell table:number-columns-repeated="1023"/>
        </table:table-row>
        <table:table-row table:style-name="ro1">
          <table:table-cell table:formula="of:=[$'Admin ALL'.A487] &amp; [$'Admin ALL'.H487]">
            <text:p/>
          </table:table-cell>
          <table:table-cell table:number-columns-repeated="1023"/>
        </table:table-row>
        <table:table-row table:style-name="ro1">
          <table:table-cell table:formula="of:=[$'Admin ALL'.A488] &amp; [$'Admin ALL'.H488]">
            <text:p/>
          </table:table-cell>
          <table:table-cell table:number-columns-repeated="1023"/>
        </table:table-row>
        <table:table-row table:style-name="ro1">
          <table:table-cell table:formula="of:=[$'Admin ALL'.A489] &amp; [$'Admin ALL'.H489]">
            <text:p/>
          </table:table-cell>
          <table:table-cell table:number-columns-repeated="1023"/>
        </table:table-row>
        <table:table-row table:style-name="ro1">
          <table:table-cell table:formula="of:=[$'Admin ALL'.A490] &amp; [$'Admin ALL'.H490]">
            <text:p/>
          </table:table-cell>
          <table:table-cell table:number-columns-repeated="1023"/>
        </table:table-row>
        <table:table-row table:style-name="ro1">
          <table:table-cell table:formula="of:=[$'Admin ALL'.A491] &amp; [$'Admin ALL'.H491]">
            <text:p/>
          </table:table-cell>
          <table:table-cell table:number-columns-repeated="1023"/>
        </table:table-row>
        <table:table-row table:style-name="ro1">
          <table:table-cell table:formula="of:=[$'Admin ALL'.A492] &amp; [$'Admin ALL'.H492]">
            <text:p/>
          </table:table-cell>
          <table:table-cell table:number-columns-repeated="1023"/>
        </table:table-row>
        <table:table-row table:style-name="ro1">
          <table:table-cell table:formula="of:=[$'Admin ALL'.A493] &amp; [$'Admin ALL'.H493]">
            <text:p/>
          </table:table-cell>
          <table:table-cell table:number-columns-repeated="1023"/>
        </table:table-row>
        <table:table-row table:style-name="ro1">
          <table:table-cell table:formula="of:=[$'Admin ALL'.A494] &amp; [$'Admin ALL'.H494]">
            <text:p/>
          </table:table-cell>
          <table:table-cell table:number-columns-repeated="1023"/>
        </table:table-row>
        <table:table-row table:style-name="ro1">
          <table:table-cell table:formula="of:=[$'Admin ALL'.A495] &amp; [$'Admin ALL'.H495]">
            <text:p/>
          </table:table-cell>
          <table:table-cell table:number-columns-repeated="1023"/>
        </table:table-row>
        <table:table-row table:style-name="ro1">
          <table:table-cell table:formula="of:=[$'Admin ALL'.A496] &amp; [$'Admin ALL'.H496]">
            <text:p/>
          </table:table-cell>
          <table:table-cell table:number-columns-repeated="1023"/>
        </table:table-row>
        <table:table-row table:style-name="ro1">
          <table:table-cell table:formula="of:=[$'Admin ALL'.A497] &amp; [$'Admin ALL'.H497]">
            <text:p/>
          </table:table-cell>
          <table:table-cell table:number-columns-repeated="1023"/>
        </table:table-row>
        <table:table-row table:style-name="ro1">
          <table:table-cell table:formula="of:=[$'Admin ALL'.A498] &amp; [$'Admin ALL'.H498]">
            <text:p/>
          </table:table-cell>
          <table:table-cell table:number-columns-repeated="1023"/>
        </table:table-row>
        <table:table-row table:style-name="ro1">
          <table:table-cell table:formula="of:=[$'Admin ALL'.A499] &amp; [$'Admin ALL'.H499]">
            <text:p/>
          </table:table-cell>
          <table:table-cell table:number-columns-repeated="1023"/>
        </table:table-row>
        <table:table-row table:style-name="ro1">
          <table:table-cell table:formula="of:=[$'Admin ALL'.A500] &amp; [$'Admin ALL'.H500]">
            <text:p/>
          </table:table-cell>
          <table:table-cell table:number-columns-repeated="1023"/>
        </table:table-row>
        <table:table-row table:style-name="ro1">
          <table:table-cell table:formula="of:=[$'Admin ALL'.A501] &amp; [$'Admin ALL'.H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nlNL" table:style-name="ta1">
        <table:table-column table:style-name="co4" table:default-cell-style-name="ce11"/>
        <table:table-column table:style-name="co3" table:number-columns-repeated="1023" table:default-cell-style-name="ce11"/>
        <table:table-row table:style-name="ro1">
          <table:table-cell table:formula="of:=[$'Admin ALL'.A2] &amp; [$'Admin ALL'.I2]" office:value-type="string" office:string-value="_dateformat                          = %H:%M:%S %d-%m-%Y" calcext:value-type="string">
            <text:p>_dateformat <text:s text:c="25"/>= %H:%M:%S %d-%m-%Y</text:p>
          </table:table-cell>
          <table:table-cell table:number-columns-repeated="1023"/>
        </table:table-row>
        <table:table-row table:style-name="ro1">
          <table:table-cell table:formula="of:=[$'Admin ALL'.A3] &amp; [$'Admin ALL'.I3]" office:value-type="string" office:string-value="_translator                          = T. Verhoef" calcext:value-type="string">
            <text:p>_translator <text:s text:c="25"/>= T. Verhoef</text:p>
          </table:table-cell>
          <table:table-cell table:number-columns-repeated="1023"/>
        </table:table-row>
        <table:table-row table:style-name="ro1">
          <table:table-cell table:formula="of:=[$'Admin ALL'.A4] &amp; [$'Admin ALL'.I4]">
            <text:p/>
          </table:table-cell>
          <table:table-cell table:number-columns-repeated="1023"/>
        </table:table-row>
        <table:table-row table:style-name="ro1">
          <table:table-cell table:formula="of:=[$'Admin ALL'.A5] &amp; [$'Admin ALL'.I5]" office:value-type="string" office:string-value="_timezone                            = " calcext:value-type="string">
            <text:p>_timezone <text:s text:c="27"/>= </text:p>
          </table:table-cell>
          <table:table-cell table:number-columns-repeated="1023"/>
        </table:table-row>
        <table:table-row table:style-name="ro1">
          <table:table-cell table:formula="of:=[$'Admin ALL'.A6] &amp; [$'Admin ALL'.I6]" office:value-type="string" office:string-value="language_name                        = Nederlands" calcext:value-type="string">
            <text:p>language_name <text:s text:c="23"/>= Nederlands</text:p>
          </table:table-cell>
          <table:table-cell table:number-columns-repeated="1023"/>
        </table:table-row>
        <table:table-row table:style-name="ro1">
          <table:table-cell table:formula="of:=[$'Admin ALL'.A7] &amp; [$'Admin ALL'.I7]" office:value-type="string" office:string-value="cms_admin_titel                      = " calcext:value-type="string">
            <text:p>cms_admin_titel <text:s text:c="21"/>= </text:p>
          </table:table-cell>
          <table:table-cell table:number-columns-repeated="1023"/>
        </table:table-row>
        <table:table-row table:style-name="ro1">
          <table:table-cell table:formula="of:=[$'Admin ALL'.A8] &amp; [$'Admin ALL'.I8]" office:value-type="string" office:string-value="file                                 = Bestand" calcext:value-type="string">
            <text:p>file <text:s text:c="32"/>= Bestand</text:p>
          </table:table-cell>
          <table:table-cell table:number-columns-repeated="1023"/>
        </table:table-row>
        <table:table-row table:style-name="ro1">
          <table:table-cell table:formula="of:=[$'Admin ALL'.A9] &amp; [$'Admin ALL'.I9]" office:value-type="string" office:string-value="files                                = Bestanden" calcext:value-type="string">
            <text:p>files <text:s text:c="31"/>= Bestanden</text:p>
          </table:table-cell>
          <table:table-cell table:number-columns-repeated="1023"/>
        </table:table-row>
        <table:table-row table:style-name="ro1">
          <table:table-cell table:formula="of:=[$'Admin ALL'.A10] &amp; [$'Admin ALL'.I10]" office:value-type="string" office:string-value="page                                 = Website pagina" calcext:value-type="string">
            <text:p>page <text:s text:c="32"/>= Website pagina</text:p>
          </table:table-cell>
          <table:table-cell table:number-columns-repeated="1023"/>
        </table:table-row>
        <table:table-row table:style-name="ro1">
          <table:table-cell table:formula="of:=[$'Admin ALL'.A11] &amp; [$'Admin ALL'.I11]" office:value-type="string" office:string-value="pages                                = Website pagina's" calcext:value-type="string">
            <text:p>pages <text:s text:c="31"/>= Website pagina's</text:p>
          </table:table-cell>
          <table:table-cell table:number-columns-repeated="1023"/>
        </table:table-row>
        <table:table-row table:style-name="ro1">
          <table:table-cell table:formula="of:=[$'Admin ALL'.A12] &amp; [$'Admin ALL'.I12]" office:value-type="string" office:string-value="url                                  = Koppeling" calcext:value-type="string">
            <text:p>url <text:s text:c="33"/>= Koppeling</text:p>
          </table:table-cell>
          <table:table-cell table:number-columns-repeated="1023"/>
        </table:table-row>
        <table:table-row table:style-name="ro1">
          <table:table-cell table:formula="of:=[$'Admin ALL'.A13] &amp; [$'Admin ALL'.I13]" office:value-type="string" office:string-value="name                                 = Naam" calcext:value-type="string">
            <text:p>name <text:s text:c="32"/>= Naam</text:p>
          </table:table-cell>
          <table:table-cell table:number-columns-repeated="1023"/>
        </table:table-row>
        <table:table-row table:style-name="ro1">
          <table:table-cell table:formula="of:=[$'Admin ALL'.A14] &amp; [$'Admin ALL'.I14]" office:value-type="string" office:string-value="url_adress                           = Koppeling naar" calcext:value-type="string">
            <text:p>url_adress <text:s text:c="26"/>= Koppeling naar</text:p>
          </table:table-cell>
          <table:table-cell table:number-columns-repeated="1023"/>
        </table:table-row>
        <table:table-row table:style-name="ro1">
          <table:table-cell table:formula="of:=[$'Admin ALL'.A15] &amp; [$'Admin ALL'.I15]" office:value-type="string" office:string-value="contents                             = Inhoud" calcext:value-type="string">
            <text:p>contents <text:s text:c="28"/>= Inhoud</text:p>
          </table:table-cell>
          <table:table-cell table:number-columns-repeated="1023"/>
        </table:table-row>
        <table:table-row table:style-name="ro1">
          <table:table-cell table:formula="of:=[$'Admin ALL'.A16] &amp; [$'Admin ALL'.I16]" office:value-type="string" office:string-value="category                             = Categorie" calcext:value-type="string">
            <text:p>category <text:s text:c="28"/>= Categorie</text:p>
          </table:table-cell>
          <table:table-cell table:number-columns-repeated="1023"/>
        </table:table-row>
        <table:table-row table:style-name="ro1">
          <table:table-cell table:formula="of:=[$'Admin ALL'.A17] &amp; [$'Admin ALL'.I17]" office:value-type="string" office:string-value="day                                  = " calcext:value-type="string">
            <text:p>day <text:s text:c="33"/>= </text:p>
          </table:table-cell>
          <table:table-cell table:number-columns-repeated="1023"/>
        </table:table-row>
        <table:table-row table:style-name="ro1">
          <table:table-cell table:formula="of:=[$'Admin ALL'.A18] &amp; [$'Admin ALL'.I18]" office:value-type="string" office:string-value="days                                 = " calcext:value-type="string">
            <text:p>days <text:s text:c="32"/>= </text:p>
          </table:table-cell>
          <table:table-cell table:number-columns-repeated="1023"/>
        </table:table-row>
        <table:table-row table:style-name="ro1">
          <table:table-cell table:formula="of:=[$'Admin ALL'.A19] &amp; [$'Admin ALL'.I19]" office:value-type="string" office:string-value="hour                                 = " calcext:value-type="string">
            <text:p>hour <text:s text:c="32"/>= </text:p>
          </table:table-cell>
          <table:table-cell table:number-columns-repeated="1023"/>
        </table:table-row>
        <table:table-row table:style-name="ro1">
          <table:table-cell table:formula="of:=[$'Admin ALL'.A20] &amp; [$'Admin ALL'.I20]" office:value-type="string" office:string-value="hours                                = " calcext:value-type="string">
            <text:p>hours <text:s text:c="31"/>= </text:p>
          </table:table-cell>
          <table:table-cell table:number-columns-repeated="1023"/>
        </table:table-row>
        <table:table-row table:style-name="ro1">
          <table:table-cell table:formula="of:=[$'Admin ALL'.A21] &amp; [$'Admin ALL'.I21]" office:value-type="string" office:string-value="minute                               = " calcext:value-type="string">
            <text:p>minute <text:s text:c="30"/>= </text:p>
          </table:table-cell>
          <table:table-cell table:number-columns-repeated="1023"/>
        </table:table-row>
        <table:table-row table:style-name="ro1">
          <table:table-cell table:formula="of:=[$'Admin ALL'.A22] &amp; [$'Admin ALL'.I22]" office:value-type="string" office:string-value="minutes                              = " calcext:value-type="string">
            <text:p>minutes <text:s text:c="29"/>= </text:p>
          </table:table-cell>
          <table:table-cell table:number-columns-repeated="1023"/>
        </table:table-row>
        <table:table-row table:style-name="ro1">
          <table:table-cell table:formula="of:=[$'Admin ALL'.A23] &amp; [$'Admin ALL'.I23]" office:value-type="string" office:string-value="second                               = " calcext:value-type="string">
            <text:p>second <text:s text:c="30"/>= </text:p>
          </table:table-cell>
          <table:table-cell table:number-columns-repeated="1023"/>
        </table:table-row>
        <table:table-row table:style-name="ro1">
          <table:table-cell table:formula="of:=[$'Admin ALL'.A24] &amp; [$'Admin ALL'.I24]" office:value-type="string" office:string-value="seconds                              = " calcext:value-type="string">
            <text:p>seconds <text:s text:c="29"/>= </text:p>
          </table:table-cell>
          <table:table-cell table:number-columns-repeated="1023"/>
        </table:table-row>
        <table:table-row table:style-name="ro1">
          <table:table-cell table:formula="of:=[$'Admin ALL'.A25] &amp; [$'Admin ALL'.I25]" office:value-type="string" office:string-value="error_chmod                          = " calcext:value-type="string">
            <text:p>error_chmod <text:s text:c="25"/>= </text:p>
          </table:table-cell>
          <table:table-cell table:number-columns-repeated="1023"/>
        </table:table-row>
        <table:table-row table:style-name="ro1">
          <table:table-cell table:formula="of:=[$'Admin ALL'.A26] &amp; [$'Admin ALL'.I26]" office:value-type="string" office:string-value="error_mkdir                          = " calcext:value-type="string">
            <text:p>error_mkdir <text:s text:c="25"/>= </text:p>
          </table:table-cell>
          <table:table-cell table:number-columns-repeated="1023"/>
        </table:table-row>
        <table:table-row table:style-name="ro1">
          <table:table-cell table:formula="of:=[$'Admin ALL'.A27] &amp; [$'Admin ALL'.I27]" office:value-type="string" office:string-value="error_no_file_dir                    = " calcext:value-type="string">
            <text:p>error_no_file_dir <text:s text:c="19"/>= </text:p>
          </table:table-cell>
          <table:table-cell table:number-columns-repeated="1023"/>
        </table:table-row>
        <table:table-row table:style-name="ro1">
          <table:table-cell table:formula="of:=[$'Admin ALL'.A28] &amp; [$'Admin ALL'.I28]" office:value-type="string" office:string-value="error_del_file                       = " calcext:value-type="string">
            <text:p>error_del_file <text:s text:c="22"/>= </text:p>
          </table:table-cell>
          <table:table-cell table:number-columns-repeated="1023"/>
        </table:table-row>
        <table:table-row table:style-name="ro1">
          <table:table-cell table:formula="of:=[$'Admin ALL'.A29] &amp; [$'Admin ALL'.I29]" office:value-type="string" office:string-value="error_del_dir                        = " calcext:value-type="string">
            <text:p>error_del_dir <text:s text:c="23"/>= </text:p>
          </table:table-cell>
          <table:table-cell table:number-columns-repeated="1023"/>
        </table:table-row>
        <table:table-row table:style-name="ro1">
          <table:table-cell table:formula="of:=[$'Admin ALL'.A30] &amp; [$'Admin ALL'.I30]" office:value-type="string" office:string-value="error_exists_file_dir                = " calcext:value-type="string">
            <text:p>error_exists_file_dir <text:s text:c="15"/>= </text:p>
          </table:table-cell>
          <table:table-cell table:number-columns-repeated="1023"/>
        </table:table-row>
        <table:table-row table:style-name="ro1">
          <table:table-cell table:formula="of:=[$'Admin ALL'.A31] &amp; [$'Admin ALL'.I31]" office:value-type="string" office:string-value="error_copy_file                      = " calcext:value-type="string">
            <text:p>error_copy_file <text:s text:c="21"/>= </text:p>
          </table:table-cell>
          <table:table-cell table:number-columns-repeated="1023"/>
        </table:table-row>
        <table:table-row table:style-name="ro1">
          <table:table-cell table:formula="of:=[$'Admin ALL'.A32] &amp; [$'Admin ALL'.I32]" office:value-type="string" office:string-value="error_move_file_dir                  = " calcext:value-type="string">
            <text:p>error_move_file_dir <text:s text:c="17"/>= </text:p>
          </table:table-cell>
          <table:table-cell table:number-columns-repeated="1023"/>
        </table:table-row>
        <table:table-row table:style-name="ro1">
          <table:table-cell table:formula="of:=[$'Admin ALL'.A33] &amp; [$'Admin ALL'.I33]" office:value-type="string" office:string-value="error_datei_file_name                = " calcext:value-type="string">
            <text:p>error_datei_file_name <text:s text:c="15"/>= </text:p>
          </table:table-cell>
          <table:table-cell table:number-columns-repeated="1023"/>
        </table:table-row>
        <table:table-row table:style-name="ro1">
          <table:table-cell table:formula="of:=[$'Admin ALL'.A34] &amp; [$'Admin ALL'.I34]" office:value-type="string" office:string-value="error_dir_file_name                  = " calcext:value-type="string">
            <text:p>error_dir_file_name <text:s text:c="17"/>= </text:p>
          </table:table-cell>
          <table:table-cell table:number-columns-repeated="1023"/>
        </table:table-row>
        <table:table-row table:style-name="ro1">
          <table:table-cell table:formula="of:=[$'Admin ALL'.A35] &amp; [$'Admin ALL'.I35]" office:value-type="string" office:string-value="error_post_parameter                 = " calcext:value-type="string">
            <text:p>error_post_parameter <text:s text:c="16"/>= </text:p>
          </table:table-cell>
          <table:table-cell table:number-columns-repeated="1023"/>
        </table:table-row>
        <table:table-row table:style-name="ro1">
          <table:table-cell table:formula="of:=[$'Admin ALL'.A36] &amp; [$'Admin ALL'.I36]" office:value-type="string" office:string-value="error_write_sort_list                = " calcext:value-type="string">
            <text:p>error_write_sort_list <text:s text:c="15"/>= </text:p>
          </table:table-cell>
          <table:table-cell table:number-columns-repeated="1023"/>
        </table:table-row>
        <table:table-row table:style-name="ro1">
          <table:table-cell table:formula="of:=[$'Admin ALL'.A37] &amp; [$'Admin ALL'.I37]" office:value-type="string" office:string-value="error_write_sitemap                  = " calcext:value-type="string">
            <text:p>error_write_sitemap <text:s text:c="17"/>= </text:p>
          </table:table-cell>
          <table:table-cell table:number-columns-repeated="1023"/>
        </table:table-row>
        <table:table-row table:style-name="ro1">
          <table:table-cell table:formula="of:=[$'Admin ALL'.A38] &amp; [$'Admin ALL'.I38]" office:value-type="string" office:string-value="error_write_robots                   = " calcext:value-type="string">
            <text:p>error_write_robots <text:s text:c="18"/>= </text:p>
          </table:table-cell>
          <table:table-cell table:number-columns-repeated="1023"/>
        </table:table-row>
        <table:table-row table:style-name="ro1">
          <table:table-cell table:formula="of:=[$'Admin ALL'.A39] &amp; [$'Admin ALL'.I39]" office:value-type="string" office:string-value="error_read_robots                    = " calcext:value-type="string">
            <text:p>error_read_robots <text:s text:c="19"/>= </text:p>
          </table:table-cell>
          <table:table-cell table:number-columns-repeated="1023"/>
        </table:table-row>
        <table:table-row table:style-name="ro1">
          <table:table-cell table:formula="of:=[$'Admin ALL'.A40] &amp; [$'Admin ALL'.I40]" office:value-type="string" office:string-value="error_no_root                        = " calcext:value-type="string">
            <text:p>error_no_root <text:s text:c="23"/>= </text:p>
          </table:table-cell>
          <table:table-cell table:number-columns-repeated="1023"/>
        </table:table-row>
        <table:table-row table:style-name="ro1">
          <table:table-cell table:formula="of:=[$'Admin ALL'.A41] &amp; [$'Admin ALL'.I41]" office:value-type="string" office:string-value="error_no_javascript                  = " calcext:value-type="string">
            <text:p>error_no_javascript <text:s text:c="17"/>= </text:p>
          </table:table-cell>
          <table:table-cell table:number-columns-repeated="1023"/>
        </table:table-row>
        <table:table-row table:style-name="ro1">
          <table:table-cell table:formula="of:=[$'Admin ALL'.A42] &amp; [$'Admin ALL'.I42]" office:value-type="string" office:string-value="error_no_freename                    = " calcext:value-type="string">
            <text:p>error_no_freename <text:s text:c="19"/>= </text:p>
          </table:table-cell>
          <table:table-cell table:number-columns-repeated="1023"/>
        </table:table-row>
        <table:table-row table:style-name="ro1">
          <table:table-cell table:formula="of:=[$'Admin ALL'.A43] &amp; [$'Admin ALL'.I43]" office:value-type="string" office:string-value="error_input_empty                    = " calcext:value-type="string">
            <text:p>error_input_empty <text:s text:c="19"/>= </text:p>
          </table:table-cell>
          <table:table-cell table:number-columns-repeated="1023"/>
        </table:table-row>
        <table:table-row table:style-name="ro1">
          <table:table-cell table:formula="of:=[$'Admin ALL'.A44] &amp; [$'Admin ALL'.I44]" office:value-type="string" office:string-value="error_multi_user_tab                 = " calcext:value-type="string">
            <text:p>error_multi_user_tab <text:s text:c="16"/>= </text:p>
          </table:table-cell>
          <table:table-cell table:number-columns-repeated="1023"/>
        </table:table-row>
        <table:table-row table:style-name="ro1">
          <table:table-cell table:formula="of:=[$'Admin ALL'.A45] &amp; [$'Admin ALL'.I45]" office:value-type="string" office:string-value="error_save_beforeclose               = " calcext:value-type="string">
            <text:p>error_save_beforeclose <text:s text:c="14"/>= </text:p>
          </table:table-cell>
          <table:table-cell table:number-columns-repeated="1023"/>
        </table:table-row>
        <table:table-row table:style-name="ro1">
          <table:table-cell table:formula="of:=[$'Admin ALL'.A46] &amp; [$'Admin ALL'.I46]" office:value-type="string" office:string-value="error_zip_structure                  = " calcext:value-type="string">
            <text:p>error_zip_structure <text:s text:c="17"/>= </text:p>
          </table:table-cell>
          <table:table-cell table:number-columns-repeated="1023"/>
        </table:table-row>
        <table:table-row table:style-name="ro1">
          <table:table-cell table:formula="of:=[$'Admin ALL'.A47] &amp; [$'Admin ALL'.I47]" office:value-type="string" office:string-value="error_file_upload                    = " calcext:value-type="string">
            <text:p>error_file_upload <text:s text:c="19"/>= </text:p>
          </table:table-cell>
          <table:table-cell table:number-columns-repeated="1023"/>
        </table:table-row>
        <table:table-row table:style-name="ro1">
          <table:table-cell table:formula="of:=[$'Admin ALL'.A48] &amp; [$'Admin ALL'.I48]" office:value-type="string" office:string-value="error_zip_nozip                      = " calcext:value-type="string">
            <text:p>error_zip_nozip <text:s text:c="21"/>= </text:p>
          </table:table-cell>
          <table:table-cell table:number-columns-repeated="1023"/>
        </table:table-row>
        <table:table-row table:style-name="ro1">
          <table:table-cell table:formula="of:=[$'Admin ALL'.A49] &amp; [$'Admin ALL'.I49]" office:value-type="string" office:string-value="error_read_htaccess                  = " calcext:value-type="string">
            <text:p>error_read_htaccess <text:s text:c="17"/>= </text:p>
          </table:table-cell>
          <table:table-cell table:number-columns-repeated="1023"/>
        </table:table-row>
        <table:table-row table:style-name="ro1">
          <table:table-cell table:formula="of:=[$'Admin ALL'.A50] &amp; [$'Admin ALL'.I50]" office:value-type="string" office:string-value="error_write_htaccess                 = " calcext:value-type="string">
            <text:p>error_write_htaccess <text:s text:c="16"/>= </text:p>
          </table:table-cell>
          <table:table-cell table:number-columns-repeated="1023"/>
        </table:table-row>
        <table:table-row table:style-name="ro1">
          <table:table-cell table:formula="of:=[$'Admin ALL'.A51] &amp; [$'Admin ALL'.I51]">
            <text:p/>
          </table:table-cell>
          <table:table-cell table:number-columns-repeated="1023"/>
        </table:table-row>
        <table:table-row table:style-name="ro1">
          <table:table-cell table:formula="of:=[$'Admin ALL'.A52] &amp; [$'Admin ALL'.I52]" office:value-type="string" office:string-value="dialog_title_error                   = " calcext:value-type="string">
            <text:p>dialog_title_error <text:s text:c="18"/>= </text:p>
          </table:table-cell>
          <table:table-cell table:number-columns-repeated="1023"/>
        </table:table-row>
        <table:table-row table:style-name="ro1">
          <table:table-cell table:formula="of:=[$'Admin ALL'.A53] &amp; [$'Admin ALL'.I53]" office:value-type="string" office:string-value="dialog_title_messages                = " calcext:value-type="string">
            <text:p>dialog_title_messages <text:s text:c="15"/>= </text:p>
          </table:table-cell>
          <table:table-cell table:number-columns-repeated="1023"/>
        </table:table-row>
        <table:table-row table:style-name="ro1">
          <table:table-cell table:formula="of:=[$'Admin ALL'.A54] &amp; [$'Admin ALL'.I54]" office:value-type="string" office:string-value="dialog_title_send                    = " calcext:value-type="string">
            <text:p>dialog_title_send <text:s text:c="19"/>= </text:p>
          </table:table-cell>
          <table:table-cell table:number-columns-repeated="1023"/>
        </table:table-row>
        <table:table-row table:style-name="ro1">
          <table:table-cell table:formula="of:=[$'Admin ALL'.A55] &amp; [$'Admin ALL'.I55]" office:value-type="string" office:string-value="dialog_title_save_beforeclose        = " calcext:value-type="string">
            <text:p>dialog_title_save_beforeclose <text:s text:c="7"/>= </text:p>
          </table:table-cell>
          <table:table-cell table:number-columns-repeated="1023"/>
        </table:table-row>
        <table:table-row table:style-name="ro1">
          <table:table-cell table:formula="of:=[$'Admin ALL'.A56] &amp; [$'Admin ALL'.I56]" office:value-type="string" office:string-value="dialog_title_delete                  = " calcext:value-type="string">
            <text:p>dialog_title_delete <text:s text:c="17"/>= </text:p>
          </table:table-cell>
          <table:table-cell table:number-columns-repeated="1023"/>
        </table:table-row>
        <table:table-row table:style-name="ro1">
          <table:table-cell table:formula="of:=[$'Admin ALL'.A57] &amp; [$'Admin ALL'.I57]" office:value-type="string" office:string-value="dialog_title_lastbackup              = " calcext:value-type="string">
            <text:p>dialog_title_lastbackup <text:s text:c="13"/>= </text:p>
          </table:table-cell>
          <table:table-cell table:number-columns-repeated="1023"/>
        </table:table-row>
        <table:table-row table:style-name="ro1">
          <table:table-cell table:formula="of:=[$'Admin ALL'.A58] &amp; [$'Admin ALL'.I58]" office:value-type="string" office:string-value="dialog_title_docu                    = " calcext:value-type="string">
            <text:p>dialog_title_docu <text:s text:c="19"/>= </text:p>
          </table:table-cell>
          <table:table-cell table:number-columns-repeated="1023"/>
        </table:table-row>
        <table:table-row table:style-name="ro1">
          <table:table-cell table:formula="of:=[$'Admin ALL'.A59] &amp; [$'Admin ALL'.I59]" office:value-type="string" office:string-value="dialog_title_coloredit               = " calcext:value-type="string">
            <text:p>dialog_title_coloredit <text:s text:c="14"/>= </text:p>
          </table:table-cell>
          <table:table-cell table:number-columns-repeated="1023"/>
        </table:table-row>
        <table:table-row table:style-name="ro1">
          <table:table-cell table:formula="of:=[$'Admin ALL'.A60] &amp; [$'Admin ALL'.I60]" office:value-type="string" office:string-value="yes                                  = Ja" calcext:value-type="string">
            <text:p>yes <text:s text:c="33"/>= Ja</text:p>
          </table:table-cell>
          <table:table-cell table:number-columns-repeated="1023"/>
        </table:table-row>
        <table:table-row table:style-name="ro1">
          <table:table-cell table:formula="of:=[$'Admin ALL'.A61] &amp; [$'Admin ALL'.I61]" office:value-type="string" office:string-value="no                                   = Nee" calcext:value-type="string">
            <text:p>no <text:s text:c="34"/>= Nee</text:p>
          </table:table-cell>
          <table:table-cell table:number-columns-repeated="1023"/>
        </table:table-row>
        <table:table-row table:style-name="ro1">
          <table:table-cell table:formula="of:=[$'Admin ALL'.A62] &amp; [$'Admin ALL'.I62]" office:value-type="string" office:string-value="pixels                               = pixels" calcext:value-type="string">
            <text:p>pixels <text:s text:c="30"/>= pixels</text:p>
          </table:table-cell>
          <table:table-cell table:number-columns-repeated="1023"/>
        </table:table-row>
        <table:table-row table:style-name="ro1">
          <table:table-cell table:formula="of:=[$'Admin ALL'.A63] &amp; [$'Admin ALL'.I63]" office:value-type="string" office:string-value="logout_button                        = Logout" calcext:value-type="string">
            <text:p>logout_button <text:s text:c="23"/>= Logout</text:p>
          </table:table-cell>
          <table:table-cell table:number-columns-repeated="1023"/>
        </table:table-row>
        <table:table-row table:style-name="ro1">
          <table:table-cell table:formula="of:=[$'Admin ALL'.A64] &amp; [$'Admin ALL'.I64]" office:value-type="string" office:string-value="website_button                       = Website" calcext:value-type="string">
            <text:p>website_button <text:s text:c="22"/>= Website</text:p>
          </table:table-cell>
          <table:table-cell table:number-columns-repeated="1023"/>
        </table:table-row>
        <table:table-row table:style-name="ro1">
          <table:table-cell table:formula="of:=[$'Admin ALL'.A65] &amp; [$'Admin ALL'.I65]" office:value-type="string" office:string-value="help_website_button                  = Klik hier om de aangepaste website te bekijken." calcext:value-type="string">
            <text:p>help_website_button <text:s text:c="17"/>= Klik hier om de aangepaste website te bekijken.</text:p>
          </table:table-cell>
          <table:table-cell table:number-columns-repeated="1023"/>
        </table:table-row>
        <table:table-row table:style-name="ro1">
          <table:table-cell table:formula="of:=[$'Admin ALL'.A66] &amp; [$'Admin ALL'.I66]" office:value-type="string" office:string-value="target                               = Koppeling:" calcext:value-type="string">
            <text:p>target <text:s text:c="30"/>= Koppeling:</text:p>
          </table:table-cell>
          <table:table-cell table:number-columns-repeated="1023"/>
        </table:table-row>
        <table:table-row table:style-name="ro1">
          <table:table-cell table:formula="of:=[$'Admin ALL'.A67] &amp; [$'Admin ALL'.I67]" office:value-type="string" office:string-value="self                                 = pagina" calcext:value-type="string">
            <text:p>self <text:s text:c="32"/>= pagina</text:p>
          </table:table-cell>
          <table:table-cell table:number-columns-repeated="1023"/>
        </table:table-row>
        <table:table-row table:style-name="ro1">
          <table:table-cell table:formula="of:=[$'Admin ALL'.A68] &amp; [$'Admin ALL'.I68]" office:value-type="string" office:string-value="blank                                = blanco" calcext:value-type="string">
            <text:p>blank <text:s text:c="31"/>= blanco</text:p>
          </table:table-cell>
          <table:table-cell table:number-columns-repeated="1023"/>
        </table:table-row>
        <table:table-row table:style-name="ro1">
          <table:table-cell table:formula="of:=[$'Admin ALL'.A69] &amp; [$'Admin ALL'.I69]" office:value-type="string" office:string-value="password                             = Wachtwoord" calcext:value-type="string">
            <text:p>password <text:s text:c="28"/>= Wachtwoord</text:p>
          </table:table-cell>
          <table:table-cell table:number-columns-repeated="1023"/>
        </table:table-row>
        <table:table-row table:style-name="ro1">
          <table:table-cell table:formula="of:=[$'Admin ALL'.A70] &amp; [$'Admin ALL'.I70]" office:value-type="string" office:string-value="username                             = Gebruikersnaam" calcext:value-type="string">
            <text:p>username <text:s text:c="28"/>= Gebruikersnaam</text:p>
          </table:table-cell>
          <table:table-cell table:number-columns-repeated="1023"/>
        </table:table-row>
        <table:table-row table:style-name="ro1">
          <table:table-cell table:formula="of:=[$'Admin ALL'.A71] &amp; [$'Admin ALL'.I71]" office:value-type="string" office:string-value="incorrect_login                      = Ongeldige login. Probeer opnieuw." calcext:value-type="string">
            <text:p>incorrect_login <text:s text:c="21"/>= Ongeldige login. Probeer opnieuw.</text:p>
          </table:table-cell>
          <table:table-cell table:number-columns-repeated="1023"/>
        </table:table-row>
        <table:table-row table:style-name="ro1">
          <table:table-cell table:formula="of:=[$'Admin ALL'.A72] &amp; [$'Admin ALL'.I72]" office:value-type="string" office:string-value="install_login                        = " calcext:value-type="string">
            <text:p>install_login <text:s text:c="23"/>= </text:p>
          </table:table-cell>
          <table:table-cell table:number-columns-repeated="1023"/>
        </table:table-row>
        <table:table-row table:style-name="ro1">
          <table:table-cell table:formula="of:=[$'Admin ALL'.A73] &amp; [$'Admin ALL'.I73]" office:value-type="string" office:string-value="images                               = " calcext:value-type="string">
            <text:p>images <text:s text:c="30"/>= </text:p>
          </table:table-cell>
          <table:table-cell table:number-columns-repeated="1023"/>
        </table:table-row>
        <table:table-row table:style-name="ro1">
          <table:table-cell table:formula="of:=[$'Admin ALL'.A74] &amp; [$'Admin ALL'.I74]" office:value-type="string" office:string-value="function_exists_error                = " calcext:value-type="string">
            <text:p>function_exists_error <text:s text:c="15"/>= </text:p>
          </table:table-cell>
          <table:table-cell table:number-columns-repeated="1023"/>
        </table:table-row>
        <table:table-row table:style-name="ro1">
          <table:table-cell table:formula="of:=[$'Admin ALL'.A75] &amp; [$'Admin ALL'.I75]" office:value-type="string" office:string-value="button_cancel                        = Annuleren" calcext:value-type="string">
            <text:p>button_cancel <text:s text:c="23"/>= Annuleren</text:p>
          </table:table-cell>
          <table:table-cell table:number-columns-repeated="1023"/>
        </table:table-row>
        <table:table-row table:style-name="ro1">
          <table:table-cell table:formula="of:=[$'Admin ALL'.A76] &amp; [$'Admin ALL'.I76]" office:value-type="string" office:string-value="button_save                          = Opslaan" calcext:value-type="string">
            <text:p>button_save <text:s text:c="25"/>= Opslaan</text:p>
          </table:table-cell>
          <table:table-cell table:number-columns-repeated="1023"/>
        </table:table-row>
        <table:table-row table:style-name="ro1">
          <table:table-cell table:formula="of:=[$'Admin ALL'.A77] &amp; [$'Admin ALL'.I77]" office:value-type="string" office:string-value="button_preview                       = " calcext:value-type="string">
            <text:p>button_preview <text:s text:c="22"/>= </text:p>
          </table:table-cell>
          <table:table-cell table:number-columns-repeated="1023"/>
        </table:table-row>
        <table:table-row table:style-name="ro1">
          <table:table-cell table:formula="of:=[$'Admin ALL'.A78] &amp; [$'Admin ALL'.I78]" office:value-type="string" office:string-value="files_button                         = Bestanden" calcext:value-type="string">
            <text:p>files_button <text:s text:c="24"/>= Bestanden</text:p>
          </table:table-cell>
          <table:table-cell table:number-columns-repeated="1023"/>
        </table:table-row>
        <table:table-row table:style-name="ro1">
          <table:table-cell table:formula="of:=[$'Admin ALL'.A79] &amp; [$'Admin ALL'.I79]" office:value-type="string" office:string-value="get_memory                           = " calcext:value-type="string">
            <text:p>get_memory <text:s text:c="26"/>= </text:p>
          </table:table-cell>
          <table:table-cell table:number-columns-repeated="1023"/>
        </table:table-row>
        <table:table-row table:style-name="ro1">
          <table:table-cell table:formula="of:=[$'Admin ALL'.A80] &amp; [$'Admin ALL'.I80]" office:value-type="string" office:string-value="get_execut_time                      = " calcext:value-type="string">
            <text:p>get_execut_time <text:s text:c="21"/>= </text:p>
          </table:table-cell>
          <table:table-cell table:number-columns-repeated="1023"/>
        </table:table-row>
        <table:table-row table:style-name="ro1">
          <table:table-cell table:formula="of:=[$'Admin ALL'.A81] &amp; [$'Admin ALL'.I81]">
            <text:p/>
          </table:table-cell>
          <table:table-cell table:number-columns-repeated="1023"/>
        </table:table-row>
        <table:table-row table:style-name="ro1">
          <table:table-cell table:formula="of:=[$'Admin ALL'.A82] &amp; [$'Admin ALL'.I82]" office:value-type="string" office:string-value="properties_error_save                = " calcext:value-type="string">
            <text:p>properties_error_save <text:s text:c="15"/>= </text:p>
          </table:table-cell>
          <table:table-cell table:number-columns-repeated="1023"/>
        </table:table-row>
        <table:table-row table:style-name="ro1">
          <table:table-cell table:formula="of:=[$'Admin ALL'.A83] &amp; [$'Admin ALL'.I83]" office:value-type="string" office:string-value="properties                           = Foutmelding van Properties.php:" calcext:value-type="string">
            <text:p>properties <text:s text:c="26"/>= Foutmelding van Properties.php:</text:p>
          </table:table-cell>
          <table:table-cell table:number-columns-repeated="1023"/>
        </table:table-row>
        <table:table-row table:style-name="ro1">
          <table:table-cell table:formula="of:=[$'Admin ALL'.A84] &amp; [$'Admin ALL'.I84]">
            <text:p/>
          </table:table-cell>
          <table:table-cell table:number-columns-repeated="1023"/>
        </table:table-row>
        <table:table-row table:style-name="ro1">
          <table:table-cell table:formula="of:=[$'Admin ALL'.A85] &amp; [$'Admin ALL'.I85]" office:value-type="string" office:string-value="editor_content_error_open            = " calcext:value-type="string">
            <text:p>editor_content_error_open <text:s text:c="11"/>= </text:p>
          </table:table-cell>
          <table:table-cell table:number-columns-repeated="1023"/>
        </table:table-row>
        <table:table-row table:style-name="ro1">
          <table:table-cell table:formula="of:=[$'Admin ALL'.A86] &amp; [$'Admin ALL'.I86]" office:value-type="string" office:string-value="editor_content_error_save            = " calcext:value-type="string">
            <text:p>editor_content_error_save <text:s text:c="11"/>= </text:p>
          </table:table-cell>
          <table:table-cell table:number-columns-repeated="1023"/>
        </table:table-row>
        <table:table-row table:style-name="ro1">
          <table:table-cell table:formula="of:=[$'Admin ALL'.A87] &amp; [$'Admin ALL'.I87]" office:value-type="string" office:string-value="toolbar_usersyntax                   = Eigen gemaakte opmaak elementen:" calcext:value-type="string">
            <text:p>toolbar_usersyntax <text:s text:c="18"/>= Eigen gemaakte opmaak elementen:</text:p>
          </table:table-cell>
          <table:table-cell table:number-columns-repeated="1023"/>
        </table:table-row>
        <table:table-row table:style-name="ro1">
          <table:table-cell table:formula="of:=[$'Admin ALL'.A88] &amp; [$'Admin ALL'.I88]" office:value-type="string" office:string-value="toolbar_contents                     = Inhoud:" calcext:value-type="string">
            <text:p>toolbar_contents <text:s text:c="20"/>= Inhoud:</text:p>
          </table:table-cell>
          <table:table-cell table:number-columns-repeated="1023"/>
        </table:table-row>
        <table:table-row table:style-name="ro1">
          <table:table-cell table:formula="of:=[$'Admin ALL'.A89] &amp; [$'Admin ALL'.I89]" office:value-type="string" office:string-value="toolbar_plugins                      = Plugins:" calcext:value-type="string">
            <text:p>toolbar_plugins <text:s text:c="21"/>= Plugins:</text:p>
          </table:table-cell>
          <table:table-cell table:number-columns-repeated="1023"/>
        </table:table-row>
        <table:table-row table:style-name="ro1">
          <table:table-cell table:formula="of:=[$'Admin ALL'.A90] &amp; [$'Admin ALL'.I90]" office:value-type="string" office:string-value="toolbar_platzhalter                  = CMS variabelen:" calcext:value-type="string">
            <text:p>toolbar_platzhalter <text:s text:c="17"/>= CMS variabelen:</text:p>
          </table:table-cell>
          <table:table-cell table:number-columns-repeated="1023"/>
        </table:table-row>
        <table:table-row table:style-name="ro1">
          <table:table-cell table:formula="of:=[$'Admin ALL'.A91] &amp; [$'Admin ALL'.I91]" office:value-type="string" office:string-value="toolbar_template                     = " calcext:value-type="string">
            <text:p>toolbar_template <text:s text:c="20"/>= </text:p>
          </table:table-cell>
          <table:table-cell table:number-columns-repeated="1023"/>
        </table:table-row>
        <table:table-row table:style-name="ro1">
          <table:table-cell table:formula="of:=[$'Admin ALL'.A92] &amp; [$'Admin ALL'.I92]" office:value-type="string" office:string-value="toolbar_template_css                 = " calcext:value-type="string">
            <text:p>toolbar_template_css <text:s text:c="16"/>= </text:p>
          </table:table-cell>
          <table:table-cell table:number-columns-repeated="1023"/>
        </table:table-row>
        <table:table-row table:style-name="ro1">
          <table:table-cell table:formula="of:=[$'Admin ALL'.A93] &amp; [$'Admin ALL'.I93]" office:value-type="string" office:string-value="toolbar_template_image               = " calcext:value-type="string">
            <text:p>toolbar_template_image <text:s text:c="14"/>= </text:p>
          </table:table-cell>
          <table:table-cell table:number-columns-repeated="1023"/>
        </table:table-row>
        <table:table-row table:style-name="ro1">
          <table:table-cell table:formula="of:=[$'Admin ALL'.A94] &amp; [$'Admin ALL'.I94]" office:value-type="string" office:string-value="toolbar_platzhalter_CATEGORY         = Huidige categorie: Map naam" calcext:value-type="string">
            <text:p>toolbar_platzhalter_CATEGORY <text:s text:c="8"/>= Huidige categorie: Map naam</text:p>
          </table:table-cell>
          <table:table-cell table:number-columns-repeated="1023"/>
        </table:table-row>
        <table:table-row table:style-name="ro1">
          <table:table-cell table:formula="of:=[$'Admin ALL'.A95] &amp; [$'Admin ALL'.I95]" office:value-type="string" office:string-value="toolbar_platzhalter_CATEGORY_NAME    = Huidige categorie: Naam" calcext:value-type="string">
            <text:p>toolbar_platzhalter_CATEGORY_NAME <text:s text:c="3"/>= Huidige categorie: Naam</text:p>
          </table:table-cell>
          <table:table-cell table:number-columns-repeated="1023"/>
        </table:table-row>
        <table:table-row table:style-name="ro1">
          <table:table-cell table:formula="of:=[$'Admin ALL'.A96] &amp; [$'Admin ALL'.I96]" office:value-type="string" office:string-value="toolbar_platzhalter_PAGE             = Huidige webpagina: Bestand naam zonder extensie" calcext:value-type="string">
            <text:p>toolbar_platzhalter_PAGE <text:s text:c="12"/>= Huidige webpagina: Bestand naam zonder extensie</text:p>
          </table:table-cell>
          <table:table-cell table:number-columns-repeated="1023"/>
        </table:table-row>
        <table:table-row table:style-name="ro1">
          <table:table-cell table:formula="of:=[$'Admin ALL'.A97] &amp; [$'Admin ALL'.I97]" office:value-type="string" office:string-value="toolbar_platzhalter_PAGE_NAME        = Huidige webpagina: Naam" calcext:value-type="string">
            <text:p>toolbar_platzhalter_PAGE_NAME <text:s text:c="7"/>= Huidige webpagina: Naam</text:p>
          </table:table-cell>
          <table:table-cell table:number-columns-repeated="1023"/>
        </table:table-row>
        <table:table-row table:style-name="ro1">
          <table:table-cell table:formula="of:=[$'Admin ALL'.A98] &amp; [$'Admin ALL'.I98]" office:value-type="string" office:string-value="toolbar_platzhalter_PAGE_FILE        = Huidige webpagina: Bestand naam" calcext:value-type="string">
            <text:p>toolbar_platzhalter_PAGE_FILE <text:s text:c="7"/>= Huidige webpagina: Bestand naam</text:p>
          </table:table-cell>
          <table:table-cell table:number-columns-repeated="1023"/>
        </table:table-row>
        <table:table-row table:style-name="ro1">
          <table:table-cell table:formula="of:=[$'Admin ALL'.A99] &amp; [$'Admin ALL'.I99]" office:value-type="string" office:string-value="toolbar_platzhalter_SEARCH           = Zoek opdracht" calcext:value-type="string">
            <text:p>toolbar_platzhalter_SEARCH <text:s text:c="10"/>= Zoek opdracht</text:p>
          </table:table-cell>
          <table:table-cell table:number-columns-repeated="1023"/>
        </table:table-row>
        <table:table-row table:style-name="ro1">
          <table:table-cell table:formula="of:=[$'Admin ALL'.A100] &amp; [$'Admin ALL'.I100]" office:value-type="string" office:string-value="toolbar_platzhalter_SITEMAPLINK      = Koppeling website overzicht" calcext:value-type="string">
            <text:p>toolbar_platzhalter_SITEMAPLINK <text:s text:c="5"/>= Koppeling website overzicht</text:p>
          </table:table-cell>
          <table:table-cell table:number-columns-repeated="1023"/>
        </table:table-row>
        <table:table-row table:style-name="ro1">
          <table:table-cell table:formula="of:=[$'Admin ALL'.A101] &amp; [$'Admin ALL'.I101]" office:value-type="string" office:string-value="toolbar_platzhalter_CMSINFO          = CMS informatie" calcext:value-type="string">
            <text:p>toolbar_platzhalter_CMSINFO <text:s text:c="9"/>= CMS informatie</text:p>
          </table:table-cell>
          <table:table-cell table:number-columns-repeated="1023"/>
        </table:table-row>
        <table:table-row table:style-name="ro1">
          <table:table-cell table:formula="of:=[$'Admin ALL'.A102] &amp; [$'Admin ALL'.I102]" office:value-type="string" office:string-value="toolbar_platzhalter_TABLEOFCONTENTS  = Inhoudsopgave van de huidige webpagina" calcext:value-type="string">
            <text:p>toolbar_platzhalter_TABLEOFCONTENTS <text:s/>= Inhoudsopgave van de huidige webpagina</text:p>
          </table:table-cell>
          <table:table-cell table:number-columns-repeated="1023"/>
        </table:table-row>
        <table:table-row table:style-name="ro1">
          <table:table-cell table:formula="of:=[$'Admin ALL'.A103] &amp; [$'Admin ALL'.I103]" office:value-type="string" office:string-value="toolbar_platzhalter_BASE_URL         = " calcext:value-type="string">
            <text:p>toolbar_platzhalter_BASE_URL <text:s text:c="8"/>= </text:p>
          </table:table-cell>
          <table:table-cell table:number-columns-repeated="1023"/>
        </table:table-row>
        <table:table-row table:style-name="ro1">
          <table:table-cell table:formula="of:=[$'Admin ALL'.A104] &amp; [$'Admin ALL'.I104]" office:value-type="string" office:string-value="toolbar_platzhalter_CATEGORY_URL     = " calcext:value-type="string">
            <text:p>toolbar_platzhalter_CATEGORY_URL <text:s text:c="4"/>= </text:p>
          </table:table-cell>
          <table:table-cell table:number-columns-repeated="1023"/>
        </table:table-row>
        <table:table-row table:style-name="ro1">
          <table:table-cell table:formula="of:=[$'Admin ALL'.A105] &amp; [$'Admin ALL'.I105]" office:value-type="string" office:string-value="toolbar_platzhalter_PAGE_URL         = " calcext:value-type="string">
            <text:p>toolbar_platzhalter_PAGE_URL <text:s text:c="8"/>= </text:p>
          </table:table-cell>
          <table:table-cell table:number-columns-repeated="1023"/>
        </table:table-row>
        <table:table-row table:style-name="ro1">
          <table:table-cell table:formula="of:=[$'Admin ALL'.A106] &amp; [$'Admin ALL'.I106]" office:value-type="string" office:string-value="toolbar_platzhalter_CHARSET          = " calcext:value-type="string">
            <text:p>toolbar_platzhalter_CHARSET <text:s text:c="9"/>= </text:p>
          </table:table-cell>
          <table:table-cell table:number-columns-repeated="1023"/>
        </table:table-row>
        <table:table-row table:style-name="ro1">
          <table:table-cell table:formula="of:=[$'Admin ALL'.A107] &amp; [$'Admin ALL'.I107]" office:value-type="string" office:string-value="toolbar_platzhalter_LAYOUT_DIR       = " calcext:value-type="string">
            <text:p>toolbar_platzhalter_LAYOUT_DIR <text:s text:c="6"/>= </text:p>
          </table:table-cell>
          <table:table-cell table:number-columns-repeated="1023"/>
        </table:table-row>
        <table:table-row table:style-name="ro1">
          <table:table-cell table:formula="of:=[$'Admin ALL'.A108] &amp; [$'Admin ALL'.I108]" office:value-type="string" office:string-value="toolbar_platzhalter_WEBSITE_TITLE    = " calcext:value-type="string">
            <text:p>toolbar_platzhalter_WEBSITE_TITLE <text:s text:c="3"/>= </text:p>
          </table:table-cell>
          <table:table-cell table:number-columns-repeated="1023"/>
        </table:table-row>
        <table:table-row table:style-name="ro1">
          <table:table-cell table:formula="of:=[$'Admin ALL'.A109] &amp; [$'Admin ALL'.I109]" office:value-type="string" office:string-value="toolbar_platzhalter_WEBSITE_KEYWORDS = " calcext:value-type="string">
            <text:p>toolbar_platzhalter_WEBSITE_KEYWORDS = </text:p>
          </table:table-cell>
          <table:table-cell table:number-columns-repeated="1023"/>
        </table:table-row>
        <table:table-row table:style-name="ro1">
          <table:table-cell table:formula="of:=[$'Admin ALL'.A110] &amp; [$'Admin ALL'.I110]" office:value-type="string" office:string-value="toolbar_platzhalter_WEBSITE_DESCRIPTION = " calcext:value-type="string">
            <text:p>toolbar_platzhalter_WEBSITE_DESCRIPTION = </text:p>
          </table:table-cell>
          <table:table-cell table:number-columns-repeated="1023"/>
        </table:table-row>
        <table:table-row table:style-name="ro1">
          <table:table-cell table:formula="of:=[$'Admin ALL'.A111] &amp; [$'Admin ALL'.I111]" office:value-type="string" office:string-value="toolbar_platzhalter_WEBSITE_NAME     = " calcext:value-type="string">
            <text:p>toolbar_platzhalter_WEBSITE_NAME <text:s text:c="4"/>= </text:p>
          </table:table-cell>
          <table:table-cell table:number-columns-repeated="1023"/>
        </table:table-row>
        <table:table-row table:style-name="ro1">
          <table:table-cell table:formula="of:=[$'Admin ALL'.A112] &amp; [$'Admin ALL'.I112]" office:value-type="string" office:string-value="toolbar_platzhalter_MAINMENU         = " calcext:value-type="string">
            <text:p>toolbar_platzhalter_MAINMENU <text:s text:c="8"/>= </text:p>
          </table:table-cell>
          <table:table-cell table:number-columns-repeated="1023"/>
        </table:table-row>
        <table:table-row table:style-name="ro1">
          <table:table-cell table:formula="of:=[$'Admin ALL'.A113] &amp; [$'Admin ALL'.I113]" office:value-type="string" office:string-value="toolbar_platzhalter_DETAILMENU       = " calcext:value-type="string">
            <text:p>toolbar_platzhalter_DETAILMENU <text:s text:c="6"/>= </text:p>
          </table:table-cell>
          <table:table-cell table:number-columns-repeated="1023"/>
        </table:table-row>
        <table:table-row table:style-name="ro1">
          <table:table-cell table:formula="of:=[$'Admin ALL'.A114] &amp; [$'Admin ALL'.I114]" office:value-type="string" office:string-value="toolbar_platzhalter_MEMORYUSAGE      = " calcext:value-type="string">
            <text:p>toolbar_platzhalter_MEMORYUSAGE <text:s text:c="5"/>= </text:p>
          </table:table-cell>
          <table:table-cell table:number-columns-repeated="1023"/>
        </table:table-row>
        <table:table-row table:style-name="ro1">
          <table:table-cell table:formula="of:=[$'Admin ALL'.A115] &amp; [$'Admin ALL'.I115]" office:value-type="string" office:string-value="toolbar_platzhalter_EXECUTETIME      = " calcext:value-type="string">
            <text:p>toolbar_platzhalter_EXECUTETIME <text:s text:c="5"/>= </text:p>
          </table:table-cell>
          <table:table-cell table:number-columns-repeated="1023"/>
        </table:table-row>
        <table:table-row table:style-name="ro1">
          <table:table-cell table:formula="of:=[$'Admin ALL'.A116] &amp; [$'Admin ALL'.I116]" office:value-type="string" office:string-value="toolbar_platzhalter_VALUE            = " calcext:value-type="string">
            <text:p>toolbar_platzhalter_VALUE <text:s text:c="11"/>= </text:p>
          </table:table-cell>
          <table:table-cell table:number-columns-repeated="1023"/>
        </table:table-row>
        <table:table-row table:style-name="ro1">
          <table:table-cell table:formula="of:=[$'Admin ALL'.A117] &amp; [$'Admin ALL'.I117]" office:value-type="string" office:string-value="toolbar_platzhalter_DESCRIPTION      = " calcext:value-type="string">
            <text:p>toolbar_platzhalter_DESCRIPTION <text:s text:c="5"/>= </text:p>
          </table:table-cell>
          <table:table-cell table:number-columns-repeated="1023"/>
        </table:table-row>
        <table:table-row table:style-name="ro1">
          <table:table-cell table:formula="of:=[$'Admin ALL'.A118] &amp; [$'Admin ALL'.I118]" office:value-type="string" office:string-value="toolbar_editor_linenumber            = " calcext:value-type="string">
            <text:p>toolbar_editor_linenumber <text:s text:c="11"/>= </text:p>
          </table:table-cell>
          <table:table-cell table:number-columns-repeated="1023"/>
        </table:table-row>
        <table:table-row table:style-name="ro1">
          <table:table-cell table:formula="of:=[$'Admin ALL'.A119] &amp; [$'Admin ALL'.I119]" office:value-type="string" office:string-value="toolbar_editor_controlcharacter      = " calcext:value-type="string">
            <text:p>toolbar_editor_controlcharacter <text:s text:c="5"/>= </text:p>
          </table:table-cell>
          <table:table-cell table:number-columns-repeated="1023"/>
        </table:table-row>
        <table:table-row table:style-name="ro1">
          <table:table-cell table:formula="of:=[$'Admin ALL'.A120] &amp; [$'Admin ALL'.I120]" office:value-type="string" office:string-value="toolbar_editor_highlighter           = " calcext:value-type="string">
            <text:p>toolbar_editor_highlighter <text:s text:c="10"/>= </text:p>
          </table:table-cell>
          <table:table-cell table:number-columns-repeated="1023"/>
        </table:table-row>
        <table:table-row table:style-name="ro1">
          <table:table-cell table:formula="of:=[$'Admin ALL'.A121] &amp; [$'Admin ALL'.I121]" office:value-type="string" office:string-value="toolbar_editor_fontsize              = " calcext:value-type="string">
            <text:p>toolbar_editor_fontsize <text:s text:c="13"/>= </text:p>
          </table:table-cell>
          <table:table-cell table:number-columns-repeated="1023"/>
        </table:table-row>
        <table:table-row table:style-name="ro1">
          <table:table-cell table:formula="of:=[$'Admin ALL'.A122] &amp; [$'Admin ALL'.I122]" office:value-type="string" office:string-value="toolbar_editor_undo                  = " calcext:value-type="string">
            <text:p>toolbar_editor_undo <text:s text:c="17"/>= </text:p>
          </table:table-cell>
          <table:table-cell table:number-columns-repeated="1023"/>
        </table:table-row>
        <table:table-row table:style-name="ro1">
          <table:table-cell table:formula="of:=[$'Admin ALL'.A123] &amp; [$'Admin ALL'.I123]" office:value-type="string" office:string-value="toolbar_editor_redo                  = " calcext:value-type="string">
            <text:p>toolbar_editor_redo <text:s text:c="17"/>= </text:p>
          </table:table-cell>
          <table:table-cell table:number-columns-repeated="1023"/>
        </table:table-row>
        <table:table-row table:style-name="ro1">
          <table:table-cell table:formula="of:=[$'Admin ALL'.A124] &amp; [$'Admin ALL'.I124]" office:value-type="string" office:string-value="toolbar_editor_togglefold            = " calcext:value-type="string">
            <text:p>toolbar_editor_togglefold <text:s text:c="11"/>= </text:p>
          </table:table-cell>
          <table:table-cell table:number-columns-repeated="1023"/>
        </table:table-row>
        <table:table-row table:style-name="ro1">
          <table:table-cell table:formula="of:=[$'Admin ALL'.A125] &amp; [$'Admin ALL'.I125]" office:value-type="string" office:string-value="toolbar_editor_search                = " calcext:value-type="string">
            <text:p>toolbar_editor_search <text:s text:c="15"/>= </text:p>
          </table:table-cell>
          <table:table-cell table:number-columns-repeated="1023"/>
        </table:table-row>
        <table:table-row table:style-name="ro1">
          <table:table-cell table:formula="of:=[$'Admin ALL'.A126] &amp; [$'Admin ALL'.I126]" office:value-type="string" office:string-value="toolbar_editor_searchall             = " calcext:value-type="string">
            <text:p>toolbar_editor_searchall <text:s text:c="12"/>= </text:p>
          </table:table-cell>
          <table:table-cell table:number-columns-repeated="1023"/>
        </table:table-row>
        <table:table-row table:style-name="ro1">
          <table:table-cell table:formula="of:=[$'Admin ALL'.A127] &amp; [$'Admin ALL'.I127]" office:value-type="string" office:string-value="toolbar_editor_replace               = " calcext:value-type="string">
            <text:p>toolbar_editor_replace <text:s text:c="14"/>= </text:p>
          </table:table-cell>
          <table:table-cell table:number-columns-repeated="1023"/>
        </table:table-row>
        <table:table-row table:style-name="ro1">
          <table:table-cell table:formula="of:=[$'Admin ALL'.A128] &amp; [$'Admin ALL'.I128]" office:value-type="string" office:string-value="toolbar_editor_textall               = " calcext:value-type="string">
            <text:p>toolbar_editor_textall <text:s text:c="14"/>= </text:p>
          </table:table-cell>
          <table:table-cell table:number-columns-repeated="1023"/>
        </table:table-row>
        <table:table-row table:style-name="ro1">
          <table:table-cell table:formula="of:=[$'Admin ALL'.A129] &amp; [$'Admin ALL'.I129]">
            <text:p/>
          </table:table-cell>
          <table:table-cell table:number-columns-repeated="1023"/>
        </table:table-row>
        <table:table-row table:style-name="ro1">
          <table:table-cell table:formula="of:=[$'Admin ALL'.A130] &amp; [$'Admin ALL'.I130]" office:value-type="string" office:string-value="filter_button_all_hide               = " calcext:value-type="string">
            <text:p>filter_button_all_hide <text:s text:c="14"/>= </text:p>
          </table:table-cell>
          <table:table-cell table:number-columns-repeated="1023"/>
        </table:table-row>
        <table:table-row table:style-name="ro1">
          <table:table-cell table:formula="of:=[$'Admin ALL'.A131] &amp; [$'Admin ALL'.I131]" office:value-type="string" office:string-value="filter_button_all_show               = " calcext:value-type="string">
            <text:p>filter_button_all_show <text:s text:c="14"/>= </text:p>
          </table:table-cell>
          <table:table-cell table:number-columns-repeated="1023"/>
        </table:table-row>
        <table:table-row table:style-name="ro1">
          <table:table-cell table:formula="of:=[$'Admin ALL'.A132] &amp; [$'Admin ALL'.I132]" office:value-type="string" office:string-value="filter_text                          = " calcext:value-type="string">
            <text:p>filter_text <text:s text:c="25"/>= </text:p>
          </table:table-cell>
          <table:table-cell table:number-columns-repeated="1023"/>
        </table:table-row>
        <table:table-row table:style-name="ro1">
          <table:table-cell table:formula="of:=[$'Admin ALL'.A133] &amp; [$'Admin ALL'.I133]" office:value-type="string" office:string-value="filter_text_gallery                  = " calcext:value-type="string">
            <text:p>filter_text_gallery <text:s text:c="17"/>= </text:p>
          </table:table-cell>
          <table:table-cell table:number-columns-repeated="1023"/>
        </table:table-row>
        <table:table-row table:style-name="ro1">
          <table:table-cell table:formula="of:=[$'Admin ALL'.A134] &amp; [$'Admin ALL'.I134]" office:value-type="string" office:string-value="filter_text_plugins                  = " calcext:value-type="string">
            <text:p>filter_text_plugins <text:s text:c="17"/>= </text:p>
          </table:table-cell>
          <table:table-cell table:number-columns-repeated="1023"/>
        </table:table-row>
        <table:table-row table:style-name="ro1">
          <table:table-cell table:formula="of:=[$'Admin ALL'.A135] &amp; [$'Admin ALL'.I135]" office:value-type="string" office:string-value="filter_text_files                    = " calcext:value-type="string">
            <text:p>filter_text_files <text:s text:c="19"/>= </text:p>
          </table:table-cell>
          <table:table-cell table:number-columns-repeated="1023"/>
        </table:table-row>
        <table:table-row table:style-name="ro1">
          <table:table-cell table:formula="of:=[$'Admin ALL'.A136] &amp; [$'Admin ALL'.I136]" office:value-type="string" office:string-value="filter_text_catpage                  = " calcext:value-type="string">
            <text:p>filter_text_catpage <text:s text:c="17"/>= </text:p>
          </table:table-cell>
          <table:table-cell table:number-columns-repeated="1023"/>
        </table:table-row>
        <table:table-row table:style-name="ro1">
          <table:table-cell table:formula="of:=[$'Admin ALL'.A137] &amp; [$'Admin ALL'.I137]">
            <text:p/>
          </table:table-cell>
          <table:table-cell table:number-columns-repeated="1023"/>
        </table:table-row>
        <table:table-row table:style-name="ro1">
          <table:table-cell table:formula="of:=[$'Admin ALL'.A138] &amp; [$'Admin ALL'.I138]" office:value-type="string" office:string-value="home_button                          = Home" calcext:value-type="string">
            <text:p>home_button <text:s text:c="25"/>= Home</text:p>
          </table:table-cell>
          <table:table-cell table:number-columns-repeated="1023"/>
        </table:table-row>
        <table:table-row table:style-name="ro1">
          <table:table-cell table:formula="of:=[$'Admin ALL'.A139] &amp; [$'Admin ALL'.I139]" office:value-type="string" office:string-value="home_multiuser                       = " calcext:value-type="string">
            <text:p>home_multiuser <text:s text:c="22"/>= </text:p>
          </table:table-cell>
          <table:table-cell table:number-columns-repeated="1023"/>
        </table:table-row>
        <table:table-row table:style-name="ro1">
          <table:table-cell table:formula="of:=[$'Admin ALL'.A140] &amp; [$'Admin ALL'.I140]" office:value-type="string" office:string-value="home_multiuser_text                  = " calcext:value-type="string">
            <text:p>home_multiuser_text <text:s text:c="17"/>= </text:p>
          </table:table-cell>
          <table:table-cell table:number-columns-repeated="1023"/>
        </table:table-row>
        <table:table-row table:style-name="ro1">
          <table:table-cell table:formula="of:=[$'Admin ALL'.A141] &amp; [$'Admin ALL'.I141]" office:value-type="string" office:string-value="home_multiuser_button                = " calcext:value-type="string">
            <text:p>home_multiuser_button <text:s text:c="15"/>= </text:p>
          </table:table-cell>
          <table:table-cell table:number-columns-repeated="1023"/>
        </table:table-row>
        <table:table-row table:style-name="ro1">
          <table:table-cell table:formula="of:=[$'Admin ALL'.A142] &amp; [$'Admin ALL'.I142]" office:value-type="string" office:string-value="home_multiuser_mode_text             = " calcext:value-type="string">
            <text:p>home_multiuser_mode_text <text:s text:c="12"/>= </text:p>
          </table:table-cell>
          <table:table-cell table:number-columns-repeated="1023"/>
        </table:table-row>
        <table:table-row table:style-name="ro1">
          <table:table-cell table:formula="of:=[$'Admin ALL'.A143] &amp; [$'Admin ALL'.I143]" office:value-type="string" office:string-value="home_text                            = Systeem informatie" calcext:value-type="string">
            <text:p>home_text <text:s text:c="27"/>= Systeem informatie</text:p>
          </table:table-cell>
          <table:table-cell table:number-columns-repeated="1023"/>
        </table:table-row>
        <table:table-row table:style-name="ro1">
          <table:table-cell table:formula="of:=[$'Admin ALL'.A144] &amp; [$'Admin ALL'.I144]" office:value-type="string" office:string-value="home_cmssize_text                    = " calcext:value-type="string">
            <text:p>home_cmssize_text <text:s text:c="19"/>= </text:p>
          </table:table-cell>
          <table:table-cell table:number-columns-repeated="1023"/>
        </table:table-row>
        <table:table-row table:style-name="ro1">
          <table:table-cell table:formula="of:=[$'Admin ALL'.A145] &amp; [$'Admin ALL'.I145]" office:value-type="string" office:string-value="home_cmsversion_text                 = " calcext:value-type="string">
            <text:p>home_cmsversion_text <text:s text:c="16"/>= </text:p>
          </table:table-cell>
          <table:table-cell table:number-columns-repeated="1023"/>
        </table:table-row>
        <table:table-row table:style-name="ro1">
          <table:table-cell table:formula="of:=[$'Admin ALL'.A146] &amp; [$'Admin ALL'.I146]" office:value-type="string" office:string-value="home_cmsrevision_text                = " calcext:value-type="string">
            <text:p>home_cmsrevision_text <text:s text:c="15"/>= </text:p>
          </table:table-cell>
          <table:table-cell table:number-columns-repeated="1023"/>
        </table:table-row>
        <table:table-row table:style-name="ro1">
          <table:table-cell table:formula="of:=[$'Admin ALL'.A147] &amp; [$'Admin ALL'.I147]" office:value-type="string" office:string-value="home_phpversion_text                 = " calcext:value-type="string">
            <text:p>home_phpversion_text <text:s text:c="16"/>= </text:p>
          </table:table-cell>
          <table:table-cell table:number-columns-repeated="1023"/>
        </table:table-row>
        <table:table-row table:style-name="ro1">
          <table:table-cell table:formula="of:=[$'Admin ALL'.A148] &amp; [$'Admin ALL'.I148]" office:value-type="string" office:string-value="home_error_phpversion_text           = " calcext:value-type="string">
            <text:p>home_error_phpversion_text <text:s text:c="10"/>= </text:p>
          </table:table-cell>
          <table:table-cell table:number-columns-repeated="1023"/>
        </table:table-row>
        <table:table-row table:style-name="ro1">
          <table:table-cell table:formula="of:=[$'Admin ALL'.A149] &amp; [$'Admin ALL'.I149]" office:value-type="string" office:string-value="home_installpath_text                = " calcext:value-type="string">
            <text:p>home_installpath_text <text:s text:c="15"/>= </text:p>
          </table:table-cell>
          <table:table-cell table:number-columns-repeated="1023"/>
        </table:table-row>
        <table:table-row table:style-name="ro1">
          <table:table-cell table:formula="of:=[$'Admin ALL'.A150] &amp; [$'Admin ALL'.I150]" office:value-type="string" office:string-value="home_help                            = " calcext:value-type="string">
            <text:p>home_help <text:s text:c="27"/>= </text:p>
          </table:table-cell>
          <table:table-cell table:number-columns-repeated="1023"/>
        </table:table-row>
        <table:table-row table:style-name="ro1">
          <table:table-cell table:formula="of:=[$'Admin ALL'.A151] &amp; [$'Admin ALL'.I151]" office:value-type="string" office:string-value="home_help_text_docu                  = " calcext:value-type="string">
            <text:p>home_help_text_docu <text:s text:c="17"/>= </text:p>
          </table:table-cell>
          <table:table-cell table:number-columns-repeated="1023"/>
        </table:table-row>
        <table:table-row table:style-name="ro1">
          <table:table-cell table:formula="of:=[$'Admin ALL'.A152] &amp; [$'Admin ALL'.I152]" office:value-type="string" office:string-value="home_help_text_info                  = " calcext:value-type="string">
            <text:p>home_help_text_info <text:s text:c="17"/>= </text:p>
          </table:table-cell>
          <table:table-cell table:number-columns-repeated="1023"/>
        </table:table-row>
        <table:table-row table:style-name="ro1">
          <table:table-cell table:formula="of:=[$'Admin ALL'.A153] &amp; [$'Admin ALL'.I153]" office:value-type="string" office:string-value="home_no_help                         = " calcext:value-type="string">
            <text:p>home_no_help <text:s text:c="24"/>= </text:p>
          </table:table-cell>
          <table:table-cell table:number-columns-repeated="1023"/>
        </table:table-row>
        <table:table-row table:style-name="ro1">
          <table:table-cell table:formula="of:=[$'Admin ALL'.A154] &amp; [$'Admin ALL'.I154]" office:value-type="string" office:string-value="home_mod_rewrite                     = " calcext:value-type="string">
            <text:p>home_mod_rewrite <text:s text:c="20"/>= </text:p>
          </table:table-cell>
          <table:table-cell table:number-columns-repeated="1023"/>
        </table:table-row>
        <table:table-row table:style-name="ro1">
          <table:table-cell table:formula="of:=[$'Admin ALL'.A155] &amp; [$'Admin ALL'.I155]" office:value-type="string" office:string-value="home_error_mod_rewrite               = mod_rewrite is niet beschikbaar." calcext:value-type="string">
            <text:p>home_error_mod_rewrite <text:s text:c="14"/>= mod_rewrite is niet beschikbaar.</text:p>
          </table:table-cell>
          <table:table-cell table:number-columns-repeated="1023"/>
        </table:table-row>
        <table:table-row table:style-name="ro1">
          <table:table-cell table:formula="of:=[$'Admin ALL'.A156] &amp; [$'Admin ALL'.I156]" office:value-type="string" office:string-value="home_mod_rewrite_deact               = " calcext:value-type="string">
            <text:p>home_mod_rewrite_deact <text:s text:c="14"/>= </text:p>
          </table:table-cell>
          <table:table-cell table:number-columns-repeated="1023"/>
        </table:table-row>
        <table:table-row table:style-name="ro1">
          <table:table-cell table:formula="of:=[$'Admin ALL'.A157] &amp; [$'Admin ALL'.I157]" office:value-type="string" office:string-value="home_error_safe_mode                 = Veilige modus is actief!&lt;br /&gt;moziloCMS werkt mogelijk niet naar behoren." calcext:value-type="string">
            <text:p>home_error_safe_mode <text:s text:c="16"/>= Veilige modus is actief!&lt;br /&gt;moziloCMS werkt mogelijk niet naar behoren.</text:p>
          </table:table-cell>
          <table:table-cell table:number-columns-repeated="1023"/>
        </table:table-row>
        <table:table-row table:style-name="ro1">
          <table:table-cell table:formula="of:=[$'Admin ALL'.A158] &amp; [$'Admin ALL'.I158]" office:value-type="string" office:string-value="home_text_safemode                   = Veilige modus actief" calcext:value-type="string">
            <text:p>home_text_safemode <text:s text:c="18"/>= Veilige modus actief</text:p>
          </table:table-cell>
          <table:table-cell table:number-columns-repeated="1023"/>
        </table:table-row>
        <table:table-row table:style-name="ro1">
          <table:table-cell table:formula="of:=[$'Admin ALL'.A159] &amp; [$'Admin ALL'.I159]" office:value-type="string" office:string-value="home_text_gd                         = GDlib is beschikbaar" calcext:value-type="string">
            <text:p>home_text_gd <text:s text:c="24"/>= GDlib is beschikbaar</text:p>
          </table:table-cell>
          <table:table-cell table:number-columns-repeated="1023"/>
        </table:table-row>
        <table:table-row table:style-name="ro1">
          <table:table-cell table:formula="of:=[$'Admin ALL'.A160] &amp; [$'Admin ALL'.I160]" office:value-type="string" office:string-value="home_error_gd                        = GDlib is niet beschikbaar.&lt;br /&gt;Enkele functionaliteiten zullen niet werken, bv. afmetingen van plaatjes aanpassen na uploaden." calcext:value-type="string">
            <text:p>home_error_gd <text:s text:c="23"/>= GDlib is niet beschikbaar.&lt;br /&gt;Enkele functionaliteiten zullen niet werken, bv. afmetingen van plaatjes aanpassen na uploaden.</text:p>
          </table:table-cell>
          <table:table-cell table:number-columns-repeated="1023"/>
        </table:table-row>
        <table:table-row table:style-name="ro1">
          <table:table-cell table:formula="of:=[$'Admin ALL'.A161] &amp; [$'Admin ALL'.I161]" office:value-type="string" office:string-value="home_mailtest_mailsubject            = " calcext:value-type="string">
            <text:p>home_mailtest_mailsubject <text:s text:c="11"/>= </text:p>
          </table:table-cell>
          <table:table-cell table:number-columns-repeated="1023"/>
        </table:table-row>
        <table:table-row table:style-name="ro1">
          <table:table-cell table:formula="of:=[$'Admin ALL'.A162] &amp; [$'Admin ALL'.I162]" office:value-type="string" office:string-value="home_mailtest_mailcontent            = " calcext:value-type="string">
            <text:p>home_mailtest_mailcontent <text:s text:c="11"/>= </text:p>
          </table:table-cell>
          <table:table-cell table:number-columns-repeated="1023"/>
        </table:table-row>
        <table:table-row table:style-name="ro1">
          <table:table-cell table:formula="of:=[$'Admin ALL'.A163] &amp; [$'Admin ALL'.I163]" office:value-type="string" office:string-value="home_text_test_mail                  = Geef een bestaand e-mail adres op waar de test e-mail naar toe moet worden gezonden." calcext:value-type="string">
            <text:p>home_text_test_mail <text:s text:c="17"/>= Geef een bestaand e-mail adres op waar de test e-mail naar toe moet worden gezonden.</text:p>
          </table:table-cell>
          <table:table-cell table:number-columns-repeated="1023"/>
        </table:table-row>
        <table:table-row table:style-name="ro1">
          <table:table-cell table:formula="of:=[$'Admin ALL'.A164] &amp; [$'Admin ALL'.I164]" office:value-type="string" office:string-value="home_messages_test_mail              = Een test e-mail is verzonden naar het opgegeven adres. Als die is ontvangen kan je server dus e-mail versturen." calcext:value-type="string">
            <text:p>home_messages_test_mail <text:s text:c="13"/>= Een test e-mail is verzonden naar het opgegeven adres. Als die is ontvangen kan je server dus e-mail versturen.</text:p>
          </table:table-cell>
          <table:table-cell table:number-columns-repeated="1023"/>
        </table:table-row>
        <table:table-row table:style-name="ro1">
          <table:table-cell table:formula="of:=[$'Admin ALL'.A165] &amp; [$'Admin ALL'.I165]" office:value-type="string" office:string-value="home_messages_no_mail                = Je server kan geen mail versturen." calcext:value-type="string">
            <text:p>home_messages_no_mail <text:s text:c="15"/>= Je server kan geen mail versturen.</text:p>
          </table:table-cell>
          <table:table-cell table:number-columns-repeated="1023"/>
        </table:table-row>
        <table:table-row table:style-name="ro1">
          <table:table-cell table:formula="of:=[$'Admin ALL'.A166] &amp; [$'Admin ALL'.I166]" office:value-type="string" office:string-value="home_error_test_mail                 = Geef een geldig e-mail adres op." calcext:value-type="string">
            <text:p>home_error_test_mail <text:s text:c="16"/>= Geef een geldig e-mail adres op.</text:p>
          </table:table-cell>
          <table:table-cell table:number-columns-repeated="1023"/>
        </table:table-row>
        <table:table-row table:style-name="ro1">
          <table:table-cell table:formula="of:=[$'Admin ALL'.A167] &amp; [$'Admin ALL'.I167]" office:value-type="string" office:string-value="home_cmsinfo                         = " calcext:value-type="string">
            <text:p>home_cmsinfo <text:s text:c="24"/>= </text:p>
          </table:table-cell>
          <table:table-cell table:number-columns-repeated="1023"/>
        </table:table-row>
        <table:table-row table:style-name="ro1">
          <table:table-cell table:formula="of:=[$'Admin ALL'.A168] &amp; [$'Admin ALL'.I168]" office:value-type="string" office:string-value="home_serverinfo                      = " calcext:value-type="string">
            <text:p>home_serverinfo <text:s text:c="21"/>= </text:p>
          </table:table-cell>
          <table:table-cell table:number-columns-repeated="1023"/>
        </table:table-row>
        <table:table-row table:style-name="ro1">
          <table:table-cell table:formula="of:=[$'Admin ALL'.A169] &amp; [$'Admin ALL'.I169]" office:value-type="string" office:string-value="home_titel_test_mail                 = E-mail test" calcext:value-type="string">
            <text:p>home_titel_test_mail <text:s text:c="16"/>= E-mail test</text:p>
          </table:table-cell>
          <table:table-cell table:number-columns-repeated="1023"/>
        </table:table-row>
        <table:table-row table:style-name="ro1">
          <table:table-cell table:formula="of:=[$'Admin ALL'.A170] &amp; [$'Admin ALL'.I170]" office:value-type="string" office:string-value="home_text_backupsystem               = " calcext:value-type="string">
            <text:p>home_text_backupsystem <text:s text:c="14"/>= </text:p>
          </table:table-cell>
          <table:table-cell table:number-columns-repeated="1023"/>
        </table:table-row>
        <table:table-row table:style-name="ro1">
          <table:table-cell table:formula="of:=[$'Admin ALL'.A171] &amp; [$'Admin ALL'.I171]" office:value-type="string" office:string-value="home_error_backupsystem              = " calcext:value-type="string">
            <text:p>home_error_backupsystem <text:s text:c="13"/>= </text:p>
          </table:table-cell>
          <table:table-cell table:number-columns-repeated="1023"/>
        </table:table-row>
        <table:table-row table:style-name="ro1">
          <table:table-cell table:formula="of:=[$'Admin ALL'.A172] &amp; [$'Admin ALL'.I172]" office:value-type="string" office:string-value="home_date_text                       = " calcext:value-type="string">
            <text:p>home_date_text <text:s text:c="22"/>= </text:p>
          </table:table-cell>
          <table:table-cell table:number-columns-repeated="1023"/>
        </table:table-row>
        <table:table-row table:style-name="ro1">
          <table:table-cell table:formula="of:=[$'Admin ALL'.A173] &amp; [$'Admin ALL'.I173]" office:value-type="string" office:string-value="home_text_locale                     = " calcext:value-type="string">
            <text:p>home_text_locale <text:s text:c="20"/>= </text:p>
          </table:table-cell>
          <table:table-cell table:number-columns-repeated="1023"/>
        </table:table-row>
        <table:table-row table:style-name="ro1">
          <table:table-cell table:formula="of:=[$'Admin ALL'.A174] &amp; [$'Admin ALL'.I174]" office:value-type="string" office:string-value="home_text_nolocale                   = " calcext:value-type="string">
            <text:p>home_text_nolocale <text:s text:c="18"/>= </text:p>
          </table:table-cell>
          <table:table-cell table:number-columns-repeated="1023"/>
        </table:table-row>
        <table:table-row table:style-name="ro1">
          <table:table-cell table:formula="of:=[$'Admin ALL'.A175] &amp; [$'Admin ALL'.I175]">
            <text:p/>
          </table:table-cell>
          <table:table-cell table:number-columns-repeated="1023"/>
        </table:table-row>
        <table:table-row table:style-name="ro1">
          <table:table-cell table:formula="of:=[$'Admin ALL'.A176] &amp; [$'Admin ALL'.I176]" office:value-type="string" office:string-value="catpage_button                       = " calcext:value-type="string">
            <text:p>catpage_button <text:s text:c="22"/>= </text:p>
          </table:table-cell>
          <table:table-cell table:number-columns-repeated="1023"/>
        </table:table-row>
        <table:table-row table:style-name="ro1">
          <table:table-cell table:formula="of:=[$'Admin ALL'.A177] &amp; [$'Admin ALL'.I177]" office:value-type="string" office:string-value="category_button                      = Categorieën" calcext:value-type="string">
            <text:p>category_button <text:s text:c="21"/>= Categorieën</text:p>
          </table:table-cell>
          <table:table-cell table:number-columns-repeated="1023"/>
        </table:table-row>
        <table:table-row table:style-name="ro1">
          <table:table-cell table:formula="of:=[$'Admin ALL'.A178] &amp; [$'Admin ALL'.I178]" office:value-type="string" office:string-value="page_button                          = Web pagina's" calcext:value-type="string">
            <text:p>page_button <text:s text:c="25"/>= Web pagina's</text:p>
          </table:table-cell>
          <table:table-cell table:number-columns-repeated="1023"/>
        </table:table-row>
        <table:table-row table:style-name="ro1">
          <table:table-cell table:formula="of:=[$'Admin ALL'.A179] &amp; [$'Admin ALL'.I179]" office:value-type="string" office:string-value="page_status                          = Status" calcext:value-type="string">
            <text:p>page_status <text:s text:c="25"/>= Status</text:p>
          </table:table-cell>
          <table:table-cell table:number-columns-repeated="1023"/>
        </table:table-row>
        <table:table-row table:style-name="ro1">
          <table:table-cell table:formula="of:=[$'Admin ALL'.A180] &amp; [$'Admin ALL'.I180]" office:value-type="string" office:string-value="page_edit                            = Webpagina bewerken" calcext:value-type="string">
            <text:p>page_edit <text:s text:c="27"/>= Webpagina bewerken</text:p>
          </table:table-cell>
          <table:table-cell table:number-columns-repeated="1023"/>
        </table:table-row>
        <table:table-row table:style-name="ro1">
          <table:table-cell table:formula="of:=[$'Admin ALL'.A181] &amp; [$'Admin ALL'.I181]" office:value-type="string" office:string-value="page_saveasdraft                     = concept" calcext:value-type="string">
            <text:p>page_saveasdraft <text:s text:c="20"/>= concept</text:p>
          </table:table-cell>
          <table:table-cell table:number-columns-repeated="1023"/>
        </table:table-row>
        <table:table-row table:style-name="ro1">
          <table:table-cell table:formula="of:=[$'Admin ALL'.A182] &amp; [$'Admin ALL'.I182]" office:value-type="string" office:string-value="page_saveashidden                    = verborgen" calcext:value-type="string">
            <text:p>page_saveashidden <text:s text:c="19"/>= verborgen</text:p>
          </table:table-cell>
          <table:table-cell table:number-columns-repeated="1023"/>
        </table:table-row>
        <table:table-row table:style-name="ro1">
          <table:table-cell table:formula="of:=[$'Admin ALL'.A183] &amp; [$'Admin ALL'.I183]" office:value-type="string" office:string-value="page_saveasnormal                    = normaal" calcext:value-type="string">
            <text:p>page_saveasnormal <text:s text:c="19"/>= normaal</text:p>
          </table:table-cell>
          <table:table-cell table:number-columns-repeated="1023"/>
        </table:table-row>
        <table:table-row table:style-name="ro1">
          <table:table-cell table:formula="of:=[$'Admin ALL'.A184] &amp; [$'Admin ALL'.I184]" office:value-type="string" office:string-value="page_error_save                      = Fout bij het opslaan van de web pagina. Controleer de rechten op de mappen en bestanden." calcext:value-type="string">
            <text:p>page_error_save <text:s text:c="21"/>= Fout bij het opslaan van de web pagina. Controleer de rechten op de mappen en bestanden.</text:p>
          </table:table-cell>
          <table:table-cell table:number-columns-repeated="1023"/>
        </table:table-row>
        <table:table-row table:style-name="ro1">
          <table:table-cell table:formula="of:=[$'Admin ALL'.A185] &amp; [$'Admin ALL'.I185]" office:value-type="string" office:string-value="page_edit_discard                    = " calcext:value-type="string">
            <text:p>page_edit_discard <text:s text:c="19"/>= </text:p>
          </table:table-cell>
          <table:table-cell table:number-columns-repeated="1023"/>
        </table:table-row>
        <table:table-row table:style-name="ro1">
          <table:table-cell table:formula="of:=[$'Admin ALL'.A186] &amp; [$'Admin ALL'.I186]" office:value-type="string" office:string-value="close                                = " calcext:value-type="string">
            <text:p>close <text:s text:c="31"/>= </text:p>
          </table:table-cell>
          <table:table-cell table:number-columns-repeated="1023"/>
        </table:table-row>
        <table:table-row table:style-name="ro1">
          <table:table-cell table:formula="of:=[$'Admin ALL'.A187] &amp; [$'Admin ALL'.I187]" office:value-type="string" office:string-value="page_reload                          = " calcext:value-type="string">
            <text:p>page_reload <text:s text:c="25"/>= </text:p>
          </table:table-cell>
          <table:table-cell table:number-columns-repeated="1023"/>
        </table:table-row>
        <table:table-row table:style-name="ro1">
          <table:table-cell table:formula="of:=[$'Admin ALL'.A188] &amp; [$'Admin ALL'.I188]" office:value-type="string" office:string-value="page_cancel_reload                   = " calcext:value-type="string">
            <text:p>page_cancel_reload <text:s text:c="18"/>= </text:p>
          </table:table-cell>
          <table:table-cell table:number-columns-repeated="1023"/>
        </table:table-row>
        <table:table-row table:style-name="ro1">
          <table:table-cell table:formula="of:=[$'Admin ALL'.A189] &amp; [$'Admin ALL'.I189]" office:value-type="string" office:string-value="page_error_no_page                   = " calcext:value-type="string">
            <text:p>page_error_no_page <text:s text:c="18"/>= </text:p>
          </table:table-cell>
          <table:table-cell table:number-columns-repeated="1023"/>
        </table:table-row>
        <table:table-row table:style-name="ro1">
          <table:table-cell table:formula="of:=[$'Admin ALL'.A190] &amp; [$'Admin ALL'.I190]">
            <text:p/>
          </table:table-cell>
          <table:table-cell table:number-columns-repeated="1023"/>
        </table:table-row>
        <table:table-row table:style-name="ro1">
          <table:table-cell table:formula="of:=[$'Admin ALL'.A191] &amp; [$'Admin ALL'.I191]" office:value-type="string" office:string-value="gallery_button                       = Foto album" calcext:value-type="string">
            <text:p>gallery_button <text:s text:c="22"/>= Foto album</text:p>
          </table:table-cell>
          <table:table-cell table:number-columns-repeated="1023"/>
        </table:table-row>
        <table:table-row table:style-name="ro1">
          <table:table-cell table:formula="of:=[$'Admin ALL'.A192] &amp; [$'Admin ALL'.I192]" office:value-type="string" office:string-value="gallery_scale                        = Pas de afmetingen van geuploade afbeeldingen aan" calcext:value-type="string">
            <text:p>gallery_scale <text:s text:c="23"/>= Pas de afmetingen van geuploade afbeeldingen aan</text:p>
          </table:table-cell>
          <table:table-cell table:number-columns-repeated="1023"/>
        </table:table-row>
        <table:table-row table:style-name="ro1">
          <table:table-cell table:formula="of:=[$'Admin ALL'.A193] &amp; [$'Admin ALL'.I193]" office:value-type="string" office:string-value="gallery_scale_thumbs                 = Maak kleine voorbeeld afbeeldingen met deze afmetingen" calcext:value-type="string">
            <text:p>gallery_scale_thumbs <text:s text:c="16"/>= Maak kleine voorbeeld afbeeldingen met deze afmetingen</text:p>
          </table:table-cell>
          <table:table-cell table:number-columns-repeated="1023"/>
        </table:table-row>
        <table:table-row table:style-name="ro1">
          <table:table-cell table:formula="of:=[$'Admin ALL'.A194] &amp; [$'Admin ALL'.I194]" office:value-type="string" office:string-value="gallery_error_new                    = Fout bij het maken van het foto album. Controleer de rechten op de mappen en bestanden." calcext:value-type="string">
            <text:p>gallery_error_new <text:s text:c="19"/>= Fout bij het maken van het foto album. Controleer de rechten op de mappen en bestanden.</text:p>
          </table:table-cell>
          <table:table-cell table:number-columns-repeated="1023"/>
        </table:table-row>
        <table:table-row table:style-name="ro1">
          <table:table-cell table:formula="of:=[$'Admin ALL'.A195] &amp; [$'Admin ALL'.I195]" office:value-type="string" office:string-value="gallery_error_exists                 = Er bestaat al een foto album met deze naam." calcext:value-type="string">
            <text:p>gallery_error_exists <text:s text:c="16"/>= Er bestaat al een foto album met deze naam.</text:p>
          </table:table-cell>
          <table:table-cell table:number-columns-repeated="1023"/>
        </table:table-row>
        <table:table-row table:style-name="ro1">
          <table:table-cell table:formula="of:=[$'Admin ALL'.A196] &amp; [$'Admin ALL'.I196]" office:value-type="string" office:string-value="gallery_error_datei_conf             = Fout bij het maken van het bestand met de instellingen. Controleer de rechten op de mappen en bestanden." calcext:value-type="string">
            <text:p>gallery_error_datei_conf <text:s text:c="12"/>= Fout bij het maken van het bestand met de instellingen. Controleer de rechten op de mappen en bestanden.</text:p>
          </table:table-cell>
          <table:table-cell table:number-columns-repeated="1023"/>
        </table:table-row>
        <table:table-row table:style-name="ro1">
          <table:table-cell table:formula="of:=[$'Admin ALL'.A197] &amp; [$'Admin ALL'.I197]" office:value-type="string" office:string-value="gallery_error_subtitle_conf          = " calcext:value-type="string">
            <text:p>gallery_error_subtitle_conf <text:s text:c="9"/>= </text:p>
          </table:table-cell>
          <table:table-cell table:number-columns-repeated="1023"/>
        </table:table-row>
        <table:table-row table:style-name="ro1">
          <table:table-cell table:formula="of:=[$'Admin ALL'.A198] &amp; [$'Admin ALL'.I198]" office:value-type="string" office:string-value="gallery_messages_from_ftp            = " calcext:value-type="string">
            <text:p>gallery_messages_from_ftp <text:s text:c="11"/>= </text:p>
          </table:table-cell>
          <table:table-cell table:number-columns-repeated="1023"/>
        </table:table-row>
        <table:table-row table:style-name="ro1">
          <table:table-cell table:formula="of:=[$'Admin ALL'.A199] &amp; [$'Admin ALL'.I199]" office:value-type="string" office:string-value="gallery_messages_from_ftp_no         = " calcext:value-type="string">
            <text:p>gallery_messages_from_ftp_no <text:s text:c="8"/>= </text:p>
          </table:table-cell>
          <table:table-cell table:number-columns-repeated="1023"/>
        </table:table-row>
        <table:table-row table:style-name="ro1">
          <table:table-cell table:formula="of:=[$'Admin ALL'.A200] &amp; [$'Admin ALL'.I200]" office:value-type="string" office:string-value="gallery_text_from_ftp                = " calcext:value-type="string">
            <text:p>gallery_text_from_ftp <text:s text:c="15"/>= </text:p>
          </table:table-cell>
          <table:table-cell table:number-columns-repeated="1023"/>
        </table:table-row>
        <table:table-row table:style-name="ro1">
          <table:table-cell table:formula="of:=[$'Admin ALL'.A201] &amp; [$'Admin ALL'.I201]" office:value-type="string" office:string-value="gallery_text_from_ftp_button         = " calcext:value-type="string">
            <text:p>gallery_text_from_ftp_button <text:s text:c="8"/>= </text:p>
          </table:table-cell>
          <table:table-cell table:number-columns-repeated="1023"/>
        </table:table-row>
        <table:table-row table:style-name="ro1">
          <table:table-cell table:formula="of:=[$'Admin ALL'.A202] &amp; [$'Admin ALL'.I202]" office:value-type="string" office:string-value="gallery_name_new                     = " calcext:value-type="string">
            <text:p>gallery_name_new <text:s text:c="20"/>= </text:p>
          </table:table-cell>
          <table:table-cell table:number-columns-repeated="1023"/>
        </table:table-row>
        <table:table-row table:style-name="ro1">
          <table:table-cell table:formula="of:=[$'Admin ALL'.A203] &amp; [$'Admin ALL'.I203]" office:value-type="string" office:string-value="gallery_error_deleted                = Fout bij het verwijderen van het foto album. Controleer de rechten op de mappen en bestanden." calcext:value-type="string">
            <text:p>gallery_error_deleted <text:s text:c="15"/>= Fout bij het verwijderen van het foto album. Controleer de rechten op de mappen en bestanden.</text:p>
          </table:table-cell>
          <table:table-cell table:number-columns-repeated="1023"/>
        </table:table-row>
        <table:table-row table:style-name="ro1">
          <table:table-cell table:formula="of:=[$'Admin ALL'.A204] &amp; [$'Admin ALL'.I204]" office:value-type="string" office:string-value="gallery_error_newname                = Fout bij het hernoemen van het foto album. Controleer de rechten op de mappen en bestanden." calcext:value-type="string">
            <text:p>gallery_error_newname <text:s text:c="15"/>= Fout bij het hernoemen van het foto album. Controleer de rechten op de mappen en bestanden.</text:p>
          </table:table-cell>
          <table:table-cell table:number-columns-repeated="1023"/>
        </table:table-row>
        <table:table-row table:style-name="ro1">
          <table:table-cell table:formula="of:=[$'Admin ALL'.A205] &amp; [$'Admin ALL'.I205]" office:value-type="string" office:string-value="gallery_help_conf                    = Hier kan je de algemene foto album instellingen aanpassen." calcext:value-type="string">
            <text:p>gallery_help_conf <text:s text:c="19"/>= Hier kan je de algemene foto album instellingen aanpassen.</text:p>
          </table:table-cell>
          <table:table-cell table:number-columns-repeated="1023"/>
        </table:table-row>
        <table:table-row table:style-name="ro1">
          <table:table-cell table:formula="of:=[$'Admin ALL'.A206] &amp; [$'Admin ALL'.I206]" office:value-type="string" office:string-value="gallery_error_noexists               = " calcext:value-type="string">
            <text:p>gallery_error_noexists <text:s text:c="14"/>= </text:p>
          </table:table-cell>
          <table:table-cell table:number-columns-repeated="1023"/>
        </table:table-row>
        <table:table-row table:style-name="ro1">
          <table:table-cell table:formula="of:=[$'Admin ALL'.A207] &amp; [$'Admin ALL'.I207]" office:value-type="string" office:string-value="gallery_delete_confirm               = " calcext:value-type="string">
            <text:p>gallery_delete_confirm <text:s text:c="14"/>= </text:p>
          </table:table-cell>
          <table:table-cell table:number-columns-repeated="1023"/>
        </table:table-row>
        <table:table-row table:style-name="ro1">
          <table:table-cell table:formula="of:=[$'Admin ALL'.A208] &amp; [$'Admin ALL'.I208]" office:value-type="string" office:string-value="gallery_image_size                   = " calcext:value-type="string">
            <text:p>gallery_image_size <text:s text:c="18"/>= </text:p>
          </table:table-cell>
          <table:table-cell table:number-columns-repeated="1023"/>
        </table:table-row>
        <table:table-row table:style-name="ro1">
          <table:table-cell table:formula="of:=[$'Admin ALL'.A209] &amp; [$'Admin ALL'.I209]" office:value-type="string" office:string-value="gallery_preview_size                 = " calcext:value-type="string">
            <text:p>gallery_preview_size <text:s text:c="16"/>= </text:p>
          </table:table-cell>
          <table:table-cell table:number-columns-repeated="1023"/>
        </table:table-row>
        <table:table-row table:style-name="ro1">
          <table:table-cell table:formula="of:=[$'Admin ALL'.A210] &amp; [$'Admin ALL'.I210]" office:value-type="string" office:string-value="gallery_text_subtitle                = " calcext:value-type="string">
            <text:p>gallery_text_subtitle <text:s text:c="15"/>= </text:p>
          </table:table-cell>
          <table:table-cell table:number-columns-repeated="1023"/>
        </table:table-row>
        <table:table-row table:style-name="ro1">
          <table:table-cell table:formula="of:=[$'Admin ALL'.A211] &amp; [$'Admin ALL'.I211]">
            <text:p/>
          </table:table-cell>
          <table:table-cell table:number-columns-repeated="1023"/>
        </table:table-row>
        <table:table-row table:style-name="ro1">
          <table:table-cell table:formula="of:=[$'Admin ALL'.A212] &amp; [$'Admin ALL'.I212]" office:value-type="string" office:string-value="config_button                        = Instellingen" calcext:value-type="string">
            <text:p>config_button <text:s text:c="23"/>= Instellingen</text:p>
          </table:table-cell>
          <table:table-cell table:number-columns-repeated="1023"/>
        </table:table-row>
        <table:table-row table:style-name="ro1">
          <table:table-cell table:formula="of:=[$'Admin ALL'.A213] &amp; [$'Admin ALL'.I213]" office:value-type="string" office:string-value="config_text                          = Hier maak je de instellingen die invloed hebben op hoe moziloCMS werkt." calcext:value-type="string">
            <text:p>config_text <text:s text:c="25"/>= Hier maak je de instellingen die invloed hebben op hoe moziloCMS werkt.</text:p>
          </table:table-cell>
          <table:table-cell table:number-columns-repeated="1023"/>
        </table:table-row>
        <table:table-row table:style-name="ro1">
          <table:table-cell table:formula="of:=[$'Admin ALL'.A214] &amp; [$'Admin ALL'.I214]" office:value-type="string" office:string-value="config_text_usesitemap               = " calcext:value-type="string">
            <text:p>config_text_usesitemap <text:s text:c="14"/>= </text:p>
          </table:table-cell>
          <table:table-cell table:number-columns-repeated="1023"/>
        </table:table-row>
        <table:table-row table:style-name="ro1">
          <table:table-cell table:formula="of:=[$'Admin ALL'.A215] &amp; [$'Admin ALL'.I215]" office:value-type="string" office:string-value="config_input_usesitemap              = " calcext:value-type="string">
            <text:p>config_input_usesitemap <text:s text:c="13"/>= </text:p>
          </table:table-cell>
          <table:table-cell table:number-columns-repeated="1023"/>
        </table:table-row>
        <table:table-row table:style-name="ro1">
          <table:table-cell table:formula="of:=[$'Admin ALL'.A216] &amp; [$'Admin ALL'.I216]" office:value-type="string" office:string-value="config_error_language_empty          = De taal bestanden konden niet worden geladen." calcext:value-type="string">
            <text:p>config_error_language_empty <text:s text:c="9"/>= De taal bestanden konden niet worden geladen.</text:p>
          </table:table-cell>
          <table:table-cell table:number-columns-repeated="1023"/>
        </table:table-row>
        <table:table-row table:style-name="ro1">
          <table:table-cell table:formula="of:=[$'Admin ALL'.A217] &amp; [$'Admin ALL'.I217]" office:value-type="string" office:string-value="config_error_languagefile_error      = Deze taal bestaat niet." calcext:value-type="string">
            <text:p>config_error_languagefile_error <text:s text:c="5"/>= Deze taal bestaat niet.</text:p>
          </table:table-cell>
          <table:table-cell table:number-columns-repeated="1023"/>
        </table:table-row>
        <table:table-row table:style-name="ro1">
          <table:table-cell table:formula="of:=[$'Admin ALL'.A218] &amp; [$'Admin ALL'.I218]" office:value-type="string" office:string-value="config_error_defaultcat_emty         = Er zijn op dit moment geen categorieën beschikbaar." calcext:value-type="string">
            <text:p>config_error_defaultcat_emty <text:s text:c="8"/>= Er zijn op dit moment geen categorieën beschikbaar.</text:p>
          </table:table-cell>
          <table:table-cell table:number-columns-repeated="1023"/>
        </table:table-row>
        <table:table-row table:style-name="ro1">
          <table:table-cell table:formula="of:=[$'Admin ALL'.A219] &amp; [$'Admin ALL'.I219]" office:value-type="string" office:string-value="config_error_defaultcat_existed      = Deze categorie bestaat niet." calcext:value-type="string">
            <text:p>config_error_defaultcat_existed <text:s text:c="5"/>= Deze categorie bestaat niet.</text:p>
          </table:table-cell>
          <table:table-cell table:number-columns-repeated="1023"/>
        </table:table-row>
        <table:table-row table:style-name="ro1">
          <table:table-cell table:formula="of:=[$'Admin ALL'.A220] &amp; [$'Admin ALL'.I220]" office:value-type="string" office:string-value="config_error_layouts_emty            = Er is momenteel geen opmaak beschikbaar." calcext:value-type="string">
            <text:p>config_error_layouts_emty <text:s text:c="11"/>= Er is momenteel geen opmaak beschikbaar.</text:p>
          </table:table-cell>
          <table:table-cell table:number-columns-repeated="1023"/>
        </table:table-row>
        <table:table-row table:style-name="ro1">
          <table:table-cell table:formula="of:=[$'Admin ALL'.A221] &amp; [$'Admin ALL'.I221]" office:value-type="string" office:string-value="config_error_layouts_existed         = Deze opmaak bestaat niet." calcext:value-type="string">
            <text:p>config_error_layouts_existed <text:s text:c="8"/>= Deze opmaak bestaat niet.</text:p>
          </table:table-cell>
          <table:table-cell table:number-columns-repeated="1023"/>
        </table:table-row>
        <table:table-row table:style-name="ro1">
          <table:table-cell table:formula="of:=[$'Admin ALL'.A222] &amp; [$'Admin ALL'.I222]" office:value-type="string" office:string-value="config_error_modrewrite              = mod_rewrite is niet beschikbaar." calcext:value-type="string">
            <text:p>config_error_modrewrite <text:s text:c="13"/>= mod_rewrite is niet beschikbaar.</text:p>
          </table:table-cell>
          <table:table-cell table:number-columns-repeated="1023"/>
        </table:table-row>
        <table:table-row table:style-name="ro1">
          <table:table-cell table:formula="of:=[$'Admin ALL'.A223] &amp; [$'Admin ALL'.I223]" office:value-type="string" office:string-value="config_text_websitetitle             = Wat moet de titel van je website worden?" calcext:value-type="string">
            <text:p>config_text_websitetitle <text:s text:c="12"/>= Wat moet de titel van je website worden?</text:p>
          </table:table-cell>
          <table:table-cell table:number-columns-repeated="1023"/>
        </table:table-row>
        <table:table-row table:style-name="ro1">
          <table:table-cell table:formula="of:=[$'Admin ALL'.A224] &amp; [$'Admin ALL'.I224]" office:value-type="string" office:string-value="config_text_websitetitlebar          = Kies uit de volgende mogelijkheden voor wat er wordt weergegeven in titelbalk van je browser." calcext:value-type="string">
            <text:p>config_text_websitetitlebar <text:s text:c="9"/>= Kies uit de volgende mogelijkheden voor wat er wordt weergegeven in titelbalk van je browser.</text:p>
          </table:table-cell>
          <table:table-cell table:number-columns-repeated="1023"/>
        </table:table-row>
        <table:table-row table:style-name="ro1">
          <table:table-cell table:formula="of:=[$'Admin ALL'.A225] &amp; [$'Admin ALL'.I225]" office:value-type="string" office:string-value="config_text_websitetitleseparator    = Welk scheidingsteken wil je tussen de elementen van de titelbalk ?" calcext:value-type="string">
            <text:p>config_text_websitetitleseparator <text:s text:c="3"/>= Welk scheidingsteken wil je tussen de elementen van de titelbalk ?</text:p>
          </table:table-cell>
          <table:table-cell table:number-columns-repeated="1023"/>
        </table:table-row>
        <table:table-row table:style-name="ro1">
          <table:table-cell table:formula="of:=[$'Admin ALL'.A226] &amp; [$'Admin ALL'.I226]" office:value-type="string" office:string-value="config_text_websitedescription       = Beschrijf je website in een paar woorden. Deze worden getoond als extra informatie bij de resultaten van de zoekmachines." calcext:value-type="string">
            <text:p>config_text_websitedescription <text:s text:c="6"/>= Beschrijf je website in een paar woorden. Deze worden getoond als extra informatie bij de resultaten van de zoekmachines.</text:p>
          </table:table-cell>
          <table:table-cell table:number-columns-repeated="1023"/>
        </table:table-row>
        <table:table-row table:style-name="ro1">
          <table:table-cell table:formula="of:=[$'Admin ALL'.A227] &amp; [$'Admin ALL'.I227]" office:value-type="string" office:string-value="config_text_websitekeywords          = Bepaal de sleutelwoorden voor je website. Deze triggeren de zoekmachines. Let op: Veel zoekmachines 'bestraffen' sleutelwoord misbruik met een lagere score of zelfs verwijdering uit hun index." calcext:value-type="string">
            <text:p>config_text_websitekeywords <text:s text:c="9"/>= Bepaal de sleutelwoorden voor je website. Deze triggeren de zoekmachines. Let op: Veel zoekmachines 'bestraffen' sleutelwoord misbruik met een lagere score of zelfs verwijdering uit hun index.</text:p>
          </table:table-cell>
          <table:table-cell table:number-columns-repeated="1023"/>
        </table:table-row>
        <table:table-row table:style-name="ro1">
          <table:table-cell table:formula="of:=[$'Admin ALL'.A228] &amp; [$'Admin ALL'.I228]" office:value-type="string" office:string-value="config_text_cmslanguage              = Kies de standaatd taal voor je website (oa. de tips)" calcext:value-type="string">
            <text:p>config_text_cmslanguage <text:s text:c="13"/>= Kies de standaatd taal voor je website (oa. de tips)</text:p>
          </table:table-cell>
          <table:table-cell table:number-columns-repeated="1023"/>
        </table:table-row>
        <table:table-row table:style-name="ro1">
          <table:table-cell table:formula="of:=[$'Admin ALL'.A229] &amp; [$'Admin ALL'.I229]" office:value-type="string" office:string-value="config_input_translator              = Vertaler:" calcext:value-type="string">
            <text:p>config_input_translator <text:s text:c="13"/>= Vertaler:</text:p>
          </table:table-cell>
          <table:table-cell table:number-columns-repeated="1023"/>
        </table:table-row>
        <table:table-row table:style-name="ro1">
          <table:table-cell table:formula="of:=[$'Admin ALL'.A230] &amp; [$'Admin ALL'.I230]" office:value-type="string" office:string-value="config_text_cmslayout                = Kies de opmaak voor jou moziloCMS. Je vind meer opmaak keuzes op &lt;a href" calcext:value-type="string">
            <text:p>config_text_cmslayout <text:s text:c="15"/>= Kies de opmaak voor jou moziloCMS. Je vind meer opmaak keuzes op &lt;a href</text:p>
          </table:table-cell>
          <table:table-cell table:number-columns-repeated="1023"/>
        </table:table-row>
        <table:table-row table:style-name="ro1">
          <table:table-cell table:formula="of:=[$'Admin ALL'.A231] &amp; [$'Admin ALL'.I231]" office:value-type="string" office:string-value="config_text_defaultcat               = Kies hier met welke categorie je website begint." calcext:value-type="string">
            <text:p>config_text_defaultcat <text:s text:c="14"/>= Kies hier met welke categorie je website begint.</text:p>
          </table:table-cell>
          <table:table-cell table:number-columns-repeated="1023"/>
        </table:table-row>
        <table:table-row table:style-name="ro1">
          <table:table-cell table:formula="of:=[$'Admin ALL'.A232] &amp; [$'Admin ALL'.I232]" office:value-type="string" office:string-value="config_text_usesyntax                = Als je niet het gemak van CMS zinsbouw wilt, en je webpagina's in HTML wilt schrijven, haal dan het vinkje weg. Deze optie is van toepassing op alle webpagina's. Het werken zonder CMS zinsbouw wordt afgeraden als je geen grondige HTML kennis en ervaring hebt." calcext:value-type="string">
            <text:p>config_text_usesyntax <text:s text:c="15"/>= Als je niet het gemak van CMS zinsbouw wilt, en je webpagina's in HTML wilt schrijven, haal dan het vinkje weg. Deze optie is van toepassing op alle webpagina's. Het werken zonder CMS zinsbouw wordt afgeraden als je geen grondige HTML kennis en ervaring hebt.</text:p>
          </table:table-cell>
          <table:table-cell table:number-columns-repeated="1023"/>
        </table:table-row>
        <table:table-row table:style-name="ro1">
          <table:table-cell table:formula="of:=[$'Admin ALL'.A233] &amp; [$'Admin ALL'.I233]" office:value-type="string" office:string-value="config_input_usesyntax               = Gebruik CMS zinsbouw" calcext:value-type="string">
            <text:p>config_input_usesyntax <text:s text:c="14"/>= Gebruik CMS zinsbouw</text:p>
          </table:table-cell>
          <table:table-cell table:number-columns-repeated="1023"/>
        </table:table-row>
        <table:table-row table:style-name="ro1">
          <table:table-cell table:formula="of:=[$'Admin ALL'.A234] &amp; [$'Admin ALL'.I234]" office:value-type="string" office:string-value="config_text_replaceemoticons         = moziloCMS kan smileys in de webpagina's (bv. &quot;:)&quot; of &quot;:P&quot; ) vervangen door plaatjes. Vink dit aan als je wilt dat moziloCMS de text smileys vervangt door plaatjes." calcext:value-type="string">
            <text:p>config_text_replaceemoticons <text:s text:c="8"/>= moziloCMS kan smileys in de webpagina's (bv. ":)" of ":P" ) vervangen door plaatjes. Vink dit aan als je wilt dat moziloCMS de text smileys vervangt door plaatjes.</text:p>
          </table:table-cell>
          <table:table-cell table:number-columns-repeated="1023"/>
        </table:table-row>
        <table:table-row table:style-name="ro1">
          <table:table-cell table:formula="of:=[$'Admin ALL'.A235] &amp; [$'Admin ALL'.I235]" office:value-type="string" office:string-value="config_text_usersyntax               = Je kan je eigen elementen toevoegen aan de moziloCMS zinsbouw.&lt;br /&gt;&lt;i&gt;ga voor meer informatie naar de &lt;a href" calcext:value-type="string">
            <text:p>config_text_usersyntax <text:s text:c="14"/>= Je kan je eigen elementen toevoegen aan de moziloCMS zinsbouw.&lt;br /&gt;&lt;i&gt;ga voor meer informatie naar de &lt;a href</text:p>
          </table:table-cell>
          <table:table-cell table:number-columns-repeated="1023"/>
        </table:table-row>
        <table:table-row table:style-name="ro1">
          <table:table-cell table:formula="of:=[$'Admin ALL'.A236] &amp; [$'Admin ALL'.I236]" office:value-type="string" office:string-value="config_input_replaceemoticons        = Vervang de emoticons door plaatjes" calcext:value-type="string">
            <text:p>config_input_replaceemoticons <text:s text:c="7"/>= Vervang de emoticons door plaatjes</text:p>
          </table:table-cell>
          <table:table-cell table:number-columns-repeated="1023"/>
        </table:table-row>
        <table:table-row table:style-name="ro1">
          <table:table-cell table:formula="of:=[$'Admin ALL'.A237] &amp; [$'Admin ALL'.I237]" office:value-type="string" office:string-value="config_text_defaultcolors            = " calcext:value-type="string">
            <text:p>config_text_defaultcolors <text:s text:c="11"/>= </text:p>
          </table:table-cell>
          <table:table-cell table:number-columns-repeated="1023"/>
        </table:table-row>
        <table:table-row table:style-name="ro1">
          <table:table-cell table:formula="of:=[$'Admin ALL'.A238] &amp; [$'Admin ALL'.I238]" office:value-type="string" office:string-value="config_text_showhiddenpages          = Normaal verschijnen de verborgen pagina's niet op je website. Hier kan je uitzonderingen aangeven. Waar moeten verborgen webpagina's verschijnen?" calcext:value-type="string">
            <text:p>config_text_showhiddenpages <text:s text:c="9"/>= Normaal verschijnen de verborgen pagina's niet op je website. Hier kan je uitzonderingen aangeven. Waar moeten verborgen webpagina's verschijnen?</text:p>
          </table:table-cell>
          <table:table-cell table:number-columns-repeated="1023"/>
        </table:table-row>
        <table:table-row table:style-name="ro1">
          <table:table-cell table:formula="of:=[$'Admin ALL'.A239] &amp; [$'Admin ALL'.I239]" office:value-type="string" office:string-value="config_input_search                  = Binnen de zoek resultaten" calcext:value-type="string">
            <text:p>config_input_search <text:s text:c="17"/>= Binnen de zoek resultaten</text:p>
          </table:table-cell>
          <table:table-cell table:number-columns-repeated="1023"/>
        </table:table-row>
        <table:table-row table:style-name="ro1">
          <table:table-cell table:formula="of:=[$'Admin ALL'.A240] &amp; [$'Admin ALL'.I240]" office:value-type="string" office:string-value="config_input_sitemap                 = In het website overzicht" calcext:value-type="string">
            <text:p>config_input_sitemap <text:s text:c="16"/>= In het website overzicht</text:p>
          </table:table-cell>
          <table:table-cell table:number-columns-repeated="1023"/>
        </table:table-row>
        <table:table-row table:style-name="ro1">
          <table:table-cell table:formula="of:=[$'Admin ALL'.A241] &amp; [$'Admin ALL'.I241]" office:value-type="string" office:string-value="config_input_pagesincmsvariables     = In de &quot;Volgende/Vorige pagina&quot; functie" calcext:value-type="string">
            <text:p>config_input_pagesincmsvariables <text:s text:c="4"/>= In de "Volgende/Vorige pagina" functie</text:p>
          </table:table-cell>
          <table:table-cell table:number-columns-repeated="1023"/>
        </table:table-row>
        <table:table-row table:style-name="ro1">
          <table:table-cell table:formula="of:=[$'Admin ALL'.A242] &amp; [$'Admin ALL'.I242]" office:value-type="string" office:string-value="config_input_pagesasdefaultpage      = Als begin pagina van de categorie (alleen als het de 1e pagina binnen die categorie is)" calcext:value-type="string">
            <text:p>config_input_pagesasdefaultpage <text:s text:c="5"/>= Als begin pagina van de categorie (alleen als het de 1e pagina binnen die categorie is)</text:p>
          </table:table-cell>
          <table:table-cell table:number-columns-repeated="1023"/>
        </table:table-row>
        <table:table-row table:style-name="ro1">
          <table:table-cell table:formula="of:=[$'Admin ALL'.A243] &amp; [$'Admin ALL'.I243]" office:value-type="string" office:string-value="config_text_target                   = Welke koppelingen moeten worden geopend in een nieuw venster of tabblad (target" calcext:value-type="string">
            <text:p>config_text_target <text:s text:c="18"/>= Welke koppelingen moeten worden geopend in een nieuw venster of tabblad (target</text:p>
          </table:table-cell>
          <table:table-cell table:number-columns-repeated="1023"/>
        </table:table-row>
        <table:table-row table:style-name="ro1">
          <table:table-cell table:formula="of:=[$'Admin ALL'.A244] &amp; [$'Admin ALL'.I244]" office:value-type="string" office:string-value="config_input_download                = Bestand downloads" calcext:value-type="string">
            <text:p>config_input_download <text:s text:c="15"/>= Bestand downloads</text:p>
          </table:table-cell>
          <table:table-cell table:number-columns-repeated="1023"/>
        </table:table-row>
        <table:table-row table:style-name="ro1">
          <table:table-cell table:formula="of:=[$'Admin ALL'.A245] &amp; [$'Admin ALL'.I245]" office:value-type="string" office:string-value="config_input_link                    = Externe koppelingen" calcext:value-type="string">
            <text:p>config_input_link <text:s text:c="19"/>= Externe koppelingen</text:p>
          </table:table-cell>
          <table:table-cell table:number-columns-repeated="1023"/>
        </table:table-row>
        <table:table-row table:style-name="ro1">
          <table:table-cell table:formula="of:=[$'Admin ALL'.A246] &amp; [$'Admin ALL'.I246]" office:value-type="string" office:string-value="config_text_catnamedpages            = Geef geen webpagina's in het menu weer, als de webpagina dezelfde naam heeft als de categorie waar ze in zitten" calcext:value-type="string">
            <text:p>config_text_catnamedpages <text:s text:c="11"/>= Geef geen webpagina's in het menu weer, als de webpagina dezelfde naam heeft als de categorie waar ze in zitten</text:p>
          </table:table-cell>
          <table:table-cell table:number-columns-repeated="1023"/>
        </table:table-row>
        <table:table-row table:style-name="ro1">
          <table:table-cell table:formula="of:=[$'Admin ALL'.A247] &amp; [$'Admin ALL'.I247]" office:value-type="string" office:string-value="config_input_catnamedpages           = Niet weergeven" calcext:value-type="string">
            <text:p>config_input_catnamedpages <text:s text:c="10"/>= Niet weergeven</text:p>
          </table:table-cell>
          <table:table-cell table:number-columns-repeated="1023"/>
        </table:table-row>
        <table:table-row table:style-name="ro1">
          <table:table-cell table:formula="of:=[$'Admin ALL'.A248] &amp; [$'Admin ALL'.I248]" office:value-type="string" office:string-value="config_text_modrewrite               = Gebruik maken van mod_rewrite ?" calcext:value-type="string">
            <text:p>config_text_modrewrite <text:s text:c="14"/>= Gebruik maken van mod_rewrite ?</text:p>
          </table:table-cell>
          <table:table-cell table:number-columns-repeated="1023"/>
        </table:table-row>
        <table:table-row table:style-name="ro1">
          <table:table-cell table:formula="of:=[$'Admin ALL'.A249] &amp; [$'Admin ALL'.I249]" office:value-type="string" office:string-value="config_input_modrewrite              = Gebruik mod_rewrite" calcext:value-type="string">
            <text:p>config_input_modrewrite <text:s text:c="13"/>= Gebruik mod_rewrite</text:p>
          </table:table-cell>
          <table:table-cell table:number-columns-repeated="1023"/>
        </table:table-row>
        <table:table-row table:style-name="ro1">
          <table:table-cell table:formula="of:=[$'Admin ALL'.A250] &amp; [$'Admin ALL'.I250]" office:value-type="string" office:string-value="config_text_showsyntaxtooltips       = Mogen bezoekers de tips zien als ze met de muis over een koppeling gaan ?" calcext:value-type="string">
            <text:p>config_text_showsyntaxtooltips <text:s text:c="6"/>= Mogen bezoekers de tips zien als ze met de muis over een koppeling gaan ?</text:p>
          </table:table-cell>
          <table:table-cell table:number-columns-repeated="1023"/>
        </table:table-row>
        <table:table-row table:style-name="ro1">
          <table:table-cell table:formula="of:=[$'Admin ALL'.A251] &amp; [$'Admin ALL'.I251]" office:value-type="string" office:string-value="config_input_showsyntaxtooltips      = Laat de bezoekers de tips zien" calcext:value-type="string">
            <text:p>config_input_showsyntaxtooltips <text:s text:c="5"/>= Laat de bezoekers de tips zien</text:p>
          </table:table-cell>
          <table:table-cell table:number-columns-repeated="1023"/>
        </table:table-row>
        <table:table-row table:style-name="ro1">
          <table:table-cell table:formula="of:=[$'Admin ALL'.A252] &amp; [$'Admin ALL'.I252]" office:value-type="string" office:string-value="config_titel_cmsglobal               = Algemene instellingen" calcext:value-type="string">
            <text:p>config_titel_cmsglobal <text:s text:c="14"/>= Algemene instellingen</text:p>
          </table:table-cell>
          <table:table-cell table:number-columns-repeated="1023"/>
        </table:table-row>
        <table:table-row table:style-name="ro1">
          <table:table-cell table:formula="of:=[$'Admin ALL'.A253] &amp; [$'Admin ALL'.I253]" office:value-type="string" office:string-value="config_titel_cmssyntax               = Zinsbouw instellingen" calcext:value-type="string">
            <text:p>config_titel_cmssyntax <text:s text:c="14"/>= Zinsbouw instellingen</text:p>
          </table:table-cell>
          <table:table-cell table:number-columns-repeated="1023"/>
        </table:table-row>
        <table:table-row table:style-name="ro1">
          <table:table-cell table:formula="of:=[$'Admin ALL'.A254] &amp; [$'Admin ALL'.I254]" office:value-type="string" office:string-value="config_titel_expert                  = Geavanceerde instellingen" calcext:value-type="string">
            <text:p>config_titel_expert <text:s text:c="17"/>= Geavanceerde instellingen</text:p>
          </table:table-cell>
          <table:table-cell table:number-columns-repeated="1023"/>
        </table:table-row>
        <table:table-row table:style-name="ro1">
          <table:table-cell table:formula="of:=[$'Admin ALL'.A255] &amp; [$'Admin ALL'.I255]" office:value-type="string" office:string-value="config_titel_usersyntax_test         = " calcext:value-type="string">
            <text:p>config_titel_usersyntax_test <text:s text:c="8"/>= </text:p>
          </table:table-cell>
          <table:table-cell table:number-columns-repeated="1023"/>
        </table:table-row>
        <table:table-row table:style-name="ro1">
          <table:table-cell table:formula="of:=[$'Admin ALL'.A256] &amp; [$'Admin ALL'.I256]" office:value-type="string" office:string-value="config_input_draftmode               = " calcext:value-type="string">
            <text:p>config_input_draftmode <text:s text:c="14"/>= </text:p>
          </table:table-cell>
          <table:table-cell table:number-columns-repeated="1023"/>
        </table:table-row>
        <table:table-row table:style-name="ro1">
          <table:table-cell table:formula="of:=[$'Admin ALL'.A257] &amp; [$'Admin ALL'.I257]" office:value-type="string" office:string-value="config_text_draftmode                = " calcext:value-type="string">
            <text:p>config_text_draftmode <text:s text:c="15"/>= </text:p>
          </table:table-cell>
          <table:table-cell table:number-columns-repeated="1023"/>
        </table:table-row>
        <table:table-row table:style-name="ro1">
          <table:table-cell table:formula="of:=[$'Admin ALL'.A258] &amp; [$'Admin ALL'.I258]" office:value-type="string" office:string-value="config_input_draftlayout             = " calcext:value-type="string">
            <text:p>config_input_draftlayout <text:s text:c="12"/>= </text:p>
          </table:table-cell>
          <table:table-cell table:number-columns-repeated="1023"/>
        </table:table-row>
        <table:table-row table:style-name="ro1">
          <table:table-cell table:formula="of:=[$'Admin ALL'.A259] &amp; [$'Admin ALL'.I259]">
            <text:p/>
          </table:table-cell>
          <table:table-cell table:number-columns-repeated="1023"/>
        </table:table-row>
        <table:table-row table:style-name="ro1">
          <table:table-cell table:formula="of:=[$'Admin ALL'.A260] &amp; [$'Admin ALL'.I260]" office:value-type="string" office:string-value="admin_button                         = moziloAdmin" calcext:value-type="string">
            <text:p>admin_button <text:s text:c="24"/>= moziloAdmin</text:p>
          </table:table-cell>
          <table:table-cell table:number-columns-repeated="1023"/>
        </table:table-row>
        <table:table-row table:style-name="ro1">
          <table:table-cell table:formula="of:=[$'Admin ALL'.A261] &amp; [$'Admin ALL'.I261]" office:value-type="string" office:string-value="admin_text                           = Hier kan je instellingen maken die invloed hebben op het gebruik van moziloAdmin." calcext:value-type="string">
            <text:p>admin_text <text:s text:c="26"/>= Hier kan je instellingen maken die invloed hebben op het gebruik van moziloAdmin.</text:p>
          </table:table-cell>
          <table:table-cell table:number-columns-repeated="1023"/>
        </table:table-row>
        <table:table-row table:style-name="ro1">
          <table:table-cell table:formula="of:=[$'Admin ALL'.A262] &amp; [$'Admin ALL'.I262]" office:value-type="string" office:string-value="admin_error_nodigit_tolong           = De waarde kan maximaal 4 cijfers zijn." calcext:value-type="string">
            <text:p>admin_error_nodigit_tolong <text:s text:c="10"/>= De waarde kan maximaal 4 cijfers zijn.</text:p>
          </table:table-cell>
          <table:table-cell table:number-columns-repeated="1023"/>
        </table:table-row>
        <table:table-row table:style-name="ro1">
          <table:table-cell table:formula="of:=[$'Admin ALL'.A263] &amp; [$'Admin ALL'.I263]" office:value-type="string" office:string-value="admin_error_adminmail                = Geef een geldig e-mail adres op." calcext:value-type="string">
            <text:p>admin_error_adminmail <text:s text:c="15"/>= Geef een geldig e-mail adres op.</text:p>
          </table:table-cell>
          <table:table-cell table:number-columns-repeated="1023"/>
        </table:table-row>
        <table:table-row table:style-name="ro1">
          <table:table-cell table:formula="of:=[$'Admin ALL'.A264] &amp; [$'Admin ALL'.I264]" office:value-type="string" office:string-value="admin_error_chmodnewfilesatts        = De bestand kenmerken moet uit drie cijfers bestaan en mag alleen 0 t/m 7 bevatten" calcext:value-type="string">
            <text:p>admin_error_chmodnewfilesatts <text:s text:c="7"/>= De bestand kenmerken moet uit drie cijfers bestaan en mag alleen 0 t/m 7 bevatten</text:p>
          </table:table-cell>
          <table:table-cell table:number-columns-repeated="1023"/>
        </table:table-row>
        <table:table-row table:style-name="ro1">
          <table:table-cell table:formula="of:=[$'Admin ALL'.A265] &amp; [$'Admin ALL'.I265]" office:value-type="string" office:string-value="admin_error_backupmsgintervall       = De waarde moet een getal van maximaal 4 cijfers zijn." calcext:value-type="string">
            <text:p>admin_error_backupmsgintervall <text:s text:c="6"/>= De waarde moet een getal van maximaal 4 cijfers zijn.</text:p>
          </table:table-cell>
          <table:table-cell table:number-columns-repeated="1023"/>
        </table:table-row>
        <table:table-row table:style-name="ro1">
          <table:table-cell table:formula="of:=[$'Admin ALL'.A266] &amp; [$'Admin ALL'.I266]" office:value-type="string" office:string-value="admin_text_adminmail                 = " calcext:value-type="string">
            <text:p>admin_text_adminmail <text:s text:c="16"/>= </text:p>
          </table:table-cell>
          <table:table-cell table:number-columns-repeated="1023"/>
        </table:table-row>
        <table:table-row table:style-name="ro1">
          <table:table-cell table:formula="of:=[$'Admin ALL'.A267] &amp; [$'Admin ALL'.I267]" office:value-type="string" office:string-value="admin_text_backup                    = Het maken van backup's kan het behoud zijn van je data. Daarom kan moziloAdmin je af en toe helpen herinneren aan het maken van de backup. Geef op om de hoeveel dagen je een herinnering wilt zien. Als je 0 op geeft krijg je geen herinnering te zien. Dit raden wij met klem af!!" calcext:value-type="string">
            <text:p>admin_text_backup <text:s text:c="19"/>= Het maken van backup's kan het behoud zijn van je data. Daarom kan moziloAdmin je af en toe helpen herinneren aan het maken van de backup. Geef op om de hoeveel dagen je een herinnering wilt zien. Als je 0 op geeft krijg je geen herinnering te zien. Dit raden wij met klem af!!</text:p>
          </table:table-cell>
          <table:table-cell table:number-columns-repeated="1023"/>
        </table:table-row>
        <table:table-row table:style-name="ro1">
          <table:table-cell table:formula="of:=[$'Admin ALL'.A268] &amp; [$'Admin ALL'.I268]" office:value-type="string" office:string-value="admin_text_get_backup                = " calcext:value-type="string">
            <text:p>admin_text_get_backup <text:s text:c="15"/>= </text:p>
          </table:table-cell>
          <table:table-cell table:number-columns-repeated="1023"/>
        </table:table-row>
        <table:table-row table:style-name="ro1">
          <table:table-cell table:formula="of:=[$'Admin ALL'.A269] &amp; [$'Admin ALL'.I269]" office:value-type="string" office:string-value="admin_button_get_backup              = " calcext:value-type="string">
            <text:p>admin_button_get_backup <text:s text:c="13"/>= </text:p>
          </table:table-cell>
          <table:table-cell table:number-columns-repeated="1023"/>
        </table:table-row>
        <table:table-row table:style-name="ro1">
          <table:table-cell table:formula="of:=[$'Admin ALL'.A270] &amp; [$'Admin ALL'.I270]" office:value-type="string" office:string-value="admin_button_include_cms             = " calcext:value-type="string">
            <text:p>admin_button_include_cms <text:s text:c="12"/>= </text:p>
          </table:table-cell>
          <table:table-cell table:number-columns-repeated="1023"/>
        </table:table-row>
        <table:table-row table:style-name="ro1">
          <table:table-cell table:formula="of:=[$'Admin ALL'.A271] &amp; [$'Admin ALL'.I271]" office:value-type="string" office:string-value="admin_button_include_catpage         = " calcext:value-type="string">
            <text:p>admin_button_include_catpage <text:s text:c="8"/>= </text:p>
          </table:table-cell>
          <table:table-cell table:number-columns-repeated="1023"/>
        </table:table-row>
        <table:table-row table:style-name="ro1">
          <table:table-cell table:formula="of:=[$'Admin ALL'.A272] &amp; [$'Admin ALL'.I272]" office:value-type="string" office:string-value="admin_button_include_gallery         = " calcext:value-type="string">
            <text:p>admin_button_include_gallery <text:s text:c="8"/>= </text:p>
          </table:table-cell>
          <table:table-cell table:number-columns-repeated="1023"/>
        </table:table-row>
        <table:table-row table:style-name="ro1">
          <table:table-cell table:formula="of:=[$'Admin ALL'.A273] &amp; [$'Admin ALL'.I273]" office:value-type="string" office:string-value="admin_button_include_layouts         = " calcext:value-type="string">
            <text:p>admin_button_include_layouts <text:s text:c="8"/>= </text:p>
          </table:table-cell>
          <table:table-cell table:number-columns-repeated="1023"/>
        </table:table-row>
        <table:table-row table:style-name="ro1">
          <table:table-cell table:formula="of:=[$'Admin ALL'.A274] &amp; [$'Admin ALL'.I274]" office:value-type="string" office:string-value="admin_button_include_plugins         = " calcext:value-type="string">
            <text:p>admin_button_include_plugins <text:s text:c="8"/>= </text:p>
          </table:table-cell>
          <table:table-cell table:number-columns-repeated="1023"/>
        </table:table-row>
        <table:table-row table:style-name="ro1">
          <table:table-cell table:formula="of:=[$'Admin ALL'.A275] &amp; [$'Admin ALL'.I275]" office:value-type="string" office:string-value="admin_button_include_docu            = " calcext:value-type="string">
            <text:p>admin_button_include_docu <text:s text:c="11"/>= </text:p>
          </table:table-cell>
          <table:table-cell table:number-columns-repeated="1023"/>
        </table:table-row>
        <table:table-row table:style-name="ro1">
          <table:table-cell table:formula="of:=[$'Admin ALL'.A276] &amp; [$'Admin ALL'.I276]" office:value-type="string" office:string-value="admin_error_no_backups_select        = " calcext:value-type="string">
            <text:p>admin_error_no_backups_select <text:s text:c="7"/>= </text:p>
          </table:table-cell>
          <table:table-cell table:number-columns-repeated="1023"/>
        </table:table-row>
        <table:table-row table:style-name="ro1">
          <table:table-cell table:formula="of:=[$'Admin ALL'.A277] &amp; [$'Admin ALL'.I277]" office:value-type="string" office:string-value="admin_text_chmodnewfiles             = De server waarop moziloCMS draait kan te weinig rechten op bestand geven na het maken of uploaden van bestanden. moziloCMS kan zelf bestand kenmerken toekennen - Geef in aan welke dat moet zijn (in UNIX vorm bv. &quot;766&quot;) of laat het veld leeg als dat probleem niet op treed.&lt;br /&gt;Plaats het vinkje om de bestand kenmerken door te voeren op de reeds bestaande bestanden." calcext:value-type="string">
            <text:p>admin_text_chmodnewfiles <text:s text:c="12"/>= De server waarop moziloCMS draait kan te weinig rechten op bestand geven na het maken of uploaden van bestanden. moziloCMS kan zelf bestand kenmerken toekennen - Geef in aan welke dat moet zijn (in UNIX vorm bv. "766") of laat het veld leeg als dat probleem niet op treed.&lt;br /&gt;Plaats het vinkje om de bestand kenmerken door te voeren op de reeds bestaande bestanden.</text:p>
          </table:table-cell>
          <table:table-cell table:number-columns-repeated="1023"/>
        </table:table-row>
        <table:table-row table:style-name="ro1">
          <table:table-cell table:formula="of:=[$'Admin ALL'.A278] &amp; [$'Admin ALL'.I278]" office:value-type="string" office:string-value="admin_text_uploadfilter              = Geef aan welke bestand types niet mogen worden geupload. Zet tussen de verschillende types een komma en gebruik &lt;b&gt;geen&lt;/b&gt; spaties. Ivm de beveiliging rondom php bestanden, raden wij met klem aan de reeds opgegeven types niet weg te halen." calcext:value-type="string">
            <text:p>admin_text_uploadfilter <text:s text:c="13"/>= Geef aan welke bestand types niet mogen worden geupload. Zet tussen de verschillende types een komma en gebruik &lt;b&gt;geen&lt;/b&gt; spaties. Ivm de beveiliging rondom php bestanden, raden wij met klem aan de reeds opgegeven types niet weg te halen.</text:p>
          </table:table-cell>
          <table:table-cell table:number-columns-repeated="1023"/>
        </table:table-row>
        <table:table-row table:style-name="ro1">
          <table:table-cell table:formula="of:=[$'Admin ALL'.A279] &amp; [$'Admin ALL'.I279]" office:value-type="string" office:string-value="admin_input_translator               = Vertaler:" calcext:value-type="string">
            <text:p>admin_input_translator <text:s text:c="14"/>= Vertaler:</text:p>
          </table:table-cell>
          <table:table-cell table:number-columns-repeated="1023"/>
        </table:table-row>
        <table:table-row table:style-name="ro1">
          <table:table-cell table:formula="of:=[$'Admin ALL'.A280] &amp; [$'Admin ALL'.I280]" office:value-type="string" office:string-value="admin_input_language                 = Kies de taal voor moziloAdmin:" calcext:value-type="string">
            <text:p>admin_input_language <text:s text:c="16"/>= Kies de taal voor moziloAdmin:</text:p>
          </table:table-cell>
          <table:table-cell table:number-columns-repeated="1023"/>
        </table:table-row>
        <table:table-row table:style-name="ro1">
          <table:table-cell table:formula="of:=[$'Admin ALL'.A281] &amp; [$'Admin ALL'.I281]" office:value-type="string" office:string-value="admin_input_chmodupdate              = Zet dit bestand kenmerk op alle bestaande bestanden" calcext:value-type="string">
            <text:p>admin_input_chmodupdate <text:s text:c="13"/>= Zet dit bestand kenmerk op alle bestaande bestanden</text:p>
          </table:table-cell>
          <table:table-cell table:number-columns-repeated="1023"/>
        </table:table-row>
        <table:table-row table:style-name="ro1">
          <table:table-cell table:formula="of:=[$'Admin ALL'.A282] &amp; [$'Admin ALL'.I282]" office:value-type="string" office:string-value="admin_messages_backup                = Het is al een tijdje geleden ...... overweeg een backup te maken van je data !!" calcext:value-type="string">
            <text:p>admin_messages_backup <text:s text:c="15"/>= Het is al een tijdje geleden ...... overweeg een backup te maken van je data !!</text:p>
          </table:table-cell>
          <table:table-cell table:number-columns-repeated="1023"/>
        </table:table-row>
        <table:table-row table:style-name="ro1">
          <table:table-cell table:formula="of:=[$'Admin ALL'.A283] &amp; [$'Admin ALL'.I283]" office:value-type="string" office:string-value="admin_messages_change_language       = " calcext:value-type="string">
            <text:p>admin_messages_change_language <text:s text:c="6"/>= </text:p>
          </table:table-cell>
          <table:table-cell table:number-columns-repeated="1023"/>
        </table:table-row>
        <table:table-row table:style-name="ro1">
          <table:table-cell table:formula="of:=[$'Admin ALL'.A284] &amp; [$'Admin ALL'.I284]" office:value-type="string" office:string-value="admin_messages_change_password       = " calcext:value-type="string">
            <text:p>admin_messages_change_password <text:s text:c="6"/>= </text:p>
          </table:table-cell>
          <table:table-cell table:number-columns-repeated="1023"/>
        </table:table-row>
        <table:table-row table:style-name="ro1">
          <table:table-cell table:formula="of:=[$'Admin ALL'.A285] &amp; [$'Admin ALL'.I285]" office:value-type="string" office:string-value="admin_messages_del_user              = " calcext:value-type="string">
            <text:p>admin_messages_del_user <text:s text:c="13"/>= </text:p>
          </table:table-cell>
          <table:table-cell table:number-columns-repeated="1023"/>
        </table:table-row>
        <table:table-row table:style-name="ro1">
          <table:table-cell table:formula="of:=[$'Admin ALL'.A286] &amp; [$'Admin ALL'.I286]" office:value-type="string" office:string-value="admin_error_language_empty           = " calcext:value-type="string">
            <text:p>admin_error_language_empty <text:s text:c="10"/>= </text:p>
          </table:table-cell>
          <table:table-cell table:number-columns-repeated="1023"/>
        </table:table-row>
        <table:table-row table:style-name="ro1">
          <table:table-cell table:formula="of:=[$'Admin ALL'.A287] &amp; [$'Admin ALL'.I287]" office:value-type="string" office:string-value="admin_error_languagefile_error       = " calcext:value-type="string">
            <text:p>admin_error_languagefile_error <text:s text:c="6"/>= </text:p>
          </table:table-cell>
          <table:table-cell table:number-columns-repeated="1023"/>
        </table:table-row>
        <table:table-row table:style-name="ro1">
          <table:table-cell table:formula="of:=[$'Admin ALL'.A288] &amp; [$'Admin ALL'.I288]" office:value-type="string" office:string-value="admin_button_del_user                = " calcext:value-type="string">
            <text:p>admin_button_del_user <text:s text:c="15"/>= </text:p>
          </table:table-cell>
          <table:table-cell table:number-columns-repeated="1023"/>
        </table:table-row>
        <table:table-row table:style-name="ro1">
          <table:table-cell table:formula="of:=[$'Admin ALL'.A289] &amp; [$'Admin ALL'.I289]" office:value-type="string" office:string-value="admin_noroot_admin                   = " calcext:value-type="string">
            <text:p>admin_noroot_admin <text:s text:c="18"/>= </text:p>
          </table:table-cell>
          <table:table-cell table:number-columns-repeated="1023"/>
        </table:table-row>
        <table:table-row table:style-name="ro1">
          <table:table-cell table:formula="of:=[$'Admin ALL'.A290] &amp; [$'Admin ALL'.I290]" office:value-type="string" office:string-value="admin_noroot_config                  = " calcext:value-type="string">
            <text:p>admin_noroot_config <text:s text:c="17"/>= </text:p>
          </table:table-cell>
          <table:table-cell table:number-columns-repeated="1023"/>
        </table:table-row>
        <table:table-row table:style-name="ro1">
          <table:table-cell table:formula="of:=[$'Admin ALL'.A291] &amp; [$'Admin ALL'.I291]" office:value-type="string" office:string-value="admin_noroot_tabs                    = " calcext:value-type="string">
            <text:p>admin_noroot_tabs <text:s text:c="19"/>= </text:p>
          </table:table-cell>
          <table:table-cell table:number-columns-repeated="1023"/>
        </table:table-row>
        <table:table-row table:style-name="ro1">
          <table:table-cell table:formula="of:=[$'Admin ALL'.A292] &amp; [$'Admin ALL'.I292]" office:value-type="string" office:string-value="admin_noroot_plugins                 = " calcext:value-type="string">
            <text:p>admin_noroot_plugins <text:s text:c="16"/>= </text:p>
          </table:table-cell>
          <table:table-cell table:number-columns-repeated="1023"/>
        </table:table-row>
        <table:table-row table:style-name="ro1">
          <table:table-cell table:formula="of:=[$'Admin ALL'.A293] &amp; [$'Admin ALL'.I293]" office:value-type="string" office:string-value="admin_noroot_template                = " calcext:value-type="string">
            <text:p>admin_noroot_template <text:s text:c="15"/>= </text:p>
          </table:table-cell>
          <table:table-cell table:number-columns-repeated="1023"/>
        </table:table-row>
        <table:table-row table:style-name="ro1">
          <table:table-cell table:formula="of:=[$'Admin ALL'.A294] &amp; [$'Admin ALL'.I294]" office:value-type="string" office:string-value="admin_noroot_text                    = " calcext:value-type="string">
            <text:p>admin_noroot_text <text:s text:c="19"/>= </text:p>
          </table:table-cell>
          <table:table-cell table:number-columns-repeated="1023"/>
        </table:table-row>
        <table:table-row table:style-name="ro1">
          <table:table-cell table:formula="of:=[$'Admin ALL'.A295] &amp; [$'Admin ALL'.I295]" office:value-type="string" office:string-value="admin_messages_chmod                 = " calcext:value-type="string">
            <text:p>admin_messages_chmod <text:s text:c="16"/>= </text:p>
          </table:table-cell>
          <table:table-cell table:number-columns-repeated="1023"/>
        </table:table-row>
        <table:table-row table:style-name="ro1">
          <table:table-cell table:formula="of:=[$'Admin ALL'.A296] &amp; [$'Admin ALL'.I296]">
            <text:p/>
          </table:table-cell>
          <table:table-cell table:number-columns-repeated="1023"/>
        </table:table-row>
        <table:table-row table:style-name="ro1">
          <table:table-cell table:formula="of:=[$'Admin ALL'.A297] &amp; [$'Admin ALL'.I297]" office:value-type="string" office:string-value="admin_user_select_websitetitle       = " calcext:value-type="string">
            <text:p>admin_user_select_websitetitle <text:s text:c="6"/>= </text:p>
          </table:table-cell>
          <table:table-cell table:number-columns-repeated="1023"/>
        </table:table-row>
        <table:table-row table:style-name="ro1">
          <table:table-cell table:formula="of:=[$'Admin ALL'.A298] &amp; [$'Admin ALL'.I298]" office:value-type="string" office:string-value="admin_user_select_websitedescription = " calcext:value-type="string">
            <text:p>admin_user_select_websitedescription = </text:p>
          </table:table-cell>
          <table:table-cell table:number-columns-repeated="1023"/>
        </table:table-row>
        <table:table-row table:style-name="ro1">
          <table:table-cell table:formula="of:=[$'Admin ALL'.A299] &amp; [$'Admin ALL'.I299]" office:value-type="string" office:string-value="admin_user_select_cmslanguage        = " calcext:value-type="string">
            <text:p>admin_user_select_cmslanguage <text:s text:c="7"/>= </text:p>
          </table:table-cell>
          <table:table-cell table:number-columns-repeated="1023"/>
        </table:table-row>
        <table:table-row table:style-name="ro1">
          <table:table-cell table:formula="of:=[$'Admin ALL'.A300] &amp; [$'Admin ALL'.I300]" office:value-type="string" office:string-value="admin_user_select_defaultcat         = " calcext:value-type="string">
            <text:p>admin_user_select_defaultcat <text:s text:c="8"/>= </text:p>
          </table:table-cell>
          <table:table-cell table:number-columns-repeated="1023"/>
        </table:table-row>
        <table:table-row table:style-name="ro1">
          <table:table-cell table:formula="of:=[$'Admin ALL'.A301] &amp; [$'Admin ALL'.I301]" office:value-type="string" office:string-value="admin_user_select_draftmode          = " calcext:value-type="string">
            <text:p>admin_user_select_draftmode <text:s text:c="9"/>= </text:p>
          </table:table-cell>
          <table:table-cell table:number-columns-repeated="1023"/>
        </table:table-row>
        <table:table-row table:style-name="ro1">
          <table:table-cell table:formula="of:=[$'Admin ALL'.A302] &amp; [$'Admin ALL'.I302]" office:value-type="string" office:string-value="admin_user_select_usesitemap         = " calcext:value-type="string">
            <text:p>admin_user_select_usesitemap <text:s text:c="8"/>= </text:p>
          </table:table-cell>
          <table:table-cell table:number-columns-repeated="1023"/>
        </table:table-row>
        <table:table-row table:style-name="ro1">
          <table:table-cell table:formula="of:=[$'Admin ALL'.A303] &amp; [$'Admin ALL'.I303]" office:value-type="string" office:string-value="admin_user_select_usecmssyntax       = " calcext:value-type="string">
            <text:p>admin_user_select_usecmssyntax <text:s text:c="6"/>= </text:p>
          </table:table-cell>
          <table:table-cell table:number-columns-repeated="1023"/>
        </table:table-row>
        <table:table-row table:style-name="ro1">
          <table:table-cell table:formula="of:=[$'Admin ALL'.A304] &amp; [$'Admin ALL'.I304]" office:value-type="string" office:string-value="admin_user_select_editusersyntax     = " calcext:value-type="string">
            <text:p>admin_user_select_editusersyntax <text:s text:c="4"/>= </text:p>
          </table:table-cell>
          <table:table-cell table:number-columns-repeated="1023"/>
        </table:table-row>
        <table:table-row table:style-name="ro1">
          <table:table-cell table:formula="of:=[$'Admin ALL'.A305] &amp; [$'Admin ALL'.I305]" office:value-type="string" office:string-value="admin_user_select_replaceemoticons   = " calcext:value-type="string">
            <text:p>admin_user_select_replaceemoticons <text:s text:c="2"/>= </text:p>
          </table:table-cell>
          <table:table-cell table:number-columns-repeated="1023"/>
        </table:table-row>
        <table:table-row table:style-name="ro1">
          <table:table-cell table:formula="of:=[$'Admin ALL'.A306] &amp; [$'Admin ALL'.I306]" office:value-type="string" office:string-value="admin_user_select_defaultcolors      = " calcext:value-type="string">
            <text:p>admin_user_select_defaultcolors <text:s text:c="5"/>= </text:p>
          </table:table-cell>
          <table:table-cell table:number-columns-repeated="1023"/>
        </table:table-row>
        <table:table-row table:style-name="ro1">
          <table:table-cell table:formula="of:=[$'Admin ALL'.A307] &amp; [$'Admin ALL'.I307]" office:value-type="string" office:string-value="admin_user_select_hiddenpages        = " calcext:value-type="string">
            <text:p>admin_user_select_hiddenpages <text:s text:c="7"/>= </text:p>
          </table:table-cell>
          <table:table-cell table:number-columns-repeated="1023"/>
        </table:table-row>
        <table:table-row table:style-name="ro1">
          <table:table-cell table:formula="of:=[$'Admin ALL'.A308] &amp; [$'Admin ALL'.I308]" office:value-type="string" office:string-value="admin_user_select_targetblank        = " calcext:value-type="string">
            <text:p>admin_user_select_targetblank <text:s text:c="7"/>= </text:p>
          </table:table-cell>
          <table:table-cell table:number-columns-repeated="1023"/>
        </table:table-row>
        <table:table-row table:style-name="ro1">
          <table:table-cell table:formula="of:=[$'Admin ALL'.A309] &amp; [$'Admin ALL'.I309]" office:value-type="string" office:string-value="admin_user_select_hidecatnamedpages  = " calcext:value-type="string">
            <text:p>admin_user_select_hidecatnamedpages <text:s/>= </text:p>
          </table:table-cell>
          <table:table-cell table:number-columns-repeated="1023"/>
        </table:table-row>
        <table:table-row table:style-name="ro1">
          <table:table-cell table:formula="of:=[$'Admin ALL'.A310] &amp; [$'Admin ALL'.I310]" office:value-type="string" office:string-value="admin_user_select_modrewrite         = " calcext:value-type="string">
            <text:p>admin_user_select_modrewrite <text:s text:c="8"/>= </text:p>
          </table:table-cell>
          <table:table-cell table:number-columns-repeated="1023"/>
        </table:table-row>
        <table:table-row table:style-name="ro1">
          <table:table-cell table:formula="of:=[$'Admin ALL'.A311] &amp; [$'Admin ALL'.I311]" office:value-type="string" office:string-value="admin_user_select_showsyntaxtooltips = " calcext:value-type="string">
            <text:p>admin_user_select_showsyntaxtooltips = </text:p>
          </table:table-cell>
          <table:table-cell table:number-columns-repeated="1023"/>
        </table:table-row>
        <table:table-row table:style-name="ro1">
          <table:table-cell table:formula="of:=[$'Admin ALL'.A312] &amp; [$'Admin ALL'.I312]">
            <text:p/>
          </table:table-cell>
          <table:table-cell table:number-columns-repeated="1023"/>
        </table:table-row>
        <table:table-row table:style-name="ro1">
          <table:table-cell table:formula="of:=[$'Admin ALL'.A313] &amp; [$'Admin ALL'.I313]" office:value-type="string" office:string-value="admin_user_select_language           = " calcext:value-type="string">
            <text:p>admin_user_select_language <text:s text:c="10"/>= </text:p>
          </table:table-cell>
          <table:table-cell table:number-columns-repeated="1023"/>
        </table:table-row>
        <table:table-row table:style-name="ro1">
          <table:table-cell table:formula="of:=[$'Admin ALL'.A314] &amp; [$'Admin ALL'.I314]" office:value-type="string" office:string-value="admin_user_select_adminmail          = " calcext:value-type="string">
            <text:p>admin_user_select_adminmail <text:s text:c="9"/>= </text:p>
          </table:table-cell>
          <table:table-cell table:number-columns-repeated="1023"/>
        </table:table-row>
        <table:table-row table:style-name="ro1">
          <table:table-cell table:formula="of:=[$'Admin ALL'.A315] &amp; [$'Admin ALL'.I315]" office:value-type="string" office:string-value="admin_user_select_backupmsgintervall = " calcext:value-type="string">
            <text:p>admin_user_select_backupmsgintervall = </text:p>
          </table:table-cell>
          <table:table-cell table:number-columns-repeated="1023"/>
        </table:table-row>
        <table:table-row table:style-name="ro1">
          <table:table-cell table:formula="of:=[$'Admin ALL'.A316] &amp; [$'Admin ALL'.I316]" office:value-type="string" office:string-value="admin_user_select_getbackup          = " calcext:value-type="string">
            <text:p>admin_user_select_getbackup <text:s text:c="9"/>= </text:p>
          </table:table-cell>
          <table:table-cell table:number-columns-repeated="1023"/>
        </table:table-row>
        <table:table-row table:style-name="ro1">
          <table:table-cell table:formula="of:=[$'Admin ALL'.A317] &amp; [$'Admin ALL'.I317]" office:value-type="string" office:string-value="admin_user_select_chmodnewfilesatts  = " calcext:value-type="string">
            <text:p>admin_user_select_chmodnewfilesatts <text:s/>= </text:p>
          </table:table-cell>
          <table:table-cell table:number-columns-repeated="1023"/>
        </table:table-row>
        <table:table-row table:style-name="ro1">
          <table:table-cell table:formula="of:=[$'Admin ALL'.A318] &amp; [$'Admin ALL'.I318]" office:value-type="string" office:string-value="admin_user_select_noupload           = " calcext:value-type="string">
            <text:p>admin_user_select_noupload <text:s text:c="10"/>= </text:p>
          </table:table-cell>
          <table:table-cell table:number-columns-repeated="1023"/>
        </table:table-row>
        <table:table-row table:style-name="ro1">
          <table:table-cell table:formula="of:=[$'Admin ALL'.A319] &amp; [$'Admin ALL'.I319]" office:value-type="string" office:string-value="admin_user_select_userpassword       = " calcext:value-type="string">
            <text:p>admin_user_select_userpassword <text:s text:c="6"/>= </text:p>
          </table:table-cell>
          <table:table-cell table:number-columns-repeated="1023"/>
        </table:table-row>
        <table:table-row table:style-name="ro1">
          <table:table-cell table:formula="of:=[$'Admin ALL'.A320] &amp; [$'Admin ALL'.I320]">
            <text:p/>
          </table:table-cell>
          <table:table-cell table:number-columns-repeated="1023"/>
        </table:table-row>
        <table:table-row table:style-name="ro1">
          <table:table-cell table:formula="of:=[$'Admin ALL'.A321] &amp; [$'Admin ALL'.I321]" office:value-type="string" office:string-value="pw_help                              = Let op: De gebruiker naam moet minimaal 5 karakters lang zijn. Het wachtwoord minimaal 6 karakters en moet een combinatie zijn van hoofd- en kleine letters en cijfers." calcext:value-type="string">
            <text:p>pw_help <text:s text:c="29"/>= Let op: De gebruiker naam moet minimaal 5 karakters lang zijn. Het wachtwoord minimaal 6 karakters en moet een combinatie zijn van hoofd- en kleine letters en cijfers.</text:p>
          </table:table-cell>
          <table:table-cell table:number-columns-repeated="1023"/>
        </table:table-row>
        <table:table-row table:style-name="ro1">
          <table:table-cell table:formula="of:=[$'Admin ALL'.A322] &amp; [$'Admin ALL'.I322]" office:value-type="string" office:string-value="pw_text_login                        = Hier kan je de moziloAdmin login gegevens veranderen. Geef de huidige naam en wachtwoord op en kies dan een nieuwe gebruiker naam en wachtwoord. Bevestig het nieuwe wachtoord door het nogmaals in te geveven.&lt;br /&gt;&lt;i&gt;Let op: De gebruiker naam moet minimaal 5 karakters lang zijn. Het wachtwoord minimaal 6 karakters en moet een combinatie zijn van hoofd- en kleine letters en cijfers.&lt;/i&gt;" calcext:value-type="string">
            <text:p>pw_text_login <text:s text:c="23"/>= Hier kan je de moziloAdmin login gegevens veranderen. Geef de huidige naam en wachtwoord op en kies dan een nieuwe gebruiker naam en wachtwoord. Bevestig het nieuwe wachtoord door het nogmaals in te geveven.&lt;br /&gt;&lt;i&gt;Let op: De gebruiker naam moet minimaal 5 karakters lang zijn. Het wachtwoord minimaal 6 karakters en moet een combinatie zijn van hoofd- en kleine letters en cijfers.&lt;/i&gt;</text:p>
          </table:table-cell>
          <table:table-cell table:number-columns-repeated="1023"/>
        </table:table-row>
        <table:table-row table:style-name="ro1">
          <table:table-cell table:formula="of:=[$'Admin ALL'.A323] &amp; [$'Admin ALL'.I323]" office:value-type="string" office:string-value="userpw_text_login                    = " calcext:value-type="string">
            <text:p>userpw_text_login <text:s text:c="19"/>= </text:p>
          </table:table-cell>
          <table:table-cell table:number-columns-repeated="1023"/>
        </table:table-row>
        <table:table-row table:style-name="ro1">
          <table:table-cell table:formula="of:=[$'Admin ALL'.A324] &amp; [$'Admin ALL'.I324]" office:value-type="string" office:string-value="pw_error_missingvalues               = Niet alle waarden zijn ingevuld." calcext:value-type="string">
            <text:p>pw_error_missingvalues <text:s text:c="14"/>= Niet alle waarden zijn ingevuld.</text:p>
          </table:table-cell>
          <table:table-cell table:number-columns-repeated="1023"/>
        </table:table-row>
        <table:table-row table:style-name="ro1">
          <table:table-cell table:formula="of:=[$'Admin ALL'.A325] &amp; [$'Admin ALL'.I325]" office:value-type="string" office:string-value="pw_error_newpwerror                  = Het nieuwe wachtwoord voldoet niet aan de beveiligingseisen (min. 6 karakters, en een mix van hoofd- en kleine letters en cijfers)." calcext:value-type="string">
            <text:p>pw_error_newpwerror <text:s text:c="17"/>= Het nieuwe wachtwoord voldoet niet aan de beveiligingseisen (min. 6 karakters, en een mix van hoofd- en kleine letters en cijfers).</text:p>
          </table:table-cell>
          <table:table-cell table:number-columns-repeated="1023"/>
        </table:table-row>
        <table:table-row table:style-name="ro1">
          <table:table-cell table:formula="of:=[$'Admin ALL'.A326] &amp; [$'Admin ALL'.I326]" office:value-type="string" office:string-value="pw_error_newpwmismatch               = " calcext:value-type="string">
            <text:p>pw_error_newpwmismatch <text:s text:c="14"/>= </text:p>
          </table:table-cell>
          <table:table-cell table:number-columns-repeated="1023"/>
        </table:table-row>
        <table:table-row table:style-name="ro1">
          <table:table-cell table:formula="of:=[$'Admin ALL'.A327] &amp; [$'Admin ALL'.I327]" office:value-type="string" office:string-value="pw_error_tooshortname                = " calcext:value-type="string">
            <text:p>pw_error_tooshortname <text:s text:c="15"/>= </text:p>
          </table:table-cell>
          <table:table-cell table:number-columns-repeated="1023"/>
        </table:table-row>
        <table:table-row table:style-name="ro1">
          <table:table-cell table:formula="of:=[$'Admin ALL'.A328] &amp; [$'Admin ALL'.I328]" office:value-type="string" office:string-value="pw_titel_newname                     = Nieuwe gebruiker naam" calcext:value-type="string">
            <text:p>pw_titel_newname <text:s text:c="20"/>= Nieuwe gebruiker naam</text:p>
          </table:table-cell>
          <table:table-cell table:number-columns-repeated="1023"/>
        </table:table-row>
        <table:table-row table:style-name="ro1">
          <table:table-cell table:formula="of:=[$'Admin ALL'.A329] &amp; [$'Admin ALL'.I329]" office:value-type="string" office:string-value="pw_titel_newpw                       = Nieuwe wachtwoord" calcext:value-type="string">
            <text:p>pw_titel_newpw <text:s text:c="22"/>= Nieuwe wachtwoord</text:p>
          </table:table-cell>
          <table:table-cell table:number-columns-repeated="1023"/>
        </table:table-row>
        <table:table-row table:style-name="ro1">
          <table:table-cell table:formula="of:=[$'Admin ALL'.A330] &amp; [$'Admin ALL'.I330]" office:value-type="string" office:string-value="pw_titel_newpwrepeat                 = Nieuwe wachtwoord (ter controle)" calcext:value-type="string">
            <text:p>pw_titel_newpwrepeat <text:s text:c="16"/>= Nieuwe wachtwoord (ter controle)</text:p>
          </table:table-cell>
          <table:table-cell table:number-columns-repeated="1023"/>
        </table:table-row>
        <table:table-row table:style-name="ro1">
          <table:table-cell table:formula="of:=[$'Admin ALL'.A331] &amp; [$'Admin ALL'.I331]" office:value-type="string" office:string-value="userpw_titel_newname                 = " calcext:value-type="string">
            <text:p>userpw_titel_newname <text:s text:c="16"/>= </text:p>
          </table:table-cell>
          <table:table-cell table:number-columns-repeated="1023"/>
        </table:table-row>
        <table:table-row table:style-name="ro1">
          <table:table-cell table:formula="of:=[$'Admin ALL'.A332] &amp; [$'Admin ALL'.I332]" office:value-type="string" office:string-value="userpw_titel_newpw                   = " calcext:value-type="string">
            <text:p>userpw_titel_newpw <text:s text:c="18"/>= </text:p>
          </table:table-cell>
          <table:table-cell table:number-columns-repeated="1023"/>
        </table:table-row>
        <table:table-row table:style-name="ro1">
          <table:table-cell table:formula="of:=[$'Admin ALL'.A333] &amp; [$'Admin ALL'.I333]" office:value-type="string" office:string-value="userpw_titel_newpwrepeat             = " calcext:value-type="string">
            <text:p>userpw_titel_newpwrepeat <text:s text:c="12"/>= </text:p>
          </table:table-cell>
          <table:table-cell table:number-columns-repeated="1023"/>
        </table:table-row>
        <table:table-row table:style-name="ro1">
          <table:table-cell table:formula="of:=[$'Admin ALL'.A334] &amp; [$'Admin ALL'.I334]" office:value-type="string" office:string-value="warning_false_logins                 = Aantal ongeldige inlog pogingen sinds de laatste login:" calcext:value-type="string">
            <text:p>warning_false_logins <text:s text:c="16"/>= Aantal ongeldige inlog pogingen sinds de laatste login:</text:p>
          </table:table-cell>
          <table:table-cell table:number-columns-repeated="1023"/>
        </table:table-row>
        <table:table-row table:style-name="ro1">
          <table:table-cell table:formula="of:=[$'Admin ALL'.A335] &amp; [$'Admin ALL'.I335]" office:value-type="string" office:string-value="loginlocked_mailcontent              = moziloAdmin's account is tijdelijk geblokkeerd: Er is te vaak een verkeerde naam/wachtwoord combinatie ingevoerd. Bekijk de logs voor meer informatie:" calcext:value-type="string">
            <text:p>loginlocked_mailcontent <text:s text:c="13"/>= moziloAdmin's account is tijdelijk geblokkeerd: Er is te vaak een verkeerde naam/wachtwoord combinatie ingevoerd. Bekijk de logs voor meer informatie:</text:p>
          </table:table-cell>
          <table:table-cell table:number-columns-repeated="1023"/>
        </table:table-row>
        <table:table-row table:style-name="ro1">
          <table:table-cell table:formula="of:=[$'Admin ALL'.A336] &amp; [$'Admin ALL'.I336]" office:value-type="string" office:string-value="loginlocked_mailsubject              = moziloAdmin: Account geblokkeerd" calcext:value-type="string">
            <text:p>loginlocked_mailsubject <text:s text:c="13"/>= moziloAdmin: Account geblokkeerd</text:p>
          </table:table-cell>
          <table:table-cell table:number-columns-repeated="1023"/>
        </table:table-row>
        <table:table-row table:style-name="ro1">
          <table:table-cell table:formula="of:=[$'Admin ALL'.A337] &amp; [$'Admin ALL'.I337]" office:value-type="string" office:string-value="messages_false_logins                = " calcext:value-type="string">
            <text:p>messages_false_logins <text:s text:c="15"/>= </text:p>
          </table:table-cell>
          <table:table-cell table:number-columns-repeated="1023"/>
        </table:table-row>
        <table:table-row table:style-name="ro1">
          <table:table-cell table:formula="of:=[$'Admin ALL'.A338] &amp; [$'Admin ALL'.I338]" office:value-type="string" office:string-value="login_button                         = " calcext:value-type="string">
            <text:p>login_button <text:s text:c="24"/>= </text:p>
          </table:table-cell>
          <table:table-cell table:number-columns-repeated="1023"/>
        </table:table-row>
        <table:table-row table:style-name="ro1">
          <table:table-cell table:formula="of:=[$'Admin ALL'.A339] &amp; [$'Admin ALL'.I339]" office:value-type="string" office:string-value="login_ajax_success                   = " calcext:value-type="string">
            <text:p>login_ajax_success <text:s text:c="18"/>= </text:p>
          </table:table-cell>
          <table:table-cell table:number-columns-repeated="1023"/>
        </table:table-row>
        <table:table-row table:style-name="ro1">
          <table:table-cell table:formula="of:=[$'Admin ALL'.A340] &amp; [$'Admin ALL'.I340]" office:value-type="string" office:string-value="login_titel_dialog                   = " calcext:value-type="string">
            <text:p>login_titel_dialog <text:s text:c="18"/>= </text:p>
          </table:table-cell>
          <table:table-cell table:number-columns-repeated="1023"/>
        </table:table-row>
        <table:table-row table:style-name="ro1">
          <table:table-cell table:formula="of:=[$'Admin ALL'.A341] &amp; [$'Admin ALL'.I341]">
            <text:p/>
          </table:table-cell>
          <table:table-cell table:number-columns-repeated="1023"/>
        </table:table-row>
        <table:table-row table:style-name="ro1">
          <table:table-cell table:formula="of:=[$'Admin ALL'.A342] &amp; [$'Admin ALL'.I342]" office:value-type="string" office:string-value="plugins_button                       = Plugins" calcext:value-type="string">
            <text:p>plugins_button <text:s text:c="22"/>= Plugins</text:p>
          </table:table-cell>
          <table:table-cell table:number-columns-repeated="1023"/>
        </table:table-row>
        <table:table-row table:style-name="ro1">
          <table:table-cell table:formula="of:=[$'Admin ALL'.A343] &amp; [$'Admin ALL'.I343]" office:value-type="string" office:string-value="plugins_titel                        = Plugins" calcext:value-type="string">
            <text:p>plugins_titel <text:s text:c="23"/>= Plugins</text:p>
          </table:table-cell>
          <table:table-cell table:number-columns-repeated="1023"/>
        </table:table-row>
        <table:table-row table:style-name="ro1">
          <table:table-cell table:formula="of:=[$'Admin ALL'.A344] &amp; [$'Admin ALL'.I344]" office:value-type="string" office:string-value="plugins_error                        = Error within the plugin! Please contact the plugin's author:" calcext:value-type="string">
            <text:p>plugins_error <text:s text:c="23"/>= Error within the plugin! Please contact the plugin's author:</text:p>
          </table:table-cell>
          <table:table-cell table:number-columns-repeated="1023"/>
        </table:table-row>
        <table:table-row table:style-name="ro1">
          <table:table-cell table:formula="of:=[$'Admin ALL'.A345] &amp; [$'Admin ALL'.I345]" office:value-type="string" office:string-value="plugins_titel_version                = Required moziloCMS version" calcext:value-type="string">
            <text:p>plugins_titel_version <text:s text:c="15"/>= Required moziloCMS version</text:p>
          </table:table-cell>
          <table:table-cell table:number-columns-repeated="1023"/>
        </table:table-row>
        <table:table-row table:style-name="ro1">
          <table:table-cell table:formula="of:=[$'Admin ALL'.A346] &amp; [$'Admin ALL'.I346]" office:value-type="string" office:string-value="plugins_titel_author                 = Author" calcext:value-type="string">
            <text:p>plugins_titel_author <text:s text:c="16"/>= Author</text:p>
          </table:table-cell>
          <table:table-cell table:number-columns-repeated="1023"/>
        </table:table-row>
        <table:table-row table:style-name="ro1">
          <table:table-cell table:formula="of:=[$'Admin ALL'.A347] &amp; [$'Admin ALL'.I347]" office:value-type="string" office:string-value="plugins_titel_web                    = Website" calcext:value-type="string">
            <text:p>plugins_titel_web <text:s text:c="19"/>= Website</text:p>
          </table:table-cell>
          <table:table-cell table:number-columns-repeated="1023"/>
        </table:table-row>
        <table:table-row table:style-name="ro1">
          <table:table-cell table:formula="of:=[$'Admin ALL'.A348] &amp; [$'Admin ALL'.I348]" office:value-type="string" office:string-value="plugins_input_active                 = Activeer" calcext:value-type="string">
            <text:p>plugins_input_active <text:s text:c="16"/>= Activeer</text:p>
          </table:table-cell>
          <table:table-cell table:number-columns-repeated="1023"/>
        </table:table-row>
        <table:table-row table:style-name="ro1">
          <table:table-cell table:formula="of:=[$'Admin ALL'.A349] &amp; [$'Admin ALL'.I349]" office:value-type="string" office:string-value="plugins_error_regex_error            = " calcext:value-type="string">
            <text:p>plugins_error_regex_error <text:s text:c="11"/>= </text:p>
          </table:table-cell>
          <table:table-cell table:number-columns-repeated="1023"/>
        </table:table-row>
        <table:table-row table:style-name="ro1">
          <table:table-cell table:formula="of:=[$'Admin ALL'.A350] &amp; [$'Admin ALL'.I350]" office:value-type="string" office:string-value="plugins_info                         = " calcext:value-type="string">
            <text:p>plugins_info <text:s text:c="24"/>= </text:p>
          </table:table-cell>
          <table:table-cell table:number-columns-repeated="1023"/>
        </table:table-row>
        <table:table-row table:style-name="ro1">
          <table:table-cell table:formula="of:=[$'Admin ALL'.A351] &amp; [$'Admin ALL'.I351]" office:value-type="string" office:string-value="plugins_title_manage                 = " calcext:value-type="string">
            <text:p>plugins_title_manage <text:s text:c="16"/>= </text:p>
          </table:table-cell>
          <table:table-cell table:number-columns-repeated="1023"/>
        </table:table-row>
        <table:table-row table:style-name="ro1">
          <table:table-cell table:formula="of:=[$'Admin ALL'.A352] &amp; [$'Admin ALL'.I352]" office:value-type="string" office:string-value="plugins_text_filebutton              = " calcext:value-type="string">
            <text:p>plugins_text_filebutton <text:s text:c="13"/>= </text:p>
          </table:table-cell>
          <table:table-cell table:number-columns-repeated="1023"/>
        </table:table-row>
        <table:table-row table:style-name="ro1">
          <table:table-cell table:formula="of:=[$'Admin ALL'.A353] &amp; [$'Admin ALL'.I353]" office:value-type="string" office:string-value="plugins_text_fileinfo                = " calcext:value-type="string">
            <text:p>plugins_text_fileinfo <text:s text:c="15"/>= </text:p>
          </table:table-cell>
          <table:table-cell table:number-columns-repeated="1023"/>
        </table:table-row>
        <table:table-row table:style-name="ro1">
          <table:table-cell table:formula="of:=[$'Admin ALL'.A354] &amp; [$'Admin ALL'.I354]" office:value-type="string" office:string-value="plugins_button_install               = " calcext:value-type="string">
            <text:p>plugins_button_install <text:s text:c="14"/>= </text:p>
          </table:table-cell>
          <table:table-cell table:number-columns-repeated="1023"/>
        </table:table-row>
        <table:table-row table:style-name="ro1">
          <table:table-cell table:formula="of:=[$'Admin ALL'.A355] &amp; [$'Admin ALL'.I355]" office:value-type="string" office:string-value="plugins_button_delete                = " calcext:value-type="string">
            <text:p>plugins_button_delete <text:s text:c="15"/>= </text:p>
          </table:table-cell>
          <table:table-cell table:number-columns-repeated="1023"/>
        </table:table-row>
        <table:table-row table:style-name="ro1">
          <table:table-cell table:formula="of:=[$'Admin ALL'.A356] &amp; [$'Admin ALL'.I356]" office:value-type="string" office:string-value="plugins_select                       = " calcext:value-type="string">
            <text:p>plugins_select <text:s text:c="22"/>= </text:p>
          </table:table-cell>
          <table:table-cell table:number-columns-repeated="1023"/>
        </table:table-row>
        <table:table-row table:style-name="ro1">
          <table:table-cell table:formula="of:=[$'Admin ALL'.A357] &amp; [$'Admin ALL'.I357]">
            <text:p/>
          </table:table-cell>
          <table:table-cell table:number-columns-repeated="1023"/>
        </table:table-row>
        <table:table-row table:style-name="ro1">
          <table:table-cell table:formula="of:=[$'Admin ALL'.A358] &amp; [$'Admin ALL'.I358]" office:value-type="string" office:string-value="template_button                      = " calcext:value-type="string">
            <text:p>template_button <text:s text:c="21"/>= </text:p>
          </table:table-cell>
          <table:table-cell table:number-columns-repeated="1023"/>
        </table:table-row>
        <table:table-row table:style-name="ro1">
          <table:table-cell table:formula="of:=[$'Admin ALL'.A359] &amp; [$'Admin ALL'.I359]" office:value-type="string" office:string-value="template_title_grafiken              = " calcext:value-type="string">
            <text:p>template_title_grafiken <text:s text:c="13"/>= </text:p>
          </table:table-cell>
          <table:table-cell table:number-columns-repeated="1023"/>
        </table:table-row>
        <table:table-row table:style-name="ro1">
          <table:table-cell table:formula="of:=[$'Admin ALL'.A360] &amp; [$'Admin ALL'.I360]" office:value-type="string" office:string-value="template_title_html_css              = " calcext:value-type="string">
            <text:p>template_title_html_css <text:s text:c="13"/>= </text:p>
          </table:table-cell>
          <table:table-cell table:number-columns-repeated="1023"/>
        </table:table-row>
        <table:table-row table:style-name="ro1">
          <table:table-cell table:formula="of:=[$'Admin ALL'.A361] &amp; [$'Admin ALL'.I361]" office:value-type="string" office:string-value="template_title_plugins               = " calcext:value-type="string">
            <text:p>template_title_plugins <text:s text:c="14"/>= </text:p>
          </table:table-cell>
          <table:table-cell table:number-columns-repeated="1023"/>
        </table:table-row>
        <table:table-row table:style-name="ro1">
          <table:table-cell table:formula="of:=[$'Admin ALL'.A362] &amp; [$'Admin ALL'.I362]" office:value-type="string" office:string-value="template_title_template              = " calcext:value-type="string">
            <text:p>template_title_template <text:s text:c="13"/>= </text:p>
          </table:table-cell>
          <table:table-cell table:number-columns-repeated="1023"/>
        </table:table-row>
        <table:table-row table:style-name="ro1">
          <table:table-cell table:formula="of:=[$'Admin ALL'.A363] &amp; [$'Admin ALL'.I363]" office:value-type="string" office:string-value="template_title_manage                = " calcext:value-type="string">
            <text:p>template_title_manage <text:s text:c="15"/>= </text:p>
          </table:table-cell>
          <table:table-cell table:number-columns-repeated="1023"/>
        </table:table-row>
        <table:table-row table:style-name="ro1">
          <table:table-cell table:formula="of:=[$'Admin ALL'.A364] &amp; [$'Admin ALL'.I364]" office:value-type="string" office:string-value="template_title_editor                = " calcext:value-type="string">
            <text:p>template_title_editor <text:s text:c="15"/>= </text:p>
          </table:table-cell>
          <table:table-cell table:number-columns-repeated="1023"/>
        </table:table-row>
        <table:table-row table:style-name="ro1">
          <table:table-cell table:formula="of:=[$'Admin ALL'.A365] &amp; [$'Admin ALL'.I365]" office:value-type="string" office:string-value="template_text_filebutton             = " calcext:value-type="string">
            <text:p>template_text_filebutton <text:s text:c="12"/>= </text:p>
          </table:table-cell>
          <table:table-cell table:number-columns-repeated="1023"/>
        </table:table-row>
        <table:table-row table:style-name="ro1">
          <table:table-cell table:formula="of:=[$'Admin ALL'.A366] &amp; [$'Admin ALL'.I366]" office:value-type="string" office:string-value="template_text_fileinfo               = " calcext:value-type="string">
            <text:p>template_text_fileinfo <text:s text:c="14"/>= </text:p>
          </table:table-cell>
          <table:table-cell table:number-columns-repeated="1023"/>
        </table:table-row>
        <table:table-row table:style-name="ro1">
          <table:table-cell table:formula="of:=[$'Admin ALL'.A367] &amp; [$'Admin ALL'.I367]" office:value-type="string" office:string-value="template_button_install              = " calcext:value-type="string">
            <text:p>template_button_install <text:s text:c="13"/>= </text:p>
          </table:table-cell>
          <table:table-cell table:number-columns-repeated="1023"/>
        </table:table-row>
        <table:table-row table:style-name="ro1">
          <table:table-cell table:formula="of:=[$'Admin ALL'.A368] &amp; [$'Admin ALL'.I368]" office:value-type="string" office:string-value="template_button_delete               = " calcext:value-type="string">
            <text:p>template_button_delete <text:s text:c="14"/>= </text:p>
          </table:table-cell>
          <table:table-cell table:number-columns-repeated="1023"/>
        </table:table-row>
        <table:table-row table:style-name="ro1">
          <table:table-cell table:formula="of:=[$'Admin ALL'.A369] &amp; [$'Admin ALL'.I369]" office:value-type="string" office:string-value="template_input_set_active            = " calcext:value-type="string">
            <text:p>template_input_set_active <text:s text:c="11"/>= </text:p>
          </table:table-cell>
          <table:table-cell table:number-columns-repeated="1023"/>
        </table:table-row>
        <table:table-row table:style-name="ro1">
          <table:table-cell table:formula="of:=[$'Admin ALL'.A370] &amp; [$'Admin ALL'.I370]" office:value-type="string" office:string-value="template_select                      = " calcext:value-type="string">
            <text:p>template_select <text:s text:c="21"/>= </text:p>
          </table:table-cell>
          <table:table-cell table:number-columns-repeated="1023"/>
        </table:table-row>
        <table:table-row table:style-name="ro1">
          <table:table-cell table:formula="of:=[$'Admin ALL'.A371] &amp; [$'Admin ALL'.I371]">
            <text:p/>
          </table:table-cell>
          <table:table-cell table:number-columns-repeated="1023"/>
        </table:table-row>
        <table:table-row table:style-name="ro1">
          <table:table-cell table:formula="of:=[$'Admin ALL'.A372] &amp; [$'Admin ALL'.I372]">
            <text:p/>
          </table:table-cell>
          <table:table-cell table:number-columns-repeated="1023"/>
        </table:table-row>
        <table:table-row table:style-name="ro1">
          <table:table-cell table:formula="of:=[$'Admin ALL'.A373] &amp; [$'Admin ALL'.I373]" office:value-type="string" office:string-value="install_tab_help                     = " calcext:value-type="string">
            <text:p>install_tab_help <text:s text:c="20"/>= </text:p>
          </table:table-cell>
          <table:table-cell table:number-columns-repeated="1023"/>
        </table:table-row>
        <table:table-row table:style-name="ro1">
          <table:table-cell table:formula="of:=[$'Admin ALL'.A374] &amp; [$'Admin ALL'.I374]" office:value-type="string" office:string-value="install_tab_language                 = " calcext:value-type="string">
            <text:p>install_tab_language <text:s text:c="16"/>= </text:p>
          </table:table-cell>
          <table:table-cell table:number-columns-repeated="1023"/>
        </table:table-row>
        <table:table-row table:style-name="ro1">
          <table:table-cell table:formula="of:=[$'Admin ALL'.A375] &amp; [$'Admin ALL'.I375]" office:value-type="string" office:string-value="install_tab_chmod_test               = " calcext:value-type="string">
            <text:p>install_tab_chmod_test <text:s text:c="14"/>= </text:p>
          </table:table-cell>
          <table:table-cell table:number-columns-repeated="1023"/>
        </table:table-row>
        <table:table-row table:style-name="ro1">
          <table:table-cell table:formula="of:=[$'Admin ALL'.A376] &amp; [$'Admin ALL'.I376]" office:value-type="string" office:string-value="install_tab_environment              = " calcext:value-type="string">
            <text:p>install_tab_environment <text:s text:c="13"/>= </text:p>
          </table:table-cell>
          <table:table-cell table:number-columns-repeated="1023"/>
        </table:table-row>
        <table:table-row table:style-name="ro1">
          <table:table-cell table:formula="of:=[$'Admin ALL'.A377] &amp; [$'Admin ALL'.I377]" office:value-type="string" office:string-value="install_tab_rewrite                  = " calcext:value-type="string">
            <text:p>install_tab_rewrite <text:s text:c="17"/>= </text:p>
          </table:table-cell>
          <table:table-cell table:number-columns-repeated="1023"/>
        </table:table-row>
        <table:table-row table:style-name="ro1">
          <table:table-cell table:formula="of:=[$'Admin ALL'.A378] &amp; [$'Admin ALL'.I378]" office:value-type="string" office:string-value="install_tab_password                 = " calcext:value-type="string">
            <text:p>install_tab_password <text:s text:c="16"/>= </text:p>
          </table:table-cell>
          <table:table-cell table:number-columns-repeated="1023"/>
        </table:table-row>
        <table:table-row table:style-name="ro1">
          <table:table-cell table:formula="of:=[$'Admin ALL'.A379] &amp; [$'Admin ALL'.I379]" office:value-type="string" office:string-value="install_tab_update                   = " calcext:value-type="string">
            <text:p>install_tab_update <text:s text:c="18"/>= </text:p>
          </table:table-cell>
          <table:table-cell table:number-columns-repeated="1023"/>
        </table:table-row>
        <table:table-row table:style-name="ro1">
          <table:table-cell table:formula="of:=[$'Admin ALL'.A380] &amp; [$'Admin ALL'.I380]" office:value-type="string" office:string-value="install_tab_finish                   = " calcext:value-type="string">
            <text:p>install_tab_finish <text:s text:c="18"/>= </text:p>
          </table:table-cell>
          <table:table-cell table:number-columns-repeated="1023"/>
        </table:table-row>
        <table:table-row table:style-name="ro1">
          <table:table-cell table:formula="of:=[$'Admin ALL'.A381] &amp; [$'Admin ALL'.I381]" office:value-type="string" office:string-value="install_toggle_open                  = " calcext:value-type="string">
            <text:p>install_toggle_open <text:s text:c="17"/>= </text:p>
          </table:table-cell>
          <table:table-cell table:number-columns-repeated="1023"/>
        </table:table-row>
        <table:table-row table:style-name="ro1">
          <table:table-cell table:formula="of:=[$'Admin ALL'.A382] &amp; [$'Admin ALL'.I382]" office:value-type="string" office:string-value="install_toggle_close                 = " calcext:value-type="string">
            <text:p>install_toggle_close <text:s text:c="16"/>= </text:p>
          </table:table-cell>
          <table:table-cell table:number-columns-repeated="1023"/>
        </table:table-row>
        <table:table-row table:style-name="ro1">
          <table:table-cell table:formula="of:=[$'Admin ALL'.A383] &amp; [$'Admin ALL'.I383]">
            <text:p/>
          </table:table-cell>
          <table:table-cell table:number-columns-repeated="1023"/>
        </table:table-row>
        <table:table-row table:style-name="ro1">
          <table:table-cell table:formula="of:=[$'Admin ALL'.A384] &amp; [$'Admin ALL'.I384]">
            <text:p/>
          </table:table-cell>
          <table:table-cell table:number-columns-repeated="1023"/>
        </table:table-row>
        <table:table-row table:style-name="ro1">
          <table:table-cell table:formula="of:=[$'Admin ALL'.A385] &amp; [$'Admin ALL'.I385]" office:value-type="string" office:string-value="install_help                         = " calcext:value-type="string">
            <text:p>install_help <text:s text:c="24"/>= </text:p>
          </table:table-cell>
          <table:table-cell table:number-columns-repeated="1023"/>
        </table:table-row>
        <table:table-row table:style-name="ro1">
          <table:table-cell table:formula="of:=[$'Admin ALL'.A386] &amp; [$'Admin ALL'.I386]">
            <text:p/>
          </table:table-cell>
          <table:table-cell table:number-columns-repeated="1023"/>
        </table:table-row>
        <table:table-row table:style-name="ro1">
          <table:table-cell table:formula="of:=[$'Admin ALL'.A387] &amp; [$'Admin ALL'.I387]" office:value-type="string" office:string-value="install_help_update_title            = " calcext:value-type="string">
            <text:p>install_help_update_title <text:s text:c="11"/>= </text:p>
          </table:table-cell>
          <table:table-cell table:number-columns-repeated="1023"/>
        </table:table-row>
        <table:table-row table:style-name="ro1">
          <table:table-cell table:formula="of:=[$'Admin ALL'.A388] &amp; [$'Admin ALL'.I388]" office:value-type="string" office:string-value="install_help_update_text             = " calcext:value-type="string">
            <text:p>install_help_update_text <text:s text:c="12"/>= </text:p>
          </table:table-cell>
          <table:table-cell table:number-columns-repeated="1023"/>
        </table:table-row>
        <table:table-row table:style-name="ro1">
          <table:table-cell table:formula="of:=[$'Admin ALL'.A389] &amp; [$'Admin ALL'.I389]">
            <text:p/>
          </table:table-cell>
          <table:table-cell table:number-columns-repeated="1023"/>
        </table:table-row>
        <table:table-row table:style-name="ro1">
          <table:table-cell table:formula="of:=[$'Admin ALL'.A390] &amp; [$'Admin ALL'.I390]">
            <text:p/>
          </table:table-cell>
          <table:table-cell table:number-columns-repeated="1023"/>
        </table:table-row>
        <table:table-row table:style-name="ro1">
          <table:table-cell table:formula="of:=[$'Admin ALL'.A391] &amp; [$'Admin ALL'.I391]" office:value-type="string" office:string-value="install_help_password                = " calcext:value-type="string">
            <text:p>install_help_password <text:s text:c="15"/>= </text:p>
          </table:table-cell>
          <table:table-cell table:number-columns-repeated="1023"/>
        </table:table-row>
        <table:table-row table:style-name="ro1">
          <table:table-cell table:formula="of:=[$'Admin ALL'.A392] &amp; [$'Admin ALL'.I392]" office:value-type="string" office:string-value="install_help_password_button         = " calcext:value-type="string">
            <text:p>install_help_password_button <text:s text:c="8"/>= </text:p>
          </table:table-cell>
          <table:table-cell table:number-columns-repeated="1023"/>
        </table:table-row>
        <table:table-row table:style-name="ro1">
          <table:table-cell table:formula="of:=[$'Admin ALL'.A393] &amp; [$'Admin ALL'.I393]" office:value-type="string" office:string-value="install_help_update                  = " calcext:value-type="string">
            <text:p>install_help_update <text:s text:c="17"/>= </text:p>
          </table:table-cell>
          <table:table-cell table:number-columns-repeated="1023"/>
        </table:table-row>
        <table:table-row table:style-name="ro1">
          <table:table-cell table:formula="of:=[$'Admin ALL'.A394] &amp; [$'Admin ALL'.I394]" office:value-type="string" office:string-value="install_help_update_button           = " calcext:value-type="string">
            <text:p>install_help_update_button <text:s text:c="10"/>= </text:p>
          </table:table-cell>
          <table:table-cell table:number-columns-repeated="1023"/>
        </table:table-row>
        <table:table-row table:style-name="ro1">
          <table:table-cell table:formula="of:=[$'Admin ALL'.A395] &amp; [$'Admin ALL'.I395]" office:value-type="string" office:string-value="install_help_no_button               = " calcext:value-type="string">
            <text:p>install_help_no_button <text:s text:c="14"/>= </text:p>
          </table:table-cell>
          <table:table-cell table:number-columns-repeated="1023"/>
        </table:table-row>
        <table:table-row table:style-name="ro1">
          <table:table-cell table:formula="of:=[$'Admin ALL'.A396] &amp; [$'Admin ALL'.I396]" office:value-type="string" office:string-value="install_help_php_error               = " calcext:value-type="string">
            <text:p>install_help_php_error <text:s text:c="14"/>= </text:p>
          </table:table-cell>
          <table:table-cell table:number-columns-repeated="1023"/>
        </table:table-row>
        <table:table-row table:style-name="ro1">
          <table:table-cell table:formula="of:=[$'Admin ALL'.A397] &amp; [$'Admin ALL'.I397]">
            <text:p/>
          </table:table-cell>
          <table:table-cell table:number-columns-repeated="1023"/>
        </table:table-row>
        <table:table-row table:style-name="ro1">
          <table:table-cell table:formula="of:=[$'Admin ALL'.A398] &amp; [$'Admin ALL'.I398]" office:value-type="string" office:string-value="install_lang_select                  = " calcext:value-type="string">
            <text:p>install_lang_select <text:s text:c="17"/>= </text:p>
          </table:table-cell>
          <table:table-cell table:number-columns-repeated="1023"/>
        </table:table-row>
        <table:table-row table:style-name="ro1">
          <table:table-cell table:formula="of:=[$'Admin ALL'.A399] &amp; [$'Admin ALL'.I399]" office:value-type="string" office:string-value="install_lang_help                    = " calcext:value-type="string">
            <text:p>install_lang_help <text:s text:c="19"/>= </text:p>
          </table:table-cell>
          <table:table-cell table:number-columns-repeated="1023"/>
        </table:table-row>
        <table:table-row table:style-name="ro1">
          <table:table-cell table:formula="of:=[$'Admin ALL'.A400] &amp; [$'Admin ALL'.I400]" office:value-type="string" office:string-value="install_next                         = " calcext:value-type="string">
            <text:p>install_next <text:s text:c="24"/>= </text:p>
          </table:table-cell>
          <table:table-cell table:number-columns-repeated="1023"/>
        </table:table-row>
        <table:table-row table:style-name="ro1">
          <table:table-cell table:formula="of:=[$'Admin ALL'.A401] &amp; [$'Admin ALL'.I401]">
            <text:p/>
          </table:table-cell>
          <table:table-cell table:number-columns-repeated="1023"/>
        </table:table-row>
        <table:table-row table:style-name="ro1">
          <table:table-cell table:formula="of:=[$'Admin ALL'.A402] &amp; [$'Admin ALL'.I402]" office:value-type="string" office:string-value="install_chmod_help                   = " calcext:value-type="string">
            <text:p>install_chmod_help <text:s text:c="18"/>= </text:p>
          </table:table-cell>
          <table:table-cell table:number-columns-repeated="1023"/>
        </table:table-row>
        <table:table-row table:style-name="ro1">
          <table:table-cell table:formula="of:=[$'Admin ALL'.A403] &amp; [$'Admin ALL'.I403]" office:value-type="string" office:string-value="install_chmod_no_chmod               = " calcext:value-type="string">
            <text:p>install_chmod_no_chmod <text:s text:c="14"/>= </text:p>
          </table:table-cell>
          <table:table-cell table:number-columns-repeated="1023"/>
        </table:table-row>
        <table:table-row table:style-name="ro1">
          <table:table-cell table:formula="of:=[$'Admin ALL'.A404] &amp; [$'Admin ALL'.I404]">
            <text:p/>
          </table:table-cell>
          <table:table-cell table:number-columns-repeated="1023"/>
        </table:table-row>
        <table:table-row table:style-name="ro1">
          <table:table-cell table:formula="of:=[$'Admin ALL'.A405] &amp; [$'Admin ALL'.I405]" office:value-type="string" office:string-value="install_chmod_testfile_rw            = " calcext:value-type="string">
            <text:p>install_chmod_testfile_rw <text:s text:c="11"/>= </text:p>
          </table:table-cell>
          <table:table-cell table:number-columns-repeated="1023"/>
        </table:table-row>
        <table:table-row table:style-name="ro1">
          <table:table-cell table:formula="of:=[$'Admin ALL'.A406] &amp; [$'Admin ALL'.I406]" office:value-type="string" office:string-value="install_chmod_testfile_next_button   = " calcext:value-type="string">
            <text:p>install_chmod_testfile_next_button <text:s text:c="2"/>= </text:p>
          </table:table-cell>
          <table:table-cell table:number-columns-repeated="1023"/>
        </table:table-row>
        <table:table-row table:style-name="ro1">
          <table:table-cell table:formula="of:=[$'Admin ALL'.A407] &amp; [$'Admin ALL'.I407]">
            <text:p/>
          </table:table-cell>
          <table:table-cell table:number-columns-repeated="1023"/>
        </table:table-row>
        <table:table-row table:style-name="ro1">
          <table:table-cell table:formula="of:=[$'Admin ALL'.A408] &amp; [$'Admin ALL'.I408]" office:value-type="string" office:string-value="install_chmod_use                    = " calcext:value-type="string">
            <text:p>install_chmod_use <text:s text:c="19"/>= </text:p>
          </table:table-cell>
          <table:table-cell table:number-columns-repeated="1023"/>
        </table:table-row>
        <table:table-row table:style-name="ro1">
          <table:table-cell table:formula="of:=[$'Admin ALL'.A409] &amp; [$'Admin ALL'.I409]">
            <text:p/>
          </table:table-cell>
          <table:table-cell table:number-columns-repeated="1023"/>
        </table:table-row>
        <table:table-row table:style-name="ro1">
          <table:table-cell table:formula="of:=[$'Admin ALL'.A410] &amp; [$'Admin ALL'.I410]" office:value-type="string" office:string-value="install_chmod_change_ftp             = " calcext:value-type="string">
            <text:p>install_chmod_change_ftp <text:s text:c="12"/>= </text:p>
          </table:table-cell>
          <table:table-cell table:number-columns-repeated="1023"/>
        </table:table-row>
        <table:table-row table:style-name="ro1">
          <table:table-cell table:formula="of:=[$'Admin ALL'.A411] &amp; [$'Admin ALL'.I411]" office:value-type="string" office:string-value="install_chmod_change_ftp_button      = " calcext:value-type="string">
            <text:p>install_chmod_change_ftp_button <text:s text:c="5"/>= </text:p>
          </table:table-cell>
          <table:table-cell table:number-columns-repeated="1023"/>
        </table:table-row>
        <table:table-row table:style-name="ro1">
          <table:table-cell table:formula="of:=[$'Admin ALL'.A412] &amp; [$'Admin ALL'.I412]">
            <text:p/>
          </table:table-cell>
          <table:table-cell table:number-columns-repeated="1023"/>
        </table:table-row>
        <table:table-row table:style-name="ro1">
          <table:table-cell table:formula="of:=[$'Admin ALL'.A413] &amp; [$'Admin ALL'.I413]" office:value-type="string" office:string-value="install_environment_help             = " calcext:value-type="string">
            <text:p>install_environment_help <text:s text:c="12"/>= </text:p>
          </table:table-cell>
          <table:table-cell table:number-columns-repeated="1023"/>
        </table:table-row>
        <table:table-row table:style-name="ro1">
          <table:table-cell table:formula="of:=[$'Admin ALL'.A414] &amp; [$'Admin ALL'.I414]" office:value-type="string" office:string-value="install_environment_session          = " calcext:value-type="string">
            <text:p>install_environment_session <text:s text:c="9"/>= </text:p>
          </table:table-cell>
          <table:table-cell table:number-columns-repeated="1023"/>
        </table:table-row>
        <table:table-row table:style-name="ro1">
          <table:table-cell table:formula="of:=[$'Admin ALL'.A415] &amp; [$'Admin ALL'.I415]" office:value-type="string" office:string-value="install_environment_conf             = " calcext:value-type="string">
            <text:p>install_environment_conf <text:s text:c="12"/>= </text:p>
          </table:table-cell>
          <table:table-cell table:number-columns-repeated="1023"/>
        </table:table-row>
        <table:table-row table:style-name="ro1">
          <table:table-cell table:formula="of:=[$'Admin ALL'.A416] &amp; [$'Admin ALL'.I416]">
            <text:p/>
          </table:table-cell>
          <table:table-cell table:number-columns-repeated="1023"/>
        </table:table-row>
        <table:table-row table:style-name="ro1">
          <table:table-cell table:formula="of:=[$'Admin ALL'.A417] &amp; [$'Admin ALL'.I417]" office:value-type="string" office:string-value="install_rewrite_help                 = " calcext:value-type="string">
            <text:p>install_rewrite_help <text:s text:c="16"/>= </text:p>
          </table:table-cell>
          <table:table-cell table:number-columns-repeated="1023"/>
        </table:table-row>
        <table:table-row table:style-name="ro1">
          <table:table-cell table:formula="of:=[$'Admin ALL'.A418] &amp; [$'Admin ALL'.I418]" office:value-type="string" office:string-value="install_rewrite_yes                  = " calcext:value-type="string">
            <text:p>install_rewrite_yes <text:s text:c="17"/>= </text:p>
          </table:table-cell>
          <table:table-cell table:number-columns-repeated="1023"/>
        </table:table-row>
        <table:table-row table:style-name="ro1">
          <table:table-cell table:formula="of:=[$'Admin ALL'.A419] &amp; [$'Admin ALL'.I419]" office:value-type="string" office:string-value="install_rewrite_no                   = " calcext:value-type="string">
            <text:p>install_rewrite_no <text:s text:c="18"/>= </text:p>
          </table:table-cell>
          <table:table-cell table:number-columns-repeated="1023"/>
        </table:table-row>
        <table:table-row table:style-name="ro1">
          <table:table-cell table:formula="of:=[$'Admin ALL'.A420] &amp; [$'Admin ALL'.I420]" office:value-type="string" office:string-value="install_rewrite_no_htaccess          = " calcext:value-type="string">
            <text:p>install_rewrite_no_htaccess <text:s text:c="9"/>= </text:p>
          </table:table-cell>
          <table:table-cell table:number-columns-repeated="1023"/>
        </table:table-row>
        <table:table-row table:style-name="ro1">
          <table:table-cell table:formula="of:=[$'Admin ALL'.A421] &amp; [$'Admin ALL'.I421]" office:value-type="string" office:string-value="install_rewrite_test_text            = " calcext:value-type="string">
            <text:p>install_rewrite_test_text <text:s text:c="11"/>= </text:p>
          </table:table-cell>
          <table:table-cell table:number-columns-repeated="1023"/>
        </table:table-row>
        <table:table-row table:style-name="ro1">
          <table:table-cell table:formula="of:=[$'Admin ALL'.A422] &amp; [$'Admin ALL'.I422]">
            <text:p/>
          </table:table-cell>
          <table:table-cell table:number-columns-repeated="1023"/>
        </table:table-row>
        <table:table-row table:style-name="ro1">
          <table:table-cell table:formula="of:=[$'Admin ALL'.A423] &amp; [$'Admin ALL'.I423]" office:value-type="string" office:string-value="install_password_help                = " calcext:value-type="string">
            <text:p>install_password_help <text:s text:c="15"/>= </text:p>
          </table:table-cell>
          <table:table-cell table:number-columns-repeated="1023"/>
        </table:table-row>
        <table:table-row table:style-name="ro1">
          <table:table-cell table:formula="of:=[$'Admin ALL'.A424] &amp; [$'Admin ALL'.I424]">
            <text:p/>
          </table:table-cell>
          <table:table-cell table:number-columns-repeated="1023"/>
        </table:table-row>
        <table:table-row table:style-name="ro1">
          <table:table-cell table:formula="of:=[$'Admin ALL'.A425] &amp; [$'Admin ALL'.I425]" office:value-type="string" office:string-value="install_finish_help                  = " calcext:value-type="string">
            <text:p>install_finish_help <text:s text:c="17"/>= </text:p>
          </table:table-cell>
          <table:table-cell table:number-columns-repeated="1023"/>
        </table:table-row>
        <table:table-row table:style-name="ro1">
          <table:table-cell table:formula="of:=[$'Admin ALL'.A426] &amp; [$'Admin ALL'.I426]">
            <text:p/>
          </table:table-cell>
          <table:table-cell table:number-columns-repeated="1023"/>
        </table:table-row>
        <table:table-row table:style-name="ro1">
          <table:table-cell table:formula="of:=[$'Admin ALL'.A427] &amp; [$'Admin ALL'.I427]" office:value-type="string" office:string-value="install_finish_delerror              = " calcext:value-type="string">
            <text:p>install_finish_delerror <text:s text:c="13"/>= </text:p>
          </table:table-cell>
          <table:table-cell table:number-columns-repeated="1023"/>
        </table:table-row>
        <table:table-row table:style-name="ro1">
          <table:table-cell table:formula="of:=[$'Admin ALL'.A428] &amp; [$'Admin ALL'.I428]" office:value-type="string" office:string-value="install_finish_del                   = " calcext:value-type="string">
            <text:p>install_finish_del <text:s text:c="18"/>= </text:p>
          </table:table-cell>
          <table:table-cell table:number-columns-repeated="1023"/>
        </table:table-row>
        <table:table-row table:style-name="ro1">
          <table:table-cell table:formula="of:=[$'Admin ALL'.A429] &amp; [$'Admin ALL'.I429]" office:value-type="string" office:string-value="install_finish_local                 = " calcext:value-type="string">
            <text:p>install_finish_local <text:s text:c="16"/>= </text:p>
          </table:table-cell>
          <table:table-cell table:number-columns-repeated="1023"/>
        </table:table-row>
        <table:table-row table:style-name="ro1">
          <table:table-cell table:formula="of:=[$'Admin ALL'.A430] &amp; [$'Admin ALL'.I430]" office:value-type="string" office:string-value="install_finish_submit                = " calcext:value-type="string">
            <text:p>install_finish_submit <text:s text:c="15"/>= </text:p>
          </table:table-cell>
          <table:table-cell table:number-columns-repeated="1023"/>
        </table:table-row>
        <table:table-row table:style-name="ro1">
          <table:table-cell table:formula="of:=[$'Admin ALL'.A431] &amp; [$'Admin ALL'.I431]" office:value-type="string" office:string-value="install_finish_clean_button          = " calcext:value-type="string">
            <text:p>install_finish_clean_button <text:s text:c="9"/>= </text:p>
          </table:table-cell>
          <table:table-cell table:number-columns-repeated="1023"/>
        </table:table-row>
        <table:table-row table:style-name="ro1">
          <table:table-cell table:formula="of:=[$'Admin ALL'.A432] &amp; [$'Admin ALL'.I432]" office:value-type="string" office:string-value="install_finish_clean                 = " calcext:value-type="string">
            <text:p>install_finish_clean <text:s text:c="16"/>= </text:p>
          </table:table-cell>
          <table:table-cell table:number-columns-repeated="1023"/>
        </table:table-row>
        <table:table-row table:style-name="ro1">
          <table:table-cell table:formula="of:=[$'Admin ALL'.A433] &amp; [$'Admin ALL'.I433]">
            <text:p/>
          </table:table-cell>
          <table:table-cell table:number-columns-repeated="1023"/>
        </table:table-row>
        <table:table-row table:style-name="ro1">
          <table:table-cell table:formula="of:=[$'Admin ALL'.A434] &amp; [$'Admin ALL'.I434]" office:value-type="string" office:string-value="install_update_help                  = " calcext:value-type="string">
            <text:p>install_update_help <text:s text:c="17"/>= </text:p>
          </table:table-cell>
          <table:table-cell table:number-columns-repeated="1023"/>
        </table:table-row>
        <table:table-row table:style-name="ro1">
          <table:table-cell table:formula="of:=[$'Admin ALL'.A435] &amp; [$'Admin ALL'.I435]" office:value-type="string" office:string-value="install_update_no_help               = " calcext:value-type="string">
            <text:p>install_update_no_help <text:s text:c="14"/>= </text:p>
          </table:table-cell>
          <table:table-cell table:number-columns-repeated="1023"/>
        </table:table-row>
        <table:table-row table:style-name="ro1">
          <table:table-cell table:formula="of:=[$'Admin ALL'.A436] &amp; [$'Admin ALL'.I436]" office:value-type="string" office:string-value="install_update_buttom                = " calcext:value-type="string">
            <text:p>install_update_buttom <text:s text:c="15"/>= </text:p>
          </table:table-cell>
          <table:table-cell table:number-columns-repeated="1023"/>
        </table:table-row>
        <table:table-row table:style-name="ro1">
          <table:table-cell table:formula="of:=[$'Admin ALL'.A437] &amp; [$'Admin ALL'.I437]" office:value-type="string" office:string-value="install_update_files_in_pages        = " calcext:value-type="string">
            <text:p>install_update_files_in_pages <text:s text:c="7"/>= </text:p>
          </table:table-cell>
          <table:table-cell table:number-columns-repeated="1023"/>
        </table:table-row>
        <table:table-row table:style-name="ro1">
          <table:table-cell table:formula="of:=[$'Admin ALL'.A438] &amp; [$'Admin ALL'.I438]" office:value-type="string" office:string-value="install_update_conf_help             = " calcext:value-type="string">
            <text:p>install_update_conf_help <text:s text:c="12"/>= </text:p>
          </table:table-cell>
          <table:table-cell table:number-columns-repeated="1023"/>
        </table:table-row>
        <table:table-row table:style-name="ro1">
          <table:table-cell table:formula="of:=[$'Admin ALL'.A439] &amp; [$'Admin ALL'.I439]" office:value-type="string" office:string-value="install_update_kategorien_help       = " calcext:value-type="string">
            <text:p>install_update_kategorien_help <text:s text:c="6"/>= </text:p>
          </table:table-cell>
          <table:table-cell table:number-columns-repeated="1023"/>
        </table:table-row>
        <table:table-row table:style-name="ro1">
          <table:table-cell table:formula="of:=[$'Admin ALL'.A440] &amp; [$'Admin ALL'.I440]" office:value-type="string" office:string-value="install_update_galerien_help         = " calcext:value-type="string">
            <text:p>install_update_galerien_help <text:s text:c="8"/>= </text:p>
          </table:table-cell>
          <table:table-cell table:number-columns-repeated="1023"/>
        </table:table-row>
        <table:table-row table:style-name="ro1">
          <table:table-cell table:formula="of:=[$'Admin ALL'.A441] &amp; [$'Admin ALL'.I441]" office:value-type="string" office:string-value="install_update_plugins_help          = " calcext:value-type="string">
            <text:p>install_update_plugins_help <text:s text:c="9"/>= </text:p>
          </table:table-cell>
          <table:table-cell table:number-columns-repeated="1023"/>
        </table:table-row>
        <table:table-row table:style-name="ro1">
          <table:table-cell table:formula="of:=[$'Admin ALL'.A442] &amp; [$'Admin ALL'.I442]" office:value-type="string" office:string-value="install_update_layouts_help          = " calcext:value-type="string">
            <text:p>install_update_layouts_help <text:s text:c="9"/>= </text:p>
          </table:table-cell>
          <table:table-cell table:number-columns-repeated="1023"/>
        </table:table-row>
        <table:table-row table:style-name="ro1">
          <table:table-cell table:formula="of:=[$'Admin ALL'.A443] &amp; [$'Admin ALL'.I443]">
            <text:p/>
          </table:table-cell>
          <table:table-cell table:number-columns-repeated="1023"/>
        </table:table-row>
        <table:table-row table:style-name="ro1">
          <table:table-cell table:formula="of:=[$'Admin ALL'.A444] &amp; [$'Admin ALL'.I444]" office:value-type="string" office:string-value="install_update_error                 = " calcext:value-type="string">
            <text:p>install_update_error <text:s text:c="16"/>= </text:p>
          </table:table-cell>
          <table:table-cell table:number-columns-repeated="1023"/>
        </table:table-row>
        <table:table-row table:style-name="ro1">
          <table:table-cell table:formula="of:=[$'Admin ALL'.A445] &amp; [$'Admin ALL'.I445]" office:value-type="string" office:string-value="install_update_successful            = " calcext:value-type="string">
            <text:p>install_update_successful <text:s text:c="11"/>= </text:p>
          </table:table-cell>
          <table:table-cell table:number-columns-repeated="1023"/>
        </table:table-row>
        <table:table-row table:style-name="ro1">
          <table:table-cell table:formula="of:=[$'Admin ALL'.A446] &amp; [$'Admin ALL'.I446]">
            <text:p/>
          </table:table-cell>
          <table:table-cell table:number-columns-repeated="1023"/>
        </table:table-row>
        <table:table-row table:style-name="ro1">
          <table:table-cell table:formula="of:=[$'Admin ALL'.A447] &amp; [$'Admin ALL'.I447]">
            <text:p/>
          </table:table-cell>
          <table:table-cell table:number-columns-repeated="1023"/>
        </table:table-row>
        <table:table-row table:style-name="ro1">
          <table:table-cell table:formula="of:=[$'Admin ALL'.A448] &amp; [$'Admin ALL'.I448]">
            <text:p/>
          </table:table-cell>
          <table:table-cell table:number-columns-repeated="1023"/>
        </table:table-row>
        <table:table-row table:style-name="ro1">
          <table:table-cell table:formula="of:=[$'Admin ALL'.A449] &amp; [$'Admin ALL'.I449]">
            <text:p/>
          </table:table-cell>
          <table:table-cell table:number-columns-repeated="1023"/>
        </table:table-row>
        <table:table-row table:style-name="ro1">
          <table:table-cell table:formula="of:=[$'Admin ALL'.A450] &amp; [$'Admin ALL'.I450]">
            <text:p/>
          </table:table-cell>
          <table:table-cell table:number-columns-repeated="1023"/>
        </table:table-row>
        <table:table-row table:style-name="ro1">
          <table:table-cell table:formula="of:=[$'Admin ALL'.A451] &amp; [$'Admin ALL'.I451]">
            <text:p/>
          </table:table-cell>
          <table:table-cell table:number-columns-repeated="1023"/>
        </table:table-row>
        <table:table-row table:style-name="ro1">
          <table:table-cell table:formula="of:=[$'Admin ALL'.A452] &amp; [$'Admin ALL'.I452]">
            <text:p/>
          </table:table-cell>
          <table:table-cell table:number-columns-repeated="1023"/>
        </table:table-row>
        <table:table-row table:style-name="ro1">
          <table:table-cell table:formula="of:=[$'Admin ALL'.A453] &amp; [$'Admin ALL'.I453]">
            <text:p/>
          </table:table-cell>
          <table:table-cell table:number-columns-repeated="1023"/>
        </table:table-row>
        <table:table-row table:style-name="ro1">
          <table:table-cell table:formula="of:=[$'Admin ALL'.A454] &amp; [$'Admin ALL'.I454]">
            <text:p/>
          </table:table-cell>
          <table:table-cell table:number-columns-repeated="1023"/>
        </table:table-row>
        <table:table-row table:style-name="ro1">
          <table:table-cell table:formula="of:=[$'Admin ALL'.A455] &amp; [$'Admin ALL'.I455]">
            <text:p/>
          </table:table-cell>
          <table:table-cell table:number-columns-repeated="1023"/>
        </table:table-row>
        <table:table-row table:style-name="ro1">
          <table:table-cell table:formula="of:=[$'Admin ALL'.A456] &amp; [$'Admin ALL'.I456]">
            <text:p/>
          </table:table-cell>
          <table:table-cell table:number-columns-repeated="1023"/>
        </table:table-row>
        <table:table-row table:style-name="ro1">
          <table:table-cell table:formula="of:=[$'Admin ALL'.A457] &amp; [$'Admin ALL'.I457]">
            <text:p/>
          </table:table-cell>
          <table:table-cell table:number-columns-repeated="1023"/>
        </table:table-row>
        <table:table-row table:style-name="ro1">
          <table:table-cell table:formula="of:=[$'Admin ALL'.A458] &amp; [$'Admin ALL'.I458]">
            <text:p/>
          </table:table-cell>
          <table:table-cell table:number-columns-repeated="1023"/>
        </table:table-row>
        <table:table-row table:style-name="ro1">
          <table:table-cell table:formula="of:=[$'Admin ALL'.A459] &amp; [$'Admin ALL'.I459]">
            <text:p/>
          </table:table-cell>
          <table:table-cell table:number-columns-repeated="1023"/>
        </table:table-row>
        <table:table-row table:style-name="ro1">
          <table:table-cell table:formula="of:=[$'Admin ALL'.A460] &amp; [$'Admin ALL'.I460]">
            <text:p/>
          </table:table-cell>
          <table:table-cell table:number-columns-repeated="1023"/>
        </table:table-row>
        <table:table-row table:style-name="ro1">
          <table:table-cell table:formula="of:=[$'Admin ALL'.A461] &amp; [$'Admin ALL'.I461]">
            <text:p/>
          </table:table-cell>
          <table:table-cell table:number-columns-repeated="1023"/>
        </table:table-row>
        <table:table-row table:style-name="ro1">
          <table:table-cell table:formula="of:=[$'Admin ALL'.A462] &amp; [$'Admin ALL'.I462]">
            <text:p/>
          </table:table-cell>
          <table:table-cell table:number-columns-repeated="1023"/>
        </table:table-row>
        <table:table-row table:style-name="ro1">
          <table:table-cell table:formula="of:=[$'Admin ALL'.A463] &amp; [$'Admin ALL'.I463]">
            <text:p/>
          </table:table-cell>
          <table:table-cell table:number-columns-repeated="1023"/>
        </table:table-row>
        <table:table-row table:style-name="ro1">
          <table:table-cell table:formula="of:=[$'Admin ALL'.A464] &amp; [$'Admin ALL'.I464]">
            <text:p/>
          </table:table-cell>
          <table:table-cell table:number-columns-repeated="1023"/>
        </table:table-row>
        <table:table-row table:style-name="ro1">
          <table:table-cell table:formula="of:=[$'Admin ALL'.A465] &amp; [$'Admin ALL'.I465]">
            <text:p/>
          </table:table-cell>
          <table:table-cell table:number-columns-repeated="1023"/>
        </table:table-row>
        <table:table-row table:style-name="ro1">
          <table:table-cell table:formula="of:=[$'Admin ALL'.A466] &amp; [$'Admin ALL'.I466]">
            <text:p/>
          </table:table-cell>
          <table:table-cell table:number-columns-repeated="1023"/>
        </table:table-row>
        <table:table-row table:style-name="ro1">
          <table:table-cell table:formula="of:=[$'Admin ALL'.A467] &amp; [$'Admin ALL'.I467]">
            <text:p/>
          </table:table-cell>
          <table:table-cell table:number-columns-repeated="1023"/>
        </table:table-row>
        <table:table-row table:style-name="ro1">
          <table:table-cell table:formula="of:=[$'Admin ALL'.A468] &amp; [$'Admin ALL'.I468]">
            <text:p/>
          </table:table-cell>
          <table:table-cell table:number-columns-repeated="1023"/>
        </table:table-row>
        <table:table-row table:style-name="ro1">
          <table:table-cell table:formula="of:=[$'Admin ALL'.A469] &amp; [$'Admin ALL'.I469]">
            <text:p/>
          </table:table-cell>
          <table:table-cell table:number-columns-repeated="1023"/>
        </table:table-row>
        <table:table-row table:style-name="ro1">
          <table:table-cell table:formula="of:=[$'Admin ALL'.A470] &amp; [$'Admin ALL'.I470]">
            <text:p/>
          </table:table-cell>
          <table:table-cell table:number-columns-repeated="1023"/>
        </table:table-row>
        <table:table-row table:style-name="ro1">
          <table:table-cell table:formula="of:=[$'Admin ALL'.A471] &amp; [$'Admin ALL'.I471]">
            <text:p/>
          </table:table-cell>
          <table:table-cell table:number-columns-repeated="1023"/>
        </table:table-row>
        <table:table-row table:style-name="ro1">
          <table:table-cell table:formula="of:=[$'Admin ALL'.A472] &amp; [$'Admin ALL'.I472]">
            <text:p/>
          </table:table-cell>
          <table:table-cell table:number-columns-repeated="1023"/>
        </table:table-row>
        <table:table-row table:style-name="ro1">
          <table:table-cell table:formula="of:=[$'Admin ALL'.A473] &amp; [$'Admin ALL'.I473]">
            <text:p/>
          </table:table-cell>
          <table:table-cell table:number-columns-repeated="1023"/>
        </table:table-row>
        <table:table-row table:style-name="ro1">
          <table:table-cell table:formula="of:=[$'Admin ALL'.A474] &amp; [$'Admin ALL'.I474]">
            <text:p/>
          </table:table-cell>
          <table:table-cell table:number-columns-repeated="1023"/>
        </table:table-row>
        <table:table-row table:style-name="ro1">
          <table:table-cell table:formula="of:=[$'Admin ALL'.A475] &amp; [$'Admin ALL'.I475]">
            <text:p/>
          </table:table-cell>
          <table:table-cell table:number-columns-repeated="1023"/>
        </table:table-row>
        <table:table-row table:style-name="ro1">
          <table:table-cell table:formula="of:=[$'Admin ALL'.A476] &amp; [$'Admin ALL'.I476]">
            <text:p/>
          </table:table-cell>
          <table:table-cell table:number-columns-repeated="1023"/>
        </table:table-row>
        <table:table-row table:style-name="ro1">
          <table:table-cell table:formula="of:=[$'Admin ALL'.A477] &amp; [$'Admin ALL'.I477]">
            <text:p/>
          </table:table-cell>
          <table:table-cell table:number-columns-repeated="1023"/>
        </table:table-row>
        <table:table-row table:style-name="ro1">
          <table:table-cell table:formula="of:=[$'Admin ALL'.A478] &amp; [$'Admin ALL'.I478]">
            <text:p/>
          </table:table-cell>
          <table:table-cell table:number-columns-repeated="1023"/>
        </table:table-row>
        <table:table-row table:style-name="ro1">
          <table:table-cell table:formula="of:=[$'Admin ALL'.A479] &amp; [$'Admin ALL'.I479]">
            <text:p/>
          </table:table-cell>
          <table:table-cell table:number-columns-repeated="1023"/>
        </table:table-row>
        <table:table-row table:style-name="ro1">
          <table:table-cell table:formula="of:=[$'Admin ALL'.A480] &amp; [$'Admin ALL'.I480]">
            <text:p/>
          </table:table-cell>
          <table:table-cell table:number-columns-repeated="1023"/>
        </table:table-row>
        <table:table-row table:style-name="ro1">
          <table:table-cell table:formula="of:=[$'Admin ALL'.A481] &amp; [$'Admin ALL'.I481]">
            <text:p/>
          </table:table-cell>
          <table:table-cell table:number-columns-repeated="1023"/>
        </table:table-row>
        <table:table-row table:style-name="ro1">
          <table:table-cell table:formula="of:=[$'Admin ALL'.A482] &amp; [$'Admin ALL'.I482]">
            <text:p/>
          </table:table-cell>
          <table:table-cell table:number-columns-repeated="1023"/>
        </table:table-row>
        <table:table-row table:style-name="ro1">
          <table:table-cell table:formula="of:=[$'Admin ALL'.A483] &amp; [$'Admin ALL'.I483]">
            <text:p/>
          </table:table-cell>
          <table:table-cell table:number-columns-repeated="1023"/>
        </table:table-row>
        <table:table-row table:style-name="ro1">
          <table:table-cell table:formula="of:=[$'Admin ALL'.A484] &amp; [$'Admin ALL'.I484]">
            <text:p/>
          </table:table-cell>
          <table:table-cell table:number-columns-repeated="1023"/>
        </table:table-row>
        <table:table-row table:style-name="ro1">
          <table:table-cell table:formula="of:=[$'Admin ALL'.A485] &amp; [$'Admin ALL'.I485]">
            <text:p/>
          </table:table-cell>
          <table:table-cell table:number-columns-repeated="1023"/>
        </table:table-row>
        <table:table-row table:style-name="ro1">
          <table:table-cell table:formula="of:=[$'Admin ALL'.A486] &amp; [$'Admin ALL'.I486]">
            <text:p/>
          </table:table-cell>
          <table:table-cell table:number-columns-repeated="1023"/>
        </table:table-row>
        <table:table-row table:style-name="ro1">
          <table:table-cell table:formula="of:=[$'Admin ALL'.A487] &amp; [$'Admin ALL'.I487]">
            <text:p/>
          </table:table-cell>
          <table:table-cell table:number-columns-repeated="1023"/>
        </table:table-row>
        <table:table-row table:style-name="ro1">
          <table:table-cell table:formula="of:=[$'Admin ALL'.A488] &amp; [$'Admin ALL'.I488]">
            <text:p/>
          </table:table-cell>
          <table:table-cell table:number-columns-repeated="1023"/>
        </table:table-row>
        <table:table-row table:style-name="ro1">
          <table:table-cell table:formula="of:=[$'Admin ALL'.A489] &amp; [$'Admin ALL'.I489]">
            <text:p/>
          </table:table-cell>
          <table:table-cell table:number-columns-repeated="1023"/>
        </table:table-row>
        <table:table-row table:style-name="ro1">
          <table:table-cell table:formula="of:=[$'Admin ALL'.A490] &amp; [$'Admin ALL'.I490]">
            <text:p/>
          </table:table-cell>
          <table:table-cell table:number-columns-repeated="1023"/>
        </table:table-row>
        <table:table-row table:style-name="ro1">
          <table:table-cell table:formula="of:=[$'Admin ALL'.A491] &amp; [$'Admin ALL'.I491]">
            <text:p/>
          </table:table-cell>
          <table:table-cell table:number-columns-repeated="1023"/>
        </table:table-row>
        <table:table-row table:style-name="ro1">
          <table:table-cell table:formula="of:=[$'Admin ALL'.A492] &amp; [$'Admin ALL'.I492]">
            <text:p/>
          </table:table-cell>
          <table:table-cell table:number-columns-repeated="1023"/>
        </table:table-row>
        <table:table-row table:style-name="ro1">
          <table:table-cell table:formula="of:=[$'Admin ALL'.A493] &amp; [$'Admin ALL'.I493]">
            <text:p/>
          </table:table-cell>
          <table:table-cell table:number-columns-repeated="1023"/>
        </table:table-row>
        <table:table-row table:style-name="ro1">
          <table:table-cell table:formula="of:=[$'Admin ALL'.A494] &amp; [$'Admin ALL'.I494]">
            <text:p/>
          </table:table-cell>
          <table:table-cell table:number-columns-repeated="1023"/>
        </table:table-row>
        <table:table-row table:style-name="ro1">
          <table:table-cell table:formula="of:=[$'Admin ALL'.A495] &amp; [$'Admin ALL'.I495]">
            <text:p/>
          </table:table-cell>
          <table:table-cell table:number-columns-repeated="1023"/>
        </table:table-row>
        <table:table-row table:style-name="ro1">
          <table:table-cell table:formula="of:=[$'Admin ALL'.A496] &amp; [$'Admin ALL'.I496]">
            <text:p/>
          </table:table-cell>
          <table:table-cell table:number-columns-repeated="1023"/>
        </table:table-row>
        <table:table-row table:style-name="ro1">
          <table:table-cell table:formula="of:=[$'Admin ALL'.A497] &amp; [$'Admin ALL'.I497]">
            <text:p/>
          </table:table-cell>
          <table:table-cell table:number-columns-repeated="1023"/>
        </table:table-row>
        <table:table-row table:style-name="ro1">
          <table:table-cell table:formula="of:=[$'Admin ALL'.A498] &amp; [$'Admin ALL'.I498]">
            <text:p/>
          </table:table-cell>
          <table:table-cell table:number-columns-repeated="1023"/>
        </table:table-row>
        <table:table-row table:style-name="ro1">
          <table:table-cell table:formula="of:=[$'Admin ALL'.A499] &amp; [$'Admin ALL'.I499]">
            <text:p/>
          </table:table-cell>
          <table:table-cell table:number-columns-repeated="1023"/>
        </table:table-row>
        <table:table-row table:style-name="ro1">
          <table:table-cell table:formula="of:=[$'Admin ALL'.A500] &amp; [$'Admin ALL'.I500]">
            <text:p/>
          </table:table-cell>
          <table:table-cell table:number-columns-repeated="1023"/>
        </table:table-row>
        <table:table-row table:style-name="ro1">
          <table:table-cell table:formula="of:=[$'Admin ALL'.A501] &amp; [$'Admin ALL'.I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plPL" table:style-name="ta1">
        <table:table-column table:style-name="co4" table:default-cell-style-name="ce11"/>
        <table:table-column table:style-name="co3" table:number-columns-repeated="1023" table:default-cell-style-name="ce11"/>
        <table:table-row table:style-name="ro1">
          <table:table-cell table:formula="of:=[$'Admin ALL'.A2] &amp; [$'Admin ALL'.J2]" office:value-type="string" office:string-value="_dateformat                          = %d.%m.%Y, %H:%M:%S" calcext:value-type="string">
            <text:p>_dateformat <text:s text:c="25"/>= %d.%m.%Y, %H:%M:%S</text:p>
          </table:table-cell>
          <table:table-cell table:number-columns-repeated="1023"/>
        </table:table-row>
        <table:table-row table:style-name="ro1">
          <table:table-cell table:formula="of:=[$'Admin ALL'.A3] &amp; [$'Admin ALL'.J3]" office:value-type="string" office:string-value="_translator                          = " calcext:value-type="string">
            <text:p>_translator <text:s text:c="25"/>= </text:p>
          </table:table-cell>
          <table:table-cell table:number-columns-repeated="1023"/>
        </table:table-row>
        <table:table-row table:style-name="ro1">
          <table:table-cell table:formula="of:=[$'Admin ALL'.A4] &amp; [$'Admin ALL'.J4]">
            <text:p/>
          </table:table-cell>
          <table:table-cell table:number-columns-repeated="1023"/>
        </table:table-row>
        <table:table-row table:style-name="ro1">
          <table:table-cell table:formula="of:=[$'Admin ALL'.A5] &amp; [$'Admin ALL'.J5]" office:value-type="string" office:string-value="_timezone                            = " calcext:value-type="string">
            <text:p>_timezone <text:s text:c="27"/>= </text:p>
          </table:table-cell>
          <table:table-cell table:number-columns-repeated="1023"/>
        </table:table-row>
        <table:table-row table:style-name="ro1">
          <table:table-cell table:formula="of:=[$'Admin ALL'.A6] &amp; [$'Admin ALL'.J6]" office:value-type="string" office:string-value="language_name                        = Polski" calcext:value-type="string">
            <text:p>language_name <text:s text:c="23"/>= Polski</text:p>
          </table:table-cell>
          <table:table-cell table:number-columns-repeated="1023"/>
        </table:table-row>
        <table:table-row table:style-name="ro1">
          <table:table-cell table:formula="of:=[$'Admin ALL'.A7] &amp; [$'Admin ALL'.J7]" office:value-type="string" office:string-value="cms_admin_titel                      = " calcext:value-type="string">
            <text:p>cms_admin_titel <text:s text:c="21"/>= </text:p>
          </table:table-cell>
          <table:table-cell table:number-columns-repeated="1023"/>
        </table:table-row>
        <table:table-row table:style-name="ro1">
          <table:table-cell table:formula="of:=[$'Admin ALL'.A8] &amp; [$'Admin ALL'.J8]" office:value-type="string" office:string-value="file                                 = " calcext:value-type="string">
            <text:p>file <text:s text:c="32"/>= </text:p>
          </table:table-cell>
          <table:table-cell table:number-columns-repeated="1023"/>
        </table:table-row>
        <table:table-row table:style-name="ro1">
          <table:table-cell table:formula="of:=[$'Admin ALL'.A9] &amp; [$'Admin ALL'.J9]" office:value-type="string" office:string-value="files                                = " calcext:value-type="string">
            <text:p>files <text:s text:c="31"/>= </text:p>
          </table:table-cell>
          <table:table-cell table:number-columns-repeated="1023"/>
        </table:table-row>
        <table:table-row table:style-name="ro1">
          <table:table-cell table:formula="of:=[$'Admin ALL'.A10] &amp; [$'Admin ALL'.J10]" office:value-type="string" office:string-value="page                                 = " calcext:value-type="string">
            <text:p>page <text:s text:c="32"/>= </text:p>
          </table:table-cell>
          <table:table-cell table:number-columns-repeated="1023"/>
        </table:table-row>
        <table:table-row table:style-name="ro1">
          <table:table-cell table:formula="of:=[$'Admin ALL'.A11] &amp; [$'Admin ALL'.J11]" office:value-type="string" office:string-value="pages                                = " calcext:value-type="string">
            <text:p>pages <text:s text:c="31"/>= </text:p>
          </table:table-cell>
          <table:table-cell table:number-columns-repeated="1023"/>
        </table:table-row>
        <table:table-row table:style-name="ro1">
          <table:table-cell table:formula="of:=[$'Admin ALL'.A12] &amp; [$'Admin ALL'.J12]" office:value-type="string" office:string-value="url                                  = " calcext:value-type="string">
            <text:p>url <text:s text:c="33"/>= </text:p>
          </table:table-cell>
          <table:table-cell table:number-columns-repeated="1023"/>
        </table:table-row>
        <table:table-row table:style-name="ro1">
          <table:table-cell table:formula="of:=[$'Admin ALL'.A13] &amp; [$'Admin ALL'.J13]" office:value-type="string" office:string-value="name                                 = " calcext:value-type="string">
            <text:p>name <text:s text:c="32"/>= </text:p>
          </table:table-cell>
          <table:table-cell table:number-columns-repeated="1023"/>
        </table:table-row>
        <table:table-row table:style-name="ro1">
          <table:table-cell table:formula="of:=[$'Admin ALL'.A14] &amp; [$'Admin ALL'.J14]" office:value-type="string" office:string-value="url_adress                           = " calcext:value-type="string">
            <text:p>url_adress <text:s text:c="26"/>= </text:p>
          </table:table-cell>
          <table:table-cell table:number-columns-repeated="1023"/>
        </table:table-row>
        <table:table-row table:style-name="ro1">
          <table:table-cell table:formula="of:=[$'Admin ALL'.A15] &amp; [$'Admin ALL'.J15]" office:value-type="string" office:string-value="contents                             = " calcext:value-type="string">
            <text:p>contents <text:s text:c="28"/>= </text:p>
          </table:table-cell>
          <table:table-cell table:number-columns-repeated="1023"/>
        </table:table-row>
        <table:table-row table:style-name="ro1">
          <table:table-cell table:formula="of:=[$'Admin ALL'.A16] &amp; [$'Admin ALL'.J16]" office:value-type="string" office:string-value="category                             = " calcext:value-type="string">
            <text:p>category <text:s text:c="28"/>= </text:p>
          </table:table-cell>
          <table:table-cell table:number-columns-repeated="1023"/>
        </table:table-row>
        <table:table-row table:style-name="ro1">
          <table:table-cell table:formula="of:=[$'Admin ALL'.A17] &amp; [$'Admin ALL'.J17]" office:value-type="string" office:string-value="day                                  = " calcext:value-type="string">
            <text:p>day <text:s text:c="33"/>= </text:p>
          </table:table-cell>
          <table:table-cell table:number-columns-repeated="1023"/>
        </table:table-row>
        <table:table-row table:style-name="ro1">
          <table:table-cell table:formula="of:=[$'Admin ALL'.A18] &amp; [$'Admin ALL'.J18]" office:value-type="string" office:string-value="days                                 = " calcext:value-type="string">
            <text:p>days <text:s text:c="32"/>= </text:p>
          </table:table-cell>
          <table:table-cell table:number-columns-repeated="1023"/>
        </table:table-row>
        <table:table-row table:style-name="ro1">
          <table:table-cell table:formula="of:=[$'Admin ALL'.A19] &amp; [$'Admin ALL'.J19]" office:value-type="string" office:string-value="hour                                 = " calcext:value-type="string">
            <text:p>hour <text:s text:c="32"/>= </text:p>
          </table:table-cell>
          <table:table-cell table:number-columns-repeated="1023"/>
        </table:table-row>
        <table:table-row table:style-name="ro1">
          <table:table-cell table:formula="of:=[$'Admin ALL'.A20] &amp; [$'Admin ALL'.J20]" office:value-type="string" office:string-value="hours                                = " calcext:value-type="string">
            <text:p>hours <text:s text:c="31"/>= </text:p>
          </table:table-cell>
          <table:table-cell table:number-columns-repeated="1023"/>
        </table:table-row>
        <table:table-row table:style-name="ro1">
          <table:table-cell table:formula="of:=[$'Admin ALL'.A21] &amp; [$'Admin ALL'.J21]" office:value-type="string" office:string-value="minute                               = " calcext:value-type="string">
            <text:p>minute <text:s text:c="30"/>= </text:p>
          </table:table-cell>
          <table:table-cell table:number-columns-repeated="1023"/>
        </table:table-row>
        <table:table-row table:style-name="ro1">
          <table:table-cell table:formula="of:=[$'Admin ALL'.A22] &amp; [$'Admin ALL'.J22]" office:value-type="string" office:string-value="minutes                              = " calcext:value-type="string">
            <text:p>minutes <text:s text:c="29"/>= </text:p>
          </table:table-cell>
          <table:table-cell table:number-columns-repeated="1023"/>
        </table:table-row>
        <table:table-row table:style-name="ro1">
          <table:table-cell table:formula="of:=[$'Admin ALL'.A23] &amp; [$'Admin ALL'.J23]" office:value-type="string" office:string-value="second                               = " calcext:value-type="string">
            <text:p>second <text:s text:c="30"/>= </text:p>
          </table:table-cell>
          <table:table-cell table:number-columns-repeated="1023"/>
        </table:table-row>
        <table:table-row table:style-name="ro1">
          <table:table-cell table:formula="of:=[$'Admin ALL'.A24] &amp; [$'Admin ALL'.J24]" office:value-type="string" office:string-value="seconds                              = " calcext:value-type="string">
            <text:p>seconds <text:s text:c="29"/>= </text:p>
          </table:table-cell>
          <table:table-cell table:number-columns-repeated="1023"/>
        </table:table-row>
        <table:table-row table:style-name="ro1">
          <table:table-cell table:formula="of:=[$'Admin ALL'.A25] &amp; [$'Admin ALL'.J25]" office:value-type="string" office:string-value="error_chmod                          = " calcext:value-type="string">
            <text:p>error_chmod <text:s text:c="25"/>= </text:p>
          </table:table-cell>
          <table:table-cell table:number-columns-repeated="1023"/>
        </table:table-row>
        <table:table-row table:style-name="ro1">
          <table:table-cell table:formula="of:=[$'Admin ALL'.A26] &amp; [$'Admin ALL'.J26]" office:value-type="string" office:string-value="error_mkdir                          = " calcext:value-type="string">
            <text:p>error_mkdir <text:s text:c="25"/>= </text:p>
          </table:table-cell>
          <table:table-cell table:number-columns-repeated="1023"/>
        </table:table-row>
        <table:table-row table:style-name="ro1">
          <table:table-cell table:formula="of:=[$'Admin ALL'.A27] &amp; [$'Admin ALL'.J27]" office:value-type="string" office:string-value="error_no_file_dir                    = " calcext:value-type="string">
            <text:p>error_no_file_dir <text:s text:c="19"/>= </text:p>
          </table:table-cell>
          <table:table-cell table:number-columns-repeated="1023"/>
        </table:table-row>
        <table:table-row table:style-name="ro1">
          <table:table-cell table:formula="of:=[$'Admin ALL'.A28] &amp; [$'Admin ALL'.J28]" office:value-type="string" office:string-value="error_del_file                       = " calcext:value-type="string">
            <text:p>error_del_file <text:s text:c="22"/>= </text:p>
          </table:table-cell>
          <table:table-cell table:number-columns-repeated="1023"/>
        </table:table-row>
        <table:table-row table:style-name="ro1">
          <table:table-cell table:formula="of:=[$'Admin ALL'.A29] &amp; [$'Admin ALL'.J29]" office:value-type="string" office:string-value="error_del_dir                        = " calcext:value-type="string">
            <text:p>error_del_dir <text:s text:c="23"/>= </text:p>
          </table:table-cell>
          <table:table-cell table:number-columns-repeated="1023"/>
        </table:table-row>
        <table:table-row table:style-name="ro1">
          <table:table-cell table:formula="of:=[$'Admin ALL'.A30] &amp; [$'Admin ALL'.J30]" office:value-type="string" office:string-value="error_exists_file_dir                = " calcext:value-type="string">
            <text:p>error_exists_file_dir <text:s text:c="15"/>= </text:p>
          </table:table-cell>
          <table:table-cell table:number-columns-repeated="1023"/>
        </table:table-row>
        <table:table-row table:style-name="ro1">
          <table:table-cell table:formula="of:=[$'Admin ALL'.A31] &amp; [$'Admin ALL'.J31]" office:value-type="string" office:string-value="error_copy_file                      = " calcext:value-type="string">
            <text:p>error_copy_file <text:s text:c="21"/>= </text:p>
          </table:table-cell>
          <table:table-cell table:number-columns-repeated="1023"/>
        </table:table-row>
        <table:table-row table:style-name="ro1">
          <table:table-cell table:formula="of:=[$'Admin ALL'.A32] &amp; [$'Admin ALL'.J32]" office:value-type="string" office:string-value="error_move_file_dir                  = " calcext:value-type="string">
            <text:p>error_move_file_dir <text:s text:c="17"/>= </text:p>
          </table:table-cell>
          <table:table-cell table:number-columns-repeated="1023"/>
        </table:table-row>
        <table:table-row table:style-name="ro1">
          <table:table-cell table:formula="of:=[$'Admin ALL'.A33] &amp; [$'Admin ALL'.J33]" office:value-type="string" office:string-value="error_datei_file_name                = " calcext:value-type="string">
            <text:p>error_datei_file_name <text:s text:c="15"/>= </text:p>
          </table:table-cell>
          <table:table-cell table:number-columns-repeated="1023"/>
        </table:table-row>
        <table:table-row table:style-name="ro1">
          <table:table-cell table:formula="of:=[$'Admin ALL'.A34] &amp; [$'Admin ALL'.J34]" office:value-type="string" office:string-value="error_dir_file_name                  = " calcext:value-type="string">
            <text:p>error_dir_file_name <text:s text:c="17"/>= </text:p>
          </table:table-cell>
          <table:table-cell table:number-columns-repeated="1023"/>
        </table:table-row>
        <table:table-row table:style-name="ro1">
          <table:table-cell table:formula="of:=[$'Admin ALL'.A35] &amp; [$'Admin ALL'.J35]" office:value-type="string" office:string-value="error_post_parameter                 = " calcext:value-type="string">
            <text:p>error_post_parameter <text:s text:c="16"/>= </text:p>
          </table:table-cell>
          <table:table-cell table:number-columns-repeated="1023"/>
        </table:table-row>
        <table:table-row table:style-name="ro1">
          <table:table-cell table:formula="of:=[$'Admin ALL'.A36] &amp; [$'Admin ALL'.J36]" office:value-type="string" office:string-value="error_write_sort_list                = " calcext:value-type="string">
            <text:p>error_write_sort_list <text:s text:c="15"/>= </text:p>
          </table:table-cell>
          <table:table-cell table:number-columns-repeated="1023"/>
        </table:table-row>
        <table:table-row table:style-name="ro1">
          <table:table-cell table:formula="of:=[$'Admin ALL'.A37] &amp; [$'Admin ALL'.J37]" office:value-type="string" office:string-value="error_write_sitemap                  = " calcext:value-type="string">
            <text:p>error_write_sitemap <text:s text:c="17"/>= </text:p>
          </table:table-cell>
          <table:table-cell table:number-columns-repeated="1023"/>
        </table:table-row>
        <table:table-row table:style-name="ro1">
          <table:table-cell table:formula="of:=[$'Admin ALL'.A38] &amp; [$'Admin ALL'.J38]" office:value-type="string" office:string-value="error_write_robots                   = " calcext:value-type="string">
            <text:p>error_write_robots <text:s text:c="18"/>= </text:p>
          </table:table-cell>
          <table:table-cell table:number-columns-repeated="1023"/>
        </table:table-row>
        <table:table-row table:style-name="ro1">
          <table:table-cell table:formula="of:=[$'Admin ALL'.A39] &amp; [$'Admin ALL'.J39]" office:value-type="string" office:string-value="error_read_robots                    = " calcext:value-type="string">
            <text:p>error_read_robots <text:s text:c="19"/>= </text:p>
          </table:table-cell>
          <table:table-cell table:number-columns-repeated="1023"/>
        </table:table-row>
        <table:table-row table:style-name="ro1">
          <table:table-cell table:formula="of:=[$'Admin ALL'.A40] &amp; [$'Admin ALL'.J40]" office:value-type="string" office:string-value="error_no_root                        = " calcext:value-type="string">
            <text:p>error_no_root <text:s text:c="23"/>= </text:p>
          </table:table-cell>
          <table:table-cell table:number-columns-repeated="1023"/>
        </table:table-row>
        <table:table-row table:style-name="ro1">
          <table:table-cell table:formula="of:=[$'Admin ALL'.A41] &amp; [$'Admin ALL'.J41]" office:value-type="string" office:string-value="error_no_javascript                  = " calcext:value-type="string">
            <text:p>error_no_javascript <text:s text:c="17"/>= </text:p>
          </table:table-cell>
          <table:table-cell table:number-columns-repeated="1023"/>
        </table:table-row>
        <table:table-row table:style-name="ro1">
          <table:table-cell table:formula="of:=[$'Admin ALL'.A42] &amp; [$'Admin ALL'.J42]" office:value-type="string" office:string-value="error_no_freename                    = " calcext:value-type="string">
            <text:p>error_no_freename <text:s text:c="19"/>= </text:p>
          </table:table-cell>
          <table:table-cell table:number-columns-repeated="1023"/>
        </table:table-row>
        <table:table-row table:style-name="ro1">
          <table:table-cell table:formula="of:=[$'Admin ALL'.A43] &amp; [$'Admin ALL'.J43]" office:value-type="string" office:string-value="error_input_empty                    = " calcext:value-type="string">
            <text:p>error_input_empty <text:s text:c="19"/>= </text:p>
          </table:table-cell>
          <table:table-cell table:number-columns-repeated="1023"/>
        </table:table-row>
        <table:table-row table:style-name="ro1">
          <table:table-cell table:formula="of:=[$'Admin ALL'.A44] &amp; [$'Admin ALL'.J44]" office:value-type="string" office:string-value="error_multi_user_tab                 = " calcext:value-type="string">
            <text:p>error_multi_user_tab <text:s text:c="16"/>= </text:p>
          </table:table-cell>
          <table:table-cell table:number-columns-repeated="1023"/>
        </table:table-row>
        <table:table-row table:style-name="ro1">
          <table:table-cell table:formula="of:=[$'Admin ALL'.A45] &amp; [$'Admin ALL'.J45]" office:value-type="string" office:string-value="error_save_beforeclose               = " calcext:value-type="string">
            <text:p>error_save_beforeclose <text:s text:c="14"/>= </text:p>
          </table:table-cell>
          <table:table-cell table:number-columns-repeated="1023"/>
        </table:table-row>
        <table:table-row table:style-name="ro1">
          <table:table-cell table:formula="of:=[$'Admin ALL'.A46] &amp; [$'Admin ALL'.J46]" office:value-type="string" office:string-value="error_zip_structure                  = " calcext:value-type="string">
            <text:p>error_zip_structure <text:s text:c="17"/>= </text:p>
          </table:table-cell>
          <table:table-cell table:number-columns-repeated="1023"/>
        </table:table-row>
        <table:table-row table:style-name="ro1">
          <table:table-cell table:formula="of:=[$'Admin ALL'.A47] &amp; [$'Admin ALL'.J47]" office:value-type="string" office:string-value="error_file_upload                    = " calcext:value-type="string">
            <text:p>error_file_upload <text:s text:c="19"/>= </text:p>
          </table:table-cell>
          <table:table-cell table:number-columns-repeated="1023"/>
        </table:table-row>
        <table:table-row table:style-name="ro1">
          <table:table-cell table:formula="of:=[$'Admin ALL'.A48] &amp; [$'Admin ALL'.J48]" office:value-type="string" office:string-value="error_zip_nozip                      = " calcext:value-type="string">
            <text:p>error_zip_nozip <text:s text:c="21"/>= </text:p>
          </table:table-cell>
          <table:table-cell table:number-columns-repeated="1023"/>
        </table:table-row>
        <table:table-row table:style-name="ro1">
          <table:table-cell table:formula="of:=[$'Admin ALL'.A49] &amp; [$'Admin ALL'.J49]" office:value-type="string" office:string-value="error_read_htaccess                  = " calcext:value-type="string">
            <text:p>error_read_htaccess <text:s text:c="17"/>= </text:p>
          </table:table-cell>
          <table:table-cell table:number-columns-repeated="1023"/>
        </table:table-row>
        <table:table-row table:style-name="ro1">
          <table:table-cell table:formula="of:=[$'Admin ALL'.A50] &amp; [$'Admin ALL'.J50]" office:value-type="string" office:string-value="error_write_htaccess                 = " calcext:value-type="string">
            <text:p>error_write_htaccess <text:s text:c="16"/>= </text:p>
          </table:table-cell>
          <table:table-cell table:number-columns-repeated="1023"/>
        </table:table-row>
        <table:table-row table:style-name="ro1">
          <table:table-cell table:formula="of:=[$'Admin ALL'.A51] &amp; [$'Admin ALL'.J51]">
            <text:p/>
          </table:table-cell>
          <table:table-cell table:number-columns-repeated="1023"/>
        </table:table-row>
        <table:table-row table:style-name="ro1">
          <table:table-cell table:formula="of:=[$'Admin ALL'.A52] &amp; [$'Admin ALL'.J52]" office:value-type="string" office:string-value="dialog_title_error                   = " calcext:value-type="string">
            <text:p>dialog_title_error <text:s text:c="18"/>= </text:p>
          </table:table-cell>
          <table:table-cell table:number-columns-repeated="1023"/>
        </table:table-row>
        <table:table-row table:style-name="ro1">
          <table:table-cell table:formula="of:=[$'Admin ALL'.A53] &amp; [$'Admin ALL'.J53]" office:value-type="string" office:string-value="dialog_title_messages                = " calcext:value-type="string">
            <text:p>dialog_title_messages <text:s text:c="15"/>= </text:p>
          </table:table-cell>
          <table:table-cell table:number-columns-repeated="1023"/>
        </table:table-row>
        <table:table-row table:style-name="ro1">
          <table:table-cell table:formula="of:=[$'Admin ALL'.A54] &amp; [$'Admin ALL'.J54]" office:value-type="string" office:string-value="dialog_title_send                    = " calcext:value-type="string">
            <text:p>dialog_title_send <text:s text:c="19"/>= </text:p>
          </table:table-cell>
          <table:table-cell table:number-columns-repeated="1023"/>
        </table:table-row>
        <table:table-row table:style-name="ro1">
          <table:table-cell table:formula="of:=[$'Admin ALL'.A55] &amp; [$'Admin ALL'.J55]" office:value-type="string" office:string-value="dialog_title_save_beforeclose        = " calcext:value-type="string">
            <text:p>dialog_title_save_beforeclose <text:s text:c="7"/>= </text:p>
          </table:table-cell>
          <table:table-cell table:number-columns-repeated="1023"/>
        </table:table-row>
        <table:table-row table:style-name="ro1">
          <table:table-cell table:formula="of:=[$'Admin ALL'.A56] &amp; [$'Admin ALL'.J56]" office:value-type="string" office:string-value="dialog_title_delete                  = " calcext:value-type="string">
            <text:p>dialog_title_delete <text:s text:c="17"/>= </text:p>
          </table:table-cell>
          <table:table-cell table:number-columns-repeated="1023"/>
        </table:table-row>
        <table:table-row table:style-name="ro1">
          <table:table-cell table:formula="of:=[$'Admin ALL'.A57] &amp; [$'Admin ALL'.J57]" office:value-type="string" office:string-value="dialog_title_lastbackup              = " calcext:value-type="string">
            <text:p>dialog_title_lastbackup <text:s text:c="13"/>= </text:p>
          </table:table-cell>
          <table:table-cell table:number-columns-repeated="1023"/>
        </table:table-row>
        <table:table-row table:style-name="ro1">
          <table:table-cell table:formula="of:=[$'Admin ALL'.A58] &amp; [$'Admin ALL'.J58]" office:value-type="string" office:string-value="dialog_title_docu                    = " calcext:value-type="string">
            <text:p>dialog_title_docu <text:s text:c="19"/>= </text:p>
          </table:table-cell>
          <table:table-cell table:number-columns-repeated="1023"/>
        </table:table-row>
        <table:table-row table:style-name="ro1">
          <table:table-cell table:formula="of:=[$'Admin ALL'.A59] &amp; [$'Admin ALL'.J59]" office:value-type="string" office:string-value="dialog_title_coloredit               = " calcext:value-type="string">
            <text:p>dialog_title_coloredit <text:s text:c="14"/>= </text:p>
          </table:table-cell>
          <table:table-cell table:number-columns-repeated="1023"/>
        </table:table-row>
        <table:table-row table:style-name="ro1">
          <table:table-cell table:formula="of:=[$'Admin ALL'.A60] &amp; [$'Admin ALL'.J60]" office:value-type="string" office:string-value="yes                                  = " calcext:value-type="string">
            <text:p>yes <text:s text:c="33"/>= </text:p>
          </table:table-cell>
          <table:table-cell table:number-columns-repeated="1023"/>
        </table:table-row>
        <table:table-row table:style-name="ro1">
          <table:table-cell table:formula="of:=[$'Admin ALL'.A61] &amp; [$'Admin ALL'.J61]" office:value-type="string" office:string-value="no                                   = " calcext:value-type="string">
            <text:p>no <text:s text:c="34"/>= </text:p>
          </table:table-cell>
          <table:table-cell table:number-columns-repeated="1023"/>
        </table:table-row>
        <table:table-row table:style-name="ro1">
          <table:table-cell table:formula="of:=[$'Admin ALL'.A62] &amp; [$'Admin ALL'.J62]" office:value-type="string" office:string-value="pixels                               = " calcext:value-type="string">
            <text:p>pixels <text:s text:c="30"/>= </text:p>
          </table:table-cell>
          <table:table-cell table:number-columns-repeated="1023"/>
        </table:table-row>
        <table:table-row table:style-name="ro1">
          <table:table-cell table:formula="of:=[$'Admin ALL'.A63] &amp; [$'Admin ALL'.J63]" office:value-type="string" office:string-value="logout_button                        = " calcext:value-type="string">
            <text:p>logout_button <text:s text:c="23"/>= </text:p>
          </table:table-cell>
          <table:table-cell table:number-columns-repeated="1023"/>
        </table:table-row>
        <table:table-row table:style-name="ro1">
          <table:table-cell table:formula="of:=[$'Admin ALL'.A64] &amp; [$'Admin ALL'.J64]" office:value-type="string" office:string-value="website_button                       = " calcext:value-type="string">
            <text:p>website_button <text:s text:c="22"/>= </text:p>
          </table:table-cell>
          <table:table-cell table:number-columns-repeated="1023"/>
        </table:table-row>
        <table:table-row table:style-name="ro1">
          <table:table-cell table:formula="of:=[$'Admin ALL'.A65] &amp; [$'Admin ALL'.J65]" office:value-type="string" office:string-value="help_website_button                  = " calcext:value-type="string">
            <text:p>help_website_button <text:s text:c="17"/>= </text:p>
          </table:table-cell>
          <table:table-cell table:number-columns-repeated="1023"/>
        </table:table-row>
        <table:table-row table:style-name="ro1">
          <table:table-cell table:formula="of:=[$'Admin ALL'.A66] &amp; [$'Admin ALL'.J66]" office:value-type="string" office:string-value="target                               = Target:" calcext:value-type="string">
            <text:p>target <text:s text:c="30"/>= Target:</text:p>
          </table:table-cell>
          <table:table-cell table:number-columns-repeated="1023"/>
        </table:table-row>
        <table:table-row table:style-name="ro1">
          <table:table-cell table:formula="of:=[$'Admin ALL'.A67] &amp; [$'Admin ALL'.J67]" office:value-type="string" office:string-value="self                                 = self" calcext:value-type="string">
            <text:p>self <text:s text:c="32"/>= self</text:p>
          </table:table-cell>
          <table:table-cell table:number-columns-repeated="1023"/>
        </table:table-row>
        <table:table-row table:style-name="ro1">
          <table:table-cell table:formula="of:=[$'Admin ALL'.A68] &amp; [$'Admin ALL'.J68]" office:value-type="string" office:string-value="blank                                = blank" calcext:value-type="string">
            <text:p>blank <text:s text:c="31"/>= blank</text:p>
          </table:table-cell>
          <table:table-cell table:number-columns-repeated="1023"/>
        </table:table-row>
        <table:table-row table:style-name="ro1">
          <table:table-cell table:formula="of:=[$'Admin ALL'.A69] &amp; [$'Admin ALL'.J69]" office:value-type="string" office:string-value="password                             = " calcext:value-type="string">
            <text:p>password <text:s text:c="28"/>= </text:p>
          </table:table-cell>
          <table:table-cell table:number-columns-repeated="1023"/>
        </table:table-row>
        <table:table-row table:style-name="ro1">
          <table:table-cell table:formula="of:=[$'Admin ALL'.A70] &amp; [$'Admin ALL'.J70]" office:value-type="string" office:string-value="username                             = " calcext:value-type="string">
            <text:p>username <text:s text:c="28"/>= </text:p>
          </table:table-cell>
          <table:table-cell table:number-columns-repeated="1023"/>
        </table:table-row>
        <table:table-row table:style-name="ro1">
          <table:table-cell table:formula="of:=[$'Admin ALL'.A71] &amp; [$'Admin ALL'.J71]" office:value-type="string" office:string-value="incorrect_login                      = " calcext:value-type="string">
            <text:p>incorrect_login <text:s text:c="21"/>= </text:p>
          </table:table-cell>
          <table:table-cell table:number-columns-repeated="1023"/>
        </table:table-row>
        <table:table-row table:style-name="ro1">
          <table:table-cell table:formula="of:=[$'Admin ALL'.A72] &amp; [$'Admin ALL'.J72]" office:value-type="string" office:string-value="install_login                        = " calcext:value-type="string">
            <text:p>install_login <text:s text:c="23"/>= </text:p>
          </table:table-cell>
          <table:table-cell table:number-columns-repeated="1023"/>
        </table:table-row>
        <table:table-row table:style-name="ro1">
          <table:table-cell table:formula="of:=[$'Admin ALL'.A73] &amp; [$'Admin ALL'.J73]" office:value-type="string" office:string-value="images                               = " calcext:value-type="string">
            <text:p>images <text:s text:c="30"/>= </text:p>
          </table:table-cell>
          <table:table-cell table:number-columns-repeated="1023"/>
        </table:table-row>
        <table:table-row table:style-name="ro1">
          <table:table-cell table:formula="of:=[$'Admin ALL'.A74] &amp; [$'Admin ALL'.J74]" office:value-type="string" office:string-value="function_exists_error                = " calcext:value-type="string">
            <text:p>function_exists_error <text:s text:c="15"/>= </text:p>
          </table:table-cell>
          <table:table-cell table:number-columns-repeated="1023"/>
        </table:table-row>
        <table:table-row table:style-name="ro1">
          <table:table-cell table:formula="of:=[$'Admin ALL'.A75] &amp; [$'Admin ALL'.J75]" office:value-type="string" office:string-value="button_cancel                        = " calcext:value-type="string">
            <text:p>button_cancel <text:s text:c="23"/>= </text:p>
          </table:table-cell>
          <table:table-cell table:number-columns-repeated="1023"/>
        </table:table-row>
        <table:table-row table:style-name="ro1">
          <table:table-cell table:formula="of:=[$'Admin ALL'.A76] &amp; [$'Admin ALL'.J76]" office:value-type="string" office:string-value="button_save                          = " calcext:value-type="string">
            <text:p>button_save <text:s text:c="25"/>= </text:p>
          </table:table-cell>
          <table:table-cell table:number-columns-repeated="1023"/>
        </table:table-row>
        <table:table-row table:style-name="ro1">
          <table:table-cell table:formula="of:=[$'Admin ALL'.A77] &amp; [$'Admin ALL'.J77]" office:value-type="string" office:string-value="button_preview                       = " calcext:value-type="string">
            <text:p>button_preview <text:s text:c="22"/>= </text:p>
          </table:table-cell>
          <table:table-cell table:number-columns-repeated="1023"/>
        </table:table-row>
        <table:table-row table:style-name="ro1">
          <table:table-cell table:formula="of:=[$'Admin ALL'.A78] &amp; [$'Admin ALL'.J78]" office:value-type="string" office:string-value="files_button                         = " calcext:value-type="string">
            <text:p>files_button <text:s text:c="24"/>= </text:p>
          </table:table-cell>
          <table:table-cell table:number-columns-repeated="1023"/>
        </table:table-row>
        <table:table-row table:style-name="ro1">
          <table:table-cell table:formula="of:=[$'Admin ALL'.A79] &amp; [$'Admin ALL'.J79]" office:value-type="string" office:string-value="get_memory                           = " calcext:value-type="string">
            <text:p>get_memory <text:s text:c="26"/>= </text:p>
          </table:table-cell>
          <table:table-cell table:number-columns-repeated="1023"/>
        </table:table-row>
        <table:table-row table:style-name="ro1">
          <table:table-cell table:formula="of:=[$'Admin ALL'.A80] &amp; [$'Admin ALL'.J80]" office:value-type="string" office:string-value="get_execut_time                      = " calcext:value-type="string">
            <text:p>get_execut_time <text:s text:c="21"/>= </text:p>
          </table:table-cell>
          <table:table-cell table:number-columns-repeated="1023"/>
        </table:table-row>
        <table:table-row table:style-name="ro1">
          <table:table-cell table:formula="of:=[$'Admin ALL'.A81] &amp; [$'Admin ALL'.J81]">
            <text:p/>
          </table:table-cell>
          <table:table-cell table:number-columns-repeated="1023"/>
        </table:table-row>
        <table:table-row table:style-name="ro1">
          <table:table-cell table:formula="of:=[$'Admin ALL'.A82] &amp; [$'Admin ALL'.J82]" office:value-type="string" office:string-value="properties_error_save                = " calcext:value-type="string">
            <text:p>properties_error_save <text:s text:c="15"/>= </text:p>
          </table:table-cell>
          <table:table-cell table:number-columns-repeated="1023"/>
        </table:table-row>
        <table:table-row table:style-name="ro1">
          <table:table-cell table:formula="of:=[$'Admin ALL'.A83] &amp; [$'Admin ALL'.J83]" office:value-type="string" office:string-value="properties                           = " calcext:value-type="string">
            <text:p>properties <text:s text:c="26"/>= </text:p>
          </table:table-cell>
          <table:table-cell table:number-columns-repeated="1023"/>
        </table:table-row>
        <table:table-row table:style-name="ro1">
          <table:table-cell table:formula="of:=[$'Admin ALL'.A84] &amp; [$'Admin ALL'.J84]">
            <text:p/>
          </table:table-cell>
          <table:table-cell table:number-columns-repeated="1023"/>
        </table:table-row>
        <table:table-row table:style-name="ro1">
          <table:table-cell table:formula="of:=[$'Admin ALL'.A85] &amp; [$'Admin ALL'.J85]" office:value-type="string" office:string-value="editor_content_error_open            = " calcext:value-type="string">
            <text:p>editor_content_error_open <text:s text:c="11"/>= </text:p>
          </table:table-cell>
          <table:table-cell table:number-columns-repeated="1023"/>
        </table:table-row>
        <table:table-row table:style-name="ro1">
          <table:table-cell table:formula="of:=[$'Admin ALL'.A86] &amp; [$'Admin ALL'.J86]" office:value-type="string" office:string-value="editor_content_error_save            = " calcext:value-type="string">
            <text:p>editor_content_error_save <text:s text:c="11"/>= </text:p>
          </table:table-cell>
          <table:table-cell table:number-columns-repeated="1023"/>
        </table:table-row>
        <table:table-row table:style-name="ro1">
          <table:table-cell table:formula="of:=[$'Admin ALL'.A87] &amp; [$'Admin ALL'.J87]" office:value-type="string" office:string-value="toolbar_usersyntax                   = " calcext:value-type="string">
            <text:p>toolbar_usersyntax <text:s text:c="18"/>= </text:p>
          </table:table-cell>
          <table:table-cell table:number-columns-repeated="1023"/>
        </table:table-row>
        <table:table-row table:style-name="ro1">
          <table:table-cell table:formula="of:=[$'Admin ALL'.A88] &amp; [$'Admin ALL'.J88]" office:value-type="string" office:string-value="toolbar_contents                     = " calcext:value-type="string">
            <text:p>toolbar_contents <text:s text:c="20"/>= </text:p>
          </table:table-cell>
          <table:table-cell table:number-columns-repeated="1023"/>
        </table:table-row>
        <table:table-row table:style-name="ro1">
          <table:table-cell table:formula="of:=[$'Admin ALL'.A89] &amp; [$'Admin ALL'.J89]" office:value-type="string" office:string-value="toolbar_plugins                      = " calcext:value-type="string">
            <text:p>toolbar_plugins <text:s text:c="21"/>= </text:p>
          </table:table-cell>
          <table:table-cell table:number-columns-repeated="1023"/>
        </table:table-row>
        <table:table-row table:style-name="ro1">
          <table:table-cell table:formula="of:=[$'Admin ALL'.A90] &amp; [$'Admin ALL'.J90]" office:value-type="string" office:string-value="toolbar_platzhalter                  = " calcext:value-type="string">
            <text:p>toolbar_platzhalter <text:s text:c="17"/>= </text:p>
          </table:table-cell>
          <table:table-cell table:number-columns-repeated="1023"/>
        </table:table-row>
        <table:table-row table:style-name="ro1">
          <table:table-cell table:formula="of:=[$'Admin ALL'.A91] &amp; [$'Admin ALL'.J91]" office:value-type="string" office:string-value="toolbar_template                     = " calcext:value-type="string">
            <text:p>toolbar_template <text:s text:c="20"/>= </text:p>
          </table:table-cell>
          <table:table-cell table:number-columns-repeated="1023"/>
        </table:table-row>
        <table:table-row table:style-name="ro1">
          <table:table-cell table:formula="of:=[$'Admin ALL'.A92] &amp; [$'Admin ALL'.J92]" office:value-type="string" office:string-value="toolbar_template_css                 = " calcext:value-type="string">
            <text:p>toolbar_template_css <text:s text:c="16"/>= </text:p>
          </table:table-cell>
          <table:table-cell table:number-columns-repeated="1023"/>
        </table:table-row>
        <table:table-row table:style-name="ro1">
          <table:table-cell table:formula="of:=[$'Admin ALL'.A93] &amp; [$'Admin ALL'.J93]" office:value-type="string" office:string-value="toolbar_template_image               = " calcext:value-type="string">
            <text:p>toolbar_template_image <text:s text:c="14"/>= </text:p>
          </table:table-cell>
          <table:table-cell table:number-columns-repeated="1023"/>
        </table:table-row>
        <table:table-row table:style-name="ro1">
          <table:table-cell table:formula="of:=[$'Admin ALL'.A94] &amp; [$'Admin ALL'.J94]" office:value-type="string" office:string-value="toolbar_platzhalter_CATEGORY         = " calcext:value-type="string">
            <text:p>toolbar_platzhalter_CATEGORY <text:s text:c="8"/>= </text:p>
          </table:table-cell>
          <table:table-cell table:number-columns-repeated="1023"/>
        </table:table-row>
        <table:table-row table:style-name="ro1">
          <table:table-cell table:formula="of:=[$'Admin ALL'.A95] &amp; [$'Admin ALL'.J95]" office:value-type="string" office:string-value="toolbar_platzhalter_CATEGORY_NAME    = " calcext:value-type="string">
            <text:p>toolbar_platzhalter_CATEGORY_NAME <text:s text:c="3"/>= </text:p>
          </table:table-cell>
          <table:table-cell table:number-columns-repeated="1023"/>
        </table:table-row>
        <table:table-row table:style-name="ro1">
          <table:table-cell table:formula="of:=[$'Admin ALL'.A96] &amp; [$'Admin ALL'.J96]" office:value-type="string" office:string-value="toolbar_platzhalter_PAGE             = " calcext:value-type="string">
            <text:p>toolbar_platzhalter_PAGE <text:s text:c="12"/>= </text:p>
          </table:table-cell>
          <table:table-cell table:number-columns-repeated="1023"/>
        </table:table-row>
        <table:table-row table:style-name="ro1">
          <table:table-cell table:formula="of:=[$'Admin ALL'.A97] &amp; [$'Admin ALL'.J97]" office:value-type="string" office:string-value="toolbar_platzhalter_PAGE_NAME        = " calcext:value-type="string">
            <text:p>toolbar_platzhalter_PAGE_NAME <text:s text:c="7"/>= </text:p>
          </table:table-cell>
          <table:table-cell table:number-columns-repeated="1023"/>
        </table:table-row>
        <table:table-row table:style-name="ro1">
          <table:table-cell table:formula="of:=[$'Admin ALL'.A98] &amp; [$'Admin ALL'.J98]" office:value-type="string" office:string-value="toolbar_platzhalter_PAGE_FILE        = " calcext:value-type="string">
            <text:p>toolbar_platzhalter_PAGE_FILE <text:s text:c="7"/>= </text:p>
          </table:table-cell>
          <table:table-cell table:number-columns-repeated="1023"/>
        </table:table-row>
        <table:table-row table:style-name="ro1">
          <table:table-cell table:formula="of:=[$'Admin ALL'.A99] &amp; [$'Admin ALL'.J99]" office:value-type="string" office:string-value="toolbar_platzhalter_SEARCH           = " calcext:value-type="string">
            <text:p>toolbar_platzhalter_SEARCH <text:s text:c="10"/>= </text:p>
          </table:table-cell>
          <table:table-cell table:number-columns-repeated="1023"/>
        </table:table-row>
        <table:table-row table:style-name="ro1">
          <table:table-cell table:formula="of:=[$'Admin ALL'.A100] &amp; [$'Admin ALL'.J100]" office:value-type="string" office:string-value="toolbar_platzhalter_SITEMAPLINK      = " calcext:value-type="string">
            <text:p>toolbar_platzhalter_SITEMAPLINK <text:s text:c="5"/>= </text:p>
          </table:table-cell>
          <table:table-cell table:number-columns-repeated="1023"/>
        </table:table-row>
        <table:table-row table:style-name="ro1">
          <table:table-cell table:formula="of:=[$'Admin ALL'.A101] &amp; [$'Admin ALL'.J101]" office:value-type="string" office:string-value="toolbar_platzhalter_CMSINFO          = " calcext:value-type="string">
            <text:p>toolbar_platzhalter_CMSINFO <text:s text:c="9"/>= </text:p>
          </table:table-cell>
          <table:table-cell table:number-columns-repeated="1023"/>
        </table:table-row>
        <table:table-row table:style-name="ro1">
          <table:table-cell table:formula="of:=[$'Admin ALL'.A102] &amp; [$'Admin ALL'.J102]" office:value-type="string" office:string-value="toolbar_platzhalter_TABLEOFCONTENTS  = " calcext:value-type="string">
            <text:p>toolbar_platzhalter_TABLEOFCONTENTS <text:s/>= </text:p>
          </table:table-cell>
          <table:table-cell table:number-columns-repeated="1023"/>
        </table:table-row>
        <table:table-row table:style-name="ro1">
          <table:table-cell table:formula="of:=[$'Admin ALL'.A103] &amp; [$'Admin ALL'.J103]" office:value-type="string" office:string-value="toolbar_platzhalter_BASE_URL         = " calcext:value-type="string">
            <text:p>toolbar_platzhalter_BASE_URL <text:s text:c="8"/>= </text:p>
          </table:table-cell>
          <table:table-cell table:number-columns-repeated="1023"/>
        </table:table-row>
        <table:table-row table:style-name="ro1">
          <table:table-cell table:formula="of:=[$'Admin ALL'.A104] &amp; [$'Admin ALL'.J104]" office:value-type="string" office:string-value="toolbar_platzhalter_CATEGORY_URL     = " calcext:value-type="string">
            <text:p>toolbar_platzhalter_CATEGORY_URL <text:s text:c="4"/>= </text:p>
          </table:table-cell>
          <table:table-cell table:number-columns-repeated="1023"/>
        </table:table-row>
        <table:table-row table:style-name="ro1">
          <table:table-cell table:formula="of:=[$'Admin ALL'.A105] &amp; [$'Admin ALL'.J105]" office:value-type="string" office:string-value="toolbar_platzhalter_PAGE_URL         = " calcext:value-type="string">
            <text:p>toolbar_platzhalter_PAGE_URL <text:s text:c="8"/>= </text:p>
          </table:table-cell>
          <table:table-cell table:number-columns-repeated="1023"/>
        </table:table-row>
        <table:table-row table:style-name="ro1">
          <table:table-cell table:formula="of:=[$'Admin ALL'.A106] &amp; [$'Admin ALL'.J106]" office:value-type="string" office:string-value="toolbar_platzhalter_CHARSET          = " calcext:value-type="string">
            <text:p>toolbar_platzhalter_CHARSET <text:s text:c="9"/>= </text:p>
          </table:table-cell>
          <table:table-cell table:number-columns-repeated="1023"/>
        </table:table-row>
        <table:table-row table:style-name="ro1">
          <table:table-cell table:formula="of:=[$'Admin ALL'.A107] &amp; [$'Admin ALL'.J107]" office:value-type="string" office:string-value="toolbar_platzhalter_LAYOUT_DIR       = " calcext:value-type="string">
            <text:p>toolbar_platzhalter_LAYOUT_DIR <text:s text:c="6"/>= </text:p>
          </table:table-cell>
          <table:table-cell table:number-columns-repeated="1023"/>
        </table:table-row>
        <table:table-row table:style-name="ro1">
          <table:table-cell table:formula="of:=[$'Admin ALL'.A108] &amp; [$'Admin ALL'.J108]" office:value-type="string" office:string-value="toolbar_platzhalter_WEBSITE_TITLE    = " calcext:value-type="string">
            <text:p>toolbar_platzhalter_WEBSITE_TITLE <text:s text:c="3"/>= </text:p>
          </table:table-cell>
          <table:table-cell table:number-columns-repeated="1023"/>
        </table:table-row>
        <table:table-row table:style-name="ro1">
          <table:table-cell table:formula="of:=[$'Admin ALL'.A109] &amp; [$'Admin ALL'.J109]" office:value-type="string" office:string-value="toolbar_platzhalter_WEBSITE_KEYWORDS = " calcext:value-type="string">
            <text:p>toolbar_platzhalter_WEBSITE_KEYWORDS = </text:p>
          </table:table-cell>
          <table:table-cell table:number-columns-repeated="1023"/>
        </table:table-row>
        <table:table-row table:style-name="ro1">
          <table:table-cell table:formula="of:=[$'Admin ALL'.A110] &amp; [$'Admin ALL'.J110]" office:value-type="string" office:string-value="toolbar_platzhalter_WEBSITE_DESCRIPTION = " calcext:value-type="string">
            <text:p>toolbar_platzhalter_WEBSITE_DESCRIPTION = </text:p>
          </table:table-cell>
          <table:table-cell table:number-columns-repeated="1023"/>
        </table:table-row>
        <table:table-row table:style-name="ro1">
          <table:table-cell table:formula="of:=[$'Admin ALL'.A111] &amp; [$'Admin ALL'.J111]" office:value-type="string" office:string-value="toolbar_platzhalter_WEBSITE_NAME     = " calcext:value-type="string">
            <text:p>toolbar_platzhalter_WEBSITE_NAME <text:s text:c="4"/>= </text:p>
          </table:table-cell>
          <table:table-cell table:number-columns-repeated="1023"/>
        </table:table-row>
        <table:table-row table:style-name="ro1">
          <table:table-cell table:formula="of:=[$'Admin ALL'.A112] &amp; [$'Admin ALL'.J112]" office:value-type="string" office:string-value="toolbar_platzhalter_MAINMENU         = " calcext:value-type="string">
            <text:p>toolbar_platzhalter_MAINMENU <text:s text:c="8"/>= </text:p>
          </table:table-cell>
          <table:table-cell table:number-columns-repeated="1023"/>
        </table:table-row>
        <table:table-row table:style-name="ro1">
          <table:table-cell table:formula="of:=[$'Admin ALL'.A113] &amp; [$'Admin ALL'.J113]" office:value-type="string" office:string-value="toolbar_platzhalter_DETAILMENU       = " calcext:value-type="string">
            <text:p>toolbar_platzhalter_DETAILMENU <text:s text:c="6"/>= </text:p>
          </table:table-cell>
          <table:table-cell table:number-columns-repeated="1023"/>
        </table:table-row>
        <table:table-row table:style-name="ro1">
          <table:table-cell table:formula="of:=[$'Admin ALL'.A114] &amp; [$'Admin ALL'.J114]" office:value-type="string" office:string-value="toolbar_platzhalter_MEMORYUSAGE      = " calcext:value-type="string">
            <text:p>toolbar_platzhalter_MEMORYUSAGE <text:s text:c="5"/>= </text:p>
          </table:table-cell>
          <table:table-cell table:number-columns-repeated="1023"/>
        </table:table-row>
        <table:table-row table:style-name="ro1">
          <table:table-cell table:formula="of:=[$'Admin ALL'.A115] &amp; [$'Admin ALL'.J115]" office:value-type="string" office:string-value="toolbar_platzhalter_EXECUTETIME      = " calcext:value-type="string">
            <text:p>toolbar_platzhalter_EXECUTETIME <text:s text:c="5"/>= </text:p>
          </table:table-cell>
          <table:table-cell table:number-columns-repeated="1023"/>
        </table:table-row>
        <table:table-row table:style-name="ro1">
          <table:table-cell table:formula="of:=[$'Admin ALL'.A116] &amp; [$'Admin ALL'.J116]" office:value-type="string" office:string-value="toolbar_platzhalter_VALUE            = " calcext:value-type="string">
            <text:p>toolbar_platzhalter_VALUE <text:s text:c="11"/>= </text:p>
          </table:table-cell>
          <table:table-cell table:number-columns-repeated="1023"/>
        </table:table-row>
        <table:table-row table:style-name="ro1">
          <table:table-cell table:formula="of:=[$'Admin ALL'.A117] &amp; [$'Admin ALL'.J117]" office:value-type="string" office:string-value="toolbar_platzhalter_DESCRIPTION      = " calcext:value-type="string">
            <text:p>toolbar_platzhalter_DESCRIPTION <text:s text:c="5"/>= </text:p>
          </table:table-cell>
          <table:table-cell table:number-columns-repeated="1023"/>
        </table:table-row>
        <table:table-row table:style-name="ro1">
          <table:table-cell table:formula="of:=[$'Admin ALL'.A118] &amp; [$'Admin ALL'.J118]" office:value-type="string" office:string-value="toolbar_editor_linenumber            = " calcext:value-type="string">
            <text:p>toolbar_editor_linenumber <text:s text:c="11"/>= </text:p>
          </table:table-cell>
          <table:table-cell table:number-columns-repeated="1023"/>
        </table:table-row>
        <table:table-row table:style-name="ro1">
          <table:table-cell table:formula="of:=[$'Admin ALL'.A119] &amp; [$'Admin ALL'.J119]" office:value-type="string" office:string-value="toolbar_editor_controlcharacter      = " calcext:value-type="string">
            <text:p>toolbar_editor_controlcharacter <text:s text:c="5"/>= </text:p>
          </table:table-cell>
          <table:table-cell table:number-columns-repeated="1023"/>
        </table:table-row>
        <table:table-row table:style-name="ro1">
          <table:table-cell table:formula="of:=[$'Admin ALL'.A120] &amp; [$'Admin ALL'.J120]" office:value-type="string" office:string-value="toolbar_editor_highlighter           = " calcext:value-type="string">
            <text:p>toolbar_editor_highlighter <text:s text:c="10"/>= </text:p>
          </table:table-cell>
          <table:table-cell table:number-columns-repeated="1023"/>
        </table:table-row>
        <table:table-row table:style-name="ro1">
          <table:table-cell table:formula="of:=[$'Admin ALL'.A121] &amp; [$'Admin ALL'.J121]" office:value-type="string" office:string-value="toolbar_editor_fontsize              = " calcext:value-type="string">
            <text:p>toolbar_editor_fontsize <text:s text:c="13"/>= </text:p>
          </table:table-cell>
          <table:table-cell table:number-columns-repeated="1023"/>
        </table:table-row>
        <table:table-row table:style-name="ro1">
          <table:table-cell table:formula="of:=[$'Admin ALL'.A122] &amp; [$'Admin ALL'.J122]" office:value-type="string" office:string-value="toolbar_editor_undo                  = " calcext:value-type="string">
            <text:p>toolbar_editor_undo <text:s text:c="17"/>= </text:p>
          </table:table-cell>
          <table:table-cell table:number-columns-repeated="1023"/>
        </table:table-row>
        <table:table-row table:style-name="ro1">
          <table:table-cell table:formula="of:=[$'Admin ALL'.A123] &amp; [$'Admin ALL'.J123]" office:value-type="string" office:string-value="toolbar_editor_redo                  = " calcext:value-type="string">
            <text:p>toolbar_editor_redo <text:s text:c="17"/>= </text:p>
          </table:table-cell>
          <table:table-cell table:number-columns-repeated="1023"/>
        </table:table-row>
        <table:table-row table:style-name="ro1">
          <table:table-cell table:formula="of:=[$'Admin ALL'.A124] &amp; [$'Admin ALL'.J124]" office:value-type="string" office:string-value="toolbar_editor_togglefold            = " calcext:value-type="string">
            <text:p>toolbar_editor_togglefold <text:s text:c="11"/>= </text:p>
          </table:table-cell>
          <table:table-cell table:number-columns-repeated="1023"/>
        </table:table-row>
        <table:table-row table:style-name="ro1">
          <table:table-cell table:formula="of:=[$'Admin ALL'.A125] &amp; [$'Admin ALL'.J125]" office:value-type="string" office:string-value="toolbar_editor_search                = " calcext:value-type="string">
            <text:p>toolbar_editor_search <text:s text:c="15"/>= </text:p>
          </table:table-cell>
          <table:table-cell table:number-columns-repeated="1023"/>
        </table:table-row>
        <table:table-row table:style-name="ro1">
          <table:table-cell table:formula="of:=[$'Admin ALL'.A126] &amp; [$'Admin ALL'.J126]" office:value-type="string" office:string-value="toolbar_editor_searchall             = " calcext:value-type="string">
            <text:p>toolbar_editor_searchall <text:s text:c="12"/>= </text:p>
          </table:table-cell>
          <table:table-cell table:number-columns-repeated="1023"/>
        </table:table-row>
        <table:table-row table:style-name="ro1">
          <table:table-cell table:formula="of:=[$'Admin ALL'.A127] &amp; [$'Admin ALL'.J127]" office:value-type="string" office:string-value="toolbar_editor_replace               = " calcext:value-type="string">
            <text:p>toolbar_editor_replace <text:s text:c="14"/>= </text:p>
          </table:table-cell>
          <table:table-cell table:number-columns-repeated="1023"/>
        </table:table-row>
        <table:table-row table:style-name="ro1">
          <table:table-cell table:formula="of:=[$'Admin ALL'.A128] &amp; [$'Admin ALL'.J128]" office:value-type="string" office:string-value="toolbar_editor_textall               = " calcext:value-type="string">
            <text:p>toolbar_editor_textall <text:s text:c="14"/>= </text:p>
          </table:table-cell>
          <table:table-cell table:number-columns-repeated="1023"/>
        </table:table-row>
        <table:table-row table:style-name="ro1">
          <table:table-cell table:formula="of:=[$'Admin ALL'.A129] &amp; [$'Admin ALL'.J129]">
            <text:p/>
          </table:table-cell>
          <table:table-cell table:number-columns-repeated="1023"/>
        </table:table-row>
        <table:table-row table:style-name="ro1">
          <table:table-cell table:formula="of:=[$'Admin ALL'.A130] &amp; [$'Admin ALL'.J130]" office:value-type="string" office:string-value="filter_button_all_hide               = " calcext:value-type="string">
            <text:p>filter_button_all_hide <text:s text:c="14"/>= </text:p>
          </table:table-cell>
          <table:table-cell table:number-columns-repeated="1023"/>
        </table:table-row>
        <table:table-row table:style-name="ro1">
          <table:table-cell table:formula="of:=[$'Admin ALL'.A131] &amp; [$'Admin ALL'.J131]" office:value-type="string" office:string-value="filter_button_all_show               = " calcext:value-type="string">
            <text:p>filter_button_all_show <text:s text:c="14"/>= </text:p>
          </table:table-cell>
          <table:table-cell table:number-columns-repeated="1023"/>
        </table:table-row>
        <table:table-row table:style-name="ro1">
          <table:table-cell table:formula="of:=[$'Admin ALL'.A132] &amp; [$'Admin ALL'.J132]" office:value-type="string" office:string-value="filter_text                          = " calcext:value-type="string">
            <text:p>filter_text <text:s text:c="25"/>= </text:p>
          </table:table-cell>
          <table:table-cell table:number-columns-repeated="1023"/>
        </table:table-row>
        <table:table-row table:style-name="ro1">
          <table:table-cell table:formula="of:=[$'Admin ALL'.A133] &amp; [$'Admin ALL'.J133]" office:value-type="string" office:string-value="filter_text_gallery                  = " calcext:value-type="string">
            <text:p>filter_text_gallery <text:s text:c="17"/>= </text:p>
          </table:table-cell>
          <table:table-cell table:number-columns-repeated="1023"/>
        </table:table-row>
        <table:table-row table:style-name="ro1">
          <table:table-cell table:formula="of:=[$'Admin ALL'.A134] &amp; [$'Admin ALL'.J134]" office:value-type="string" office:string-value="filter_text_plugins                  = " calcext:value-type="string">
            <text:p>filter_text_plugins <text:s text:c="17"/>= </text:p>
          </table:table-cell>
          <table:table-cell table:number-columns-repeated="1023"/>
        </table:table-row>
        <table:table-row table:style-name="ro1">
          <table:table-cell table:formula="of:=[$'Admin ALL'.A135] &amp; [$'Admin ALL'.J135]" office:value-type="string" office:string-value="filter_text_files                    = " calcext:value-type="string">
            <text:p>filter_text_files <text:s text:c="19"/>= </text:p>
          </table:table-cell>
          <table:table-cell table:number-columns-repeated="1023"/>
        </table:table-row>
        <table:table-row table:style-name="ro1">
          <table:table-cell table:formula="of:=[$'Admin ALL'.A136] &amp; [$'Admin ALL'.J136]" office:value-type="string" office:string-value="filter_text_catpage                  = " calcext:value-type="string">
            <text:p>filter_text_catpage <text:s text:c="17"/>= </text:p>
          </table:table-cell>
          <table:table-cell table:number-columns-repeated="1023"/>
        </table:table-row>
        <table:table-row table:style-name="ro1">
          <table:table-cell table:formula="of:=[$'Admin ALL'.A137] &amp; [$'Admin ALL'.J137]">
            <text:p/>
          </table:table-cell>
          <table:table-cell table:number-columns-repeated="1023"/>
        </table:table-row>
        <table:table-row table:style-name="ro1">
          <table:table-cell table:formula="of:=[$'Admin ALL'.A138] &amp; [$'Admin ALL'.J138]" office:value-type="string" office:string-value="home_button                          = " calcext:value-type="string">
            <text:p>home_button <text:s text:c="25"/>= </text:p>
          </table:table-cell>
          <table:table-cell table:number-columns-repeated="1023"/>
        </table:table-row>
        <table:table-row table:style-name="ro1">
          <table:table-cell table:formula="of:=[$'Admin ALL'.A139] &amp; [$'Admin ALL'.J139]" office:value-type="string" office:string-value="home_multiuser                       = " calcext:value-type="string">
            <text:p>home_multiuser <text:s text:c="22"/>= </text:p>
          </table:table-cell>
          <table:table-cell table:number-columns-repeated="1023"/>
        </table:table-row>
        <table:table-row table:style-name="ro1">
          <table:table-cell table:formula="of:=[$'Admin ALL'.A140] &amp; [$'Admin ALL'.J140]" office:value-type="string" office:string-value="home_multiuser_text                  = " calcext:value-type="string">
            <text:p>home_multiuser_text <text:s text:c="17"/>= </text:p>
          </table:table-cell>
          <table:table-cell table:number-columns-repeated="1023"/>
        </table:table-row>
        <table:table-row table:style-name="ro1">
          <table:table-cell table:formula="of:=[$'Admin ALL'.A141] &amp; [$'Admin ALL'.J141]" office:value-type="string" office:string-value="home_multiuser_button                = " calcext:value-type="string">
            <text:p>home_multiuser_button <text:s text:c="15"/>= </text:p>
          </table:table-cell>
          <table:table-cell table:number-columns-repeated="1023"/>
        </table:table-row>
        <table:table-row table:style-name="ro1">
          <table:table-cell table:formula="of:=[$'Admin ALL'.A142] &amp; [$'Admin ALL'.J142]" office:value-type="string" office:string-value="home_multiuser_mode_text             = " calcext:value-type="string">
            <text:p>home_multiuser_mode_text <text:s text:c="12"/>= </text:p>
          </table:table-cell>
          <table:table-cell table:number-columns-repeated="1023"/>
        </table:table-row>
        <table:table-row table:style-name="ro1">
          <table:table-cell table:formula="of:=[$'Admin ALL'.A143] &amp; [$'Admin ALL'.J143]" office:value-type="string" office:string-value="home_text                            = " calcext:value-type="string">
            <text:p>home_text <text:s text:c="27"/>= </text:p>
          </table:table-cell>
          <table:table-cell table:number-columns-repeated="1023"/>
        </table:table-row>
        <table:table-row table:style-name="ro1">
          <table:table-cell table:formula="of:=[$'Admin ALL'.A144] &amp; [$'Admin ALL'.J144]" office:value-type="string" office:string-value="home_cmssize_text                    = " calcext:value-type="string">
            <text:p>home_cmssize_text <text:s text:c="19"/>= </text:p>
          </table:table-cell>
          <table:table-cell table:number-columns-repeated="1023"/>
        </table:table-row>
        <table:table-row table:style-name="ro1">
          <table:table-cell table:formula="of:=[$'Admin ALL'.A145] &amp; [$'Admin ALL'.J145]" office:value-type="string" office:string-value="home_cmsversion_text                 = " calcext:value-type="string">
            <text:p>home_cmsversion_text <text:s text:c="16"/>= </text:p>
          </table:table-cell>
          <table:table-cell table:number-columns-repeated="1023"/>
        </table:table-row>
        <table:table-row table:style-name="ro1">
          <table:table-cell table:formula="of:=[$'Admin ALL'.A146] &amp; [$'Admin ALL'.J146]" office:value-type="string" office:string-value="home_cmsrevision_text                = " calcext:value-type="string">
            <text:p>home_cmsrevision_text <text:s text:c="15"/>= </text:p>
          </table:table-cell>
          <table:table-cell table:number-columns-repeated="1023"/>
        </table:table-row>
        <table:table-row table:style-name="ro1">
          <table:table-cell table:formula="of:=[$'Admin ALL'.A147] &amp; [$'Admin ALL'.J147]" office:value-type="string" office:string-value="home_phpversion_text                 = " calcext:value-type="string">
            <text:p>home_phpversion_text <text:s text:c="16"/>= </text:p>
          </table:table-cell>
          <table:table-cell table:number-columns-repeated="1023"/>
        </table:table-row>
        <table:table-row table:style-name="ro1">
          <table:table-cell table:formula="of:=[$'Admin ALL'.A148] &amp; [$'Admin ALL'.J148]" office:value-type="string" office:string-value="home_error_phpversion_text           = " calcext:value-type="string">
            <text:p>home_error_phpversion_text <text:s text:c="10"/>= </text:p>
          </table:table-cell>
          <table:table-cell table:number-columns-repeated="1023"/>
        </table:table-row>
        <table:table-row table:style-name="ro1">
          <table:table-cell table:formula="of:=[$'Admin ALL'.A149] &amp; [$'Admin ALL'.J149]" office:value-type="string" office:string-value="home_installpath_text                = " calcext:value-type="string">
            <text:p>home_installpath_text <text:s text:c="15"/>= </text:p>
          </table:table-cell>
          <table:table-cell table:number-columns-repeated="1023"/>
        </table:table-row>
        <table:table-row table:style-name="ro1">
          <table:table-cell table:formula="of:=[$'Admin ALL'.A150] &amp; [$'Admin ALL'.J150]" office:value-type="string" office:string-value="home_help                            = " calcext:value-type="string">
            <text:p>home_help <text:s text:c="27"/>= </text:p>
          </table:table-cell>
          <table:table-cell table:number-columns-repeated="1023"/>
        </table:table-row>
        <table:table-row table:style-name="ro1">
          <table:table-cell table:formula="of:=[$'Admin ALL'.A151] &amp; [$'Admin ALL'.J151]" office:value-type="string" office:string-value="home_help_text_docu                  = " calcext:value-type="string">
            <text:p>home_help_text_docu <text:s text:c="17"/>= </text:p>
          </table:table-cell>
          <table:table-cell table:number-columns-repeated="1023"/>
        </table:table-row>
        <table:table-row table:style-name="ro1">
          <table:table-cell table:formula="of:=[$'Admin ALL'.A152] &amp; [$'Admin ALL'.J152]" office:value-type="string" office:string-value="home_help_text_info                  = " calcext:value-type="string">
            <text:p>home_help_text_info <text:s text:c="17"/>= </text:p>
          </table:table-cell>
          <table:table-cell table:number-columns-repeated="1023"/>
        </table:table-row>
        <table:table-row table:style-name="ro1">
          <table:table-cell table:formula="of:=[$'Admin ALL'.A153] &amp; [$'Admin ALL'.J153]" office:value-type="string" office:string-value="home_no_help                         = " calcext:value-type="string">
            <text:p>home_no_help <text:s text:c="24"/>= </text:p>
          </table:table-cell>
          <table:table-cell table:number-columns-repeated="1023"/>
        </table:table-row>
        <table:table-row table:style-name="ro1">
          <table:table-cell table:formula="of:=[$'Admin ALL'.A154] &amp; [$'Admin ALL'.J154]" office:value-type="string" office:string-value="home_mod_rewrite                     = " calcext:value-type="string">
            <text:p>home_mod_rewrite <text:s text:c="20"/>= </text:p>
          </table:table-cell>
          <table:table-cell table:number-columns-repeated="1023"/>
        </table:table-row>
        <table:table-row table:style-name="ro1">
          <table:table-cell table:formula="of:=[$'Admin ALL'.A155] &amp; [$'Admin ALL'.J155]" office:value-type="string" office:string-value="home_error_mod_rewrite               = " calcext:value-type="string">
            <text:p>home_error_mod_rewrite <text:s text:c="14"/>= </text:p>
          </table:table-cell>
          <table:table-cell table:number-columns-repeated="1023"/>
        </table:table-row>
        <table:table-row table:style-name="ro1">
          <table:table-cell table:formula="of:=[$'Admin ALL'.A156] &amp; [$'Admin ALL'.J156]" office:value-type="string" office:string-value="home_mod_rewrite_deact               = " calcext:value-type="string">
            <text:p>home_mod_rewrite_deact <text:s text:c="14"/>= </text:p>
          </table:table-cell>
          <table:table-cell table:number-columns-repeated="1023"/>
        </table:table-row>
        <table:table-row table:style-name="ro1">
          <table:table-cell table:formula="of:=[$'Admin ALL'.A157] &amp; [$'Admin ALL'.J157]" office:value-type="string" office:string-value="home_error_safe_mode                 = " calcext:value-type="string">
            <text:p>home_error_safe_mode <text:s text:c="16"/>= </text:p>
          </table:table-cell>
          <table:table-cell table:number-columns-repeated="1023"/>
        </table:table-row>
        <table:table-row table:style-name="ro1">
          <table:table-cell table:formula="of:=[$'Admin ALL'.A158] &amp; [$'Admin ALL'.J158]" office:value-type="string" office:string-value="home_text_safemode                   = " calcext:value-type="string">
            <text:p>home_text_safemode <text:s text:c="18"/>= </text:p>
          </table:table-cell>
          <table:table-cell table:number-columns-repeated="1023"/>
        </table:table-row>
        <table:table-row table:style-name="ro1">
          <table:table-cell table:formula="of:=[$'Admin ALL'.A159] &amp; [$'Admin ALL'.J159]" office:value-type="string" office:string-value="home_text_gd                         = " calcext:value-type="string">
            <text:p>home_text_gd <text:s text:c="24"/>= </text:p>
          </table:table-cell>
          <table:table-cell table:number-columns-repeated="1023"/>
        </table:table-row>
        <table:table-row table:style-name="ro1">
          <table:table-cell table:formula="of:=[$'Admin ALL'.A160] &amp; [$'Admin ALL'.J160]" office:value-type="string" office:string-value="home_error_gd                        = " calcext:value-type="string">
            <text:p>home_error_gd <text:s text:c="23"/>= </text:p>
          </table:table-cell>
          <table:table-cell table:number-columns-repeated="1023"/>
        </table:table-row>
        <table:table-row table:style-name="ro1">
          <table:table-cell table:formula="of:=[$'Admin ALL'.A161] &amp; [$'Admin ALL'.J161]" office:value-type="string" office:string-value="home_mailtest_mailsubject            = " calcext:value-type="string">
            <text:p>home_mailtest_mailsubject <text:s text:c="11"/>= </text:p>
          </table:table-cell>
          <table:table-cell table:number-columns-repeated="1023"/>
        </table:table-row>
        <table:table-row table:style-name="ro1">
          <table:table-cell table:formula="of:=[$'Admin ALL'.A162] &amp; [$'Admin ALL'.J162]" office:value-type="string" office:string-value="home_mailtest_mailcontent            = " calcext:value-type="string">
            <text:p>home_mailtest_mailcontent <text:s text:c="11"/>= </text:p>
          </table:table-cell>
          <table:table-cell table:number-columns-repeated="1023"/>
        </table:table-row>
        <table:table-row table:style-name="ro1">
          <table:table-cell table:formula="of:=[$'Admin ALL'.A163] &amp; [$'Admin ALL'.J163]" office:value-type="string" office:string-value="home_text_test_mail                  = " calcext:value-type="string">
            <text:p>home_text_test_mail <text:s text:c="17"/>= </text:p>
          </table:table-cell>
          <table:table-cell table:number-columns-repeated="1023"/>
        </table:table-row>
        <table:table-row table:style-name="ro1">
          <table:table-cell table:formula="of:=[$'Admin ALL'.A164] &amp; [$'Admin ALL'.J164]" office:value-type="string" office:string-value="home_messages_test_mail              = " calcext:value-type="string">
            <text:p>home_messages_test_mail <text:s text:c="13"/>= </text:p>
          </table:table-cell>
          <table:table-cell table:number-columns-repeated="1023"/>
        </table:table-row>
        <table:table-row table:style-name="ro1">
          <table:table-cell table:formula="of:=[$'Admin ALL'.A165] &amp; [$'Admin ALL'.J165]" office:value-type="string" office:string-value="home_messages_no_mail                = " calcext:value-type="string">
            <text:p>home_messages_no_mail <text:s text:c="15"/>= </text:p>
          </table:table-cell>
          <table:table-cell table:number-columns-repeated="1023"/>
        </table:table-row>
        <table:table-row table:style-name="ro1">
          <table:table-cell table:formula="of:=[$'Admin ALL'.A166] &amp; [$'Admin ALL'.J166]" office:value-type="string" office:string-value="home_error_test_mail                 = " calcext:value-type="string">
            <text:p>home_error_test_mail <text:s text:c="16"/>= </text:p>
          </table:table-cell>
          <table:table-cell table:number-columns-repeated="1023"/>
        </table:table-row>
        <table:table-row table:style-name="ro1">
          <table:table-cell table:formula="of:=[$'Admin ALL'.A167] &amp; [$'Admin ALL'.J167]" office:value-type="string" office:string-value="home_cmsinfo                         = " calcext:value-type="string">
            <text:p>home_cmsinfo <text:s text:c="24"/>= </text:p>
          </table:table-cell>
          <table:table-cell table:number-columns-repeated="1023"/>
        </table:table-row>
        <table:table-row table:style-name="ro1">
          <table:table-cell table:formula="of:=[$'Admin ALL'.A168] &amp; [$'Admin ALL'.J168]" office:value-type="string" office:string-value="home_serverinfo                      = " calcext:value-type="string">
            <text:p>home_serverinfo <text:s text:c="21"/>= </text:p>
          </table:table-cell>
          <table:table-cell table:number-columns-repeated="1023"/>
        </table:table-row>
        <table:table-row table:style-name="ro1">
          <table:table-cell table:formula="of:=[$'Admin ALL'.A169] &amp; [$'Admin ALL'.J169]" office:value-type="string" office:string-value="home_titel_test_mail                 = " calcext:value-type="string">
            <text:p>home_titel_test_mail <text:s text:c="16"/>= </text:p>
          </table:table-cell>
          <table:table-cell table:number-columns-repeated="1023"/>
        </table:table-row>
        <table:table-row table:style-name="ro1">
          <table:table-cell table:formula="of:=[$'Admin ALL'.A170] &amp; [$'Admin ALL'.J170]" office:value-type="string" office:string-value="home_text_backupsystem               = " calcext:value-type="string">
            <text:p>home_text_backupsystem <text:s text:c="14"/>= </text:p>
          </table:table-cell>
          <table:table-cell table:number-columns-repeated="1023"/>
        </table:table-row>
        <table:table-row table:style-name="ro1">
          <table:table-cell table:formula="of:=[$'Admin ALL'.A171] &amp; [$'Admin ALL'.J171]" office:value-type="string" office:string-value="home_error_backupsystem              = " calcext:value-type="string">
            <text:p>home_error_backupsystem <text:s text:c="13"/>= </text:p>
          </table:table-cell>
          <table:table-cell table:number-columns-repeated="1023"/>
        </table:table-row>
        <table:table-row table:style-name="ro1">
          <table:table-cell table:formula="of:=[$'Admin ALL'.A172] &amp; [$'Admin ALL'.J172]" office:value-type="string" office:string-value="home_date_text                       = " calcext:value-type="string">
            <text:p>home_date_text <text:s text:c="22"/>= </text:p>
          </table:table-cell>
          <table:table-cell table:number-columns-repeated="1023"/>
        </table:table-row>
        <table:table-row table:style-name="ro1">
          <table:table-cell table:formula="of:=[$'Admin ALL'.A173] &amp; [$'Admin ALL'.J173]" office:value-type="string" office:string-value="home_text_locale                     = " calcext:value-type="string">
            <text:p>home_text_locale <text:s text:c="20"/>= </text:p>
          </table:table-cell>
          <table:table-cell table:number-columns-repeated="1023"/>
        </table:table-row>
        <table:table-row table:style-name="ro1">
          <table:table-cell table:formula="of:=[$'Admin ALL'.A174] &amp; [$'Admin ALL'.J174]" office:value-type="string" office:string-value="home_text_nolocale                   = " calcext:value-type="string">
            <text:p>home_text_nolocale <text:s text:c="18"/>= </text:p>
          </table:table-cell>
          <table:table-cell table:number-columns-repeated="1023"/>
        </table:table-row>
        <table:table-row table:style-name="ro1">
          <table:table-cell table:formula="of:=[$'Admin ALL'.A175] &amp; [$'Admin ALL'.J175]">
            <text:p/>
          </table:table-cell>
          <table:table-cell table:number-columns-repeated="1023"/>
        </table:table-row>
        <table:table-row table:style-name="ro1">
          <table:table-cell table:formula="of:=[$'Admin ALL'.A176] &amp; [$'Admin ALL'.J176]" office:value-type="string" office:string-value="catpage_button                       = " calcext:value-type="string">
            <text:p>catpage_button <text:s text:c="22"/>= </text:p>
          </table:table-cell>
          <table:table-cell table:number-columns-repeated="1023"/>
        </table:table-row>
        <table:table-row table:style-name="ro1">
          <table:table-cell table:formula="of:=[$'Admin ALL'.A177] &amp; [$'Admin ALL'.J177]" office:value-type="string" office:string-value="category_button                      = " calcext:value-type="string">
            <text:p>category_button <text:s text:c="21"/>= </text:p>
          </table:table-cell>
          <table:table-cell table:number-columns-repeated="1023"/>
        </table:table-row>
        <table:table-row table:style-name="ro1">
          <table:table-cell table:formula="of:=[$'Admin ALL'.A178] &amp; [$'Admin ALL'.J178]" office:value-type="string" office:string-value="page_button                          = " calcext:value-type="string">
            <text:p>page_button <text:s text:c="25"/>= </text:p>
          </table:table-cell>
          <table:table-cell table:number-columns-repeated="1023"/>
        </table:table-row>
        <table:table-row table:style-name="ro1">
          <table:table-cell table:formula="of:=[$'Admin ALL'.A179] &amp; [$'Admin ALL'.J179]" office:value-type="string" office:string-value="page_status                          = " calcext:value-type="string">
            <text:p>page_status <text:s text:c="25"/>= </text:p>
          </table:table-cell>
          <table:table-cell table:number-columns-repeated="1023"/>
        </table:table-row>
        <table:table-row table:style-name="ro1">
          <table:table-cell table:formula="of:=[$'Admin ALL'.A180] &amp; [$'Admin ALL'.J180]" office:value-type="string" office:string-value="page_edit                            = " calcext:value-type="string">
            <text:p>page_edit <text:s text:c="27"/>= </text:p>
          </table:table-cell>
          <table:table-cell table:number-columns-repeated="1023"/>
        </table:table-row>
        <table:table-row table:style-name="ro1">
          <table:table-cell table:formula="of:=[$'Admin ALL'.A181] &amp; [$'Admin ALL'.J181]" office:value-type="string" office:string-value="page_saveasdraft                     = " calcext:value-type="string">
            <text:p>page_saveasdraft <text:s text:c="20"/>= </text:p>
          </table:table-cell>
          <table:table-cell table:number-columns-repeated="1023"/>
        </table:table-row>
        <table:table-row table:style-name="ro1">
          <table:table-cell table:formula="of:=[$'Admin ALL'.A182] &amp; [$'Admin ALL'.J182]" office:value-type="string" office:string-value="page_saveashidden                    = " calcext:value-type="string">
            <text:p>page_saveashidden <text:s text:c="19"/>= </text:p>
          </table:table-cell>
          <table:table-cell table:number-columns-repeated="1023"/>
        </table:table-row>
        <table:table-row table:style-name="ro1">
          <table:table-cell table:formula="of:=[$'Admin ALL'.A183] &amp; [$'Admin ALL'.J183]" office:value-type="string" office:string-value="page_saveasnormal                    = " calcext:value-type="string">
            <text:p>page_saveasnormal <text:s text:c="19"/>= </text:p>
          </table:table-cell>
          <table:table-cell table:number-columns-repeated="1023"/>
        </table:table-row>
        <table:table-row table:style-name="ro1">
          <table:table-cell table:formula="of:=[$'Admin ALL'.A184] &amp; [$'Admin ALL'.J184]" office:value-type="string" office:string-value="page_error_save                      = " calcext:value-type="string">
            <text:p>page_error_save <text:s text:c="21"/>= </text:p>
          </table:table-cell>
          <table:table-cell table:number-columns-repeated="1023"/>
        </table:table-row>
        <table:table-row table:style-name="ro1">
          <table:table-cell table:formula="of:=[$'Admin ALL'.A185] &amp; [$'Admin ALL'.J185]" office:value-type="string" office:string-value="page_edit_discard                    = " calcext:value-type="string">
            <text:p>page_edit_discard <text:s text:c="19"/>= </text:p>
          </table:table-cell>
          <table:table-cell table:number-columns-repeated="1023"/>
        </table:table-row>
        <table:table-row table:style-name="ro1">
          <table:table-cell table:formula="of:=[$'Admin ALL'.A186] &amp; [$'Admin ALL'.J186]" office:value-type="string" office:string-value="close                                = " calcext:value-type="string">
            <text:p>close <text:s text:c="31"/>= </text:p>
          </table:table-cell>
          <table:table-cell table:number-columns-repeated="1023"/>
        </table:table-row>
        <table:table-row table:style-name="ro1">
          <table:table-cell table:formula="of:=[$'Admin ALL'.A187] &amp; [$'Admin ALL'.J187]" office:value-type="string" office:string-value="page_reload                          = " calcext:value-type="string">
            <text:p>page_reload <text:s text:c="25"/>= </text:p>
          </table:table-cell>
          <table:table-cell table:number-columns-repeated="1023"/>
        </table:table-row>
        <table:table-row table:style-name="ro1">
          <table:table-cell table:formula="of:=[$'Admin ALL'.A188] &amp; [$'Admin ALL'.J188]" office:value-type="string" office:string-value="page_cancel_reload                   = " calcext:value-type="string">
            <text:p>page_cancel_reload <text:s text:c="18"/>= </text:p>
          </table:table-cell>
          <table:table-cell table:number-columns-repeated="1023"/>
        </table:table-row>
        <table:table-row table:style-name="ro1">
          <table:table-cell table:formula="of:=[$'Admin ALL'.A189] &amp; [$'Admin ALL'.J189]" office:value-type="string" office:string-value="page_error_no_page                   = " calcext:value-type="string">
            <text:p>page_error_no_page <text:s text:c="18"/>= </text:p>
          </table:table-cell>
          <table:table-cell table:number-columns-repeated="1023"/>
        </table:table-row>
        <table:table-row table:style-name="ro1">
          <table:table-cell table:formula="of:=[$'Admin ALL'.A190] &amp; [$'Admin ALL'.J190]">
            <text:p/>
          </table:table-cell>
          <table:table-cell table:number-columns-repeated="1023"/>
        </table:table-row>
        <table:table-row table:style-name="ro1">
          <table:table-cell table:formula="of:=[$'Admin ALL'.A191] &amp; [$'Admin ALL'.J191]" office:value-type="string" office:string-value="gallery_button                       = " calcext:value-type="string">
            <text:p>gallery_button <text:s text:c="22"/>= </text:p>
          </table:table-cell>
          <table:table-cell table:number-columns-repeated="1023"/>
        </table:table-row>
        <table:table-row table:style-name="ro1">
          <table:table-cell table:formula="of:=[$'Admin ALL'.A192] &amp; [$'Admin ALL'.J192]" office:value-type="string" office:string-value="gallery_scale                        = " calcext:value-type="string">
            <text:p>gallery_scale <text:s text:c="23"/>= </text:p>
          </table:table-cell>
          <table:table-cell table:number-columns-repeated="1023"/>
        </table:table-row>
        <table:table-row table:style-name="ro1">
          <table:table-cell table:formula="of:=[$'Admin ALL'.A193] &amp; [$'Admin ALL'.J193]" office:value-type="string" office:string-value="gallery_scale_thumbs                 = " calcext:value-type="string">
            <text:p>gallery_scale_thumbs <text:s text:c="16"/>= </text:p>
          </table:table-cell>
          <table:table-cell table:number-columns-repeated="1023"/>
        </table:table-row>
        <table:table-row table:style-name="ro1">
          <table:table-cell table:formula="of:=[$'Admin ALL'.A194] &amp; [$'Admin ALL'.J194]" office:value-type="string" office:string-value="gallery_error_new                    = " calcext:value-type="string">
            <text:p>gallery_error_new <text:s text:c="19"/>= </text:p>
          </table:table-cell>
          <table:table-cell table:number-columns-repeated="1023"/>
        </table:table-row>
        <table:table-row table:style-name="ro1">
          <table:table-cell table:formula="of:=[$'Admin ALL'.A195] &amp; [$'Admin ALL'.J195]" office:value-type="string" office:string-value="gallery_error_exists                 = " calcext:value-type="string">
            <text:p>gallery_error_exists <text:s text:c="16"/>= </text:p>
          </table:table-cell>
          <table:table-cell table:number-columns-repeated="1023"/>
        </table:table-row>
        <table:table-row table:style-name="ro1">
          <table:table-cell table:formula="of:=[$'Admin ALL'.A196] &amp; [$'Admin ALL'.J196]" office:value-type="string" office:string-value="gallery_error_datei_conf             = " calcext:value-type="string">
            <text:p>gallery_error_datei_conf <text:s text:c="12"/>= </text:p>
          </table:table-cell>
          <table:table-cell table:number-columns-repeated="1023"/>
        </table:table-row>
        <table:table-row table:style-name="ro1">
          <table:table-cell table:formula="of:=[$'Admin ALL'.A197] &amp; [$'Admin ALL'.J197]" office:value-type="string" office:string-value="gallery_error_subtitle_conf          = " calcext:value-type="string">
            <text:p>gallery_error_subtitle_conf <text:s text:c="9"/>= </text:p>
          </table:table-cell>
          <table:table-cell table:number-columns-repeated="1023"/>
        </table:table-row>
        <table:table-row table:style-name="ro1">
          <table:table-cell table:formula="of:=[$'Admin ALL'.A198] &amp; [$'Admin ALL'.J198]" office:value-type="string" office:string-value="gallery_messages_from_ftp            = " calcext:value-type="string">
            <text:p>gallery_messages_from_ftp <text:s text:c="11"/>= </text:p>
          </table:table-cell>
          <table:table-cell table:number-columns-repeated="1023"/>
        </table:table-row>
        <table:table-row table:style-name="ro1">
          <table:table-cell table:formula="of:=[$'Admin ALL'.A199] &amp; [$'Admin ALL'.J199]" office:value-type="string" office:string-value="gallery_messages_from_ftp_no         = " calcext:value-type="string">
            <text:p>gallery_messages_from_ftp_no <text:s text:c="8"/>= </text:p>
          </table:table-cell>
          <table:table-cell table:number-columns-repeated="1023"/>
        </table:table-row>
        <table:table-row table:style-name="ro1">
          <table:table-cell table:formula="of:=[$'Admin ALL'.A200] &amp; [$'Admin ALL'.J200]" office:value-type="string" office:string-value="gallery_text_from_ftp                = " calcext:value-type="string">
            <text:p>gallery_text_from_ftp <text:s text:c="15"/>= </text:p>
          </table:table-cell>
          <table:table-cell table:number-columns-repeated="1023"/>
        </table:table-row>
        <table:table-row table:style-name="ro1">
          <table:table-cell table:formula="of:=[$'Admin ALL'.A201] &amp; [$'Admin ALL'.J201]" office:value-type="string" office:string-value="gallery_text_from_ftp_button         = " calcext:value-type="string">
            <text:p>gallery_text_from_ftp_button <text:s text:c="8"/>= </text:p>
          </table:table-cell>
          <table:table-cell table:number-columns-repeated="1023"/>
        </table:table-row>
        <table:table-row table:style-name="ro1">
          <table:table-cell table:formula="of:=[$'Admin ALL'.A202] &amp; [$'Admin ALL'.J202]" office:value-type="string" office:string-value="gallery_name_new                     = " calcext:value-type="string">
            <text:p>gallery_name_new <text:s text:c="20"/>= </text:p>
          </table:table-cell>
          <table:table-cell table:number-columns-repeated="1023"/>
        </table:table-row>
        <table:table-row table:style-name="ro1">
          <table:table-cell table:formula="of:=[$'Admin ALL'.A203] &amp; [$'Admin ALL'.J203]" office:value-type="string" office:string-value="gallery_error_deleted                = " calcext:value-type="string">
            <text:p>gallery_error_deleted <text:s text:c="15"/>= </text:p>
          </table:table-cell>
          <table:table-cell table:number-columns-repeated="1023"/>
        </table:table-row>
        <table:table-row table:style-name="ro1">
          <table:table-cell table:formula="of:=[$'Admin ALL'.A204] &amp; [$'Admin ALL'.J204]" office:value-type="string" office:string-value="gallery_error_newname                = " calcext:value-type="string">
            <text:p>gallery_error_newname <text:s text:c="15"/>= </text:p>
          </table:table-cell>
          <table:table-cell table:number-columns-repeated="1023"/>
        </table:table-row>
        <table:table-row table:style-name="ro1">
          <table:table-cell table:formula="of:=[$'Admin ALL'.A205] &amp; [$'Admin ALL'.J205]" office:value-type="string" office:string-value="gallery_help_conf                    = " calcext:value-type="string">
            <text:p>gallery_help_conf <text:s text:c="19"/>= </text:p>
          </table:table-cell>
          <table:table-cell table:number-columns-repeated="1023"/>
        </table:table-row>
        <table:table-row table:style-name="ro1">
          <table:table-cell table:formula="of:=[$'Admin ALL'.A206] &amp; [$'Admin ALL'.J206]" office:value-type="string" office:string-value="gallery_error_noexists               = " calcext:value-type="string">
            <text:p>gallery_error_noexists <text:s text:c="14"/>= </text:p>
          </table:table-cell>
          <table:table-cell table:number-columns-repeated="1023"/>
        </table:table-row>
        <table:table-row table:style-name="ro1">
          <table:table-cell table:formula="of:=[$'Admin ALL'.A207] &amp; [$'Admin ALL'.J207]" office:value-type="string" office:string-value="gallery_delete_confirm               = " calcext:value-type="string">
            <text:p>gallery_delete_confirm <text:s text:c="14"/>= </text:p>
          </table:table-cell>
          <table:table-cell table:number-columns-repeated="1023"/>
        </table:table-row>
        <table:table-row table:style-name="ro1">
          <table:table-cell table:formula="of:=[$'Admin ALL'.A208] &amp; [$'Admin ALL'.J208]" office:value-type="string" office:string-value="gallery_image_size                   = " calcext:value-type="string">
            <text:p>gallery_image_size <text:s text:c="18"/>= </text:p>
          </table:table-cell>
          <table:table-cell table:number-columns-repeated="1023"/>
        </table:table-row>
        <table:table-row table:style-name="ro1">
          <table:table-cell table:formula="of:=[$'Admin ALL'.A209] &amp; [$'Admin ALL'.J209]" office:value-type="string" office:string-value="gallery_preview_size                 = " calcext:value-type="string">
            <text:p>gallery_preview_size <text:s text:c="16"/>= </text:p>
          </table:table-cell>
          <table:table-cell table:number-columns-repeated="1023"/>
        </table:table-row>
        <table:table-row table:style-name="ro1">
          <table:table-cell table:formula="of:=[$'Admin ALL'.A210] &amp; [$'Admin ALL'.J210]" office:value-type="string" office:string-value="gallery_text_subtitle                = " calcext:value-type="string">
            <text:p>gallery_text_subtitle <text:s text:c="15"/>= </text:p>
          </table:table-cell>
          <table:table-cell table:number-columns-repeated="1023"/>
        </table:table-row>
        <table:table-row table:style-name="ro1">
          <table:table-cell table:formula="of:=[$'Admin ALL'.A211] &amp; [$'Admin ALL'.J211]">
            <text:p/>
          </table:table-cell>
          <table:table-cell table:number-columns-repeated="1023"/>
        </table:table-row>
        <table:table-row table:style-name="ro1">
          <table:table-cell table:formula="of:=[$'Admin ALL'.A212] &amp; [$'Admin ALL'.J212]" office:value-type="string" office:string-value="config_button                        = " calcext:value-type="string">
            <text:p>config_button <text:s text:c="23"/>= </text:p>
          </table:table-cell>
          <table:table-cell table:number-columns-repeated="1023"/>
        </table:table-row>
        <table:table-row table:style-name="ro1">
          <table:table-cell table:formula="of:=[$'Admin ALL'.A213] &amp; [$'Admin ALL'.J213]" office:value-type="string" office:string-value="config_text                          = " calcext:value-type="string">
            <text:p>config_text <text:s text:c="25"/>= </text:p>
          </table:table-cell>
          <table:table-cell table:number-columns-repeated="1023"/>
        </table:table-row>
        <table:table-row table:style-name="ro1">
          <table:table-cell table:formula="of:=[$'Admin ALL'.A214] &amp; [$'Admin ALL'.J214]" office:value-type="string" office:string-value="config_text_usesitemap               = " calcext:value-type="string">
            <text:p>config_text_usesitemap <text:s text:c="14"/>= </text:p>
          </table:table-cell>
          <table:table-cell table:number-columns-repeated="1023"/>
        </table:table-row>
        <table:table-row table:style-name="ro1">
          <table:table-cell table:formula="of:=[$'Admin ALL'.A215] &amp; [$'Admin ALL'.J215]" office:value-type="string" office:string-value="config_input_usesitemap              = " calcext:value-type="string">
            <text:p>config_input_usesitemap <text:s text:c="13"/>= </text:p>
          </table:table-cell>
          <table:table-cell table:number-columns-repeated="1023"/>
        </table:table-row>
        <table:table-row table:style-name="ro1">
          <table:table-cell table:formula="of:=[$'Admin ALL'.A216] &amp; [$'Admin ALL'.J216]" office:value-type="string" office:string-value="config_error_language_empty          = " calcext:value-type="string">
            <text:p>config_error_language_empty <text:s text:c="9"/>= </text:p>
          </table:table-cell>
          <table:table-cell table:number-columns-repeated="1023"/>
        </table:table-row>
        <table:table-row table:style-name="ro1">
          <table:table-cell table:formula="of:=[$'Admin ALL'.A217] &amp; [$'Admin ALL'.J217]" office:value-type="string" office:string-value="config_error_languagefile_error      = " calcext:value-type="string">
            <text:p>config_error_languagefile_error <text:s text:c="5"/>= </text:p>
          </table:table-cell>
          <table:table-cell table:number-columns-repeated="1023"/>
        </table:table-row>
        <table:table-row table:style-name="ro1">
          <table:table-cell table:formula="of:=[$'Admin ALL'.A218] &amp; [$'Admin ALL'.J218]" office:value-type="string" office:string-value="config_error_defaultcat_emty         = " calcext:value-type="string">
            <text:p>config_error_defaultcat_emty <text:s text:c="8"/>= </text:p>
          </table:table-cell>
          <table:table-cell table:number-columns-repeated="1023"/>
        </table:table-row>
        <table:table-row table:style-name="ro1">
          <table:table-cell table:formula="of:=[$'Admin ALL'.A219] &amp; [$'Admin ALL'.J219]" office:value-type="string" office:string-value="config_error_defaultcat_existed      = " calcext:value-type="string">
            <text:p>config_error_defaultcat_existed <text:s text:c="5"/>= </text:p>
          </table:table-cell>
          <table:table-cell table:number-columns-repeated="1023"/>
        </table:table-row>
        <table:table-row table:style-name="ro1">
          <table:table-cell table:formula="of:=[$'Admin ALL'.A220] &amp; [$'Admin ALL'.J220]" office:value-type="string" office:string-value="config_error_layouts_emty            = " calcext:value-type="string">
            <text:p>config_error_layouts_emty <text:s text:c="11"/>= </text:p>
          </table:table-cell>
          <table:table-cell table:number-columns-repeated="1023"/>
        </table:table-row>
        <table:table-row table:style-name="ro1">
          <table:table-cell table:formula="of:=[$'Admin ALL'.A221] &amp; [$'Admin ALL'.J221]" office:value-type="string" office:string-value="config_error_layouts_existed         = " calcext:value-type="string">
            <text:p>config_error_layouts_existed <text:s text:c="8"/>= </text:p>
          </table:table-cell>
          <table:table-cell table:number-columns-repeated="1023"/>
        </table:table-row>
        <table:table-row table:style-name="ro1">
          <table:table-cell table:formula="of:=[$'Admin ALL'.A222] &amp; [$'Admin ALL'.J222]" office:value-type="string" office:string-value="config_error_modrewrite              = " calcext:value-type="string">
            <text:p>config_error_modrewrite <text:s text:c="13"/>= </text:p>
          </table:table-cell>
          <table:table-cell table:number-columns-repeated="1023"/>
        </table:table-row>
        <table:table-row table:style-name="ro1">
          <table:table-cell table:formula="of:=[$'Admin ALL'.A223] &amp; [$'Admin ALL'.J223]" office:value-type="string" office:string-value="config_text_websitetitle             = " calcext:value-type="string">
            <text:p>config_text_websitetitle <text:s text:c="12"/>= </text:p>
          </table:table-cell>
          <table:table-cell table:number-columns-repeated="1023"/>
        </table:table-row>
        <table:table-row table:style-name="ro1">
          <table:table-cell table:formula="of:=[$'Admin ALL'.A224] &amp; [$'Admin ALL'.J224]" office:value-type="string" office:string-value="config_text_websitetitlebar          = " calcext:value-type="string">
            <text:p>config_text_websitetitlebar <text:s text:c="9"/>= </text:p>
          </table:table-cell>
          <table:table-cell table:number-columns-repeated="1023"/>
        </table:table-row>
        <table:table-row table:style-name="ro1">
          <table:table-cell table:formula="of:=[$'Admin ALL'.A225] &amp; [$'Admin ALL'.J225]" office:value-type="string" office:string-value="config_text_websitetitleseparator    = " calcext:value-type="string">
            <text:p>config_text_websitetitleseparator <text:s text:c="3"/>= </text:p>
          </table:table-cell>
          <table:table-cell table:number-columns-repeated="1023"/>
        </table:table-row>
        <table:table-row table:style-name="ro1">
          <table:table-cell table:formula="of:=[$'Admin ALL'.A226] &amp; [$'Admin ALL'.J226]" office:value-type="string" office:string-value="config_text_websitedescription       = " calcext:value-type="string">
            <text:p>config_text_websitedescription <text:s text:c="6"/>= </text:p>
          </table:table-cell>
          <table:table-cell table:number-columns-repeated="1023"/>
        </table:table-row>
        <table:table-row table:style-name="ro1">
          <table:table-cell table:formula="of:=[$'Admin ALL'.A227] &amp; [$'Admin ALL'.J227]" office:value-type="string" office:string-value="config_text_websitekeywords          = " calcext:value-type="string">
            <text:p>config_text_websitekeywords <text:s text:c="9"/>= </text:p>
          </table:table-cell>
          <table:table-cell table:number-columns-repeated="1023"/>
        </table:table-row>
        <table:table-row table:style-name="ro1">
          <table:table-cell table:formula="of:=[$'Admin ALL'.A228] &amp; [$'Admin ALL'.J228]" office:value-type="string" office:string-value="config_text_cmslanguage              = " calcext:value-type="string">
            <text:p>config_text_cmslanguage <text:s text:c="13"/>= </text:p>
          </table:table-cell>
          <table:table-cell table:number-columns-repeated="1023"/>
        </table:table-row>
        <table:table-row table:style-name="ro1">
          <table:table-cell table:formula="of:=[$'Admin ALL'.A229] &amp; [$'Admin ALL'.J229]" office:value-type="string" office:string-value="config_input_translator              = " calcext:value-type="string">
            <text:p>config_input_translator <text:s text:c="13"/>= </text:p>
          </table:table-cell>
          <table:table-cell table:number-columns-repeated="1023"/>
        </table:table-row>
        <table:table-row table:style-name="ro1">
          <table:table-cell table:formula="of:=[$'Admin ALL'.A230] &amp; [$'Admin ALL'.J230]" office:value-type="string" office:string-value="config_text_cmslayout                = " calcext:value-type="string">
            <text:p>config_text_cmslayout <text:s text:c="15"/>= </text:p>
          </table:table-cell>
          <table:table-cell table:number-columns-repeated="1023"/>
        </table:table-row>
        <table:table-row table:style-name="ro1">
          <table:table-cell table:formula="of:=[$'Admin ALL'.A231] &amp; [$'Admin ALL'.J231]" office:value-type="string" office:string-value="config_text_defaultcat               = " calcext:value-type="string">
            <text:p>config_text_defaultcat <text:s text:c="14"/>= </text:p>
          </table:table-cell>
          <table:table-cell table:number-columns-repeated="1023"/>
        </table:table-row>
        <table:table-row table:style-name="ro1">
          <table:table-cell table:formula="of:=[$'Admin ALL'.A232] &amp; [$'Admin ALL'.J232]" office:value-type="string" office:string-value="config_text_usesyntax                = " calcext:value-type="string">
            <text:p>config_text_usesyntax <text:s text:c="15"/>= </text:p>
          </table:table-cell>
          <table:table-cell table:number-columns-repeated="1023"/>
        </table:table-row>
        <table:table-row table:style-name="ro1">
          <table:table-cell table:formula="of:=[$'Admin ALL'.A233] &amp; [$'Admin ALL'.J233]" office:value-type="string" office:string-value="config_input_usesyntax               = " calcext:value-type="string">
            <text:p>config_input_usesyntax <text:s text:c="14"/>= </text:p>
          </table:table-cell>
          <table:table-cell table:number-columns-repeated="1023"/>
        </table:table-row>
        <table:table-row table:style-name="ro1">
          <table:table-cell table:formula="of:=[$'Admin ALL'.A234] &amp; [$'Admin ALL'.J234]" office:value-type="string" office:string-value="config_text_replaceemoticons         = " calcext:value-type="string">
            <text:p>config_text_replaceemoticons <text:s text:c="8"/>= </text:p>
          </table:table-cell>
          <table:table-cell table:number-columns-repeated="1023"/>
        </table:table-row>
        <table:table-row table:style-name="ro1">
          <table:table-cell table:formula="of:=[$'Admin ALL'.A235] &amp; [$'Admin ALL'.J235]" office:value-type="string" office:string-value="config_text_usersyntax               = " calcext:value-type="string">
            <text:p>config_text_usersyntax <text:s text:c="14"/>= </text:p>
          </table:table-cell>
          <table:table-cell table:number-columns-repeated="1023"/>
        </table:table-row>
        <table:table-row table:style-name="ro1">
          <table:table-cell table:formula="of:=[$'Admin ALL'.A236] &amp; [$'Admin ALL'.J236]" office:value-type="string" office:string-value="config_input_replaceemoticons        = " calcext:value-type="string">
            <text:p>config_input_replaceemoticons <text:s text:c="7"/>= </text:p>
          </table:table-cell>
          <table:table-cell table:number-columns-repeated="1023"/>
        </table:table-row>
        <table:table-row table:style-name="ro1">
          <table:table-cell table:formula="of:=[$'Admin ALL'.A237] &amp; [$'Admin ALL'.J237]" office:value-type="string" office:string-value="config_text_defaultcolors            = " calcext:value-type="string">
            <text:p>config_text_defaultcolors <text:s text:c="11"/>= </text:p>
          </table:table-cell>
          <table:table-cell table:number-columns-repeated="1023"/>
        </table:table-row>
        <table:table-row table:style-name="ro1">
          <table:table-cell table:formula="of:=[$'Admin ALL'.A238] &amp; [$'Admin ALL'.J238]" office:value-type="string" office:string-value="config_text_showhiddenpages          = " calcext:value-type="string">
            <text:p>config_text_showhiddenpages <text:s text:c="9"/>= </text:p>
          </table:table-cell>
          <table:table-cell table:number-columns-repeated="1023"/>
        </table:table-row>
        <table:table-row table:style-name="ro1">
          <table:table-cell table:formula="of:=[$'Admin ALL'.A239] &amp; [$'Admin ALL'.J239]" office:value-type="string" office:string-value="config_input_search                  = " calcext:value-type="string">
            <text:p>config_input_search <text:s text:c="17"/>= </text:p>
          </table:table-cell>
          <table:table-cell table:number-columns-repeated="1023"/>
        </table:table-row>
        <table:table-row table:style-name="ro1">
          <table:table-cell table:formula="of:=[$'Admin ALL'.A240] &amp; [$'Admin ALL'.J240]" office:value-type="string" office:string-value="config_input_sitemap                 = " calcext:value-type="string">
            <text:p>config_input_sitemap <text:s text:c="16"/>= </text:p>
          </table:table-cell>
          <table:table-cell table:number-columns-repeated="1023"/>
        </table:table-row>
        <table:table-row table:style-name="ro1">
          <table:table-cell table:formula="of:=[$'Admin ALL'.A241] &amp; [$'Admin ALL'.J241]" office:value-type="string" office:string-value="config_input_pagesincmsvariables     = " calcext:value-type="string">
            <text:p>config_input_pagesincmsvariables <text:s text:c="4"/>= </text:p>
          </table:table-cell>
          <table:table-cell table:number-columns-repeated="1023"/>
        </table:table-row>
        <table:table-row table:style-name="ro1">
          <table:table-cell table:formula="of:=[$'Admin ALL'.A242] &amp; [$'Admin ALL'.J242]" office:value-type="string" office:string-value="config_input_pagesasdefaultpage      = " calcext:value-type="string">
            <text:p>config_input_pagesasdefaultpage <text:s text:c="5"/>= </text:p>
          </table:table-cell>
          <table:table-cell table:number-columns-repeated="1023"/>
        </table:table-row>
        <table:table-row table:style-name="ro1">
          <table:table-cell table:formula="of:=[$'Admin ALL'.A243] &amp; [$'Admin ALL'.J243]" office:value-type="string" office:string-value="config_text_target                   = " calcext:value-type="string">
            <text:p>config_text_target <text:s text:c="18"/>= </text:p>
          </table:table-cell>
          <table:table-cell table:number-columns-repeated="1023"/>
        </table:table-row>
        <table:table-row table:style-name="ro1">
          <table:table-cell table:formula="of:=[$'Admin ALL'.A244] &amp; [$'Admin ALL'.J244]" office:value-type="string" office:string-value="config_input_download                = " calcext:value-type="string">
            <text:p>config_input_download <text:s text:c="15"/>= </text:p>
          </table:table-cell>
          <table:table-cell table:number-columns-repeated="1023"/>
        </table:table-row>
        <table:table-row table:style-name="ro1">
          <table:table-cell table:formula="of:=[$'Admin ALL'.A245] &amp; [$'Admin ALL'.J245]" office:value-type="string" office:string-value="config_input_link                    = " calcext:value-type="string">
            <text:p>config_input_link <text:s text:c="19"/>= </text:p>
          </table:table-cell>
          <table:table-cell table:number-columns-repeated="1023"/>
        </table:table-row>
        <table:table-row table:style-name="ro1">
          <table:table-cell table:formula="of:=[$'Admin ALL'.A246] &amp; [$'Admin ALL'.J246]" office:value-type="string" office:string-value="config_text_catnamedpages            = " calcext:value-type="string">
            <text:p>config_text_catnamedpages <text:s text:c="11"/>= </text:p>
          </table:table-cell>
          <table:table-cell table:number-columns-repeated="1023"/>
        </table:table-row>
        <table:table-row table:style-name="ro1">
          <table:table-cell table:formula="of:=[$'Admin ALL'.A247] &amp; [$'Admin ALL'.J247]" office:value-type="string" office:string-value="config_input_catnamedpages           = " calcext:value-type="string">
            <text:p>config_input_catnamedpages <text:s text:c="10"/>= </text:p>
          </table:table-cell>
          <table:table-cell table:number-columns-repeated="1023"/>
        </table:table-row>
        <table:table-row table:style-name="ro1">
          <table:table-cell table:formula="of:=[$'Admin ALL'.A248] &amp; [$'Admin ALL'.J248]" office:value-type="string" office:string-value="config_text_modrewrite               = " calcext:value-type="string">
            <text:p>config_text_modrewrite <text:s text:c="14"/>= </text:p>
          </table:table-cell>
          <table:table-cell table:number-columns-repeated="1023"/>
        </table:table-row>
        <table:table-row table:style-name="ro1">
          <table:table-cell table:formula="of:=[$'Admin ALL'.A249] &amp; [$'Admin ALL'.J249]" office:value-type="string" office:string-value="config_input_modrewrite              = " calcext:value-type="string">
            <text:p>config_input_modrewrite <text:s text:c="13"/>= </text:p>
          </table:table-cell>
          <table:table-cell table:number-columns-repeated="1023"/>
        </table:table-row>
        <table:table-row table:style-name="ro1">
          <table:table-cell table:formula="of:=[$'Admin ALL'.A250] &amp; [$'Admin ALL'.J250]" office:value-type="string" office:string-value="config_text_showsyntaxtooltips       = " calcext:value-type="string">
            <text:p>config_text_showsyntaxtooltips <text:s text:c="6"/>= </text:p>
          </table:table-cell>
          <table:table-cell table:number-columns-repeated="1023"/>
        </table:table-row>
        <table:table-row table:style-name="ro1">
          <table:table-cell table:formula="of:=[$'Admin ALL'.A251] &amp; [$'Admin ALL'.J251]" office:value-type="string" office:string-value="config_input_showsyntaxtooltips      = " calcext:value-type="string">
            <text:p>config_input_showsyntaxtooltips <text:s text:c="5"/>= </text:p>
          </table:table-cell>
          <table:table-cell table:number-columns-repeated="1023"/>
        </table:table-row>
        <table:table-row table:style-name="ro1">
          <table:table-cell table:formula="of:=[$'Admin ALL'.A252] &amp; [$'Admin ALL'.J252]" office:value-type="string" office:string-value="config_titel_cmsglobal               = " calcext:value-type="string">
            <text:p>config_titel_cmsglobal <text:s text:c="14"/>= </text:p>
          </table:table-cell>
          <table:table-cell table:number-columns-repeated="1023"/>
        </table:table-row>
        <table:table-row table:style-name="ro1">
          <table:table-cell table:formula="of:=[$'Admin ALL'.A253] &amp; [$'Admin ALL'.J253]" office:value-type="string" office:string-value="config_titel_cmssyntax               = " calcext:value-type="string">
            <text:p>config_titel_cmssyntax <text:s text:c="14"/>= </text:p>
          </table:table-cell>
          <table:table-cell table:number-columns-repeated="1023"/>
        </table:table-row>
        <table:table-row table:style-name="ro1">
          <table:table-cell table:formula="of:=[$'Admin ALL'.A254] &amp; [$'Admin ALL'.J254]" office:value-type="string" office:string-value="config_titel_expert                  = " calcext:value-type="string">
            <text:p>config_titel_expert <text:s text:c="17"/>= </text:p>
          </table:table-cell>
          <table:table-cell table:number-columns-repeated="1023"/>
        </table:table-row>
        <table:table-row table:style-name="ro1">
          <table:table-cell table:formula="of:=[$'Admin ALL'.A255] &amp; [$'Admin ALL'.J255]" office:value-type="string" office:string-value="config_titel_usersyntax_test         = " calcext:value-type="string">
            <text:p>config_titel_usersyntax_test <text:s text:c="8"/>= </text:p>
          </table:table-cell>
          <table:table-cell table:number-columns-repeated="1023"/>
        </table:table-row>
        <table:table-row table:style-name="ro1">
          <table:table-cell table:formula="of:=[$'Admin ALL'.A256] &amp; [$'Admin ALL'.J256]" office:value-type="string" office:string-value="config_input_draftmode               = " calcext:value-type="string">
            <text:p>config_input_draftmode <text:s text:c="14"/>= </text:p>
          </table:table-cell>
          <table:table-cell table:number-columns-repeated="1023"/>
        </table:table-row>
        <table:table-row table:style-name="ro1">
          <table:table-cell table:formula="of:=[$'Admin ALL'.A257] &amp; [$'Admin ALL'.J257]" office:value-type="string" office:string-value="config_text_draftmode                = " calcext:value-type="string">
            <text:p>config_text_draftmode <text:s text:c="15"/>= </text:p>
          </table:table-cell>
          <table:table-cell table:number-columns-repeated="1023"/>
        </table:table-row>
        <table:table-row table:style-name="ro1">
          <table:table-cell table:formula="of:=[$'Admin ALL'.A258] &amp; [$'Admin ALL'.J258]" office:value-type="string" office:string-value="config_input_draftlayout             = " calcext:value-type="string">
            <text:p>config_input_draftlayout <text:s text:c="12"/>= </text:p>
          </table:table-cell>
          <table:table-cell table:number-columns-repeated="1023"/>
        </table:table-row>
        <table:table-row table:style-name="ro1">
          <table:table-cell table:formula="of:=[$'Admin ALL'.A259] &amp; [$'Admin ALL'.J259]">
            <text:p/>
          </table:table-cell>
          <table:table-cell table:number-columns-repeated="1023"/>
        </table:table-row>
        <table:table-row table:style-name="ro1">
          <table:table-cell table:formula="of:=[$'Admin ALL'.A260] &amp; [$'Admin ALL'.J260]" office:value-type="string" office:string-value="admin_button                         = moziloAdmin" calcext:value-type="string">
            <text:p>admin_button <text:s text:c="24"/>= moziloAdmin</text:p>
          </table:table-cell>
          <table:table-cell table:number-columns-repeated="1023"/>
        </table:table-row>
        <table:table-row table:style-name="ro1">
          <table:table-cell table:formula="of:=[$'Admin ALL'.A261] &amp; [$'Admin ALL'.J261]" office:value-type="string" office:string-value="admin_text                           = " calcext:value-type="string">
            <text:p>admin_text <text:s text:c="26"/>= </text:p>
          </table:table-cell>
          <table:table-cell table:number-columns-repeated="1023"/>
        </table:table-row>
        <table:table-row table:style-name="ro1">
          <table:table-cell table:formula="of:=[$'Admin ALL'.A262] &amp; [$'Admin ALL'.J262]" office:value-type="string" office:string-value="admin_error_nodigit_tolong           = " calcext:value-type="string">
            <text:p>admin_error_nodigit_tolong <text:s text:c="10"/>= </text:p>
          </table:table-cell>
          <table:table-cell table:number-columns-repeated="1023"/>
        </table:table-row>
        <table:table-row table:style-name="ro1">
          <table:table-cell table:formula="of:=[$'Admin ALL'.A263] &amp; [$'Admin ALL'.J263]" office:value-type="string" office:string-value="admin_error_adminmail                = " calcext:value-type="string">
            <text:p>admin_error_adminmail <text:s text:c="15"/>= </text:p>
          </table:table-cell>
          <table:table-cell table:number-columns-repeated="1023"/>
        </table:table-row>
        <table:table-row table:style-name="ro1">
          <table:table-cell table:formula="of:=[$'Admin ALL'.A264] &amp; [$'Admin ALL'.J264]" office:value-type="string" office:string-value="admin_error_chmodnewfilesatts        = " calcext:value-type="string">
            <text:p>admin_error_chmodnewfilesatts <text:s text:c="7"/>= </text:p>
          </table:table-cell>
          <table:table-cell table:number-columns-repeated="1023"/>
        </table:table-row>
        <table:table-row table:style-name="ro1">
          <table:table-cell table:formula="of:=[$'Admin ALL'.A265] &amp; [$'Admin ALL'.J265]" office:value-type="string" office:string-value="admin_error_backupmsgintervall       = " calcext:value-type="string">
            <text:p>admin_error_backupmsgintervall <text:s text:c="6"/>= </text:p>
          </table:table-cell>
          <table:table-cell table:number-columns-repeated="1023"/>
        </table:table-row>
        <table:table-row table:style-name="ro1">
          <table:table-cell table:formula="of:=[$'Admin ALL'.A266] &amp; [$'Admin ALL'.J266]" office:value-type="string" office:string-value="admin_text_adminmail                 = " calcext:value-type="string">
            <text:p>admin_text_adminmail <text:s text:c="16"/>= </text:p>
          </table:table-cell>
          <table:table-cell table:number-columns-repeated="1023"/>
        </table:table-row>
        <table:table-row table:style-name="ro1">
          <table:table-cell table:formula="of:=[$'Admin ALL'.A267] &amp; [$'Admin ALL'.J267]" office:value-type="string" office:string-value="admin_text_backup                    = " calcext:value-type="string">
            <text:p>admin_text_backup <text:s text:c="19"/>= </text:p>
          </table:table-cell>
          <table:table-cell table:number-columns-repeated="1023"/>
        </table:table-row>
        <table:table-row table:style-name="ro1">
          <table:table-cell table:formula="of:=[$'Admin ALL'.A268] &amp; [$'Admin ALL'.J268]" office:value-type="string" office:string-value="admin_text_get_backup                = " calcext:value-type="string">
            <text:p>admin_text_get_backup <text:s text:c="15"/>= </text:p>
          </table:table-cell>
          <table:table-cell table:number-columns-repeated="1023"/>
        </table:table-row>
        <table:table-row table:style-name="ro1">
          <table:table-cell table:formula="of:=[$'Admin ALL'.A269] &amp; [$'Admin ALL'.J269]" office:value-type="string" office:string-value="admin_button_get_backup              = " calcext:value-type="string">
            <text:p>admin_button_get_backup <text:s text:c="13"/>= </text:p>
          </table:table-cell>
          <table:table-cell table:number-columns-repeated="1023"/>
        </table:table-row>
        <table:table-row table:style-name="ro1">
          <table:table-cell table:formula="of:=[$'Admin ALL'.A270] &amp; [$'Admin ALL'.J270]" office:value-type="string" office:string-value="admin_button_include_cms             = " calcext:value-type="string">
            <text:p>admin_button_include_cms <text:s text:c="12"/>= </text:p>
          </table:table-cell>
          <table:table-cell table:number-columns-repeated="1023"/>
        </table:table-row>
        <table:table-row table:style-name="ro1">
          <table:table-cell table:formula="of:=[$'Admin ALL'.A271] &amp; [$'Admin ALL'.J271]" office:value-type="string" office:string-value="admin_button_include_catpage         = " calcext:value-type="string">
            <text:p>admin_button_include_catpage <text:s text:c="8"/>= </text:p>
          </table:table-cell>
          <table:table-cell table:number-columns-repeated="1023"/>
        </table:table-row>
        <table:table-row table:style-name="ro1">
          <table:table-cell table:formula="of:=[$'Admin ALL'.A272] &amp; [$'Admin ALL'.J272]" office:value-type="string" office:string-value="admin_button_include_gallery         = " calcext:value-type="string">
            <text:p>admin_button_include_gallery <text:s text:c="8"/>= </text:p>
          </table:table-cell>
          <table:table-cell table:number-columns-repeated="1023"/>
        </table:table-row>
        <table:table-row table:style-name="ro1">
          <table:table-cell table:formula="of:=[$'Admin ALL'.A273] &amp; [$'Admin ALL'.J273]" office:value-type="string" office:string-value="admin_button_include_layouts         = " calcext:value-type="string">
            <text:p>admin_button_include_layouts <text:s text:c="8"/>= </text:p>
          </table:table-cell>
          <table:table-cell table:number-columns-repeated="1023"/>
        </table:table-row>
        <table:table-row table:style-name="ro1">
          <table:table-cell table:formula="of:=[$'Admin ALL'.A274] &amp; [$'Admin ALL'.J274]" office:value-type="string" office:string-value="admin_button_include_plugins         = " calcext:value-type="string">
            <text:p>admin_button_include_plugins <text:s text:c="8"/>= </text:p>
          </table:table-cell>
          <table:table-cell table:number-columns-repeated="1023"/>
        </table:table-row>
        <table:table-row table:style-name="ro1">
          <table:table-cell table:formula="of:=[$'Admin ALL'.A275] &amp; [$'Admin ALL'.J275]" office:value-type="string" office:string-value="admin_button_include_docu            = " calcext:value-type="string">
            <text:p>admin_button_include_docu <text:s text:c="11"/>= </text:p>
          </table:table-cell>
          <table:table-cell table:number-columns-repeated="1023"/>
        </table:table-row>
        <table:table-row table:style-name="ro1">
          <table:table-cell table:formula="of:=[$'Admin ALL'.A276] &amp; [$'Admin ALL'.J276]" office:value-type="string" office:string-value="admin_error_no_backups_select        = " calcext:value-type="string">
            <text:p>admin_error_no_backups_select <text:s text:c="7"/>= </text:p>
          </table:table-cell>
          <table:table-cell table:number-columns-repeated="1023"/>
        </table:table-row>
        <table:table-row table:style-name="ro1">
          <table:table-cell table:formula="of:=[$'Admin ALL'.A277] &amp; [$'Admin ALL'.J277]" office:value-type="string" office:string-value="admin_text_chmodnewfiles             = " calcext:value-type="string">
            <text:p>admin_text_chmodnewfiles <text:s text:c="12"/>= </text:p>
          </table:table-cell>
          <table:table-cell table:number-columns-repeated="1023"/>
        </table:table-row>
        <table:table-row table:style-name="ro1">
          <table:table-cell table:formula="of:=[$'Admin ALL'.A278] &amp; [$'Admin ALL'.J278]" office:value-type="string" office:string-value="admin_text_uploadfilter              = " calcext:value-type="string">
            <text:p>admin_text_uploadfilter <text:s text:c="13"/>= </text:p>
          </table:table-cell>
          <table:table-cell table:number-columns-repeated="1023"/>
        </table:table-row>
        <table:table-row table:style-name="ro1">
          <table:table-cell table:formula="of:=[$'Admin ALL'.A279] &amp; [$'Admin ALL'.J279]" office:value-type="string" office:string-value="admin_input_translator               = " calcext:value-type="string">
            <text:p>admin_input_translator <text:s text:c="14"/>= </text:p>
          </table:table-cell>
          <table:table-cell table:number-columns-repeated="1023"/>
        </table:table-row>
        <table:table-row table:style-name="ro1">
          <table:table-cell table:formula="of:=[$'Admin ALL'.A280] &amp; [$'Admin ALL'.J280]" office:value-type="string" office:string-value="admin_input_language                 = " calcext:value-type="string">
            <text:p>admin_input_language <text:s text:c="16"/>= </text:p>
          </table:table-cell>
          <table:table-cell table:number-columns-repeated="1023"/>
        </table:table-row>
        <table:table-row table:style-name="ro1">
          <table:table-cell table:formula="of:=[$'Admin ALL'.A281] &amp; [$'Admin ALL'.J281]" office:value-type="string" office:string-value="admin_input_chmodupdate              = " calcext:value-type="string">
            <text:p>admin_input_chmodupdate <text:s text:c="13"/>= </text:p>
          </table:table-cell>
          <table:table-cell table:number-columns-repeated="1023"/>
        </table:table-row>
        <table:table-row table:style-name="ro1">
          <table:table-cell table:formula="of:=[$'Admin ALL'.A282] &amp; [$'Admin ALL'.J282]" office:value-type="string" office:string-value="admin_messages_backup                = " calcext:value-type="string">
            <text:p>admin_messages_backup <text:s text:c="15"/>= </text:p>
          </table:table-cell>
          <table:table-cell table:number-columns-repeated="1023"/>
        </table:table-row>
        <table:table-row table:style-name="ro1">
          <table:table-cell table:formula="of:=[$'Admin ALL'.A283] &amp; [$'Admin ALL'.J283]" office:value-type="string" office:string-value="admin_messages_change_language       = " calcext:value-type="string">
            <text:p>admin_messages_change_language <text:s text:c="6"/>= </text:p>
          </table:table-cell>
          <table:table-cell table:number-columns-repeated="1023"/>
        </table:table-row>
        <table:table-row table:style-name="ro1">
          <table:table-cell table:formula="of:=[$'Admin ALL'.A284] &amp; [$'Admin ALL'.J284]" office:value-type="string" office:string-value="admin_messages_change_password       = " calcext:value-type="string">
            <text:p>admin_messages_change_password <text:s text:c="6"/>= </text:p>
          </table:table-cell>
          <table:table-cell table:number-columns-repeated="1023"/>
        </table:table-row>
        <table:table-row table:style-name="ro1">
          <table:table-cell table:formula="of:=[$'Admin ALL'.A285] &amp; [$'Admin ALL'.J285]" office:value-type="string" office:string-value="admin_messages_del_user              = " calcext:value-type="string">
            <text:p>admin_messages_del_user <text:s text:c="13"/>= </text:p>
          </table:table-cell>
          <table:table-cell table:number-columns-repeated="1023"/>
        </table:table-row>
        <table:table-row table:style-name="ro1">
          <table:table-cell table:formula="of:=[$'Admin ALL'.A286] &amp; [$'Admin ALL'.J286]" office:value-type="string" office:string-value="admin_error_language_empty           = " calcext:value-type="string">
            <text:p>admin_error_language_empty <text:s text:c="10"/>= </text:p>
          </table:table-cell>
          <table:table-cell table:number-columns-repeated="1023"/>
        </table:table-row>
        <table:table-row table:style-name="ro1">
          <table:table-cell table:formula="of:=[$'Admin ALL'.A287] &amp; [$'Admin ALL'.J287]" office:value-type="string" office:string-value="admin_error_languagefile_error       = " calcext:value-type="string">
            <text:p>admin_error_languagefile_error <text:s text:c="6"/>= </text:p>
          </table:table-cell>
          <table:table-cell table:number-columns-repeated="1023"/>
        </table:table-row>
        <table:table-row table:style-name="ro1">
          <table:table-cell table:formula="of:=[$'Admin ALL'.A288] &amp; [$'Admin ALL'.J288]" office:value-type="string" office:string-value="admin_button_del_user                = " calcext:value-type="string">
            <text:p>admin_button_del_user <text:s text:c="15"/>= </text:p>
          </table:table-cell>
          <table:table-cell table:number-columns-repeated="1023"/>
        </table:table-row>
        <table:table-row table:style-name="ro1">
          <table:table-cell table:formula="of:=[$'Admin ALL'.A289] &amp; [$'Admin ALL'.J289]" office:value-type="string" office:string-value="admin_noroot_admin                   = " calcext:value-type="string">
            <text:p>admin_noroot_admin <text:s text:c="18"/>= </text:p>
          </table:table-cell>
          <table:table-cell table:number-columns-repeated="1023"/>
        </table:table-row>
        <table:table-row table:style-name="ro1">
          <table:table-cell table:formula="of:=[$'Admin ALL'.A290] &amp; [$'Admin ALL'.J290]" office:value-type="string" office:string-value="admin_noroot_config                  = " calcext:value-type="string">
            <text:p>admin_noroot_config <text:s text:c="17"/>= </text:p>
          </table:table-cell>
          <table:table-cell table:number-columns-repeated="1023"/>
        </table:table-row>
        <table:table-row table:style-name="ro1">
          <table:table-cell table:formula="of:=[$'Admin ALL'.A291] &amp; [$'Admin ALL'.J291]" office:value-type="string" office:string-value="admin_noroot_tabs                    = " calcext:value-type="string">
            <text:p>admin_noroot_tabs <text:s text:c="19"/>= </text:p>
          </table:table-cell>
          <table:table-cell table:number-columns-repeated="1023"/>
        </table:table-row>
        <table:table-row table:style-name="ro1">
          <table:table-cell table:formula="of:=[$'Admin ALL'.A292] &amp; [$'Admin ALL'.J292]" office:value-type="string" office:string-value="admin_noroot_plugins                 = " calcext:value-type="string">
            <text:p>admin_noroot_plugins <text:s text:c="16"/>= </text:p>
          </table:table-cell>
          <table:table-cell table:number-columns-repeated="1023"/>
        </table:table-row>
        <table:table-row table:style-name="ro1">
          <table:table-cell table:formula="of:=[$'Admin ALL'.A293] &amp; [$'Admin ALL'.J293]" office:value-type="string" office:string-value="admin_noroot_template                = " calcext:value-type="string">
            <text:p>admin_noroot_template <text:s text:c="15"/>= </text:p>
          </table:table-cell>
          <table:table-cell table:number-columns-repeated="1023"/>
        </table:table-row>
        <table:table-row table:style-name="ro1">
          <table:table-cell table:formula="of:=[$'Admin ALL'.A294] &amp; [$'Admin ALL'.J294]" office:value-type="string" office:string-value="admin_noroot_text                    = " calcext:value-type="string">
            <text:p>admin_noroot_text <text:s text:c="19"/>= </text:p>
          </table:table-cell>
          <table:table-cell table:number-columns-repeated="1023"/>
        </table:table-row>
        <table:table-row table:style-name="ro1">
          <table:table-cell table:formula="of:=[$'Admin ALL'.A295] &amp; [$'Admin ALL'.J295]" office:value-type="string" office:string-value="admin_messages_chmod                 = " calcext:value-type="string">
            <text:p>admin_messages_chmod <text:s text:c="16"/>= </text:p>
          </table:table-cell>
          <table:table-cell table:number-columns-repeated="1023"/>
        </table:table-row>
        <table:table-row table:style-name="ro1">
          <table:table-cell table:formula="of:=[$'Admin ALL'.A296] &amp; [$'Admin ALL'.J296]">
            <text:p/>
          </table:table-cell>
          <table:table-cell table:number-columns-repeated="1023"/>
        </table:table-row>
        <table:table-row table:style-name="ro1">
          <table:table-cell table:formula="of:=[$'Admin ALL'.A297] &amp; [$'Admin ALL'.J297]" office:value-type="string" office:string-value="admin_user_select_websitetitle       = " calcext:value-type="string">
            <text:p>admin_user_select_websitetitle <text:s text:c="6"/>= </text:p>
          </table:table-cell>
          <table:table-cell table:number-columns-repeated="1023"/>
        </table:table-row>
        <table:table-row table:style-name="ro1">
          <table:table-cell table:formula="of:=[$'Admin ALL'.A298] &amp; [$'Admin ALL'.J298]" office:value-type="string" office:string-value="admin_user_select_websitedescription = " calcext:value-type="string">
            <text:p>admin_user_select_websitedescription = </text:p>
          </table:table-cell>
          <table:table-cell table:number-columns-repeated="1023"/>
        </table:table-row>
        <table:table-row table:style-name="ro1">
          <table:table-cell table:formula="of:=[$'Admin ALL'.A299] &amp; [$'Admin ALL'.J299]" office:value-type="string" office:string-value="admin_user_select_cmslanguage        = " calcext:value-type="string">
            <text:p>admin_user_select_cmslanguage <text:s text:c="7"/>= </text:p>
          </table:table-cell>
          <table:table-cell table:number-columns-repeated="1023"/>
        </table:table-row>
        <table:table-row table:style-name="ro1">
          <table:table-cell table:formula="of:=[$'Admin ALL'.A300] &amp; [$'Admin ALL'.J300]" office:value-type="string" office:string-value="admin_user_select_defaultcat         = " calcext:value-type="string">
            <text:p>admin_user_select_defaultcat <text:s text:c="8"/>= </text:p>
          </table:table-cell>
          <table:table-cell table:number-columns-repeated="1023"/>
        </table:table-row>
        <table:table-row table:style-name="ro1">
          <table:table-cell table:formula="of:=[$'Admin ALL'.A301] &amp; [$'Admin ALL'.J301]" office:value-type="string" office:string-value="admin_user_select_draftmode          = " calcext:value-type="string">
            <text:p>admin_user_select_draftmode <text:s text:c="9"/>= </text:p>
          </table:table-cell>
          <table:table-cell table:number-columns-repeated="1023"/>
        </table:table-row>
        <table:table-row table:style-name="ro1">
          <table:table-cell table:formula="of:=[$'Admin ALL'.A302] &amp; [$'Admin ALL'.J302]" office:value-type="string" office:string-value="admin_user_select_usesitemap         = " calcext:value-type="string">
            <text:p>admin_user_select_usesitemap <text:s text:c="8"/>= </text:p>
          </table:table-cell>
          <table:table-cell table:number-columns-repeated="1023"/>
        </table:table-row>
        <table:table-row table:style-name="ro1">
          <table:table-cell table:formula="of:=[$'Admin ALL'.A303] &amp; [$'Admin ALL'.J303]" office:value-type="string" office:string-value="admin_user_select_usecmssyntax       = " calcext:value-type="string">
            <text:p>admin_user_select_usecmssyntax <text:s text:c="6"/>= </text:p>
          </table:table-cell>
          <table:table-cell table:number-columns-repeated="1023"/>
        </table:table-row>
        <table:table-row table:style-name="ro1">
          <table:table-cell table:formula="of:=[$'Admin ALL'.A304] &amp; [$'Admin ALL'.J304]" office:value-type="string" office:string-value="admin_user_select_editusersyntax     = " calcext:value-type="string">
            <text:p>admin_user_select_editusersyntax <text:s text:c="4"/>= </text:p>
          </table:table-cell>
          <table:table-cell table:number-columns-repeated="1023"/>
        </table:table-row>
        <table:table-row table:style-name="ro1">
          <table:table-cell table:formula="of:=[$'Admin ALL'.A305] &amp; [$'Admin ALL'.J305]" office:value-type="string" office:string-value="admin_user_select_replaceemoticons   = " calcext:value-type="string">
            <text:p>admin_user_select_replaceemoticons <text:s text:c="2"/>= </text:p>
          </table:table-cell>
          <table:table-cell table:number-columns-repeated="1023"/>
        </table:table-row>
        <table:table-row table:style-name="ro1">
          <table:table-cell table:formula="of:=[$'Admin ALL'.A306] &amp; [$'Admin ALL'.J306]" office:value-type="string" office:string-value="admin_user_select_defaultcolors      = " calcext:value-type="string">
            <text:p>admin_user_select_defaultcolors <text:s text:c="5"/>= </text:p>
          </table:table-cell>
          <table:table-cell table:number-columns-repeated="1023"/>
        </table:table-row>
        <table:table-row table:style-name="ro1">
          <table:table-cell table:formula="of:=[$'Admin ALL'.A307] &amp; [$'Admin ALL'.J307]" office:value-type="string" office:string-value="admin_user_select_hiddenpages        = " calcext:value-type="string">
            <text:p>admin_user_select_hiddenpages <text:s text:c="7"/>= </text:p>
          </table:table-cell>
          <table:table-cell table:number-columns-repeated="1023"/>
        </table:table-row>
        <table:table-row table:style-name="ro1">
          <table:table-cell table:formula="of:=[$'Admin ALL'.A308] &amp; [$'Admin ALL'.J308]" office:value-type="string" office:string-value="admin_user_select_targetblank        = " calcext:value-type="string">
            <text:p>admin_user_select_targetblank <text:s text:c="7"/>= </text:p>
          </table:table-cell>
          <table:table-cell table:number-columns-repeated="1023"/>
        </table:table-row>
        <table:table-row table:style-name="ro1">
          <table:table-cell table:formula="of:=[$'Admin ALL'.A309] &amp; [$'Admin ALL'.J309]" office:value-type="string" office:string-value="admin_user_select_hidecatnamedpages  = " calcext:value-type="string">
            <text:p>admin_user_select_hidecatnamedpages <text:s/>= </text:p>
          </table:table-cell>
          <table:table-cell table:number-columns-repeated="1023"/>
        </table:table-row>
        <table:table-row table:style-name="ro1">
          <table:table-cell table:formula="of:=[$'Admin ALL'.A310] &amp; [$'Admin ALL'.J310]" office:value-type="string" office:string-value="admin_user_select_modrewrite         = " calcext:value-type="string">
            <text:p>admin_user_select_modrewrite <text:s text:c="8"/>= </text:p>
          </table:table-cell>
          <table:table-cell table:number-columns-repeated="1023"/>
        </table:table-row>
        <table:table-row table:style-name="ro1">
          <table:table-cell table:formula="of:=[$'Admin ALL'.A311] &amp; [$'Admin ALL'.J311]" office:value-type="string" office:string-value="admin_user_select_showsyntaxtooltips = " calcext:value-type="string">
            <text:p>admin_user_select_showsyntaxtooltips = </text:p>
          </table:table-cell>
          <table:table-cell table:number-columns-repeated="1023"/>
        </table:table-row>
        <table:table-row table:style-name="ro1">
          <table:table-cell table:formula="of:=[$'Admin ALL'.A312] &amp; [$'Admin ALL'.J312]">
            <text:p/>
          </table:table-cell>
          <table:table-cell table:number-columns-repeated="1023"/>
        </table:table-row>
        <table:table-row table:style-name="ro1">
          <table:table-cell table:formula="of:=[$'Admin ALL'.A313] &amp; [$'Admin ALL'.J313]" office:value-type="string" office:string-value="admin_user_select_language           = " calcext:value-type="string">
            <text:p>admin_user_select_language <text:s text:c="10"/>= </text:p>
          </table:table-cell>
          <table:table-cell table:number-columns-repeated="1023"/>
        </table:table-row>
        <table:table-row table:style-name="ro1">
          <table:table-cell table:formula="of:=[$'Admin ALL'.A314] &amp; [$'Admin ALL'.J314]" office:value-type="string" office:string-value="admin_user_select_adminmail          = " calcext:value-type="string">
            <text:p>admin_user_select_adminmail <text:s text:c="9"/>= </text:p>
          </table:table-cell>
          <table:table-cell table:number-columns-repeated="1023"/>
        </table:table-row>
        <table:table-row table:style-name="ro1">
          <table:table-cell table:formula="of:=[$'Admin ALL'.A315] &amp; [$'Admin ALL'.J315]" office:value-type="string" office:string-value="admin_user_select_backupmsgintervall = " calcext:value-type="string">
            <text:p>admin_user_select_backupmsgintervall = </text:p>
          </table:table-cell>
          <table:table-cell table:number-columns-repeated="1023"/>
        </table:table-row>
        <table:table-row table:style-name="ro1">
          <table:table-cell table:formula="of:=[$'Admin ALL'.A316] &amp; [$'Admin ALL'.J316]" office:value-type="string" office:string-value="admin_user_select_getbackup          = " calcext:value-type="string">
            <text:p>admin_user_select_getbackup <text:s text:c="9"/>= </text:p>
          </table:table-cell>
          <table:table-cell table:number-columns-repeated="1023"/>
        </table:table-row>
        <table:table-row table:style-name="ro1">
          <table:table-cell table:formula="of:=[$'Admin ALL'.A317] &amp; [$'Admin ALL'.J317]" office:value-type="string" office:string-value="admin_user_select_chmodnewfilesatts  = " calcext:value-type="string">
            <text:p>admin_user_select_chmodnewfilesatts <text:s/>= </text:p>
          </table:table-cell>
          <table:table-cell table:number-columns-repeated="1023"/>
        </table:table-row>
        <table:table-row table:style-name="ro1">
          <table:table-cell table:formula="of:=[$'Admin ALL'.A318] &amp; [$'Admin ALL'.J318]" office:value-type="string" office:string-value="admin_user_select_noupload           = " calcext:value-type="string">
            <text:p>admin_user_select_noupload <text:s text:c="10"/>= </text:p>
          </table:table-cell>
          <table:table-cell table:number-columns-repeated="1023"/>
        </table:table-row>
        <table:table-row table:style-name="ro1">
          <table:table-cell table:formula="of:=[$'Admin ALL'.A319] &amp; [$'Admin ALL'.J319]" office:value-type="string" office:string-value="admin_user_select_userpassword       = " calcext:value-type="string">
            <text:p>admin_user_select_userpassword <text:s text:c="6"/>= </text:p>
          </table:table-cell>
          <table:table-cell table:number-columns-repeated="1023"/>
        </table:table-row>
        <table:table-row table:style-name="ro1">
          <table:table-cell table:formula="of:=[$'Admin ALL'.A320] &amp; [$'Admin ALL'.J320]">
            <text:p/>
          </table:table-cell>
          <table:table-cell table:number-columns-repeated="1023"/>
        </table:table-row>
        <table:table-row table:style-name="ro1">
          <table:table-cell table:formula="of:=[$'Admin ALL'.A321] &amp; [$'Admin ALL'.J321]" office:value-type="string" office:string-value="pw_help                              = " calcext:value-type="string">
            <text:p>pw_help <text:s text:c="29"/>= </text:p>
          </table:table-cell>
          <table:table-cell table:number-columns-repeated="1023"/>
        </table:table-row>
        <table:table-row table:style-name="ro1">
          <table:table-cell table:formula="of:=[$'Admin ALL'.A322] &amp; [$'Admin ALL'.J322]" office:value-type="string" office:string-value="pw_text_login                        = " calcext:value-type="string">
            <text:p>pw_text_login <text:s text:c="23"/>= </text:p>
          </table:table-cell>
          <table:table-cell table:number-columns-repeated="1023"/>
        </table:table-row>
        <table:table-row table:style-name="ro1">
          <table:table-cell table:formula="of:=[$'Admin ALL'.A323] &amp; [$'Admin ALL'.J323]" office:value-type="string" office:string-value="userpw_text_login                    = " calcext:value-type="string">
            <text:p>userpw_text_login <text:s text:c="19"/>= </text:p>
          </table:table-cell>
          <table:table-cell table:number-columns-repeated="1023"/>
        </table:table-row>
        <table:table-row table:style-name="ro1">
          <table:table-cell table:formula="of:=[$'Admin ALL'.A324] &amp; [$'Admin ALL'.J324]" office:value-type="string" office:string-value="pw_error_missingvalues               = " calcext:value-type="string">
            <text:p>pw_error_missingvalues <text:s text:c="14"/>= </text:p>
          </table:table-cell>
          <table:table-cell table:number-columns-repeated="1023"/>
        </table:table-row>
        <table:table-row table:style-name="ro1">
          <table:table-cell table:formula="of:=[$'Admin ALL'.A325] &amp; [$'Admin ALL'.J325]" office:value-type="string" office:string-value="pw_error_newpwerror                  = " calcext:value-type="string">
            <text:p>pw_error_newpwerror <text:s text:c="17"/>= </text:p>
          </table:table-cell>
          <table:table-cell table:number-columns-repeated="1023"/>
        </table:table-row>
        <table:table-row table:style-name="ro1">
          <table:table-cell table:formula="of:=[$'Admin ALL'.A326] &amp; [$'Admin ALL'.J326]" office:value-type="string" office:string-value="pw_error_newpwmismatch               = " calcext:value-type="string">
            <text:p>pw_error_newpwmismatch <text:s text:c="14"/>= </text:p>
          </table:table-cell>
          <table:table-cell table:number-columns-repeated="1023"/>
        </table:table-row>
        <table:table-row table:style-name="ro1">
          <table:table-cell table:formula="of:=[$'Admin ALL'.A327] &amp; [$'Admin ALL'.J327]" office:value-type="string" office:string-value="pw_error_tooshortname                = " calcext:value-type="string">
            <text:p>pw_error_tooshortname <text:s text:c="15"/>= </text:p>
          </table:table-cell>
          <table:table-cell table:number-columns-repeated="1023"/>
        </table:table-row>
        <table:table-row table:style-name="ro1">
          <table:table-cell table:formula="of:=[$'Admin ALL'.A328] &amp; [$'Admin ALL'.J328]" office:value-type="string" office:string-value="pw_titel_newname                     = " calcext:value-type="string">
            <text:p>pw_titel_newname <text:s text:c="20"/>= </text:p>
          </table:table-cell>
          <table:table-cell table:number-columns-repeated="1023"/>
        </table:table-row>
        <table:table-row table:style-name="ro1">
          <table:table-cell table:formula="of:=[$'Admin ALL'.A329] &amp; [$'Admin ALL'.J329]" office:value-type="string" office:string-value="pw_titel_newpw                       = " calcext:value-type="string">
            <text:p>pw_titel_newpw <text:s text:c="22"/>= </text:p>
          </table:table-cell>
          <table:table-cell table:number-columns-repeated="1023"/>
        </table:table-row>
        <table:table-row table:style-name="ro1">
          <table:table-cell table:formula="of:=[$'Admin ALL'.A330] &amp; [$'Admin ALL'.J330]" office:value-type="string" office:string-value="pw_titel_newpwrepeat                 = " calcext:value-type="string">
            <text:p>pw_titel_newpwrepeat <text:s text:c="16"/>= </text:p>
          </table:table-cell>
          <table:table-cell table:number-columns-repeated="1023"/>
        </table:table-row>
        <table:table-row table:style-name="ro1">
          <table:table-cell table:formula="of:=[$'Admin ALL'.A331] &amp; [$'Admin ALL'.J331]" office:value-type="string" office:string-value="userpw_titel_newname                 = " calcext:value-type="string">
            <text:p>userpw_titel_newname <text:s text:c="16"/>= </text:p>
          </table:table-cell>
          <table:table-cell table:number-columns-repeated="1023"/>
        </table:table-row>
        <table:table-row table:style-name="ro1">
          <table:table-cell table:formula="of:=[$'Admin ALL'.A332] &amp; [$'Admin ALL'.J332]" office:value-type="string" office:string-value="userpw_titel_newpw                   = " calcext:value-type="string">
            <text:p>userpw_titel_newpw <text:s text:c="18"/>= </text:p>
          </table:table-cell>
          <table:table-cell table:number-columns-repeated="1023"/>
        </table:table-row>
        <table:table-row table:style-name="ro1">
          <table:table-cell table:formula="of:=[$'Admin ALL'.A333] &amp; [$'Admin ALL'.J333]" office:value-type="string" office:string-value="userpw_titel_newpwrepeat             = " calcext:value-type="string">
            <text:p>userpw_titel_newpwrepeat <text:s text:c="12"/>= </text:p>
          </table:table-cell>
          <table:table-cell table:number-columns-repeated="1023"/>
        </table:table-row>
        <table:table-row table:style-name="ro1">
          <table:table-cell table:formula="of:=[$'Admin ALL'.A334] &amp; [$'Admin ALL'.J334]" office:value-type="string" office:string-value="warning_false_logins                 = " calcext:value-type="string">
            <text:p>warning_false_logins <text:s text:c="16"/>= </text:p>
          </table:table-cell>
          <table:table-cell table:number-columns-repeated="1023"/>
        </table:table-row>
        <table:table-row table:style-name="ro1">
          <table:table-cell table:formula="of:=[$'Admin ALL'.A335] &amp; [$'Admin ALL'.J335]" office:value-type="string" office:string-value="loginlocked_mailcontent              = " calcext:value-type="string">
            <text:p>loginlocked_mailcontent <text:s text:c="13"/>= </text:p>
          </table:table-cell>
          <table:table-cell table:number-columns-repeated="1023"/>
        </table:table-row>
        <table:table-row table:style-name="ro1">
          <table:table-cell table:formula="of:=[$'Admin ALL'.A336] &amp; [$'Admin ALL'.J336]" office:value-type="string" office:string-value="loginlocked_mailsubject              = " calcext:value-type="string">
            <text:p>loginlocked_mailsubject <text:s text:c="13"/>= </text:p>
          </table:table-cell>
          <table:table-cell table:number-columns-repeated="1023"/>
        </table:table-row>
        <table:table-row table:style-name="ro1">
          <table:table-cell table:formula="of:=[$'Admin ALL'.A337] &amp; [$'Admin ALL'.J337]" office:value-type="string" office:string-value="messages_false_logins                = " calcext:value-type="string">
            <text:p>messages_false_logins <text:s text:c="15"/>= </text:p>
          </table:table-cell>
          <table:table-cell table:number-columns-repeated="1023"/>
        </table:table-row>
        <table:table-row table:style-name="ro1">
          <table:table-cell table:formula="of:=[$'Admin ALL'.A338] &amp; [$'Admin ALL'.J338]" office:value-type="string" office:string-value="login_button                         = " calcext:value-type="string">
            <text:p>login_button <text:s text:c="24"/>= </text:p>
          </table:table-cell>
          <table:table-cell table:number-columns-repeated="1023"/>
        </table:table-row>
        <table:table-row table:style-name="ro1">
          <table:table-cell table:formula="of:=[$'Admin ALL'.A339] &amp; [$'Admin ALL'.J339]" office:value-type="string" office:string-value="login_ajax_success                   = " calcext:value-type="string">
            <text:p>login_ajax_success <text:s text:c="18"/>= </text:p>
          </table:table-cell>
          <table:table-cell table:number-columns-repeated="1023"/>
        </table:table-row>
        <table:table-row table:style-name="ro1">
          <table:table-cell table:formula="of:=[$'Admin ALL'.A340] &amp; [$'Admin ALL'.J340]" office:value-type="string" office:string-value="login_titel_dialog                   = " calcext:value-type="string">
            <text:p>login_titel_dialog <text:s text:c="18"/>= </text:p>
          </table:table-cell>
          <table:table-cell table:number-columns-repeated="1023"/>
        </table:table-row>
        <table:table-row table:style-name="ro1">
          <table:table-cell table:formula="of:=[$'Admin ALL'.A341] &amp; [$'Admin ALL'.J341]">
            <text:p/>
          </table:table-cell>
          <table:table-cell table:number-columns-repeated="1023"/>
        </table:table-row>
        <table:table-row table:style-name="ro1">
          <table:table-cell table:formula="of:=[$'Admin ALL'.A342] &amp; [$'Admin ALL'.J342]" office:value-type="string" office:string-value="plugins_button                       = " calcext:value-type="string">
            <text:p>plugins_button <text:s text:c="22"/>= </text:p>
          </table:table-cell>
          <table:table-cell table:number-columns-repeated="1023"/>
        </table:table-row>
        <table:table-row table:style-name="ro1">
          <table:table-cell table:formula="of:=[$'Admin ALL'.A343] &amp; [$'Admin ALL'.J343]" office:value-type="string" office:string-value="plugins_titel                        = " calcext:value-type="string">
            <text:p>plugins_titel <text:s text:c="23"/>= </text:p>
          </table:table-cell>
          <table:table-cell table:number-columns-repeated="1023"/>
        </table:table-row>
        <table:table-row table:style-name="ro1">
          <table:table-cell table:formula="of:=[$'Admin ALL'.A344] &amp; [$'Admin ALL'.J344]" office:value-type="string" office:string-value="plugins_error                        = " calcext:value-type="string">
            <text:p>plugins_error <text:s text:c="23"/>= </text:p>
          </table:table-cell>
          <table:table-cell table:number-columns-repeated="1023"/>
        </table:table-row>
        <table:table-row table:style-name="ro1">
          <table:table-cell table:formula="of:=[$'Admin ALL'.A345] &amp; [$'Admin ALL'.J345]" office:value-type="string" office:string-value="plugins_titel_version                = " calcext:value-type="string">
            <text:p>plugins_titel_version <text:s text:c="15"/>= </text:p>
          </table:table-cell>
          <table:table-cell table:number-columns-repeated="1023"/>
        </table:table-row>
        <table:table-row table:style-name="ro1">
          <table:table-cell table:formula="of:=[$'Admin ALL'.A346] &amp; [$'Admin ALL'.J346]" office:value-type="string" office:string-value="plugins_titel_author                 = " calcext:value-type="string">
            <text:p>plugins_titel_author <text:s text:c="16"/>= </text:p>
          </table:table-cell>
          <table:table-cell table:number-columns-repeated="1023"/>
        </table:table-row>
        <table:table-row table:style-name="ro1">
          <table:table-cell table:formula="of:=[$'Admin ALL'.A347] &amp; [$'Admin ALL'.J347]" office:value-type="string" office:string-value="plugins_titel_web                    = " calcext:value-type="string">
            <text:p>plugins_titel_web <text:s text:c="19"/>= </text:p>
          </table:table-cell>
          <table:table-cell table:number-columns-repeated="1023"/>
        </table:table-row>
        <table:table-row table:style-name="ro1">
          <table:table-cell table:formula="of:=[$'Admin ALL'.A348] &amp; [$'Admin ALL'.J348]" office:value-type="string" office:string-value="plugins_input_active                 = " calcext:value-type="string">
            <text:p>plugins_input_active <text:s text:c="16"/>= </text:p>
          </table:table-cell>
          <table:table-cell table:number-columns-repeated="1023"/>
        </table:table-row>
        <table:table-row table:style-name="ro1">
          <table:table-cell table:formula="of:=[$'Admin ALL'.A349] &amp; [$'Admin ALL'.J349]" office:value-type="string" office:string-value="plugins_error_regex_error            = " calcext:value-type="string">
            <text:p>plugins_error_regex_error <text:s text:c="11"/>= </text:p>
          </table:table-cell>
          <table:table-cell table:number-columns-repeated="1023"/>
        </table:table-row>
        <table:table-row table:style-name="ro1">
          <table:table-cell table:formula="of:=[$'Admin ALL'.A350] &amp; [$'Admin ALL'.J350]" office:value-type="string" office:string-value="plugins_info                         = " calcext:value-type="string">
            <text:p>plugins_info <text:s text:c="24"/>= </text:p>
          </table:table-cell>
          <table:table-cell table:number-columns-repeated="1023"/>
        </table:table-row>
        <table:table-row table:style-name="ro1">
          <table:table-cell table:formula="of:=[$'Admin ALL'.A351] &amp; [$'Admin ALL'.J351]" office:value-type="string" office:string-value="plugins_title_manage                 = " calcext:value-type="string">
            <text:p>plugins_title_manage <text:s text:c="16"/>= </text:p>
          </table:table-cell>
          <table:table-cell table:number-columns-repeated="1023"/>
        </table:table-row>
        <table:table-row table:style-name="ro1">
          <table:table-cell table:formula="of:=[$'Admin ALL'.A352] &amp; [$'Admin ALL'.J352]" office:value-type="string" office:string-value="plugins_text_filebutton              = " calcext:value-type="string">
            <text:p>plugins_text_filebutton <text:s text:c="13"/>= </text:p>
          </table:table-cell>
          <table:table-cell table:number-columns-repeated="1023"/>
        </table:table-row>
        <table:table-row table:style-name="ro1">
          <table:table-cell table:formula="of:=[$'Admin ALL'.A353] &amp; [$'Admin ALL'.J353]" office:value-type="string" office:string-value="plugins_text_fileinfo                = " calcext:value-type="string">
            <text:p>plugins_text_fileinfo <text:s text:c="15"/>= </text:p>
          </table:table-cell>
          <table:table-cell table:number-columns-repeated="1023"/>
        </table:table-row>
        <table:table-row table:style-name="ro1">
          <table:table-cell table:formula="of:=[$'Admin ALL'.A354] &amp; [$'Admin ALL'.J354]" office:value-type="string" office:string-value="plugins_button_install               = " calcext:value-type="string">
            <text:p>plugins_button_install <text:s text:c="14"/>= </text:p>
          </table:table-cell>
          <table:table-cell table:number-columns-repeated="1023"/>
        </table:table-row>
        <table:table-row table:style-name="ro1">
          <table:table-cell table:formula="of:=[$'Admin ALL'.A355] &amp; [$'Admin ALL'.J355]" office:value-type="string" office:string-value="plugins_button_delete                = " calcext:value-type="string">
            <text:p>plugins_button_delete <text:s text:c="15"/>= </text:p>
          </table:table-cell>
          <table:table-cell table:number-columns-repeated="1023"/>
        </table:table-row>
        <table:table-row table:style-name="ro1">
          <table:table-cell table:formula="of:=[$'Admin ALL'.A356] &amp; [$'Admin ALL'.J356]" office:value-type="string" office:string-value="plugins_select                       = " calcext:value-type="string">
            <text:p>plugins_select <text:s text:c="22"/>= </text:p>
          </table:table-cell>
          <table:table-cell table:number-columns-repeated="1023"/>
        </table:table-row>
        <table:table-row table:style-name="ro1">
          <table:table-cell table:formula="of:=[$'Admin ALL'.A357] &amp; [$'Admin ALL'.J357]">
            <text:p/>
          </table:table-cell>
          <table:table-cell table:number-columns-repeated="1023"/>
        </table:table-row>
        <table:table-row table:style-name="ro1">
          <table:table-cell table:formula="of:=[$'Admin ALL'.A358] &amp; [$'Admin ALL'.J358]" office:value-type="string" office:string-value="template_button                      = " calcext:value-type="string">
            <text:p>template_button <text:s text:c="21"/>= </text:p>
          </table:table-cell>
          <table:table-cell table:number-columns-repeated="1023"/>
        </table:table-row>
        <table:table-row table:style-name="ro1">
          <table:table-cell table:formula="of:=[$'Admin ALL'.A359] &amp; [$'Admin ALL'.J359]" office:value-type="string" office:string-value="template_title_grafiken              = " calcext:value-type="string">
            <text:p>template_title_grafiken <text:s text:c="13"/>= </text:p>
          </table:table-cell>
          <table:table-cell table:number-columns-repeated="1023"/>
        </table:table-row>
        <table:table-row table:style-name="ro1">
          <table:table-cell table:formula="of:=[$'Admin ALL'.A360] &amp; [$'Admin ALL'.J360]" office:value-type="string" office:string-value="template_title_html_css              = " calcext:value-type="string">
            <text:p>template_title_html_css <text:s text:c="13"/>= </text:p>
          </table:table-cell>
          <table:table-cell table:number-columns-repeated="1023"/>
        </table:table-row>
        <table:table-row table:style-name="ro1">
          <table:table-cell table:formula="of:=[$'Admin ALL'.A361] &amp; [$'Admin ALL'.J361]" office:value-type="string" office:string-value="template_title_plugins               = " calcext:value-type="string">
            <text:p>template_title_plugins <text:s text:c="14"/>= </text:p>
          </table:table-cell>
          <table:table-cell table:number-columns-repeated="1023"/>
        </table:table-row>
        <table:table-row table:style-name="ro1">
          <table:table-cell table:formula="of:=[$'Admin ALL'.A362] &amp; [$'Admin ALL'.J362]" office:value-type="string" office:string-value="template_title_template              = " calcext:value-type="string">
            <text:p>template_title_template <text:s text:c="13"/>= </text:p>
          </table:table-cell>
          <table:table-cell table:number-columns-repeated="1023"/>
        </table:table-row>
        <table:table-row table:style-name="ro1">
          <table:table-cell table:formula="of:=[$'Admin ALL'.A363] &amp; [$'Admin ALL'.J363]" office:value-type="string" office:string-value="template_title_manage                = " calcext:value-type="string">
            <text:p>template_title_manage <text:s text:c="15"/>= </text:p>
          </table:table-cell>
          <table:table-cell table:number-columns-repeated="1023"/>
        </table:table-row>
        <table:table-row table:style-name="ro1">
          <table:table-cell table:formula="of:=[$'Admin ALL'.A364] &amp; [$'Admin ALL'.J364]" office:value-type="string" office:string-value="template_title_editor                = " calcext:value-type="string">
            <text:p>template_title_editor <text:s text:c="15"/>= </text:p>
          </table:table-cell>
          <table:table-cell table:number-columns-repeated="1023"/>
        </table:table-row>
        <table:table-row table:style-name="ro1">
          <table:table-cell table:formula="of:=[$'Admin ALL'.A365] &amp; [$'Admin ALL'.J365]" office:value-type="string" office:string-value="template_text_filebutton             = " calcext:value-type="string">
            <text:p>template_text_filebutton <text:s text:c="12"/>= </text:p>
          </table:table-cell>
          <table:table-cell table:number-columns-repeated="1023"/>
        </table:table-row>
        <table:table-row table:style-name="ro1">
          <table:table-cell table:formula="of:=[$'Admin ALL'.A366] &amp; [$'Admin ALL'.J366]" office:value-type="string" office:string-value="template_text_fileinfo               = " calcext:value-type="string">
            <text:p>template_text_fileinfo <text:s text:c="14"/>= </text:p>
          </table:table-cell>
          <table:table-cell table:number-columns-repeated="1023"/>
        </table:table-row>
        <table:table-row table:style-name="ro1">
          <table:table-cell table:formula="of:=[$'Admin ALL'.A367] &amp; [$'Admin ALL'.J367]" office:value-type="string" office:string-value="template_button_install              = " calcext:value-type="string">
            <text:p>template_button_install <text:s text:c="13"/>= </text:p>
          </table:table-cell>
          <table:table-cell table:number-columns-repeated="1023"/>
        </table:table-row>
        <table:table-row table:style-name="ro1">
          <table:table-cell table:formula="of:=[$'Admin ALL'.A368] &amp; [$'Admin ALL'.J368]" office:value-type="string" office:string-value="template_button_delete               = " calcext:value-type="string">
            <text:p>template_button_delete <text:s text:c="14"/>= </text:p>
          </table:table-cell>
          <table:table-cell table:number-columns-repeated="1023"/>
        </table:table-row>
        <table:table-row table:style-name="ro1">
          <table:table-cell table:formula="of:=[$'Admin ALL'.A369] &amp; [$'Admin ALL'.J369]" office:value-type="string" office:string-value="template_input_set_active            = " calcext:value-type="string">
            <text:p>template_input_set_active <text:s text:c="11"/>= </text:p>
          </table:table-cell>
          <table:table-cell table:number-columns-repeated="1023"/>
        </table:table-row>
        <table:table-row table:style-name="ro1">
          <table:table-cell table:formula="of:=[$'Admin ALL'.A370] &amp; [$'Admin ALL'.J370]" office:value-type="string" office:string-value="template_select                      = " calcext:value-type="string">
            <text:p>template_select <text:s text:c="21"/>= </text:p>
          </table:table-cell>
          <table:table-cell table:number-columns-repeated="1023"/>
        </table:table-row>
        <table:table-row table:style-name="ro1">
          <table:table-cell table:formula="of:=[$'Admin ALL'.A371] &amp; [$'Admin ALL'.J371]">
            <text:p/>
          </table:table-cell>
          <table:table-cell table:number-columns-repeated="1023"/>
        </table:table-row>
        <table:table-row table:style-name="ro1">
          <table:table-cell table:formula="of:=[$'Admin ALL'.A372] &amp; [$'Admin ALL'.J372]">
            <text:p/>
          </table:table-cell>
          <table:table-cell table:number-columns-repeated="1023"/>
        </table:table-row>
        <table:table-row table:style-name="ro1">
          <table:table-cell table:formula="of:=[$'Admin ALL'.A373] &amp; [$'Admin ALL'.J373]" office:value-type="string" office:string-value="install_tab_help                     = " calcext:value-type="string">
            <text:p>install_tab_help <text:s text:c="20"/>= </text:p>
          </table:table-cell>
          <table:table-cell table:number-columns-repeated="1023"/>
        </table:table-row>
        <table:table-row table:style-name="ro1">
          <table:table-cell table:formula="of:=[$'Admin ALL'.A374] &amp; [$'Admin ALL'.J374]" office:value-type="string" office:string-value="install_tab_language                 = " calcext:value-type="string">
            <text:p>install_tab_language <text:s text:c="16"/>= </text:p>
          </table:table-cell>
          <table:table-cell table:number-columns-repeated="1023"/>
        </table:table-row>
        <table:table-row table:style-name="ro1">
          <table:table-cell table:formula="of:=[$'Admin ALL'.A375] &amp; [$'Admin ALL'.J375]" office:value-type="string" office:string-value="install_tab_chmod_test               = " calcext:value-type="string">
            <text:p>install_tab_chmod_test <text:s text:c="14"/>= </text:p>
          </table:table-cell>
          <table:table-cell table:number-columns-repeated="1023"/>
        </table:table-row>
        <table:table-row table:style-name="ro1">
          <table:table-cell table:formula="of:=[$'Admin ALL'.A376] &amp; [$'Admin ALL'.J376]" office:value-type="string" office:string-value="install_tab_environment              = " calcext:value-type="string">
            <text:p>install_tab_environment <text:s text:c="13"/>= </text:p>
          </table:table-cell>
          <table:table-cell table:number-columns-repeated="1023"/>
        </table:table-row>
        <table:table-row table:style-name="ro1">
          <table:table-cell table:formula="of:=[$'Admin ALL'.A377] &amp; [$'Admin ALL'.J377]" office:value-type="string" office:string-value="install_tab_rewrite                  = " calcext:value-type="string">
            <text:p>install_tab_rewrite <text:s text:c="17"/>= </text:p>
          </table:table-cell>
          <table:table-cell table:number-columns-repeated="1023"/>
        </table:table-row>
        <table:table-row table:style-name="ro1">
          <table:table-cell table:formula="of:=[$'Admin ALL'.A378] &amp; [$'Admin ALL'.J378]" office:value-type="string" office:string-value="install_tab_password                 = " calcext:value-type="string">
            <text:p>install_tab_password <text:s text:c="16"/>= </text:p>
          </table:table-cell>
          <table:table-cell table:number-columns-repeated="1023"/>
        </table:table-row>
        <table:table-row table:style-name="ro1">
          <table:table-cell table:formula="of:=[$'Admin ALL'.A379] &amp; [$'Admin ALL'.J379]" office:value-type="string" office:string-value="install_tab_update                   = " calcext:value-type="string">
            <text:p>install_tab_update <text:s text:c="18"/>= </text:p>
          </table:table-cell>
          <table:table-cell table:number-columns-repeated="1023"/>
        </table:table-row>
        <table:table-row table:style-name="ro1">
          <table:table-cell table:formula="of:=[$'Admin ALL'.A380] &amp; [$'Admin ALL'.J380]" office:value-type="string" office:string-value="install_tab_finish                   = " calcext:value-type="string">
            <text:p>install_tab_finish <text:s text:c="18"/>= </text:p>
          </table:table-cell>
          <table:table-cell table:number-columns-repeated="1023"/>
        </table:table-row>
        <table:table-row table:style-name="ro1">
          <table:table-cell table:formula="of:=[$'Admin ALL'.A381] &amp; [$'Admin ALL'.J381]" office:value-type="string" office:string-value="install_toggle_open                  = " calcext:value-type="string">
            <text:p>install_toggle_open <text:s text:c="17"/>= </text:p>
          </table:table-cell>
          <table:table-cell table:number-columns-repeated="1023"/>
        </table:table-row>
        <table:table-row table:style-name="ro1">
          <table:table-cell table:formula="of:=[$'Admin ALL'.A382] &amp; [$'Admin ALL'.J382]" office:value-type="string" office:string-value="install_toggle_close                 = " calcext:value-type="string">
            <text:p>install_toggle_close <text:s text:c="16"/>= </text:p>
          </table:table-cell>
          <table:table-cell table:number-columns-repeated="1023"/>
        </table:table-row>
        <table:table-row table:style-name="ro1">
          <table:table-cell table:formula="of:=[$'Admin ALL'.A383] &amp; [$'Admin ALL'.J383]">
            <text:p/>
          </table:table-cell>
          <table:table-cell table:number-columns-repeated="1023"/>
        </table:table-row>
        <table:table-row table:style-name="ro1">
          <table:table-cell table:formula="of:=[$'Admin ALL'.A384] &amp; [$'Admin ALL'.J384]">
            <text:p/>
          </table:table-cell>
          <table:table-cell table:number-columns-repeated="1023"/>
        </table:table-row>
        <table:table-row table:style-name="ro1">
          <table:table-cell table:formula="of:=[$'Admin ALL'.A385] &amp; [$'Admin ALL'.J385]" office:value-type="string" office:string-value="install_help                         = " calcext:value-type="string">
            <text:p>install_help <text:s text:c="24"/>= </text:p>
          </table:table-cell>
          <table:table-cell table:number-columns-repeated="1023"/>
        </table:table-row>
        <table:table-row table:style-name="ro1">
          <table:table-cell table:formula="of:=[$'Admin ALL'.A386] &amp; [$'Admin ALL'.J386]">
            <text:p/>
          </table:table-cell>
          <table:table-cell table:number-columns-repeated="1023"/>
        </table:table-row>
        <table:table-row table:style-name="ro1">
          <table:table-cell table:formula="of:=[$'Admin ALL'.A387] &amp; [$'Admin ALL'.J387]" office:value-type="string" office:string-value="install_help_update_title            = " calcext:value-type="string">
            <text:p>install_help_update_title <text:s text:c="11"/>= </text:p>
          </table:table-cell>
          <table:table-cell table:number-columns-repeated="1023"/>
        </table:table-row>
        <table:table-row table:style-name="ro1">
          <table:table-cell table:formula="of:=[$'Admin ALL'.A388] &amp; [$'Admin ALL'.J388]" office:value-type="string" office:string-value="install_help_update_text             = " calcext:value-type="string">
            <text:p>install_help_update_text <text:s text:c="12"/>= </text:p>
          </table:table-cell>
          <table:table-cell table:number-columns-repeated="1023"/>
        </table:table-row>
        <table:table-row table:style-name="ro1">
          <table:table-cell table:formula="of:=[$'Admin ALL'.A389] &amp; [$'Admin ALL'.J389]">
            <text:p/>
          </table:table-cell>
          <table:table-cell table:number-columns-repeated="1023"/>
        </table:table-row>
        <table:table-row table:style-name="ro1">
          <table:table-cell table:formula="of:=[$'Admin ALL'.A390] &amp; [$'Admin ALL'.J390]">
            <text:p/>
          </table:table-cell>
          <table:table-cell table:number-columns-repeated="1023"/>
        </table:table-row>
        <table:table-row table:style-name="ro1">
          <table:table-cell table:formula="of:=[$'Admin ALL'.A391] &amp; [$'Admin ALL'.J391]" office:value-type="string" office:string-value="install_help_password                = " calcext:value-type="string">
            <text:p>install_help_password <text:s text:c="15"/>= </text:p>
          </table:table-cell>
          <table:table-cell table:number-columns-repeated="1023"/>
        </table:table-row>
        <table:table-row table:style-name="ro1">
          <table:table-cell table:formula="of:=[$'Admin ALL'.A392] &amp; [$'Admin ALL'.J392]" office:value-type="string" office:string-value="install_help_password_button         = " calcext:value-type="string">
            <text:p>install_help_password_button <text:s text:c="8"/>= </text:p>
          </table:table-cell>
          <table:table-cell table:number-columns-repeated="1023"/>
        </table:table-row>
        <table:table-row table:style-name="ro1">
          <table:table-cell table:formula="of:=[$'Admin ALL'.A393] &amp; [$'Admin ALL'.J393]" office:value-type="string" office:string-value="install_help_update                  = " calcext:value-type="string">
            <text:p>install_help_update <text:s text:c="17"/>= </text:p>
          </table:table-cell>
          <table:table-cell table:number-columns-repeated="1023"/>
        </table:table-row>
        <table:table-row table:style-name="ro1">
          <table:table-cell table:formula="of:=[$'Admin ALL'.A394] &amp; [$'Admin ALL'.J394]" office:value-type="string" office:string-value="install_help_update_button           = " calcext:value-type="string">
            <text:p>install_help_update_button <text:s text:c="10"/>= </text:p>
          </table:table-cell>
          <table:table-cell table:number-columns-repeated="1023"/>
        </table:table-row>
        <table:table-row table:style-name="ro1">
          <table:table-cell table:formula="of:=[$'Admin ALL'.A395] &amp; [$'Admin ALL'.J395]" office:value-type="string" office:string-value="install_help_no_button               = " calcext:value-type="string">
            <text:p>install_help_no_button <text:s text:c="14"/>= </text:p>
          </table:table-cell>
          <table:table-cell table:number-columns-repeated="1023"/>
        </table:table-row>
        <table:table-row table:style-name="ro1">
          <table:table-cell table:formula="of:=[$'Admin ALL'.A396] &amp; [$'Admin ALL'.J396]" office:value-type="string" office:string-value="install_help_php_error               = " calcext:value-type="string">
            <text:p>install_help_php_error <text:s text:c="14"/>= </text:p>
          </table:table-cell>
          <table:table-cell table:number-columns-repeated="1023"/>
        </table:table-row>
        <table:table-row table:style-name="ro1">
          <table:table-cell table:formula="of:=[$'Admin ALL'.A397] &amp; [$'Admin ALL'.J397]">
            <text:p/>
          </table:table-cell>
          <table:table-cell table:number-columns-repeated="1023"/>
        </table:table-row>
        <table:table-row table:style-name="ro1">
          <table:table-cell table:formula="of:=[$'Admin ALL'.A398] &amp; [$'Admin ALL'.J398]" office:value-type="string" office:string-value="install_lang_select                  = " calcext:value-type="string">
            <text:p>install_lang_select <text:s text:c="17"/>= </text:p>
          </table:table-cell>
          <table:table-cell table:number-columns-repeated="1023"/>
        </table:table-row>
        <table:table-row table:style-name="ro1">
          <table:table-cell table:formula="of:=[$'Admin ALL'.A399] &amp; [$'Admin ALL'.J399]" office:value-type="string" office:string-value="install_lang_help                    = " calcext:value-type="string">
            <text:p>install_lang_help <text:s text:c="19"/>= </text:p>
          </table:table-cell>
          <table:table-cell table:number-columns-repeated="1023"/>
        </table:table-row>
        <table:table-row table:style-name="ro1">
          <table:table-cell table:formula="of:=[$'Admin ALL'.A400] &amp; [$'Admin ALL'.J400]" office:value-type="string" office:string-value="install_next                         = " calcext:value-type="string">
            <text:p>install_next <text:s text:c="24"/>= </text:p>
          </table:table-cell>
          <table:table-cell table:number-columns-repeated="1023"/>
        </table:table-row>
        <table:table-row table:style-name="ro1">
          <table:table-cell table:formula="of:=[$'Admin ALL'.A401] &amp; [$'Admin ALL'.J401]">
            <text:p/>
          </table:table-cell>
          <table:table-cell table:number-columns-repeated="1023"/>
        </table:table-row>
        <table:table-row table:style-name="ro1">
          <table:table-cell table:formula="of:=[$'Admin ALL'.A402] &amp; [$'Admin ALL'.J402]" office:value-type="string" office:string-value="install_chmod_help                   = " calcext:value-type="string">
            <text:p>install_chmod_help <text:s text:c="18"/>= </text:p>
          </table:table-cell>
          <table:table-cell table:number-columns-repeated="1023"/>
        </table:table-row>
        <table:table-row table:style-name="ro1">
          <table:table-cell table:formula="of:=[$'Admin ALL'.A403] &amp; [$'Admin ALL'.J403]" office:value-type="string" office:string-value="install_chmod_no_chmod               = " calcext:value-type="string">
            <text:p>install_chmod_no_chmod <text:s text:c="14"/>= </text:p>
          </table:table-cell>
          <table:table-cell table:number-columns-repeated="1023"/>
        </table:table-row>
        <table:table-row table:style-name="ro1">
          <table:table-cell table:formula="of:=[$'Admin ALL'.A404] &amp; [$'Admin ALL'.J404]">
            <text:p/>
          </table:table-cell>
          <table:table-cell table:number-columns-repeated="1023"/>
        </table:table-row>
        <table:table-row table:style-name="ro1">
          <table:table-cell table:formula="of:=[$'Admin ALL'.A405] &amp; [$'Admin ALL'.J405]" office:value-type="string" office:string-value="install_chmod_testfile_rw            = " calcext:value-type="string">
            <text:p>install_chmod_testfile_rw <text:s text:c="11"/>= </text:p>
          </table:table-cell>
          <table:table-cell table:number-columns-repeated="1023"/>
        </table:table-row>
        <table:table-row table:style-name="ro1">
          <table:table-cell table:formula="of:=[$'Admin ALL'.A406] &amp; [$'Admin ALL'.J406]" office:value-type="string" office:string-value="install_chmod_testfile_next_button   = " calcext:value-type="string">
            <text:p>install_chmod_testfile_next_button <text:s text:c="2"/>= </text:p>
          </table:table-cell>
          <table:table-cell table:number-columns-repeated="1023"/>
        </table:table-row>
        <table:table-row table:style-name="ro1">
          <table:table-cell table:formula="of:=[$'Admin ALL'.A407] &amp; [$'Admin ALL'.J407]">
            <text:p/>
          </table:table-cell>
          <table:table-cell table:number-columns-repeated="1023"/>
        </table:table-row>
        <table:table-row table:style-name="ro1">
          <table:table-cell table:formula="of:=[$'Admin ALL'.A408] &amp; [$'Admin ALL'.J408]" office:value-type="string" office:string-value="install_chmod_use                    = " calcext:value-type="string">
            <text:p>install_chmod_use <text:s text:c="19"/>= </text:p>
          </table:table-cell>
          <table:table-cell table:number-columns-repeated="1023"/>
        </table:table-row>
        <table:table-row table:style-name="ro1">
          <table:table-cell table:formula="of:=[$'Admin ALL'.A409] &amp; [$'Admin ALL'.J409]">
            <text:p/>
          </table:table-cell>
          <table:table-cell table:number-columns-repeated="1023"/>
        </table:table-row>
        <table:table-row table:style-name="ro1">
          <table:table-cell table:formula="of:=[$'Admin ALL'.A410] &amp; [$'Admin ALL'.J410]" office:value-type="string" office:string-value="install_chmod_change_ftp             = " calcext:value-type="string">
            <text:p>install_chmod_change_ftp <text:s text:c="12"/>= </text:p>
          </table:table-cell>
          <table:table-cell table:number-columns-repeated="1023"/>
        </table:table-row>
        <table:table-row table:style-name="ro1">
          <table:table-cell table:formula="of:=[$'Admin ALL'.A411] &amp; [$'Admin ALL'.J411]" office:value-type="string" office:string-value="install_chmod_change_ftp_button      = " calcext:value-type="string">
            <text:p>install_chmod_change_ftp_button <text:s text:c="5"/>= </text:p>
          </table:table-cell>
          <table:table-cell table:number-columns-repeated="1023"/>
        </table:table-row>
        <table:table-row table:style-name="ro1">
          <table:table-cell table:formula="of:=[$'Admin ALL'.A412] &amp; [$'Admin ALL'.J412]">
            <text:p/>
          </table:table-cell>
          <table:table-cell table:number-columns-repeated="1023"/>
        </table:table-row>
        <table:table-row table:style-name="ro1">
          <table:table-cell table:formula="of:=[$'Admin ALL'.A413] &amp; [$'Admin ALL'.J413]" office:value-type="string" office:string-value="install_environment_help             = " calcext:value-type="string">
            <text:p>install_environment_help <text:s text:c="12"/>= </text:p>
          </table:table-cell>
          <table:table-cell table:number-columns-repeated="1023"/>
        </table:table-row>
        <table:table-row table:style-name="ro1">
          <table:table-cell table:formula="of:=[$'Admin ALL'.A414] &amp; [$'Admin ALL'.J414]" office:value-type="string" office:string-value="install_environment_session          = " calcext:value-type="string">
            <text:p>install_environment_session <text:s text:c="9"/>= </text:p>
          </table:table-cell>
          <table:table-cell table:number-columns-repeated="1023"/>
        </table:table-row>
        <table:table-row table:style-name="ro1">
          <table:table-cell table:formula="of:=[$'Admin ALL'.A415] &amp; [$'Admin ALL'.J415]" office:value-type="string" office:string-value="install_environment_conf             = " calcext:value-type="string">
            <text:p>install_environment_conf <text:s text:c="12"/>= </text:p>
          </table:table-cell>
          <table:table-cell table:number-columns-repeated="1023"/>
        </table:table-row>
        <table:table-row table:style-name="ro1">
          <table:table-cell table:formula="of:=[$'Admin ALL'.A416] &amp; [$'Admin ALL'.J416]">
            <text:p/>
          </table:table-cell>
          <table:table-cell table:number-columns-repeated="1023"/>
        </table:table-row>
        <table:table-row table:style-name="ro1">
          <table:table-cell table:formula="of:=[$'Admin ALL'.A417] &amp; [$'Admin ALL'.J417]" office:value-type="string" office:string-value="install_rewrite_help                 = " calcext:value-type="string">
            <text:p>install_rewrite_help <text:s text:c="16"/>= </text:p>
          </table:table-cell>
          <table:table-cell table:number-columns-repeated="1023"/>
        </table:table-row>
        <table:table-row table:style-name="ro1">
          <table:table-cell table:formula="of:=[$'Admin ALL'.A418] &amp; [$'Admin ALL'.J418]" office:value-type="string" office:string-value="install_rewrite_yes                  = " calcext:value-type="string">
            <text:p>install_rewrite_yes <text:s text:c="17"/>= </text:p>
          </table:table-cell>
          <table:table-cell table:number-columns-repeated="1023"/>
        </table:table-row>
        <table:table-row table:style-name="ro1">
          <table:table-cell table:formula="of:=[$'Admin ALL'.A419] &amp; [$'Admin ALL'.J419]" office:value-type="string" office:string-value="install_rewrite_no                   = " calcext:value-type="string">
            <text:p>install_rewrite_no <text:s text:c="18"/>= </text:p>
          </table:table-cell>
          <table:table-cell table:number-columns-repeated="1023"/>
        </table:table-row>
        <table:table-row table:style-name="ro1">
          <table:table-cell table:formula="of:=[$'Admin ALL'.A420] &amp; [$'Admin ALL'.J420]" office:value-type="string" office:string-value="install_rewrite_no_htaccess          = " calcext:value-type="string">
            <text:p>install_rewrite_no_htaccess <text:s text:c="9"/>= </text:p>
          </table:table-cell>
          <table:table-cell table:number-columns-repeated="1023"/>
        </table:table-row>
        <table:table-row table:style-name="ro1">
          <table:table-cell table:formula="of:=[$'Admin ALL'.A421] &amp; [$'Admin ALL'.J421]" office:value-type="string" office:string-value="install_rewrite_test_text            = " calcext:value-type="string">
            <text:p>install_rewrite_test_text <text:s text:c="11"/>= </text:p>
          </table:table-cell>
          <table:table-cell table:number-columns-repeated="1023"/>
        </table:table-row>
        <table:table-row table:style-name="ro1">
          <table:table-cell table:formula="of:=[$'Admin ALL'.A422] &amp; [$'Admin ALL'.J422]">
            <text:p/>
          </table:table-cell>
          <table:table-cell table:number-columns-repeated="1023"/>
        </table:table-row>
        <table:table-row table:style-name="ro1">
          <table:table-cell table:formula="of:=[$'Admin ALL'.A423] &amp; [$'Admin ALL'.J423]" office:value-type="string" office:string-value="install_password_help                = " calcext:value-type="string">
            <text:p>install_password_help <text:s text:c="15"/>= </text:p>
          </table:table-cell>
          <table:table-cell table:number-columns-repeated="1023"/>
        </table:table-row>
        <table:table-row table:style-name="ro1">
          <table:table-cell table:formula="of:=[$'Admin ALL'.A424] &amp; [$'Admin ALL'.J424]">
            <text:p/>
          </table:table-cell>
          <table:table-cell table:number-columns-repeated="1023"/>
        </table:table-row>
        <table:table-row table:style-name="ro1">
          <table:table-cell table:formula="of:=[$'Admin ALL'.A425] &amp; [$'Admin ALL'.J425]" office:value-type="string" office:string-value="install_finish_help                  = " calcext:value-type="string">
            <text:p>install_finish_help <text:s text:c="17"/>= </text:p>
          </table:table-cell>
          <table:table-cell table:number-columns-repeated="1023"/>
        </table:table-row>
        <table:table-row table:style-name="ro1">
          <table:table-cell table:formula="of:=[$'Admin ALL'.A426] &amp; [$'Admin ALL'.J426]">
            <text:p/>
          </table:table-cell>
          <table:table-cell table:number-columns-repeated="1023"/>
        </table:table-row>
        <table:table-row table:style-name="ro1">
          <table:table-cell table:formula="of:=[$'Admin ALL'.A427] &amp; [$'Admin ALL'.J427]" office:value-type="string" office:string-value="install_finish_delerror              = " calcext:value-type="string">
            <text:p>install_finish_delerror <text:s text:c="13"/>= </text:p>
          </table:table-cell>
          <table:table-cell table:number-columns-repeated="1023"/>
        </table:table-row>
        <table:table-row table:style-name="ro1">
          <table:table-cell table:formula="of:=[$'Admin ALL'.A428] &amp; [$'Admin ALL'.J428]" office:value-type="string" office:string-value="install_finish_del                   = " calcext:value-type="string">
            <text:p>install_finish_del <text:s text:c="18"/>= </text:p>
          </table:table-cell>
          <table:table-cell table:number-columns-repeated="1023"/>
        </table:table-row>
        <table:table-row table:style-name="ro1">
          <table:table-cell table:formula="of:=[$'Admin ALL'.A429] &amp; [$'Admin ALL'.J429]" office:value-type="string" office:string-value="install_finish_local                 = " calcext:value-type="string">
            <text:p>install_finish_local <text:s text:c="16"/>= </text:p>
          </table:table-cell>
          <table:table-cell table:number-columns-repeated="1023"/>
        </table:table-row>
        <table:table-row table:style-name="ro1">
          <table:table-cell table:formula="of:=[$'Admin ALL'.A430] &amp; [$'Admin ALL'.J430]" office:value-type="string" office:string-value="install_finish_submit                = " calcext:value-type="string">
            <text:p>install_finish_submit <text:s text:c="15"/>= </text:p>
          </table:table-cell>
          <table:table-cell table:number-columns-repeated="1023"/>
        </table:table-row>
        <table:table-row table:style-name="ro1">
          <table:table-cell table:formula="of:=[$'Admin ALL'.A431] &amp; [$'Admin ALL'.J431]" office:value-type="string" office:string-value="install_finish_clean_button          = " calcext:value-type="string">
            <text:p>install_finish_clean_button <text:s text:c="9"/>= </text:p>
          </table:table-cell>
          <table:table-cell table:number-columns-repeated="1023"/>
        </table:table-row>
        <table:table-row table:style-name="ro1">
          <table:table-cell table:formula="of:=[$'Admin ALL'.A432] &amp; [$'Admin ALL'.J432]" office:value-type="string" office:string-value="install_finish_clean                 = " calcext:value-type="string">
            <text:p>install_finish_clean <text:s text:c="16"/>= </text:p>
          </table:table-cell>
          <table:table-cell table:number-columns-repeated="1023"/>
        </table:table-row>
        <table:table-row table:style-name="ro1">
          <table:table-cell table:formula="of:=[$'Admin ALL'.A433] &amp; [$'Admin ALL'.J433]">
            <text:p/>
          </table:table-cell>
          <table:table-cell table:number-columns-repeated="1023"/>
        </table:table-row>
        <table:table-row table:style-name="ro1">
          <table:table-cell table:formula="of:=[$'Admin ALL'.A434] &amp; [$'Admin ALL'.J434]" office:value-type="string" office:string-value="install_update_help                  = " calcext:value-type="string">
            <text:p>install_update_help <text:s text:c="17"/>= </text:p>
          </table:table-cell>
          <table:table-cell table:number-columns-repeated="1023"/>
        </table:table-row>
        <table:table-row table:style-name="ro1">
          <table:table-cell table:formula="of:=[$'Admin ALL'.A435] &amp; [$'Admin ALL'.J435]" office:value-type="string" office:string-value="install_update_no_help               = " calcext:value-type="string">
            <text:p>install_update_no_help <text:s text:c="14"/>= </text:p>
          </table:table-cell>
          <table:table-cell table:number-columns-repeated="1023"/>
        </table:table-row>
        <table:table-row table:style-name="ro1">
          <table:table-cell table:formula="of:=[$'Admin ALL'.A436] &amp; [$'Admin ALL'.J436]" office:value-type="string" office:string-value="install_update_buttom                = " calcext:value-type="string">
            <text:p>install_update_buttom <text:s text:c="15"/>= </text:p>
          </table:table-cell>
          <table:table-cell table:number-columns-repeated="1023"/>
        </table:table-row>
        <table:table-row table:style-name="ro1">
          <table:table-cell table:formula="of:=[$'Admin ALL'.A437] &amp; [$'Admin ALL'.J437]" office:value-type="string" office:string-value="install_update_files_in_pages        = " calcext:value-type="string">
            <text:p>install_update_files_in_pages <text:s text:c="7"/>= </text:p>
          </table:table-cell>
          <table:table-cell table:number-columns-repeated="1023"/>
        </table:table-row>
        <table:table-row table:style-name="ro1">
          <table:table-cell table:formula="of:=[$'Admin ALL'.A438] &amp; [$'Admin ALL'.J438]" office:value-type="string" office:string-value="install_update_conf_help             = " calcext:value-type="string">
            <text:p>install_update_conf_help <text:s text:c="12"/>= </text:p>
          </table:table-cell>
          <table:table-cell table:number-columns-repeated="1023"/>
        </table:table-row>
        <table:table-row table:style-name="ro1">
          <table:table-cell table:formula="of:=[$'Admin ALL'.A439] &amp; [$'Admin ALL'.J439]" office:value-type="string" office:string-value="install_update_kategorien_help       = " calcext:value-type="string">
            <text:p>install_update_kategorien_help <text:s text:c="6"/>= </text:p>
          </table:table-cell>
          <table:table-cell table:number-columns-repeated="1023"/>
        </table:table-row>
        <table:table-row table:style-name="ro1">
          <table:table-cell table:formula="of:=[$'Admin ALL'.A440] &amp; [$'Admin ALL'.J440]" office:value-type="string" office:string-value="install_update_galerien_help         = " calcext:value-type="string">
            <text:p>install_update_galerien_help <text:s text:c="8"/>= </text:p>
          </table:table-cell>
          <table:table-cell table:number-columns-repeated="1023"/>
        </table:table-row>
        <table:table-row table:style-name="ro1">
          <table:table-cell table:formula="of:=[$'Admin ALL'.A441] &amp; [$'Admin ALL'.J441]" office:value-type="string" office:string-value="install_update_plugins_help          = " calcext:value-type="string">
            <text:p>install_update_plugins_help <text:s text:c="9"/>= </text:p>
          </table:table-cell>
          <table:table-cell table:number-columns-repeated="1023"/>
        </table:table-row>
        <table:table-row table:style-name="ro1">
          <table:table-cell table:formula="of:=[$'Admin ALL'.A442] &amp; [$'Admin ALL'.J442]" office:value-type="string" office:string-value="install_update_layouts_help          = " calcext:value-type="string">
            <text:p>install_update_layouts_help <text:s text:c="9"/>= </text:p>
          </table:table-cell>
          <table:table-cell table:number-columns-repeated="1023"/>
        </table:table-row>
        <table:table-row table:style-name="ro1">
          <table:table-cell table:formula="of:=[$'Admin ALL'.A443] &amp; [$'Admin ALL'.J443]">
            <text:p/>
          </table:table-cell>
          <table:table-cell table:number-columns-repeated="1023"/>
        </table:table-row>
        <table:table-row table:style-name="ro1">
          <table:table-cell table:formula="of:=[$'Admin ALL'.A444] &amp; [$'Admin ALL'.J444]" office:value-type="string" office:string-value="install_update_error                 = " calcext:value-type="string">
            <text:p>install_update_error <text:s text:c="16"/>= </text:p>
          </table:table-cell>
          <table:table-cell table:number-columns-repeated="1023"/>
        </table:table-row>
        <table:table-row table:style-name="ro1">
          <table:table-cell table:formula="of:=[$'Admin ALL'.A445] &amp; [$'Admin ALL'.J445]" office:value-type="string" office:string-value="install_update_successful            = " calcext:value-type="string">
            <text:p>install_update_successful <text:s text:c="11"/>= </text:p>
          </table:table-cell>
          <table:table-cell table:number-columns-repeated="1023"/>
        </table:table-row>
        <table:table-row table:style-name="ro1">
          <table:table-cell table:formula="of:=[$'Admin ALL'.A446] &amp; [$'Admin ALL'.J446]">
            <text:p/>
          </table:table-cell>
          <table:table-cell table:number-columns-repeated="1023"/>
        </table:table-row>
        <table:table-row table:style-name="ro1">
          <table:table-cell table:formula="of:=[$'Admin ALL'.A447] &amp; [$'Admin ALL'.J447]">
            <text:p/>
          </table:table-cell>
          <table:table-cell table:number-columns-repeated="1023"/>
        </table:table-row>
        <table:table-row table:style-name="ro1">
          <table:table-cell table:formula="of:=[$'Admin ALL'.A448] &amp; [$'Admin ALL'.J448]">
            <text:p/>
          </table:table-cell>
          <table:table-cell table:number-columns-repeated="1023"/>
        </table:table-row>
        <table:table-row table:style-name="ro1">
          <table:table-cell table:formula="of:=[$'Admin ALL'.A449] &amp; [$'Admin ALL'.J449]">
            <text:p/>
          </table:table-cell>
          <table:table-cell table:number-columns-repeated="1023"/>
        </table:table-row>
        <table:table-row table:style-name="ro1">
          <table:table-cell table:formula="of:=[$'Admin ALL'.A450] &amp; [$'Admin ALL'.J450]">
            <text:p/>
          </table:table-cell>
          <table:table-cell table:number-columns-repeated="1023"/>
        </table:table-row>
        <table:table-row table:style-name="ro1">
          <table:table-cell table:formula="of:=[$'Admin ALL'.A451] &amp; [$'Admin ALL'.J451]">
            <text:p/>
          </table:table-cell>
          <table:table-cell table:number-columns-repeated="1023"/>
        </table:table-row>
        <table:table-row table:style-name="ro1">
          <table:table-cell table:formula="of:=[$'Admin ALL'.A452] &amp; [$'Admin ALL'.J452]">
            <text:p/>
          </table:table-cell>
          <table:table-cell table:number-columns-repeated="1023"/>
        </table:table-row>
        <table:table-row table:style-name="ro1">
          <table:table-cell table:formula="of:=[$'Admin ALL'.A453] &amp; [$'Admin ALL'.J453]">
            <text:p/>
          </table:table-cell>
          <table:table-cell table:number-columns-repeated="1023"/>
        </table:table-row>
        <table:table-row table:style-name="ro1">
          <table:table-cell table:formula="of:=[$'Admin ALL'.A454] &amp; [$'Admin ALL'.J454]">
            <text:p/>
          </table:table-cell>
          <table:table-cell table:number-columns-repeated="1023"/>
        </table:table-row>
        <table:table-row table:style-name="ro1">
          <table:table-cell table:formula="of:=[$'Admin ALL'.A455] &amp; [$'Admin ALL'.J455]">
            <text:p/>
          </table:table-cell>
          <table:table-cell table:number-columns-repeated="1023"/>
        </table:table-row>
        <table:table-row table:style-name="ro1">
          <table:table-cell table:formula="of:=[$'Admin ALL'.A456] &amp; [$'Admin ALL'.J456]">
            <text:p/>
          </table:table-cell>
          <table:table-cell table:number-columns-repeated="1023"/>
        </table:table-row>
        <table:table-row table:style-name="ro1">
          <table:table-cell table:formula="of:=[$'Admin ALL'.A457] &amp; [$'Admin ALL'.J457]">
            <text:p/>
          </table:table-cell>
          <table:table-cell table:number-columns-repeated="1023"/>
        </table:table-row>
        <table:table-row table:style-name="ro1">
          <table:table-cell table:formula="of:=[$'Admin ALL'.A458] &amp; [$'Admin ALL'.J458]">
            <text:p/>
          </table:table-cell>
          <table:table-cell table:number-columns-repeated="1023"/>
        </table:table-row>
        <table:table-row table:style-name="ro1">
          <table:table-cell table:formula="of:=[$'Admin ALL'.A459] &amp; [$'Admin ALL'.J459]">
            <text:p/>
          </table:table-cell>
          <table:table-cell table:number-columns-repeated="1023"/>
        </table:table-row>
        <table:table-row table:style-name="ro1">
          <table:table-cell table:formula="of:=[$'Admin ALL'.A460] &amp; [$'Admin ALL'.J460]">
            <text:p/>
          </table:table-cell>
          <table:table-cell table:number-columns-repeated="1023"/>
        </table:table-row>
        <table:table-row table:style-name="ro1">
          <table:table-cell table:formula="of:=[$'Admin ALL'.A461] &amp; [$'Admin ALL'.J461]">
            <text:p/>
          </table:table-cell>
          <table:table-cell table:number-columns-repeated="1023"/>
        </table:table-row>
        <table:table-row table:style-name="ro1">
          <table:table-cell table:formula="of:=[$'Admin ALL'.A462] &amp; [$'Admin ALL'.J462]">
            <text:p/>
          </table:table-cell>
          <table:table-cell table:number-columns-repeated="1023"/>
        </table:table-row>
        <table:table-row table:style-name="ro1">
          <table:table-cell table:formula="of:=[$'Admin ALL'.A463] &amp; [$'Admin ALL'.J463]">
            <text:p/>
          </table:table-cell>
          <table:table-cell table:number-columns-repeated="1023"/>
        </table:table-row>
        <table:table-row table:style-name="ro1">
          <table:table-cell table:formula="of:=[$'Admin ALL'.A464] &amp; [$'Admin ALL'.J464]">
            <text:p/>
          </table:table-cell>
          <table:table-cell table:number-columns-repeated="1023"/>
        </table:table-row>
        <table:table-row table:style-name="ro1">
          <table:table-cell table:formula="of:=[$'Admin ALL'.A465] &amp; [$'Admin ALL'.J465]">
            <text:p/>
          </table:table-cell>
          <table:table-cell table:number-columns-repeated="1023"/>
        </table:table-row>
        <table:table-row table:style-name="ro1">
          <table:table-cell table:formula="of:=[$'Admin ALL'.A466] &amp; [$'Admin ALL'.J466]">
            <text:p/>
          </table:table-cell>
          <table:table-cell table:number-columns-repeated="1023"/>
        </table:table-row>
        <table:table-row table:style-name="ro1">
          <table:table-cell table:formula="of:=[$'Admin ALL'.A467] &amp; [$'Admin ALL'.J467]">
            <text:p/>
          </table:table-cell>
          <table:table-cell table:number-columns-repeated="1023"/>
        </table:table-row>
        <table:table-row table:style-name="ro1">
          <table:table-cell table:formula="of:=[$'Admin ALL'.A468] &amp; [$'Admin ALL'.J468]">
            <text:p/>
          </table:table-cell>
          <table:table-cell table:number-columns-repeated="1023"/>
        </table:table-row>
        <table:table-row table:style-name="ro1">
          <table:table-cell table:formula="of:=[$'Admin ALL'.A469] &amp; [$'Admin ALL'.J469]">
            <text:p/>
          </table:table-cell>
          <table:table-cell table:number-columns-repeated="1023"/>
        </table:table-row>
        <table:table-row table:style-name="ro1">
          <table:table-cell table:formula="of:=[$'Admin ALL'.A470] &amp; [$'Admin ALL'.J470]">
            <text:p/>
          </table:table-cell>
          <table:table-cell table:number-columns-repeated="1023"/>
        </table:table-row>
        <table:table-row table:style-name="ro1">
          <table:table-cell table:formula="of:=[$'Admin ALL'.A471] &amp; [$'Admin ALL'.J471]">
            <text:p/>
          </table:table-cell>
          <table:table-cell table:number-columns-repeated="1023"/>
        </table:table-row>
        <table:table-row table:style-name="ro1">
          <table:table-cell table:formula="of:=[$'Admin ALL'.A472] &amp; [$'Admin ALL'.J472]">
            <text:p/>
          </table:table-cell>
          <table:table-cell table:number-columns-repeated="1023"/>
        </table:table-row>
        <table:table-row table:style-name="ro1">
          <table:table-cell table:formula="of:=[$'Admin ALL'.A473] &amp; [$'Admin ALL'.J473]">
            <text:p/>
          </table:table-cell>
          <table:table-cell table:number-columns-repeated="1023"/>
        </table:table-row>
        <table:table-row table:style-name="ro1">
          <table:table-cell table:formula="of:=[$'Admin ALL'.A474] &amp; [$'Admin ALL'.J474]">
            <text:p/>
          </table:table-cell>
          <table:table-cell table:number-columns-repeated="1023"/>
        </table:table-row>
        <table:table-row table:style-name="ro1">
          <table:table-cell table:formula="of:=[$'Admin ALL'.A475] &amp; [$'Admin ALL'.J475]">
            <text:p/>
          </table:table-cell>
          <table:table-cell table:number-columns-repeated="1023"/>
        </table:table-row>
        <table:table-row table:style-name="ro1">
          <table:table-cell table:formula="of:=[$'Admin ALL'.A476] &amp; [$'Admin ALL'.J476]">
            <text:p/>
          </table:table-cell>
          <table:table-cell table:number-columns-repeated="1023"/>
        </table:table-row>
        <table:table-row table:style-name="ro1">
          <table:table-cell table:formula="of:=[$'Admin ALL'.A477] &amp; [$'Admin ALL'.J477]">
            <text:p/>
          </table:table-cell>
          <table:table-cell table:number-columns-repeated="1023"/>
        </table:table-row>
        <table:table-row table:style-name="ro1">
          <table:table-cell table:formula="of:=[$'Admin ALL'.A478] &amp; [$'Admin ALL'.J478]">
            <text:p/>
          </table:table-cell>
          <table:table-cell table:number-columns-repeated="1023"/>
        </table:table-row>
        <table:table-row table:style-name="ro1">
          <table:table-cell table:formula="of:=[$'Admin ALL'.A479] &amp; [$'Admin ALL'.J479]">
            <text:p/>
          </table:table-cell>
          <table:table-cell table:number-columns-repeated="1023"/>
        </table:table-row>
        <table:table-row table:style-name="ro1">
          <table:table-cell table:formula="of:=[$'Admin ALL'.A480] &amp; [$'Admin ALL'.J480]">
            <text:p/>
          </table:table-cell>
          <table:table-cell table:number-columns-repeated="1023"/>
        </table:table-row>
        <table:table-row table:style-name="ro1">
          <table:table-cell table:formula="of:=[$'Admin ALL'.A481] &amp; [$'Admin ALL'.J481]">
            <text:p/>
          </table:table-cell>
          <table:table-cell table:number-columns-repeated="1023"/>
        </table:table-row>
        <table:table-row table:style-name="ro1">
          <table:table-cell table:formula="of:=[$'Admin ALL'.A482] &amp; [$'Admin ALL'.J482]">
            <text:p/>
          </table:table-cell>
          <table:table-cell table:number-columns-repeated="1023"/>
        </table:table-row>
        <table:table-row table:style-name="ro1">
          <table:table-cell table:formula="of:=[$'Admin ALL'.A483] &amp; [$'Admin ALL'.J483]">
            <text:p/>
          </table:table-cell>
          <table:table-cell table:number-columns-repeated="1023"/>
        </table:table-row>
        <table:table-row table:style-name="ro1">
          <table:table-cell table:formula="of:=[$'Admin ALL'.A484] &amp; [$'Admin ALL'.J484]">
            <text:p/>
          </table:table-cell>
          <table:table-cell table:number-columns-repeated="1023"/>
        </table:table-row>
        <table:table-row table:style-name="ro1">
          <table:table-cell table:formula="of:=[$'Admin ALL'.A485] &amp; [$'Admin ALL'.J485]">
            <text:p/>
          </table:table-cell>
          <table:table-cell table:number-columns-repeated="1023"/>
        </table:table-row>
        <table:table-row table:style-name="ro1">
          <table:table-cell table:formula="of:=[$'Admin ALL'.A486] &amp; [$'Admin ALL'.J486]">
            <text:p/>
          </table:table-cell>
          <table:table-cell table:number-columns-repeated="1023"/>
        </table:table-row>
        <table:table-row table:style-name="ro1">
          <table:table-cell table:formula="of:=[$'Admin ALL'.A487] &amp; [$'Admin ALL'.J487]">
            <text:p/>
          </table:table-cell>
          <table:table-cell table:number-columns-repeated="1023"/>
        </table:table-row>
        <table:table-row table:style-name="ro1">
          <table:table-cell table:formula="of:=[$'Admin ALL'.A488] &amp; [$'Admin ALL'.J488]">
            <text:p/>
          </table:table-cell>
          <table:table-cell table:number-columns-repeated="1023"/>
        </table:table-row>
        <table:table-row table:style-name="ro1">
          <table:table-cell table:formula="of:=[$'Admin ALL'.A489] &amp; [$'Admin ALL'.J489]">
            <text:p/>
          </table:table-cell>
          <table:table-cell table:number-columns-repeated="1023"/>
        </table:table-row>
        <table:table-row table:style-name="ro1">
          <table:table-cell table:formula="of:=[$'Admin ALL'.A490] &amp; [$'Admin ALL'.J490]">
            <text:p/>
          </table:table-cell>
          <table:table-cell table:number-columns-repeated="1023"/>
        </table:table-row>
        <table:table-row table:style-name="ro1">
          <table:table-cell table:formula="of:=[$'Admin ALL'.A491] &amp; [$'Admin ALL'.J491]">
            <text:p/>
          </table:table-cell>
          <table:table-cell table:number-columns-repeated="1023"/>
        </table:table-row>
        <table:table-row table:style-name="ro1">
          <table:table-cell table:formula="of:=[$'Admin ALL'.A492] &amp; [$'Admin ALL'.J492]">
            <text:p/>
          </table:table-cell>
          <table:table-cell table:number-columns-repeated="1023"/>
        </table:table-row>
        <table:table-row table:style-name="ro1">
          <table:table-cell table:formula="of:=[$'Admin ALL'.A493] &amp; [$'Admin ALL'.J493]">
            <text:p/>
          </table:table-cell>
          <table:table-cell table:number-columns-repeated="1023"/>
        </table:table-row>
        <table:table-row table:style-name="ro1">
          <table:table-cell table:formula="of:=[$'Admin ALL'.A494] &amp; [$'Admin ALL'.J494]">
            <text:p/>
          </table:table-cell>
          <table:table-cell table:number-columns-repeated="1023"/>
        </table:table-row>
        <table:table-row table:style-name="ro1">
          <table:table-cell table:formula="of:=[$'Admin ALL'.A495] &amp; [$'Admin ALL'.J495]">
            <text:p/>
          </table:table-cell>
          <table:table-cell table:number-columns-repeated="1023"/>
        </table:table-row>
        <table:table-row table:style-name="ro1">
          <table:table-cell table:formula="of:=[$'Admin ALL'.A496] &amp; [$'Admin ALL'.J496]">
            <text:p/>
          </table:table-cell>
          <table:table-cell table:number-columns-repeated="1023"/>
        </table:table-row>
        <table:table-row table:style-name="ro1">
          <table:table-cell table:formula="of:=[$'Admin ALL'.A497] &amp; [$'Admin ALL'.J497]">
            <text:p/>
          </table:table-cell>
          <table:table-cell table:number-columns-repeated="1023"/>
        </table:table-row>
        <table:table-row table:style-name="ro1">
          <table:table-cell table:formula="of:=[$'Admin ALL'.A498] &amp; [$'Admin ALL'.J498]">
            <text:p/>
          </table:table-cell>
          <table:table-cell table:number-columns-repeated="1023"/>
        </table:table-row>
        <table:table-row table:style-name="ro1">
          <table:table-cell table:formula="of:=[$'Admin ALL'.A499] &amp; [$'Admin ALL'.J499]">
            <text:p/>
          </table:table-cell>
          <table:table-cell table:number-columns-repeated="1023"/>
        </table:table-row>
        <table:table-row table:style-name="ro1">
          <table:table-cell table:formula="of:=[$'Admin ALL'.A500] &amp; [$'Admin ALL'.J500]">
            <text:p/>
          </table:table-cell>
          <table:table-cell table:number-columns-repeated="1023"/>
        </table:table-row>
        <table:table-row table:style-name="ro1">
          <table:table-cell table:formula="of:=[$'Admin ALL'.A501] &amp; [$'Admin ALL'.J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table table:name="ptBR" table:style-name="ta1">
        <table:table-column table:style-name="co4" table:default-cell-style-name="ce11"/>
        <table:table-column table:style-name="co3" table:number-columns-repeated="1023" table:default-cell-style-name="ce11"/>
        <table:table-row table:style-name="ro1">
          <table:table-cell table:formula="of:=[$'Admin ALL'.A2] &amp; [$'Admin ALL'.K2]" office:value-type="string" office:string-value="_dateformat                          = %d.%m.%Y, %H:%M:%S" calcext:value-type="string">
            <text:p>_dateformat <text:s text:c="25"/>= %d.%m.%Y, %H:%M:%S</text:p>
          </table:table-cell>
          <table:table-cell table:number-columns-repeated="1023"/>
        </table:table-row>
        <table:table-row table:style-name="ro1">
          <table:table-cell table:formula="of:=[$'Admin ALL'.A3] &amp; [$'Admin ALL'.K3]" office:value-type="string" office:string-value="_translator                          = " calcext:value-type="string">
            <text:p>_translator <text:s text:c="25"/>= </text:p>
          </table:table-cell>
          <table:table-cell table:number-columns-repeated="1023"/>
        </table:table-row>
        <table:table-row table:style-name="ro1">
          <table:table-cell table:formula="of:=[$'Admin ALL'.A4] &amp; [$'Admin ALL'.K4]">
            <text:p/>
          </table:table-cell>
          <table:table-cell table:number-columns-repeated="1023"/>
        </table:table-row>
        <table:table-row table:style-name="ro1">
          <table:table-cell table:formula="of:=[$'Admin ALL'.A5] &amp; [$'Admin ALL'.K5]" office:value-type="string" office:string-value="_timezone                            = " calcext:value-type="string">
            <text:p>_timezone <text:s text:c="27"/>= </text:p>
          </table:table-cell>
          <table:table-cell table:number-columns-repeated="1023"/>
        </table:table-row>
        <table:table-row table:style-name="ro1">
          <table:table-cell table:formula="of:=[$'Admin ALL'.A6] &amp; [$'Admin ALL'.K6]" office:value-type="string" office:string-value="language_name                        = Português" calcext:value-type="string">
            <text:p>language_name <text:s text:c="23"/>= Português</text:p>
          </table:table-cell>
          <table:table-cell table:number-columns-repeated="1023"/>
        </table:table-row>
        <table:table-row table:style-name="ro1">
          <table:table-cell table:formula="of:=[$'Admin ALL'.A7] &amp; [$'Admin ALL'.K7]" office:value-type="string" office:string-value="cms_admin_titel                      = " calcext:value-type="string">
            <text:p>cms_admin_titel <text:s text:c="21"/>= </text:p>
          </table:table-cell>
          <table:table-cell table:number-columns-repeated="1023"/>
        </table:table-row>
        <table:table-row table:style-name="ro1">
          <table:table-cell table:formula="of:=[$'Admin ALL'.A8] &amp; [$'Admin ALL'.K8]" office:value-type="string" office:string-value="file                                 = " calcext:value-type="string">
            <text:p>file <text:s text:c="32"/>= </text:p>
          </table:table-cell>
          <table:table-cell table:number-columns-repeated="1023"/>
        </table:table-row>
        <table:table-row table:style-name="ro1">
          <table:table-cell table:formula="of:=[$'Admin ALL'.A9] &amp; [$'Admin ALL'.K9]" office:value-type="string" office:string-value="files                                = " calcext:value-type="string">
            <text:p>files <text:s text:c="31"/>= </text:p>
          </table:table-cell>
          <table:table-cell table:number-columns-repeated="1023"/>
        </table:table-row>
        <table:table-row table:style-name="ro1">
          <table:table-cell table:formula="of:=[$'Admin ALL'.A10] &amp; [$'Admin ALL'.K10]" office:value-type="string" office:string-value="page                                 = " calcext:value-type="string">
            <text:p>page <text:s text:c="32"/>= </text:p>
          </table:table-cell>
          <table:table-cell table:number-columns-repeated="1023"/>
        </table:table-row>
        <table:table-row table:style-name="ro1">
          <table:table-cell table:formula="of:=[$'Admin ALL'.A11] &amp; [$'Admin ALL'.K11]" office:value-type="string" office:string-value="pages                                = " calcext:value-type="string">
            <text:p>pages <text:s text:c="31"/>= </text:p>
          </table:table-cell>
          <table:table-cell table:number-columns-repeated="1023"/>
        </table:table-row>
        <table:table-row table:style-name="ro1">
          <table:table-cell table:formula="of:=[$'Admin ALL'.A12] &amp; [$'Admin ALL'.K12]" office:value-type="string" office:string-value="url                                  = " calcext:value-type="string">
            <text:p>url <text:s text:c="33"/>= </text:p>
          </table:table-cell>
          <table:table-cell table:number-columns-repeated="1023"/>
        </table:table-row>
        <table:table-row table:style-name="ro1">
          <table:table-cell table:formula="of:=[$'Admin ALL'.A13] &amp; [$'Admin ALL'.K13]" office:value-type="string" office:string-value="name                                 = " calcext:value-type="string">
            <text:p>name <text:s text:c="32"/>= </text:p>
          </table:table-cell>
          <table:table-cell table:number-columns-repeated="1023"/>
        </table:table-row>
        <table:table-row table:style-name="ro1">
          <table:table-cell table:formula="of:=[$'Admin ALL'.A14] &amp; [$'Admin ALL'.K14]" office:value-type="string" office:string-value="url_adress                           = " calcext:value-type="string">
            <text:p>url_adress <text:s text:c="26"/>= </text:p>
          </table:table-cell>
          <table:table-cell table:number-columns-repeated="1023"/>
        </table:table-row>
        <table:table-row table:style-name="ro1">
          <table:table-cell table:formula="of:=[$'Admin ALL'.A15] &amp; [$'Admin ALL'.K15]" office:value-type="string" office:string-value="contents                             = " calcext:value-type="string">
            <text:p>contents <text:s text:c="28"/>= </text:p>
          </table:table-cell>
          <table:table-cell table:number-columns-repeated="1023"/>
        </table:table-row>
        <table:table-row table:style-name="ro1">
          <table:table-cell table:formula="of:=[$'Admin ALL'.A16] &amp; [$'Admin ALL'.K16]" office:value-type="string" office:string-value="category                             = " calcext:value-type="string">
            <text:p>category <text:s text:c="28"/>= </text:p>
          </table:table-cell>
          <table:table-cell table:number-columns-repeated="1023"/>
        </table:table-row>
        <table:table-row table:style-name="ro1">
          <table:table-cell table:formula="of:=[$'Admin ALL'.A17] &amp; [$'Admin ALL'.K17]" office:value-type="string" office:string-value="day                                  = " calcext:value-type="string">
            <text:p>day <text:s text:c="33"/>= </text:p>
          </table:table-cell>
          <table:table-cell table:number-columns-repeated="1023"/>
        </table:table-row>
        <table:table-row table:style-name="ro1">
          <table:table-cell table:formula="of:=[$'Admin ALL'.A18] &amp; [$'Admin ALL'.K18]" office:value-type="string" office:string-value="days                                 = " calcext:value-type="string">
            <text:p>days <text:s text:c="32"/>= </text:p>
          </table:table-cell>
          <table:table-cell table:number-columns-repeated="1023"/>
        </table:table-row>
        <table:table-row table:style-name="ro1">
          <table:table-cell table:formula="of:=[$'Admin ALL'.A19] &amp; [$'Admin ALL'.K19]" office:value-type="string" office:string-value="hour                                 = " calcext:value-type="string">
            <text:p>hour <text:s text:c="32"/>= </text:p>
          </table:table-cell>
          <table:table-cell table:number-columns-repeated="1023"/>
        </table:table-row>
        <table:table-row table:style-name="ro1">
          <table:table-cell table:formula="of:=[$'Admin ALL'.A20] &amp; [$'Admin ALL'.K20]" office:value-type="string" office:string-value="hours                                = " calcext:value-type="string">
            <text:p>hours <text:s text:c="31"/>= </text:p>
          </table:table-cell>
          <table:table-cell table:number-columns-repeated="1023"/>
        </table:table-row>
        <table:table-row table:style-name="ro1">
          <table:table-cell table:formula="of:=[$'Admin ALL'.A21] &amp; [$'Admin ALL'.K21]" office:value-type="string" office:string-value="minute                               = " calcext:value-type="string">
            <text:p>minute <text:s text:c="30"/>= </text:p>
          </table:table-cell>
          <table:table-cell table:number-columns-repeated="1023"/>
        </table:table-row>
        <table:table-row table:style-name="ro1">
          <table:table-cell table:formula="of:=[$'Admin ALL'.A22] &amp; [$'Admin ALL'.K22]" office:value-type="string" office:string-value="minutes                              = " calcext:value-type="string">
            <text:p>minutes <text:s text:c="29"/>= </text:p>
          </table:table-cell>
          <table:table-cell table:number-columns-repeated="1023"/>
        </table:table-row>
        <table:table-row table:style-name="ro1">
          <table:table-cell table:formula="of:=[$'Admin ALL'.A23] &amp; [$'Admin ALL'.K23]" office:value-type="string" office:string-value="second                               = " calcext:value-type="string">
            <text:p>second <text:s text:c="30"/>= </text:p>
          </table:table-cell>
          <table:table-cell table:number-columns-repeated="1023"/>
        </table:table-row>
        <table:table-row table:style-name="ro1">
          <table:table-cell table:formula="of:=[$'Admin ALL'.A24] &amp; [$'Admin ALL'.K24]" office:value-type="string" office:string-value="seconds                              = " calcext:value-type="string">
            <text:p>seconds <text:s text:c="29"/>= </text:p>
          </table:table-cell>
          <table:table-cell table:number-columns-repeated="1023"/>
        </table:table-row>
        <table:table-row table:style-name="ro1">
          <table:table-cell table:formula="of:=[$'Admin ALL'.A25] &amp; [$'Admin ALL'.K25]" office:value-type="string" office:string-value="error_chmod                          = " calcext:value-type="string">
            <text:p>error_chmod <text:s text:c="25"/>= </text:p>
          </table:table-cell>
          <table:table-cell table:number-columns-repeated="1023"/>
        </table:table-row>
        <table:table-row table:style-name="ro1">
          <table:table-cell table:formula="of:=[$'Admin ALL'.A26] &amp; [$'Admin ALL'.K26]" office:value-type="string" office:string-value="error_mkdir                          = " calcext:value-type="string">
            <text:p>error_mkdir <text:s text:c="25"/>= </text:p>
          </table:table-cell>
          <table:table-cell table:number-columns-repeated="1023"/>
        </table:table-row>
        <table:table-row table:style-name="ro1">
          <table:table-cell table:formula="of:=[$'Admin ALL'.A27] &amp; [$'Admin ALL'.K27]" office:value-type="string" office:string-value="error_no_file_dir                    = " calcext:value-type="string">
            <text:p>error_no_file_dir <text:s text:c="19"/>= </text:p>
          </table:table-cell>
          <table:table-cell table:number-columns-repeated="1023"/>
        </table:table-row>
        <table:table-row table:style-name="ro1">
          <table:table-cell table:formula="of:=[$'Admin ALL'.A28] &amp; [$'Admin ALL'.K28]" office:value-type="string" office:string-value="error_del_file                       = " calcext:value-type="string">
            <text:p>error_del_file <text:s text:c="22"/>= </text:p>
          </table:table-cell>
          <table:table-cell table:number-columns-repeated="1023"/>
        </table:table-row>
        <table:table-row table:style-name="ro1">
          <table:table-cell table:formula="of:=[$'Admin ALL'.A29] &amp; [$'Admin ALL'.K29]" office:value-type="string" office:string-value="error_del_dir                        = " calcext:value-type="string">
            <text:p>error_del_dir <text:s text:c="23"/>= </text:p>
          </table:table-cell>
          <table:table-cell table:number-columns-repeated="1023"/>
        </table:table-row>
        <table:table-row table:style-name="ro1">
          <table:table-cell table:formula="of:=[$'Admin ALL'.A30] &amp; [$'Admin ALL'.K30]" office:value-type="string" office:string-value="error_exists_file_dir                = " calcext:value-type="string">
            <text:p>error_exists_file_dir <text:s text:c="15"/>= </text:p>
          </table:table-cell>
          <table:table-cell table:number-columns-repeated="1023"/>
        </table:table-row>
        <table:table-row table:style-name="ro1">
          <table:table-cell table:formula="of:=[$'Admin ALL'.A31] &amp; [$'Admin ALL'.K31]" office:value-type="string" office:string-value="error_copy_file                      = " calcext:value-type="string">
            <text:p>error_copy_file <text:s text:c="21"/>= </text:p>
          </table:table-cell>
          <table:table-cell table:number-columns-repeated="1023"/>
        </table:table-row>
        <table:table-row table:style-name="ro1">
          <table:table-cell table:formula="of:=[$'Admin ALL'.A32] &amp; [$'Admin ALL'.K32]" office:value-type="string" office:string-value="error_move_file_dir                  = " calcext:value-type="string">
            <text:p>error_move_file_dir <text:s text:c="17"/>= </text:p>
          </table:table-cell>
          <table:table-cell table:number-columns-repeated="1023"/>
        </table:table-row>
        <table:table-row table:style-name="ro1">
          <table:table-cell table:formula="of:=[$'Admin ALL'.A33] &amp; [$'Admin ALL'.K33]" office:value-type="string" office:string-value="error_datei_file_name                = " calcext:value-type="string">
            <text:p>error_datei_file_name <text:s text:c="15"/>= </text:p>
          </table:table-cell>
          <table:table-cell table:number-columns-repeated="1023"/>
        </table:table-row>
        <table:table-row table:style-name="ro1">
          <table:table-cell table:formula="of:=[$'Admin ALL'.A34] &amp; [$'Admin ALL'.K34]" office:value-type="string" office:string-value="error_dir_file_name                  = " calcext:value-type="string">
            <text:p>error_dir_file_name <text:s text:c="17"/>= </text:p>
          </table:table-cell>
          <table:table-cell table:number-columns-repeated="1023"/>
        </table:table-row>
        <table:table-row table:style-name="ro1">
          <table:table-cell table:formula="of:=[$'Admin ALL'.A35] &amp; [$'Admin ALL'.K35]" office:value-type="string" office:string-value="error_post_parameter                 = " calcext:value-type="string">
            <text:p>error_post_parameter <text:s text:c="16"/>= </text:p>
          </table:table-cell>
          <table:table-cell table:number-columns-repeated="1023"/>
        </table:table-row>
        <table:table-row table:style-name="ro1">
          <table:table-cell table:formula="of:=[$'Admin ALL'.A36] &amp; [$'Admin ALL'.K36]" office:value-type="string" office:string-value="error_write_sort_list                = " calcext:value-type="string">
            <text:p>error_write_sort_list <text:s text:c="15"/>= </text:p>
          </table:table-cell>
          <table:table-cell table:number-columns-repeated="1023"/>
        </table:table-row>
        <table:table-row table:style-name="ro1">
          <table:table-cell table:formula="of:=[$'Admin ALL'.A37] &amp; [$'Admin ALL'.K37]" office:value-type="string" office:string-value="error_write_sitemap                  = " calcext:value-type="string">
            <text:p>error_write_sitemap <text:s text:c="17"/>= </text:p>
          </table:table-cell>
          <table:table-cell table:number-columns-repeated="1023"/>
        </table:table-row>
        <table:table-row table:style-name="ro1">
          <table:table-cell table:formula="of:=[$'Admin ALL'.A38] &amp; [$'Admin ALL'.K38]" office:value-type="string" office:string-value="error_write_robots                   = " calcext:value-type="string">
            <text:p>error_write_robots <text:s text:c="18"/>= </text:p>
          </table:table-cell>
          <table:table-cell table:number-columns-repeated="1023"/>
        </table:table-row>
        <table:table-row table:style-name="ro1">
          <table:table-cell table:formula="of:=[$'Admin ALL'.A39] &amp; [$'Admin ALL'.K39]" office:value-type="string" office:string-value="error_read_robots                    = " calcext:value-type="string">
            <text:p>error_read_robots <text:s text:c="19"/>= </text:p>
          </table:table-cell>
          <table:table-cell table:number-columns-repeated="1023"/>
        </table:table-row>
        <table:table-row table:style-name="ro1">
          <table:table-cell table:formula="of:=[$'Admin ALL'.A40] &amp; [$'Admin ALL'.K40]" office:value-type="string" office:string-value="error_no_root                        = " calcext:value-type="string">
            <text:p>error_no_root <text:s text:c="23"/>= </text:p>
          </table:table-cell>
          <table:table-cell table:number-columns-repeated="1023"/>
        </table:table-row>
        <table:table-row table:style-name="ro1">
          <table:table-cell table:formula="of:=[$'Admin ALL'.A41] &amp; [$'Admin ALL'.K41]" office:value-type="string" office:string-value="error_no_javascript                  = " calcext:value-type="string">
            <text:p>error_no_javascript <text:s text:c="17"/>= </text:p>
          </table:table-cell>
          <table:table-cell table:number-columns-repeated="1023"/>
        </table:table-row>
        <table:table-row table:style-name="ro1">
          <table:table-cell table:formula="of:=[$'Admin ALL'.A42] &amp; [$'Admin ALL'.K42]" office:value-type="string" office:string-value="error_no_freename                    = " calcext:value-type="string">
            <text:p>error_no_freename <text:s text:c="19"/>= </text:p>
          </table:table-cell>
          <table:table-cell table:number-columns-repeated="1023"/>
        </table:table-row>
        <table:table-row table:style-name="ro1">
          <table:table-cell table:formula="of:=[$'Admin ALL'.A43] &amp; [$'Admin ALL'.K43]" office:value-type="string" office:string-value="error_input_empty                    = " calcext:value-type="string">
            <text:p>error_input_empty <text:s text:c="19"/>= </text:p>
          </table:table-cell>
          <table:table-cell table:number-columns-repeated="1023"/>
        </table:table-row>
        <table:table-row table:style-name="ro1">
          <table:table-cell table:formula="of:=[$'Admin ALL'.A44] &amp; [$'Admin ALL'.K44]" office:value-type="string" office:string-value="error_multi_user_tab                 = " calcext:value-type="string">
            <text:p>error_multi_user_tab <text:s text:c="16"/>= </text:p>
          </table:table-cell>
          <table:table-cell table:number-columns-repeated="1023"/>
        </table:table-row>
        <table:table-row table:style-name="ro1">
          <table:table-cell table:formula="of:=[$'Admin ALL'.A45] &amp; [$'Admin ALL'.K45]" office:value-type="string" office:string-value="error_save_beforeclose               = " calcext:value-type="string">
            <text:p>error_save_beforeclose <text:s text:c="14"/>= </text:p>
          </table:table-cell>
          <table:table-cell table:number-columns-repeated="1023"/>
        </table:table-row>
        <table:table-row table:style-name="ro1">
          <table:table-cell table:formula="of:=[$'Admin ALL'.A46] &amp; [$'Admin ALL'.K46]" office:value-type="string" office:string-value="error_zip_structure                  = " calcext:value-type="string">
            <text:p>error_zip_structure <text:s text:c="17"/>= </text:p>
          </table:table-cell>
          <table:table-cell table:number-columns-repeated="1023"/>
        </table:table-row>
        <table:table-row table:style-name="ro1">
          <table:table-cell table:formula="of:=[$'Admin ALL'.A47] &amp; [$'Admin ALL'.K47]" office:value-type="string" office:string-value="error_file_upload                    = " calcext:value-type="string">
            <text:p>error_file_upload <text:s text:c="19"/>= </text:p>
          </table:table-cell>
          <table:table-cell table:number-columns-repeated="1023"/>
        </table:table-row>
        <table:table-row table:style-name="ro1">
          <table:table-cell table:formula="of:=[$'Admin ALL'.A48] &amp; [$'Admin ALL'.K48]" office:value-type="string" office:string-value="error_zip_nozip                      = " calcext:value-type="string">
            <text:p>error_zip_nozip <text:s text:c="21"/>= </text:p>
          </table:table-cell>
          <table:table-cell table:number-columns-repeated="1023"/>
        </table:table-row>
        <table:table-row table:style-name="ro1">
          <table:table-cell table:formula="of:=[$'Admin ALL'.A49] &amp; [$'Admin ALL'.K49]" office:value-type="string" office:string-value="error_read_htaccess                  = " calcext:value-type="string">
            <text:p>error_read_htaccess <text:s text:c="17"/>= </text:p>
          </table:table-cell>
          <table:table-cell table:number-columns-repeated="1023"/>
        </table:table-row>
        <table:table-row table:style-name="ro1">
          <table:table-cell table:formula="of:=[$'Admin ALL'.A50] &amp; [$'Admin ALL'.K50]" office:value-type="string" office:string-value="error_write_htaccess                 = " calcext:value-type="string">
            <text:p>error_write_htaccess <text:s text:c="16"/>= </text:p>
          </table:table-cell>
          <table:table-cell table:number-columns-repeated="1023"/>
        </table:table-row>
        <table:table-row table:style-name="ro1">
          <table:table-cell table:formula="of:=[$'Admin ALL'.A51] &amp; [$'Admin ALL'.K51]">
            <text:p/>
          </table:table-cell>
          <table:table-cell table:number-columns-repeated="1023"/>
        </table:table-row>
        <table:table-row table:style-name="ro1">
          <table:table-cell table:formula="of:=[$'Admin ALL'.A52] &amp; [$'Admin ALL'.K52]" office:value-type="string" office:string-value="dialog_title_error                   = " calcext:value-type="string">
            <text:p>dialog_title_error <text:s text:c="18"/>= </text:p>
          </table:table-cell>
          <table:table-cell table:number-columns-repeated="1023"/>
        </table:table-row>
        <table:table-row table:style-name="ro1">
          <table:table-cell table:formula="of:=[$'Admin ALL'.A53] &amp; [$'Admin ALL'.K53]" office:value-type="string" office:string-value="dialog_title_messages                = " calcext:value-type="string">
            <text:p>dialog_title_messages <text:s text:c="15"/>= </text:p>
          </table:table-cell>
          <table:table-cell table:number-columns-repeated="1023"/>
        </table:table-row>
        <table:table-row table:style-name="ro1">
          <table:table-cell table:formula="of:=[$'Admin ALL'.A54] &amp; [$'Admin ALL'.K54]" office:value-type="string" office:string-value="dialog_title_send                    = " calcext:value-type="string">
            <text:p>dialog_title_send <text:s text:c="19"/>= </text:p>
          </table:table-cell>
          <table:table-cell table:number-columns-repeated="1023"/>
        </table:table-row>
        <table:table-row table:style-name="ro1">
          <table:table-cell table:formula="of:=[$'Admin ALL'.A55] &amp; [$'Admin ALL'.K55]" office:value-type="string" office:string-value="dialog_title_save_beforeclose        = " calcext:value-type="string">
            <text:p>dialog_title_save_beforeclose <text:s text:c="7"/>= </text:p>
          </table:table-cell>
          <table:table-cell table:number-columns-repeated="1023"/>
        </table:table-row>
        <table:table-row table:style-name="ro1">
          <table:table-cell table:formula="of:=[$'Admin ALL'.A56] &amp; [$'Admin ALL'.K56]" office:value-type="string" office:string-value="dialog_title_delete                  = " calcext:value-type="string">
            <text:p>dialog_title_delete <text:s text:c="17"/>= </text:p>
          </table:table-cell>
          <table:table-cell table:number-columns-repeated="1023"/>
        </table:table-row>
        <table:table-row table:style-name="ro1">
          <table:table-cell table:formula="of:=[$'Admin ALL'.A57] &amp; [$'Admin ALL'.K57]" office:value-type="string" office:string-value="dialog_title_lastbackup              = " calcext:value-type="string">
            <text:p>dialog_title_lastbackup <text:s text:c="13"/>= </text:p>
          </table:table-cell>
          <table:table-cell table:number-columns-repeated="1023"/>
        </table:table-row>
        <table:table-row table:style-name="ro1">
          <table:table-cell table:formula="of:=[$'Admin ALL'.A58] &amp; [$'Admin ALL'.K58]" office:value-type="string" office:string-value="dialog_title_docu                    = " calcext:value-type="string">
            <text:p>dialog_title_docu <text:s text:c="19"/>= </text:p>
          </table:table-cell>
          <table:table-cell table:number-columns-repeated="1023"/>
        </table:table-row>
        <table:table-row table:style-name="ro1">
          <table:table-cell table:formula="of:=[$'Admin ALL'.A59] &amp; [$'Admin ALL'.K59]" office:value-type="string" office:string-value="dialog_title_coloredit               = " calcext:value-type="string">
            <text:p>dialog_title_coloredit <text:s text:c="14"/>= </text:p>
          </table:table-cell>
          <table:table-cell table:number-columns-repeated="1023"/>
        </table:table-row>
        <table:table-row table:style-name="ro1">
          <table:table-cell table:formula="of:=[$'Admin ALL'.A60] &amp; [$'Admin ALL'.K60]" office:value-type="string" office:string-value="yes                                  = " calcext:value-type="string">
            <text:p>yes <text:s text:c="33"/>= </text:p>
          </table:table-cell>
          <table:table-cell table:number-columns-repeated="1023"/>
        </table:table-row>
        <table:table-row table:style-name="ro1">
          <table:table-cell table:formula="of:=[$'Admin ALL'.A61] &amp; [$'Admin ALL'.K61]" office:value-type="string" office:string-value="no                                   = " calcext:value-type="string">
            <text:p>no <text:s text:c="34"/>= </text:p>
          </table:table-cell>
          <table:table-cell table:number-columns-repeated="1023"/>
        </table:table-row>
        <table:table-row table:style-name="ro1">
          <table:table-cell table:formula="of:=[$'Admin ALL'.A62] &amp; [$'Admin ALL'.K62]" office:value-type="string" office:string-value="pixels                               = " calcext:value-type="string">
            <text:p>pixels <text:s text:c="30"/>= </text:p>
          </table:table-cell>
          <table:table-cell table:number-columns-repeated="1023"/>
        </table:table-row>
        <table:table-row table:style-name="ro1">
          <table:table-cell table:formula="of:=[$'Admin ALL'.A63] &amp; [$'Admin ALL'.K63]" office:value-type="string" office:string-value="logout_button                        = " calcext:value-type="string">
            <text:p>logout_button <text:s text:c="23"/>= </text:p>
          </table:table-cell>
          <table:table-cell table:number-columns-repeated="1023"/>
        </table:table-row>
        <table:table-row table:style-name="ro1">
          <table:table-cell table:formula="of:=[$'Admin ALL'.A64] &amp; [$'Admin ALL'.K64]" office:value-type="string" office:string-value="website_button                       = " calcext:value-type="string">
            <text:p>website_button <text:s text:c="22"/>= </text:p>
          </table:table-cell>
          <table:table-cell table:number-columns-repeated="1023"/>
        </table:table-row>
        <table:table-row table:style-name="ro1">
          <table:table-cell table:formula="of:=[$'Admin ALL'.A65] &amp; [$'Admin ALL'.K65]" office:value-type="string" office:string-value="help_website_button                  = " calcext:value-type="string">
            <text:p>help_website_button <text:s text:c="17"/>= </text:p>
          </table:table-cell>
          <table:table-cell table:number-columns-repeated="1023"/>
        </table:table-row>
        <table:table-row table:style-name="ro1">
          <table:table-cell table:formula="of:=[$'Admin ALL'.A66] &amp; [$'Admin ALL'.K66]" office:value-type="string" office:string-value="target                               = Target:" calcext:value-type="string">
            <text:p>target <text:s text:c="30"/>= Target:</text:p>
          </table:table-cell>
          <table:table-cell table:number-columns-repeated="1023"/>
        </table:table-row>
        <table:table-row table:style-name="ro1">
          <table:table-cell table:formula="of:=[$'Admin ALL'.A67] &amp; [$'Admin ALL'.K67]" office:value-type="string" office:string-value="self                                 = self" calcext:value-type="string">
            <text:p>self <text:s text:c="32"/>= self</text:p>
          </table:table-cell>
          <table:table-cell table:number-columns-repeated="1023"/>
        </table:table-row>
        <table:table-row table:style-name="ro1">
          <table:table-cell table:formula="of:=[$'Admin ALL'.A68] &amp; [$'Admin ALL'.K68]" office:value-type="string" office:string-value="blank                                = blank" calcext:value-type="string">
            <text:p>blank <text:s text:c="31"/>= blank</text:p>
          </table:table-cell>
          <table:table-cell table:number-columns-repeated="1023"/>
        </table:table-row>
        <table:table-row table:style-name="ro1">
          <table:table-cell table:formula="of:=[$'Admin ALL'.A69] &amp; [$'Admin ALL'.K69]" office:value-type="string" office:string-value="password                             = " calcext:value-type="string">
            <text:p>password <text:s text:c="28"/>= </text:p>
          </table:table-cell>
          <table:table-cell table:number-columns-repeated="1023"/>
        </table:table-row>
        <table:table-row table:style-name="ro1">
          <table:table-cell table:formula="of:=[$'Admin ALL'.A70] &amp; [$'Admin ALL'.K70]" office:value-type="string" office:string-value="username                             = " calcext:value-type="string">
            <text:p>username <text:s text:c="28"/>= </text:p>
          </table:table-cell>
          <table:table-cell table:number-columns-repeated="1023"/>
        </table:table-row>
        <table:table-row table:style-name="ro1">
          <table:table-cell table:formula="of:=[$'Admin ALL'.A71] &amp; [$'Admin ALL'.K71]" office:value-type="string" office:string-value="incorrect_login                      = " calcext:value-type="string">
            <text:p>incorrect_login <text:s text:c="21"/>= </text:p>
          </table:table-cell>
          <table:table-cell table:number-columns-repeated="1023"/>
        </table:table-row>
        <table:table-row table:style-name="ro1">
          <table:table-cell table:formula="of:=[$'Admin ALL'.A72] &amp; [$'Admin ALL'.K72]" office:value-type="string" office:string-value="install_login                        = " calcext:value-type="string">
            <text:p>install_login <text:s text:c="23"/>= </text:p>
          </table:table-cell>
          <table:table-cell table:number-columns-repeated="1023"/>
        </table:table-row>
        <table:table-row table:style-name="ro1">
          <table:table-cell table:formula="of:=[$'Admin ALL'.A73] &amp; [$'Admin ALL'.K73]" office:value-type="string" office:string-value="images                               = " calcext:value-type="string">
            <text:p>images <text:s text:c="30"/>= </text:p>
          </table:table-cell>
          <table:table-cell table:number-columns-repeated="1023"/>
        </table:table-row>
        <table:table-row table:style-name="ro1">
          <table:table-cell table:formula="of:=[$'Admin ALL'.A74] &amp; [$'Admin ALL'.K74]" office:value-type="string" office:string-value="function_exists_error                = " calcext:value-type="string">
            <text:p>function_exists_error <text:s text:c="15"/>= </text:p>
          </table:table-cell>
          <table:table-cell table:number-columns-repeated="1023"/>
        </table:table-row>
        <table:table-row table:style-name="ro1">
          <table:table-cell table:formula="of:=[$'Admin ALL'.A75] &amp; [$'Admin ALL'.K75]" office:value-type="string" office:string-value="button_cancel                        = " calcext:value-type="string">
            <text:p>button_cancel <text:s text:c="23"/>= </text:p>
          </table:table-cell>
          <table:table-cell table:number-columns-repeated="1023"/>
        </table:table-row>
        <table:table-row table:style-name="ro1">
          <table:table-cell table:formula="of:=[$'Admin ALL'.A76] &amp; [$'Admin ALL'.K76]" office:value-type="string" office:string-value="button_save                          = " calcext:value-type="string">
            <text:p>button_save <text:s text:c="25"/>= </text:p>
          </table:table-cell>
          <table:table-cell table:number-columns-repeated="1023"/>
        </table:table-row>
        <table:table-row table:style-name="ro1">
          <table:table-cell table:formula="of:=[$'Admin ALL'.A77] &amp; [$'Admin ALL'.K77]" office:value-type="string" office:string-value="button_preview                       = " calcext:value-type="string">
            <text:p>button_preview <text:s text:c="22"/>= </text:p>
          </table:table-cell>
          <table:table-cell table:number-columns-repeated="1023"/>
        </table:table-row>
        <table:table-row table:style-name="ro1">
          <table:table-cell table:formula="of:=[$'Admin ALL'.A78] &amp; [$'Admin ALL'.K78]" office:value-type="string" office:string-value="files_button                         = " calcext:value-type="string">
            <text:p>files_button <text:s text:c="24"/>= </text:p>
          </table:table-cell>
          <table:table-cell table:number-columns-repeated="1023"/>
        </table:table-row>
        <table:table-row table:style-name="ro1">
          <table:table-cell table:formula="of:=[$'Admin ALL'.A79] &amp; [$'Admin ALL'.K79]" office:value-type="string" office:string-value="get_memory                           = " calcext:value-type="string">
            <text:p>get_memory <text:s text:c="26"/>= </text:p>
          </table:table-cell>
          <table:table-cell table:number-columns-repeated="1023"/>
        </table:table-row>
        <table:table-row table:style-name="ro1">
          <table:table-cell table:formula="of:=[$'Admin ALL'.A80] &amp; [$'Admin ALL'.K80]" office:value-type="string" office:string-value="get_execut_time                      = " calcext:value-type="string">
            <text:p>get_execut_time <text:s text:c="21"/>= </text:p>
          </table:table-cell>
          <table:table-cell table:number-columns-repeated="1023"/>
        </table:table-row>
        <table:table-row table:style-name="ro1">
          <table:table-cell table:formula="of:=[$'Admin ALL'.A81] &amp; [$'Admin ALL'.K81]">
            <text:p/>
          </table:table-cell>
          <table:table-cell table:number-columns-repeated="1023"/>
        </table:table-row>
        <table:table-row table:style-name="ro1">
          <table:table-cell table:formula="of:=[$'Admin ALL'.A82] &amp; [$'Admin ALL'.K82]" office:value-type="string" office:string-value="properties_error_save                = " calcext:value-type="string">
            <text:p>properties_error_save <text:s text:c="15"/>= </text:p>
          </table:table-cell>
          <table:table-cell table:number-columns-repeated="1023"/>
        </table:table-row>
        <table:table-row table:style-name="ro1">
          <table:table-cell table:formula="of:=[$'Admin ALL'.A83] &amp; [$'Admin ALL'.K83]" office:value-type="string" office:string-value="properties                           = " calcext:value-type="string">
            <text:p>properties <text:s text:c="26"/>= </text:p>
          </table:table-cell>
          <table:table-cell table:number-columns-repeated="1023"/>
        </table:table-row>
        <table:table-row table:style-name="ro1">
          <table:table-cell table:formula="of:=[$'Admin ALL'.A84] &amp; [$'Admin ALL'.K84]">
            <text:p/>
          </table:table-cell>
          <table:table-cell table:number-columns-repeated="1023"/>
        </table:table-row>
        <table:table-row table:style-name="ro1">
          <table:table-cell table:formula="of:=[$'Admin ALL'.A85] &amp; [$'Admin ALL'.K85]" office:value-type="string" office:string-value="editor_content_error_open            = " calcext:value-type="string">
            <text:p>editor_content_error_open <text:s text:c="11"/>= </text:p>
          </table:table-cell>
          <table:table-cell table:number-columns-repeated="1023"/>
        </table:table-row>
        <table:table-row table:style-name="ro1">
          <table:table-cell table:formula="of:=[$'Admin ALL'.A86] &amp; [$'Admin ALL'.K86]" office:value-type="string" office:string-value="editor_content_error_save            = " calcext:value-type="string">
            <text:p>editor_content_error_save <text:s text:c="11"/>= </text:p>
          </table:table-cell>
          <table:table-cell table:number-columns-repeated="1023"/>
        </table:table-row>
        <table:table-row table:style-name="ro1">
          <table:table-cell table:formula="of:=[$'Admin ALL'.A87] &amp; [$'Admin ALL'.K87]" office:value-type="string" office:string-value="toolbar_usersyntax                   = " calcext:value-type="string">
            <text:p>toolbar_usersyntax <text:s text:c="18"/>= </text:p>
          </table:table-cell>
          <table:table-cell table:number-columns-repeated="1023"/>
        </table:table-row>
        <table:table-row table:style-name="ro1">
          <table:table-cell table:formula="of:=[$'Admin ALL'.A88] &amp; [$'Admin ALL'.K88]" office:value-type="string" office:string-value="toolbar_contents                     = " calcext:value-type="string">
            <text:p>toolbar_contents <text:s text:c="20"/>= </text:p>
          </table:table-cell>
          <table:table-cell table:number-columns-repeated="1023"/>
        </table:table-row>
        <table:table-row table:style-name="ro1">
          <table:table-cell table:formula="of:=[$'Admin ALL'.A89] &amp; [$'Admin ALL'.K89]" office:value-type="string" office:string-value="toolbar_plugins                      = " calcext:value-type="string">
            <text:p>toolbar_plugins <text:s text:c="21"/>= </text:p>
          </table:table-cell>
          <table:table-cell table:number-columns-repeated="1023"/>
        </table:table-row>
        <table:table-row table:style-name="ro1">
          <table:table-cell table:formula="of:=[$'Admin ALL'.A90] &amp; [$'Admin ALL'.K90]" office:value-type="string" office:string-value="toolbar_platzhalter                  = " calcext:value-type="string">
            <text:p>toolbar_platzhalter <text:s text:c="17"/>= </text:p>
          </table:table-cell>
          <table:table-cell table:number-columns-repeated="1023"/>
        </table:table-row>
        <table:table-row table:style-name="ro1">
          <table:table-cell table:formula="of:=[$'Admin ALL'.A91] &amp; [$'Admin ALL'.K91]" office:value-type="string" office:string-value="toolbar_template                     = " calcext:value-type="string">
            <text:p>toolbar_template <text:s text:c="20"/>= </text:p>
          </table:table-cell>
          <table:table-cell table:number-columns-repeated="1023"/>
        </table:table-row>
        <table:table-row table:style-name="ro1">
          <table:table-cell table:formula="of:=[$'Admin ALL'.A92] &amp; [$'Admin ALL'.K92]" office:value-type="string" office:string-value="toolbar_template_css                 = " calcext:value-type="string">
            <text:p>toolbar_template_css <text:s text:c="16"/>= </text:p>
          </table:table-cell>
          <table:table-cell table:number-columns-repeated="1023"/>
        </table:table-row>
        <table:table-row table:style-name="ro1">
          <table:table-cell table:formula="of:=[$'Admin ALL'.A93] &amp; [$'Admin ALL'.K93]" office:value-type="string" office:string-value="toolbar_template_image               = " calcext:value-type="string">
            <text:p>toolbar_template_image <text:s text:c="14"/>= </text:p>
          </table:table-cell>
          <table:table-cell table:number-columns-repeated="1023"/>
        </table:table-row>
        <table:table-row table:style-name="ro1">
          <table:table-cell table:formula="of:=[$'Admin ALL'.A94] &amp; [$'Admin ALL'.K94]" office:value-type="string" office:string-value="toolbar_platzhalter_CATEGORY         = " calcext:value-type="string">
            <text:p>toolbar_platzhalter_CATEGORY <text:s text:c="8"/>= </text:p>
          </table:table-cell>
          <table:table-cell table:number-columns-repeated="1023"/>
        </table:table-row>
        <table:table-row table:style-name="ro1">
          <table:table-cell table:formula="of:=[$'Admin ALL'.A95] &amp; [$'Admin ALL'.K95]" office:value-type="string" office:string-value="toolbar_platzhalter_CATEGORY_NAME    = " calcext:value-type="string">
            <text:p>toolbar_platzhalter_CATEGORY_NAME <text:s text:c="3"/>= </text:p>
          </table:table-cell>
          <table:table-cell table:number-columns-repeated="1023"/>
        </table:table-row>
        <table:table-row table:style-name="ro1">
          <table:table-cell table:formula="of:=[$'Admin ALL'.A96] &amp; [$'Admin ALL'.K96]" office:value-type="string" office:string-value="toolbar_platzhalter_PAGE             = " calcext:value-type="string">
            <text:p>toolbar_platzhalter_PAGE <text:s text:c="12"/>= </text:p>
          </table:table-cell>
          <table:table-cell table:number-columns-repeated="1023"/>
        </table:table-row>
        <table:table-row table:style-name="ro1">
          <table:table-cell table:formula="of:=[$'Admin ALL'.A97] &amp; [$'Admin ALL'.K97]" office:value-type="string" office:string-value="toolbar_platzhalter_PAGE_NAME        = " calcext:value-type="string">
            <text:p>toolbar_platzhalter_PAGE_NAME <text:s text:c="7"/>= </text:p>
          </table:table-cell>
          <table:table-cell table:number-columns-repeated="1023"/>
        </table:table-row>
        <table:table-row table:style-name="ro1">
          <table:table-cell table:formula="of:=[$'Admin ALL'.A98] &amp; [$'Admin ALL'.K98]" office:value-type="string" office:string-value="toolbar_platzhalter_PAGE_FILE        = " calcext:value-type="string">
            <text:p>toolbar_platzhalter_PAGE_FILE <text:s text:c="7"/>= </text:p>
          </table:table-cell>
          <table:table-cell table:number-columns-repeated="1023"/>
        </table:table-row>
        <table:table-row table:style-name="ro1">
          <table:table-cell table:formula="of:=[$'Admin ALL'.A99] &amp; [$'Admin ALL'.K99]" office:value-type="string" office:string-value="toolbar_platzhalter_SEARCH           = " calcext:value-type="string">
            <text:p>toolbar_platzhalter_SEARCH <text:s text:c="10"/>= </text:p>
          </table:table-cell>
          <table:table-cell table:number-columns-repeated="1023"/>
        </table:table-row>
        <table:table-row table:style-name="ro1">
          <table:table-cell table:formula="of:=[$'Admin ALL'.A100] &amp; [$'Admin ALL'.K100]" office:value-type="string" office:string-value="toolbar_platzhalter_SITEMAPLINK      = " calcext:value-type="string">
            <text:p>toolbar_platzhalter_SITEMAPLINK <text:s text:c="5"/>= </text:p>
          </table:table-cell>
          <table:table-cell table:number-columns-repeated="1023"/>
        </table:table-row>
        <table:table-row table:style-name="ro1">
          <table:table-cell table:formula="of:=[$'Admin ALL'.A101] &amp; [$'Admin ALL'.K101]" office:value-type="string" office:string-value="toolbar_platzhalter_CMSINFO          = " calcext:value-type="string">
            <text:p>toolbar_platzhalter_CMSINFO <text:s text:c="9"/>= </text:p>
          </table:table-cell>
          <table:table-cell table:number-columns-repeated="1023"/>
        </table:table-row>
        <table:table-row table:style-name="ro1">
          <table:table-cell table:formula="of:=[$'Admin ALL'.A102] &amp; [$'Admin ALL'.K102]" office:value-type="string" office:string-value="toolbar_platzhalter_TABLEOFCONTENTS  = " calcext:value-type="string">
            <text:p>toolbar_platzhalter_TABLEOFCONTENTS <text:s/>= </text:p>
          </table:table-cell>
          <table:table-cell table:number-columns-repeated="1023"/>
        </table:table-row>
        <table:table-row table:style-name="ro1">
          <table:table-cell table:formula="of:=[$'Admin ALL'.A103] &amp; [$'Admin ALL'.K103]" office:value-type="string" office:string-value="toolbar_platzhalter_BASE_URL         = " calcext:value-type="string">
            <text:p>toolbar_platzhalter_BASE_URL <text:s text:c="8"/>= </text:p>
          </table:table-cell>
          <table:table-cell table:number-columns-repeated="1023"/>
        </table:table-row>
        <table:table-row table:style-name="ro1">
          <table:table-cell table:formula="of:=[$'Admin ALL'.A104] &amp; [$'Admin ALL'.K104]" office:value-type="string" office:string-value="toolbar_platzhalter_CATEGORY_URL     = " calcext:value-type="string">
            <text:p>toolbar_platzhalter_CATEGORY_URL <text:s text:c="4"/>= </text:p>
          </table:table-cell>
          <table:table-cell table:number-columns-repeated="1023"/>
        </table:table-row>
        <table:table-row table:style-name="ro1">
          <table:table-cell table:formula="of:=[$'Admin ALL'.A105] &amp; [$'Admin ALL'.K105]" office:value-type="string" office:string-value="toolbar_platzhalter_PAGE_URL         = " calcext:value-type="string">
            <text:p>toolbar_platzhalter_PAGE_URL <text:s text:c="8"/>= </text:p>
          </table:table-cell>
          <table:table-cell table:number-columns-repeated="1023"/>
        </table:table-row>
        <table:table-row table:style-name="ro1">
          <table:table-cell table:formula="of:=[$'Admin ALL'.A106] &amp; [$'Admin ALL'.K106]" office:value-type="string" office:string-value="toolbar_platzhalter_CHARSET          = " calcext:value-type="string">
            <text:p>toolbar_platzhalter_CHARSET <text:s text:c="9"/>= </text:p>
          </table:table-cell>
          <table:table-cell table:number-columns-repeated="1023"/>
        </table:table-row>
        <table:table-row table:style-name="ro1">
          <table:table-cell table:formula="of:=[$'Admin ALL'.A107] &amp; [$'Admin ALL'.K107]" office:value-type="string" office:string-value="toolbar_platzhalter_LAYOUT_DIR       = " calcext:value-type="string">
            <text:p>toolbar_platzhalter_LAYOUT_DIR <text:s text:c="6"/>= </text:p>
          </table:table-cell>
          <table:table-cell table:number-columns-repeated="1023"/>
        </table:table-row>
        <table:table-row table:style-name="ro1">
          <table:table-cell table:formula="of:=[$'Admin ALL'.A108] &amp; [$'Admin ALL'.K108]" office:value-type="string" office:string-value="toolbar_platzhalter_WEBSITE_TITLE    = " calcext:value-type="string">
            <text:p>toolbar_platzhalter_WEBSITE_TITLE <text:s text:c="3"/>= </text:p>
          </table:table-cell>
          <table:table-cell table:number-columns-repeated="1023"/>
        </table:table-row>
        <table:table-row table:style-name="ro1">
          <table:table-cell table:formula="of:=[$'Admin ALL'.A109] &amp; [$'Admin ALL'.K109]" office:value-type="string" office:string-value="toolbar_platzhalter_WEBSITE_KEYWORDS = " calcext:value-type="string">
            <text:p>toolbar_platzhalter_WEBSITE_KEYWORDS = </text:p>
          </table:table-cell>
          <table:table-cell table:number-columns-repeated="1023"/>
        </table:table-row>
        <table:table-row table:style-name="ro1">
          <table:table-cell table:formula="of:=[$'Admin ALL'.A110] &amp; [$'Admin ALL'.K110]" office:value-type="string" office:string-value="toolbar_platzhalter_WEBSITE_DESCRIPTION = " calcext:value-type="string">
            <text:p>toolbar_platzhalter_WEBSITE_DESCRIPTION = </text:p>
          </table:table-cell>
          <table:table-cell table:number-columns-repeated="1023"/>
        </table:table-row>
        <table:table-row table:style-name="ro1">
          <table:table-cell table:formula="of:=[$'Admin ALL'.A111] &amp; [$'Admin ALL'.K111]" office:value-type="string" office:string-value="toolbar_platzhalter_WEBSITE_NAME     = " calcext:value-type="string">
            <text:p>toolbar_platzhalter_WEBSITE_NAME <text:s text:c="4"/>= </text:p>
          </table:table-cell>
          <table:table-cell table:number-columns-repeated="1023"/>
        </table:table-row>
        <table:table-row table:style-name="ro1">
          <table:table-cell table:formula="of:=[$'Admin ALL'.A112] &amp; [$'Admin ALL'.K112]" office:value-type="string" office:string-value="toolbar_platzhalter_MAINMENU         = " calcext:value-type="string">
            <text:p>toolbar_platzhalter_MAINMENU <text:s text:c="8"/>= </text:p>
          </table:table-cell>
          <table:table-cell table:number-columns-repeated="1023"/>
        </table:table-row>
        <table:table-row table:style-name="ro1">
          <table:table-cell table:formula="of:=[$'Admin ALL'.A113] &amp; [$'Admin ALL'.K113]" office:value-type="string" office:string-value="toolbar_platzhalter_DETAILMENU       = " calcext:value-type="string">
            <text:p>toolbar_platzhalter_DETAILMENU <text:s text:c="6"/>= </text:p>
          </table:table-cell>
          <table:table-cell table:number-columns-repeated="1023"/>
        </table:table-row>
        <table:table-row table:style-name="ro1">
          <table:table-cell table:formula="of:=[$'Admin ALL'.A114] &amp; [$'Admin ALL'.K114]" office:value-type="string" office:string-value="toolbar_platzhalter_MEMORYUSAGE      = " calcext:value-type="string">
            <text:p>toolbar_platzhalter_MEMORYUSAGE <text:s text:c="5"/>= </text:p>
          </table:table-cell>
          <table:table-cell table:number-columns-repeated="1023"/>
        </table:table-row>
        <table:table-row table:style-name="ro1">
          <table:table-cell table:formula="of:=[$'Admin ALL'.A115] &amp; [$'Admin ALL'.K115]" office:value-type="string" office:string-value="toolbar_platzhalter_EXECUTETIME      = " calcext:value-type="string">
            <text:p>toolbar_platzhalter_EXECUTETIME <text:s text:c="5"/>= </text:p>
          </table:table-cell>
          <table:table-cell table:number-columns-repeated="1023"/>
        </table:table-row>
        <table:table-row table:style-name="ro1">
          <table:table-cell table:formula="of:=[$'Admin ALL'.A116] &amp; [$'Admin ALL'.K116]" office:value-type="string" office:string-value="toolbar_platzhalter_VALUE            = " calcext:value-type="string">
            <text:p>toolbar_platzhalter_VALUE <text:s text:c="11"/>= </text:p>
          </table:table-cell>
          <table:table-cell table:number-columns-repeated="1023"/>
        </table:table-row>
        <table:table-row table:style-name="ro1">
          <table:table-cell table:formula="of:=[$'Admin ALL'.A117] &amp; [$'Admin ALL'.K117]" office:value-type="string" office:string-value="toolbar_platzhalter_DESCRIPTION      = " calcext:value-type="string">
            <text:p>toolbar_platzhalter_DESCRIPTION <text:s text:c="5"/>= </text:p>
          </table:table-cell>
          <table:table-cell table:number-columns-repeated="1023"/>
        </table:table-row>
        <table:table-row table:style-name="ro1">
          <table:table-cell table:formula="of:=[$'Admin ALL'.A118] &amp; [$'Admin ALL'.K118]" office:value-type="string" office:string-value="toolbar_editor_linenumber            = " calcext:value-type="string">
            <text:p>toolbar_editor_linenumber <text:s text:c="11"/>= </text:p>
          </table:table-cell>
          <table:table-cell table:number-columns-repeated="1023"/>
        </table:table-row>
        <table:table-row table:style-name="ro1">
          <table:table-cell table:formula="of:=[$'Admin ALL'.A119] &amp; [$'Admin ALL'.K119]" office:value-type="string" office:string-value="toolbar_editor_controlcharacter      = " calcext:value-type="string">
            <text:p>toolbar_editor_controlcharacter <text:s text:c="5"/>= </text:p>
          </table:table-cell>
          <table:table-cell table:number-columns-repeated="1023"/>
        </table:table-row>
        <table:table-row table:style-name="ro1">
          <table:table-cell table:formula="of:=[$'Admin ALL'.A120] &amp; [$'Admin ALL'.K120]" office:value-type="string" office:string-value="toolbar_editor_highlighter           = " calcext:value-type="string">
            <text:p>toolbar_editor_highlighter <text:s text:c="10"/>= </text:p>
          </table:table-cell>
          <table:table-cell table:number-columns-repeated="1023"/>
        </table:table-row>
        <table:table-row table:style-name="ro1">
          <table:table-cell table:formula="of:=[$'Admin ALL'.A121] &amp; [$'Admin ALL'.K121]" office:value-type="string" office:string-value="toolbar_editor_fontsize              = " calcext:value-type="string">
            <text:p>toolbar_editor_fontsize <text:s text:c="13"/>= </text:p>
          </table:table-cell>
          <table:table-cell table:number-columns-repeated="1023"/>
        </table:table-row>
        <table:table-row table:style-name="ro1">
          <table:table-cell table:formula="of:=[$'Admin ALL'.A122] &amp; [$'Admin ALL'.K122]" office:value-type="string" office:string-value="toolbar_editor_undo                  = " calcext:value-type="string">
            <text:p>toolbar_editor_undo <text:s text:c="17"/>= </text:p>
          </table:table-cell>
          <table:table-cell table:number-columns-repeated="1023"/>
        </table:table-row>
        <table:table-row table:style-name="ro1">
          <table:table-cell table:formula="of:=[$'Admin ALL'.A123] &amp; [$'Admin ALL'.K123]" office:value-type="string" office:string-value="toolbar_editor_redo                  = " calcext:value-type="string">
            <text:p>toolbar_editor_redo <text:s text:c="17"/>= </text:p>
          </table:table-cell>
          <table:table-cell table:number-columns-repeated="1023"/>
        </table:table-row>
        <table:table-row table:style-name="ro1">
          <table:table-cell table:formula="of:=[$'Admin ALL'.A124] &amp; [$'Admin ALL'.K124]" office:value-type="string" office:string-value="toolbar_editor_togglefold            = " calcext:value-type="string">
            <text:p>toolbar_editor_togglefold <text:s text:c="11"/>= </text:p>
          </table:table-cell>
          <table:table-cell table:number-columns-repeated="1023"/>
        </table:table-row>
        <table:table-row table:style-name="ro1">
          <table:table-cell table:formula="of:=[$'Admin ALL'.A125] &amp; [$'Admin ALL'.K125]" office:value-type="string" office:string-value="toolbar_editor_search                = " calcext:value-type="string">
            <text:p>toolbar_editor_search <text:s text:c="15"/>= </text:p>
          </table:table-cell>
          <table:table-cell table:number-columns-repeated="1023"/>
        </table:table-row>
        <table:table-row table:style-name="ro1">
          <table:table-cell table:formula="of:=[$'Admin ALL'.A126] &amp; [$'Admin ALL'.K126]" office:value-type="string" office:string-value="toolbar_editor_searchall             = " calcext:value-type="string">
            <text:p>toolbar_editor_searchall <text:s text:c="12"/>= </text:p>
          </table:table-cell>
          <table:table-cell table:number-columns-repeated="1023"/>
        </table:table-row>
        <table:table-row table:style-name="ro1">
          <table:table-cell table:formula="of:=[$'Admin ALL'.A127] &amp; [$'Admin ALL'.K127]" office:value-type="string" office:string-value="toolbar_editor_replace               = " calcext:value-type="string">
            <text:p>toolbar_editor_replace <text:s text:c="14"/>= </text:p>
          </table:table-cell>
          <table:table-cell table:number-columns-repeated="1023"/>
        </table:table-row>
        <table:table-row table:style-name="ro1">
          <table:table-cell table:formula="of:=[$'Admin ALL'.A128] &amp; [$'Admin ALL'.K128]" office:value-type="string" office:string-value="toolbar_editor_textall               = " calcext:value-type="string">
            <text:p>toolbar_editor_textall <text:s text:c="14"/>= </text:p>
          </table:table-cell>
          <table:table-cell table:number-columns-repeated="1023"/>
        </table:table-row>
        <table:table-row table:style-name="ro1">
          <table:table-cell table:formula="of:=[$'Admin ALL'.A129] &amp; [$'Admin ALL'.K129]">
            <text:p/>
          </table:table-cell>
          <table:table-cell table:number-columns-repeated="1023"/>
        </table:table-row>
        <table:table-row table:style-name="ro1">
          <table:table-cell table:formula="of:=[$'Admin ALL'.A130] &amp; [$'Admin ALL'.K130]" office:value-type="string" office:string-value="filter_button_all_hide               = " calcext:value-type="string">
            <text:p>filter_button_all_hide <text:s text:c="14"/>= </text:p>
          </table:table-cell>
          <table:table-cell table:number-columns-repeated="1023"/>
        </table:table-row>
        <table:table-row table:style-name="ro1">
          <table:table-cell table:formula="of:=[$'Admin ALL'.A131] &amp; [$'Admin ALL'.K131]" office:value-type="string" office:string-value="filter_button_all_show               = " calcext:value-type="string">
            <text:p>filter_button_all_show <text:s text:c="14"/>= </text:p>
          </table:table-cell>
          <table:table-cell table:number-columns-repeated="1023"/>
        </table:table-row>
        <table:table-row table:style-name="ro1">
          <table:table-cell table:formula="of:=[$'Admin ALL'.A132] &amp; [$'Admin ALL'.K132]" office:value-type="string" office:string-value="filter_text                          = " calcext:value-type="string">
            <text:p>filter_text <text:s text:c="25"/>= </text:p>
          </table:table-cell>
          <table:table-cell table:number-columns-repeated="1023"/>
        </table:table-row>
        <table:table-row table:style-name="ro1">
          <table:table-cell table:formula="of:=[$'Admin ALL'.A133] &amp; [$'Admin ALL'.K133]" office:value-type="string" office:string-value="filter_text_gallery                  = " calcext:value-type="string">
            <text:p>filter_text_gallery <text:s text:c="17"/>= </text:p>
          </table:table-cell>
          <table:table-cell table:number-columns-repeated="1023"/>
        </table:table-row>
        <table:table-row table:style-name="ro1">
          <table:table-cell table:formula="of:=[$'Admin ALL'.A134] &amp; [$'Admin ALL'.K134]" office:value-type="string" office:string-value="filter_text_plugins                  = " calcext:value-type="string">
            <text:p>filter_text_plugins <text:s text:c="17"/>= </text:p>
          </table:table-cell>
          <table:table-cell table:number-columns-repeated="1023"/>
        </table:table-row>
        <table:table-row table:style-name="ro1">
          <table:table-cell table:formula="of:=[$'Admin ALL'.A135] &amp; [$'Admin ALL'.K135]" office:value-type="string" office:string-value="filter_text_files                    = " calcext:value-type="string">
            <text:p>filter_text_files <text:s text:c="19"/>= </text:p>
          </table:table-cell>
          <table:table-cell table:number-columns-repeated="1023"/>
        </table:table-row>
        <table:table-row table:style-name="ro1">
          <table:table-cell table:formula="of:=[$'Admin ALL'.A136] &amp; [$'Admin ALL'.K136]" office:value-type="string" office:string-value="filter_text_catpage                  = " calcext:value-type="string">
            <text:p>filter_text_catpage <text:s text:c="17"/>= </text:p>
          </table:table-cell>
          <table:table-cell table:number-columns-repeated="1023"/>
        </table:table-row>
        <table:table-row table:style-name="ro1">
          <table:table-cell table:formula="of:=[$'Admin ALL'.A137] &amp; [$'Admin ALL'.K137]">
            <text:p/>
          </table:table-cell>
          <table:table-cell table:number-columns-repeated="1023"/>
        </table:table-row>
        <table:table-row table:style-name="ro1">
          <table:table-cell table:formula="of:=[$'Admin ALL'.A138] &amp; [$'Admin ALL'.K138]" office:value-type="string" office:string-value="home_button                          = " calcext:value-type="string">
            <text:p>home_button <text:s text:c="25"/>= </text:p>
          </table:table-cell>
          <table:table-cell table:number-columns-repeated="1023"/>
        </table:table-row>
        <table:table-row table:style-name="ro1">
          <table:table-cell table:formula="of:=[$'Admin ALL'.A139] &amp; [$'Admin ALL'.K139]" office:value-type="string" office:string-value="home_multiuser                       = " calcext:value-type="string">
            <text:p>home_multiuser <text:s text:c="22"/>= </text:p>
          </table:table-cell>
          <table:table-cell table:number-columns-repeated="1023"/>
        </table:table-row>
        <table:table-row table:style-name="ro1">
          <table:table-cell table:formula="of:=[$'Admin ALL'.A140] &amp; [$'Admin ALL'.K140]" office:value-type="string" office:string-value="home_multiuser_text                  = " calcext:value-type="string">
            <text:p>home_multiuser_text <text:s text:c="17"/>= </text:p>
          </table:table-cell>
          <table:table-cell table:number-columns-repeated="1023"/>
        </table:table-row>
        <table:table-row table:style-name="ro1">
          <table:table-cell table:formula="of:=[$'Admin ALL'.A141] &amp; [$'Admin ALL'.K141]" office:value-type="string" office:string-value="home_multiuser_button                = " calcext:value-type="string">
            <text:p>home_multiuser_button <text:s text:c="15"/>= </text:p>
          </table:table-cell>
          <table:table-cell table:number-columns-repeated="1023"/>
        </table:table-row>
        <table:table-row table:style-name="ro1">
          <table:table-cell table:formula="of:=[$'Admin ALL'.A142] &amp; [$'Admin ALL'.K142]" office:value-type="string" office:string-value="home_multiuser_mode_text             = " calcext:value-type="string">
            <text:p>home_multiuser_mode_text <text:s text:c="12"/>= </text:p>
          </table:table-cell>
          <table:table-cell table:number-columns-repeated="1023"/>
        </table:table-row>
        <table:table-row table:style-name="ro1">
          <table:table-cell table:formula="of:=[$'Admin ALL'.A143] &amp; [$'Admin ALL'.K143]" office:value-type="string" office:string-value="home_text                            = " calcext:value-type="string">
            <text:p>home_text <text:s text:c="27"/>= </text:p>
          </table:table-cell>
          <table:table-cell table:number-columns-repeated="1023"/>
        </table:table-row>
        <table:table-row table:style-name="ro1">
          <table:table-cell table:formula="of:=[$'Admin ALL'.A144] &amp; [$'Admin ALL'.K144]" office:value-type="string" office:string-value="home_cmssize_text                    = " calcext:value-type="string">
            <text:p>home_cmssize_text <text:s text:c="19"/>= </text:p>
          </table:table-cell>
          <table:table-cell table:number-columns-repeated="1023"/>
        </table:table-row>
        <table:table-row table:style-name="ro1">
          <table:table-cell table:formula="of:=[$'Admin ALL'.A145] &amp; [$'Admin ALL'.K145]" office:value-type="string" office:string-value="home_cmsversion_text                 = " calcext:value-type="string">
            <text:p>home_cmsversion_text <text:s text:c="16"/>= </text:p>
          </table:table-cell>
          <table:table-cell table:number-columns-repeated="1023"/>
        </table:table-row>
        <table:table-row table:style-name="ro1">
          <table:table-cell table:formula="of:=[$'Admin ALL'.A146] &amp; [$'Admin ALL'.K146]" office:value-type="string" office:string-value="home_cmsrevision_text                = " calcext:value-type="string">
            <text:p>home_cmsrevision_text <text:s text:c="15"/>= </text:p>
          </table:table-cell>
          <table:table-cell table:number-columns-repeated="1023"/>
        </table:table-row>
        <table:table-row table:style-name="ro1">
          <table:table-cell table:formula="of:=[$'Admin ALL'.A147] &amp; [$'Admin ALL'.K147]" office:value-type="string" office:string-value="home_phpversion_text                 = " calcext:value-type="string">
            <text:p>home_phpversion_text <text:s text:c="16"/>= </text:p>
          </table:table-cell>
          <table:table-cell table:number-columns-repeated="1023"/>
        </table:table-row>
        <table:table-row table:style-name="ro1">
          <table:table-cell table:formula="of:=[$'Admin ALL'.A148] &amp; [$'Admin ALL'.K148]" office:value-type="string" office:string-value="home_error_phpversion_text           = " calcext:value-type="string">
            <text:p>home_error_phpversion_text <text:s text:c="10"/>= </text:p>
          </table:table-cell>
          <table:table-cell table:number-columns-repeated="1023"/>
        </table:table-row>
        <table:table-row table:style-name="ro1">
          <table:table-cell table:formula="of:=[$'Admin ALL'.A149] &amp; [$'Admin ALL'.K149]" office:value-type="string" office:string-value="home_installpath_text                = " calcext:value-type="string">
            <text:p>home_installpath_text <text:s text:c="15"/>= </text:p>
          </table:table-cell>
          <table:table-cell table:number-columns-repeated="1023"/>
        </table:table-row>
        <table:table-row table:style-name="ro1">
          <table:table-cell table:formula="of:=[$'Admin ALL'.A150] &amp; [$'Admin ALL'.K150]" office:value-type="string" office:string-value="home_help                            = " calcext:value-type="string">
            <text:p>home_help <text:s text:c="27"/>= </text:p>
          </table:table-cell>
          <table:table-cell table:number-columns-repeated="1023"/>
        </table:table-row>
        <table:table-row table:style-name="ro1">
          <table:table-cell table:formula="of:=[$'Admin ALL'.A151] &amp; [$'Admin ALL'.K151]" office:value-type="string" office:string-value="home_help_text_docu                  = " calcext:value-type="string">
            <text:p>home_help_text_docu <text:s text:c="17"/>= </text:p>
          </table:table-cell>
          <table:table-cell table:number-columns-repeated="1023"/>
        </table:table-row>
        <table:table-row table:style-name="ro1">
          <table:table-cell table:formula="of:=[$'Admin ALL'.A152] &amp; [$'Admin ALL'.K152]" office:value-type="string" office:string-value="home_help_text_info                  = " calcext:value-type="string">
            <text:p>home_help_text_info <text:s text:c="17"/>= </text:p>
          </table:table-cell>
          <table:table-cell table:number-columns-repeated="1023"/>
        </table:table-row>
        <table:table-row table:style-name="ro1">
          <table:table-cell table:formula="of:=[$'Admin ALL'.A153] &amp; [$'Admin ALL'.K153]" office:value-type="string" office:string-value="home_no_help                         = " calcext:value-type="string">
            <text:p>home_no_help <text:s text:c="24"/>= </text:p>
          </table:table-cell>
          <table:table-cell table:number-columns-repeated="1023"/>
        </table:table-row>
        <table:table-row table:style-name="ro1">
          <table:table-cell table:formula="of:=[$'Admin ALL'.A154] &amp; [$'Admin ALL'.K154]" office:value-type="string" office:string-value="home_mod_rewrite                     = " calcext:value-type="string">
            <text:p>home_mod_rewrite <text:s text:c="20"/>= </text:p>
          </table:table-cell>
          <table:table-cell table:number-columns-repeated="1023"/>
        </table:table-row>
        <table:table-row table:style-name="ro1">
          <table:table-cell table:formula="of:=[$'Admin ALL'.A155] &amp; [$'Admin ALL'.K155]" office:value-type="string" office:string-value="home_error_mod_rewrite               = " calcext:value-type="string">
            <text:p>home_error_mod_rewrite <text:s text:c="14"/>= </text:p>
          </table:table-cell>
          <table:table-cell table:number-columns-repeated="1023"/>
        </table:table-row>
        <table:table-row table:style-name="ro1">
          <table:table-cell table:formula="of:=[$'Admin ALL'.A156] &amp; [$'Admin ALL'.K156]" office:value-type="string" office:string-value="home_mod_rewrite_deact               = " calcext:value-type="string">
            <text:p>home_mod_rewrite_deact <text:s text:c="14"/>= </text:p>
          </table:table-cell>
          <table:table-cell table:number-columns-repeated="1023"/>
        </table:table-row>
        <table:table-row table:style-name="ro1">
          <table:table-cell table:formula="of:=[$'Admin ALL'.A157] &amp; [$'Admin ALL'.K157]" office:value-type="string" office:string-value="home_error_safe_mode                 = " calcext:value-type="string">
            <text:p>home_error_safe_mode <text:s text:c="16"/>= </text:p>
          </table:table-cell>
          <table:table-cell table:number-columns-repeated="1023"/>
        </table:table-row>
        <table:table-row table:style-name="ro1">
          <table:table-cell table:formula="of:=[$'Admin ALL'.A158] &amp; [$'Admin ALL'.K158]" office:value-type="string" office:string-value="home_text_safemode                   = " calcext:value-type="string">
            <text:p>home_text_safemode <text:s text:c="18"/>= </text:p>
          </table:table-cell>
          <table:table-cell table:number-columns-repeated="1023"/>
        </table:table-row>
        <table:table-row table:style-name="ro1">
          <table:table-cell table:formula="of:=[$'Admin ALL'.A159] &amp; [$'Admin ALL'.K159]" office:value-type="string" office:string-value="home_text_gd                         = " calcext:value-type="string">
            <text:p>home_text_gd <text:s text:c="24"/>= </text:p>
          </table:table-cell>
          <table:table-cell table:number-columns-repeated="1023"/>
        </table:table-row>
        <table:table-row table:style-name="ro1">
          <table:table-cell table:formula="of:=[$'Admin ALL'.A160] &amp; [$'Admin ALL'.K160]" office:value-type="string" office:string-value="home_error_gd                        = " calcext:value-type="string">
            <text:p>home_error_gd <text:s text:c="23"/>= </text:p>
          </table:table-cell>
          <table:table-cell table:number-columns-repeated="1023"/>
        </table:table-row>
        <table:table-row table:style-name="ro1">
          <table:table-cell table:formula="of:=[$'Admin ALL'.A161] &amp; [$'Admin ALL'.K161]" office:value-type="string" office:string-value="home_mailtest_mailsubject            = " calcext:value-type="string">
            <text:p>home_mailtest_mailsubject <text:s text:c="11"/>= </text:p>
          </table:table-cell>
          <table:table-cell table:number-columns-repeated="1023"/>
        </table:table-row>
        <table:table-row table:style-name="ro1">
          <table:table-cell table:formula="of:=[$'Admin ALL'.A162] &amp; [$'Admin ALL'.K162]" office:value-type="string" office:string-value="home_mailtest_mailcontent            = " calcext:value-type="string">
            <text:p>home_mailtest_mailcontent <text:s text:c="11"/>= </text:p>
          </table:table-cell>
          <table:table-cell table:number-columns-repeated="1023"/>
        </table:table-row>
        <table:table-row table:style-name="ro1">
          <table:table-cell table:formula="of:=[$'Admin ALL'.A163] &amp; [$'Admin ALL'.K163]" office:value-type="string" office:string-value="home_text_test_mail                  = " calcext:value-type="string">
            <text:p>home_text_test_mail <text:s text:c="17"/>= </text:p>
          </table:table-cell>
          <table:table-cell table:number-columns-repeated="1023"/>
        </table:table-row>
        <table:table-row table:style-name="ro1">
          <table:table-cell table:formula="of:=[$'Admin ALL'.A164] &amp; [$'Admin ALL'.K164]" office:value-type="string" office:string-value="home_messages_test_mail              = " calcext:value-type="string">
            <text:p>home_messages_test_mail <text:s text:c="13"/>= </text:p>
          </table:table-cell>
          <table:table-cell table:number-columns-repeated="1023"/>
        </table:table-row>
        <table:table-row table:style-name="ro1">
          <table:table-cell table:formula="of:=[$'Admin ALL'.A165] &amp; [$'Admin ALL'.K165]" office:value-type="string" office:string-value="home_messages_no_mail                = " calcext:value-type="string">
            <text:p>home_messages_no_mail <text:s text:c="15"/>= </text:p>
          </table:table-cell>
          <table:table-cell table:number-columns-repeated="1023"/>
        </table:table-row>
        <table:table-row table:style-name="ro1">
          <table:table-cell table:formula="of:=[$'Admin ALL'.A166] &amp; [$'Admin ALL'.K166]" office:value-type="string" office:string-value="home_error_test_mail                 = " calcext:value-type="string">
            <text:p>home_error_test_mail <text:s text:c="16"/>= </text:p>
          </table:table-cell>
          <table:table-cell table:number-columns-repeated="1023"/>
        </table:table-row>
        <table:table-row table:style-name="ro1">
          <table:table-cell table:formula="of:=[$'Admin ALL'.A167] &amp; [$'Admin ALL'.K167]" office:value-type="string" office:string-value="home_cmsinfo                         = " calcext:value-type="string">
            <text:p>home_cmsinfo <text:s text:c="24"/>= </text:p>
          </table:table-cell>
          <table:table-cell table:number-columns-repeated="1023"/>
        </table:table-row>
        <table:table-row table:style-name="ro1">
          <table:table-cell table:formula="of:=[$'Admin ALL'.A168] &amp; [$'Admin ALL'.K168]" office:value-type="string" office:string-value="home_serverinfo                      = " calcext:value-type="string">
            <text:p>home_serverinfo <text:s text:c="21"/>= </text:p>
          </table:table-cell>
          <table:table-cell table:number-columns-repeated="1023"/>
        </table:table-row>
        <table:table-row table:style-name="ro1">
          <table:table-cell table:formula="of:=[$'Admin ALL'.A169] &amp; [$'Admin ALL'.K169]" office:value-type="string" office:string-value="home_titel_test_mail                 = " calcext:value-type="string">
            <text:p>home_titel_test_mail <text:s text:c="16"/>= </text:p>
          </table:table-cell>
          <table:table-cell table:number-columns-repeated="1023"/>
        </table:table-row>
        <table:table-row table:style-name="ro1">
          <table:table-cell table:formula="of:=[$'Admin ALL'.A170] &amp; [$'Admin ALL'.K170]" office:value-type="string" office:string-value="home_text_backupsystem               = " calcext:value-type="string">
            <text:p>home_text_backupsystem <text:s text:c="14"/>= </text:p>
          </table:table-cell>
          <table:table-cell table:number-columns-repeated="1023"/>
        </table:table-row>
        <table:table-row table:style-name="ro1">
          <table:table-cell table:formula="of:=[$'Admin ALL'.A171] &amp; [$'Admin ALL'.K171]" office:value-type="string" office:string-value="home_error_backupsystem              = " calcext:value-type="string">
            <text:p>home_error_backupsystem <text:s text:c="13"/>= </text:p>
          </table:table-cell>
          <table:table-cell table:number-columns-repeated="1023"/>
        </table:table-row>
        <table:table-row table:style-name="ro1">
          <table:table-cell table:formula="of:=[$'Admin ALL'.A172] &amp; [$'Admin ALL'.K172]" office:value-type="string" office:string-value="home_date_text                       = " calcext:value-type="string">
            <text:p>home_date_text <text:s text:c="22"/>= </text:p>
          </table:table-cell>
          <table:table-cell table:number-columns-repeated="1023"/>
        </table:table-row>
        <table:table-row table:style-name="ro1">
          <table:table-cell table:formula="of:=[$'Admin ALL'.A173] &amp; [$'Admin ALL'.K173]" office:value-type="string" office:string-value="home_text_locale                     = " calcext:value-type="string">
            <text:p>home_text_locale <text:s text:c="20"/>= </text:p>
          </table:table-cell>
          <table:table-cell table:number-columns-repeated="1023"/>
        </table:table-row>
        <table:table-row table:style-name="ro1">
          <table:table-cell table:formula="of:=[$'Admin ALL'.A174] &amp; [$'Admin ALL'.K174]" office:value-type="string" office:string-value="home_text_nolocale                   = " calcext:value-type="string">
            <text:p>home_text_nolocale <text:s text:c="18"/>= </text:p>
          </table:table-cell>
          <table:table-cell table:number-columns-repeated="1023"/>
        </table:table-row>
        <table:table-row table:style-name="ro1">
          <table:table-cell table:formula="of:=[$'Admin ALL'.A175] &amp; [$'Admin ALL'.K175]">
            <text:p/>
          </table:table-cell>
          <table:table-cell table:number-columns-repeated="1023"/>
        </table:table-row>
        <table:table-row table:style-name="ro1">
          <table:table-cell table:formula="of:=[$'Admin ALL'.A176] &amp; [$'Admin ALL'.K176]" office:value-type="string" office:string-value="catpage_button                       = " calcext:value-type="string">
            <text:p>catpage_button <text:s text:c="22"/>= </text:p>
          </table:table-cell>
          <table:table-cell table:number-columns-repeated="1023"/>
        </table:table-row>
        <table:table-row table:style-name="ro1">
          <table:table-cell table:formula="of:=[$'Admin ALL'.A177] &amp; [$'Admin ALL'.K177]" office:value-type="string" office:string-value="category_button                      = " calcext:value-type="string">
            <text:p>category_button <text:s text:c="21"/>= </text:p>
          </table:table-cell>
          <table:table-cell table:number-columns-repeated="1023"/>
        </table:table-row>
        <table:table-row table:style-name="ro1">
          <table:table-cell table:formula="of:=[$'Admin ALL'.A178] &amp; [$'Admin ALL'.K178]" office:value-type="string" office:string-value="page_button                          = " calcext:value-type="string">
            <text:p>page_button <text:s text:c="25"/>= </text:p>
          </table:table-cell>
          <table:table-cell table:number-columns-repeated="1023"/>
        </table:table-row>
        <table:table-row table:style-name="ro1">
          <table:table-cell table:formula="of:=[$'Admin ALL'.A179] &amp; [$'Admin ALL'.K179]" office:value-type="string" office:string-value="page_status                          = " calcext:value-type="string">
            <text:p>page_status <text:s text:c="25"/>= </text:p>
          </table:table-cell>
          <table:table-cell table:number-columns-repeated="1023"/>
        </table:table-row>
        <table:table-row table:style-name="ro1">
          <table:table-cell table:formula="of:=[$'Admin ALL'.A180] &amp; [$'Admin ALL'.K180]" office:value-type="string" office:string-value="page_edit                            = " calcext:value-type="string">
            <text:p>page_edit <text:s text:c="27"/>= </text:p>
          </table:table-cell>
          <table:table-cell table:number-columns-repeated="1023"/>
        </table:table-row>
        <table:table-row table:style-name="ro1">
          <table:table-cell table:formula="of:=[$'Admin ALL'.A181] &amp; [$'Admin ALL'.K181]" office:value-type="string" office:string-value="page_saveasdraft                     = " calcext:value-type="string">
            <text:p>page_saveasdraft <text:s text:c="20"/>= </text:p>
          </table:table-cell>
          <table:table-cell table:number-columns-repeated="1023"/>
        </table:table-row>
        <table:table-row table:style-name="ro1">
          <table:table-cell table:formula="of:=[$'Admin ALL'.A182] &amp; [$'Admin ALL'.K182]" office:value-type="string" office:string-value="page_saveashidden                    = " calcext:value-type="string">
            <text:p>page_saveashidden <text:s text:c="19"/>= </text:p>
          </table:table-cell>
          <table:table-cell table:number-columns-repeated="1023"/>
        </table:table-row>
        <table:table-row table:style-name="ro1">
          <table:table-cell table:formula="of:=[$'Admin ALL'.A183] &amp; [$'Admin ALL'.K183]" office:value-type="string" office:string-value="page_saveasnormal                    = " calcext:value-type="string">
            <text:p>page_saveasnormal <text:s text:c="19"/>= </text:p>
          </table:table-cell>
          <table:table-cell table:number-columns-repeated="1023"/>
        </table:table-row>
        <table:table-row table:style-name="ro1">
          <table:table-cell table:formula="of:=[$'Admin ALL'.A184] &amp; [$'Admin ALL'.K184]" office:value-type="string" office:string-value="page_error_save                      = " calcext:value-type="string">
            <text:p>page_error_save <text:s text:c="21"/>= </text:p>
          </table:table-cell>
          <table:table-cell table:number-columns-repeated="1023"/>
        </table:table-row>
        <table:table-row table:style-name="ro1">
          <table:table-cell table:formula="of:=[$'Admin ALL'.A185] &amp; [$'Admin ALL'.K185]" office:value-type="string" office:string-value="page_edit_discard                    = " calcext:value-type="string">
            <text:p>page_edit_discard <text:s text:c="19"/>= </text:p>
          </table:table-cell>
          <table:table-cell table:number-columns-repeated="1023"/>
        </table:table-row>
        <table:table-row table:style-name="ro1">
          <table:table-cell table:formula="of:=[$'Admin ALL'.A186] &amp; [$'Admin ALL'.K186]" office:value-type="string" office:string-value="close                                = " calcext:value-type="string">
            <text:p>close <text:s text:c="31"/>= </text:p>
          </table:table-cell>
          <table:table-cell table:number-columns-repeated="1023"/>
        </table:table-row>
        <table:table-row table:style-name="ro1">
          <table:table-cell table:formula="of:=[$'Admin ALL'.A187] &amp; [$'Admin ALL'.K187]" office:value-type="string" office:string-value="page_reload                          = " calcext:value-type="string">
            <text:p>page_reload <text:s text:c="25"/>= </text:p>
          </table:table-cell>
          <table:table-cell table:number-columns-repeated="1023"/>
        </table:table-row>
        <table:table-row table:style-name="ro1">
          <table:table-cell table:formula="of:=[$'Admin ALL'.A188] &amp; [$'Admin ALL'.K188]" office:value-type="string" office:string-value="page_cancel_reload                   = " calcext:value-type="string">
            <text:p>page_cancel_reload <text:s text:c="18"/>= </text:p>
          </table:table-cell>
          <table:table-cell table:number-columns-repeated="1023"/>
        </table:table-row>
        <table:table-row table:style-name="ro1">
          <table:table-cell table:formula="of:=[$'Admin ALL'.A189] &amp; [$'Admin ALL'.K189]" office:value-type="string" office:string-value="page_error_no_page                   = " calcext:value-type="string">
            <text:p>page_error_no_page <text:s text:c="18"/>= </text:p>
          </table:table-cell>
          <table:table-cell table:number-columns-repeated="1023"/>
        </table:table-row>
        <table:table-row table:style-name="ro1">
          <table:table-cell table:formula="of:=[$'Admin ALL'.A190] &amp; [$'Admin ALL'.K190]">
            <text:p/>
          </table:table-cell>
          <table:table-cell table:number-columns-repeated="1023"/>
        </table:table-row>
        <table:table-row table:style-name="ro1">
          <table:table-cell table:formula="of:=[$'Admin ALL'.A191] &amp; [$'Admin ALL'.K191]" office:value-type="string" office:string-value="gallery_button                       = " calcext:value-type="string">
            <text:p>gallery_button <text:s text:c="22"/>= </text:p>
          </table:table-cell>
          <table:table-cell table:number-columns-repeated="1023"/>
        </table:table-row>
        <table:table-row table:style-name="ro1">
          <table:table-cell table:formula="of:=[$'Admin ALL'.A192] &amp; [$'Admin ALL'.K192]" office:value-type="string" office:string-value="gallery_scale                        = " calcext:value-type="string">
            <text:p>gallery_scale <text:s text:c="23"/>= </text:p>
          </table:table-cell>
          <table:table-cell table:number-columns-repeated="1023"/>
        </table:table-row>
        <table:table-row table:style-name="ro1">
          <table:table-cell table:formula="of:=[$'Admin ALL'.A193] &amp; [$'Admin ALL'.K193]" office:value-type="string" office:string-value="gallery_scale_thumbs                 = " calcext:value-type="string">
            <text:p>gallery_scale_thumbs <text:s text:c="16"/>= </text:p>
          </table:table-cell>
          <table:table-cell table:number-columns-repeated="1023"/>
        </table:table-row>
        <table:table-row table:style-name="ro1">
          <table:table-cell table:formula="of:=[$'Admin ALL'.A194] &amp; [$'Admin ALL'.K194]" office:value-type="string" office:string-value="gallery_error_new                    = " calcext:value-type="string">
            <text:p>gallery_error_new <text:s text:c="19"/>= </text:p>
          </table:table-cell>
          <table:table-cell table:number-columns-repeated="1023"/>
        </table:table-row>
        <table:table-row table:style-name="ro1">
          <table:table-cell table:formula="of:=[$'Admin ALL'.A195] &amp; [$'Admin ALL'.K195]" office:value-type="string" office:string-value="gallery_error_exists                 = " calcext:value-type="string">
            <text:p>gallery_error_exists <text:s text:c="16"/>= </text:p>
          </table:table-cell>
          <table:table-cell table:number-columns-repeated="1023"/>
        </table:table-row>
        <table:table-row table:style-name="ro1">
          <table:table-cell table:formula="of:=[$'Admin ALL'.A196] &amp; [$'Admin ALL'.K196]" office:value-type="string" office:string-value="gallery_error_datei_conf             = " calcext:value-type="string">
            <text:p>gallery_error_datei_conf <text:s text:c="12"/>= </text:p>
          </table:table-cell>
          <table:table-cell table:number-columns-repeated="1023"/>
        </table:table-row>
        <table:table-row table:style-name="ro1">
          <table:table-cell table:formula="of:=[$'Admin ALL'.A197] &amp; [$'Admin ALL'.K197]" office:value-type="string" office:string-value="gallery_error_subtitle_conf          = " calcext:value-type="string">
            <text:p>gallery_error_subtitle_conf <text:s text:c="9"/>= </text:p>
          </table:table-cell>
          <table:table-cell table:number-columns-repeated="1023"/>
        </table:table-row>
        <table:table-row table:style-name="ro1">
          <table:table-cell table:formula="of:=[$'Admin ALL'.A198] &amp; [$'Admin ALL'.K198]" office:value-type="string" office:string-value="gallery_messages_from_ftp            = " calcext:value-type="string">
            <text:p>gallery_messages_from_ftp <text:s text:c="11"/>= </text:p>
          </table:table-cell>
          <table:table-cell table:number-columns-repeated="1023"/>
        </table:table-row>
        <table:table-row table:style-name="ro1">
          <table:table-cell table:formula="of:=[$'Admin ALL'.A199] &amp; [$'Admin ALL'.K199]" office:value-type="string" office:string-value="gallery_messages_from_ftp_no         = " calcext:value-type="string">
            <text:p>gallery_messages_from_ftp_no <text:s text:c="8"/>= </text:p>
          </table:table-cell>
          <table:table-cell table:number-columns-repeated="1023"/>
        </table:table-row>
        <table:table-row table:style-name="ro1">
          <table:table-cell table:formula="of:=[$'Admin ALL'.A200] &amp; [$'Admin ALL'.K200]" office:value-type="string" office:string-value="gallery_text_from_ftp                = " calcext:value-type="string">
            <text:p>gallery_text_from_ftp <text:s text:c="15"/>= </text:p>
          </table:table-cell>
          <table:table-cell table:number-columns-repeated="1023"/>
        </table:table-row>
        <table:table-row table:style-name="ro1">
          <table:table-cell table:formula="of:=[$'Admin ALL'.A201] &amp; [$'Admin ALL'.K201]" office:value-type="string" office:string-value="gallery_text_from_ftp_button         = " calcext:value-type="string">
            <text:p>gallery_text_from_ftp_button <text:s text:c="8"/>= </text:p>
          </table:table-cell>
          <table:table-cell table:number-columns-repeated="1023"/>
        </table:table-row>
        <table:table-row table:style-name="ro1">
          <table:table-cell table:formula="of:=[$'Admin ALL'.A202] &amp; [$'Admin ALL'.K202]" office:value-type="string" office:string-value="gallery_name_new                     = " calcext:value-type="string">
            <text:p>gallery_name_new <text:s text:c="20"/>= </text:p>
          </table:table-cell>
          <table:table-cell table:number-columns-repeated="1023"/>
        </table:table-row>
        <table:table-row table:style-name="ro1">
          <table:table-cell table:formula="of:=[$'Admin ALL'.A203] &amp; [$'Admin ALL'.K203]" office:value-type="string" office:string-value="gallery_error_deleted                = " calcext:value-type="string">
            <text:p>gallery_error_deleted <text:s text:c="15"/>= </text:p>
          </table:table-cell>
          <table:table-cell table:number-columns-repeated="1023"/>
        </table:table-row>
        <table:table-row table:style-name="ro1">
          <table:table-cell table:formula="of:=[$'Admin ALL'.A204] &amp; [$'Admin ALL'.K204]" office:value-type="string" office:string-value="gallery_error_newname                = " calcext:value-type="string">
            <text:p>gallery_error_newname <text:s text:c="15"/>= </text:p>
          </table:table-cell>
          <table:table-cell table:number-columns-repeated="1023"/>
        </table:table-row>
        <table:table-row table:style-name="ro1">
          <table:table-cell table:formula="of:=[$'Admin ALL'.A205] &amp; [$'Admin ALL'.K205]" office:value-type="string" office:string-value="gallery_help_conf                    = " calcext:value-type="string">
            <text:p>gallery_help_conf <text:s text:c="19"/>= </text:p>
          </table:table-cell>
          <table:table-cell table:number-columns-repeated="1023"/>
        </table:table-row>
        <table:table-row table:style-name="ro1">
          <table:table-cell table:formula="of:=[$'Admin ALL'.A206] &amp; [$'Admin ALL'.K206]" office:value-type="string" office:string-value="gallery_error_noexists               = " calcext:value-type="string">
            <text:p>gallery_error_noexists <text:s text:c="14"/>= </text:p>
          </table:table-cell>
          <table:table-cell table:number-columns-repeated="1023"/>
        </table:table-row>
        <table:table-row table:style-name="ro1">
          <table:table-cell table:formula="of:=[$'Admin ALL'.A207] &amp; [$'Admin ALL'.K207]" office:value-type="string" office:string-value="gallery_delete_confirm               = " calcext:value-type="string">
            <text:p>gallery_delete_confirm <text:s text:c="14"/>= </text:p>
          </table:table-cell>
          <table:table-cell table:number-columns-repeated="1023"/>
        </table:table-row>
        <table:table-row table:style-name="ro1">
          <table:table-cell table:formula="of:=[$'Admin ALL'.A208] &amp; [$'Admin ALL'.K208]" office:value-type="string" office:string-value="gallery_image_size                   = " calcext:value-type="string">
            <text:p>gallery_image_size <text:s text:c="18"/>= </text:p>
          </table:table-cell>
          <table:table-cell table:number-columns-repeated="1023"/>
        </table:table-row>
        <table:table-row table:style-name="ro1">
          <table:table-cell table:formula="of:=[$'Admin ALL'.A209] &amp; [$'Admin ALL'.K209]" office:value-type="string" office:string-value="gallery_preview_size                 = " calcext:value-type="string">
            <text:p>gallery_preview_size <text:s text:c="16"/>= </text:p>
          </table:table-cell>
          <table:table-cell table:number-columns-repeated="1023"/>
        </table:table-row>
        <table:table-row table:style-name="ro1">
          <table:table-cell table:formula="of:=[$'Admin ALL'.A210] &amp; [$'Admin ALL'.K210]" office:value-type="string" office:string-value="gallery_text_subtitle                = " calcext:value-type="string">
            <text:p>gallery_text_subtitle <text:s text:c="15"/>= </text:p>
          </table:table-cell>
          <table:table-cell table:number-columns-repeated="1023"/>
        </table:table-row>
        <table:table-row table:style-name="ro1">
          <table:table-cell table:formula="of:=[$'Admin ALL'.A211] &amp; [$'Admin ALL'.K211]">
            <text:p/>
          </table:table-cell>
          <table:table-cell table:number-columns-repeated="1023"/>
        </table:table-row>
        <table:table-row table:style-name="ro1">
          <table:table-cell table:formula="of:=[$'Admin ALL'.A212] &amp; [$'Admin ALL'.K212]" office:value-type="string" office:string-value="config_button                        = " calcext:value-type="string">
            <text:p>config_button <text:s text:c="23"/>= </text:p>
          </table:table-cell>
          <table:table-cell table:number-columns-repeated="1023"/>
        </table:table-row>
        <table:table-row table:style-name="ro1">
          <table:table-cell table:formula="of:=[$'Admin ALL'.A213] &amp; [$'Admin ALL'.K213]" office:value-type="string" office:string-value="config_text                          = " calcext:value-type="string">
            <text:p>config_text <text:s text:c="25"/>= </text:p>
          </table:table-cell>
          <table:table-cell table:number-columns-repeated="1023"/>
        </table:table-row>
        <table:table-row table:style-name="ro1">
          <table:table-cell table:formula="of:=[$'Admin ALL'.A214] &amp; [$'Admin ALL'.K214]" office:value-type="string" office:string-value="config_text_usesitemap               = " calcext:value-type="string">
            <text:p>config_text_usesitemap <text:s text:c="14"/>= </text:p>
          </table:table-cell>
          <table:table-cell table:number-columns-repeated="1023"/>
        </table:table-row>
        <table:table-row table:style-name="ro1">
          <table:table-cell table:formula="of:=[$'Admin ALL'.A215] &amp; [$'Admin ALL'.K215]" office:value-type="string" office:string-value="config_input_usesitemap              = " calcext:value-type="string">
            <text:p>config_input_usesitemap <text:s text:c="13"/>= </text:p>
          </table:table-cell>
          <table:table-cell table:number-columns-repeated="1023"/>
        </table:table-row>
        <table:table-row table:style-name="ro1">
          <table:table-cell table:formula="of:=[$'Admin ALL'.A216] &amp; [$'Admin ALL'.K216]" office:value-type="string" office:string-value="config_error_language_empty          = " calcext:value-type="string">
            <text:p>config_error_language_empty <text:s text:c="9"/>= </text:p>
          </table:table-cell>
          <table:table-cell table:number-columns-repeated="1023"/>
        </table:table-row>
        <table:table-row table:style-name="ro1">
          <table:table-cell table:formula="of:=[$'Admin ALL'.A217] &amp; [$'Admin ALL'.K217]" office:value-type="string" office:string-value="config_error_languagefile_error      = " calcext:value-type="string">
            <text:p>config_error_languagefile_error <text:s text:c="5"/>= </text:p>
          </table:table-cell>
          <table:table-cell table:number-columns-repeated="1023"/>
        </table:table-row>
        <table:table-row table:style-name="ro1">
          <table:table-cell table:formula="of:=[$'Admin ALL'.A218] &amp; [$'Admin ALL'.K218]" office:value-type="string" office:string-value="config_error_defaultcat_emty         = " calcext:value-type="string">
            <text:p>config_error_defaultcat_emty <text:s text:c="8"/>= </text:p>
          </table:table-cell>
          <table:table-cell table:number-columns-repeated="1023"/>
        </table:table-row>
        <table:table-row table:style-name="ro1">
          <table:table-cell table:formula="of:=[$'Admin ALL'.A219] &amp; [$'Admin ALL'.K219]" office:value-type="string" office:string-value="config_error_defaultcat_existed      = " calcext:value-type="string">
            <text:p>config_error_defaultcat_existed <text:s text:c="5"/>= </text:p>
          </table:table-cell>
          <table:table-cell table:number-columns-repeated="1023"/>
        </table:table-row>
        <table:table-row table:style-name="ro1">
          <table:table-cell table:formula="of:=[$'Admin ALL'.A220] &amp; [$'Admin ALL'.K220]" office:value-type="string" office:string-value="config_error_layouts_emty            = " calcext:value-type="string">
            <text:p>config_error_layouts_emty <text:s text:c="11"/>= </text:p>
          </table:table-cell>
          <table:table-cell table:number-columns-repeated="1023"/>
        </table:table-row>
        <table:table-row table:style-name="ro1">
          <table:table-cell table:formula="of:=[$'Admin ALL'.A221] &amp; [$'Admin ALL'.K221]" office:value-type="string" office:string-value="config_error_layouts_existed         = " calcext:value-type="string">
            <text:p>config_error_layouts_existed <text:s text:c="8"/>= </text:p>
          </table:table-cell>
          <table:table-cell table:number-columns-repeated="1023"/>
        </table:table-row>
        <table:table-row table:style-name="ro1">
          <table:table-cell table:formula="of:=[$'Admin ALL'.A222] &amp; [$'Admin ALL'.K222]" office:value-type="string" office:string-value="config_error_modrewrite              = " calcext:value-type="string">
            <text:p>config_error_modrewrite <text:s text:c="13"/>= </text:p>
          </table:table-cell>
          <table:table-cell table:number-columns-repeated="1023"/>
        </table:table-row>
        <table:table-row table:style-name="ro1">
          <table:table-cell table:formula="of:=[$'Admin ALL'.A223] &amp; [$'Admin ALL'.K223]" office:value-type="string" office:string-value="config_text_websitetitle             = " calcext:value-type="string">
            <text:p>config_text_websitetitle <text:s text:c="12"/>= </text:p>
          </table:table-cell>
          <table:table-cell table:number-columns-repeated="1023"/>
        </table:table-row>
        <table:table-row table:style-name="ro1">
          <table:table-cell table:formula="of:=[$'Admin ALL'.A224] &amp; [$'Admin ALL'.K224]" office:value-type="string" office:string-value="config_text_websitetitlebar          = " calcext:value-type="string">
            <text:p>config_text_websitetitlebar <text:s text:c="9"/>= </text:p>
          </table:table-cell>
          <table:table-cell table:number-columns-repeated="1023"/>
        </table:table-row>
        <table:table-row table:style-name="ro1">
          <table:table-cell table:formula="of:=[$'Admin ALL'.A225] &amp; [$'Admin ALL'.K225]" office:value-type="string" office:string-value="config_text_websitetitleseparator    = " calcext:value-type="string">
            <text:p>config_text_websitetitleseparator <text:s text:c="3"/>= </text:p>
          </table:table-cell>
          <table:table-cell table:number-columns-repeated="1023"/>
        </table:table-row>
        <table:table-row table:style-name="ro1">
          <table:table-cell table:formula="of:=[$'Admin ALL'.A226] &amp; [$'Admin ALL'.K226]" office:value-type="string" office:string-value="config_text_websitedescription       = " calcext:value-type="string">
            <text:p>config_text_websitedescription <text:s text:c="6"/>= </text:p>
          </table:table-cell>
          <table:table-cell table:number-columns-repeated="1023"/>
        </table:table-row>
        <table:table-row table:style-name="ro1">
          <table:table-cell table:formula="of:=[$'Admin ALL'.A227] &amp; [$'Admin ALL'.K227]" office:value-type="string" office:string-value="config_text_websitekeywords          = " calcext:value-type="string">
            <text:p>config_text_websitekeywords <text:s text:c="9"/>= </text:p>
          </table:table-cell>
          <table:table-cell table:number-columns-repeated="1023"/>
        </table:table-row>
        <table:table-row table:style-name="ro1">
          <table:table-cell table:formula="of:=[$'Admin ALL'.A228] &amp; [$'Admin ALL'.K228]" office:value-type="string" office:string-value="config_text_cmslanguage              = " calcext:value-type="string">
            <text:p>config_text_cmslanguage <text:s text:c="13"/>= </text:p>
          </table:table-cell>
          <table:table-cell table:number-columns-repeated="1023"/>
        </table:table-row>
        <table:table-row table:style-name="ro1">
          <table:table-cell table:formula="of:=[$'Admin ALL'.A229] &amp; [$'Admin ALL'.K229]" office:value-type="string" office:string-value="config_input_translator              = " calcext:value-type="string">
            <text:p>config_input_translator <text:s text:c="13"/>= </text:p>
          </table:table-cell>
          <table:table-cell table:number-columns-repeated="1023"/>
        </table:table-row>
        <table:table-row table:style-name="ro1">
          <table:table-cell table:formula="of:=[$'Admin ALL'.A230] &amp; [$'Admin ALL'.K230]" office:value-type="string" office:string-value="config_text_cmslayout                = " calcext:value-type="string">
            <text:p>config_text_cmslayout <text:s text:c="15"/>= </text:p>
          </table:table-cell>
          <table:table-cell table:number-columns-repeated="1023"/>
        </table:table-row>
        <table:table-row table:style-name="ro1">
          <table:table-cell table:formula="of:=[$'Admin ALL'.A231] &amp; [$'Admin ALL'.K231]" office:value-type="string" office:string-value="config_text_defaultcat               = " calcext:value-type="string">
            <text:p>config_text_defaultcat <text:s text:c="14"/>= </text:p>
          </table:table-cell>
          <table:table-cell table:number-columns-repeated="1023"/>
        </table:table-row>
        <table:table-row table:style-name="ro1">
          <table:table-cell table:formula="of:=[$'Admin ALL'.A232] &amp; [$'Admin ALL'.K232]" office:value-type="string" office:string-value="config_text_usesyntax                = " calcext:value-type="string">
            <text:p>config_text_usesyntax <text:s text:c="15"/>= </text:p>
          </table:table-cell>
          <table:table-cell table:number-columns-repeated="1023"/>
        </table:table-row>
        <table:table-row table:style-name="ro1">
          <table:table-cell table:formula="of:=[$'Admin ALL'.A233] &amp; [$'Admin ALL'.K233]" office:value-type="string" office:string-value="config_input_usesyntax               = " calcext:value-type="string">
            <text:p>config_input_usesyntax <text:s text:c="14"/>= </text:p>
          </table:table-cell>
          <table:table-cell table:number-columns-repeated="1023"/>
        </table:table-row>
        <table:table-row table:style-name="ro1">
          <table:table-cell table:formula="of:=[$'Admin ALL'.A234] &amp; [$'Admin ALL'.K234]" office:value-type="string" office:string-value="config_text_replaceemoticons         = " calcext:value-type="string">
            <text:p>config_text_replaceemoticons <text:s text:c="8"/>= </text:p>
          </table:table-cell>
          <table:table-cell table:number-columns-repeated="1023"/>
        </table:table-row>
        <table:table-row table:style-name="ro1">
          <table:table-cell table:formula="of:=[$'Admin ALL'.A235] &amp; [$'Admin ALL'.K235]" office:value-type="string" office:string-value="config_text_usersyntax               = " calcext:value-type="string">
            <text:p>config_text_usersyntax <text:s text:c="14"/>= </text:p>
          </table:table-cell>
          <table:table-cell table:number-columns-repeated="1023"/>
        </table:table-row>
        <table:table-row table:style-name="ro1">
          <table:table-cell table:formula="of:=[$'Admin ALL'.A236] &amp; [$'Admin ALL'.K236]" office:value-type="string" office:string-value="config_input_replaceemoticons        = " calcext:value-type="string">
            <text:p>config_input_replaceemoticons <text:s text:c="7"/>= </text:p>
          </table:table-cell>
          <table:table-cell table:number-columns-repeated="1023"/>
        </table:table-row>
        <table:table-row table:style-name="ro1">
          <table:table-cell table:formula="of:=[$'Admin ALL'.A237] &amp; [$'Admin ALL'.K237]" office:value-type="string" office:string-value="config_text_defaultcolors            = " calcext:value-type="string">
            <text:p>config_text_defaultcolors <text:s text:c="11"/>= </text:p>
          </table:table-cell>
          <table:table-cell table:number-columns-repeated="1023"/>
        </table:table-row>
        <table:table-row table:style-name="ro1">
          <table:table-cell table:formula="of:=[$'Admin ALL'.A238] &amp; [$'Admin ALL'.K238]" office:value-type="string" office:string-value="config_text_showhiddenpages          = " calcext:value-type="string">
            <text:p>config_text_showhiddenpages <text:s text:c="9"/>= </text:p>
          </table:table-cell>
          <table:table-cell table:number-columns-repeated="1023"/>
        </table:table-row>
        <table:table-row table:style-name="ro1">
          <table:table-cell table:formula="of:=[$'Admin ALL'.A239] &amp; [$'Admin ALL'.K239]" office:value-type="string" office:string-value="config_input_search                  = " calcext:value-type="string">
            <text:p>config_input_search <text:s text:c="17"/>= </text:p>
          </table:table-cell>
          <table:table-cell table:number-columns-repeated="1023"/>
        </table:table-row>
        <table:table-row table:style-name="ro1">
          <table:table-cell table:formula="of:=[$'Admin ALL'.A240] &amp; [$'Admin ALL'.K240]" office:value-type="string" office:string-value="config_input_sitemap                 = " calcext:value-type="string">
            <text:p>config_input_sitemap <text:s text:c="16"/>= </text:p>
          </table:table-cell>
          <table:table-cell table:number-columns-repeated="1023"/>
        </table:table-row>
        <table:table-row table:style-name="ro1">
          <table:table-cell table:formula="of:=[$'Admin ALL'.A241] &amp; [$'Admin ALL'.K241]" office:value-type="string" office:string-value="config_input_pagesincmsvariables     = " calcext:value-type="string">
            <text:p>config_input_pagesincmsvariables <text:s text:c="4"/>= </text:p>
          </table:table-cell>
          <table:table-cell table:number-columns-repeated="1023"/>
        </table:table-row>
        <table:table-row table:style-name="ro1">
          <table:table-cell table:formula="of:=[$'Admin ALL'.A242] &amp; [$'Admin ALL'.K242]" office:value-type="string" office:string-value="config_input_pagesasdefaultpage      = " calcext:value-type="string">
            <text:p>config_input_pagesasdefaultpage <text:s text:c="5"/>= </text:p>
          </table:table-cell>
          <table:table-cell table:number-columns-repeated="1023"/>
        </table:table-row>
        <table:table-row table:style-name="ro1">
          <table:table-cell table:formula="of:=[$'Admin ALL'.A243] &amp; [$'Admin ALL'.K243]" office:value-type="string" office:string-value="config_text_target                   = " calcext:value-type="string">
            <text:p>config_text_target <text:s text:c="18"/>= </text:p>
          </table:table-cell>
          <table:table-cell table:number-columns-repeated="1023"/>
        </table:table-row>
        <table:table-row table:style-name="ro1">
          <table:table-cell table:formula="of:=[$'Admin ALL'.A244] &amp; [$'Admin ALL'.K244]" office:value-type="string" office:string-value="config_input_download                = " calcext:value-type="string">
            <text:p>config_input_download <text:s text:c="15"/>= </text:p>
          </table:table-cell>
          <table:table-cell table:number-columns-repeated="1023"/>
        </table:table-row>
        <table:table-row table:style-name="ro1">
          <table:table-cell table:formula="of:=[$'Admin ALL'.A245] &amp; [$'Admin ALL'.K245]" office:value-type="string" office:string-value="config_input_link                    = " calcext:value-type="string">
            <text:p>config_input_link <text:s text:c="19"/>= </text:p>
          </table:table-cell>
          <table:table-cell table:number-columns-repeated="1023"/>
        </table:table-row>
        <table:table-row table:style-name="ro1">
          <table:table-cell table:formula="of:=[$'Admin ALL'.A246] &amp; [$'Admin ALL'.K246]" office:value-type="string" office:string-value="config_text_catnamedpages            = " calcext:value-type="string">
            <text:p>config_text_catnamedpages <text:s text:c="11"/>= </text:p>
          </table:table-cell>
          <table:table-cell table:number-columns-repeated="1023"/>
        </table:table-row>
        <table:table-row table:style-name="ro1">
          <table:table-cell table:formula="of:=[$'Admin ALL'.A247] &amp; [$'Admin ALL'.K247]" office:value-type="string" office:string-value="config_input_catnamedpages           = " calcext:value-type="string">
            <text:p>config_input_catnamedpages <text:s text:c="10"/>= </text:p>
          </table:table-cell>
          <table:table-cell table:number-columns-repeated="1023"/>
        </table:table-row>
        <table:table-row table:style-name="ro1">
          <table:table-cell table:formula="of:=[$'Admin ALL'.A248] &amp; [$'Admin ALL'.K248]" office:value-type="string" office:string-value="config_text_modrewrite               = " calcext:value-type="string">
            <text:p>config_text_modrewrite <text:s text:c="14"/>= </text:p>
          </table:table-cell>
          <table:table-cell table:number-columns-repeated="1023"/>
        </table:table-row>
        <table:table-row table:style-name="ro1">
          <table:table-cell table:formula="of:=[$'Admin ALL'.A249] &amp; [$'Admin ALL'.K249]" office:value-type="string" office:string-value="config_input_modrewrite              = " calcext:value-type="string">
            <text:p>config_input_modrewrite <text:s text:c="13"/>= </text:p>
          </table:table-cell>
          <table:table-cell table:number-columns-repeated="1023"/>
        </table:table-row>
        <table:table-row table:style-name="ro1">
          <table:table-cell table:formula="of:=[$'Admin ALL'.A250] &amp; [$'Admin ALL'.K250]" office:value-type="string" office:string-value="config_text_showsyntaxtooltips       = " calcext:value-type="string">
            <text:p>config_text_showsyntaxtooltips <text:s text:c="6"/>= </text:p>
          </table:table-cell>
          <table:table-cell table:number-columns-repeated="1023"/>
        </table:table-row>
        <table:table-row table:style-name="ro1">
          <table:table-cell table:formula="of:=[$'Admin ALL'.A251] &amp; [$'Admin ALL'.K251]" office:value-type="string" office:string-value="config_input_showsyntaxtooltips      = " calcext:value-type="string">
            <text:p>config_input_showsyntaxtooltips <text:s text:c="5"/>= </text:p>
          </table:table-cell>
          <table:table-cell table:number-columns-repeated="1023"/>
        </table:table-row>
        <table:table-row table:style-name="ro1">
          <table:table-cell table:formula="of:=[$'Admin ALL'.A252] &amp; [$'Admin ALL'.K252]" office:value-type="string" office:string-value="config_titel_cmsglobal               = " calcext:value-type="string">
            <text:p>config_titel_cmsglobal <text:s text:c="14"/>= </text:p>
          </table:table-cell>
          <table:table-cell table:number-columns-repeated="1023"/>
        </table:table-row>
        <table:table-row table:style-name="ro1">
          <table:table-cell table:formula="of:=[$'Admin ALL'.A253] &amp; [$'Admin ALL'.K253]" office:value-type="string" office:string-value="config_titel_cmssyntax               = " calcext:value-type="string">
            <text:p>config_titel_cmssyntax <text:s text:c="14"/>= </text:p>
          </table:table-cell>
          <table:table-cell table:number-columns-repeated="1023"/>
        </table:table-row>
        <table:table-row table:style-name="ro1">
          <table:table-cell table:formula="of:=[$'Admin ALL'.A254] &amp; [$'Admin ALL'.K254]" office:value-type="string" office:string-value="config_titel_expert                  = " calcext:value-type="string">
            <text:p>config_titel_expert <text:s text:c="17"/>= </text:p>
          </table:table-cell>
          <table:table-cell table:number-columns-repeated="1023"/>
        </table:table-row>
        <table:table-row table:style-name="ro1">
          <table:table-cell table:formula="of:=[$'Admin ALL'.A255] &amp; [$'Admin ALL'.K255]" office:value-type="string" office:string-value="config_titel_usersyntax_test         = " calcext:value-type="string">
            <text:p>config_titel_usersyntax_test <text:s text:c="8"/>= </text:p>
          </table:table-cell>
          <table:table-cell table:number-columns-repeated="1023"/>
        </table:table-row>
        <table:table-row table:style-name="ro1">
          <table:table-cell table:formula="of:=[$'Admin ALL'.A256] &amp; [$'Admin ALL'.K256]" office:value-type="string" office:string-value="config_input_draftmode               = " calcext:value-type="string">
            <text:p>config_input_draftmode <text:s text:c="14"/>= </text:p>
          </table:table-cell>
          <table:table-cell table:number-columns-repeated="1023"/>
        </table:table-row>
        <table:table-row table:style-name="ro1">
          <table:table-cell table:formula="of:=[$'Admin ALL'.A257] &amp; [$'Admin ALL'.K257]" office:value-type="string" office:string-value="config_text_draftmode                = " calcext:value-type="string">
            <text:p>config_text_draftmode <text:s text:c="15"/>= </text:p>
          </table:table-cell>
          <table:table-cell table:number-columns-repeated="1023"/>
        </table:table-row>
        <table:table-row table:style-name="ro1">
          <table:table-cell table:formula="of:=[$'Admin ALL'.A258] &amp; [$'Admin ALL'.K258]" office:value-type="string" office:string-value="config_input_draftlayout             = " calcext:value-type="string">
            <text:p>config_input_draftlayout <text:s text:c="12"/>= </text:p>
          </table:table-cell>
          <table:table-cell table:number-columns-repeated="1023"/>
        </table:table-row>
        <table:table-row table:style-name="ro1">
          <table:table-cell table:formula="of:=[$'Admin ALL'.A259] &amp; [$'Admin ALL'.K259]">
            <text:p/>
          </table:table-cell>
          <table:table-cell table:number-columns-repeated="1023"/>
        </table:table-row>
        <table:table-row table:style-name="ro1">
          <table:table-cell table:formula="of:=[$'Admin ALL'.A260] &amp; [$'Admin ALL'.K260]" office:value-type="string" office:string-value="admin_button                         = moziloAdmin" calcext:value-type="string">
            <text:p>admin_button <text:s text:c="24"/>= moziloAdmin</text:p>
          </table:table-cell>
          <table:table-cell table:number-columns-repeated="1023"/>
        </table:table-row>
        <table:table-row table:style-name="ro1">
          <table:table-cell table:formula="of:=[$'Admin ALL'.A261] &amp; [$'Admin ALL'.K261]" office:value-type="string" office:string-value="admin_text                           = " calcext:value-type="string">
            <text:p>admin_text <text:s text:c="26"/>= </text:p>
          </table:table-cell>
          <table:table-cell table:number-columns-repeated="1023"/>
        </table:table-row>
        <table:table-row table:style-name="ro1">
          <table:table-cell table:formula="of:=[$'Admin ALL'.A262] &amp; [$'Admin ALL'.K262]" office:value-type="string" office:string-value="admin_error_nodigit_tolong           = " calcext:value-type="string">
            <text:p>admin_error_nodigit_tolong <text:s text:c="10"/>= </text:p>
          </table:table-cell>
          <table:table-cell table:number-columns-repeated="1023"/>
        </table:table-row>
        <table:table-row table:style-name="ro1">
          <table:table-cell table:formula="of:=[$'Admin ALL'.A263] &amp; [$'Admin ALL'.K263]" office:value-type="string" office:string-value="admin_error_adminmail                = " calcext:value-type="string">
            <text:p>admin_error_adminmail <text:s text:c="15"/>= </text:p>
          </table:table-cell>
          <table:table-cell table:number-columns-repeated="1023"/>
        </table:table-row>
        <table:table-row table:style-name="ro1">
          <table:table-cell table:formula="of:=[$'Admin ALL'.A264] &amp; [$'Admin ALL'.K264]" office:value-type="string" office:string-value="admin_error_chmodnewfilesatts        = " calcext:value-type="string">
            <text:p>admin_error_chmodnewfilesatts <text:s text:c="7"/>= </text:p>
          </table:table-cell>
          <table:table-cell table:number-columns-repeated="1023"/>
        </table:table-row>
        <table:table-row table:style-name="ro1">
          <table:table-cell table:formula="of:=[$'Admin ALL'.A265] &amp; [$'Admin ALL'.K265]" office:value-type="string" office:string-value="admin_error_backupmsgintervall       = " calcext:value-type="string">
            <text:p>admin_error_backupmsgintervall <text:s text:c="6"/>= </text:p>
          </table:table-cell>
          <table:table-cell table:number-columns-repeated="1023"/>
        </table:table-row>
        <table:table-row table:style-name="ro1">
          <table:table-cell table:formula="of:=[$'Admin ALL'.A266] &amp; [$'Admin ALL'.K266]" office:value-type="string" office:string-value="admin_text_adminmail                 = " calcext:value-type="string">
            <text:p>admin_text_adminmail <text:s text:c="16"/>= </text:p>
          </table:table-cell>
          <table:table-cell table:number-columns-repeated="1023"/>
        </table:table-row>
        <table:table-row table:style-name="ro1">
          <table:table-cell table:formula="of:=[$'Admin ALL'.A267] &amp; [$'Admin ALL'.K267]" office:value-type="string" office:string-value="admin_text_backup                    = " calcext:value-type="string">
            <text:p>admin_text_backup <text:s text:c="19"/>= </text:p>
          </table:table-cell>
          <table:table-cell table:number-columns-repeated="1023"/>
        </table:table-row>
        <table:table-row table:style-name="ro1">
          <table:table-cell table:formula="of:=[$'Admin ALL'.A268] &amp; [$'Admin ALL'.K268]" office:value-type="string" office:string-value="admin_text_get_backup                = " calcext:value-type="string">
            <text:p>admin_text_get_backup <text:s text:c="15"/>= </text:p>
          </table:table-cell>
          <table:table-cell table:number-columns-repeated="1023"/>
        </table:table-row>
        <table:table-row table:style-name="ro1">
          <table:table-cell table:formula="of:=[$'Admin ALL'.A269] &amp; [$'Admin ALL'.K269]" office:value-type="string" office:string-value="admin_button_get_backup              = " calcext:value-type="string">
            <text:p>admin_button_get_backup <text:s text:c="13"/>= </text:p>
          </table:table-cell>
          <table:table-cell table:number-columns-repeated="1023"/>
        </table:table-row>
        <table:table-row table:style-name="ro1">
          <table:table-cell table:formula="of:=[$'Admin ALL'.A270] &amp; [$'Admin ALL'.K270]" office:value-type="string" office:string-value="admin_button_include_cms             = " calcext:value-type="string">
            <text:p>admin_button_include_cms <text:s text:c="12"/>= </text:p>
          </table:table-cell>
          <table:table-cell table:number-columns-repeated="1023"/>
        </table:table-row>
        <table:table-row table:style-name="ro1">
          <table:table-cell table:formula="of:=[$'Admin ALL'.A271] &amp; [$'Admin ALL'.K271]" office:value-type="string" office:string-value="admin_button_include_catpage         = " calcext:value-type="string">
            <text:p>admin_button_include_catpage <text:s text:c="8"/>= </text:p>
          </table:table-cell>
          <table:table-cell table:number-columns-repeated="1023"/>
        </table:table-row>
        <table:table-row table:style-name="ro1">
          <table:table-cell table:formula="of:=[$'Admin ALL'.A272] &amp; [$'Admin ALL'.K272]" office:value-type="string" office:string-value="admin_button_include_gallery         = " calcext:value-type="string">
            <text:p>admin_button_include_gallery <text:s text:c="8"/>= </text:p>
          </table:table-cell>
          <table:table-cell table:number-columns-repeated="1023"/>
        </table:table-row>
        <table:table-row table:style-name="ro1">
          <table:table-cell table:formula="of:=[$'Admin ALL'.A273] &amp; [$'Admin ALL'.K273]" office:value-type="string" office:string-value="admin_button_include_layouts         = " calcext:value-type="string">
            <text:p>admin_button_include_layouts <text:s text:c="8"/>= </text:p>
          </table:table-cell>
          <table:table-cell table:number-columns-repeated="1023"/>
        </table:table-row>
        <table:table-row table:style-name="ro1">
          <table:table-cell table:formula="of:=[$'Admin ALL'.A274] &amp; [$'Admin ALL'.K274]" office:value-type="string" office:string-value="admin_button_include_plugins         = " calcext:value-type="string">
            <text:p>admin_button_include_plugins <text:s text:c="8"/>= </text:p>
          </table:table-cell>
          <table:table-cell table:number-columns-repeated="1023"/>
        </table:table-row>
        <table:table-row table:style-name="ro1">
          <table:table-cell table:formula="of:=[$'Admin ALL'.A275] &amp; [$'Admin ALL'.K275]" office:value-type="string" office:string-value="admin_button_include_docu            = " calcext:value-type="string">
            <text:p>admin_button_include_docu <text:s text:c="11"/>= </text:p>
          </table:table-cell>
          <table:table-cell table:number-columns-repeated="1023"/>
        </table:table-row>
        <table:table-row table:style-name="ro1">
          <table:table-cell table:formula="of:=[$'Admin ALL'.A276] &amp; [$'Admin ALL'.K276]" office:value-type="string" office:string-value="admin_error_no_backups_select        = " calcext:value-type="string">
            <text:p>admin_error_no_backups_select <text:s text:c="7"/>= </text:p>
          </table:table-cell>
          <table:table-cell table:number-columns-repeated="1023"/>
        </table:table-row>
        <table:table-row table:style-name="ro1">
          <table:table-cell table:formula="of:=[$'Admin ALL'.A277] &amp; [$'Admin ALL'.K277]" office:value-type="string" office:string-value="admin_text_chmodnewfiles             = " calcext:value-type="string">
            <text:p>admin_text_chmodnewfiles <text:s text:c="12"/>= </text:p>
          </table:table-cell>
          <table:table-cell table:number-columns-repeated="1023"/>
        </table:table-row>
        <table:table-row table:style-name="ro1">
          <table:table-cell table:formula="of:=[$'Admin ALL'.A278] &amp; [$'Admin ALL'.K278]" office:value-type="string" office:string-value="admin_text_uploadfilter              = " calcext:value-type="string">
            <text:p>admin_text_uploadfilter <text:s text:c="13"/>= </text:p>
          </table:table-cell>
          <table:table-cell table:number-columns-repeated="1023"/>
        </table:table-row>
        <table:table-row table:style-name="ro1">
          <table:table-cell table:formula="of:=[$'Admin ALL'.A279] &amp; [$'Admin ALL'.K279]" office:value-type="string" office:string-value="admin_input_translator               = " calcext:value-type="string">
            <text:p>admin_input_translator <text:s text:c="14"/>= </text:p>
          </table:table-cell>
          <table:table-cell table:number-columns-repeated="1023"/>
        </table:table-row>
        <table:table-row table:style-name="ro1">
          <table:table-cell table:formula="of:=[$'Admin ALL'.A280] &amp; [$'Admin ALL'.K280]" office:value-type="string" office:string-value="admin_input_language                 = " calcext:value-type="string">
            <text:p>admin_input_language <text:s text:c="16"/>= </text:p>
          </table:table-cell>
          <table:table-cell table:number-columns-repeated="1023"/>
        </table:table-row>
        <table:table-row table:style-name="ro1">
          <table:table-cell table:formula="of:=[$'Admin ALL'.A281] &amp; [$'Admin ALL'.K281]" office:value-type="string" office:string-value="admin_input_chmodupdate              = " calcext:value-type="string">
            <text:p>admin_input_chmodupdate <text:s text:c="13"/>= </text:p>
          </table:table-cell>
          <table:table-cell table:number-columns-repeated="1023"/>
        </table:table-row>
        <table:table-row table:style-name="ro1">
          <table:table-cell table:formula="of:=[$'Admin ALL'.A282] &amp; [$'Admin ALL'.K282]" office:value-type="string" office:string-value="admin_messages_backup                = " calcext:value-type="string">
            <text:p>admin_messages_backup <text:s text:c="15"/>= </text:p>
          </table:table-cell>
          <table:table-cell table:number-columns-repeated="1023"/>
        </table:table-row>
        <table:table-row table:style-name="ro1">
          <table:table-cell table:formula="of:=[$'Admin ALL'.A283] &amp; [$'Admin ALL'.K283]" office:value-type="string" office:string-value="admin_messages_change_language       = " calcext:value-type="string">
            <text:p>admin_messages_change_language <text:s text:c="6"/>= </text:p>
          </table:table-cell>
          <table:table-cell table:number-columns-repeated="1023"/>
        </table:table-row>
        <table:table-row table:style-name="ro1">
          <table:table-cell table:formula="of:=[$'Admin ALL'.A284] &amp; [$'Admin ALL'.K284]" office:value-type="string" office:string-value="admin_messages_change_password       = " calcext:value-type="string">
            <text:p>admin_messages_change_password <text:s text:c="6"/>= </text:p>
          </table:table-cell>
          <table:table-cell table:number-columns-repeated="1023"/>
        </table:table-row>
        <table:table-row table:style-name="ro1">
          <table:table-cell table:formula="of:=[$'Admin ALL'.A285] &amp; [$'Admin ALL'.K285]" office:value-type="string" office:string-value="admin_messages_del_user              = " calcext:value-type="string">
            <text:p>admin_messages_del_user <text:s text:c="13"/>= </text:p>
          </table:table-cell>
          <table:table-cell table:number-columns-repeated="1023"/>
        </table:table-row>
        <table:table-row table:style-name="ro1">
          <table:table-cell table:formula="of:=[$'Admin ALL'.A286] &amp; [$'Admin ALL'.K286]" office:value-type="string" office:string-value="admin_error_language_empty           = " calcext:value-type="string">
            <text:p>admin_error_language_empty <text:s text:c="10"/>= </text:p>
          </table:table-cell>
          <table:table-cell table:number-columns-repeated="1023"/>
        </table:table-row>
        <table:table-row table:style-name="ro1">
          <table:table-cell table:formula="of:=[$'Admin ALL'.A287] &amp; [$'Admin ALL'.K287]" office:value-type="string" office:string-value="admin_error_languagefile_error       = " calcext:value-type="string">
            <text:p>admin_error_languagefile_error <text:s text:c="6"/>= </text:p>
          </table:table-cell>
          <table:table-cell table:number-columns-repeated="1023"/>
        </table:table-row>
        <table:table-row table:style-name="ro1">
          <table:table-cell table:formula="of:=[$'Admin ALL'.A288] &amp; [$'Admin ALL'.K288]" office:value-type="string" office:string-value="admin_button_del_user                = " calcext:value-type="string">
            <text:p>admin_button_del_user <text:s text:c="15"/>= </text:p>
          </table:table-cell>
          <table:table-cell table:number-columns-repeated="1023"/>
        </table:table-row>
        <table:table-row table:style-name="ro1">
          <table:table-cell table:formula="of:=[$'Admin ALL'.A289] &amp; [$'Admin ALL'.K289]" office:value-type="string" office:string-value="admin_noroot_admin                   = " calcext:value-type="string">
            <text:p>admin_noroot_admin <text:s text:c="18"/>= </text:p>
          </table:table-cell>
          <table:table-cell table:number-columns-repeated="1023"/>
        </table:table-row>
        <table:table-row table:style-name="ro1">
          <table:table-cell table:formula="of:=[$'Admin ALL'.A290] &amp; [$'Admin ALL'.K290]" office:value-type="string" office:string-value="admin_noroot_config                  = " calcext:value-type="string">
            <text:p>admin_noroot_config <text:s text:c="17"/>= </text:p>
          </table:table-cell>
          <table:table-cell table:number-columns-repeated="1023"/>
        </table:table-row>
        <table:table-row table:style-name="ro1">
          <table:table-cell table:formula="of:=[$'Admin ALL'.A291] &amp; [$'Admin ALL'.K291]" office:value-type="string" office:string-value="admin_noroot_tabs                    = " calcext:value-type="string">
            <text:p>admin_noroot_tabs <text:s text:c="19"/>= </text:p>
          </table:table-cell>
          <table:table-cell table:number-columns-repeated="1023"/>
        </table:table-row>
        <table:table-row table:style-name="ro1">
          <table:table-cell table:formula="of:=[$'Admin ALL'.A292] &amp; [$'Admin ALL'.K292]" office:value-type="string" office:string-value="admin_noroot_plugins                 = " calcext:value-type="string">
            <text:p>admin_noroot_plugins <text:s text:c="16"/>= </text:p>
          </table:table-cell>
          <table:table-cell table:number-columns-repeated="1023"/>
        </table:table-row>
        <table:table-row table:style-name="ro1">
          <table:table-cell table:formula="of:=[$'Admin ALL'.A293] &amp; [$'Admin ALL'.K293]" office:value-type="string" office:string-value="admin_noroot_template                = " calcext:value-type="string">
            <text:p>admin_noroot_template <text:s text:c="15"/>= </text:p>
          </table:table-cell>
          <table:table-cell table:number-columns-repeated="1023"/>
        </table:table-row>
        <table:table-row table:style-name="ro1">
          <table:table-cell table:formula="of:=[$'Admin ALL'.A294] &amp; [$'Admin ALL'.K294]" office:value-type="string" office:string-value="admin_noroot_text                    = " calcext:value-type="string">
            <text:p>admin_noroot_text <text:s text:c="19"/>= </text:p>
          </table:table-cell>
          <table:table-cell table:number-columns-repeated="1023"/>
        </table:table-row>
        <table:table-row table:style-name="ro1">
          <table:table-cell table:formula="of:=[$'Admin ALL'.A295] &amp; [$'Admin ALL'.K295]" office:value-type="string" office:string-value="admin_messages_chmod                 = " calcext:value-type="string">
            <text:p>admin_messages_chmod <text:s text:c="16"/>= </text:p>
          </table:table-cell>
          <table:table-cell table:number-columns-repeated="1023"/>
        </table:table-row>
        <table:table-row table:style-name="ro1">
          <table:table-cell table:formula="of:=[$'Admin ALL'.A296] &amp; [$'Admin ALL'.K296]">
            <text:p/>
          </table:table-cell>
          <table:table-cell table:number-columns-repeated="1023"/>
        </table:table-row>
        <table:table-row table:style-name="ro1">
          <table:table-cell table:formula="of:=[$'Admin ALL'.A297] &amp; [$'Admin ALL'.K297]" office:value-type="string" office:string-value="admin_user_select_websitetitle       = " calcext:value-type="string">
            <text:p>admin_user_select_websitetitle <text:s text:c="6"/>= </text:p>
          </table:table-cell>
          <table:table-cell table:number-columns-repeated="1023"/>
        </table:table-row>
        <table:table-row table:style-name="ro1">
          <table:table-cell table:formula="of:=[$'Admin ALL'.A298] &amp; [$'Admin ALL'.K298]" office:value-type="string" office:string-value="admin_user_select_websitedescription = " calcext:value-type="string">
            <text:p>admin_user_select_websitedescription = </text:p>
          </table:table-cell>
          <table:table-cell table:number-columns-repeated="1023"/>
        </table:table-row>
        <table:table-row table:style-name="ro1">
          <table:table-cell table:formula="of:=[$'Admin ALL'.A299] &amp; [$'Admin ALL'.K299]" office:value-type="string" office:string-value="admin_user_select_cmslanguage        = " calcext:value-type="string">
            <text:p>admin_user_select_cmslanguage <text:s text:c="7"/>= </text:p>
          </table:table-cell>
          <table:table-cell table:number-columns-repeated="1023"/>
        </table:table-row>
        <table:table-row table:style-name="ro1">
          <table:table-cell table:formula="of:=[$'Admin ALL'.A300] &amp; [$'Admin ALL'.K300]" office:value-type="string" office:string-value="admin_user_select_defaultcat         = " calcext:value-type="string">
            <text:p>admin_user_select_defaultcat <text:s text:c="8"/>= </text:p>
          </table:table-cell>
          <table:table-cell table:number-columns-repeated="1023"/>
        </table:table-row>
        <table:table-row table:style-name="ro1">
          <table:table-cell table:formula="of:=[$'Admin ALL'.A301] &amp; [$'Admin ALL'.K301]" office:value-type="string" office:string-value="admin_user_select_draftmode          = " calcext:value-type="string">
            <text:p>admin_user_select_draftmode <text:s text:c="9"/>= </text:p>
          </table:table-cell>
          <table:table-cell table:number-columns-repeated="1023"/>
        </table:table-row>
        <table:table-row table:style-name="ro1">
          <table:table-cell table:formula="of:=[$'Admin ALL'.A302] &amp; [$'Admin ALL'.K302]" office:value-type="string" office:string-value="admin_user_select_usesitemap         = " calcext:value-type="string">
            <text:p>admin_user_select_usesitemap <text:s text:c="8"/>= </text:p>
          </table:table-cell>
          <table:table-cell table:number-columns-repeated="1023"/>
        </table:table-row>
        <table:table-row table:style-name="ro1">
          <table:table-cell table:formula="of:=[$'Admin ALL'.A303] &amp; [$'Admin ALL'.K303]" office:value-type="string" office:string-value="admin_user_select_usecmssyntax       = " calcext:value-type="string">
            <text:p>admin_user_select_usecmssyntax <text:s text:c="6"/>= </text:p>
          </table:table-cell>
          <table:table-cell table:number-columns-repeated="1023"/>
        </table:table-row>
        <table:table-row table:style-name="ro1">
          <table:table-cell table:formula="of:=[$'Admin ALL'.A304] &amp; [$'Admin ALL'.K304]" office:value-type="string" office:string-value="admin_user_select_editusersyntax     = " calcext:value-type="string">
            <text:p>admin_user_select_editusersyntax <text:s text:c="4"/>= </text:p>
          </table:table-cell>
          <table:table-cell table:number-columns-repeated="1023"/>
        </table:table-row>
        <table:table-row table:style-name="ro1">
          <table:table-cell table:formula="of:=[$'Admin ALL'.A305] &amp; [$'Admin ALL'.K305]" office:value-type="string" office:string-value="admin_user_select_replaceemoticons   = " calcext:value-type="string">
            <text:p>admin_user_select_replaceemoticons <text:s text:c="2"/>= </text:p>
          </table:table-cell>
          <table:table-cell table:number-columns-repeated="1023"/>
        </table:table-row>
        <table:table-row table:style-name="ro1">
          <table:table-cell table:formula="of:=[$'Admin ALL'.A306] &amp; [$'Admin ALL'.K306]" office:value-type="string" office:string-value="admin_user_select_defaultcolors      = " calcext:value-type="string">
            <text:p>admin_user_select_defaultcolors <text:s text:c="5"/>= </text:p>
          </table:table-cell>
          <table:table-cell table:number-columns-repeated="1023"/>
        </table:table-row>
        <table:table-row table:style-name="ro1">
          <table:table-cell table:formula="of:=[$'Admin ALL'.A307] &amp; [$'Admin ALL'.K307]" office:value-type="string" office:string-value="admin_user_select_hiddenpages        = " calcext:value-type="string">
            <text:p>admin_user_select_hiddenpages <text:s text:c="7"/>= </text:p>
          </table:table-cell>
          <table:table-cell table:number-columns-repeated="1023"/>
        </table:table-row>
        <table:table-row table:style-name="ro1">
          <table:table-cell table:formula="of:=[$'Admin ALL'.A308] &amp; [$'Admin ALL'.K308]" office:value-type="string" office:string-value="admin_user_select_targetblank        = " calcext:value-type="string">
            <text:p>admin_user_select_targetblank <text:s text:c="7"/>= </text:p>
          </table:table-cell>
          <table:table-cell table:number-columns-repeated="1023"/>
        </table:table-row>
        <table:table-row table:style-name="ro1">
          <table:table-cell table:formula="of:=[$'Admin ALL'.A309] &amp; [$'Admin ALL'.K309]" office:value-type="string" office:string-value="admin_user_select_hidecatnamedpages  = " calcext:value-type="string">
            <text:p>admin_user_select_hidecatnamedpages <text:s/>= </text:p>
          </table:table-cell>
          <table:table-cell table:number-columns-repeated="1023"/>
        </table:table-row>
        <table:table-row table:style-name="ro1">
          <table:table-cell table:formula="of:=[$'Admin ALL'.A310] &amp; [$'Admin ALL'.K310]" office:value-type="string" office:string-value="admin_user_select_modrewrite         = " calcext:value-type="string">
            <text:p>admin_user_select_modrewrite <text:s text:c="8"/>= </text:p>
          </table:table-cell>
          <table:table-cell table:number-columns-repeated="1023"/>
        </table:table-row>
        <table:table-row table:style-name="ro1">
          <table:table-cell table:formula="of:=[$'Admin ALL'.A311] &amp; [$'Admin ALL'.K311]" office:value-type="string" office:string-value="admin_user_select_showsyntaxtooltips = " calcext:value-type="string">
            <text:p>admin_user_select_showsyntaxtooltips = </text:p>
          </table:table-cell>
          <table:table-cell table:number-columns-repeated="1023"/>
        </table:table-row>
        <table:table-row table:style-name="ro1">
          <table:table-cell table:formula="of:=[$'Admin ALL'.A312] &amp; [$'Admin ALL'.K312]">
            <text:p/>
          </table:table-cell>
          <table:table-cell table:number-columns-repeated="1023"/>
        </table:table-row>
        <table:table-row table:style-name="ro1">
          <table:table-cell table:formula="of:=[$'Admin ALL'.A313] &amp; [$'Admin ALL'.K313]" office:value-type="string" office:string-value="admin_user_select_language           = " calcext:value-type="string">
            <text:p>admin_user_select_language <text:s text:c="10"/>= </text:p>
          </table:table-cell>
          <table:table-cell table:number-columns-repeated="1023"/>
        </table:table-row>
        <table:table-row table:style-name="ro1">
          <table:table-cell table:formula="of:=[$'Admin ALL'.A314] &amp; [$'Admin ALL'.K314]" office:value-type="string" office:string-value="admin_user_select_adminmail          = " calcext:value-type="string">
            <text:p>admin_user_select_adminmail <text:s text:c="9"/>= </text:p>
          </table:table-cell>
          <table:table-cell table:number-columns-repeated="1023"/>
        </table:table-row>
        <table:table-row table:style-name="ro1">
          <table:table-cell table:formula="of:=[$'Admin ALL'.A315] &amp; [$'Admin ALL'.K315]" office:value-type="string" office:string-value="admin_user_select_backupmsgintervall = " calcext:value-type="string">
            <text:p>admin_user_select_backupmsgintervall = </text:p>
          </table:table-cell>
          <table:table-cell table:number-columns-repeated="1023"/>
        </table:table-row>
        <table:table-row table:style-name="ro1">
          <table:table-cell table:formula="of:=[$'Admin ALL'.A316] &amp; [$'Admin ALL'.K316]" office:value-type="string" office:string-value="admin_user_select_getbackup          = " calcext:value-type="string">
            <text:p>admin_user_select_getbackup <text:s text:c="9"/>= </text:p>
          </table:table-cell>
          <table:table-cell table:number-columns-repeated="1023"/>
        </table:table-row>
        <table:table-row table:style-name="ro1">
          <table:table-cell table:formula="of:=[$'Admin ALL'.A317] &amp; [$'Admin ALL'.K317]" office:value-type="string" office:string-value="admin_user_select_chmodnewfilesatts  = " calcext:value-type="string">
            <text:p>admin_user_select_chmodnewfilesatts <text:s/>= </text:p>
          </table:table-cell>
          <table:table-cell table:number-columns-repeated="1023"/>
        </table:table-row>
        <table:table-row table:style-name="ro1">
          <table:table-cell table:formula="of:=[$'Admin ALL'.A318] &amp; [$'Admin ALL'.K318]" office:value-type="string" office:string-value="admin_user_select_noupload           = " calcext:value-type="string">
            <text:p>admin_user_select_noupload <text:s text:c="10"/>= </text:p>
          </table:table-cell>
          <table:table-cell table:number-columns-repeated="1023"/>
        </table:table-row>
        <table:table-row table:style-name="ro1">
          <table:table-cell table:formula="of:=[$'Admin ALL'.A319] &amp; [$'Admin ALL'.K319]" office:value-type="string" office:string-value="admin_user_select_userpassword       = " calcext:value-type="string">
            <text:p>admin_user_select_userpassword <text:s text:c="6"/>= </text:p>
          </table:table-cell>
          <table:table-cell table:number-columns-repeated="1023"/>
        </table:table-row>
        <table:table-row table:style-name="ro1">
          <table:table-cell table:formula="of:=[$'Admin ALL'.A320] &amp; [$'Admin ALL'.K320]">
            <text:p/>
          </table:table-cell>
          <table:table-cell table:number-columns-repeated="1023"/>
        </table:table-row>
        <table:table-row table:style-name="ro1">
          <table:table-cell table:formula="of:=[$'Admin ALL'.A321] &amp; [$'Admin ALL'.K321]" office:value-type="string" office:string-value="pw_help                              = " calcext:value-type="string">
            <text:p>pw_help <text:s text:c="29"/>= </text:p>
          </table:table-cell>
          <table:table-cell table:number-columns-repeated="1023"/>
        </table:table-row>
        <table:table-row table:style-name="ro1">
          <table:table-cell table:formula="of:=[$'Admin ALL'.A322] &amp; [$'Admin ALL'.K322]" office:value-type="string" office:string-value="pw_text_login                        = " calcext:value-type="string">
            <text:p>pw_text_login <text:s text:c="23"/>= </text:p>
          </table:table-cell>
          <table:table-cell table:number-columns-repeated="1023"/>
        </table:table-row>
        <table:table-row table:style-name="ro1">
          <table:table-cell table:formula="of:=[$'Admin ALL'.A323] &amp; [$'Admin ALL'.K323]" office:value-type="string" office:string-value="userpw_text_login                    = " calcext:value-type="string">
            <text:p>userpw_text_login <text:s text:c="19"/>= </text:p>
          </table:table-cell>
          <table:table-cell table:number-columns-repeated="1023"/>
        </table:table-row>
        <table:table-row table:style-name="ro1">
          <table:table-cell table:formula="of:=[$'Admin ALL'.A324] &amp; [$'Admin ALL'.K324]" office:value-type="string" office:string-value="pw_error_missingvalues               = " calcext:value-type="string">
            <text:p>pw_error_missingvalues <text:s text:c="14"/>= </text:p>
          </table:table-cell>
          <table:table-cell table:number-columns-repeated="1023"/>
        </table:table-row>
        <table:table-row table:style-name="ro1">
          <table:table-cell table:formula="of:=[$'Admin ALL'.A325] &amp; [$'Admin ALL'.K325]" office:value-type="string" office:string-value="pw_error_newpwerror                  = " calcext:value-type="string">
            <text:p>pw_error_newpwerror <text:s text:c="17"/>= </text:p>
          </table:table-cell>
          <table:table-cell table:number-columns-repeated="1023"/>
        </table:table-row>
        <table:table-row table:style-name="ro1">
          <table:table-cell table:formula="of:=[$'Admin ALL'.A326] &amp; [$'Admin ALL'.K326]" office:value-type="string" office:string-value="pw_error_newpwmismatch               = " calcext:value-type="string">
            <text:p>pw_error_newpwmismatch <text:s text:c="14"/>= </text:p>
          </table:table-cell>
          <table:table-cell table:number-columns-repeated="1023"/>
        </table:table-row>
        <table:table-row table:style-name="ro1">
          <table:table-cell table:formula="of:=[$'Admin ALL'.A327] &amp; [$'Admin ALL'.K327]" office:value-type="string" office:string-value="pw_error_tooshortname                = " calcext:value-type="string">
            <text:p>pw_error_tooshortname <text:s text:c="15"/>= </text:p>
          </table:table-cell>
          <table:table-cell table:number-columns-repeated="1023"/>
        </table:table-row>
        <table:table-row table:style-name="ro1">
          <table:table-cell table:formula="of:=[$'Admin ALL'.A328] &amp; [$'Admin ALL'.K328]" office:value-type="string" office:string-value="pw_titel_newname                     = " calcext:value-type="string">
            <text:p>pw_titel_newname <text:s text:c="20"/>= </text:p>
          </table:table-cell>
          <table:table-cell table:number-columns-repeated="1023"/>
        </table:table-row>
        <table:table-row table:style-name="ro1">
          <table:table-cell table:formula="of:=[$'Admin ALL'.A329] &amp; [$'Admin ALL'.K329]" office:value-type="string" office:string-value="pw_titel_newpw                       = " calcext:value-type="string">
            <text:p>pw_titel_newpw <text:s text:c="22"/>= </text:p>
          </table:table-cell>
          <table:table-cell table:number-columns-repeated="1023"/>
        </table:table-row>
        <table:table-row table:style-name="ro1">
          <table:table-cell table:formula="of:=[$'Admin ALL'.A330] &amp; [$'Admin ALL'.K330]" office:value-type="string" office:string-value="pw_titel_newpwrepeat                 = " calcext:value-type="string">
            <text:p>pw_titel_newpwrepeat <text:s text:c="16"/>= </text:p>
          </table:table-cell>
          <table:table-cell table:number-columns-repeated="1023"/>
        </table:table-row>
        <table:table-row table:style-name="ro1">
          <table:table-cell table:formula="of:=[$'Admin ALL'.A331] &amp; [$'Admin ALL'.K331]" office:value-type="string" office:string-value="userpw_titel_newname                 = " calcext:value-type="string">
            <text:p>userpw_titel_newname <text:s text:c="16"/>= </text:p>
          </table:table-cell>
          <table:table-cell table:number-columns-repeated="1023"/>
        </table:table-row>
        <table:table-row table:style-name="ro1">
          <table:table-cell table:formula="of:=[$'Admin ALL'.A332] &amp; [$'Admin ALL'.K332]" office:value-type="string" office:string-value="userpw_titel_newpw                   = " calcext:value-type="string">
            <text:p>userpw_titel_newpw <text:s text:c="18"/>= </text:p>
          </table:table-cell>
          <table:table-cell table:number-columns-repeated="1023"/>
        </table:table-row>
        <table:table-row table:style-name="ro1">
          <table:table-cell table:formula="of:=[$'Admin ALL'.A333] &amp; [$'Admin ALL'.K333]" office:value-type="string" office:string-value="userpw_titel_newpwrepeat             = " calcext:value-type="string">
            <text:p>userpw_titel_newpwrepeat <text:s text:c="12"/>= </text:p>
          </table:table-cell>
          <table:table-cell table:number-columns-repeated="1023"/>
        </table:table-row>
        <table:table-row table:style-name="ro1">
          <table:table-cell table:formula="of:=[$'Admin ALL'.A334] &amp; [$'Admin ALL'.K334]" office:value-type="string" office:string-value="warning_false_logins                 = " calcext:value-type="string">
            <text:p>warning_false_logins <text:s text:c="16"/>= </text:p>
          </table:table-cell>
          <table:table-cell table:number-columns-repeated="1023"/>
        </table:table-row>
        <table:table-row table:style-name="ro1">
          <table:table-cell table:formula="of:=[$'Admin ALL'.A335] &amp; [$'Admin ALL'.K335]" office:value-type="string" office:string-value="loginlocked_mailcontent              = " calcext:value-type="string">
            <text:p>loginlocked_mailcontent <text:s text:c="13"/>= </text:p>
          </table:table-cell>
          <table:table-cell table:number-columns-repeated="1023"/>
        </table:table-row>
        <table:table-row table:style-name="ro1">
          <table:table-cell table:formula="of:=[$'Admin ALL'.A336] &amp; [$'Admin ALL'.K336]" office:value-type="string" office:string-value="loginlocked_mailsubject              = " calcext:value-type="string">
            <text:p>loginlocked_mailsubject <text:s text:c="13"/>= </text:p>
          </table:table-cell>
          <table:table-cell table:number-columns-repeated="1023"/>
        </table:table-row>
        <table:table-row table:style-name="ro1">
          <table:table-cell table:formula="of:=[$'Admin ALL'.A337] &amp; [$'Admin ALL'.K337]" office:value-type="string" office:string-value="messages_false_logins                = " calcext:value-type="string">
            <text:p>messages_false_logins <text:s text:c="15"/>= </text:p>
          </table:table-cell>
          <table:table-cell table:number-columns-repeated="1023"/>
        </table:table-row>
        <table:table-row table:style-name="ro1">
          <table:table-cell table:formula="of:=[$'Admin ALL'.A338] &amp; [$'Admin ALL'.K338]" office:value-type="string" office:string-value="login_button                         = " calcext:value-type="string">
            <text:p>login_button <text:s text:c="24"/>= </text:p>
          </table:table-cell>
          <table:table-cell table:number-columns-repeated="1023"/>
        </table:table-row>
        <table:table-row table:style-name="ro1">
          <table:table-cell table:formula="of:=[$'Admin ALL'.A339] &amp; [$'Admin ALL'.K339]" office:value-type="string" office:string-value="login_ajax_success                   = " calcext:value-type="string">
            <text:p>login_ajax_success <text:s text:c="18"/>= </text:p>
          </table:table-cell>
          <table:table-cell table:number-columns-repeated="1023"/>
        </table:table-row>
        <table:table-row table:style-name="ro1">
          <table:table-cell table:formula="of:=[$'Admin ALL'.A340] &amp; [$'Admin ALL'.K340]" office:value-type="string" office:string-value="login_titel_dialog                   = " calcext:value-type="string">
            <text:p>login_titel_dialog <text:s text:c="18"/>= </text:p>
          </table:table-cell>
          <table:table-cell table:number-columns-repeated="1023"/>
        </table:table-row>
        <table:table-row table:style-name="ro1">
          <table:table-cell table:formula="of:=[$'Admin ALL'.A341] &amp; [$'Admin ALL'.K341]">
            <text:p/>
          </table:table-cell>
          <table:table-cell table:number-columns-repeated="1023"/>
        </table:table-row>
        <table:table-row table:style-name="ro1">
          <table:table-cell table:formula="of:=[$'Admin ALL'.A342] &amp; [$'Admin ALL'.K342]" office:value-type="string" office:string-value="plugins_button                       = " calcext:value-type="string">
            <text:p>plugins_button <text:s text:c="22"/>= </text:p>
          </table:table-cell>
          <table:table-cell table:number-columns-repeated="1023"/>
        </table:table-row>
        <table:table-row table:style-name="ro1">
          <table:table-cell table:formula="of:=[$'Admin ALL'.A343] &amp; [$'Admin ALL'.K343]" office:value-type="string" office:string-value="plugins_titel                        = " calcext:value-type="string">
            <text:p>plugins_titel <text:s text:c="23"/>= </text:p>
          </table:table-cell>
          <table:table-cell table:number-columns-repeated="1023"/>
        </table:table-row>
        <table:table-row table:style-name="ro1">
          <table:table-cell table:formula="of:=[$'Admin ALL'.A344] &amp; [$'Admin ALL'.K344]" office:value-type="string" office:string-value="plugins_error                        = " calcext:value-type="string">
            <text:p>plugins_error <text:s text:c="23"/>= </text:p>
          </table:table-cell>
          <table:table-cell table:number-columns-repeated="1023"/>
        </table:table-row>
        <table:table-row table:style-name="ro1">
          <table:table-cell table:formula="of:=[$'Admin ALL'.A345] &amp; [$'Admin ALL'.K345]" office:value-type="string" office:string-value="plugins_titel_version                = " calcext:value-type="string">
            <text:p>plugins_titel_version <text:s text:c="15"/>= </text:p>
          </table:table-cell>
          <table:table-cell table:number-columns-repeated="1023"/>
        </table:table-row>
        <table:table-row table:style-name="ro1">
          <table:table-cell table:formula="of:=[$'Admin ALL'.A346] &amp; [$'Admin ALL'.K346]" office:value-type="string" office:string-value="plugins_titel_author                 = " calcext:value-type="string">
            <text:p>plugins_titel_author <text:s text:c="16"/>= </text:p>
          </table:table-cell>
          <table:table-cell table:number-columns-repeated="1023"/>
        </table:table-row>
        <table:table-row table:style-name="ro1">
          <table:table-cell table:formula="of:=[$'Admin ALL'.A347] &amp; [$'Admin ALL'.K347]" office:value-type="string" office:string-value="plugins_titel_web                    = " calcext:value-type="string">
            <text:p>plugins_titel_web <text:s text:c="19"/>= </text:p>
          </table:table-cell>
          <table:table-cell table:number-columns-repeated="1023"/>
        </table:table-row>
        <table:table-row table:style-name="ro1">
          <table:table-cell table:formula="of:=[$'Admin ALL'.A348] &amp; [$'Admin ALL'.K348]" office:value-type="string" office:string-value="plugins_input_active                 = " calcext:value-type="string">
            <text:p>plugins_input_active <text:s text:c="16"/>= </text:p>
          </table:table-cell>
          <table:table-cell table:number-columns-repeated="1023"/>
        </table:table-row>
        <table:table-row table:style-name="ro1">
          <table:table-cell table:formula="of:=[$'Admin ALL'.A349] &amp; [$'Admin ALL'.K349]" office:value-type="string" office:string-value="plugins_error_regex_error            = " calcext:value-type="string">
            <text:p>plugins_error_regex_error <text:s text:c="11"/>= </text:p>
          </table:table-cell>
          <table:table-cell table:number-columns-repeated="1023"/>
        </table:table-row>
        <table:table-row table:style-name="ro1">
          <table:table-cell table:formula="of:=[$'Admin ALL'.A350] &amp; [$'Admin ALL'.K350]" office:value-type="string" office:string-value="plugins_info                         = " calcext:value-type="string">
            <text:p>plugins_info <text:s text:c="24"/>= </text:p>
          </table:table-cell>
          <table:table-cell table:number-columns-repeated="1023"/>
        </table:table-row>
        <table:table-row table:style-name="ro1">
          <table:table-cell table:formula="of:=[$'Admin ALL'.A351] &amp; [$'Admin ALL'.K351]" office:value-type="string" office:string-value="plugins_title_manage                 = " calcext:value-type="string">
            <text:p>plugins_title_manage <text:s text:c="16"/>= </text:p>
          </table:table-cell>
          <table:table-cell table:number-columns-repeated="1023"/>
        </table:table-row>
        <table:table-row table:style-name="ro1">
          <table:table-cell table:formula="of:=[$'Admin ALL'.A352] &amp; [$'Admin ALL'.K352]" office:value-type="string" office:string-value="plugins_text_filebutton              = " calcext:value-type="string">
            <text:p>plugins_text_filebutton <text:s text:c="13"/>= </text:p>
          </table:table-cell>
          <table:table-cell table:number-columns-repeated="1023"/>
        </table:table-row>
        <table:table-row table:style-name="ro1">
          <table:table-cell table:formula="of:=[$'Admin ALL'.A353] &amp; [$'Admin ALL'.K353]" office:value-type="string" office:string-value="plugins_text_fileinfo                = " calcext:value-type="string">
            <text:p>plugins_text_fileinfo <text:s text:c="15"/>= </text:p>
          </table:table-cell>
          <table:table-cell table:number-columns-repeated="1023"/>
        </table:table-row>
        <table:table-row table:style-name="ro1">
          <table:table-cell table:formula="of:=[$'Admin ALL'.A354] &amp; [$'Admin ALL'.K354]" office:value-type="string" office:string-value="plugins_button_install               = " calcext:value-type="string">
            <text:p>plugins_button_install <text:s text:c="14"/>= </text:p>
          </table:table-cell>
          <table:table-cell table:number-columns-repeated="1023"/>
        </table:table-row>
        <table:table-row table:style-name="ro1">
          <table:table-cell table:formula="of:=[$'Admin ALL'.A355] &amp; [$'Admin ALL'.K355]" office:value-type="string" office:string-value="plugins_button_delete                = " calcext:value-type="string">
            <text:p>plugins_button_delete <text:s text:c="15"/>= </text:p>
          </table:table-cell>
          <table:table-cell table:number-columns-repeated="1023"/>
        </table:table-row>
        <table:table-row table:style-name="ro1">
          <table:table-cell table:formula="of:=[$'Admin ALL'.A356] &amp; [$'Admin ALL'.K356]" office:value-type="string" office:string-value="plugins_select                       = " calcext:value-type="string">
            <text:p>plugins_select <text:s text:c="22"/>= </text:p>
          </table:table-cell>
          <table:table-cell table:number-columns-repeated="1023"/>
        </table:table-row>
        <table:table-row table:style-name="ro1">
          <table:table-cell table:formula="of:=[$'Admin ALL'.A357] &amp; [$'Admin ALL'.K357]">
            <text:p/>
          </table:table-cell>
          <table:table-cell table:number-columns-repeated="1023"/>
        </table:table-row>
        <table:table-row table:style-name="ro1">
          <table:table-cell table:formula="of:=[$'Admin ALL'.A358] &amp; [$'Admin ALL'.K358]" office:value-type="string" office:string-value="template_button                      = " calcext:value-type="string">
            <text:p>template_button <text:s text:c="21"/>= </text:p>
          </table:table-cell>
          <table:table-cell table:number-columns-repeated="1023"/>
        </table:table-row>
        <table:table-row table:style-name="ro1">
          <table:table-cell table:formula="of:=[$'Admin ALL'.A359] &amp; [$'Admin ALL'.K359]" office:value-type="string" office:string-value="template_title_grafiken              = " calcext:value-type="string">
            <text:p>template_title_grafiken <text:s text:c="13"/>= </text:p>
          </table:table-cell>
          <table:table-cell table:number-columns-repeated="1023"/>
        </table:table-row>
        <table:table-row table:style-name="ro1">
          <table:table-cell table:formula="of:=[$'Admin ALL'.A360] &amp; [$'Admin ALL'.K360]" office:value-type="string" office:string-value="template_title_html_css              = " calcext:value-type="string">
            <text:p>template_title_html_css <text:s text:c="13"/>= </text:p>
          </table:table-cell>
          <table:table-cell table:number-columns-repeated="1023"/>
        </table:table-row>
        <table:table-row table:style-name="ro1">
          <table:table-cell table:formula="of:=[$'Admin ALL'.A361] &amp; [$'Admin ALL'.K361]" office:value-type="string" office:string-value="template_title_plugins               = " calcext:value-type="string">
            <text:p>template_title_plugins <text:s text:c="14"/>= </text:p>
          </table:table-cell>
          <table:table-cell table:number-columns-repeated="1023"/>
        </table:table-row>
        <table:table-row table:style-name="ro1">
          <table:table-cell table:formula="of:=[$'Admin ALL'.A362] &amp; [$'Admin ALL'.K362]" office:value-type="string" office:string-value="template_title_template              = " calcext:value-type="string">
            <text:p>template_title_template <text:s text:c="13"/>= </text:p>
          </table:table-cell>
          <table:table-cell table:number-columns-repeated="1023"/>
        </table:table-row>
        <table:table-row table:style-name="ro1">
          <table:table-cell table:formula="of:=[$'Admin ALL'.A363] &amp; [$'Admin ALL'.K363]" office:value-type="string" office:string-value="template_title_manage                = " calcext:value-type="string">
            <text:p>template_title_manage <text:s text:c="15"/>= </text:p>
          </table:table-cell>
          <table:table-cell table:number-columns-repeated="1023"/>
        </table:table-row>
        <table:table-row table:style-name="ro1">
          <table:table-cell table:formula="of:=[$'Admin ALL'.A364] &amp; [$'Admin ALL'.K364]" office:value-type="string" office:string-value="template_title_editor                = " calcext:value-type="string">
            <text:p>template_title_editor <text:s text:c="15"/>= </text:p>
          </table:table-cell>
          <table:table-cell table:number-columns-repeated="1023"/>
        </table:table-row>
        <table:table-row table:style-name="ro1">
          <table:table-cell table:formula="of:=[$'Admin ALL'.A365] &amp; [$'Admin ALL'.K365]" office:value-type="string" office:string-value="template_text_filebutton             = " calcext:value-type="string">
            <text:p>template_text_filebutton <text:s text:c="12"/>= </text:p>
          </table:table-cell>
          <table:table-cell table:number-columns-repeated="1023"/>
        </table:table-row>
        <table:table-row table:style-name="ro1">
          <table:table-cell table:formula="of:=[$'Admin ALL'.A366] &amp; [$'Admin ALL'.K366]" office:value-type="string" office:string-value="template_text_fileinfo               = " calcext:value-type="string">
            <text:p>template_text_fileinfo <text:s text:c="14"/>= </text:p>
          </table:table-cell>
          <table:table-cell table:number-columns-repeated="1023"/>
        </table:table-row>
        <table:table-row table:style-name="ro1">
          <table:table-cell table:formula="of:=[$'Admin ALL'.A367] &amp; [$'Admin ALL'.K367]" office:value-type="string" office:string-value="template_button_install              = " calcext:value-type="string">
            <text:p>template_button_install <text:s text:c="13"/>= </text:p>
          </table:table-cell>
          <table:table-cell table:number-columns-repeated="1023"/>
        </table:table-row>
        <table:table-row table:style-name="ro1">
          <table:table-cell table:formula="of:=[$'Admin ALL'.A368] &amp; [$'Admin ALL'.K368]" office:value-type="string" office:string-value="template_button_delete               = " calcext:value-type="string">
            <text:p>template_button_delete <text:s text:c="14"/>= </text:p>
          </table:table-cell>
          <table:table-cell table:number-columns-repeated="1023"/>
        </table:table-row>
        <table:table-row table:style-name="ro1">
          <table:table-cell table:formula="of:=[$'Admin ALL'.A369] &amp; [$'Admin ALL'.K369]" office:value-type="string" office:string-value="template_input_set_active            = " calcext:value-type="string">
            <text:p>template_input_set_active <text:s text:c="11"/>= </text:p>
          </table:table-cell>
          <table:table-cell table:number-columns-repeated="1023"/>
        </table:table-row>
        <table:table-row table:style-name="ro1">
          <table:table-cell table:formula="of:=[$'Admin ALL'.A370] &amp; [$'Admin ALL'.K370]" office:value-type="string" office:string-value="template_select                      = " calcext:value-type="string">
            <text:p>template_select <text:s text:c="21"/>= </text:p>
          </table:table-cell>
          <table:table-cell table:number-columns-repeated="1023"/>
        </table:table-row>
        <table:table-row table:style-name="ro1">
          <table:table-cell table:formula="of:=[$'Admin ALL'.A371] &amp; [$'Admin ALL'.K371]">
            <text:p/>
          </table:table-cell>
          <table:table-cell table:number-columns-repeated="1023"/>
        </table:table-row>
        <table:table-row table:style-name="ro1">
          <table:table-cell table:formula="of:=[$'Admin ALL'.A372] &amp; [$'Admin ALL'.K372]">
            <text:p/>
          </table:table-cell>
          <table:table-cell table:number-columns-repeated="1023"/>
        </table:table-row>
        <table:table-row table:style-name="ro1">
          <table:table-cell table:formula="of:=[$'Admin ALL'.A373] &amp; [$'Admin ALL'.K373]" office:value-type="string" office:string-value="install_tab_help                     = " calcext:value-type="string">
            <text:p>install_tab_help <text:s text:c="20"/>= </text:p>
          </table:table-cell>
          <table:table-cell table:number-columns-repeated="1023"/>
        </table:table-row>
        <table:table-row table:style-name="ro1">
          <table:table-cell table:formula="of:=[$'Admin ALL'.A374] &amp; [$'Admin ALL'.K374]" office:value-type="string" office:string-value="install_tab_language                 = " calcext:value-type="string">
            <text:p>install_tab_language <text:s text:c="16"/>= </text:p>
          </table:table-cell>
          <table:table-cell table:number-columns-repeated="1023"/>
        </table:table-row>
        <table:table-row table:style-name="ro1">
          <table:table-cell table:formula="of:=[$'Admin ALL'.A375] &amp; [$'Admin ALL'.K375]" office:value-type="string" office:string-value="install_tab_chmod_test               = " calcext:value-type="string">
            <text:p>install_tab_chmod_test <text:s text:c="14"/>= </text:p>
          </table:table-cell>
          <table:table-cell table:number-columns-repeated="1023"/>
        </table:table-row>
        <table:table-row table:style-name="ro1">
          <table:table-cell table:formula="of:=[$'Admin ALL'.A376] &amp; [$'Admin ALL'.K376]" office:value-type="string" office:string-value="install_tab_environment              = " calcext:value-type="string">
            <text:p>install_tab_environment <text:s text:c="13"/>= </text:p>
          </table:table-cell>
          <table:table-cell table:number-columns-repeated="1023"/>
        </table:table-row>
        <table:table-row table:style-name="ro1">
          <table:table-cell table:formula="of:=[$'Admin ALL'.A377] &amp; [$'Admin ALL'.K377]" office:value-type="string" office:string-value="install_tab_rewrite                  = " calcext:value-type="string">
            <text:p>install_tab_rewrite <text:s text:c="17"/>= </text:p>
          </table:table-cell>
          <table:table-cell table:number-columns-repeated="1023"/>
        </table:table-row>
        <table:table-row table:style-name="ro1">
          <table:table-cell table:formula="of:=[$'Admin ALL'.A378] &amp; [$'Admin ALL'.K378]" office:value-type="string" office:string-value="install_tab_password                 = " calcext:value-type="string">
            <text:p>install_tab_password <text:s text:c="16"/>= </text:p>
          </table:table-cell>
          <table:table-cell table:number-columns-repeated="1023"/>
        </table:table-row>
        <table:table-row table:style-name="ro1">
          <table:table-cell table:formula="of:=[$'Admin ALL'.A379] &amp; [$'Admin ALL'.K379]" office:value-type="string" office:string-value="install_tab_update                   = " calcext:value-type="string">
            <text:p>install_tab_update <text:s text:c="18"/>= </text:p>
          </table:table-cell>
          <table:table-cell table:number-columns-repeated="1023"/>
        </table:table-row>
        <table:table-row table:style-name="ro1">
          <table:table-cell table:formula="of:=[$'Admin ALL'.A380] &amp; [$'Admin ALL'.K380]" office:value-type="string" office:string-value="install_tab_finish                   = " calcext:value-type="string">
            <text:p>install_tab_finish <text:s text:c="18"/>= </text:p>
          </table:table-cell>
          <table:table-cell table:number-columns-repeated="1023"/>
        </table:table-row>
        <table:table-row table:style-name="ro1">
          <table:table-cell table:formula="of:=[$'Admin ALL'.A381] &amp; [$'Admin ALL'.K381]" office:value-type="string" office:string-value="install_toggle_open                  = " calcext:value-type="string">
            <text:p>install_toggle_open <text:s text:c="17"/>= </text:p>
          </table:table-cell>
          <table:table-cell table:number-columns-repeated="1023"/>
        </table:table-row>
        <table:table-row table:style-name="ro1">
          <table:table-cell table:formula="of:=[$'Admin ALL'.A382] &amp; [$'Admin ALL'.K382]" office:value-type="string" office:string-value="install_toggle_close                 = " calcext:value-type="string">
            <text:p>install_toggle_close <text:s text:c="16"/>= </text:p>
          </table:table-cell>
          <table:table-cell table:number-columns-repeated="1023"/>
        </table:table-row>
        <table:table-row table:style-name="ro1">
          <table:table-cell table:formula="of:=[$'Admin ALL'.A383] &amp; [$'Admin ALL'.K383]">
            <text:p/>
          </table:table-cell>
          <table:table-cell table:number-columns-repeated="1023"/>
        </table:table-row>
        <table:table-row table:style-name="ro1">
          <table:table-cell table:formula="of:=[$'Admin ALL'.A384] &amp; [$'Admin ALL'.K384]">
            <text:p/>
          </table:table-cell>
          <table:table-cell table:number-columns-repeated="1023"/>
        </table:table-row>
        <table:table-row table:style-name="ro1">
          <table:table-cell table:formula="of:=[$'Admin ALL'.A385] &amp; [$'Admin ALL'.K385]" office:value-type="string" office:string-value="install_help                         = " calcext:value-type="string">
            <text:p>install_help <text:s text:c="24"/>= </text:p>
          </table:table-cell>
          <table:table-cell table:number-columns-repeated="1023"/>
        </table:table-row>
        <table:table-row table:style-name="ro1">
          <table:table-cell table:formula="of:=[$'Admin ALL'.A386] &amp; [$'Admin ALL'.K386]">
            <text:p/>
          </table:table-cell>
          <table:table-cell table:number-columns-repeated="1023"/>
        </table:table-row>
        <table:table-row table:style-name="ro1">
          <table:table-cell table:formula="of:=[$'Admin ALL'.A387] &amp; [$'Admin ALL'.K387]" office:value-type="string" office:string-value="install_help_update_title            = " calcext:value-type="string">
            <text:p>install_help_update_title <text:s text:c="11"/>= </text:p>
          </table:table-cell>
          <table:table-cell table:number-columns-repeated="1023"/>
        </table:table-row>
        <table:table-row table:style-name="ro1">
          <table:table-cell table:formula="of:=[$'Admin ALL'.A388] &amp; [$'Admin ALL'.K388]" office:value-type="string" office:string-value="install_help_update_text             = " calcext:value-type="string">
            <text:p>install_help_update_text <text:s text:c="12"/>= </text:p>
          </table:table-cell>
          <table:table-cell table:number-columns-repeated="1023"/>
        </table:table-row>
        <table:table-row table:style-name="ro1">
          <table:table-cell table:formula="of:=[$'Admin ALL'.A389] &amp; [$'Admin ALL'.K389]">
            <text:p/>
          </table:table-cell>
          <table:table-cell table:number-columns-repeated="1023"/>
        </table:table-row>
        <table:table-row table:style-name="ro1">
          <table:table-cell table:formula="of:=[$'Admin ALL'.A390] &amp; [$'Admin ALL'.K390]">
            <text:p/>
          </table:table-cell>
          <table:table-cell table:number-columns-repeated="1023"/>
        </table:table-row>
        <table:table-row table:style-name="ro1">
          <table:table-cell table:formula="of:=[$'Admin ALL'.A391] &amp; [$'Admin ALL'.K391]" office:value-type="string" office:string-value="install_help_password                = " calcext:value-type="string">
            <text:p>install_help_password <text:s text:c="15"/>= </text:p>
          </table:table-cell>
          <table:table-cell table:number-columns-repeated="1023"/>
        </table:table-row>
        <table:table-row table:style-name="ro1">
          <table:table-cell table:formula="of:=[$'Admin ALL'.A392] &amp; [$'Admin ALL'.K392]" office:value-type="string" office:string-value="install_help_password_button         = " calcext:value-type="string">
            <text:p>install_help_password_button <text:s text:c="8"/>= </text:p>
          </table:table-cell>
          <table:table-cell table:number-columns-repeated="1023"/>
        </table:table-row>
        <table:table-row table:style-name="ro1">
          <table:table-cell table:formula="of:=[$'Admin ALL'.A393] &amp; [$'Admin ALL'.K393]" office:value-type="string" office:string-value="install_help_update                  = " calcext:value-type="string">
            <text:p>install_help_update <text:s text:c="17"/>= </text:p>
          </table:table-cell>
          <table:table-cell table:number-columns-repeated="1023"/>
        </table:table-row>
        <table:table-row table:style-name="ro1">
          <table:table-cell table:formula="of:=[$'Admin ALL'.A394] &amp; [$'Admin ALL'.K394]" office:value-type="string" office:string-value="install_help_update_button           = " calcext:value-type="string">
            <text:p>install_help_update_button <text:s text:c="10"/>= </text:p>
          </table:table-cell>
          <table:table-cell table:number-columns-repeated="1023"/>
        </table:table-row>
        <table:table-row table:style-name="ro1">
          <table:table-cell table:formula="of:=[$'Admin ALL'.A395] &amp; [$'Admin ALL'.K395]" office:value-type="string" office:string-value="install_help_no_button               = " calcext:value-type="string">
            <text:p>install_help_no_button <text:s text:c="14"/>= </text:p>
          </table:table-cell>
          <table:table-cell table:number-columns-repeated="1023"/>
        </table:table-row>
        <table:table-row table:style-name="ro1">
          <table:table-cell table:formula="of:=[$'Admin ALL'.A396] &amp; [$'Admin ALL'.K396]" office:value-type="string" office:string-value="install_help_php_error               = " calcext:value-type="string">
            <text:p>install_help_php_error <text:s text:c="14"/>= </text:p>
          </table:table-cell>
          <table:table-cell table:number-columns-repeated="1023"/>
        </table:table-row>
        <table:table-row table:style-name="ro1">
          <table:table-cell table:formula="of:=[$'Admin ALL'.A397] &amp; [$'Admin ALL'.K397]">
            <text:p/>
          </table:table-cell>
          <table:table-cell table:number-columns-repeated="1023"/>
        </table:table-row>
        <table:table-row table:style-name="ro1">
          <table:table-cell table:formula="of:=[$'Admin ALL'.A398] &amp; [$'Admin ALL'.K398]" office:value-type="string" office:string-value="install_lang_select                  = " calcext:value-type="string">
            <text:p>install_lang_select <text:s text:c="17"/>= </text:p>
          </table:table-cell>
          <table:table-cell table:number-columns-repeated="1023"/>
        </table:table-row>
        <table:table-row table:style-name="ro1">
          <table:table-cell table:formula="of:=[$'Admin ALL'.A399] &amp; [$'Admin ALL'.K399]" office:value-type="string" office:string-value="install_lang_help                    = " calcext:value-type="string">
            <text:p>install_lang_help <text:s text:c="19"/>= </text:p>
          </table:table-cell>
          <table:table-cell table:number-columns-repeated="1023"/>
        </table:table-row>
        <table:table-row table:style-name="ro1">
          <table:table-cell table:formula="of:=[$'Admin ALL'.A400] &amp; [$'Admin ALL'.K400]" office:value-type="string" office:string-value="install_next                         = " calcext:value-type="string">
            <text:p>install_next <text:s text:c="24"/>= </text:p>
          </table:table-cell>
          <table:table-cell table:number-columns-repeated="1023"/>
        </table:table-row>
        <table:table-row table:style-name="ro1">
          <table:table-cell table:formula="of:=[$'Admin ALL'.A401] &amp; [$'Admin ALL'.K401]">
            <text:p/>
          </table:table-cell>
          <table:table-cell table:number-columns-repeated="1023"/>
        </table:table-row>
        <table:table-row table:style-name="ro1">
          <table:table-cell table:formula="of:=[$'Admin ALL'.A402] &amp; [$'Admin ALL'.K402]" office:value-type="string" office:string-value="install_chmod_help                   = " calcext:value-type="string">
            <text:p>install_chmod_help <text:s text:c="18"/>= </text:p>
          </table:table-cell>
          <table:table-cell table:number-columns-repeated="1023"/>
        </table:table-row>
        <table:table-row table:style-name="ro1">
          <table:table-cell table:formula="of:=[$'Admin ALL'.A403] &amp; [$'Admin ALL'.K403]" office:value-type="string" office:string-value="install_chmod_no_chmod               = " calcext:value-type="string">
            <text:p>install_chmod_no_chmod <text:s text:c="14"/>= </text:p>
          </table:table-cell>
          <table:table-cell table:number-columns-repeated="1023"/>
        </table:table-row>
        <table:table-row table:style-name="ro1">
          <table:table-cell table:formula="of:=[$'Admin ALL'.A404] &amp; [$'Admin ALL'.K404]">
            <text:p/>
          </table:table-cell>
          <table:table-cell table:number-columns-repeated="1023"/>
        </table:table-row>
        <table:table-row table:style-name="ro1">
          <table:table-cell table:formula="of:=[$'Admin ALL'.A405] &amp; [$'Admin ALL'.K405]" office:value-type="string" office:string-value="install_chmod_testfile_rw            = " calcext:value-type="string">
            <text:p>install_chmod_testfile_rw <text:s text:c="11"/>= </text:p>
          </table:table-cell>
          <table:table-cell table:number-columns-repeated="1023"/>
        </table:table-row>
        <table:table-row table:style-name="ro1">
          <table:table-cell table:formula="of:=[$'Admin ALL'.A406] &amp; [$'Admin ALL'.K406]" office:value-type="string" office:string-value="install_chmod_testfile_next_button   = " calcext:value-type="string">
            <text:p>install_chmod_testfile_next_button <text:s text:c="2"/>= </text:p>
          </table:table-cell>
          <table:table-cell table:number-columns-repeated="1023"/>
        </table:table-row>
        <table:table-row table:style-name="ro1">
          <table:table-cell table:formula="of:=[$'Admin ALL'.A407] &amp; [$'Admin ALL'.K407]">
            <text:p/>
          </table:table-cell>
          <table:table-cell table:number-columns-repeated="1023"/>
        </table:table-row>
        <table:table-row table:style-name="ro1">
          <table:table-cell table:formula="of:=[$'Admin ALL'.A408] &amp; [$'Admin ALL'.K408]" office:value-type="string" office:string-value="install_chmod_use                    = " calcext:value-type="string">
            <text:p>install_chmod_use <text:s text:c="19"/>= </text:p>
          </table:table-cell>
          <table:table-cell table:number-columns-repeated="1023"/>
        </table:table-row>
        <table:table-row table:style-name="ro1">
          <table:table-cell table:formula="of:=[$'Admin ALL'.A409] &amp; [$'Admin ALL'.K409]">
            <text:p/>
          </table:table-cell>
          <table:table-cell table:number-columns-repeated="1023"/>
        </table:table-row>
        <table:table-row table:style-name="ro1">
          <table:table-cell table:formula="of:=[$'Admin ALL'.A410] &amp; [$'Admin ALL'.K410]" office:value-type="string" office:string-value="install_chmod_change_ftp             = " calcext:value-type="string">
            <text:p>install_chmod_change_ftp <text:s text:c="12"/>= </text:p>
          </table:table-cell>
          <table:table-cell table:number-columns-repeated="1023"/>
        </table:table-row>
        <table:table-row table:style-name="ro1">
          <table:table-cell table:formula="of:=[$'Admin ALL'.A411] &amp; [$'Admin ALL'.K411]" office:value-type="string" office:string-value="install_chmod_change_ftp_button      = " calcext:value-type="string">
            <text:p>install_chmod_change_ftp_button <text:s text:c="5"/>= </text:p>
          </table:table-cell>
          <table:table-cell table:number-columns-repeated="1023"/>
        </table:table-row>
        <table:table-row table:style-name="ro1">
          <table:table-cell table:formula="of:=[$'Admin ALL'.A412] &amp; [$'Admin ALL'.K412]">
            <text:p/>
          </table:table-cell>
          <table:table-cell table:number-columns-repeated="1023"/>
        </table:table-row>
        <table:table-row table:style-name="ro1">
          <table:table-cell table:formula="of:=[$'Admin ALL'.A413] &amp; [$'Admin ALL'.K413]" office:value-type="string" office:string-value="install_environment_help             = " calcext:value-type="string">
            <text:p>install_environment_help <text:s text:c="12"/>= </text:p>
          </table:table-cell>
          <table:table-cell table:number-columns-repeated="1023"/>
        </table:table-row>
        <table:table-row table:style-name="ro1">
          <table:table-cell table:formula="of:=[$'Admin ALL'.A414] &amp; [$'Admin ALL'.K414]" office:value-type="string" office:string-value="install_environment_session          = " calcext:value-type="string">
            <text:p>install_environment_session <text:s text:c="9"/>= </text:p>
          </table:table-cell>
          <table:table-cell table:number-columns-repeated="1023"/>
        </table:table-row>
        <table:table-row table:style-name="ro1">
          <table:table-cell table:formula="of:=[$'Admin ALL'.A415] &amp; [$'Admin ALL'.K415]" office:value-type="string" office:string-value="install_environment_conf             = " calcext:value-type="string">
            <text:p>install_environment_conf <text:s text:c="12"/>= </text:p>
          </table:table-cell>
          <table:table-cell table:number-columns-repeated="1023"/>
        </table:table-row>
        <table:table-row table:style-name="ro1">
          <table:table-cell table:formula="of:=[$'Admin ALL'.A416] &amp; [$'Admin ALL'.K416]">
            <text:p/>
          </table:table-cell>
          <table:table-cell table:number-columns-repeated="1023"/>
        </table:table-row>
        <table:table-row table:style-name="ro1">
          <table:table-cell table:formula="of:=[$'Admin ALL'.A417] &amp; [$'Admin ALL'.K417]" office:value-type="string" office:string-value="install_rewrite_help                 = " calcext:value-type="string">
            <text:p>install_rewrite_help <text:s text:c="16"/>= </text:p>
          </table:table-cell>
          <table:table-cell table:number-columns-repeated="1023"/>
        </table:table-row>
        <table:table-row table:style-name="ro1">
          <table:table-cell table:formula="of:=[$'Admin ALL'.A418] &amp; [$'Admin ALL'.K418]" office:value-type="string" office:string-value="install_rewrite_yes                  = " calcext:value-type="string">
            <text:p>install_rewrite_yes <text:s text:c="17"/>= </text:p>
          </table:table-cell>
          <table:table-cell table:number-columns-repeated="1023"/>
        </table:table-row>
        <table:table-row table:style-name="ro1">
          <table:table-cell table:formula="of:=[$'Admin ALL'.A419] &amp; [$'Admin ALL'.K419]" office:value-type="string" office:string-value="install_rewrite_no                   = " calcext:value-type="string">
            <text:p>install_rewrite_no <text:s text:c="18"/>= </text:p>
          </table:table-cell>
          <table:table-cell table:number-columns-repeated="1023"/>
        </table:table-row>
        <table:table-row table:style-name="ro1">
          <table:table-cell table:formula="of:=[$'Admin ALL'.A420] &amp; [$'Admin ALL'.K420]" office:value-type="string" office:string-value="install_rewrite_no_htaccess          = " calcext:value-type="string">
            <text:p>install_rewrite_no_htaccess <text:s text:c="9"/>= </text:p>
          </table:table-cell>
          <table:table-cell table:number-columns-repeated="1023"/>
        </table:table-row>
        <table:table-row table:style-name="ro1">
          <table:table-cell table:formula="of:=[$'Admin ALL'.A421] &amp; [$'Admin ALL'.K421]" office:value-type="string" office:string-value="install_rewrite_test_text            = " calcext:value-type="string">
            <text:p>install_rewrite_test_text <text:s text:c="11"/>= </text:p>
          </table:table-cell>
          <table:table-cell table:number-columns-repeated="1023"/>
        </table:table-row>
        <table:table-row table:style-name="ro1">
          <table:table-cell table:formula="of:=[$'Admin ALL'.A422] &amp; [$'Admin ALL'.K422]">
            <text:p/>
          </table:table-cell>
          <table:table-cell table:number-columns-repeated="1023"/>
        </table:table-row>
        <table:table-row table:style-name="ro1">
          <table:table-cell table:formula="of:=[$'Admin ALL'.A423] &amp; [$'Admin ALL'.K423]" office:value-type="string" office:string-value="install_password_help                = " calcext:value-type="string">
            <text:p>install_password_help <text:s text:c="15"/>= </text:p>
          </table:table-cell>
          <table:table-cell table:number-columns-repeated="1023"/>
        </table:table-row>
        <table:table-row table:style-name="ro1">
          <table:table-cell table:formula="of:=[$'Admin ALL'.A424] &amp; [$'Admin ALL'.K424]">
            <text:p/>
          </table:table-cell>
          <table:table-cell table:number-columns-repeated="1023"/>
        </table:table-row>
        <table:table-row table:style-name="ro1">
          <table:table-cell table:formula="of:=[$'Admin ALL'.A425] &amp; [$'Admin ALL'.K425]" office:value-type="string" office:string-value="install_finish_help                  = " calcext:value-type="string">
            <text:p>install_finish_help <text:s text:c="17"/>= </text:p>
          </table:table-cell>
          <table:table-cell table:number-columns-repeated="1023"/>
        </table:table-row>
        <table:table-row table:style-name="ro1">
          <table:table-cell table:formula="of:=[$'Admin ALL'.A426] &amp; [$'Admin ALL'.K426]">
            <text:p/>
          </table:table-cell>
          <table:table-cell table:number-columns-repeated="1023"/>
        </table:table-row>
        <table:table-row table:style-name="ro1">
          <table:table-cell table:formula="of:=[$'Admin ALL'.A427] &amp; [$'Admin ALL'.K427]" office:value-type="string" office:string-value="install_finish_delerror              = " calcext:value-type="string">
            <text:p>install_finish_delerror <text:s text:c="13"/>= </text:p>
          </table:table-cell>
          <table:table-cell table:number-columns-repeated="1023"/>
        </table:table-row>
        <table:table-row table:style-name="ro1">
          <table:table-cell table:formula="of:=[$'Admin ALL'.A428] &amp; [$'Admin ALL'.K428]" office:value-type="string" office:string-value="install_finish_del                   = " calcext:value-type="string">
            <text:p>install_finish_del <text:s text:c="18"/>= </text:p>
          </table:table-cell>
          <table:table-cell table:number-columns-repeated="1023"/>
        </table:table-row>
        <table:table-row table:style-name="ro1">
          <table:table-cell table:formula="of:=[$'Admin ALL'.A429] &amp; [$'Admin ALL'.K429]" office:value-type="string" office:string-value="install_finish_local                 = " calcext:value-type="string">
            <text:p>install_finish_local <text:s text:c="16"/>= </text:p>
          </table:table-cell>
          <table:table-cell table:number-columns-repeated="1023"/>
        </table:table-row>
        <table:table-row table:style-name="ro1">
          <table:table-cell table:formula="of:=[$'Admin ALL'.A430] &amp; [$'Admin ALL'.K430]" office:value-type="string" office:string-value="install_finish_submit                = " calcext:value-type="string">
            <text:p>install_finish_submit <text:s text:c="15"/>= </text:p>
          </table:table-cell>
          <table:table-cell table:number-columns-repeated="1023"/>
        </table:table-row>
        <table:table-row table:style-name="ro1">
          <table:table-cell table:formula="of:=[$'Admin ALL'.A431] &amp; [$'Admin ALL'.K431]" office:value-type="string" office:string-value="install_finish_clean_button          = " calcext:value-type="string">
            <text:p>install_finish_clean_button <text:s text:c="9"/>= </text:p>
          </table:table-cell>
          <table:table-cell table:number-columns-repeated="1023"/>
        </table:table-row>
        <table:table-row table:style-name="ro1">
          <table:table-cell table:formula="of:=[$'Admin ALL'.A432] &amp; [$'Admin ALL'.K432]" office:value-type="string" office:string-value="install_finish_clean                 = " calcext:value-type="string">
            <text:p>install_finish_clean <text:s text:c="16"/>= </text:p>
          </table:table-cell>
          <table:table-cell table:number-columns-repeated="1023"/>
        </table:table-row>
        <table:table-row table:style-name="ro1">
          <table:table-cell table:formula="of:=[$'Admin ALL'.A433] &amp; [$'Admin ALL'.K433]">
            <text:p/>
          </table:table-cell>
          <table:table-cell table:number-columns-repeated="1023"/>
        </table:table-row>
        <table:table-row table:style-name="ro1">
          <table:table-cell table:formula="of:=[$'Admin ALL'.A434] &amp; [$'Admin ALL'.K434]" office:value-type="string" office:string-value="install_update_help                  = " calcext:value-type="string">
            <text:p>install_update_help <text:s text:c="17"/>= </text:p>
          </table:table-cell>
          <table:table-cell table:number-columns-repeated="1023"/>
        </table:table-row>
        <table:table-row table:style-name="ro1">
          <table:table-cell table:formula="of:=[$'Admin ALL'.A435] &amp; [$'Admin ALL'.K435]" office:value-type="string" office:string-value="install_update_no_help               = " calcext:value-type="string">
            <text:p>install_update_no_help <text:s text:c="14"/>= </text:p>
          </table:table-cell>
          <table:table-cell table:number-columns-repeated="1023"/>
        </table:table-row>
        <table:table-row table:style-name="ro1">
          <table:table-cell table:formula="of:=[$'Admin ALL'.A436] &amp; [$'Admin ALL'.K436]" office:value-type="string" office:string-value="install_update_buttom                = " calcext:value-type="string">
            <text:p>install_update_buttom <text:s text:c="15"/>= </text:p>
          </table:table-cell>
          <table:table-cell table:number-columns-repeated="1023"/>
        </table:table-row>
        <table:table-row table:style-name="ro1">
          <table:table-cell table:formula="of:=[$'Admin ALL'.A437] &amp; [$'Admin ALL'.K437]" office:value-type="string" office:string-value="install_update_files_in_pages        = " calcext:value-type="string">
            <text:p>install_update_files_in_pages <text:s text:c="7"/>= </text:p>
          </table:table-cell>
          <table:table-cell table:number-columns-repeated="1023"/>
        </table:table-row>
        <table:table-row table:style-name="ro1">
          <table:table-cell table:formula="of:=[$'Admin ALL'.A438] &amp; [$'Admin ALL'.K438]" office:value-type="string" office:string-value="install_update_conf_help             = " calcext:value-type="string">
            <text:p>install_update_conf_help <text:s text:c="12"/>= </text:p>
          </table:table-cell>
          <table:table-cell table:number-columns-repeated="1023"/>
        </table:table-row>
        <table:table-row table:style-name="ro1">
          <table:table-cell table:formula="of:=[$'Admin ALL'.A439] &amp; [$'Admin ALL'.K439]" office:value-type="string" office:string-value="install_update_kategorien_help       = " calcext:value-type="string">
            <text:p>install_update_kategorien_help <text:s text:c="6"/>= </text:p>
          </table:table-cell>
          <table:table-cell table:number-columns-repeated="1023"/>
        </table:table-row>
        <table:table-row table:style-name="ro1">
          <table:table-cell table:formula="of:=[$'Admin ALL'.A440] &amp; [$'Admin ALL'.K440]" office:value-type="string" office:string-value="install_update_galerien_help         = " calcext:value-type="string">
            <text:p>install_update_galerien_help <text:s text:c="8"/>= </text:p>
          </table:table-cell>
          <table:table-cell table:number-columns-repeated="1023"/>
        </table:table-row>
        <table:table-row table:style-name="ro1">
          <table:table-cell table:formula="of:=[$'Admin ALL'.A441] &amp; [$'Admin ALL'.K441]" office:value-type="string" office:string-value="install_update_plugins_help          = " calcext:value-type="string">
            <text:p>install_update_plugins_help <text:s text:c="9"/>= </text:p>
          </table:table-cell>
          <table:table-cell table:number-columns-repeated="1023"/>
        </table:table-row>
        <table:table-row table:style-name="ro1">
          <table:table-cell table:formula="of:=[$'Admin ALL'.A442] &amp; [$'Admin ALL'.K442]" office:value-type="string" office:string-value="install_update_layouts_help          = " calcext:value-type="string">
            <text:p>install_update_layouts_help <text:s text:c="9"/>= </text:p>
          </table:table-cell>
          <table:table-cell table:number-columns-repeated="1023"/>
        </table:table-row>
        <table:table-row table:style-name="ro1">
          <table:table-cell table:formula="of:=[$'Admin ALL'.A443] &amp; [$'Admin ALL'.K443]">
            <text:p/>
          </table:table-cell>
          <table:table-cell table:number-columns-repeated="1023"/>
        </table:table-row>
        <table:table-row table:style-name="ro1">
          <table:table-cell table:formula="of:=[$'Admin ALL'.A444] &amp; [$'Admin ALL'.K444]" office:value-type="string" office:string-value="install_update_error                 = " calcext:value-type="string">
            <text:p>install_update_error <text:s text:c="16"/>= </text:p>
          </table:table-cell>
          <table:table-cell table:number-columns-repeated="1023"/>
        </table:table-row>
        <table:table-row table:style-name="ro1">
          <table:table-cell table:formula="of:=[$'Admin ALL'.A445] &amp; [$'Admin ALL'.K445]" office:value-type="string" office:string-value="install_update_successful            = " calcext:value-type="string">
            <text:p>install_update_successful <text:s text:c="11"/>= </text:p>
          </table:table-cell>
          <table:table-cell table:number-columns-repeated="1023"/>
        </table:table-row>
        <table:table-row table:style-name="ro1">
          <table:table-cell table:formula="of:=[$'Admin ALL'.A446] &amp; [$'Admin ALL'.K446]">
            <text:p/>
          </table:table-cell>
          <table:table-cell table:number-columns-repeated="1023"/>
        </table:table-row>
        <table:table-row table:style-name="ro1">
          <table:table-cell table:formula="of:=[$'Admin ALL'.A447] &amp; [$'Admin ALL'.K447]">
            <text:p/>
          </table:table-cell>
          <table:table-cell table:number-columns-repeated="1023"/>
        </table:table-row>
        <table:table-row table:style-name="ro1">
          <table:table-cell table:formula="of:=[$'Admin ALL'.A448] &amp; [$'Admin ALL'.K448]">
            <text:p/>
          </table:table-cell>
          <table:table-cell table:number-columns-repeated="1023"/>
        </table:table-row>
        <table:table-row table:style-name="ro1">
          <table:table-cell table:formula="of:=[$'Admin ALL'.A449] &amp; [$'Admin ALL'.K449]">
            <text:p/>
          </table:table-cell>
          <table:table-cell table:number-columns-repeated="1023"/>
        </table:table-row>
        <table:table-row table:style-name="ro1">
          <table:table-cell table:formula="of:=[$'Admin ALL'.A450] &amp; [$'Admin ALL'.K450]">
            <text:p/>
          </table:table-cell>
          <table:table-cell table:number-columns-repeated="1023"/>
        </table:table-row>
        <table:table-row table:style-name="ro1">
          <table:table-cell table:formula="of:=[$'Admin ALL'.A451] &amp; [$'Admin ALL'.K451]">
            <text:p/>
          </table:table-cell>
          <table:table-cell table:number-columns-repeated="1023"/>
        </table:table-row>
        <table:table-row table:style-name="ro1">
          <table:table-cell table:formula="of:=[$'Admin ALL'.A452] &amp; [$'Admin ALL'.K452]">
            <text:p/>
          </table:table-cell>
          <table:table-cell table:number-columns-repeated="1023"/>
        </table:table-row>
        <table:table-row table:style-name="ro1">
          <table:table-cell table:formula="of:=[$'Admin ALL'.A453] &amp; [$'Admin ALL'.K453]">
            <text:p/>
          </table:table-cell>
          <table:table-cell table:number-columns-repeated="1023"/>
        </table:table-row>
        <table:table-row table:style-name="ro1">
          <table:table-cell table:formula="of:=[$'Admin ALL'.A454] &amp; [$'Admin ALL'.K454]">
            <text:p/>
          </table:table-cell>
          <table:table-cell table:number-columns-repeated="1023"/>
        </table:table-row>
        <table:table-row table:style-name="ro1">
          <table:table-cell table:formula="of:=[$'Admin ALL'.A455] &amp; [$'Admin ALL'.K455]">
            <text:p/>
          </table:table-cell>
          <table:table-cell table:number-columns-repeated="1023"/>
        </table:table-row>
        <table:table-row table:style-name="ro1">
          <table:table-cell table:formula="of:=[$'Admin ALL'.A456] &amp; [$'Admin ALL'.K456]">
            <text:p/>
          </table:table-cell>
          <table:table-cell table:number-columns-repeated="1023"/>
        </table:table-row>
        <table:table-row table:style-name="ro1">
          <table:table-cell table:formula="of:=[$'Admin ALL'.A457] &amp; [$'Admin ALL'.K457]">
            <text:p/>
          </table:table-cell>
          <table:table-cell table:number-columns-repeated="1023"/>
        </table:table-row>
        <table:table-row table:style-name="ro1">
          <table:table-cell table:formula="of:=[$'Admin ALL'.A458] &amp; [$'Admin ALL'.K458]">
            <text:p/>
          </table:table-cell>
          <table:table-cell table:number-columns-repeated="1023"/>
        </table:table-row>
        <table:table-row table:style-name="ro1">
          <table:table-cell table:formula="of:=[$'Admin ALL'.A459] &amp; [$'Admin ALL'.K459]">
            <text:p/>
          </table:table-cell>
          <table:table-cell table:number-columns-repeated="1023"/>
        </table:table-row>
        <table:table-row table:style-name="ro1">
          <table:table-cell table:formula="of:=[$'Admin ALL'.A460] &amp; [$'Admin ALL'.K460]">
            <text:p/>
          </table:table-cell>
          <table:table-cell table:number-columns-repeated="1023"/>
        </table:table-row>
        <table:table-row table:style-name="ro1">
          <table:table-cell table:formula="of:=[$'Admin ALL'.A461] &amp; [$'Admin ALL'.K461]">
            <text:p/>
          </table:table-cell>
          <table:table-cell table:number-columns-repeated="1023"/>
        </table:table-row>
        <table:table-row table:style-name="ro1">
          <table:table-cell table:formula="of:=[$'Admin ALL'.A462] &amp; [$'Admin ALL'.K462]">
            <text:p/>
          </table:table-cell>
          <table:table-cell table:number-columns-repeated="1023"/>
        </table:table-row>
        <table:table-row table:style-name="ro1">
          <table:table-cell table:formula="of:=[$'Admin ALL'.A463] &amp; [$'Admin ALL'.K463]">
            <text:p/>
          </table:table-cell>
          <table:table-cell table:number-columns-repeated="1023"/>
        </table:table-row>
        <table:table-row table:style-name="ro1">
          <table:table-cell table:formula="of:=[$'Admin ALL'.A464] &amp; [$'Admin ALL'.K464]">
            <text:p/>
          </table:table-cell>
          <table:table-cell table:number-columns-repeated="1023"/>
        </table:table-row>
        <table:table-row table:style-name="ro1">
          <table:table-cell table:formula="of:=[$'Admin ALL'.A465] &amp; [$'Admin ALL'.K465]">
            <text:p/>
          </table:table-cell>
          <table:table-cell table:number-columns-repeated="1023"/>
        </table:table-row>
        <table:table-row table:style-name="ro1">
          <table:table-cell table:formula="of:=[$'Admin ALL'.A466] &amp; [$'Admin ALL'.K466]">
            <text:p/>
          </table:table-cell>
          <table:table-cell table:number-columns-repeated="1023"/>
        </table:table-row>
        <table:table-row table:style-name="ro1">
          <table:table-cell table:formula="of:=[$'Admin ALL'.A467] &amp; [$'Admin ALL'.K467]">
            <text:p/>
          </table:table-cell>
          <table:table-cell table:number-columns-repeated="1023"/>
        </table:table-row>
        <table:table-row table:style-name="ro1">
          <table:table-cell table:formula="of:=[$'Admin ALL'.A468] &amp; [$'Admin ALL'.K468]">
            <text:p/>
          </table:table-cell>
          <table:table-cell table:number-columns-repeated="1023"/>
        </table:table-row>
        <table:table-row table:style-name="ro1">
          <table:table-cell table:formula="of:=[$'Admin ALL'.A469] &amp; [$'Admin ALL'.K469]">
            <text:p/>
          </table:table-cell>
          <table:table-cell table:number-columns-repeated="1023"/>
        </table:table-row>
        <table:table-row table:style-name="ro1">
          <table:table-cell table:formula="of:=[$'Admin ALL'.A470] &amp; [$'Admin ALL'.K470]">
            <text:p/>
          </table:table-cell>
          <table:table-cell table:number-columns-repeated="1023"/>
        </table:table-row>
        <table:table-row table:style-name="ro1">
          <table:table-cell table:formula="of:=[$'Admin ALL'.A471] &amp; [$'Admin ALL'.K471]">
            <text:p/>
          </table:table-cell>
          <table:table-cell table:number-columns-repeated="1023"/>
        </table:table-row>
        <table:table-row table:style-name="ro1">
          <table:table-cell table:formula="of:=[$'Admin ALL'.A472] &amp; [$'Admin ALL'.K472]">
            <text:p/>
          </table:table-cell>
          <table:table-cell table:number-columns-repeated="1023"/>
        </table:table-row>
        <table:table-row table:style-name="ro1">
          <table:table-cell table:formula="of:=[$'Admin ALL'.A473] &amp; [$'Admin ALL'.K473]">
            <text:p/>
          </table:table-cell>
          <table:table-cell table:number-columns-repeated="1023"/>
        </table:table-row>
        <table:table-row table:style-name="ro1">
          <table:table-cell table:formula="of:=[$'Admin ALL'.A474] &amp; [$'Admin ALL'.K474]">
            <text:p/>
          </table:table-cell>
          <table:table-cell table:number-columns-repeated="1023"/>
        </table:table-row>
        <table:table-row table:style-name="ro1">
          <table:table-cell table:formula="of:=[$'Admin ALL'.A475] &amp; [$'Admin ALL'.K475]">
            <text:p/>
          </table:table-cell>
          <table:table-cell table:number-columns-repeated="1023"/>
        </table:table-row>
        <table:table-row table:style-name="ro1">
          <table:table-cell table:formula="of:=[$'Admin ALL'.A476] &amp; [$'Admin ALL'.K476]">
            <text:p/>
          </table:table-cell>
          <table:table-cell table:number-columns-repeated="1023"/>
        </table:table-row>
        <table:table-row table:style-name="ro1">
          <table:table-cell table:formula="of:=[$'Admin ALL'.A477] &amp; [$'Admin ALL'.K477]">
            <text:p/>
          </table:table-cell>
          <table:table-cell table:number-columns-repeated="1023"/>
        </table:table-row>
        <table:table-row table:style-name="ro1">
          <table:table-cell table:formula="of:=[$'Admin ALL'.A478] &amp; [$'Admin ALL'.K478]">
            <text:p/>
          </table:table-cell>
          <table:table-cell table:number-columns-repeated="1023"/>
        </table:table-row>
        <table:table-row table:style-name="ro1">
          <table:table-cell table:formula="of:=[$'Admin ALL'.A479] &amp; [$'Admin ALL'.K479]">
            <text:p/>
          </table:table-cell>
          <table:table-cell table:number-columns-repeated="1023"/>
        </table:table-row>
        <table:table-row table:style-name="ro1">
          <table:table-cell table:formula="of:=[$'Admin ALL'.A480] &amp; [$'Admin ALL'.K480]">
            <text:p/>
          </table:table-cell>
          <table:table-cell table:number-columns-repeated="1023"/>
        </table:table-row>
        <table:table-row table:style-name="ro1">
          <table:table-cell table:formula="of:=[$'Admin ALL'.A481] &amp; [$'Admin ALL'.K481]">
            <text:p/>
          </table:table-cell>
          <table:table-cell table:number-columns-repeated="1023"/>
        </table:table-row>
        <table:table-row table:style-name="ro1">
          <table:table-cell table:formula="of:=[$'Admin ALL'.A482] &amp; [$'Admin ALL'.K482]">
            <text:p/>
          </table:table-cell>
          <table:table-cell table:number-columns-repeated="1023"/>
        </table:table-row>
        <table:table-row table:style-name="ro1">
          <table:table-cell table:formula="of:=[$'Admin ALL'.A483] &amp; [$'Admin ALL'.K483]">
            <text:p/>
          </table:table-cell>
          <table:table-cell table:number-columns-repeated="1023"/>
        </table:table-row>
        <table:table-row table:style-name="ro1">
          <table:table-cell table:formula="of:=[$'Admin ALL'.A484] &amp; [$'Admin ALL'.K484]">
            <text:p/>
          </table:table-cell>
          <table:table-cell table:number-columns-repeated="1023"/>
        </table:table-row>
        <table:table-row table:style-name="ro1">
          <table:table-cell table:formula="of:=[$'Admin ALL'.A485] &amp; [$'Admin ALL'.K485]">
            <text:p/>
          </table:table-cell>
          <table:table-cell table:number-columns-repeated="1023"/>
        </table:table-row>
        <table:table-row table:style-name="ro1">
          <table:table-cell table:formula="of:=[$'Admin ALL'.A486] &amp; [$'Admin ALL'.K486]">
            <text:p/>
          </table:table-cell>
          <table:table-cell table:number-columns-repeated="1023"/>
        </table:table-row>
        <table:table-row table:style-name="ro1">
          <table:table-cell table:formula="of:=[$'Admin ALL'.A487] &amp; [$'Admin ALL'.K487]">
            <text:p/>
          </table:table-cell>
          <table:table-cell table:number-columns-repeated="1023"/>
        </table:table-row>
        <table:table-row table:style-name="ro1">
          <table:table-cell table:formula="of:=[$'Admin ALL'.A488] &amp; [$'Admin ALL'.K488]">
            <text:p/>
          </table:table-cell>
          <table:table-cell table:number-columns-repeated="1023"/>
        </table:table-row>
        <table:table-row table:style-name="ro1">
          <table:table-cell table:formula="of:=[$'Admin ALL'.A489] &amp; [$'Admin ALL'.K489]">
            <text:p/>
          </table:table-cell>
          <table:table-cell table:number-columns-repeated="1023"/>
        </table:table-row>
        <table:table-row table:style-name="ro1">
          <table:table-cell table:formula="of:=[$'Admin ALL'.A490] &amp; [$'Admin ALL'.K490]">
            <text:p/>
          </table:table-cell>
          <table:table-cell table:number-columns-repeated="1023"/>
        </table:table-row>
        <table:table-row table:style-name="ro1">
          <table:table-cell table:formula="of:=[$'Admin ALL'.A491] &amp; [$'Admin ALL'.K491]">
            <text:p/>
          </table:table-cell>
          <table:table-cell table:number-columns-repeated="1023"/>
        </table:table-row>
        <table:table-row table:style-name="ro1">
          <table:table-cell table:formula="of:=[$'Admin ALL'.A492] &amp; [$'Admin ALL'.K492]">
            <text:p/>
          </table:table-cell>
          <table:table-cell table:number-columns-repeated="1023"/>
        </table:table-row>
        <table:table-row table:style-name="ro1">
          <table:table-cell table:formula="of:=[$'Admin ALL'.A493] &amp; [$'Admin ALL'.K493]">
            <text:p/>
          </table:table-cell>
          <table:table-cell table:number-columns-repeated="1023"/>
        </table:table-row>
        <table:table-row table:style-name="ro1">
          <table:table-cell table:formula="of:=[$'Admin ALL'.A494] &amp; [$'Admin ALL'.K494]">
            <text:p/>
          </table:table-cell>
          <table:table-cell table:number-columns-repeated="1023"/>
        </table:table-row>
        <table:table-row table:style-name="ro1">
          <table:table-cell table:formula="of:=[$'Admin ALL'.A495] &amp; [$'Admin ALL'.K495]">
            <text:p/>
          </table:table-cell>
          <table:table-cell table:number-columns-repeated="1023"/>
        </table:table-row>
        <table:table-row table:style-name="ro1">
          <table:table-cell table:formula="of:=[$'Admin ALL'.A496] &amp; [$'Admin ALL'.K496]">
            <text:p/>
          </table:table-cell>
          <table:table-cell table:number-columns-repeated="1023"/>
        </table:table-row>
        <table:table-row table:style-name="ro1">
          <table:table-cell table:formula="of:=[$'Admin ALL'.A497] &amp; [$'Admin ALL'.K497]">
            <text:p/>
          </table:table-cell>
          <table:table-cell table:number-columns-repeated="1023"/>
        </table:table-row>
        <table:table-row table:style-name="ro1">
          <table:table-cell table:formula="of:=[$'Admin ALL'.A498] &amp; [$'Admin ALL'.K498]">
            <text:p/>
          </table:table-cell>
          <table:table-cell table:number-columns-repeated="1023"/>
        </table:table-row>
        <table:table-row table:style-name="ro1">
          <table:table-cell table:formula="of:=[$'Admin ALL'.A499] &amp; [$'Admin ALL'.K499]">
            <text:p/>
          </table:table-cell>
          <table:table-cell table:number-columns-repeated="1023"/>
        </table:table-row>
        <table:table-row table:style-name="ro1">
          <table:table-cell table:formula="of:=[$'Admin ALL'.A500] &amp; [$'Admin ALL'.K500]">
            <text:p/>
          </table:table-cell>
          <table:table-cell table:number-columns-repeated="1023"/>
        </table:table-row>
        <table:table-row table:style-name="ro1">
          <table:table-cell table:formula="of:=[$'Admin ALL'.A501] &amp; [$'Admin ALL'.K501]">
            <text:p/>
          </table:table-cell>
          <table:table-cell table:number-columns-repeated="1023"/>
        </table:table-row>
        <table:table-row table:style-name="ro1" table:number-rows-repeated="104807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Admin ALL'.A1:'Admin ALL'.K76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4">00.00.0000</text:date>, <text:time style:data-style-name="N2" text:time-value="20:32:14.54208537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13:58:50.580441293</meta:creation-date>
    <meta:generator>LibreOffice/6.0.1.1$Linux_X86_64 LibreOffice_project/00m0$Build-1</meta:generator>
    <dc:date>2021-02-14T20:25:04.519583266</dc:date>
    <meta:editing-duration>PT12H33M43S</meta:editing-duration>
    <meta:editing-cycles>119</meta:editing-cycles>
    <meta:document-statistic meta:table-count="12" meta:cell-count="7362" meta:object-count="0"/>
    <meta:user-defined meta:name="qrichtext">1</meta:user-defined>
  </office:meta>
</office:document-meta>
</file>